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text-properties officeooo:paragraph-rsid="0002ad14"/>
    </style:style>
    <style:style style:name="P4" style:family="paragraph" style:parent-style-name="Heading_20_2">
      <style:text-properties officeooo:paragraph-rsid="000458bb"/>
    </style:style>
    <style:style style:name="P5" style:family="paragraph" style:parent-style-name="Heading_20_2">
      <style:paragraph-properties fo:break-before="page"/>
      <style:text-properties officeooo:paragraph-rsid="000458bb"/>
    </style:style>
    <style:style style:name="P6" style:family="paragraph" style:parent-style-name="Heading_20_2">
      <style:text-properties officeooo:paragraph-rsid="00068576"/>
    </style:style>
    <style:style style:name="P7" style:family="paragraph" style:parent-style-name="Standard">
      <style:paragraph-properties fo:margin-left="0cm" fo:margin-right="0cm" fo:orphans="0" fo:widows="0" fo:text-indent="0.635cm" style:auto-text-indent="false"/>
    </style:style>
    <style:style style:name="P8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orphans="0" fo:widows="0" fo:break-before="page"/>
    </style:style>
    <style:style style:name="P11" style:family="paragraph" style:parent-style-name="Standard">
      <style:paragraph-properties fo:orphans="0" fo:widows="0" fo:break-before="page">
        <style:tab-stops>
          <style:tab-stop style:position="5.3cm"/>
        </style:tab-stops>
      </style:paragraph-properties>
    </style:style>
    <style:style style:name="P1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831cm"/>
          <style:tab-stop style:position="2.902cm" style:leader-style="solid" style:leader-text="-"/>
          <style:tab-stop style:position="3.17cm" style:leader-style="solid" style:leader-text="-"/>
          <style:tab-stop style:position="4.639cm"/>
          <style:tab-stop style:position="5.373cm"/>
          <style:tab-stop style:position="6.712cm"/>
        </style:tab-stops>
      </style:paragraph-properties>
    </style:style>
    <style:style style:name="P13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4" style:family="paragraph" style:parent-style-name="Standard">
      <style:paragraph-properties fo:margin-left="0.635cm" fo:margin-right="0cm" fo:orphans="0" fo:widows="0" fo:text-indent="-0.635cm" style:auto-text-indent="false" fo:break-before="page"/>
    </style:style>
    <style:style style:name="P15" style:family="paragraph" style:parent-style-name="Standard">
      <style:paragraph-properties fo:orphans="0" fo:widows="0" fo:break-before="page">
        <style:tab-stops>
          <style:tab-stop style:position="7.105cm"/>
        </style:tab-stops>
      </style:paragraph-properties>
    </style:style>
    <style:style style:name="P16" style:family="paragraph" style:parent-style-name="Standard">
      <style:paragraph-properties fo:orphans="0" fo:widows="0">
        <style:tab-stops>
          <style:tab-stop style:position="3.687cm"/>
          <style:tab-stop style:position="4.662cm"/>
          <style:tab-stop style:position="6.941cm"/>
        </style:tab-stops>
      </style:paragraph-properties>
    </style:style>
    <style:style style:name="P17" style:family="paragraph" style:parent-style-name="Standard">
      <style:paragraph-properties fo:orphans="0" fo:widows="0" fo:break-before="page">
        <style:tab-stops>
          <style:tab-stop style:position="5.629cm"/>
          <style:tab-stop style:position="6.81cm"/>
        </style:tab-stops>
      </style:paragraph-properties>
    </style:style>
    <style:style style:name="P18" style:family="paragraph" style:parent-style-name="Standard">
      <style:paragraph-properties fo:orphans="0" fo:widows="0" fo:break-before="page">
        <style:tab-stops>
          <style:tab-stop style:position="6.749cm"/>
        </style:tab-stops>
      </style:paragraph-properties>
    </style:style>
    <style:style style:name="P19" style:family="paragraph" style:parent-style-name="Standard">
      <style:paragraph-properties fo:orphans="0" fo:widows="0" fo:break-before="page">
        <style:tab-stops>
          <style:tab-stop style:position="6.35cm"/>
        </style:tab-stops>
      </style:paragraph-properties>
    </style:style>
    <style:style style:name="P20" style:family="paragraph" style:parent-style-name="Standard">
      <style:paragraph-properties fo:orphans="0" fo:widows="0" fo:break-before="page">
        <style:tab-stops>
          <style:tab-stop style:position="1.723cm"/>
          <style:tab-stop style:position="4.517cm"/>
          <style:tab-stop style:position="4.978cm"/>
          <style:tab-stop style:position="5.341cm"/>
          <style:tab-stop style:position="6.198cm"/>
          <style:tab-stop style:position="6.872cm"/>
        </style:tab-stops>
      </style:paragraph-properties>
    </style:style>
    <style:style style:name="P21" style:family="paragraph" style:parent-style-name="Standard">
      <style:paragraph-properties fo:orphans="0" fo:widows="0" fo:break-before="page">
        <style:tab-stops>
          <style:tab-stop style:position="4.284cm"/>
          <style:tab-stop style:position="4.949cm"/>
          <style:tab-stop style:position="6.452cm"/>
        </style:tab-stops>
      </style:paragraph-properties>
    </style:style>
    <style:style style:name="P22" style:family="paragraph" style:parent-style-name="Standard">
      <style:paragraph-properties fo:orphans="0" fo:widows="0" fo:break-before="page">
        <style:tab-stops>
          <style:tab-stop style:position="3.988cm"/>
          <style:tab-stop style:position="4.717cm"/>
        </style:tab-stops>
      </style:paragraph-properties>
    </style:style>
    <style:style style:name="P23" style:family="paragraph" style:parent-style-name="Standard">
      <style:paragraph-properties fo:orphans="0" fo:widows="0" fo:break-before="page">
        <style:tab-stops>
          <style:tab-stop style:position="6.618cm"/>
        </style:tab-stops>
      </style:paragraph-properties>
    </style:style>
    <style:style style:name="P2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93cm"/>
        </style:tab-stops>
      </style:paragraph-properties>
      <style:text-properties officeooo:paragraph-rsid="0002ad14"/>
    </style:style>
    <style:style style:name="P2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71cm"/>
        </style:tab-stops>
      </style:paragraph-properties>
    </style:style>
    <style:style style:name="P26" style:family="paragraph" style:parent-style-name="Standard">
      <style:paragraph-properties fo:orphans="0" fo:widows="0" fo:break-before="page">
        <style:tab-stops>
          <style:tab-stop style:position="7.167cm"/>
        </style:tab-stops>
      </style:paragraph-properties>
    </style:style>
    <style:style style:name="P27" style:family="paragraph" style:parent-style-name="Standard">
      <style:paragraph-properties fo:orphans="0" fo:widows="0" fo:break-before="page">
        <style:tab-stops>
          <style:tab-stop style:position="7.271cm"/>
        </style:tab-stops>
      </style:paragraph-properties>
    </style:style>
    <style:style style:name="P28" style:family="paragraph" style:parent-style-name="Standard">
      <style:paragraph-properties fo:orphans="0" fo:widows="0">
        <style:tab-stops>
          <style:tab-stop style:position="7.179cm" style:type="right"/>
        </style:tab-stops>
      </style:paragraph-properties>
    </style:style>
    <style:style style:name="P29" style:family="paragraph" style:parent-style-name="Standard">
      <style:paragraph-properties fo:orphans="0" fo:widows="0">
        <style:tab-stops>
          <style:tab-stop style:position="6.659cm"/>
        </style:tab-stops>
      </style:paragraph-properties>
    </style:style>
    <style:style style:name="P3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944cm"/>
          <style:tab-stop style:position="6.879cm"/>
        </style:tab-stops>
      </style:paragraph-properties>
    </style:style>
    <style:style style:name="P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467cm" style:type="right"/>
        </style:tab-stops>
      </style:paragraph-properties>
    </style:style>
    <style:style style:name="P32" style:family="paragraph" style:parent-style-name="Standard">
      <style:paragraph-properties fo:orphans="0" fo:widows="0">
        <style:tab-stops>
          <style:tab-stop style:position="7.467cm" style:type="right"/>
        </style:tab-stops>
      </style:paragraph-properties>
    </style:style>
    <style:style style:name="P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75cm"/>
        </style:tab-stops>
      </style:paragraph-properties>
    </style:style>
    <style:style style:name="P3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58cm"/>
          <style:tab-stop style:position="6.879cm"/>
        </style:tab-stops>
      </style:paragraph-properties>
    </style:style>
    <style:style style:name="P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944cm"/>
          <style:tab-stop style:position="6.475cm"/>
        </style:tab-stops>
      </style:paragraph-properties>
    </style:style>
    <style:style style:name="P36" style:family="paragraph" style:parent-style-name="Standard">
      <style:paragraph-properties fo:orphans="0" fo:widows="0" fo:break-before="page">
        <style:tab-stops>
          <style:tab-stop style:position="6.666cm"/>
        </style:tab-stops>
      </style:paragraph-properties>
    </style:style>
    <style:style style:name="P37" style:family="paragraph" style:parent-style-name="Standard">
      <style:paragraph-properties fo:orphans="0" fo:widows="0">
        <style:tab-stops>
          <style:tab-stop style:position="6.666cm"/>
        </style:tab-stops>
      </style:paragraph-properties>
    </style:style>
    <style:style style:name="P38" style:family="paragraph" style:parent-style-name="Standard">
      <style:paragraph-properties fo:orphans="0" fo:widows="0">
        <style:tab-stops>
          <style:tab-stop style:position="3.542cm"/>
          <style:tab-stop style:position="4.572cm"/>
          <style:tab-stop style:position="6.666cm"/>
        </style:tab-stops>
      </style:paragraph-properties>
    </style:style>
    <style:style style:name="P39" style:family="paragraph" style:parent-style-name="Standard">
      <style:paragraph-properties fo:orphans="0" fo:widows="0" fo:break-before="page">
        <style:tab-stops>
          <style:tab-stop style:position="4.847cm"/>
          <style:tab-stop style:position="6.563cm"/>
        </style:tab-stops>
      </style:paragraph-properties>
    </style:style>
    <style:style style:name="P40" style:family="paragraph" style:parent-style-name="Standard">
      <style:paragraph-properties fo:orphans="0" fo:widows="0">
        <style:tab-stops>
          <style:tab-stop style:position="6.563cm"/>
        </style:tab-stops>
      </style:paragraph-properties>
    </style:style>
    <style:style style:name="P4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69cm"/>
        </style:tab-stops>
      </style:paragraph-properties>
      <style:text-properties officeooo:paragraph-rsid="0002ad14"/>
    </style:style>
    <style:style style:name="P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29cm"/>
        </style:tab-stops>
      </style:paragraph-properties>
    </style:style>
    <style:style style:name="P43" style:family="paragraph" style:parent-style-name="Standard">
      <style:paragraph-properties fo:orphans="0" fo:widows="0" fo:break-before="page">
        <style:tab-stops>
          <style:tab-stop style:position="2.122cm"/>
          <style:tab-stop style:position="2.554cm"/>
          <style:tab-stop style:position="3.59cm"/>
          <style:tab-stop style:position="4.805cm"/>
        </style:tab-stops>
      </style:paragraph-properties>
    </style:style>
    <style:style style:name="P44" style:family="paragraph" style:parent-style-name="Standard">
      <style:paragraph-properties fo:orphans="0" fo:widows="0" fo:break-before="page">
        <style:tab-stops>
          <style:tab-stop style:position="1.49cm"/>
          <style:tab-stop style:position="1.662cm"/>
          <style:tab-stop style:position="3.44cm"/>
          <style:tab-stop style:position="4.743cm"/>
          <style:tab-stop style:position="5.602cm"/>
          <style:tab-stop style:position="5.863cm"/>
          <style:tab-stop style:position="6.953cm"/>
        </style:tab-stops>
      </style:paragraph-properties>
    </style:style>
    <style:style style:name="P45" style:family="paragraph" style:parent-style-name="Standard">
      <style:paragraph-properties fo:orphans="0" fo:widows="0" fo:break-before="page">
        <style:tab-stops>
          <style:tab-stop style:position="4.935cm"/>
        </style:tab-stops>
      </style:paragraph-properties>
    </style:style>
    <style:style style:name="P46" style:family="paragraph" style:parent-style-name="Standard">
      <style:paragraph-properties fo:orphans="0" fo:widows="0">
        <style:tab-stops>
          <style:tab-stop style:position="6.357cm"/>
        </style:tab-stops>
      </style:paragraph-properties>
    </style:style>
    <style:style style:name="P47" style:family="paragraph" style:parent-style-name="Standard">
      <style:paragraph-properties fo:orphans="0" fo:widows="0" fo:break-before="page">
        <style:tab-stops>
          <style:tab-stop style:position="2.889cm"/>
          <style:tab-stop style:position="3.487cm"/>
          <style:tab-stop style:position="6.886cm"/>
        </style:tab-stops>
      </style:paragraph-properties>
    </style:style>
    <style:style style:name="P48" style:family="paragraph" style:parent-style-name="Standard">
      <style:paragraph-properties fo:orphans="0" fo:widows="0" fo:break-before="page">
        <style:tab-stops>
          <style:tab-stop style:position="4.413cm"/>
        </style:tab-stops>
      </style:paragraph-properties>
    </style:style>
    <style:style style:name="P49" style:family="paragraph" style:parent-style-name="Standard">
      <style:paragraph-properties fo:orphans="0" fo:widows="0" fo:break-before="page">
        <style:tab-stops>
          <style:tab-stop style:position="5.965cm"/>
        </style:tab-stops>
      </style:paragraph-properties>
    </style:style>
    <style:style style:name="P50" style:family="paragraph" style:parent-style-name="Standard">
      <style:paragraph-properties fo:orphans="0" fo:widows="0" fo:break-before="page">
        <style:tab-stops>
          <style:tab-stop style:position="4.881cm"/>
          <style:tab-stop style:position="5.828cm"/>
          <style:tab-stop style:position="6.967cm"/>
        </style:tab-stops>
      </style:paragraph-properties>
    </style:style>
    <style:style style:name="P51" style:family="paragraph" style:parent-style-name="Standard">
      <style:paragraph-properties fo:orphans="0" fo:widows="0" fo:break-before="page">
        <style:tab-stops>
          <style:tab-stop style:position="4.284cm"/>
          <style:tab-stop style:position="6.405cm"/>
        </style:tab-stops>
      </style:paragraph-properties>
    </style:style>
    <style:style style:name="P52" style:family="paragraph" style:parent-style-name="Standard">
      <style:paragraph-properties fo:orphans="0" fo:widows="0" fo:break-before="page">
        <style:tab-stops>
          <style:tab-stop style:position="6.062cm"/>
        </style:tab-stops>
      </style:paragraph-properties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59cm" style:leader-style="solid" style:leader-text="-"/>
        </style:tab-stops>
      </style:paragraph-properties>
    </style:style>
    <style:style style:name="P54" style:family="paragraph" style:parent-style-name="Standard">
      <style:paragraph-properties fo:orphans="0" fo:widows="0" fo:break-before="page">
        <style:tab-stops>
          <style:tab-stop style:position="6.248cm"/>
        </style:tab-stops>
      </style:paragraph-properties>
    </style:style>
    <style:style style:name="P55" style:family="paragraph" style:parent-style-name="Standard">
      <style:paragraph-properties fo:orphans="0" fo:widows="0" fo:break-before="page">
        <style:tab-stops>
          <style:tab-stop style:position="0.776cm"/>
          <style:tab-stop style:position="2.245cm"/>
          <style:tab-stop style:position="6.583cm"/>
        </style:tab-stops>
      </style:paragraph-properties>
    </style:style>
    <style:style style:name="P56" style:family="paragraph" style:parent-style-name="Standard">
      <style:paragraph-properties fo:orphans="0" fo:widows="0" fo:break-before="page">
        <style:tab-stops>
          <style:tab-stop style:position="4.909cm" style:leader-style="dotted" style:leader-text="."/>
        </style:tab-stops>
      </style:paragraph-properties>
    </style:style>
    <style:style style:name="P57" style:family="paragraph" style:parent-style-name="Standard">
      <style:paragraph-properties fo:orphans="0" fo:widows="0" fo:break-before="page">
        <style:tab-stops>
          <style:tab-stop style:position="5.883cm"/>
        </style:tab-stops>
      </style:paragraph-properties>
    </style:style>
    <style:style style:name="P5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292cm"/>
          <style:tab-stop style:position="6.886cm"/>
        </style:tab-stops>
      </style:paragraph-properties>
    </style:style>
    <style:style style:name="P5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93cm"/>
          <style:tab-stop style:position="6.193cm"/>
          <style:tab-stop style:position="6.701cm"/>
        </style:tab-stops>
      </style:paragraph-properties>
    </style:style>
    <style:style style:name="P60" style:family="paragraph" style:parent-style-name="Standard">
      <style:paragraph-properties fo:orphans="0" fo:widows="0" fo:break-before="page">
        <style:tab-stops>
          <style:tab-stop style:position="5.251cm"/>
          <style:tab-stop style:position="5.965cm"/>
          <style:tab-stop style:position="6.542cm"/>
        </style:tab-stops>
      </style:paragraph-properties>
    </style:style>
    <style:style style:name="P61" style:family="paragraph" style:parent-style-name="Standard">
      <style:paragraph-properties fo:orphans="0" fo:widows="0" fo:break-before="page">
        <style:tab-stops>
          <style:tab-stop style:position="4.634cm"/>
          <style:tab-stop style:position="5.835cm"/>
        </style:tab-stops>
      </style:paragraph-properties>
    </style:style>
    <style:style style:name="P62" style:family="paragraph" style:parent-style-name="Standard">
      <style:paragraph-properties fo:orphans="0" fo:widows="0" fo:break-before="page">
        <style:tab-stops>
          <style:tab-stop style:position="7.16cm"/>
        </style:tab-stops>
      </style:paragraph-properties>
    </style:style>
    <style:style style:name="P63" style:family="paragraph" style:parent-style-name="Standard">
      <style:paragraph-properties fo:orphans="0" fo:widows="0" fo:break-before="page">
        <style:tab-stops>
          <style:tab-stop style:position="1.757cm" style:leader-style="dotted" style:leader-text="."/>
          <style:tab-stop style:position="3.651cm" style:leader-style="dotted" style:leader-text="."/>
          <style:tab-stop style:position="6.996cm"/>
        </style:tab-stops>
      </style:paragraph-properties>
    </style:style>
    <style:style style:name="P64" style:family="paragraph" style:parent-style-name="Standard">
      <style:paragraph-properties fo:orphans="0" fo:widows="0" fo:break-before="page">
        <style:tab-stops>
          <style:tab-stop style:position="6.81cm"/>
        </style:tab-stops>
      </style:paragraph-properties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1cm"/>
        </style:tab-stops>
      </style:paragraph-properties>
      <style:text-properties officeooo:paragraph-rsid="00068576"/>
    </style:style>
    <style:style style:name="P66" style:family="paragraph" style:parent-style-name="Standard">
      <style:paragraph-properties fo:orphans="0" fo:widows="0" fo:break-before="page">
        <style:tab-stops>
          <style:tab-stop style:position="5.424cm"/>
        </style:tab-stops>
      </style:paragraph-properties>
    </style:style>
    <style:style style:name="P67" style:family="paragraph" style:parent-style-name="Standard">
      <style:paragraph-properties fo:orphans="0" fo:widows="0" fo:break-before="page">
        <style:tab-stops>
          <style:tab-stop style:position="3.096cm"/>
        </style:tab-stops>
      </style:paragraph-properties>
    </style:style>
    <style:style style:name="P68" style:family="paragraph" style:parent-style-name="Standard">
      <style:paragraph-properties fo:orphans="0" fo:widows="0" fo:break-before="page">
        <style:tab-stops>
          <style:tab-stop style:position="2.217cm"/>
          <style:tab-stop style:position="6.666cm"/>
          <style:tab-stop style:position="7.105cm"/>
        </style:tab-stops>
      </style:paragraph-properties>
    </style:style>
    <style:style style:name="P69" style:family="paragraph" style:parent-style-name="Standard">
      <style:paragraph-properties fo:orphans="0" fo:widows="0" fo:break-before="page">
        <style:tab-stops>
          <style:tab-stop style:position="6.673cm"/>
        </style:tab-stops>
      </style:paragraph-properties>
    </style:style>
    <style:style style:name="P70" style:family="paragraph" style:parent-style-name="Standard">
      <style:paragraph-properties fo:orphans="0" fo:widows="0" fo:break-before="page">
        <style:tab-stops>
          <style:tab-stop style:position="1.476cm"/>
          <style:tab-stop style:position="2.478cm"/>
          <style:tab-stop style:position="3.831cm"/>
          <style:tab-stop style:position="5.636cm"/>
        </style:tab-stops>
      </style:paragraph-properties>
    </style:style>
    <style:style style:name="P71" style:family="paragraph" style:parent-style-name="Standard">
      <style:paragraph-properties fo:orphans="0" fo:widows="0" fo:break-before="page">
        <style:tab-stops>
          <style:tab-stop style:position="6.013cm"/>
        </style:tab-stops>
      </style:paragraph-properties>
    </style:style>
    <style:style style:name="P72" style:family="paragraph" style:parent-style-name="Standard">
      <style:paragraph-properties fo:orphans="0" fo:widows="0" fo:break-before="page">
        <style:tab-stops>
          <style:tab-stop style:position="3.082cm"/>
        </style:tab-stops>
      </style:paragraph-properties>
    </style:style>
    <style:style style:name="P73" style:family="paragraph" style:parent-style-name="Standard">
      <style:paragraph-properties fo:orphans="0" fo:widows="0" fo:break-before="page">
        <style:tab-stops>
          <style:tab-stop style:position="5.087cm"/>
        </style:tab-stops>
      </style:paragraph-properties>
    </style:style>
    <style:style style:name="P74" style:family="paragraph" style:parent-style-name="Standard">
      <style:paragraph-properties fo:orphans="0" fo:widows="0" fo:break-before="page">
        <style:tab-stops>
          <style:tab-stop style:position="4.964cm"/>
        </style:tab-stops>
      </style:paragraph-properties>
    </style:style>
    <style:style style:name="P7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4cm"/>
        </style:tab-stops>
      </style:paragraph-properties>
    </style:style>
    <style:style style:name="P76" style:family="paragraph" style:parent-style-name="Standard">
      <style:paragraph-properties fo:orphans="0" fo:widows="0" fo:break-before="page">
        <style:tab-stops>
          <style:tab-stop style:position="2.623cm"/>
          <style:tab-stop style:position="4.681cm"/>
          <style:tab-stop style:position="6.768cm"/>
        </style:tab-stops>
      </style:paragraph-properties>
    </style:style>
    <style:style style:name="P77" style:family="paragraph" style:parent-style-name="Standard">
      <style:paragraph-properties fo:orphans="0" fo:widows="0" fo:break-before="page">
        <style:tab-stops>
          <style:tab-stop style:position="4.202cm"/>
          <style:tab-stop style:position="6.638cm"/>
        </style:tab-stops>
      </style:paragraph-properties>
    </style:style>
    <style:style style:name="P78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02ad14"/>
    </style:style>
    <style:style style:name="P79" style:family="paragraph" style:parent-style-name="Standard">
      <style:paragraph-properties fo:orphans="0" fo:widows="0" fo:break-before="page"/>
      <style:text-properties officeooo:paragraph-rsid="0002ad14"/>
    </style:style>
    <style:style style:name="P80" style:family="paragraph" style:parent-style-name="Standard">
      <style:paragraph-properties fo:orphans="0" fo:widows="0"/>
      <style:text-properties officeooo:paragraph-rsid="0002ad14"/>
    </style:style>
    <style:style style:name="P81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036348"/>
    </style:style>
    <style:style style:name="P82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0458bb"/>
    </style:style>
    <style:style style:name="P83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068576"/>
    </style:style>
    <style:style style:name="P84" style:family="paragraph" style:parent-style-name="Standard">
      <style:paragraph-properties fo:orphans="0" fo:widows="0"/>
      <style:text-properties officeooo:paragraph-rsid="00068576"/>
    </style:style>
    <style:style style:name="P85" style:family="paragraph" style:parent-style-name="Standard">
      <style:paragraph-properties fo:margin-left="0.635cm" fo:margin-right="0cm" fo:orphans="0" fo:widows="0" fo:text-indent="-0.635cm" style:auto-text-indent="false"/>
      <style:text-properties officeooo:paragraph-rsid="00068576"/>
    </style:style>
    <style:style style:name="T1" style:family="text">
      <style:text-properties fo:font-variant="normal" fo:text-transform="none" fo:color="#1c1c1c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1c1c1c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1c1c1c" loext:opacity="100%" fo:font-style="normal" style:text-underline-style="none" fo:font-weight="normal" officeooo:rsid="000458bb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1c1c1c" loext:opacity="100%" fo:font-style="normal" style:text-underline-style="none" fo:font-weight="normal" officeooo:rsid="00068576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c1c1c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c1c1c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1c1c1c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1c1c1c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c1c1c" loext:opacity="100%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1c1c1c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1c1c1c" loext:opacity="10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1c1c1c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3" style:family="text">
      <style:text-properties fo:font-variant="normal" fo:text-transform="none" fo:color="#1c1c1c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4" style:family="text">
      <style:text-properties fo:font-variant="normal" fo:text-transform="none" fo:color="#1c1c1c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5" style:family="text">
      <style:text-properties fo:font-variant="normal" fo:text-transform="none" fo:color="#1c1c1c" loext:opacity="100%" fo:language="en" fo:country="US" fo:font-style="italic" style:text-underline-style="none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16" style:family="text">
      <style:text-properties fo:font-variant="normal" fo:text-transform="none" fo:color="#1c1c1c" loext:opacity="100%" style:font-name="Microsoft Sans Serif" fo:font-size="12pt" fo:letter-spacing="normal" style:rfc-language-tag="la-001" fo:language="la" fo:font-style="normal" style:text-underline-style="none" fo:font-weight="normal" officeooo:rsid="00036348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7" style:family="text">
      <style:text-properties fo:font-variant="normal" fo:text-transform="none" fo:color="#1c1c1c" loext:opacity="100%" style:font-name="Microsoft Sans Serif" fo:font-size="12pt" fo:letter-spacing="normal" style:rfc-language-tag="la-001" fo:language="la" fo:font-style="normal" style:text-underline-style="none" fo:font-weight="normal" officeooo:rsid="000458bb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8" style:family="text">
      <style:text-properties fo:font-variant="normal" fo:text-transform="none" fo:color="#1c1c1c" loext:opacity="100%" style:font-name="Microsoft Sans Serif" fo:font-size="12pt" fo:letter-spacing="normal" style:rfc-language-tag="la-001" fo:language="la" fo:font-style="normal" style:text-underline-style="none" fo:font-weight="normal" officeooo:rsid="00068576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9" style:family="text">
      <style:text-properties fo:font-variant="normal" fo:text-transform="none" fo:color="#1c1c1c" loext:opacity="100%" style:font-name="Microsoft Sans Serif" fo:font-size="12pt" fo:letter-spacing="normal" fo:language="el" fo:country="GR" fo:font-style="normal" style:text-underline-style="none" fo:font-weight="normal" officeooo:rsid="00036348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20" style:family="text">
      <style:text-properties fo:font-variant="normal" fo:text-transform="none" fo:color="#1c1c1c" loext:opacity="100%" style:font-name="Microsoft Sans Serif" fo:font-size="12pt" fo:letter-spacing="normal" fo:language="el" fo:country="GR" fo:font-style="normal" style:text-underline-style="none" fo:font-weight="normal" officeooo:rsid="000458bb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21" style:family="text">
      <style:text-properties fo:font-variant="normal" fo:text-transform="none" fo:color="#1c1c1c" loext:opacity="100%" style:font-name="Liberation Sans" fo:font-size="16.1000003814697pt" fo:letter-spacing="normal" style:rfc-language-tag="la-001" fo:language="la" fo:font-style="normal" style:text-underline-style="none" fo:font-weight="normal" officeooo:rsid="00036348" fo:background-color="transparent" loext:char-shading-value="0" style:font-name-asian="Noto Sans CJK SC" style:font-size-asian="16.1000003814697pt" style:rfc-language-tag-asian="la-001" style:language-asian="la" style:font-style-asian="normal" style:font-weight-asian="normal" style:font-name-complex="Lohit Devanagari" style:font-size-complex="16.1000003814697pt" style:rfc-language-tag-complex="la-001" style:language-complex="la" style:font-style-complex="normal" style:font-weight-complex="normal" style:text-scale="100%"/>
    </style:style>
    <style:style style:name="T22" style:family="text">
      <style:text-properties fo:font-variant="normal" fo:text-transform="none" fo:color="#1c1c1c" loext:opacity="100%" style:font-name="Liberation Sans" fo:font-size="16.1000003814697pt" fo:letter-spacing="normal" style:rfc-language-tag="la-001" fo:language="la" fo:font-style="normal" style:text-underline-style="none" fo:font-weight="normal" officeooo:rsid="000458bb" fo:background-color="transparent" loext:char-shading-value="0" style:font-name-asian="Noto Sans CJK SC" style:font-size-asian="16.1000003814697pt" style:rfc-language-tag-asian="la-001" style:language-asian="la" style:font-style-asian="normal" style:font-weight-asian="normal" style:font-name-complex="Lohit Devanagari" style:font-size-complex="16.1000003814697pt" style:rfc-language-tag-complex="la-001" style:language-complex="la" style:font-style-complex="normal" style:font-weight-complex="normal" style:text-scale="100%"/>
    </style:style>
    <style:style style:name="T23" style:family="text">
      <style:text-properties fo:font-variant="normal" fo:text-transform="none" fo:color="#1c1c1c" loext:opacity="100%" style:font-name="Liberation Sans" fo:font-size="16.1000003814697pt" fo:letter-spacing="normal" style:rfc-language-tag="la-001" fo:language="la" fo:font-style="normal" style:text-underline-style="none" fo:font-weight="normal" officeooo:rsid="00068576" fo:background-color="transparent" loext:char-shading-value="0" style:font-name-asian="Noto Sans CJK SC" style:font-size-asian="16.1000003814697pt" style:rfc-language-tag-asian="la-001" style:language-asian="la" style:font-style-asian="normal" style:font-weight-asian="normal" style:font-name-complex="Lohit Devanagari" style:font-size-complex="16.1000003814697pt" style:rfc-language-tag-complex="la-001" style:language-complex="la" style:font-style-complex="normal" style:font-weight-complex="normal" style:text-scale="100%"/>
    </style:style>
    <style:style style:name="T24" style:family="text">
      <style:text-properties fo:font-variant="normal" fo:text-transform="none" fo:color="#333333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333333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333333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333333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333333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9" style:family="text">
      <style:text-properties fo:font-variant="normal" fo:text-transform="none" fo:color="#61616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616161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1" style:family="text">
      <style:text-properties fo:font-variant="normal" fo:text-transform="none" fo:color="#61616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variant="normal" fo:text-transform="none" fo:color="#616161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616161" loext:opacity="100%" style:text-position="sub 58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4" style:family="text">
      <style:text-properties fo:font-variant="normal" fo:text-transform="none" fo:color="#484848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484848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484848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484848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484848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9" style:family="text">
      <style:text-properties fo:font-variant="normal" fo:text-transform="none" fo:color="#484848" loext:opacity="100%" style:font-name="Microsoft Sans Serif" fo:font-size="12pt" fo:letter-spacing="normal" style:rfc-language-tag="la-001" fo:language="la" fo:font-style="normal" style:text-underline-style="none" fo:font-weight="normal" officeooo:rsid="00068576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40" style:family="text">
      <style:text-properties fo:font-variant="normal" fo:text-transform="none" fo:color="#6f6f6f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6f6f6f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6f6f6f" loext:opacity="100%" fo:language="el" fo:country="GR" fo:font-style="normal" style:text-underline-style="none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43" style:family="text">
      <style:text-properties fo:font-variant="normal" fo:text-transform="none" fo:color="#6f6f6f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4" style:family="text">
      <style:text-properties fo:font-variant="normal" fo:text-transform="none" fo:color="#6f6f6f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6f6f6f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font-style="normal" style:text-underline-style="none" fo:font-weight="bold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898989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898989" loext:opacity="100%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53" style:family="text">
      <style:text-properties fo:font-variant="normal" fo:text-transform="none" fo:color="#898989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55" style:family="text">
      <style:text-properties fo:font-variant="normal" fo:text-transform="none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000000" loext:opacity="100%" style:font-name="Microsoft Sans Serif" fo:font-size="12pt" fo:letter-spacing="normal" style:rfc-language-tag="la-001" fo:language="la" fo:font-style="normal" style:text-underline-style="none" fo:font-weight="bold" officeooo:rsid="000458bb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58" style:family="text">
      <style:text-properties fo:font-variant="small-caps" fo:color="#1c1c1c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font-variant="small-caps" fo:color="#1c1c1c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0" style:family="text">
      <style:text-properties fo:font-variant="small-caps" fo:color="#1c1c1c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fo:font-variant="small-caps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variant="small-caps" fo:color="#6f6f6f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3" style:family="text">
      <style:text-properties fo:font-variant="small-caps" fo:color="#6f6f6f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small-caps" fo:color="#484848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66" style:family="text">
      <style:text-properties officeooo:rsid="00036348"/>
    </style:style>
    <style:style style:name="T67" style:family="text">
      <style:text-properties officeooo:rsid="000458bb"/>
    </style:style>
    <style:style style:name="T68" style:family="text">
      <style:text-properties fo:color="#000000" loext:opacity="100%" style:font-name="Liberation Sans" fo:font-size="16.1000003814697pt" fo:letter-spacing="normal" style:rfc-language-tag="la-001" fo:language="la" fo:font-weight="bold" officeooo:rsid="000458bb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bookmark0"/>GALENI DE MORBORUM CAVSIS<text:line-break/>LIBER.<text:bookmark-end text:name="bookmark0"/></text:h>
      <text:h text:style-name="Heading_20_2" text:outline-level="2">Cap. I.</text:h>
      <text:p text:style-name="P78"><text:span text:style-name="T2">Quot et qni sint omnes morbi, </text:span><text:span text:style-name="T6">in genera</text:span><text:span text:style-name="T2"> et<text:line-break/>species divisi, tum simplices, tum compositi, allero libro decla-<text:line-break/>ratum est. Licuerit vero deinceps eorum singulorum causiis<text:line-break/>percurrere, a simplicibus et similaribus, quas appellant, anima-<text:line-break/>lis partibus ducto exordio, ad compositas et organicas emigra-<text:line-break/>bimus. Posteaquam igitur demonstratum est, ex eorum sen-<text:line-break/>tentia, qui substantiam ortui et interitui obnoxiam </text:span><text:span text:style-name="T6">in</text:span><text:span text:style-name="T2"> unum</text:span></text:p>
      <text:p text:style-name="P10"><text:span text:style-name="T2">coire alterari que-arbitrantur, omnem </text:span><text:span text:style-name="T5">simi</text:span><text:span text:style-name="T2">laris fimplicisque<text:line-break/>ad sensum corporis morbum vel intemperiem quandam esse,<text:line-break/>vel continuitatis ipsius partium divisionem; ex eorum vero<text:line-break/>placitis, qui parlesnon in unum coalescere, sed vacuum<text:line-break/>quoddam lu omni corporis concretione intextum putant,<text:line-break/>lucojnmoderationem et. sensilis unitatis solutionem: nuftc<text:line-break/>meatuum incommoderationem et sensilis unitatis solutio-<text:line-break/>nem : nunc exordiamur perpendere causas singulorum mor-<text:line-break/>borurn prioris sententiae, quam sane veram existere credi-<text:line-break/>dimus. Erant autem, arbitror, , quatuor morbi simplices<text:line-break/>et quatuor compositi; interdum calido solo vel frigido in-<text:line-break/>crementi ametriam consequuto; aut aliorum alterius opposi-<text:line-break/>tionis aliquo et humido et sicco; accidit quoquo 'norrnunquam<text:line-break/>ex quadam ipsorum </text:span><text:span text:style-name="T6">immoderatius</text:span><text:span text:style-name="T2"> auctorum conjugatione<text:line-break/>calidum simul et siccum, aut frigidum et siccum, aut calidum<text:line-break/>et humidum, aut frigidum et humidunr morbum esse.</text:span></text:p>
      <text:h text:style-name="Heading_20_2" text:outline-level="2">Cap. II.</text:h>
      <text:p text:style-name="P78"><text:span text:style-name="T2">Itaque quaenam sint procreationis cujus-<text:line-break/>que praedictorum morborum causae, jam speculemur, ex-<text:line-break/>ordro ducto ab intemperie caloris inconrmoderati morbo.</text:span></text:p>
      <text:p text:style-name="P10"><text:span text:style-name="T2">Apparet autem et lu aliis omnibus corporibus quae se ipsis<text:line-break/>calidiora fiunt, aut ex motu quodam aucto calore, aut ex<text:line-break/>putredine, aut ex alterius calidioris corporis vicinia, aut<text:line-break/>ex constipatione, aut ex idoneo alimento. Ex motu quidem<text:line-break/>tum lu iis, quae quoniodocunque exercitantur, tum lu lapi-<text:line-break/>dibus aut lignis quum mutuo attritu colliduntur j </text:span><text:span text:style-name="T6">et</text:span><text:span text:style-name="T2"> flamma<text:line-break/>quum ventilatur. Ex putredlue vero et aliorum corporum<text:line-break/>praescrtimque seminum vel stercorum, ego siquidem non-<text:line-break/>nunquam vidi columbarum fimum putrentem accensum.<text:line-break/>Caetermn quod quoque ex calidiorum corporum ricinia<text:line-break/>proxima concalescant, cuique patet, qui et balneas et so-<text:line-break/>lem aestivum et quancunque flammam lu memoriam revo-<text:line-break/>caverit. Ita quoque si hyeme lu ampla domo ignem accen-<text:line-break/>deris, atque ipsius spiramenta obturaveris, calorem intus<text:line-break/>accumulaveris; si vero aperta undecunque patere deseru-<text:line-break/>eris, nihil amplius habueris. Quamobrem et balueae et<text:line-break/>fornaces hac ipsa ratione suum lutus calorem accumulant;</text:span></text:p>
      <text:p text:style-name="P10"><text:span text:style-name="T2">unde .constat quomodo et constipatio nonuunquam caloris<text:line-break/>uberioris causa siti ld quoque palet e materia, quod ilipu-<text:line-break/>lae quidem aridae facile lu altum fl</text:span><text:span text:style-name="T5">ammam</text:span><text:span text:style-name="T2"> tollant, ligna<text:line-break/>autem virilia, et praesertim si plura super ipsam congesseris,<text:line-break/>diu quidem flammam gravant peneque suffocant’, sed de-<text:line-break/>mum adaugent. Quo pacto igitur in animalis corpore ea<text:line-break/>singula perficiuntur?. Quum quis immoderatius exercitatus<text:line-break/>in lassitudinem inciderit. Id autem est immoderatum calo-<text:line-break/>rem subire tum lu articusis tum muscusis naturali </text:span><text:span text:style-name="T6">temperie<text:line-break/></text:span><text:span text:style-name="T2">vehementiorem. Hae namque sunt partes quae primo mo-<text:line-break/>vent.. Quod si hic imrnoretur calor, isque solvatur, prius-<text:line-break/>quani universum animantis corpus invaserit, affectus ita<text:line-break/>procreatus lassitudo duntaxat fuerit. Si vero lu uuiverfum<text:line-break/>extensus sit corpus, febris morbus nominatur; quae universi<text:line-break/>animalis calor quidam immoderatus esu Sic et ira quae<text:line-break/>fervoi quidam est caloris cor obsidentis ob motum immode-<text:line-break/>ratum, qui per totum corpus nonnunquam diffusus febrem<text:line-break/>accenelit. Jam et quae putrescunt in animantis corpore, alia<text:line-break/>calorem quendam immoderatum his in partibus, iu quibus</text:span></text:p>
      <text:p text:style-name="P10"><text:span text:style-name="T2">putrent, efficiunt, quemadmodum erysipelata, </text:span><text:span text:style-name="T24">herpetes,<text:line-break/></text:span><text:span text:style-name="T2">carbuncusi, inflammationes et </text:span><text:span text:style-name="T24">phygethla, </text:span><text:span text:style-name="T2">alia autem ubi<text:line-break/>simul universum corpus calefecerint, febrem • </text:span><text:span text:style-name="T24">excitant.</text:span><text:span text:style-name="T29">...<text:line-break/></text:span><text:span text:style-name="T2">Quarnobrem tertia caloris immoderati causa , jam </text:span><text:span text:style-name="T24">ex </text:span><text:span text:style-name="T2">his </text:span><text:span text:style-name="T24">in-<text:line-break/></text:span><text:span text:style-name="T2">notescit, quonam modo animalibus oboriatur, et , ex iis<text:line-break/>quae exustiones appelluntur. Nam in bubonibus, </text:span><text:span text:style-name="T24">et </text:span><text:span text:style-name="T2">in-<text:line-break/>flammationibus et erysipelatis atque omnibus </text:span><text:span text:style-name="T24">adeo </text:span><text:span text:style-name="T2">calidis,<text:line-break/>morbis scmper contingens pars atque continua </text:span><text:span text:style-name="T24">ipsa qui</text:span><text:span text:style-name="T25">r<text:line-break/></text:span><text:span text:style-name="T2">dem primum calorem excipit, deinceps vero </text:span><text:span text:style-name="T24">et vicinae parti<text:line-break/></text:span><text:span text:style-name="T2">impertitur, </text:span><text:span text:style-name="T24">et </text:span><text:span text:style-name="T2">haec rursus sibi proximae/ atque, ita ad iusiti<text:line-break/>caloris principium ubi pervenerit intemperies, totum celec<text:line-break/>riter corpus principii percipit affectum. </text:span><text:span text:style-name="T24">.. </text:span><text:span text:style-name="T2">Diuturnae</text:span><text:span text:style-name="T24">. </text:span><text:span text:style-name="T2">quo-<text:line-break/>que morae in apricis locis nudorum quidem tutam est- ,<text:line-break/>quando cutem immoderate calefaciunt; </text:span><text:span text:style-name="T24">induturum vero </text:span><text:span text:style-name="T26">ve-<text:line-break/></text:span><text:span text:style-name="T2">stibus salum caput; atque haec exustio </text:span><text:span text:style-name="T24">appellatur; sed si<text:line-break/></text:span><text:span text:style-name="T2">per totum corpus diffundatur, ita febris accendetur. </text:span><text:span text:style-name="T24">Quar- ••<text:line-break/></text:span><text:span text:style-name="T2">tum vero causae genus insitum calorem • immoderate' </text:span><text:span text:style-name="T24">suc- ,<text:line-break/></text:span><text:span text:style-name="T2">cendentis </text:span><text:span text:style-name="T24">in </text:span><text:span text:style-name="T2">astrictionibus et: frigoribus fieri conspicitur..</text:span></text:p>
      <text:p text:style-name="P10"><text:span text:style-name="T2">Nam si quis immoderatius riguerit, aut in aqua aluminosa,<text:line-break/>aut cujusdam hujusmodi alterius facultatis participe nata- .<text:line-break/>verit, huic constipabitur densahiturque cutis, et spiramenta<text:line-break/>intus coercebuntur, haec autem, si fors tulerit, fuliginosa<text:line-break/>acervata.; febrem procreabunt. Quinta vero species ac-<text:line-break/>censi supra modum caloris sunt esculentorum acres er cali-<text:line-break/>dae qualitates, alliorum, porrorum, caeparum et id genus<text:line-break/>caeterorum omnium. Etenim et horum usus immoderatior<text:line-break/>febrem aliquando concitavit Enirnvero homines calidis<text:line-break/>potionibus veluti vini veteris et acris imbecillo corpori li-<text:line-break/>beralius propinati, et medicamentis acribus, amuletis </text:span><text:span text:style-name="T6">et<text:line-break/></text:span><text:span text:style-name="T2">venenis lu febres inciderunt. Cur igitur, inquiunt, non<text:line-break/>semper ob quancunque dictarum causarum febris succendi-<text:line-break/>tur ? Tum quod causae, esurientis impar sit quantitas; tum<text:line-break/>quod affectus, quem ipsa lutusit corpori, magnam lu majo-<text:line-break/>ris mluorisque ratione suscipiat differentiam; praeterea ani-<text:line-break/>mantium corpora plurimum alterum ab altero disserunt, ut<text:line-break/>facile,, aut aegre ab eo,, qni secundum naturam est, affectu</text:span></text:p>
      <text:p text:style-name="P10"><text:span text:style-name="T2">decedunt. Quemadmodum-igitur mluime ambigis, cur non<text:line-break/>omnis motus lassitudinem efficiat, sed </text:span><text:span text:style-name="T6">plane</text:span><text:span text:style-name="T2"> tibi dilucidum<text:line-break/>est, nisi iis tum. articulorum tum musculorum natura nia-<text:line-break/>jor ac potentior suerit, nunquam ipsos in lassitudinem pro-<text:line-break/>cidere, eadem ratione tibi animadvertendum est, 'affectum,<text:line-break/>qui inducit lassitudinem, nisi effatu dignam tum magnitudi-<text:line-break/>nem tum moram habuerit, universum corpus vitiare non<text:line-break/>posse. An exiguus motus lassitudinem moliri non potest,<text:line-break/>exigua, vero -lassitudo omnino febrem accendet? aut motus<text:line-break/>efficiendi facultatem in relatione adt aliquid habebit,- lassi-<text:line-break/>tudo non' habebit? Quod quidem athletarum corpora diu;<text:line-break/>turnos simulque vehementissimos motus nitra lassitudinem<text:line-break/>ferunt, nos vero privatos, si paulo vehementius praeter<text:line-break/>consuetudinem laboraverimus, quamprimum conqueri, om-<text:line-break/>nes id etiam- maxime imperiti ac rudes agnoscunt. . Pro-<text:line-break/>inde nihil mirum, si quis lassitudine: correptus haudquaquam<text:line-break/>febricitaverit. Aut enim levis fuit labor, • aut angustioris<text:line-break/>temporis, aut corporis viribus inserior;-aut si exercitatio</text:span></text:p>
      <text:p text:style-name="P10"><text:span text:style-name="T24">brevis </text:span><text:span text:style-name="T2">fuerit </text:span><text:span text:style-name="T24">et </text:span><text:span text:style-name="T2">remista atque imbecillior quam pro excrv<text:line-break/>cisati natura, non utique lassitudinem efficiet. </text:span><text:span text:style-name="T6">Lajsitudo<text:line-break/>vero, scbrem accendet, </text:span><text:span text:style-name="T26">' </text:span><text:span text:style-name="T6">etiamsi brevis at exigui temporis<text:line-break/>et affecti corporis robore levior sit.</text:span><text:span text:style-name="T2"> Id vero etiam lu igne<text:line-break/>omnium essicacrssimo xidere est, quod refrigeratos citra tem-<text:line-break/>pus et robur non calefaciat: redeuntes enim e frigore non-<text:line-break/>nunquam per maximam flammam manus citra molestiam<text:line-break/>ducnnus:. neque quancunqne. materiam illico accendit Nam<text:line-break/>aridae.stipulae primo.statim occursu accenduntur, ligna au-<text:line-break/>tem humida viridiaque </text:span><text:span text:style-name="T24">ut </text:span><text:span text:style-name="T2">accendantur, '• longo tempore<text:line-break/>vehementique flamma indigent. Quomodo igitur nihil ho- </text:span><text:span text:style-name="T24">.<text:line-break/></text:span><text:span text:style-name="T2">rumin igne admiratus, in lassitudine admiraris,- etsi magni-<text:line-break/>tudineindigeti, et tempore et corpore, quod facile queat ac-<text:line-break/>cendi? </text:span><text:span text:style-name="T24">aVerum </text:span><text:span text:style-name="T2">.latius suerit te </text:span><text:span text:style-name="T24">non </text:span><text:span text:style-name="T2">id </text:span><text:span text:style-name="T24">mirari,, </text:span><text:span text:style-name="T2">sed intueri<text:line-break/>quod, animalis </text:span><text:span text:style-name="T24">corpus natura </text:span><text:span text:style-name="T2">facile </text:span><text:span text:style-name="T24">quodque </text:span><text:span text:style-name="T2">difficile </text:span><text:span text:style-name="T24">cale-<text:line-break/></text:span><text:span text:style-name="T2">fieri </text:span><text:span text:style-name="T24">possit. Sed.idpossea </text:span><text:span text:style-name="T2">audieris;, </text:span><text:span text:style-name="T24">jurpraescntia autem<text:line-break/>nihil </text:span><text:span text:style-name="T2">mirabile tibi </text:span><text:span text:style-name="T24">videatur, </text:span><text:span text:style-name="T2">si quod </text:span><text:span text:style-name="T24">effecturum </text:span><text:span text:style-name="T2">est </text:span><text:span text:style-name="T24">quodli-</text:span></text:p>
      <text:p text:style-name="P10"><text:span text:style-name="T2">bet, id et tempus et magnitudinem postulet, praetereaquc<text:line-break/>ut sit ei proximum, quod ad patiendum esu Neque enim<text:line-break/>ignis, si haec desint, accendere, neque gladius secare, neque<text:line-break/>aliud quicquam efficacissimum aliquid agere potest in id<text:line-break/>quod ipso validius sit, nisi suppetat tempus notatu dignum.<text:line-break/>Neque enim lucernae flammam confertun perfundes oleo,<text:line-break/>nedum aqua, et gladio lapides incidere nequaquam lentave-<text:line-break/>ris, nedum adamantem, laborem autem, calorem, frigus<text:line-break/>et id genus caetera scrnper febrem accendere putabis, quam-<text:line-break/>vis exigua fuerint, quamvis pauco immorentur tempore, </text:span><text:span text:style-name="T34">’<text:line-break/></text:span><text:span text:style-name="T2">quamvis etiam universum corpus ad calorem suscipiendum<text:line-break/>sit, aut minime sit idoneum ? Quod enim jam calidum est,<text:line-break/>id ut immoderatius incalescat, peratius est, quemadmodum<text:line-break/>et quod frigidum, quo plus fatis refrigeretur. Quod vero<text:line-break/>e contrario sc habet, ineptum est. ltaque ita stupida et<text:line-break/>rudis est talia scrutantium controversia. </text:span><text:span text:style-name="T34">.; </text:span><text:span text:style-name="T2">Qui vero nihil<text:line-break/>dubitant, scd prompte proterveque enunciant nihil prae-<text:line-break/>dietoruin febrem excitare, eorum aut stupiditatis misereri</text:span></text:p>
      <text:p text:style-name="P10"><text:span text:style-name="T2">oportet, aut contentionem odisse. Ergo solutae sunt eo-<text:line-break/>rum captiones altero volumine, quod de evidentibus causis<text:line-break/>seorsum scriptum esu Neque nunc errores refellere tern-<text:line-break/>pus est, sed vera docere propositum. Rursus igitur ad pro-<text:line-break/>positum redeamus. Erat autem, arbitror, propositum sin-<text:line-break/>gulorum simplicium morborum antecedentes causas adus-<text:line-break/>que evidentes explicare. Non enim abfurdum est eos, qui<text:line-break/>dilucidioris doctrluae gratia haec vocabula distinxerint, imi-<text:line-break/>tari. Eas igitur quae in animali ipso cousistunt, sive asse-<text:line-break/>ctus sint, sive motiones praeter naturam, causas nominant<text:line-break/>morborum antecedentes; quae vero extrinsecus accidunt, si<text:line-break/>vehementer alterent immutentque corpus, eas evidentes et<text:line-break/>externas appellitant.</text:span></text:p>
      <text:h text:style-name="Heading_20_2" text:outline-level="2">Cap. III.</text:h>
      <text:p text:style-name="P78"><text:span text:style-name="T2">Causas equidem calidi morbi in universum<text:line-break/>diximus; jam ad frigidum transeamus. Sunt autem et<text:line-break/>hujus plures nmnero causae, veluti refrigerantiunr vicinia;<text:line-break/>esculentorum et poculentorum tum quantitas tum qualitas;</text:span></text:p>
      <text:p text:style-name="P10"><text:span text:style-name="T2">constipatio et raritas; praeterea et otium et motus immo-<text:line-break/>dicus. Enimvero hae caulae ipsum quoque ignem extin-<text:line-break/>guimt. Nam si exiguae prunae copiosam nivern, aut glaciem<text:line-break/>admoveris, aut frigidam aquam insuderis, illico extingues.<text:line-break/>Ita si ambiens aer summe frigidus suerit, qualis potissimum<text:line-break/>apud Istrum hyeme, non solum lucernam sub dio positam,<text:line-break/>sed omnem alium exiguum ignem videbis extingui. </text:span><text:span text:style-name="T24">• </text:span><text:span text:style-name="T2">Sic<text:line-break/>ignis a rerum praefrigidarum vicinia superatur. Quibus<text:line-break/>autem ipsum alendi, facultas data est, eorum exuperantia,<text:line-break/>aut penuria, aut aliena qualitate utique jacturam subit. Si<text:line-break/>namque ligjia confertam et mulla supra exiguam flammam<text:line-break/>congesseris, ipsam immoderatae quantitatis exuperantia suf-<text:line-break/>focabis; at si nulla prorsus aut pauca admodum suppedita-<text:line-break/>veris, ob alimenti penuriam, aut paucitatem marcescere con-<text:line-break/>spicies. Sic lucernae flammam et comminui et lu extin-<text:line-break/>ctionis periculo versari cernimus proprii nutrimenti incom-<text:line-break/>moderatione. Sive enim oleum minime copiosum adhibeas,<text:line-break/>sive affatim plurimum infundas, utroque modo laedes. At</text:span></text:p>
      <text:p text:style-name="P10"><text:span text:style-name="T2">si uberem ipsi materiam adhibueris, sed vel quae sua natura<text:line-break/>accendi prorsus non possit, vel magno cum labore, ipsam<text:line-break/>etiam flammam minorem actutunr efficies; quemadmodum<text:line-break/>si oleum aquae commixtum lu ignem eflundas. Quin etiam<text:line-break/>si aerem, qui flammam ambit, coercueris, ac immoderate<text:line-break/>rarefeceris, flammam eadem ratione quamprimum minorem<text:line-break/>fieri ac extluctionern periclitari conspicies. Coereetur qui-<text:line-break/>dem, fi medicam cucurbitulam, aut vaporarium, aut quid<text:line-break/>ejusmodi aliud obduxeris; ita quoque si fornacum foramlua<text:line-break/>obturaveris. Quod si in aprico loco, sole sub ardenti et<text:line-break/>aestivo flammam posueris, aut alteri majori apposueris, tunc<text:line-break/>quoque imbecilliorem flammam tabescere intueberis, quod<text:line-break/>haec ah exteriore flamma potentiore extenuetur vehemen-<text:line-break/>terque discutiatur. Neque vero id abditum, quum flaminum<text:line-break/>ventilaveris, hoc est commoveris, te ipfam aucturum qui-<text:line-break/>dem, si commoderate id effeceris; si vero, incommoderate<text:line-break/>ventilaveris, dissoluturum . ac dissipaturum. Itaque hac<text:line-break/>ratione ventos magnitudini • flammae • scmper respondere<text:line-break/>oportet,-ss quod emolumentum ipsi allaturi .sint; majores</text:span></text:p>
      <text:p text:style-name="P10"><text:span text:style-name="T2">autem quam illa postulet, dispergunt, non ventilant. Hinc<text:line-break/>palet flammam ad sui, lucrementum motu egere adventitio,<text:line-break/>non tamen immoderato.. Nam quae prorsus non ventila- </text:span><text:span text:style-name="T40">'<text:line-break/></text:span><text:span text:style-name="T2">tur, languescit; quae vero ab externo motu immoderatius<text:line-break/>irruente </text:span><text:span text:style-name="T6">agitatur,</text:span><text:span text:style-name="T2"> dissipatur ac discutitur. Secundum igi-<text:line-break/>tur primam causae speciem a quocunque frigido extrinsecus<text:line-break/>irruente, partim contactu tantum, partim potentia frigidus<text:line-break/>morbus oborietur. lta quidam in frigida natantes aqua,<text:line-break/>tum male loti, tum per gelida loca obambulantes laesionem<text:line-break/>subierunt. Nonnullos etiam vini, priusquam domum </text:span><text:span text:style-name="T46">re-<text:line-break/></text:span><text:span text:style-name="T6">flarent,</text:span><text:span text:style-name="T2"> peremptos fuisse. Ob secundam vero causam non-<text:line-break/>nulli apoplecti, aut epileptici facti, aut lu motu sensuve<text:line-break/>laesi, aut esto quodam pacto refrigerati sunt ob ebrietatem;<text:line-break/>quanquam vinum moderatum, ut quod maxime familiare<text:line-break/>sit alimentum, nativum calorem adaugeat. E°d</text:span><text:span text:style-name="T8">em</text:span><text:span text:style-name="T2"> quoque<text:line-break/>modo et optimorum et eorum, qui copiosum aniinanti nu-<text:line-break/>trimentunr praebent, ciborum immoderatus usus morborum<text:line-break/>frigidornm- causa est. Praeterea quaecunque eduntur ac bi-</text:span></text:p>
      <text:p text:style-name="P10"><text:span text:style-name="T2">buntur natura frigidiora, ea quoque morborum frigidorum<text:line-break/>causae sunt. Cujusmodi sunt papaver, mandragora, hyos-<text:line-break/>cyamus, cicuta, quae sane vehementi frigore etiam ene-<text:line-break/>cant. Extrema denique constipatio (hanc enim tertiam<text:line-break/>morborum frigidorum causam sta</text:span><text:span text:style-name="T5">tuim</text:span><text:span text:style-name="T2">us) et sopores, et ve-<text:line-break/>ternos, et apoplexiae efficit. ' Atque id est quod ab Hippo-<text:line-break/>crate enunriatur; quod quis de repente obmutuerit, </text:span><text:span text:style-name="T6">vena-<text:line-break/>rum interceptiones corpori vim inserunt.</text:span><text:span text:style-name="T2"> Nam </text:span><text:span text:style-name="T6">is</text:span><text:span text:style-name="T2"> cum cae-<text:line-break/>leris antiquis duo, quibus continetur sanguis, vasorum ge-<text:line-break/>nera venas nominat, non quemadmodum juniores, alterum<text:line-break/>duntaxat quod non pulsat. Quum autem interceptae fue-<text:line-break/>rint animalis arteriae, hoc est ita oppletae sanguine, ut<text:line-break/>nullus amplius lu ipsis vacuus relinquatur locus, lu quem<text:line-break/>dum per diestolen attolluntur, aerem externum attrahere<text:line-break/>possint, tunc suffocatur atque extinguitur calor innatus; et<text:line-break/>qui ita affecti sunt, cito sensum motumque totius corporis<text:line-break/>amittunt- Demonstratum etenim a nobis est in libro de </text:span><text:span text:style-name="T34">,</text:span></text:p>
      <text:p text:style-name="P8"><text:span text:style-name="T2">pulsuum usu, ob eum finem arterias pulsare, ut calor se-<text:line-break/>currdum naturam in omnibus animalis partibus commodera-<text:line-break/>tus servetur. lu libro autem de respirationis usu ipsum<text:line-break/>quoque commoderatum cornis calorem tueri. Quemadmo-<text:line-break/>dum igitur, si externas flammas ab ambientis aeris consortio<text:line-break/>defraudes obductione furnuli, vel cucurbitulae, vel cujus-<text:line-break/>’ ’ dam alterius rei similis, statim extinxcris, eodem modo si<text:line-break/>etiam annualibus calorem cohibueris, atque ita interclusu-<text:line-break/>ris, ut nullam cum aere circumfuso habeat communicatio-<text:line-break/>nem, statim ipsum perimes. Calor igitur cordis per sau-<text:line-break/>cium meatum aeri ambienti ccmmunicat; quod si hunc in- </text:span><text:span text:style-name="T24">..<text:line-break/></text:span><text:span text:style-name="T2">terceperis, quamprimum praefocabis ipsum atque animal </text:span><text:span text:style-name="T24">'<text:line-break/></text:span><text:span text:style-name="T2">enecabis. At calor, qui per totam corporis molem lu arte-<text:line-break/>riis continetur, tum per cor ipsum, quatenus faucibus com-'<text:line-break/>mmucat, tum per universam cutem, in ambientem </text:span><text:span text:style-name="T6">nos<text:line-break/>aerem</text:span><text:span text:style-name="T2"> respirat; ventilatur quidem in diastolis, in fystolis'<text:line-break/>vero quod fuliginosum est refundit; quibus utrisque natu-<text:line-break/>ralis fui ipsius symmetria conservatur, Enimvero constipa-</text:span></text:p>
      <text:p text:style-name="P11"><text:span text:style-name="T2">tis arteriis, aut, ut paulo ante diximus, sanguinis plenitu- ••<text:line-break/>dine, aut a quibusdam obstructionibus lu earum osculis<text:line-break/>obortis, ut nequaquam trauspirent, calorem extingui ne-<text:line-break/>cesse est, atque ita corpus affectum emori<text:tab/>Quod li modica</text:span></text:p>
      <text:p text:style-name="P9"><text:span text:style-name="T2">fuerit constipatio, non etiamnum necessario ejusmodi affe-<text:line-break/>ctus calorem innatum obsidebit. At si in animalis corpore<text:line-break/>veluti suligluosa quaedam ac fumida excrementa tunc coni-<text:line-break/>stiterint, alius erit nativi caloris affectus; alius </text:span><text:span text:style-name="T6">vero,</text:span><text:span text:style-name="T2"> si fo-<text:line-break/>lum vapor quidam fuavis atque optimus exhalarit. Atque<text:line-break/>horum utrumque bifariam hoc modo discrepat. Quum<text:line-break/>enim fanguis plane optimus in corpore</text:span><text:span text:style-name="T34">, </text:span><text:span text:style-name="T2">fuerit, nullo pravo<text:line-break/>excremento turbatus, vapor ex eo incalefcente optimus<text:line-break/>exurgit, qui nihil aut igneum, aut aere fecum invehat.<text:line-break/>Tale quidem corpus qumn modice constipatum est, brevi<text:line-break/>aut plethorieum, aut praeter naturam calidius reddetur:<text:line-break/>plethoricurn quidem in iis, qui laute citra laborem vivunt,<text:line-break/>quum intus ea permaneant, quae per exercitationem ex-</text:span></text:p>
      <text:p text:style-name="P10"><text:span text:style-name="T2">cerni oportebat; calidius vero in iis, qui laboribus exerci-<text:line-break/>•fantur, utpote aucto ad motum nativo calore, qui ob cor-<text:line-break/>poris 'constipationem non transpirat. In constipato vero<text:line-break/>corpore quod fumosum alit excrementum, aut febris accen-<text:line-break/>detur, ob interclusum luterius fuliginosum vaporem; aut<text:line-break/>praefocabitur extingueturque nativus calor. Horum utrun-<text:line-break/>que tum 'excrementorum multitudinem, tum constipationis<text:line-break/>magnitudinem conscquetur. Nam si fumosum excremen-<text:line-break/>tum, quod evacuationem postulabat, plurimum extiterit<text:line-break/>atque’ ccnstipatio vehemens, praefocatum ab excremento<text:line-break/>calorem insitum extingui periculum est; si vero paucum<text:line-break/>fuerit excrementum et constipatio parva,-'febris accendetur.<text:line-break/>Patet itaque quod et naturales et adventitias corporis affe-<text:line-break/>ctiones cognoscere oportet, in quibus aut suliginosum, aut<text:line-break/>sumusum, aut vapidum est id quod transpirat. Sed haec in<text:line-break/>opere de medendi methodo explicabuntur. Nunc ad pro-<text:line-break/>positum redeamus. Quemadmodum enim constipatio refri-<text:line-break/>gerationis plerumque causa est eo quo dictum est modo, fic</text:span></text:p>
      <text:p text:style-name="P10"><text:span text:style-name="T2">et. laxatio quuin plusquam deceat discutit dissipatque nati-<text:line-break/>vum calorem, frigidius efficit corpus. Haec autem non<text:line-break/>tantum in universo animali, verum etiam in singulis parti-<text:line-break/>bus similiter eveniunt, qurun vel constipantur vel laxantur.<text:line-break/>Si enim quam universum corpus habuit affectionem tum ab<text:line-break/>obstructionibus tum plenitudinibus arteriarum, hanc ipsam<text:line-break/>habeat pars ab iis solis quae in ipfa sunt affectis arteriis,<text:line-break/>necesse est eam partem peraeque ac ipsum.totum </text:span><text:span text:style-name="T6">corpus<text:line-break/></text:span><text:span text:style-name="T2">aegrotare. Equidem quae extrinsecus occurrunt medica-<text:line-break/>menta, aut aquae medicabiles et frigidae,, et ipse circumfusus<text:line-break/>aer, vel constipationem, vel laxationem immodicam lu par-<text:line-break/>te efficere poterunt. Praeterea violenta vincula quaedam<text:line-break/>interdum ipsi parti, interdum superjacentibus circumposita<text:line-break/>ipsam luteriment atque refrigerabunt, quod eam privent<text:line-break/>communicatione partis in animali principis, a qua ipsi et<text:line-break/>nativus affluebat calor et motrix arteriarmn facultas sup-<text:line-break/>peditabatur.</text:span></text:p>
      <text:h text:style-name="P2" text:outline-level="2">Cap. IV.</text:h>
      <text:p text:style-name="P78"><text:span text:style-name="T2">De morbis itaque tum calidis tum frigidis<text:line-break/>fatis dictum est; de siccis deinceps disseratur. Si quis libe-<text:line-break/>ralius.scse exerceat ae transpiret, et parcius nutriatur ali-<text:line-break/>mentis facultate exiccantibus, et siccioris sit temperamenti,<text:line-break/>in siccum morbum facile perducetur; ac praesertim si curis<text:line-break/>implicitus suerit, aut immoderatius vigilaverit. Siccae quo-<text:line-break/>que ambientis nos agris constitutiones ipsa animalium cor-<text:line-break/>pora exierant; natationes praeterea in aqua </text:span><text:span text:style-name="T6">nitrofa,</text:span><text:span text:style-name="T2"> ful-<text:line-break/>phurea, aluminosa, bituminea, aut cujusdain alterius ejus-<text:line-break/>modi qualitatis, partiripe; denique quaecunque medicamenta<text:line-break/>facultate sicca </text:span><text:span text:style-name="T6">furit,</text:span><text:span text:style-name="T2"> ea quoque .sive intro assumuntur, sive<text:line-break/>foris admoveantur, exiccant. De his autem susius lu libris<text:line-break/>de medicamentis </text:span><text:span text:style-name="T6">simplicibus</text:span><text:span text:style-name="T2"> dictum est.</text:span></text:p>
      <text:h text:style-name="Heading_20_2" text:outline-level="2">Cap. V.</text:h>
      <text:p text:style-name="P78"><text:span text:style-name="T2">Hae quidem siccorum morborum causae<text:line-break/>sunt. Humisiorum autem his contrariae </text:span><text:span text:style-name="T6">causae siunt</text:span><text:span text:style-name="T2"> om-<text:line-break/>nes; eduliorum facultate lrumidiorum copia; - uberiores po-<text:line-break/>tus; mollis omnis victus; animi delectatio; crebra dulcium</text:span></text:p>
      <text:p text:style-name="P10"><text:span text:style-name="T2">aquarum balnea, praesertimque post cibum i sic et tota vita<text:line-break/>otiosa et laboris expers, imbres plurimi, omnis constitutio<text:line-break/>temporum humida, et quae medicamenta hanc ipsam hume-<text:line-break/>ctandi facultatem habenti</text:span></text:p>
      <text:h text:style-name="Heading_20_2" text:outline-level="2">Cap. V<text:span text:style-name="T65">I.</text:span></text:h>
      <text:p text:style-name="P78"><text:span text:style-name="T2">Constat autem morborum compositorum </text:span><text:span text:style-name="T24">•<text:line-break/></text:span><text:span text:style-name="T2">compositus quoque omnino esse caulas. Si namque causa<text:line-break/>calida simul et sicca lu unum aliquando calidum coierint,<text:line-break/>calidum atque siccum morbum procreari'necesse est; si ca-<text:line-break/>lida et humida, calidum et humi dum: ita quoque ni reli-<text:line-break/>quis duabus conjugationibus, humida et frigida ac sicca et<text:line-break/>frigida. Quod autem hoc in sermone tum addere tum di-<text:line-break/>stinguere necessarium est, id jam explicetur; saepe quidem<text:line-break/>ah omnibus causis specie inter se similibus corpus alterari;<text:line-break/>faepe vero his facultate contrariis existentibus; interdum </text:span><text:span text:style-name="T6">e</text:span><text:span text:style-name="T9">x<text:line-break/></text:span><text:span text:style-name="T2">ipsis eas evincere quae numero plures; interdum quae tem-<text:line-break/>pore diuturniores, interdum quae robore potentiores, luter-<text:line-break/>dum denique ab utrisque corpus peraeque laesionem Acci-<text:line-break/>pere. Etiamsi fieri non posse videatur, ut unum idemque<text:line-break/>corpus et calidius simul et frigidius naturali temperamento,</text:span></text:p>
      <text:p text:style-name="P10"><text:span text:style-name="T2">et rursus hunridius ac siccius essiriatur, attamen id oboritur;<text:line-break/>meritoque inaequalis nominatur luteanperies-, de qua etiam<text:line-break/>seorsum quae deceant altero lu libro, prodita sunt. Neque<text:line-break/>nunc rursus in-.his, diutius immorandum;, sed ad .reliqua<text:line-break/>morborum genera jam nobis accedendum est, qui . ipsorum<text:line-break/>causas speculamur, </text:span><text:span text:style-name="T40">c. </text:span><text:span text:style-name="T2">Verum haeo etiamnum in mentem re-<text:line-break/>vocanda sunt, quae in libro de morborum differentiis edicta<text:line-break/>funt, quod nonnunquam solis, qnatuo.r, qualitatibus ab </text:span><text:span text:style-name="T6">eo,<text:line-break/></text:span><text:span text:style-name="T2">qui; fecundunj naturam est, affectu corpora decedunt, nulla<text:line-break/>exterius ipsis affluente alia substantia;, . nonnunquam vero<text:line-break/>fluxionibus implentur idea. quidem omnino lrumidis,. facul-<text:line-break/>tale autem non huniidis. . Sed de horum humorum facul-<text:line-break/>iate dictum est ab. antiquis et medicis et philosophis/et a no-<text:line-break/>bis etiam cumin aliis quibusdam commentariis, tum; in iis<text:line-break/>quos de medicamentis conscripsimus. Quae vero ex his ad<text:line-break/>rem praesentem conserunt,, etiam nunc dicentur,; </text:span><text:span text:style-name="T6">nimirum<text:line-break/></text:span><text:span text:style-name="T2">quod flava bilis facultate calida estetsicca; atra bilis fri-<text:line-break/>Sida ac sicca; fanguis calidus et Iuunidus; pituita frigida</text:span></text:p>
      <text:p text:style-name="P10"><text:span text:style-name="T2">et humida; et quod humores singuli influunt aliquando </text:span><text:span text:style-name="T5">sin</text:span><text:span text:style-name="T2">-<text:line-break/>ceri, • aliquando aliis commixti; et partium oedemate, vel<text:line-break/>fcirrho, vel phlegmone-laborantium affectus illic pluri-<text:line-break/>mum ivariantui. Nam et earbunoulLec cancri, et herpetes<text:line-break/>et erysipelata'et phygethla'et gangrenae et phagedaenae et<text:line-break/>fatyriascs </text:span><text:span text:style-name="T8">r</text:span><text:span text:style-name="T2">ex hoc genere fuiitpraeterea vitiligines et athe- .<text:line-break/>romataer achores et fani er- ganglia et steatomata morbi<text:line-break/>sunt; fluxionum feturae. </text:span><text:span text:style-name="T40">« </text:span><text:span text:style-name="T2">Differunt autem luter se tum hi<text:line-break/>tum alii omnes praedicti; quod aliiex pituita sola ortum<text:line-break/>ducant, alii ex sanguine, alii- ex flava bile, alii' ex atra,<text:line-break/>alii</text:span><text:span text:style-name="T8">1</text:span><text:span text:style-name="T2"> ex alio quodam,' qui nondum omnino sit praeter natu-<text:line-break/></text:span><text:span text:style-name="T6">ram.</text:span><text:span text:style-name="T2"> </text:span><text:span text:style-name="T34">i </text:span><text:span text:style-name="T2">Verum' hic jZiunmr quisquis suerit </text:span><text:span text:style-name="T6">v</text:span><text:span text:style-name="T2"> omnino ' erit ex<text:line-break/>quodam praedicturum generum. Non enim contingit ipsum<text:line-break/>haudquaquam esse calidum et siccum, aut calidum et hu-<text:line-break/>naidum; aut frigidum </text:span><text:span text:style-name="T6">et siccum,</text:span><text:span text:style-name="T2"> aut frigidum et hunndum;<text:line-break/>sed quatenus ad crassitiei et frigoris plurimum pervenit/a<text:line-break/>jiaturalisipitnitae forina excidit, atque alius humor esse vi-</text:span></text:p>
      <text:p text:style-name="P10"><text:span text:style-name="T2">detur toto genere praetor naturam. Non tamen ita fe res.<text:line-break/>habet. Nam quoad frigidus atque humrdus lit facultate;<text:line-break/>sub pituitae genere continebitur. Eadem quoque ratione<text:line-break/>quicunque calidus et siccus suerit, flavae bili congener esu<text:line-break/>De his vero plenius alibi nictum est; quare nunc lu his<text:line-break/>haud immorandum; nam et de his omnibus copiosius in li-.<text:line-break/>bris methodi medendi disseretur. Quod autem praesentis<text:line-break/>est operis, id rursum explicetur. Omnes siquidem.hujus-<text:line-break/>modi morbi fiunt natura ad partes imbecilliores erehro ana-;<text:line-break/>teriam exuberantem deponente; id prosecto a multis .aliis,<text:line-break/>antea dictum est. Quis tamen sit depositionis modus, non-i<text:line-break/>dum nictum est; rationem enim quandanr atque menteui na-:<text:line-break/>turae tribuemus, si ita simpliriter ipsam, quicquid inutlle.<text:line-break/>est, deponere affirmemus </text:span><text:span text:style-name="T6">ex</text:span><text:span text:style-name="T2"> nobilibus partibus ad-ignobiles;<text:line-break/>Sed quod quidem in morbis optimae eriles ab aliqua, ejus-.-<text:line-break/>modi facultate fiant, manifeste apparet. Quis autem his<text:line-break/>fit generationis modus, nondum majores nostri accurate, tlo-i</text:span></text:p>
      <text:p text:style-name="P10"><text:span text:style-name="T2">cuerunt, quoniam neque facultates naturales, de quibus nos<text:line-break/>lu aliis commentariis egimus, quot numero et quaenam exi-,<text:line-break/>stant et quod singulorum sit opus, satis explanare potue-<text:line-break/>runt. Verum nunc ei haudquaquam arduum est de his om-<text:line-break/>nibus disserere, qui. suppositionibus his lu commentariis de-<text:line-break/>monstratis usus suerit. Quum quatuor sint facultates qua-<text:line-break/>rum pars omnis tum animalis, tum plantae est particeps;<text:line-break/>quumque altera sibi samiliare </text:span><text:span text:style-name="T6">alimentum</text:span><text:span text:style-name="T2"> attrahat, alia reti-<text:line-break/>neat, alia alteret, alia supervacaneum excernat; quum<text:line-break/>etiam Eupervacaneum duplex sit genere, aut enim quantitate<text:line-break/>supervacaneum est aut qualitate; quum denique omnibus<text:line-break/>corporis partibus non aequale sit robur, sed principes statim<text:line-break/>ab luitio </text:span><text:span text:style-name="T6">a</text:span><text:span text:style-name="T2"> natura robustiores procreatae sint, rationi con-<text:line-break/>sentaneum est in corporibus impuris et quae excrementis<text:line-break/>ficatent, ad ignobiliores partes aliquid destuere. Quum<text:line-break/>enim excrementum ab omnibus robustioribus partibus aman-<text:line-break/>detur </text:span><text:span text:style-name="T6">ac nullibi consistere</text:span><text:span text:style-name="T2"> queat, in partem omnium im-<text:line-break/>bccillimam devehitur*. Sed alia propter aliam ejusmodi est.</text:span></text:p>
      <text:p text:style-name="P10"><text:span text:style-name="T2">Aut enim </text:span><text:span text:style-name="T6">pars</text:span><text:span text:style-name="T2"> statim lu prima animalis formatione laesa<text:line-break/>est; aut postea laesa fuit; aut etiam talis esse natura debuit,<text:line-break/>ut cutis. Hanc enim, quum nullius actionis, sed solius usus<text:line-break/>gratia creata sit., iis quae actiones edunt partibus imbecil-<text:line-break/>liorem esse congruebat. Est enim </text:span><text:span text:style-name="T6">cutis</text:span><text:span text:style-name="T2"> veluti operculum<text:line-break/>quoddam ac nativum animalis involucrum, quum neque<text:line-break/>coctionem, neque alimenti distributionem, neque sanguinis<text:line-break/>generationem, neque pulsum, neque respirationem,, neque<text:line-break/>voluntarium motum, neque demum aliquam animali actio-<text:line-break/>nem suggerat; praeterea quum omnium partium extrema<text:line-break/>sit collocata, non citra rationem totius corporis excipit ex-<text:line-break/>erernenta. Multa namque organa ad excrementorum pur-<text:line-break/>gationem natura fabricata est; haecque fola ad sanitatem<text:line-break/>tuendam sufficiunt, quum neque ex ambiente nos aere ani-<text:line-break/>malis laesio oboritur, neque ex victus errore totum corpus<text:line-break/>excrementis immoderate scatens redditum esu Accidente<text:line-break/>autem hujusmodi aliquo errore, tum fola naturalia organa<text:line-break/>ad excrementi multitudinem expurgandam non amplius</text:span></text:p>
      <text:p text:style-name="P10"><text:span text:style-name="T2">sufficiunt; proindeque fluxiones a robustioribus partibus<text:line-break/>depulsae in imbecilliores irruunt. Accidit autem interdum,<text:line-break/>constipatis meatibus eas -expurgantibus ad alias regiones con-<text:line-break/>fluere. Atque haec generationis praedictorum morborum<text:line-break/>omnium exordia sunt. Augetur vero jam in ipsis mem-<text:line-break/>bris vitium, quum bis impacta sunt excrementa et putre-<text:line-break/>fcunt, ao ita deteriora fiunt,, quae affluentem postea humo-<text:line-break/>rem, quanquam utilem, simul corrumpunt.</text:span></text:p>
      <text:h text:style-name="Heading_20_2" text:outline-level="2">Cap. VII.</text:h>
      <text:p text:style-name="P78"><text:span text:style-name="T2">Verum quoniam similarium partium pro-<text:line-break/>prios explicavimus morbos, licuerit deinceps organicarum<text:line-break/></text:span><text:span text:style-name="T6">morbos</text:span><text:span text:style-name="T2"> licere, ac exordiri ab eo, qui primus inter eos in<text:line-break/>conformationis est genere.- Fit autem hic morbus interdum<text:line-break/>quum figura naturalis immutatur; interdum quum laevitas<text:line-break/>quaedam aut asperitas vitiatur’. Caulae vero immutationis<text:line-break/>figurae naturalis </text:span><text:span text:style-name="T6">hae sunt.</text:span><text:span text:style-name="T2"> Prima quidem partium ipsa-<text:line-break/>mm,'quum in utero adhuc concipiuntur, prava conforma-<text:line-break/>alo/ </text:span><text:span text:style-name="T6">quae &lt; oboritur,</text:span><text:span text:style-name="T2"> quum materiae copia, aut mininre ido~</text:span></text:p>
      <text:p text:style-name="P10"><text:span text:style-name="T2">nea qualitate naturales seminis motus prohibentur. . Se-<text:line-break/>cunda vero, error in partu ipso, aut lu infante fasciando<text:line-break/></text:span><text:span text:style-name="T6">oommijsus.</text:span><text:span text:style-name="T2"> Mollia si quidem adhuc ac prope dixerim fluxa<text:line-break/>quum sint insantiurn nuper genitorum corpora, facile luver-<text:line-break/>tuntur, et quum in partu edendo eos non recte obstetrices<text:line-break/>excipiunt, neque decenter fasciis involvunt; aut ubi eos<text:line-break/>postea nutrices sine modo aut attollunt, aut reponunt, dum<text:line-break/>lac praebent, dum lavant, dum fasciis involvunt. In his<text:line-break/>si quidem omnibus, nisi quis </text:span><text:span text:style-name="T6">instantes</text:span><text:span text:style-name="T2"> apte tractaverit, fa-<text:line-break/>cile singulorum membrorum figura naturalis invertitur ae<text:line-break/>depravatur. Praeterea vero lu universa quae sequitur edu-<text:line-break/>catione partim ab immoderata satietate, partim a motu lu-<text:line-break/>compofito, dum maturius quam deceat et stare et incedere<text:line-break/>ipsis conceditur, aut vehementius moveri, multa distorqueri<text:line-break/>membra contingit. Satietas siquidem actiones naturales<text:line-break/>interturbat, intempestivi autem et vehementiores motus<text:line-break/>aliorsum 'quam deceat artus subducunt ac circumagunt.</text:span></text:p>
      <text:p text:style-name="P10"><text:span text:style-name="T2">Crura etenim incumbentium eis corporum gravitate aut ad<text:line-break/>exteriora aut interiora distorquentur pro nativa tibiae pro.-<text:line-break/>pensione. Quibus enim rectiora sunt crura, quam naturae<text:line-break/>conveniat, varii magis lucedunt; quibus autem caviora, vari<text:line-break/>efficiuntur. Voco autem varium, cui crus ad exteriora<text:line-break/>flectitur, varum, cui lu contrariam partem.’• . Thoracis<text:line-break/>quoque partes plerumque </text:span><text:span text:style-name="T6">a</text:span><text:span text:style-name="T2"> nutricibus invertuntur,., dum<text:line-break/>ipsas in prima educatione extrinsecus prave constringunt.<text:line-break/>Maxime vero hoc continenter apud nos intueri licet in vir-<text:line-break/>ginibus, quibus dum student nutrices eas augere partes,<text:line-break/>quae cicca coxas sunt ac ilia, quo hae thoracis partibus<text:line-break/>majores fiunt,, fasciis quibusdam totum circumprehendunt,<text:line-break/>atque omnes scapularum ac thoracis partes vehementer con-<text:line-break/>stringunt; hinc, quum faepe inaequalis fit tensio, aut pro-<text:line-break/>num in anteriora prominet pectus, aut huic oppositae </text:span><text:span text:style-name="T6">poste-<text:line-break/>riores</text:span><text:span text:style-name="T2"> spinae partes gibbae redduntur. Accidit autem non-<text:line-break/>nunquam veluti praefractum in obliquum seduci doriirm, ita</text:span></text:p>
      <text:p text:style-name="P10"><text:span text:style-name="T2">ut altera scapula et non aucta, et parva, et valde compres-<text:line-break/>sa; altera vero prominens, tumida, ac omnino major appa-<text:line-break/>reat. Haec omnia figurarum vitia lu thorace consistunt ob<text:line-break/>nutricum errorem imperitiamque, aequilibrem deligationem<text:line-break/>ignorantium. Sic et medici plerumque, non probe deligan-<text:line-break/>tes cousormantesque artus effractos invertunt; quemadmo-<text:line-break/>dum rursus et'citra:medici curantis peccatum ipse aegrotus,<text:line-break/>si priusquam cestus prorsus sumus constiterit membrum ad<text:line-break/>usum accommodet, sibi inversionis est auctor. Sed et col-<text:line-break/>lisae partes ut nasus et </text:span><text:span text:style-name="T6">confractae</text:span><text:span text:style-name="T2"> ut supercilia acetabulo-<text:line-break/>rum et excisa quandoque ossa, aut uberior cero, quae postea<text:line-break/>non aequaliter succrescit, naturalem figuram demoliuntur.<text:line-break/>Alius autem modus laesionis figurarum ob immoderatam<text:line-break/>repletionem, aut </text:span><text:span text:style-name="T6">alimenti</text:span><text:span text:style-name="T2"> penuriam, quemadmodum aut<text:line-break/>ultra modum obesis, aut admodum colliquatis, sive lu una<text:line-break/></text:span><text:span text:style-name="T6">corporis</text:span><text:span text:style-name="T2"> parte, sive in toto corpore oboritur. Nam et qui<text:line-break/>morbus elephas appellatus, et qui tabes, plane figuram im-<text:line-break/>mutant. Etenim nasus simus fit, labra crassa, atque aures</text:span></text:p>
      <text:p text:style-name="P10"><text:span text:style-name="T2">extenuatae ridentur, ac omnino satyris similes fiunt, qui la-<text:line-break/>borant elephantiasi. , At neres acutae, collapsa tempora,<text:line-break/>oculi concavi, et in scapusis et brachiis tanquam alae exte-<text:line-break/>rius eminentes tabidis apparent. Atque his in omnibus<text:line-break/>prima ratione figura naturalis depravatur; per accidens au-<text:line-break/>tem </text:span><text:span text:style-name="T6">vitiatur</text:span><text:span text:style-name="T2"> in his quos paralysis obsidet, aut convulsio, aut<text:line-break/>iusiarnmatio, aut scirrhus, aut quibus nervi aut tendones '<text:line-break/>secti sunt, aut duris cicatricibus obducti; in his siquidem<text:line-break/>omnibus alias ob aliam causam in alienam figuram aliorsum<text:line-break/>pars provolvitur; haec ut in iis, qui altera parte resulvun-<text:line-break/>tur a musculis actionem obeuntibus attrahitur: sic in con-<text:line-break/>vulsionibus, quae ad alteram contrahunt partem, a mufcalis<text:line-break/>convulsu. Inflammationes etiam, scirrhi, durae cicatrices<text:line-break/>et quicunque tales affectus partem ad se proximam tendunt,<text:line-break/>sic partem pervertunt. In nervis autem et tendonibus dls-<text:line-break/>fectis, quemadmodum in resolutis, et oppositorum et sccun-<text:line-break/>dum naturam se habentium actio partem ad se attrahit.</text:span></text:p>
      <text:p text:style-name="P12"><text:span text:style-name="T30">• -<text:tab/></text:span><text:span text:style-name="T29"><text:tab/><text:tab/> '. • &gt; ~<text:tab/>-<text:tab/>CV--<text:tab/></text:span><text:span text:style-name="T24">...</text:span></text:p>
      <text:p text:style-name="P7"><text:span text:style-name="T2">Quare hae plures causae ad unam omnes reducuntur, inae-<text:line-break/>qualem, </text:span><text:span text:style-name="T6">nimirum</text:span><text:span text:style-name="T2"> tensionem; quae partem aliorsum urgendo<text:line-break/>pervertit Atque de figurarum praeter naturam differen-<text:line-break/>tiis haec dixisse sufsiriat. Immersas autem partibus canita-.<text:line-break/>tes, , earumque meatus vel omnino iiijterire, vel oblaedi con-<text:line-break/>tingit eas ob causas, coalitum, coarctationem, obstructio-<text:line-break/>nem, constrictionem, subsidentiam,, </text:span><text:span text:style-name="T6">et</text:span><text:span text:style-name="T2"> apertionem. Inter-<text:line-break/>dum enim ulcerata cavitatis interiore superficie, </text:span><text:span text:style-name="T6">ac</text:span><text:span text:style-name="T2"> deinceps<text:line-break/>coalescentibus ulceratis partibus, conformationis naturalis<text:line-break/>eversio oboritur, interdum vero quum aut caro excrevit,<text:line-break/>aut aliud quoddam praeter naturam tuberculum, aut frirr-<text:line-break/>hus constitit, aut phlegmone, aut abscessus in ipsis organo-<text:line-break/>rum corporibus, ac delude tumor praeter naturam internam<text:line-break/>caritatem occupat, loci coarctatio oritur. Quin etiam in-<text:line-break/></text:span><text:span text:style-name="T6">terdum</text:span><text:span text:style-name="T2"> obstructio ob lentos ac crassos humores, vel ob cal-<text:line-break/>Ios aliquos, vel grumos; orta, ad eundem affectum cavitates<text:line-break/>durit Ita vero fi quid extrinsecus incidens vehementer<text:line-break/>comprimat, corpora caritatem continentia ad ipsam inlerio-</text:span></text:p>
      <text:p text:style-name="P8"><text:span text:style-name="T2">rem simul impelli necesse </text:span><text:span text:style-name="T6">esi.</text:span><text:span text:style-name="T2"> Quod si subsideant in se ipsa<text:line-break/>corpora, ut quum ab astringentibus' coguntur, aut a refiige- .<text:line-break/>rantihus densantur, aut ah exiccantibus exarefcunt, ipsus<text:line-break/>quidem meatus imprimis, deinde et .ipsus ventres omnino<text:line-break/>constipabunt Equidem meatuum oscula non solum confli-<text:line-break/>pantur sub hujusmodi affectibus, verum etiam multotiea<text:line-break/>occaecantur. Sed et retentricis, quam appellunt, faculta-<text:line-break/>tis motus immoderatus, quum meatuum oscula ad extremum</text:span></text:p>
      <text:p text:style-name="P13"><text:span text:style-name="T35">V</text:span><text:span text:style-name="T34"> </text:span><text:span text:style-name="T2">cogit constringitque, constipationis causa redditur; quem-<text:line-break/>admodum et laxationis interdum, immoderatus excretricis<text:line-break/>facultatis motus, cansa sit. Saepe quoque retentricis im-<text:line-break/>becillitas, et medicamentum aut aqua aperiens oscula, aut<text:line-break/>quae mollities ipsis accidit organis; aut quae ambientis nos<text:line-break/></text:span><text:span text:style-name="T6">aeris</text:span><text:span text:style-name="T2"> temperies ad hurniditatem et caliditatem immodicam<text:line-break/>permutatur. Hae quidem ipsae sunt affectuum tum meatus<text:line-break/>tum ventres obsidentium causae. Atque manifestum esi, ut<text:line-break/>ex jam commemoratis patet, quas et quales velint esse cau-</text:span></text:p>
      <text:p text:style-name="P10"><text:span text:style-name="T2">fas morborum similaribus corporibus insidentium; qui ipsa<text:line-break/>ex acerris ac meatibus construi arbitrantur. Milii vero<text:line-break/>supervacaneum videtur de his piivatim mentionem</text:span><text:span text:style-name="T8">1</text:span><text:span text:style-name="T2"> facere,<text:line-break/>quum tota eorum suppositio salsa fit. Sed ad propdfitum<text:line-break/>revertamur reliquormnque morborum caulas explicemus,<text:line-break/>a conformationis genere rursus exordientes. Superest du-<text:line-break/>plex morborum species, nsperitas praeter naturam organo-<text:line-break/>rum et saevitas. Asperantur autem </text:span><text:span text:style-name="T6">organa,</text:span><text:span text:style-name="T2"> quae prius<text:line-break/>erunt laevia, et laevigantur, quae prius erant aspera. Illa<text:line-break/>quidem ab acrimonia humorum aut medicamentorum deler-<text:line-break/>sa, haec vero a plugui humidrtate aut lento humore irrigata.<text:line-break/>Atque potissimum in ossibus haec manifeste oboriri conspi-<text:line-break/>ciuntur, quum interdum non decenter ab ipsis medicis cu-<text:line-break/>rantur; interdum etiam ex humorum animalium corpora<text:line-break/>irrorantium natura ortum ducunt. Ocusis autem et fauci-<text:line-break/>bus asperitates non ab his tantum, sed etiam ab acribus va-<text:line-break/>poribus, aut pulvere, et fumo contingunt quemadmodum/<text:line-break/>arbitror, et stomacho 'et ventriculo et intestinis a procreatis</text:span></text:p>
      <text:p text:style-name="P15"><text:span text:style-name="T2">in ipso corpore excrementis atque ab eorum quae eduntur<text:line-break/>et bibuntur qualitate; inter quae etiam venena sunt. Li-<text:line-break/>quet autem exnsperantium causarum singulas, quum valen-<text:line-break/>tiores suerint, in partibus quidem carnosis ulcerationem ali-<text:line-break/>quani aut erosionem, in ossibus vero cariem inducere. Hae<text:line-break/>itaque primi morborum generis couformationis causae e.r- .<text:line-break/></text:span><text:span text:style-name="T6">plicatae'</text:span><text:span text:style-name="T2"> sunt.</text:span></text:p>
      <text:h text:style-name="Heading_20_2" text:outline-level="2">Cap. VIll.</text:h>
      <text:p text:style-name="P78"><text:span text:style-name="T2">In fecundo autem genere, quod ad nu-<text:line-break/>merum pertinet, si perierit pars aliqua quae fecundum<text:line-break/>naturam </text:span><text:span text:style-name="T6">adejse debuit,</text:span><text:span text:style-name="T2"> aut sectio quaedam, aut putrefactio,<text:line-break/>aut vehemens persiigeratio praecessit. At causae quidem<text:line-break/>perfrigerationis prius explicatae sunt. Putrent autem non-<text:line-break/>nulla a medicamentis putrefaciendi facultate praeditis, aut<text:line-break/>ab iis, quae in ipsis animalibus generantur, excrementis;<text:line-break/>quaedam ab iis, quae transpiiationem prohibent- Atque<text:line-break/>prohibitae transpirationis antecedentes causae prius enarra-<text:line-break/>tae sunt. Quod si quid eorum, quae secundum naturam non<text:line-break/>adsunt, adnascatur, equidem morbus est, qui ad numerum</text:span></text:p>
      <text:p text:style-name="P8"><text:span text:style-name="T2">partium spectat; sed si quod supercrevit, formam natura-<text:line-break/>lenr obtineat, utilis materiae copia causa est; at si praeter<text:line-break/>naturam, erit quoque materiae qualitas praeter naturam.<text:line-break/>Facultas vero in utrisque robusia sit oportet, alias neque<text:line-break/>quod utile est conformasset, neque quod vitiatum erat, ex-<text:line-break/>trusisset. Consorrnat autem lu conceptibus, </text:span><text:span text:style-name="T47">quum aut </text:span><text:span text:style-name="T2">fex-<text:line-break/>tunr digitum, aut quid aliud ejusmodi construit; in jam<text:line-break/>adultis autem, quum exulceratis partibus validas cernes<text:line-break/></text:span><text:span text:style-name="T34">- </text:span><text:span text:style-name="T2">excrescere molitur, ut lu oculis pterygium. Deponit vero</text:span></text:p>
      <text:p text:style-name="P9"><text:span text:style-name="T2">supervacaneum lu gangliis, meliceridibus, steatomatis, allie-<text:line-break/>romatis ac in ejusmodi omnibus.</text:span></text:p>
      <text:h text:style-name="Heading_20_2" text:outline-level="2">Cap. IX.</text:h>
      <text:p text:style-name="P78"><text:span text:style-name="T2">Praeterea vero magnitudo partium auge-<text:line-break/>tur ab utilis materiae copia et facultatis robore; minuitur<text:line-break/>autem a contrariis, causis, quum aut sectio aliqua, aut ustio,<text:line-break/>aut putredo, aut ab immoderata perfrigeratione interitus<text:line-break/>aliquam organi partem adeo corrumpit, ut ipsius residuum<text:line-break/>mutilum maneat.</text:span></text:p>
      <text:h text:style-name="Heading_20_2" text:outline-level="2">Cap. X.</text:h>
      <text:p text:style-name="P78"><text:span text:style-name="T2">In situs vero genere morbi nonnulli causas<text:line-break/>habent, repentinos ac vehementes, qui praecesserint, mo-</text:span></text:p>
      <text:p text:style-name="P8"><text:span text:style-name="T2">tus; nonnulli ob humiditatis lucomnroderationem in articu-<text:line-break/>lis. oboriuntur, quae ligamenta et madefacit et laxat, to-<text:line-break/>taiuquc dearticulationem prae lentitia lubricam labilemque<text:line-break/>reddit; quibusdam aulem quod acetabulorum supercilia<text:line-break/>confracta fuerint, prompta fit </text:span><text:span text:style-name="T6">elapsis</text:span><text:span text:style-name="T2"> capitibus' crurum al-t<text:line-break/>ternario; nonnullis vero quod quamprimum ah initio su-<text:line-break/>pina et procumbentia et penitus in superficie sint acetabula.'<text:line-break/>Haec igitur amnia luxationum causae sunti - In enterocelis<text:line-break/>quas appellant et epiplocells laxari omnino, nonnunquam<text:line-break/></text:span><text:span text:style-name="T6">et</text:span><text:span text:style-name="T2"> rumpi etun meatum contingit, qui a peritonaeo ad testi-<text:line-break/>culos procedit; sic quoque dein ad ipsum meatum, aut ad<text:line-break/>tunicam erythroidem, aut omentum, aut- aliquod intestinum<text:line-break/>prolabitur. Decedunt etiam de proprio situ intestina, quum<text:line-break/>dissecto peritonaeo deciderint. Pulmonis ' quoque lobus<text:line-break/>' rnultoties lu thoracis vulneribus excidit. Et ob erosam<text:line-break/>fcorneam, uvea tunica plurimum laxatur. </text:span><text:span text:style-name="T8">:</text:span><text:span text:style-name="T2"> Praeterea si vi-<text:line-break/>scerum lobus interdum aliquis ob vehementes lapsus, aut</text:span></text:p>
      <text:p text:style-name="P10"><text:span text:style-name="T2">compressiones ccmplicetur, erit quoque is morbus et situs.<text:line-break/>simul et figurae immutatio, a commemoratis causis factus.<text:line-break/>In ricinis autem partibus focietas depravatur, quum quae-<text:line-break/>dam luter se inepte coalescunt, aut quum aliquod appenidi-<text:line-break/>culum, vel vinculum laxatur, vel intenditur, vel abrumpi-<text:line-break/>tur. Ex quibus autem causis lu singusi morbi oriantur, de-'<text:line-break/>claratum esu</text:span></text:p>
      <text:h text:style-name="P3" text:outline-level="2"><text:span text:style-name="T2">Cap. XI.</text:span></text:h>
      <text:p text:style-name="Standard"><text:span text:style-name="T2">At unius adhuc generis morbi omnibus<text:line-break/>partibus, sive similares ac omnino simplices, sive composi-<text:line-break/>tae existant, communis causae effectrices sunt explicandae.<text:line-break/>Equidem hoc universum genus unitatis solutionem vocure<text:line-break/>consueri, aut unitatis corruptionem, aut continui solutio-.,<text:line-break/>nem, vel quomodocunque aliter, prout speraverim sermo.-;<text:line-break/>nem auditoribus fore, perspicuum. Nullum enim nomen<text:line-break/>aliquod a majoribus huic.impositum accepimus,- quemad-<text:line-break/>modum nonnullis ejus speciebus fracturam quidem et ca-</text:span><text:span text:style-name="T10">(<text:line-break/></text:span><text:span text:style-name="T2">riem vocitant solutam in osse continuitatem; lu carne-ve-</text:span></text:p>
      <text:p text:style-name="P10"><text:span text:style-name="T2">ro ulcus ac vulnus. In ossibus autem capitis plura etiam<text:line-break/>funt nomina. Nam ut in caeteris ossibus, </text:span><text:span text:style-name="T6">sic in his</text:span><text:span text:style-name="T2"> fra-<text:line-break/>ctura et fissura et ruptura vocatur. Quae vero ab acuto<text:line-break/>quodam ipsis occursante </text:span><text:span text:style-name="T6">ferro</text:span><text:span text:style-name="T2"> atque incidente fit, excisio<text:line-break/>et lucisio et sedes. Nomen autem </text:span><text:span text:style-name="T12">τερηδόνος, </text:span><text:span text:style-name="T6">id esi cariei,<text:line-break/>t</text:span><text:span text:style-name="T2"> lilera abundare videtur; nam </text:span><text:span text:style-name="T12">παρὰ τὸ τρῆμα, </text:span><text:span text:style-name="T6">hoc esi a </text:span><text:span text:style-name="T41">\<text:line-break/></text:span><text:span text:style-name="T6">foramine,</text:span><text:span text:style-name="T2"> derivari creditur, ac si teredon, i. e. </text:span><text:span text:style-name="T6">perforatio,<text:line-break/></text:span><text:span text:style-name="T2">quaedam existat, quae ab aeribus humoribus erodentibus<text:line-break/>fit, ac in principio quidem canit sub aliud morbi genus, et<text:line-break/>ossis asperitas potius quam caries nonrluatur; majori autem<text:line-break/>perforatione facta, et tanquanr foramine quodam apparente,<text:line-break/>caries appellatur. Et quidem hujus generis est cossisio, quae<text:line-break/>in carnosis plerumque fit partibus, nonnunquam vero et in<text:line-break/>ossibus capitis, lu pueris maxime; nanr in fe ipsum prorsus<text:line-break/>cedat oportet qnicqnid collinitur; idque ipsum molle esse<text:line-break/>oportet, non autem absolute durum; quare carnosarum erit<text:line-break/>partium tenerorurnque ossium, ab aliquo extrinsecus incidente</text:span></text:p>
      <text:p text:style-name="P10"><text:span text:style-name="T2">violenter et valido et duro corpore </text:span><text:span text:style-name="T6">dolUdi.</text:span><text:span text:style-name="T2"> Quum igitur<text:line-break/>externa paitis ita affectae superficies continuitatem etiam-<text:line-break/>num servat, - et in profundo multae et exiles fiunt divisiones;<text:line-break/>collisio et contusio hic morbus nominatur. At apparente<text:line-break/>aliqua caritate, quam parti collisae percntiens </text:span><text:span text:style-name="T6">corpus</text:span><text:span text:style-name="T2"> im-<text:line-break/>presserit, hic affectus illisio vocatur. Igitur necessarium<text:line-break/>omnino est collisam partem sub ipsp ictu in scse compelli<text:line-break/>et concavam fieri, alias non collideretur: servari vero cavi-<text:line-break/>tatern abeunte causa efficiente, necessarium non esu. Mollia<text:line-break/>siquidem omnia, sublata causa feriente, ad pristinum statum<text:line-break/>plerumque redeunt. Si vero non solum intro cesserit os<text:line-break/>capitis, vertun etiam ruptura quaedam in exteriori superfi-<text:line-break/>cie accesserit, jam compositus erit ejusmodi morbus, neque<text:line-break/>ulliun ei nomen priscum ipsi impositum habemus. Quam-<text:line-break/>obrern oratione potius explicandus est, quum numinibus uti<text:line-break/>fumme barbaris, qualia multa a junioribus medicis usurpata<text:line-break/>sunt. Caeterum continuitatis folutio etiam est tum ruptu-</text:span></text:p>
      <text:p text:style-name="P10"><text:span text:style-name="T2">ra tum convulsio; haec in nervosa, illa in carnosa parte<text:line-break/>consistens. Horum vero generationis est causa repentinus<text:line-break/>quidam vel inaequalis vehemensque motus, ac tum praeci-<text:line-break/>pue quum neqne perfricta, neque aequabilia </text:span><text:span text:style-name="T6">reddita,</text:span><text:span text:style-name="T2"> neque<text:line-break/>calefacta; neque emollita, ad motus aguntur corpora. Di-<text:line-break/>velluntur enim in ejusmodi affectibus plurimae eorum par-<text:line-break/>tes; atque ut summatim, dicam, omnes hujus generis rnor-<text:line-break/>horum causae aut extrinsecus irruunt, aut ex ipso - corpore<text:line-break/></text:span><text:span text:style-name="T6">oriuntur.</text:span><text:span text:style-name="T2"> Extrinsecus quidem </text:span><text:span text:style-name="T6">adveniunt,</text:span><text:span text:style-name="T2"> quae vulnerare ac<text:line-break/>collidere queunt; ex ipso corpore, immoderatiacincompositi<text:line-break/>animalis motus, et. quaedam humorum pravitates erodendi<text:line-break/>facultate praeditae.</text:span><text:span text:style-name="T8">1</text:span><text:span text:style-name="T2"> Hae namque sunt, causae morbi omni-<text:line-break/>bus partibus communes, tum sunplicibus ac prinus, quae<text:line-break/>similares appellantur, tum. ex iis compositis, quae et orga-<text:line-break/>nicae et organa .dicuntur.. Compositorum vero morborum<text:line-break/>causas, non arduum, est invenire, quum .ex jam commemo-<text:line-break/>ratis componuntur. Quare quum quis hoc desideraverit.</text:span></text:p>
      <text:p text:style-name="P10"><text:span text:style-name="T2">potest sibi hanc causarum copiam parere. Sed tempus me<text:line-break/>compellit huic libro finem imponentem de symptomatum<text:line-break/>differentiis deinceps disserere.</text:span></text:p>
      <text:h text:style-name="P1" text:outline-level="1"><text:bookmark-start text:name="bookmark2"/>GALENI DE SYMPTOMATUM DIF-<text:line-break/>FERENTIIS LIBER.<text:bookmark-end text:name="bookmark2"/></text:h>
      <text:h text:style-name="Heading_20_2" text:outline-level="2">Cap. I.</text:h>
      <text:p text:style-name="P78"><text:span text:style-name="T2">Quinam et quot universi morbi sint, tum<text:line-break/>simplices, tum compositi, in genera ac fperies a </text:span><text:span text:style-name="T6">nobis</text:span><text:span text:style-name="T2"> di-<text:line-break/>vrdentibus,- quot etiam surgulorum generationis sint causae,<text:line-break/>aliis in commentariis conscriptum esu Reliquum est de<text:line-break/>symptomatis disserere, quo de affectibus omnibus, qui-prae-<text:line-break/>ter naturam sunt, integram reddatur opus. Omnis igitur<text:line-break/>corporis affectus a naturali statu decedens aut morbus est,<text:line-break/>aut morbi causa, aut morbi symptoma, quod epigennema, 'i e.</text:span></text:p>
      <text:p text:style-name="P10"><text:span text:style-name="T6">consectarium</text:span><text:span text:style-name="T2"> quidam medici vocitant. Verum non admo-<text:line-break/>dum id nomen Graecis consuetum est, sed symptoma et<text:line-break/>pathema et pathos haec omnia pro consuetudine nomi-<text:line-break/>nant. Non idem tamen omnino Jus vocabulis significatur,<text:line-break/>sed nunc ego de omnibus ordine inter se dispofitis distinctu-<text:line-break/>rus, ad hunc modum dissero. Equidem morbus definitur<text:line-break/>constitutio quaedam praeter naturam, a qua primum actio<text:line-break/>laeditur. Cousiat autem et si eum esse affectum quendam<text:line-break/>praeter naturam dixerimus, a quo actio laeditur, nos idem<text:line-break/>dicturos. Nam quicquid est, sive sanum, sive aegrum, sive<text:line-break/>neutrum sit, aliquo modo afficitur. A </text:span><text:span text:style-name="T12">διακεῖσθαι </text:span><text:span text:style-name="T2">vero, i. </text:span><text:span text:style-name="T6">e.<text:line-break/>affici, </text:span><text:span text:style-name="T13">διάϋίσις,</text:span><text:span text:style-name="T12"> </text:span><text:span text:style-name="T2">i. e. affiectus, nomen quodammodo derivatum<text:line-break/>est in hunc usum non ab antiquis solum philosophis, fed<text:line-break/>etiam aliis Graecis ductum. Enimvero affectus generatirn<text:line-break/>omnibus tum sanis, tum aegris, tum neutro modo sc haben-<text:line-break/>tibns est commune. Etenim et cantus et harmoniae et<text:line-break/>orationis et dictionis affectio </text:span><text:span text:style-name="T6">a</text:span><text:span text:style-name="T2"> Graecis dicitur. Morbus<text:line-break/>aulenr sanitati contrarium; differt autem ab utroque quod</text:span></text:p>
      <text:p text:style-name="P10"><text:span text:style-name="T2">pathos, et pathema nominatur (ut etiam Plato ipse definiens<text:line-break/>proferebat), quicquid </text:span><text:span text:style-name="T6">aliquis perpejsus suerit, pathos,</text:span><text:span text:style-name="T2"> i. e.<text:line-break/></text:span><text:span text:style-name="T6">pasisio, appellandum esi.</text:span><text:span text:style-name="T2"> Unde, arbitror, sensuum quoque<text:line-break/>alterationes pathemata nominavit. In visu quidem eas,<text:line-break/>quae ali albo, nigro, flavo et caeleris coloribus fiunt; </text:span><text:span text:style-name="T24">. </text:span><text:span text:style-name="T2">in<text:line-break/>tactu, quae a calido, frigido., sicco, humido, duro, molli<text:line-break/>caeterisque ejusmodi omnibus; sic et lu singulis reliquis<text:line-break/>sensibus, Nominat autem is, et voluptatem pathema, i. e.<text:line-break/>passionem, omnemque prorsus motum, quicunque ab altero<text:line-break/>procedit in alterum. Quippe agentis motus actio est; rei<text:line-break/>vero ab eo quodammodo asseclae, pathema et pathos, i. e.<text:line-break/></text:span><text:span text:style-name="T6">pastio.</text:span><text:span text:style-name="T2"> Etenim universe ipsum affici idem quodammodo<text:line-break/>quod pati est, dissertque passio ab affectu motu; cessante<text:line-break/>enim alterante, alteratio, quae lu passo remanet, affectus </text:span><text:span text:style-name="T24">rei<text:line-break/></text:span><text:span text:style-name="T2">perpessae est;- ita ut lu ipso, quod convertitur et mutatur<text:line-break/></text:span><text:span text:style-name="T24">et </text:span><text:span text:style-name="T2">alteratur et movetur, passio generationem habeat, in eo<text:line-break/>vero, quod permanet,et in fubjecto corpore servatur, asse-</text:span></text:p>
      <text:p text:style-name="P10"><text:span text:style-name="T2">etus </text:span><text:span text:style-name="T6">constet.</text:span><text:span text:style-name="T2"> Jam ipsum quoque permanentem affectum<text:line-break/>Graeci passionem nominant, </text:span><text:span text:style-name="T47">ut </text:span><text:span text:style-name="T2">etiam quod </text:span><text:span text:style-name="T6">jam</text:span><text:span text:style-name="T2"> effecit, nec<text:line-break/>etiamnum efficit, causam. Quanquam neque </text:span><text:span text:style-name="T47">hoc </text:span><text:span text:style-name="T2">simplici-<text:line-break/>ter causa est, neque permanens affectus </text:span><text:span text:style-name="T47">simpliciter </text:span><text:span text:style-name="T2">passio;<text:line-break/>scd accurate loquenti affectus passio est jam facta, non au-<text:line-break/>tern quae adhuc fit. Quod autem Graecis sic nominari con-<text:line-break/>suetum est, in libro </text:span><text:span text:style-name="T47">de medicis </text:span><text:span text:style-name="T2">nominibus a nobis est* de-,<text:line-break/>monstratum. Atque rei memores, quae a nobis femper<text:line-break/>proferto, de nominibus quamprimum luter nos convenire,<text:line-break/>et ad res ipsus properare, et in iis versari morarique opor-<text:line-break/>tet. Verum eorum qui fele eruditos profitentur, plurimi<text:line-break/>contra efficiunt, in contentione de nominibus totam suam<text:line-break/>vitam ita conterentes, ut ad artis finem pervenire nunquam<text:line-break/>possint. Quidnarn igitur veritatis studiofum agere oportet?<text:line-break/>Res naturis luter fe sinriles, ob idque neglectas demonstra-<text:line-break/>re; deinde nomina iis imponere, potissimumque, fi possit,<text:line-break/>Graecis usitata; led si haec ignoraverit, propria fingere;</text:span></text:p>
      <text:p text:style-name="P10"><text:span text:style-name="T2">ante omnia vero singusis rebus singula nomina, quo nulla<text:line-break/>obscuritas ex homonyruia nnscatur, neque captiones sint lu<text:line-break/>sermone, neque res ulla omittatur. Illud vero sive recte,<text:line-break/>sive non' recte, sive proprie, sive improprie nomen sit im-<text:line-break/>positum, id nrulto otio considerandum est, quum res ipsas<text:line-break/>jam didicerimus; quippe in harum cognitione rectum insti--<text:line-break/>tutum consistit, non lu nominibus. Nos igitur, ut dixi-<text:line-break/>mus, tum consueta Graecis nomina imponimus, tum res<text:line-break/>luter su ricinas distinguimus et caeteris, prout voluerint,<text:line-break/>nominare permittimus,' sed res aliquas indefinitas praeter-<text:line-break/>mittere non concedimus. Proinde his in ipsis quae nunc<text:line-break/>nobis proposita sunt, quoniam id quod ipsa corporis con-<text:line-break/>versione et mutatione et qualicunque alteratione consistit, ,<text:line-break/>diversum est ab eo quod jam factum est; mauetque, ejus<text:line-break/>autem, quod factum est, aliud naturalem actionem efficit,<text:line-break/>aliud eam laedit; quod in fieri essentiam habet, actionem<text:line-break/>passionemve nominavlutus; quod lu permansione ad aliquod</text:span><text:span text:style-name="T34">'</text:span></text:p>
      <text:p text:style-name="P10"><text:span text:style-name="T2">tempus, sanitatem, morbuinve. Passionem vero ab actione<text:line-break/>discrevimus, tanquam quod efficitur ab eo quod essicit et,<text:line-break/>morbum a sanitate, ut illud praeter naturam est, hoc se-<text:line-break/>cundum naturam. , Rursus igitur iutegris horum orationi-<text:line-break/>bus positis, reliquis haereamus. -Sanitas igitur affectus est<text:line-break/>fecundum naturam actionem efficiens. Nihil refert, ut di-<text:line-break/>xinius, utrum constitutionem,‘aut affectum dixerimus, aut<text:line-break/>actionis effectricem, aut actionis causam</text:span><text:span text:style-name="T47">; </text:span><text:span text:style-name="T2">simili modo nec si<text:line-break/>illud, secundum naturam, abstulerimus, quicquam reseret;<text:line-break/>adlignificatur enim in reliqua oratione. Sic vero et morbus<text:line-break/>constitutio corporis est praeter naturam et causa laesae<text:line-break/>actionis; aut sic angustius: morbus est affectus actionem<text:line-break/>interturbans. Passio motus est in materia, ab agente: iple<text:line-break/>vero agentis motus, actio; quod autem ex sua natura ei<text:line-break/>quod efficitur aliquam generationis portionem confert, causa<text:line-break/>ipsius dicitur. _ </text:span><text:span text:style-name="T24">• </text:span><text:span text:style-name="T2">Causae vero genere sunt plures; nam et<text:line-break/>materia, et nsus, </text:span><text:span text:style-name="T6">'et</text:span><text:span text:style-name="T2"> scopus, et instrumentum, et unde mo-<text:line-break/>tus initium; </text:span><text:span text:style-name="T6">causae sunt.</text:span><text:span text:style-name="T2"> Hae nauique singulae ni quod</text:span></text:p>
      <text:p text:style-name="P10"><text:span text:style-name="T2">efficitur perfectionis aliquid conferunt; quae </text:span><text:span text:style-name="T6">varo</text:span><text:span text:style-name="T2"> nihil<text:line-break/>eonferunt, sed tamen </text:span><text:span text:style-name="T6">a</text:span><text:span text:style-name="T2"> causis conferentibus non sejungun-.</text:span><text:span text:style-name="T8">-<text:line-break/></text:span><text:span text:style-name="T2">tur, haec causarum sine quibus non rationem obtinenti<text:line-break/>His ita fe habentibus, potest causarum multoties scsc invi—<text:line-break/>cenr excipientium series quaedam institui, ut si- quis calculis<text:line-break/>pluribus inter se ordine positis,, primum moveat, ac primus<text:line-break/>fecundum, et hic tertium, et sic deinceps unusquisque suc-<text:line-break/>cedentem, lu hujusmodi enim omnibus nisi quis id quod<text:line-break/>per se efficere dicitur ab </text:span><text:span text:style-name="T6">eo</text:span><text:span text:style-name="T2"> quod per a0cidens distinguat,<text:line-break/>plurimi absurdissimique errores in disputationibus contin-<text:line-break/>gent. Significat autem per </text:span><text:span text:style-name="T47">se </text:span><text:span text:style-name="T2">idem quod primo, tametsi-<text:line-break/>Attice eloquentium quidam hoc vocabulum aversantur; per<text:line-break/>accidens vero, idem quod secundo. Igitur qui primo cal-<text:line-break/>culo digitum admovit, prime quidem hunc movit, per acri-<text:line-break/>dens vero ac fecundo huic proximum, atqu.e sic jam quoque<text:line-break/>reliquos mnnes. Sic primus' quoque secundum </text:span><text:span text:style-name="T6">movet</text:span><text:span text:style-name="T2"> per<text:line-break/>se, per accidens vero tertium reliquosque ordine subsc-. </text:span><text:span text:style-name="T29">r<text:line-break/></text:span><text:span text:style-name="T2">quentes. </text:span><text:span text:style-name="T24">- </text:span><text:span text:style-name="T2">Jam fecundus eadem ratione primo </text:span><text:span text:style-name="T6">mo vet.</text:span><text:span text:style-name="T2"> ter-</text:span></text:p>
      <text:p text:style-name="P10"><text:span text:style-name="T2">tium, secundo vero quartum </text:span><text:span text:style-name="T47">et </text:span><text:span text:style-name="T2">quintum et ordine subse-<text:line-break/>qtieutes. Quod si accuratius adhuc distinguere volueris (id<text:line-break/>enim ad exquisitiorem rerum notitiam sic utilius videtur)<text:line-break/>quisque calculus sibi contiguum primo movet, secundo pro-<text:line-break/>ximo vicinum, tertio praeterea vicino finitimum, quarto<text:line-break/>denique finitimo succedentes. His ita se habentibus ac de-<text:line-break/>fiuitis, quum morbus affectus quidam sit praeter naturam<text:line-break/>actionem laedens; ' morbum autem ipsum praecedere possit<text:line-break/>affectus alter, qui etiam praeter naturam fit, non tamen qui<text:line-break/>sui ipsius ratione laedat, sed morbo interveniente,' talem<text:line-break/>affectum non morbum, sed causam quae rnorbmn' praecessit,<text:line-break/>vocabimus. Atque hic accurate meus adhibenda est, il</text:span><text:span text:style-name="T5">lum<text:line-break/></text:span><text:span text:style-name="T2">quoque affectum causam esse proferentibus, quod actionem<text:line-break/>laedat. Neque enim per se, neque primo, sed per accidens,<text:line-break/>et secundo interturbari; 'laedique per eum actionem dicer<text:line-break/>mus ; a morbo vero et primo et sui ipsius ratione. Unde<text:line-break/>qumn dicimus.morbum esse corporis affectum, qui actionem</text:span></text:p>
      <text:p text:style-name="P10"><text:span text:style-name="T2">interturbat, statim subaudientibus, </text:span><text:span text:style-name="T6">ipsum</text:span><text:span text:style-name="T2"> et primo et pexi<text:line-break/></text:span><text:span text:style-name="T6">sc interturbare,</text:span><text:span text:style-name="T2"> satisfacit oratio; verum vel rudius, vel<text:line-break/>contentiosius inaudientibus adjiciendum lu oratione est, pri-<text:line-break/>mo, quo talis fit definitio: morbus est affectus corporis<text:line-break/>actionem aliquam interturbans primo. Quicunque igitur<text:line-break/>affectus hunc- praecedunt, nequaquam morbi sunt. Quod</text:span></text:p>
      <text:p text:style-name="P13"><text:span text:style-name="T2">' si alii quidam affectus cum his inciderint velut ipsorum nm-<text:line-break/>brae comites, nec hos quidem morbos vocabimus</text:span><text:span text:style-name="T47">, </text:span><text:span text:style-name="T2">sed sym-<text:line-break/>ptomata. Ita etiam non statim quicquid fuerit in corpore<text:line-break/>praeter naturam, id morbus a nobis, vocabitur, sed quod<text:line-break/>primo actionem laedit, morbus; quod hunc praecedit, mor-<text:line-break/>bi causa, nondum autem morbus. Quod fi </text:span><text:span text:style-name="T6">quis</text:span><text:span text:style-name="T2"> alius affe-<text:line-break/>ctus lu corpore‘morbum sequatur, is symptoma duntaxat<text:line-break/>nominabitur; quamvis etiam actionis ipfius laefio symptoma<text:line-break/>sit animantis. Quicquid eniur animali praeter naturam ac-<text:line-break/>cidit, symptoma esu Ac nominum quidem usus apud Grae- </text:span><text:span text:style-name="T36">:<text:line-break/></text:span><text:span text:style-name="T2">cos ita se habet, quae tamen mutare, dummodo res ipsae<text:line-break/>(ut praedictum est) permaneant, cuique volenti licebit;</text:span></text:p>
      <text:p text:style-name="P10"><text:span text:style-name="T2">verbi gratiis, si quis noluerit symptoma vocare, sed epigenne-<text:line-break/>ma, i.e.</text:span><text:span text:style-name="T6">succedens vel obortum-,</text:span><text:span text:style-name="T2"> symptoma vero esse dicitur,<text:line-break/>quicquid praeter naturum animali accidit; epigennema, vero<text:line-break/>non omne, sed quod solos morbos necessario sequitur. . Nos<text:line-break/>vero (ut dictum est) omnem alterationem, quae adhuc fit, </text:span><text:span text:style-name="T29">-<text:line-break/></text:span><text:span text:style-name="T2">passionem esse diximus; omnia vero quae lu corporibus<text:line-break/>praeter naturum sunt, symptomata nominabimus. Accidet-<text:line-break/>que aliquoties eandem rem et passionem et symptoma no-<text:line-break/>minari, quum utriusque significatum alia atque alia ratione<text:line-break/>illi infit. Verbi gratia tremere pati est, quod tum alterari,,<text:line-break/>tum moveri non propria functione, contingit; tremor et<text:line-break/>passio et pathema est; quod talis motus alteratio sit; imo<text:line-break/>etiam </text:span><text:span text:style-name="T6">tremor</text:span><text:span text:style-name="T2"> symptoma est; nam motus est praeter natu-<text:line-break/>ram. Quod fi alteratio sclum esset, qualis in videndo, au-<text:line-break/>diendo, odorando, gustando, tangendoque fit, passio tan-<text:line-break/>tum nominaretur, nequaquam vero symptoma; symptoma-<text:line-break/>tis enim id ipsum proprium est, </text:span><text:span text:style-name="T6">ut sit</text:span><text:span text:style-name="T2"> praeter, naturam.,<text:line-break/>Unde et in differentiis omnibus, quae, ah eo qui secnndunr</text:span></text:p>
      <text:p text:style-name="P10"><text:span text:style-name="T2">naturam est statu immutantur, consistit: nam et in figuris<text:line-break/>naturalibus, et coloribus, et magnitudinibus, et actionibus,<text:line-break/>et passionibus, ubi corrumpuntur, existit. Estque haec<text:line-break/>ejus maxime propria ratio, mutatio a naturali </text:span><text:span text:style-name="T6">statu.</text:span><text:span text:style-name="T2"> Quid<text:line-break/>igitur? num et morbus mutatio naturalis est status? an<text:line-break/>non absolute mutatio, sed mutatio quaedam; symptoma ve-<text:line-break/></text:span><text:span text:style-name="T6">ro</text:span><text:span text:style-name="T2"> absolute mutatio est? Nam quum lu. affectibus naturalis<text:line-break/>status mutatur, actionemque laedit, morbus gignitur; duo-<text:line-break/>que haec, ut morbus sit, omnino desiderantur, in genere<text:line-break/>affectus esse, et functionem laedere, quorum neutrum sym-<text:line-break/>ptomati adesse necessarium est; etenim licet neque affectus<text:line-break/>sit, nec actionem aliquam laedat, tamen eo solo, quod prae-<text:line-break/>ter naturum sit, abunde definietur. Atque a morbo qui-<text:line-break/>dem hac ratione differt; a passione vero, quod haec passio<text:line-break/>omnino sit in motu, interdum et secundum naturam. Sym-<text:line-break/>ptoma non solum in motu, sed etiam in habitu quodam, et<text:line-break/>omnino praeter naturam. Erit igitur passio, alteratio veI<text:line-break/>circa materiam motus, qui adhuc fit, affectus vero qui</text:span></text:p>
      <text:p text:style-name="P10"><text:span text:style-name="T2">post manet, symptoma autem, quicquid animali praeter<text:line-break/>naturam acciderit. Quare morbus quoque sub generalem<text:line-break/>symptomatis appellationem' reducetur; est. enim is quoque<text:line-break/>quodam modo symptoma. Quin etiam quae et anteceden-<text:line-break/>tes lu corpore animalis causae constituuntur, generali fyrn-<text:line-break/>ptornatis notioni subjiciuntur.</text:span></text:p>
      <text:h text:style-name="Heading_20_2" text:outline-level="2">Cap. ll.</text:h>
      <text:p text:style-name="P78"><text:span text:style-name="T2">Atque de iis quidem jam nictum est, de<text:line-break/>specialibus vero symptomatis hoc in libro disserere propo-<text:line-break/>situm esu Est autem horum triplex differentia. Alia nam-<text:line-break/>que ipsius corporis nostri sunt affectus; alia functionum lae-<text:line-break/>siones; alia haec ambo comitantia; tum in exeretorum et<text:line-break/>retentorum ametria; tum in iis qui lu ipso animali excitan-<text:line-break/>tur strepitibus; tum etiam lu reliquis seusibilibus differen-<text:line-break/>tiis omnibus. Laesio vero nunc et privatio dicta audiatur.<text:line-break/>Non enim solum movendi, neque sentiendi difficultas laesio-<text:line-break/>nes quaedam actionum sunt, sed etiam immobilitas et lu-<text:line-break/>sensibilitas. Ad eundem modum non dyspepsia solum, sed<text:line-break/>etiam apepfia feu </text:span><text:span text:style-name="T6">cruditas.</text:span><text:span text:style-name="T2"> Atque haec quidem genera</text:span></text:p>
      <text:p text:style-name="P10"><text:span text:style-name="T2">symptomatum sunt, quorum differentiae particulares cousi-<text:line-break/>derandae sunt. At singula persequi sermone deinceps con-<text:line-break/>veniet; illo prius admonito., quod in libro de morborum<text:line-break/>differentiis diximus, </text:span><text:span text:style-name="T6">nempe</text:span><text:span text:style-name="T2"> qui sanitatem non esse affectum<text:line-break/>corporis, qua actionem edimus, sed ipsas actiones sanitatem .<text:line-break/>esse putarunt,’ quum nos nunc doctrinam symptomatum de<text:line-break/>actionum laesione tradimus, hanc ipsi morborum doctrinam<text:line-break/>facturi funt,, et a nobis nimirum, si nihil in ipsis rebus er-<text:line-break/>rayeriut, de solis nominibus dissensuri. Oriuntur autem<text:line-break/>(ut saepe dictum est) hujuscemodi doctrinarum errores ex<text:line-break/>aliqua, quae omittitur, disserentia. ltaque si differentias<text:line-break/>omnes percenseant, et eas non symptomatum, sed morbo-<text:line-break/>rum esse dicant,, in nomine solo, non in re, a nobis, dissen-<text:line-break/>tient Ergo dicendae differentiae nobis jam sunt, oratione<text:line-break/>ad principium revocata, quoniam symptoma generatim </text:span><text:span text:style-name="T6">qui-<text:line-break/>dem</text:span><text:span text:style-name="T2"> appellatur quicquid animali praeter naturam contigit;<text:line-break/>ita ut 'tum morbi ipsi,- tum morborum causae; quae intra</text:span></text:p>
      <text:p text:style-name="P10"><text:span text:style-name="T2">corpus consistunt, </text:span><text:span text:style-name="T12">(ηοη </text:span><text:span text:style-name="T2">enim evidentes) symptomata sint.<text:line-break/>Altera vero significatione ac veluti magis propria, detractis<text:line-break/>trnn morbis, tum eorum causis, -reliqua omnia, quae praeter<text:line-break/>naturam sunt, symptomata nominantur. Atque nunc de his<text:line-break/>loqui nobis est propositum.</text:span></text:p>
      <text:h text:style-name="Heading_20_2" text:outline-level="2"><text:span text:style-name="T2">Cap. </text:span><text:span text:style-name="T16">II</text:span><text:span text:style-name="T2">I.</text:span></text:h>
      <text:p text:style-name="P81"><text:span text:style-name="T2">Primum ergo memores esse oportet tripli-<text:line-break/>ris eorum </text:span><text:span text:style-name="T6">siymptomatum</text:span><text:span text:style-name="T2"> naturae, ac sic deinceps omnia di-<text:line-break/>videre, ab actionum laesione ducto exordio. Haec autem<text:line-break/>secanda est in duo prima genera, quod et actionum ipsarum<text:line-break/>duae sint primae differentiae; aliae enim animae, aliae na-<text:line-break/>turae sunt;, prolude que priores quidem animales, posterio-<text:line-break/>res vero naturales vccantur. Rursus igitur animales prio-<text:line-break/>res dividimus in scusitrices, rnotrices,' et tertias prinripes<text:line-break/>(nihil enim deterius suerit ita dilucidae doctrinae gratia eas<text:line-break/>nominasse) et iterum earum, quae dictae sunt, quamque lu<text:line-break/>suas differentias distinguimus. Serisitricis • igitur animae<text:line-break/>functio quinque omnino habet functionum-disserentias, vi-</text:span></text:p>
      <text:p text:style-name="P10"><text:span text:style-name="T2">dendi, odorandi, gustandi, audiendi, et tangendi. Motrix<text:line-break/></text:span><text:span text:style-name="T6">vero</text:span><text:span text:style-name="T2"> proximum instrumentum unum habet, modum que<text:line-break/>ipsius motionis unum: (demonstratum enim ita est lu libris<text:line-break/>de musculorum motu) variatur autem in particularibus in-<text:line-break/>strumentis, ita ut varias habere species rideatur. Reliqua<text:line-break/>verc animae sunctio, quae a principe facultate processit, lu<text:line-break/>•imagluatricem, ratiocluatricem et recordatricem dividitur.<text:line-break/>Ergo etiam, laesiones functionum sentiendi communes qui-<text:line-break/>dem omnibus sunt; inseusibilitas quaedam vel sentiendi dif-<text:line-break/>ficultas, (voco autem sentiendi difficultatem sensum vitiosum<text:line-break/>omnem) particulares vero lu unoquoque </text:span><text:span text:style-name="T6">sunt sensu,</text:span><text:span text:style-name="T2"> lu ocu-<text:line-break/>lis quidem caecitas et visus obscuritas et depravata, visio<text:line-break/>quaedam, lu auribus, surditas et auditus gravitas et ob-<text:line-break/>auditio quaedam. Sic in lingua, naso et tactu, essi propria<text:line-break/>nomlua sortita non.sunt, tamen respondentia praedictis ad<text:line-break/>proportionem habentur; aut enim propria seusibilia prorsus<text:line-break/>non sentiunt, aut male ; eritque illud male duplex, alte-<text:line-break/>rurn diminute, alterum depravate. Tactus aptem proprium</text:span></text:p>
      <text:p text:style-name="P10"><text:span text:style-name="T2">et insigne praeter caeteros sensus in actione sua symptoma<text:line-break/>obtinet, dolorem; qui quidem etiam caeleris sensibus ab<text:line-break/>externis propriis sensibilibus lucidit; huic vero non solum<text:line-break/>ab externis, sed etiam multo magis ab affectibus, qui intra<text:line-break/>corpus consistunt, isque plerumque tam vehemens, ut non-<text:line-break/>nulli cruciatu victi sibi ipsis mortem consciscant. Invadit<text:line-break/>quidem et oculos ob lucis splendorem molestus quidam </text:span><text:span text:style-name="T6">do~<text:line-break/>loris</text:span><text:span text:style-name="T2"> affectus; aures quoque ob magnum aliquem et asperum<text:line-break/>strepitum; lu gustu quoque et odoratu alii ejusmodi mole-<text:line-break/>sti affectus oboriuntur </text:span><text:span text:style-name="T6">a</text:span><text:span text:style-name="T2"> proprio sensili unoquoque sensu<text:line-break/>dolenter affecto. Maximi vero dolores tactus sensui acci-<text:line-break/>dunt. Etenim qui dolores ob aurium phlegmonem, aliumve<text:line-break/>quempiam affectum vehementer nos angunt, ii proprii audi-'<text:line-break/>tus </text:span><text:span text:style-name="T6">dolores</text:span><text:span text:style-name="T2"> non sunt, sed tactus; communis enim is est om-<text:line-break/>uium sensuum organis, reliqui quatuor cujusque seorsum,<text:line-break/>lta ita oculis saepe vehementes dolores excitantur sensu.</text:span></text:p>
      <text:p text:style-name="P10"><text:span text:style-name="T24">tactus lu </text:span><text:span text:style-name="T2">his laborante; sic etiam et dentium et coli dolores;<text:line-break/>quin pruritus quoque ex hoc genere symptomatum est. Ne<text:line-break/>igitur esiamnum lu unaquaque parte proprium nomen quae-<text:line-break/>ras </text:span><text:span text:style-name="T24">, quale </text:span><text:span text:style-name="T2">est cephalalgia, et cordolium, et aurium dolor;<text:line-break/>non enim invenies impositum; sed oratione ejusmodi omnia<text:line-break/>interpretari satis suerit, dicendo vesicae et renum et lienis,<text:line-break/>item genuum et pessis caeler arum que similiter partium<text:line-break/>dolores. </text:span><text:span text:style-name="T24">. </text:span><text:span text:style-name="T2">Atque talia quidem et tot numero functionum<text:line-break/>sentiendi sunt symptomata.' Ad haec etiam’ duo eximia<text:line-break/>pervigilium et sopor lu primo omnium sensu, qui omnibus.<text:line-break/>Eeusibus est communis, consistunt. At functionum motum<text:line-break/>edentium prima symptomata sunt immobilitas et movendi<text:line-break/>difficultas.' Sed difficultatis movendi alius diminutus lu-<text:line-break/>sirmusque motus est, alius depravatus;' depravati autem<text:line-break/>alitis tremulus, alius convulsivus, alius palpitans, alius con-<text:line-break/></text:span><text:span text:style-name="T24">cussivus. Dictorum symptomatum quaedam quum </text:span><text:span text:style-name="T2">lu toto<text:line-break/></text:span><text:span text:style-name="T24">corpore fiunt, diversas appellationes sortiuntur, ut </text:span><text:span text:style-name="T2">empro-<text:line-break/></text:span><text:span text:style-name="T24">sthotonos, opisthotonos et tetanos. Quod si totius </text:span><text:span text:style-name="T2">corporis</text:span></text:p>
      <text:p text:style-name="P10"><text:span text:style-name="T2">non solum convulsio sit, sed etiam principtnn functionum<text:line-break/>cohibitio, tale </text:span><text:span text:style-name="T6">siymptoma</text:span><text:span text:style-name="T2"> epilepsia dicitur; quemadmodum<text:line-break/>et apoplexia quae totius est corporis resolutio una cum prin •<text:line-break/>cipibus functionibus </text:span><text:span text:style-name="T6">laesis.</text:span><text:span text:style-name="T2"> Atque hae quidem actionum<text:line-break/>motum edentium sunt laesiones; </text:span><text:span text:style-name="T6">quarum</text:span><text:span text:style-name="T2"> si qua proprium et<text:line-break/>iusigne nomen luditum non habeat, non decet propterea<text:line-break/>ullos deceptos aestimare aliquod symptoma a nobis praeter-<text:line-break/>missum esse, ut neque apnoean et dyspnoean, vel ischurian<text:line-break/>et. dysurian, vel aphouiau et cacophoniam et dysphoniam<text:line-break/>Sed ipsi medico ejusmodi omnia in singulis animalibus fun-<text:line-break/>ctionibus sunt exploranda, ut et in cujusque eormn difle-<text:line-break/>rentirs; veluti si fors ita tulerit, quum dyspnoea unum<text:line-break/>sit' animalis functionis nempe respirationis symptoma, quot<text:line-break/>sint in universum ejus differentiae, (quemadmodum lu libris<text:line-break/>de dyspnoea demonstravimus) aut cacophoniae quot parti-<text:line-break/>culares habeantur, differentiae, ut iu libello de voce dis-<text:line-break/>seruimus. At passirn dubitaverit quispiam, cujus generis<text:line-break/>symptoma sit; ut pandiculatio, oscitatio, sternutatio, tussis.</text:span></text:p>
      <text:p text:style-name="P10"><text:span text:style-name="T2">Verum de ejusmodi omnibus proximo libro de symptomatum<text:line-break/>causis susius disseretur. Deluceps autem licuerit principuin<text:line-break/>functionum laesiones prosequi, ac prunum imagluatricis’.<text:line-break/>Est autem hujus laesio quoque alia veIuti paralysis quaedam,<text:line-break/>quae caros et catalepsis nominatur; alia veluti pravus qui-<text:line-break/>dam erransque motus, qui delirium vocatur; alia veluti de-<text:line-break/>ficiens et imbecillus </text:span><text:span text:style-name="T6">motus,</text:span><text:span text:style-name="T2"> ut in comate et lethargo. Quin<text:line-break/>etiam ratiocluatricis functionis, quae veluti paralysis est,<text:line-break/>amentia; quae veluti deficiens motio est, et stultitia et fa-<text:line-break/>tuitas ; quae vero veluti aberrans est, delirium appellatur.<text:line-break/>Nam plerumque in utrisque simul delirium consistit, tum<text:line-break/>in prava imaginatione, tum in inepta ratiocinatione; est;<text:line-break/>autem interdum in earum altera duntaxat: quemadmodum<text:line-break/>et Theopbilo medico aegrotanti contigit in caeleris quidem<text:line-break/>prudenter et disserere et praesentes exacte noscere, sed ti-<text:line-break/>bicines quosdam angulum domus, ubi decumbebat, occu-<text:line-break/>passe assidueque tibia modulari ac simos edere putabat; at-</text:span></text:p>
      <text:p text:style-name="P10"><text:span text:style-name="T2">que hos se intueri arbitrabatur, alios quidem illic stantes,<text:line-break/>alios autem sedentes ita continue tibia canentes, ut neque •<text:line-break/>noctu quicquam remitterent, neque omnino interdiu veI<text:line-break/>minimum tempus quiescerent; proinde exclamabat, perpe-<text:line-break/>tuo jubens eos domo ejici. Atque haec illi erat delirii fpe-<text:line-break/>cies. Is postquam plane convaluit </text:span><text:span text:style-name="T6">a</text:span><text:span text:style-name="T2"> morboque evasit, tum<text:line-break/>reliqua omnia quae ingredrentium quisque dixisset secissetve,<text:line-break/>narrabat, tum risa de tibicinibus memorabat. Quibusdam<text:line-break/>vero nullum risum apparet, sed ni non recte ratiocinantur,<text:line-break/>ratiocinatrice animae facultate iis affecta; ut phrenitico con-<text:line-break/>tigit, qui occlusis lutus januis singula vasa per fenestras pro-<text:line-break/>tulit, postea praetereuntes rogabat, num projicere juberent.<text:line-break/>Hic enim singulorum vnsorum nonriua plane proferebat;<text:line-break/>qua in re fe manifeste declarabat,'' neque in imaginatione<text:line-break/>circa ea laesum esse, nec in nominum memoria. Quid igi-<text:line-break/>tur sibi vult ab alto omnia dejicere ac perfringere? hoc<text:line-break/>intelligere non poterat, sed opere ipfo delirare se declara-</text:span></text:p>
      <text:p text:style-name="P10"><text:span text:style-name="T2">bat. Quod autem et circa memoratricem animae facultatem<text:line-break/>symptomata eveniunt non aegrotantibus modo, sed iis etiam,<text:line-break/>qui aegrotare desierunt, id didicisse e Thucydide licet, qui<text:line-break/>nonnullos e pestilentia servatus eatenus omnium quae prae-<text:line-break/>cessissent oblinis prodit, ut non solum suos f</text:span><text:span text:style-name="T5">amili</text:span><text:span text:style-name="T2">ares, sed<text:line-break/>etiam se ipsos ignorarent </text:span><text:span text:style-name="T29">'r</text:span></text:p>
      <text:h text:style-name="Heading_20_2" text:outline-level="2">Cap. IV.</text:h>
      <text:p text:style-name="P78"><text:span text:style-name="T2">Sed enim quoniam principis animae facul--<text:line-break/>tatis symptomata explicate sunt, jam tempestivum est ad<text:line-break/>alterum sunctionum genus, • quas naturales appellant, trans- •<text:line-break/>ire. Atque harunr surgulis, quum vel non eduntur, vel<text:line-break/>male eduntur, erunt symptomata. Hujus’ quidem generis<text:line-break/>symptomatum' sunt in appetitu appetentia tum difficilis in<text:line-break/>appetentia, tum immoderata ciborum appetentia. Con-<text:line-break/>coctionis sunt apepfia, bradypepsia, dyspepsia. • Pari modo<text:line-break/>in distributione et sanguinis generatione, quae vel non pera-<text:line-break/>gitur, vel prave peragitur, exissent symptomata. Hujus </text:span><text:span text:style-name="T6">ge~<text:line-break/></text:span><text:span text:style-name="T2">neris symptomatum funt hyderi. Jam in nutritionis actio-</text:span></text:p>
      <text:p text:style-name="P10"><text:span text:style-name="T2">ne atrophiae quaedam et tabes frustrationes </text:span><text:span text:style-name="T6">ejus</text:span><text:span text:style-name="T2"> funt. Leu-<text:line-break/>cas vero et ophiascs et alopecias et quicquid ejUsmodi<text:line-break/>fymptomatum species </text:span><text:span text:style-name="T6">habetur,</text:span><text:span text:style-name="T2"> vitiosae nutritiones efficiunt-<text:line-break/>At asphyxiae et cacosphyxiae functionis </text:span><text:span text:style-name="T6">laesae</text:span><text:span text:style-name="T2"> pulsuum<text:line-break/>sunt symptomata. In excrementorum quoque secretione<text:line-break/>quae vel non omnino, vel non rite peragitur, symptomata<text:line-break/>consistunt, alia nomine proprio vacantia, veluti quae circa<text:line-break/>atram bilem eveniunt; alia ex consuetudine nominata, ut<text:line-break/>regius morbus. Methodus </text:span><text:span text:style-name="T6">vero</text:span><text:span text:style-name="T2"> hic quoque omnium inven-<text:line-break/>tionis est naturalium facullatum cognitio, quas lu libris de<text:line-break/>ipsis conscriptis quatuor esse lu unaquaque corporis parte<text:line-break/>indicavimus, attractricem, retentricem, alteratricem et ex-<text:line-break/>cretricem. Erit igitur lu harum unaquaque duplex fym-<text:line-break/>ptorna; alterum quum male fit actio, alterum quum pror-<text:line-break/>sus non fit- Quare in quocunque naturali instrumento<text:line-break/>octo eruntilu universum symptomata. Ergo si cui ex ana-<text:line-break/>tome innotuerit partimh animalis numerus, facile ex fefe</text:span></text:p>
      <text:p text:style-name="P10"><text:span text:style-name="T2">omnium symptomatum nmltitudinem inveniet. Quae enim<text:line-break/>naturae solius sunt instrumenta, octo solum symptomatis;<text:line-break/>laborabunt; quae vero sunt animae, </text:span><text:span text:style-name="T6">tum istis,</text:span><text:span text:style-name="T2"> tum his<text:line-break/>amplius aliis duobus. Monstratum enim paulo supra est,_<text:line-break/>cujusque animalium actionum duplicem esse symptomatum<text:line-break/>speciem, vel quae prorsus non esuriuntur, vel quae male<text:line-break/>eduntur. Dictum praeterea est hoc male duplex esse,<text:line-break/>aliud veluti obscure debiliterque, aliud ac siquis dicat de-<text:line-break/>pravate. Ita rursus si non duo in quaque tum actione tum<text:line-break/>facultate fymptomata esse dicas, fed omnino tria, alterum<text:line-break/></text:span><text:span text:style-name="T6">scilicet</text:span><text:span text:style-name="T2"> priorum duorum‘lu duo locans, duodecim quidem<text:line-break/>lu quoque naturali instrumento erunt fymptomata, qninde-<text:line-break/>cim vero in animalibus </text:span><text:span text:style-name="T6">organis.</text:span><text:span text:style-name="T2"> Porro prior divisio, quae<text:line-break/>in duas </text:span><text:span text:style-name="T6">facta esi</text:span><text:span text:style-name="T2"> differentias, octo quidem naturalium, de—.,<text:line-break/>cem vero animalium actionum efficit. Si quod vero in-<text:line-break/>strumentum duplici ratione</text:span><text:span text:style-name="T10">;</text:span><text:span text:style-name="T2"> animale sit, ut sentiat simul et<text:line-break/>moveat, huic ex secunda divisione decem et octo sympto-<text:line-break/>mata incident, ex priore duodecim. Monstrato igitur.</text:span></text:p>
      <text:p text:style-name="P10"><text:span text:style-name="T2">qued dicimus-luusia alterave</text:span><text:span text:style-name="T12">' </text:span><text:span text:style-name="T2">purte, quod nos lu' iis, lujd<text:line-break/>ipsum lu omnibus facere censemus eum, qui numerare synni<text:line-break/>ptomata studebit, minime; quidem nominibus’ attentum (ne-<text:line-break/>que enim ubique usitata nomina inveniet) sed ipsam rerum<text:line-break/>naturam spectantem. Sed </text:span><text:span text:style-name="T24">esto </text:span><text:span text:style-name="T2">ventriculus concoctionis in--<text:line-break/>stramentum, quod trahit- </text:span><text:span text:style-name="T6">ad</text:span><text:span text:style-name="T2"> se (uti ostendimus) famlliare<text:line-break/>alimentum et excernit quicquid est alienum; praeterea quod<text:line-break/>attraxit, id retinet, et quod retinet,</text:span><text:span text:style-name="T24">' </text:span><text:span text:style-name="T2">alterat Quum igitur<text:line-break/>vel omnino non attrahere, vel vitiose attrahere illi contigit,<text:line-break/>duo haec attractricis facultatis symptomata mecum per-<text:line-break/>pende. Alterum eorum rursum bifariam dividitur, </text:span><text:span text:style-name="T6">nempe<text:line-break/></text:span><text:span text:style-name="T2">quod vitio se, oratione saltem quatenus utique licet (tametsi<text:line-break/>nominibus • dilucide demonstrare non potes, quod </text:span><text:span text:style-name="T6">sicilicet<text:line-break/></text:span><text:span text:style-name="T2">his nullum impositum nomen sit) interpretari conatus, quod<text:line-break/>etiam per id ipsum vitiose alia erit ut </text:span><text:span text:style-name="T6">attractio</text:span><text:span text:style-name="T2"> imbecilla,<text:line-break/>alia ut depravata; imbecilla quidem quae vix et aegre et<text:line-break/>longo tempore fit; • depravata, quae veluti cum palpitatione,<text:line-break/>vel tremore, </text:span><text:span text:style-name="T24">vel </text:span><text:span text:style-name="T2">convulsione, </text:span><text:span text:style-name="T24">vel </text:span><text:span text:style-name="T2">concussione agitur, </text:span><text:span text:style-name="T24">lu</text:span></text:p>
      <text:p text:style-name="P10"><text:span text:style-name="T2">alteratrice vero ventriculi facultate aliud </text:span><text:span text:style-name="T6">siymptoma</text:span><text:span text:style-name="T2"> est, ubi<text:line-break/>omnino alteratio non fit, quum quales assumpti cibi sunt,<text:line-break/>tales in omni qualitate manent; aliud ubi imbecilliter, </text:span><text:span text:style-name="T6">quod<text:line-break/></text:span><text:span text:style-name="T2">proprium nomen hradypepsiamhabet; quemadmodum et de-<text:line-break/>pravate, quum in alienam qualitatem cibi permutantur, ita<text:line-break/>ut tria in totum symptomata circa unam actionem frustra-<text:line-break/>tam habeantur. . Vocatur autem ipsa sunctio concoctio,<text:line-break/>quae ciborum est in familiarem animali qualitatem alteratio,;<text:line-break/>Bradypepfia vero mutatio in eam qualitatem est, sed vix<text:line-break/>et fpatio longiore; alterationem autem in alterum qualita-<text:line-break/>tem, n°u tamen lu eam, quae secundum naturam est,, ape-<text:line-break/>psiam ncmrnant. Huic aequinoce privatio quoque actionis<text:line-break/>nominatur; quanquam clarius suerat hanc Iolam apepsiam<text:line-break/>nominare; .illam vero depravatam mutationem, dyspepsiam;<text:line-break/>sicut imbecillam alterationem, bradypepsiam. Atque ut<text:line-break/>Plato dicebat, veteres quirh res plurimas ignorarent, alias<text:line-break/>omnino non nominarunt, alias non recte. Non igitur de-<text:line-break/>cipi nos oportet nominibus, scd in ipsam rerum substantiam</text:span></text:p>
      <text:p text:style-name="P10"><text:span text:style-name="T2">luspicere. Id si fecerimus, inveniemus similiter retentricis<text:line-break/>facultatis actionem secundum naturam se habere, ‘ quuin terna<text:line-break/>pus compreheusionis ciborum concoctionis tempori exae-<text:line-break/>quatur, </text:span><text:span text:style-name="T47">ac </text:span><text:span text:style-name="T2">cibos undique prorsus complectitur; priiatio-<text:line-break/>nem vero universalem actionis, quum prorsus Uon complet<text:line-break/>ctitur; accidit aniem id in lienteriis;- imbecillitatem vero<text:line-break/></text:span><text:span text:style-name="T6">vocamus,</text:span><text:span text:style-name="T2"> quum vel non probe comprehendit, vel non ad<text:line-break/>usque perlectam concoctionem, vel quum ambo haec simul<text:line-break/>incidunt. Quum enim his ni duobus</text:span><text:span text:style-name="T8">?</text:span><text:span text:style-name="T2"> consistat proba com-<text:line-break/>prehensivae facultatis functio; tum Ut nullum spatium </text:span><text:span text:style-name="T8">:</text:span><text:span text:style-name="T2">re-<text:line-break/>linquatur inter ventrem et cibos vacuum,- tum ut compre-<text:line-break/>heusionis tempus concoctionis tempori exaequetur; vel lu.<text:line-break/>altero tantum male functionem obibit; vel in utroque, sym-<text:line-break/>ptonrataque consequentur, imbecillam quidem comprehen-<text:line-break/>sionem fluctuationes et flaituspllirevioris vero temporis com-<text:line-break/>prehensionem excretio celeris et ciborum in iuseriori venu<text:line-break/></text:span><text:span text:style-name="T6">ire</text:span><text:span text:style-name="T2"> corruptela.' Atque hic le huic rei mentem ’ adhibere</text:span></text:p>
      <text:p text:style-name="P10"><text:span text:style-name="T2">velim quod alteri symptomati alterum nonnunquam succe-<text:line-break/>ssit; imbecillam namque compreheusionem modo perturha-<text:line-break/>tiones ventris sequuntur; modo flatus; brevioris vero tem-<text:line-break/>poris </text:span><text:span text:style-name="T6">comprehensionem</text:span><text:span text:style-name="T2"> omnino imperfecta concoctio ;• cni<text:line-break/>succedit vel celer ciborum exitus, vel eorum in ventre cor-<text:line-break/>r.uptela. Ac ita celeris quidem exitus inseparabilia fyrn</text:span><text:span text:style-name="T12">-ι<text:line-break/></text:span><text:span text:style-name="T2">ptomata sunt dejectionis hnmiditas et distributio deficiens;<text:line-break/>corruptelae autem in alvi quidem dejectionibus graveolen-<text:line-break/>tia necessario, non necessario autem mordicationes aut lu-<text:line-break/>stationes. Sed interdum neutrum eorum, interdum alte-<text:line-break/>runr, interdum utrumque sequitur. Cur autem tum lu istis,<text:line-break/>tum iniis, quae prius sunt nicta, quaedam necessario se-<text:line-break/>quantur, quaedam non necessario, lu libro hunc sequenti<text:line-break/>agemus. In praesentia vero ad reliquam retentricis sacul-<text:line-break/>tatis, symptomatum differentiam est transeundum. Quum<text:line-break/>igitur cibos venter comprehendit, sed cum palpitatione qua-<text:line-break/>dam vel tanquam convulsione et tremore et concussione,<text:line-break/>ejusmodi comprehensionis opus depravatum suerit. Ac pal-<text:line-break/>pitationem quidem ventris clare sentimus, itcmque convul-</text:span></text:p>
      <text:p text:style-name="P10"><text:span text:style-name="T2">sionem; (surgultum enim hoc fymplorna nominant) at pathe-<text:line-break/>ma ejus, quod veluti tremor sit, non clare </text:span><text:span text:style-name="T6">percipitur:</text:span><text:span text:style-name="T2"> sed<text:line-break/>si nostrae orationi animum adhibueris, id quoque non magno<text:line-break/>negotio deprehendes. Ergo ubi ab assumpto cibo neque<text:line-break/>aliqua fluctuatio te insestat, neque inflatio, imo neque palpi--<text:line-break/>tatio ulla est, neque singultus, sed insuetae jactationis in<text:line-break/>ventre sensus est, et veluti gravatur </text:span><text:span text:style-name="T6">is</text:span><text:span text:style-name="T2"> ac laborat, ac defide-<text:line-break/>rat celerius onus per inferiora aut superiora secedere, simul-<text:line-break/>que accedit ructus quidam ac molesta quaedam difficultas<text:line-break/>intoleranda ac vix explicabilis respirationis sequitur; tunr<text:line-break/>existima ventriculum cibos comprehendere quidem, sed tre-<text:line-break/>mule. At motus veluti concussivus lu rigoribus maxime est<text:line-break/>conspicuus, universas animalis partes occupans. Sed de<text:line-break/>his fusius in libris hunc sequentibus disseretur. Jam nunc<text:line-break/>ad quartam ventris facultatem exeretricem propultricemque<text:line-break/>nominatam accedamus</text:span><text:span text:style-name="T47">; </text:span><text:span text:style-name="T2">cujus veluti privatio in quibusdam<text:line-break/>ilei specicbus cernitur; imbecillitas vero plerumque in tar-<text:line-break/>dis quibusdam excrementorum dejectionibus incidit. Motus-</text:span></text:p>
      <text:p text:style-name="P10"><text:span text:style-name="T2">autem quasi vitiosus est, quum vel priusquam peracta con-<text:line-break/>coctio, iiij ad actionem proruit; vel absoluta </text:span><text:span text:style-name="T6">concoctione<text:line-break/></text:span><text:span text:style-name="T2">oessat ac tardat, vel una cum aliquo jam dictorum sympto-<text:line-break/>matum fit, aliterve quovis modo inaequaliter, vel tanquam<text:line-break/>intemperanter venter ni cibos irruit; minime moderatum<text:line-break/>liabens motum exemplo eorum, qui per declive currentes, •<text:line-break/>gradum postea sistere nequeunt. Igitur ventris, quatenus<text:line-break/>organum est concoctionis, nicta symptomatafunt; at quate-<text:line-break/>nus ipsum .nutrirj oportet et ad se alimentum attrahere et,<text:line-break/>retinere, quousque alteraverit et supervacaneum excreve-<text:line-break/>fit, alium parem symptomatum numermn ut similare cor-<text:line-break/>pus sortietur... Fortassis igitur praestiterit omnia, quae fa-<text:line-break/>cultatis nutricis sunctioni accidunt, fymptomata percur-<text:line-break/>rere, tum quae ventris corpori, tum quae caeleris par-<text:line-break/>tibus omnibus insunt coinmunia, quippe clarior ita le-<text:line-break/>gentibus oratio fiet, illultritrsque docebit .quod paulo supra<text:line-break/>est nictum, symptoma symptomatis causam esse. Atrophianr<text:line-break/>enim, quum nirurn symptoma sit, sive </text:span><text:span text:style-name="T6">ea</text:span><text:span text:style-name="T2"> in tuto fiat animali,</text:span></text:p>
      <text:p text:style-name="P10"><text:span text:style-name="T2">sive lu una ejus parte, multa praecedunt fymplomata.<text:line-break/>Quum enim quod probe nutriri debet, id et trahere ad </text:span><text:span text:style-name="T6">fe</text:span><text:span text:style-name="T2"> fa- </text:span><text:span text:style-name="T29">'<text:line-break/></text:span><text:span text:style-name="T2">miliare ac proprium alimentum oporteat; et quoad allera-<text:line-break/>tum sibi assimilaverit, retinere; praeterea quod redundat<text:line-break/>excrementum excernere; quumque id excrementum duplex'<text:line-break/>genere sit, aut enim quantitate redundat, aut qrialitale; ne-<text:line-break/></text:span><text:span text:style-name="T24">cesse </text:span><text:span text:style-name="T2">omnino est partem atrophia laborantem vel nno prae-<text:line-break/>dictorum aliquo id pati, vel plurimis. Nam sive diminute<text:line-break/>nutriturum </text:span><text:span text:style-name="T6">aUmentum,</text:span><text:span text:style-name="T2"> sive non omnino, </text:span><text:span text:style-name="T24">sive </text:span><text:span text:style-name="T2">depravate<text:line-break/>trahat, </text:span><text:span text:style-name="T24">a</text:span><text:span text:style-name="T2">trophia pars laborabit: sive id quidem quantum<text:line-break/>et quale esse oportet suppeditetur, caeterum symptoma<text:line-break/>aliquod </text:span><text:span text:style-name="T24">in </text:span><text:span text:style-name="T2">retentrice facultate consistat sunile dictis ventri-<text:line-break/>culi symptomatis, atrophia sic quoque laborabit. Quod si<text:line-break/>hae facultates illaesis fungantur actionibus, excretrix autem<text:line-break/></text:span><text:span text:style-name="T24">erraverit, </text:span><text:span text:style-name="T2">plusquam oportet evacuans; sic quoque </text:span><text:span text:style-name="T24">pars </text:span><text:span text:style-name="T2">ma-<text:line-break/></text:span><text:span text:style-name="T24">cilenta </text:span><text:span text:style-name="T2">atrophiaque tabescens reddetur Jam alteratricis<text:line-break/></text:span><text:span text:style-name="T24">facultatis symptomatum </text:span><text:span text:style-name="T2">illud quidein, </text:span><text:span text:style-name="T24">quod veluti privatio<text:line-break/>est . (quam apepsiam vocari </text:span><text:span text:style-name="T2">diximus) liquido </text:span><text:span text:style-name="T24">patet</text:span><text:span text:style-name="T2">-pallem</text:span></text:p>
      <text:p text:style-name="P10"><text:span text:style-name="T2">macilentam efficerer Alterum quasi imbecillitas quaedam<text:line-break/>est (quarn bradypepsiam vocamus) haec spatio quidem Ion-»<text:line-break/>giore, scd manifestam fundem aliquando maciem inducet.<text:line-break/>Tertium vero symptoma, dyspepsiae simile, non macilentam<text:line-break/>et atrophia laborantem partem reddet, scd partis ideam per-,<text:line-break/>mutabit quemadmodum lu leuce et elephantiasi cenaitur.<text:line-break/>Sed hic advertere ac distinguere oportet, ..nirunme humore<text:line-break/>aliquo assiuente, an solidis ipsis ita affectis, mutatus color<text:line-break/>siti Nam si ob humorem mutatus sit, alterius generis sym-<text:line-break/>ptoma est, non alteratrinis facultatis error; fi autem tota<text:line-break/>pars per totam, qualem esse oporteat; talis pon sit, altera-<text:line-break/>tricis facultatis id vitium esi. Fit enim et lu arquatis natu-<text:line-break/>falis coloris mutatio ;• scd id secretionis est symptoma, nisi<text:line-break/>venarum ipsarum affectio sit; tunc enim aIteratricis est<text:line-break/>facultatis. Vitiosps autem in singulis privatim portibus co-<text:line-break/>Ior, nisi ex humore aliquo- extrinsecus affluente proveniat,<text:line-break/>veluti quaedam dyspepsia est tum alteratricis, tum cooco-<text:line-break/>ctriris lu ipsa parte facultatis. Ergo hanc atropIsiarn, quae.</text:span></text:p>
      <text:p text:style-name="P10"><text:span text:style-name="T2">cacotrophia quaedam dicenda </text:span><text:span text:style-name="T6">potius</text:span><text:span text:style-name="T2"> 'sit, a praesenti dispu-<text:line-break/>tatione eximamus; ad atrophiam vero vocatam, qua nutri-<text:line-break/>tionis fit privatio, reversi illud admoneamus, tum ipsam<text:line-break/>symptoma esse, tum symptomatis alias aliis, quae vel attra-<text:line-break/>ctrici, vel retentrici; vel excretrici, vel alteratrici facultati<text:line-break/>accidunt, supervenire. Omnium vero horum symptoma-<text:line-break/>tum causae - morbi • sunt. Finge enim diminute ad aliquam<text:line-break/>partem trahi alimentum, rdeoque eam non nutriri, omnino<text:line-break/>morbus aliquis, diminutum hunc tractum praecedit. Di-<text:line-break/>ctum enim est, quum pars ipsa ‘imbecillior ad se ipsam ali-<text:line-break/>meritum trahit, eum omnino sane intemperatam esse;' mor-<text:line-break/>bus autem </text:span><text:span text:style-name="T6">esi</text:span><text:span text:style-name="T2"> intemperies: si vero temperata qnidem pars<text:line-break/>fuerit, scd obstructio aliqua lu distributionis organis exissetis<text:line-break/>distributionem impediat, obstructio ipsa morbus est; distri-<text:line-break/>luitionis impedimentum, ejus symptoma. Non solum au-<text:line-break/>tem lingula symptomata percurrens, quae aliqua functionis</text:span></text:p>
      <text:p text:style-name="P10"><text:span text:style-name="T6">cedit,</text:span><text:span text:style-name="T2"> sed etiam ex ipsa rerum essentia,- licet citra inductio-<text:line-break/>nern colligere. Etenim sanitatem actionis causam posuimus,<text:line-break/>morbum autem laesae actionis causam; at-vero symptomata,<text:line-break/>de quibus nunc verba facimus, actionum esse laesiones dixi-<text:line-break/>mus. Quare ex his propositis colligitur hujus generis syrn-<text:line-break/>ptomatum </text:span><text:span text:style-name="T6">morbos</text:span><text:span text:style-name="T2"> esse caulas.</text:span></text:p>
      <text:p text:style-name="P9"><text:span text:style-name="T31">t •</text:span><text:span text:style-name="T29"> </text:span><text:span text:style-name="T2">Cap. V. Quod vero reliqua duo genera morbi prae-<text:line-break/>cedant, et causae rationem ad ipsa obtineant, id quoque pau-<text:line-break/>Io post docebimus, ubi prius integrum de ipsis absolverimus<text:line-break/>siermonem, auspicati rursus a symptomatis quae lu corporis<text:line-break/>consistunt affectibus. Sunt autem eorum primae differen-<text:line-break/>tiae quatuor; alia namque siub visum cadunt, alia sub au-<text:line-break/>ditum; .alia sub odoratum, alia sirb gustunr, alia sub tactum.<text:line-break/>Ac visilia quidem in eoioribus praeter naturam ortum ha-<text:line-break/>heut vel. universi simul corpuris, vel quarundarn partium,<text:line-break/>vel partis alicujus. Universi- quidem </text:span><text:span text:style-name="T6">corporis,</text:span><text:span text:style-name="T2"> ut in ar-<text:line-break/>quatis su habet;..in hepatitide, et spleuitide vocatis morbis.</text:span></text:p>
      <text:p text:style-name="P10"><text:span text:style-name="T2">ef in hydropum speciebus quibusdam. Unius vero </text:span><text:span text:style-name="T6">partis,<text:line-break/></text:span><text:span text:style-name="T2">quemadmodum tum in lingua sola alienus color multoties<text:line-break/>uspiritur</text:span><text:span text:style-name="T47">, </text:span><text:span text:style-name="T2">tum in partibus, quae abscessibus vel nigricant<text:line-break/>vel livent. Sic et lu carbunculis, et erysipelate, et herpe-t.<text:line-break/>tibus, et gangraenis, naturales colores immutantur • Hujus<text:line-break/>generis sunt vitiligo, leuce, elephantiasis, aliaque id genus;<text:line-break/>quippe haec quoque naturalem colorem mutant. Jam lu<text:line-break/>multis simul partibus obortam decolorationem in multis<text:line-break/>morbis .comperire licet, vel circa crura .magis, vel circa<text:line-break/>saclem, vel circa totam superiorem corporis regionem, veI<text:line-break/>circa totam iuferiorern. Ac visiles quidem differentiae lu<text:line-break/>his sunt contemplandae^ Odorabiles vero primum quidem<text:line-break/>lu respiratione ac transpiratione; voco autem quod ambien-<text:line-break/>tis nos aeris per fauces attrahitur et rursus emittitur, re-<text:line-break/>spirationem ; quod, aptem per totum corpus, transpiratio-<text:line-break/>nein. Ergo quae his acciduut praetcr naturam graveolen-<text:line-break/>tiae, in lroc symptomatum constituentur genere; post has<text:line-break/>vero aurium, narium. axillarum foetones..'et nartium onae-</text:span></text:p>
      <text:p text:style-name="P10"><text:span text:style-name="T2">cunque ob affectum putrescunt. His amplius in ructu idem<text:line-break/>symptomatum genus licet invenire, ipso ructu vel sumo-<text:line-break/>sarn, vel acidam, vel virosam, vel piscium graveolentiam,<text:line-break/>vel aliam quampiam ejusmodi reserente qualitatem, lu iis<text:line-break/>vero quae sub gustum cadunt differentiis laborantes ipsi<text:line-break/>symptomata conjiciunt; nam sudorem defluentem in os ali-<text:line-break/>quando gustant; ac ejus quae circa linguam est salivae mu-<text:line-break/>tatam qualitatem</text:span><text:span text:style-name="T8">-</text:span><text:span text:style-name="T2">; quemadmodum sanguinem, quibus is quo-<text:line-break/>cunque modo per os vacuatur, alii quidem notabiliter dul-<text:line-break/>cem, alii salsum, alii amarum sentiunt. Ita etiam et quae<text:line-break/>ex pulmone rejiciuntur, et quae ex ventriculo evomuntur,<text:line-break/>aliis haec acida, aliis salsa, alus amara, estis dulcia, aliis au- •<text:line-break/>stera sentiuntur. At melicorum non pauci etiam sudores<text:line-break/>atque aurium praeterea sordem gestu explorandam censent;<text:line-break/>quippe ex hoc quoque aliquid conjectari </text:span><text:span text:style-name="T6">autumant.</text:span><text:span text:style-name="T2"> Jam<text:line-break/>tactiles differentiae, ubi naturae modum excesserunt, in<text:line-break/>ejusmodi symptomatis numerandae sunt, veluti cutis dura</text:span></text:p>
      <text:p text:style-name="P10"><text:span text:style-name="T2">et distenta et praearida; simlli modo praehurnida vel rugofa<text:line-break/>vel aliam quampiam ejusmodi habens differentiam. Ergo<text:line-break/>ex dictis manifestum est hoc quoque symptomatum genus<text:line-break/>universum a morbis ortum habere. Quippe colorum, hali-<text:line-break/>tuum, et faporum differentias omnes solidorum ipsiorum<text:line-break/>corporum temperamenta sequi, in naturalibus libris didici-<text:line-break/>mus; ita vero et eas quae sub tactum cadunt </text:span><text:span text:style-name="T6">differentias,</text:span><text:span text:style-name="T2"> et<text:line-break/>multo sane magis praedictis omnibus, quia activis qualitati-<text:line-break/>bus congeneres eas esse dixi, ut quae ad ejusdem sensus ju-<text:line-break/>dicium referantur: etenim mollities duritiesque tactu judi-<text:line-break/>cantur, haud aliter quam effectrices qualitates ipsis cogna-<text:line-break/>tae. Quare quicquid in eis praeter naturam est, id totum<text:line-break/>intemperiei foboles est, ut quod fecundum naturum est, tem-<text:line-break/>periei. At est omnis intemperies morbus: quare ejusmodi<text:line-break/>symptomata morborum sunt foetus. Quae vero ex af-<text:line-break/>fluente quodam humore partibus accidunt, ejusdem generis<text:line-break/>ctun praedictis symptomatis, alia namque ohstiuctiones, vel<text:line-break/>angustias sequentia, alia attractricis et excretricis saculta-</text:span></text:p>
      <text:p text:style-name="P10"><text:span text:style-name="T2">tum functiones male obitus; necesse est haec quoque veluti<text:line-break/>fontem </text:span><text:span text:style-name="T6">siuae</text:span><text:span text:style-name="T2"> generationis morbos habere. At jecinoris qui-<text:line-break/>dem obstructio, quae compositi et organici corporis est mor-<text:line-break/>bus, decolorationis in ictero causa est. , Cujusque vero simi-<text:line-break/>laris partis intemperies, quae ipsa quoque ejusmodi corpo-<text:line-break/>rum morbus est, alias aliam ejus facultatem impedit vel at-<text:line-break/>tractricem vel excretrscem vel aliam quampiam; ob quas<text:line-break/>quum inaequaliter et sine ordine humores lu corpore fluant,'<text:line-break/>partes alias aliae in colore, halitu, sapore, omnibusque ta-<text:line-break/>ctilibus differentiis alterantur. Quin etiam quodcunque<text:line-break/>reliquum est symptomatum genus, sive id in vocibus sit et<text:line-break/>sonis, qui in animalibus edmrtur, sive, in iis; quae </text:span><text:span text:style-name="T6">a</text:span><text:span text:style-name="T2"> corpore<text:line-break/>excernuntur, in eove detinentur; id totum 'etiam morbo-<text:line-break/>rum est suboles, vel ipsorum proxime vel mediis quibusdam<text:line-break/>symptomatis. In vocibus enim morbi, qui iu ore, faucibus,<text:line-break/>arteria aspera, pulmone, et thorace funt, fymptomata faciunt,<text:line-break/>et turbidas quasdam, tremulas, raucas, clangentesqueivo-</text:span></text:p>
      <text:p text:style-name="P10"><text:span text:style-name="T2">ces efficiunt. In aliis vero quibusdam animalis partibus<text:line-break/>sionitus, murmurilla, stridores aliaque ejusmodi, partim<text:line-break/>quidem oli instrumentorum angustiam, vel errabundum mo-<text:line-break/>tum, partim ob flatulenti spiritus abundantiam, vel etiam<text:line-break/>quibusdam, vel etiam omnibus cum his concurrentibus cien-<text:line-break/>tur, de quibus plenius inter symptomatum causas agetur.</text:span></text:p>
      <text:h text:style-name="Heading_20_2" text:outline-level="2">Cap. VI.</text:h>
      <text:p text:style-name="P78"><text:span text:style-name="T2">Quae vero praeter.naturam vel a corpore<text:line-break/>excernuntur, vel retinentur, ea quoque in primas tres sc-<text:line-break/>cantur differentias, quum vel tota substantia, vel qualitate,<text:line-break/>vel quantitate ab eo, qui secundum naturam est </text:span><text:span text:style-name="T6">siatti,</text:span><text:span text:style-name="T2"> dece-<text:line-break/>dunt. Sequuntur autem omnino morbos vel ipsos nullo in-<text:line-break/>terposito affectu, vel aliis symptomatis intercedentibus. Nam<text:line-break/></text:span><text:span text:style-name="T6">sanguinis profusio</text:span><text:span text:style-name="T2"> toto excretae substantiae genere praeter<text:line-break/>naturam est; ea vero vel vulnerato, vel rupto, vel aperto vasis<text:line-break/>osculo vel eroso vnse luridit. Porro horum vulneratio, ruptio<text:line-break/>et erosio, proprii simiiarium partium morbi sunt; apertio os-<text:line-break/>culorurn, organicarum; quae interdum comprehensiva seu</text:span></text:p>
      <text:p text:style-name="P10"><text:span text:style-name="T2">retentrice facultate: imbecilla; interdum exeretrice iinmo-<text:line-break/>derate concitata, interdum ambabus simul laesis ortum ha-<text:line-break/>bet. Simili modo fluxus muliebris vel propter jam dicta-<text:line-break/>rum actionum fymptomata fiet, vel quod totus sanguis te-<text:line-break/>nuis ferofusque sit redditus. Est vera er id symptoma, cu-<text:line-break/>jus, etiam multiplex, habetur ortus. Nam vel" facultatis<text:line-break/>sanguinem procreantis, vel tenue et serosum secernentis,<text:line-break/>vel excernentis error </text:span><text:span text:style-name="T6">esi-,</text:span><text:span text:style-name="T2"> inridere autem aliquando potest,<text:line-break/>et retentrice immoderate opus suum urgente, et cute den-<text:line-break/></text:span><text:span text:style-name="T6">fata,</text:span><text:span text:style-name="T2"> et renibus constipatis. Sic et Pudores immodice ex-'<text:line-break/>cerni, vel indebite, retineri, aut propter cutis affectum, aut<text:line-break/>propter dictarum facultatum aliquam, aut ipsam humorum<text:line-break/>naturam necessario continget. Constat quoque in omnibus,<text:line-break/>hujusmodi sermonibus nos disjunctivis uti conjunctionibus;<text:line-break/>omnino enim cuique dictorum symptomatum unus quidam est<text:line-break/>causae modus, nihil tamen prohibet duos, tres, et simul<text:line-break/>omnes concurrere. Patet autem et dysuriam, et ischuriam.</text:span></text:p>
      <text:p text:style-name="P10"><text:span text:style-name="T2">et stranguriam, et hydropem ad matulam vocatum, quem<text:line-break/>alii diabeten, aliqui urinae fluorem nominant, ex hoc </text:span><text:span text:style-name="T6">ge-<text:line-break/>nere</text:span><text:span text:style-name="T2"> symptomatum esse. Jam quod eorum, quae praeter<text:line-break/>naturam excernuntur, et colores et odores morbos necessa-<text:line-break/>rio sequuntur, nihil opus est demonstremus, si modo </text:span><text:span text:style-name="T5">•nihil<text:line-break/></text:span><text:span text:style-name="T2">ejusmodi citra intemperiem oboriatur. Patet autem et<text:line-break/>quod propositum a nobis est, clere esse demonstratum; om-<text:line-break/>nem enim symptomatum naturain ut morbi praecedant opor-<text:line-break/>tet, ut fiat nonnunquam symptomatum ordine sibi invicem<text:line-break/>fuccedentium veluti series quaedam: a morbo quidem ipso<text:line-break/>primum, ab hoc vero fecundum, dein rursus post hoc<text:line-break/>tertium, ac ab isto deinde quartum. Verum hic accurate<text:line-break/>mentem oportet adhibere ac diligenter distinguere a fun-<text:line-break/>ctionibus animalis fymptomata; saepe enim ita similia inter<text:line-break/>sc funt, ut et fymptorna functio putetur et functio fym-<text:line-break/>ptoma. Ac nisi quis in hoc fano sit praestitus judicio, ex<text:line-break/>iis, in quibus ipse fallitur, nostram orationem calurnniabi-<text:line-break/>tur. , Si namque naturalium excretiomim (sic autem </text:span><text:span text:style-name="T6">vocant</text:span></text:p>
      <text:p text:style-name="P10"><text:span text:style-name="T2">eas quae fanis accidunt) vel quantitatem, vel qualitatem, vel<text:line-break/>genus ipsum substantiae pro scopo sibi proponat, deinde huc'<text:line-break/>lutuens, symptomata judicet, passinr aberrabit. Quippe su-<text:line-break/>dor aliquando multo amplior quam pro naturae modo, vel<text:line-break/>alvi dejectio, vel urina aegrotantibus accidit, non solum<text:line-break/>nulla actione laesa, sed etiam cum virium robore et provi-<text:line-break/>dentia animalis. Quamvis enim quaedam toto genere prae-<text:line-break/>ter naturam sint, ut sanguinis per nares prolusio, vel vomi-<text:line-break/>tus, vel fanguinis dejectio, vel haemorrhois, vel aliud ejus-<text:line-break/>inodi, tamen praeter naturam adhuc non sunt, si in tem-<text:line-break/>pore fiant. Patet autem in tempore dici, fi id, quod mole-<text:line-break/>stum est, expurgetur’. Manente igitur sententia, quam ab<text:line-break/>initio cessimus, quod symptomata actionum laesiones sint;<text:line-break/>nihil eorum, quae ad </text:span><text:span text:style-name="T6">animalis</text:span><text:span text:style-name="T2"> commodum fiunt, ex hoc<text:line-break/>genere symptomatum est; opus namque naturae unumquod-<text:line-break/>que eorum potius est, quam laesio aliqua. 'Ad alterum for-<text:line-break/>lassis symptomatum genus, ad affectum nimirum praeter na-’</text:span></text:p>
      <text:p text:style-name="P10"><text:span text:style-name="T2">turam, aliquis omnia testa reducet; omnino enim divisam<text:line-break/>esse lu quacunque animalis parte venam aliquam, aut ejus<text:line-break/>osculum apertum, quoad sanguinem, quem prius retinuerat,<text:line-break/>profundat, hunc' affectum secundum naturam non esse.<text:line-break/>Quanquam hic quoque alni fluorem, aut urinae copiam do-<text:line-break/>cere non possit affectibus praeter naturam omnino succedere</text:span><text:span text:style-name="T47">;<text:line-break/></text:span><text:span text:style-name="T2">sanguinis namque profusiones et vomitiones toto genere prae-<text:line-break/>ter naturam esse dicet quis: at non ea, quae per ventrem<text:line-break/>aut vesicam aut uterum fit, excretio tuto genere praeter na-<text:line-break/>turam est- Fortasse vero dubitaverit quispiam et de sudori-<text:line-break/>bus, ceu nec ipsi secundum naturam sint; quippe quod Dio-<text:line-break/>cles etiam docere tentaviti Videtur autem, dura esse opi-<text:line-break/>nio et praeter rerum evidentiam, tametsi eum maxime pro-<text:line-break/>babiliter confirmat. Ac de talibus quidem posthac aliquan-<text:line-break/>do,fortasse agetur; perpauca enim funt de quibus ambigi-<text:line-break/>tur De reliquormn vero symptomatum tota multitudine</text:span></text:p>
      <text:p text:style-name="P10"><text:span text:style-name="T2">abunde est disputatum, fiuiendusque jam his liber esu Si<text:line-break/>quis enim exercitatus lu concessis fuerit, facilius de iis, quao<text:line-break/>in dubni simt, jnibeium consequetur.</text:span></text:p>
      <text:h text:style-name="P1" text:outline-level="1"><text:bookmark-start text:name="bookmark4"/>GALENI DE SYMPTOMATUM CAUSIS<text:line-break/>LIBER PRIMUS.<text:bookmark-end text:name="bookmark4"/></text:h>
      <text:h text:style-name="Heading_20_2" text:outline-level="2">Cap. I.</text:h>
      <text:p text:style-name="P78"><text:span text:style-name="T2">Causas symptomatum his in libris contem-<text:line-break/>plabimur, eundem orationis ordluem servantes, quem in<text:line-break/>libro de ipsorum differentiis jam posuimus. Quum igitur<text:line-break/>symptomatum genera in universum tria sint, de eo primum<text:line-break/>nobis oratio suit, in quo laesam esse actionem diximus, et<text:line-break/>ita eam inlelligere volumus, si qui etiam omnino' perierit.<text:line-break/>Quum autem duplices genere sint actiones, aliae naturales,<text:line-break/>aliae animales; ab animalibus auspicati eas quoque tripar-</text:span></text:p>
      <text:p text:style-name="P10"><text:span text:style-name="T2">titas, alias sentientes, alias motrices, alias principes appela<text:line-break/>lavimus. Ergo in sentiendi actionibus triplex symptoma-<text:line-break/>tum est disserentia; una quum ipsum primum sensus orga*<text:line-break/>num inale affectum </text:span><text:span text:style-name="T6">eft;</text:span><text:span text:style-name="T2"> altera, quum sentiendi. facultas;<text:line-break/>tertia, quum </text:span><text:span text:style-name="T6">partium</text:span><text:span text:style-name="T2"> ad usum aliquem primi sensus organi<text:line-break/>procreatarum </text:span><text:span text:style-name="T6">quaepiam, mole habet,</text:span></text:p>
      <text:h text:style-name="Heading_20_2" text:outline-level="2">Cap. II.</text:h>
      <text:p text:style-name="P78"><text:span text:style-name="T2">Exempli gratia in oculo primum sentiendi<text:line-break/>instrumentum crystallinus est humor, eum namque solum a<text:line-break/>coloribus alterari demonstratum esu Sentiens vero facul-<text:line-break/>tas,. quae a cerebro per nervum in ipsum descendentem pro-<text:line-break/>cedit. . Ad illius vero usum caeterae omnes ocusi partes<text:line-break/>sunt conditae. Itaque una quadam parte ex praedictis laesa<text:line-break/>vel male ridebit animal, vel prorsus non videbit. Jam<text:line-break/>crystallini quidem humoris morbi per octo intemperies di-.<text:line-break/>stinguuntur, </text:span><text:span text:style-name="T6">morb.t,</text:span><text:span text:style-name="T2"> autenr fiicultatis, vel quod nervus, vel<text:line-break/>quod cerebrum inale sit affectum, </text:span><text:span text:style-name="T6">ortum habent.</text:span><text:span text:style-name="T2"> Atque<text:line-break/>utriusque horum octo, sunt morbi, ipsis ut similaribus par-</text:span></text:p>
      <text:p text:style-name="P10"><text:span text:style-name="T2">tibus accidentes; atque alii, ut organicis, tum obstructio-<text:line-break/>nes, turi compressiones, tum quaecunque ex humorum af-<text:line-break/>flexu molem praeter naturam moliuntur. Continui vero<text:line-break/>Iolullo praeter omnia praedicta, tum similaribus, tum or-<text:line-break/>ganicis partibus communis est </text:span><text:span text:style-name="T6">affectus,</text:span><text:span text:style-name="T2"> qui non cerebro<text:line-break/>modo, aut nervo, scd etiam crystallino humori accidere po-<text:line-break/>test, huic autem, quod a propria sede dimoveatur ac dece-.<text:line-break/>dat, organicus morbus accidit. Haec senis mutatio, si ver-<text:line-break/>sus aut angulum majorem aut minorem fiat, nihil effatu<text:line-break/>dignum oblaedit. Si vero sursum deorsumve </text:span><text:span text:style-name="T6">translatio,<text:line-break/>siat,</text:span><text:span text:style-name="T2"> duplicia, quae cernuntur, omnia apparere facit. At-<text:line-break/>que ni quidem sunt tuin prinii nisus organi, tum eorum,<text:line-break/>quae illi facultatem subministrant, morbi. Earum vero<text:line-break/></text:span><text:span text:style-name="T6">partium,</text:span><text:span text:style-name="T2"> quae usum aliquem ei conserunt, hi </text:span><text:span text:style-name="T6">sunt morbi;<text:line-break/></text:span><text:span text:style-name="T2">si in uveae tunicae foramine, vel etiam inter hanc et cry-<text:line-break/>stallinum humor spicitusve tantus constiterit, ut primum<text:line-break/>nisus organum ad sensibilium dignotionem impediat. Ad </text:span><text:span text:style-name="T29">-<text:line-break/></text:span><text:span text:style-name="T2">eundem modum corneae quoque pars ea, quae pupillae</text:span></text:p>
      <text:p text:style-name="P10"><text:span text:style-name="T2">praeposita est, nisum impedit, sive ea per </text:span><text:span text:style-name="T6">fe,</text:span><text:span text:style-name="T2"> sive alia qua-<text:line-break/>piam ratione ab eo, qui sccundum naturum est, statu decesse-<text:line-break/>rit. Igitur foramen uveae quatuor modis a propria natura<text:line-break/>destectit, vel auctum, vel immiuutum, vel in aliquam partem<text:line-break/>divulsum, vel ruptum. Atqui incrementum sive ab ortu<text:line-break/>sit, sive post acciderit, semper visiun laedit; imminutio </text:span><text:span text:style-name="T6">ve-<text:line-break/>ro</text:span><text:span text:style-name="T2"> in utero contracta acutissimi risus est; quae vero post<text:line-break/>accidit, pravi. Reliquorum </text:span><text:span text:style-name="T6">vitiorum</text:span><text:span text:style-name="T2"> neutrum, sive ab ori-<text:line-break/>gine, sive post acciderit, laesionem effatu dignam risui ad-<text:line-break/>fert. Jam enim saepenumero vidimus in parva uveae pro-<text:line-break/>cidentia cicatrice inducta detortam pupillam, hominem ta-<text:line-break/>men quo minus cerneret haud quaquam fuisse impeditum,<text:line-break/>quum ante se corneae partem splendidam inculpate haberet.<text:line-break/>Atque haec quidem experientia docuit. Verum causa pro-<text:line-break/>pter quum laxitas foraminis ad perspicaciarn risus semper<text:line-break/>sit noxia, angustia non semper, discussione digna esu Vi-<text:line-break/>detur autem milti nervus is, qui a cerebro ad oculum de-</text:span></text:p>
      <text:p text:style-name="P10"><text:span text:style-name="T2">fertur, quem njeatum appellunt Herophili sectatores, quod<text:line-break/>hic solus foramen manifestum habeat, fensibilis spiritus via.<text:line-break/>Proinde quum altero oculo </text:span><text:span text:style-name="T34">- </text:span><text:span text:style-name="T2">connivemns, alterius pupillam<text:line-break/>dilatari contingit, tanquam in unum .folmn commeante spi-<text:line-break/>ritu, qui prius lu duos erat dispertitus. Itaque etiam hoc<text:line-break/>maxime signo dignoscitur, an suffusi conpnncta et detracta<text:line-break/>suffusione visum recepturi sint, an non. Quippe quibus al-<text:line-break/>tero oculo conniventibus, alterius pupillam dilatari contin-<text:line-break/>git, iis si conpunctio administretur, recipiendi visus' fiducia<text:line-break/>est; quibus non dilatatur, horum nemo unquam vidit, ne-<text:line-break/>que si minimo cum dolore ac commodissime iis est admini-<text:line-break/>strata </text:span><text:span text:style-name="T6">compunctio.</text:span><text:span text:style-name="T2"> Ex his omnibus liquet confluere ad<text:line-break/>oculos a cerebro spiritum animalem tum in crystallinum<text:line-break/>ipsum humorem, tum in totum illi objectum spatium, quod<text:line-break/>uveae foramen determinat. Quum igitur amplior suerit<text:line-break/>pupilla, sive in prima statim conformatione, sive postea, non<text:line-break/>probe universa animali expletur spiritu; fundi igitur, nisu</text:span></text:p>
      <text:p text:style-name="P10"><text:span text:style-name="T2">folvi ac dissipari cogitur, sicut contra in minore pupilla<text:line-break/>colligitur, constringitur ac densatur' spiritus. Atqui in<text:line-break/>libris de usu partium demonstratum est; ejus collectionem<text:line-break/>ac constrictionem ad sensus facilitatem illi conducere; con-<text:line-break/>tra dissolutionem ac dispersionem ad sensus difficultatem<text:line-break/>deducere. Cur igitur imminuta pupilla morbi ratione, non<text:line-break/>natura, multo, deterior efficitur quam mediocris ? An quia<text:line-break/>pravos affectus sequitur,, oh quos necessario deterius cernit<text:line-break/>oculus sic affectus, non propter pupillae exiguitatem? Qui-<text:line-break/>nam igitur lti </text:span><text:span text:style-name="T6">sunt</text:span><text:span text:style-name="T2"> affectus? nam hoc etiam disputatio re-<text:line-break/>quirit. Unus quidem ipsius uveae tunicae tantum est; alter<text:line-break/>humoris tenuis effusi, qui medius inter ipsam uveam et cry-<text:line-break/>stallinum humorem locatur. Ac tunicae quidem solius af-<text:line-break/>fectus, extensio quaedam est et relaxatio, qualis in externis<text:line-break/>articulis faepe cernitur-, quum ligamenta redundante humo"<text:line-break/>re sunt persusa. Humorum vero affectus desectus quidam<text:line-break/>est, ob quem vacuato interno spatio, uvea in se concidens</text:span></text:p>
      <text:p text:style-name="P10"><text:span text:style-name="T2">contrahitur ac rugatur, atque idcirco pupillam imminuit.<text:line-break/>Deterius ergo aut nihil omnino exi talibus affectibus cernere<text:line-break/>contingit non propter pupillae parvitatem, sed propter hu-<text:line-break/>rnoris penuriarn. Demonstratum enim est in iis, quae de<text:line-break/>risu tum in opere de usu partium tum de placitis Hippo-.<text:line-break/>eratis et Platonis disseruimus, crystallinum humorem scnr-<text:line-break/>per propugnaculo quodam lunigere, quo externum .plendo-,<text:line-break/>rem sine offensa sustineat, Unnm igitur propugnaculorum<text:line-break/>ejus et is humor est, cum eo etiam quod substantiae crystal-<text:line-break/>lini humoris nonnihil conducit. Ubi igitur parcior redtli-<text:line-break/>tus hic humor est, et crystallinus ipse sicrior efficitur, quod<text:line-break/>non amplius liberali humore irroretur, et uvea tunica in se<text:line-break/>conridens spatium, quod inter ipsam et crystallinum luter-<text:line-break/>est, angustius efficit. Atque ita coactus crystallinus humor<text:line-break/>parvo interstitio cum externo aeris splendore commercium<text:line-break/>habere, persimilem patitur affectum, qualis solem citra nicta-<text:line-break/>tionem contuentibus accidit: horum enim aliqui occaecati</text:span></text:p>
      <text:p text:style-name="P10"><text:span text:style-name="T2">sunt, omnes vero ita laesi, ut vix nisum recuperarint. Nam<text:line-break/>demonstratum nobis est, fieri non posse, ut splendidam lu-<text:line-break/>cem citra laesionem toleret visus organum; ob idque uveam<text:line-break/>tunicam, quae'nigra simul et caerulea est, illi propugnacu-<text:line-break/>lum esse, quod hi colores risum a splendida luce laboran-<text:line-break/>tem maxime consolentur. Atque haec quidem causa est<text:line-break/>cur imminutus, qui lu pupilla est humor, tum deteriorem<text:line-break/>efficiat visionem, tum minus uveae tunicae foramen reddat ;<text:line-break/>eoque potissimum curatu difficillimus est ejusmodi oculorum<text:line-break/>morbus. Alter affectus, qui propter humorem rhagoidis<text:line-break/>inluorem reddit pupillam, minus </text:span><text:span text:style-name="T47">illj^est </text:span><text:span text:style-name="T2">noxius; dllficilius’<text:line-break/>namque est similarem corporis partem exiccatam hninecta- </text:span><text:span text:style-name="T34">..<text:line-break/></text:span><text:span text:style-name="T2">re, quam humidam exsiccare. Atque haec quidem medendi<text:line-break/>rationem quodammodo jam attingunt Dicamus autem<text:line-break/>quod ab initio proponebatur. . Molesta est pupillae parvitas<text:line-break/>praeter naturam, bona quae congenita est. Laxitas autem<text:line-break/></text:span><text:span text:style-name="T1">nativa nnidem bona non est: ollae vero nraclor naturam.</text:span></text:p>
      <text:p text:style-name="P10"><text:span text:style-name="T2">ne ipsa quidem bona, malum tamen est angustia mluus.<text:line-break/>Quippe laxitatis generandae causa (ut quispiam dixerit) con-<text:line-break/>tinens, tensio uveae tunicae est; ut parvitatis, </text:span><text:span text:style-name="T6">ejusdem re-.<text:line-break/></text:span><text:span text:style-name="T2">laxatio. Quoniam autem duplici ratione tenditur, quum<text:line-break/>propria ipsius ratione afficitur; aut siccata ut pars similaris;<text:line-break/>aut humectata, ut organica; siccitas quidem ejus difficilis<text:line-break/>curationis est, tumiditas non difficilis. Etenim phlegmonae,-<text:line-break/>scirrhi; abscessus, et alii ejusmodi morbi organicarum sunt<text:line-break/>partium, ex supervacaneis humoribus </text:span><text:span text:style-name="T6">oriundi,</text:span><text:span text:style-name="T2"> quos omnes,<text:line-break/>si in uvea consistant, peritus medicus non magno negotio<text:line-break/>superabit. Verum accedit uveae nonnuuquam etiam ex ac-<text:line-break/>cidenti tensio, a multiffidlue subjecturum humorum conci-<text:line-break/>tata. Impleta enim veluti uter vesicave iis quae inter<text:line-break/>ipsam et crystallinum humorem acervantur, in omnem par-<text:line-break/>tem distenditur et circumducitur. Quoniam autem non so-<text:line-break/>lum foraminis, quod in rhagoide est, morbos disputatio per-<text:line-break/>censuit, sed etiam aliquos ipsius rhagoidis commemoravit,</text:span></text:p>
      <text:p text:style-name="P10"><text:span text:style-name="T2">praetereaque tenuis humoris nonnullos, sequens fuerit reli-<text:line-break/>quos ipsorum </text:span><text:span text:style-name="T6">morbos</text:span><text:span text:style-name="T2"> persequi, quibus vel impeditur visus<text:line-break/>vel omnino aboletur. Ergo ex iis, qui in uvea tunica con-<text:line-break/>sistunt ac risum laedunt, unus adhuc morbus restat, tam<text:line-break/>similarium quam organicarum partium communis, unitatis<text:line-break/>solutio; quae lu hae parte tum vuluus tum ulcus esu<text:line-break/>Quum igitur tale vitium magnum est, ita ut et admodum<text:line-break/>disrumpatur uvea, </text:span><text:span text:style-name="T6">ac</text:span><text:span text:style-name="T2"> tenuis humor ad exteriora </text:span><text:span text:style-name="T6">prolapsus<text:line-break/></text:span><text:span text:style-name="T2">e tunica effundatur, ut corneam contingat; duo absurda in-<text:line-break/>de accidere necesse est, tum ut concidat super crystallinum<text:line-break/>humorem uvea tunica, tum ut spiritus, qui a cerebro in pu- </text:span><text:span text:style-name="T34">r<text:line-break/></text:span><text:span text:style-name="T2">pillam totus non pervenire potest, per vulnus effluat. Quod<text:line-break/>autem non solum ambo haec coeuntia risionem laedant, sed </text:span><text:span text:style-name="T34">•<text:line-break/></text:span><text:span text:style-name="T2">etiam eorum alterum, iis qui praedicta non negligenter au-<text:line-break/>dierunt, manifestum arbitror. - Mini vero tempestivum jam </text:span><text:span text:style-name="T34">.<text:line-break/></text:span><text:span text:style-name="T2">suerit ad lenuem humorerut transue, de quo supra dictum<text:line-break/>hactenus saltem est. onod is sive adaueeatur. sive imminua-</text:span></text:p>
      <text:p text:style-name="P10"><text:span text:style-name="T2">tur, risum laedit. Quod autem etiamsi aut crassior ali-<text:line-break/>quando sit consistentia, aut colore magis alienus, sic quoque<text:line-break/>symptoma aliquod circa videndi actionem excitabit, quod<text:line-break/>dictum prius non est, sed jam id dicendi tempus est. Ergo’<text:line-break/>hic humor si seipfo crassior sit redditus, tum integram nisus<text:line-break/>aciem adimet, tum longitudinem prohibebit; ita ut neque<text:line-break/>longe posita cernantur, neque prope admota exacte perspi-<text:line-break/>ciantur. Quod si admodum crassus sit factus, quemadmo-<text:line-break/>dum in suffusionibus evenit, visum prohibebit. Quod si<text:line-break/>totum foramen </text:span><text:span text:style-name="T34">a </text:span><text:span text:style-name="T2">crasso illic consistente corpore obtenebra-<text:line-break/>tum non sit, sed aliqua nars </text:span><text:span text:style-name="T6">ejus</text:span><text:span text:style-name="T2"> pura supersit; per illam<text:line-break/>res externas singulas per se solas nihilo deterius quam ante<text:line-break/>rident; non tamen similiter uno tempore multas, ob visio-<text:line-break/>nis conum, qui seipso factus est angustior. At si in pupillae<text:line-break/>centro exigua suffusio constiterit, partibus quae in rircuitu<text:line-break/>sunt manentibus puris, omnia fie affectis veluti fenestras<text:line-break/>habere ridentur; quippe quod lu medio non cernitur, ex-</text:span></text:p>
      <text:p text:style-name="P10"><text:span text:style-name="T2">cismn esse videtur. Jam si divulsa, nec inter se conjuncta<text:line-break/>crassa corpora in jam dicto humore fluitent, facient ut sic<text:line-break/>affecti circumcursantes cusices foris ridere sibi rideantur.<text:line-break/>Saepenumero vero ex crassiore humoris cousistentia, tan-<text:line-break/>quam simulacra quaedam sibi apparere imaginantur. Porro<text:line-break/>ejusmodi simulacrorum ortus, postquam a somno surgitur,<text:line-break/>plerumque prodit, potissimum pueris et iis qui plusculum<text:line-break/></text:span><text:span text:style-name="T6">vini</text:span><text:span text:style-name="T2"> biberunt, aut alias caput impleverunt. Quod si colore<text:line-break/>immutatus sit humor inter crystalloidem et rhagoidem me-<text:line-break/>dius, si quidem ad fuscum inclinet, veluti per nebulam su-<text:line-break/>mumve hominem videre faciet; si ad alterum ullum colo-<text:line-break/>rem vergat, ejus phantasiam risibilibus impartietur. At si<text:line-break/>inaequaliter vel a naturali consistentia, vel colore decessit,<text:line-break/>quaecunque ejus pars sic affecta ad pupillae locum pervene-<text:line-break/>rit, similem etiam sibi imaginem in visibilibus repraesentabit;<text:line-break/>quippe illius turn colorem tum consistentium tum figuram suris<text:line-break/>se videre homo putabit. Ex hoc symptomatum genere sunt</text:span></text:p>
      <text:p text:style-name="P10"><text:span text:style-name="T2">tum ea. quae suffusi imaginantur, tum quae sie iis, quibus<text:line-break/>vel sanguis ex naribus profluxurus est, vel qui vomituri<text:line-break/>sunt, ab Hippocrate sunt scripta. Jam vero quibus adeo<text:line-break/>exquisitus visius est, ut eum ne vel minimum sensibile fugiat;<text:line-break/>exhalationes vero quaedam a ventriculo ufcendunt, potissi-.<text:line-break/>tuum ubi non probe concoxerint, similia symptomata suffu-<text:line-break/>sionibus accidunt; nam purissimus natura tum crystallinus<text:line-break/>humor iis est, tum hic ipse aquosus, de quo nunc agimus.<text:line-break/>Magnitudo autem symptomatum lu his pro morbi magnitu-<text:line-break/>dlue semper est, non solum in iis, de quibus nuper firmo-<text:line-break/>nem absolvimus, sed etiam lu omnibus, quae praedicta sunt i.<text:line-break/>verbi gratia, similarium partium luteniperies si parvae sint,<text:line-break/>parvam actionis laesionem afferunt; sin majoies habeantur,<text:line-break/>actionis laesionem ipsis analogam adaugent; sicut quae pluni<text:line-break/>rimum a naturali statu decesserunt, sunditus actionem tol-<text:line-break/>lunt. Aeque vero et quae de quantitate et consistentia<text:line-break/>et colore aquosi humoris sunt dicta, si paululum a naturali</text:span></text:p>
      <text:p text:style-name="P10"><text:span text:style-name="T2">statu decesserint, parvam etiam actioni laesionem assenmt;<text:line-break/>sin longius decesserint; pro ratione</text:span><text:span text:style-name="T8">7</text:span><text:span text:style-name="T2"> suae laesionis etiam<text:line-break/>actionis laesionem adaugent; sed quum plurimum a naturali<text:line-break/>decedunt, omnino actionem adimunt. Ad eundem modum<text:line-break/>et quae de uveae ruptura et pupillae magnitudine sunt dicta,<text:line-break/>vel paululum actionem oblaedunt, vel amplius, vel omnino<text:line-break/>evertunt. Sic et animalis spiritus vel ad unguem purus<text:line-break/>est, qualis aether, vel nebulae ritu humidus ac turbidus. </text:span><text:span text:style-name="T29">.<text:line-break/></text:span><text:span text:style-name="T2">Praeterea in quantitate substantiae vel plus ejus </text:span><text:span text:style-name="T6">habetur,<text:line-break/></text:span><text:span text:style-name="T2">vel minus. Si igitur simul et multus sit et aethereus, etiam<text:line-break/>quae longissime absunt videt ac perfecte discernit; sin pau-<text:line-break/>cus sit et purus, quae prope funt exacte dignoscit, quae<text:line-break/>procul absunt non videt; quod fi humidus simul multusque<text:line-break/>sit, longissime quidem ridet; scd non exacte; sicuti etiam<text:line-break/>fi humidus simul exiguusque fit, nec exacte nec longissime<text:line-break/>ridet. ’ Et de hoc quidem ut ad rem propositam haec ab-<text:line-break/>unde. • Corneae vero tunicae para, quae pupillae antestat.</text:span></text:p>
      <text:p text:style-name="P8"><text:span text:style-name="T2">et quttm crassior </text:span><text:span text:style-name="T6">et</text:span><text:span text:style-name="T2"> densior et humidior facta est, visionem<text:line-break/>laedit. Sic etiam si colorem suum'mutaverit, et si ulcus<text:line-break/>majusculum in se habeat, et si quid eorum, quae extrlused<text:line-break/>Cus illi praejacent, inauctum obsituritatemasserat. Ac cras-<text:line-break/>sior quidem et densior cornea hebetudinem nisus creat; hu-<text:line-break/>midior autem ac densior sive ut similaris pars, sive ut orga-<text:line-break/>nica, non solum visus hebetudinem affert, sed etiam ut<text:line-break/></text:span><text:span text:style-name="T40">' </text:span><text:span text:style-name="T2">quasi per caliginem, vel nebulam, vel halitum quempiam,<text:line-break/>vel fotuum cernatur, • efficit Si vero humores non multi,<text:line-break/>scd colore mutato sint, pro eorum natura hallucinatio subo-<text:line-break/>netur. Proinde qui regio morbo laborant, pallida omnia<text:line-break/>ridere se putant; qui </text:span><text:span text:style-name="T6">vera</text:span><text:span text:style-name="T2"> hyposphagma patiuntur, rubra.<text:line-break/>Ulcus vero nutatu dignum, non solum quod supervacaneum<text:line-break/>coacervat humorem, visionem laedit, sed- etiam quod exiguo'<text:line-break/>interstitio crystallinum cum circumfuso lumine conversari<text:line-break/>cogat. At penetralis introrsum verius pupillam ulcUs,<text:line-break/>etiam aliquid aquosi humoris foras effundit; proinde sic<text:line-break/>affectus in summum' caecitatis discrimen adducitur: ob id</text:span></text:p>
      <text:p text:style-name="P10"><text:span text:style-name="T2">qui in parte corneae,.quae pupillae praetendito, vulnus ac-,<text:line-break/>ceperunt, quum id vulnus lutrorsum penetrat, ii magna ex<text:line-break/>parte occaecantur. Caeterurn lucrediblle quiddam nec fieri<text:line-break/>vulgo solitum lu puero vitlimus, qui stylo in pupillam fue-<text:line-break/>rat compunctus. Nam quum statim effluxisset aquosus hu-<text:line-break/>mor, tum pupilla ipsa minor est reddita, tum tota cornea<text:line-break/>apparuit rugosior: caeterurn sanatus postea recte vidit, col-<text:line-break/>lecto scilicet paulatim eo qui effluxerat humore. Verum<text:line-break/>haec rura sunt: caecitates autem ejusmodi vulueribus ple-t<text:line-break/>ruinque succedunt; ut etiam omnibus jam dictis causis, ubi<text:line-break/>plurimum sunt auctae. Nam sive vehementer densa, sive<text:line-break/></text:span><text:span text:style-name="T6">ad</text:span><text:span text:style-name="T2"> summum crassa, sive immodice humida cornea est effecta,<text:line-break/>omnino tenebras oculis offundit, ita ut qui sic est affectus,<text:line-break/>prorsus non videat. Et quid mirum si singula praedicta,,<text:line-break/>quurn inaucta sunt, animali vistrm adimunt, ubi ipsa sola<text:line-break/>cornea rugata aliquando similem noxam adfert? Accidit hic<text:line-break/>affectus iis, qui ad ultimum pervenere feniuin. Sane con-<text:line-break/>sideranda hoc tempore diligenter est pupillae magnitudo.</text:span></text:p>
      <text:p text:style-name="P10"><text:span text:style-name="T2">Quippe quae si minor sit facta, etiam aquosus humor lu iis<text:line-break/>est imminutus; sin aequalis sibi permaneat, corneae solius<text:line-break/>affectus est. Veruin ejusmodi discrimina praesens opus non<text:line-break/>requirit. Corneae vero tunicae morbi, si magni sint, pror-<text:line-break/>sus nisum impediunt; et maxime quum veli phlegmone, </text:span><text:span text:style-name="T6">vel<text:line-break/></text:span><text:span text:style-name="T2">suppuratione, vel scirrho, aut alio ejusmodi morbo labo-<text:line-break/>rans ut pars organica humidis morbis afficitur. Ac corneae<text:line-break/>quidem tunicae morbi, qui visum laedant, tales et tot inci-<text:line-break/>dunt, Membrana vero adnata ubi phlegmone laborat; ei<text:line-break/>accidenti nisus actionem impedit. At lu sis, quae vocantur<text:line-break/>chemoscs, praeterea in pterygiis, non ex accidenti, scd jam<text:line-break/>et primo pupillam obtenebrat. Ad eundem inodum magnae<text:line-break/>palpebrarum phlegmonae tumoresque, si qni in his praeter<text:line-break/>naturam orti eo magnitudinis venerunt, ut pupillae umbram<text:line-break/>offundant. Atque haec omnia aut non videndi, aut male<text:line-break/>videndi sunt causae.</text:span></text:p>
      <text:p text:style-name="P9"><text:span text:style-name="T24">i Oi</text:span></text:p>
      <text:h text:style-name="P2" text:outline-level="2">Cap. llI.</text:h>
      <text:p text:style-name="P78"><text:span text:style-name="T2">Atque de oculis quidem haec sufficiunt.<text:line-break/>Nam exempli magis causa, quam ut singula particulatim<text:line-break/>persequeremur, de his sermonem instituimus, quum sit mini<text:line-break/>nunc lustituturn per generaliores sermones methodum indi-<text:line-break/>eare, qua usus quispiam symptomatum causas luveniati<text:line-break/>Quoniam autem non Polum novisse methodos ipsas oportet,<text:line-break/>scd etiam multifariam lu particularibus exercitari, quod </text:span><text:span text:style-name="T6">fa-<text:line-break/>cere omnibus lu</text:span><text:span text:style-name="T2"> promptu non est; idcirco qualem fieri mo-<text:line-break/>dum exercitationis oporteat, lu ocusis nunc ostendi. Eo-<text:line-break/>dem enim scilicet modo caeteras seusitrices facultates, qui<text:line-break/>volet, adeat, consideretque in unaquaque tum primum ejus<text:line-break/>instrumentum, tum caetera, quae illi usum aliquem prae-<text:line-break/>stant, distinguatque, ut paulo ante dictum est, quinam ipsius<text:line-break/>facultatis laborantis sint morbi, quinam instrumentorum fin-<text:line-break/>gulorum, quibus actionem laedi continget, Siquidem au-<text:line-break/>diendi gravitas, et surditas, aut propter aurium ipsarum<text:line-break/>partem aliquam, aut propter nervum in lias a oerebro de-</text:span></text:p>
      <text:p text:style-name="P10"><text:span text:style-name="T2">fcendentem, aut propter cerebrum ipsum in ea parte lae-<text:line-break/>fum, nude nervus exoritur, animali accident. Igitur in<text:line-break/>nervo quidem ex cerebro </text:span><text:span text:style-name="T6">morbi sunt</text:span><text:span text:style-name="T2"> si</text:span><text:span text:style-name="T5">mili</text:span><text:span text:style-name="T2">ter lis, qui lu<text:line-break/>oculis; qni vero in reliquis partibus </text:span><text:span text:style-name="T6">sunt,</text:span><text:span text:style-name="T2"> ad proportionem<text:line-break/>quidem, non tamen ornnluo similiter laedent. Quam enim<text:line-break/>habet in oculo rationem humor crystallinus, hanc'habet in<text:line-break/>auribus internus auditorii meatus suris, ubi nervum dilata-<text:line-break/>tum contingit; quae vero extra hunc lu anfractu meatus<text:line-break/>snnt omnia, iis quae crystallino </text:span><text:span text:style-name="T6">huniori</text:span><text:span text:style-name="T2"> in oculo praeten-<text:line-break/>duntur, proportione respondent. , Itaque etiam morbos illa-<text:line-break/>rum partium huc transferri ex illis conveniet, similarium<text:line-break/>quidem partium, qui in intemperie et continui solutione<text:line-break/>consistunt; meatus vero in obstructionibus sive ob aliquem<text:line-break/>ipsarum partium tumorem praeter naturam, meatum ob-,<text:line-break/>struentem, ut abscessum, phlogmonem, scirrhum, oedema;<text:line-break/>sive ob adventitium aliquem aut omnino quemvis tumorem<text:line-break/>praeter naturam, qualis in eodem meatu saepe fit, quum<text:line-break/>callosum quid aut carnosum sensim concrescit ex iis, quae</text:span></text:p>
      <text:p text:style-name="P10"><text:span text:style-name="T2">meatum praeter naturum obstruunt, luter quae sunt et sor-<text:line-break/>des, quae in auribus colligi solent.</text:span></text:p>
      <text:h text:style-name="Heading_20_2" text:outline-level="2">Cap. IV.</text:h>
      <text:p text:style-name="P78"><text:span text:style-name="T2">Quemadmodum igitur in his partium con-’<text:line-break/>stitutio symptomatum indicavit causas, ita et lu lingua et<text:line-break/>naso indicabit, modo in iis quoque tum primum sentientem</text:span><text:span text:style-name="T8">1<text:line-break/></text:span><text:span text:style-name="T2">partem, tum reliquas, quae totum instrumentum complent,'<text:line-break/>noverinms. Mousiratum enim est linguam, quia duabus'<text:line-break/>facultatibus, seusitrici et motrici, subservit, duas quoque-<text:line-break/>habere actiones: ac nunc eam ut sentientem considera--<text:line-break/>mus, Odoratus vero sensorium ipsos esse cerebri ventri—<text:line-break/>culos demonstrabamus. Ac gustandi quidem symptomata<text:line-break/>sunt tum cmnino sapores non sentire, tum prave sentire.<text:line-break/>Quum autem male sentire, ut monstratum est, duplicrter-<text:line-break/>rntelligatur, alias quum diminute sentitur, alias cum dell<text:line-break/>pravale, diminute quidem gusiare respondet visus hebetu-<text:line-break/>dini, auditus gravitati; depravate autem gustare est, veluti<text:line-break/>cum- rerum aut color;’ 'aut figura, aut magnitudo,. aut situs</text:span></text:p>
      <text:p text:style-name="P10"><text:span text:style-name="T2">mutatus, ridetur, quod lu auditu obauditio nominatur. Ho-<text:line-break/>rtnn symptomatum auctores’morbi lu gustandi tum facul-<text:line-break/>tate tum actione, partim substantiae linguae similari insident,<text:line-break/>partim tunicae, qua hrvolvitur, partim mollibus nervis,<text:line-break/>partim ei praecipue cerebri parti, unde hi originem sumunt;<text:line-break/>Ac reliqui quidem praedictorum omnium morbi manifesti<text:line-break/>funt: depravatus vero saporum sensus, referta extraneo<text:line-break/>quopiam humore lingua, accidere solet, ita ut omnia, quae<text:line-break/>gustantur, aut salsa, aut amara, aut usio quopiam alieno<text:line-break/>sapore praedita videantur, sive is oratione exprimi queat,<text:line-break/>sive non. Quemadmodum enim videndi facultas ea foris ni-<text:line-break/>dere ridebatur, quae in oculo apparebant, eodem modo gu-<text:line-break/>stanni facultas in lingua, sensibilibus imputat organorum<text:line-break/>symptomata, lu arquatis quidem bilis amarorem non lin-<text:line-break/>guae, sed eorum, quae gustat, affectum esse existimans, in<text:line-break/>assis autem quibusdam affectibus salsuginem aut acorem edu-<text:line-break/>liis conthieri sibi fingens, dum admotum sensibile quietum</text:span></text:p>
      <text:p text:style-name="P10"><text:span text:style-name="T2">hactenus in lingua pravum humorem commovet, gusiandi<text:line-break/>autem facultas non id,' quod admovetur, percipit, sed quod<text:line-break/>lu ipsa abmrdat. interdum autem etiam, licet rarius, prius-<text:line-break/>quam gustetur,, perripiuntur ii humores, quibus lingua per-<text:line-break/>fusa est; ob exquisitum gustandi sensum. Huic simile sym-<text:line-break/>ptonia est, ubi aut in oculis a stomachicis affectibus suffu-<text:line-break/>sionis imaginatio oboritur; aut in auribus soni, nullo extra<text:line-break/>fonante, sed ipfo meningum motu eam speciem creante;<text:line-break/>aut lu uaribus, odoris, ab humoribus illic contentis. </text:span><text:span text:style-name="T6">Sed<text:line-break/></text:span><text:span text:style-name="T2">enim quoniam nasi meminimus duabus facultatibus, itidem<text:line-break/>ut lingua, inservientis (nam et odorandi et respirandi lu-<text:line-break/>strumentorum veluti quidam finis </text:span><text:span text:style-name="T6">eft) satius</text:span><text:span text:style-name="T2"> est etiam de<text:line-break/>hoc, perinde ac de praedictis, disserere. Si quid enim huic<text:line-break/>accidat morbi, quod meatui incommodet, aut deterius, aut<text:line-break/>nullo modo percipiet odores odoratrix facultas. Vchenien-<text:line-break/>ter itaque contusus aut polypo vel alio praeter naturam tu-<text:line-break/>more laboratis, fpicitus viant obstruet. Hujus generis est</text:span></text:p>
      <text:p text:style-name="P10"><text:span text:style-name="T2">et si qua in hrterna ejus membrana fiat phlegmone, quin<text:line-break/>etiam quaecunque lu aliqua parte ossium colatoriorum, aut<text:line-break/>etiam in cerebri involucris, aut ipsis ossium foraminibus ob-<text:line-break/>struunt, haec quoque odorandi sensum laedunt; atque hoc<text:line-break/>magis si lu processibus cerebri, qui ad has perveniunt par-<text:line-break/>ticulas, fiant.. At lu catarrhis, et coryzis, et denique iis<text:line-break/>quibus ab aestu, frigore, vel hunrore oppleti priores cerebri<text:line-break/>yentricusi sunt, non locormn modo qui istic habentur ob-<text:line-break/>structio fit, scd etiam tum fpiritni ipsi, qui in ventricusis<text:line-break/>est, turn cerebro, quod hos continet, intemperies quaedam<text:line-break/>accidit. Janr compressiones et Pectiones notabiles cujusvis<text:line-break/>dictarum partium odorum sensum tum difficilem tum de-<text:line-break/>perditum efficiunt. Depravatus vero sensus hic fit propter<text:line-break/>vitiosum aliquem qui illic continetur humorem,, qui mali<text:line-break/>odoris aliquid exhalans, ascendentes ab admotis corporibus<text:line-break/>ad odoratricem facultatem halitus obturbat: taleque est lu</text:span></text:p>
      <text:p text:style-name="P10"><text:span text:style-name="T2">hac facultate hoc symptoma, quale urquatis lu gestatrice<text:line-break/>accidere est dictum.</text:span></text:p>
      <text:h text:style-name="Heading_20_2" text:outline-level="2">Cap. V.</text:h>
      <text:p text:style-name="P78"><text:span text:style-name="T2">Quandoquidem de sensibus, qui in propriis<text:line-break/>sibi animalis partibus obeuntur, abunde dictum est, de sensu<text:line-break/>omnibus quomodocunque sentientibus communi (quem tactum<text:line-break/>vocitant) jam agamus. Sunt utique hujus quoque ad aliorunr<text:line-break/>proportionem symptomata. Utitur autem is non propriis<text:line-break/>appellationibus, scd communibus, sicut etiam praedicturum<text:line-break/>nonnulli. Neque enim in gestatrice,neque in odoratrice<text:line-break/>ejusmodi nomina habemus, questa funt lu visitrice hebetatio;<text:line-break/>caecitas et hallucinatio; in auditrice vero gravitas auditus<text:line-break/>et surditas et obauditio sive obauditus, nihil enim inpraes-<text:line-break/>entia luterest, qnibusnam quinis pro arbitrio utatur nomi-<text:line-break/>nibus. At dentium stuporis tum nomen, tum symptoma<text:line-break/>unius tactricis est insigne facultatis; verum hoc tam lu ore,<text:line-break/>quam in dentibus post acidos et acerbos cibos accidere ma-<text:line-break/>xiine consuevit. Torpor vcro, qui ex tam motus quam</text:span></text:p>
      <text:p text:style-name="P10"><text:span text:style-name="T2">fensus difficultate est compositus, in toto corpore et maxime<text:line-break/>in artubus manifeste videtur a frigore et compressione nervo-<text:line-break/>forum corporum lucidere</text:span><text:span text:style-name="T47">; </text:span><text:span text:style-name="T2">ad haec etiam </text:span><text:span text:style-name="T6">a</text:span><text:span text:style-name="T2"> torpedinis marinae<text:line-break/>oontactu. Si autem sua sponte nulla tali causa antecedente<text:line-break/>accidat, omnino vita deses, et ciborum vel crassorum vel<text:line-break/>lentorum abundantia, vel consuetae alicujus vacuationis<text:line-break/>suppressio necessario praecessit. Igitur continens quidem<text:line-break/>causa sive conjuncta sive proxima, sive quomodocunque<text:line-break/>quispiam voluerit appellere, talis est quidam nervi affectus,<text:line-break/>ni a principe ad ipsum facultas transmitti prohibeatur.<text:line-break/>Porro prohibetur, si meatunr aliquem nervus habeat (qua-<text:line-break/>lem qui ad oculos descendunt manifeste habere cernuntur)<text:line-break/>vol ob obstructionem, vel compressionem; si autem nort ha-<text:line-break/>beat, ob constipationem, vel frigus; vel compressionem'.<text:line-break/>Atque quod animalis quidem facultas, si meatum aliquem<text:line-break/>tanquam vianr a cerebro per nervum porrectam habeat,<text:line-break/>hoc obstructo impedietur,, cuivis patet. Quin etiam quod<text:line-break/>compresso extrinsecus nervo angustia quaedam meatus se-</text:span></text:p>
      <text:p text:style-name="P10"><text:span text:style-name="T2">quatur, neque id abditum. Quod si nullus fuerit meatus,<text:line-break/>sed ut per aquam vel aerem solis radii transeunt, eodem<text:line-break/>modo a principio si facultas per ipsum corpus nervorum<text:line-break/>permeaverit, qurnn lu ad 'crassiorem conllstentiam funt mu-<text:line-break/>tati, transitus impedietur, nec id mihi longioribus probatio-<text:line-break/>nibus egere ridetur, recordanti praescrtiur ea, quae lu aqua<text:line-break/>et aere eveniunt. Quippe nebula et sumus 'et nubes lu aere<text:line-break/>cousiituta; in aqua lutum et limus solis splendorem ulterius<text:line-break/>sincerum procedere impediunt ac prohibent. Sic igitur et<text:line-break/>nervus, si crassior et durior quam pro sua natura sit reddi .<text:line-break/>tus, facultatis ipsius delationem qblaedet. Sane crassior<text:line-break/>erit, si vel glutinosis, vel crassis alatur succis, vel violento<text:line-break/>frigore sit stipatus. Si autem a duro aliquo corpore illi ex-<text:line-break/>trinsecus occursante comprimatur, ne sic quidem liberum<text:line-break/>facultati transitum praebebit Proinde qui nervi laqueis vel<text:line-break/>manibus constringuntur, et qui extrinsecus ab alicujus par-<text:line-break/>tis vichiae phlegmone vel scirrho comprimtmtur</text:span><text:span text:style-name="T47">, </text:span><text:span text:style-name="T2">et qui aut</text:span></text:p>
      <text:p text:style-name="P10"><text:span text:style-name="T2">luxatis aut fractis ossibus angustiores fiunt, omnes primo<text:line-break/>quidem torpent, postea vero omnino sensum motumque per-<text:line-break/>dunt: vocaturque ejusmodi nervorum vitium paralysis,<text:line-break/></text:span><text:span text:style-name="T6">nervorum resolutio t;</text:span><text:span text:style-name="T2"> quae quum in eodem genere cum tor-<text:line-break/>pore sit, magnitudine ab eo differt. Ac si in omnes incidat<text:line-break/>nervos, ilico totum corpus sensu motu que privat, ac mbr-<text:line-break/>tem celerem respirationis privatione inseri. Si igitur sple<text:line-break/>nasis medullae principium sit laesum, partibus solis capitis,<text:line-break/>quoad vivunt homiues, tum sentiunt tum moventur. Sin<text:line-break/>et cerebro laesio accidat, statim omnibus partibus irnpoten-<text:line-break/>tes lusensibilesque efficiuntur. Vivunt autem utrique tanto<text:line-break/>tempore, quanto viverent qui praefocatione premerentur.<text:line-break/>Quibuscunque vero spinalis medulla infra nervorum thora-<text:line-break/>cem dilatantium exortum est laesa, sive vertebra aliqua lu-.<text:line-break/>xata, sive etiam aliter, lu magnis affectibus quidem insensi-<text:line-break/>biles innnobilesque omnibus inserioribus partibus statim<text:line-break/>fiunt, lu minoribus torpent ii, non tamen moriuntur, pro-</text:span></text:p>
      <text:p text:style-name="P10"><text:span text:style-name="T2">pterea quod respiratio iis illaesa inanet. , At mannum sen-<text:line-break/>sus iis, quibus spinalis medulla circa quintam vertebram est<text:line-break/>affecta, totus simul cum motu amittitur; quibus autem circa<text:line-break/>sextam, non totus, quippe primae brachii partes illaesae,<text:line-break/>fervuntur; jam multo etiam magis, si circa septimum verte-<text:line-break/>bram spinalis medulla male sit affecta. Quod si cicca octa-<text:line-break/>vam sit affecta, paucissimam; si vero quae post hunc habe-<text:line-break/>tur, prorsus nullam laesionem patiuntur manus. Caeterurn<text:line-break/>quibus spinalis medulla, in </text:span><text:span text:style-name="T6">cervice</text:span><text:span text:style-name="T2"> affecta est, iis omnibus<text:line-break/>VOX adimitur, non tamen omnibus dorsi vertebris id acci-<text:line-break/>diti Verum quantum laesionis singulae afferant, lu com-<text:line-break/>mensariis de voce definitum est; nunc enim mini videor<text:line-break/>plura quam pro lustituto dixisse; neque enim omnia synr-<text:line-break/>ptomata particulatim persequi ho&lt;ein opere est propositum,-<text:line-break/>sed ea in generaliores causas reducere, Ergo generatim<text:line-break/>milii de omni sensus laesicne sit dictum, quod </text:span><text:span text:style-name="T6">a</text:span><text:span text:style-name="T2"> quibus ner-"<text:line-break/>vis bene valentibus suppeditatam sibi facultatem habent, ab<text:line-break/>iisdem male affectis laeduntur. Quod si quis cujusque ner-<text:line-break/>vi nosse facultatem studet, eos qui ad respirationem condu- </text:span><text:span text:style-name="T24">•</text:span></text:p>
      <text:p text:style-name="P10"><text:span text:style-name="T2">cunt, lu libris de respirationis causis definivimus; eos vero<text:line-break/>qui ad vocem, lu opere de voce explicavimus. Atque hi a<text:line-break/>nobis alibi accuratius explorati sunt. Qui autem cossi, ca-<text:line-break/>pitis , abdominis, manuum et crn</text:span><text:span text:style-name="T5">mm</text:span><text:span text:style-name="T2"> partibus nervi fu-<text:line-break/></text:span><text:span text:style-name="T6">cultatem</text:span><text:span text:style-name="T2"> suppeditant, eos tum assi ante nos non male scri-<text:line-break/>ptis prodiderunt tum nos de iis lu libris de administrationi-<text:line-break/>bus anatomicis scripsimus. Ac propositus quidem nobis<text:line-break/>sermo erat de sensuum symptomatis.'</text:span><text:span text:style-name="T34">_ </text:span><text:span text:style-name="T2">Quoniam autem quae<text:line-break/>partes per nervum aliquem voluntarie moventur, eaedem<text:line-break/>protinus sensum quoque per eundem obtinent, duplicem iis<text:line-break/>laesionem ex nervi morbo necesse est accedere, alteram sen-<text:line-break/>sus, alteram motus. Quomodo igitur nonnullae videntur<text:line-break/>partes ad voluntarias quidam motus functiones resolvi, sen-<text:line-break/>tire tamen? Et quomodo rursus aliae moveri quidem, mi-<text:line-break/>nime autem sentire ? Sane in lingua et ocusis nulla fit dubi-<text:line-break/>tatio, propterea quod haec duplici nervorum genere sunt<text:line-break/>praelita; at lu quibus membris duri' tantum nervi sunt, in<text:line-break/></text:span><text:span text:style-name="T34">iis </text:span><text:span text:style-name="T2">distinguendus sermo ad hunc modum esu Si cute al&gt;-</text:span></text:p>
      <text:p text:style-name="P10"><text:span text:style-name="T2">latu subjectus ei nudus musculus immobilis appareat, .tau-•<text:line-break/>gentem tamen sentiat, parvum illi noxam accidisse est pu-<text:line-break/>tairduni; nempe quod tantam animalis facultatis partem sus-<text:line-break/>cipiat, quanta ad sensus excitationem sufficiat, ad muscu-<text:line-break/>lum vero movendum non sufficiat. Consistit enim lu pa-<text:line-break/>tiendo magis quam agendo tangendi sensus, itaque etiam<text:line-break/>parva facultate perfici potest. Musculorum motus, quum<text:line-break/>agendo, non autem patiendo functionem obeat (totum nam-<text:line-break/>que corpus ab hoc transfertur) multa eget animali facultate.<text:line-break/>Contra vero nunquam deprehendas masculum nudum mo-<text:line-break/>veri, ut idem non sentiat At si superjacens musculo cutis<text:line-break/>sensum amisit, ipse autem moveatur, nihil est quod nrirere;<text:line-break/>quemadmodum si duorum musculorum alter moveatur, alter<text:line-break/>moveri non possit; aut altero sentiente, alter sit insensilis.<text:line-break/>Ut enim in iis alterius laesum nervum, alterius illaesum esse<text:line-break/>licet, eodem pacto fieri potest ut is nervus qui in cutem di-<text:line-break/>spergitur, laesus sit; qui autem in musculum,- minime; sicr-</text:span></text:p>
      <text:p text:style-name="P10"><text:span text:style-name="T2">e contrario fit ut illaeso cutis nervo, non illaesus maneat<text:line-break/>muscusi </text:span><text:span text:style-name="T24">nervus. </text:span><text:span text:style-name="T2">Ae de propositis symptomatis haec </text:span><text:span text:style-name="T24">satis.</text:span></text:p>
      <text:h text:style-name="Heading_20_2" text:outline-level="2">Cap. VI.</text:h>
      <text:p text:style-name="P78"><text:span text:style-name="T2">Delectatio autem et dolor omnibus seusi-<text:line-break/>bus insident, </text:span><text:span text:style-name="T24">non </text:span><text:span text:style-name="T2">tamen simili evidentia, sed </text:span><text:span text:style-name="T24">in </text:span><text:span text:style-name="T2">nisu mi-<text:line-break/>nima, lu tactu autem et gustu maxima; ab iis deinceps lu<text:line-break/>odoratu, </text:span><text:span text:style-name="T24">et </text:span><text:span text:style-name="T2">post hunc lu auditu. Quaenam igitur est </text:span><text:span text:style-name="T24">tum<text:line-break/></text:span><text:span text:style-name="T2">omnium communis, tum cujusque causa propria?' Sane<text:line-break/>communis ea esi, quam Plato </text:span><text:span text:style-name="T24">in </text:span><text:span text:style-name="T2">Timaeo profert sic scribens.<text:line-break/>Quum </text:span><text:span text:style-name="T6">ajscctio praeter naturam, violenter et </text:span><text:span text:style-name="T26">conscrtim </text:span><text:span text:style-name="T6">m </text:span><text:span text:style-name="T37">.<text:line-break/></text:span><text:span text:style-name="T6">nobis sit, dolorem excitati quae vero rursus ad siuam na-<text:line-break/>turam conscrtim redit, delectationem', </text:span><text:span text:style-name="T26">quod autem.</text:span><text:span text:style-name="T6">sensim ,<text:line-break/></text:span><text:span text:style-name="T2">et </text:span><text:span text:style-name="T6">paulatim sit, sensum non serite</text:span><text:span text:style-name="T2"> Atque ita quidem Plator<text:line-break/></text:span><text:span text:style-name="T24">Hippocrates vero </text:span><text:span text:style-name="T2">eo antiquior</text:span><text:span text:style-name="T24">, </text:span><text:span text:style-name="T6">Iis,</text:span><text:span text:style-name="T2"> inquit, quibus </text:span><text:span text:style-name="T26">natura<text:line-break/></text:span><text:span text:style-name="T6">alteratur et corrumpitur, dolores fiunt.</text:span><text:span text:style-name="T2"> </text:span><text:span text:style-name="T24">Quippe illud<text:line-break/></text:span><text:span text:style-name="T6">corrumpitur</text:span><text:span text:style-name="T2"> celeritatem simul ac </text:span><text:span text:style-name="T24">magnitudinem mutationis<text:line-break/>indicat. </text:span><text:span text:style-name="T2">Sane </text:span><text:span text:style-name="T24">tactui accidunt magnae mutationes, naturae </text:span><text:span text:style-name="T2">a<text:line-break/></text:span><text:span text:style-name="T24">'frigidi </text:span><text:span text:style-name="T2">calidique violento impetu: </text:span><text:span text:style-name="T24">et ab iis, </text:span><text:span text:style-name="T2">quae </text:span><text:span text:style-name="T24">vcl secare.,-</text:span></text:p>
      <text:p text:style-name="P10"><text:span text:style-name="T2">vel distendere vel erodere possunt. Nam humor et siccitas<text:line-break/>citra calorem vel frigus minime violentum contactum ha-<text:line-break/>bent, ut qui opus de simplicibus medicamentis perlegerit,<text:line-break/>facile discet. Ubi demonstratum est frigidum alia ratione<text:line-break/>oblectationem inducere, quam calidum, quin etiam ipsum<text:line-break/>quod substantiam divellat, dolorem conciture. Videntur<text:line-break/>autem et quae contundunt et 'quae tendunt, dum rupturae<text:line-break/>corporibus periculum asserunt, dolorum causae esse; quem-<text:line-break/>admodum et quae pungunt et quae secant. Non enim certe<text:line-break/>et sectio et ruptura postquam facta est dolorem infert; sed<text:line-break/>dum fiunt hujusmodi omnia, dolorum causae constituuntur,<text:line-break/>nisi tamen lex accidente aliquo sic affectus dolor sequatur,<text:line-break/>alias quidem acri humore exulceratum corpus mordente,<text:line-break/>alias phlegmone superveniente, quae ipsa quoque nunquam<text:line-break/>non distendendo dolorem efficit, multutles vero etiam ca-<text:line-break/>loris injuria vel humorum acrimonia. Divellitur autem et<text:line-break/>gustus organum, quatenus utique tactus est particeps, a jam<text:line-break/></text:span><text:span text:style-name="T6">dictis causis;</text:span><text:span text:style-name="T2"> quatenus vero gustus est proprium, ab aridis.</text:span></text:p>
      <text:p text:style-name="P10"><text:span text:style-name="T2">amaris, acerbis et, acribus, quod haec singula, sicut demon-<text:line-break/>stratum est, continuunr dividant. Insessent vero et olfactum<text:line-break/>qui a jani dictis </text:span><text:span text:style-name="T6">humoribus</text:span><text:span text:style-name="T2"> exhalant halitus, quod ni quo-<text:line-break/>que continuum divellant. Auditum vero vox aspera et<text:line-break/>maxima et celerrima; quibus etiam in magnis tonitruis in<text:line-break/>idem coeuntibus,, .aliqui auditus sensu omnino funt privati<text:line-break/>ipsius instrumento soni violentia divulso. Jam vero ipsum<text:line-break/>visum maximi splendores nimia secretione non infestant<text:line-break/>modo, sed etiam corrumpunt. Est autem ipsa quoque se-<text:line-break/>cretio ex dividentium genere; videturque omnibus sensibus<text:line-break/>commune insessem affectionem ex fecretione ac divisione<text:line-break/>continui unitique corporis excitari, qnum affatim accidit,<text:line-break/>affatim autem voco quod vehementer simul ac celeriter.<text:line-break/>Hoc quoque Plato volebat, quum diceret molestum sensum<text:line-break/>fieri violento simul et conferto pathemate, quum scusu prae-<text:line-break/>stitis corporibus inciderer. Neque enim refert vel molestum</text:span></text:p>
      <text:p text:style-name="P10"><text:span text:style-name="T2">vel tristem vel dolentem vel dolorificum vel laboriosum sen—<text:line-break/>sum appellare, ut neque pathema ipsum, molestiam vel tri-<text:line-break/>stitiam vel dolorem vel dolentiam vel laborem. Atque per-<text:line-break/>spicuum est, Platonem ipsum pro eadem re dictis nominibus<text:line-break/>omnibus promiscue usum et in Timaeo et in Phllebo, prae-<text:line-break/>terea et lu assis libris sicubi de ipsis sermo inciderit. Quod<text:line-break/>autem et Hippocratis opinio ejusdem sit tum in nominibus<text:line-break/>ipsis tum rebus sententiae, et ex paulo ante dictis et ex lis<text:line-break/>qnae in ounnbus suis libris conscripta reliquit, manifestum<text:line-break/>esu Sic profecto lu omnibus feusibus molestum pathema<text:line-break/>evenit; jucundum vero illi contrarium contrariis ex causis:<text:line-break/>consertus enim corporis elivelli periclitantis ad eum, qui<text:line-break/>secundum naturam est, sintum reditus voluptatem efficit.<text:line-break/>Idcirco jucundissimum oculis spectaculum caeruleum est,<text:line-break/>sicut molestissimum, quod splendidunr fimulque album est,<text:line-break/>quemadmodum sol. Proxima his inter ea quae molesta sunt,<text:line-break/>album; luter ea quae delectant, fuscum: illud quidem quod,<text:line-break/>substantiam ejus segreget sirnuI ac dissolvat, hoc quod citra-<text:line-break/>violentium congreget. Neque enim prosecto fola congrega-</text:span></text:p>
      <text:p text:style-name="P10"><text:span text:style-name="T2">gatio sufficit ac satis est</text:span><text:span text:style-name="T47">; </text:span><text:span text:style-name="T2">nam sic nigrum quoque jucundum<text:line-break/>esset, nunc autem non est; quum enim visionis substantiae<text:line-break/>sit contrarium, violentius eam cogit, quam ut eam ad natu-<text:line-break/>ram reducat. At nigerrimum splendidissimo minus insesset,<text:line-break/>non quod contrarium mluus sit molestum, quam excessus,<text:line-break/>qui est in genere cognato, (hac enim ratione molestius esset<text:line-break/>nigrum splendidissimo) sed quod visus organum sit radiosum,<text:line-break/>radius autem omnis tenuium partium, nigrum vero semper<text:line-break/>crassarum. Natura autem perpetuo res tenuium partium<text:line-break/>in agendo essicacior est, quam quae crassarum est. Quum<text:line-break/>itaque in idem vicissim pervenerint quod tenuium est par-<text:line-break/>tium et quod crassarum, </text:span><text:span text:style-name="T5">min</text:span><text:span text:style-name="T2">us agit erassum in tenue, siqui-<text:line-break/>dem id a tenui potius pati natum esu Ita igitur et sol<text:line-break/>nisum laedit, quod quum tenuioris sit substantiae, facile eum<text:line-break/>segreget; ac familiaritate quidem substantiae minus molestus<text:line-break/>est, quam quae sunt contraria; scd quod actionis vehemen-<text:line-break/>tia sit violentior, hoc ipso celeritatem quoque .laesionis in</text:span></text:p>
      <text:p text:style-name="P10"><text:span text:style-name="T2">nisum obtinet. Quod enim lu minimo tempore nisus noster<text:line-break/></text:span><text:span text:style-name="T6">a</text:span><text:span text:style-name="T2"> solis splendore patitur, id lu plurimo ubi omnino nullum<text:line-break/>splendorem vidit, sed lu profundis tenebris est versatus;<text:line-break/>quippe is quoque ad lucem reductus videre non potest, quod<text:line-break/>extinctus ad quendam modum crassusque sit redditus ac<text:line-break/>tenebrosus, Jucundissimus igitur merito, gratissimusque cae-<text:line-break/>ruleus cclor visui est, si tamen is a sole non est discussus.<text:line-break/>Huic enim quod jam aegrotet, contrarium remedium est: at<text:line-break/>ei, qui sanus quidem est, sed satigatus, caeruleum aut fus-<text:line-break/>cum saluberrimum est spectaculum, quod nec eum segregat,<text:line-break/>ut tum album tum splendidum, sed nec cogit et extinguit,<text:line-break/>ut nigrum. At suscum quidem ex albo et nigro simul mix- </text:span><text:span text:style-name="T29">.<text:line-break/></text:span><text:span text:style-name="T2">tis efficitur; caeruleum vero ex albo ac splendido tam coe-<text:line-break/>untibus tum in saturum nigrum incidentibus; sio enim Plato<text:line-break/>nos de ambobus docuit. Ergo lu colores ex contrariis ex-<text:line-break/>tremisque. mixtis medii ac moderati nascuntur, qni et ex-<text:line-break/>cessum utrumque, quo risus laeditur, declinant, et nrode- •'<text:line-break/>ratas ipsius fatigationes emendant; quemadmodum morbos</text:span></text:p>
      <text:p text:style-name="P10"><text:span text:style-name="T2">ex segregatione provenientes nigrum. Verum voluptas ab<text:line-break/>iis orta non peraeque manifesta est, ac ea quae in aliis sen-<text:line-break/>sibus, quod neque dolor par extiterit. Nam partium tenui-<text:line-break/>tas nisus, neque dum segregatur, propter substantiae fami-<text:line-break/>liaritatem violentum aliquid patitur (illuc enim, quo duci-<text:line-break/>tur, ipsa per se properat) neque dum congregatur, propter<text:line-break/>mutationis imbecillitatem. Demonstratum enim est tenue </text:span><text:span text:style-name="T6">a<text:line-break/></text:span><text:span text:style-name="T2">crasso debiliter cogi. Atque ita quidem iu visu se habent<text:line-break/>voluptas et dolor. In auditu vero jucundissima vox est,<text:line-break/>quae lenissima tardissimaque est; ideo molestissima est tina<text:line-break/>nsperrima tum celerrima. Verum baeiutegre sano sensui ju-<text:line-break/>cundae molestaeque sunt; fatigato vero amica, praeter le-<text:line-break/>nem et tardam, etiam exigua; aegrotanti, simul et lenissima<text:line-break/>et tardissima et maxime exilis; atque hac etiam magis, quae<text:line-break/>numerosa est; absolutum enim silentium simile quid in au-<text:line-break/>ditu est atque lu visu tenebrae, unde etiam in quaestionem<text:line-break/>venit, nurn contrariae lumini sint tenebrae, an ejus priva-<text:line-break/>tio, quemadmodum vocis, silentium; et motus, quies Vo-</text:span></text:p>
      <text:p text:style-name="P10"><text:span text:style-name="T2">luptas autem evidentior in </text:span><text:span text:style-name="T47">hoc </text:span><text:span text:style-name="T2">sensu est, propterea quod<text:line-break/>substantia est crassiore: at in odoratu adhuc mauilestior de-<text:line-break/>lectatio, quod ejus substantia sit magis crassa: quantum enim<text:line-break/>aer splendore est crassior, tantum aere crassior est halitus;<text:line-break/>Est vero splendoris quidem sensus nisus, aeris vero auditus,<text:line-break/>halitus odoratus, quemadmodum humidae naturae gustus,<text:line-break/>et solidi corporis tactus. Quum autem odoratus et gustus<text:line-break/>sensus sint congeneres, sola substantiae tenuitate dissidentes,<text:line-break/>(est enim halitus humor attenuatus) de ambobus simul disse-<text:line-break/>remus, a gustu perspicuitatis gratia ducto exordio. Jucun-<text:line-break/>dissimi igitur huic secundum naturam se habenti sunt sapo-<text:line-break/>res omnes dulces et plugues; hi namque omnes demonstrati<text:line-break/>funt corporis substantiae maxime esse familiares: vitiato au-<text:line-break/>tem recenter ab aliqua causa infestante, pingues; hi namque,<text:line-break/>partem exufperatanr maxime leniunt: aegrotanti vero, fucci<text:line-break/>contrarii causis morborum efficientibus; crassis quidem, at-<text:line-break/>tcnuanles; tenuibus, incrassantes; glutinosis, incidentes;</text:span></text:p>
      <text:p text:style-name="P10"><text:span text:style-name="T2">exasperantibus, lenientes; ad eundem modum calidis fri-<text:line-break/>gidi, frigidis calidi, ut et siccis hmrndi, et humi dis sicci.<text:line-break/>Dictum autem debormn natura in quarto de simplicium me-<text:line-break/>dicamentorum facultatibus, legendusque non negligenter is<text:line-break/>liber est, ut qui tum ad dignotionenr tum ad curationem sit<text:line-break/>utilis. Ventriculus enim visceribus venisque fubfervit; ita-<text:line-break/>que et quales hae succos requirunt, tales appetit. Porro<text:line-break/>huic index lingua proflet iis succis m</text:span><text:span text:style-name="T5">axim</text:span><text:span text:style-name="T2">e gaudens, quos<text:line-break/>ventriculus desiderat; hujus autem societatis potissima causa<text:line-break/>est tunica ipsam vestiens. Ac delectatur quidem lingua di-<text:line-break/>versis temporibus succis sibi extriusecus occurrentibus aliis<text:line-break/>atque aliis.- Delectatur autem nonnunquarn etiam dulcibus,<text:line-break/>quos in se ipsa sentit; porro dulces lu succi pituitae species<text:line-break/>sunt. Quare quoties effusi venis sanguinis, ut dulcis, sen-<text:line-break/>sum lingua percipit, iis simile quid patitur, quae ipsi extrin-<text:line-break/>sccus</text:span><text:span text:style-name="T6">. occursant.</text:span><text:span text:style-name="T2"> At in odorandi sacultale extumorum qui-<text:line-break/>dem tum jueuirdorurn tum molestorum scissus perinde se ha-</text:span></text:p>
      <text:p text:style-name="P10"><text:span text:style-name="T2">bet ac in gustatiice. Halitus autem, quos lu se habet, in-<text:line-break/>suaves quidem, ut prius dictum est, aliquando sentit, sua-<text:line-break/>ves autem aut in siimma jucundos non sentit, veluti nec vi-<text:line-break/>sus nec auditus; hi nanique fensus, quum tenuis substantiae .<text:line-break/>sint, nullam lu se ipsis vehementem affectionem patiuntur:<text:line-break/>tactus vero et gustus ne ipsi quidem, vehementem nounun- '<text:line-break/>quum vero patiuntur quandam ejusmodi affectionem exi-<text:line-break/>lem; lingua quidem a dulci, ut nictum est, pituita,' quam<text:line-break/>Praxagoras et Phllotimus magis proprio nomine dulcem suc-<text:line-break/>cum appellunt: tactus vero motum lu sc non ruro sentit,<text:line-break/>quum eorum, quae intus ipsum exasperant, vel concoctione<text:line-break/>vel transpiratione vel sensibili excretione ad naturam suam<text:line-break/>revertitur. Quin etiam lassitudine laborantes, ubi mollibus<text:line-break/>frictionibus vel balueis emollito corpore ab iis quiescunt,<text:line-break/>evidentem sentiunt voluptatem. Jam magis etiam in dictis<text:line-break/>motibus oblectantur, fatigatis partibus ad statrun naturalem<text:line-break/>redeuntibus. Sane non solum lotione et molli ex largo</text:span></text:p>
      <text:p text:style-name="P10"><text:span text:style-name="T2">oleo frictione voluptas lassatis partibus accidit, scd etiam<text:line-break/>in majoribus doloribus attrectatio mollis, blanda et lenis so-<text:line-break/>latium quoddam non exiguum affert. Sed haec jam exter-<text:line-break/>na sunt, dicendumque de his deinceps. Neque enim de iis<text:line-break/>quae ad odoratum spectant etiamnum disserere nobis opus<text:line-break/>est, quum analogiam habeant cum iis quae ad gustum rese-<text:line-break/>runtur. Delectamur </text:span><text:span text:style-name="T6">igitur in hoc sensus genere</text:span><text:span text:style-name="T2"> (ut verbo<text:line-break/>dicam) dum ad naturalem statum reducimur; contingit </text:span><text:span text:style-name="T6">au-<text:line-break/>tem</text:span><text:span text:style-name="T2"> id nobis semper per contraria, si quis, prout consenta-<text:line-break/>neum est, contrarium accipiat. Est autem consentaneum,<text:line-break/>eam quae primo et per se nec per alterum medium suris<text:line-break/>causa est, non quae evidens et externa vocatur, lu omnibus<text:line-break/>ejusmodi considerare, quod Hippocrates tum in aliis multo-<text:line-break/>ties nos admonere videtur, tum quum ait, </text:span><text:span text:style-name="T6">Esi autem ubi .<text:line-break/>in tetano sine ulcere in juvene corpulento aestate media co-<text:line-break/>piosae frigidae persusio caloris revocationem efficit, calore<text:line-break/>autem luteo liberantur.</text:span><text:span text:style-name="T2"> Quippe siquis de his inconfidera-<text:line-break/>tius judicet, putabit aliquos affectus praeter naturam alii.</text:span></text:p>
      <text:p text:style-name="P10"><text:span text:style-name="T2">quando a similibus curari, ut et tetanum a frigida lavatione:<text:line-break/>non tamen ita se habet veritas; scd perpetuo omnes </text:span><text:span text:style-name="T6">affectus<text:line-break/></text:span><text:span text:style-name="T2">ad naturalem statum per contraria redeunt, quemadmodum<text:line-break/>etianr tetanus per caloris revocationem. Quod si cousertim<text:line-break/>id fiat, curatio cum delectatione perficitur; si vero paula- .<text:line-break/>tim contigerit, insensilis erit ad naturalem statum relitus.<text:line-break/>Sic autem decessus a naturali statu ad eum qui praeter na-<text:line-break/>turum est, qui confer tim fit, et violentus et cum dolore om-<text:line-break/>nino est: qui paulatim, insensibilis. Proinde quum qui<text:line-break/>omnino non secundum naturam in corpore paulatim accu-:,<text:line-break/>mulatur affectus, nullum sui sensum excitet, ejus ad natu-<text:line-break/>ralem statum reditus, quum celeriter perficitur, simul cum<text:line-break/>sensu jucundus fit; atque potissimum per ea quae maxime<text:line-break/>nobis sunt familiaria, cujusmodi sunt in gustu quidem dul- </text:span><text:span text:style-name="T34">-<text:line-break/></text:span><text:span text:style-name="T2">cis; lu odoratu vero quae his proportione respondent, vo-<text:line-break/>cantur autem odorata. At vero genitales partes proprio<text:line-break/>quodam et eximio sensu afficiuntur, quod et facultatem ha- .<text:line-break/>beant valentissimam, lu musculo quidem seminis expultri-—</text:span></text:p>
      <text:p text:style-name="P10"><text:span text:style-name="T2">cem, in foenrlua </text:span><text:span text:style-name="T6">vero</text:span><text:span text:style-name="T2"> tum hanc ipsam in testibus et semlua-<text:line-break/>libus vasis, tum attraetricem lu toto utero: conjunxit enim<text:line-break/>natura scmiuis effusioni et </text:span><text:span text:style-name="T6">ejus</text:span><text:span text:style-name="T2"> conceptui ingentem cupidita-<text:line-break/>tem simul ac voluptatem. Verum laesio redundantis et in-<text:line-break/>tus manentis seminis paulatim multo tempore colligitur, ac<text:line-break/>idcirco quanquam magnopere insestat (de quibus alibi dice-<text:line-break/>mus) iurpar </text:span><text:span text:style-name="T6">tamen</text:span><text:span text:style-name="T2"> est magnitudini voluptatis, quae in ve-<text:line-break/>nere. sentitur. Laedentis enim exeretio consertim factu<text:line-break/>etiam delectationis magnitudinem celeritati relitus ad natu- ..<text:line-break/>ram proportione respondentem habet.</text:span></text:p>
      <text:h text:style-name="Heading_20_2" text:outline-level="2">Cap. VII.</text:h>
      <text:p text:style-name="P78"><text:span text:style-name="T2">Reliquum autem fuerit de fymptomatis<text:line-break/>orificium ventriculi (quod etiam cor appellant) obsidentibus<text:line-break/>disserere; funt enim haec quoque ex eorum, quae ad tactum<text:line-break/>reseruntur, genere. Caeterurn nulla pars aut ita exactum<text:line-break/>habet sensum, aut </text:span><text:span text:style-name="T6">ita</text:span><text:span text:style-name="T2"> utrumque principium una secum affi-<text:line-break/>cit, ut os ventricusi: nominatur autem pro consuetudine<text:line-break/>non vulgo solum, sed etiam a medicis stomachus. Quae igi-</text:span></text:p>
      <text:p text:style-name="P10"><text:span text:style-name="T2">tur stomachicae vocantur syncopae, hujus partis fympto-<text:line-break/>mata sunt, quemadmodum et cordolia, quae ab altera ejus<text:line-break/>appellatione nomen sortita sunt. Indurit praeterea et dys-<text:line-break/>pnoeas et apnoeas et suffocationes et epilepsias et deliria et<text:line-break/>melancholias; at haec quidem per consensum; inappeten-<text:line-break/>tias vero et diminutas depravatasque appetentias ipse per se<text:line-break/>ipsum. Voco autem inappetentiarn, quum quis nihil om-<text:line-break/>nino appetit; dimluutam vero appetentiam, quum imbecil-<text:line-break/>liter ; at depravatarum aliae ad immoderatam cibi et potus<text:line-break/>sumptionem deflectunt, aliae ad alienarum qualitatum desi-<text:line-break/>derium. Dicendum ergo ordine de omnibus, initio a pro-<text:line-break/>priis ejus symptomatis sumpto. Sequuntur haec ipsas na-<text:line-break/>turales partis functiones, quarum gratia maximos a cerebro<text:line-break/>requirebat nervos, propter quos etiam excellentiam hanc<text:line-break/>sensus supra </text:span><text:span text:style-name="T6">paries</text:span><text:span text:style-name="T2"> possidet. Quum enim per culem unum-<text:line-break/>quodque animal in ambientem aerem dissipatur, accidit par-<text:line-break/>tes ipsi subditas primo vacuari, quarum ingenita facultas<text:line-break/>(quemadmodum lu commentariis de facultatibus naturalibus</text:span></text:p>
      <text:p text:style-name="P10"><text:span text:style-name="T2">demonstravimus) e vicinis partibus sibi alimentum trahit, ut<text:line-break/>vacuatum impleat; delude rursus illae e sibi proximis; </text:span><text:span text:style-name="T6">haei-<text:line-break/>que</text:span><text:span text:style-name="T2"> postea tertio loco e sibi propinquis, atque ita semper<text:line-break/>per continuum veluti iu choro quodam translatione celerri-<text:line-break/>me facta, ad venas ad ventriculum porrectas vacuatio per-<text:line-break/>venit His vero consuetum simul est et a natura compara-,<text:line-break/>tum e ventriculo alimentum trahere, peraeque ac stirpium<text:line-break/>radices, quae in terram funt demissae.. Quum enim hoc<text:line-break/>opus universum non animale sit, sed'naturale, similiter in<text:line-break/>stirpibus et aniuialibus perficitur-. Quare stirpibus terra<text:line-break/>ventriculi instar perpetuo paratum copiosurnque alimentum<text:line-break/>irrigando suppeditat, quamdiu temporum fletus secundum<text:line-break/>naturam se habet, quemadmodum si e terra iqualoris ex-<text:line-break/>cessu exaruerit humor,' stirpes nutrimenti penuria mar-<text:line-break/>cescunt Animalibus autem, utpole terrae non affixis<text:line-break/>praeler pauca quaedam, natura ventriculum alimenti<text:line-break/>promptuarium fabricavit, quemadmodum stirpibus terram.'</text:span></text:p>
      <text:p text:style-name="P10"><text:span text:style-name="T2">Dedit autem animalibus et penuriae sensum, quoad cibum<text:line-break/>potumque proritata eodem tempore impleantur, vocaturque<text:line-break/>ejusmodi implendi desideriunr appetentia: fit autem ex penu-<text:line-break/>riae sensu, quum venae ex ipso ventriculo veluti mulgentes<text:line-break/>sugentesque aliquid trahunt, non serens autem eum suctum<text:line-break/>ventriculus, sed tanquam divulsus, molestiae ejus medelam<text:line-break/>cibum quaerit. Ita namque venae ad objectos cibos con-<text:line-break/>vertuntur, atque ex iis alimentum trahunt, nequaquam ex<text:line-break/>ventriculo. Fitque post cibi sumptionem, ut et venae simul<text:line-break/>ad cibos se convertant, et ventriculus ex iis lu se ipsum<text:line-break/>trahat quantum prius per venas est exhaustum. Ac suctus<text:line-break/>quidem ipsius sensus fames esu Reliquorum vero duorum<text:line-break/>alterum venerum suctum praecessit, vocaturque appetentia<text:line-break/>homonymms cum altero, quum sit naturale opus, non ani-<text:line-break/>rnale; talem vero appetentiam vacuatio praecedit, existunt-<text:line-break/>que in totum quinque symptomata ordine quodam sese dein-<text:line-break/>ceps sequentia: Primum Vacuatio est; secundum vacuata-</text:span></text:p>
      <text:p text:style-name="P10"><text:span text:style-name="T2">rum partium appetentia naturalis'; tertium ventriculi suctus;<text:line-break/>quartum ejus sensus; quintum appetentia ejus animalis orn-<text:line-break/>niunr ultima Itaque etiam hujus actionis abolitio aut<text:line-break/>eo accidit, quod sensus suctionis sit abolitus, aut </text:span><text:span text:style-name="T14">quod.su-<text:line-break/></text:span><text:span text:style-name="T2">ctio non fiat; aut quod corpus non vacuetur. Ad eundem<text:line-break/>modum exiles appetentiae erunt, non perditis iis quae dixi-<text:line-break/>mus, scd prope ut pereant perductis. Depravatae vero ap-<text:line-break/>pelentiae, quae quantitatis modum excedunt, vocanturque a<text:line-break/>quibusdam caninae, tum existunt quum vel acidus quispiam<text:line-break/>vitiosus humor ventriculum mordet, vel totum corpus immo-<text:line-break/>dice dissipatum assidua nutritione ludiget. • Vitiosus- namque<text:line-break/>succus frigidus similem suctui morfum lufert, appetentiam,<text:line-break/>vero proritat naturalis affectus similitudine;, alimenti autem,<text:line-break/>non potus, desiderium excitat propter frigus; at .vitioso suc-<text:line-break/>co salso et bilioso ventrem mordente, potus magis quam ci-<text:line-break/>bus appetitus. Praeterquam enim quod, calefit siccaturque<text:line-break/>ventriculus, quae sitis causa sunt; etiam liquari tum meo</text:span></text:p>
      <text:p text:style-name="P10"><text:span text:style-name="T2">ttmr in venis humores contingit. Fusionis autem humorum<text:line-break/>symptoma partes continentes implet, quemadmodum, arbi-<text:line-break/>tror, frigiditas evacuat. Itaque etiam non parum ad esu-<text:line-break/>riem frigus partium ventriculi confert: nam et vacua efficit<text:line-break/>corpora et eorum tunicas cogendo cousiringendoque ad ap-<text:line-break/>petentiam irritat. Non esuriendi continens in primis causa<text:line-break/>est calor, ut qui solida corpora laxando dissolvat, atque ad<text:line-break/>tractum</text:span><text:span text:style-name="T8">1</text:span><text:span text:style-name="T2"> imbecelliora reddat, liquida liquando amplius ex-<text:line-break/>tendat. Atque una quidem caninae appetentiae causa est aei-<text:line-break/>dus humor vitiosus; altera, ut dictum est, uberior per totum<text:line-break/>corpus vacuatio, quae• vel caloris robore vel retentricis fa-<text:line-break/>cultatis imbecillitate-fit illata. Prolude in priore affectu ac-,<text:line-break/>cidit plurimas sumptorum fieri dejectiones; lu posteriore<text:line-break/>vero, ut quae ex habitus </text:span><text:span text:style-name="T6">corporis</text:span><text:span text:style-name="T2"> vacuatio nefiat, alimentum'<text:line-break/>lu corpus distribur. Atque immodica quidem et appetentia<text:line-break/>et fames ob has causas' fiunt. Pravas autem qualitates con-<text:line-break/>cupiscunt ii, quibus ventriculi tunicae vitioso aliquo-excre-</text:span></text:p>
      <text:p text:style-name="P10"><text:span text:style-name="T2">mento imbutae sunt. Atque consuerit is </text:span><text:span text:style-name="T6">affectus</text:span><text:span text:style-name="T2"> mulieri-<text:line-break/>bus maxime vitioso humore scatentibus iisque gravidis acci-<text:line-break/>dere, vocaturque affectus pica. Appetunt autem in hoc<text:line-break/>affectu acida maxime acerbaque, aliquando vero acria, non-<text:line-break/></text:span><text:span text:style-name="T47">nunquam </text:span><text:span text:style-name="T2">vero vel terram cjmoliam vel testas vel extinctus<text:line-break/>carbones vel valde aliena quaedam edulia. Porro sic affici-<text:line-break/>untur earum plerae que usque ad fecundum et tertium men-<text:line-break/>scm; in quarto vero desinunt partim vomitione vacuato vi-<text:line-break/>tiosu humore, partim lernpore concocto, niusiere prae cibi<text:line-break/>aversione pauca comedente, partim etiam abundantia </text:span><text:span text:style-name="T6">humo-<text:line-break/>rum</text:span><text:span text:style-name="T2"> vacuata. Nam primis duobus mensibus parum sangui-<text:line-break/>nis ad se foetus attrahit, quia adhuc minimus est, quum<text:line-break/>quod in </text:span><text:span text:style-name="T6">utero esi</text:span><text:span text:style-name="T2"> hoc tempore nondum foetus vocetur, scd<text:line-break/>conceptus. Hic autem auctior redditus et ipsc ampliore nu-<text:line-break/>trimento utitur, et non solum quicquid optimum in venis<text:line-break/>est id attrahit, ut prius dixi, scd etiam quod pluris indigeat,<text:line-break/>vitiosi etiam aliquid una traliit. Atque ita totum corpus<text:line-break/>tum plenitudine laborare desunt, tum minus vitiosi fit hu-</text:span></text:p>
      <text:p text:style-name="P10"><text:span text:style-name="T2">moris. Ipse autem suetus alimenti quod attrahit excremen-<text:line-break/>ta in duplicibus membranis reponit. Ac fit quidem magna<text:line-break/>ex parte ipse quoque et vitiosioris humoris et intemperatior,<text:line-break/>utpote ex vitioso sanguine nutritus, nisi gravida residuo<text:line-break/>gestationis tempore valde probis’ utatur alimentis. Verum<text:line-break/>hoc nihil ad rem propositam. Vitiosae autem qualitatis ap-<text:line-break/>petentia, de qua disputans picae memini, aliquando viris<text:line-break/>quoque accidit, quum iis quoque in ventriculi orificium sinn-<text:line-break/>lis quidam vitiatus humor procubuit. Atque haec quidem<text:line-break/>circa cibi appetentiam symptomata fiunt. In potionis au-<text:line-break/>tem appetentia alia totidem iis fimilia, Est quidem quasi<text:line-break/>privatio </text:span><text:span text:style-name="T6">appetentiae potus,</text:span><text:span text:style-name="T2"> quunr vel corpus propter ex-<text:line-break/>cessum humoris et frigoris omnino motione non eget, vel<text:line-break/>ventriculus propriam affectionem non sentit. Deficiens vero<text:line-break/>appetentia, quuni eadem ipsa iumrinuta sunt. Depravata<text:line-break/></text:span><text:span text:style-name="T6">vero</text:span><text:span text:style-name="T2"> potionum appetentia depravatae'ciborum appetentiae<text:line-break/>proportione respoiniet; interdum immoderati est potus, quum<text:line-break/>in ipsis ventriculi tunicis pravus aliquis humor salsus aut bi-</text:span></text:p>
      <text:p text:style-name="P10"><text:span text:style-name="T2">liosus continetur, interdum cum veluti fervet nativa ipsius<text:line-break/>humiditas. Pravas autem potiones quemadmodum et pra-<text:line-break/>vos cibos quidam appetunt pro dominantis vitiosi humoris<text:line-break/>ratione. Atque haec diuturniori tempore vitiosa victus ra-<text:line-break/></text:span><text:span text:style-name="T47">tione </text:span><text:span text:style-name="T2">usis superveniunt, et inexplebili siti cruciatis, ex qua<text:line-break/>etiam perire novimus tum eum, qui viperam devoraverat<text:line-break/>(erat scilicet dipsas) tum messores, qui vinum cnsu biberant,<text:line-break/></text:span><text:span text:style-name="T47">lu quo </text:span><text:span text:style-name="T2">ejusmodi fera quaedam extincta fuerat, tum eum<text:line-break/>qui veteri vluo fuerat inebriatus, ijec non eum qui<text:line-break/></text:span><text:span text:style-name="T6">sitim</text:span><text:span text:style-name="T2"> tolerare decreverat, et alios in navigio, quum deficeret<text:line-break/>aqua </text:span><text:span text:style-name="T6">dulcis,</text:span><text:span text:style-name="T2"> quorum qui ausi funt murinam bibere, quum<text:line-break/>immoderatius lupra caeteros sitirent, quidam etiam eorum<text:line-break/>soluta alvo cum vehementi morsu colcrius quam caeteri lu- •<text:line-break/>tcrierunt, Novi quendam febre ardente laborantem, quum<text:line-break/>etianrnurn morbus invalesceret, frigidam liberalius bibentem<text:line-break/>nequaquam, quoad occubuerit, expletum fuisse. Ac talia<text:line-break/>quidem et tot circa ventris appetentias funt errata. Est<text:line-break/>praeterea cordolium oris ventriculi quoddam symptoma,</text:span></text:p>
      <text:p text:style-name="P10"><text:span text:style-name="T2">quod ad sentiendi functionem laesam ab hunroribus </text:span><text:span text:style-name="T6">mordaci-<text:line-break/></text:span><text:span text:style-name="T2">bus refertur. Praeter haec est quod bulimos vocatur, sym-<text:line-break/>ptoma ex penuria simul </text:span><text:span text:style-name="T47">et </text:span><text:span text:style-name="T2">imbecillitate et refrigeratione hu-<text:line-break/>jus loci ortum. Nec mirandum, si ejus dolores tum animi<text:line-break/>deliquia tum virium lapsus comitentur. Quum enim digiti<text:line-break/>offensione videantur aliqui animi deliquio laborare, mirum<text:line-break/>profecto non est affecto stomacho id accidere, quum et ob<text:line-break/>eximium fenfurn et ob situs vicinitatem duo principia prom-<text:line-break/>ptius lu consensum ulciscere possit. Maximaque symptoma-<text:line-break/>ta maxime sensibiles stomachos invehere deprehendas, ut<text:line-break/>qui magis quam caeterae partes ab omnibus causis infestanti-<text:line-break/>bus laedantur, et ad utrasque partes principes suam laesio-<text:line-break/>nem transmittere rideantur, Quum autem universum ner-<text:line-break/>vosum genus in aliquo magis sensile, aut magis patibile est,<text:line-break/>tum vel maxime ipsas quoque principes in cousensum prom-<text:line-break/>ptius adduci contingit, qnum vel affectu aliquo vel etiam na-<text:line-break/>tura imbecillae suerint. Quum vero quatuor concurrunt,</text:span></text:p>
      <text:p text:style-name="P10"><text:span text:style-name="T2">maximum necesse est </text:span><text:span text:style-name="T47">fieri </text:span><text:span text:style-name="T2">pathema. Quatuor autem dico<text:line-break/>tum affectum, qui stomachum laedit, vehementem, tum scn-<text:line-break/>sum ejus exquisitissimum, tum nervorum arteriarumve genus<text:line-break/>imbecillum; ad haec etiam vel cerebrum vel cor </text:span><text:span text:style-name="T6">infirmum.<text:line-break/></text:span><text:span text:style-name="T2">Sic igitur et comitialis morbus et carus et corna et catalepsis<text:line-break/>et deliris et melancholiae quibusdam ob stomachi imbecilli-<text:line-break/>tatem oboriuntur consentiente principio quod in cerebro et<text:line-break/>nervis esu At quae cardiacae vocantur syncopae conseu-<text:line-break/>tiente tum cordis tum arteriarum principio oboriuntur: ita<text:line-break/>et pulsus abolitio et pulsus parvus et pulsus depravatus;<text:line-break/>apnoea quoque quum utrumque principium lu magnum con-<text:line-break/>sensum adducitur: dyspnoeae etiam duplici ratione </text:span><text:span text:style-name="T6">proveni-<text:line-break/>unt-,</text:span><text:span text:style-name="T2"> aliae transversi septi angustia; aliae utrlusque principii<text:line-break/>sympathia. Sunt autem occasiones, quae animal ad ejus-<text:line-break/>modi symptomata ducunt, non paucae. Nam et valida<text:line-break/>refrigeratio interdum quidem ipsa per se, interdum vero ex<text:line-break/>pituita admodum frigida (est autem talis, quae fuso vitro co-</text:span></text:p>
      <text:p text:style-name="P10"><text:span text:style-name="T2">lore </text:span><text:span text:style-name="T47">ac </text:span><text:span text:style-name="T2">consistentia sit similis</text:span><text:span text:style-name="T47">, </text:span><text:span text:style-name="T2">quem nitreum humorem Pra-<text:line-break/>xagoras et Plillothnus nominant) non minime vero ex fpiritu<text:line-break/>flatulento frigido </text:span><text:span text:style-name="T47">aut </text:span><text:span text:style-name="T2">ex potu aut cibo aut medicamento ali-<text:line-break/>quo valde frigido</text:span><text:span text:style-name="T47">, quod </text:span><text:span text:style-name="T2">non solum ipsnm os ventriculi per-<text:line-break/>frigerat , fed etiam una cum ipso per nervos quidem cere-<text:line-break/>brum </text:span><text:span text:style-name="T47">, </text:span><text:span text:style-name="T2">per magnum vero arteriam cor ipsum frigidum red-<text:line-break/>dit, nervosi quidem societate cerebrunr, situs autem vicini-<text:line-break/>tate cor. Postquam enim maxima arteria a corde exorta<text:line-break/>super spinam incessit, primum quidem stomacho tum jungi-<text:line-break/>tur tum per membranas annectitur, post hunc vero et sub<text:line-break/></text:span><text:span text:style-name="T58">os </text:span><text:span text:style-name="T6">ventriculi</text:span><text:span text:style-name="T2"> et ipsum ventriculum per longitudinem porri-<text:line-break/>gitur infraque procedit Ac per hunc quidem arteriam quae<text:line-break/>maxima est et ex ipso corde nascitur, alterum principiorum<text:line-break/>cum orificio ventriculi sympathiam habet: p</text:span><text:span text:style-name="T10">er</text:span><text:span text:style-name="T2"> nervos autem<text:line-break/>cerebrum. Nihil igitur mirum ob ejus morbos maximis et<text:line-break/>vehenrerrtissimis symptomatis animal torqueri. At quis cn-<text:line-break/>jusque</text:span><text:span text:style-name="T6">samptomatis</text:span><text:span text:style-name="T2"> generandi fit modus, in sequentibus di-</text:span></text:p>
      <text:p text:style-name="P10"><text:span text:style-name="T2">cetur :' nunc vero causas ipsas dicere mihi fatis fuerit. Hae<text:line-break/>sunt fungi quidam et buprestes et cerussa et gypsum et lac<text:line-break/>concretum et ab utero strangulationes in viduis et iis quae<text:line-break/>non purgantur, praeterea quae in viris ad horum propor-<text:line-break/>tionem fiunt. Dicetur vero alibi de respirationis priva-<text:line-break/>tione seorsum.</text:span></text:p>
      <text:h text:style-name="Heading_20_2" text:outline-level="2">Cap. Vll<text:span text:style-name="T66">I</text:span>.</text:h>
      <text:p text:style-name="P78"><text:span text:style-name="T2">Itaque de sensuum organis omnibus,<text:line-break/>etiam de ipsorum facultatibus, jam finem habere sermonem<text:line-break/>arbitror. Ad ipsum eormn principium, quod ex se tanquam<text:line-break/>ex fonte quodam singusis partibus facultates mittit, oratione<text:line-break/>reverti tempestivum esu Id vero primum feusorium esu<text:line-break/>Nam cuj usque sensus alteratio, quae </text:span><text:span text:style-name="T6">a</text:span><text:span text:style-name="T2"> sensibilibus infertur,'<text:line-break/>in singulis organis perficitur; ejus autem sensorium est pars,<text:line-break/>quae'alteratur, ex eo quod a cerebro delatam ad se per ner-<text:line-break/>vuin facultatem reripit. Ipsum namque cerebrum sensori-<text:line-break/>iim organum a natura conditum non est, sed sensoriorum<text:line-break/>sensorium. Quod autem per nervos semper sentiendi sa-</text:span></text:p>
      <text:p text:style-name="P10"><text:span text:style-name="T2">cultatem omnibus animalis partibus transmittat, inde ina-..<text:line-break/>xinre liquet, quod praeciso nervo quocumque illico pars,<text:line-break/></text:span><text:span text:style-name="T24">in </text:span><text:span text:style-name="T2">quam dispergitur, sentiendi facultatem amittit. Constat<text:line-break/>non minus et in somno aut sensus omnino feriari aut obscure<text:line-break/>agere- Rationi ergo consentaneum est aliquantulum facul-<text:line-break/>tatis a principio in singulos iusiuere. Et profunde quidem<text:line-break/>ac non profunde dormire (sic vulgo loquimur) ex quantitate<text:line-break/>insuentis facultatis contingit Tanto enim minus influere<text:line-break/>est credibile, quanto somnus est profundior. Igitur lu tuto<text:line-break/>illo somni tempore videtur animalis quidem facultas quies-<text:line-break/>cere, naturalis vero validius agere. Inde autem conjectet<text:line-break/>quinis, quod ipsa laboribus defessa post somnum robustior<text:line-break/>evadat, ac potissimum quum ab </text:span><text:span text:style-name="T6">asisumpto</text:span><text:span text:style-name="T2"> cibo moderato<text:line-break/>fomnum inivimus, tum quod per somnum cibus non in </text:span><text:span text:style-name="T24">ven-<text:line-break/></text:span><text:span text:style-name="T2">triculo tantum, </text:span><text:span text:style-name="T24">verum </text:span><text:span text:style-name="T2">etiam in universa animalis </text:span><text:span text:style-name="T24">mole op-<text:line-break/>time </text:span><text:span text:style-name="T2">concoquatur. Est autem alias consentaneum illam </text:span><text:span text:style-name="T24">quo-<text:line-break/>que </text:span><text:span text:style-name="T2">animalis partem aliquando quiescere, in qua </text:span><text:span text:style-name="T24">rationalis</text:span></text:p>
      <text:p text:style-name="P14"><text:span text:style-name="T51">x </text:span><text:span text:style-name="T2">animae principatus esu Nam cor paulatim videtur hoc fa-<text:line-break/>cere, </text:span><text:span text:style-name="T47">ita </text:span><text:span text:style-name="T2">ut multo </text:span><text:span text:style-name="T47">tempore </text:span><text:span text:style-name="T2">ad quietem non indigeat; cere-<text:line-break/>brum </text:span><text:span text:style-name="T47">autem </text:span><text:span text:style-name="T2">non </text:span><text:span text:style-name="T47">ita, sed </text:span><text:span text:style-name="T2">lu vigiliis semper agit, in somnis<text:line-break/></text:span><text:span text:style-name="T47">quiescit . Quamobrcm </text:span><text:span text:style-name="T2">liberalius exercitatis altior somnus<text:line-break/>obrepit, ut </text:span><text:span text:style-name="T47">quibus </text:span><text:span text:style-name="T2">multae </text:span><text:span text:style-name="T47">vires </text:span><text:span text:style-name="T2">laborantibus </text:span><text:span text:style-name="T47">a </text:span><text:span text:style-name="T2">principio de-<text:line-break/>fluxeriut. Igitur cerebrum tum propter facultatis, quam<text:line-break/>misit, inanitionem, tum propter fatigationem, qua prae mul-<text:line-break/>sis fnnctionibus laborat, </text:span><text:span text:style-name="T47">et quiete </text:span><text:span text:style-name="T2">simul et virium instaura-<text:line-break/>tione indiget. Quemadmodum hornlues autem ab exercita-<text:line-break/>tionibus et promptius .et profundius dormiunt, sic et ab ns-<text:line-break/>fumpto cibo; quantoque is cibus humidior natura suerit,<text:line-break/>tanto magis somnum ineunt. Sic etiam, qui liberalius vinum<text:line-break/>biberunt, quique caput copiosis balueis calidis lavarunt.<text:line-break/>Haec enim omnia ridentur cerebrum humiditate implere,<text:line-break/>qua utique indiget, ubi in multis functionibus eodem modo<text:line-break/></text:span><text:span text:style-name="T34">et </text:span><text:span text:style-name="T2">fatigatum et siccatum esu Sed enim quod caput repletum<text:line-break/>somnum afferat, demonstratum ab Aristotele abunde est; nec</text:span></text:p>
      <text:p text:style-name="P10"><text:span text:style-name="T2">est ea de re nobis nunc quicquam agendum. Qui enim li-<text:line-break/>brum ejus de somno .et vigilia legerit, tum hoc ipsum diluci-<text:line-break/>de discet, </text:span><text:span text:style-name="T6">capite repleto somnum, animalibus obrepere </text:span><text:span text:style-name="T46">,</text:span><text:span text:style-name="T47"> </text:span><text:span text:style-name="T2">tum<text:line-break/>praeterea quod in ejus sermone claudicat, intelliget. . Quan-<text:line-break/>quam enim et ad ratiocluandunr sit vehementissinrus, et ad<text:line-break/>disceptationem quocunque velit probabiliter perducendam<text:line-break/>maxime potens, tamen nihil potuit probabile luvenire,<text:line-break/>cur capite repleto primum sensorium, si id, sicuti ipse exi-<text:line-break/>stimat, in corde sedem habet, quiescat; multo enim proba-:<text:line-break/>bilius fuit ex pulmonis humiditatibus somnos fieri,-quem ma-<text:line-break/>tura non alia de causa cordi circumdedit, quam ut illi' mi-<text:line-break/>nistraret. Quis vero aut medicorum, qui contrariae sunt<text:line-break/>sententiae, aut qui a nuda experientia procedunt, in caris et<text:line-break/>lethargis et comatis, denique lu omnibus praeter naturam<text:line-break/>somnolentis morbis, ad caput non accedit, illudque sumentis<text:line-break/>persundit, cataplasmatis induit, raditque; et cucurbitas uf-<text:line-break/>figit, onrniaque molitur, tanquam hic morbi radix consistat?</text:span></text:p>
      <text:p text:style-name="P10"><text:span text:style-name="T2">Sic etiam quum deliria et phrenitides, omnes denique prae-<text:line-break/>ter naturam vigilias curant, praesidia capiti admovent. Ve-<text:line-break/>rum de his alibi pluribus est lisceptatum. Sed ad praefen-<text:line-break/>tem seriem orationis illud cousert, quod cerebrum ubi a<text:line-break/>multa actione quiescere voluerit, naturalem somnum ani-<text:line-break/>mali inducit; praesertim, quum nutrix in eo facultas lar-<text:line-break/>gum, quo fruatur, humorem habet. At quum </text:span><text:span text:style-name="T47">a </text:span><text:span text:style-name="T2">multo vel<text:line-break/>frigido humore gravatur, comatis et lethargi somnum affert,<text:line-break/>aliosque similes iis morbos: horum praecipua causa humidi-<text:line-break/>tas ac frigiditas sunt, vel alterutra per se solam in eo con-<text:line-break/>listens, vel ambae simul junctae. Talia igitur sunt cum<text:line-break/>medicamenta omnia, quae vere somnisera sunt; tum quae sic<text:line-break/>quidem vocantur,• inserunt autem non somnum, sed coma<text:line-break/>et carum et totius corporis torporem. Igitur quae dunta-<text:line-break/>xat huniectant, omnia merito somniscra nominantur; quae<text:line-break/></text:span><text:span text:style-name="T6">vero</text:span><text:span text:style-name="T2"> perfrigerant, nec somnum nec indolentiam afferre re-<text:line-break/>cte dicentur, scd pro somno coma etcarunr; pro ludolentia</text:span></text:p>
      <text:p text:style-name="P10"><text:span text:style-name="T2">vel abolitum sensum vel diminutum ob perhigerationis ex-<text:line-break/>cessum. Porro dictum prius est torporem affectum, sensum<text:line-break/>motumque diminutum nervosarum esse partium; fitque (ut<text:line-break/>dictum est) tum ex assis causis tum ex intemperie, quae<text:line-break/>medicamentis perfrigerantibus succedit. Atque ita quidem<text:line-break/>somni et comata et cari et torpores fiunt. At siccitas im-<text:line-break/>modica et calor, quales in phrenitide propter humorem ali-<text:line-break/>quem mordacem et, calidum </text:span><text:span text:style-name="T6">spectantur,</text:span><text:span text:style-name="T2"> irritationes luserunt<text:line-break/>et vigilias, quae quidem neque ex moestitia, neque ex solli-<text:line-break/>citudine oriuntur. Ut autem talia fymptomata toti corpori<text:line-break/>communia fiunt ob affectum principium: sic alia quoque<text:line-break/>omnibus voluntariis functiornbas principio affecto accidunt.<text:line-break/>Nam et apoplexiae et epilepsiae propter cerebrum </text:span><text:span text:style-name="T6">affectum<text:line-break/></text:span><text:span text:style-name="T2">fiunt. Est tamen apoplexia ejusmodi affectio in voluntariis<text:line-break/>actionibus, qualis in sentiendi actionibus altus somnus.-<text:line-break/>Aliud vero tale est in epilepsiis convulsio, quale lu sen-<text:line-break/>tiendi sunctionibus vigilia. Ambo enim haec depravati mo-</text:span></text:p>
      <text:p text:style-name="P10"><text:span text:style-name="T2">tus cerebri sunt, ideoque </text:span><text:span text:style-name="T47">etiam </text:span><text:span text:style-name="T2">partium siglllatim omnium</text:span><text:span text:style-name="T47">;<text:line-break/></text:span><text:span text:style-name="T2">reliqua rursum duo actionum ejus tum cohibitiones tum<text:line-break/>cessationes. At in convulsionibus totius corporis sine de-<text:line-break/>lirio vel caro morbus spinalis medullae in collo est; quem-<text:line-break/>admodum ubi vel munus vel crus vel musculus unus tendi-<text:line-break/>tur ac violenter convellitur, unius semper. nervi partem<text:line-break/>moventis laesio esu Quae vero plane morbi causa fit, qua<text:line-break/>partes convellantur, difficile dictu est, aeque ac tremoris et<text:line-break/>palpitationis et rigoris. Rigorem nunc nomino non qui-<text:line-break/>dem vehementis frigoris sensum, sed inaequalem universi<text:line-break/>corporis concussionem ac turbationem. Haec enim omnia<text:line-break/>musculosum genus vel solum, vel magis quam caeteras partes<text:line-break/>tenture ridentur. Exactius autem id sriemus, si prius eo-<text:line-break/>rum notiones distinxerimus. Ad praesens enim quatuor<text:line-break/>memoravimus appellationes, convulsionem, tremorem, pal-<text:line-break/>pitationem et rigorem. Questa vero singula symptomata<text:line-break/>sint, quae per has significantur, a nullo me priorum accu •</text:span></text:p>
      <text:p text:style-name="P10"><text:span text:style-name="T47">rale definitum invenio; sed alii ad morborum substantias,<text:line-break/>quas sequuntur symptomata, statim se conserunt', assi ea<text:line-break/>distinguere aggressi, lu interpretationibus suis salluntur;<text:line-break/>quod saclle lutelliget, qui lectis quae a nobis traduntur praev<text:line-break/>ceptis evolvere libros eorum voluerit: neque enim difficlle<text:line-break/>est ubi veritatem noveris, quae prave funt nicta, deprehen-<text:line-break/>dere. Ergo de sus omnibus proximo agetur libro.;</text:span></text:p>
      <text:h text:style-name="P1" text:outline-level="1"><text:bookmark-start text:name="bookmark6"/>GALENI DE SYMPTOMATUM CAUSIS<text:line-break/>LIBER SECUNDUS.<text:bookmark-end text:name="bookmark6"/></text:h>
      <text:h text:style-name="Heading_20_2" text:outline-level="2">Cap. I.</text:h>
      <text:p text:style-name="P78"><text:span text:style-name="T2">Enimvero convulsio, tremor, palpitatio, ri-<text:line-break/>gor, horror, singultus, tussis, ructus, sternutamentum, pan-<text:line-break/>diculatio, oscitatio, dentium stiidor, commune genus omnia<text:line-break/>motum depravatum sortiuntur. Dissident autem inter sese<text:line-break/>uno primoque potissimum, quod eorum alia naturae sint<text:line-break/>opera, ab aliqua morbofa causa violenter ad motum coactae:<text:line-break/>alia morbosos comitantur affectus, nihil ad ipsorum genera-<text:line-break/>tionem conserente natura: alia fiunt, ubi ambo ad opus</text:span></text:p>
      <text:p text:style-name="P10"><text:span text:style-name="T2">efficiendum simul coeunt, et morbus et natura. Naturae<text:line-break/>nomen in hac disceptatione pro omni facultate animal sive<text:line-break/>nostra voluntate sive citra hunc regente, intelligas velim.<text:line-break/>Nunc enim omni causae praeter naturam, qua laeditur et<text:line-break/>'corrumpitur animal, totum illud facultatum genus, cujus be-<text:line-break/>neficio fervatur, dividendo opponimus. Ejusmodi ergo fa-<text:line-break/>cultatis operafunt sternutatio, tussis, oscitatio, pandiculatio<text:line-break/>et surgultus. Solius autem morbi opera funt palpitatio et<text:line-break/>convulsio. Amborunr morbi facultatisque coeuntium, tum<text:line-break/>torpidi omnes motus, tum caeteri quos edunt, qui paraly-<text:line-break/>ticistunt, nondunr autem paralytici facti sunt, ac praeterea<text:line-break/>tremor.' Hae fimt nunc nobis propositi fyrnptomaturn </text:span><text:span text:style-name="T6">ge-<text:line-break/>neris</text:span><text:span text:style-name="T2"> primae differentiae. Atqui deluceps singulorum pro-<text:line-break/>priae quaedam funt, de quibus nunc disseramus, a moti.,us,<text:line-break/>quos innata aliqua facultas ciet, auspicati. Sed </text:span><text:span text:style-name="T6">et</text:span><text:span text:style-name="T2"> focietas<text:line-break/>istis est cum iis, qui omnino fecundum naturam funt, quam,<text:line-break/>ut quae sit eorum generatio doceam, necesse est prius expo-</text:span></text:p>
      <text:p text:style-name="P10"><text:span text:style-name="T2">nere. Igitur quum quatuor facultates sint, omnia quae nu-<text:line-break/>triuntur corpora gubernantes; prima quae quod utile est<text:line-break/>ad se trahat; altera, quae </text:span><text:span text:style-name="T47">id </text:span><text:span text:style-name="T2">retineat; tertia, quae alteret;<text:line-break/>quarta, quae quod excrementum est, expellat, quum natu-<text:line-break/>rae legibus animal gubernatur, nullus ipsarum motus fynr-<text:line-break/>ptoma est; quum vero cousistit lu corpore aliquid praeter<text:line-break/>naturam, ubi id excretricum facultatum aliqua dejicere niti-<text:line-break/>tur, aliquando insensiles omnino earum motus sunt, aliquan-<text:line-break/>do sensiles evadunt. Ac de insensilibus quidem rursum<text:line-break/>disseretur.</text:span></text:p>
      <text:h text:style-name="Heading_20_2" text:outline-level="2">Cap. ll.</text:h>
      <text:p text:style-name="P78"><text:span text:style-name="T2">De sensilibus vero, quoniam eum voluuta.<text:line-break/>riis consortium habent, communis a me doctrina tradatur.<text:line-break/>Ergi voluntariae functionis laesiones </text:span><text:span text:style-name="T6">sunt,</text:span><text:span text:style-name="T2"> paralysis, con-<text:line-break/>vulsio,. ' tremor et torpor. Variantur autem symptomatum<text:line-break/>horum singula in particularibus organis, non specie sytn-<text:line-break/>ptomatum modo, sed etiam nominibus. Nanr organorum<text:line-break/>respirationem efficientium paralysis apnoea vocatur, quem-</text:span></text:p>
      <text:p text:style-name="P10"><text:span text:style-name="T2">admodum et vocem essormantium, aphonia; at linguae pa-<text:line-break/>ralysis proprium nullum nomen habet, et ipsa loquelam,<text:line-break/>quae voluntatis non leve -est opus, prorsius adimit- Rurstis<text:line-break/>vero minae suppressio apnoeae atque aphoniae simile quid<text:line-break/>indicare videtur: caeterurn voluntariae actionis amissio non<text:line-break/>est, scd naturalis; quippe quod lotium praeter voluntatem<text:line-break/>fluat, voluntariae actionis laesio esu Simile quid ac lu uri-<text:line-break/>na in dejectionibus quoque </text:span><text:span text:style-name="T6">accidit-,</text:span><text:span text:style-name="T2"> suppressio enim </text:span><text:span text:style-name="T6">ea-<text:line-break/>rum</text:span><text:span text:style-name="T2"> naturalis actionis est laesio, involuntaria dejectio,<text:line-break/>actionis voluntariae. Porro demonstratum uberius de his<text:line-break/>omnibus est in libris De musculorum motu. Atque ita<text:line-break/>quidem paralyses fpeciebus variae funt. Convulsiones vero<text:line-break/>hoc modo </text:span><text:span text:style-name="T6">differunt.</text:span><text:span text:style-name="T2"> Dentium invitus stridor masseterum<text:line-break/>mufculorum est convulsio; inversio vero et qui vocantur<text:line-break/>strabismi, eorum qui in oculis habentur; quemadmodum<text:line-break/>'etiam gonorrhoeae, alia est differentia; si e</text:span><text:span text:style-name="T5">nim</text:span><text:span text:style-name="T2"> cum penis<text:line-break/>tensione</text:span><text:span text:style-name="T6">seminis effluxus</text:span><text:span text:style-name="T2"> fiat, veluti quacdam convulsio est;<text:line-break/>si citra ipsam tensionem, retentricis facultatis imbecillitas.</text:span></text:p>
      <text:p text:style-name="P10"><text:span text:style-name="T2">Sic quoque nonuullis </text:span><text:span text:style-name="T47">singultus </text:span><text:span text:style-name="T2">convulsio esse videtur. At-<text:line-break/>que duplex inspicantium revocatio nonnunquam ob muscu-<text:line-break/>lornm inspirationem facientium convulsionem </text:span><text:span text:style-name="T47">fit. </text:span><text:span text:style-name="T2">Est et<text:line-break/>quaedam expirationis </text:span><text:span text:style-name="T47">species </text:span><text:span text:style-name="T2">convulsiva, quae musculorum<text:line-break/>expiratiouem efficientium convulsioni succedit; appellatur<text:line-break/>haec ab Hippocrate </text:span><text:span text:style-name="T6">spiritus illidens in 'externa eruptione.<text:line-break/></text:span><text:span text:style-name="T2">Quod autem apoplexia totius corporis sit paralysis, et epi-<text:line-break/>lepsia totius corporis convulsio, supra nictum est; et qui-<text:line-break/>dem superius etiam diximus torporem levem quandanr esse<text:line-break/>paralysin. Sane torpore laborantium partium non parva<text:line-break/></text:span><text:span text:style-name="T24">in excessu </text:span><text:span text:style-name="T2">desectuque disserentia est, </text:span><text:span text:style-name="T24">quoniam </text:span><text:span text:style-name="T2">id </text:span><text:span text:style-name="T24">symptoma<text:line-break/>ex </text:span><text:span text:style-name="T2">morbo </text:span><text:span text:style-name="T24">et </text:span><text:span text:style-name="T2">facultate mixtum esu Si namque </text:span><text:span text:style-name="T24">morbus </text:span><text:span text:style-name="T2">facul-<text:line-break/></text:span><text:span text:style-name="T24">talem </text:span><text:span text:style-name="T2">prorsus superet, omnino partem sustinere </text:span><text:span text:style-name="T24">non </text:span><text:span text:style-name="T2">valet;<text:line-break/></text:span><text:span text:style-name="T24">sin facultas </text:span><text:span text:style-name="T26">vicerit,</text:span><text:span text:style-name="T24"> </text:span><text:span text:style-name="T2">haudquaquam </text:span><text:span text:style-name="T24">impeditur; at si veluti<text:line-break/></text:span><text:span text:style-name="T2">pugna quaedam eorum fuerit, </text:span><text:span text:style-name="T24">movetur quidem pars, </text:span><text:span text:style-name="T2">sed<text:line-break/></text:span><text:span text:style-name="T24">aegre; ac </text:span><text:span text:style-name="T2">si </text:span><text:span text:style-name="T24">jubeas, </text:span><text:span text:style-name="T2">quum laesam </text:span><text:span text:style-name="T24">partem extendunt, ut eam<text:line-break/>extensam servent, </text:span><text:span text:style-name="T2">nequeunt; decidit </text:span><text:span text:style-name="T24">enim </text:span><text:span text:style-name="T2">quod </text:span><text:span text:style-name="T24">a nativo</text:span></text:p>
      <text:p text:style-name="P10"><text:span text:style-name="T2">pondere deorsum fertur ob facultatis ipsam partem vehentis<text:line-break/>imbecillitatem; quod enim attollit ac sustinet, facultas est;<text:line-break/>quod deorsum fertur, ipsum manus crurisve est corpus..<text:line-break/>Causa vero </text:span><text:span text:style-name="T6">hujus rei</text:span><text:span text:style-name="T2"> reddita prius est, quum de sentiendi<text:line-break/>actionibus sermonem </text:span><text:span text:style-name="T6">fecimus,</text:span><text:span text:style-name="T2"> ostendimusque nos nervum,<text:line-break/>quum vel frigore densatur, vel crassis et lentis humoribus<text:line-break/>obstruitur, vel ab aliqua externa causa gravatur et compri-<text:line-break/>mitur , lu torporem et paralysim adduci. At convulsio in<text:line-break/>eundem affectum nervos musculosque ducit, in quem, quum<text:line-break/>secundum naturam se haberent, ah animali facultate duce-<text:line-break/>bantur. Sive igitur ad principium tensis, sive flatus pro-<text:line-break/>lapsu impletis muscusis voluntarii motus perficiantur, haec<text:line-break/>in convulsione accident, tum spiritu flatrdento qui lu rnuscu-<text:line-break/>lis gigni possit, </text:span><text:span text:style-name="T47">tum </text:span><text:span text:style-name="T2">multis qui tenfionem creent (quemadmo-<text:line-break/>dum et phlegmone </text:span><text:span text:style-name="T24">est) </text:span><text:span text:style-name="T2">affectibus. Caput autem ipsorum, </text:span><text:span text:style-name="T24">ut<text:line-break/></text:span><text:span text:style-name="T2">Hippocrates dixit, duplex est, </text:span><text:span text:style-name="T6">repletio vacuatioque-.</text:span><text:span text:style-name="T2"> </text:span><text:span text:style-name="T24">in<text:line-break/></text:span><text:span text:style-name="T2">phlegmonosis affectibus repletio, lu ardentissimis siccissimis-.</text:span></text:p>
      <text:p text:style-name="P10"><text:span text:style-name="T24">que febribus vacuatio. Quod autem repletis vacuatisque<text:line-break/>plus jusio nervosis corporibus tenui eis omnibus contingat,<text:line-break/>docent non in postremis, quae in instrumentis </text:span><text:span text:style-name="T26">museis</text:span><text:span text:style-name="T24"> luten-<text:line-break/>dnrrtur chordae. Hae namque sive in bumidarn et hume-<text:line-break/>etam, sive in siccam et squalentem domum intentae suit repo-<text:line-break/>sitae, rumpuntur; ideoque eas artifices, priusquam repo-<text:line-break/>nantur, laxant. Quamobrem nictum est antea per aeque ac<text:line-break/>convulsivum inotum a solo fieri morbo, immobilitatem, quae<text:line-break/>iu paralysi accidit. Etenim ipsa quoque morbi </text:span><text:span text:style-name="T34">occasione<text:line-break/></text:span><text:span text:style-name="T24">efficitur. At secundum naturam in animalibus motio ct im-<text:line-break/>mobilitas, ubi possumus porrigere manum et immobilem<text:line-break/>fervere porrectam, utraque ab animali fit facultate. Si au-<text:line-break/>tem sanam manuar super solidum aliquid deponentes, omnes<text:line-break/>musculorum laxaverimus actiones, neque propter </text:span><text:span text:style-name="T34">morbum<text:line-break/></text:span><text:span text:style-name="T24">neque propter </text:span><text:span text:style-name="T34">facultatem </text:span><text:span text:style-name="T24">eo cusu quiescit manus, </text:span><text:span text:style-name="T34">sed ob in-<text:line-break/></text:span><text:span text:style-name="T24">natum annualibus pondus. Quare trium quietum ea </text:span><text:span text:style-name="T34">qui-<text:line-break/></text:span><text:span text:style-name="T24">dem quae lu paralysi </text:span><text:span text:style-name="T26">cernitur,</text:span><text:span text:style-name="T24"> </text:span><text:span text:style-name="T34">a morbo solo fit, obligatu.</text:span></text:p>
      <text:p text:style-name="P10"><text:span text:style-name="T2">ut sic dicam, eo tempore facultate; quae vero lu membro,<text:line-break/>quum extensum est, habetur a facultate; quam 'vero paulo<text:line-break/>ante licebamus, a neutro, non ignorantibus nobis, quae in<text:line-break/>libris de musculorum motu de porrecta manu furit dicta, </text:span><text:span text:style-name="T6">ta-<text:line-break/>lem habitum</text:span><text:span text:style-name="T2"> ipsa re vera ex actionum motuumque esse ge-<text:line-break/>nere, motum praeterea hunc tensivum a nobis nominari di-<text:line-break/>otum esu Atque talis status alio modo motus, esto iinrno-<text:line-break/>bilitas dici potest; reliqui duo nullo modo participes sunt<text:line-break/>motus; aeque ut reliqui duo motus, et convulfivus et volun-<text:line-break/>tarius nullo modo ad immobilitatem attinent. Praeterea<text:line-break/>nictum est porrectam manum ex duobus aeque valentibus<text:line-break/>constitui motibus facultate ipsam sursum attollente et nativo<text:line-break/>pondere contra deorsum trahente. Sic tremor quoque ex<text:line-break/>duobus perficitur motibus, tum eo qui pondere partem de-<text:line-break/>orsum deducit, tum eo quem facultas attollens in contrarium<text:line-break/>molitur. Eniurvero quunr robusta fuerit manus, ne vel<text:line-break/>niininrurn quidem vlucitur facultas a pondere, sed polentior</text:span></text:p>
      <text:p text:style-name="P10"><text:span text:style-name="T2">constituta membri deorsum nutu, sustinet id tantumque in<text:line-break/>sublime attollit, quantum illud deorsum trahit. In tremore<text:line-break/>vero invita facultate, membrum ruit deorsum; licetque li-<text:line-break/>quido cerni </text:span><text:span text:style-name="T47">eorrnn </text:span><text:span text:style-name="T2">pugnam, neque facultate membrum de-<text:line-break/>orsum ferri surente, veluti in paralysi; neque pondere per-<text:line-break/>mittente facultatem id sublatum servare, ut qurun valens<text:line-break/>erat. Vicissim igitur vincente victaque facultate, rnutu-<text:line-break/>oque semper contrariis succedentibus motibus tremor essici-<text:line-break/>tur, qtri est compositus motus, qualis est arteriarum pulsus.<text:line-break/>Verum lu iis sensibilis motuum quies diestolen a systole di-<text:line-break/>rimit; nisi fortasse densissimus fuerit pulsus, ut in formican-<text:line-break/>tibus . Hic autem nullam luter contrarios motus scnfibllem<text:line-break/>quietem invenias, neque enim vicissitudo motuum est, quae<text:line-break/>ab una perficiatur natura, sed pugna facultatis et ponderis<text:line-break/>corporis. Quod siquis maxime hunc motum alteri cuiplam<text:line-break/>corporis assimilet, formicanti pulsui ipsum esse similem de-<text:line-break/>prehendet. Ut enim lu hoc arteriae, motus in minima spatii</text:span></text:p>
      <text:p text:style-name="P10"><text:span text:style-name="T2">intercapedine agitur, sic in tremore animalis pars, quaecuu-<text:line-break/>que ab imbecilla facultate movetur. Patet ergo jam hujus,<text:line-break/>quoque symptomatis generatio; tum quod omnino cum im-<text:line-break/>petu movendi, tum quod cum facultatis imbecillitate perfi-<text:line-break/>ciatur. Nonnulli putant animalem impetum a tremore non-<text:line-break/>esse inseparabilem, quum videant totum interdum caput,<text:line-break/>tremule concuti, fine voluntate movendi. Ignorant enim<text:line-break/>quod etiam ad aliquam partum rectam servandam tum vo-<text:line-break/>luntas agit, tum tunduntur ab ea musculi, non aliter quam<text:line-break/>in aliis actionibus tenderentur. Sane hoc lu libris de mus-<text:line-break/>culorum motu a nobis demonstratum esu Sed et nunc non<text:line-break/>exigua ponemus ludicia, et quod voluntas lu tremoribus agat,<text:line-break/>et quod oh imbecillitatem inconcussam custodire partem non<text:line-break/>valeat. Illum enim, cui caput tremit, si super molle ali-<text:line-break/>quid supinum reclines, non amplius tremet. Ad eundem'<text:line-break/>modum si quis scribens sccansve aut aliud quippiam factitans,<text:line-break/>tremit,, si manus ab opere abstineat, tremere jam desistet.</text:span></text:p>
      <text:p text:style-name="P10"><text:span text:style-name="T2">Puri modo si quis cruribus quum ingreditur, sit tremens, si<text:line-break/>ingredi desinet, iron tremet: rideas enim non raro robustis-<text:line-break/>simos juvenes, ubi maximum aliquod onus humeris imposu-<text:line-break/>erunt, quum progrediuntur, cruribus tremere, ubi progre-<text:line-break/>di desierunt, aut onus abjecerunt, statim a tremendo liberos;<text:line-break/>nam quum grave leveque ad aliquid referantur, suerit ni-<text:line-break/>mirum et onus adeo magnum, ut etiam fortissimo sit grave.<text:line-break/>Ac robustam quidem facultatem maximum onus vlucit; quae<text:line-break/>vero valida non est, hanc non maximum modo, sed etiam<text:line-break/>parvunr</text:span><text:span text:style-name="T6">superat;</text:span><text:span text:style-name="T2"> quod si adhuc sit infirmior, ipsum ejuslu-<text:line-break/>•situm corpus oneris inster grave erit. Eoque fit, ut senes<text:line-break/>omnes si quando majorum virium opus moliuntur, statim<text:line-break/>partibus iis, quibus agunt, tremant Sic etiam qui ad ali-<text:line-break/>quern praeruptum accedit locum, cruribus tremit; dejicit<text:line-break/>enim facultatem timor. Non secus etiam serpentem quis<text:line-break/>conspectum fugiens, tremens redditur. Quin et qui forrni-<text:line-break/>dabllern magistratum adit, toto corpore tremit, qui si loqui</text:span></text:p>
      <text:p text:style-name="P10"><text:span text:style-name="T2">eum jusserit, ne vocem quidem non tremulam edet. Ut igi-<text:line-break/>turfanimi affectus, ubi debilitatem motrici facultati lutulit,<text:line-break/>functiones tremulas efficit, sic et corporis morbi quum vi-<text:line-break/>res labefactant, tremoris symptomata inducunt. ' </text:span><text:span text:style-name="T24">Ac </text:span><text:span text:style-name="T2">pri-<text:line-break/>mum quidem maximeque facultatem laedunt </text:span><text:span text:style-name="T6">morbi,</text:span><text:span text:style-name="T2"> qui </text:span><text:span text:style-name="T24">in<text:line-break/></text:span><text:span text:style-name="T2">intemperie consistunt. </text:span><text:span text:style-name="T29">- </text:span><text:span text:style-name="T2">Etenim senectus quoque quod </text:span><text:span text:style-name="T24">in--<text:line-break/></text:span><text:span text:style-name="T2">temperies quaedam sit, ad frigidius sicciusque conversa </text:span><text:span text:style-name="T24">pro-<text:line-break/></text:span><text:span text:style-name="T2">ptcrea tremusis affectibus facile corripitur. Corripiuntur </text:span><text:span text:style-name="T24">et<text:line-break/></text:span><text:span text:style-name="T2">ex juvenibus qui vehementer funt refrigerati, et qui vino<text:line-break/>meraco sc multo impleverunt, vel multis cruditatibus labo-<text:line-break/>raruut, vel longo tempore cibis repleti, inexercitati otiosi-<text:line-break/>que omnino exegerunt; funt et qui ex frigida intempestive<text:line-break/>hausta tremebundi Iunt redditi. Haec enim omnia frigidam<text:line-break/>intemperiem creant, saepe quidem in toto corpore et ipso<text:line-break/>nervorum principio; interdum </text:span><text:span text:style-name="T6">vero</text:span><text:span text:style-name="T2"> in quibusdam partibus,<text:line-break/>quae imbecilliores natura sunt, et ad noxam </text:span><text:span text:style-name="T6">subeundam<text:line-break/></text:span><text:span text:style-name="T2">caeleris magis opportunae. Jam crassi glutinofique humores</text:span></text:p>
      <text:p text:style-name="P14"><text:span text:style-name="T12">. • </text:span><text:span text:style-name="T2">vias facultatis sic obstruentes, ut parcior iusiuat </text:span><text:span text:style-name="T6">sacultas,<text:line-break/></text:span><text:span text:style-name="T2">tremoris causae constituuntur, potissimum quum prorsus ob-<text:line-break/>struxerint, ac nervorum aliquorum partes quasdam resolu-<text:line-break/>tas h xasque . reddiderint. Nam reliquae fibrae valenter<text:line-break/>musculum lutenderc nequeunti. Ubi tamen humores, qui<text:line-break/>facultatis vias per nervos obstruunt, non penitus sunt im-<text:line-break/>pacti, scd concnti et dimoveri per violentiores facultatis<text:line-break/>incursiones possunt, ejusmodi motus fiunt, quales in para-<text:line-break/>lysi incipiente nonnunquam accidere prius diximus, membro<text:line-break/>se aliquando attollente statirnque deridente. Siquidem quum<text:line-break/>excitata collectaque facultas vehementius irruens nervorum<text:line-break/>obstructiones amolita suerit, membrum movetur; rursus au-<text:line-break/>tem humoribus lu priorem locum cousiuentibus, deridit im-<text:line-break/>motumque manet, quoad rursus secundo lacullas </text:span><text:span text:style-name="T24">universa<text:line-break/></text:span><text:span text:style-name="T2">irruens, humores, qui ejus vias occuparant, dissipet. Ve-<text:line-break/>ram de his hactenus abunde. Palpitatio vero dilatatio prae-<text:line-break/></text:span><text:span text:style-name="T24">ter </text:span><text:span text:style-name="T2">naturam est; fit autem in omnibus corporis partibus</text:span></text:p>
      <text:p text:style-name="P10"><text:span text:style-name="T2">quae dilatari natura sua possunt; non enim ossa et cartila-<text:line-break/>gines unquam palpitant, propterea quod dilatari nonpossunt.<text:line-break/>Ergo haec cuti saepe accidit, nonuunquam etiam subjectis illi<text:line-break/>musculis; maxime vero ventriculo, vesicae, utero, intestinis,<text:line-break/>jecori, lieni, septo transverso et, ut summatim dicam, omui-<text:line-break/>bus, quae dilatari possunt, ita ut tum arteriis tum cor di ipsi vi-<text:line-break/>deatur accidere, quum hic alius lu his praeter pulsum motus<text:line-break/>suboriatur. Itaque hic affectus neque voluntariae facultatis ne-<text:line-break/>que voluntariorum organorum proprius est, ut et tremor et con-<text:line-break/>vulsio, scd, ut nuper dictum est, omnibus corporibus, quae dila-<text:line-break/>tari possunt, incinit. Sunt autem haec omnia natura mollia,<text:line-break/>ita ut tum dilatationem sui tolerare tum sublidere possint.<text:line-break/>Sane causam hujus symptomatis ab manifestissime apparentibus<text:line-break/>indagari convenit, nempe iis palpitationibus, quae palpebris,<text:line-break/>quae superciliis, quae fronti, quae denique genis oboriuntur.<text:line-break/>Cernitur enim in iis cutis et attolli et inflari ad eum modum.</text:span></text:p>
      <text:p text:style-name="P10"><text:span text:style-name="T2">quo arteriae dilatantur. Ergo quod in iis quaesitum est;<text:line-break/>utrumne quum a ferpsis dilatantur, una cum dilatatione tra-<text:line-break/>hant id quod eas implebit, veluti fabrorum folles ; an utri-<text:line-break/>um ritu, - quum implentur, dilatantur, hoc idem te primum<text:line-break/>definisse in palpitantibus, quoque partibus oportet. Viden-<text:line-break/>tur autem </text:span><text:span text:style-name="T6">hae partes</text:span><text:span text:style-name="T2"> quaestionis quidem genere in re aliqua<text:line-break/>arteriis esse similes; facilitate autem inventionis dissimiles.<text:line-break/>Non enim ut arteriis et femper et fecundum naturam pul-<text:line-break/>santibus probabile est facultatem </text:span><text:span text:style-name="T6">pulsus effectricem</text:span><text:span text:style-name="T2"> aliquam<text:line-break/>innatam esse, ita etiam partibus, quae palpitant. Nam et<text:line-break/>femper iis inesset, ac bene valentibus magis. Quum itaque<text:line-break/></text:span><text:span text:style-name="T6">talis</text:span><text:span text:style-name="T2"> facultas neque femper, neque bene habentibus lusit,'<text:line-break/>liquet eas </text:span><text:span text:style-name="T6">a</text:span><text:span text:style-name="T2"> feipsis non dilatari. At vero si non a feipfis,’<text:line-break/>omnino certe ab aliqua interius in ipsas influente substantia.<text:line-break/>Hanc autem duplicem esse causam credibile est, vel humorem<text:line-break/>quempiam, vel aeream aliquam naturam. Atqui humorem<text:line-break/>esse repugnat celeritas tum generationis tum folutionis pal-<text:line-break/>pitationis. Nam et illico fit et statim definit. Humor au-<text:line-break/>tem nullus aut ita celeriter influit aut refluit, potissimum in</text:span></text:p>
      <text:p text:style-name="P10"><text:span text:style-name="T2">iis, quas modo rnemoravj. circa faciem partibus, ut lu qui-<text:line-break/>bus super nuda propemodum ossa cutis extenditur. Itaque<text:line-break/>necesse est causam palpitationis effectricem aeream esse sub-<text:line-break/>stantiam. At vero si haec tum pauca tum tenuis fuerit, fa-<text:line-break/>cile per corpus defluet. Prolude videtur esse substantia<text:line-break/>quaedam crassa et halituosa, et pro sui multitudine, ad loci<text:line-break/>quo undique continetur spatium notabilis. Ergo dilatat<text:line-break/>(ut verisimile est) attollitque </text:span><text:span text:style-name="T6">ac</text:span><text:span text:style-name="T2"> instat partem, quoad trusa<text:line-break/>et ni compulsa ad congenerem perspiret aerem, quum simile<text:line-break/>accidat ei, quod dum coquuntur succi, visitur in bullis; nisi,<text:line-break/>quod bullae hic rumpuntur, palpitans corpus ob firmitudi-<text:line-break/>nem non rumpitur, sed attollitur, quoadflatus per idextruda-<text:line-break/>tur ac transeat; decidit rursus lu pristinam sedem, ubi totus<text:line-break/>vacuatus est et exivit. Consentaneum autem est et iis quibus<text:line-break/>perfrigerata est aliqua pars, palpitationes accidere. Quod enim<text:line-break/>ab ea quum secundum naturam se habet, attenuatur, planequea<text:line-break/>nativo animalium calore conficitur, effluit id nunc, ubi ea pars</text:span></text:p>
      <text:p text:style-name="P10"><text:span text:style-name="T2">propter frigus est imbecilla; et halituosius et crassius efficitur.<text:line-break/>Ita nec facile sicut prius,- perspicat, sed cohibetur a cule et<text:line-break/>transitus angustia impeditum in via tardatur. Quod fi ipsa<text:line-break/>quoque cutis sit densata,, duplicabitur symptoma ad crassitu-,<text:line-break/>dluem transfluentis 'substantiae, angustia quoque viarum ac-<text:line-break/>cedente. Sic </text:span><text:span text:style-name="T6">igitur</text:span><text:span text:style-name="T2"> lu palpitationibus attollitur et uistendi-<text:line-break/>tur cutis. Sic et muscusi, quum in his ejusmodi excre-<text:line-break/>mentum colligitur, dilatati aliquando totum membrum.at<text:line-break/>tollunt. Distat tamen manifestissime </text:span><text:span text:style-name="T6">is</text:span><text:span text:style-name="T2"> motus a Jnotu ecn-</text:span><text:span text:style-name="T8">1<text:line-break/></text:span><text:span text:style-name="T2">vulsionis, quod membrum neque prorsus extendat neque<text:line-break/>inflectat, ln palpitationibus enim membrum, nec quod no-<text:line-break/>tabile sit extenditur, nec inflectitur; concutitur autem<text:line-break/>quodammodo huc atque illuc, quoad musculus palpitare cesse<text:line-break/></text:span><text:span text:style-name="T6">fet,</text:span><text:span text:style-name="T2"> ad eum sune modum motu obito, quo etiam lu tremore;<text:line-break/>eo autem disserente, quod permagna fiat .intervalla, cum<text:line-break/>tremor lucidat per exigua. Siquidem palpitans musculus,<text:line-break/>cum fatis notabili magnitudine est, dum dilatatur, totum fae-</text:span></text:p>
      <text:p text:style-name="P10"><text:span text:style-name="T2">penumero membrum secum attollit; dum contrahitur, tan-.<text:line-break/>quam rem inanimem deorsum ferri concedit, ita ut totus<text:line-break/>motus praeter naturam sit, - non autem -sicut in treinore,<text:line-break/>mixtus quodammodo et compositus.- At qualis est palpi-<text:line-break/>tantium membrorum motus, paucus simul tardusque et ra-<text:line-break/>rus, talis rigoribus multus, densus , celer accidit. Multum-<text:line-break/>dico, ipso motaurn numero; celerem autem, ipfo motus<text:line-break/>impetu; densum, ipso brevi tempore quietum. Est autem<text:line-break/>motus hic non ut palpitationi et convulsioni totus praeter<text:line-break/>naturam, sed alio modo, quam tremor. Est igitur ipse quo-<text:line-break/>que mixtus quodammodo, ex causa praeter naturam et ani-i<text:line-break/>malis facultate, habeturque in hoc: facultatis plus quam in-<text:line-break/>tremore. Imo vero (si fateri verum oportet) motus omnis<text:line-break/>lusitae est facultatis, quam nos excretricem et expultricem<text:line-break/>nominare solemus. At causa facultatem cogens prori tans-<text:line-break/>que ut violenter moveat, praeter naturam est.</text:span></text:p>
      <text:h text:style-name="P2" text:outline-level="2"><text:span text:style-name="T2">Cap. </text:span><text:span text:style-name="T16">II</text:span><text:span text:style-name="T2">I.</text:span></text:h>
      <text:p text:style-name="P81"><text:span text:style-name="T2">Quisquis igitur hujus facultatisfunctiones,<text:line-break/>dum sanum citra laesionem animal est, nonit, estque alloqui<text:line-break/>prudens, huic longiore sermone opus non est; qui vero. eas,<text:line-break/>ignoraverit et mentis natura suerit hebetioris, huic suaserim,<text:line-break/>nisi omnino veritatem amet, ab hoc libro secedere; si vero .<text:line-break/>veritatem studio perquirat colatque, ubi de' naturalibus, fa-<text:line-break/>cultatibus commentarios prius adierit et se affatim iu iis ex-</text:span><text:span text:style-name="T29">.<text:line-break/></text:span><text:span text:style-name="T2">ercuerit, ad hunc librum redire.. Nisi enim idfecerit, me-<text:line-break/>que demousirationes eorum quae a nobis dicentur assequetur,<text:line-break/>neque eorum quae prius dicta sunt quicquam citra. demon-.-</text:span><text:span text:style-name="T10">t<text:line-break/></text:span><text:span text:style-name="T2">strutionem positum lutessiget. Nos itaque statuimus nul-<text:line-break/>lam hoc in opere opinionem refellere. .Licet: autem volenti<text:line-break/>vigesimo quarto Athenaei libro perlecto, causas quas eo?<text:line-break/>priores cum medici tum philosophi de rigore protulerunt,<text:line-break/>in quantas ineptias devenerint intessigere;. refellit, enim eas<text:line-break/>omnes Athenaeus. Licet sane et ipsam Athenaei, opinionem<text:line-break/>examinare, quae quidem probabilius qnidpiarn superioribus ;</text:span></text:p>
      <text:p text:style-name="P10"><text:span text:style-name="T2">habet, non tamen ipsa vera est. Verum cni veritas est eu-<text:line-break/>rae, is haee, opinor,' quemadmodum exposui, sic facere ten-'<text:line-break/>tabit. Ego ,vero, veluti cum iis qui ea quae de naturalibus<text:line-break/>facultatibus scripsimus' legerunt, paucis agam, si prius ad<text:line-break/>memoriam revocavero, quae de utero, ventriculo/lutestinis<text:line-break/>ac-" vesica in iis demonstravi. Siquidem demonstratum est,<text:line-break/>uteros nullos alio modo ad foetuum editionem fe comparare,-<text:line-break/>quam expultricis facultatis actione. Hi si quidem tum sue-.,<text:line-break/>tus gravitatem tunr fui distentionem novem mensibus perfe-<text:line-break/>runty- atqire ita ad. unguem toto hoc tempore eorum oscq-<text:line-break/>lum clauditur, ut ne styli quidem mucronem, recipiat, abfo-<text:line-break/>lutu in ipsis suetu, ad ejus expulsionem accedunt, diversam i<text:line-break/>sibi ipsis constitutionem tribuentes, Etenim eorum sauces<text:line-break/>prius clausae tantopere aperiuntur, ut foetui facilis detur<text:line-break/>exitus, tunicae vero antea plurimum extensae undique<text:line-break/>contrahuntur ac foetum extrudunt, ut quam celerrime per<text:line-break/>uteri cervicem excidat. At moderatrix foetus facultas ita</text:span></text:p>
      <text:p text:style-name="P10"><text:span text:style-name="T2">solicita, ut, licet </text:span><text:span text:style-name="T47">gravetur, </text:span><text:span text:style-name="T2">novem mensium fpatio fubstineat<text:line-break/>et quo persectus tuto excernatur, provideat; si circa ter-<text:line-break/>tiurn quartumve aut alium mensem foetus sit corruptus, sta-<text:line-break/>tim eum ejicit, tum quoque similiter fauces aperiens, ut<text:line-break/>quum pariendi tempus instabat, aperuit, Nam praefinitum<text:line-break/>illi claudendi se • aperiendique tempus non circumscriptus<text:line-break/>temporis circuitus est, sed. usus occasio. Ad eundem rno-<text:line-break/>dum demonstratum est ventriculum quoque iuferius orifici</text:span><text:span text:style-name="T5">um<text:line-break/></text:span><text:span text:style-name="T2">suum post cibos claudere, nihilque sinere abire, priusquam<text:line-break/>plane sit concoctum; quum eum nihil aliud' intercidere<text:line-break/>actionem cogit, quemadmotum uterum foetus corruptela;<text:line-break/>quippe similis affectus ventriculo incidit, cibis in eo corru-<text:line-break/>ptis aut medius fidius multoties sunul atque funt devorati,<text:line-break/>ita depravatis aut copiosis existentibus, ut eos ferre non<text:line-break/>possit. Quamobrenr innatantes lu ipso cibos vomitionibus<text:line-break/>ejicit; deorsum vero jam prolabentes ad exitum per inse-<text:line-break/>ri ora detrudit. Sed et citra cibos ventriculi facultas saepe</text:span></text:p>
      <text:p text:style-name="P10"><text:span text:style-name="T2">ad vomitum insurgit, aut ob bilem, aut pravum pituitam,<text:line-break/>auralium quempiam ejusmodi humorem, sauiemve. Iusita<text:line-break/>namque est singusis animalis partibus lacullas, quae quod ,<text:line-break/>praeter naturam lu ipsis est collectum, excernit, ut in pro-<text:line-break/>priis de ea </text:span><text:span text:style-name="T6">facultate</text:span><text:span text:style-name="T2"> libris demonstratum est. Satius nam-<text:line-break/>que est ad praesentia disputationis claritatem ea, ex hujusce<text:line-break/>facultatis operibus retusisse, quae de utero et ventriculo nicta<text:line-break/>sunt. Etenim qualis est per vomitiones excretricis in ven-<text:line-break/>triculo facultatis actio, talis est per tusses in pectore et pul-<text:line-break/>rnone. At nullum animal aut nauseare aut vomere aut tus-<text:line-break/>sire docetur; sed enim longo saepe a natali tempore integra<text:line-break/>sanitate fruentia tum alia multa animalia tum homines ne-<text:line-break/>que vomitus neque tussis experientiam habuerunt; si tamen<text:line-break/>molesta causa vel os ventriculi vel respirationis vias occupa-<text:line-break/>verit, illico et tussit et vomit animal, quum in vomitu per-<text:line-break/>inde movetur ventriculus, ac in partu uterus. In tussi,vero<text:line-break/>aliter </text:span><text:span text:style-name="T6">sit motus</text:span><text:span text:style-name="T2">; neque enim potest pulmo tali nrotu con-<text:line-break/>citatus quod molestum est expellere, quum inyenerit natura</text:span></text:p>
      <text:p text:style-name="P10"><text:span text:style-name="T2">auxilium quoddam ab exuberanti sapientia prosectum; in-<text:line-break/>spirato enim in asperas arterias externo aere, quae et cartila-<text:line-break/>gineae et durae sint, neque contrahi queunt circa id, quod<text:line-break/>in ipsis continetur, vehementem hanc spiritus foras eru-<text:line-break/>ptionem machinata est, quam tussim nominant. Hujus ge-<text:line-break/>neris quoque sternutatio est, qua protruduntur quae nares<text:line-break/>irritant; hae videlicet respirationis funt viae a natura in-<text:line-break/>ventae; expurgat enim spiritus ipse violenter et impetu ru-<text:line-break/>ens ipsarum vias, quemadmodum quum tibias et fistulas </text:span><text:span text:style-name="T6">ex-<text:line-break/>purgant</text:span><text:span text:style-name="T2"> opifices. Quis tamen movendi modus sit, quo hoc<text:line-break/>fiat, progressus orationis docebit; quod vero ad res propofi-<text:line-break/>tas est utile, jam accipiamus, ejusmodi motus naturae esse<text:line-break/>opera, sed tamen annumerari symptomatis praeter naturam,<text:line-break/>ob causas naturam moveri sic cogentes. At in intestinis<text:line-break/>quidem ct utero et vesica excretricis facultatis similes motus,<text:line-break/>sunt, live quid eorum quae secundum naturam, sive quae<text:line-break/>praeler naturum sunt, excernatur; quarnobrern symptomata</text:span></text:p>
      <text:p text:style-name="P10"><text:span text:style-name="T2">non clare distincta sunt. At quae in tenesmis et dysenteriis<text:line-break/>et lienteriis excernuntur, symptomata sunt; quemadmodum,<text:line-break/>arbitror, quae tum in urinae stillicidio tum fluore; quod<text:line-break/>si quis accurate perpendat, etiam sonorus status et stridor et<text:line-break/>ructus et murmurillum et quae sunt hujusmodi caetura. At-<text:line-break/>que de his lu sequentibus dicetur.</text:span></text:p>
      <text:h text:style-name="Heading_20_2" text:outline-level="2">Cap. IV.</text:h>
      <text:p text:style-name="P78"><text:span text:style-name="T2">Jam vero ventriculi affectus manifestior in<text:line-break/>vomitibus est, multi que hos non naturae opus, sed sympto-<text:line-break/>mata esse dicunt. In tussi vero et sternutatione evidentior<text:line-break/>quidem est, qui in tussi </text:span><text:span text:style-name="T6">notatur;</text:span><text:span text:style-name="T2"> sternutatio vero non </text:span><text:span text:style-name="T5">fimi</text:span><text:span text:style-name="T2">-<text:line-break/>liter videtur praeter naturam esse. Caeterurn sunt non haec<text:line-break/>modo, sed etiam tussis et vomitus et diarrhoeae taliaque<text:line-break/>omnia ex illo symptomatum genere, in quibus causa aliqua<text:line-break/>praeter naturam ad- tales actiones naturam excitati Sed<text:line-break/>motionis modus neque lu omnibus idem, neque ab eadem fa-<text:line-break/>cultate fit, verum quae ab utero vel intestinis vel vcntriculo<text:line-break/>vel vefica excernuntur, circa ea ipsae parles contrahunt fe-</text:span></text:p>
      <text:p text:style-name="P10"><text:span text:style-name="T2">se, </text:span><text:span text:style-name="T6">ad</text:span><text:span text:style-name="T2"> eum modum quod lu se continent extrudentes, quo<text:line-break/>munus nostrae aliquid exprimunt. Facultas autem ipsarum<text:line-break/>motum efficiens una e quatuor naturalibus </text:span><text:span text:style-name="T47">esu </text:span><text:span text:style-name="T2">Quum vero<text:line-break/>in nsperis arteriis corpus quoddam continetur, quae ipsae<text:line-break/>cartilagineae duraeque existunt, oh idque circa contentum<text:line-break/>contrahi non possunt, vehementem spiritus eruptionem fo-<text:line-break/>ras natura molitur, quae tussim movet. Haec vero fit iis-<text:line-break/>dem organis, quibus magnae et vehementes expirationes,<text:line-break/>quas efflationes nominamus, perficiuntur</text:span><text:span text:style-name="T47">; </text:span><text:span text:style-name="T2">ut tussis nihil fit<text:line-break/>aliud quum vehementissima quaedam efflatio</text:span><text:span text:style-name="T47">, </text:span><text:span text:style-name="T2">qua et pluri-<text:line-break/>mus simul et celerrime foras erumpens spiritus extrahat<text:line-break/>propellatque exerementa vias suas obstruentia suo impetu;<text:line-break/>quumque primo conatu expellere quae molesta sunt non<text:line-break/>valeat, bis terquc lu ea irruere non gravatur, et finem ple-<text:line-break/>mumque assequitur, quum et spiritus ipse vehementer fertur<text:line-break/>et. quae obstruunt ad expulsionem idonea funt; talia sunt<text:line-break/>quae nec aquosae nec lentae substantiae sunt. Aquosa nam-</text:span></text:p>
      <text:p text:style-name="P10"><text:span text:style-name="T2">que propter tenuitatem potius a spiritu inciduntur, quum<text:line-break/>ultra serantur; lenta sic arteriae adhaerent; ut vix ab ea<text:line-break/>solvi queunt. Quoties igitur spiritus cum ejusmodi humo-<text:line-break/>ribus contendit, admodum saepe violenter irruit in ipsos,</text:span><text:span text:style-name="T8">-<text:line-break/></text:span><text:span text:style-name="T2">fiuntque vehementissimae tusses atque cuin plurima conten-•••<text:line-break/>tione ab hujusmodi causis. Verum eos humores, qui in </text:span><text:span text:style-name="T6">ar-<text:line-break/>teriis</text:span><text:span text:style-name="T2"> contumaciter haerent et qui difficulter rejiciuntur,<text:line-break/>magis evellunt sternutationes, quae vehementioreni quam<text:line-break/>tussis habent spiritus impetum; </text:span><text:span text:style-name="T24">, </text:span><text:span text:style-name="T2">causam vero generationis<text:line-break/>alteram; quippe ob ea quae naribus, non ob ea quae aspe-<text:line-break/>rae arteriae molesta funt, spiritus violenter emittitur. Emrt-<text:line-break/>titur autem cum eo etiam ex prioribus cerebri ventriculis<text:line-break/>aliquid, atque idcirco tusses caput nihil juvant; 'sternutatio-<text:line-break/>nes, quum ex catarrho quodam non fiunt, maximum reme-<text:line-break/>dium capitis halitu repleti sinit. Nec mirum unico impetu<text:line-break/>tum ex pulmone tum ex bapite spiritum emitti: demonstra- -<text:line-break/>tum enim est, ubi de musculis disseruimus, cerebrum qui- •</text:span></text:p>
      <text:p text:style-name="P10"><text:span text:style-name="T2">dem thoraci motus principium tradere, a thorace vero pul-<text:line-break/>mones et dilaturi et contrahi. Quum igitur ad ea, quae na-<text:line-break/>ribus inclusa laedunt, expellenda impetu fertur</text:span><text:span text:style-name="T47">, </text:span><text:span text:style-name="T2">utriusque<text:line-break/>simul expiratiouis viis utitur, altura quidem, quum ipsum<text:line-break/>per se facit: altera, quam per nervos, veluti per quasdam<text:line-break/>longas munus,' in thoracem descendentes. Nam per hos il-<text:line-break/>lum contrahit, lialituosum autem spiritum per colatoria ossa<text:line-break/>ipsum per se exturbat. Atque haec quidem symptomata<text:line-break/>voluntariae sunt facultatis. • Vomitus autem, quum his </text:span><text:span text:style-name="T6">pro-<text:line-break/>portione quadam respondeat, naturalis facultatis</text:span><text:span text:style-name="T2"> est sym-<text:line-break/>ptoma. Ut autem vomitiones nauseae praecedunt, eodem<text:line-break/>modo tussim cerchnos, </text:span><text:span text:style-name="T6">stridulus impetus.</text:span><text:span text:style-name="T2"> Praeterea ut<text:line-break/>nonnulli nausearunt, nec tamen vomuerunt, ita nonnullis<text:line-break/>cerchnos </text:span><text:span text:style-name="T6">accidit, nec</text:span><text:span text:style-name="T2"> tamen tussis propter causae parvitatem<text:line-break/>est scquuta. Nam interdum ex parva faucium nspredrne, lu-<text:line-break/>terdum vero ex tenui aliquo exiguoque prorsus humore<text:line-break/>cerchnos contingit. Perpetuo enim quicquid ostendit, spi-'<text:line-break/>ritus ejicere id per tussim conatur; est autem id vel humor</text:span></text:p>
      <text:p text:style-name="P10"><text:span text:style-name="T2">aliquis a capite defluens, , ut in catarrhis, veI in nsperis ar-<text:line-break/>teriis collectus</text:span><text:span text:style-name="T47">, </text:span><text:span text:style-name="T2">ut in peripnenmonia et pleuritide et conve-<text:line-break/>- xarum jecoris partium phlegmone, vel faucium nsperitati-<text:line-break/>bus. Praeterea catarrhis a capite defluentibus proportione<text:line-break/>respondent ea, </text:span><text:span text:style-name="T47">quae </text:span><text:span text:style-name="T2">et bibentibus et edentibus </text:span><text:span text:style-name="T6">nobis in</text:span><text:span text:style-name="T2"> ar-<text:line-break/></text:span><text:span text:style-name="T6">teriam</text:span><text:span text:style-name="T2"> delabuntur. </text:span><text:span text:style-name="T47">Est et aliud </text:span><text:span text:style-name="T2">tussis genus ab organorum<text:line-break/>respirationis intemperie, quod agnoverunt quidem etiam<text:line-break/>pneumaticae sectae probatissimi</text:span><text:span text:style-name="T47">, </text:span><text:span text:style-name="T2">quorum est et Athenaeus:<text:line-break/>qua tamen necessitate </text:span><text:span text:style-name="T47">ob </text:span><text:span text:style-name="T2">intemperiem tussis oriatur, eorum<text:line-break/>quidam ne conati quidem sunt enunciare</text:span><text:span text:style-name="T47">; </text:span><text:span text:style-name="T2">nonuulli vero sibi<text:line-break/>ipsi illini spiritum ajunt: alii *etiam obscuriore quam hoc<text:line-break/>verbo usi putant se aliquid dixisse. Sunt autem non quod<text:line-break/>causam ignorarint accusandi, sed quod pulchrum theorema<text:line-break/>et suo studio dignum invenerint, laudandi. Fit igitur ea<text:line-break/>tussis spirandi organis perfrigeratis, nilulque in ea tussientes<text:line-break/>expuunt, neque omnino violenta </text:span><text:span text:style-name="T6">tujsia,</text:span><text:span text:style-name="T2"> scd adeo exigua ac<text:line-break/>minime coacta est, ut eam cohiberi et generationem ejus .vel</text:span></text:p>
      <text:p text:style-name="P10"><text:span text:style-name="T2">plurimum 'vel omnino prohiberi liceat. At violentae tusses<text:line-break/>spiritus detentione non vincuntur. Quae vero res sit fpiri-<text:line-break/>tus detentio, saepe a me in aliis </text:span><text:span text:style-name="T47">jam </text:span><text:span text:style-name="T2">nictum esu Neque so-<text:line-break/>lum tusses </text:span><text:span text:style-name="T47">ab </text:span><text:span text:style-name="T2">intemperie spiritus detentione in praesentia<text:line-break/>fieri prohibentur, verum etiam </text:span><text:span text:style-name="T47">ab </text:span><text:span text:style-name="T2">ea curantur, nisi quaedam<text:line-break/>magnae admodum sueriut. Augetur namque lu respiratio-<text:line-break/>nis organis calor </text:span><text:span text:style-name="T47">ob </text:span><text:span text:style-name="T2">cohibitam respirationem; permeatque<text:line-break/>spiritus violenter a pectore pressus omnes augusios meatus:<text:line-break/>quibus utrrsque peractis, aequantur omnia atque lu similitu-.<text:line-break/>dinem temperamenti veniunt. </text:span><text:span text:style-name="T51">,,</text:span></text:p>
      <text:h text:style-name="Heading_20_2" text:outline-level="2">Cap. V.</text:h>
      <text:p text:style-name="P78"><text:span text:style-name="T2">Cur autem ab inaequali spirabilium </text:span><text:span text:style-name="T6">orga-<text:line-break/>norum</text:span><text:span text:style-name="T2"> intemperie </text:span><text:span text:style-name="T6">laborantes</text:span><text:span text:style-name="T2"> tussium (id enim dicebam non<text:line-break/>admodum commode a pneumatiris medicis explicatum esse)<text:line-break/>ipse enarrare lentabo, orsus a rei substantia, ut congruum<text:line-break/>est iis, qui aliquid cmu demonstratione dicturi sunt. Intem-<text:line-break/>peries igitur interdum e nudis provenit qualitatibus, quum<text:line-break/>ipsa corpora aut calidiora, aut frigidiora,., aut sicciora, aut</text:span></text:p>
      <text:p text:style-name="P10"><text:span text:style-name="T2">humiliora redduntur, aut etiam ex quadam </text:span><text:span text:style-name="T6">ipsarum</text:span><text:span text:style-name="T2"> con-<text:line-break/>jugatione afficiuntur; interdum vero una quum in </text:span><text:span text:style-name="T24">iis </text:span><text:span text:style-name="T2">disper-<text:line-break/>gitur, veluti ros, id quod intemperatum esu Atque aequa-<text:line-break/></text:span><text:span text:style-name="T24">lis </text:span><text:span text:style-name="T2">quidem intemperies omnino sine dolore est, ut indicant<text:line-break/>et hecticae febres et multi frigidi affectus, qui aequaliter </text:span><text:span text:style-name="T24">par-<text:line-break/></text:span><text:span text:style-name="T2">tes occuparunt; fit enim talis intemperies, lingulis ita affe-<text:line-break/>ctis , velut acqnifititia quaedam natura. Nullum </text:span><text:span text:style-name="T24">enim<text:line-break/></text:span><text:span text:style-name="T2">corpus laeditur a propria natura, quemadmodum Hippocra-<text:line-break/>tes dixit,: </text:span><text:span text:style-name="T6">quibus alteratur corrumpitur que natura, his do-<text:line-break/>lores fiunt, non quibus corrupta jam et alterata esu</text:span><text:span text:style-name="T2"> Quum<text:line-break/>enim et mutantur et. a sua natura decedunt corpora, dolent,<text:line-break/>quemadmodum in priori libro demonstratum est. Quum<text:line-break/>igitur lu aliquo sensibilium corporum intemperies </text:span><text:span text:style-name="T24">inaequalis<text:line-break/></text:span><text:span text:style-name="T2">gignitur, tanta est doloris magnitudo, quanta est intemperiei-<text:line-break/>Atque in acutissimis et vehementissimis febribus dolore </text:span><text:span text:style-name="T24">assi-<text:line-break/></text:span><text:span text:style-name="T2">ciuntur solidae animantis partes</text:span><text:span text:style-name="T24">, </text:span><text:span text:style-name="T2">duia a calido </text:span><text:span text:style-name="T24">praeter na-<text:line-break/></text:span><text:span text:style-name="T2">turam. mulairtur atque alterantur. Praeterea incipientibus</text:span></text:p>
      <text:p text:style-name="P10"><text:span text:style-name="T2">morbis, plerique hornlues priusquam febricitent, sentiunt '<text:line-break/>interdum lu tota corporis mole inaequalitatem quandam,<text:line-break/>quum tamen, qualis sit, explicare verbis nequeunt. Ac mi-<text:line-break/>ramur quidem si quis eorum, qui hos libros revolverunt, ita<text:line-break/>fuit fortunatus, ut ipse symptoma hoc nunquam senserit-<text:line-break/>Nam profundus quidam fit sensus in tota corporis mole, ut<text:line-break/>dispersae per eam rei cujusdarn </text:span><text:span text:style-name="T6">a</text:span><text:span text:style-name="T2"> natura nostra alienae; id<text:line-break/>autem quod dispersum est, aliquando quidem veluti suhca-<text:line-break/>lidum esse ridetur, aliquando mordax citra calorem, ali-<text:line-break/>quando utroque modo afficiens, aut sine his leniter omnes<text:line-break/>cernes distendens. Atque in omnibus hujusmodi sympto-<text:line-break/>matis tum inaequalitatem quandam sentire se ajunt, tum<text:line-break/>pandiculantur, tum omnes corporis partes distendunt natu-<text:line-break/>rae quodam instinctu, qualem jam dudurn diximus omni-<text:line-break/>bus animalis partibus et ad salutem et permausionem a na-<text:line-break/>tura datum. Maxime autem distenduntur post somnum,<text:line-break/>quum in carnibus halituosunr exerementum sentiunt, quod<text:line-break/>tum ex consectione nutrimenti tum cessatione ab ejusmodi</text:span></text:p>
      <text:p text:style-name="P10"><text:span text:style-name="T2">motibus est collectum; atque id vel minimi pueruli sine do-<text:line-break/>cture faciunt. Verum ad talem/motum animalia impellit<text:line-break/>ipsa natura, quae perspiratum halituofis excrementis moli-<text:line-break/>tur. At hujus molesti sensus altera species est quae lu lasu .<text:line-break/>situdinum affectibus sentitur, sive hae post multos labores<text:line-break/>sive sua sponte consistunt. Triplex autem est in lassitudini-<text:line-break/>bus sensus, quod putent-iis </text:span><text:span text:style-name="T6">laborantes,</text:span><text:span text:style-name="T2"> vel fractam et con-<text:line-break/>tusam esse, vel tendi undequaque corporis molem; vel tan-<text:line-break/>quarn multis ulceribus, quoties, moventur, conspergi. Quum<text:line-break/>igitur tenditur corporis moles, ac citra exercitationem is af-<text:line-break/>fectus accidit,’ lassitudo teifliva spontanea nominatur. Fini’<text:line-break/>autem maxime ex plenitudine quae partes continentes dis-<text:line-break/>tendit et ab iis non continetur. Quum vero ulcerosus ip-<text:line-break/>fas partes sensus percurrit, fit quidem et is motis magia<text:line-break/>quam quiescentibus, nisi admodum magna suerit lassitudo.<text:line-break/>Pungi vero, quasi mullas spiuas haberent infixas, fe putant,<text:line-break/>quum a mordaci humore symptoma oriatur. Tertia lassitu-</text:span></text:p>
      <text:p text:style-name="P10"><text:span text:style-name="T2">do, sub qua se ossifrago dolore laborare dicunt, ne minimum,<text:line-break/>quidem motum sustinet; manifestus autem in ipsis est caloris<text:line-break/>sensus, fimulque tensionis et morsus, vitioso humore in tc-.<text:line-break/>tam animalis molem ampliter transfuso. Eorum vero qni<text:line-break/>hac laborant nemo pandiculari tendat, ut qui omnem mo-<text:line-break/>tum formident. In ahis duabus lassitudinibus (quarum alte-<text:line-break/>ram nicerosarn, alteram tensivam nominare consueverunt)<text:line-break/>fit etiam talis aliquando motus, quum videlicet vel exiguae<text:line-break/>omnino sunt,- vel ex statuosis et lialituofis excrementis pro-<text:line-break/>veniunt; quum itaque ulcerosa lassitudo major suerit; ne hi<text:line-break/>quidem ea laborantes motum ullum ferunt, sed dolorem ve-<text:line-break/>lati ulceris per corpus sentiunt horrentque. Quod si auge-,<text:line-break/>atur symptoma, ad horroris affictum prope perveniunt;<text:line-break/>nam sub hoc horrent priusquam etiam moveantur. Ut au--<text:line-break/></text:span><text:span text:style-name="T6">teni,</text:span><text:span text:style-name="T2"> quunr ulcerosus fit sensus, quoties moventur, horrent,<text:line-break/>magisque, si vehementius; sic horroris affectus, quum lu<text:line-break/>motum agitur, </text:span><text:span text:style-name="T6">concutientem</text:span><text:span text:style-name="T2"> rigorem efficit. Haec namque<text:line-break/>omnia a mordacibus’ oriuntur excrementis. Differunt autem<text:line-break/>inter se tum excrementorum ipsorum multitudine tum motu, et</text:span></text:p>
      <text:p text:style-name="P10"><text:span text:style-name="T2">quod excrementorum alia magis sint mordentia, alia minus;<text:line-break/>er quod corpus laborantis vel non facile afficiatur, vel saclle<text:line-break/>patiatur, vel robustum imbecillurnve sit, vel acuti natura<text:line-break/>hebetisve fenfus. Nam quod acuti sensus est et imbecillum,<text:line-break/>etiam ex levissima causa dolet; contra quod valentissimum,<text:line-break/>nec facilis sensus </text:span><text:span text:style-name="T47">est, </text:span><text:span text:style-name="T2">magnam causam ad talis symptomatis<text:line-break/>generationem requirit. Utrurnne igitur in his felis, an<text:line-break/>etiam in movendo causam, aut non movendo; praeterea<text:line-break/>quod movetur, in eo quod vel celerius vel tardius movea-<text:line-break/>tur, plurima est lu symptomatis disserentia? Ac 'mihi qui-<text:line-break/>dem ita videtur, eundeniurc hominem lu quiete quidem fo-<text:line-break/>lam inaequalitatem sentire, 'lu motu vero horrere, et in ex-<text:line-break/>ercitatione rigere. • Ideoqne et inediti ita laborantibus ex-<text:line-break/>perientia docti consulunt, ut ab omni motu abstineant. Jam<text:line-break/>aliquos cruditate laborantes scimus, duin quiescerent, nihil<text:line-break/>perpeti; quum balneum fuissent ingressi aut in sole stetis-<text:line-break/>fenl, horruisse; atque hoc magis, si se exercitassent. Nam</text:span></text:p>
      <text:p text:style-name="P10"><text:span text:style-name="T2">et sol et balheunr et exercitatio excrementa, quae prius qui-<text:line-break/>everant, ad motum excitant, quemadmodummx animi as-<text:line-break/>fectibuS ira</text:span><text:span text:style-name="T47">; </text:span><text:span text:style-name="T2">a seipsis. autem ad motum excitantur quae pri</text:span><text:span text:style-name="T10">T<text:line-break/></text:span><text:span text:style-name="T2">us quieverant excrementa, dum calefiunt, attenuantur, et<text:line-break/>ni'flatulentum spiritmn vertuntur.. Nec mirum corpus,<text:line-break/>quumipfa exerementa quiescunt, minus laedi; quum ino-<text:line-break/>ventur, magnopere laedi et concuti horrore, rigore et febre.<text:line-break/>Etenim quae dura corpora extrinsecus oculis lucidunt, con-<text:line-break/>niventibus palpebris, </text:span><text:span text:style-name="T6">et</text:span><text:span text:style-name="T2"> parte qniescenle, vel parum omnino<text:line-break/>vel nihil contristant; moventibus, vix tolerabilem afferunt<text:line-break/>dolorem. Sed et citra exemplum ex ipsa rerum natura iur<text:line-break/>:venire, licet, motam causam quiescente molestiorem este,<text:line-break/>quum per corpora scusibilia defertur, ut nunc in oculis pra,-<text:line-break/>positum esu Non; enim de, humoribus per venas et arterias<text:line-break/>fluentibus est disputatio,, sed de iis qui et in carnibus ettq-<text:line-break/>to corporis habitu continentur. Quuni igitur per haec ali-<text:line-break/>quid agitur et violenter.ad cutim fertur.,, neccsse est, in ipso</text:span></text:p>
      <text:p text:style-name="P8"><text:span text:style-name="T2">per carnem cutiinque transitu omnes lu quas incidit partes<text:line-break/>pungere, stimulare, dividere, ac vulnerare. Quod autem'<text:line-break/>omnis mordax et mota causia, sive ea calida , sive frigida fit,<text:line-break/>ahlural in horrorem ac rigorem ducit; primum quidem ex<text:line-break/>talibus intellexisse licet. • Si fano corpori ferventem aquam<text:line-break/>subito affundas, aut ignis scintillas' incutias, statim horrore<text:line-break/>vexabitur. Jam quurn ulceratis partibus causticum medica-<text:line-break/>mentum imponitur, primum quidem horrent, deinde rigent,<text:line-break/>mox etiam febricitant nonnulli. Sed et tertianae febres,<text:line-break/>quae-omnium certe febrium maxime biliosae et calidae sunt,<text:line-break/>omnium maxime horrorem advehunt; quantoque fiuceriores<text:line-break/>tertisinae sunt , tanto etiam rigor lu • iis lucidit vehementior:</text:span></text:p>
      <text:p text:style-name="P13"><text:span text:style-name="T6">• sutri etiam didente schre laboranti rigon superveniens' mar-<text:line-break/>bitrn'siolpit',</text:span><text:span text:style-name="T2"> inquit Hippocrates, qucd bilis , quae prius in<text:line-break/>venis errabat, a natura critice per carnes ad cutim trudatur.<text:line-break/>Ergo motus 'ejus delationisque, quae per sensibilia corpora<text:line-break/>agitur, simul et symptoma et signum rigor est. Atque jam</text:span></text:p>
      <text:p text:style-name="P10"><text:span text:style-name="T2">inde sudant, qui ita obriguerunt, vacuataque in iis bile a fe-<text:line-break/>bre liberantur. Interdum vero non ad cutim, sed ad luter-<text:line-break/>nas partes </text:span><text:span text:style-name="T6">bilis</text:span><text:span text:style-name="T2"> impetum faciens, per vomitiones simul et'<text:line-break/>alvum vacuatur. Saepenumero et lutro et foras eodem die<text:line-break/>defertur, ita ut simul et sudore et vomitione et alvi deje-<text:line-break/>ctione bilis vacuetur. Quicunque vero rigorem prossigan-<text:line-break/>dae ardentis febris salubrem esse causam propter frigus pu-<text:line-break/>tant (nam contraria contrariorum sunt remedia) omnino sal-<text:line-break/>luntur. Primum enim si id verum esset, liceret'ipsis rigo-'<text:line-break/>rem excitare;partim quidemaligida'aqua inspersa aut affu-<text:line-break/>sa, partim aegro ipso nudo in frigidum aerem delatu, aut<text:line-break/>in frigidae aquae labrum demisso. Deinde si per mutatio-<text:line-break/>nem ad contrarium </text:span><text:span text:style-name="T6">affectum</text:span><text:span text:style-name="T2"> iis, qui in ardenti febre obri-<text:line-break/>guerant, solutio accidat morbi, oportebat post rigorem </text:span><text:span text:style-name="T6">ipsa-<text:line-break/>rum</text:span><text:span text:style-name="T2"> febrem sedari. Non tamen ita se habet veritas: non enim<text:line-break/>quod rigeant, febricitare desinunt, qui etiam, multo graviore<text:line-break/>febre post rigorem, quam ante, corripiuntur; sed postquam</text:span></text:p>
      <text:p text:style-name="P10"><text:span text:style-name="T2">multum sudarunt, aut flavam bilem vomuerunt, qutper intesti-<text:line-break/>num dejecerunt, </text:span><text:span text:style-name="T6">tumscbris cejsut.</text:span><text:span text:style-name="T2"> Nam ex vehementiore<text:line-break/>bilis motu vehementiorem accendi sebrem consentaneum est.<text:line-break/>Quod igitur homines non solum ex frigidis causis rigore tep-<text:line-break/>tentur, sed etiam calidis, jam demonstratum est. Verum quam<text:line-break/>ob causam capsis maxime, contrariis idem symptoma succedat,<text:line-break/>deiuceps docebimus; scd admonitis prius, quae de excretrice<text:line-break/>molestorum excrementorum facultate monstravimus. Non<text:line-break/>enim,ea, quae in amplis organorum capacitatibus funt, ex-<text:line-break/>cernit, ut quae in ventriculo funt et niero et utraque vesica<text:line-break/>et intestinis et pulmone et naribus; quae vero lu ipsis cor-<text:line-break/>poribus excrementa colliguntur, 'negligit;- sied ali iis quoque<text:line-break/>quotidie excernit quicquid supervacaneum est, citra ullam<text:line-break/>animalis laesionem insensibili transpirationp, ubi lege natu-<text:line-break/>rae animal gubernatur. Qnum autem mordax aliquid in" iis<text:line-break/>cpnstiterit, ac potissimum quum vehementi agitur motu, et<text:line-break/>angitur et id expellerc festinat eo modo, quo maxime licet ex<text:line-break/>ipso membrorum corpore aliquid excemi, partibus scilicet</text:span></text:p>
      <text:p text:style-name="P10"><text:span text:style-name="T2">ipsis sesc contrahentibus atque constringentibus, mox una-<text:line-break/>quaque earum portionem excrementi, quod in se continet,<text:line-break/>protrudente. Verum si universas partes hoc motu simul<text:line-break/>moveri intelligas, concussio aliqua totum corpus obsidebit<text:line-break/></text:span><text:span text:style-name="T24">et </text:span><text:span text:style-name="T2">conturbatio, qualis lu rigoribus obsidere cernitur. Quum<text:line-break/>enim musculi opines concutiuntur, necesse est, opinor, arti-<text:line-break/>eulos quoque cum ipsis simul concuti; </text:span><text:span text:style-name="T24">et </text:span><text:span text:style-name="T2">eorum, ubi concu-<text:line-break/>tiuntur, tum exteusiones quasdam tum inflexiones praeter<text:line-break/>voluntatem incidere, quum tamen hie motus diversus </text:span><text:span text:style-name="T24">ab </text:span><text:span text:style-name="T2">eo<text:line-break/>sit; qui in convulsione palpitationeque percipitur. </text:span><text:span text:style-name="T24">Iu </text:span><text:span text:style-name="T2">con-<text:line-break/>vulsione namque similiter quitjpnr, non tamen ah eadem sal-<text:line-break/></text:span><text:span text:style-name="T24">tem </text:span><text:span text:style-name="T2">facultate motus cientur. In palpitatione non similiter,-<text:line-break/>fed qt prius dictum est, quod membrum attollatur </text:span><text:span text:style-name="T24">una </text:span><text:span text:style-name="T2">cum<text:line-break/>musculo, qui a flatulentu spiritu distenditur. At cinn con-<text:line-break/>cussione rigentibus, ut dudum est dictum, movetur omnis<text:line-break/>pars, musculo sc ipsum expurgante; in illarum </text:span><text:span text:style-name="T24">vero </text:span><text:span text:style-name="T2">motu<text:line-break/>tutus muscidus concussus vibratusque articulum, in quem<text:line-break/>inseritur, una fecum concutit Talis etiam motus </text:span><text:span text:style-name="T24">et tho-</text:span></text:p>
      <text:p text:style-name="P10"><text:span text:style-name="T2">racis museusis lu inaequali intemperie accidit; ob idque bre-<text:line-break/>vior et levior tussis eos sequitur; concutiuntur enim mus-<text:line-break/>culi, durn student sibi molesta </text:span><text:span text:style-name="T47">a </text:span><text:span text:style-name="T2">carne sua per pulmonum ar-<text:line-break/>terias expellere. In caeleris autem tussibus vehementer<text:line-break/>eos pulmonibus incumbere demonstratum est, quod multum<text:line-break/>simul et celerem efflatum excitent. Jam etiam vehementius<text:line-break/>per sternutationes incutiuntur, affatim spiritum excutientes;<text:line-break/>quum quidpram naribus inclusum expurgare nituntur. At-<text:line-break/>que id nonnulli quunr intelligererit, viribus quidem imbe-<text:line-break/>cilles, sed indigentes sputi per thoracem ac pulmones reje-<text:line-break/>etione, sternutamenta sibi cient, irritatis naribus , quo quae<text:line-break/>per tusses ejicere non valuerunt, hujus motus violentia ex-<text:line-break/>puerent. Verum de ejusmodi tussibus satis prius dictum esu<text:line-break/>Quae vero ob spirabilium organorum intemperiem accidunt,<text:line-break/>ex eodem sunt cum concutientibus rigoribus horroribusque<text:line-break/>geiiere; disserunt autem eo quod celerior earunr sit sensus<text:line-break/>quod nunquam quiescant spirabilia organa. Demonstratum</text:span></text:p>
      <text:p text:style-name="P10"><text:span text:style-name="T2">namque prius est, quod motus etiam lu toto corpore ejus-<text:line-break/>modi affectiones maxime prodat. Quum igitur humida qui-<text:line-break/>dem natura sint quae laedunt, violenta hac concussione ac<text:line-break/>agitatione, quae per tussim et concutientem rigorem conci-<text:line-break/>tantur, ab excretrice facultate expulsa, 'undique ad loca ce-<text:line-break/>dentia feruntur, quaedam in superiorem, quaedam lu inferio-<text:line-break/>rem ventrem, quaedam foras ad cutim; ita ut sensibilis </text:span><text:span text:style-name="T6">eo-<text:line-break/>rum</text:span><text:span text:style-name="T2"> vacuatio sit..". Quum vero statuosa quaedam tantum </text:span><text:span text:style-name="T6">ci-<text:line-break/>tra</text:span><text:span text:style-name="T2"> humorem substantia vel calidior justo vel frigidior cor-<text:line-break/>pus permeat, utique horrent tunc quoque; aliquando vero<text:line-break/>rigent ob eandem causalu, neque tamen vomunt, neque su-<text:line-break/>dant, neque quicquam his sensibile per. alvum dejicitur,<text:line-break/>quum aerea sint, quae excretricem facultatem irritant. Sic<text:line-break/>lu balneis praecalidis nraximeque si subito et repente mini-<text:line-break/>me praecalsacti ad ea accesserimus, statim horroribus corri-<text:line-break/>pinnir. Sic quum lu frigidum aerem repente transferimur,<text:line-break/>aut si non subito, saltem fi diuturnam in eo moram facere<text:line-break/>cogamur, quemadmodum lu itinere agendo accidere aliquan-</text:span></text:p>
      <text:p text:style-name="P8"><text:span text:style-name="T2">do consuevit. Ejusmodi rigoris remedium calsactio est, non<text:line-break/>sudor, vel vomitus, aut alni dejectio. Quoniam autem, ut<text:line-break/>nictum est, et frigida causa et calida rigorem creat; calidae<text:line-break/>quidem, quae aerea sit, refrigeratio idoneum remedium est;<text:line-break/>hujnidae vero febris necessario succedit; sanatio vero </text:span><text:span text:style-name="T6">esus<text:line-break/></text:span><text:span text:style-name="T2">vacuatio est. At frigidae, quae aerea sit, calefactio reme-<text:line-break/>dium </text:span><text:span text:style-name="T6">esi,</text:span><text:span text:style-name="T2"> humidae vero aliquando sola concoctio sufficit,<text:line-break/>aliquando vacuatio; nonumrquam vero ambae competunt,<text:line-break/></text:span><text:span text:style-name="T12">’</text:span><text:span text:style-name="T2">-Ac vetus quidem hic ferino est. </text:span><text:span text:style-name="T6">Frigori febrem semper Juc-<text:line-break/>cedere,</text:span><text:span text:style-name="T2"> non tamen est in totum verus, ne etiamsi quis eum<text:line-break/>-ut decet definiat. Quod ctiarn par est, amice definire potius<text:line-break/>vetermn dicta interpretantibus, quam malevole redargucn-<text:line-break/>tibus.. Veruntamen ne sic verus sermo est, nec si defini-<text:line-break/>entes dixerimus; </text:span><text:span text:style-name="T6">Qui citra externam causam e corpore<text:line-break/>nostro rigores concitantur, hos febrem necejsurio scqui;<text:line-break/></text:span><text:span text:style-name="T2">quippe non nobis Iolis, scd etiam mullis medicis qui nos<text:line-break/>praecesscfuut, janr vili funt sine scbrc rigorcs; non tamen</text:span></text:p>
      <text:p text:style-name="P9"><text:span text:style-name="T2">•' ita vchementcs funt, ac qni legitimas tertianas quartanasve</text:span></text:p>
      <text:p text:style-name="P10"><text:span text:style-name="T2">praecedunt, aut qni ardentes febres finitmt. Solent sane<text:line-break/>ejusmodi rigores pravam sequi nictus rationem, quum homi-<text:line-break/>nes per otium </text:span><text:span text:style-name="T47">se </text:span><text:span text:style-name="T2">repleverunt ac saepe a cibo se lavarunt.<text:line-break/>Quum vero ipsite niboium qualitates frigidioris' saepe ac pi-<text:line-break/>tuitosioris temperamenti sint, promptissime sic affecti rigori-<text:line-break/>bus, qui aegre calefiant, capiuntur. Non igitur mirandum<text:line-break/>est antiquos medicos nullum ejusmodi rigorem vidisse, • ho-<text:line-break/>minibus, qui tunc vivebant, nihil perinde, ac qui nunc vivunt,<text:line-break/>in salubri victu peccantibus, scd nec in balueorunr usu tam<text:line-break/>frequenti. Verum, ficuti' nictum moxicst, ejusmodi rigores<text:line-break/>horroris magis funt, quam concussionis. Primus enim sen-<text:line-break/>sus nobis ex xitiofis excrementis inaequalitatis accidit, quae<text:line-break/>quum et acria fuerint, mordacitatis sensus est; secundus<text:line-break/>horroris exigui; delude majoris; postea magni itu, ut jam<text:line-break/>rigoris aliquatenus sit particeps; tertius rigoris ipfius solius<text:line-break/>partes agitantis et concucientis. Hic rigor a frigidis humo-</text:span></text:p>
      <text:p text:style-name="P10"><text:span text:style-name="T2">ribus nunquam creatur. Principio enim ob erassitudluem<text:line-break/>vehementer hi humores non moventur; quod si aliquando<text:line-break/>attenuentur;'rigorem quidem excitant, non tamen </text:span><text:span text:style-name="T6">vehe-'<text:line-break/>mentiorem:</text:span><text:span text:style-name="T2"> neque enim potest eundem recipere, tenuitatem </text:span><text:span text:style-name="T29">*<text:line-break/></text:span><text:span text:style-name="T2">attenuata pituita, quam attenuata recipit flava bilis. Ac ta-<text:line-break/>lem quidem rigorem non admodturq nurunt antiqui medici;<text:line-break/>qni autem-in lethalibus incidit febribus, hunc norunt. Ait<text:line-break/>igitur Hippocrates in aphorisnns. </text:span><text:span text:style-name="T6">Si rigor scbre non inter-<text:line-break/>mittente laborantem, fractis jam viribus, invadat, le-<text:line-break/>tlidle.</text:span><text:span text:style-name="T2"> lu talibus enim rigoribus insurgit quidem natura in<text:line-break/>res noxias expellendas: - scd nicta concidit atque extingui-<text:line-break/>tur; ob idque lethale symptoma est. In quartanis autem<text:line-break/>mixtus, rigor ex calido frigidoque est; nigra namque bilis<text:line-break/>frigidus natura humor est; scd quum putredinem quandam<text:line-break/>sibi adjunxit, cujus causa febrem accendit, tantum possidet<text:line-break/>caloris, quantum etiam putredinis. Ac quod rigores qui-<text:line-break/>dem calidis etiam causis succedant, indicavimus. Quod<text:line-break/>autem in talibus quoque omnibus et perfrigerentur et exsan-</text:span></text:p>
      <text:p text:style-name="P10"><text:span text:style-name="T2">gues appareant maxime quidem extremae corporis partes,<text:line-break/>cum his vero tum cutis universa, tum quae proxime sub ea<text:line-break/>funt'; et quam ob causam id accidat; id deinceps couside-<text:line-break/>randum. Est igitur ex primis ac, ut ita quis loquatur, ma-<text:line-break/>xime principibus motibus ipsa naturalis caloris lutro foras-<text:line-break/>que delatio, quae multas animi perturbationes fequitur: si-<text:line-break/>mul autem cum ipfo spiritus quoque ac sanguis alias intro et<text:line-break/>ad principium seruntur ac contrahuntur, alias foras tendunt<text:line-break/>et funduntur. Ipsius namque animae substantiam vel alio<text:line-break/>quovis opere definisse fortasse fit audaria; in eo vero quod<text:line-break/>nunc proponitur, praeter audaciam, etiam fupervacaneum.<text:line-break/>Videtur tamen quaecunque ea fuerit, duorum alterum; vel<text:line-break/>primis ad omnes actiones instrumentis et spiritu et sanguine<text:line-break/>et calore tum alterius tum utriusque uti; vel lu his ipfis.<text:line-break/>esse. Licet autem motus ejus evidenter contemplari cum<text:line-break/>in aliis multis, tum maxime lu ipfius perturbationibus. </text:span><text:span text:style-name="T5">Tn<text:line-break/></text:span><text:span text:style-name="T2">praesentia sint timor et ira, ille quidem intro et ad princi-,</text:span></text:p>
      <text:p text:style-name="P10"><text:span text:style-name="T2">pium tum spiritum tum sanguinem una cum refrigeratione<text:line-break/>eorum, quae in summo corpore sunt, adducit ac contrahit;<text:line-break/>haec vero et foras agit et fundit et calefacit; quae vero corn-'<text:line-break/>posita ex ambobus est, nominata'agonia, inaequaleshabet<text:line-break/>motus. Itaque etiam pulsus tum arteriarum tum cordis ti-<text:line-break/>mentibus minimi ac imbecillum funt; iratis vero maximi<text:line-break/>et vehementissirni; agonia laborantibus inaequales. At in<text:line-break/>verecundia primum quidem intro agitur animalis facultatis<text:line-break/>motus; deinde rursum confertim ad exteriora redit; quod'<text:line-break/>si non redeat, timor est, non verecundia. Siquidem vere-<text:line-break/>cundia derepente fit, omnino nihil mali expectante animali<text:line-break/>facultate, sed, ut quis dixerit, prae mollitia et nativa timidi-<text:line-break/>tate , hornluis longe praestantioris societatem non serente,<text:line-break/>sed fugam capere etiam, si fieri possit, pedibus studente; ideo-<text:line-break/>que ipsa veluti refugiens tantum citra ullam perfrigeratio-<text:line-break/>nem in prosundum recedit; ratione vero patibilem partem<text:line-break/>animi excitante atque impellente, quae terretur et verecun-</text:span></text:p>
      <text:p text:style-name="P10"><text:span text:style-name="T2">datur, et redit et foras movetur simissimo motus modo-, quo<text:line-break/>ex frigida lavatione caloris fit revocatio. In timore vero,<text:line-break/>quum-ratio patibilem animrpartem nec excitet nec inhorte-<text:line-break/>tur , perpetuo nragisque extinguitur calor; ita ut etiam rit<text:line-break/>geant eorunr nonnulli. Quod autem in timore ccufertim,<text:line-break/>id in tristitia paulatim patiuntur dissidentibus inter fe non<text:line-break/>toto genere, led magnitudine et pathematis vehementia.<text:line-break/>Itaque etiam ex subitaneo.-timore nonnulli jam interierunt,<text:line-break/>quum, ani inula natura imbecilla vehementi patheinate; detecta<text:line-break/>consertirn.et extincta et suffocata est. Nam.extingni: accidit<text:line-break/>propter ipsam affectus naturam in refrigerando.generationem<text:line-break/>habentis; suffocari autem, quod totus sanguis una commeet<text:line-break/>atque ad principium</text:span><text:span text:style-name="T10">:</text:span><text:span text:style-name="T2"> deferatur. At iratus nemo interiit,<text:line-break/>quod neque calor perfrigeretur-, neque robur solvatur,.. Prae<text:line-break/>gaudio tamen lugenti nonnulli homines pusillanimes, interie-<text:line-break/>runt, quemadmodum et timore confecti; non enitn una cum<text:line-break/>robore et fervore movetur ad exteriora animalis facultas;</text:span></text:p>
      <text:p text:style-name="P10"><text:span text:style-name="T2">sed contra si quid prius habuit roboris, id nunc et exolnit et<text:line-break/>laxat; ergo quum plurimum laxata ad exteriora fertur, dis-<text:line-break/>cutitur. Dolor autem contra quum animam cogat moveri,<text:line-break/>peraeque ac maximus timor, affert symptoma.; etenim </text:span><text:span text:style-name="T6">labo-<text:line-break/>rantes</text:span><text:span text:style-name="T2"> decolores apparent, rigent, tremunt ac pulsu sunt<text:line-break/>parvo, atque eodem privantur, demum moriuntur similiter<text:line-break/>iis qui perterrentur, resugit enim in his quoque ad princi-<text:line-break/>pium innatus calor, ubi resolvitur simul et extinguitur.<text:line-break/>Quum autem mortem afferant ejusmodi affectiones, nihil pro-<text:line-break/>fecto miri est, si animi </text:span><text:span text:style-name="T6">excitent</text:span><text:span text:style-name="T2"> deliquia Ne igitur id qui-<text:line-break/>dem mirum est, si reliqua, quae animi deliquia sequuntur,<text:line-break/>fymptomata invehant, cum caetera tum exerementorum<text:line-break/>praeter voluntatem exitum Caeterurn pluribus iu his mo-<text:line-break/>rari praesentis occasionis non est, sed ad propositum rede-<text:line-break/>undurn. Quum itaque rigor a calidis et mordacibus humo-<text:line-break/>ribus excitetur, mirum non est, fi refrigerentur omnes ex-<text:line-break/>ternae partes, aniurali facultate una cum sanguine in pro-<text:line-break/>fundum commeante. Tunc enim fit sensus externarum </text:span><text:span text:style-name="T6">par- •</text:span></text:p>
      <text:p text:style-name="P10"><text:span text:style-name="T2">tium frigoris, non eurum quae funt in profundo; quippe<text:line-break/>quum vehementer sitiant eo tempore nonnulli, tamquam fer-<text:line-break/>vato calore lu luterioribus. Quod autem talia cum ratione<text:line-break/>rigentibus accidant, licet inde cossigi. Si einm in una qua-<text:line-break/>piarn parte dolor vehemens infixus tum animi deliquia' tum<text:line-break/>perfrigerationem inferat, mirum non est eum, qui in toto<text:line-break/>fit corpore, etsi non animi deliquia mortem que, certe per-<text:line-break/>frigerationem efficere. Sunt enim dolores' in rigore ejus-<text:line-break/>dem cum caeleris omnibus doloribus generis; deficiunt au-<text:line-break/>tem ab iis qui interimunt, magnitudine et tempore, quippe<text:line-break/>quum et minores multo fint et brevioris temporis. Colicus<text:line-break/>namque dolor saepe duobus continuis tliebus detinuit; rigor<text:line-break/>quanto est vehementior, tanto brevioris est temporis. Est<text:line-break/>enim in eo fimilis animae -motus non ei qui in timore, sed<text:line-break/>ei potius qui lu verecundia ac frigida lavatione fit; pugnat<text:line-break/>itaque facultas ac certat contra </text:span><text:span text:style-name="T6">ea,</text:span><text:span text:style-name="T2"> quae laedunt, quoad ex-<text:line-break/>cusserit prossigaveritque omnia. Ergo tum ob vehementes</text:span></text:p>
      <text:p text:style-name="P10"><text:span text:style-name="T2">impenis, tum quod lu prosundo collecta cum multo 'calore<text:line-break/>revertatur, febrem post rigores accendit, materiam habens<text:line-break/>lu magnitudinem ejus adjutricem, Si quando autem cer--.<text:line-break/>tans prius fatigatur, quam, quae infestant prossigaverit (fit<text:line-break/>enim er hoc vel ob.facultatis imbecillitatem, vel causae ma-<text:line-break/>gnitudinem) necessario mors sequitur, ut.prius est dictum.</text:span></text:p>
      <text:h text:style-name="Heading_20_2" text:outline-level="2">Cap. VI.</text:h>
      <text:p text:style-name="P81"><text:span text:style-name="T2">Quum itaque huo orationem perduxeri-<text:line-break/>mus, jam imponamus illi summam, praedicta omnia brevi-.<text:line-break/>bus capitibus complexi, iis etiam quae deficiunt adjectis-<text:line-break/>Tussis quidem et sternutatio et fingnitus et rigores, excretri-<text:line-break/>cis facultatis validi violentiqne sunt motus; pandiculatio et<text:line-break/>oscitatio ejusdem quidem facultatis motus sunt, sed moderati<text:line-break/>in horrore vero etiam moderatiores,motus sunt;, ac multo<text:line-break/>sane his moderatiores sunt, quo? inaequalitas ciet; ita ut<text:line-break/>ejusmodi motus dixerit, quis propemodum motus non esse,<text:line-break/>scd tantum scnsus; cujusmodi sensus, 'in ulcerosa lassi-.,<text:line-break/>tudine advertimtur; atque hoc etiam magis in pruritu.</text:span></text:p>
      <text:p text:style-name="P10"><text:span text:style-name="T24">I.</text:span></text:p>
      <text:p text:style-name="P9"><text:span text:style-name="T2">In hoc enim symptomate pruritum excitantium excremento-<text:line-break/>inm est tantum sensus; neque enim aliter ea nominare’licet,<text:line-break/>nisi quis nitrosa ea et salsa vel amara nominare velit, talis<text:line-break/>nam que matura eorum esu Licet autem discere tum abexter-<text:line-break/>nis, veluti </text:span><text:span text:style-name="T47">urtica </text:span><text:span text:style-name="T2">et scilla et muria et mari et ejus, generis<text:line-break/>reliquis, tum nihilo minus ab iis, quae in ipso sunt corpore.<text:line-break/>Nam illotos, sordidos, cruditate laborantes et pravi liicci<text:line-break/>cibos comedentes pruritus exercet; multoque inanis in sca-<text:line-break/>bie et lepra, quod in his affectibus et copiosior et- crns-<text:line-break/>siorsit </text:span><text:span text:style-name="T6">vitiosius</text:span><text:span text:style-name="T2"> humor; ideoque et diutius et magis scabiunt,<text:line-break/>quam ulli alii, qni citra talem affectum pruriunt; nec tamen<text:line-break/>.juvantur, nec si scipfos immodice scabendo excorient, quod<text:line-break/>ejusmodi noxius humor his infixus maneat, ac, ut quis dixe-<text:line-break/>rit, cuti impactus haereat; non enim hic exiguus et tenuis<text:line-break/>est, ut in illotis aut sorde affectis, scd et plurimus et crassus,<text:line-break/>interdum vero </text:span><text:span text:style-name="T47">et </text:span><text:span text:style-name="T2">glutinosus. ' Omnia igitur ejusmodi </text:span><text:span text:style-name="T6">fym-<text:line-break/>ptomata</text:span><text:span text:style-name="T2"> vitiosorum humorum sunt suboles; dissidcnt vero</text:span></text:p>
      <text:p text:style-name="P10"><text:span text:style-name="T2">inter </text:span><text:span text:style-name="T6">fe</text:span><text:span text:style-name="T2"> causae tum qualitate tum magnitudine, iternque qui-<text:line-break/>ete et motu, Paucus enim tenuis, salsus, immotusque hn-<text:line-break/>mor in iis est, qni pruriunt. Paucus, tenuis, mordens, et<text:line-break/>immotus in ulcerosis Iassitudinibus. Multus, crassus, salsus<text:line-break/>et immotus lu lepra et scabie. Paucus, tenuis, mordax et<text:line-break/>cum exiguo motu in horroribus. Quod fi vel vehementer<text:line-break/>moveatur vel copiosior mordaciorve fit, rigorem infert, non<text:line-break/>horrorem, maximum quidem, qni.plurimus, est et vehemen-<text:line-break/>tissimus et mordacissimus et vehementissime movetur; mi-<text:line-break/>nimum vero,, qni propter qnid mrurn horum mediocriter<text:line-break/>auctum ex horrore in rigorem degenerat. Sane complures<text:line-break/>alii inter maximum miuimumque rigorem sunt </text:span><text:span text:style-name="T6">motus</text:span><text:span text:style-name="T2"> exces-<text:line-break/>su et defectu inter se dissidentes , prout causa magis minusve<text:line-break/>movetur, vel proni magis minusve mordax est; ad lraec pro-<text:line-break/>ut in quantitate est diverfitas; praeterea prout causa rigorem<text:line-break/>excitans in dictis differentiis vel quibusdam, vel aliqua sue-</text:span></text:p>
      <text:p text:style-name="P10"><text:span text:style-name="T2">rit adaucta. Atque haec quidem omnia fymptomata circa<text:line-break/>cutim et in oinnibus subjectis illi carnibus acervata causa<text:line-break/>consistere consueverunt. Tusses autem et sternutationes et<text:line-break/>singultus, tusses quidem in pulmone et faucibus confiflente<text:line-break/>causa, sternutationes vero lu naribus, singultus in yentri-<text:line-break/></text:span><text:span text:style-name="T47">culo </text:span><text:span text:style-name="T2">et stomacho. In omnibus autem dictis commune est,<text:line-break/>quod expultricem facultatem seipsam ad veheinentissimos mo-<text:line-break/>tus concitare, ,ut quae oblaedunt, ea propellat, sicut praedi-<text:line-break/>ximus et reliqua quae ad ortum eorum </text:span><text:span text:style-name="T6">spectant,</text:span><text:span text:style-name="T2"> tum quod<text:line-break/>sternutatio per accidens aliquando humorum lu pulmone<text:line-break/>consistentium remedium fit, quamquam eorum causia non<text:line-break/>fiat. Sic etiam ventriculum et stomachum, in' quibus sur-<text:line-break/>gultus consistunt, sternutationes ex accidenti purgant, et hac<text:line-break/>ratione fiunt fingultuunr remedia; nam abdominis musculi<text:line-break/>dum extenduntur et contrahuntur, ventriculum simul im-<text:line-break/>pellunt, ut violentiorem impetum faciat in ipsas iufestantes<text:line-break/>causas , quas festinat expellere. Ac dixi ierme omnia tum</text:span></text:p>
      <text:p text:style-name="P10"><text:span text:style-name="T2">actionum, tum facultatum animalium, una cum causis ipsa<text:line-break/>gignentibus, symptomata. Verum in primo libro nullius,<text:line-break/>quod naturalibus actionibus facaltatibusque superveniat,<text:line-break/>symptomatis mentionem feci; in hoc secundo ex sermonis<text:line-break/>consortio, de illis quoque pauca loquuti sumus, verum abso-<text:line-break/>lutam ac propriam ipsis disceptationem in tertio qui hunc<text:line-break/>scquetur libro faciemus,</text:span></text:p>
      <text:h text:style-name="Heading_20_2" text:outline-level="2">Cap. VII.</text:h>
      <text:p text:style-name="P78"><text:span text:style-name="T2">Nunc quo omnia, quae animalibus sacultali-<text:line-break/>bus oboriuntur symptomata, duobus his libris sint absoluta, de<text:line-break/></text:span><text:span text:style-name="T6">scmptomatis</text:span><text:span text:style-name="T2"> quoque ad principes actiones spectantibus disse-,<text:line-break/>remus. Sunt igitur in his tria prima symptomatum genera;<text:line-break/>unum actionis abolitio, alterum </text:span><text:span text:style-name="T6">actionis</text:span><text:span text:style-name="T2"> laesio, tertium </text:span><text:span text:style-name="T6">ejus<text:line-break/></text:span><text:span text:style-name="T2">in alteram speciem nmtatio. ''Abolitio quidem in stultitia et<text:line-break/>oblivione; visum namque non raro est,. morbos in absces-<text:line-break/>sum aliquem abeuntes stultitiam aut vocatam oblivionem<text:line-break/>induxisse. Vidimus enim quosdam,- qui ct literas et artes</text:span></text:p>
      <text:p text:style-name="P10"><text:span text:style-name="T2">omnino suerant obliti, imo nec propria nomina meminerant.<text:line-break/>Cujusmodi aliquid Athenis lu peste accidisse memorat Thu-<text:line-break/>cydides ; quosdam enim ex iis qui evnserant et sc ipsos et<text:line-break/>suos necessarios ignoravisse.. Jam nisi sunt et propter ex-<text:line-break/>tremum senium nonnulli similibus .symptomatis tentari.<text:line-break/>Quo patet et fatuitatem et oblivionem ex refrigeratione cre-<text:line-break/>ari. Quin etiam medicamenta, quae ejusmodi fymptomata<text:line-break/>inducunt, funt frigida facultatibus. Ac talia quidem sym-<text:line-break/>ptomata ipsum cerebri corpus perfrigeratum esse docent,<text:line-break/>quemadmodum apoplexiae et epilepsiae ex pituitosi hunro-<text:line-break/>ris multitudine lu ipsius cerebri ventricusis collecti gigni vi-<text:line-break/>dentur. Proinde subitanea est earum tum generatio tum so-<text:line-break/>lutio, quod accidere per corporum intemperiem nullo modo<text:line-break/>potest. At .mediocres tum rationis tum memoriae noxae et<text:line-break/></text:span><text:span text:style-name="T24">quali </text:span><text:span text:style-name="T2">torpores ex minore refrigeratione accidunt, veluti aut<text:line-break/></text:span><text:span text:style-name="T24">ex </text:span><text:span text:style-name="T2">medicamento aliquo refrigeranti in corpus assumpto, aut</text:span></text:p>
      <text:p text:style-name="P79"><text:span text:style-name="T2">capiti imposito, aut etiam frigido humore lu cerebro collecto.<text:line-break/>Jam deliria omnia, quae depravati motus principis facultatis<text:line-break/>sunt, in vitiosis humoribus consistunt vel in eorum lutem-<text:line-break/>perie, quae sunt lu cerebro. Nominantur autem, quae cum<text:line-break/>febre funt, phrenitides,' quae sine febre, maniae, quae in;<text:line-break/>terdurn mordacas et calidos sequuntur humores, qualis ma<text:line-break/>xirne flava est hilis; saepe etiam e calidiore cerebri intem-<text:line-break/>perie ortum ducunt. Sola vero illa, quae melancholica vo-<text:line-break/>cantur, deliria frigidiorem humorem pro causa habent.<text:line-break/>Nam phrenitis non suppliciter a calidis humoribus ortum ha-<text:line-break/>bet, scd etiam a phlegmone, quum in cerebro, vel ejus invo-<text:line-break/>lucris generatur. In reliquis veru febribus deliria fiunt,<text:line-break/>ejusmodi humore lu cerebro exuberante. Quae vero acu-<text:line-break/>tissimarum febrium summo incremento oriuntur., </text:span><text:span text:style-name="T6">hae</text:span><text:span text:style-name="T2"> vapo-<text:line-break/>rem aliquem mordentem ac calidum ad cerebrum ascenden-<text:line-break/>tem </text:span><text:span text:style-name="T6">causam</text:span><text:span text:style-name="T2"> habent. Melancholica vero deliria multarum.</text:span></text:p>
      <text:p text:style-name="P10"><text:span text:style-name="T2">sunt speciermn e corruptis particulatim imaginationibus,<text:line-break/>unum tamen, quod ab Hippocrate perhibetur, omnibus<text:line-break/>commune esse .ridetur; </text:span><text:span text:style-name="T6">Si timor et moesiitia multo tempore<text:line-break/>perdurent, melancholicum ejusmodi siymptoma esi.</text:span><text:span text:style-name="T2"> Sunt<text:line-break/>enim omnes praeter rationem moesti, nec si roges quamobrem<text:line-break/>nioereant, reddere causam possunt. Timent autem eorum<text:line-break/>nonuulli tum mortem, tum alia, quae minime sunt timenda,<text:line-break/>Sunt et qui mortem vehementer expetunt. Caeterurn quod<text:line-break/>ab atra bile rationalis animae arcem occupante timor moe-<text:line-break/>rorque ac mortis expectatio accidant, nihil mirum: ridemus<text:line-break/>enim etiam eorum, quae extra corpus sunt, nihil nos perae-<text:line-break/>que terrere ac tenebras. Ergo quum veluti quaedam tene-<text:line-break/>brae rationalis animae parti sint ciccumfusae, necesse est ho-<text:line-break/>minem semper timere; ut qui semper una cum corpore suo<text:line-break/>timoris causam circunsserat. Quod enim nobis extrinsecus<text:line-break/>fit, altissimis tenebris ambientem nos aerem ad tempus ali-<text:line-break/>quod occupantibus, id melancholiae vitio laborantibus, ab</text:span></text:p>
      <text:p text:style-name="P10"><text:span text:style-name="T42">ί</text:span></text:p>
      <text:p text:style-name="P16"><text:span text:style-name="T2">interno </text:span><text:span text:style-name="T47">et ipso </text:span><text:span text:style-name="T2">corpore contingit; vel ipsa nigra </text:span><text:span text:style-name="T47">bile </text:span><text:span text:style-name="T2">cere-<text:line-break/>brum occupante, vel aliqua </text:span><text:span text:style-name="T47">melancholici </text:span><text:span text:style-name="T2">halitus </text:span><text:span text:style-name="T48">e</text:span><text:span text:style-name="T49">xhala</text:span><text:span text:style-name="T48">tione,<text:line-break/></text:span><text:span text:style-name="T2">veluti lu morbo, quem flatulentem et hypochondriacum<text:line-break/>vocant.<text:tab/></text:span><text:span text:style-name="T34">—<text:tab/></text:span><text:span text:style-name="T2">•<text:tab/></text:span><text:span text:style-name="T34">'</text:span></text:p>
      <text:h text:style-name="P1" text:outline-level="1"><text:bookmark-start text:name="bookmark8"/>GALENI DE SYMPTOMATUM CAUSIS<text:line-break/>LIBER TERTIUS.<text:bookmark-end text:name="bookmark8"/></text:h>
      <text:h text:style-name="Heading_20_2" text:outline-level="2">Cap. I.</text:h>
      <text:p text:style-name="P78"><text:span text:style-name="T2">Quod autem quae in naturalibus tum sun-<text:line-break/>ctionibus tum facultatibus fymptomata fiunt, eandem inven-<text:line-break/>tionis methodum habent, quam quae lu animalibus actioni-i<text:line-break/>bus oboriuntur, praestiterit fortassis et lu horum speciebus<text:line-break/>particulatim exercitatos esse, quemadmodum etiam in iis<text:line-break/>quae animalium sunt actionum, sumus exercitati. Id pro-<text:line-break/>fecto caput est inventionis omnium causarum facultates lae-<text:line-break/>dentium, cognitio modi quo hae sanae suas functiones obi-</text:span></text:p>
      <text:p text:style-name="P10"><text:span text:style-name="T2">bant. • Si enim conterendo concoqueret cibos ventriculus,<text:line-break/>is lu conterendo impeditus, concoctionis fymptomata efficiet,.<text:line-break/>si prorsus non conterat, etiam non prorsus concoquet; si<text:line-break/>prave conterat, prave etiam concoquet. Eadem ratione si<text:line-break/>putrefaciendo concoqueret,-quod non putrefaceret, non cona<text:line-break/>coqueret. Atesi, ut nos demonstravimus, ipfa concoctio al-<text:line-break/>teratio lu qualitate est, fit autem a ventriculo cibum sibi as-<text:line-break/>similante; cuique patet, frustrationem lu alteratione conco-<text:line-break/>ctionis symptoma fore. Quod si nullapenitus alteratio fue-<text:line-break/>rit, id symptoma cruditas vocatur, ad eum modum, quo lu ani-<text:line-break/>mae functionibus immobilitas et inseusibilitas, significantibus<text:line-break/>his vocibus actionum primariae animae partis et abolitionem et<text:line-break/>privationem. Si vero’ fiat alteratio, scd non ut oportet, cru-<text:line-break/>ditas </text:span><text:span text:style-name="T6">id quoque appellatur: significat tamen non ut</text:span><text:span text:style-name="T2"> prius</text:span><text:span text:style-name="T6">siym-t<text:line-break/>ptprna</text:span><text:span text:style-name="T2"> privationem, sed depravationem solam. Quum autem<text:line-break/>sit depravatio duplex, vel ,quod tardet et nunquam conveni--<text:line-break/>entem mutationem cibus suscipiat; vel quod corrumpatur om-<text:line-break/>nino, itant naturalem perfectionem prorsus recipere nequeat ;i</text:span></text:p>
      <text:p text:style-name="P10"><text:span text:style-name="T2">priorem quidem tardam concoctionem nominant; secunda<text:line-break/>nullum proprium nomen adepta esu Tot itaque concoctio-<text:line-break/>nis sunt noxae. Causa vero earum communis quidem est,<text:line-break/>ulteratricis facultatis -a scopo </text:span><text:span text:style-name="T6">aberrantis</text:span><text:span text:style-name="T2"> frustratio. Ea di-<text:line-break/>viditur tum lu species tum in .genera. Ac prima quidem<text:line-break/>.duo genera frustrationis funt, alterum facultas ipsa affecta;<text:line-break/>alterum externus quidam error. Dividitur vero horum<text:line-break/>utrumque; facultatis quidem laesio </text:span><text:span text:style-name="T6">sit</text:span><text:span text:style-name="T2"> bifariam, autper suam<text:line-break/>ipfius substantiam, aut per aliquem morbum organicum.<text:line-break/>Externus error triplex et ipse est; alius in excrementis ven-<text:line-break/>triculi; alius in cibis;' alius in tempore somni. Verum quae<text:line-break/>in propriam facultatis substantiam </text:span><text:span text:style-name="T6">cadunt</text:span><text:span text:style-name="T2"> noxae , lutentpe-<text:line-break/>ries quaedam sunt activarum qualitatum; quae vero ab or-<text:line-break/>ganicis oriuntur morbis, eae lu erysipelatis et oedematis et<text:line-break/>phlegmonis et scirrhis et abscessibus et carbunculis et caete-<text:line-break/>ris ejusmodi circa ventriculum partim simplicibus, partim<text:line-break/>compositis morbis, consistunt. Propter haec quidem omnia<text:line-break/>ventriculus male concoquit, ipsa qua concoquit laculla te laesa,</text:span></text:p>
      <text:p text:style-name="P10"><text:span text:style-name="T2">ab intemperie quidem-lu propria sui ipsius substantia; a cae-<text:line-break/>teris vero morbis, qui simpliciter sunt organici, duntaxat<text:line-break/>impedita ; ab iis vero, qui ex intemperie et organicis morbis<text:line-break/>compositi </text:span><text:span text:style-name="T6">Junt,</text:span><text:span text:style-name="T2"> utroque mosto </text:span><text:span text:style-name="T6">laeditur.</text:span><text:span text:style-name="T2"> Atque his de causis<text:line-break/>venter male concoquit, etiamsi in caeteris externis fmillus<text:line-break/>error sit. Rursus ventre ipfo, minime affecto, non conco-<text:line-break/>quit animal, vel propter eduliorum ac potuum immoderatam<text:line-break/>copiam, vel propter pravam qualitatem, vel propter tempus<text:line-break/>inopportunum, vel ob incongruum ordinem, vel vitiosum<text:line-break/>excrementum, vel somnum exiguum., Verum a vitiosis ci-<text:line-break/>borum qualitatibus et excrementis quae in. ventriculo con-<text:line-break/>sistunt cum corruptione fit apepfia; interdum etiam ob prae-<text:line-break/>posterum ordiuem et. tempus non opportuniun. Dico au-<text:line-break/>tem praeposterum ordinem,, si mala </text:span><text:span text:style-name="T6">cydonia,</text:span><text:span text:style-name="T2"> fi ita contingat,<text:line-break/>et punica primis mensis sumantur, olera cum oleo et garo<text:line-break/>ultimis. Intempestivitatem vero, ut si quis mune antequam<text:line-break/>prior cibus descenderit, vel paulo ante exercitationem pran-<text:line-break/>sus suerit, Porro, corruptelae nidorosae a. calidioribus .ma.</text:span></text:p>
      <text:p text:style-name="P10"><text:span text:style-name="T2">gisque biliosis accidunt cibis; aridae vero, a frigidioribus<text:line-break/>natura magisque pituitosis. Ita vero et in excrementis; aci-<text:line-break/>das quidem </text:span><text:span text:style-name="T6">creant,</text:span><text:span text:style-name="T2"> quae pituitosa sunt et frigida; nidorosus,<text:line-break/>quae calida et biliofa. Etiam ipfe venter in frigidioribus<text:line-break/>nidorosas mutationes facit. Tardas concoctiones efficiunt<text:line-break/>ea quae aegre quidem corrumpuntur, fed superant faculta-<text:line-break/>tem aut somnum. Quum autem citra corruptelam conco-<text:line-break/>ctionis omnino est privatio, scire licet eo cnsu prorsus fupe-<text:line-break/>ratum esse ventriculum vel ah immodica multitudine pro fa-<text:line-break/>cultatis imbecillitate, vel a vehementi frigore;' ita enim in<text:line-break/>tali statu ventriculus non concoquit, ut etiam concoquere<text:line-break/>prorsus non tentet. Ergo haec tibi quoque cruditatis in va-<text:line-break/>fis </text:span><text:span text:style-name="T6">sanguinis</text:span><text:span text:style-name="T2"> ohorientis exempla sunto. Hanc enim rursus<text:line-break/>ad eosdem modos reduces, sicuti ad hanc etiam eum quae lu<text:line-break/>tertia est concoctione, quam totius molis corporis nutritio<text:line-break/>sequitur, eandem rationem ad venas habente alimento, quod<text:line-break/>e ventre lu eas defertur; et ad carnes, quod e venis lu has</text:span></text:p>
      <text:p text:style-name="P10"><text:span text:style-name="T2">llistribuitur, quam habeut ad ventriculum,, quae comeduntur<text:line-break/>et bibuntur Haec igitur omnia ncbis indicavit concoctionis<text:line-break/>modus praecognitus... Scientes enim, quod quatuor elemen-<text:line-break/>torum certa, quaedam temperies, quae proprietatem corporis<text:line-break/>ventriculi effecit, alteratiouis' ciborum sit causa, tum quod<text:line-break/>plurimam in id vim calidum elementum conserat, veluti ma-<text:line-break/>nu ad causarum cruditatis inventionem ducti sumus. Est<text:line-break/>porro ncn in cruditatibus modo, sed etiam in omni sympto-<text:line-break/>matum genere, aliud actionis veluti jactura, seu privatio, seu<text:line-break/>quomodocunque aliter id nominare libet, aliud imperfecta<text:line-break/>deficiensque actio, aliud depravata et erraris. Atque iaven-<text:line-break/>triculo quidem (ut mox est dictum) privatio actionis est, quum<text:line-break/>cibi ne vel minimam quidem mutationem accipiunt; imper-<text:line-break/>fecta autem coctio in bradypepsiis </text:span><text:span text:style-name="T6">consistit,</text:span><text:span text:style-name="T2"> quemadmodum;<text:line-break/>depravata et errans lu corruptelis. In venis autem privatio<text:line-break/>actionis est, quum humores omnino sunt crudi; deficiens<text:line-break/></text:span><text:span text:style-name="T6">actio,</text:span><text:span text:style-name="T2"> quum semicocti; depravata, quum vitiofi. Sic et lu</text:span></text:p>
      <text:p text:style-name="P10"><text:span text:style-name="T2">toto quoque animalis habitu, quae velut privatio est, lu cru-<text:line-break/>dis isthic </text:span><text:span text:style-name="T6">consistit</text:span><text:span text:style-name="T2">. humoribus; quae tanquarn deficiens est<text:line-break/></text:span><text:span text:style-name="T6">functio,</text:span><text:span text:style-name="T2"> in semicoctis; sicut depravata, in vitiosis humori-<text:line-break/>bus. Porro ex iis vitiosis humoribus erysipelata, cancri,<text:line-break/>gangraenaeque nascuntur; praeterea phagedaenae, carbunculi,<text:line-break/>ulcera serpentia aliaque ejusmodi. in nutriendi autem<text:line-break/>actione, privatio quidem actionis atrophia est, deficiens ve-<text:line-break/>ro nutritio gracilitas; vitiosa in leucis et elephantiasi appel-<text:line-break/>lafa cernitur'. Causae .omnium praedictorum symptomatum<text:line-break/>eaedem genere sunt cum iis, quae supra de ventriculo sunt<text:line-break/>dictae; quaedam ipsarum ad facultatis imbecillitatem; quae-<text:line-break/>dam ad alimenti depravationem; tertiae ad vitae rationem,<text:line-break/>et ea, quae extrinsecus animali incidunt, reductae. Ad eun-<text:line-break/>dem quoque modum facultatis imbecillitates, quae quidem<text:line-break/>propriae funt similarium, intemperiem, quae non propriae,<text:line-break/>organicos sequunto' morbos. Depravationes vero nutri-<text:line-break/>menti lu quantitatem et qualitatem humorum dividuntur;</text:span></text:p>
      <text:p text:style-name="P10"><text:span text:style-name="T2">quemadmodum, arbitror, et vitae rationum, </text:span><text:span text:style-name="T47">et </text:span><text:span text:style-name="T2">eorum quae<text:line-break/>extrinsecus appropinquant, errores, in ordinem vitiatum,<text:line-break/>et intempestivitatem quandam* dividuntvj.. Voco rationem<text:line-break/>vitae, equitationem, piscationem, venerem, balueas, ambu-.<text:line-break/>lationes, navigationes; venationes', omnia denique, in qui-<text:line-break/>bus aliquid corpore agimus. Oportet autem medicum non<text:line-break/>Polum symptomatum dignoscendorum facultatem habere, ac<text:line-break/>generationis eorum inveniendae peritum esse, fed etiam rno-<text:line-break/>di quo generentur, qui luter effectricum causarum disteren-<text:line-break/>tias numeratur</text:span><text:span text:style-name="T8">-</text:span><text:span text:style-name="T2">. Non enim illud tantum nosse convenit,<text:line-break/>nurn ventriculus nihil omnino concoxerit, fed etiam quam-<text:line-break/>obrem; ntrumne propter exnperantem concoctricis faculta-<text:line-break/>tis imbecillitatem, an ob copiam aliquam immodicam, an<text:line-break/>pessimam aliquam ciborum qualitatem. Nam symptoma ci-<text:line-break/>bis succedens facile corrigitur; quod vero ob extremum fa-<text:line-break/>cultatis incidit collapsum</text:span><text:span text:style-name="T47">, </text:span><text:span text:style-name="T2">in lienteriam, aut tympanitem<text:line-break/>vocatum hydropa finitur. In venis quoque simili ratione<text:line-break/>non solum sanguinis frustrationem aestimari conveniet, sed</text:span></text:p>
      <text:p text:style-name="P10"><text:span text:style-name="T2">etiam qua ex causa ea contingat; utrurnne ob languificae faa .<text:line-break/>cultatis imbecillitatem ( non enim ita ipsam nominare abs re<text:line-break/>fuerit) au ob multitudinem humorum crudorum frigidorum-<text:line-break/>que qni a ventriculo distribuuntur; quippe hoc facilis sana-<text:line-break/>tionis est, illud in hydropem terminatur. Ad eundem rno-<text:line-break/>dunr in carne. Ob crudos namqiie humores, qui a morbis<text:line-break/>immodice se satiant , flatuosi ac toto corporis habitu aquis<text:line-break/>turgidi redduntur. Ob imbecillitatem vero virium, qui in-<text:line-break/>tercntes vocantur hyderi </text:span><text:span text:style-name="T6">exisiunt.</text:span><text:span text:style-name="T2"> Atque omnes quidem<text:line-break/>magnae intemperies facultatem dejiciunt. Verum quae ex<text:line-break/>frigido superante constant, frigidos affectus exciture funt ido-<text:line-break/>neae; quae vero ex calido, contrarios: eodem autem modo<text:line-break/>et in reliqua oppositione conjugationeque intellige. In om-<text:line-break/>nibus vero, ut dictum est, communis est a naturali statu ma-<text:line-break/>xirna eversio. Circa mediocres enim et consuetos cibos ni-<text:line-break/>hil omnino effecisse,maximam ventris intemperiem prodit.<text:line-break/>Verum si. propter exuperantern calorem tale </text:span><text:span text:style-name="T6">quid</text:span><text:span text:style-name="T2"> accidat,<text:line-break/>protinus etiam corrumpuntur cibi; generatim quidem cor-</text:span></text:p>
      <text:p text:style-name="P10"><text:span text:style-name="T2">rnptela quadam, quae ad nidorosum inclinet; speciatim vero<text:line-break/>pro sua quisque, natura. Nam alia quum corrumpuntur,<text:line-break/>tanqnam virus; alia tanquam lutum;, alia crudos pisces, aut<text:line-break/>indicibilem alienamque putredinem olent; nullum enim edu-<text:line-break/>liorum vehementer calefactum durare imputre potest:' pro-<text:line-break/>tinus autem sitiunt quoque immodice qui ita sunt affecti , se-<text:line-break/>bricitantque interdum tenui parvaque hectica febre. Sin ex<text:line-break/>frigore immodico periit plane ciborum concoctio, nec siti nec<text:line-break/>febri affliguntur, et ciborum ipsorum qualitates,- sive ructare<text:line-break/>velint sive vomere, plane servant. Quod si exigua quaepi-<text:line-break/>am circa concoctionem eorum sit actio, et ciborum natura<text:line-break/>sit vel medii temperamenti vel frigidioris, acini ructus fiunt;<text:line-break/>sin calidiore temperie cibi sint, aut etiam natura flatulentiores,<text:line-break/>ventriculus halituoso impletur spiritu. In ejusmodi quidem<text:line-break/>intemperiem </text:span><text:span text:style-name="T6">brevi</text:span><text:span text:style-name="T2"> incidere polest ventriculus; in Irumidi-<text:line-break/>late vero et siccitate adeo intemperatus venter esse, ut actio-<text:line-break/>nem amitlet, non potest sine prolixo temporis spatio; debet-.</text:span></text:p>
      <text:p text:style-name="P17"><text:span text:style-name="T2">que-praecessisse humilitatem.quidem hydrops..,, siccitatem<text:line-break/>vero vel senium vel,marasmus.'. Verum tales distinxisse.,<text:line-break/>differentias alterius est operis.’.<text:tab/>...<text:tab/></text:span><text:span text:style-name="T34">. . </text:span><text:span text:style-name="T36">t</text:span></text:p>
      <text:h text:style-name="Heading_20_2" text:outline-level="2">Cap. ll.</text:h>
      <text:p text:style-name="P80"><text:span text:style-name="T2">Jam ad retentricem, facultatem veniendum,<text:line-break/>est. in hac enim occurrit prima symptomatum disserentia </text:span><text:span text:style-name="T34">,,<text:line-break/></text:span><text:span text:style-name="T2">triplex; quum ea vel omnino cibos non complectitur-, vel<text:line-break/>diminute, vel depravate. Quod itaque vel prorfus.non com--<text:line-break/>plectatur, vel debiliter, </text:span><text:span text:style-name="T47">et </text:span><text:span text:style-name="T2">inflationes et fluctuationes .cunr<text:line-break/>sonitu succedunt; inflationes.quidem,• quum et orbi flatulenti<text:line-break/>sunt et ventriculus </text:span><text:span text:style-name="T10">;</text:span><text:span text:style-name="T2">non admodumfrigidus: fluctuationes cum<text:line-break/>sonitu,: quum vel. riihll lu eo.continetur, quod verti in fla-,<text:line-break/>tus possit; vel quum</text:span><text:span text:style-name="T10">;</text:span><text:span text:style-name="T2"> vehementer iperfiigeratus est, , talis .<text:line-break/>enim affectus' nullum creat halitum. Constat .autem citra . </text:span><text:span text:style-name="T34">,<text:line-break/></text:span><text:span text:style-name="T2">potionem non posse fieri -lu , ventre sonoras fluctuationes..<text:line-break/>Extremae vero imbecillitatis ejus, .causa morbus :est; alius,<text:line-break/>ut similaris est, pars .ventriculus, alius ut organica. . De.mo- </text:span><text:span text:style-name="T29">-<text:line-break/></text:span><text:span text:style-name="T2">tibus autem lu eo depravatis, quod vel tremuli quidam sint.<text:line-break/>vel palpitantes , vel tamquam concussivi vel convulsivi, ui-</text:span></text:p>
      <text:p text:style-name="P10"><text:span text:style-name="T2">ctum Iupra est in libro de symptomatum differentiis; qualis<text:line-break/>vero dictorum quisque sit motuum, tum quae cuiusque eo-<text:line-break/>rum causa, superiore libro declaratum esu Nunc tantulum<text:line-break/>etiamnum adjiciendum est, quod tam. retentricis quam ex-<text:line-break/>cretricis facultatis tum morbi tum symptomata miscentur..<text:line-break/>Verbi gratia veluti convulsivus- ventriculi motus, qui in sin-<text:line-break/>gultiendo accidit, convulsio quidem .absoluta non est, quae<text:line-break/>stolis - accidit muscusis (ventriculus autem neque ipse muscu-<text:line-break/>lus est, neque ejus orificium) scd veluti convulsio quaedam,<text:line-break/>ambarum facultatum commune symptoma; retentricis qui-<text:line-break/>dem, quod ventriculus, quum singultit, et prave et non sc-<text:line-break/>cundurn naturam cibos complectitur; excretricis, quod pri-<text:line-break/>muni ejus sit ipse motus depravatus, dum ea, quae molesta<text:line-break/>sunt, expellere conatur. Sane non idem est vomentibus<text:line-break/>atque- singultientibus motus, quod non idem fit affectus.<text:line-break/>Nam vomitionibus, quae in capacitate funt </text:span><text:span text:style-name="T6">ventriculi,</text:span><text:span text:style-name="T2"> eji-<text:line-break/>ciuntur; singultu quae in ipso ventricusi sunt corpore, simili<text:line-break/>tum affectu tum motu, qualem in iis, qui ob intemperiem</text:span></text:p>
      <text:p text:style-name="P10"><text:span text:style-name="T2">tussiunt, demonsseavimus; omnibus nimirum, ventriculi par-<text:line-break/>tibus, quae sibi molesta funt, premendo expellentibus. Pro-<text:line-break/>inde ejusmodi symptoma tum iis, quibus ventriculus obri-<text:line-break/>guit, tum iis qui piper aut calidum perinde medicamentum<text:line-break/>liberalius sumpserunt, delude calidam potionem superbibe-<text:line-break/>runt, accidit; his. magis etiam singultire contingit, .quum<text:line-break/>piper tenuissime tritum suerit; nam ejusmodi piper. altius lu<text:line-break/>ipsum ventriculi corpus luseritur. Sic et caeleris omnibus<text:line-break/>refrigerantibus , calesacientibusque, quae lu corpus ipsum ven-<text:line-break/>triculi descendunt, supervenit; estque is singultus primo<text:line-break/>excretricis facultatis motus depravatus</text:span><text:span text:style-name="T47">; </text:span><text:span text:style-name="T2">secundo retentricis<text:line-break/>ac complectentis nominatae. Ita </text:span><text:span text:style-name="T6">vero</text:span><text:span text:style-name="T2"> et nauleae et vomi-<text:line-break/>tus excretricis facultatis depravati motus sunt, ad ea, quae<text:line-break/>ventriculo molesta sunt, quam citissime per stomachum va-<text:line-break/>cuanda. Simile huic symptoma est et quod lu lienteriis ap-<text:line-break/>paret, quum ventriculus ab aliqua re vel mordaci vel gra-<text:line-break/>vante vexatus, ejicere eam statim cupit. Quum autem, ipsi</text:span></text:p>
      <text:p text:style-name="P10"><text:span text:style-name="T2">duo' sint orificia, unum superius ad gulam, alterum inferius i<text:line-break/>ad pylorum, ad utrumcunque horum vergit quod laedit, illo<text:line-break/>utitur ad expulsionem; quod si toti illi talis affectus aliquan-<text:line-break/>do contingat, utroque orificio simul utitur, veluti in chole-<text:line-break/>ris. Reliqua vero quartaque ejus facultas attractrix triplici<text:line-break/>genere fymptomatunr et ipsa corripitur. Vel enim cibos<text:line-break/>attrahere omnino non potest, vocaturque id symptoma sto- </text:span><text:span text:style-name="T34">.<text:line-break/></text:span><text:span text:style-name="T2">nrachi paralysis; vel aegre attrahit, quo tempore resolvi qui- </text:span><text:span text:style-name="T34">,<text:line-break/></text:span><text:span text:style-name="T2">dem incipit,- resolutus tamen adhuc non est; tertium praeter<text:line-break/>haec est, quum aliquid depravate </text:span><text:span text:style-name="T6">trahit.</text:span><text:span text:style-name="T2"> Depravati autem<text:line-break/>motus saepe jam dicti sunt, quemadmodum et affectus, qui-,<text:line-break/>hus succedunt. Sane accidit aliquando et carnosum aliquod<text:line-break/>tuberculum, qualia saepe foris videmus, in stomacho nasci,<text:line-break/>quod vel omnino ciborum viam obstruit, vel aliquatenus irn-<text:line-break/>pedit. Vocantur autem ejusmodi morbi organici, et proni’ </text:span><text:span text:style-name="T34">-<text:line-break/></text:span><text:span text:style-name="T2">tum .de iis est in libro de morborum- differentiis. Quum &lt;<text:line-break/>eniur secundum naturam fe habet ventriculus, e-supernis</text:span></text:p>
      <text:p text:style-name="P10"><text:span text:style-name="T2">partibus per stomachum ad sc trahit, atqueper inferiores<text:line-break/>excernit; quum praeter naturam affectus est, etiam ab iuse-<text:line-break/>rioribus aliquid assumit; nam et clysteresitanounullisnscen—<text:line-break/>derunt, ut vomuerint, et stercus per lethales volvulos. Sa-<text:line-break/>tius enim est existimemus eum lu ejusmodi affectibus non<text:line-break/>trahere, sed quod ab intestinis violenter comprimentibus<text:line-break/>sursum fertur, duntaxat recipere. Nam lu intestinis (jam<text:line-break/>enim de iis agere tempestivum est) secundum naturam .est<text:line-break/>comprehensio, ut aliis </text:span><text:span text:style-name="T47">lu </text:span><text:span text:style-name="T2">libris demonstratum est, et hac</text:span><text:span text:style-name="T34">,<text:line-break/></text:span><text:span text:style-name="T2">quum utuntur, nutrimentum ad iuferiorem suum exitum pro-</text:span><text:span text:style-name="T34">....<text:line-break/></text:span><text:span text:style-name="T2">pellunt. In quibusdam tamen affectibus quum peristalticus,<text:line-break/>motus inferne incipit, quae in ipsis continentur, sursum fe-<text:line-break/>runtur. Ita quoque humor acer quispiam ad sedem ali-<text:line-break/>quando delatus, ab iis qui in foro vel esto quopiam loco ver-<text:line-break/>fantur aut negocio aliquo, quod deserere pon licuit, distrin- </text:span><text:span text:style-name="T34">_<text:line-break/></text:span><text:span text:style-name="T2">guntur, violenter retentus, rursus Iursum ductus est, ven- .<text:line-break/>tricillumque mordct ac capnt vaporibus implet, principio,<text:line-break/>quidem motus ab animali organo sphinctere accepto, abhinc,,</text:span></text:p>
      <text:p text:style-name="P10"><text:span text:style-name="T2">vero unoquoque intestino ipsum a fe ad Iupra positum pro-<text:line-break/>pellente, simili modo quo prius deorsum protrudebat, Ad<text:line-break/>eundem vero modum flatus retentus recurrit. Ergo mirum •<text:line-break/>rron est, clysmatis quoque aliquid et stercoris, ex tam vio-<text:line-break/>lenta intestinorum compreheusione ad ventrem aliquando<text:line-break/>praeter naturam sursum ferri, deinde sic ad exitum prope-?<text:line-break/>rare. Caeteri vero eorum motus ex genere quidem motuum<text:line-break/>fecundum naturum sunt, verum vel diminuti, vel depra-<text:line-break/>vati, atque idcirco etiam symptomata. '.Accipiendi vero<text:line-break/>sunt ad eorum, qui de ventre sunt dicti, proportionem.<text:line-break/>Pari modo et motus eorum privatio, quae non levissimum<text:line-break/>symptoma est: ob eamque causam gignitur etiam interdum<text:line-break/>volvulus, quemadmodum et tumores praeter naturam, qni<text:line-break/>interdum nullo modo deorsum ferri excrementa sinunt, in-<text:line-break/>terdum vero parciora. Quin et durum stercus in quibus-<text:line-break/>dam intestinorum anfractibus impactum, superiora deorsum<text:line-break/>ferri excrementa nonnunquam prohibebit. Ac servatus hic<text:line-break/>quoque ad ea quae de ventre imit dicta, proportio, omni-</text:span></text:p>
      <text:p text:style-name="P10"><text:span text:style-name="T2">bus symptomatis vel ob lutemperiem aliquam vel ob tumo-<text:line-break/>res praeter naturam vel ob ipsa quae continentur excremen-.<text:line-break/>ta, </text:span><text:span text:style-name="T6">suctis.</text:span><text:span text:style-name="T2"> Itaque satius est in his non oratione amplius<text:line-break/>morari, imo ad aliud ipsiorum symptomatum genus accedere<text:line-break/>tempestivum est. </text:span><text:span text:style-name="T51">*</text:span></text:p>
      <text:h text:style-name="Heading_20_2" text:outline-level="2">Cap. III.</text:h>
      <text:p text:style-name="P78"><text:span text:style-name="T2">Est igitur naturale quoddam opus, alimenti<text:line-break/>ex ventriculo lu jecur, ex jecore vero lu totum corpus dis-<text:line-break/>tributio. Hanc perfici demonstratum est, quum singulae<text:line-break/>partes fiamiliare sibi alimentum alliciunt. Quare fiympto-<text:line-break/>mata circa hujusmodi quoque actionem triplicia lucident,<text:line-break/>alias diminute, alias depravate, alias omnino non peractam.<text:line-break/>Causae vero triplices fiunt, quemadmodum in antedictis, vel<text:line-break/>intemperies </text:span><text:span text:style-name="T6">partium</text:span><text:span text:style-name="T2"> trahentium; vel organici earundem<text:line-break/>morbi; vel alunerti, quod distribuitur, pravitas. Ac in-<text:line-break/>temperies quidem facultatem reddit imbecillem; organici<text:line-break/>morbi vias coarctant; alimenti pravitas est crassitudo et<text:line-break/>lentitia, de quorum dignotione dicendi tempus nunc<text:line-break/>non est. Sed ad secretionem exerementorum veniendum.</text:span></text:p>
      <text:p text:style-name="P10"><text:span text:style-name="T2">Est vero in hac quoque causa triplex, una quidem partium<text:line-break/>.excrementa ipsa expurgantium imbecillitas; secunda viarum<text:line-break/>angustia; quae vero superest excrementi ipsius pravitas. Ac<text:line-break/>imbecillitatis quidem causa intemperies est; viarum angu-<text:line-break/>Jstiae, obstructio vel aliquis organorum tumor. Verum tu-<text:line-break/>moris ejusmodi caula fluxio humorum est, quae lutipsurn or-<text:line-break/>ganorum corpus decumbit; obstructionis vero, vel crassitudo<text:line-break/>humorum vel lentur vel tubercula. Excrementorum ipso-<text:line-break/>rum pravitas est multitudo, crassitudo et lentor. Quum<text:line-break/>autem triplex sit in venarum concoctione excrementum,<text:line-break/>unum amara bilis, alteram melancholicum, tertium sero-<text:line-break/>sum: biliosum quidem vesica jecinori adjacens expurgat;<text:line-break/>melancholicum, lien; serosum, renes Ttaque etiam vitiose<text:line-break/>purgabuntur horum singula, vel ob imbecillitatem aliquam<text:line-break/>propriorum organorum, vel viis quomouocunque obstructis:<text:line-break/>quum autem via duplex sit, alia per quam trahitur exere-<text:line-break/>mentum, alia per quam excernitur, in utraque secretionem</text:span></text:p>
      <text:p text:style-name="P10"><text:span text:style-name="T2">laedet angustia; aliquando horum nullum laesionis est causa;<text:line-break/>fed excrementi mutitudo, quum immoderata est, nec tota sia<text:line-break/>mul </text:span><text:span text:style-name="T6">expurgari</text:span><text:span text:style-name="T2"> potest; una cunr sanguine per'totum,corpus<text:line-break/>desertus'. Immoderationis hujus </text:span><text:span text:style-name="T6">excrementi</text:span><text:span text:style-name="T2"> duplex causa,<text:line-break/>et alteratrix facultas male affecta et alimentorum pravitas.<text:line-break/>Ac laesae quidem facultatis intemperies partium causa est;<text:line-break/>ut faepenumerp nictum est; alimentorum pravitas cuique<text:line-break/>excremento respondet: alia namque magis melancholicae<text:line-break/>naturae sunt, alia magis aquosae, alia magis biliosae, ut in<text:line-break/>libris de his editis dictum esu Sed alterutricis facultatis in-<text:line-break/>temperies , quae ad calidius sit versa; alias biliosum; alias<text:line-break/>melancholicum efficit excrementum, (cujusmodi autem utrum-<text:line-break/>que sit, in aliis est traditum) ad frigidius vero </text:span><text:span text:style-name="T6">mutata,</text:span><text:span text:style-name="T2"> vel<text:line-break/>pituitosius vel aquosius </text:span><text:span text:style-name="T6">jacit excrementum-.</text:span><text:span text:style-name="T2"> Porro singula<text:line-break/>.excrementa propri . symptomatis species comitabitur;, pal-<text:line-break/>lidam quidem </text:span><text:span text:style-name="T6">bilem</text:span><text:span text:style-name="T2"> quum in toto corpore redundat, . regius<text:line-break/>morbus; quum unam quampiam partem obsidet; erysipelata</text:span></text:p>
      <text:p text:style-name="P10"><text:span text:style-name="T2">et herpetes: atram vero lu toto quidem corpore elephas;<text:line-break/>in una quadam parte cancer; pituitoso exeremento per uni-<text:line-break/>versam corporis molem </text:span><text:span text:style-name="T6">succedit</text:span><text:span text:style-name="T2"> hydrops leucophlegmatias<text:line-break/>dictus; lu una parte, vocatum oedema (sic autem vocant </text:span><text:span text:style-name="T47">do-<text:line-break/></text:span><text:span text:style-name="T2">loris expertem ac laxum tumorem) serosa excrementa quum<text:line-break/>redundant, tum nsrites vocatus hydrops comitatur, tum papu-<text:line-break/>Iarum in iis animalis partibus, in quas perducta excremen-<text:line-break/>ta sunt, proventus. Ita quidem fit, ubi singula excrementa<text:line-break/>sincera redundant; ubi autem inter se et cnrn sanguine mi-<text:line-break/>scentur, complures tam symptomatum, quam morborum spe-<text:line-break/>cies existunt</text:span><text:span text:style-name="T47">, </text:span><text:span text:style-name="T2">de quibus hic pluribus disputare non est ne-<text:line-break/>cesse; sed ad propositum redeundum.</text:span></text:p>
      <text:h text:style-name="Heading_20_2" text:outline-level="2">Cap. IV.</text:h>
      <text:p text:style-name="P78"><text:span text:style-name="T2">Naturalium actionum prima ac propemo-<text:line-break/>dum omnium maxime necessaria nutritio est, quae alteratri-<text:line-break/>cis actionis quaedam est species. Est enim et lu ventre con-<text:line-break/>coctio ; est quoque et lu venis; est et in singusis partibus, in<text:line-break/>quibus et quarta quaedam est alteratio, quam assimilationern</text:span></text:p>
      <text:p text:style-name="P10"><text:span text:style-name="T2">appellant, a nutritioue nomlue quidem diversam, sed opere<text:line-break/>eandem. Frustratur autem et nutritio, quum vel prorsus<text:line-break/>non fit, vel diminute vel depravate'fit; idque veI ob nutri-<text:line-break/>cem facultatem, cujus genus est alteratiix;, vel ob materiae<text:line-break/>defectum, vel pr ari talem; ob defectum quidem in atrophiis,<text:line-break/>tum quae ex defectus tum quae ex privatione dicuntur, ob'<text:line-break/>pravitatem vero, ut in elephantiasi et vitiliginibus caele-<text:line-break/>risqne id genus. ' Acridit enim dum agglutinatur carnibus<text:line-break/>nutrimentum, ubi pituitosior sanguis est, carnem quoque<text:line-break/>effici pituitosiorem'; </text:span><text:span text:style-name="T6">non</text:span><text:span text:style-name="T2"> enim idem est ipsi carni esse et<text:line-break/>pituitosae’ carni esse; ut neque idem est et cerni esse et me-<text:line-break/>lancholicae carni esie; neque biliosae et temperatae etintern-<text:line-break/>peiatae, et in primis, quas vocant, qualitatibus, humiliori<text:line-break/>et sicciori et calidiori et frigidiori. Certiorem fidem ser-<text:line-break/>moni' nostro adhibebis’,''si aniuialinin carnes tum sanguine<text:line-break/>praeditorum, tum exanguium aestimaveris; ad haec etiam<text:line-break/>reptilium,- quae veris tempore gigni cernuntur, maximeque</text:span></text:p>
      <text:p text:style-name="P10"><text:span text:style-name="T2">'ex iis, quaecmtque viridibus herbis colore funt similia.,<text:line-break/>Caeterurn horum curo simillima ipsis herbis est; asiorum al-<text:line-break/>ba et exanguis, veluti carabi et polypi atque aliorum alia<text:line-break/>quaedam; neque enim nominare facile est eorum disseren-<text:line-break/>tias, </text:span><text:span text:style-name="T47">adeo </text:span><text:span text:style-name="T2">infinitae multitudinis fuut. Ergo quum, ut di-,<text:line-break/>ximus, curo longo tempore pituitoso simul ac glutinoso sau-<text:line-break/>guine nutritur, caro quidem adhuc nranet, mutatur tamen<text:line-break/>ejus differentia et in alteram speciem vertitur, fitque media<text:line-break/>quaedam inter sanguineam exanguernque caraem. Ubi au-<text:line-break/>tem talis est reddita, accidit ei, ut de eae tero allatum sibi<text:line-break/>nutrimentum non magis tentet in rubram carnis speciem<text:line-break/>mutare, quam polypodes et .carabi: ita fit, ut tum alba<text:line-break/>tum pituitosa tota quam citissime evadat, quum nec ipsapos-<text:line-break/>sit nutrimentum in ruborem transmutare, et pituitosum il-<text:line-break/>lini affluat. Ergo qualem ab initio carabus carnem habet<text:line-break/>fereque omnes ostreae, talein ex transmutatione habent, qni<text:line-break/>leucis foedantur (ita enim cernis vitium nominant, a colore</text:span></text:p>
      <text:p text:style-name="P10"><text:span text:style-name="T2">albo nomen imponentes) nigrae vero simul et callosae - cernit<text:line-break/>ab elephante animali nomen fecerunt;, fit itaque eodem quo<text:line-break/>leuce modo, melancholico nutrimento ad carnem longo tem-<text:line-break/>pore cousiuente. Vitiliginum autem generatio praedictis.<text:line-break/>affectibus similis est; non tamen tota ipsa caro vitiatur, sed<text:line-break/>in superficie cutis, veluti squamae quaepiam, vitiligines infi-<text:line-break/>guntur; quae albae quidem ex-pituitoso, nigrae ex melan-<text:line-break/>cholico exoriuntur. Quanta vero, fit alimenti facultas prae-<text:line-break/>cipueque ad carnis mutationem, etiam ab Aristotele est tra-<text:line-break/>ditum, ubi meminit regionum, in quibus pecora</text:span><text:span text:style-name="T47">, </text:span><text:span text:style-name="T2">quae tam:<text:line-break/>colore quam caeteris differentiis sensibilibus mutantur, ala<text:line-break/>teruntur. Qui vero ab alimento alterari alita non conce-<text:line-break/>dunt, quod victi, , non vincentis alimentum fit nomen</text:span><text:span text:style-name="T47">, </text:span><text:span text:style-name="T2">hi!<text:line-break/>neque de animantium’, neque etiamnum magis de plantarum<text:line-break/>transmutatione quicquam sanum dicere possunt, sed omnino<text:line-break/>in rebus unicuique luculentrr apparentibus haerent. Quae<text:line-break/>de perfica planta ex Perside lu. Aegyptum ..translata produn-</text:span></text:p>
      <text:p text:style-name="P8"><text:span text:style-name="T6">iar,</text:span><text:span text:style-name="T2"> nemo ignorat; lethniis siquidem lu Perside erat, in<text:line-break/>Aegyptum autem translata quod inerat-periculosum muta-<text:line-break/>vit; ' quemadmodum,, arbitror, et id viles apud nos, quae<text:line-break/>qtiuin loca mutant, diversum afferunt viirunt. De aliis vero<text:line-break/>stirpibus tradiderunt qui de agricultura scripserunt, utetiam<text:line-break/>de herbis, qui de herbaria; transportatae enim ex aliis lu<text:line-break/>alia loca, saepe minori quam duorum-stadiorum, intervallo<text:line-break/>multis differentiis alterantur. Oportebat igitur, qui ajunt<text:line-break/>alimenti nomen esse rei; quae vincitur, alteratur ac mutatur,<text:line-break/>eos non.id modo scire ac dicere, scd etiam de leuces gene-<text:line-break/>ratione dissertationem aggredi’. Nam aut quae alitur cero,<text:line-break/>ejus morbi causa est, aut alimenti pravitas; sed si alimen-<text:line-break/>tum </text:span><text:span text:style-name="T6">causa rion esi</text:span><text:span text:style-name="T2"> (ita enim volunt), neccsse est carnem dice-<text:line-break/>re. Quo ergo pacto ipsa alimentum sibi in totum non assi-<text:line-break/>inflat ?f ita enim natura hujus affectionis ducetur causa; at<text:line-break/>multo, arbitror; satius erat alimento causam imputare. At<text:line-break/>quod aliti quidem actio sit sibi alimentum assimilare,. assimi-</text:span></text:p>
      <text:p text:style-name="P8"><text:span text:style-name="T2">lari vero et transmutari alimenti passio, non tamen pro—<text:line-break/>pterea impossibile est, quod lu agendo patitur, 'agenti aliquid<text:line-break/>etiamsi minimum suerit; rependere. Ipfuni enim maxime<text:line-break/>contrarium in dissertatione de his demonstravimus, neque<text:line-break/>nos duntaxat, verum etiam philosophorum gravissimi, qui<text:line-break/>omnium naturae tum actionum tutu passionum interpretes<text:line-break/>suerunt. " Apparet igitur, omnia, etiamsi multo iis, quibus-.<text:line-break/></text:span><text:span text:style-name="T51">, </text:span><text:span text:style-name="T2">cunr congrediuntur, sint valentiora, aliquid tamen ab ipsis<text:line-break/>scnsibile manifestumque pati; et si non primo statim eorum<text:line-break/>occursu, at certe </text:span><text:span text:style-name="T47">temporis </text:span><text:span text:style-name="T2">processu.,. Nam et ferrum acu-<text:line-break/>tissimum in mollissima cerne secunda est hebetatum, et du-<text:line-break/>rissimus Iapis a guttula longo tempore ictus cavitatem con-<text:line-break/>traxit. Jam quid de iis</text:span><text:span text:style-name="T47">, </text:span><text:span text:style-name="T2">quae inter fese miscentur , dicen-<text:line-break/>dum sit, omnes norunt. Si enim in amphoram aquae fer-,<text:line-break/>ventis frigidae heminam, injicias, quod mixtum ex ambabus<text:line-break/>est, non solum expugnationem heminae declarat, sed etiam,<text:line-break/>vincentis passionem: si quis rursus hemiuam oalidae immittat<text:line-break/>lu amphoram frigidae, vincetur quidem hemina, patietur-.</text:span></text:p>
      <text:p text:style-name="P10"><text:span text:style-name="T2">vero pusillum quid et amphora. Sed enim quod a nobis<text:line-break/>prius dictum-est, neque hoc in opere verbis contendere, me-<text:line-break/>que orationem protrahere mei est lustituti, sed quoad fleri<text:line-break/>potest brevissimam 'doctrinam tradere.’ Ergo leuce maximus<text:line-break/>quidem alteratricis facultatis error est, parvi autem aliicom-<text:line-break/>plures sunt, quum per humorem, siccitatem, frigus et calo-<text:line-break/>rem caro immutatur. Privabitur </text:span><text:span text:style-name="T6">aLimento</text:span><text:span text:style-name="T2"> pars, non so-.<text:line-break/>luni ob alteratricis facultatis imbecillitatem, verum etiam ob<text:line-break/>attractricis infirmitatem, aut immoderatiorem excretricis<text:line-break/>motum. Porro ad immoderatiorem motum excretrix facul—<text:line-break/>tus venit, ut prius, dictum est,, quum retentfix facultas vel.<text:line-break/>oh: multitudinem veli acrimoniam excrementorum vel pro-,<text:line-break/>priam imbecillitatem’gravatur. Tnuc enim necesse est ex-<text:line-break/>cerni cum supervacaneonitile, ut in..lienteriis, dysenteriis<text:line-break/>et choleris, • expultricis vero imbecillitate necesse est carnem<text:line-break/>et hmuidiorem fieri. et pluribus excrementis impleri. .At<text:line-break/>excrementorum ipsorum uberiorum generatio alteratricis<text:line-break/>imbecillitate perficitur. albi rgitur sunulsivenit, ut attra-</text:span></text:p>
      <text:p text:style-name="P10"><text:span text:style-name="T2">ctrix quidem facultas multum humorem attrahat, scd eum<text:line-break/>attractum totunr alteratrix facultas conficere non valeat, at-<text:line-break/>que hunc ob rem multa excrementa gignantur, expultrix<text:line-break/>autem facultas eo tempore et deterius et imbecillius quam<text:line-break/>prius moveatur; necesse est ita excrementorum copiam lu<text:line-break/>carnibus consistere, atque interdum pro excrementi tum<text:line-break/>specie tum multitudine alias aliam fieri carnem; quae inter-<text:line-break/>dum oedematis, interdum iusiationis, interdum hyderi spe-<text:line-break/>ciem refert. Est enim etiam hyderus, quem annsarca vo-<text:line-break/>cant, ex hoc genere. Verum de talibus producendum am-<text:line-break/>plius sermonem non arbitror; non enim omnia in hoc libro<text:line-break/>particulatim recensere symptomata statui, sed lu plurimis<text:line-break/>studiosos exercitare.</text:span></text:p>
      <text:h text:style-name="Heading_20_2" text:outline-level="2">Cap. V.</text:h>
      <text:p text:style-name="P78"><text:span text:style-name="T2">Quare jam milii ad alterum symptomatum<text:line-break/>genus, quod ad laesas actiones spectat, huic ricinum trans-<text:line-break/>ire tempestivum esu Ipsum igitur genus in quantitate et<text:line-break/>qualitale excretorum consistit. Accidit autem aut laesione<text:line-break/>aliqua facultatis, aut intempestiva irritatione, aut depravato</text:span></text:p>
      <text:p text:style-name="P10"><text:span text:style-name="T2">nrotn facultatem excitante, aut alicujur organi osculatione,<text:line-break/>yel ruptione, vel erosione, quemadmodum sane in sangui-.<text:line-break/>nis excretione conspicitur; nihil enim deterius ab hac cec-<text:line-break/>pisse, quod genere ipso praeter naturam esse ut plurimum vi-<text:line-break/>deatur; praeter enim eas, quae mulieribus per uterum erum-<text:line-break/>punt, caeterae omnes sanguinis vacuationes tuto genere prae--<text:line-break/>ter naturam sunt, illae vero sola multitudine. Ac ruptiones<text:line-break/>quidem organorum, vel ob plagas aliquas extrinsecus illatas<text:line-break/>fiunt, aut calcitrante aut percudente aut alias quomcdocunqrre<text:line-break/>vehementer feriente aliquo homine. Accidunt autem et ma-<text:line-break/>gnopere saltantibus et ab alto in terram desilientibus et acute<text:line-break/>et alte </text:span><text:span text:style-name="T6">vociferantibus,</text:span><text:span text:style-name="T2"> qqoniam lu eo vocalium organorum<text:line-break/>partes quam maxime tenduntur. Quae autem in saltantibus<text:line-break/>laesa funt, ratione tensionis rumpuntur; in desilientibus </text:span><text:span text:style-name="T6">ve-<text:line-break/>ra ex.</text:span><text:span text:style-name="T2"> alto </text:span><text:span text:style-name="T6">vasa rupta</text:span><text:span text:style-name="T2"> plagarum generis funt Nihil enim<text:line-break/>interest, an a lapide aliquo foris illapso, an ejus, qui ab.alto<text:line-break/>deciderit, vehementi lu terram lapsu pars aliqua contusa’ sit.<text:line-break/>Atque liae qnidem ruptionis vasis inanisestae causae sunt, nec</text:span></text:p>
      <text:p text:style-name="P10"><text:span text:style-name="T2">ullus ignorat. Aliae vero ex corporis affectibus excitantur;<text:line-break/>quum aliquis naribus sanguinem sponte emittit,, aut vomit,<text:line-break/>aut extussit, aut excreat, aut deorsum dejicit, aut mlugit;<text:line-break/>atque haec quidem toto genere praeter naturam sunt. Qui-<text:line-break/>bus autem mulieribus, ut nictum est, per uterum sanguis pro-<text:line-break/>fluit, toto genere praeter naturam vacuatio non est, fed quan-<text:line-break/>titate duntaxat. Sane haec omnia triplicem ob causam inci-<text:line-break/>dunt; aut oh facultatem vas sanguinis recludentem, ut lu<text:line-break/>prolusionibus sanguinis per nares, aut </text:span><text:span text:style-name="T47">ob </text:span><text:span text:style-name="T2">sanguinem ipsum<text:line-break/>prave affectum, aut vasculum aliquod. Ac sanguinem qui-<text:line-break/>dem pruve affici dico, quum adeo nitrosus est, ut erodat vasu<text:line-break/>quibus continetur, et quum ita exuberat, ut a </text:span><text:span text:style-name="T6">vasis</text:span><text:span text:style-name="T2"> conti-<text:line-break/>neri pequeat; etenim is quoque vas rumpere vel reserare<text:line-break/>potest. Ipsorum vero vasorum vitium in immodica mollitie<text:line-break/>et duritie et tenuitate cousistit. Fiunt autein haec nonuullis<text:line-break/>quidem etiam lu utero statim vitiose formatis: mollities </text:span><text:span text:style-name="T6">ve-<text:line-break/>ro</text:span><text:span text:style-name="T2"> non minus ex immodica </text:span><text:span text:style-name="T6">proveniet</text:span><text:span text:style-name="T2"> humrdrtate, durities ex</text:span></text:p>
      <text:p text:style-name="P10"><text:span text:style-name="T2">siccitate, tenuitas ex atrophiis. Quod immodice molle est,<text:line-break/>id ob imbecillitatem promptius frangitur; at durum admo-<text:line-break/>dum, quod non facile amplius extendatur; tenue vero ob<text:line-break/>utrasque venarum ejusmodi affectiones non folum a causis<text:line-break/>internis facile rumpi potest, scd etiam ab extentis. Erodun-<text:line-break/>tur autem non omnia </text:span><text:span text:style-name="T6">vasa</text:span><text:span text:style-name="T2"> pari modo; quod enim durum est<text:line-break/>et crassum, non facile erosionibus afficitur. Ita quoque re-<text:line-break/>cludi vasi et imbecillo et molli et tenui facile est; robusio<text:line-break/>vero, crasso et duro non promptum. Fit autem anastomosis<text:line-break/></text:span><text:span text:style-name="T6">vasorum reclusio</text:span><text:span text:style-name="T2"> tum ab irritantibus ora vasorum tum a<text:line-break/>plenitudine gravante; interdum vero et natura ipsa res no-<text:line-break/>xias excernente. Sunt qui sanguinis diapedefin quandam<text:line-break/>ut quartum genus praeter ea quae dicta sunt vocitanti Est<text:line-break/>autem minime quartum, fed vel exiguorum vasorum apertio,<text:line-break/>vel non excretionis sanguinis, sed seri species, qua maxime<text:line-break/>ratione ex jecoris renumque debilitate mejitur' ac saepe deor-<text:line-break/>sum dejicitur cruentum serum. De his autem paulo post di-<text:line-break/>cetur, quum prius de iis, quae vomitione rejiciuntur, ege-</text:span></text:p>
      <text:p text:style-name="P10"><text:span text:style-name="T2">rimus. Excernunto </text:span><text:span text:style-name="T47">itaque et </text:span><text:span text:style-name="T2">haec, nonnunquarn ut exu-<text:line-break/>berantiora </text:span><text:span text:style-name="T24">ac </text:span><text:span text:style-name="T2">ventriculum gravantia, ut interdum alimenti<text:line-break/>copia; alias vero ut infestantia et mordentia, ut quum vel<text:line-break/>acidum vel nidoruleutum vel amarum et acre ex concoctio-<text:line-break/>nis defectu assumptum nutrimentum evaserit. Sane hujus<text:line-break/>generis sunt et biliosa et pituitosa et serosa excrementa, tum<text:line-break/>quae in ipso sunt genita, tum quae in eum ex toto corporis<text:line-break/>habitu cousiuere sunt apta. Est autem ad haec et tertimn<text:line-break/>genus causarum, quae ventriculum ad vomitionem excitant,<text:line-break/>licet nec degravent nec mordeant, sed praeter naturam dun-<text:line-break/>taxat sint. Porro omnium, quae praeter naturam sint, com-<text:line-break/>munis definitio est, si etiam concocta nutrire non valeant..<text:line-break/>Hac, arbitror, ratione non solum acida pituita et salsa, sed<text:line-break/>etiam dulcis lu ventriculo collecta, non raro eum ad vomi-<text:line-break/>tum provocare consuerit: sed </text:span><text:span text:style-name="T47">et </text:span><text:span text:style-name="T2">sanguis ipse in ventriculum<text:line-break/>effusus sic ipsum vomere cogit. Jam deorsum quoque<text:line-break/>transmittit </text:span><text:span text:style-name="T6">ventriculus</text:span><text:span text:style-name="T2"> aliquando maturius, aliquando tardi-<text:line-break/>us, aut parcius, aut liberalius, aut ruro, aut saepe, vcl utile</text:span></text:p>
      <text:p text:style-name="P10"><text:span text:style-name="T2">alimentum, </text:span><text:span text:style-name="T47">vel </text:span><text:span text:style-name="T2">corruptum, vel </text:span><text:span text:style-name="T47">quod in </text:span><text:span text:style-name="T2">eum superne affluit,<text:line-break/>vel </text:span><text:span text:style-name="T47">quod lu eo generatur, </text:span><text:span text:style-name="T2">Verum </text:span><text:span text:style-name="T47">excretic, quae consue-<text:line-break/></text:span><text:span text:style-name="T2">tum </text:span><text:span text:style-name="T47">praevenit tempus, vel </text:span><text:span text:style-name="T2">quod </text:span><text:span text:style-name="T47">gravetur ventriculus </text:span><text:span text:style-name="T2">vel-<text:line-break/>uti a </text:span><text:span text:style-name="T47">multo cibario assumpto, vel pungatur </text:span><text:span text:style-name="T2">velliceturque<text:line-break/>veluti.a </text:span><text:span text:style-name="T47">mordacibus, vel tanquam alienum </text:span><text:span text:style-name="T2">ac minime.fami-<text:line-break/>liare </text:span><text:span text:style-name="T47">detrudat, accidit. Caeterurn meminisse </text:span><text:span text:style-name="T2">debemus nos<text:line-break/>quum </text:span><text:span text:style-name="T47">quoddam </text:span><text:span text:style-name="T46">cibarium</text:span><text:span text:style-name="T47"> multum </text:span><text:span text:style-name="T46">ajsumptum</text:span><text:span text:style-name="T47"> dicimus, </text:span><text:span text:style-name="T2">tri-<text:line-break/>plicem </text:span><text:span text:style-name="T47">id habere generationem, </text:span><text:span text:style-name="T2">vel </text:span><text:span text:style-name="T47">quod facultas imbecillior<text:line-break/></text:span><text:span text:style-name="T2">sit quam </text:span><text:span text:style-name="T47">prius; vel quod </text:span><text:span text:style-name="T2">symmetriam </text:span><text:span text:style-name="T47">excedat quod </text:span><text:span text:style-name="T2">assum-<text:line-break/></text:span><text:span text:style-name="T47">ptum </text:span><text:span text:style-name="T2">est, vel </text:span><text:span text:style-name="T47">ob utramque causam. Praeter jam nictas cau-<text:line-break/></text:span><text:span text:style-name="T2">sias celerem </text:span><text:span text:style-name="T47">efficit dejectionem humidrormn quoque ac magis<text:line-break/>glutinosorum eduliorum sumptio, quae promptius delabnntur,<text:line-break/></text:span><text:span text:style-name="T2">maxime </text:span><text:span text:style-name="T47">si qni ab assumptis lente ambulaverint, </text:span><text:span text:style-name="T2">ita ut concu-<text:line-break/>tiantur </text:span><text:span text:style-name="T47">quidem, nequaquam autem ante tempus </text:span><text:span text:style-name="T2">distribuantur;<text:line-break/>accidit namque </text:span><text:span text:style-name="T47">tale quid in </text:span><text:span text:style-name="T2">concussionibus. Quum euim<text:line-break/>complures intestinorum sint spicae, necesse profecto est in.<text:line-break/>singulis eorum </text:span><text:span text:style-name="T47">a </text:span><text:span text:style-name="T2">superioribus </text:span><text:span text:style-name="T47">in </text:span><text:span text:style-name="T2">inseriora cibos deferri. De</text:span></text:p>
      <text:p text:style-name="P10"><text:span text:style-name="T2">caetero vero </text:span><text:span text:style-name="T6">prae</text:span><text:span text:style-name="T2"> gravitate quidem non amplius manere<text:line-break/>possunt; sed qui in spiris sunt impacti intestinorum, ipsorum<text:line-break/>actione propelluntur, ipsis rerum oblaedentium expultricem'<text:line-break/>facultatem insitam habentibus. Humidi vero et glutinosi<text:line-break/>cibi sive gravitate ipsa </text:span><text:span text:style-name="T47">et </text:span><text:span text:style-name="T2">corporis concussione, sive lutesti-<text:line-break/>norunt actione propellantur, facilius permeant. Ac celeris<text:line-break/>quidem transitus dictae causae frurti Tardius autem, quam<text:line-break/>pro consuetudine, excernit imus venter, aut oh intestinorum<text:line-break/>imbecillitatem, vel hebetem eorum sensum'; aut ob ciborum<text:line-break/>tum paucitatem tum qualitatem. Quippe quae imbecilla sunt,<text:line-break/>propellere non valent; quae hebetis sunt sensus, res sibi<text:line-break/>molestas obscure sentiunt: - at expulsio molestiae ipsis erat<text:line-break/>sanatio. Jam ipsorum quoque ciborum ii, qui quam deceat<text:line-break/>funt pauciores, parum habent excrementi, proinde non similis,<text:line-break/>ter gravant; crassi vero et acerbi omnes tardi sunt transitus,<text:line-break/>eontra quam glutinosi et humidi. Non solum autem pro-<text:line-break/>pter intestinorum imbecillitatem, sed etiam musculorum abdo-<text:line-break/>minis, dejectio retardatur; potissimum quum excrementa du-</text:span></text:p>
      <text:p text:style-name="P10"><text:span text:style-name="T2">riora evnserunt, tum enim non solum musculorum abdomi-<text:line-break/>uis, sed etiam thoracis valenti actione est opus. At pauciora<text:line-break/>quam pro multitudinis comestorum ratione exerementa red-,<text:line-break/>duntur, ubi plus ex ipsis in distributionem venerit. E con-<text:line-break/>trario vero plus dejicitur,- quam pro sumptorum ratione,<text:line-break/>alias ob distributionis defectum, alias cousiuentibus superne<text:line-break/>aliquibus in ea, quae circa ventrem sunt loca. Assiduae au-<text:line-break/>tem excretiones fiunt ob imbecillitatem 'vel demorsum.<text:line-break/>Atque imbecillitas quidem instrumentorum ventricusi, ut<text:line-break/>saepe jam dictum est, ab intemperie provenit,- demorsus au-<text:line-break/>tem ab iis fit, quae in ipsis continentur. Porro quatuor<text:line-break/>causae generationis sunt eormn, quae sic mordent: vel me-<text:line-break/>dicamentosa quaedam facultas una cum cibis vel per scip-<text:line-break/>fam assumpta, vel etiam ciborum corruptelae; praeterea tum<text:line-break/>quae ex corpore in ventris partes mordacia excrementa con-<text:line-break/>fluunt, tum quae lu ipso ejusmodi gignuntur, ut in.dysen-.<text:line-break/>tersis ab ulcere maligno fubortis. Potest autem, aliquis et<text:line-break/>quintam ejusmodi symptomatum causam addere, vehemen-</text:span></text:p>
      <text:p text:style-name="P10"><text:span text:style-name="T2">tem corporum sensum, sive is a natura, sive ab ulcere prori,<text:line-break/>cedat. Alter assiduae excretionis motus est, ah omnibus jam<text:line-break/>dictis genere causae distiuctus, qui paralysi succedit muscu-,<text:line-break/>lorum incumbentium extremo meatui excrementorum; quip- </text:span><text:span text:style-name="T40">*'<text:line-break/></text:span><text:span text:style-name="T2">pe involuntaria in iis est excretio, proptereaque tum lutem-,<text:line-break/>pestiva, tum inordinata, tum assidua. Verum de dejectio-,<text:line-break/>nibus sunto haec sutis,</text:span></text:p>
      <text:h text:style-name="Heading_20_2" text:outline-level="2">Cap. VI.</text:h>
      <text:p text:style-name="P78"><text:span text:style-name="T2">De halituo</text:span><text:span text:style-name="T47">sis </text:span><text:span text:style-name="T2">spiritibus,, quos etiam flatus<text:line-break/>nominant, deinceps dicendum. Est autem et horum gene-<text:line-break/>ratio in ipsa ventris regione, humoribus quibusdam inibi pi-<text:line-break/>tnitosis, vel cibis a deficiente calore in halitum solutis. Eb-<text:line-break/>enini absolutum frigus prorsus halitum non facit, quod id<text:line-break/>omnino neque attenuet, neque conficiat, neque dissolvat ali-<text:line-break/>rnentum; vehemens, autem calor, qunrn longo intervallo.<text:line-break/>alimentum superet, amplius quam pro,halitu generando, id&gt;<text:line-break/>attenuat, nisi sanren statuo sum sit natura; tunc enim gignitur<text:line-break/>quidem spiritus quispiam turbidus, ac, ut si quis dicat, nebu-</text:span></text:p>
      <text:p text:style-name="P10"><text:span text:style-name="T2">losus, isque </text:span><text:span text:style-name="T47">paucus </text:span><text:span text:style-name="T2">et brevis temporis, ut uno </text:span><text:span text:style-name="T47">vel </text:span><text:span text:style-name="T2">altero<text:line-break/>ructu vacuetur. At calor, qui lu cibos agit quidem,- ali-</text:span><text:span text:style-name="T8">1<text:line-break/></text:span><text:span text:style-name="T2">quanto debilius eos dissolvit, scd non prorsus conficit; atque<text:line-break/>hluc flatulenti spiritus generatio. Unoque verbo, ut ex-<text:line-break/>trinsecus tum frigidissimi temporum status funt screui, fo—<text:line-break/>lentque maxime flante borea fieri, tum calidissimi</text:span><text:span text:style-name="T47">, </text:span><text:span text:style-name="T2">qui ae-<text:line-break/>statis tempore accidunt, ambientem aera purum reddunt,<text:line-break/>qui vero inter hos sunt, nebulam gignunt: </text:span><text:span text:style-name="T47">ita </text:span><text:span text:style-name="T2">in animalibus<text:line-break/>neque in caloris summa imbecillitate, neque quum viribus<text:line-break/>est vehemens, scdin iis qui inter hos funt statibus, flatulen-<text:line-break/>tum excrementum gignitur. Atque id quum per os excer-<text:line-break/>nitur, ructum creat; quum per inferiorempartem, sonorum<text:line-break/>silenternve flatum; quum, vero per neutram partium emit-<text:line-break/>titur, symptoma creat, quod flatum"seu inflationem vocant,<text:line-break/>quum ventriculus non potest excrernentosum nebillofumque<text:line-break/>excernere spiritum. Jam intestinorum alias 'aliae partes;<text:line-break/>ubi tglis spiritus in iis constitit ac movetur, multiformes</text:span></text:p>
      <text:p text:style-name="P10"><text:span text:style-name="T2">edunt sonitus, qui non omnes nomina sunt fortiti; caeterurn<text:line-break/>prudenti viro, quale quantumque excrementum sit, ac quo<text:line-break/>maxime loco volvatur, indicare possunt. Quippe si ejus-<text:line-break/></text:span><text:span text:style-name="T34">modi </text:span><text:span text:style-name="T2">spiritus acutum et tenue </text:span><text:span text:style-name="T6">fonet, per</text:span><text:span text:style-name="T2"> vacuum et prorsus<text:line-break/>angustum lutestluunr defertur, estque tum purior tum magis<text:line-break/>aereus; statuosior autem redditus</text:span><text:span text:style-name="T34">, </text:span><text:span text:style-name="T2">similiter quidem sonum<text:line-break/>edit exiguum, quum in tenuibus intestinis volvitur, caelo-<text:line-break/>rum nec prorsus acutum nec tenuem. Atque ejusmodi soni<text:line-break/>omnes lu iis quae circa jejunum sunt locis maxime coilli-<text:line-break/>stunt: in quantum autem hinc ad alia tenuia intestina descen-<text:line-break/>dunt, lu tantum minus sunt sonori. Alii vero bombosi sunt,<text:line-break/>iis, qui ex latissimis tibiis eduntur, similes; quo genere utun-<text:line-break/>tur, qui siticlues vocantur, quae ob materiam, ex qua fiunt,<text:line-break/>pure sonare nequeunt;-propter autem spnitus viae latitu-<text:line-break/>dinem graviter sonant. Tales autem omnes </text:span><text:span text:style-name="T6">siatus</text:span><text:span text:style-name="T2"> in, crassis<text:line-break/>fiunt intestinis, quum excrementorum sunt vacua. Quod<text:line-break/>si hunror quispiam in his contineatur, accedit hinc quoque</text:span></text:p>
      <text:p text:style-name="P10"><text:span text:style-name="T2">bombi fpecies quaedam; vocantque homines ejusmodi </text:span><text:span text:style-name="T47">so-<text:line-break/></text:span><text:span text:style-name="T2">num murmurillum, qui humidi excrementi excretionem de-,<text:line-break/>nuntiati Quippe species ipfa soni haec ambo praesignat<text:line-break/>quod a natura fiat mota, excretionem nuntians; quod autem<text:line-break/>cum ejusmodi murmurillo, humidum. At eorum flatuum,<text:line-break/>qui extra seruntur, sonitus alius quidem murmurillo cui-<text:line-break/>piam fimilis est, excretionem jam suturam indicans; alius<text:line-break/>purus atque, ut si quis dixerit, sonorus est et aereus, qni vel<text:line-break/>vacuum este intestinum docet, vel etiam praedurum quid-<text:line-break/>piam superius alicubi habere excrementum; jam alius qui-<text:line-break/>dam horum est medius, velutique bornbosus, ex medio quo-<text:line-break/>dam praedictorum affectu proveniens. </text:span><text:span text:style-name="T6">Tenuis autem sionL<text:line-break/>tus,</text:span><text:span text:style-name="T2"> qni veluti trysrnos live trismos est (quippe utroque<text:line-break/>modo appellant, alii per </text:span><text:span text:style-name="T13">υ,</text:span><text:span text:style-name="T12"> </text:span><text:span text:style-name="T2">alii per i scribentes) ex instru-<text:line-break/>mentorum angustia simul et flatuleuto spiritu cum exiguo<text:line-break/>humore efficitur.</text:span></text:p>
      <text:h text:style-name="Heading_20_2" text:outline-level="2">Cap. VII.</text:h>
      <text:p text:style-name="P78"><text:span text:style-name="T2">Quoniam autem et de his, ut ad rem pro-<text:line-break/>positam, satis est dictum, ad ea quae e supernis lu ventrem</text:span></text:p>
      <text:p text:style-name="P10"><text:span text:style-name="T2">confluunt, redeamus; quippe dictum est haec' quoque tum<text:line-break/>humilitatis dejectionum, tum multitudinis esse causas. De-<text:line-break/>fertur igitur superne in ventrem saepenumero excrementum,<text:line-break/>naturae expellentis robore; aliquando vero propter imbe-<text:line-break/>cillitatem neque quod utile est portare valentis/ Ad excer-<text:line-break/>nitur quidem quod supervacuum est, tum in crisibus; tum<text:line-break/>vero sanitatis nonnunquam tempore, veluti mulieribus sin-<text:line-break/>gulis mensibus. Tales vero etiam cruentas dysenterias Hip-<text:line-break/>pocrates in iis accidere dixit, quibus artuum aliquis esset ab-<text:line-break/>scissus. Nos autem ridemus id non in iis modo, sed etiam<text:line-break/>aliis quibusdam per definitos circuitus evenire; quos autem<text:line-break/>ita vacuari vidimus, omnes ab exercitata priori vita penitus<text:line-break/>ad otium sc transtulerant; atque hoc quidem excrementum,<text:line-break/>quantitate sola est alienum; alterum vero qualitate, quod in<text:line-break/>acutis morbis critice plerumque excernitur ; aliquando </text:span><text:span text:style-name="T6">vero<text:line-break/></text:span><text:span text:style-name="T2">ratione colliquationis.- Inter hoe autem omnino inutile pra-<text:line-break/>vmnque excrementum et illud </text:span><text:span text:style-name="T6">jam dictum utile,</text:span><text:span text:style-name="T2"> aliud ter--</text:span></text:p>
      <text:p text:style-name="P10"><text:span text:style-name="T2">tium excrementi genus medium est, quale esi lu ventriculo<text:line-break/>cibus semicoctus. Excernitur id maxime in hepaticis asse-<text:line-break/>ctibus.. Eos autem ita nominant, in quibus morbus jecoris<text:line-break/>est imbecillitas, licet nulla affuerit phlegmone. Tum enim<text:line-break/>similis affectus huic visceri accidit, iis qui imbecillo ventri-<text:line-break/>culo accidunt, quum ventriculus appetit quidem cibos, scd<text:line-break/>quos sibi admovet quum non concoquat, iisdem gravatur et<text:line-break/>senii coctos ad intestina demittit; atque is quidem ad vomitum<text:line-break/>quoque concitatur; jecur autem quum affectum patiatur ali-,<text:line-break/>quem vomitioni proportione respondentem, quod alimentum<text:line-break/>per </text:span><text:span text:style-name="T6">vafa,</text:span><text:span text:style-name="T2"> quae in mesuraeo sunt, ut per ftomachos quosdam<text:line-break/>attraxit, rursus per eadem semicoctum ablegat. Est autem<text:line-break/>ejusmodi- excretionis species (veluti etiam eam alfimilarunt<text:line-break/>qui ante nos fuere) maxime similis carnium loturae; praesti -<text:line-break/>terit autem fortassis non ita simpliciter pronunciare, fed ad<text:line-break/>exquisitam imaginis expressionem, cruentarum atque recen-<text:line-break/>ter jugulatarum sermoni addere. Quin etiam si quis, quod<text:line-break/>ita excretum est, aquosum sanguinem nominet, hic quoque</text:span></text:p>
      <text:p text:style-name="P10"><text:span text:style-name="T2">mihi illud clare interpretari ridetur. Atque hoc quidem<text:line-break/>symptoma semicoctorum ciborum vomitioni proportione re-<text:line-break/>spondet: alterum quod dicturus sum, humidis ventris deje-<text:line-break/>ctionibus ad exquisitissimam concoctionem perductis, non<text:line-break/>tamen distributionem consecutis assimilatrtr. Nam ut has<text:line-break/>quoque venter omnino ab ipsis gravatus excernere cupit; sic<text:line-break/>jecur, ubi affatim distributi in ipsum alimenti fmc</text:span><text:span text:style-name="T5">tum</text:span><text:span text:style-name="T2"> </text:span><text:span text:style-name="T6">ce-<text:line-break/>pit,</text:span><text:span text:style-name="T2"> non patitur id amplius apud l’e morari. Quum ergo id<text:line-break/>ulterius progressi quavis ex causa nequeat, retrorsum ad<text:line-break/>ventrem recurrat necesse est; apparetque qni excernitursan-<text:line-break/>guis, et nigrior quam pro natura, et splendens, utpote ex<text:line-break/>Langulire et nigra bile commixtus. Sanguis enim ipse per<text:line-break/>se qumn ob refrigerationem nigrescat, nedum ullum splen-<text:line-break/>dorem acquirit, etiam quem ab luitio habebat, amittit. Sed<text:line-break/>atra bilis etiam sanguine ipso splendidior est, quemadmodum<text:line-break/>etiam bitumen, quod ex mati mortuo astertur, Iudaicum<text:line-break/>id appellanti Non enim grumi exemplo, quum perfrigera -<text:line-break/>tur sanguis, atram, bilem creat, scd quum supra modum ns—</text:span></text:p>
      <text:p text:style-name="P10"><text:span text:style-name="T2">latus est, ideoque etiam splendorem suum tue tus. Non<text:line-break/>enim ut grumus sanguine perfrigerato, sic etiam atra bilis<text:line-break/>generatur; imo contra omnino ex immodica aflatione et<text:line-break/>ebullitione, veItrti cinis quidam, atra bilis efficitur</text:span><text:span text:style-name="T47">; </text:span><text:span text:style-name="T2">frigida<text:line-break/>quidem, quod terrestris.; caloris autem particeps, sicuti cinis<text:line-break/>et acetum. Devenit autem ad dictum affectum qni ex ven-<text:line-break/>tricnio in jecur distributus est succus, quum is, quod ulte-<text:line-break/>rius ni corpus nop distribuatur, in hepate diutius moratur.<text:line-break/>Nominatur autem talis excnetionis species a nonnullis dysen-<text:line-break/>teria; etenim ini affecti saepenumero vellicantur peraeque<text:line-break/>ac dysenterici, vel, arbitror, ob flavae hilis acrimoniam,<text:line-break/>quam fangnis, dnin assaretur, acquisivit; at vocet qnidem<text:line-break/>quisqne prcut volet. Jam cruentorum excrementorum qua-<text:line-break/>luor omnino funt differentiae quatuor affectibus succedentes.<text:line-break/>Una est, ubi ipse fungum per circuitus quosdam emanat, val<text:line-break/>qb mutilatos artus, vel exercitationem derelictam. Altera,<text:line-break/>quum ob imbecillitatem jecoris aquosus sanguis dejicitur,<text:line-break/>quem loturae carnium assimilaut. Tertia, quae nunc dicta</text:span></text:p>
      <text:p text:style-name="P10"><text:span text:style-name="T2">est, melancholici spleudentisque sanguinis. At hae quidem<text:line-break/>tres et consertam et simul multam excretionem efficiunt.<text:line-break/>Quarta vero eam, quae et paulatim et exiguo tempore fit,<text:line-break/>expulsionem continet, alias quidem sinceri sanguinis, alias<text:line-break/>grurnosi. In hac et saepe puris nonnihil pauculum simul<text:line-break/>excernitur; etiam ramenta, quae ephelcides dicuntur; et<text:line-break/>membranosa quaedam corpora, intestinorum ipsorum parti-<text:line-break/>culae; sed et stercus super his collectum saepenumero excer- •<text:line-break/>nitur, sanguinis in se guttas habens. Affectus vero trium<text:line-break/>primarmn differentiarum paulo ante dicti funt. Quartae<text:line-break/>vero nunc explicatae intestinorum exulceratio est allectus;<text:line-break/>atque hanc solam nonnulli dysenteriam nominari censent.<text:line-break/>Sed (quod a me saepe dictum est) quo nulla res omittatur,<text:line-break/>magna solicitudo est habenda, de nominibus vero minune cu-<text:line-break/>randuin. Est autem ex eodem, quo jam dicta dysenteria,<text:line-break/>genere et qui tenesmus vocatur, quum ulous in recto lutesti-<text:line-break/>no factum est; is caetera quidem symptomata inscrt.dyfente-<text:line-break/>ricis similia, tensiones tamen multo veheinentiores.</text:span></text:p>
      <text:h text:style-name="P2" text:outline-level="2">Cap. VllI.</text:h>
      <text:p text:style-name="P78"><text:span text:style-name="T2">Urinarum autem tum suppressiones, tum<text:line-break/>depravatae vacuationes, ventris excrementorum retentioni-<text:line-break/>bus et contra naturam exeretionibus proportione respondent.<text:line-break/>Supprimuntur enim vel ob vesicae imbecillitatem excernere<text:line-break/>ncn valentis, vel ob ejus orificium occIusurn. Atque ni<text:line-break/>quidem duo vesicae morbi unum commune symptoma ischu-<text:line-break/>riam habent; detinentur enim in ea urinae. Vocat autem<text:line-break/>vulgus medicorum non secus ischnriam, quanquarn ischuria<text:line-break/>non sit, illud quoque symptoma, quum urina in vesicam<text:line-break/>omnino non venit, deperdita renum actione. Et ipsis con-<text:line-break/>cedendum </text:span><text:span text:style-name="T47">est </text:span><text:span text:style-name="T2">ita noiuinare, </text:span><text:span text:style-name="T47">quum </text:span><text:span text:style-name="T2">propriam appellationem<text:line-break/>non habeant; non tamen ignoranda est amborum affectuum<text:line-break/>differentia. Nani alter eorum affectus est; quum vesica qui-<text:line-break/>dem est plena, scd nihil excernitur; alter, quum vacua est,<text:line-break/>nihil omnino in se continens. Sub tali enim affectu, lu quo<text:line-break/>: plena est vesica, aut occlusum est ejus orisicium, aut hoc se-,<text:line-break/>citndmn naturam se habente, ipsa ad sese iontrahendam ac<text:line-break/>lotium foras extrudendum,, est imbecilla. Itaque ejus ori-</text:span></text:p>
      <text:p text:style-name="P10"><text:span text:style-name="T2">sicli occlusio vel propter ohsseuctionem vel conniventiam<text:line-break/>oboritur. Fit autem obstructio tum </text:span><text:span text:style-name="T6">a grumo, tum crasso<text:line-break/></text:span><text:span text:style-name="T2">pure,- tum calculo, tum cesto, et tuberculo aliquo in ejus<text:line-break/>meatu nato, qualia et lu reliquis omnibus externis partibus,<text:line-break/>aure, nuribus, pudendo et sede fieri videntur. Conrnventia<text:line-break/>vero, aut ob tumorem aliquem praeter naturam, aut ob<text:line-break/>multam siccitatem accidit. Ac tumor quidem a phlegmone,<text:line-break/>scirrhis, atque aliis perficitur tumoribus, qui vesicae cervi-<text:line-break/>cemattollentes, in internum meatum molem porrigunt. Sic-<text:line-break/>citas autem lu ardentissimis ac sicc</text:span><text:span text:style-name="T5">issim</text:span><text:span text:style-name="T2">is febribus,., lu quibus<text:line-break/>laborantemfaepenumero neque loqui posse videmus., nisi os<text:line-break/>madefecerit. Imbecillitatis vesicae causas nihil opus est re-<text:line-break/>censeam: expositae enim jam mihi lu multis partibus funt,<text:line-break/>sive iis ut similaribus, sive ut organicis accidant. Sed pe-<text:line-break/>cusiare quiddam magis accidere lu vesica videtur, quum fu-<text:line-break/>pra modum.iuipleta est; quod fieri non nos modo vidimus,<text:line-break/>fed .etiam ab aliis audivimus. ' Ipsa namque impleta quum</text:span></text:p>
      <text:p text:style-name="P10"><text:span text:style-name="T2">surgere e convivioac mejere quosdam puderet, actionem<text:line-break/>ejus destrui contigit, nec urinam qni ita sunt affecti, quam-<text:line-break/>vis magnopere conuixi, excernere praeterea potuerunt.<text:line-break/>Sane ridetur et ventri et intestinis tale quid accidere, sed<text:line-break/>vulgus latere</text:span><text:span text:style-name="T47">; </text:span><text:span text:style-name="T2">in his quidem, qui in ipso ventriculo id </text:span><text:span text:style-name="T6">pa-<text:line-break/>tiuntur,</text:span><text:span text:style-name="T2"> quod celeriter suffocentur: lu illis </text:span><text:span text:style-name="T6">vero,</text:span><text:span text:style-name="T2"> qui excre-<text:line-break/>mentum in omnibus lulestinis collegerunt, quod medici pro-<text:line-break/>pter sequentia symptomata ad alia convertantur: in stolis<text:line-break/>erum purgationibus ad intestina demissis, atque inibi manen-<text:line-break/>tibus, tale quid accidere folet. Atque hi quidem asteotus<text:line-break/>veluti privationem inferunt excretionis urinarum. Qui ve-<text:line-break/>ro ejusdem funt cum issis generis, magnitudine tamen defi-<text:line-break/>ciunt, - veluti obtusas torpidasque actiones edunt. Aliis au-<text:line-break/>tem affectibus tertium symptomatum genus, quod in depra-<text:line-break/>vatis vacuationibus consistit, supervenire solet. Sunt autenr<text:line-break/>multae ejus species. Prima quae stfangiiria dicitur, ob im-<text:line-break/>becillitatem vesicae, vel urinae acrimoniam accidit. Secunda</text:span></text:p>
      <text:p text:style-name="P10"><text:span text:style-name="T2">ventriculi fluxionibus est similis; de qua melius est copio-<text:line-break/>sius semel hoc loco tlisserere. Fit igitur quaedam veluti<text:line-break/>resusio vel colliquatio vel resolutio sive dissolutio aut quo—<text:line-break/>modocunque quis aliter nominare voluerit, aliquando totius<text:line-break/>corporis, aliquando humorum qui in venis simt duntaxat.<text:line-break/>Atque hujus colliquamentum alias ad ventrem confluit, alias<text:line-break/>ad urinas, alias ad sudores pellitur, Ac humoribus, quos<text:line-break/>venae continent, in serosam saniem resolutis, renes ad ex-<text:line-break/>erementum id trahendum nati, potissimum quum sani sunt,<text:line-break/>serum quidem a venis expurgant, fluxionem autem ad vesi-<text:line-break/>cam assidue mittunt. Ubi autem renes trahere non valent,<text:line-break/>aut venae ejusmodi serum in ventrem mittunt, aut toti id<text:line-break/>corpori partientes, subitaneos hydropum status luducunt.<text:line-break/>Si autem quod liquatum est, crassum sit, qualeque renes tra-<text:line-break/>liere non possunt, totum in ventrem necessario oonfluiu<text:line-break/>Carnoso vero genere ita colliquato, tum venter fluxionem<text:line-break/>ejns recipit, ubi ea est erassior; tum fudores multi scperve-</text:span></text:p>
      <text:p text:style-name="P10"><text:span text:style-name="T2">niunt, ubi in halitus est resoluta. Atque haec quidem de<text:line-break/>colliquatione tum carnis tum sanguinis ad praesens satis.<text:line-break/>Reliquorum urinae symptomatum quaedam vel vesicae vel<text:line-break/>renum affectum quendam indicant, de quibus Hippocrates<text:line-break/>in aphorismis prodidit; quaedam quousque concoctionis cru-<text:line-break/>ditatisve sanguis pervenerit, docent; scriptum autem de his<text:line-break/>est lu prognosticis.</text:span></text:p>
      <text:h text:style-name="Heading_20_2" text:outline-level="2">Cap. IX.</text:h>
      <text:p text:style-name="P78"><text:span text:style-name="T2">Itaque jam ad sudores transeundi est tem-<text:line-break/>pus, de quibus hactenus saltem nictum est, quod interdum<text:line-break/>resoluto corporis habitu eveniunt, vocaturque hic affectus<text:line-break/>fyncope, cui contrarius status est, qui per decretorios </text:span><text:span text:style-name="T6">acci-<text:line-break/>dit</text:span><text:span text:style-name="T2"> sudores, qui robustam naturam indicant, non autem re—<text:line-break/>solutam; atque ejusmodi quidem sudores corpus expurgant.<text:line-break/>Similes iis sunt, quos medioeres exercitationes et balneae et<text:line-break/>calor aestivus excitant. In immoderatis vero exercitus etiam<text:line-break/>boni aliquid essiuit., Porro odorem coloremque excremento,<text:line-break/>quod vacuatur, sunilom habent. Copia vero eorum aut ob</text:span></text:p>
      <text:p text:style-name="P18"><text:span text:style-name="T2">corporis raritatem, aut propter excrementi abundantiam,<text:line-break/>aut ob ejus quod vacuatur tenuitatem </text:span><text:span text:style-name="T6">provenit. '</text:span><text:span text:style-name="T2"> At propter<text:line-break/>horum contraria retineri quoque solent, quum paucum vel<text:line-break/>glutinosum vel crassum fuerit excrementum, vel meatus<text:line-break/>constipati. Id autem accidit ipsis vel propter obstructionem<text:line-break/>vel conniventiam. Obstruuntur a crassis et glutinosis hu-<text:line-break/>moribus; eounivent ob atrophiam, vel perfiigerationem,<text:line-break/>vel mollitiem. Fit autem et ob imbecillitatem facultatis in<text:line-break/>carnibus, sudorum tum retentio tum excretio, quemadmo-<text:line-break/>dum etiam reliquorum excrementorum. Etenim et vesica<text:line-break/>et ventriculus contenta lu se ipsis excrementa nonnunquam<text:line-break/>magis tolerant, eaque expellere cunctantur; saepe contra<text:line-break/>ne vel minimum quidem sustinent, sed et gravantur et statim<text:line-break/>abjicimrt.<text:tab/>i </text:span><text:span text:style-name="T34">•</text:span></text:p>
      <text:h text:style-name="Heading_20_2" text:outline-level="2">Cap. X.</text:h>
      <text:p text:style-name="P78"><text:span text:style-name="T2">At hunc sermonem omnibus partibus corn-<text:line-break/>munem omnium postremum simul tractandum reservari.<text:line-break/>Etenim vix credibile ridetur esse, laeso aliquo corpore, non<text:line-break/>ex aequo omnes ejus facultates simul laedi, sed alias magis.</text:span></text:p>
      <text:p text:style-name="P10"><text:span text:style-name="T2">alias mluus, alias haudquaquam. Enimvero nisi, oblaesu<text:line-break/>aliquatenus cujusque partis substantia, non posse functionem<text:line-break/>ejus interturbari, cuique manifestum esu At saepenumero<text:line-break/>quacunque parte functionem obeunte, alias alia ejus laeditur<text:line-break/>actio; non enim simili apparatu opus est tum’ ad alterantes<text:line-break/>tum practicas functiones. Alteratio namque fit omnium,<text:line-break/>mutuo sibi appropinquantium, quae minime desiderant aut<text:line-break/>locum e loco mutare, aut aliquid apprehendere, aut tenere,<text:line-break/>aut alicui inniti; at quae vel tractura aliquid funt vel reten-'<text:line-break/>tura vel repulsura, eorum actionem cum loci mutatione ne-<text:line-break/>cesse est fieri. Qua ratione quod ita est molle, ut tum hu-<text:line-break/>nndum fit tum fluxile tum nulli innitens, id nec trahendi si-<text:line-break/>militer, nec retinendi, </text:span><text:span text:style-name="T6">nec</text:span><text:span text:style-name="T2"> repellendi vim habet: in omni<text:line-break/>namque ejusmodi opere nisum tenfionernque esse in operanti<text:line-break/>oportet. At iero alterare propinquantia potest vel quod<text:line-break/>humidissimum est, ae maxime quum simul calidissimum est;,<text:line-break/>nulla enim activarum qualitatum adeo brevi, quod appro-</text:span></text:p>
      <text:p text:style-name="P8"><text:span text:style-name="T2">pinquat, alterare videtur, ac calor; unde palum est corpus,<text:line-break/>quod humidissimum calidissimumque sit,. celerrime alteratu-<text:line-break/>rum, i. e. tum concocturum proprium alimentum tum sibi ipsi<text:line-break/>assimilaturum esse. Quod vero durum hactenus est, ut nec<text:line-break/>difficile ad flectendum sit et firmiter innitatur,- id et trahere<text:line-break/></text:span><text:span text:style-name="T29">' </text:span><text:span text:style-name="T2">valenter quicquid voluerit poterit, et 'violenter trudere et .</text:span></text:p>
      <text:p text:style-name="P9"><text:span text:style-name="T2">fortiter tenere. Neque enim sicuti quae valde funt mollia,<text:line-break/>remittitur, cum id tendis</text:span><text:span text:style-name="T6">; nec</text:span><text:span text:style-name="T2"> si vehementer tenditur, fran-<text:line-break/>gi periclitatur; et quae semel apprehenderit, ea complectens<text:line-break/>tenet; nullo nec quod propter duritiem difficulter flectitur,<text:line-break/>nec quod propter humorem est molle, sic agere valente;<text:line-break/>illa enim non firmiter complectuntur; haec imbecillo com-<text:line-break/>plexu usa, quae apprehenderunt, facile elabi sinunt. Atque<text:line-break/>optime quidem nutriuntur calida humidaque corpora, quippe<text:line-break/>quae alimentum altera,'t celerrime et in se recipiunt et ag-<text:line-break/>glutinant et assirnilant: pessime vero frigida et sicca, ut<text:line-break/>quae neque alterare neque in sc ipsa recipere neque aggluti-<text:line-break/>nare neque assimilare queant. Ac quod celerrime alteret.</text:span></text:p>
      <text:p text:style-name="P10"><text:span text:style-name="T2">quod calidissimum est, prius est dictum; hoc vero erat con-<text:line-break/></text:span><text:span text:style-name="T47">coctio. </text:span><text:span text:style-name="T2">Quod vero lmmidissimunr mollissimumque prom-<text:line-break/>pte alteratum in se recipiat, admonitione potius quam pro-<text:line-break/>batione ludiget. Sicuti contra quod siccum durumque est,<text:line-break/>nihil in sc ingredi sinit priusquam ipsum ex aliqua parte<text:line-break/>divisum sit ac 'velut exulceratum. Etenim et quod facilius<text:line-break/>ac celerius tum agglutinentur tum coalescant humiliora<text:line-break/></text:span><text:span text:style-name="T6">corpora,</text:span><text:span text:style-name="T2"> duriora vero partim nunquam</text:span><text:span text:style-name="T47">, </text:span><text:span text:style-name="T2">partim vix, nul-<text:line-break/>lus ignorat. Ut igitur quispiam aes, ferrum, aurum et la-<text:line-break/>pidem omittat, et ad plumbum orationem agat, id cum alte-<text:line-break/>ro plumbo omnino non coalescere ridetur, nisi calefactum<text:line-break/>liquetur. Itaque pueris et aliis quibus calidius et humi-<text:line-break/>dius est corporis temperamentum, optima tum concoctio est,<text:line-break/>tum appositio, tum agglutinatio, </text:span><text:span text:style-name="T47">trjjt </text:span><text:span text:style-name="T2">nutritio.. Nam con-<text:line-break/>coctio et nutritio alterationes sunt." Appositio vero fit,<text:line-break/>quum alitum in roris speciem alimentum lu se recipit. Ad-<text:line-break/>haesio vero alimenti, agglutinatio quaedam ejus unitioque est<text:line-break/>A quibus omnibus non leve commodum ad assimulationem</text:span></text:p>
      <text:p text:style-name="P10"><text:span text:style-name="T24">est </text:span><text:span text:style-name="T2">alendi corporis humiditas, nutriendi consistentia.similis.<text:line-break/>Distributionis vero organa pueris, licet ad functiones obeunu<text:line-break/>das non admodum sint valida, satis, tamen idonea sunt, et<text:line-break/></text:span><text:span text:style-name="T6">viribus</text:span><text:span text:style-name="T2"> nullatenus indigenti Etenim commoderatam. jam<text:line-break/>duritiem ac robur eorum venae obtinenti 'Retentrix autem<text:line-break/>facultas iis imbecillior est, atque idcirco sive ab aliquo pon-<text:line-break/>dere premantur, sive alias infestentur, celeriter .excernunt.<text:line-break/>Similiter huic pueri etiam excretricem in imbecillitate corn-<text:line-break/>moderatam habent. Quanquam retentrix facultas non fo-<text:line-break/>lunr pueris, fed etiam caeteris omnibus expultrice videtur<text:line-break/>imbecillior, etiamsi actionisdiuturnitate sint aequales;. ma.<text:line-break/>xiure.enim diuturna est retentricis facultatis, actio ut cujus<text:line-break/>retinere . </text:span><text:span text:style-name="T24">opus </text:span><text:span text:style-name="T2">fitiproprium.-; expultrix ,vero brevem.habet<text:line-break/></text:span><text:span text:style-name="T24">actionem, ut quae </text:span><text:span text:style-name="T47">Siico . </text:span><text:span text:style-name="T2">impetu </text:span><text:span text:style-name="T24">quod, laedit propellere </text:span><text:span text:style-name="T2">et<text:line-break/></text:span><text:span text:style-name="T24">abjicere potest. , • • Quemadmodum ‘igituri lu- externis rebus<text:line-break/>idem homo, qui adplejiciendum onusmaxirne-sufficit, pullare<text:line-break/></text:span><text:span text:style-name="T2">id tota </text:span><text:span text:style-name="T24">die </text:span><text:span text:style-name="T2">non </text:span><text:span text:style-name="T24">valet, </text:span><text:span text:style-name="T2">sic </text:span><text:span text:style-name="T47">inffirnis </text:span><text:span text:style-name="T2">quoque instrumentis pro-</text:span></text:p>
      <text:p text:style-name="P10"><text:span text:style-name="T2">pellere quod molestum est quam diu retinere est promptius.<text:line-break/>Itaque pueri, de quibus sermo est,- alteratricem quidem fa-,<text:line-break/>cultatem valentiorem habent quam qui aetatis vigore pro-<text:line-break/>vecti-sunt; attractricem vero iisdem juvenibus imbecillio-<text:line-break/>rem, non tamen ad suum usum desicientem; reliquas vero<text:line-break/>duas </text:span><text:span text:style-name="T6">facultates</text:span><text:span text:style-name="T2"> imbecilliores possident quam aetate floren-<text:line-break/>tes. Caeterurn non deprehenditur expultricis imbecillitas,<text:line-break/>ob actionis suae brevitatem; quippe tum vomunt tunr de-<text:line-break/>jiciunt frequentius quam aetate florentes, non expultricis<text:line-break/>•robore, fed retentricis debilitate. At in ventris concoctione,<text:line-break/>quae humida et mollia sunt,, similiter ac aetate florentes<text:line-break/>•concoquunt., quae vero dura, deterius. Pueris enim hali-<text:line-break/>tuosior est calor, florentibus aetate siccior. Jam vero -qui-<text:line-break/>bus humidius &gt;est corpus, ii nutritura alimenta humidiora<text:line-break/>postulant, quibus siccius, sicciora, lligo si concoctio alte-<text:line-break/>asatio sit in propriam alitorum qualitatem, pueris quidem<text:line-break/>molliora hurnidioraque edulia magis congruunt; florentibus</text:span></text:p>
      <text:p text:style-name="P10"><text:span text:style-name="T2">aetate, duriora magis idonea sunt; senibus autem-ad omnes<text:line-break/>fere actiones corpus prave affectum est; quippe multo sicei-<text:line-break/>us quam aetate florentibus, illisque folis frigidum est; Ne-<text:line-break/>que igitur probe concoquunt caloris penuria i neque' nutri-<text:line-break/>untur, propter tum siccitatem tum alteratricis facultatis im-<text:line-break/>becillilatem. Distributio ipsis, veluti a jam torpentibus prae<text:line-break/>frigore organis, et turda et' imbecilla fit. Et dejectiones<text:line-break/>praeterea, quae breviores funt, facultatis imbecillitatem noif<text:line-break/>arguunt; quae diuturniores, male obeuntur. Porro ad acti-<text:line-break/>vas actiones siccum calidum que instrumentum magis est ido-<text:line-break/>neum; humi dum et frigidum, magis imbecillum; horiim in<text:line-break/>medio duae reliquae conjugationes sunt. Atque in aetati-<text:line-break/>bus quidem humidum^t frigidum corpus non inveniassc-<text:line-break/>num enim corpus frigidum- esse et siccum, demonstratum esu<text:line-break/>In pravis autem temperamentis, tum -quae sccundiun nata-<text:line-break/>ram cuique propriam funt, tum quae lu acquisitis affectibus<text:line-break/>fiunt, </text:span><text:span text:style-name="T6">invenias:</text:span><text:span text:style-name="T2"> ut verbi gratia'phrenitis quidem calidus et</text:span></text:p>
      <text:p text:style-name="P10"><text:span text:style-name="T2">siccutr est, morbus</text:span><text:span text:style-name="T12">, </text:span><text:span text:style-name="T2">idecque in actionibus activis inaximum<text:line-break/>habet rqburp., lethargus autem imbecillis, ut qui partes<text:line-break/>humore; copioso frigidoque perfundat., Tale quippiam est et<text:line-break/>hydrcpum genus, maximeque ex iis leucophlegmatiae et<text:line-break/>anasarca;</text:span><text:span text:style-name="T10">:</text:span><text:span text:style-name="T2">, Ubique autem frigidum, sive cum siccitate con-<text:line-break/>junctum: sit sive cum humilitate, tum imbecillius est tum<text:line-break/>torpidum. Ad eundem modum retentrices facultates, quae<text:line-break/>naturales, sunt, lu siccioribus.et calidioribus organis v ali dio-»<text:line-break/>res funt; in humidioribus et frigidioribus, 'sive a nativitate<text:line-break/>alicui .sive alias contigerint, imbecilliores. Mens autem<text:line-break/>adhibenda est in singulis partibus ametriae magnitudini; ut<text:line-break/>verbi gratia nervi et tendones et musculi et ligamenta qUan-<text:line-break/>to sunt sicciora, tanto sint robustiora necesse est, ad illam<text:line-break/>usque arnetriam, qua vix flectantur ob duritiem., et veluti<text:line-break/>rigidentur ob siccitatem; ita namque convulsionibus corripi-<text:line-break/>untur. Rursus naturalia organa, quo sunt humiclioraj </text:span><text:span text:style-name="T6">eo</text:span></text:p>
      <text:p text:style-name="P9"><text:span text:style-name="T2">• </text:span><text:span text:style-name="T34">•; . </text:span><text:span text:style-name="T2">. . </text:span><text:span text:style-name="T34">ni.al" • </text:span><text:span text:style-name="T2">• </text:span><text:span text:style-name="T34">- ,</text:span></text:p>
      <text:p text:style-name="P10"><text:span text:style-name="T2">fuut ad nutriendum magis idonea, etiamsi ultimo tempera-<text:line-break/>rnenti gradu humida sint Ad concoctiones vera neque su<text:line-break/>ipsis neque aridioribus aptiora sunt, etiamsi similiter sint ca-<text:line-break/>lida, nisi sicco et squallenti organo siccurn alimentum liurno-<text:line-break/>re largo non admixto dederis. Ad distributiones vero et<text:line-break/>expulsiones valde dura corpora funt inepta ; etenim diffici-<text:line-break/>lius tum dilatantur tum contrahuntur, quorum alterum:<text:line-break/>attractionem, alterum excretionem promovet. Quo vero<text:line-break/>ad paucos dirigat quis scopos, lu summis rem totam distin-<text:line-break/>guam. Calor adauctus valentius alterat, quousque eo viri—<text:line-break/>um perveniat, ut nondmn colliquet, tum namque ad omnia</text:span><text:span text:style-name="T8">1<text:line-break/></text:span><text:span text:style-name="T2">est inutilis. Frigus vero nulli functioni est utile. Siccitas<text:line-break/>ad robur et firmrtaten , conducit, quamdiu nec motu difficilia,<text:line-break/>nec sacile frangibssia sacit. Humiditasad nutri tionem ma-<text:line-break/>xinre idonea est, scd ad alias functiones maxime contraria,<text:line-break/>auctione excepta, ad quam r agis quam ad nutritionem est</text:span></text:p>
      <text:p text:style-name="P10"><text:span text:style-name="T2">utilis, quum quae probe sunt augenda, facillime tum tendi<text:line-break/>tum perstari undique debeant.</text:span></text:p>
      <text:h text:style-name="Heading_20_2" text:outline-level="2">Cap. XI.</text:h>
      <text:p text:style-name="P78"><text:span text:style-name="T2">Equidem par erat fortassis huic operi jam<text:line-break/>finem imponere; non.enim, ut antea diximus, ut omniapar-<text:line-break/>ticulatim persequeremur; sed ut studiosos exerceremus plu-<text:line-break/>ribusoxemplis, ad multas symptomatum tum species tum<text:line-break/>genera fermoneni duximus. At concedente etiamnum libri<text:line-break/>rnagnitudine, aliquid et de lis quae praeterinissa funt disse-<text:line-break/>retur. Sive enim e naribus, sive auribus, sive palato, sive<text:line-break/>oculis, sive faucibus, sive utero, sive ex reliquarum partium<text:line-break/>quacunque aliquid excernatur, ejus tum quantitatem, tum<text:line-break/>qualitatem considerare, atque excreticnis modum ad lam di-<text:line-break/>efas causas, reducere oportet. Omnia namque invenientur </text:span><text:span text:style-name="T8">;<text:line-break/></text:span><text:span text:style-name="T2">symptomata ab intemperie similarium et organicis morbis<text:line-break/>ortum habere, praeterea </text:span><text:span text:style-name="T6">a</text:span><text:span text:style-name="T2"> materiae ipsius tum qualitate tum<text:line-break/>quantitate.' Vecbi gratia catarrhi et coryzae causa'est ce-</text:span></text:p>
      <text:p text:style-name="P10"><text:span text:style-name="T2">rebrum, ut pars quidem similaris vel a frigore, vel peraeque<text:line-break/>a solis ardore ad intemperiem reductum; ut organica vero,<text:line-break/>quatenus impletur. Ergo qualis lu ventre diarrhoea affe-<text:line-break/>ctus ex dyspepsia fit, talis in cerebro praedictorum uterque;<text:line-break/>catarrhum nominantibus nobis, quum excrementum in os<text:line-break/>defluit; coryzam, quum in nerest raucitas autem catarrhis<text:line-break/>supervenit, faucibus humore imbutis. Quod si </text:span><text:span text:style-name="T6">ia gurgulio-<text:line-break/>nem</text:span><text:span text:style-name="T2"> fluxio procumbat, aut vocatam in ipso uvulam creat,<text:line-break/>aut alias eum in tumorem attollit; at si in glandulas sibi lu-<text:line-break/>vicem in fine oris utrinque oppositas, antiadas facit; si au-<text:line-break/>tem in partes iis proximas, paristhrnia. Defertur a capite<text:line-break/>fluxio et lu ventriculum et in nsperam arteriam, utrumque<text:line-break/>magnopere laedens. Verum </text:span><text:span text:style-name="T6">saetas</text:span><text:span text:style-name="T2"> ab ejusmodi fluxionibus<text:line-break/>laesiones tum alii ante nos diligentius exposuerunt tum<text:line-break/>uos prolixius in medendi methodo de iisdem amplius disse-<text:line-break/>remus. De iis vero, 'quae ex pulmone et pectore rejrclun-</text:span></text:p>
      <text:p text:style-name="P10"><text:span text:style-name="T2">tur, in libris de crisibus jam egimus. Sed nec eorum, quae,<text:line-break/>ad mensium suppressionem, aut molestam' omnium, quae ab<text:line-break/>utero- manant, expulfionem pertinent, etiani arduum est cau-<text:line-break/>sas invenire, fi quis ad similes dirigat scopos. Etenim quum<text:line-break/>ipfius uteri corpus densum durumque suerit, suppressionis<text:line-break/>causa erit; tale scilicet aut a natura conditum, ut omnino<text:line-break/>nunquam purgetur, nifiquis ipsum medicamentis lougoque<text:line-break/>tempore ad meliorem statum transferat; aut certo tempore,<text:line-break/>spb illo affeotu, qnicunque' frtblude uteros occupaverit.<text:line-break/>Etiam venerum angustia statim a principio congignitur, ubi.<text:line-break/>hac parte semina male formata est. Huic </text:span><text:span text:style-name="T6">affectui</text:span><text:span text:style-name="T2"> respon-<text:line-break/>det et quae ex circumjacentibus </text:span><text:span text:style-name="T6">partibus</text:span><text:span text:style-name="T2"> vasorum fit com-<text:line-break/>pressio, quum praeter modum corpus crassum evaserit, Ute-<text:line-break/>ri vero intemperies tum natura tum affectibus quibusdam<text:line-break/>suboritur, ut densitas. Aderit autem aliquando et oh ipsum<text:line-break/>materiam menstruorum retentio, quoties quod vacuatur, vel</text:span></text:p>
      <text:p text:style-name="P8"><text:span text:style-name="T2">crassum vel glutinosum esu Quin etiamsi id menstruum<text:line-break/>optimum fuerit, obstructio tamen aliqua vnsorum ad uterum<text:line-break/>descendentium ab hujusmodi humoribus prius facta est; sic<text:line-break/></text:span><text:span text:style-name="T29">/ </text:span><text:span text:style-name="T2">quoque supprimetur menstruurn. Praeterea ob universum-<text:line-break/>corpus interdum prorsus non purgabitur musier, interdum<text:line-break/>parcius, aut liberalius, aut depravate. Prorsus quidem non<text:line-break/>purgabitur tum propter plura' exercitia, tum tenuem vi-<text:line-break/>ctum, tum humorum in alias partes icruptionem. Ob has<text:line-break/>autem ipsas causas, scd quam pro naturae lege moderatiores,<text:line-break/>minus purgatur; pIus autem, tum od diuturnuni otium tum<text:line-break/>copiosum victum. Sed et depravatae per uterum fluxiones<text:line-break/>(vocatur autem id symptoma fluxus muliebris) expurgato per<text:line-break/>hanc partem universo, corpore fiunt. Est autem perpetuo<text:line-break/>quod evacuatur, tale specie, quale' et quod in animali te-<text:line-break/>dundat; aliud rubrum, sanguinis sanies; aliud album, api-<text:line-break/>tuita; aliud pallidum, quod est biliosum; aliud aquosum et<text:line-break/>serosum. Est autem et praeter haec eorum, quae ab utdro</text:span></text:p>
      <text:p text:style-name="P10"><text:span text:style-name="T2">profluunt, vacuatio prava, ob affectum aliquem in ipso ex-<text:line-break/>ortum. Est praeterea quoque talis mensium suppressio,<text:line-break/>quum neque ob sanguinis penuriam, ut post plures </text:span><text:span text:style-name="T6">exerci-<text:line-break/>tationes et tenuem victum accidere dictum</text:span><text:span text:style-name="T2"> est, neque pro-<text:line-break/>pter affectum lu utero consistentem, sed luferdum ob virium<text:line-break/>robur, sanguine in alias partes irruente, purgationes uteri<text:line-break/>sistuntur. Verum, ut nuper dicebam, haud arbitror difficile<text:line-break/>quemque his incommentariis versatum et jam in multis ex-<text:line-break/>ercitatum per fe ipsum quoque talia invenire. Etenim<text:line-break/>quod et propter uteri proprios morbos, tmn qui </text:span><text:span text:style-name="T6">in</text:span><text:span text:style-name="T2"> ejus cor-<text:line-break/>nibus, tum quilu cervice cousistunt, tum qui in toto ejus<text:line-break/>conceptaculo, aliquando quidem aut plura quam prius, aut<text:line-break/>pauciora feruntur menstrua; aliquando autem prorsus non<text:line-break/></text:span><text:span text:style-name="T6">fluant,</text:span><text:span text:style-name="T2"> aut prava effluant, neminem latet; etiam imperviae<text:line-break/>feminae in fermonis ncstii divisione fub hoc genere inveni-<text:line-break/>untur.' Sic autem et qui priapismus vocatur, tumescentia<text:line-break/>et inflatio involuntaria est marium pudendi, symptoma ab</text:span></text:p>
      <text:p text:style-name="P10"><text:span text:style-name="T2">inflante spiritu natum. Qninetiam gonorrhoeae, quae nitra<text:line-break/>tensionem pudendi sunt, imbecillitate retentricis seminalium<text:line-break/>vnsoium facultatis fiunt, quae vero tenso quodammodo </text:span><text:span text:style-name="T6">pu-<text:line-break/>dendo ,</text:span><text:span text:style-name="T2"> ceu convulsioni cuidam similes erunt affectus. Non<text:line-break/>est igitur de his pluribus disserendum.</text:span></text:p>
      <text:h text:style-name="Heading_20_2" text:outline-level="2">Cap. XII.</text:h>
      <text:p text:style-name="P78"><text:span text:style-name="T2">Transeuntes autem ad reliquum fympto-<text:line-break/>matum genus, quod multis verbis non indiget ob ea, quae de<text:line-break/>consequentibus </text:span><text:span text:style-name="T6">fe</text:span><text:span text:style-name="T2"> invicem symptomatis praedicta sunt, jam<text:line-break/>huic operi finem imponamus. Ergo colores mutabuntur, ut<text:line-break/>summatim dicam, ob humores, qni a naturali specie decesse-<text:line-break/>runt, aut qui in altum </text:span><text:span text:style-name="T6">corpus</text:span><text:span text:style-name="T2"> revertuntur, aut cutein veluti<text:line-break/>perfundunt. Particulatim vero propter causas, quae hu-<text:line-break/>rnores ad ejusmodi tum motus, tum affectus pervenire com-<text:line-break/>pellunt. Hae vero sunt tum animi perturbationes, tum am-<text:line-break/>bientis nos aeris in calorem et frigus mutationes; tum ipsius<text:line-break/>corporis affectus, sanguinem vel calidiorem, vel frigidiorem,<text:line-break/>-vel parciorem, vel uberiorem, vel suras protrusum, vel in-</text:span></text:p>
      <text:p text:style-name="P10"><text:span text:style-name="T2">tro revulsum continentis. Hujus autem generis est omnis<text:line-break/>vitiosus humor, qui sua specie etiam totius corporis colorem<text:line-break/>alterat, ut in aurigine et hydero et elephante et splenis et<text:line-break/>jecoris imbecillitate. His autem proportione respondent<text:line-break/>cujus que partis decolorationes. Figurae vero naturales par-<text:line-break/>tium immutabuntur, quum hae vel immoderatius replentur,<text:line-break/>vel vacuantur, vela propriis sedibus transferuntur, vel avel-<text:line-break/>luntur. Causae vero cujusque horum affectuum plures funt,<text:line-break/>quas etiam invenire huic arduum non est, qui superiora non<text:line-break/>oscisanter perlegerit. • Sic nec graveolentiae aut molliciei<text:line-break/>aut duritiei,, aliorumve his similium causas invenice opero-<text:line-break/>fum est ei, qui a praedictis progrediatur; quinimo jam di- </text:span><text:span text:style-name="T24">,<text:line-break/></text:span><text:span text:style-name="T2">ctae a me funt in fine libri, qui De symptomatum differentiis<text:line-break/>inscribitur; ac prolude lu his haud immorandum. . Sed hoc<text:line-break/>loco opus de symptomatum causis finem habeat, hoc tantum<text:line-break/>a nobis adjecto, quod in libro De symptomatum differentiis<text:line-break/></text:span><text:span text:style-name="T24">huc </text:span><text:span text:style-name="T2">demonstrandum distulimus, quaedam symptomata se in-</text:span></text:p>
      <text:p text:style-name="P10"><text:span text:style-name="T2">vicem necessario sequi, quaedam non necessario; quod ipsum’<text:line-break/>qnoque non longo mihi sermone videtur indigere; scd satis,<text:line-break/>erit me sub unico exemplo rei methodum demonstrantem<text:line-break/>particularium multitudinem abjicere. </text:span><text:span text:style-name="T34">- </text:span><text:span text:style-name="T2">Hortor igitur, ut ani-.<text:line-break/>madvertas, utrum ab unica causa perficiatur effectus, . an<text:line-break/>pluribus. Si enim ab unica, causam efficientem sequi nem<text:line-break/>cesse est; pluribus autem ad sui.generationem fi ludiget, non<text:line-break/>necessario. Atque' haec quidem in rebus omnibus commu-<text:line-break/>nis est methodus. . Ad hunc igitur modunr tibi symptomata<text:line-break/>exploranda sunt.. Quippe fi unum </text:span><text:span text:style-name="T6">siymptoma</text:span><text:span text:style-name="T2"> ab. uno fiat,;<text:line-break/>necessario illi succedit: sui ad secundi symptomatis genera-<text:line-break/>tionem aliae quaedam causae concurrant, minime necessario<text:line-break/>priori succedet. Non enim apepfiam necessario inflatio se-<text:line-break/>quitur; ut neque mordicatio, neque humida aut multa </text:span><text:span text:style-name="T6">de-<text:line-break/>jectio,</text:span><text:span text:style-name="T2"> neque nausea, aut inappetentia, aut intensa appeten-<text:line-break/>tia, aut ad actiones ignavia, aut mentis torpor, aut capitis<text:line-break/>gravitas, aut vigilia, aut cardialgia, neque praeterea magis</text:span></text:p>
      <text:p text:style-name="P10"><text:span text:style-name="T2">epilepsia, aut amentia, aut extusis, aut coma, ut neque nroe- </text:span><text:span text:style-name="T34">.<text:line-break/></text:span><text:span text:style-name="T2">stilla ulla, neque alia quaevis molestia, neque multo magis<text:line-break/>melancholica, praeterea neque omnino coli,- vel renum, vel<text:line-break/>lienis, veljerinoris, vel thoracis, veI articulorum dolor;<text:line-break/>ut nec luaequalitas, aut horror, aut rigor, autsebris. Quan-<text:line-break/>quam tum horum tum reliquorum prope omnium fyrnpto-<text:line-break/>matum nullum invenitur, quod non aliquo tempore in iis,<text:line-break/>qui male concoxerunt, appareat: imo pro cruditatis inagni-<text:line-break/>tudine ac disterentia, </text:span><text:span text:style-name="T47">et </text:span><text:span text:style-name="T2">naturae hominis facili, sensu atque<text:line-break/>difficili,. singularumque corporis partium rcbore aut luibe-<text:line-break/>cillitate, alias, aliud fymploma gignetur. Quippe magna<text:line-break/>cruditas et majora et plura symptomata creat; parva con-.<text:line-break/>tra pauciora minoraque. Jam vero et cruditatum ipsarum<text:line-break/>differentiae, quae ad frigidum et pituitosum deflectunt, ali-<text:line-break/>oruru symptomatum sunt causae; quae ad nidorem et.calo-<text:line-break/>rem, aliorum; sic et quae non mordent;' et- quae in halituo-<text:line-break/>sixnr spiritum solutae </text:span><text:span text:style-name="T6">sunt,</text:span><text:span text:style-name="T2"> aut non sulutae. Sed et horni-</text:span></text:p>
      <text:p text:style-name="P10"><text:span text:style-name="T2">nis natura, ut nictum est, symptomatum generationi tum<text:line-break/>coufert tum repugnat. Verbi gratia, quibus hebetis sen-<text:line-break/>sus ventriculus est, ii neque vehementer mordentur, neque<text:line-break/>dolent, neque multa excernunt; eodenrque modo nec cardi-<text:line-break/>algia laborant, nec facile capite infestantur: quibus boni est<text:line-break/>sensus, iis omnia haec ex facili superveniunt, principe parte<text:line-break/>e supernis symptomata emittente. Quid dicendum, singulis<text:line-break/>cruditate laborantibus eam partem maxime laesionem sentire,<text:line-break/>quae irnbeclllima est? Prolude dicere non par est, sympto-<text:line-break/>ma ullam necessario eruditatem sequi. Atqui actionis dis-<text:line-break/>tribuendi in corpus alimenti sive privatio sive imbecillitas<text:line-break/>atrophiam necessario indurit; quemadmodum etiam altera-<text:line-break/>fricis in singulis partibus facultatis laesio et secretionis ex-<text:line-break/>crementorum a sanguine frustratio, quae secretricis actionis<text:line-break/>est symptoma, necessario decolorationis adfert symptomata.<text:line-break/>Vocatur alterum eorum morbus regius; alterum, quod me-<text:line-break/>lancholico excremento succedit, sine nomine est. Simili</text:span></text:p>
      <text:p text:style-name="P19"><text:span text:style-name="T2">modo in omni symptomatis genere, et quae sempersibi suc-<text:line-break/>cedant luvenies, et quae non femper. Ego -vero longitudini<text:line-break/>parcens, huic libro finem imponajm</text:span><text:span text:style-name="T29">al<text:tab/></text:span><text:span text:style-name="T2">• </text:span><text:span text:style-name="T29">i -.nira-.</text:span></text:p>
      <text:h text:style-name="P1" text:outline-level="1"><text:bookmark-start text:name="bookmark10"/>GALENI DE DIFFERENTIIS FEBRIUM<text:line-break/>LIBER PRIMUS.<text:bookmark-end text:name="bookmark10"/></text:h>
      <text:h text:style-name="Heading_20_2" text:outline-level="2">Cap. I.</text:h>
      <text:p text:style-name="P78"><text:span text:style-name="T2">Differentiae febrium maxime quidem pro-<text:line-break/>priae ac principes secundum earum substantiam sunt; aliae<text:line-break/>vero secundum aliquod accidens. Quoniam yero et ipsorum<text:line-break/>accidentium non una est natura, </text:span><text:span text:style-name="T47">sed </text:span><text:span text:style-name="T2">alia quidem propluqui- &gt;<text:line-break/>ora magisque propria dividendae substantiae sunt, alia vero<text:line-break/>remotiora ac magis aliena; idcirco et earum, quae hinc su-.<text:line-break/>muntur, differentiarum non unum genus est. • Itaque rnaxi-<text:line-break/>me quidem peccant, quicunque differentias proprias ac nra-</text:span></text:p>
      <text:p text:style-name="P8"><text:span text:style-name="T2">xiure principes omittunt: deinde vero, qnicunque mentione<text:line-break/>harum facta permiscent cum eis differentias accidentales<text:line-break/>aequaliter omnes, minime discernentes utiles ab inutilibus.<text:line-break/>Non solum autem peccarunt plurimi medici lu differentiarum<text:line-break/>generibus, aut plures quam oporteret tradendo, ut inutili-<text:line-break/>um quoque meminerint; aut pauriores, ut nonnullas etiam<text:line-break/>utiles omiserint; sed etiam dividendo genera ipsa in proprias<text:line-break/>differentias similiter errarunt. Ne longius abeas, quuni<text:line-break/>primum ac maxime proprium differentiarum genus ab ipsa<text:line-break/>dividendae rei substantia sumatur, videas tamen nonuullos<text:line-break/>medicos praetermisisse universum hoc genus; alios vero di-<text:line-break/>videndo plura quam opus esset</text:span><text:span text:style-name="T24">, </text:span><text:span text:style-name="T2">aut statuisse pauciora, ta-<text:line-break/>metsi Hippocrates optime fecerit divisionem libro sexto Epi</text:span><text:span text:style-name="T24">»<text:line-break/></text:span><text:span text:style-name="T2">demion. Textus autem sic habet: </text:span><text:span text:style-name="T6">Febres, hae quidem ma-<text:line-break/>nui siwnt mordaces; illae vero mites,</text:span><text:span text:style-name="T2"> quaedam </text:span><text:span text:style-name="T6">autem non<text:line-break/>mordaces, scd increscentes; itonnullae acutae, scd ab ipsa<text:line-break/>mtmu devictae} . quaedam statim ardentes, quaedam </text:span><text:span text:style-name="T26">vero<text:line-break/></text:span><text:span text:style-name="T6">semper debiles:, seccae; aliae sul/aeej </text:span><text:span text:style-name="T26">. </text:span><text:span text:style-name="T6">aliae siatulentae.</text:span></text:p>
      <text:p text:style-name="P10"><text:span text:style-name="T6">aspectui graves; aliae ad matium hurnidae, aliae rubi-<text:line-break/>cirndae valde-} aliae lividae; aliae praepdllidae;</text:span><text:span text:style-name="T2"> et alia<text:line-break/>iftiusmodi. , Apertissime eniin his </text:span><text:span text:style-name="T6">sententiis,</text:span><text:span text:style-name="T2"> ab ipsa rei sub-<text:line-break/>stantia , simulque ab ipsa dignotione in proprias differentias<text:line-break/>fecit divisionem. Nam essentia quidem febrium est in genere<text:line-break/>caloris praeter naturam. Differentiae vero caloris et ab<text:line-break/>ejus multitudine et paucitate sumuntur; et ab ipsa materia,<text:line-break/>in qua calor ille praeter naturam </text:span><text:span text:style-name="T6">accenditur ,</text:span><text:span text:style-name="T2"> et ab ipso mo-<text:line-break/>tionis inodo; quas omnes complicans cum earum dignoscen-<text:line-break/>darum ratione scripsit, quemadmodum procedente sermone<text:line-break/>docebimus. Porro, autem quae a majori,rnluorique </text:span><text:span text:style-name="T6">calore<text:line-break/>ducuntur,</text:span><text:span text:style-name="T2"> sunt manifestae; et in hoc genere differentiae me-<text:line-break/>dicis jam mos est magnam ac parvam sebrem nominare; ve-<text:line-break/>rum improprie quidem de,</text:span><text:span text:style-name="T6">rei.</text:span><text:span text:style-name="T2">qualitate quantitatis vocabu-<text:line-break/>lum enuntiant, scd ita facere consueverunt non lu febre<text:line-break/>solum, scd et in aliis sexcentis, quae in qualitate quidem<text:line-break/>ipsa essentiam habent, iuagna tamen parvaque nominantur.<text:line-break/>Quae vero </text:span><text:span text:style-name="T6">dijsierentiae</text:span><text:span text:style-name="T2"> a materia </text:span><text:span text:style-name="T6">sumuntur,</text:span><text:span text:style-name="T2"> in qua calor</text:span></text:p>
      <text:p text:style-name="P10"><text:span text:style-name="T2">ille praeter naturam </text:span><text:span text:style-name="T6">ctmsisidi,</text:span><text:span text:style-name="T2"> maxime propriae caloris prae-<text:line-break/>ter naturam differentiae sunt; sive ille corpus ipsum cordis<text:line-break/>invadat, sive humores, qui lu ipsius ventriculis continentur.<text:line-break/>Reliqua autem ac tertia disterentia </text:span><text:span text:style-name="T6">esi,</text:span><text:span text:style-name="T2"> ubi aerea substantia<text:line-break/>fola admodum incaluit, humida vero ac solida corpora ad-<text:line-break/>huc quidem incalescunt, sed nondum incaluerunt. Non<text:line-break/>enim parum differt quum incalescit aliquid, ab eo quod in-<text:line-break/>caluit. Sed discas evidentissime id, quod dicitur, ex his<text:line-break/>exemplis. Eluge mihi aquam calidam injectam lebeti frigi-<text:line-break/>do, deinde ab ea ipsa aqua calesieri contactu ipsius lebetis<text:line-break/>corpus, nondum autem totum exquisite incaluisse; et rur-<text:line-break/>sus finge in calidum atque ignitum lebetem frigidam aquam<text:line-break/>infusam, deinde calefieri quidem adhuc, nondum autem in-<text:line-break/>caluisse. Ex his exemplis cum secundo quidem prima se-<text:line-break/>brium differentia 'fimilitudluem habet, quas corpus ipsum<text:line-break/>corripuisse docuimus; cum primo autem secunda, quam<text:line-break/>conditos lu ventriculis humores </text:span><text:span text:style-name="T6">occupajsc /diximus.</text:span><text:span text:style-name="T2"> Reli-<text:line-break/>qna autem ac tertia disserentia exemplum omnino simile non</text:span></text:p>
      <text:p text:style-name="P10"><text:span text:style-name="T2">habet. Sed perspicuitatis gratia mihi finge 'fabrilem follem,<text:line-break/>trahere ad se aerem admodum calidum; delude calefieri ad-<text:line-break/>huc ab eo, nondum autem lucaluisse. Sed exemplum magis<text:line-break/>indicabit rei declarandae naturam, si fin</text:span><text:span text:style-name="T5">x</text:span><text:span text:style-name="T2">eris lu folle conti-,<text:line-break/>neri humorem; atque adhuc magis, si foramina follis, per<text:line-break/>quae trahit atque emittit aerem, ita angusta effeceris, ut hu-<text:line-break/>rnori quidem invia, aeri vero pervia sint: qua sane lu re<text:line-break/>potissimum dissident naturae opera ab his quae homlues ipsi,<text:line-break/>efficiunt. Etenim substantia aerea permixta cum sanguine<text:line-break/>est lu omnibus arteriis, per multa foramina pariter spiran-<text:line-break/>tibus; ao nihilo minus in ipso corde. ut quae per eas om-<text:line-break/>nes confluat.</text:span></text:p>
      <text:h text:style-name="Heading_20_2" text:outline-level="2"><text:span text:style-name="T2">Cap. </text:span><text:span text:style-name="T19">II</text:span><text:span text:style-name="T12">.</text:span></text:h>
      <text:p text:style-name="P81"><text:span text:style-name="T2">Hic ergo calor praeter naturam, quem et<text:line-break/>febrem appellamus, alias ex esto praedictorum luciprt, Oc-<text:line-break/>cupat autem ac simul afficit cum affecto reliqua duo genera.<text:line-break/>Facillima ergo caloris ab humoribus ad spiritum translatio;<text:line-break/>humores autem ternius ignem concipiunt </text:span><text:span text:style-name="T6">a</text:span><text:span text:style-name="T2"> succenso spici tu &gt;</text:span></text:p>
      <text:p text:style-name="P10"><text:span text:style-name="T2">atque etiam solidum corpus' promptius tribuit calorem hu-<text:line-break/>moribus aeriaeque substantiae, quam ipsum ab illis accipiat;<text:line-break/>omnis enim substantia tenuis facilius quum crassa alteratur.<text:line-break/>Tenuissima quidem aerisest; crassissima vero corporum soli-<text:line-break/>dorum; atuborum media-humorum est substantia. Nec<text:line-break/>qnicquam refert in praesenti documento spiritum vel aerem<text:line-break/>appellare; nam de his' alibi accuratius definitum jam. esu<text:line-break/>Nunc vero sufficiet’ illud tantummodo scire, quod, puto,<text:line-break/>Hippocrates indicans dixit, </text:span><text:span text:style-name="T6">continentia, contenta </text:span><text:span text:style-name="T46">et </text:span><text:span text:style-name="T6">hnpe-<text:line-break/>tum sacientia;</text:span><text:span text:style-name="T2"> continentia quidem appellans, ipsas corpo-<text:line-break/>ris partes sulidas; contenta autein; humores; impetum vero<text:line-break/>facientia, spiritus. Febrilis enim affectus alias ex alio<text:line-break/>praedictorum luripit: verum lu eo genere, quod primo lae-<text:line-break/>sum est, rnluime permanet, scd invadit reliqua duo; ac nisi<text:line-break/>prius siolvatur, processn.temporis illa sunlliter assicit, atque<text:line-break/>haec sermonis sunt‘capita. Sed oportet ea quae dicta sunt,<text:line-break/>demonstrare, .notasque uniuscujusque generis febrium per-</text:span></text:p>
      <text:p text:style-name="P10"><text:span text:style-name="T2">currere, Statim itaque de generatione eartun dicere alis<text:line-break/>quid opus esu</text:span></text:p>
      <text:h text:style-name="Heading_20_2" text:outline-level="2"><text:span text:style-name="T2">Cap. </text:span><text:span text:style-name="T16">II</text:span><text:span text:style-name="T2">I.</text:span></text:h>
      <text:p text:style-name="P81"><text:span text:style-name="T2">Ex lassitudine ergo,. ira, moerore, ultiune,<text:line-break/>frigore, insomnio, cruditate, lenrnientia ac fatietate, quos-<text:line-break/>dam febricitare cunctis hominibus perspicuum est, ab ipsa<text:line-break/>rei evidentia edoctis. Qninetiam pestilentem aeris statum<text:line-break/>afferre febrim., minime ignorant quiounque intellectu parti-<text:line-break/>ciparrt; quemadmodum et versari cum his., qni peste labo-<text:line-break/>rant, periculosum esse: etenim ne a contagio laedamur pe-<text:line-break/>riculum est, quemadmodum a scabie quadam aut Ophthalmia.<text:line-break/>Periculosum praeterea est, consuescere his qni tabe tenentur,,<text:line-break/>atque' lu totum cum omnibus qui pntridum adeo expirant,<text:line-break/>ut domicilia in quibus decumbunt, graviter oleant. Constat<text:line-break/>praeterea ex longo rerum ulu, eos qui consuetudinem excr-<text:line-break/>citationum omiserunt, tum aliis multis mofbis. tum maxime<text:line-break/>febrilibus corripi. Atque etiam quod quae vocatur plethora<text:line-break/>generet febres, et pravi quidam cibi, ac medicamenta, et i</text:span></text:p>
      <text:p text:style-name="P10"><text:span text:style-name="T2">aestus circa canis </text:span><text:span text:style-name="T6">f ideris</text:span><text:span text:style-name="T2"> ortum, et alia quaedam hujusmodi,<text:line-break/>cunctis hominibus, ut ita dixerim., perspicuum esu Quis<text:line-break/>vero ab ipsis lu corporibus nostris fiat affectus, ex quo fe-<text:line-break/>bricitamus , minime sciunt neque plerique horninum, </text:span><text:span text:style-name="T24">neque<text:line-break/></text:span><text:span text:style-name="T2">quidam medicorum. Duplex autem genus haec ignorantium<text:line-break/>est; .alterum quidem, quod ipsa experientia tantummodo </text:span><text:span text:style-name="T24">ni-<text:line-break/></text:span><text:span text:style-name="T2">titur, tanquam nulla rei cnjupquam natura ratione possit<text:line-break/>investigari. Alterum autem </text:span><text:span text:style-name="T6">genus</text:span><text:span text:style-name="T2"> est hominum,. qui supi-<text:line-break/>entes quidem videntur; sed quum ignorent peraeque ac </text:span><text:span text:style-name="T24">pri-<text:line-break/></text:span><text:span text:style-name="T2">ores, scientiae tamen habent existimationem Ignorare </text:span><text:span text:style-name="T24">au-<text:line-break/></text:span><text:span text:style-name="T2">tern.eos contingit, quia uullam prius liabent in methodis,</text:span><text:span text:style-name="T24">lo-<text:line-break/></text:span><text:span text:style-name="T2">gicis exercitationem, ex quibus cognoscuntur ac </text:span><text:span text:style-name="T24">discernuir-<text:line-break/></text:span><text:span text:style-name="T2">tur a demonstrativis sumptionibus verisimilia quidem, </text:span><text:span text:style-name="T24">scd<text:line-break/></text:span><text:span text:style-name="T2">quae nihil veri aut luvenire aut demonstrare possunt, Hmc<text:line-break/>autem inscitiae ubi insolentia accessit, eorum nonnulli </text:span><text:span text:style-name="T24">in<text:line-break/></text:span><text:span text:style-name="T2">tantam stupiditatem vel audaciam devenerunt, ut nec </text:span><text:span text:style-name="T26">ea<text:line-break/></text:span><text:span text:style-name="T2">quae- omnes homines cognoscunt experientia ipsa edocti,<text:line-break/>sebriurn causas esse concedant. De quibus quum libro de</text:span></text:p>
      <text:p text:style-name="P10"><text:span text:style-name="T47">causis procatarcticis abunde docuerim, nihil opus est hoc<text:line-break/>loco mentionem facere temerariae loquacitatis eorum. Ne-<text:line-break/>que enim contradicere, neque solvere sophismata hoc libro<text:line-break/>institui; sed instituere ac, docere, supponendo ea quae alibi<text:line-break/>a nobis sunt demonstrata ac docendo differentias febrium.<text:line-break/>Suppositiones igitur hae </text:span><text:span text:style-name="T46">sunt,</text:span><text:span text:style-name="T47"> calidum, frigidum, siccum,<text:line-break/>atque humidum esse elementa corporum, ac fieri primos mor-<text:line-break/>bos ex horum intemperie, e quibus una febris eristit, quum<text:line-break/>calor quidam praeter naturam in corde generatur. Disse-<text:line-break/>rentiae autem secundum genus caloris, de quibus praesens<text:line-break/>sermo tractat, a materiae disserentia ducunto, suscipientis<text:line-break/>febrilem . caliditatem, </text:span><text:span text:style-name="T46">quae materia</text:span><text:span text:style-name="T47"> genere triplex esu Aut<text:line-break/>enim in ipso corpore cornis, aut in humoribus primam ipsam<text:line-break/>accendi dicebamus, aut in spiritu; praevenire autem omni-<text:line-break/>urn febrium constitutionem causas omnibus manifestas, de<text:line-break/>quibus paulo ante docuimus, ex quarum observatione em-<text:line-break/>piricus quidem medicus ad curationem nonnihil juvatur; ra-</text:span></text:p>
      <text:p text:style-name="P10"><text:span text:style-name="T2">tionalis vero ad ipsam rei naturam accedens, per indicatio-<text:line-break/>nes ab illa lu futurorum praenotionem atque inventionem<text:line-break/>curationis juvatur, utens omnibus quidem experientia ipsa<text:line-break/>inventis, adjiciens autem ipsis mulla ex docendi niarationali.<text:line-break/>Quae ergo sint per utramque partem inventa (experimentum<text:line-break/>intelligo ac rationem) alio loco docuimus. Quis vero asse-<text:line-break/>ctus ab unaquaque causa - procatarctica in corpore consistat<text:line-break/>accendens febrem, nunc docere instituimus.</text:span></text:p>
      <text:h text:style-name="Heading_20_2" text:outline-level="2">Cap. IV.</text:h>
      <text:p text:style-name="P78"><text:span text:style-name="T2">Quum ergo rideamus non unum modum<text:line-break/>neque generationis neque auctionis caloris, quando ne ipfius<text:line-break/>quidem ignis </text:span><text:span text:style-name="T6">modus unus esi,</text:span><text:span text:style-name="T2"> fed gignitur aut propter mo-<text:line-break/>tum, aut propter putrefactionem, aut propter alterius calo-<text:line-break/>ris commercium ac viciniam, aut propter suppressionem ca-<text:line-break/>listi effluvii, aut propter permixtionem calidae substantiae,<text:line-break/>tanquam de fonte quodam ebullientis, aut genitae, scilicet<text:line-break/>ad nostrum senstun, aut augentis calorem; necesse est. om+<text:line-break/>nes febrium caulas in praedictos modos revocari; qualis fi<text:line-break/>Iubet aestus est, sive ex ipso sole actio talem habeat appella-</text:span></text:p>
      <text:p text:style-name="P10"><text:span text:style-name="T2">tionem, sive affectio quae in corpore efficitur, sive ea quae<text:line-break/>jam effecta est. Nam </text:span><text:span text:style-name="T47">et </text:span><text:span text:style-name="T2">ea ipsa calor est praeter naturam;<text:line-break/>nondum tamen febris, nisi cor ipsum concalefecerit. Sane<text:line-break/>totum hoc genus causae ex consuetudine efficitur rei calefa -<text:line-break/>cientis, sive sol, 'sive ignis, sive medicamentum suerit id<text:line-break/>quod calefacit extrinsecus, quum aut attingit,, aut propius<text:line-break/>accedit, aut consuescit, vel quovis alio modo libeat appellare.<text:line-break/>At vero ira quasi fervor quidam ac motus vehemens est ira-<text:line-break/>scibilis facultatis, quae in ipsc corpore cornis sedem habet.<text:line-break/>Concalescit autem interdum cum ea spiritus substantia, atque<text:line-break/>interdum sanguinis, et h prompte sc habeant suscipientia<text:line-break/>corpora ad continendum diutius calorem, quamvis ipsius cor-<text:line-break/>dis motus constiterit, haec permanent calida praeter naturam<text:line-break/>tuncque febricitare hominem necesse esu Ejusmodi ergo<text:line-break/>febris principium habet motum atque fervorem nativi caloris.<text:line-break/></text:span><text:span text:style-name="T6">Uebris autem</text:span><text:span text:style-name="T2"> quae ex moerore </text:span><text:span text:style-name="T6">consistit,</text:span><text:span text:style-name="T2"> non jam fervorem,<text:line-break/>scd motum tantummodo </text:span><text:span text:style-name="T6">principium habet.</text:span><text:span text:style-name="T2"> Si autem ex<text:line-break/>lassitudine </text:span><text:span text:style-name="T6">ejfiniatur,</text:span><text:span text:style-name="T2"> principium quidem habet motum anr-</text:span></text:p>
      <text:p text:style-name="P10"><text:span text:style-name="T2">pliorem musculorum, ac nervorum, et ligamentorum, et<text:line-break/>articulormn; quae quidem prima calefiunt, calor autem con-<text:line-break/>tinenter corni distribuitur, ac tunc febricitant. Ubi vero<text:line-break/>febris propter deusitatem cutis accenditur, qualis maxime<text:line-break/>astrictis refiigeratisque fieri solet, collecto in corpore mor-<text:line-break/>daci effluxio consistit, Difflantur enim semper animalium<text:line-break/>corpora duobus modis, emissis foras quotidie vaporosis su-<text:line-break/>mosisque excrementis, attractaque lutro aerea substantia re-<text:line-break/>frigerante atque ventilante naturalem calorem. Ubi igitur<text:line-break/>vehemens causa condensando cutem praedictos meatus astrin-<text:line-break/>git, saepe plethoricum affectum inducit, quoties vaporosa ac<text:line-break/>benigna materia essinit; interdum febrem committit, quoties<text:line-break/>acris ac mordax fuerit, maxime quum ex eo augetur calor, quia<text:line-break/>refrigerans aer intra corpus non trahitur. Excernitur au-<text:line-break/>tem excrementum acre ac mordax, aut iis quibus funt dete-<text:line-break/>riores humores, aut iis qui prava edulia ingesserunt, aut<text:line-break/>saepe non concoxerunt,, praesertitnque iis qui ab ejusmodi</text:span></text:p>
      <text:p text:style-name="P10"><text:span text:style-name="T2">eduliis </text:span><text:span text:style-name="T47">etiam </text:span><text:span text:style-name="T2">limosam aut lutosam aut caenosam aut palustr </text:span><text:span text:style-name="T47">em<text:line-break/></text:span><text:span text:style-name="T2">aut stagnantem aut alio quovis modo corruptam et putrefa-<text:line-break/>ctam aquam bibunt. Eodem modo evenit immoderate labo-’<text:line-break/>rantibus, aut vigilantibus, aut angore affectis, aut acria me-<text:line-break/>dicamenta- frequenter assumentibus. Edulia vero prava lu-<text:line-break/>telligo, tum quae ex natura talia sunt, ut allia, caepe, na-<text:line-break/>sturtium, porrum, brassica, ocimum, urtica et alia quae-<text:line-break/>cunque nominantur agrestia, ut lapsanae apud nos; atque<text:line-break/>etiam quae bona sunt ex natura, sed ob putredinem quan-<text:line-break/>dam praedictis aequale aut majus suepenumero vitium acce-<text:line-break/>perunt, ut hordeum </text:span><text:span text:style-name="T47">ac </text:span><text:span text:style-name="T2">triticum et aliae omnes fruges fru-<text:line-break/>mentariae, partim ob temporis longitudinem ad putridam<text:line-break/>dispositionem deductae, partim situ quodam repletae, quia<text:line-break/>prave repositae funt, partim ex prima generatione a rubigine<text:line-break/>vitiatae. Tales igitur cibos etiam nunc plorique comedere </text:span><text:span text:style-name="T34">,<text:line-break/></text:span><text:span text:style-name="T2">coacti prae fame, alii febribus putridis ac pestilentibus mor-<text:line-break/>tui funt, alii pullulis scabiosis et leprosis correpti. Ubi igi-<text:line-break/>tur corpus fuerit refertum talibus hunroribus, n</text:span><text:span text:style-name="T5">ulla</text:span><text:span text:style-name="T2"> autem</text:span></text:p>
      <text:p text:style-name="P8"><text:span text:style-name="T2">obstructio in visceribus fuerit, atque animal in cute tota li-<text:line-break/>bere diffletur ac refrigeretur; sanum quidem existit, sed tem-<text:line-break/>porariam lubricamque obtinet sanitatem., Ubi vero exterior<text:line-break/>terminus aut constringitur aut in profundo meatus obstruitur,<text:line-break/>in constrictionibus nunc dictum febrium genus; in obstru-<text:line-break/>ctionibus id quod paulo post dicendum est, consistit. , , Nihil<text:line-break/>igitur mirum, si ea cruditate lu quidem febricitent, illi vero<text:line-break/>minime. Etenim iis qui pravis jam humoribus pleni funt<text:line-break/>ac male dissiantur, aut intempesti ve laborant, aut lavantur<text:line-break/>temere, promptum est febricitare, lis autem qui bonis sunt<text:line-break/>humoribus ac probe difflantur et quiescunt, ac fovent ad<text:line-break/>jecur et ventriculum attinentes partes, impossibile est febri-<text:line-break/>citare; in jecore enim ac ventre manet quicquid corruptum<text:line-break/>est, ac temporis spatio paulatim concoquitur atque efficitur<text:line-break/>benignum. Quemadmodum et iis, qui motus vehementiores<text:line-break/>sustinuerint, aut in sole aestivo steterint, aut iu balueum<text:line-break/>calidum dulcium aquarum descenderint, cibi corrupti in<text:line-break/>universum corporis habitum transsumuntur: sic et eos, qui-</text:span></text:p>
      <text:p text:style-name="P14"><text:span text:style-name="T51">» </text:span><text:span text:style-name="T2">bus corrupta cibaria deorfum deferuntur, febris minime fe-<text:line-break/>quitur, nisi propter aliquam aliam causam, ut fi iaepenumero<text:line-break/>furgendo in lassitudinem-inciderint, aut ventrem ipsum in-<text:line-break/>flammatio tentaverit.</text:span></text:p>
      <text:h text:style-name="Heading_20_2" text:outline-level="2">Cap. V.</text:h>
      <text:p text:style-name="P78"><text:span text:style-name="T2">Enim vero lu meatuum obstructionibus at-<text:line-break/>que humorum constipationibus (nam ea de re docere distuli)<text:line-break/>animalia ob putredinem febribus tentantur. Promptissime<text:line-break/>enim putrescunt, quaecunque calida et humida et multa sunt<text:line-break/>iu loris calidis, nili difflari fimul ac refrigerari contigerit.<text:line-break/>Ergo neque mirum videri debet, qnamobrem febres scquan-<text:line-break/>tur plethoram; etenim per ejusmodi affectiones multae ob-<text:line-break/>structiones efficiuntur, ac tutum corpus difficulter difflatur;<text:line-break/>ut et ex altera plenitudine, </text:span><text:span text:style-name="T6">quae esi</text:span><text:span text:style-name="T2"> ad vires, humores cito<text:line-break/>ad corruptionem deveniunt, quod neque amplius evincan-<text:line-break/>tur, neque probe concoquantur, quum facultas eos conficiens<text:line-break/>imbecillior existat. Quocirca quaecunque cibaria glutinosa<text:line-break/>erassaque sunt, morbos magis accelerant; obstruere enlux -<text:line-break/>atque constipare humorem ex illis facilius est. Quid igitur?</text:span></text:p>
      <text:p text:style-name="P8"><text:span text:style-name="T2">Nonne contrarie tum attenuantia tum acria </text:span><text:span text:style-name="T6">morbos adve-<text:line-break/>hunt ?</text:span><text:span text:style-name="T2"> Videntur enim qni alterutro nictus genere frequen-<text:line-break/>tius utuntur, febre similiter ecrripi, quia haec omnia vitiosi<text:line-break/>esse succi ante diximus. </text:span><text:span text:style-name="T34">' </text:span><text:span text:style-name="T2">Hac ergo ratione succi vitiosi fe-<text:line-break/>brium causae sunt; alia vero ratione putredinis, quaecunque<text:line-break/>glutinosa, crassaque existunt. Nec secus partes inflamma-<text:line-break/>tione affectae ratione putredinis accendunt febrem. Impa-<text:line-break/>ctus enim qui lu eas iusiuxit humor, ubi fuerit natrrra cali-<text:line-break/>dus, quia non bene difflatur, putrescit- Ubi igitur decur-<text:line-break/>rens humor suerit plane biliosus, calor erysipelatodes partem<text:line-break/>occupat; ubi sanguineus, phlegmonodes</text:span><text:span text:style-name="T47">; </text:span><text:span text:style-name="T2">ex ambobus;vero<text:line-break/>mistus, vel erysipelas fit phlegmonodes, vel phlegmone ery-<text:line-break/>sipelatodes; nomen quidem sumens ab humore dominante,<text:line-break/>denominationem vero accipiens ab altero. At vero ex his<text:line-break/>omnibus accenditur febris, ratione societatis. Semper enim<text:line-break/>simul curn eo quod incaluit, pars continua calefit, quousque'<text:line-break/>affectio ad cor ipsum pervenerit. Nam et continuae cur-</text:span></text:p>
      <text:p text:style-name="P20"><text:span text:style-name="T2">hunculis partes cum eis simul calefiunt., genitis ex san-q<text:line-break/>guine valde calido, </text:span><text:span text:style-name="T6">sud.</text:span><text:span text:style-name="T2"> magis melancholico propter, adn-<text:line-break/>stionem</text:span><text:span text:style-name="T34">.</text:span></text:p>
      <text:h text:style-name="Heading_20_2" text:outline-level="2"><text:span text:style-name="T2">Cap. </text:span><text:span text:style-name="T16">VI.</text:span></text:h>
      <text:p text:style-name="P81"><text:span text:style-name="T2">Calidiores praeterea/ambientis nos aeria<text:line-break/>status, quales cicca canis, ortum contingunt potissimum, per'<text:line-break/>inspirationem plane, cor ipsum calefaciunt; extrinsecus vero<text:line-break/>circumsusi corpori, totum ipsum calidnm reddunt, rnaxime-<text:line-break/>que arterias, ut quae. nonnihil substantiae ipsius ambientis<text:line-break/>nos, aeris attrahant, . ex quibus omnibus simul cor affici ne-q<text:line-break/>cesse est, </text:span><text:span text:style-name="T6">atone</text:span><text:span text:style-name="T2"> ipsum.in primis immoderate calefieri, in axi-<text:line-break/>meqiie febrilem affectum fuscipere, atque toti corpori irn- ,<text:line-break/>mittere. In pestilenti vero statu inspiratio potissimum eausa<text:line-break/>est. Interdum- enim efficitur febris propter, humores,, qni<text:line-break/>lu corpore funt, ast putredinem idoneos, quoties animal br.ev --<text:line-break/>vem quandam occasionem ad febris: .ortum ab aere eircum-<text:line-break/>flueutc fusceperit; fcd , magna ex parte lueipit ex aeris </text:span><text:span text:style-name="T6">(ar-<text:line-break/></text:span><text:span text:style-name="T2">eumfluentis respiratione, putiida exhalatione insecti. Prin-</text:span></text:p>
      <text:p text:style-name="P10"><text:span text:style-name="T2">cipium autem putredinis aut multitudo cadaverum est mi-<text:line-break/>nime crematurum, quemadmodum lu bello contingere solet;<text:line-break/>aut exiialatio quaruiidam paludum aut stagnorum aestivo<text:line-break/>tempore; atque</text:span><text:span text:style-name="T10">;</text:span><text:span text:style-name="T2"> interdum immoderatus calor circumstantis.<text:line-break/>aeris est principium, quemadmodum in pestilentia, quae Athe- -<text:line-break/>nienses invasit, ut Thucydides </text:span><text:span text:style-name="T6">ait:, viventium autem homi-<text:line-break/>num corpora in suffocatis nec ita perflatis tuguriis aestatis<text:line-break/>tempore 'corruptio asisicidbat, Fit autem initium pestilentis<text:line-break/>soebris eo quod humores aorpwis ax pravo victu ejsent in<text:line-break/>putresactionem parati. • Portastis autem accidit id per crnr-<text:line-break/>tinuum aerem</text:span><text:span text:style-name="T46">, </text:span><text:span text:style-name="T6">quod ex Aethiopia siuxerant quaedam pu*<text:line-break/>tdedirtis znquinamenta, quae iis qui haljebant corpora laesu,<text:line-break/>odi parata, causae febrissutura erant.</text:span><text:span text:style-name="T2"> Hujus enim sem-<text:line-break/>per meminisse oportet toto hoc sermone; quod nulla causa<text:line-break/>sine corporis aptitudine efficere possit;', alioquin omnes, qui<text:line-break/>in sole versantur aestivo, in febrem inciderent, et qni plus<text:line-break/>aequo moventur, aut vinum bibunt, 'aut irascuntur, aut<text:line-break/>moerent. Nec secus omnes aegrotarent circa canis </text:span><text:span text:style-name="T6">fideris<text:line-break/></text:span><text:span text:style-name="T2">orttuii, atque lu pestilentia perirent. Sed, ut' est dictum,</text:span></text:p>
      <text:p text:style-name="P10"><text:span text:style-name="T2">maxima pars generationis morborum est, quod passurum est,<text:line-break/>corporis praeparatio/'' Subjiciatur ergo pro exemplo in am-<text:line-break/>biente aere invehi' quaedam pestilentiae femina, atque cor-,<text:line-break/>pofum, quae versantur in eo, haec esse variorum excre-<text:line-break/>mentorum plena, paratorum jam ex scipsis putrefieri, illa<text:line-break/>sine excrementis ac pura, atque addatur; prioribus inesse<text:line-break/>obstructionem meatuum undique ac plethoram appellatam,<text:line-break/>ac vitam otiosam lu multis epulis .et ebrietatibus et Vene-<text:line-break/>ris usu immodico et cruditatibus, quae omnia praedictu ne-<text:line-break/>cessario consequuntur; caeteris autem omnibus corporibus<text:line-break/>puris ac excrementorum expertibus adsit praeter ea </text:span><text:span text:style-name="T6">quae<text:line-break/>diximus</text:span><text:span text:style-name="T2"> commoda, cunctis meatibus neque obstructis ne-<text:line-break/>que pressis libera transpiratio, exercitia vero moderata ac<text:line-break/>rictus temperatus, </text:span><text:span text:style-name="T6">ac</text:span><text:span text:style-name="T2"> deinceps his suppofitis, cogita quo-<text:line-break/>modo sit verisimile utraque corpora inspiratione putridi aeris<text:line-break/>affici. • Nonne consonum est haec statim a prima inspiratione<text:line-break/>initium putredinis accipere, unde in majorem noxam prola-</text:span></text:p>
      <text:p text:style-name="P10"><text:span text:style-name="T2">batur; quaecunque vero vacua excrementisal pura sunt, ea<text:line-break/>vel nullo modo, vel exigua labe infici, ut saclle ad habitum<text:line-break/>naturae recurrant ? Itidem quoties aeris temperamentum<text:line-break/>ab ipso naturae habitu immoderate recessit ad hurniditalem et<text:line-break/>caliditatem, pestilentes fore morbos necesse est; affici autem<text:line-break/>his maxime eos , qui jam prins pleni fuerint hunriditate ex-<text:line-break/>crementosa; quemadmodum qui laboribus moderatis ac vi-<text:line-break/>ctus. ratione temperata usifunt, penitus impatibiles perma-<text:line-break/>nent per omnes ejusmodi affectiones, Hic sermo supef uno<text:line-break/>exemplo nictus est, sed in omni genere causae venis est. Ac<text:line-break/>qni vult integre in eo exerceri, legat librum de causis ex-<text:line-break/>ternis. Ego vero praesenti libro parcens longitudini, uno<text:line-break/>capite, ubi omnia comprehendero, finem faciam. Oportet<text:line-break/>enim in unoquoque causarum </text:span><text:span text:style-name="T6">genesta</text:span><text:span text:style-name="T2"> scrutari, qua potissimum<text:line-break/>facultate morbos efficere soleat; deinde considerare congru-<text:line-break/>entes et repugnantes ei dispositiones corporum; scientem<text:line-break/>congruentibus quidem promptam laesionem esse, adversas</text:span></text:p>
      <text:p text:style-name="P10"><text:span text:style-name="T2">autem ac repugnantes, quantum vim habet et magnitudinem<text:line-break/>contrarietas, tantum invictas permansuras.' Ipse namque<text:line-break/>nidi nonnunquam eveniente tali statu, qualem Hippocrates<text:line-break/>in </text:span><text:span text:style-name="T6">oppido Cranone fieri dixit, carbunculos per populum<text:line-break/>grajsutos non paucos,</text:span><text:span text:style-name="T2"> quorum generatio ot alia omnia eo<text:line-break/>quo ille scripsit modo plane fuerunt. Quiuetiam quaecun-<text:line-break/>que scripsit tertio libro Epidemion in pestilenti statu, ea etiam<text:line-break/>omnia per aliam similem illi constitutionem extiteiunt. </text:span><text:span text:style-name="T6">ditrn~ &gt;<text:line-break/></text:span><text:span text:style-name="T2">ma eorum, ut ipfe Hippocrates declaravit, </text:span><text:span text:style-name="T6">putredo suit,</text:span><text:span text:style-name="T2"> at- &gt;<text:line-break/>que id ipsi praecognoscentes, statim incipiente statu quaecun-<text:line-break/>que corpora vidimus humida, quovis modo exicoare tenta-<text:line-break/>vimus; quaectmqne vero sicciora, pristinam naturam in his<text:line-break/>cusiodivimus; quaecunque vero excrementis plena, purga- .••<text:line-break/>tionibus sanavimus; quascunque vero obstructiones meatuum<text:line-break/>solvimus atque aperuimus. Sed haec quidem jam quodam </text:span><text:span text:style-name="T24">'<text:line-break/></text:span><text:span text:style-name="T2">modo ad medendi methodum pertinent, et certe in eo opere<text:line-break/>fusissime dicentur. ’ Nunc autem eorum mentionem feci, se-</text:span></text:p>
      <text:p text:style-name="P10"><text:span text:style-name="T2">quutus sermonem docentem, quonam modo ab una causa<text:line-break/>exuperante .quidam corripiuntur febribus, alii impatibiles<text:line-break/>permanent. Dispositiones enim corporum dissimiles mul-<text:line-break/>tiformesque iunt; etidcirco quidam facile vincuntur ac prom-<text:line-break/>ptissinre patiuntur a causa agente; alii invicti penitus et lui--<text:line-break/>patibiles funt, aut difficulter patiuntur. Ad ejus rei de-<text:line-break/>monstrationem coacti fumus mentionem fecisse etiam cura-<text:line-break/>tionis, perinde ut Hippocrates facientes, qui alicubi eodem<text:line-break/>quodam,modo celebre illud verbum adscripsit, </text:span><text:span text:style-name="T6">Id autem sa-<text:line-break/>natio ipsa indicat.</text:span></text:p>
      <text:h text:style-name="Heading_20_2" text:outline-level="2">Cap. Vll.</text:h>
      <text:p text:style-name="P78"><text:span text:style-name="T2">Praecautio igitur secundum talem queii-,<text:line-break/>dam modum sanatio est, quandoquidem et ipsa nomina<text:line-break/>saepenumero confunduntur apud medicos. Quemadmodum<text:line-break/>enim alio libro demonstravimus, totum est medici munus,<text:line-break/>corporis vitia emendare. Sed nihil ad proposita hujusmodi<text:line-break/>nominum subtilitate egemus. Sive enim feces in duo nomi-<text:line-break/>na tutum id, sanationem ac praecautionem; sive in unum<text:line-break/>ambo colligas, sanationem appellans, non parvum argumen-r'</text:span></text:p>
      <text:p text:style-name="P10"><text:span text:style-name="T2">tum est, non omnes ab ejusmodi causa similiter affici, dispo-<text:line-break/>sitio corporum, quae prohibita sunt epidemus ac pestilenti-<text:line-break/>bus morbis corripi. Unus enim primusque scopus in om-<text:line-break/>nibus communis est, ut </text:span><text:span text:style-name="T6">corpus maxime vacet excrementis<text:line-break/>et optime spiret,</text:span><text:span text:style-name="T2"> fecundum vero post hoc, ut exuperanti<text:line-break/></text:span><text:span text:style-name="T46">causae </text:span><text:span text:style-name="T6">repugnet, quoad fieri potest.</text:span><text:span text:style-name="T2"> Quibus vero contra-<text:line-break/>ria horum insunt, ocyssime afficiuntur, maximeque aegro-<text:line-break/>tant. Sed quoniam febrium pestilentium mentionem feci,<text:line-break/>ex putredlue omnium ortum habentium, par est incumben-<text:line-break/>tem animo ad hunc sermonem explicandum hoc loco scru-<text:line-break/>tari de antiqua opinione, omnem febrem consistere ex hu-<text:line-break/>morum putredine, 'asserente. Videtur enim ita sentire Athe-<text:line-break/>naei chorus, non obscuri quidem viri tum in caeteris ad ar-.<text:line-break/>tem spectantibus, turn praesertim in ea quae est de febribus<text:line-break/>scientia; in quibus ego plurimum cum illis sentio, verun-i<text:line-break/>tamen unum excipio, diarias nominatas febres. Non enim<text:line-break/>mihi ridentur hae subsequi putredinem humorum, sed qui<text:line-break/>ob aestum febricitat, ab ipso efficientis causae calore alterari</text:span></text:p>
      <text:p text:style-name="P10"><text:span text:style-name="T2">siolet. Ob iram vero febricitanti, et er quidem ebullitionem<text:line-break/>quandam fieri sanguinis lu corde necesse est</text:span><text:span text:style-name="T47">, </text:span><text:span text:style-name="T2">,non tamen pu- </text:span><text:span text:style-name="T24">-</text:span><text:span text:style-name="T25">t<text:line-break/></text:span><text:span text:style-name="T2">tredinem; ner,non per exercitationem, caliditatemamplio-<text:line-break/>rem praeter naturam sine humorum putredine accendi. Et<text:line-break/>quisquis cutem habuerit adsuictam, per quarn acria excre-<text:line-break/>nrenta evacuabantur, illis collectis febricitavit sine putredine<text:line-break/>humorum. Quinetiam </text:span><text:span text:style-name="T6">febres ex bubonibus omnes malae,<text:line-break/>excepta ephemera,</text:span><text:span text:style-name="T2"> ut Hippocrates dixit; licet etiam bubo<text:line-break/>inflammationum genere contineatur. Atque assentio in hoc </text:span><text:span text:style-name="T24">.<text:line-break/></text:span><text:span text:style-name="T2">femori:putredinis; nam ob eam rem:ex inflammatione fe-<text:line-break/>hricitant, non quemadmodum Erasistratus existimavit. At-<text:line-break/>tamen nonnullae sunt ex bubone febres lu genere diariarurn,<text:line-break/>quemadmodum aliae quaedam nuntiant non faclles curatu .<text:line-break/>morbos, ex inflammatione, aut ulcere, aut abscessu, aut al-<text:line-break/>tero' quopiam tali rn viscere affectu ortum habentes. Caete-<text:line-break/>rnrn dissident diariae febres ex bubone ab iis quae ex humo-<text:line-break/>rum putredine cousistunt, quae fit aut in aliquo, viscere, </text:span><text:span text:style-name="T24">aut<text:line-break/></text:span><text:span text:style-name="T2">lu cavis, ac maximis vasis, quoniam ubi febris ex bubone</text:span></text:p>
      <text:p text:style-name="P10"><text:span text:style-name="T2">consistit, pars continua semper calefit, ac calor quidem us-<text:line-break/>que ad ipsum cor distribuitur; caeterurn putrida fuligo us-<text:line-break/>que ad ipium minime pervenit, sed ibi manet circumscripta<text:line-break/>in bubonis loco, per alterationem solam continuarum par-<text:line-break/>tium ad cor perveniente calore; quo potissimum modo etiam<text:line-break/>per aestum ac per exercitationem ex partibus primo calesa-<text:line-break/>ctis distributio ad principium vitale fit, Ubi autem putre-<text:line-break/>do fuerit in visceribus atque in magnis vasis, veluti fumus<text:line-break/>ex putrescentibus humoribus ad cordis sinus pervenit Ac-<text:line-break/>cidit igitur humores in bubone quidem omnes consertim pii--<text:line-break/>trescere, sive uno die, sive duobus continenter, uspote fern-<text:line-break/>per luvicem adhaerentes et uno loco inolusos. Qui vero<text:line-break/>sunt in visceribus conditi et in magnis vasis, uspole trans-<text:line-break/>fluentes semper ac simul putrefacientes quos attigerint, tem-<text:line-break/>pore ampliori putridum accendunt calorem. Sed ut uno<text:line-break/>verbo </text:span><text:span text:style-name="T6">dicatur,</text:span><text:span text:style-name="T2"> quemadmodum lu exteris omnibus, quaecun-<text:line-break/>que calefiunt praeter naturam a quavis causa, si nequeat pu-<text:line-break/>trescere id quod calefit,- velut lapis aut lignum aut aliquod</text:span></text:p>
      <text:p text:style-name="P10"><text:span text:style-name="T2">aliud tale, eo usque perseverat calidum quoad refrixerit pan-<text:line-break/>latim. Id autem quod putrescere potest,' depascentem sem-<text:line-break/>per secundum continuitatem habet calorem. Quemadmo-<text:line-break/>dum alias nidi in agru stercus pebudum.simul et columbo-<text:line-break/>rum ex parte quapiam ab ipso sole calefactum ita vehemen-<text:line-break/>ter, ut multa exurgeret exhalatio lustar sumi ascendens, ve-<text:line-break/>hementer mordens atque afficiens</text:span><text:span text:style-name="T47">, </text:span><text:span text:style-name="T2">ut si quis propluquasset,<text:line-break/>ejus oculos et nares laederet. Porro stercus tangentibus<text:line-break/>erat ile calidum, ut deureret diutius impositas ipsi manus<text:line-break/>aut pedes. Non femen femper id symptoma durabat, sed<text:line-break/>sequenti die refrigerabatur quidem quantum stercoris ad sum-<text:line-break/>mum fervorem pridie pervenerat; quod autem continuum<text:line-break/>ipsi erat, tunc succendebatur, quando primum stercus in<text:line-break/>summo fervoris rigore erat; illudque ipsum, dum hoc incli-<text:line-break/>nabat, rursus incalebat atque effervescebat, ac paulo post<text:line-break/>summum fervorem obtinebat, primo refrigeratu, atque illud<text:line-break/>rursus inclinabat, dum id quod continuum erat, calorem con-<text:line-break/>cipicbat; et paulo post accendebatur quidem hoc, et ad funi-</text:span></text:p>
      <text:p text:style-name="P10"><text:span text:style-name="T2">mum fervoris perveniebet, prius autem refrigerabatur.<text:line-break/>Erat autem hic circuitus fere tempus diei ac noctis; ita ut<text:line-break/>exemplum sit masime conveniens febri </text:span><text:span text:style-name="T47">quotidianae. </text:span><text:span text:style-name="T2">Si </text:span><text:span text:style-name="T6">ve-<text:line-break/>ro</text:span><text:span text:style-name="T2"> duobus diebus' ac noctibus nictus circuitus fuisset, exem-<text:line-break/>plum foret ita febris tertianae; et si tribus, quartanae; et<text:line-break/>si quatuor, quintanae, ,si modo febris ulla quintana fit; ipse<text:line-break/>enim nondum perspicue vidi neque eum circuitum neque<text:line-break/>aliquem alium ultra quartanum. Sed de </text:span><text:span text:style-name="T6">febribus</text:span><text:span text:style-name="T2"> repeten-<text:line-break/>tibus per circuitum post dicetur. Putredo autem humorum<text:line-break/>quae fit in vasis, similis putredini, quae in inflammationibus<text:line-break/>fit et abscessibus et aliis phymatis, duplex quidem genere est;<text:line-break/>ex permissione autem duorum generum alia tertia varia specie,<text:line-break/>existis. Siquidem et mixtionis modi, quum alterum genus<text:line-break/>majoris minorisque ratione superet nt superetur, facile nu-<text:line-break/>merari non possunt, scd ex duobus generibus aIterum qui-<text:line-break/>dem fit superante natura, alterum vero evicta: superanle-<text:line-break/>quidem, ni per inflammationes et phymatodes tumores om-</text:span></text:p>
      <text:p text:style-name="P21"><text:span text:style-name="T2">nes, pus; lu humoribus autem venarum et arteriarum, id<text:line-break/>quod subsidet in urina proportione puri respondens. Atque<text:line-break/>haec putredo censetur, sed etiam habet aliquid concoctionis;<text:line-break/>manente enim adhuc concoquendi facultate vasorum, putres- .<text:line-break/>cens tunc humor ad talem alterationem deducitur. Porro<text:line-break/>alia est putredo concoctrice facultate adeo debili, ut nullamu-t<text:line-break/>tatio ad bonum putrescentis excrementi efficiatur; quod fit<text:line-break/>interdum illa extreme debili, quamvis putrescens humor fit<text:line-break/>modice pravus; interdum autem facultas ad extremam desii-<text:line-break/>litatem minime deducitur, fed humor summe pravus existit<text:line-break/>Hujusmodi excrementi putredo neque consistentium, neque<text:line-break/>colorem, neque odorem habet unum; fed putrescens humor<text:line-break/>femper fecundum substantiam permutatur ac variatur. . Al-<text:line-break/>tera vero putredo</text:span><text:span text:style-name="T47">, </text:span><text:span text:style-name="T2">quam et concoctionem esse diximus,' rn<text:line-break/>unam speciem puris semper mutatur, et</text:span><text:span text:style-name="T35">A</text:span><text:span text:style-name="T34"> </text:span><text:span text:style-name="T2">colorem et eorisi-<text:line-break/>stentiam et odorem</text:span><text:span text:style-name="T34">.</text:span></text:p>
      <text:h text:style-name="P2" text:outline-level="2">Cap. VI<text:span text:style-name="T66">II</text:span>.</text:h>
      <text:p text:style-name="P78"><text:span text:style-name="T2">Vincente igitur prorsus natura pus opti-<text:line-break/>mum gignitur, nisu album </text:span><text:span text:style-name="T47">ac </text:span><text:span text:style-name="T2">crassum et sibi simile undique;<text:line-break/>laeve autem tangenti </text:span><text:span text:style-name="T47">ac </text:span><text:span text:style-name="T2">minime foetidum. Quod si velut<text:line-break/>semiputridum suerit,, tertium genus in tali mutatione, quod<text:line-break/>paulo supra diximus, cousistit. Porro diximus sale genus<text:line-break/>maxime multiplex esse: nam quod magis. ac mluus recipiat<text:line-break/>concoctionem, lunumerabilis differentia esu Saepe enim<text:line-break/>album effectum, aut foetidum- est aut tenue consistentia;<text:line-break/>quandoque vero non album, fed lividum apparet, atque in<text:line-break/>omnibus his magis et minus est infinitum. Caeterurn quot<text:line-break/>in abscessibus putredinis differentiae sunt, tot in febribus ex<text:line-break/>putredine accensis urinarum ab iis, quae his innatant,, for-<text:line-break/>mae existunt: optima enim, quae ex putrente humore co-<text:line-break/>ctionern*a continenti vase suscipiente perficitur, candidum,<text:line-break/>laeve, aequale ac minime foetidum- sedimentum habet:<text:line-break/>pessima vero, quae in omnibus maxime contraria huic est.<text:line-break/>Ea vero, quae inedia est, quo propius ad earum alteram</text:span></text:p>
      <text:p text:style-name="P10"><text:span text:style-name="T2">accesserit, tanto melior aut deterior'esu Sed de urinarum<text:line-break/>differentia in commentariis de judicationibus disseritur. Fe-<text:line-break/>bres autem, quae ex putredine humorum accenduntur, </text:span><text:span text:style-name="T24">alias<text:line-break/></text:span><text:span text:style-name="T2">a dlariis esse existimare oportet. ' Atque harum dignotio </text:span><text:span text:style-name="T24">ne-<text:line-break/></text:span><text:span text:style-name="T2">quaquam difficilis est, quamvis impossibilis quibusdam </text:span><text:span text:style-name="T24">esse<text:line-break/></text:span><text:span text:style-name="T2">rideatur, idque re ipsa rnillies indicavimus, prima accessione<text:line-break/>finita, lotum ac modice ribatum ad solita opera redire prae-<text:line-break/>cipientes, ut postea non febricitaturum, et ita accidit. Unum<text:line-break/>igitur ac primum indicium diariarum febrium est, ab aliqua<text:line-break/>causa lucepisse recenti atque evidenti, quae praecesserit (quam<text:line-break/>consueverunt omnes medici juniores appellare causam pro-<text:line-break/>catarcticam) scd id quamvis inseparabile sitmb hniusmodi </text:span><text:span text:style-name="T6">fer<text:line-break/></text:span><text:span text:style-name="T2">bribus</text:span><text:span text:style-name="T24">, </text:span><text:span text:style-name="T2">earum proprium minime est, quoniam </text:span><text:span text:style-name="T24">et </text:span><text:span text:style-name="T2">aliae non-<text:line-break/>nullae incipiunt causa quadam evidenti praegressa: </text:span><text:span text:style-name="T24">Insepa-<text:line-break/></text:span><text:span text:style-name="T2">rabile vero et proprium est urinae concoctio statim </text:span><text:span text:style-name="T24">piinio<text:line-break/></text:span><text:span text:style-name="T2">die; </text:span><text:span text:style-name="T24">et </text:span><text:span text:style-name="T2">ad haec pulsus ad magnitudinem ac celeritatem, </text:span><text:span text:style-name="T24">in-<text:line-break/></text:span><text:span text:style-name="T2">signem accedentes, ita ut frequentia per exteriorem onietem</text:span></text:p>
      <text:p text:style-name="P10"><text:span text:style-name="T6">a</text:span><text:span text:style-name="T2"> proportione defiriat. Magis praeterea proprium atque<text:line-break/>inseparabile eurum </text:span><text:span text:style-name="T6">indicium</text:span><text:span text:style-name="T2"> est, quod systole minime cres-<text:line-break/>eat lu celeritatem; vel si crescat interdum, id minimum est,<text:line-break/>ac cognitu difficile et paulum a </text:span><text:span text:style-name="T6">pulsu</text:span><text:span text:style-name="T2"> naturali recedens,- quin<text:line-break/>etiam caloris suavitas proprium atque inseparabile est talium<text:line-break/>febrium, inseparabile vero et aequalitas, et ascensus liber,<text:line-break/>tum in caliditate tum pulsibus, non tamen proprium est: et—<text:line-break/>enim quibusdam aliis luest, quemadmodum et flatus clemen-'<text:line-break/>sia, neque enim id proprium est, quamvis his potissimum<text:line-break/>lusit, jAc melius quidem </text:span><text:span text:style-name="T6">fuerit</text:span><text:span text:style-name="T2"> haec communia, quod per<text:line-break/>incrementum ac vigorem diariis praecipue lusint, luter’ pro-<text:line-break/>pria reponere .Sit enim ita, quamvis non rei species, ta-<text:line-break/>men optimum certissimnmque testum febrium proprium simul<text:line-break/>atque inseparabile signum; quemadmodum declinatio, quae,<text:line-break/>cum sudore 1 aut madore, aut penitus vapore quodam suavf<text:line-break/>est, quam integritas perfecta excipiat. Haec quidem communis</text:span></text:p>
      <text:p text:style-name="P22"><text:span text:style-name="T2">est febrium diariarum dignotio. Sed de singulis feorfum fe-<text:line-break/>cundum speciem agam infra. '<text:tab/>'<text:tab/>: </text:span><text:span text:style-name="T34">- •</text:span></text:p>
      <text:h text:style-name="Heading_20_2" text:outline-level="2">Cap. IX.</text:h>
      <text:p text:style-name="P78"><text:span text:style-name="T2">Aliud autem genus febrium, quod dixi-<text:line-break/>sione diariis opponitur, nullum nomen commune omnium<text:line-break/>habet.. Differentiae autem primae duae existnnt, non ob-<text:line-break/>fcuris fpeciebus definitae; quaedam enim </text:span><text:span text:style-name="T10">(</text:span><text:span text:style-name="T2">.ex lis putredine,<text:line-break/>humorum accenduntur; aliae </text:span><text:span text:style-name="T6">vero</text:span><text:span text:style-name="T2"> partes ipsas animalis su-.<text:line-break/>lidas occuparunt, atque appellant eas hecticas febres, vel,<text:line-break/>quia stabiles funt ac. solutu difficiles, quemadmodum habitus,,<text:line-break/>vel quia ipsum corporis habitum occuparunt. . Jta namque,<text:line-break/>consueverunt nominare solidas partes, eas humoribus diri- ,<text:line-break/>sione opponentes. Indicia igitur'febrium, quae ex humo-<text:line-break/>rum putredine accenduntur, haec funt. Primum omnium,<text:line-break/>proprium quidem, fed mluime inseparabile eft, quod nulla<text:line-break/>praeincipiens causa tales praecesserit febres, neutri enim ali-<text:line-break/>orum generum hoc luest, eo quod omnes diariae ex causis<text:line-break/>procatarcticis consistant, hecticae autem quoties sine iis ge-<text:line-break/>nerautur', nunquam ab initio invadunt:, quocirca quoties</text:span></text:p>
      <text:p text:style-name="P10"><text:span text:style-name="T2">sine praerncipiente causa qnis febricitare coeperit, causam<text:line-break/>hujus affectionis esse in humoribus sciendum </text:span><text:span text:style-name="T47">est. </text:span><text:span text:style-name="T2">Sed inter-<text:line-break/>dum causa quaepiam evidens, quae praecesserit, diariam </text:span><text:span text:style-name="T6">fe-<text:line-break/>lirem,</text:span><text:span text:style-name="T2"> quantum est in seipsa, committens, febrem ex humo-<text:line-break/>runr putredine excitavit, quoties affectum corpus itafe habet,<text:line-break/>id est quum impurum excrementosumque est. Ubi enim<text:line-break/>excrementa per diariam febrem plus aequo calefacta fuerint,<text:line-break/>deinde initium putredinis inde susceperint, alterum febrium<text:line-break/>genus accendunt, priore sudato. Sed luternoscitur successio<text:line-break/>talis febris indirio proprio simul atque inseparabili; quod fe-<text:line-break/>bris' diaria nequaquam desinat ad exquisitam integritatem<text:line-break/>Accidit sane interdum in diariarum febrium vigore, aliquod<text:line-break/>transmutationis </text:span><text:span text:style-name="T6">indicium</text:span><text:span text:style-name="T2"> prossi; ac multo magis in declina-<text:line-break/></text:span><text:span text:style-name="T24">tione, </text:span><text:span text:style-name="T2">quoties, ut paulo ante dicebamus, maxima tranquilli-<text:line-break/></text:span><text:span text:style-name="T24">tas febris </text:span><text:span text:style-name="T2">abest, quae adesse deberet. Haec sunt transitus<text:line-break/>indicia At vero febrem a rigore incepisse, neque praegresso<text:line-break/></text:span><text:span text:style-name="T24">aestu, </text:span><text:span text:style-name="T2">neque frigore vehemente, qualem maxime patiuntur</text:span></text:p>
      <text:p text:style-name="P10"><text:span text:style-name="T2">qui per nivem faciunt iter vel alio modo in vehementi frigore<text:line-break/>versantur diutius, proprium est et hoc febrium,’ quae ex hu-<text:line-break/>morum putredine accenduntur, sed haud quaquam insepara-<text:line-break/>bile. Non enim omnibus ipsis, quemadmodum nec horror,<text:line-break/>inest: is enim non solum non inseparabilis est ab hujusmodi<text:line-break/>febribus, fed nec ab initio proprius esu Caeterurn pulsuum<text:line-break/>atque caloris inaequalitatem esse, sive’ per, accessiones sive<text:line-break/>per incrementa, talium generi febrium proprium est, sed<text:line-break/>lraudquaquam inseparabile; multae enim etiam sine inaequa-<text:line-break/>litate sensibili incipiunt, atque ad statum perveniunt. Jam<text:line-break/>vero multo minus illud </text:span><text:span text:style-name="T6">inscpardbile esi,</text:span><text:span text:style-name="T2"> quod accessio inul-<text:line-break/>tas habeat invasiones, quod rursus exacerbari appellamus.<text:line-break/>Quemadmodum et pulsuum compressio (ita vero </text:span><text:span text:style-name="T6">nominant,<text:line-break/></text:span><text:span text:style-name="T2">ubi incipiente accessione parvi admodum 'et inaequales exi-<text:line-break/>stunt) neque id talium febrium inseparabile esi, non tamen<text:line-break/>commune est alteri ulli generi febrium, fed harum propri-<text:line-break/>um, quemadmodum ipsa inaequalitas,ubi alicujus fympto-.<text:line-break/>matis ratione non accidit 'Saepe enim in ipso ore ventri-.</text:span></text:p>
      <text:p text:style-name="P10"><text:span text:style-name="T2">culi collecto ortbdam pravo humore ac mordente ipsum vel<text:line-break/>refrigerante, parvi simul inaequalesque fiunt. In frigidis<text:line-break/>quidem humoribus parvitas, in mordacibus vero inaequa-<text:line-break/>litas exuperat: scd vomentibus haec ambo statim desistunt.<text:line-break/>Ubi vero ventriculus nihil ejusinodi patitur, generis prae- </text:span><text:span text:style-name="T24">.<text:line-break/></text:span><text:span text:style-name="T2">dictarum febrium tales pulsus existunt. At vero maximum<text:line-break/>indicium febrium putridarum </text:span><text:span text:style-name="T47">est </text:span><text:span text:style-name="T2">caloris qualitas. Nihil enim<text:line-break/>suave, neque moderatum, neque diariis sunile habet; scd<text:line-break/>quemadmodum optimi ante nos medici dixerunt, mordax po-<text:line-break/>tius quodammodo est, ut laedat mordeatque tactum , vehiti<text:line-break/>sumus oculos ac neres. Verum luter initia accessionum, dum<text:line-break/>adhuc 'suffocatur calor ac succendunto intus excrementa,<text:line-break/>non statim admoventibus manum dignoscitur; ' scd .diutius<text:line-break/>immorantibus praedictum caloris genus de, profundo emergit &gt;<text:line-break/>Ac, ut mihi videtur, quum tale aliquid, vidisset Themison,<text:line-break/>proprium atque inseparabile esse omnibus febribus existima- -</text:span></text:p>
      <text:p text:style-name="P10"><text:span text:style-name="T2">liat Red de his suo loco rursus agetur. Praedicta autem<text:line-break/>species caloris perpugens, ut ita dixerim, aut erodens, </text:span><text:span text:style-name="T6">vel-<text:line-break/>ati</text:span><text:span text:style-name="T2"> medicamentum aliquod </text:span><text:span text:style-name="T47">acre </text:span><text:span text:style-name="T2">impositum manum, putre-<text:line-break/>dinis humorum suboles est, perspicue per incrementa atque<text:line-break/>vigores febrium apparens</text:span><text:span text:style-name="T47">; </text:span><text:span text:style-name="T2">non tamen statim per initia ac-<text:line-break/>cessionum perspicue </text:span><text:span text:style-name="T6">exisiit.</text:span><text:span text:style-name="T2"> Proprium praeterea lusepara-<text:line-break/>bile est generi febrium, quae ex humorum putredine accen-<text:line-break/>duntur, velocitas contractionis pulsus, evidentior quidem<text:line-break/>per incrementa apparet, fed minime obscura per ipsos vigo-<text:line-break/>res atque accessiones. Comitatur autem has per initia par-<text:line-break/>vus simul ac velox pulsus; per vigorem autem magnus si-<text:line-break/>mul ac velox. Nec secus frequentia ipsa per exteriorem<text:line-break/>quietem perspicua est in ejusmodi febribus, neque diariis, ne-<text:line-break/>que hecticis similis. Maxime proprium praeterea est testum<text:line-break/>febrium urinae cruditas;- atque obscura concoctio propri-<text:line-break/>um indicium est febrium ex humoribus consistentium. Ne-<text:line-break/>que enim cruda, neque obscure concocta lu febribus diariis</text:span></text:p>
      <text:p text:style-name="P10"><text:span text:style-name="T2">existit. Atque alterutra quidem earum seorsum dicta pro-<text:line-break/>prium est febrium putridarum indicium ; scd ambo simul di-<text:line-break/>cta per ipsam enuntiationis disjunctionem penitus' insepa-<text:line-break/>rabilia sunt. Nam primae urinae in tali febrium genere vel<text:line-break/>penitus crudae, vel obscure concoctae simul prodeunt. Ma-<text:line-break/>gnum vero atque infigne indicium concoctionis in, primis<text:line-break/>urinis nunquam existit per hujusmodi scbres, excepta diari-<text:line-break/>arum in has transmutatione, quam panio ante docuimus,<text:line-break/>Caeterurn praeter haec, quae diximus, ludiria propositarum<text:line-break/>febrium, id quoque existit, per accessionis rigorem declarare </text:span><text:span text:style-name="T40">i<text:line-break/></text:span><text:span text:style-name="T2">symptoma quoddam ardentis febris; quemadmodum fi quod<text:line-break/>epialae, ae lipyriae, vel femitertianae, vel typhonis, vel al-<text:line-break/>terius talis febris symptoma suerit; quae propria quidem<text:line-break/>sunt generis sobrium ex putredine humorum consistentium,<text:line-break/>non tamen inseparabilia, et ob eam rem, si quidem haec<text:line-break/>minime adfuerint, ex aliis indicium </text:span><text:span text:style-name="T6">quaerendum-</text:span><text:span text:style-name="T2"> si vero<text:line-break/>adfuerint, sion solum genus talium febrium, sed et species</text:span></text:p>
      <text:p text:style-name="P10"><text:span text:style-name="T2">una aliqua ex ipsis significatur. Quod si declinatio minime<text:line-break/>desinat ad integritatem, sive per sudorem</text:span><text:span text:style-name="T47">, </text:span><text:span text:style-name="T2">sive etiam aliter<text:line-break/>fiat, alterum e duobus erit, aut indicium transitus in </text:span><text:span text:style-name="T6">aliam<text:line-break/>scbrem,</text:span><text:span text:style-name="T2"> si superiora </text:span><text:span text:style-name="T47">omnia </text:span><text:span text:style-name="T2">diariae fuerint indicia; vel si<text:line-break/>nullum ex his inerit, febrem quandam ex humoribus con-<text:line-break/>sistentem statim ab initio invasisse ostenditur. Sr vero pul-<text:line-break/>sus prima die durus existat, cousiderandum nurn concretio<text:line-break/>quaedam ex frigore, an siccitas, an tensio convulfifica in cor-<text:line-break/>pore laborantis, an inflammatio quaedam, an scirrhus fit;<text:line-break/>scientes quod ex his tantummodo pulsus durus ' efficiatur.<text:line-break/>Nam Archigenis errores eirca notionem dignotionemque duri<text:line-break/>pulsus in opere de pulsibus abunde docuimus, in quo ver-<text:line-break/>siatus fit oportet qui ad hos libros legendos accedet,’" ac po-,<text:line-break/>tissimum in ea parte quae de pulsuum dignotione </text:span><text:span text:style-name="T6">agit.</text:span><text:span text:style-name="T2"> Et-<text:line-break/>enim pulsuum ipsorum nomina ac significata ab eis omnia<text:line-break/>omnemque numerum uno volumine indicavimus, quod qui-<text:line-break/>dem .inscripsimus de differentiis pulsuum. Sed quonam mo-</text:span></text:p>
      <text:p text:style-name="P10"><text:span text:style-name="T2">do unumquemque conveniat dignoscere</text:span><text:span text:style-name="T54">, </text:span><text:span text:style-name="T2">alio volumine di- .<text:line-break/>xirnus in quatuor libros </text:span><text:span text:style-name="T6">distincto,</text:span><text:span text:style-name="T2"> </text:span><text:span text:style-name="T47">quod </text:span><text:span text:style-name="T2">inscripsuuus de di-,<text:line-break/>gnotione pulsuum: quemadmodum alios deinceps quatuor li-<text:line-break/>bros de causis pulsuum effecimus; et item quatuorpraeter di-<text:line-break/>ctos de praenotione ex pulsibus, non folum verbis, sed etiam<text:line-break/>re ipsa indicantes hujus scientiae utilitatem. Et si quis no-<text:line-break/>biscurn una accessit ad aegros, horum librorum speculationem .<text:line-break/>re ipsa demonstrantibus, cum caetera ei persunsa sunt, tum<text:line-break/></text:span><text:span text:style-name="T6">vero etiam illud,</text:span><text:span text:style-name="T2"> non esse </text:span><text:span text:style-name="T6">videlicet</text:span><text:span text:style-name="T2"> durum pulsum aut pro,. </text:span><text:span text:style-name="T24">•<text:line-break/></text:span><text:span text:style-name="T2">prium talium febrium aut inseparabilem. Sed de hoc nunc<text:line-break/>non est dicendi locus p nam praedictis libris et estis octo li-<text:line-break/>bris, quibus expendimus librum de pulsibus Archigenis, ab-<text:line-break/>unde hujusmodi symptomata docuimus; hoc loco, quod sit.<text:line-break/>necessarium, tantummodo indicabitur. Pulsus durus neque<text:line-break/>proprius est, neque inseparabilis cuipiam generi febrium,<text:line-break/>neque diariae, neque putridae, neque hecticae. Sedliectieae<text:line-break/>inest magna ex parte, atque interdum iu aliis duobus generi- </text:span><text:span text:style-name="T24">&gt;</text:span></text:p>
      <text:p text:style-name="P10"><text:span text:style-name="T2">bus </text:span><text:span text:style-name="T47">ob </text:span><text:span text:style-name="T2">symptoma quoddam </text:span><text:span text:style-name="T47">In </text:span><text:span text:style-name="T2">diaria </text:span><text:span text:style-name="T47">quidem</text:span><text:span text:style-name="T2">, quoties fe-<text:line-break/>bris affligit' </text:span><text:span text:style-name="T47">ob </text:span><text:span text:style-name="T2">peririgerationem vehementem, vel tensio<text:line-break/>quaedam nervosa inest; </text:span><text:span text:style-name="T47">atque </text:span><text:span text:style-name="T2">interdum </text:span><text:span text:style-name="T6">efficitur</text:span><text:span text:style-name="T2"> ob aestum<text:line-break/>vehementem, vel lassitudinem simul, vel inopiam alimenti,<text:line-break/>vel vigilias immodicas, vel evacuationem; quum ob alimen-<text:line-break/>tum defectum haec quoque constiterint. Per febres autem<text:line-break/>putridas pulsus quoque durus habetur, quoties in viscere in-<text:line-break/>flammatio fatigat vel scirrhus; et ob symptoma aliquod<text:line-break/>conjunctum, aut nervosam aliquam tensionem, aut siccita-<text:line-break/>tem , durus quoque sic pulsus evadit, velet et iis qni intem-<text:line-break/>pestive frigidam biberunt, aut eadem laverunt et fructus<text:line-break/>quosdam largiter comederunt. Sed pnisus duras nunquam<text:line-break/>efficitur per ipsam febrem, qua febris est, neque per ipsam<text:line-break/>diariam, nequeper ipsam putridam; neque enim quoties ex<text:line-break/>inflammatione febris affligit, eodem modo febris ac pulsus<text:line-break/>durities 'comitatur;, sed febris qnidem sequitur putredinem<text:line-break/>humorum; durities autemteusionem ex repletione vnsorurn.<text:line-break/>Nam, ut semel dicatur, durities tunicis arteriarum accedit,</text:span></text:p>
      <text:p text:style-name="P10"><text:span text:style-name="T2">vel propter concretionem, vel tensionem, vel siccitatem.<text:line-break/>Concretionem igitur refrigeratio vehemens committit; tensi-<text:line-break/>onem vero inflammatio ac icirrhus, atque etiam nervorum<text:line-break/>proportione respondens inflammationibus dispositio; sicci-<text:line-break/>tatem vero evacuationes diuturnae vel oh alvi fluorem, veI<text:line-break/>lienteriam, vel dysenteriam, vel vomitum longum, vel aliud<text:line-break/>istiusmodi, et fames diuturna atque ardentes febres, diutur-<text:line-break/>nae et, ut in totum dicatur, quaecunque vehementer exic-<text:line-break/>cant ipsius animalis partes solidas, velut et hecticae; de qui-<text:line-break/>bus nunc dicere suerit tempestivum, ab earum generatione<text:line-break/>exorsis.</text:span></text:p>
      <text:h text:style-name="Heading_20_2" text:outline-level="2">Cap. X.</text:h>
      <text:p text:style-name="P78"><text:span text:style-name="T2">Quae igitur febres vocantur hecticae, duo-<text:line-break/>bus modis ortum habent magira ex parte febribus ardentibus,<text:line-break/>quae vel prorogantur adeo, ut' consumant spatio temporis<text:line-break/>humorem corporis cordis, vel etiam quum adhuc multus<text:line-break/>permaneat. Illae igitur non solum hecticae, sed etiam ta-<text:line-break/>bidae jam existunti Hae vero quae manente adhuc humore<text:line-break/>fiunt, corpus ipsum cordis prehendentes, lude maxime ac-</text:span></text:p>
      <text:p text:style-name="P10"><text:span text:style-name="T2">cenduntur, quemadmodum lucernarum flamma ex ellycli-<text:line-break/>i </text:span><text:span text:style-name="T24">io-. - </text:span><text:span text:style-name="T2">Atque una quidem ejus generatio a me est prodita.<text:line-break/>Reliqua autem est, </text:span><text:span text:style-name="T27">:</text:span><text:span text:style-name="T24"> </text:span><text:span text:style-name="T2">quoties statim ab initio luvnseriut, pri-<text:line-break/>mum sui ortum diariis similem facientes </text:span><text:span text:style-name="T47">ob </text:span><text:span text:style-name="T2">moerorem, irain,<text:line-break/>lassitudinem magnam ctnu aestu contractum. Has igitur </text:span><text:span text:style-name="T6">fe-<text:line-break/>bres fanare</text:span><text:span text:style-name="T2"> nequaquam difficile est; quae vero ex eis deve-<text:line-break/>nerint lu marasmum inscitia medicorum, qulcurationi prae-<text:line-break/>fecti fuermrt, eas sanare non solum non facile, sed etiam im-<text:line-break/>possibile est, quoties plane jam confirmatae fuerint, nec am-<text:line-break/>plius incipiant. Earum enim natura calida </text:span><text:span text:style-name="T6">ac</text:span><text:span text:style-name="T2"> ficca .-.existrt,<text:line-break/>quum </text:span><text:span text:style-name="T6">cor</text:span><text:span text:style-name="T2"> similiter afficitur ac ellychnium </text:span><text:span text:style-name="T6">in</text:span><text:span text:style-name="T2"> lucerna, quo-<text:line-break/>ties plurimum crematum fuerit. Etenim ita exusium com-<text:line-break/>minuitur atque dissolvitur, perditque continuitatem prae<text:line-break/>ariditate, ut neque si affundas abunde oleum, queas rursus<text:line-break/>accendere flammam copiosam. Parva enim atque infirma<text:line-break/>flammula in ipso dispergitur, ac femper minor efficitur, us-<text:line-break/>ortequo extincta fit. -Atque exacte quidem tabida febris hu-</text:span></text:p>
      <text:p text:style-name="P10"><text:span text:style-name="T2">jusmodi existit, nec eadem est cum affectu marcore. Hic<text:line-break/>enim in iis efficitur, qui consenuerunt, sine febre, extincto<text:line-break/>lu istis nativo ealoie ( quae potissimum moerore vacua mors<text:line-break/>est, ac fecuudunr naturam ex siccitate consistens ) velut et in<text:line-break/>iis qui emarcent praeter naturam, genus illud </text:span><text:span text:style-name="T6">efficitur,<text:line-break/></text:span><text:span text:style-name="T2">quod Philippus nominat ex morbo senectam, in quam mul-<text:line-break/>tos novimus non senes folum, scd etiam pueros incidisse.<text:line-break/>Febris autem tabida non solum sicca, scd et calida affectio<text:line-break/>est. Extinguitur autem </text:span><text:span text:style-name="T6">per</text:span><text:span text:style-name="T2"> eam multo celerius calor in<text:line-break/>animali, atque tabescit totum corpus instar arboris prorsus<text:line-break/>arefactae, vel ob .temporis longitudinem </text:span><text:span text:style-name="T29">, </text:span><text:span text:style-name="T2">vel flammae vici-<text:line-break/>nitatem, vel fortem atque immoderatum squalorem. Sed de<text:line-break/>tu ta marcoris affectione, qualis sit, seorsum diximus.</text:span></text:p>
      <text:h text:style-name="Heading_20_2" text:outline-level="2">Cap. XI.</text:h>
      <text:p text:style-name="P78"><text:span text:style-name="T2">Quum autem hecticarum febrium duplex<text:line-break/>genus sit, ut ante definivimus, indicia deinceps explicemus.<text:line-break/>Febris igitur hectica ciun marcore corncidens promptissime<text:line-break/>ac facillime cognosci potest. Prius enim quam tangas pul-</text:span><text:span text:style-name="T24">•</text:span></text:p>
      <text:p text:style-name="P10"><text:span text:style-name="T2">sum atque calorem, oculos supra modum cavos videbis, quasi<text:line-break/>in fovea quadam conditos, ob totius humidae eorum sub-<text:line-break/>stantiae consumptionem; ita ut ossa, quibus palpebrae an-<text:line-break/>nexae sunt, promineant. Quinetiam lippitudines in eis vi-<text:line-break/>funtur aridae, ac quaedam squalida dispositio, qualis maxi-<text:line-break/>me inest eis, qui per pulverem multum tota die in sole ca-<text:line-break/>lido fecerunt iter. Flos ipse praeterea vividus coloris per-<text:line-break/>iit, atque id toti faciei acridit, et immoderatus squalor ha-<text:line-break/>betur totius cutis circa faciem, maximeque circa frontem,<text:line-break/>ita ut propter ficcitatem dura atque intensa fit; non tamen<text:line-break/>queunt palpebras ipsas multum attollere, perinde afiectifem-<text:line-break/>per, ut qui dormituriunt. Quinetiam connivent magna ex<text:line-break/>parte, quemadmodum qui dormitant. Est autem talis affe-<text:line-break/>ctio nequaquam somnus, sed impotentia vigilandi,“ Cernes<text:line-break/>praeterea extabuerunt circa tempora, ita ut ea loca collapsa<text:line-break/>cavaque appareant. Etenim quid aliud quam ossa ac cutis<text:line-break/>funt ? ita ut si eos denudes, in ventre nullum fuperesse inte-</text:span></text:p>
      <text:p text:style-name="P10"><text:span text:style-name="T2">stinum, nec ulla viscera, atque hypochondria ipsa retracta<text:line-break/>esse ad thoracem admodum videantur. Quod si libeat illos<text:line-break/>tangere, cutis quidem perquam arida existit, et ubi attollas<text:line-break/>apprehendens, eligitis, quasi corium quoddam stat. Pulfus<text:line-break/>autem tenuis, durus, obscurus ac frequens </text:span><text:span text:style-name="T6">habetur-.</text:span><text:span text:style-name="T2"> Calor<text:line-break/>autem primo quidem accursu debilis, scd paulo post acer </text:span><text:span text:style-name="T6">at-<text:line-break/>que</text:span><text:span text:style-name="T2"> erodens apparet, </text:span><text:span text:style-name="T47">ac </text:span><text:span text:style-name="T2">magis ubi tangendo diutius imrno-<text:line-break/>reris. Sed minime convenit reliqua indicia commemorare<text:line-break/>in re tam perspicua. Itaque satius est, ut ad ipsum marco-<text:line-break/>rem adhuc incipientem oratione veniamus. Marcorem ergo<text:line-break/>incipere dico, quoties hmnor insitus in unoquoque corpore<text:line-break/>dispersus per loca media partium similarium, ex quo partes<text:line-break/>primum aluntur, fere in ipso corpore cordis nullus amplius<text:line-break/>inesse videtur.- Quousque enim aliquid ipsius fervatur, he-<text:line-break/>ctica febris tantummodo est, nondum tamen marasmodes.<text:line-break/>Quum vero res eo periculi devenerit, ut fere nihil amplius<text:line-break/>hujus humoris existat, exquisitus jam marcor consistit Dis-</text:span></text:p>
      <text:p text:style-name="P10"><text:span text:style-name="T2">sicilis ergo cuiuslibet hecticae febris dispositio est, quoties<text:line-break/>ipsius principii tempus praeterierit. . Definio autem princi-<text:line-break/>pium, non dierum vel horarum numero, quemadmodum ne-<text:line-break/>que in caeteris morbis, scd ipsa qualitate dispositionis. Et-<text:line-break/>enim dum ccorpus ipsum cordis discedit ab ipsa temperie natu-<text:line-break/>rasi, non. statim. lusitus humor perit, neque facultas debilita-<text:line-break/>tur,' scd in primis velut ebullitio quaedam efficitur ipsius<text:line-break/>humoris, quo tempore talis febris facillime curatur; quippe<text:line-break/>quod facultas nihildum perpessa esu Deinceps autem con-<text:line-break/>sumptio quaedam fit oh ebullitionem, eaque ipsa amplius jam<text:line-break/>procedente, ipsa etiam corpora similaria, quae velut elenien-<text:line-break/>ta cordis </text:span><text:span text:style-name="T6">exisiunt,</text:span><text:span text:style-name="T2"> sicciora evadunt, nrluusque alimenti sen-<text:line-break/>tiunt, ac facultas debilis redditur tantum, quantum siccitas<text:line-break/>ac caliditas in eo exuperat, e quibus alterum sufficiens erat,<text:line-break/>ut exuperans infirmam redderet facultatem. Talis febris<text:line-break/>jam quodammodo medio genere ambigit, ac media est insana-'<text:line-break/>bilis penitus illius tabidae ejnsque quam paulo ante diximus,<text:line-break/>adlmc incipientem facillime posse curari. Atqu</text:span><text:span text:style-name="T8">e</text:span><text:span text:style-name="T2"> in ea per-</text:span></text:p>
      <text:p text:style-name="P10"><text:span text:style-name="T2">quum multa latitudo existit, quoniam non parva allectionis<text:line-break/>ipsius permutatio majoris minorisque ratione. Itaque<text:line-break/>quoties ab utraque febre discessit aequaliter, ab exquisite sci-<text:line-break/>licet tabida, eaque quae nondum quippiam ejusmodi habet,<text:line-break/>medis quodammodo est, et ad curationem ambiguum habens<text:line-break/>in utroque momentum. Quae autem tabidae propior est,<text:line-break/>jam periculo proxima est, quemadmodum priori alteri pro-<text:line-break/>pinquior spem obtinet non parvam sanitatis. Sed tempus<text:line-break/>est, ut ad earum indicia transeamus ; et primum quidem il-<text:line-break/>lius, quae potest facile curari, nisi in vulgarem quempiam .<text:line-break/>medicum lucidat. Est autem, ubifola consistit, nequaquam<text:line-break/>difficilis cognitu; implexa autem cuipiam putridae, depre-<text:line-break/>hensu difficilis jam existit ob permixtionem. , Sed primam<text:line-break/>subjiciamus ipsam solam ex quadam causa praedicta consi-<text:line-break/>stere; atque appareant in ea prima die cuncta febrium diari-<text:line-break/>arum generis indicia. . Simul igitur cum eis apparebit sta-<text:line-break/>tim caulae procatarcticae species, atque id-indicabitur proce-</text:span></text:p>
      <text:p text:style-name="P10"><text:span text:style-name="T2">dente oratione. Sed interrogando aegrotum ipsum licebit<text:line-break/>discere, si aliis lu rebus non male affectus, ex ira vehementi<text:line-break/>tantummodo vel moerore febricitare inceperit. Quod si<text:line-break/>videantur haec ita sc habere, scbrisque extendatur usque lu<text:line-break/>fecundum diem, nequaquam desinens ad integritatem, scd<text:line-break/>neque vehementior evadens, si squalidior qrudem appareat,<text:line-break/>suspicari hecticam fore talem debes. Quod si tertio die sine<text:line-break/>cibo transmittere voluerit suspectas horas accessionis, quae<text:line-break/>tertio quoque die </text:span><text:span text:style-name="T6">prehendere solet,</text:span><text:span text:style-name="T2"> ac neque additio nila<text:line-break/>facta sit neque imminutio insignis, fed primae febris parvae<text:line-break/>reliquiae extendantur, permaneantque cum squalido corpore<text:line-break/>et calore, miti quidem in primo' cccursu manus apparente,<text:line-break/>moranti autem diutius acri, mordaci et squalido occurrente,<text:line-break/>talem sebrem hecticam esse existimare debes. At vero ma-<text:line-break/>ximam tibi atque certissimum indicium erit naturae ejus, nu-<text:line-break/>trito homine, quando certissime videtur transivisse omnes<text:line-break/>horas suspectas. Statim enim a cibo post unam horam vel</text:span></text:p>
      <text:p text:style-name="P10"><text:span text:style-name="T2">alteram omnibus tangentibus aegrum alterum incretnen-<text:line-break/>tum febris ipsa habuisse ridebitur. Nec deerit qui increpet,<text:line-break/>tanquarn intempestive dantes cibum, et ipso potissimum tem-<text:line-break/>pore accessionis, et </text:span><text:span text:style-name="T6">dicat</text:span><text:span text:style-name="T2"> diutius fuisse expectandum, et tar-<text:line-break/>dasse accessionem. Sed res non ita sc habet. Cuilibet enim<text:line-break/>hecticae febri, proprium inseparabile id est, ut ingesto cibo<text:line-break/>calor accendatur, pulsusque in magnitudinem ac velocitatem<text:line-break/>increscat; ita ut laboris expers insultus accessionis esse vi-<text:line-break/>deatur. Laboris expertem voco, in quo nec horror extitit,<text:line-break/>nec frigus extremorum, neque somnus degravans, neque pi-<text:line-break/>gritia iusignis, vel inaequalitas quaedam penitus; vel in </text:span><text:span text:style-name="T6">ca-<text:line-break/>lore,</text:span><text:span text:style-name="T2"> vel in pulsu, imo nec etiam parvitas, neque debilitas,<text:line-break/>neque aliud hujusmodi quicquarn, scd tanquarn alii cuipiam<text:line-break/>nutrito pulsus major statim ac velocior redditrir. Accidit<text:line-break/>autem interdum et in aliis quibusdam febribus incrementum<text:line-break/>laboris expers: et, quod quidem ex ipsc est, videbitrtr mi-<text:line-break/>nime esse hecticae febris symptoma proprium inseparabile.</text:span></text:p>
      <text:p text:style-name="P10"><text:span text:style-name="T2">Sed non purum differt, si ad universam dictorum indiciorum<text:line-break/>collectionem respexeris. In omnibus enim assis febribus ta-<text:line-break/>les accessionum insultus laboris expertes existunt etiam citra ,<text:line-break/>alimentum ingestum. In hectica autem penitus contrarium-<text:line-break/></text:span><text:span text:style-name="T6">evenit,</text:span><text:span text:style-name="T2"> nullo enim tempore accessionis insultus prehendit,<text:line-break/>sed una continua febris est, velut ea quae continens proprie<text:line-break/>nominatur. Sed haec quidem quasi flammam quandam per-<text:line-break/>multarn occurrentem habetimponentibas manum; praeterea<text:line-break/>pulsus quoque velocissimus, frequentissimus, maxirnusque ei<text:line-break/>existit. lu febre autem hectica neque caloris multitudo<text:line-break/>occurrit, ac pulsus tanto minor, rarior, tardiorque est quam<text:line-break/>lu continente, quanto calor ipfe minor habetur.</text:span></text:p>
      <text:h text:style-name="Heading_20_2" text:outline-level="2">Cap. XII.</text:h>
      <text:p text:style-name="P78"><text:span text:style-name="T2">Commune igitur cujusvis hecticae felnis<text:line-break/>est,, ut exigua sit atque aequalis semper a primo initio usque<text:line-break/>ad,ultimum finem. Proprium autem ejus, quae tabi affinis ,<text:line-break/>existit, siccitas est; quoniam hectica febris saepenumero sine?<text:line-break/>siccitate consistit; nequaquam trausiens in marcorem, qualis</text:span></text:p>
      <text:p text:style-name="P8"><text:span text:style-name="T2">etiam nunc multis lu magna penuria contigit.- Febris igitur-<text:line-break/>hectica dissidet a synocho, quemadmodum dictum jam est.<text:line-break/>Ab aliis autem laborum expertes accessionum habentibus in-‘<text:line-break/>sultus eo ipso maiirne </text:span><text:span text:style-name="T47">dissidet, </text:span><text:span text:style-name="T2">quod laborum angustiam-<text:line-break/>quandam illae omnino habeant post alimentum sub' ipsam<text:line-break/>accessionis invasionem; hecticae autem post alimentum velut<text:line-break/>accessionis insultus, quidam laborum expers contingat y qui,<text:line-break/>ut paulo ante docui, minime accessio habetur, scd imperitos<text:line-break/>circa talia decipit ob caloris tum multitudinem tum magni-’<text:line-break/>tudluem velocitalemque pulsus. Talis autem febris sequenti<text:line-break/>die planius cognoscetur’, fi diligentius observaverimus, quam-<text:line-break/>diu permaneat, ubi cibunr sumpserit aeger, ipsa pulsus </text:span><text:span text:style-name="T6">ca<text:line-break/></text:span><text:span text:style-name="T2">lorisque alteratio.- Invenies enim tamdiu permanere omni-<text:line-break/>um, quae manifeste apparent, alterationem, donec distributio-<text:line-break/>' alimenti atque adjectio squalorem cordis humesaciat; de-<text:line-break/></text:span><text:span text:style-name="T40">‘ </text:span><text:span text:style-name="T2">inde rursus ad pristinum redire statum, qui erat antequam</text:span></text:p>
      <text:p text:style-name="P7"><text:span text:style-name="T2">sumeret alimentum. . Si igitur alio tempore nutrias ipsum</text:span></text:p>
      <text:p text:style-name="P10"><text:span text:style-name="T2">Ioquenti die, rurinsque alio tempore sequenti die, in-<text:line-break/>venies, quod fieri dico, augeri quidem calorem post ci-<text:line-break/>bum, pulsumque ipsum, ut dictum est, alterari. Constat<text:line-break/>enim illis id accidere, quod calci ac lapidi calefacto. Si<text:line-break/>enim eis affundas frigidissimam aquam; multo calidiores<text:line-break/>sentiuntur, tanquarn calor squalidus lu eis ab humida sub-<text:line-break/>stantia nutriatur. Quae autem causa sit, ob quam ita </text:span><text:span text:style-name="T6">eve-<text:line-break/>niat,</text:span><text:span text:style-name="T2"> quaestio naturalis existit; fed quod ita efficiatur, cui-<text:line-break/>vis tenture volenti discere licet. Ubi enim manibus fumas<text:line-break/>glebulam calcis, contemnes ejus caliditatem ac minime scn-<text:line-break/>ties: ubi vero deponens ipsam humi, assimdas illi aquam,<text:line-break/>perspicies statim admodum calefieri, atque adeo fervere, ut<text:line-break/>lebetes, quoties in multa flamma versentur. Videbis prae-<text:line-break/>terea vaporem ab ea haud exiguum efferri; quod si audeas<text:line-break/>tangere, facile deureris. Ad hunc igitur modum ad ipsum,<text:line-break/>sensum humidus calor non paulo habet vim evidentiorem<text:line-break/>quam siccus. Caeterurn quod calor siccus existat per hecti-</text:span></text:p>
      <text:p text:style-name="P10"><text:span text:style-name="T2">cam febrem, cui successit marcor, hinc discas licebit. Nemo<text:line-break/>statim ab initio correptus est tali febre, qui corporis habi-<text:line-break/>tum habuerit hurnidum; sed qui siccior, natura existit, ma-<text:line-break/>xrmeque ubi calidus quoque temperamento sit, et qui vitam<text:line-break/>delegit in labore, vigiliis, cura' ac rictu tenui, is assolet sta-<text:line-break/>tirn ab initio detineri hectica febre ex ira ac moerore; ac<text:line-break/>multo magis, quoties aestas et constitutio calida ac sicca lo </text:span><text:span text:style-name="T6">t<text:line-break/></text:span><text:span text:style-name="T2">cusque ejusmodi suerit. Principium autem ejus terminatur,<text:line-break/>quoties eo tempore, • quo diaria per declinationem mitiorem<text:line-break/>deducitur ad integritatem, adeo nihil ejusmodi ipsi accidit,,<text:line-break/>ut siccitas perspicue intendatur; tunc enim primum succe-<text:line-break/>dens diariae hectica jam efficitur. Definitur praeterea aliter<text:line-break/>ejus incrementum atque persecta generatio per accessionem<text:line-break/>tertiae diei. Si enim, ut paulo ante diximus, , eo die alia<text:line-break/>accessio minime prehendat, neque aeger sine sebre existat, ..<text:line-break/>sed siccitas ipsi constanter intendatur, talis febris haud diibie<text:line-break/>jam hectica est, ac processu temporis marasrnodes sine mora</text:span></text:p>
      <text:p text:style-name="P10"><text:span text:style-name="T2">evadet, ac pulsus debilis simul ac durus sit; continuo que •<text:line-break/>parvus ac frequens is necessario est; non tamen propter ea<text:line-break/>tabidus existit, scd propter debilitatem ac duritiem. At ve-<text:line-break/>ro debilitas accidit ob vehementem cordis intemperiem; du-<text:line-break/>rities autem ob siccitatem. Quod si tales affectus invadant<text:line-break/>cor ipfurn, tabida febre detineri animal tunc necesse est. In<text:line-break/>eandem praeterea febrem incidunt ex acuta atque ardente<text:line-break/>plerique eorum, qui male curantur, rnaximeque quicunque<text:line-break/>ubi frigidam aquam bibere postularent, adeo nihil ejusmodi<text:line-break/>biberunt, ut nec ullum aliud infrigidans remedium thoraci<text:line-break/>atque hypochondriis adhibuerint. Si vero quum nihilejus-<text:line-break/>modi adhibuerint, etiam cataplasmatis ex meile plurimum<text:line-break/>usi sint, quae nunc frequenti lu usu funt, etiam in marco-<text:line-break/>rem incurrere his promptum est, sive folmn febricitent, sive<text:line-break/>ex jecoris aut ventris inflammatione. Maxime enim his in-<text:line-break/>flammationibus haud recte curatis succedit marcor; ita ut<text:line-break/>quidam existimarint non aliter posse fieri hujusmodi affectio-</text:span></text:p>
      <text:p text:style-name="P10"><text:span text:style-name="T2">nem, nescientes, quod neutrum horum, nec aliud quodquam<text:line-break/>viscus, aut membrum, neque marcorem neque penitus he-<text:line-break/>oticam ullam febrem .committat, priusquam, ut diximus, cor<text:line-break/>ipsum afficiatur. Talis igitur affectio ei incipit, interdum<text:line-break/>a seipso,, ut ab ira ac moerore forti et longo; interdum a,<text:line-break/>febre ardenti ; quandoque vero ab affectibus pulmonis ac.<text:line-break/>thoracis, maximeque .purulentis ac tabidis. Ut autem ab.<text:line-break/>his, ita </text:span><text:span text:style-name="T6">sit</text:span><text:span text:style-name="T2"> a ventre ac jecore, et ut summatim dicatur, qua- </text:span><text:span text:style-name="T29">,.<text:line-break/></text:span><text:span text:style-name="T2">vis diutina inflammatione, quae juncta est siccitati partis<text:line-break/>principis totius animalis, maximeque, cordis. Ego, namque<text:line-break/>nidi inflammationi laxioris intestini diuturnae succedere mur-';.<text:line-break/>corem, ac stomachi ac vesicae ac renum. Eueruut autem<text:line-break/>nonnulli, qui affecti erant difficultate intestinorum, tali fe-<text:line-break/>bre correpti, quum scilicet Iaborassent inflammatione,intesti-<text:line-break/>norum, Atque etiam laevitales intestinorum, et .fluores in-<text:line-break/>testinorum diutinos, quoties statim ab initio aut tempore ,pro--.<text:line-break/>cedente febris imbecillis,incidit, mercor subsequitur, et. ut</text:span></text:p>
      <text:p text:style-name="P10"><text:span text:style-name="T2">summatim dicam, quoties praeexiccatum cordis corpus fe-<text:line-break/>brilem calorem susceperit solutu difficilem.</text:span></text:p>
      <text:h text:style-name="Heading_20_2" text:outline-level="2"><text:span text:style-name="T2">Cap. Xl</text:span><text:span text:style-name="T21">I</text:span><text:span text:style-name="T22">I</text:span><text:span text:style-name="T2">.</text:span></text:h>
      <text:p text:style-name="Standard"><text:span text:style-name="T2">Maximum itaque signum febris hecticae<text:line-break/>est, quoties arteriae sentiuntur calidiores quam corpora,<text:line-break/>quae circiter sunt; quod per alias febres illis minime acci-<text:line-break/>dit. </text:span><text:span text:style-name="T34">i </text:span><text:span text:style-name="T2">Fit autem symptoma adhuc evidentius ubi laveris, aut.<text:line-break/>alio quovis modo rarefeceris, ita ut humor quidam profluat,<text:line-break/>atque calor ipse perspiret Calor- enim moderatus lu aliis<text:line-break/>partibus omnibus post talem perspirationem apparet; in ip-<text:line-break/>sis autem arteriis nequaquam minor est priore. Is vero<text:line-break/>quam maxime exquisite fentitur per pulsuum diastolas, qui<text:line-break/>nlinime mutantur post dictam perspirationem, sed similes<text:line-break/>penitus permanent. Sola ergo consistens hectica febris per--<text:line-break/>fpieua est, sive absoluto sermone hectica, sive etiam tabida,<text:line-break/>sit. • Ubi vero cum alia quapiam </text:span><text:span text:style-name="T6">fuerit,</text:span><text:span text:style-name="T2"> difficilius, jam eo-,<text:line-break/>gnoscitur, quemadmodum quae nuper mulieri cuipiam acci-;<text:line-break/>dit, cui non scium die, scd etiam nocte non obscure fiebat</text:span></text:p>
      <text:p text:style-name="P10"><text:span text:style-name="T2">accessio. Latuit enim tabida febris omnes qui eam visita-<text:line-break/>bant medicos, existimantes oportere neque principium ac-<text:line-break/>cessionis sensibile esse hecticae febri, neque incrementum, ne-<text:line-break/>que vigorem, tanquarn minime contingat hecticam febrem<text:line-break/>putridae alicui posse implicari; fed nobis statim primis die-<text:line-break/>bus lu hac muliere cognita esu Uterque enim accessionis<text:line-break/>insultus, qui die ac nocte fiebat, breves efficiebat partes ac-<text:line-break/>cessionis, ac saepe cum madore quodam, aut perfpiratione<text:line-break/>vaporosa subvehatur tam perspicue, ut corpus ipsum bene<text:line-break/>temperatum tangentibus sentiretur. Indicia autem in arte-<text:line-break/>riis paulo ante dicta semper extiterunt, nequaquam refrige-<text:line-break/>ratis ipsis similiter aliis partibus, neque velocitatem aut fre-<text:line-break/>quentiam motus amittentibus. Quae ergo esto loco saepe-<text:line-break/>numero docuimus, etiam nunc dicemus; non oportere solum<text:line-break/>circuitus atque proportiones accessionum considerare, sed<text:line-break/>multo prius ipsam speciem febris, ex eaque cognoscere ip-<text:line-break/>sam febrem, quernadmodmn homluem ex propria forma.</text:span></text:p>
      <text:p text:style-name="P23"><text:span text:style-name="T2">Sic ipsi'saepe prima die ad hunc modum speciem febris co-.<text:line-break/>gnovimus, minime expectantea tertianam, aut quartanam,<text:line-break/>aut quotidianam circuitionem. Sed de his secundo libro de<text:line-break/>judiciis latius docuimus; atque eo ipso libro nllulominus<text:line-break/>diximus, quomodo oporteat diariae febris cognoscere diffe-<text:line-break/>rentias. Promiseram autem, scio, me dicturam hoc loco<text:line-break/>de illis. Sed cum recordarer pauca in eo libro, desiderari,<text:line-break/>quo in plenum de omnibus praeceptum esset, alia quidem huc<text:line-break/>transcribere supervacuum duxi, adjiciam vero ea tantum-<text:line-break/>modo, quae intra modum sunt in eo prodita.<text:tab/></text:span><text:span text:style-name="T34">'</text:span></text:p>
      <text:h text:style-name="Heading_20_2" text:outline-level="2">Cap. XlV.</text:h>
      <text:p text:style-name="P78"><text:span text:style-name="T2">Febricitantibus igitur ab aestu cutis ma-<text:line-break/>gis ad temperiem calidiorem et squalidiorem, quam pulsus<text:line-break/>ad febrilem affectum mutatur; quocirca.sitis minus hos in-,<text:line-break/>festat, quam qui aequalem habent calissitatem. Ac priino<text:line-break/>occursu manus calor lu ipsis rigere videtur, contra quam<text:line-break/>iii aegrotantibus propter adstrictionem; in his enim increscit-:<text:line-break/>Caput praeterea peruri maxime ridetur iis, qui propter</text:span></text:p>
      <text:p text:style-name="P10"><text:span text:style-name="T2">aestum febricitant, gaudentque magis et juvantur frigidis fd-<text:line-break/>mentis, atque ipsorum ocusi calidiores et rubicundiores vii<text:line-break/>dentur cum siccitate, quicunque sine gravedine et defluxione<text:line-break/>febricitant. Quibusdam enim propter aestum talia accidunt,<text:line-break/>caputque ipsis redditur non solum calidum, sed etiam plenum<text:line-break/>sanguine; ita ut omnes venae admodum </text:span><text:span text:style-name="T6">contendantur,</text:span><text:span text:style-name="T2"> quae<text:line-break/>circa oculos et tempora et frontem et faciem totam habentur.<text:line-break/>Id autem non parum discernit, quod pleni sunt, ab iis, qui<text:line-break/>ex humorum refrigerio febricitanti Hi enim ubi caput male<text:line-break/>afficitur, prompte corripiuntur gravedine et defluxionibus,<text:line-break/>et febris ipsis interdum fyrnptomaestfolius lu capite affectio-<text:line-break/>nis. Sed magna ex parte tunc magis febricitant, quum cor-<text:line-break/>pus refrigeratum est vel exustum. At vero cutis minus<text:line-break/>calida refrigeratis, atque in tumore majori corpus existit,<text:line-break/>nec quisquam fqualor circa faciem, qualis propter aestum<text:line-break/>febricitantibus evenit sine capitis repletione. Itaque magna<text:line-break/>ex parte caput folet talibus repleri ab aestu, nisi quis fuerit</text:span></text:p>
      <text:p text:style-name="P10"><text:span text:style-name="T2">admodum purus ac sine excrementis; iis enim tantummodo<text:line-break/>contingit calescens caput fine repletione permanere, luter-<text:line-break/>dum tamen llue repletione a multo calore corripi ipsum to-<text:line-break/>tum exustum. Haec igitur allectio perspicue dissidet ab ea<text:line-break/>quam frigus excitavit. At quae cum repletione est, dissirile<text:line-break/>distinguitur, utpote defluxionem inserens ac gravedinem,<text:line-break/>quae etiam refrigeratis accidunt, fed, ut diximus, squalor<text:line-break/>et nimius calor cutis, et quaecunque alia paulo ante dixi,<text:line-break/>propria ustorum existunt; de quibus fusius in libris de me-<text:line-break/>dendi methodo dicetur, cum aliis munibus diariae febris<text:line-break/>differentiis; quarum dignotiones quia secundo </text:span><text:span text:style-name="T6">libro</text:span><text:span text:style-name="T2"> de ju-<text:line-break/>diciis docuimus, non amplius hoc loco dicendae sunt. Sed<text:line-break/>hunc quidem sermonem hic finiemus, deinceps vero febrium,<text:line-break/>quae ex humoribus accenduntur, omnes differentias ludi-<text:line-break/>cabimus.</text:span></text:p>
      <text:h text:style-name="P1" text:outline-level="1"><text:bookmark-start text:name="bookmark12"/>GALENI DE DIFFERENTIIS FEBRIUM<text:line-break/>LIBER SECUNDUS.<text:bookmark-end text:name="bookmark12"/></text:h>
      <text:h text:style-name="Heading_20_2" text:outline-level="2">Cap. I.</text:h>
      <text:p text:style-name="P78"><text:span text:style-name="T2">At superest febrium quae in humoribus, ac-<text:line-break/>cenduntur, differentias percurrere, si prius de eis admonu-<text:line-break/>erirnus, minime sufficere, ut quidam voluerunt, ad genera-<text:line-break/>tionem febrium, augeri atque exuperare humorem biliosum,<text:line-break/>quem alii pallidam,. nounnlli flavam nominant bilem. Om-<text:line-break/>nes enim arquati maxima sic afficerentur febre, quibus co-<text:line-break/>pia talis bilis lu toto corpore continetur ; fed haudquaquam<text:line-break/>febricitant prius quam alia quaedam causa concurrat, de</text:span></text:p>
      <text:p text:style-name="P10"><text:span text:style-name="T2">qua paulo post agetur. At vero absurdum est lu quartana<text:line-break/>et quotidiana febre exquisita colligi amaram bilem existi-<text:line-break/>mare, quemadmodum in tertiana atque causo. Etenim con-<text:line-break/>tra quam lu illis lu quotidiana et quartana febre neque<text:line-break/>vomitus biliosus, neque sudor, neque urina, neque dejectio-<text:line-break/>nes ridentur biliosae; praeterea nec quicquam aliud, quod<text:line-break/>praecessit, aut simul adest eis, subscribit. Febris enim ter-<text:line-break/>tiana ut plurimum consistit in corpore natura bilioso, et lu<text:line-break/>aetate rigoris, quae est omnium aetatum maxime biliosa, et<text:line-break/>aestivo tempore maxime, quo talis humor exuperat; itidem<text:line-break/>in regione calida et sicca temperamento et statu ambientis<text:line-break/>aeris tali, et vita non otiosa ac deside plurimum, sed in la-<text:line-break/>bore, cura, vigiliis; aestu et victu parco, eoque calido et<text:line-break/>sicco. Quin et immoderatus usus medicamentorum calefaci-<text:line-break/>entium etrexiccantium committit febrem tertianam. Quoti- .<text:line-break/>diana vero e contrario penitus essiriturin natura pituitosiore,<text:line-break/>ac tempore hyberno, et constitutione frigida et humida, fe-</text:span></text:p>
      <text:p text:style-name="P10"><text:span text:style-name="T2">nibus et pueris potius, in regione frigida et humida, et vita<text:line-break/>otiosa simul cum repletione,, maximeque quoties post cibum<text:line-break/>lavantur, ac multo magis, ubi ipse cibus pituitosior natura<text:line-break/>existit. Sed neque vomunt tales biliosum humorem, neque<text:line-break/>dejiciunt, neque sudant, quemadmodum in tertiana febre.<text:line-break/>Haec enim ex flava bile putrescente fieri solet Quotidiana<text:line-break/>vero pituitosum humorem subsequitur; quomodo quartana<text:line-break/>melancholicum. Sic namque natura corporis magis melan-<text:line-break/>cholica, et aetas declinans, et autumni tempus, necnon om-<text:line-break/>nia, quae his proportione respondent in cibo potuque,, </text:span><text:span text:style-name="T47">et<text:line-break/></text:span><text:span text:style-name="T2">toto rictu, frigida et sicca temperamento, febrem gignunt<text:line-break/>quartanam. Et eam ob rem praecedens eas rigor nequa-<text:line-break/>quam similis est; fed in tertiana quasi pungens ac vulnerans<text:line-break/>sensum efficientem causam indicat; in quartana autejn quasi<text:line-break/>refrigerans. Sed de forma rigoris libro de causis sympto-<text:line-break/>matum definitum abunde jam est, ubi etiam de ejusdem ge-</text:span></text:p>
      <text:p text:style-name="P10"><text:span text:style-name="T2">neris febrium differentia est proditum, nempe ex eis luter-<text:line-break/>tnittentes </text:span><text:span text:style-name="T47">(ita </text:span><text:span text:style-name="T2">appello eas, quae ad integritatem sensibilem<text:line-break/>desinunt) ex humore moto ac lu omnem corporis partem de-<text:line-break/>lato efficiente febrem consistere; continuas vero ex condito<text:line-break/>et contento lu venis, de quarum cognitione fecundo iibro de<text:line-break/>crisibus docuimus.</text:span></text:p>
      <text:h text:style-name="Heading_20_2" text:outline-level="2">Cap. II.</text:h>
      <text:p text:style-name="P24"><text:span text:style-name="T6">Febrium</text:span><text:span text:style-name="T2"> igitur intermittentium omnes dif-</text:span></text:p>
      <text:p text:style-name="P9"><text:span text:style-name="T2">ferentiae tres existunt, quotidiana, tertiana et quartana: ex<text:line-break/>pituita putri, quotidiana; ex utraque bile, flava quidem,<text:line-break/>tertiana; atra autem, quartana efficitur. Continuarum ve-<text:line-break/>ro,- quae ex flava bile confistunt, duplex species est.- una<text:line-break/>quidem earum quae fynochi </text:span><text:span text:style-name="T6">continentes</text:span><text:span text:style-name="T2"> appellantur, quarum<text:line-break/>omne tempus una accessio est ah initio usque ad finem; al-<text:line-break/>terurn earum, quae communi, fed ambiguo genere continuae<text:line-break/>dicuntur, et multis particularibus circuitibus continentur ,<text:line-break/>Caeterurn continentium differentiae omnino tres existunt.<text:line-break/>Quaedam enim earum ab initio usque ad finem aequalis per-</text:span></text:p>
      <text:p text:style-name="P10"><text:span text:style-name="T2">-manet, quaedam paulatim crescit, tertia vero alia paulatim<text:line-break/>.deerescit., ' Ac nonnulli primam nominant homotonmn </text:span><text:span text:style-name="T24">er<text:line-break/>-acmasticam, </text:span><text:span text:style-name="T26">aequali tenore </text:span><text:span text:style-name="T6">ac vigore incedentem;</text:span><text:span text:style-name="T2"> alteram<text:line-break/>-anabaticam </text:span><text:span text:style-name="T24">et epacmasticam, </text:span><text:span text:style-name="T6">ascendentem </text:span><text:span text:style-name="T26">atque </text:span><text:span text:style-name="T6">increscenr-<text:line-break/>iem;</text:span><text:span text:style-name="T2"> tertiam </text:span><text:span text:style-name="T24">vero </text:span><text:span text:style-name="T2">paracmasticam, </text:span><text:span text:style-name="T6">.decrescentem.; </text:span><text:span text:style-name="T2">Conti-<text:line-break/>nuarum </text:span><text:span text:style-name="T24">vero duae differentiae </text:span><text:span text:style-name="T2">primae existuut.. </text:span><text:span text:style-name="T24">Nam </text:span><text:span text:style-name="T2">aliae<text:line-break/>tertio quoque </text:span><text:span text:style-name="T24">die </text:span><text:span text:style-name="T2">tantummodo.exacerbantur, </text:span><text:span text:style-name="T24">aliae </text:span><text:span text:style-name="T2">die inter-<text:line-break/>medio alteram </text:span><text:span text:style-name="T24">luserunt </text:span><text:span text:style-name="T2">exacerbationem. </text:span><text:span text:style-name="T24">Atque </text:span><text:span text:style-name="T2">hae nullum<text:line-break/>noinen peculiare obtinent. Febrem </text:span><text:span text:style-name="T24">autem, </text:span><text:span text:style-name="T2">quae tertio quo»-<text:line-break/>que die exacerbatur, ego quidem nomino tertianariam</text:span><text:span text:style-name="T24">; </text:span><text:span text:style-name="T2">scn<text:line-break/>tritaeopliyem; non tamen prohibeo, si libeat,' aliter </text:span><text:span text:style-name="T24">appele<text:line-break/></text:span><text:span text:style-name="T2">lare,</text:span><text:span text:style-name="T10">:</text:span><text:span text:style-name="T2"> modo </text:span><text:span text:style-name="T24">serves in rebus </text:span><text:span text:style-name="T2">ipsis </text:span><text:span text:style-name="T24">differentiam. </text:span><text:span text:style-name="T2">Alia </text:span><text:span text:style-name="T24">enim </text:span><text:span text:style-name="T2">est<text:line-break/>natura, quum </text:span><text:span text:style-name="T24">desinunt, ad </text:span><text:span text:style-name="T2">iutegritateni; </text:span><text:span text:style-name="T24">alia </text:span><text:span text:style-name="T2">quum ad </text:span><text:span text:style-name="T24">deelie<text:line-break/>nationem febrilem finiuntur </text:span><text:span text:style-name="T2">febres </text:span><text:span text:style-name="T24">continuae, quae tertio<text:line-break/>quoque die exacerbationem </text:span><text:span text:style-name="T2">habens; </text:span><text:span text:style-name="T24">et praeterea</text:span><text:span text:style-name="T2">-quaedam<text:line-break/>alia </text:span><text:span text:style-name="T24">natura, quae in medio exacerbationes facit, fed </text:span><text:span text:style-name="T2">nullam,<text:line-break/></text:span><text:span text:style-name="T24">ex </text:span><text:span text:style-name="T2">his. </text:span><text:span text:style-name="T24">semilertianam appello, </text:span><text:span text:style-name="T2">non </text:span><text:span text:style-name="T24">tamen </text:span><text:span text:style-name="T2">prohibeo </text:span><text:span text:style-name="T24">qui ita<text:line-break/></text:span><text:span text:style-name="T2">nominare </text:span><text:span text:style-name="T24">voluerint, </text:span><text:span text:style-name="T2">si id unam mihi caveatur''ab eis, ut</text:span></text:p>
      <text:p text:style-name="P10"><text:span text:style-name="T2">nulla febris species omittatur, scd unaquaeque deinceps di-<text:line-break/>catur, quemadmodum ego nunc lu hoc libro facere institui. „<text:line-break/>Ex continuis enim, quae in die medio exacerbantur, quae-<text:line-break/>dam in forma quotidianae procedit, duas exacerbationes si-<text:line-break/>millimas invicem efficiens; quaedam vero dissimiles'habens<text:line-break/>duas, primae quidem tertiam simillimam obtinet, secundae<text:line-break/>vero quartam, in surma duarum tertianarum procedens; scd<text:line-break/>haec ex bile potius; illa, quae singulis diebus similiter exa-<text:line-break/>cerbatur, ex pituitoso humore consistit. Porro tertium<text:line-break/>aliud genus est febrium continuarum ruro eveniens</text:span><text:span text:style-name="T47">, </text:span><text:span text:style-name="T2">quoties<text:line-break/>exacerbatio in sorma quartani circuitus procedit, niequa-<text:line-break/>quam desinens ad integritatem. Accidit autem, quemadmo-<text:line-break/>dum febris, quae tertio quoque die accidit, interdum duplex<text:line-break/>ac triplex: ita etiam haec non foluni duplex, sed etiam tri=<text:line-break/>plex. Sed ni febrium implexus libro de typis commodius<text:line-break/>indicantur. Febriunt autem simplicium, quae ex huniori-<text:line-break/>btis accenduntur, </text:span><text:span text:style-name="T6">simplices</text:span><text:span text:style-name="T2"> differentiae tot numero funt<text:line-break/>quot proxime docuimus. Ex earum autem permixtione</text:span></text:p>
      <text:p text:style-name="P10"><text:span text:style-name="T2">aliae quaedam efficiuntur, de quibus deinceps dicam, si pri- '<text:line-break/>us de simplicibus quod deest adjecero; ut quaecunque sue-<text:line-break/>rit omnino simplex febris, imam speciem quasi regulum quan-<text:line-break/>dam obtineat earum</text:span><text:span text:style-name="T24">, </text:span><text:span text:style-name="T2">quas nunc dicturi fumus. Quaecun-<text:line-break/>que vero degeneraverit aliquatenus, eatenus ab ipsis febri-<text:line-break/>bus simplicibus decedet.</text:span></text:p>
      <text:h text:style-name="P4" text:outline-level="2"><text:span text:style-name="T2">Cap. Ill.</text:span></text:h>
      <text:p text:style-name="Standard"><text:span text:style-name="T2">Quae igitur </text:span><text:span text:style-name="T6">febris ex flava</text:span><text:span text:style-name="T2"> bile persentien-<text:line-break/>tes corporis partes delata accenditur, cum rigore invadit at-<text:line-break/>que ardens est, et vomitu bilis, vel dejectione sc vel sudore,<text:line-break/>vel quibusdam horum, vel omnibus simul solvitur. Hujus<text:line-break/>febris longitudo accessionis maxima horafum est aequinoctia-<text:line-break/>lium duodecim; atque appellamus eam exquisitam tertianam,<text:line-break/>quae temperamento aegri biliofo ac tempore et regione et<text:line-break/>statu et victu calido et sicco efficitur. Sed omnia alia paulo<text:line-break/>ante docuimus, quaecunque concurrunt ad ejus generatio-<text:line-break/></text:span><text:span text:style-name="T24">nem. </text:span><text:span text:style-name="T2">Atque accessio brevior est magna ex parte quam quae<text:line-break/></text:span><text:span text:style-name="T24">ntea </text:span><text:span text:style-name="T2">dicta est longitudo, permultam majoris ac minoris ob-<text:line-break/></text:span><text:span text:style-name="T24">tinens </text:span><text:span text:style-name="T2">differentiam, vel propter quantitatem et qualitatem </text:span><text:span text:style-name="T24">*</text:span></text:p>
      <text:p text:style-name="P10"><text:span text:style-name="T2">ipsius bllis, vel propter aegri vires, vel propter praesentem<text:line-break/>tunc in aegro corpore dispositionem. Bilis enim copiosior<text:line-break/>longiorem quam paucior efficit accessionem; tenuis brevi-<text:line-break/>orem quam crassa. Sic vero et vires validiores brevio-<text:line-break/>rem, imbecilliores longiorem. Et corporis dispositio rara<text:line-break/>quidem breviorem, densa vero longiorem. At vero tem-<text:line-break/>pus intermissionis in tali scbre ex pulsu indicium putredinis<text:line-break/>humoris penitus obscurum habet sequenti die ac nocte post<text:line-break/>accessionem. Leviter autem succensa obscure cognosci poti<text:line-break/>est primis partibus posterioris diei; fed adhuc clarius circa<text:line-break/>fines ejusdem diei aut noctis; atque adhuc clarius proxima<text:line-break/>die vel nocte, quae praecedit scilicet diem aut noctem acces-,<text:line-break/>sionis. Sane in ea ipfa perspicuum jam est signum; rnulto-<text:line-break/>que magis, quoties accessio invadit; ac multo magis, ubi<text:line-break/>ascendit ad vigorem. In eo vero minus quam per incremen-<text:line-break/>tum , rursusque multo minus per declinationem. Hanc fe-<text:line-break/>brem fi libeat nominare exquisitam tertianam, nomine uteris</text:span></text:p>
      <text:p text:style-name="P10"><text:span text:style-name="T2">antiquo; sin mluus, at certe nobis dabis ita nominare per-<text:line-break/>fpicuae doctrinae gratia. '</text:span></text:p>
      <text:h text:style-name="Heading_20_2" text:outline-level="2">Cap. IV.</text:h>
      <text:p text:style-name="P78"><text:span text:style-name="T2">Alia porro est simplex ac exquisita febris<text:line-break/>ex pituita putri, quae per sentientes corporis partes pellitur<text:line-break/>ab ipsa natirra, consistens. - Ea incipit ex frigore partium<text:line-break/>extremarum atque horrore, potius quam rigore; difficulter<text:line-break/>accenditur, diuturnumque obtinet incrementum ad consisten-<text:line-break/>di rigorem, quoniam humor, lu quo consistit, frigidus atque<text:line-break/>humidus est temperamento ac glutinosus consistentia. Ita-<text:line-break/>que difficulter accenditur ac tarde movetur saepe in ipsis<text:line-break/>meatibus haerens. Ac premit quidem interdum gravatque<text:line-break/>vices; inaequalem autem ac magis debilem efficit parvum-<text:line-break/>que pulsum in insultu ac primo incremento. Per febrem<text:line-break/>vero biliosam existit inter initia accessionum unaquaeque af-<text:line-break/>fectio ex dictis circa pulsum; sed ascilla quidem cito abeunt-<text:line-break/>tum alia, tum etiam inaequalitas, quae magna ex parte cum<text:line-break/>talibus febribus non accedit. Calor autem non -multo post,</text:span></text:p>
      <text:p text:style-name="P10"><text:span text:style-name="T2">quam destitit rigor, accenditur luculentus</text:span><text:span text:style-name="T47">, </text:span><text:span text:style-name="T2">quemadmodum<text:line-break/>ignis quidam plane purus in quo’ nulla fumosa caligo inve-<text:line-break/>hitur. Calorem vero pituitosi humoris assimllabis igni fu-<text:line-break/>rnofo lignorum viridium accensorum. Evacuationes igitur<text:line-break/>lu eo paucae existunt, ac longitudo accessionis diuturnior,<text:line-break/>et tempus intermissionis non aeque -ac primum purum est,<text:line-break/>fed semper servans in calore et pulsu putredinis humoris<text:line-break/>indicium. At vero et in hac febre circa principia atque<text:line-break/>incrementa accessionum ludicinin putredinis est manisestissi-<text:line-break/>mum. Attamen et haec ubi exquisita fuerit, xidetur multis<text:line-break/>habere puram intermissionem; et nos ipsi ita etiain non raro<text:line-break/>dicimus, quum intempestiva accurati sermonis discussio vi-<text:line-break/>detur. Accidit autem naturae corporis, tempori, regioni,<text:line-break/>tempestati, studrc, victui et aliis omnibus pituitosis. Acce-<text:line-break/>dit vero lingulis diebus, quamvis minus calida sit quam bi-<text:line-break/>liofa, quae tertio quoque die fatigat. Sed constat hanc qui-<text:line-break/>dem (quoniam et humorem habet accensu facilem et prom-</text:span></text:p>
      <text:p text:style-name="P10"><text:span text:style-name="T2">pte semper ob tenuitatem quicquid ejus fervefactum est per<text:line-break/>accessionem, expurgatur) ad integritatem quandam magis<text:line-break/>puram desinere, et exiguum post accessionemvestigiumpu-<text:line-break/>tridi caloris relinquere ;• eam vero, quae ex pituita fit, nec<text:line-break/>integre purgari per declinationes accessionum, nec exiguum,<text:line-break/>quod velut succendatur, relinquere. • Inde ergo efficitur et<text:line-break/>intermissio multo deterioret secundae accessionis maturius<text:line-break/>principium.</text:span></text:p>
      <text:h text:style-name="Heading_20_2" text:outline-level="2">Cap. V.</text:h>
      <text:p text:style-name="P78"><text:span text:style-name="T2">At vero tertium genus intermittentium fe- ’<text:line-break/>brium, quartana exquifita, quoties ex humore melancholico<text:line-break/>solo efficitur frigido siccoque temperie paulatim quidem sue-<text:line-break/>cenditur, quemadmodum Iapis quidam, vel testa, veI os,<text:line-break/>vel aliud quidpiam sic frigidum et siccum corpus Ubi vero<text:line-break/>flamma quaedam ex eo accensa </text:span><text:span text:style-name="T6">eft,</text:span><text:span text:style-name="T2"> nihil relinquit sumosum,<text:line-break/>neque semiusium post accessionem; et eam ob rem evacuatio-<text:line-break/>nes plores ex tali- humore quam pituitoso et intermissio pla-<text:line-break/>ne pura esse videtur, eo quod hic omne id humoris melan-</text:span></text:p>
      <text:p text:style-name="P10"><text:span text:style-name="T2">cholici, quod est accensum, evacuatur atque discutitur; Et<text:line-break/>ob eam rem accidit illis rigorqualis potissimum in vehe-<text:line-break/>rnenti frigore refrigeratis</text:span><text:span text:style-name="T47">; </text:span><text:span text:style-name="T2">non qualis interdum existit; per </text:span><text:span text:style-name="T40">i<text:line-break/></text:span><text:span text:style-name="T2">aestum, vel lassitudinem, vel medicamentum calidum ac’<text:line-break/>mordax ulceri aduibitum. Caeterurn necesse est hanc febrem </text:span><text:span text:style-name="T29">.<text:line-break/></text:span><text:span text:style-name="T2">antecessisse quicquid,colligit atram bilem, ex vitae genere,<text:line-break/>victu, coeli statu, tempore, regione, natura et aetate aegri<text:line-break/>melancholica. Accessio praeterea hujus febris., longitudine<text:line-break/>temporis tertianae similis est; atque 'interdum </text:span><text:span text:style-name="T6">accidit</text:span><text:span text:style-name="T2"> ut<text:line-break/>sit longior, quamvis- exquisita sit, quoniam ex humore </text:span><text:span text:style-name="T6">frigi-.<text:line-break/></text:span><text:span text:style-name="T2">diore'consistit. Causa autem similis est in his febribus et,<text:line-break/>aliis omnibus, quae differentiam longitudinis efficit accessio-</text:span><text:span text:style-name="T40">r<text:line-break/></text:span><text:span text:style-name="T2">nunr, quemadmodum paulo ante diximus in exquisita tertia- :<text:line-break/>na; in multitudine et qualitate hunroris, et robore et infir-<text:line-break/>mitate virium,'et ad haec ipsa aegri dispositione differentiam,<text:line-break/>habens. Nam et alia omnia proportione respondent iis,</text:span></text:p>
      <text:p text:style-name="P10"><text:span text:style-name="T2">quae ex humore bilioso consistunt. Quocirca si humor me-<text:line-break/>lancholicus neque' putrescat , neque vehementer feratur per<text:line-break/>partes corporis sentientes, nequaquam efficit melancholicam<text:line-break/>circuitionem exquisitam; •: Sane arquatis affectibus propor-<text:line-break/>tione respondent ex liene morbi diutini melancholici, corpo-<text:line-break/>risque totius foedi fiunt colores. Et erysipelatibus ac her-<text:line-break/>petibus, qni ex flava bile consistunt, cancri et phagedae-<text:line-break/>nae proportione.respondent. Sed neque ex his neque ex,<text:line-break/>melancholias affectibus necessario febricitant, nisi prius hu -<text:line-break/>mor melancholicus et biliosus putrescant. Natura enim •<text:line-break/>femper nititur, suis viribus, utens, nssimllare partibus nu-.<text:line-break/>triendis quicquid fieri utile potest ; excernere autem id, quod<text:line-break/>non est istiusmodi.. Quod si interdum prae crassitie, vel </text:span><text:span text:style-name="T6">co-<text:line-break/>pia,</text:span><text:span text:style-name="T2"> vel lentore excrementi, vel stipatione quadam meatuum,<text:line-break/>vel fua ipsius debilitate non possit excernere, humorem uni--<text:line-break/>versum pravum, immorantem diutius in ipso corpore anima-,<text:line-break/>lis putrescere necesse est. • Nullus enim alius humor per-<text:line-break/>inanere, qualis extitrt ab initio, potest, nedum qni adeo vi-</text:span></text:p>
      <text:p text:style-name="P10"><text:span text:style-name="T2">tiosus est, ut ab ipsa natura cultum amplius suscipere non<text:line-break/>possit; sed aut concoctus apponitur atque assimilatur solidis<text:line-break/>animalis partibus, aut corrumpitur atque putrescit. Ad<text:line-break/>hunc modum arquatis ac melancholicis affectibus, quum hu-<text:line-break/>mor biliosus exuperans lu corpore diutius immoratur, </text:span><text:span text:style-name="T6">fe-<text:line-break/>bris</text:span><text:span text:style-name="T2"> evenit Saepe etiam allectus lu jecore et in splene at-<text:line-break/>tillit febrem, quum aut iusiammatio aliqua, aut obstructio<text:line-break/>efficit praedictos affectus. Pari ratione nec ubi pituitosus<text:line-break/>humor exuperat, febris fequitur, nifi putrescat prius. At-<text:line-break/>que ob hunc quidem, quod ah antiquis existimatum est esse<text:line-break/>impossibile, faepenumero visum est; id autem est sine febre<text:line-break/>rigor, qui nonnullis quidem iemel accidit, nonnullis autem<text:line-break/>etiam per circuitum pluribus diebus, vel continuus ab initio<text:line-break/>usque ad finem, vel omnino ita mediocris,. ut nequaquam<text:line-break/>esse videatur, quum quieverint, scd ubi moveantur tantum-<text:line-break/>modo, efficiat fensum; vel etiam major, ut etiam sine motu<text:line-break/>infestet. Sed quoties talis humor spatio temporis putres-</text:span></text:p>
      <text:p text:style-name="P10"><text:span text:style-name="T2">cat, non rigent solum, sed etiam febricitant. Et diuturna<text:line-break/>admodum et solutu difficilis febris in quotidianae forma tales<text:line-break/>causas sequitur.</text:span></text:p>
      <text:h text:style-name="Heading_20_2" text:outline-level="2">Cap. VI.</text:h>
      <text:p text:style-name="P78"><text:span text:style-name="T2">Hujus generis est febris epiala proprie no-<text:line-break/>rninata, quum sunul febricitant ac rigent, et utrumque scn-<text:line-break/>tiunt eodem tempore in quavis corporis parte. Sane Archi-<text:line-break/>genes, existimat de nulla altera nomen epialon efferri, quam<text:line-break/>de una hac febre. Sed constat Atticos quosdam viros rigo-<text:line-break/>rem ante febrem ita appellare. Euimvero Praxagoras videa-<text:line-break/>tur mihi vitreum appellare humorem talem. Recentiores<text:line-break/>autem, e quibus Philippus est, crudum simpliciter, nullum<text:line-break/>adjirientes vocabulum ad exquisitam definitionem. Is pro-<text:line-break/>fecto ex specie pituitosi humoris est, ut qui admodum fiigi-<text:line-break/>dus atque lentus sit. ' Qui enim humor frigidus simni et hu-<text:line-break/>midus fuerit, sub ipsam pituitae cadit appellationem, si quis<text:line-break/>Hippocratice et ex omnium consuetudine non solum vete-<text:line-break/>rum medicorum, sed etiam aliorum Graecorum nominare</text:span></text:p>
      <text:p text:style-name="P10"><text:span text:style-name="T2">voluerit. Prodicus enim libro de natura hominis errat cicca<text:line-break/>hoc vocabulum miranda etymologia adductus. Scd non est<text:line-break/>praesentis temporis ad talia deflectere orationem, quum ali-<text:line-break/>am dicaverimus illis disputationein. Ergo rursus ad institu-<text:line-break/>turn veniamus. Quisquis in corpore humor fuerit frigidus<text:line-break/>et humidus, ipsi hw nominamus pituitam; tu si libet ap-<text:line-break/>pella scindapsum. Adeo sane nulla mini vocabulorum est<text:line-break/>cura. At vero scias hujus humoris plures esse differentias.<text:line-break/>Nam una quidem fpecies ejus est admodum frigida, ita ut<text:line-break/>maximos dolores adferat’, quum rn locum calidum impacta<text:line-break/>est. .Et saepenumero multos dolores eorum, qui colici di-<text:line-break/>cuutur, ex acri clysnrate tali humore evacuato, statim sc-<text:line-break/>datos intueri licet. Hic. autem humor videtur similis nspe-<text:line-break/>ctu vitro fuso. Altera vero.fpecies pituitae est, quam ex-<text:line-break/>creantes saepe expuuut quidam, sensibilem oblinens dulce-<text:line-break/>ceninem. Conflatque eam non posse esse omnino frigidam,<text:line-break/>si recordamur eorum, quae libro de simplicium medicamen-</text:span></text:p>
      <text:p text:style-name="P8"><text:span text:style-name="T2">torum facultatibus docuimus. Tertia praeterea fpecies alia<text:line-break/>pituitae est,' quae ipsis expuentibus.arida sternitur, </text:span><text:span text:style-name="T6">ac</text:span><text:span text:style-name="T2"> rnluus<text:line-break/>quam vitrea, magis quam dulcis, frigida est; 'quemadmodum'<text:line-break/>altera salsa habetur, aut ob putrefactionem, aut ob.permix-<text:line-break/>tionem salsae serosae humiditatis, ex qua, febricitantes mini-,<text:line-break/>me rigent, sed horrent tantummodo, invadente accessione.;<text:line-break/>Acida autem ac nitrea si moveatur, corporis sentientis par-:<text:line-break/>tes permeans, iufert rigorem sine febre; quod si quaputredo<text:line-break/>moderata illis adfuerit, epialam efficit febrem; sin magis pu-<text:line-break/>trescat, rigor praevenit, febris vero subsequitur, devicto<text:line-break/>frigore ab ipsa multitudine caliditatis, ita ut nullo modo ex-<text:line-break/>illat per lucrementa et rigores accessionum. At vero nitrea<text:line-break/>pituita forsitan acidae qualitatis particeps est; ita ut omnes<text:line-break/>ejus differentiae tres exissent, acida, dulcis, salsa; atque ex<text:line-break/>* pituita dulci putrescente rigor minime antecessit febrem. •</text:span></text:p>
      <text:p text:style-name="P7"><text:span text:style-name="T2">Eorsitan vero neque simpliciter, neque a simplici causa quis<text:line-break/>existimarit tales fieri febres. Siquidem quicquid .pituitae</text:span></text:p>
      <text:p text:style-name="P10"><text:span text:style-name="T2">putrescit, accendit febrem; reliquum vero nondum putres-<text:line-break/>cens, ex quo rigent, non ejusdem est qualitatis cum ea quae<text:line-break/>putrescit. Si igitur ab hac quidem rigor, a putrefacta vero<text:line-break/>febris efficitur;duplex feinper causa erit. Licet vero hic<text:line-break/>dicere sebrem ab altero quidem fieri causae genere, rigorem<text:line-break/>autem ah alio, ut qni non sit quod febris. Per febrem ta-.<text:line-break/>men tertianam flava bilis et rigorem essirit et febrem. Sed<text:line-break/>haec subtilioris sunt concertationis</text:span><text:span text:style-name="T47">; </text:span><text:span text:style-name="T2">nos ad institutum no-<text:line-break/>strum redeamus.</text:span></text:p>
      <text:h text:style-name="Heading_20_2" text:outline-level="2">Cap. VII.</text:h>
      <text:p text:style-name="P78"><text:span text:style-name="T2">Permixta pituita putrescente, ex qua fieri<text:line-break/>quotidianam docuimus, cum bilioso humore efficiente tertia-<text:line-break/>nam, composita duplexque causa et effectus fit. Alter enim hu-:<text:line-break/>morunoquoque, alter tertio quo que die adsert accessionem; ita<text:line-break/>ut unus dies duas habeat accessiones, alter vero unam, quum<text:line-break/>tempora accessionis in easdem horas minime incidunt Ubi euim<text:line-break/>lucidunf,. una erit coufula, 'neque tertianae, neque quotidi-</text:span></text:p>
      <text:p text:style-name="P10"><text:span text:style-name="T2">anae exactam speriem servans. Et quoniam utriusque febris<text:line-break/>duplex est species, implicationes quatuor erunt; una, in qua<text:line-break/>tertiana permiscetur quotidianae; secunda, in qua tertiana<text:line-break/>continuae quotidianae ; tertia, lu qua permiscetur quotidiana<text:line-break/>tertianae continuae; quarta autem, lu qua permiscetur quo-<text:line-break/>tidiana continua tertianae continuae. Singularum vero di-<text:line-break/>ctarum implicationum differentia duplex esu interdum<text:line-break/>enim omnes accessiones eodem tempore simul invadunt, in-<text:line-break/>terdum diversis temporibus. Sed ni cognosci facile possunt,<text:line-break/>praeterquam quod saepe intermittens minime cognoscitur a<text:line-break/>parum exercitatis, quoniam aegri nunquam deducuntur ad<text:line-break/>integritatem; scd oportet speciem cousiderare accessionis,<text:line-break/>quemadmodum fecundo libro de crisibus satis dictum est, et<text:line-break/>inde cognoscere, non ex ipsa circuituum proportione. Sub- </text:span><text:span text:style-name="T24">„<text:line-break/></text:span><text:span text:style-name="T2">jiciatur enim invafisse quempiam circa horam primam ac-<text:line-break/>cessionem simul cum rigore, qui rideatur vulnerare carnem<text:line-break/>laborantis, deinde omnia alia tertianae febris ludicra usque</text:span></text:p>
      <text:p text:style-name="P10"><text:span text:style-name="T2">ad vigorem processisse, cum vomitu bilis simul et cmn sudore<text:line-break/>benigno declinare, atque esse jam diei horam nonam; porro<text:line-break/>conjectare nos ex toto accessionis motu, circa undecimam ho-<text:line-break/>ram sine febre fore aegrotum, ea scilicet integritate,. quam<text:line-break/>in circuitibus nominare solemus; ita vero sperantibus, </text:span><text:span text:style-name="T24">sta?<text:line-break/></text:span><text:span text:style-name="T2">tim subsistere sudorem, aut densata scium, aut etiam inhor-<text:line-break/>rescente cute, deinde initium atque incrementum, et ad<text:line-break/>haec algorem in genere continuae febris pituitosae sequi.<text:line-break/>Duplicem prosecto ita cognoscemus causam esse ac speciem<text:line-break/>febrium , mixta intermittente cum continua, quamvis mulla<text:line-break/>inveniatur intermissio. Ac sequenti quidem die sperabimus<text:line-break/>invasuram accessionem hora nona, et fi ut expectabamus </text:span><text:span text:style-name="T24">res<text:line-break/></text:span><text:span text:style-name="T2">ipsa eveniat, penitus tertio, die </text:span><text:span text:style-name="T24">similiter sperabimus, adhuc<text:line-break/></text:span><text:span text:style-name="T2">febricitante aegroto, iterum invnsuram eum tertianae febris<text:line-break/>accessionem hora prima. Quod si praeveniat aut tardet ac-<text:line-break/>cessio, quam secunda die sperabamus hora nona, atque </text:span><text:span text:style-name="T27">ea</text:span></text:p>
      <text:p text:style-name="P10"><text:span text:style-name="T2">quam tertio die </text:span><text:span text:style-name="T46">credebamus futuram</text:span><text:span text:style-name="T47"> prima </text:span><text:span text:style-name="T2">hora, </text:span><text:span text:style-name="T47">non </text:span><text:span text:style-name="T2">etiam<text:line-break/>posthac sequentibus diebus, </text:span><text:span text:style-name="T47">neque nonam </text:span><text:span text:style-name="T2">horam, neque pri-<text:line-break/>mam expectabinrus</text:span><text:span text:style-name="T47">, </text:span><text:span text:style-name="T2">scd tanto prius aut posterius, quanto<text:line-break/>proportio primi' circuitus accessionem praevenille ab hora,<text:line-break/>qua initio cepit, aut tardasse ludicavit. Utra vero earum<text:line-break/>desitura fit prius, tum ex febris specie conjectandum est, ttun<text:line-break/>ex accessionis longitudine et magnitudine et more et motu<text:line-break/>et item circuituum repetitione in anticipatione et tardatione,<text:line-break/>et ad haec signis quae postea apparent cruditatis et concoctio-<text:line-break/>nis totius morbi, quorum in urina maxima censentur. Ac<text:line-break/>de his omnibus libris de crisibus satis dictum esu Quod si<text:line-break/>pituitosa continua non ad nonam horam, sed quintam aut,<text:line-break/>sextam excipiat intermittentem biliosam, quae prima hora<text:line-break/>incepit, adhuc difficilior cognitu est vulgo illi medicorum,<text:line-break/>quibus talis consideratio minime curae est, arr scilicet sitununr<text:line-break/>febrium genus , an duo et quodnam utrumque. Caeterurn<text:line-break/>tanquarn nihil horum cognoscentes, non solum nesciunt.</text:span></text:p>
      <text:p text:style-name="P10"><text:span text:style-name="T2">quonam modo oporteat curare eas, quae nequaquam cognos-<text:line-break/>cuntur quales tandem sint, sed neque utrum secunda die<text:line-break/>suspectas habere conveniat utrasque horas, quae prima die<text:line-break/>accessiones attulerunt. Ego namque scio me nisum eis fae-<text:line-break/>penumero vaticinio potius quam medica praenotione conje -<text:line-break/>cisse accessionis insultum. Per hanc igitur ipsam mixtionem,<text:line-break/>de qua nunc agimus, tertianae cum ea quae quotidie acce-<text:line-break/>dit, nidi interdum circa primam horam exquisitae tertianae<text:line-break/>accessionem invadere, circa sextam autem existere accessio-<text:line-break/>nem ejus, quam recentiores medici proprie nominant quo-<text:line-break/>tidianarn. Solent enim ita nominare febrem quae singulis<text:line-break/>diebus accedit, nequaquam desinit ad integritatem. Ipsc<text:line-break/>vero folitus fum talem nominare quotidianam continuam;<text:line-break/>nomen enim cathemerinmn nequaquam licet invenire apud<text:line-break/>quemquam Graecorum scriptum, fed amphemerinam appel-<text:line-break/>lant rem omnem, quae sin gulis, diebus similiter fit. Sed ut<text:line-break/>Plato dixit, 'contemnere </text:span><text:span text:style-name="T6">oportet nomina</text:span><text:span text:style-name="T2"> eos, quibus tanta-<text:line-break/>rum ac talium rerum proposita est consideratio., Appelletur</text:span></text:p>
      <text:p text:style-name="P10"><text:span text:style-name="T2">igitur, gratia clarioris doctrinae, ea quae singulis drebus ac-<text:line-break/>cedens desunt ad integritatem, quotidiana simpliciter, nihil<text:line-break/>insuper addendo ei lu oratione; ea vero quae minime desi-<text:line-break/>nit, quotidiana continua; ac liceat tibi, si libeat, alteri ad-<text:line-break/>jicere intermittens. Pari ratione dicendum et de ea, quae<text:line-break/>tertio quoque die </text:span><text:span text:style-name="T6">accedit;</text:span><text:span text:style-name="T2"> altera enim differentia tertiana<text:line-break/>simpliciter, vel etiam intermittens tertiana habetur, </text:span><text:span text:style-name="T27">1</text:span><text:span text:style-name="T24"> </text:span><text:span text:style-name="T2">altera<text:line-break/>tertiana continua est. Licet vero et continuam tertianam no-<text:line-break/>minare tertianam fimpliriter sine adjectione ulla, quemad-<text:line-break/>modum nonnulli appellanti Sed enim non opus est fusius<text:line-break/>disputare de nominibus, sed redire ad institutum tempus est.<text:line-break/>Nam adolescens, lu quo dixi implicationem extitisse tertia-<text:line-break/>nae cum quotidiana continua, primo quidem die mane ince-<text:line-break/>pit cum rigore tertianae proprio febri,, alia omnia servans<text:line-break/>exquisitae tertiunae indicia usque ad sextam horam, subitum-<text:line-break/>que vomitum biliosum et inultum attulit, et ventris excre-<text:line-break/>tionem satis multam</text:span><text:span text:style-name="T24">, </text:span><text:span text:style-name="T2">eamque biliosum, ae parvos sudores,</text:span></text:p>
      <text:p text:style-name="P10"><text:span text:style-name="T2">a quibus statim contractus est atque horruit homo; deinde<text:line-break/>'rursus incipiente insultu, pulsus erat parvus et inaequalis;<text:line-break/>post usque ad horam undecimam, succensa adhuc paulatim,<text:line-break/>pleraque ipsius invasionis habebat propria,, pauca vero quae-<text:line-break/>piam ipsius quoque incrementi; delude usque ad noctis ho-<text:line-break/>ram quartam incrementum merum erat, </text:span><text:span text:style-name="T47">post </text:span><text:span text:style-name="T2">lu eadem ma-<text:line-break/>• gnitudlue permanebat ad ipsum quidem sensum usque ad<text:line-break/>horam noctis sextam, quum jam perspicue ridebatur decli-<text:line-break/>nare, usque ad quartam horam in secundo die. lu ea enim<text:line-break/>contrahebatur, atque insultus accessionis signa ostendebantur,<text:line-break/>partibus quidem ipsius extremis frigidioribus evadentibus,<text:line-break/>pulsu autem parvo; atque increscebat usque ad vesperam<text:line-break/>paulatim, neque horrorem quempiam, neque inaequalitatem<text:line-break/>aliam efficiens; delude rursus vigebat circa horam quartam<text:line-break/>noctis, ac sensibiliter declinare incipiebat cicca fextam. Ac,<text:line-break/>quod quidem tertia die hora circiter secunda oportebat ejus<text:line-break/>expectare accessionis insultum fore quotidianum, perspicuum<text:line-break/>erat; non tamen tertiana au servatura esset eandem horam,</text:span></text:p>
      <text:p text:style-name="P10"><text:span text:style-name="T2">an non, perspicuum erat, Accessio igitur horrifica incepit<text:line-break/>hora secunda, quae ritius quam pro accessione, in .prima ac<text:line-break/>secunda die continuae quotidianae lucrescens usque ad quin-<text:line-break/>tam horam, initium rursus alterum fecit post quintam </text:span><text:span text:style-name="T6">ho-<text:line-break/>ram, atque ei</text:span><text:span text:style-name="T2"> erant omnia fymptomata similia iis, quae se-<text:line-break/>cunda die extiterant. Delude rursus increscens promptius<text:line-break/>usque ad octavam horam, rursus horruit in illa hora, ac<text:line-break/>paulo post accessio prompte ascendebat increscens, ita ut<text:line-break/>cicca horam noctis quartam ad rigorem, deduceretur. Ec-<text:line-break/>quidnam aliud quam exquisitae semitertianae haec accessio<text:line-break/>extitit? Quum duae febres eadem hora invaderent, eo quod<text:line-break/>quae singulis diebus repetebat, duabus horis praevenisset,<text:line-break/>tertiana vero duabus horis tardasset, ita ut nitenti dignoscere<text:line-break/>speciem febris perspicue rideri potuissent temperata ac per-<text:line-break/>mixta tertianae ac continuae quotidianae' symptomata.<text:line-break/>Quum enim tertiana quidem cum rigore incipiat, quotidiana<text:line-break/>vero sure rigore, permixta ex utiisque horrorem statim lu-</text:span></text:p>
      <text:p text:style-name="P10"><text:span text:style-name="T2">ferebat; rem quidem minorem rigore, majorem vero frigore;<text:line-break/>. ac tanto majorem frigore, quantus minor rigore est; ita ut-<text:line-break/>aequaliter distans ab extremis utrisque horror in'medio am-<text:line-break/>sicrum collocetur, rigoris scilicet atque frigoris;- id quod<text:line-break/>temperatis invicem extremis potissimum fieri solet. Ergo<text:line-break/>non ab re nomen tali febri semitertianam indiderunti Tern-<text:line-break/>perata enim ex quotidiana continua ac tertiana intermittente,<text:line-break/>totius suae naturae partem dimidiam utramque praedictarum,<text:line-break/>febrium habet. Ut igitur femiafinus ac semideus dictus est,<text:line-break/>eodem modo semitertiana. Mulus enim medietatem quidem<text:line-break/>equi conducentis ei ad generationem, medietatem vero asini<text:line-break/>habens, ab altero eorum tantummodo dictus estsemiafinus.<text:line-break/>Et scmideus indicatur quidem participare dei medietatem;<text:line-break/>quod autem homo sit altera ex parte,' omittitur. Itidem se-<text:line-break/>mitertiana medietatem alteram habet tertianam, medietatem<text:line-break/>alleram quotidianam continuam. Sed ipsi duplex modus,<text:line-break/>generationis est; aut enim lu miuin tempus duae accessiones</text:span></text:p>
      <text:p text:style-name="P10"><text:span text:style-name="T47">currunt, ut paulo ante dixi, quia altera praevenit, altera<text:line-break/>tardat; aut ambae statim ab luitio luvicem-temperantur. At<text:line-break/>quae ambabus in unum tempus coeuntibus fit, unam solam<text:line-break/>habet accessionem naturae ipsius semitertianae ; altera vero<text:line-break/>omnes ab luitio morbi usque in finem, quae maxime proprie<text:line-break/>seiuitertiana ab omnibus nominatur. Sed de hoc paulo post<text:line-break/>agetur, potissimum propter Agathinunr et Archigenem. Ado-<text:line-break/>Iescenti igitur, quem nostra narratio supposuit, tertio die<text:line-break/>quum fieret talis accessio, propter ea quod lu unum tempus<text:line-break/>ambarum febrium accessiones incidissent, praeveniente dua-<text:line-break/>bus horis quotidianae accessione semper, tertiana autem tar -<text:line-break/>dante femper duabus, accessio quarta die incepit oriente sole,<text:line-break/>speciem servans exactam febris pituitosae. Futurum autem<text:line-break/>ex proportione erat, ut quinte ab ea accessio inciperet cicca<text:line-break/>decimam horum noetis, quoniam semper praeveniebat horis<text:line-break/>duabus: tertia autem ab initio accessio febris biliosae habi-</text:span></text:p>
      <text:p text:style-name="P10"><text:span text:style-name="T2">tura principium erat quinta die, hora quarta, ita ut medium<text:line-break/>interstitium initii duarum accessionum foret sex horarum;<text:line-break/>quod etiam factum est, circa decimam'horam quartae noctis<text:line-break/>adveniente accessione fecundum speriern pituitosae febris,<text:line-break/>-atque ita procedente usque ad horam quartam diei; coeunte<text:line-break/>vero cum bilioso simul modico rigore, delude rursus per-<text:line-break/>mixtam speciem habente accessione secundum biliosae simul<text:line-break/>ac pituitosae fperiem. At vero subsequentinocte circa octa-<text:line-break/>varn horanr pituitosa febris incipiens exquisita ac sola totam<text:line-break/>obtinuit sequentem diem, quae sexta fuit; tum autenr usque<text:line-break/>ad mediam noctem declinans, inde rursus lucepit eodem mo-<text:line-break/>do ; poftea reliquam noctis medietatem et tempus usque ad<text:line-break/>meridiem feptimae diei obtinens, jam quodammodo declina-<text:line-break/>vit. Sed tertiana ei successit cum rigore incipiens, qttem-<text:line-break/>adnrodunr folet incipere exquisita tertiana; atque alia omnia<text:line-break/>eodem modo exquisita asserens indicia, bilis vomitum effecit</text:span></text:p>
      <text:p text:style-name="P10"><text:span text:style-name="T2">et dejectionem </text:span><text:span text:style-name="T47">biliosam </text:span><text:span text:style-name="T2">et urinum bonam et quendam </text:span><text:span text:style-name="T47">mado-<text:line-break/></text:span><text:span text:style-name="T2">rem crepusculo vespertino, indicans perspicue iis, qui drdi-<text:line-break/>cerunt cognoscere genera febrium, quod remitteretur atque<text:line-break/>declinaret et soIvenda esset post unam vel ad summum alte-<text:line-break/>ram circuitionem. Etenim declinatio facilitatem habuit mi-<text:line-break/>rabilem quandam, et qualem nulla ex prioribus, usque ad<text:line-break/>horam noctis quartam. In illa enim febris pituitosa singulis<text:line-break/>diebus accedens, horis autem duabus praeveniens, incepit,<text:line-break/>atque occupans totam noctem et totum sequentem diem,<text:line-break/>rursus incepit octava nocte secunda hora; quam quidem<text:line-break/>noctem totam occupans declinavit sequenti die nono. Ac-<text:line-break/>cessio autem tertianae erat sutura in illa die circa octavam<text:line-break/>horam, quoniam duabus horis tardabat; scd tunc circa ho-<text:line-break/>ram nonam incepit, indicans adhuc eo suam declinationem.<text:line-break/>Sole autem occidente coivit cum ea accessio pituitosa, anti-<text:line-break/>cipando invadens, quemadmodum solita erat, et noctem oc-<text:line-break/>cupans illam et sequentem diem, rursus incepit decima die</text:span></text:p>
      <text:p text:style-name="P10"><text:span text:style-name="T2">hora deciura. Delu rurfus undecima die hora octava exa-<text:line-break/>cte permanens pituitosa; delude cicca horam noctis primam<text:line-break/>initium horrificum tertianae febris quatuor horis tardantis<text:line-break/>extitit, tum autem sexta hora noctis venter dejecit biliosa et<text:line-break/>quidam in totu corpore madores extiterunt; et post hos tota<text:line-break/>declinatio prope ad integritatem devenit, atque erat jam per-<text:line-break/>spicuum tertianam destitisse integre, pituitosam autem esse<text:line-break/>relictam solam jam et declinantem. Has igitur ob res circa<text:line-break/>duodecimam diem nec insuper accessio praevenit horis dua-<text:line-break/>bus, quemadmodum antea solita erat, sed septima hora </text:span><text:span text:style-name="T24">lu-<text:line-break/></text:span><text:span text:style-name="T2">cepit; deinde circa decimam tertiam haudquaquam sexta, sed<text:line-break/>tardavit ac septima hora incepit, </text:span><text:span text:style-name="T6">ostendens</text:span><text:span text:style-name="T2"> lusi gneni facilitatem<text:line-break/>atque declinationem. Quartodeoimo autem die declinatio<text:line-break/>multo melior extitit, atque accessio incepit hora nona, et in<text:line-break/>urina insigne concoctionis ludiciunr apparuit, praenuntians<text:line-break/>fore solutionem futuro decretorio. </text:span><text:span text:style-name="T24">&lt; </text:span><text:span text:style-name="T2">Sed de hoc nunc non<text:line-break/>est sermo, nisi obiter. Quod autem saepenurnero permisce-</text:span></text:p>
      <text:p text:style-name="P10"><text:span text:style-name="T2">antur diversi generis febres medicorum vulgus latentes, bi-<text:line-break/>liosae scilicet pituitosis, itemque continuae lutermittentibus,<text:line-break/>praescriptus aegrotus abunde indicavit.</text:span></text:p>
      <text:h text:style-name="Heading_20_2" text:outline-level="2">Cap. VllI.</text:h>
      <text:p text:style-name="P78"><text:span text:style-name="T2">Sed quum de his quae decebant nicta<text:line-break/>sint, ad id, quod paulo ante productum est, rursus venio,’<text:line-break/>Composita enim ex tertiana et quotidiana continua, quam<text:line-break/>vocamus sernitertianam, vel habet flavam bilem exuperan-<text:line-break/>tem, proindeque flavae bilis symptomata vehementia; vel<text:line-break/>hanc pauciorem, pituitam vero copiosiorem, proindeque quo-<text:line-break/>tidianae continuae pathemata certiora; vel neutrum altero<text:line-break/>humore exuperantiorem, sed ambos aequales, quae sane ex-<text:line-break/>quifita. semitertiaua est, talis specie, qualem Hippocrates<text:line-break/>ipsam indicavit</text:span><text:span text:style-name="T8">-</text:span><text:span text:style-name="T2">, scribens, libro primo eprdemion ad hunc<text:line-break/>modum. </text:span><text:span text:style-name="T6">Plerisque eorum hae fuerunt affectiones", fe-<text:line-break/>bres horrificae, continuae, acutae- in totum minime inter~<text:line-break/>mittentes, modus autem scmitertianus erat; hae quidem<text:line-break/>diem unum habentes leviorem, altero autem gravius<text:line-break/>exacerbantes, atque ad acutiorem asiectum increscentes.</text:span></text:p>
      <text:p text:style-name="P10"><text:span text:style-name="T2">Horrificas autem dixit </text:span><text:span text:style-name="T47">non </text:span><text:span text:style-name="T2">simpliciter febres incipientes cum<text:line-break/>horrore, nam innumeris febribus id accidit, de quibus deinceps<text:line-break/>docebo, fed in quibus </text:span><text:span text:style-name="T47">bonam </text:span><text:span text:style-name="T2">partem accessionis horror occu-<text:line-break/>pat altera dun taxat ni e, in qua simul invadunt tertiana ac<text:line-break/>quotidiana continua. Sequens enim dies quotidianam tan-<text:line-break/>tummodo habet. Quocirca prima dies magna ex parte per-<text:line-break/>mixtam ex utrisque febrem adfert; fecunda autem continuam<text:line-break/>quotidianam. Interdum enim prima die invadere pituito-<text:line-break/>siam, secunda autem utramque contingit. Accessio igitur<text:line-break/>communis ex utrisque, quoties aeque polluerint hunrores,<text:line-break/>talis est, qualem paulo ante descripsimus semitertianam; ubi<text:line-break/>vero tertiana exuperat, febris magis horrifica est et aliquid<text:line-break/>rigoris in insultu accessionis assumit. Statim itaque calidior<text:line-break/>talis eft atque ardentior ac celerius pervenit ad vigorem; et<text:line-break/>quendanr bilis vomitum, vel dejectionem, vel madorem in-.<text:line-break/>fert. Ubi vero humor pituitosus exuperat, frigus extrerna-<text:line-break/>rum partium exuperat et horror parvus est, et pulsus con-</text:span></text:p>
      <text:p text:style-name="P10"><text:span text:style-name="T2">tractio fortior </text:span><text:span text:style-name="T47">ac </text:span><text:span text:style-name="T2">diuturnior, ac lente accessio increscit etmul-<text:line-break/>to post tempore riget; non tamen sitim efficit, neque ardo-<text:line-break/>rem; neque vomitus, neque dejectio biliosa, vel'mador in<text:line-break/>ea existit. Atque hujus mixtionis duarum febrium etiam<text:line-break/>Archigenes in notitiam quandam devenit, fed coufuse et in-<text:line-break/>certe, quemadmodum indicavimus feptimo libro, quem con-<text:line-break/>tra ipsius commentarios de pulsibus scripsimus. Existimat<text:line-break/>enimlu semitertiana quandoque exuperare tertianam febrem,<text:line-break/>quandoque quotidianam, mixtionem tamen earum aeque pol-<text:line-break/>lentem, quae sola semitertianam exquisitam constituit, ne-<text:line-break/>que cognovit, rreque indicavit, sed penitus omisit. Quum<text:line-break/>enim aequales magnitudine firrt intermittens tertiana et quo-<text:line-break/>tidlana continua, initium accessionis cmn horrore existit; id<text:line-break/>enim medium rigoris persiictionisque existit, e quibus alterum<text:line-break/>tertianae, alterum quotidianae continuae inest. Incremen-<text:line-break/>tum vero post initium propter tertianam facile suscipit cali-<text:line-break/>ditatem, atque ad rigorem festinat; propter pituitosam auteni</text:span></text:p>
      <text:p text:style-name="P10"><text:span text:style-name="T2">tardum, quantum lu ea est, efficientem incrementum, inhi-<text:line-break/>betur atque interrumpitur; atque est veluti quaedam pugna<text:line-break/>fymptomatum, interdum incalescente aegro, quum tertianae<text:line-break/>calor vehementius agens ad cutem humores effert; detinente<text:line-break/>autem interdum ac retrahente lutro hujus motum pituita,<text:line-break/>quae otiosa ac frigida est ex natura, ac difficile movetur, et<text:line-break/>tarde transmeati At vero in tali pugna, exuperante frigido<text:line-break/>humore contractio efficitur et horror ac frigus partium ex-<text:line-break/>tremarum et cutis; ita ut altera accessio rursum incipere vi-<text:line-break/>deatur. Quod fi calidior exuperet, subito calefiunt etprope<text:line-break/>ad rigorem pervenisse videntur; dein paulo post exuperante<text:line-break/>pituitoso, aegri rursus contrahuntur, refrigerantur et hor-<text:line-break/>rent; . idque minime definit fieri usque ad rigorem, qni ma-<text:line-break/>turius quam pro pituitoso humore, tardius quam pro bi-<text:line-break/>lioso existit; quoniam pituitosus detinet biliosi celeritatem,<text:line-break/></text:span><text:span text:style-name="T47">biliosus </text:span><text:span text:style-name="T2">autem tarditatem ac segnitiem pituitosi accelerati</text:span></text:p>
      <text:p text:style-name="P10"><text:span text:style-name="T2">Atque hujusmodi quidem exquisita semitertiana est, ex ae-<text:line-break/>quali temperamento duarum febrium et duorum humorum<text:line-break/>effecta. Ea vero quae minime exquisita est, vel humorem<text:line-break/>biliofum, vel pituitosum obtinet ampliorem.</text:span></text:p>
      <text:h text:style-name="Heading_20_2" text:outline-level="2">Cap. IX.</text:h>
      <text:p text:style-name="P78"><text:span text:style-name="T2">At vero secunda implicatio ac mixtio est<text:line-break/>dumum febrium, tertianae et quotidianae, subsimilem efficiens<text:line-break/>accessionem praedictae, sed differentem, quod haec deducatur<text:line-break/>ad integritatem et quod secunda die vel cum horrore</text:span><text:span text:style-name="T47">, </text:span><text:span text:style-name="T2">vel<text:line-break/>cum rigore quotidiana sola effecta invadat. Quocirca talis fe-<text:line-break/>bris non amplius semitertiana erit, siquidein semitertiana conti- -<text:line-break/>nuacensetur. Sivero in altero genere febrium eam annumere-<text:line-break/>mus, non solum talis, sed etiam aliae quaedam febres nomina- .<text:line-break/>buntur semitertianae. Ob eam rem mini videtur Agathinus<text:line-break/>omnes productas tertianas appellare seiuitertianas. Sed enim<text:line-break/>quum de nominibus potius quam de rebus tales quaestiones<text:line-break/>sint, immorandum in eis minime censeo. Nam esto libro<text:line-break/>seorsum de vocabulis medicis nictum jam est; in quo id osten-</text:span></text:p>
      <text:p text:style-name="P10"><text:span text:style-name="T2">ditur ac definitur lu plenum, quaenam sint de rebus et quae-<text:line-break/>nam de-nominibus controversiae. Quocirca rursus ad res<text:line-break/>ipsas redeamus, semitertianam ab Hippocrate nominatum<text:line-break/>horrificam et continuam, quam tertiana quotidianae conti-<text:line-break/>nuae permixta efficit; intermittenti autem, minime efficit,<text:line-break/>propterea quod febris ex utraque compofita necessario et<text:line-break/>ipsa intermittens existit. Neque </text:span><text:span text:style-name="T6">verer</text:span><text:span text:style-name="T2"> ex duabus continuis,<text:line-break/>blliosa scilicet </text:span><text:span text:style-name="T47">ac </text:span><text:span text:style-name="T2">pituitosa, fieri potest semitertiana; neque<text:line-break/>enim mixtio horrificam </text:span><text:span text:style-name="T6">facit</text:span><text:span text:style-name="T2"> febrem, neque multas redupli-<text:line-break/>cationes habentem Quum enim omnis continua febris fu-<text:line-break/>apte ratione , quum exquifita est, neque habeat horrorem,<text:line-break/>neque rigorem, neque etiam febris ex eis composita horri- </text:span><text:span text:style-name="T24">.<text:line-break/></text:span><text:span text:style-name="T2">fica erit. Oportet ergo si eadem sutura sit horrifica fimul<text:line-break/>ac continua, generationem habere eam ex duabus febribus, </text:span><text:span text:style-name="T24">•<text:line-break/></text:span><text:span text:style-name="T2">altera quidem intermittente, altera autem continua. Et ob<text:line-break/>eam rem tertiana permixta quotidianae continuae procreat<text:line-break/>semitertianam; neque ambae intermittentes, neque ambae</text:span></text:p>
      <text:p text:style-name="P8"><text:span text:style-name="T2">continuae possunt talem febrem procreare. Restat igitur una<text:line-break/>mixtio, quae ex quotidiana intermittente ac biliosa conti-<text:line-break/>nua constans, potest continuam simul atque horrificam essi-<text:line-break/>cere febrem. Sed haec contra quam prima habebit conti-<text:line-break/>nuitatem quidem ex biliosa, horrorem autem ex pituitosa,<text:line-break/>atque reduplicationes ex pugna mutua, maximeque quoties<text:line-break/>humores ipsi aeque vicerint. Vincentis vero eorum alter-<text:line-break/>utrius ex symptomatis dignotio in prima mixtione declarata<text:line-break/>esu Haec omnia de quatuor mixtionibus biliosae febris ac<text:line-break/>pituitosae magis propria sunt libro, qui est de typis; sed<text:line-break/>hic necessario dicta sunt propter semitertianam</text:span><text:span text:style-name="T6">, cujus gene-<text:line-break/>rationem</text:span><text:span text:style-name="T2"> Archigenes ad tertianam quotidianamque retulit,<text:line-break/>nequaquam videns se lutermitlentem efficere febrem. Aga-<text:line-break/>. thinus vero perspicue consessus est ejusdem generis esse cuni<text:line-break/>tertiana semitertianam, diffidentem tantummodo magnitudine<text:line-break/>accessionis. Si igitur omnes febrium differentias accurate<text:line-break/>periequuti, Iapfi nominibus essent, fuisset id ferendum. Sed</text:span></text:p>
      <text:p text:style-name="P10"><text:span text:style-name="T47">quum neque simplicium, neque compositarum omnes scripse-<text:line-break/>rint differentias, et ad haec quasdam alias supervacuas adje-<text:line-break/>cerint, nihil neque lu praenotionem, neque in curationem<text:line-break/>juvantes, nos conati furnus pro viribus diligenter excolere<text:line-break/>omnem typum, longo tempore, experientia simul ac ratione,<text:line-break/>utiles lu eo differentiaspervestigantes. Simplices ergo praes-<text:line-break/>entis sunt operis; implicitae autem ex his attinent ad li-<text:line-break/>hrum de typis, cujus penitus ignarus non erit, qui hunc di-<text:line-break/>Iigenter evolverit. Ex iis enim, quae diximus de febre pi-<text:line-break/>tuitusa ac biliosa invicem permixtis, licebit haec ad melan-<text:line-break/>cholicarn transferentes, de implicatione cum utraque earum<text:line-break/>ac mixtione conjicere; implicationem nominantes, quum<text:line-break/>diversis horis invadant; mixtionem, quum insultus eodem<text:line-break/>tempore sit. Sic tres febres implicare ac miscere quis per<text:line-break/>sc ipse poterit ex praedictis concitatus. Horum enim om-<text:line-break/>niurn initium, fons et elementum est, diligenter dignoscere<text:line-break/>eujusque simplicium febrium speciem. Neque enim magnus</text:span></text:p>
      <text:p text:style-name="P10"><text:span text:style-name="T2">numerus earum est, sed omnes tres existunt, hiliofa, rnelan-<text:line-break/>cholica, ac pituitosa, quarum cujusque duplex disterentia est,<text:line-break/>intermittens et continua; </text:span><text:span text:style-name="T6">ita ut omnes simplices</text:span><text:span text:style-name="T2"> differentiae<text:line-break/>febrium ex humoribus putridis consistentium fex numero<text:line-break/>surt. Quod si qua </text:span><text:span text:style-name="T6">aliaillis</text:span><text:span text:style-name="T2"> accesserit in his particulatim dis-<text:line-break/>ferentia, ex copia humoris, quantitate et qualitate putredinis<text:line-break/>necnon modo motus, et parte in qua putrescit, generatio-'<text:line-break/>nem habebit.</text:span></text:p>
      <text:h text:style-name="Heading_20_2" text:outline-level="2">Cap. X.</text:h>
      <text:p text:style-name="P78"><text:span text:style-name="T2">Exempli gratia febrium intermittentium,<text:line-break/>quae tertio quoque die accessionem faciunt, quibus et accef-<text:line-break/>sionis tempus breve est, et initium cum rigore, et solutio<text:line-break/>cum sudore ac vomitu bilis, vel etiam inferna alvo dejiciente<text:line-break/>biliosa, his nomen inclitum est exquisita tertiana; quibus<text:line-break/>vero aliquid horum deest,' non amplius exquisita, sed sim-<text:line-break/>pliciter tertiana yccatur. Quod fi et intermissionem miuo-<text:line-break/>rein habuerit, producta scilicet accessione, tertianam hanc<text:line-break/>nominant productam '; tametsi haec majoris mluorisque ra ,</text:span></text:p>
      <text:p text:style-name="P10"><text:span text:style-name="T2">tione differentiam magnam obtinet. Ac licet hanc quidem<text:line-break/>absoluto sermone appellare productam, quae quum quatuor<text:line-break/>et viginti horas accessionis occupaverit, reliquas sine febre<text:line-break/>obtinet; hanc vero admodum productam, quum circiter tri-<text:line-break/>gluta horas febris producitur; et hanc praeterea magis pro-<text:line-break/>ductam , quum ad fex et triginta procedit; et hanc aliam<text:line-break/>plurimum, quum ad quadraginta et eo amplius producitur.<text:line-break/>Sed haec omnia definire certis terminis non licet ob soriti-<text:line-break/>carn, </text:span><text:span text:style-name="T6">acervalem,</text:span><text:span text:style-name="T2"> dubitationem. Neque vero necesse est ta-<text:line-break/>lera nominum subtilitatem quaerere, quum liceat nobis etiam<text:line-break/>sine ea indicare iis qui ansunt diligenter de unoquoque aegro,<text:line-break/>et recte curare, ac eventum morbi praenoscere, Subjicia-'<text:line-break/>mus enim quempiam quindecim horis febricitare, esse autem<text:line-break/>sine febre tribus et triginta, atque id deinceps ei accidere ex<text:line-break/>proportione, sane cibandi tempus certa scientia sumere lice-<text:line-break/>bit tum ex accessionis tum intermissionis tempore, et quic-<text:line-break/>quid ex eo fumi utile potest ad praenotionem et curationem.</text:span></text:p>
      <text:p text:style-name="P10"><text:span text:style-name="T2">id quoque abmrde suppetet, etiam si non quaeratur tertia-<text:line-break/>namne absoluto </text:span><text:span text:style-name="T47">sermone </text:span><text:span text:style-name="T2">oporteat nominare talem febrem,<text:line-break/>an cum quadam alia adjectione definiente ipsam dissereutiam.<text:line-break/>Quin et volens indicare alia ratione febrem aegri, quaenam<text:line-break/>sit, diligentius indicabit, accessionis et intermissionis dicens<text:line-break/>longitudinem, quam quaerens nomen, quod perspicue ac de-<text:line-break/>finite indicare idem queat. Haec igitur optima enarratio<text:line-break/>atqtte doctrlua est. Secunda autem est, quam paulo ante<text:line-break/>dixi, exquisitam quandam tertianam nominans, aliam vero<text:line-break/>sunpliciter tertianam, mox aliam paulum productam, delude<text:line-break/>aliam admodunr, aliam autem magis, postremo plurimum<text:line-break/>aliam. Sed ex omnibus obscurissima ac pessima est, quae<text:line-break/>prima est prodita; oh quam recentiores medici quotidie luter<text:line-break/>se certant atque contendunt, ne id quidem cognoscentes sc<text:line-break/>de nomine contendere. Sed de aliis quis fortasse minus mi-<text:line-break/>rabitur; de Agathluo vero magis mirandmn, siquidem pro-<text:line-break/>ductam quandam nominans quotidianam et quartanam, in<text:line-break/>tertiana rniuime servavit proportionem; sed, cujus amplius</text:span></text:p>
      <text:p text:style-name="P10"><text:span text:style-name="T2">producta suerit accessio</text:span><text:span text:style-name="T12">, </text:span><text:span text:style-name="T2">hanc nominat semitertianam. Sed<text:line-break/>de nominum rasione hactenus , nain et ipse plus quam par.<text:line-break/>est temporis in ipsis contero. . Proinde tempus est, ut ad con-<text:line-break/>siderationem aliarum redeamus.</text:span></text:p>
      <text:h text:style-name="Heading_20_2" text:outline-level="2">Cap. XI.</text:h>
      <text:p text:style-name="P78"><text:span text:style-name="T2">Sequens est, .ut agitetur consideratio ni-,<text:line-break/>nilo inutilior,- utrum quemadmodum ob utram que bilem ac<text:line-break/>pituitam fiunt genera quaedam febrium, ita et ob sanguinem<text:line-break/>putrescentem eveniat. Febris enim diaria, eo tantummodo<text:line-break/>calefacto, .ut diximus, haudquaquam putrefacto, consulit.<text:line-break/>Per ipsum vero putrefactionem; necesse est enim interdum<text:line-break/>sanguinem putrefieri, quaerendum febrium ipsarum genus..<text:line-break/>ld autem inventum iri par est, si prius invenerimus, quonam<text:line-break/>modo- sanguis putrescit Constat enim/Aristotelem recte<text:line-break/>dixisse, fieri putrefactionem ab alieno calore; intelligit au<text:line-break/>tem alienum;, externum, non nativum, nec unicuique rei<text:line-break/>proprium. , Hic enim concoquere, aliemis vero corrumpere<text:line-break/>solet, quod est putrefacere. Extrinsecus autem calor super-</text:span></text:p>
      <text:p text:style-name="P10"><text:span text:style-name="T2">venit sanguini per aestum</text:span><text:span text:style-name="T47">, </text:span><text:span text:style-name="T2">ac pestilentem constitutionem</text:span><text:span text:style-name="T6">, et<text:line-break/></text:span><text:span text:style-name="T2">ut summatim dicam, per omnes febres, ex quacunque cau-<text:line-break/>fa in generationem deducuntur. Quinetiam ubi lu quapiam<text:line-break/>animalis parte sanguis copiosior collectus supra vires ejus<text:line-break/>suerit, corrumpitur; maximeque quoties infarctus est ob<text:line-break/>crassitiem in pernis vasis</text:span><text:span text:style-name="T47">, </text:span><text:span text:style-name="T2">aut impactus ob copiam, Queme<text:line-break/>admodum accidit lu bubone et phymatis, et ut in furnma di-<text:line-break/>cam, in omni inflammatione. Nam in ejusmodi affectibus<text:line-break/>sanguis dupliri ex causa corrumpitur, tum quia minime dif-<text:line-break/>flatur, tum quia a natura minime vincitiir. Quod autem<text:line-break/>quae minime difflantur, putrescere soleant, lu cunctis exteris<text:line-break/>corporibus intueri licet, fructibus, seminibus, atque etiam<text:line-break/>vestibus; atque persuadere nobis id, quoddirimus, maxime<text:line-break/>potest pleuritis. Expnunt eniin per eam alii spumosam, alsi<text:line-break/>pallidam, alii rubram saniem, quae nihil aliud est quam hu-<text:line-break/>inoris in inflammatione vincentis pars, quae non continetur,<text:line-break/>fed prae tenuitate foras resudat. Interdum etiam talis sani-</text:span></text:p>
      <text:p text:style-name="P10"><text:span text:style-name="T6">es pigra</text:span><text:span text:style-name="T2"> apparet, ae neque statim ab initio, fed processu<text:line-break/>temporis,, praecedente magna ex parte pallido sputo,<text:line-break/>quod erat indicium flavae hilis exuperantis; quemadmodunr<text:line-break/>spumosum pituitae, rubrum sanguinis. Quocirca ratione<text:line-break/>,iion caret interdum putrescere sanguinem ipsum lu lo-<text:line-break/>cis inflammatione affectis, febremque ex eo simpliciorem<text:line-break/>esse quam ex: aliis humoribus. Proportionem autem ac-<text:line-break/>cessionum tertianae circuitionis potissimum sumit, , ita<text:line-break/>enim fieri cernitur et in pleuriticis,- quoties rubrum ex-<text:line-break/>puunt, si vero supra modum assetur, mutatur penitus. Pars<text:line-break/>enim tenuissima simul ao pinguis in pallidam bilem, erassior<text:line-break/>autem in atram vertitur, quemadmodum accidit in carbun-<text:line-break/>culis. . Etenim in his sanguis vehementer fervefactus inuta-<text:line-break/>tur in humorem.melancholicum. Ad hunc vero modum in-<text:line-break/>audire oportet humorem,</text:span><text:span text:style-name="T14">inelau.cholic.um, </text:span><text:span text:style-name="T2">tanquarn nondiun<text:line-break/>effectus sit atra bilis, sed in confinio quodam collocatus.<text:line-break/>Febres igitur consistent pro specie humoris, in quem sanguis</text:span></text:p>
      <text:p text:style-name="P10"><text:span text:style-name="T2">mutatur, tantummodo dissidentes malignitate et clementia:<text:line-break/>Simpliciores enim funt ex mutatione sanguinis, tum caetera,<text:line-break/>tum caloris lenitate. Etsi enim quam maxime multus munus<text:line-break/>occursu deprehendatur, prorsus tamen mitis est, quemad-<text:line-break/>modum is qni in baluers accidit Cupra enim caloris.febri-<text:line-break/>lis in ipsa effluvii conia femper posita est; molestia vero,<text:line-break/>si admoveas extrinsecus manum, lu ipsa caliditatis acrimonia,<text:line-break/>rdque erit tibi indicium maximum humoris committentis fe-<text:line-break/>brem; intelligo autem ipsius caloris qualitatem Qui enim<text:line-break/>vaporosior est atque minus molestus, sanguinis est; qui rno-<text:line-break/>lestus, erodensque et mordax</text:span><text:span text:style-name="T47">, </text:span><text:span text:style-name="T2">ex bile consistit. Ubi vero<text:line-break/>in primo occursu vaporosus potius quam mordax sentitur,<text:line-break/>diutius autem immorantibus paulatim ei acrimonia accedit,<text:line-break/>eaque maxime inaequalis, ita ut per colum quoddam vel cri-<text:line-break/>brum transmitti rideatur, talem febrem ex pituita putrescente<text:line-break/>oboriri srienduni est. </text:span><text:span text:style-name="T34">*</text:span></text:p>
      <text:h text:style-name="Heading_20_2" text:outline-level="2">Cap. Xll.</text:h>
      <text:p text:style-name="P78"><text:span text:style-name="T2">Consideranti vero mihi, quaerentique cau-</text:span></text:p>
      <text:p text:style-name="P10"><text:span text:style-name="T2">sani, ob quam febres </text:span><text:span text:style-name="T47">ex </text:span><text:span text:style-name="T2">aliis humoribus calorem habent,<text:line-break/>aequabiliter occurrentem, quae vero ex pituita consistunt,<text:line-break/>dictam obtinent inaequalitatem, apparuit mihi potissimum<text:line-break/>causa esse lentor crassitiesque humoris et dissolutionis dissi-<text:line-break/>cultas. Hujus enim, ut aliorum omnium, quicquid semper<text:line-break/>extenuatum est, per halitum digeritur; vix autem extenua-<text:line-break/>tur, quicquid crassissimum; ac multo minus, si frigidum na-<text:line-break/>tnra sit. Quocirca neque totum, nec aequaliter</text:span><text:span text:style-name="T47">, </text:span><text:span text:style-name="T2">fed quic-<text:line-break/>qnid putredo occupaverit, id solum lu flatus vertitur, ao ex-<text:line-break/>tenuatum foras fertur; ac perinde evenit, ut lu glutinosis<text:line-break/>crassisque humoribus externis, dumelixantur. Existunt enim<text:line-break/>ex eis bullae, quibus ruptis spiritus consertim educitur, simul<text:line-break/>fecum abducens humorem attenuatum; ubi vero tenuis hu-<text:line-break/>rnor elixatur, neque bullae esticiuntur et qui ah eo attossitur<text:line-break/>vapor, omnino similis ac continuus sibi ipsi est.</text:span></text:p>
      <text:h text:style-name="Heading_20_2" text:outline-level="2"><text:span text:style-name="T2">Ca</text:span><text:span text:style-name="T17">p</text:span><text:span text:style-name="T2">. Xlll.</text:span></text:h>
      <text:p text:style-name="P82"><text:span text:style-name="T2">Sed quum de his dicta, quae decebant,<text:line-break/>sint, scbrrnm synoclrorum causas inspiciamus. Mirum enim</text:span></text:p>
      <text:p text:style-name="P10"><text:span text:style-name="T2">mini esse videtur saepe usque ad quartum vel quintum, et<text:line-break/>interdum usque ad septimum diem unam,fieri accessionem<text:line-break/>in eis ab luitio usque ad finem. Quanquam siqnis consideret<text:line-break/>diligenter, magis mirum est quasdam febres per circuitus suas<text:line-break/>habere accessiones. Exemplum enim supra dictum a nobis<text:line-break/>de stercore particulatim putrescente, non omnino potest ac-<text:line-break/>cidere, quum lu corpore animalis putrescentes humores cum<text:line-break/>his, qui putredine vacant, facile misceri possint, utpote<text:line-break/>quum ex omnibus confluxus conspiratioque lu omnia existat.<text:line-break/>Quocirca minime fieri potest, ut putredo lu una aliqua parte<text:line-break/>alias alia fiat, nisi inflammatio colligatum detineat incipien-<text:line-break/>tem putrescere humorem. Quum igitur ratio lu contrarium<text:line-break/>cedat, difficiliusque sit invenice causam febriurn circuitione<text:line-break/>repetentium, quam synochormn, de utrisque nitemur disse-<text:line-break/>rere, neque hic producentes sermonem, nequo contradicen-<text:line-break/>tes erratis aliorum, sed, ut in omnibus ante ferimus, veri-<text:line-break/>talem ipsam tantummodo persequentes, qua quivis excitatus</text:span></text:p>
      <text:p text:style-name="P10"><text:span text:style-name="T2">possit deprehendere errata aliorum. Incipiendum igitur ab<text:line-break/>'iis, quae manifestissime apparent, cujusmodisuntophthalmiae<text:line-break/>quaedam, quarum hae quidem singulis diebus, hae autem<text:line-break/>tertio quoque die accedunt. Accedunt quoque aurium do-<text:line-break/>lores et capitis, vel totius, vel dimidii</text:span><text:span text:style-name="T47">, </text:span><text:span text:style-name="T2">quem nominant he-<text:line-break/>micraniam. Nonnullis vero etiam podagra ac dolor articu-<text:line-break/>iaris repetit per circuitum. Ut igitur in his omnibus ridere<text:line-break/>licet venas ipsas in partibus, quae paroxysmis infestantur,<text:line-break/>in tumorem attolli et phlegmonen augescere et dolores lutenti<text:line-break/>di et fluxionem insignem foras procumbere</text:span><text:span text:style-name="T47">; </text:span><text:span text:style-name="T2">ita existiman-<text:line-break/>dum est in partibus internis, quae minime apparent, servari<text:line-break/>eandem proportionem. Verbi gratia per iusiammationem<text:line-break/>pleuritides, ac peripneumoniae intumescere quidem inter<text:line-break/>initia accessionum, discuti vero ao sublidere per declinatio-<text:line-break/>nem. Sed quonam modo id fiat fortasse inveniemus, si ea<text:line-break/>quae de iusiamniationis generatione et rheumaticis affectioni-<text:line-break/>bus vocatis alibi, ut in libro de inaequali intemperie, de-<text:line-break/>monstrata sunt, ad memoriam revocaverimus. Si enim fi-</text:span></text:p>
      <text:p text:style-name="P10"><text:span text:style-name="T2">mul cum illis adjecero qnaecunque propria huic sermoni sunt,’<text:line-break/>praesentibus quaestionibus sufficient.</text:span></text:p>
      <text:h text:style-name="Heading_20_2" text:outline-level="2">Cap. XIV.</text:h>
      <text:p text:style-name="P78"><text:span text:style-name="T2">Fluxionem igitur decumbentem lu oculos<text:line-break/>omnes quidem concedunt a capite defluere; scd quaenam<text:line-break/>causa sit, ob quam praefinito circuitu saepenumero defluat,<text:line-break/>dicere minime possunt, ut qui nequaquam de facultatibus na-<text:line-break/>turalibus philofophati sint, de quibus ipsi tribus libris per-<text:line-break/>scripsimus, indicantes omnes quatuor esse, a quibus plantae<text:line-break/>et animalia gubernantur. Una ergo est, quae attrahit pro-<text:line-break/>prium alimentum; altera id ipsum detinet; tertia autem ab<text:line-break/>his alterat; quarta ab his aliena expellit. Alienum autem<text:line-break/>in omnibus rebus duplex est, alterum qualitate, alterum<text:line-break/>quantitate. Id vero propter sitarum in ipsis partibus facul-<text:line-break/>tatum robur atque imbecillitatem colligitur. Nam si qui-<text:line-break/>dem paribus sint viribus, et meatus deferentes excrementa<text:line-break/>fe habuerint fecundum naturam, partes ipsae sanae funt: si<text:line-break/>vero plus quum alterari queat, assumptum sit, excrementum</text:span></text:p>
      <text:p text:style-name="P10"><text:span text:style-name="T2">omne excerni a facultate expultrice pulsum necesse est.<text:line-break/>Quod si haec imbecillis sit, eodem in loco munere necesse est;<text:line-break/>atque si multum sit, gravat eum ipsum atque dissendit; si<text:line-break/>acre sit, erodit et mordet; quemadmodum si calidum sit, ca-<text:line-break/>lefacit; si frigidum, frigefacit; atque haec perspicua sunt in<text:line-break/>iis, quae in ventre habentur. Quidam namque ingerentes<text:line-break/>plus alimenti, interdum vomere coguntur nauseabundi, lu-<text:line-break/>terdum alni fluore corripiuntur. Quod igitur hic per rna-<text:line-break/>xima spatia excernitur eructantia foras excrementum, id in<text:line-break/>aliis partibus animalis per tenues meatas non foras, fed ex<text:line-break/>aliis in alias transfluit partes; expellentibus quidem fortio-<text:line-break/>ribus, suscipientibus vero debilioribus. Porro rursus ex-<text:line-break/>pellitur ex his lu aliaiq atque ex illis lu alias defluit, quous-<text:line-break/>que in debilissimas omnium decumbat. Id autem rursus </text:span><text:span text:style-name="T6">re-<text:line-break/>currere</text:span><text:span text:style-name="T2"> inde in alias fortiores nequaquam possibile est. Atque<text:line-break/>ob eam rem per plethoram ac vitiosum humorem partes om-<text:line-break/>nium debilissimae alias inflammatione, -alias erysipelate, vel</text:span></text:p>
      <text:p text:style-name="P10"><text:span text:style-name="T2">herpetibus, vel alia quapiam affectione prehenduntur, aut<text:line-break/>habent affectionem, quam rheumaticam nominant, de qua<text:line-break/>feorsum scripsimus., Quocirca minime mirum videri debet,<text:line-break/>cerebrum vel etiam totum interdum caput, ubi collegit ali-<text:line-break/>quod excrementum, in aliquam partem debiliorem expellere,<text:line-break/>aut in aures, aut oculos, aut tempora, aut labrum, aut den-<text:line-break/>tes, aut genas, aut palatum, aut gingivas, et gurgulionem,<text:line-break/>et tonsillas, et adenas ibi contentos. Atque ubi nullum ex<text:line-break/>his fuerit imbecille,, lu thoracem, pulmonem, fauces, gulam,<text:line-break/>ventriculum, fluxionem transmittit. Quemadmodum . ergo<text:line-break/>caput faepentunero praedictorum cuique causa morbi; est:<text:line-break/>ita inflammationis lu jecore et liene proximarum aliqua .<text:line-break/>partium, aut etiam mehercle, una longius positarum, veI<text:line-break/>plores, quae excrementa gignunt, augent, transmittunt et;<text:line-break/>circuitibus repetunt. Ac nihil miri est his accidere'affectum<text:line-break/>similem excretioni excrementorum'ventriculi. Quemadmo-<text:line-break/>dum igitur siquis videret quidem quantmn quotidie excerni- '<text:line-break/>tur, ignoraret autem- causam excretionis, miraretur ordinem:</text:span></text:p>
      <text:p text:style-name="P10"><text:span text:style-name="T2">ita qni </text:span><text:span text:style-name="T47">nescit </text:span><text:span text:style-name="T2">neque generationis in capite excrementorum,<text:line-break/>neque excretionis causam, ignorat autem et quamobremhaec<text:line-break/>foras decumbunt, illa in aliquam aliam partem transfluant,<text:line-break/>haeret atque miratur influxus proportionem. Pari autem<text:line-break/>modo et qui ignorat, quae </text:span><text:span text:style-name="T6">partes</text:span><text:span text:style-name="T2"> excrementum jecinori<text:line-break/>transmittant, miratur proportionem excitatarum ex jecore<text:line-break/>febrium. At qui novit decumbentem in viscus fluxionem et<text:line-break/>primum phlegmones initium detlisse, et sequentis accessionis<text:line-break/>ipsam partem affectam autorem esse, mirari definit.</text:span></text:p>
      <text:h text:style-name="Heading_20_2" text:outline-level="2">Cap. XV.</text:h>
      <text:p text:style-name="P78"><text:span text:style-name="T2">Caeterurn duplex causa est hujusmodi in-<text:line-break/>fluxus humorum, una quam proxime ludicavj. quum ex aliis<text:line-break/>partibus in alias debiliores exerementa transmittuntur; alte-<text:line-break/>ravero, quoties attrahuntur, de qua jam agendum, initio<text:line-break/>sermonis petito ab iis, quae omnibus perspicua consessaque<text:line-break/>funti Si enim thapsiam illinas cuipiam, videbis parvo tem-<text:line-break/>pore partem huic esse calidiorem, atque in tumorem non<text:line-break/>parvum attolli. Nec sucus si foveas partem quampiam juxta</text:span></text:p>
      <text:p text:style-name="P8"><text:span text:style-name="T2">ignem, aut fortiter frifces, aut inigas resina, ani pice modice<text:line-break/>calida, deinde paulo post evellas universim; aut si etiam un-<text:line-break/>gas partem quopiam medicamento calido; ridebis enim ex<text:line-break/></text:span><text:span text:style-name="T29">- </text:span><text:span text:style-name="T2">his.omnibus ipsam attolli in molem; quia calor vel ad fe<text:line-break/>tralrere, vel suscipere soleat fluxionem. Verum necesse non<text:line-break/>est in praesens testa definire, id quod utile est instituto jam<text:line-break/>habentes, etiam fine hujusmodi contemplatione. Semper<text:line-break/>. enim in partes vehementius calescentes decumbere fluxio vi-<text:line-break/>detur, ubi corpora plena sunt, atque abundant excrementis,<text:line-break/></text:span><text:span text:style-name="T29">.• </text:span><text:span text:style-name="T2">admodum larga; ubi vacant excrementis, pauca. Decumbit<text:line-break/>praeterea maxime et in dolentes. Sic namque saepe cui<text:line-break/>summus digitus manus minima acu' punctus est, statim dolet,<text:line-break/>et paulo post partes quae circiter sunt inflammatione labo-<text:line-break/>rant, atque in molem maximam tolluntur; quibusdam vero<text:line-break/>etiam bubones sub alis erumpunt, ubi acceperint aliquid flu-<text:line-break/>xionis rura et spongiosa, quae ibi habentur, corpora, quos<text:line-break/>nominant adenas. Quibusdam autem accidit id in medio</text:span></text:p>
      <text:p text:style-name="P8"><text:span text:style-name="T2">brachio, ubi insignis aden ea parte extiterit. Perspicue id<text:line-break/>quod dicimus ridere licet, quoties ulcus aliquod exiguum fine<text:line-break/>inflammatione ac dolore prope unguem fuerit. Si enim hoc<text:line-break/>contemnatur, neque .coeat, et </text:span><text:span text:style-name="T6">ad</text:span><text:span text:style-name="T2"> cicatricem deducatur, lu-<text:line-break/>nata ipsi caro ab ungue pressa primum quidem dolet, deinde<text:line-break/>totus, digitus, aliquando vero et eorum carpus, et interdum<text:line-break/>manus, vel pes in maximam deducitur inflammationem. Ita<text:line-break/>igitur dolor atttrahit lu dolore asseclas partes fluxionem;, non<text:line-break/>tamen causam hujus hic licere oportet, alibi enim coinmo-<text:line-break/></text:span><text:span text:style-name="T51">i </text:span><text:span text:style-name="T2">dius est dicta, nec illius in praesens indigemus. Videntur<text:line-break/>ergo jam causae fluxionum ex partibus laborantibus fluxione<text:line-break/>Aortae esse duplices. Una ex calore, qui in eis accenditur;</text:span></text:p>
      <text:p text:style-name="P7"><text:span text:style-name="T2">altera ex dolore, qui supervenit. •, Causa, autem, cur aut plus,<text:line-break/>aut minus, aut benignius,• aut deterius influat, est non in<text:line-break/>ipsix solum partibus laborantibus fluxione; sed cur benignius<text:line-break/>deteriusve influat, lu ipsis partibus mittentibus causa est; cur<text:line-break/>autem plus nnnusve, in utrisque. Calor eniut vehemens ac</text:span></text:p>
      <text:p text:style-name="P10"><text:span text:style-name="T2">dolor plus, debilior minus attrahit. Itidem corpora excre ;<text:line-break/>mentis vacua exiguum quiddam trahentibus mittunt; excre-<text:line-break/>mentofa autem ac plethorica </text:span><text:span text:style-name="T47">tanto </text:span><text:span text:style-name="T2">plus mittunt, quanto ab<text:line-break/>ipso naturae habitu longius recesserint. Atque hae quidem<text:line-break/>fluxionum differentiae sure debilitate partium fluxione labo-<text:line-break/>rantium existunt; aliae vero et ob herum debilitatem ac<text:line-break/>robur mittentium excrementa efficiuntur. Omnis enim in-,<text:line-break/>flammatio sine vulnere ac collisione prehendens partem, </text:span><text:span text:style-name="T6">ex-<text:line-break/>crementis</text:span><text:span text:style-name="T2"> quibusdam decumbentibus ex robustioribus in de-<text:line-break/>biliora, existit. Talis autem inflammatio statim accendit fe-<text:line-break/>brem , quoties aut ob magnitudinem, aut vicinitatem calor<text:line-break/>ex ea ad cor pervenerit. Decumbentia igitur excrementa in<text:line-break/>omni inflammatione putrescunt propter causas prius dictas.<text:line-break/>Nec similiter omnia putrescunt, eo quod quaedam sunt pitu-<text:line-break/>itosa; alia melancholica, nonuulla biliosa. Ipsis autem pu-<text:line-break/>trescentibus accenditur calor praeter naturanrlu parte inflam-<text:line-break/>matione assecla, simul quidem calefaciens quaecunque primae.</text:span></text:p>
      <text:p text:style-name="P10"><text:span text:style-name="T2">tangunt inflammatione </text:span><text:span text:style-name="T47">obsessas partes, </text:span><text:span text:style-name="T2">deinde illis continuas,<text:line-break/>ex quibus rursus aliae ratione vicinitatis calefactae, rursus-<text:line-break/>que aliae ab illis usque ad ipsum cor deserunt interdum ca-<text:line-break/>liditatein. Sed qnaenam sit dispositio lu parte inflammatione<text:line-break/>affecta, diximus in libro de intemperie inaequali, et item in<text:line-break/>libro de tumoribus praeter naturam. Quod autem necesse sit<text:line-break/>contentum in ea fanguinern putrefieri saepenumero simul<text:line-break/>cum materia quae influxit, in hoc dicetur.</text:span></text:p>
      <text:h text:style-name="Heading_20_2" text:outline-level="2">Cap. XVI.</text:h>
      <text:p text:style-name="P78"><text:span text:style-name="T2">Quod igitur excrementum ex una parte<text:line-break/>in aliam decubuit, interdmn adeo multum pravumque est,<text:line-break/>ut partis fluxione laborantis facultatem laedat; interdum adeo<text:line-break/>mite ac exiguum, ut suscipiens corpus minime offendat. Si’<text:line-break/>igitur adeo facultatem laedat, ut exolvatur, nec praeterea<text:line-break/>evincat ea, quae prius vincebat, tunc fanguinern putrefieri<text:line-break/>necesse est duplici ratione; et quia humor minime evictus a<text:line-break/>calore proprio reliquam habet in putredinem mutationem;<text:line-break/>et quia simul cum excrementis putrescentibus putrescit. Sin</text:span></text:p>
      <text:p text:style-name="P10"><text:span text:style-name="T2">non tantum laedat vires, ut exoletae penitus quiescant, se-<text:line-break/>mipravus et tanquarn semiputris in tali constitutione i anguis<text:line-break/>efficitur; ricinia quidem putrescentium excrementorum si-<text:line-break/>mul putrescens, persistens tamen in sua ipsius natura, quan-<text:line-break/>tum est in ratione facultatis ipsum conscientis. Utcunque<text:line-break/>autem se res habeat, accensus calor per primam putredinem<text:line-break/>penitus acrior ac mordacior est, quam dum secundum natu-<text:line-break/>ram se habet, atque tantum crescit, quantum natura ipsa<text:line-break/>excrementorum sussirit. Haec enim talem habent rationem<text:line-break/>ad calorem ex eis accensum, qualem ligna ad ignem obti- _<text:line-break/>nent, ex ipsis enim lignis dum alterantur generatur ignis;<text:line-break/>haeo tamen minime in infinitum tempus suffiriunt ad altera-<text:line-break/>tionern, sed terminus alterationis ipsis est humoris innati<text:line-break/>consumptio; nam eousqne cremari queunt, dum innatum<text:line-break/>habuerint humorem; atque eo consumpto cremari desinunt,<text:line-break/>ac reliquiae eorum nominantur cinis. Quinetiam putres-<text:line-break/>centium humorum similiter calor permanet, dum prorsus</text:span></text:p>
      <text:p text:style-name="P8"><text:span text:style-name="T2">suit assati; par est autem reliquias humorum terressees exi-<text:line-break/>guas esse,nequaquam mullas, quemadmodum lignorum; pro-<text:line-break/>pterea quod in substantia eorum eIementum humidum exu-<text:line-break/>perat, non siccum. Simili modo si libeat coquere humorum<text:line-break/>externorum quempiam, ut oleunr, aut vinum, terrestie qui-<text:line-break/>dem ejus quod minimum relinquetur, reliquum autem totum<text:line-break/>extenuatum in vaporem atque aerem discedet. Itaque tota<text:line-break/>substantia fervefactorum humorum ex putredine extenuato-<text:line-break/>rum ab ipfo calore in ambientem dispergitur per algorem<text:line-break/>declinationemque febrium; remanet autem jam excremen- .<text:line-break/>tum omnino exiguum, vel nullum; in humoribus quidem<text:line-break/>crassioribus exiguum, in serofioribus autem nullum. Quod<text:line-break/></text:span><text:span text:style-name="T51">, </text:span><text:span text:style-name="T2">si nulla debilitas extiterit virium partis inflammatione labo-</text:span></text:p>
      <text:p text:style-name="P9"><text:span text:style-name="T2">rantis, nec rursus mittantur excrementa, et morbus solutus<text:line-break/>est et posthac haud iterum febricitaverit homo,, neque se-<text:line-break/>quenti die, neque tertio quoque die, neque quarto quoque.-.<text:line-break/>Quod si ob eandem causam mittantur excrementa, ob quam<text:line-break/>ab initio parti mittebantur, aut si haec quidem non amplius '</text:span></text:p>
      <text:p text:style-name="P10"><text:span text:style-name="T2">mittantur, sed permaneat virium debilitas, deuuo febricitare<text:line-break/>hominem necesse est. Subjiciatur enim primum facultas<text:line-break/>partis robusta, tempore vero interveniente eisdem lu parti-<text:line-break/>bus, quae prius transmiserant, collecta esse excrementa pa-<text:line-break/>ria quantitate et qualitate Iris, quae initio- transmiserant.<text:line-break/>Hoc vero accidit his in quibus dispositio mittentium, et at-<text:line-break/>tracti ad ipsas alimenti quantitas et qualitas eadem perma-<text:line-break/>net, Necesse enim est, aequale ac simile, quod ah eadem<text:line-break/>alteratur facultate, aequalia ac similia facere excrementa.<text:line-break/>Quinetiam tempus collectionis eorum necessario aequale erit.<text:line-break/>Partes enim quae aluntur, quoad similem habuerint constitu-<text:line-break/>tionem ab eodem nutrita alimento, aequalia quantitate et si-<text:line-break/>milia qualitate, atque eodem praefinitu temporis tractu col- .<text:line-break/>ligent excrementa. Quinetiam eodem, circuitu incitantur ad<text:line-break/>expellenda ea atque mittenda debilioribus, siquidem tunc<text:line-break/>primum expellendi facultas excitatur ad actionem suam,' ubi<text:line-break/>gravatur multitudine excrementorum, aut qualitate divexa-</text:span></text:p>
      <text:p text:style-name="P10"><text:span text:style-name="T2">tur. Sed de his omnibus in commentariis de facultatibus<text:line-break/>naturalibus definitum jam est; in quibus exercitatum esse<text:line-break/>convenit eum, qui quae nunc dicuntur,’su cum demonstra-<text:line-break/>tione intellecturus; magno quidem praemio ipsi proposito ex<text:line-break/>tali contemplatione ad curandi alam et rationem. Nam ut<text:line-break/>alia omnia omittam, quae sum dicturus lu eo libro, unius<text:line-break/>tantummodo faciam mentionem, quod maxime quidem in<text:line-break/>promptu est, quodque ipsi faepenurnero fecimus, ophthalmice<text:line-break/>scilicet per circuitionem repetentis. Spero enim id non<text:line-break/>parvum incitamentum fore lectoribus ad eam, quam hoc lo-<text:line-break/>co tradimus, condiscendam doctrinam. Contra enim quam<text:line-break/>ii, qui fe nominant ah oculorum curatione ophthalmicos </text:span><text:span text:style-name="T6">ocu-<text:line-break/>larios medicos,</text:span><text:span text:style-name="T2"> curavimus scinper hujusmodi ophthalmiam.<text:line-break/>Nam quum illi femper oculis negotium facesserent,nos inter-<text:line-break/>dum purgatione, interdum balneo, interdum meri potione,<text:line-break/>ut Hippocrates dicit, interdum sanguinis missione, interdum<text:line-break/>utrisque, vel clystere cum.sanguinis missione usi sumus; at-<text:line-break/>que interdum statim his adhibitis desivit, quandoque etiam</text:span></text:p>
      <text:p text:style-name="P10"><text:span text:style-name="T2">ubi capiti suisset prospectum. Omnes enim qui curati sunt,<text:line-break/>aut omnino accessionem non habuerunt, aut semel solum,<text:line-break/>sed multo leviorem quam prius. Sed de medendi decretis<text:line-break/>ac ludiciis nequaquam nunc disserendi tempus est. Caeteq<text:line-break/>rum quod accidat interdum totum caput aut minime affectum,<text:line-break/>sed sanguine pravo atque excrernenloso nutritum, colligere<text:line-break/>exerementa plura ac vitiosiora, quam ante, ita ut nequa-<text:line-break/>quam eis sufficiunt naturales effluxus ac perspiratus, fed co-<text:line-break/>gatur natura expestere excrementum ad aliquam partem de-<text:line-break/>hiliorem; aut si humores secundum naturam se habeant, ip-<text:line-break/>sum autem affectum sit, aut etiam ambo concurrant, colligi<text:line-break/>exerementa, atque decumbere in aliquam partem, praesens<text:line-break/>sermo demonstrare studet. Etenim quoad decumbens hu-<text:line-break/>mor similis suerit et capitis affectio eadem, eousque exere—<text:line-break/>menta aequali colligentur tempore similia et aequalia et ac-<text:line-break/>cessiones oculorum similes erunt. Simili modo et si non to -<text:line-break/>tius capitis, at certe unius alicujus in eo partis, aut menlu-</text:span></text:p>
      <text:p text:style-name="P10"><text:span text:style-name="T2">gum, aut cerebri ipsius suerit aliquis affectus, ita ut ex tali<text:line-break/>nutrimento colligat tantum taleque excrementum tanto tem-<text:line-break/>pore, deinde expellat excrementum id tuno primum quum .<text:line-break/>ab eo insigniter vexatur; accidet et tunc per circuitum ex--<text:line-break/>acerbari vel oculos, vel aures, vel aliqnid aliud tale, in quod<text:line-break/>debilius expulsum suerit exerementum. Ut igitur in oculis<text:line-break/>et auribus et pedibus et aliis multis partibus talibus perspi-.<text:line-break/>cue ridetur fieri accessio per circuitum, quemadmodum osten-<text:line-break/>fnm est; qnid mirum in pleuritide etperipneumonia etphre-<text:line-break/>nitide et aliis omnibus quorum non licet intueri inflammatio-<text:line-break/>nes, similiter fluere excrementum, eodemque modo febrem<text:line-break/>accendere, nullo esto ipsa parte inflammatione obsessa affe-<text:line-break/>ctu laborante peculiari ac proprio ad dictorum generationem,<text:line-break/>quam quod mittentibus excrementa eo tempore imbecillior<text:line-break/>est? Neque etiam illud mirum videri debet, quod non eo-<text:line-break/>dem tempore colligantur omnia excrementa. . Quod enim<text:line-break/>neque qni defertur ratione alimenti, sanguis femper similis</text:span></text:p>
      <text:p text:style-name="P10"><text:span text:style-name="T2">est, neque affectio partium quae aluntur eadem, idcirco aliud<text:line-break/>alii tempus satis est ad tanti excrementi collectionem, </text:span><text:span text:style-name="T6">a</text:span><text:span text:style-name="T2"> quo<text:line-break/>primum natura partis molestatur, cogiturque veluti alienum<text:line-break/>a se id, quod molestat, expellere. Neque porro mirandum<text:line-break/>est, ipsarum accessionum longitudinem inaequalem esse; est<text:line-break/>enim neque genus neque species neque multitudo excremen-<text:line-break/>torum una sit, neque similiter accendi lu omnibus, neque<text:line-break/>discuti convenit. Nam plura quidem et frigidiora etgluti-<text:line-break/>nosa et crassa, longiores efficiunt accessiones; pauciora au-<text:line-break/>tein et calidiora et tenuiora breviores, conducente ad id non<text:line-break/>panum totius corporis constitutione eo tempore et virium<text:line-break/>roborer Corpus enim rarius breviores, quantum lu se est,<text:line-break/>efficit accessiones; densius autem longiores. Et robur qui-<text:line-break/>dem virium breviores; debilitas autem multo longiores.<text:line-break/>Facultas enim valida promptius a se expellit id, quod est ali-<text:line-break/>enum; corporis autem raritas minime detinetid quodessertur.<text:line-break/>Quocirca ita affectis cito evacuari excrementum necesse est,</text:span></text:p>
      <text:p text:style-name="P10"><text:span text:style-name="T2">si etiam alia sunilia exissent. Pari ratione quibus e contra-<text:line-break/>rio corpus afficitur, iis necesse est esse longiorem excretio-<text:line-break/>nem excrementorum, debiliter expellente excrementa sacul-<text:line-break/>tate; detinente autem ea, quae efferuntur, angustia meatu-<text:line-break/>urn. Omnibus autem simul concurrentibus, aut brevissima<text:line-break/>aut longissima accessio fit: longissima quidem, </text:span><text:span text:style-name="T47">ob </text:span><text:span text:style-name="T2">crassitiem,<text:line-break/>et multitudinem excrementi, ac vicium imberillitatem, mea-<text:line-break/>tuumque angustiam; brevissima autem, ob tenuitatem et<text:line-break/>paucitatem excrementi et robur virium ac viarum am-<text:line-break/>plitudinem.</text:span></text:p>
      <text:h text:style-name="Heading_20_2" text:outline-level="2">Cap. XVll.</text:h>
      <text:p text:style-name="P78"><text:span text:style-name="T2">Eadem autenr ratione neque quam ob<text:line-break/>causam accessiones quaedam desinant ad integri talem, quae-<text:line-break/>dam vero non, difficile est invenire. Quoties enim prioris<text:line-break/>accessionis tempus adeo breve suerit, ut priusquam secunda<text:line-break/>incipiat, jam </text:span><text:span text:style-name="T6">prima</text:span><text:span text:style-name="T2"> desierit, medium principii secundae<text:line-break/>priorisque finis intervallum totum fure febre existit. Sed<text:line-break/>ubi fecunda prius incipit. quam prior omnino solvatur , ui-</text:span></text:p>
      <text:p text:style-name="P10"><text:span text:style-name="T2">hil harum mediuin relinquitur. Hoc igitur, ut diximus, fit,<text:line-break/>quum facultas partis exerementa recipientis fui similis esse<text:line-break/>pergit, hoc est, adhuc, ut antea, sanguinem qui in ipsa ha-<text:line-break/>betur,. vlucit. Quod si quando debilis efficiatur, idque ei<text:line-break/>causa sit cur non excrementa solum, fed ipse etiam sanguis<text:line-break/>corrumpatur ac putrefiat, et febris accendatur; alterum<text:line-break/>inde quoque initium orietur circuitu repetentium accessionum.<text:line-break/>At si quidem praedictus adhuc servetur calor, duplex erit<text:line-break/>genus febrium inter se implicitarum. Si vero ille quidem<text:line-break/>desinat, affectio vero suscipientis fluxionem permaneat, quae<text:line-break/>de mittente sunt nicta prius, de hac intelliges. Haec enim<text:line-break/>pars efficiet lu se quaedam excrementa duplici ratione, quem-<text:line-break/>admodum et illa, tum quia pravus est sanguis contentus in<text:line-break/>ea, tum quia facultas debilis </text:span><text:span text:style-name="T6">est. Nec</text:span><text:span text:style-name="T2"> fecus si ex quavis<text:line-break/>causa reddita sit interdum debilis partis facultas, adeo ut<text:line-break/>onus ipsi potius quam alimentum sit sanguis adjectus, cor-<text:line-break/>rumpetur, et si calidus fuerit, facile putrescet: si vero sub-</text:span></text:p>
      <text:p text:style-name="P10"><text:span text:style-name="T2">frigidus ac pituitosus,’ non statim quidem, scd processu tem-<text:line-break/>poris is quoque eandem suscipiet dispositionem. Quinetiam<text:line-break/>ubi nequeat concoquere quaelibet pars genita in se excre-<text:line-break/>rnenta, aut expellere ad aliam, tale sibi ipsi initium febrici-<text:line-break/>tandi; quale ea quae transmitit alteri, adferti Cur autem<text:line-break/>nequeat alteri mittere excrementa, prima quidem causa est<text:line-break/>in viribus mittentis fuscipientisque; altera autem in viarum<text:line-break/>obstructione, quae </text:span><text:span text:style-name="T47">a </text:span><text:span text:style-name="T2">glutinosis, crassis et multis fieri solet<text:line-break/>humoribus. Nihil igitur miri est, si etiam absque eo quod<text:line-break/>altera mittat alteri excrementum (quemadmodum caput ocu-<text:line-break/>lis mittebat) ex excrementis in ipsa adhuc manentibus in<text:line-break/>eandem suscipienti aliena dispositionem devenerit. , Quae<text:line-break/>enim obstruxerunt naturales effluxus, processu temporis </text:span><text:span text:style-name="T24">ea<text:line-break/></text:span><text:span text:style-name="T2">quoque putrescant necesse est, et causa sint oportet, ob quam<text:line-break/>multitudo excrementorum in parte miniore vacuetur et </text:span><text:span text:style-name="T24">ut<text:line-break/></text:span><text:span text:style-name="T2">Polita erat, diffletur. Putrescunt igitur, utilia, ea quoque<text:line-break/>quae postea colliguntur et omnia sunul accendunt statim </text:span><text:span text:style-name="T24">lu</text:span></text:p>
      <text:p text:style-name="P10"><text:span text:style-name="T2">parte calorem febrilem. Supra autem indicavimus</text:span><text:span text:style-name="T47">, </text:span><text:span text:style-name="T2">ubi ac-<text:line-break/>cenditur quidam vel etiam angetur calor, in eam partem ab<text:line-break/>aliis sanguinem defluere. Itaque necesse est, ut tempore,<text:line-break/>quo defluit, partes illae refrigerentur sanguine destitutae;<text:line-break/>pars autem affecta gravetur atque distendatur et qui defluxit<text:line-break/>sanguis alteretur, propter duas causas, et,quia putrescentibus<text:line-break/>jam excrementis permiscetur, et quia impactus minime dif-<text:line-break/>flatur. Quocirca succenditur instar lignorum hunridiorum<text:line-break/>coufertim lu exiguam flammam conjectorum, atque </text:span><text:span text:style-name="T6">id</text:span><text:span text:style-name="T2"> tenr-<text:line-break/>pus omne initium accessionis appellatur. ' Ubi vero calor su-<text:line-break/>perat materiam, appellatur incrementum et ascensus tale<text:line-break/>tempus. Atque eo tempore augetur calor tam multus, ut<text:line-break/>non solum deurat locum ipsum, qui veluti causa quaedam<text:line-break/>putredinis est, scd jam per continuitatem depascatur univer-<text:line-break/>sum corpus met ubi ad summum pervenerunt fervorem qni<text:line-break/>accenduntur.humores, appellatur rigor talis pars accessionis.<text:line-break/>Universum vero ignitum esse ridetur tunc aegroti corpus,<text:line-break/>calore in universo animali aequaliter lutenso; delude si qui-</text:span></text:p>
      <text:p text:style-name="P10"><text:span text:style-name="T2">dem humores tenues suit, ac facultas valida et corpus rarum,<text:line-break/>pars plurima fervefactorum humorum lusa in sudorem vacu-<text:line-break/>atur; quod si crassi fuerint, </text:span><text:span text:style-name="T6">ac</text:span><text:span text:style-name="T2"> excretrix facultas debilis et viae<text:line-break/>angustae, nihil quidem sensibile effluit, sed solum id quod<text:line-break/>ita extenuatum est, ut lu halitus tenuis transierit naturam;<text:line-break/>appellatur autem id tempus declinatio, quae perspiratio quae-<text:line-break/>dam est humorum fervefactorum. Sed ubi in parte affectus<text:line-break/>permanet, necesse est alterum in ea gigni excrementum;<text:line-break/>quum quod rursus lu eam attrahitur alimentum, non plane<text:line-break/>totum vincatur; quod rursus, ut ante docuimus, et ab ex-<text:line-break/>crementis putridis lu parte ipsa relictis, et ab ipsa propria<text:line-break/>pravitate, initium putredinis suscipit, et ubi admodum in-<text:line-break/>caluerit, rursus decumbit iu ipsam, ut prius dictits ex alus<text:line-break/>animalis partibus sanguis, rursusque eodem modo, initium,<text:line-break/>incrementum, </text:span><text:span text:style-name="T6">vigor</text:span><text:span text:style-name="T2"> et declinatio accessionis fit Atque hoc<text:line-break/>certo ambitu semper fit, dum affectus lu parte primum gi-<text:line-break/>gnente excrementa servatur.</text:span></text:p>
      <text:h text:style-name="P5" text:outline-level="2"><text:span text:style-name="T2">Cap. XVII</text:span><text:span text:style-name="T3">I.</text:span></text:h>
      <text:p text:style-name="Standard"><text:span text:style-name="T2">At vero affectus talis duplex est: altef<text:line-break/>quidem partis debilitas, qua gignuntur excrementa;’ alter"<text:line-break/>vero, qui ex ipsis quotidie genitis acervatur.- Cave enim<text:line-break/>putes in istis vasis externis,- in quibus elixa cibaria niduru-*</text:span><text:span text:style-name="T34">'<text:line-break/></text:span><text:span text:style-name="T2">lenia evaserunt; affectum quendam relinqui; in partibus<text:line-break/>autem, in quibus humores putrescunt, nullum permanere. ‘<text:line-break/>Quum sane etiarnnurn magis haec affectio folvi nequeat, quo-</text:span><text:span text:style-name="T8">1 </text:span><text:span text:style-name="T35">5<text:line-break/></text:span><text:span text:style-name="T2">ties universum corpus pravis humoribus </text:span><text:span text:style-name="T6">abundat,</text:span><text:span text:style-name="T2"> ac ple-<text:line-break/>tlroricunrsit, multoque magis, quoties-in his fuerit angustia<text:line-break/>omnium meatuum partis excrementa educentium. Quem-</text:span><text:span text:style-name="T8">1</text:span><text:span text:style-name="T2"> '<text:line-break/>admodum igitur et sanatio subsequetur, si et meatus expur—<text:line-break/>gentui,- ut pars meabilis sit,' et vires roborentur et affectus<text:line-break/>emendetur et universum corpus neque malis humoribus sca-<text:line-break/>teat, neque plethoricum fit. Quamdiu autem haec perma-<text:line-break/>nent,. circuitum accessionum permanere necesse esu Simi-<text:line-break/>liter accidit lu musi eribus. Iu eis enim quoad similis causa '<text:line-break/>et.aequalis permaneat menstruorum,- idem eorum-circuitus</text:span></text:p>
      <text:p text:style-name="P10"><text:span text:style-name="T2">servatur. Sed de his omnibus in libro de rheumaticis asse-<text:line-break/>ctibus latius docuimus; et nunc immorari diutius in confir--<text:line-break/>mannis iis, quae ante demonstrata sunt, minime convenit,<text:line-break/>neque praeterire capito rerum </text:span><text:span text:style-name="T47">in </text:span><text:span text:style-name="T2">praesens utilium. Maxime<text:line-break/>autem utile est. cognoscere, quod aliquae partes. aliis trans-<text:line-break/>mittaut fluxiones, quemadmodum caput oculis; quaedam vero<text:line-break/>ab excrementis in sc genitis, initium febricitandi suscipiant;<text:line-break/>et quod his omnibus commune excrementorum putredo </text:span><text:span text:style-name="T47">sit;<text:line-break/></text:span><text:span text:style-name="T2">proprium vero singulis, huic quidem obstructio </text:span><text:span text:style-name="T47">ac </text:span><text:span text:style-name="T2">constipatio<text:line-break/>vasorum, aut ob humores glutinosos, vel crassos, vel multos</text:span><text:span text:style-name="T47">; •<text:line-break/></text:span><text:span text:style-name="T2">alteri vero constrictio meatuum vel sensibilium, vel minime sen-<text:line-break/>sibilium; alii autem quod omnia spacia vacua in toto ipsius cor-<text:line-break/>pore sint oppleta et ab his plenitudo ad vires ; quemadmodum<text:line-break/>lu libro de plenitudine docuimus. Febrium igitur per circu-<text:line-break/>itus accedentium haud scio an ulla generationis causa omissa<text:line-break/>sit. Earum autem, quae ordine carent, nonnullae ob hu-<text:line-break/>nioris mutationem, nonnullae ob rationis rictus errorem ad</text:span></text:p>
      <text:p text:style-name="P10"><text:span text:style-name="T2">ejusmodi constitutionem deveniunt. Sanguis igitur putres-<text:line-break/>cens maxime mutatur, quoniam, ut ante diximus, partim<text:line-break/>flava bilis, partim atra efficitur. Quantum igitur humores<text:line-break/>in corpore aegro mutantur, tantum et circuitiones accessio-<text:line-break/>num. Quocirca minime mirum rideri debet, per tales .mu-<text:line-break/>tationes ordinem quoque mutari. Mutantur vero maxime,<text:line-break/>ubi qui incepit putrefieri; in aliqua parte alius existit, alius<text:line-break/>autem ex aliis defluit, qui aut in illis solis talis habebatur,<text:line-break/>aut in toto animalis corpore extiperabat. Ita vero quae-<text:line-break/>cunque aegri iu nictus ratione delinquunt, haec quoque ni-<text:line-break/>hilo iniuus corrumpunt circuitionis ordinem. Ut enim in<text:line-break/>fanis pravus nictus morborum causa est, eodem modo vel<text:line-break/>magis etiam in aegris, ex iis quae deliquerint, accessiones<text:line-break/>inordinatae existunt. Nec solum adhuc aegrotantes, sed<text:line-break/>etiam quo tempore a morbis se recolligunt, prompte ex quo-<text:line-break/>vis delicto laeduntur., Quocirca per omnem insignem laesio-</text:span></text:p>
      <text:p text:style-name="P10"><text:span text:style-name="T2">nem vel praevenire multum circuitiones cogunt, aut diversi<text:line-break/>generis a prioribus. qUasdam gignunt,- a quibus accessionurn<text:line-break/>ordo corrumpitur.- • Saepe vero ob implicationem circuitu-,<text:line-break/>urn incognitam medicis aegri risi sunt pati inordinatas ac-<text:line-break/>cessiones. Sed tales ordinum permutationes revera non<text:line-break/>surit, sed tantummodo videntur. Quaecunque autem revera<text:line-break/>sunt, aut ob permutationem humorum febres generantium,<text:line-break/>aut • oh errorem in nictus ratione efficiuntur. Reliquum<text:line-break/>porro synedrorum genus (quarum totum tempus una accessio,<text:line-break/>est, aut semper aequalis, aut decrescens, aut increscens us-<text:line-break/>que ad crisim) ex tali causa fieri solet, qualem omnium fe-<text:line-break/>brium Praxagoras statuit, humorum in cava vena putredinem<text:line-break/>esse existimans; fed absolutior sermo ac, verior hoc modo,<text:line-break/>evadet. Quicunque circuitibus quibusdam accessiones, repe-,<text:line-break/>tunt morbi, partium superveniunt affectibus, vel mittentium,<text:line-break/>•vel suscipientium, vel gignentium,, vel trahentium excre-.<text:line-break/>mensa, eo, quo paulo supra diximus, modo. Qui vero fine.</text:span></text:p>
      <text:p text:style-name="P10"><text:span text:style-name="T47">circuitu accedunt, in his nullus locus peculiaris affectus est;<text:line-break/>fed humores in venis et arteriis omnibus, maximeque qui lu<text:line-break/>maximis et calidissimis sunt, aut ob aliquam aliam causam,<text:line-break/>ut in diariis; aut etiam ob putredinem fervefacti,’ accendunt<text:line-break/>febrem miam continentem, ab initio usque ad finem minime<text:line-break/>intermittentem, eatenus durantem ac deurentem hominem,<text:line-break/>quoad gignentes eam humores flut consumpti, aut concocti,<text:line-break/>aut utrumque passe</text:span></text:p>
      <text:h text:style-name="P1" text:outline-level="1"><text:bookmark-start text:name="bookmark14"/><text:span text:style-name="T48">GALENI </text:span><text:span text:style-name="T57">D</text:span><text:span text:style-name="T48">E MORBOBUM TEMPORI-<text:line-break/>BVS LIBER.</text:span><text:bookmark-end text:name="bookmark14"/></text:h>
      <text:h text:style-name="Heading_20_2" text:outline-level="2">Cap. I.</text:h>
      <text:p text:style-name="P78"><text:span text:style-name="T2">Qualis animalibus est aetatum differentia,<text:line-break/>talia morbis sunt ea quae nominantur tempora. Neque enim<text:line-break/>tempus simpliciter hoc vocabulo significatur, neque idoneum<text:line-break/>illud tempus, pro quo praesidia quoque consideramus; scd<text:line-break/>fola morborum, ut diximus, aetas, quae temporum vicissi-<text:line-break/>tudine immutatur, ut animal aetatibus. Atque hoc omnibus<text:line-break/>corruptelae subjectis corporibus, alsis magis, aliis minus ad-<text:line-break/>esse ridetur; nam fi natura ipsorum mutationis alterationis-</text:span></text:p>
      <text:p text:style-name="P10"><text:span text:style-name="T47">que </text:span><text:span text:style-name="T2">perpetuo expers maneret suam substantiam servans, non<text:line-break/>corrumperetur. Quemadmodum igitur et ipsi nos geniti ad<text:line-break/>rigorem usque augescimus, inde jam eontabescere incipien-<text:line-break/>tes, ad extremam usque corruptionem declinamus, si omnes</text:span><text:span text:style-name="T8">;<text:line-break/></text:span><text:span text:style-name="T2">aetates sumus pertransituri: pari modo singuli morbi a pri-<text:line-break/>ma sua constitutione per incrementum ad statum usque per-<text:line-break/>veniunt, donen pro incrementi prioris proportione decres-<text:line-break/>centes in totum dissolvantur- Videbitur autem forsan mor-<text:line-break/>borum pro tempore immutatio hoc solum ab animantium<text:line-break/>aetate discrepare, quod his proprium generationis tempus sit,<text:line-break/>quo omnes ad vitam necessariae partes conformantur ; mor-'<text:line-break/>horum vero nullum hujuscemodi tempus </text:span><text:span text:style-name="T24">sit </text:span><text:span text:style-name="T2">proprium, sed a<text:line-break/>primo statim insultu augescant, ldque merito fit; nam ani-<text:line-break/>malia corpora sunt; morbi corporum accidentia.' Quare<text:line-break/>conformationem generationem que corporum proprietas po-<text:line-break/>stulat; accidentia vero ipsis, ut quae inrllam conformatio-<text:line-break/>nem expetant,, primo aditu protinus generationem simul ac-</text:span></text:p>
      <text:p text:style-name="P10"><text:span text:style-name="T2">quirunt et ad incrementum festinant. Quae enim inflamrna-<text:line-break/>tionis generatio esse possit,, qualis est animantis in utero con-,<text:line-break/>formatio? vel quae erysipelatis? vel quae, verbi gratia, fe-&gt;<text:line-break/>luis? Nam unumquodque horum, statim atque primum<text:line-break/>coepit initium, hujusmodi speciem habere ridetur, qualem<text:line-break/>ejus generis maximum habet; deficit autem fola ab illo ma-<text:line-break/>gnitudine. Etenim inflammata pars calidior seipsa evadit,<text:line-break/>cum tumore majore , doloreque simnl et tensione ; fed haec<text:line-break/>pnrva priino aditu funt, inde 'vero qd magnitudinem quam-,<text:line-break/>dam non ni omnibus aequalem increscunt; ex quo deinceps<text:line-break/>vel discutitur praesidiis tuinor praeter naturam, simnique<text:line-break/>cunr ipfio dolor quoque et calor remittitur; vel in pus-mu—<text:line-break/>tatur, llae namque sunt inflammationis solutiones, si solii<text:line-break/>debeat; de lps autem ferino nobis primum instituatur, con-<text:line-break/>sideratione de monilis, qui non solvuntur, nunc rn posterum-<text:line-break/>dilata. Tempus itaque nullum. inflammationis generationi<text:line-break/>proprium et peculiare attribuitur ab eo, quod incrementi est,<text:line-break/>diversum, sed unum est universum, a primo insultu usque</text:span></text:p>
      <text:p text:style-name="P10"><text:span text:style-name="T2">ad statum affectu increscente. Sic habet etiam de erysipe »<text:line-break/>latis onmibusque aliis; etenim febris genere quidem, ut </text:span><text:span text:style-name="T6">ar~f<text:line-break/></text:span><text:span text:style-name="T2">bitror, caloris praeter naturam comprehenditur; hujus au-<text:line-break/>tem proprium generationis tempus diriftim non est; scd ubi<text:line-break/>corpus primum calidius quam antea febrili calore fieri coe--<text:line-break/>pit, inde aliud atquc aliud tempus affectionis incrementum<text:line-break/>ad usque perlectum statum excipit, quem lu singulis rebus<text:line-break/>summam esse magnitudinem intelligimus.</text:span></text:p>
      <text:h text:style-name="Heading_20_2" text:outline-level="2">Cap. II.</text:h>
      <text:p text:style-name="P78"><text:span text:style-name="T2">Hic sermo probabilis est et agonistam ali-?<text:line-break/>quem strenuum ad responsionem requirit, qni propriam morbo-<text:line-break/>rum initiis speciem esse demonstret, ut animantium forma-<text:line-break/>tioni, prirnumque tempus huio destinatum finibus propriis<text:line-break/>circumscribi. Ad quae jam sane progrederer, quid sentiam,-,<text:line-break/>docens, nisi. mini casu quodam in hac sermonis parte versanti<text:line-break/>Archigenis divisio in inentem veniret , qni morbos in prjjna<text:line-break/></text:span><text:span text:style-name="T6">et</text:span><text:span text:style-name="T2"> maxima tempora dividens, post principium* statim vigorem<text:line-break/>ponit, medio tempore, incremento </text:span><text:span text:style-name="T6">videlicet,</text:span><text:span text:style-name="T2"> omisse.- Quum</text:span></text:p>
      <text:p text:style-name="P10"><text:span text:style-name="T2">enim totius principii proprium tempus non esse videatur, scd<text:line-break/>id omne quod a primo insultu ad statum intercedit, incre-<text:line-break/>mentum esse, quomodo quis Archigeni consentiat, qui quod<text:line-break/>ob omnibus conceditur, praeterit, ambiguum vero tanquarn<text:line-break/>concessum, prompte ponit ? Hac igitur ratione sermonem<text:line-break/>omnino deieruisse videtur magna disputatione indigentem,<text:line-break/>ut morbi principium proprium typum habere, non parvi-<text:line-break/>tate modo, </text:span><text:span text:style-name="T6">a</text:span><text:span text:style-name="T2"> sequentibus ipsum differre ostendatur. Nos<text:line-break/>vero jam morbi principium specie quadam </text:span><text:span text:style-name="T6">a</text:span><text:span text:style-name="T2"> sequente incre-<text:line-break/>mento diversum demonstrare conabimur. Initium autem -<text:line-break/>sermonis commemorationem habebit ex his, quae evidenter<text:line-break/>nobis omnibus in pluribus morbis apparent. Unde moti,<text:line-break/>puto, et medici propemodnm omnes, qui Archigenem prae-<text:line-break/>cesserunt, principium quoddam cujusque morbi dicunt, non<text:line-break/>primum illum solum latitudinis expertem infultum; scd<text:line-break/>temporis longitudinem latitudinemque notatu dignam ali-<text:line-break/>qnando ipsi ufcribunt; post hoc ascensum; deinde statum;<text:line-break/>ab hoc vocatam declinationem. Spectavimus enim nonnul-</text:span></text:p>
      <text:p text:style-name="P10"><text:span text:style-name="T2">los, dum actionem aliquam consuetam </text:span><text:span text:style-name="T47">obirent, </text:span><text:span text:style-name="T2">paulatim lu-<text:line-break/>horruisse primum; delude iterum </text:span><text:span text:style-name="T47">atque </text:span><text:span text:style-name="T2">iterum luaequalita-<text:line-break/>tem quandam validiorem horroremque evrdentior em sensisse, ut<text:line-break/>quae prius citra laesionem agebant, neque agere neque sustirfere<text:line-break/>possent, sed et decumberent et cooperiri desiderarent; atque<text:line-break/>hoc aliis accidisse horis tribus, estis paucioribus, vel pluri-<text:line-break/>bus; ex eo autem tempore calorem molestum, eumque prae-<text:line-break/>ter naturam sensim augescentem percepisse; nam his princi-<text:line-break/>pium accessionis ab incremento propria specie' differre mani-<text:line-break/>festo videtur. Perspicuum vero est, quosdam augmentum<text:line-break/></text:span><text:span text:style-name="T6">vocare</text:span><text:span text:style-name="T2"> incrementum , quemadmodum alios quosdam ascen-<text:line-break/>sum ; nos omnibus vocabulis, ut in mentem venerit, uternur;<text:line-break/>omnia siquidem rem unam denunciant. Haec itaque res<text:line-break/>quae tribus nominibus appellatur, sistit quandoque et ab in-<text:line-break/>cremento cessat et sibi ipsi aequalis, vel longiore, vel bre-<text:line-break/>viore quodam tempore permanere videtur; deinde minor<text:line-break/>quam suit, vel citius, vel diuturniori temporis spatio fieri;<text:line-break/>interdumque febricitantis affectio ad integritatem sic reverti</text:span></text:p>
      <text:p text:style-name="P10"><text:span text:style-name="T2">apparet, luterdum a secundae accessionis insultu eandem fpe-<text:line-break/>ciem cum praedicta habentis excipitur; atque interdum omu<text:line-break/>nino praedicta secundo rursus aegrotanti adveniunt; ple-<text:line-break/>rumque tertio, quarto </text:span><text:span text:style-name="T6">et</text:span><text:span text:style-name="T2"> quinto; morbo videlicet ex iisdem<text:line-break/>ad eadem eodem ordine per circulum quendam redeunte;<text:line-break/>hunc circulum fingusi medici periodum, i. e. </text:span><text:span text:style-name="T6">circuitum,</text:span><text:span text:style-name="T2"> ap-<text:line-break/>pellant. Nonnulli ex hujus genere vigluti quatuor horis de-<text:line-break/>scribuntur, vocanturque quotidiani Aliqui quadraginta<text:line-break/>octo, hoc est duobus diebus et noctibus, quos tertianarum<text:line-break/>febrium circuitus nominant. Alios quosdam septuaginta<text:line-break/>duarum horarum tempus circumscribit, quorum febres ipsas<text:line-break/>quartanas nuncupant; circulum autem universum, qui ad<text:line-break/>unum principium revertitur*, quaternarium circuitum; sic<text:line-break/>etiam ternarium sunul cum tertiana febre et quotidiamrm<text:line-break/>fiiigulis diebus' revertentem simul cum quotidianis febribus.<text:line-break/>At circuitus omnes aliquando' ad integritatem perveniunt.</text:span></text:p>
      <text:p text:style-name="P10"><text:span text:style-name="T2">ut lu praedictis febribus, quotidiana, tertiana et quartana<text:line-break/>alias ad declinationem solum, vel propius ad integritatem,<text:line-break/>vel etiam longius ab ea. venientem.</text:span></text:p>
      <text:h text:style-name="Heading_20_2" text:outline-level="2">Cap. III.</text:h>
      <text:p text:style-name="P78"><text:span text:style-name="T2">Itaque de, tertiana fcbre exempli gratia-</text:span><text:span text:style-name="T10">;<text:line-break/></text:span><text:span text:style-name="T2">nobis primum verba sint. Ab horrore moderato hujusmodi<text:line-break/>febres incipiunt; deinde extremarum partium simulcunrhor-.<text:line-break/>rore vehementiore frigus; postea jam et rigore et frigore,<text:line-break/>concutiuntur plurimae corporis partes. Pulsus earum hoc.<text:line-break/>tempore durior et minor, quam prius, evadit, velocior ma-<text:line-break/>nifesto in fyftole, iis qui fystolem sentire noverunt; nam<text:line-break/>diastole multo quam fuit tardior praesertim in insultu est;<text:line-break/>interdum, vero similis priori constitutioni permanere tibi vixi<text:line-break/>dehitur. Quin et illa quies, quae post systolen est, longior<text:line-break/>quodammodo est; quae vero post tliestolen est, eodem atque.<text:line-break/>illa modo, saepe quidem est priori aequalis, aliquando vero<text:line-break/>non aequalis. Haec quibusdam horis aequinoctialibus dua-<text:line-break/>bus fieri consueverunt; quibusdam vel pluribus, eis, vel</text:span></text:p>
      <text:p text:style-name="P10"><text:span text:style-name="T2">paucioribus; deinde pulsus major simul et velocior densi-<text:line-break/>orque fieri incipiens, seusim singulis commemoratis lucres-<text:line-break/>cit. Statim vero calidiores quam antea cum relatis pulsus<text:line-break/>mutationibus redduntur; ita ut quidam multum calorem in-<text:line-break/>tus sentiant, artubus adhuc frigentibus; atque omnino inae*<text:line-break/>qualitas quaedam non parva in corpore per hoc tempus in—' ‘<text:line-break/>valescit. Secundum hoc tempus ab illo primo est, in quo<text:line-break/>ex priore statu universum quidem corpus refrigeratum suit,<text:line-break/>pulsus autem lu contraria prioribus facta mutatio. In inte-<text:line-break/>•gritate sane, quae intermissio nobis nominetur, quoniam et .<text:line-break/>Hippocrates eam ita nominavit, pulsus lu naturali statu con-<text:line-break/>sistit, quantum quidem scnsn percipere possumus; (hujusmodi<text:line-break/>autem intermissio optima est) nam simul atque animal refrige-<text:line-break/>ratum est, in dictas paulo ante differentias repente transit;<text:line-break/>postea rursus, tibi incalescit, ad contraria vertitur. Pri-<text:line-break/>mum itaque tempus totius periodi evidenter est, quo corpus<text:line-break/>cum mutationibus pulsus praedictis inalsit, vel ex sanitate.</text:span></text:p>
      <text:p text:style-name="P8"><text:span text:style-name="T2">veI ex intermissione ad hoc deductum. Aliud ab hoc secun -<text:line-break/>dum est, quod pulsum et calorem in contraria mutat, donec<text:line-break/>tota corporis moles aequabiliter incalescat. Post hoe, ter-<text:line-break/>tium, quo calor etiarnnum augescit, pulsibus pari ratione<text:line-break/>magnitudine, celeritate et frequentia crescentibus. Quarta<text:line-break/>constitutio post tres commemoratas conspicitur, omnibus jam<text:line-break/>dictis aequalem sibi magnitudinem pro sensus nostri judicio<text:line-break/>conservantibus. Ad haec quinta alia, quum jam calor ma-<text:line-break/></text:span><text:span text:style-name="T51">•i </text:span><text:span text:style-name="T2">nifesto' decrescit, halitus autem per cutem excernitur, pul-<text:line-break/>sus ad naturalem statum redit, deponens omnia quae praeter<text:line-break/>naturam in magnitudine, celeritate et densitate acquisierat;<text:line-break/>hoc tempore plurimis ipsorum sudor oritur et post hunc in-<text:line-break/>termissionis tempus, sextum a praedictis advenit. Nihil<text:line-break/>porro horum abditae rei hypothesis est, sed quotidie sere lu<text:line-break/>omnibus tertiana febre laborantibus ita fieri conspicitur; at-<text:line-break/>que huic sermoni dictum Hippocratis addendum est, </text:span><text:span text:style-name="T6">eum</text:span></text:p>
      <text:p text:style-name="P10"><text:span text:style-name="T6">etiam qui medicus non sit , hactenus pojse recta aogniiscere,<text:line-break/></text:span><text:span text:style-name="T2">si pulsus mutationes a sermone excipiamus. Majus enim<text:line-break/>hae negotium habent, quam ut ab idiotis queant intelligi</text:span><text:span text:style-name="T24">, </text:span><text:span text:style-name="T2">at<text:line-break/>caloris' mutatio, etiamsi aegrotantes notare hanc nolint, sti-<text:line-break/>mulare ipsa pungereque </text:span><text:span text:style-name="T24">eos </text:span><text:span text:style-name="T2">ita. consuevit, ut non lateat.<text:line-break/>Reserunt itaque sic omnes aegri, subito quidem vel sibi inaeS<text:line-break/>qualitatem,, vel horrorem ultro citroque cursitare; delude<text:line-break/>simul cum extremorum refrigeratione horrores intendi, </text:span><text:span text:style-name="T24">' </text:span><text:span text:style-name="T2">fe- </text:span><text:span text:style-name="T24">-<text:line-break/></text:span><text:span text:style-name="T2">quique ipsos rigorem; postea rursus rigoris tandem fieri re--<text:line-break/>missionem, extremorum algores resolvi, aestus vehementis<text:line-break/>sensum et sitim intus esse; ad haec rursus omnem quidem<text:line-break/>inaequalitatem discedere,, corpus vero totum aequabiliter<text:line-break/>ardere, atque hoc semper magisque fleri; ac calorem tandem<text:line-break/>aliquando sistere, fibique sunilem manere ; postremo solutio-<text:line-break/>nis sensum sibi oboriri, idque ad constitutionem usque illam<text:line-break/>non cessare, in qua primum se uri non amplius sciitiuirti»<text:line-break/>In .tertianis </text:span><text:span text:style-name="T6">itaque</text:span><text:span text:style-name="T2"> febribus particulares circuitus differentiae •</text:span></text:p>
      <text:p text:style-name="P25"><text:span text:style-name="T2">hujusmodi quaedam sunt; in aliis autem febribus aliae disse-<text:line-break/>, rentiae; de quibus ordine dissefarn.<text:tab/>• '* -</text:span></text:p>
      <text:h text:style-name="Heading_20_2" text:outline-level="2">Cap. IV.</text:h>
      <text:p text:style-name="P78"><text:span text:style-name="T2">Nunc in hac primum, quae prima propoi<text:line-break/>sita est, sermo expendatur. Primum igitur erat tempus;<text:line-break/>quod integritati cohaeret, frigoris feusnin praebens, quod<text:line-break/>principium nominavimus; fecundum, quod frigus, ut dl-<text:line-break/>erum est, paulatim deponit et vocetur concisae doctrinae<text:line-break/>gratia inaequalitatis tempus; ab hoc tertium, - quod est ae-<text:line-break/>qualis incrementi; postea quartum, quod eststatus; quintum,<text:line-break/>quod est imminutionis; postremo sextum, quod est integri-<text:line-break/>tatis. Quod igitur sex dictae regulares in tertianarum fe -<text:line-break/>hrium circuitibus-differentiae sint, sensu et memoria, non<text:line-break/>demonstratione lcgica indigeti </text:span><text:span text:style-name="T6">'Sex autem ipsis</text:span><text:span text:style-name="T2"> existentibus<text:line-break/>nomina praestat imponere , tum compendii tum manifestae<text:line-break/>explicationis gratia; quemadmodum lex quaedam est com-<text:line-break/>munis omnibus Graecis, ni quarum rerum nomina apud ve-<text:line-break/>tustiores usurpata invenimus; his utamur; quarum vero non<text:line-break/>habemus, vel ab aliqua carum rerum, quarum habemus no-</text:span></text:p>
      <text:p text:style-name="P8"><text:span text:style-name="T6">mina,</text:span><text:span text:style-name="T2"> transferamus, vel ipsi secundum quandam similitudi-<text:line-break/>nem cum iis quae denominata sunt; fingamus, vel dictis de<text:line-break/>aliis ab utamur. Licet quidem, fi quis velit, ne consueta<text:line-break/>quidem Graecis survare’, si facere ipsum oporteat, ad prae-<text:line-break/>dictos scopos, respicere. Atque hoc frequens est apud re-<text:line-break/>centiore.s medicos, ut qui non institutione a puero, quem-<text:line-break/>admcdum veteres, - instructi sinti Concedendum itaque ipsis<text:line-break/>est, ut volent,, appellere; quoniam contentiosi sunt et impu-<text:line-break/>...dentes, frequenter etiam omnibus utendum, ut illi praeci-<text:line-break/>piunt, quo nugacitatem ipsorum sugiamus. Neque e</text:span><text:span text:style-name="T5">nim<text:line-break/></text:span><text:span text:style-name="T2">propter peccatum. in nominibus aegrotantes incommodi<text:line-break/>quicquam capient. Quum autem vel tempus aliquod clam<text:line-break/>tctum praetereunt, vel praedictis quod non apparet, adjnne<text:line-break/>guut, </text:span><text:span text:style-name="T6">non</text:span><text:span text:style-name="T2"> concedendum ipsis est, tanquarn hujusmodipec-<text:line-break/>cato ad aegrorum laesionem jam spectante. </text:span><text:span text:style-name="T34">• </text:span><text:span text:style-name="T2">Melius itaque<text:line-break/>est, hic erratorum; causas, prospicere, ob quas medicorum<text:line-break/>plurimi.falluntur, .tum </text:span><text:span text:style-name="T47">ut </text:span><text:span text:style-name="T2">ne ipsi erroris quippiain commit-</text:span></text:p>
      <text:p text:style-name="P10"><text:span text:style-name="T2">tantus, tum ut silis verum rei viam , si velint, ostendamus.<text:line-break/>•Quidam enim ex'eis lugenio tam refractario sunt praediti,<text:line-break/>-ut ne si Apollinem ipsum-, vel Aesculapium habuerint cupi-<text:line-break/>entes ipsos docere et monentes, obtemperare unquam aut<text:line-break/>aures praebere possint,..nedum dicta animo suscipere; ' quare<text:line-break/>nec illis haec scribentur. Haec igitur erroris ipsorum causa<text:line-break/>prima et maxima est; morborum differentiae ignorantia.<text:line-break/>Tertiana siquidem, ut jam expositum est, moveri </text:span><text:span text:style-name="T6">et</text:span><text:span text:style-name="T2"> veluti<text:line-break/>aetates suas perficere consuevit; quanquam non, similem mo-<text:line-break/>tum quinis morbus obtinet; quare neque nos recte, quae de<text:line-break/>tertianis diximus, ad omnes transferemus;- nec alius quispi-<text:line-break/>am ab uno affectu-progressus communem unam omnium ra-<text:line-break/>tionem esse existimabit. - Haec itaque prima maxirnaque er-<text:line-break/>rati ipsorum causa esu</text:span></text:p>
      <text:h text:style-name="Heading_20_2" text:outline-level="2">Cap. V.</text:h>
      <text:p text:style-name="P78"><text:span text:style-name="T2">Alias autein </text:span><text:span text:style-name="T6">causas</text:span><text:span text:style-name="T2"> pro usus ordlue dein-<text:line-break/>ceps explicabo, ubi nomina prius commemoratis tertianae<text:line-break/>periodi temporibus imposuerim. Prolude quum Hippocra-<text:line-break/>tes dixerit: </text:span><text:span text:style-name="T6">Febres', quaecunque non intermittentes^ tertio</text:span></text:p>
      <text:p text:style-name="P10"><text:span text:style-name="T6">die vehementiores fiunt periculosiores ; quocunque autem<text:line-break/>ntodo-intermiscrmt, periculum abestsesignificant;</text:span><text:span text:style-name="T2"> intermit-<text:line-break/>tere de alia parte circuitus capi non potest, si lutegritatem<text:line-break/>praeterieris. Non enim sane hoc alt, quocunque modo<text:line-break/>declinent; nam hoc falsum est, quippe quum semitertiana<text:line-break/>febrium deterrima sit, tamen in declinationem vulgo </text:span><text:span text:style-name="T47">ipsi </text:span><text:span text:style-name="T2">ma-<text:line-break/>nifestam pervenit; et in aliis omnibus hac parte consimiliter,<text:line-break/>jusi in syuochis appellatis; nam hae solae febres, declinatio-<text:line-break/>nem sensibus apertam non habent, ut nec universum circui-<text:line-break/>tmn, nec aliam ex praedictis differentiam; sed qualem ter-<text:line-break/>tianarum magnitudinis aliquo tempore statum ,esse diximus,<text:line-break/>talem illae habent universum fere suum decursum. Si igi-<text:line-break/>tur, ut dixi, ex sua ipsarum natura periculo vacant, quae<text:line-break/></text:span><text:span text:style-name="T6">ad</text:span><text:span text:style-name="T2"> integritatem desinunt, sicut </text:span><text:span text:style-name="T6">in</text:span><text:span text:style-name="T2"> libris de febribus ostendi-<text:line-break/>mus, non aliud Hippocrates intermittere nominavit, quam<text:line-break/>ad integritatem desinere. Quamobrenr merito quis veterem<text:line-break/>consuetudinem scquutus, in tertianarum periodis intermissio-<text:line-break/>nem tempus integritatis appellaverit; quemadmodum et in</text:span></text:p>
      <text:p text:style-name="P10"><text:span text:style-name="T2">maxima magnitudine morum, quantum nos tactu, ipsique<text:line-break/>aegrotantes percipimus, vigorem. Ita sane et aetatum rigor<text:line-break/>perfectissimum est, videturque Hippocrates hoc usus vocabulo,<text:line-break/>sicut et verbo intermittere. Sed et primam partem circui-<text:line-break/>tus, quae primo die venit lu eversione naturalis status et<text:line-break/>tertio, quinto ac similibus eodem circuitu repetit post.inter--<text:line-break/>missionem, principium vocant,non Hippocrates modo, verum<text:line-break/>et alii prope omnes medici..- Post principium, quod frigore<text:line-break/>manifeste, cognoscitur, secundum tempus erat inaequalitatis ;<text:line-break/>tertium inerementi usque ad vigorem. Communicantia<text:line-break/>haec inler </text:span><text:span text:style-name="T6">fe,</text:span><text:span text:style-name="T2"> specie differre non exacte omnes conspexerunt;<text:line-break/>nominantque. ex ambobus compositum, tanquarn unum to-<text:line-break/>tum, alii incrementum, alsi augmentum, alii ascensum ac-'<text:line-break/>cessionis. Ac veri etiam nonnihil dicunt. Nam post pri •<text:line-break/>rnuin tempus, quo extremae partes, refrigerantur, sanguis<text:line-break/>vero in altum confluere clare perspicitur, aliud tempus est</text:span></text:p>
      <text:p text:style-name="P10"><text:span text:style-name="T2">totum huic toti oppositum, quum videlicet calor cum frigore<text:line-break/>decertat, sanguis in exteriores partes extenditur’. Atque si<text:line-break/>hoc pacto,unum ipsum dixerint, quo jam exposuimus, nihil<text:line-break/>referet hoc tempus universum ascensum appellare; si vero<text:line-break/>ita vocatum,' indivisum reliquerint, non mediocriter artem<text:line-break/>laedent. Etenim inaequalitatis in eo tempus primum ali-<text:line-break/>oium:praesidiortnn.iiulicationem habet, • </text:span><text:span text:style-name="T6">et</text:span><text:span text:style-name="T2"> non omnino eo-<text:line-break/>rundem ;ic sequens tempus, in quo aequalis, quidem totius,<text:line-break/>corporis, constitutio estiiijncrementum vero praesentium in<text:line-break/>eadem specie ad-statmn usque permanentium. Reliqua de-<text:line-break/>clinatio' tempus unum est specie sibi simile, nisi quod majoris<text:line-break/>minorisque ratione partes ipsae disserunt. • At hoc etiam' in<text:line-break/>priiuoi principii ''tempore et secundo ’ inaequalitatis, atque<text:line-break/>etiaiu:tertio ascensus, adest; .siquidem Unicuique horum, dum.<text:line-break/>sensibiliter iunnutatur, particularis quaedam est disserentia. ;<text:line-break/>Non enim cuiusque licti temporis principium-fini omnino est-<text:line-break/>fimile, fed disserunt luter sc et a medio manifeste. Priiici--<text:line-break/>pimn enim accessionis, paululum a naturali constitutione re--.</text:span></text:p>
      <text:p text:style-name="P10"><text:span text:style-name="T2">cessit, sicut finis plurimum. -Quum veroliaec maximis dif-<text:line-break/>ferentiis inter se dissideant, medium plane tempus ipsorum<text:line-break/>aliquod est, magis quidem quam principium a naturali statu'<text:line-break/>remotum; mluus autem quam finis. Sic inaequalitatis etiam<text:line-break/>initium a cohaerente ipsi primi temporis fine paululum variat :&gt;<text:line-break/>plus autem recedens, mediumque existens, luter praedictum<text:line-break/>primi temporis finem et tertii principium quodammodo con-<text:line-break/>sistit. Eadem, opinor, ratione et quae secundi hujus temporis<text:line-break/>inaequalitatis partes cohaerent principiis tertii temporis, con-<text:line-break/>stitutionem illis assimilem obthrent. Sic et tertii rurfnstem-<text:line-break/>poris prima, </text:span><text:span text:style-name="T6">a</text:span><text:span text:style-name="T2"> secundi postremis parum dissident; postrema<text:line-break/>vero status formae quodammodo sinrilia funt; medium am-<text:line-break/>borum aeque ab utrisque extremis recessit. Quapropter mi-<text:line-break/>rum nihil est, fi ut his temporibus singulis, ita declinationi,<text:line-break/>quoque aliud principium, aliud finis, aliud medium sit. At-</text:span><text:span text:style-name="T8">r<text:line-break/></text:span><text:span text:style-name="T2">que unumquodque'horum propria appellatione donare siqniS' '<text:line-break/>velit, potest. Audloenim frequenter medicos dicentes, lu-t</text:span></text:p>
      <text:p text:style-name="P10"><text:span text:style-name="T2">clinavit nunc status, nunc relaxatur, nunc decrescit, nunc<text:line-break/>remittit. Si igitur haec dicunt, - integrum est eis primas de-<text:line-break/>clinationis partes nominare inclinationem, vel relaxationem,,<text:line-break/>vel decrementum,- vel remissionem, vel horum aliqua, vel,<text:line-break/>omnia; quinetiam licet, aliquo praedictorum nomine media<text:line-break/>nuncupare, ut et postrema; quemadmodum Archigenes' quo-<text:line-break/>que declinationis postremum remissionem nominat. Verum<text:line-break/>ille perperam facit, quod a declinatione specie quadam dif-<text:line-break/>ferre existimet. Quum videlicet omnium partium totius </text:span><text:span text:style-name="T6">dr-<text:line-break/></text:span><text:span text:style-name="T2">cnitus aliam principium, aliam finem, aliam medium faciat;<text:line-break/>sic quoque remissionem ipsam dividit, tanquarn prcprium<text:line-break/>quoddam tempus ex prima eorum divisione, quae fpeciebus<text:line-break/>quibusdam, non solum majoris rnluorisque ratione differunt,<text:line-break/>ln utroque igitur clare peccat, tum augmentum ex prima di-<text:line-break/>visione,tollens, quod omnes homines, manifestius, quamprin-<text:line-break/>cipium, lutelligunt; tnm adjiciens'remissionem lu circuitus<text:line-break/>fine. Si namque ad integritatem veniat, manifesta hujus-</text:span></text:p>
      <text:p text:style-name="P10"><text:span text:style-name="T2">modi temporis a caeleris erit differentia; si vero fecundae<text:line-break/>accessionis insultus trifariam divisus, declinationem excipit,<text:line-break/>tum quidem tutius declinationis partem remissionem vocare<text:line-break/>licet, non tamen aliud quoddarn esse tempus putere propria<text:line-break/>natura insignitum, quemadmodum prius dicta. Quod igitur<text:line-break/>omnes tertiani circuitus partes manifestis a fe differentiis se-<text:line-break/>paratas videre liceat, nemo ignorat, qui vel unum hoc mor-<text:line-break/>bo laborantem aegrum conspexerit; si vero nonnulla eorum<text:line-break/>nomine careant, apud contentiosos dicemus, tempus primum,<text:line-break/>sccundum, tertium, quartum, quintum, deinde integritatis<text:line-break/>sextum:, apud eos autem, qui nominum usum sciunt, ipsi<text:line-break/>componentes idonea. Ac primo quidem tempori proprium<text:line-break/>principii nomen imponatur', secundo inaequalitatis; tertio<text:line-break/>incrementi; quarto status, et quinto declinationis; sextum,<text:line-break/>quod integritatis est, intermissio nominetur.</text:span></text:p>
      <text:h text:style-name="Heading_20_2" text:outline-level="2">Cap. VI.</text:h>
      <text:p text:style-name="P78"><text:span text:style-name="T2">Licet et alio quodam modo totum circuitum<text:line-break/>in majores partes dividere, siquidem in duas ipsum totum</text:span></text:p>
      <text:p text:style-name="P10"><text:span text:style-name="T2">licet di ridere; unam primae accessionis, a primo lusultu ad<text:line-break/>extremam usque remissionem; alteram luter declinationem<text:line-break/>et fecundae accessionis insultum. Voco jam insultum acces-<text:line-break/>fionis tempus omnino jam primum latitudinis expers</text:span><text:span text:style-name="T47">; </text:span><text:span text:style-name="T2">hoc<text:line-break/>ipsum significationem Uorniuare consueverunt. Et quod ab<text:line-break/>Hippocrate dictum est, in accessionibus abstinendum, secun-<text:line-break/>dum hanc divisionem pronuntiatum existimo. Quum enim<text:line-break/>praedixisset, </text:span><text:span text:style-name="T6">(sitibussiatirn</text:span><text:span text:style-name="T2"> vigor </text:span><text:span text:style-name="T6">adesi, iis statim tenuem<text:line-break/>victum adhibendum; guibus postea vigor advenit, iis in<text:line-break/>illo ipso-at ante illum, tenuiter vivendum, antea </text:span><text:span text:style-name="T46">vero </text:span><text:span text:style-name="T6">ple-<text:line-break/>nius nutriti</text:span><text:span text:style-name="T2"> oportere, ut aeger </text:span><text:span text:style-name="T6">sufficiat;</text:span><text:span text:style-name="T2"> subdidit, in ac-<text:line-break/>cessionibus absiinendum, docens nos videlicet, solum illud<text:line-break/>tempus quod accessionem vocat, observandum esse. Nun-<text:line-break/>quam enim in hoc nutrimus, verum in reliquo omni tempore<text:line-break/>remissionis, interdumlu alia atque alia ejus parte; quia ex<text:line-break/>simplici interdum declinatione,' lutertlurn ex declinationc et<text:line-break/>intermissione compofitum est.. Haec quidem unius circuitus</text:span></text:p>
      <text:p text:style-name="P26"><text:span text:style-name="T2">in duas partes est divisio</text:span><text:span text:style-name="T12">, </text:span><text:span text:style-name="T2">ut alteram ejus partem primam<text:line-break/>accessionem appellemus; fecundam vel remissionem, ut paulo<text:line-break/>ante, vel ut quidam, intermissionem. Nam intermissionem<text:line-break/>non pauci medici.quicquid intervalli 'post statum'est, quali—<text:line-break/>cunque natura praeditum, nominant;- sive id ad integrita-<text:line-break/>tum-veniat, sive, non; verum nos-appellationes praedictas<text:line-break/>observabimus, ne ulla sermoni obscuritas accedat; vocati-<text:line-break/>niusque omne; id quod accessionem sequitur, remissionem.<text:line-break/>Sed neque prohibemus, ut dictum est, siquis ipsum totum<text:line-break/>nominer intermissionem, vel declinationem, vel decremen-<text:line-break/>tum, vel remissionem, vel ablationem. Instituimus enim<text:line-break/>non de verbis disceptare, scd circuitus partes inspicere, quot<text:line-break/>numero sint et quomodo luter se differant.<text:tab/></text:span><text:span text:style-name="T29">-</text:span></text:p>
      <text:h text:style-name="Heading_20_2" text:outline-level="2">Cap. VII.</text:h>
      <text:p text:style-name="P78"><text:span text:style-name="T2">IIacc igitur est divisio omnium febrium ad<text:line-break/>integritatem desinentium, quotidianarum, tertiariarum, quar-<text:line-break/>tanarum; ut quae sex partes speciebus manifeflis diversas<text:line-break/>habeant: alia vero non intermittentium, qnae.-lu- quinque<text:line-break/>partes diducuntur.- Sunt autem et hae permultae, nounul-</text:span></text:p>
      <text:p text:style-name="P10"><text:span text:style-name="T2">lae quae quotidie exacerbantur; quaedam quae </text:span><text:span text:style-name="T47">ternio </text:span><text:span text:style-name="T2">quoque<text:line-break/>die; non tamen quae quarto, frequenter, </text:span><text:span text:style-name="T47">sed </text:span><text:span text:style-name="T2">raro evenire<text:line-break/>videntur; plurimum enim earum genus </text:span><text:span text:style-name="T47">ad </text:span><text:span text:style-name="T2">integritatem defi-<text:line-break/>nit. Atque duplex herum quoque species est, quae ad lute-<text:line-break/>gritatemnon finiunt, quotidianarum, tertianarum, quarta-<text:line-break/>narum. Quaedam enim magnitudinem pulsus et celeritatem<text:line-break/>et densitatem et duritiem deponunt; quaedam alia quidem<text:line-break/>tria ad naturalem statum deducunt, servant autem celerita-<text:line-break/>tem , hae magis, illae mluus.. At non est praesentis sermo-<text:line-break/>nis, illarum distinctionem proponere; partes enim circuitus<text:line-break/>in unoquoque morbi genere enumerare proposuimus. Igi-<text:line-break/>tur quum paulo ante fex lu febribus intermittentibus esse di-<text:line-break/>xerimus, deinceps non intermittentium partes referemus,<text:line-break/>quinque esse licentes, quuni aliae similiter ipsis fe habent,<text:line-break/>sola autem integritatis pars deficit. In estis autem partibus<text:line-break/>similitudo haec necessario est, ut accessionum insultus cum<text:line-break/>systole fiat (nomino autem sic, cum frigore'; nam hinc sequi-</text:span></text:p>
      <text:p text:style-name="P8"><text:span text:style-name="T2">tur lu'pulsu intro magis moveri, cum parvitate, sanguine in<text:line-break/>viscera fe recipiente) quem rursus inaequalitas ex necessitate<text:line-break/>sequitur; inde incrementum, status et declinatio, lu quibus<text:line-break/>tamen citra sensibilem systolen accessionis insultus accidit,<text:line-break/>tria tempora lu unum recidere necesse est, totumque usque<text:line-break/>ad statum</text:span><text:span text:style-name="T47">, </text:span><text:span text:style-name="T2">lucrementum </text:span><text:span text:style-name="T47">fieri; </text:span><text:span text:style-name="T2">nam ubi systole non fuit, ibi<text:line-break/>plane nec inaequalitas.. Statum vero nunquam deficere vidi,<text:line-break/>fed femper fenfibilem aequalitatem in omnibus febribus ali-<text:line-break/>quanrdiu permanentem; at insultum fexcenties sine praedi-<text:line-break/>ctis. principii symptomatis conspexi, quorum praecipuum<text:line-break/>erat omnibus fere principiis accessionum comes perfrictio;. </text:span><text:span text:style-name="T34">’<text:line-break/></text:span><text:span text:style-name="T2">quemadmodum ad interiora arteriarum motus; de quo lu<text:line-break/>opere de pulsibus fusius dictum est, in praesenti libro ipfunr</text:span></text:p>
      <text:p text:style-name="P9"><text:span text:style-name="T34">, </text:span><text:span text:style-name="T2">fystoles celeritate definire sufficit. Quae vero alia sympto-<text:line-break/>mata signaque accessionum principio propria sunt, alia frigori<text:line-break/>supervenire, alia aliter accidere praedicta.sunt; parvitas si.<text:line-break/>quidem pulsuum, raritas et tarditas diastoles. frigori; rigor</text:span></text:p>
      <text:p text:style-name="P10"><text:span text:style-name="T2">aliis occasionibus, quas in symptomatum causis exposuimus.<text:line-break/>At universum hoc accessionis genus omnino, sicut dixi;, perit ;<text:line-break/>et nos multus frequenter a mirandis illis medicis vel lu bal-<text:line-break/>neunr missos, vel cibrnn assumere jussos, tanquarn suspectas<text:line-break/>jam horas accessionis praetergressos, prohibuimus.. Contin-<text:line-break/>git autem ipsis, quod arteriam exacte tangere ignorent</text:span><text:span text:style-name="T47">, </text:span><text:span text:style-name="T2">hu-<text:line-break/>jusnrodi errores committere. Omnibus enim quibus talis<text:line-break/>accessio evenit, systole velocior redditur, quam cognoscere<text:line-break/>non cujusvis est, </text:span><text:span text:style-name="T47">sed </text:span><text:span text:style-name="T2">exercitationem magnam hoc opus, si<text:line-break/>quod aliud lu arte, desiderat. Hanc autem consequi nemo<text:line-break/>potest, prius quam eo modo, quem in primo de pulsuum di</text:span><text:span text:style-name="T8">a<text:line-break/></text:span><text:span text:style-name="T2">gnotione praescripsimus, institutus sit. Si quis igitur arte-<text:line-break/>riarurn systolen noverit, hanc ipfe accessionis partem, qua<text:line-break/>fystoleir velociorem factam fine diastole deprehendit,' circui-<text:line-break/>tus initium potest statuere; quae vero sequitur hanc, incre-<text:line-break/>mentum; ad statum usque. At fi hanc quoque ignoret; vi-</text:span></text:p>
      <text:p text:style-name="P10"><text:span text:style-name="T2">deatur autem insultus aequabiliter ornnluo factus, tutam ac-<text:line-break/>cessionis partem usque ad statum, ascensum, vel lucremen-<text:line-break/></text:span><text:span text:style-name="T47">tunr</text:span><text:span text:style-name="T2">, </text:span><text:span text:style-name="T47">vel </text:span><text:span text:style-name="T2">augmentum nominabit; secans ipsum in, prima et<text:line-break/>postrema et media, pro majoris minorisque ratione, non fpe-<text:line-break/>ciebus diversis, ut prius dicebam lu frigore sensibili. • In hu-<text:line-break/>jusmodi igitur febribus universa tempora tria erunt,, luere-<text:line-break/>mentum, status, imminutio. Nilus enim mali est immluu --<text:line-break/>tionern illud tempus vocare, lu quo ex febris magnitudine<text:line-break/>quippiam demitur. Quibus vero circuitus non est, ut syno-<text:line-break/>diis nomluatis, neque accessio quaedam omnino est, neque<text:line-break/>praedictae partes; attamen hae quoque secundum diversa<text:line-break/></text:span><text:span text:style-name="T47">tempora </text:span><text:span text:style-name="T2">totius morbi partes habent, aliis modis inno-<text:line-break/>tescentes, quam per accessionum tempora; quae, paulo post<text:line-break/>subjiciam, et hoc nomine potissimum,; quod omnes medici<text:line-break/>in ipsis errent; quamvis Hippocratcs rectissime ea docuerit.</text:span></text:p>
      <text:h text:style-name="Heading_20_2" text:outline-level="2">Cap. VIII.</text:h>
      <text:p text:style-name="P80"><text:span text:style-name="T2">At nunc ad eas, quae rircuitu,quodam<text:line-break/>accessionem habent, sermonem referamus, totum id, quod</text:span></text:p>
      <text:p text:style-name="P10"><text:span text:style-name="T2">inconsideratum </text:span><text:span text:style-name="T47">reliquimus, </text:span><text:span text:style-name="T2">distinguentes. Unum auteni et<text:line-break/>primum memoria teneri volo</text:span><text:span text:style-name="T47">, </text:span><text:span text:style-name="T6">nempe</text:span><text:span text:style-name="T2"> universum a principio<text:line-break/>huc usque sermonem de simplicibus periodis’nobis fuisse.<text:line-break/>Nam in complexis tempus rigorem sequens luterdum arctius<text:line-break/>redditur, dum alterius </text:span><text:span text:style-name="T47">accessionis </text:span><text:span text:style-name="T2">significatio, antequam prior<text:line-break/>circuitus adamussun absolutus sit, luvadit. Frequenter etiam<text:line-break/>ex sua ipsius natura </text:span><text:span text:style-name="T47">febris de </text:span><text:span text:style-name="T2">lutermitlentium genere est, ut<text:line-break/>tertiana; complicatio autem nullum integritatis tempus pri-.<text:line-break/>ori ciccnitui relinquit, dum secunda accessio, antequam prior<text:line-break/>absolvatur, invadit. Dictum est mini de hujusmodi compli-<text:line-break/>cationibus in duobus commentariis de crisibus et de febrium<text:line-break/>differentiis, ubi etiam implicationem a mixtione'distinximus;<text:line-break/>Itaque iemitertiana ex mixtione et temperamento quotidianae -<text:line-break/>et tertianae febris fieri demonstrata esu Saepe: etiam femi-l<text:line-break/>tertianae simplex una febris implicatur, vel tertiana vel quo-<text:line-break/>tidiana ; at hujusmodi varietas praesentis operis non est pro-<text:line-break/>pria; fatis enim hic est, propria singularum febrium lern-:</text:span></text:p>
      <text:p text:style-name="P10"><text:span text:style-name="T2">pora diligenter explicare; etenim implicationem earmn prom-<text:line-break/>pte discernere ita maxime nobis erit. Exacte igitur simplices<text:line-break/>prius dictae sunt ;_ de mixtis deinceps disseram, ltaque cunr<text:line-break/>horrore insultus aliquando oboritur omnes principii peculi-<text:line-break/>ares notas habens, praeter rigorem; interdum et hujus spe-<text:line-break/>ciem; etenim vehemens horror vel initium aliquod rigoris,<text:line-break/>vel parvus rigor esse videri potest; at exactum rigorem,<text:line-break/>qualis in tertianis quartanisque est, hujusmodi febris non ac-<text:line-break/>cipit. Atque ob hoc ipfiam horridam appello, et multo ma-<text:line-break/>gis, quia ubi signa quaedam fecundi temporis praemonstra-<text:line-break/>verit, initium rursus alterius invasionis horrificum efficit,<text:line-break/>quod nonnulli repetitionem, alii reduplicationem appellant.<text:line-break/>Aliquando hoc secundo,, quibusdam tertio facit; deinde vix<text:line-break/>aequaliter expandito ad usque statum increscens. Haec fe-<text:line-break/>bris ad integritatem nunquam desinit, nam permultum tem-<text:line-break/>poris usque ad rigorem ipsa habet, item declinationem </text:span><text:span text:style-name="T5">sin</text:span><text:span text:style-name="T2">e<text:line-break/>perfpiratu sensili; multo vero magis abest, ut cum sudore ad</text:span></text:p>
      <text:p text:style-name="P10"><text:span text:style-name="T2">integritatem accedat. Quemadmodum igitur a primo insultu<text:line-break/>accessio ad rigorem usque multo tempore pervenit, eodem<text:line-break/>modo a vigore paulatim diminuitur; ideoque postridie altera<text:line-break/>ipsis accessio cum horrore quidem similiter advenit, sed quae<text:line-break/>non item ut prior repetitiones habeat; aut </text:span><text:span text:style-name="T47">fi </text:span><text:span text:style-name="T2">quando raro<text:line-break/>habuerit, unam duntaxat faciat, brevem et exiguam Haec<text:line-break/>autem etiam accessio ad rigorem longo tempore ascendit, nec<text:line-break/>exiguo pariter declinat; atque ob hoc ipsum tertio die ea-<text:line-break/>dem, quae primo, accessio succedit; postea rursus quarto<text:line-break/>fimilis ei, quae secundo habita est, rdque deluceps perpetuo.<text:line-break/>Hanc ego febrem compendiosae claraeque doctrinae gratia<text:line-break/>uno volens appellare vocabulo</text:span><text:span text:style-name="T47">, </text:span><text:span text:style-name="T2">imposui ei nomen, semiter-<text:line-break/>tianae. Si igitur, Hippocrates quoque talem febrem semiter-<text:line-break/>tianam vocavit, ut ego persuasum habeo, duo ex sermone<text:line-break/>uno commoda consequeris, nempe rem medicam discis et<text:line-break/>nomen vetus </text:span><text:span text:style-name="T6">ei</text:span><text:span text:style-name="T2"> imponis; quod si quis aliam quandam febrem</text:span></text:p>
      <text:p text:style-name="P10"><text:span text:style-name="T2">ab Hippocrate semitertianam vocatam esse putet, falli me in<text:line-break/>vocabulo ratus, rem ipsam addiscat.</text:span><text:span text:style-name="T34">. </text:span><text:span text:style-name="T2">Quod enim talis quae-<text:line-break/>dani febris, qualem dixi, acridat, neque hic testimonium vel<text:line-break/>Hippocratis vel alterius cujusquarn oratio requirit,..quum<text:line-break/>quotidie ipsam videamus, potissimum Romae. Ut enim lu<text:line-break/>aliis locis alia, sic in illa civitate hoc mali abundati Porro<text:line-break/>alia quaedam ei virina est, quae nec fecundo die aliam fert<text:line-break/>accessionem, nec primo et tertio repetitiones. Habet autem<text:line-break/>nec ipsa modum unum ac simplicem; interdum etenim fine<text:line-break/>horrore, aliquando cum horrore invadit; alias cum extre-<text:line-break/>morum perfrigeratione manifesta. Visa autem est interdum<text:line-break/>etiam citra sensibile frigus febris haec quinque tempora ob-<text:line-break/>tinere, principium, inaequalitatem,'incrementum, statum et<text:line-break/>declinationem. Temporibus jam divisis, lueve est principi-<text:line-break/>um; brevis quoque ipsius inaequalitas; ascensus non aeque<text:line-break/>omnibus, fed quibusdam brevis, quibusdam longior. Quin-<text:line-break/></text:span><text:span text:style-name="T6">etiam</text:span><text:span text:style-name="T2"> rigoris teinpus spatium omnino sensibile et latum oc-</text:span></text:p>
      <text:p text:style-name="P10"><text:span text:style-name="T2">cupat; sed in majoris minorisque ratione non mediocriter<text:line-break/>disseri. Sic etiam declinatio longo quidem tempore omnibus<text:line-break/>contingit, in hoc autem differt, quod nonnullis manifesto<text:line-break/>minuitur et celeriter finiendi spem praebet, et post haec sistit<text:line-break/>aequalem declinationis magnitudinem reliquam servans;<text:line-break/>nonnullis lente ab initio ad finem omnino declinat, ut ex<text:line-break/>temporis intervallis longioribus conjicienti tibi videatur,<text:line-break/>plane decrevisse quippiam, perquam modicum tamen illud.<text:line-break/>Hujusmodi quaedam sunt et aliae differentiae particulares fe •<text:line-break/>brlum tertio. die accedentium, quas universas tritaeophyas<text:line-break/>voco, ad affectionis unde excitantur cognitionem utilissimae,<text:line-break/>ad praesens autem opus inutiles. Propositum enim est nobis<text:line-break/>hic circuituum totiusque .morbi tempora distinguere, tempe-<text:line-break/>stivi auxiliorum usus gratia, cui nihil, haec varietas condu-<text:line-break/>cit, sicut nec earum quae in quotidianae forma variantur;<text:line-break/>siquidem herum non paucae quotidie accessionem habentes,<text:line-break/>intermissionem nullam ostendunt; dicam tamen ipsarumpau-</text:span></text:p>
      <text:p text:style-name="P10"><text:span text:style-name="T2">eas differentias exempli gratia, non ut institutae hypothesi<text:line-break/>commodas, sed quoniam medicorum aliqui ex iis, quae sine<text:line-break/>ratione nugantur, prorsus intumescunt et gloriam apud in-</text:span><text:span text:style-name="T8">:<text:line-break/></text:span><text:span text:style-name="T2">doctos aucnpautur, tanquarn diligentes </text:span><text:span text:style-name="T47">et </text:span><text:span text:style-name="T2">studiosi, fapien-<text:line-break/>tiusque aliquid his, qui fola Utilia scribunt, intelligentes.</text:span></text:p>
      <text:h text:style-name="Heading_20_2" text:outline-level="2">Cap. IX.</text:h>
      <text:p text:style-name="P78"><text:span text:style-name="T2">Invadit ergo accessio febrium,, </text:span><text:span text:style-name="T6">quae</text:span><text:span text:style-name="T2"> fingu-<text:line-break/>lis diebus exacerbantur, luterdum sine manifesto frigore, in-<text:line-break/>terdum cum ipso; et quae propria principii sunt, quibusdam-<text:line-break/>brevius, quibusdam diutius permanent; atque sic etiam in--<text:line-break/>aequalitas his brevior, illis longior est; postea haec febris<text:line-break/>usque </text:span><text:span text:style-name="T47">ad </text:span><text:span text:style-name="T2">vigorem ascendit, diuturniore tempore, quam quae<text:line-break/>tertio quoque die accessionem capiunt. Caeterurn tale quip-<text:line-break/>piam ipsi adest, quod etiam in illis interdum raro contingit,<text:line-break/>multo autem saepius in hoc apparet; ascensum aperte rnoli-<text:line-break/>ens, consistit aliquo tempore nihil increscens, deinde rursus<text:line-break/>increscit. Similiter in declinatione vel aequabilem facit<text:line-break/>imminutionem, vel messio cursu lu eadem magnitudine aliis</text:span></text:p>
      <text:p text:style-name="P10"><text:span text:style-name="T2">liora una, aliis duabus consistit, post haec imminuito; quin-<text:line-break/>etiam ad fecundae accessionis insultum usque nonuullis im-<text:line-break/>minuitur; quibusdam in qua magnitudine est, permanet.<text:line-break/>At magis hoc tertio quoque die accessionem habentibus adest;<text:line-break/>quoniam circuitus earum longior est. Nam duplus feretem-<text:line-break/>pore circuitus est febrium, quae tertio quoque die exacer-<text:line-break/>bantur, si cum, iis, quae quotidie, comparetur. Quare pro-<text:line-break/>pter hoc manifesto declinationis ipsius reliquum protrahitur,<text:line-break/>in aequali magnitudine permanens. Ac multi quoque alii<text:line-break/>circuituum modi funt, differentiis particularibus variantes,<text:line-break/>ad praesentem disputationem supervacanei. Ideo autem<text:line-break/>quorundam memini, quia medici quidam talem doctrinam<text:line-break/>hujus considerationis non esse propriam nescientes, de </text:span><text:span text:style-name="T6">iis-<text:line-break/>dem</text:span><text:span text:style-name="T2"> conscripserunt, errantes quoque in ipsorum enarratione.<text:line-break/>At nunc eos reprehendere tempus noir est in speculatione<text:line-break/>non propria. Disces autem evidenter eos inutilia nugari,<text:line-break/>quumque Hippocrates miro quodam modo methodum horum<text:line-break/>invenerit, nemniem eam elaborasse et multos praeterea eain</text:span></text:p>
      <text:p text:style-name="P10"><text:span text:style-name="T47">depravasse, lu illa maxime sermonis parte, qua jam dictis<text:line-break/>temporibus auxilia conjuncturus sum. Faciam vero hoc,<text:line-break/>ubi totius morbi tempora ostenderim; nam hactenus particu-<text:line-break/>laria tantum recensui.</text:span></text:p>
      <text:h text:style-name="P1" text:outline-level="1"><text:bookmark-start text:name="bookmark16"/>GALENI DE TOTIUS MORBI TEM-<text:line-break/>PORIBUS LIBER<text:bookmark-end text:name="bookmark16"/>.</text:h>
      <text:h text:style-name="Heading_20_2" text:outline-level="2">Cap. I.</text:h>
      <text:p text:style-name="P78"><text:span text:style-name="T2">Itaque totius morbi tempora animantium<text:line-break/>aetatibus analoga concipimus; unum quidem ac primum<text:line-break/>generationis ipsius; alterum ascensus; tertium vigoris;<text:line-break/>quartuur declinationis, quum aegri salvi evasuri sunt; nam<text:line-break/>quum vel in ascensu vel vigore prius e vita decesserint, li-<text:line-break/>quet talem morbum non oninia tempora pertranfiisse. Qui<text:line-break/>vero pertransit, dc omnibus iere suis partibus concertationes<text:line-break/>habet; quum quidam vigorem mrum esse tempus dicunt.</text:span></text:p>
      <text:p text:style-name="P10"><text:span text:style-name="T2">quod intellectu </text:span><text:span text:style-name="T47">solo </text:span><text:span text:style-name="T2">deprehendatur; nonnulli vigorem, ut<text:line-break/>in synodiis</text:span><text:span text:style-name="T47">, </text:span><text:span text:style-name="T2">non esse omnino</text:span><text:span text:style-name="T47">; </text:span><text:span text:style-name="T2">nonnulli vigorem post brevis<text:line-break/>temporis principium induci; alii non in his solum, scd etiam<text:line-break/>lu reliquis omnibus morbis principium auferant; alii inter-<text:line-break/>dum et declinationem tollunt, si morbus ex abrupto, ut illi<text:line-break/>vocant, solvatur. Primum igitur hae controversiae solven-<text:line-break/>dae sunt; deinde accurate morbi totius temporum notiones<text:line-break/>constituendae; postea ipsorum notae tradendae; tunc dein-<text:line-break/>ceps sequetur ut utilitatem ostendamus, iis quae ad circuitus<text:line-break/>pertinent, admiscentes.</text:span></text:p>
      <text:h text:style-name="Heading_20_2" text:outline-level="2">Cap. II.</text:h>
      <text:p text:style-name="P78"><text:span text:style-name="T2">Principium igitur morbi, quatenus ali-<text:line-break/>quando salubri statu corporis labascente invadit, lu omnibus<text:line-break/>ipsis est, sine temporis productione 'conceptum; cum hoc<text:line-break/>tamen non conceditur etiam cujusvis morbi ceu generatio-<text:line-break/>nem esse, quemadmodum in animantibus animadvertimus.<text:line-break/>Non enim ex partibus quibusdam, ut animal ex capite, tho-<text:line-break/>race et artubus, sic etiam morbi compositi funt; naturali</text:span></text:p>
      <text:p text:style-name="P10"><text:span text:style-name="T2">enim statu excidentes brevissimo quodam temporis spatio<text:line-break/>generationem sortiuntur; inde vero usque ad rigorem ascen-<text:line-break/>dunti Esto enim morbus ex intemperie, verbi gratia, unde<text:line-break/>febris etiam constitui nobis demonstrata est. Necessarium<text:line-break/>igitur, ubi calor hic praeter naturam prinrunr natus est, ho-<text:line-break/>minem febricitare, caloremque adusque statum intendi. Nam<text:line-break/>cujus non funt partes, quomodo hujus erit generatio in tem-<text:line-break/>pore ? Haec mihi dicta sunt statim ab initio, ad eaque re-<text:line-break/>spondi, febrium, quae cum frigore invadunt, mentione lacta.<text:line-break/>At in rircuitibus responsio sufficit; unum enimparticularium<text:line-break/>temporum totius morbi atque ordlue primum est tempus<text:line-break/>frigoris; sed. ridiculum maxime foret primum tempus acces-<text:line-break/>sionis primae tutius morbi principium existimare. Etenim<text:line-break/>hoo tempus, quod morbi principium nominant,, ad praesidia<text:line-break/>fereiida conducit. -Ac huc respiciens Hippocrates inquit:<text:line-break/></text:span><text:span text:style-name="T6">incipientibus morbis siquid movendum videtur, move , vi-<text:line-break/>gentibus vero, quietem praesint agere.</text:span><text:span text:style-name="T2"> Similiter et ab ipso</text:span></text:p>
      <text:p text:style-name="P8"><text:span text:style-name="T2">illud dictum est: </text:span><text:span text:style-name="T6">Circa orincipia et sines </text:span><text:span text:style-name="T46">omnia </text:span><text:span text:style-name="T6">irnbecilU-<text:line-break/></text:span><text:span text:style-name="T2">ora funt. Quinetiam de purgatione scriptum reliquit: </text:span><text:span text:style-name="T6">Cocta<text:line-break/></text:span><text:span text:style-name="T52">1</text:span><text:span text:style-name="T53"> </text:span><text:span text:style-name="T6">putrgmra convenit et movere, non cruda, neque in principiis,<text:line-break/>nisi turgeant.</text:span><text:span text:style-name="T2"> Ad haec: </text:span><text:span text:style-name="T6">In morbis acutis raro et inprin~<text:line-break/>cipiis utendum purgationibus.</text:span><text:span text:style-name="T2"> Multa insuper alia par</text:span><text:span text:style-name="T5">tim<text:line-break/></text:span><text:span text:style-name="T2">ab Hippocrate, partim ab aliis medicis omnibus veteribus<text:line-break/>dicta, non de primae accessionis impetu principium lutelli-<text:line-break/>gere nos sinunt, fed de tempore longiori, quo sanguinem de-<text:line-break/>trahere et clystere uti possimus, interdum si res urgeat, etiam<text:line-break/>purgare; praeterquam quod ridiculum est </text:span><text:span text:style-name="T47">, </text:span><text:span text:style-name="T2">morbis qui intra<text:line-break/>diem septimum solvuntur et iis qui in annum durant, quem-<text:line-break/>admodmn interdum quartana, aequale principium statuere.<text:line-break/>Multa sane de hoc principio etiam in primo de crisibus libro<text:line-break/>diximus, ostendentes quomodo primum hoo tempus quispi-<text:line-break/>am cognoverit. Erat autem ejus sumina, morbi crudisas.<text:line-break/>Satius est autem et hic illis adjicere </text:span><text:span text:style-name="T6">ea,</text:span><text:span text:style-name="T2"> quae praesenti tra-<text:line-break/>etatui sunt utilia.</text:span></text:p>
      <text:h text:style-name="P2" text:outline-level="2">Cap. III.</text:h>
      <text:p text:style-name="P78"><text:span text:style-name="T2">Ponamus igitur primum inflammationis </text:span><text:span text:style-name="T24">'<text:line-break/></text:span><text:span text:style-name="T2">principium inquiri Quis non dixerit veluti generationem<text:line-break/></text:span><text:span text:style-name="T24">ejus </text:span><text:span text:style-name="T2">toto illo tempore esse, quo pars sanguinea substantia re-,<text:line-break/>pletur? Sive enim per interlapsum id contingit, sive pro-<text:line-break/>pter impactionem obstructionemque omnium vasorum, sive<text:line-break/>ob rircunrstantiam quandam </text:span><text:span text:style-name="T24">tumorum </text:span><text:span text:style-name="T2">in meatibus, sive, ut<text:line-break/>nos docuimus in libro de inaequali intemperie et in com-<text:line-break/>mentario de tumoribus praeter naturam, abundantia quae-<text:line-break/>dam sanguinis, quum generatur inflammatio, lu parte col-<text:line-break/>ligitur, hoc erit prunum tempus, quo pars affectus maguitu-<text:line-break/>dini subjecta repletur.- Quum autem influxus cessaverit </text:span><text:span text:style-name="T24">et<text:line-break/></text:span><text:span text:style-name="T2">quod in parte inflammata continetur, putrefieri coeperit,<text:line-break/>calor quidam ob putredinem nascitur et sufio major propter<text:line-break/></text:span><text:span text:style-name="T24">calorem, </text:span><text:span text:style-name="T2">unde etiam spiritus generatur, atque ob haec am-<text:line-break/></text:span><text:span text:style-name="T24">bo </text:span><text:span text:style-name="T2">pars </text:span><text:span text:style-name="T24">magis quam antea distenditur, etiamsi </text:span><text:span text:style-name="T2">nihil </text:span><text:span text:style-name="T24">influat;<text:line-break/></text:span><text:span text:style-name="T2">secundum hoc </text:span><text:span text:style-name="T24">tempus </text:span><text:span text:style-name="T26">eft</text:span><text:span text:style-name="T24"> </text:span><text:span text:style-name="T2">inflammationis incrementi. </text:span><text:span text:style-name="T24">At<text:line-break/></text:span><text:span text:style-name="T2">quum in pus jam mutatur; maximi videlicet dolores </text:span><text:span text:style-name="T24">tunc</text:span></text:p>
      <text:p text:style-name="P10"><text:span text:style-name="T2">par tem corripiunt; nam </text:span><text:span text:style-name="T6">dum pus generatur, dolores scbres-<text:line-break/>que mugis siunt, quam confecto •,</text:span><text:span text:style-name="T2"> vocatur autem hujusmodi<text:line-break/>tempus vigor affectionis. Si autem fluor suppuretur, vel<text:line-break/>discutiatur, rninoremque tumorem et tensionem reddat, liu-<text:line-break/>jusmodi est declinationis principium. Sic quidem in in-<text:line-break/>flammatione tempora dividuntur, lu febre, quae ex inflam-<text:line-break/>matione provenit, eadem atque in illa tempora ponenda<text:line-break/>sunt; ejus autem quae ex humore citra inflammationem pro-<text:line-break/>ficiscitur, humorum molestantium crudi tatis tempus, princi-<text:line-break/>pium; ubi concoqui coeperint, principium finiri, secundum<text:line-break/>autem tempus, 'quod ascensum nominant, accedere; at quum<text:line-break/>ipsa concoctio maxime conficitur, vigorem; inde rursus de-<text:line-break/>clinationem, in qua quidem et symptomatum magnitudo et<text:line-break/>eorum qui coquuntur, copia cessavit, restant vero paucae<text:line-break/>adhuc reliquiae eorum, qui concoctionem requirunt, humo-<text:line-break/>rum. Docui autem in opere de cnsibus et notas universas<text:line-break/>tum concoctionis obscurae, tum omnimodae cruditatis,, tum<text:line-break/>evidentis, tum persectae; has quidem earum, quae in ven-</text:span></text:p>
      <text:p text:style-name="P10"><text:span text:style-name="T2">triculo fiunt, coctionum proprias; illas vero earum, quaelu<text:line-break/>venis; alias item earum, quae in spirabilibus </text:span><text:span text:style-name="T6">organis*</text:span><text:span text:style-name="T2"> Cae-<text:line-break/>terum aliae notae ex dejectionibus, aliae ex urinis, aliae </text:span><text:span text:style-name="T24">ex<text:line-break/></text:span><text:span text:style-name="T2">sipusis sumebantur. Atque haec copiosissime in illo commen-.<text:line-break/>tario simul cum Hippocratis dictis percensui, in praesentia<text:line-break/>vero tantum dixisse sufficit, ulcerum quoque eadem esse tem-<text:line-break/>pora. Primum enim sanies aquosae, crudae et tenues ex<text:line-break/>iis defluunt; inde pauciores et crassiores; postea jam pus<text:line-break/>tenue; postremo minus quidem copia, scd crassius et albidius<text:line-break/>redditur. Quapropter nullus morborum qui solvuntur est,<text:line-break/>qui non quatuor haec tempora percurrat; non tamen ex ullo<text:line-break/>alio, quam ex cruditatis et concoctionis signis, quae ab ex-<text:line-break/>crementis accipiuntur, cognitio ipsorum </text:span><text:span text:style-name="T6">sumitur.</text:span><text:span text:style-name="T2"> Nam quis<text:line-break/>ignorat ventriculum non concoxisse, dejectiones nondum lu<text:line-break/>chylum mutatas contemplatus ? Quis nescit infelicem </text:span><text:span text:style-name="T24">in<text:line-break/></text:span><text:span text:style-name="T2">vasis fuisse coctionem, urinam aquosum intuitus ? Quis </text:span><text:span text:style-name="T24">te- ,<text:line-break/></text:span><text:span text:style-name="T2">nue sputum in pleuritide vel peripneurnonia tussiendo </text:span><text:span text:style-name="T24">eje-<text:line-break/></text:span><text:span text:style-name="T2">ctum similiter conspicatus, non intelliget morbi adlmc </text:span><text:span text:style-name="T24">esse</text:span></text:p>
      <text:p text:style-name="P10"><text:span text:style-name="T2">principium? Sic etiam in ophthalrnia principio quidem<text:line-break/>copiolas humor, tenuis et incoctus plurimus defluit; deinde<text:line-break/>paucior crassiorque, rudimentum quoddam coctionis accipi -<text:line-break/>ens; postea temporis processu copia decrescente, consisteri-.<text:line-break/>tia vero </text:span><text:span text:style-name="T47">ad </text:span><text:span text:style-name="T2">crassitiem procedente, adeo coctionis'signa augen-<text:line-break/>tur, ut etiam palpebrae dormientium oborta lippitudine com-<text:line-break/>glutinentur, quae et ipsa principio tenuis et copiosa, tem-<text:line-break/>poris spatio paucior et crassior evadens, morbi coctionem<text:line-break/>ejusque declinationem ostendit. Quinetiam humorum, qui<text:line-break/>e cerebro per palatum et nares defluunt, principium quidem<text:line-break/>est, quum aquei tenuesque et copiosi et acres seruntur, ex-<text:line-break/>tremam enim haec cruditatem indicant; coctionis notae jam<text:line-break/>sunt, crassior et minus acris et modicus humor, qui evacua-<text:line-break/>tur; quod si mucus et blenna, ut dicunt, simul egrediantur,<text:line-break/>certius jam hoc est coctionis signum; quemadmodum et cras-<text:line-break/>sior pauciorque reddita multo jam magis concoctionem in-<text:line-break/>nuit. Atque haec sane morborum tempora sunt, ex qui-<text:line-break/>bus aegri servantur-.</text:span></text:p>
      <text:h text:style-name="P2" text:outline-level="2">Cap. IV.</text:h>
      <text:p text:style-name="P78"><text:span text:style-name="T2">De aliis vero, in quibus intereunt; paulo<text:line-break/>post dicam, absolutis prius iis, quae distinctione quadam in-<text:line-break/>ter praedicta indigent. Unum igitur hoc ipsorum est, an<text:line-break/>vigor perpetuo temporis expers ex sua natura sit, licet tem-<text:line-break/>poribus conspicuis frequenter extendi sensibus appareat; 'an<text:line-break/>perpetuo latitudinem quandam habeat, nunc majorem, nunc<text:line-break/>minorem; an in morbis quibusdam tempore vacet, in aliis<text:line-break/>tempus habeat. Quia vero longiorem sermonem disputatio<text:line-break/>requirit, risum est mihi totum eum relinquere, imitato Hip-<text:line-break/>pocratem de humeri luxatione verba facientem: </text:span><text:span text:style-name="T6">'Non tamen<text:line-break/>ego </text:span><text:span text:style-name="T9">a</text:span><text:span text:style-name="T6">Jsc</text:span><text:span text:style-name="T9">r0</text:span><text:span text:style-name="T6"> da </text:span><text:span text:style-name="T9">eo</text:span><text:span text:style-name="T6">&gt; licet habeam quid dicam.</text:span><text:span text:style-name="T2"> Quemadmodum<text:line-break/>enim ille perpetuo visis sibi contentus fuit, ita ego quoque<text:line-break/>nunc, quae femper vidi, in medium producam. Omnem<text:line-break/>vigorem particularium accessionum temporis spatio fieri, con-<text:line-break/>spexi. Quare etiamsi ex natura tempore careat, nullam lu-<text:line-break/>de utilitatem percipiemus. Nam quum primum sensui rna-<text:line-break/>niscsta declinatio fit, tum convenientibus ei praesidiis utimur;</text:span></text:p>
      <text:p text:style-name="P8"><text:span text:style-name="T2">quousque ab aequalibus numeris febris magnitudo constiterit,<text:line-break/>eo usque vigoris magnitudini propria agere convenit. Si-<text:line-break/></text:span><text:span text:style-name="T40">* </text:span><text:span text:style-name="T2">mili modo lu ophthalmia, pleuritide, omni inflammatione<text:line-break/>et in aliis morbis lingulis generalia tempora sensu aestima-<text:line-break/>ta, diversurum auxiliorum usum significanti ' Logica igitur<text:line-break/>fit contemplatio de vigoris latitudine, sive de particularibus<text:line-break/>accessionibus, sive de toto morbo consideretur; at nunc haec<text:line-break/>distinguere propositum mihi non est, ut ii qui omnia lu om-<text:line-break/>nibus adducunt, factitare solent, quorum unus est et Archi-<text:line-break/>genes. Immiscet enim hic vir disputationibus maxime me-<text:line-break/>dicis interdum quaestionem de nominibus, luferdum de ipsis<text:line-break/>rebus, scd logicam. Nos vero ut hoc carimus perpetuo,<text:line-break/>ita nunc quoque faciemus, relicta de vigore quaestione aliis,<text:line-break/>ternporisne expers sit, an cum tempore quodam, usum ejus<text:line-break/>metiemur, naturam videntes; tum in aetatibus, eam quae<text:line-break/>viget, temporis latitudine manifesto dissolvi; tum in morbis,<text:line-break/>interdum longiore, frequenter nrluore tempore, omnino au-</text:span></text:p>
      <text:p text:style-name="P10"><text:span text:style-name="T2">tem sensibili. Verum hanc ipsam temporis differentiam cla-<text:line-break/>rius videre licet </text:span><text:span text:style-name="T47">in </text:span><text:span text:style-name="T2">animantium aetate vigente. Etenim et<text:line-break/>canes venaticos, et equos pugnaces proprium aliquod opus<text:line-break/>augmenti tempore facientes jam ridemus; post haec etiam<text:line-break/>adultos ipsos evasisse dicimus</text:span><text:span text:style-name="T47">, </text:span><text:span text:style-name="T2">et manifesto conspicamur for-<text:line-break/>tiores, quum antea; quin et peri robore non anno uno, scd<text:line-break/>duobus quoque luterdum et tribus permanentes; sicut homi-<text:line-break/>nes pugiles non tribus annis modo, scd quatuor etiam et<text:line-break/>quinque frequenter, aequali fortitudlue, quantum sensu de-<text:line-break/>prehendimus , perdurare. Eadem ratione et in morbis, ut<text:line-break/>diri, et particulares accessiones rigorem manifesto tempore<text:line-break/>faciunt, et multc Iris magis universalia totius morbi tempora<text:line-break/>latitudinem quandam obtinent, tum </text:span><text:span text:style-name="T6">alia</text:span><text:span text:style-name="T2"> omnia, tum nihilo-<text:line-break/>minus rigor, tum interdum alia singula. Cognoscere autem<text:line-break/>eos luterdum aperte licet, aliquando obscure; Vel etiam diu<text:line-break/>plane ignorantur. Hinc quidam morbi statim ubi invadunt,<text:line-break/>vigere videntur; quod fieri non potest; neque enim quae no-</text:span></text:p>
      <text:p text:style-name="P10"><text:span text:style-name="T2">minatur synochos febris, protinus a rigore unquam invasit;<text:line-break/>verum a primo insultu usque ad perfectissimum rigorem,<text:line-break/>horis vel quatuor, vel tribus, ut minimum, pervenit, inde<text:line-break/>prorsus aequalis sibi permanens continue ad judicium usque.<text:line-break/>Sed neque id quod repente maxime invadit, rigere quis di-<text:line-break/>xerit, apoplexiam; 'nihil enim tale ad amussim est; sed brevi<text:line-break/>sane tempore et principium et ascensum percurrit, non ta-<text:line-break/>men ceret principio, nec statim perfectissime invadit; quem -<text:line-break/>admodum nec comitialis morbi accessio; nullus siquidem tam<text:line-break/>subito symptomate corripitur, quum ii quibus cervix detrun-<text:line-break/>catur ; quanquam horum quoque sectio primum aliquod tem-<text:line-break/>pus habet et secundum et tertium et quartum, ut si chirur-<text:line-break/>gus rem quamlibet secet. At enim, si vis, concedamus sine<text:line-break/>temporis spatio comitialem et apoplecticum fieri collapsum,<text:line-break/>ut quod ab initio proposui, recenseam. Hoc enim ipsum<text:line-break/>symptoma est, collapsus ille, morbus autem hoc non est, scd<text:line-break/>corporis aliquam necesse est eum, sicut ostensum est, esse as-</text:span></text:p>
      <text:p text:style-name="P10"><text:span text:style-name="T2">sectionem; fi vero vel generatae ipsius, vel lucrescentis no-<text:line-break/>tam nullam habemus, ideo sequens sermo non pervertitur,<text:line-break/>quo omnem morbum necessario per ascensum ad vigorem<text:line-break/>pervenire dicebamus; fed difficile interdum cognitu et mul-<text:line-break/>tis etiam ignotum testatur hoc esse morborum incrementum.<text:line-break/>Porro verum hoc esse, quod dico, paucissimis verbis lusce<text:line-break/>tibi persuufero. Scirrhofos tumores plerumque in cruribus<text:line-break/>conspexi statim ab initio sine inflammatione praecedente con«<text:line-break/>stitutos, tribus interdum et quatuor annis paulatim augescen-<text:line-break/>tes, sine manifesto necessariarum cruris actionum impedi-<text:line-break/>mento; temporis autem processu, propter magnitudinem<text:line-break/>conspicuam, postea tandem incestui incommodare. </text:span><text:span text:style-name="T24">Quam-<text:line-break/></text:span><text:span text:style-name="T2">obrem puta, non enim est impossibile, triniorem quendam </text:span><text:span text:style-name="T24">in<text:line-break/></text:span><text:span text:style-name="T2">cavis jecinoris constitui scirrhosum. Latebit aliquamdiu hu-<text:line-break/>jus constitutio, postea tamen affectio ipsa manifestior evadet;<text:line-break/>nec tum tamen ex qua affectione hoc accidat, invenire adhuc<text:line-break/>poterimus; at aliquanto post jam affusio aquae continget, </text:span><text:span text:style-name="T24">tu-</text:span></text:p>
      <text:p text:style-name="P8"><text:span text:style-name="T2">more scicrhoso videlicet nondum </text:span><text:span text:style-name="T47">tactui </text:span><text:span text:style-name="T2">se prodente, sed<text:line-break/>postea tandem conspicuus apparens, prioris nos ignorantiae<text:line-break/>monet. Non paucos itaque vidi lu tali symptomatum via<text:line-break/>brevi tempore tumorem lujecore scirrhoso nonparvum osten-,<text:line-break/>disse; constitutum quidem jamdiu, fed latentem propter ip-<text:line-break/>sius parvitatem et probam musculorum, qui hypochondriis<text:line-break/>subjacent, nutritionem. Postquam vero scicrhus augescens<text:line-break/>gibbas jecinoris partes ascendit, sinrulque atrophiam tum<text:line-break/>aliis animalis partibus, tum musculis hypochondriorum at-<text:line-break/>tusit, ex utrisque his evidenter brevi spatio dignosces, ma-<text:line-break/>guitudine ipsius scilicet jam iusigni. Hujusmodi sane omnia<text:line-break/>affectarum partium inspectioni conjuncta sunt, de qua in<text:line-break/>praesenti considerare institutum meum non est; de commu-<text:line-break/>nione tamen ipsorum non citra frugem est disputatum. </text:span><text:span text:style-name="T6">Ve-<text:line-break/>rum</text:span><text:span text:style-name="T2"> sermo primum institutus opportune modo repetetur.,<text:line-break/></text:span><text:span text:style-name="T34">' </text:span><text:span text:style-name="T2">Morbi uniuscujusque proprium est generationis tempus, in-</text:span></text:p>
      <text:p text:style-name="P9"><text:span text:style-name="T2">terdum sensui manifestum, interdum non manifestum; post<text:line-break/>quod rursus incrementi tempus est, non aeque manifestum.</text:span></text:p>
      <text:p text:style-name="P10"><text:span text:style-name="T2">neque ipsum lu omnibus; quae algoris </text:span><text:span text:style-name="T47">tempus sequitur </text:span><text:span text:style-name="T2">om-<text:line-break/>nino sensibile; quum fateamur nos nullam </text:span><text:span text:style-name="T47">aliquando </text:span><text:span text:style-name="T2">nolam<text:line-break/>evidentem principii morbi et incrementi habere. In his<text:line-break/>igitur ad artis usum vere dices, solum rigoris tempus esse.<text:line-break/>Si vero salus futura est, sequitur ipsum prorsus declinatio-<text:line-break/>nrs tempus, et hoc sensui subjectum, ut quod non simplici,<text:line-break/>fed lato spatio constet. Etenim si per sanguinis eruptionem,<text:line-break/>vel sudores aliquis acute judicetur, tempus certe declinatio-<text:line-break/>nis et </text:span><text:span text:style-name="T47">huic </text:span><text:span text:style-name="T2">est manifestum. Quod si minus </text:span><text:span text:style-name="T47">hoc </text:span><text:span text:style-name="T2">in estis<text:line-break/>morbis fiat, et tribus vel quatuor'veI pluribus diebus de-<text:line-break/>clinet, hoc nihil priorem sermonem offendere videtur; ne-<text:line-break/>que pronuntiati summam subvertit, sed relinquitur adhuc<text:line-break/>omnium morborum, qui solvuntur, ut vigorem, sic etiam<text:line-break/>declinationem quandam esse.</text:span></text:p>
      <text:h text:style-name="Heading_20_2" text:outline-level="2">Cap. V.</text:h>
      <text:p text:style-name="P78"><text:span text:style-name="T2">His a nobis abunde demonstratis, de mor- .<text:line-break/>bis, qui non solvuntur, considerabimus. Duplex autem eo-<text:line-break/>rrun natura est; nonnulli enim, ipsorum constitutionem ha-</text:span></text:p>
      <text:p text:style-name="P10"><text:span text:style-name="T2">bent, quum exacle illam ahlolutam tunt consecuti; assi ex<text:line-break/>natura quidem illorum sunt, qui solvuntur, sed quum oc-<text:line-break/>cidere occupant, secundum hoc eis fieri contingit. Triplex<text:line-break/>quoque horum modus est; aut enim propter • aegrotantis<text:line-break/>imbecillitatem, aut propter morborum vim, aut propter<text:line-break/>utrumque prius enecant quam soluti suit. Alia ratione<text:line-break/>communis unus omnium hujusmodi modus est, quum supra<text:line-break/>vires existunt. Nam quod aegrotantis exitium continet, in<text:line-break/>hoc positum est, quod neque servari quis possit, nisi natura<text:line-break/>morbum superaverit; neque perire, nisi natura ricta sit,<text:line-break/>morbusque ea superior evaserit Hinc est, quod nonnulli<text:line-break/>unum ex magno morbo, qui in relatione consistit, significari<text:line-break/>arbitrantur, ignorantes interdum etiam magnum morbum<text:line-break/>ita diri, quemadmodum si majorem diceremus, quum supra<text:line-break/>vires nostras est; dici autem et ex propria substantia, ut<text:line-break/>hominem, vel equum, vel bovem magnum. Caeterurn de'<text:line-break/>hoc duplici significatu frequenter jam alibi diximus; omnia<text:line-break/>autem in omnibus elaborare, nugatorium est; quod itaque</text:span></text:p>
      <text:p text:style-name="P10"><text:span text:style-name="T2">ad praesens opus conducit, hoc dicam. Morbi singuli ex<text:line-break/>fua quidem natura magnitudinem quandam possident, melius<text:line-break/>enim est sic appellere claritatis gratia. Haec morbi magni-<text:line-break/>tudo vel supra vires est, ut eas gravet; vel e contrario viri-<text:line-break/>bus aegri imbecillior, </text:span><text:span text:style-name="T47">ut </text:span><text:span text:style-name="T2">ab illis superetur, si omnia bene<text:line-break/>fiant. Proinde quum stupra vires fuerit, homo prorsus<text:line-break/>morietur.</text:span></text:p>
      <text:h text:style-name="Heading_20_2" text:outline-level="2">Cap. VI.</text:h>
      <text:p text:style-name="P78"><text:span text:style-name="T2">At morbi tempora tum partim similiter ac<text:line-break/>in praedictis sumuntur, partim dissimiliter. Principium<text:line-break/>enim simili modo lu morbi generatione constitutionem habet;<text:line-break/>ascensus autem non lu concoquendo, sicut in iis, qui super-<text:line-break/>stites futuri funt, fed in cruditatis lethalibusque signis con-<text:line-break/>sistit. Demonstravimus enim, ni fallimur, haec inter sc<text:line-break/>differre; attamen et nunc ipformn nonnulla ad memoriam<text:line-break/>refricandam dicentur. Itaque urina boni coloris et medio-<text:line-break/>criter crassa omnium est optima, quantum ad colorem et'<text:line-break/>consistentium ; adesse autem ei vel salubre enaeorema, vel</text:span></text:p>
      <text:p text:style-name="P10"><text:span text:style-name="T2">nebulam convenit, vel sedimentum, ut morbi natura postu-<text:line-break/>laverit Alia enim in biliosis morbis., </text:span><text:span text:style-name="T24">alia </text:span><text:span text:style-name="T2">lu plenitudini- </text:span><text:span text:style-name="T24">•<text:line-break/></text:span><text:span text:style-name="T2">bus ex crudis humoribus ortis sedimenta </text:span><text:span text:style-name="T24">fieri </text:span><text:span text:style-name="T2">demonstravi-<text:line-break/>mus. Ex opposito, ut ita dicam, </text:span><text:span text:style-name="T24">cruda </text:span><text:span text:style-name="T2">urina est, quae<text:line-break/>neque suspensum quicquam, neque sedimentum, neque ne-<text:line-break/>bulam habet, imo neque crassitiern ullam aut flavum colo-<text:line-break/>rem assumpsit, sed alba est et consistentia tenuis, quemad-<text:line-break/>modum aqua. Si tamen nebulae quaedam</text:span><text:span text:style-name="T24">, </text:span><text:span text:style-name="T2">vel suspensum,<text:line-break/>vel sedlurentum ip ipsa nigrum suerit, et maxime si tota sit<text:line-break/>obscura, lethalis est; quemadmodum, et </text:span><text:span text:style-name="T24">si </text:span><text:span text:style-name="T2">quaedam parti<text:line-break/>farinae crassiori .similia</text:span><text:span text:style-name="T47">, </text:span><text:span text:style-name="T2">vel laminis, in ea appareant.<text:line-break/>Quinetiam quae vehementer, foetet, et quae pinguis est,<text:line-break/>quam oleacearn vocant, mortem minatur. Hae igitur funt<text:line-break/></text:span><text:span text:style-name="T24">urinae, </text:span><text:span text:style-name="T2">magni morbi notae, quem natura sua magnum esse<text:line-break/>dicebam. Magnus etiam, si sputum </text:span><text:span text:style-name="T24">pleuritide et </text:span><text:span text:style-name="T2">peripneu-<text:line-break/>rnonia laborantibus </text:span><text:span text:style-name="T24">vel </text:span><text:span text:style-name="T2">nigrum </text:span><text:span text:style-name="T24">vel fulvum vehementer,<text:line-break/>vel </text:span><text:span text:style-name="T2">spumans, </text:span><text:span text:style-name="T24">vel </text:span><text:span text:style-name="T2">impense foetidum </text:span><text:span text:style-name="T24">est, vel non expuitur<text:line-break/>omnino, </text:span><text:span text:style-name="T2">ingenti dolore, vel spirandi </text:span><text:span text:style-name="T24">difficultate hominem</text:span></text:p>
      <text:p text:style-name="P10"><text:span text:style-name="T2">occupante. Respondet his et in aliis morbis, qui jecur et<text:line-break/>ventriculum exercent, Iethalium signorum genus; unde<text:line-break/>hujusmodi morborum rigorem similiter atque salubrium<text:line-break/>determinare non licet; nam illic maximae accessiones statum<text:line-break/>definiebant; hic autem maximae accessiones non aeque post-<text:line-break/>sunt determinari; quippe quum morbus omnino non conco-<text:line-break/>quatur; verum intellectu id quod maximum est, accipere<text:line-break/>oportet, ad quod alias morbus pervenit, alias prius occi-<text:line-break/>dit. In inflammatione quae solvitur, puris generatio vigoris<text:line-break/>terminus est; in ea vero, quae solvenda non est, fieri qui-,<text:line-break/>dem potest, ut horno lu erus nscensu moriatur; fieri vero<text:line-break/>etiam potest, ut vices validissimae existentes ad extremam<text:line-break/>usque magnitudinem perdurent. Hujus etenim inflamma-<text:line-break/>tionis, quando solvenda non est, maxima magnitudo vel in<text:line-break/>gangraenam, vel lu putredinem terminatur; quousque vero<text:line-break/>horum nihil adsit, augeri ipsa potest. Ad limilitudiuem<text:line-break/>vero inflammationis aliorum morborum uniuscujusque</text:span></text:p>
      <text:p text:style-name="P10"><text:span text:style-name="T2">generis incrementa censeantur. Diximus autem ipsiorum<text:line-break/>non genera modo, scd etiam differentias et species libro uno,<text:line-break/>qui de morborum differentiis inscribitur. Uni autem maxi-<text:line-break/>me animum te adhibere velim, quo neglecto, non rnedio-<text:line-break/>criter quis errare possit.</text:span></text:p>
      <text:h text:style-name="Heading_20_2" text:outline-level="2">Cap. VII.</text:h>
      <text:p text:style-name="P78"><text:span text:style-name="T2">Nani uno et eodem tempore duobus, tri-<text:line-break/>busve morbis homo infestari potest, quorum alius </text:span><text:span text:style-name="T6">jam de-<text:line-break/></text:span><text:span text:style-name="T2">clinet, alius principii tempus adhuc vel inerernenti pri-<text:line-break/>mordia occupet, tertius plurimum auctus sit; deinde mori,<text:line-break/>non propter declinantem, aut nunc incipientem, fed ob ve-<text:line-break/>hementer auctum, lu primis igitur tria facultatum corpus<text:line-break/>totum gubernantium principia considera, quo in statu sint;<text:line-break/>dico autem haec, cerebrum, cor et jecur; deinde alias<text:line-break/>quoque universas partes ex singulis principiis ortas, nervos,<text:line-break/>venas et arterias; ad haec illas, quae naturum propriam<text:line-break/>quidem habent, sed ab omnibus principiis reguntur, quae-<text:line-break/>dam sane aequaliter, quaedam ab hoc magis, ab illo minus.</text:span></text:p>
      <text:p text:style-name="P10"><text:span text:style-name="T2">Nam ex hac speculatione primum utrum unus, an plures<text:line-break/>in homine morbi sint, invenies; postea eujusque propria<text:line-break/>tempora inspice ad praesidiorum inventionem necessaria, ob<text:line-break/>quam sermo hic nobis elaboratur.</text:span></text:p>
      <text:h text:style-name="Heading_20_2" text:outline-level="2">Cap. VllI.</text:h>
      <text:p text:style-name="P78"><text:span text:style-name="T2">Etenim </text:span><text:span text:style-name="T6">circa principiaret sines omnia<text:line-break/>imbecilliora sunt-, in vigore fortiora;</text:span><text:span text:style-name="T2"> quae </text:span><text:span text:style-name="T47">haec </text:span><text:span text:style-name="T2">luterce-<text:line-break/>dunt, medio ordine consistunt. Nam principio riciniora,<text:line-break/>rigori propinquioribus imbecilliora sunt, sicut etiam fini<text:line-break/>propiora; quae vero aeque a principio et vigore absunt,<text:line-break/>mediam utriusque extremorum vim obtinent; pari modo<text:line-break/>quae </text:span><text:span text:style-name="T6">a</text:span><text:span text:style-name="T2"> vigore et fine aeque recedunt, media et haec pro-<text:line-break/>priorum extremorum sunt. Igitur in rigore quod initi-<text:line-break/>gandi vim habet, in curatione praepollere debet; in prin-<text:line-break/>cipio et fine, quod vehementer agit; at media tempora pro<text:line-break/>extremorum proportione capiantur, ut in medendi methodi<text:line-break/>libris copiosius dictum est, nunc vero rudimenti loco ipsa<text:line-break/>capita rerum percensui, usum temporum lu morbis distes</text:span></text:p>
      <text:p text:style-name="P10"><text:span text:style-name="T2">rentiae ostendens. Neque enim quam quis nictus rationem<text:line-break/>instituat, luvenire poterit, neque quando </text:span><text:span text:style-name="T6">abstineat,</text:span><text:span text:style-name="T2"> quan-<text:line-break/>do nutriat, sine certa temporum distinctione, siquidem<text:line-break/>conjicere oportet statim ab luitio, quando morbi vigor su-<text:line-break/>turus sit, et quantae laborantis vires existant. Si namque<text:line-break/>vigoris tempori etiam fine alimenti exhibitione sufficere<text:line-break/>queat, optimum suerit, donec morbus declinare coeperit,<text:line-break/>a cibo abstinere; quod si sufficere citra cibunr non possit,<text:line-break/>piotinus ab initio, quolibet apto ad alimentum tempore<text:line-break/>alendus aeger est; hoc autem tempus est remissionis. Voco<text:line-break/>autem remissionem modo secundam partem totius circuitus<text:line-break/>in duo universa divisi, accessionem et remissionem. Hippo-<text:line-break/>crates itaque omnium-primus, quos sciamus, recte haec<text:line-break/>distinuit; praestat vero artem ipsius excolere, quod nemo<text:line-break/>prope factitavit; nonnulli etiam ab ea plane recedentes, lu<text:line-break/>verborum ambages abierunt, ut Archigenes cum in alus<text:line-break/>omnibus, trnn in duobus libris, quos de morborunr tempo-<text:line-break/>ribus inscripsit. Hoc clare disces, fi haec duo adamnslim</text:span></text:p>
      <text:p text:style-name="P27"><text:span text:style-name="T47">disquisieris; unum, an haec, quae toto hoc libro declaravi,<text:line-break/>ad curationem et praenotionem utilissima sint; alterum, an .<text:line-break/>ab Archigene dictum sit aliquid; si enim quum nihil his<text:line-break/>desit, dicere videatur alia, dupliciter peccat, tmn quod<text:line-break/>neque utilia doceat, sium quod longis inutilium rerum nugis<text:line-break/>librorum suorum lectores opprimat.<text:tab/></text:span><text:span text:style-name="T29">*.</text:span></text:p>
      <text:h text:style-name="P1" text:outline-level="1"><text:bookmark-start text:name="bookmark18"/>GALENI DE TYPIS LIBER.<text:bookmark-end text:name="bookmark18"/></text:h>
      <text:h text:style-name="Heading_20_2" text:outline-level="2">Cap. I.</text:h>
      <text:p text:style-name="P78"><text:span text:style-name="T2">Quum multi susius de typorum speculatione<text:line-break/>tractaverint, necessarium ipsis putavi contractioribus termi-<text:line-break/>nis ac cfrcumscriptione haec percurrere; ita rem numeratu<text:line-break/>ac sicitu recens arti incumbentibus facilem existimans , quae<text:line-break/>simplex et post simpliciorem comprehensionem facilior est;<text:line-break/>ac veluti ex promptu cuilibet obvia. Hinc autem auspi-<text:line-break/>candum est.</text:span></text:p>
      <text:h text:style-name="Heading_20_2" text:outline-level="2">Cap. II.</text:h>
      <text:p text:style-name="P78"><text:span text:style-name="T2">Typus ordo est intentionis et remissionis;<text:line-break/>periodus autem tempus est intentionis et remissionis in<text:line-break/>morbis. Pauci affectus typum non habent, ut atrophia.</text:span></text:p>
      <text:p text:style-name="P10"><text:span text:style-name="T2">paralysis, elephantiasis et his consimiles. Plures vero ef-<text:line-break/>fectus typum habent quidem</text:span><text:span text:style-name="T47">, </text:span><text:span text:style-name="T2">fed rarius. Omnium maxi-<text:line-break/>me febres typos- habent, exceptis continuis afsidnis dictis,<text:line-break/>vel inordinatis.</text:span></text:p>
      <text:h text:style-name="Heading_20_2" text:outline-level="2">Cap. III.</text:h>
      <text:p text:style-name="P78"><text:span text:style-name="T2">Typorum alii sunt primi, alii fecundi;<text:line-break/>alii consistentes, alii mobiles; ae rursus alii simplices, alii<text:line-break/>compositi. Primi igitur funt, qui parvam habent invafio-<text:line-break/>nem, longam autem remissionem, quales tertianae et quar-<text:line-break/>tanae. Secundi autem, qui longam , habent invasionem,<text:line-break/>parvam autem remissionem, ut quotidianus et extensus sensi-<text:line-break/>tertianus. Inter extensos autem hic solus alteratus apud<text:line-break/>veteres nominatus est. Consistentes vero sunt, qui iisdem<text:line-break/>horis invadunt et remittunt; mobiles, qui semper aliis<text:line-break/>horis invadunt. Ex quibus, qui quidem praevertunt et<text:line-break/>horas citius promovent, praeoccupatorii appellantur; qui<text:line-break/>tardius morantur, posteriores. At simplices sunt, qui<text:line-break/>unam sariunt lutentionem; compositi, qni ex pluribus con-</text:span></text:p>
      <text:p text:style-name="P10"><text:span text:style-name="T2">stant et invasionibus et remissionibus. Compositorum autem<text:line-break/>typorum alii ex genere' similibus constituuntur, alii ex<text:line-break/>genere diversis. Ex similibus quidem genere, quum quo-<text:line-break/>tidianus typus, verbi gratia, simplex duplici quotidiano<text:line-break/>commiscetur; aut tertiani duplices, aut tres tertiani con-<text:line-break/>currant; aut rursus duo et tres quartani. Ex genere di-<text:line-break/>versis quum quotidianus, verbi causa, tertiano complicatur,<text:line-break/>aut tertianus quartano, aut alteri cuipiam ex iis, qui ejus-<text:line-break/>dem generis non sunt.</text:span></text:p>
      <text:h text:style-name="Heading_20_2" text:outline-level="2">Cap. IV.</text:h>
      <text:p text:style-name="P78"><text:span text:style-name="T2">Quotidianus autem est, qui quotidie unam<text:line-break/>molitur accessionem, eandemque in longitudine modum fer-<text:line-break/>vantern, unam eandemque remissionem. Tertianus est,<text:line-break/>qui tertio quoque die unam eandemque accessionem longitu-<text:line-break/>dlue comnroderatam, et unam eandemque remissionem efficit.<text:line-break/>Quartanus, qui quarto unam et eandem accessionem et re-<text:line-break/>mifilonem molitur. Eadem de quintano et scptimano intel-<text:line-break/>ligauturi et fiquis alius typorum ordo invenitur. Quoti-<text:line-break/>dianum vero comitatur habitus hurniditas ? pituitosi vomitus.</text:span></text:p>
      <text:p text:style-name="P10"><text:span text:style-name="T2">sitis non intensa, et totius corporis </text:span><text:span text:style-name="T47">gravitas, </text:span><text:span text:style-name="T2">somnus caro-<text:line-break/>des et cataphoricus, pulsus magnus, rarus et laxus, facies<text:line-break/>sub tumida, flaccida, mollicula, et quae multam materiae<text:line-break/>pravitatem testetur et conversionem; atque lienis hoc in<text:line-break/>typo durities subscquetur; et ipso inveterascente tremulae<text:line-break/>et lethargicae cataphorae, thoracis rheumatismi, hydropicae<text:line-break/>praeteriusiones subsequuntur. Generatur autem potissimum<text:line-break/>ob stomachum male affectum. Tertianum comitatur sitis lu-<text:line-break/>tensa, aestus, acres et biliosi vomitus, inediae, jactatio;<text:line-break/>plerumque sane rigores hunc praecedunt, interdum et per-<text:line-break/>frigeratio. Pulsus autem tertiana laborantibus parvus et<text:line-break/>frequens succedit. Quae noctes accessorios dies praecedunt,<text:line-break/>molestae fiunt; at ubi morbus prorogatur, non amplius<text:line-break/>fiunt molestae, scd etiam febrim sistunt; atque ita febrici-<text:line-break/>tantes aliquando ex tertiana in fenntertianam transeunt.<text:line-break/>Hic typus, omnium facillime solvitur, praesertim in aestate</text:span></text:p>
      <text:p text:style-name="P10"><text:span text:style-name="T2">generatus; </text:span><text:span text:style-name="T47">id </text:span><text:span text:style-name="T2">quod Hippocrates indicavit his verbis</text:span><text:span text:style-name="T47">: </text:span><text:span text:style-name="T6">Ter-<text:line-break/>tiana exquisita septem circuitibus ut longisisime iudica-<text:line-break/>tur; raro</text:span><text:span text:style-name="T2"> autem diuturna fit, nisi potissimum autumno jam<text:line-break/>desinente ac hyemem attingente constituta suerit. Urinae<text:line-break/>sunt flavae; his etiam adsunt vigiliae. Omnia vero . quae<text:line-break/>tertianam comitantur, etiam haec hemitritaeo accidunt;<text:line-break/>etenim ejusdem generis communionem obtinent, ut quae<text:line-break/>ternio quoque die et remissionum et accessionunr repetitiones<text:line-break/>efficiunt. • At proprie semitertianis typis accidit invasionum<text:line-break/>-productio, et quod quas reduplicationes vocamus plerumque<text:line-break/>cum perfrigeratione et lu statu nondum absoluto assideant.<text:line-break/>Est autem semitertiana periculosa, ut quae non solum sto-<text:line-break/>machum et nervosas partes attingat, et fumnratim media,<text:line-break/>sed etiam lethargicas lu somnum delationes, atque cum de-<text:line-break/>lliiis vigilias invehat, interdum dissolutiones syncopen in-<text:line-break/>ducentes ;• linguam .valide siccet, , animae stefectum efficiat,<text:line-break/>vehementer ea quae lu alto funt commovens; in universum</text:span></text:p>
      <text:p text:style-name="P10"><text:span text:style-name="T2">typus hic et ferus est et periculosissimus. Interdum primo<text:line-break/>die constituitur, quemadmodum et reliqui typi; aliquando<text:line-break/>a secundo et tertio die incipit; ita ut </text:span><text:span text:style-name="T47">ab </text:span><text:span text:style-name="T2">hujusmodi insultu<text:line-break/>maxima deceptionis causa medicis oriatur. Generatur<text:line-break/>etiam ex tertiana producta, ac luterdum quum solvitur, lu<text:line-break/>tertianam revertitur; nonnunquam ex luvafionis longitudine<text:line-break/>lu duas tertianas et quotidianas dirimitur. Frequentius<text:line-break/>corripit naturam virilem, aetatem florenti proximam, tem-<text:line-break/>pore potius autumnali, quando etiam valde periculosa acci-<text:line-break/>dit. Est autem non semper continua, sed etiam intermit-<text:line-break/>tens repetitur. Traditum est ab Hippocrate, non modo<text:line-break/>acutis eam morbis annumerandam esse, sed etiam diuturnis;<text:line-break/>Habet autem tres in magnitudine differentias. Alia enim<text:line-break/>exigua est semitertiana, alia media, alia magna. Exigua<text:line-break/>igitur est, quae horarum vigintiquatuor intervallo redit;<text:line-break/>media, quae tringintasex; magna vero; quae quadraginta-<text:line-break/>octo, quae et continuae febri propinqua est. Quidam vero</text:span></text:p>
      <text:p text:style-name="P10"><text:span text:style-name="T2">semitertianam ita nominatam esse censent, ut semicirculum<text:line-break/>et semiglobum, minorem eam dimidio quam tertianum rir-<text:line-break/>cuitum asseverantes. Alii dictitant semitertianam appellari,<text:line-break/>ut et sesquialterum numerum, ut tertiana invasione</text:span><text:span text:style-name="T47">, </text:span><text:span text:style-name="T2">verbi<text:line-break/>gratia, ex duodecim horis conflata, semitertiana quidem<text:line-break/>duodecim tertianae horas comprehendat, dimidiumque illat<text:line-break/>rum his adhuc addat, ut omnes numero fiant octodecim,<text:line-break/></text:span><text:span text:style-name="T6">ac</text:span><text:span text:style-name="T2"> dimidio major fit tribus circuitu repetentibus typis, quo-<text:line-break/>tidiano, tertiano et quartano, ut horarum fit ipsa viginti-<text:line-break/>quatuor. Agathinus scmitertianam dictam esse pronuntiat<text:line-break/>a relatione ad tertianam, nam utrisque tertio quoque die<text:line-break/>fiunt accessiones. Utrum igitur horis aut intervallis serni-<text:line-break/>tertiana signatur? Agathiuo quidem neque horis neque in-<text:line-break/>tervallis, (ambo enim haec circumscriptam habent magnitu-<text:line-break/>dinem) nt et semilortiaua indefinitam habeat constitutionem '<text:line-break/>in latitudinc, et horis ut fubsequeirtibus, Quartanum ty-<text:line-break/>pum comitantur rigores validi, pituitosi vomitus, lienis lu-</text:span></text:p>
      <text:p text:style-name="P10"><text:span text:style-name="T2">fhunmatio et tumor; interdum et cibi fastidium, et.salivatio<text:line-break/>comitatur; luterdum ex contrariis, appetentia intensa,<text:line-break/>tussiculaque nonnunquam adest, et corporis habitus corrum-<text:line-break/>pitur, idcirco difficulter solvitur, ac diutius omnibus typis<text:line-break/>perdurat, ut etiam </text:span><text:span text:style-name="T47">ad </text:span><text:span text:style-name="T2">biennium usque prorogetur. Ipse'<text:line-break/>vero quum invalescit, implicatur, ut duas et tres quartanas<text:line-break/>efficiat, aut etiam ad continuitatem aliquam procedat. Rur-<text:line-break/>sus quum moderatior evadit, lu unam convertitur. At<text:line-break/>fiunt nonnunquam etiam periculosae </text:span><text:span text:style-name="T6">scbres</text:span><text:span text:style-name="T2"> ob implicita<text:line-break/>ipsis symptomata, ut phthifin postremo aut hydropicas prae-<text:line-break/>tersufiones efficiunt Frequentior autem quartana potissi-<text:line-break/>mum autumno, et solutu contumacissima est; si per aestatem<text:line-break/>invadat,'solutu facilior esu Ac magna exparte aliis prae-<text:line-break/>gressis inordinate supervenit, raro et ipsa ab luitio consti-<text:line-break/>tuitur. Pulsus tertiana laborantes non adeo exiguus magni-<text:line-break/>tudine comitatur, ac quartana occupatos; neque usque adeo<text:line-break/>in tumorem attollitur, quantum quotidianae febri accidit.</text:span></text:p>
      <text:p text:style-name="P10"><text:span text:style-name="T2">Nam pulsuum mediocritas lu </text:span><text:span text:style-name="T47">hoc </text:span><text:span text:style-name="T2">typo pro pulsuum ratione,<text:line-break/>invenitur; luterdum etiam per initia iirvasionum rarior eni<text:line-break/>qui secundum naturam est, reperitirr. Aliae typicos die-<text:line-break/>rum motus Pervantes, tertio quoque ; aliae typorum maxime<text:line-break/>expertes ; singulis. Quae igitur typicos dierum motus fer-.<text:line-break/>vant, vel praeter horas consuetas anticipant, aut tardius<text:line-break/>remorantur</text:span><text:span text:style-name="T47">: </text:span><text:span text:style-name="T2">inordinatae autem fiunt etiam praeter motuum<text:line-break/>speciem; quare interdum praevertunt, luterdum tardius<text:line-break/>redeunt; inordinate autem utraque, quod alias citra ordli-<text:line-break/>nem moveantur, alias consistant; nunquam vero ordinate,<text:line-break/>ubi a nullo prohibentur, manente dierum figura lu particu-<text:line-break/>laribus sclis inordinationibus. At typi prorsus expertes<text:line-break/>praeter omnes enumeratos modos, praeterque ordinem die- .<text:line-break/>rum fiunt; nonnullae quidem invadunt cum indiciis, non-<text:line-break/>nullae omnino funt inordinatae. Sed speciei differentias<text:line-break/>plures esse contingit. Licet autem praedicto modo con-</text:span></text:p>
      <text:p text:style-name="P10"><text:span text:style-name="T2">siderare et typorum prius enumeratorum proprietates ut<text:line-break/>libuerit complicare. ’</text:span></text:p>
      <text:h text:style-name="Heading_20_2" text:outline-level="2">Cap. V.</text:h>
      <text:p text:style-name="P78"><text:span text:style-name="T2">At duplicantur ex typis primi dicti, ut<text:line-break/>quotidianus, tertianus, quartanus. Quotidianus igitur<text:line-break/>duplex est, qui singusis diebus bis similiter accedit, bisque<text:line-break/>remittit. Duo autem tertiani cum diversis accessionibus<text:line-break/>quotidie oborientibus tertio quoque die sibi ipsis occurrunt.<text:line-break/>Quartani autem, cum uno die bono orto, suhscquentibus<text:line-break/>duobus diebus febris accidit, figuris; quae per quatuor ae-<text:line-break/>stimantur, in singulis invasionum horis servatis. At quo-<text:line-break/>tidianus tertiano implicatur, quum primus dies bis insultum<text:line-break/>experitur, ac bis remittit, sequens semel, tertius rursus<text:line-break/>primo similiter. Quartanus vero quotidiano implicatur,<text:line-break/>quum primo sane die accessiones duae invadunt; snbfequen-<text:line-break/>tibus duobus una; quarto similiter duae. At implicantur<text:line-break/>inter fe mutuo quotidianus, tertianus et quartanus, quum<text:line-break/>primus dies tres habet invasiones ac totidem remissiones;</text:span></text:p>
      <text:p text:style-name="P10"><text:span text:style-name="T2">secundus unam; tortius duas; quartus tres; quintus unam</text:span><text:span text:style-name="T47">;<text:line-break/></text:span><text:span text:style-name="T24">sextus </text:span><text:span text:style-name="T2">duas; </text:span><text:span text:style-name="T24">septimus </text:span><text:span text:style-name="T2">iterum tres; ac reliqui eundem cum<text:line-break/>primis ordluem </text:span><text:span text:style-name="T24">tuentur, </text:span><text:span text:style-name="T2">ac altero modo typi coeunt, in<text:line-break/>eandemque figuram reducuntur’. Implicatur autem tertia-<text:line-break/>nus quartano, quum </text:span><text:span text:style-name="T24">primus </text:span><text:span text:style-name="T2">dies </text:span><text:span text:style-name="T24">duas invasiones </text:span><text:span text:style-name="T2">duasque<text:line-break/>remissiones infert; secundus nullam prorsus; tortius unam;<text:line-break/>ac quartus rursus similiter; </text:span><text:span text:style-name="T24">pari </text:span><text:span text:style-name="T2">modo et reliqui subscquen-<text:line-break/>tes. Implicantur autem tertianus, quartanus et quintanus,<text:line-break/>quum primo die accessionem fieri contigit, secundo remis-<text:line-break/>sionem, ac rursus tertio tertianus et quarto quartanus, ac<text:line-break/>quinto pariter semel. </text:span><text:span text:style-name="T24">Jam </text:span><text:span text:style-name="T2">alio </text:span><text:span text:style-name="T24">quodam </text:span><text:span text:style-name="T2">modo hujus </text:span><text:span text:style-name="T24">typi<text:line-break/></text:span><text:span text:style-name="T2">insultus accidit, dum nihilominus in eundem ordinis typum<text:line-break/>tertianus cum scmitertiano </text:span><text:span text:style-name="T24">complicatus incidit</text:span><text:span text:style-name="T2">, sicut lu sub-<text:line-break/>scriptioire habet </text:span><text:span text:style-name="T24">. Haec </text:span><text:span text:style-name="T2">primo die iucepit vesperi cum ri-<text:line-break/>gore, ac mane soluta est, perseveravit </text:span><text:span text:style-name="T24">autem </text:span><text:span text:style-name="T2">usque ad </text:span><text:span text:style-name="T6">ho-<text:line-break/>ram</text:span><text:span text:style-name="T2"> octavam; deinde incidit </text:span><text:span text:style-name="T24">accessio cum </text:span><text:span text:style-name="T2">perfrictione, ac<text:line-break/>durat nocte subsequeirti ac die usque ad horam octavam;</text:span></text:p>
      <text:p text:style-name="P10"><text:span text:style-name="T47">rurfusque remissio comitatur, delude lu noctem iterum ac-<text:line-break/>cessio lucipit cmn rigore, ac die iterum re</text:span><text:span text:style-name="T50">missi</text:span><text:span text:style-name="T47">o proportione<text:line-break/>similis, ac deluceps circulus similiter perficitur.</text:span></text:p>
      <text:h text:style-name="P1" text:outline-level="1"><text:bookmark-start text:name="bookmark20"/>GALENI ADUERSVS EOS QUI DE TYPIS<text:line-break/>SCRIPSERUNT VEL DE CIRCUITIBUS<text:line-break/>LIBER.<text:bookmark-end text:name="bookmark20"/></text:h>
      <text:h text:style-name="Heading_20_2" text:outline-level="2">Cap. I.</text:h>
      <text:p text:style-name="P78"><text:span text:style-name="T2">Veteribus sane medicis satis luit hoc Polum<text:line-break/>dixisse , nonnullis morborum accessiones per circuitum obo-<text:line-break/>riri, non etiamnum, quid vocabulum circuitus significaret,'<text:line-break/>adjicientibus. Noverant enim fe Graecis hominibus-libros<text:line-break/>scribere, qui mainfesto sciceus, quum aequali tempore ali -<text:line-break/>quid idem fipecie fiat, hoc lempus Graecos omnes periodum,<text:line-break/>i. e. </text:span><text:span text:style-name="T6">circuitum,</text:span><text:span text:style-name="T2"> nominare, lta igitur Olympiacas quasdam</text:span></text:p>
      <text:p text:style-name="P10"><text:span text:style-name="T2">et Pythicas appellabant periodos. Recentiores autem pri-<text:line-break/>mum sane periodis typi vocabulum luvexerunti Delude<text:line-break/>idem alii voce periodus, ordo et typus significari arbitrati<text:line-break/>sunt, alii non idem. Haec vero universa’ definire , aggre-<text:line-break/>diuntur alii aliter; nec solum proprias definitiones astruunt,<text:line-break/>verum etiam aliorum </text:span><text:span text:style-name="T6">altas</text:span><text:span text:style-name="T2"> improbanti Quicunque igitur<text:line-break/>gloriae studio definitiones tractarunt, conceduntque tribus<text:line-break/>nominibus, typo, periodo et ordlue, unum quiddam signi-<text:line-break/>ficari , minus nugantur. Sed qui periodum nominant tem-<text:line-break/>pus, quo idem aliquid fit, typum autem, non absolute uni-<text:line-break/>versum hujusmodi tempus, scd qumn integris diebus et<text:line-break/>noctibus circuinscribitur, prolixas ni ac inutiles nugas pro-<text:line-break/>serunt, atque idrirco tum suum tum discipulorum tempus<text:line-break/>conterentes, ubi aegros accedunt, quovis idiota sunt dete-<text:line-break/>riores. Siquidem idiota, mentis compos, quum viderit<text:line-break/>aliquem quotidie accessionem experiri, sive paulo tardior<text:line-break/>accessio veniat, sive praevertat, imaginationem quandam</text:span></text:p>
      <text:p text:style-name="P10"><text:span text:style-name="T2">periodi quotidianae vocatae habet. At si quis et ludustrius<text:line-break/>et medicinae studiosus suerit, eum cogitatio quaedam subit<text:line-break/>duarum tertianarum, aut trium quartanarum, atque id<text:line-break/>distingui a medicis volet Qui vero praedictis hypothesibus<text:line-break/>mancipati sunt, si aegroto duabus horis quotidie accessio-<text:line-break/>nem anticipatorianr ferenti occurrerint, vigiuti sane et dua-<text:line-break/>rum horarum periodum esse pronunciant; totum vero<text:line-break/>typum non simplicem, fed compositum quendarn arbitran-<text:line-break/>tur; delude perscrutati plurimum et apud feipfos ratioci-<text:line-break/>nati, alii in digitis, -alii etiam lu tabella libro cuidam in-<text:line-break/>scripta, duodecim duodecumanas ejusmodi typum esse<text:line-break/>dictitant. Verum quum auditores propter haec rident, in-<text:line-break/>dignantur ; multo magis quum hora una quandoque accessio-<text:line-break/>nem praevertentem conspexerint, tunc quoque vigiuti qua-<text:line-break/>tuor xiglutiquaternanas esse enunciant; et ipsi ridentur,<text:line-break/>et aliis medicis quandam ignorantiae suspicionem apud idio-<text:line-break/>tas conciliant. Quum enim illos ex libro viderint cum </text:span><text:span text:style-name="T6">gra-<text:line-break/>vitate</text:span><text:span text:style-name="T2"> quadam ut rem maximam luveuientes vigintiquatuor</text:span></text:p>
      <text:p text:style-name="P10"><text:span text:style-name="T2">viglutiquaternanas, </text:span><text:span text:style-name="T47">subit </text:span><text:span text:style-name="T2">ipsis omnes, qni libros legunt,<text:line-break/>damnare, </text:span><text:span text:style-name="T47">ac </text:span><text:span text:style-name="T2">potius irrationali exercitio artem tractantibus<text:line-break/>siesc permittunt Sspquis igitur medicorum hujusmodi nu-<text:line-break/>gantiurn hypothescs sequatur, etiam tertianam quum- vel<text:line-break/>hora una praevertet, vel ternius accedet, omnia potius<text:line-break/>quam tertianam dicit. Nam praevertentem, quatuor </text:span><text:span text:style-name="T6">ei<text:line-break/></text:span><text:span text:style-name="T2">vigiuti horarum quum fit, implexum esse dicit quadrage-<text:line-break/>simoctanum; tardius autem venientem, quin^uagesimunum,<text:line-break/>.atque hunc referet, quinque et vigiuti </text:span><text:span text:style-name="T6">horarum</text:span><text:span text:style-name="T2"> esse. Quis<text:line-break/>igitur primus luceperit hunc insulsam sapientiam, haud<text:line-break/>noni; quando autem primum eum, qui ipsam indicat, audi-<text:line-break/>.verim</text:span><text:span text:style-name="T24">, </text:span><text:span text:style-name="T2">aperiam. Excesserat sane nuper e vivis Antoninus,<text:line-break/>qui post Adrianum sint imperator; regnabat autem ..tunc<text:line-break/>Severus, qui se ipsum quidem mutato nomine Antoninum,.'<text:line-break/>vocavit, Lucium vero, quem </text:span><text:span text:style-name="T6">in</text:span><text:span text:style-name="T2"> imperii communionem ac- </text:span><text:span text:style-name="T24">'<text:line-break/></text:span><text:span text:style-name="T2">ceperat, Severum appellavit. Hoc tempore quum primum<text:line-break/>audivissem, admiratus sum eos,, qni lu hunc modum propo-.<text:line-break/>nebant: si quinque horis aliquis accessionum experitur, dua-</text:span></text:p>
      <text:p text:style-name="P10"><text:span text:style-name="T2">bus remissionem, ut tota periodus horarum septem existat,<text:line-break/>rdque ordlue deinceps fiat, quis typus censeri debet? Re-<text:line-break/>fpondi igitur statim ei,.id ne fieri quidem posse, nam breves<text:line-break/>ita accessiones longas facere declinationes, </text:span><text:span text:style-name="T6">ac</text:span><text:span text:style-name="T2"> omnino<text:line-break/>etiam ad lutegritatem pervenire. Tu vero accessionem<text:line-break/>quidem, dicebam, narras morbi mitifflmam, periodorum<text:line-break/>autem freqmmtia perniciosissimam ipsam rursus pronuncias.<text:line-break/>Noli, inquit, cousiderare lu praesentia, utrum hypothesis<text:line-break/>fieri possit, an miuus; exercitii autem gratia hujusmodi in-<text:line-break/>quiri permittito. Nam. ad variorum typorum inventionem<text:line-break/>doctiores nos efficient. Illi igitur, quod hujusmodi exer-<text:line-break/>citium ineptiores nos potius reddat quam promptiores, osten-<text:line-break/>dere tunc tentavi; nunc aliis ostendam, ubi prius percen-<text:line-break/>fuero, quis tandem hujus speculationis usus existat.</text:span></text:p>
      <text:h text:style-name="Heading_20_2" text:outline-level="2">Cap. II.</text:h>
      <text:p text:style-name="P78"><text:span text:style-name="T2">Quoniam igitur nihil adeo utile est, ac<text:line-break/>praesertim in febribus, quam accessionum futurarum prin-<text:line-break/>cipiapraenoscere; si quis statim ab initio artificiosa conjectura</text:span></text:p>
      <text:p text:style-name="P10"><text:span text:style-name="T2">id possit efficere, plurimum aegrotanti per totum morbi </text:span><text:span text:style-name="T6">de-<text:line-break/></text:span><text:span text:style-name="T2">cursum profuerit; sur autem statim ab initio nequeat, pro-<text:line-break/>cedente autem tempore possit, reliquo tempore aegrotum<text:line-break/>juvabit; et quanto citius in morbi speciei notitiam venerit,<text:line-break/>tanto longiori tempore aegrotanti auxiliabitur. Incumben-.<text:line-break/>dum igitur est statim per initia, ut cognoscas qualis sit febris,<text:line-break/>sicut lu commentariis de crisibus ostensum est, ac magna ex<text:line-break/>parte firmiter licet hanc </text:span><text:span text:style-name="T24">ex </text:span><text:span text:style-name="T2">notis illic proditis cognoscere.</text:span><text:span text:style-name="T24">'<text:line-break/></text:span><text:span text:style-name="T2">At si qua primo die dubitatio suerit oborta, in secundo dis-<text:line-break/>cerui debet; sin etiam hunc quandoque effugiat, tertio om-<text:line-break/>nluo cognoscetur; quod fi hunc etiam interdum effugiat,-<text:line-break/>quod raro accidit, saltem in quarto necessario lutelligetur;<text:line-break/>si neque in hoc quis iam morbi speciem cognoverit, sed<text:line-break/>etiamnum dubitet, magnam partem artis hic ignorati Nam<text:line-break/>cum alia, tum accessiones omnes febrium vel singulis diebus,<text:line-break/>vel tertio, vel quarto invadunt, in plurimis quidem morbis,<text:line-break/>lu quibus etiam praecipue utilis est suturae accessionis prae-</text:span></text:p>
      <text:p text:style-name="P8"><text:span text:style-name="T2">notio, tertio quoque et singulis diebus; lu paucissimis au-<text:line-break/>tern quarto. Sed dicet forsan aliquis recentiorurn horum<text:line-break/>sophistarum, etiam quinto die periodos quasdam fieri et<text:line-break/>sexto et septimo, nonnullasque alias ad multus dies ex-<text:line-break/>tendi , quos revera beatus praedicare ob admirandam intel-<text:line-break/>ligentiam licet, si non assequuntur ex his quae dicunt, se<text:line-break/></text:span><text:span text:style-name="T14">totius.de </text:span><text:span text:style-name="T2">typis operis utilitatem e medio prorsus tollere.<text:line-break/>Qui igitur concedentes se a primo die febrium species digno-<text:line-break/>scere nescire, expectant usque ad quartum, neque quinta-<text:line-break/>nam aliquam periodum; neque sextanam, neque extra has<text:line-break/>aliquam 'vidisse se pronuntiantes, etiam si non secundo, aut<text:line-break/>tertio die, saItem sequentibus de sutura accessione aliquid<text:line-break/>sperare possunt. Illi vero, qui lu numerosam dierum mul-<text:line-break/>titudinem periodos extendunt, futuram accessionem nenti-<text:line-break/>quain possunt praenoscere. Verbi causa primo die exortae<text:line-break/>licet et quotidianae et tertianae et </text:span><text:span text:style-name="T6">quartanae</text:span><text:span text:style-name="T2"> et quinta-<text:line-break/>. nae omnibusque iubscquentibus osse. Sive igitur lu sccun-</text:span></text:p>
      <text:p text:style-name="P8"><text:span text:style-name="T2">do-die orta sit accessio, sive non, </text:span><text:span text:style-name="T47">de </text:span><text:span text:style-name="T2">tertlo die nihil pote-<text:line-break/>r.unt fperare, qui longas periodos invehunt. Supponatur<text:line-break/>itaque post: primum diem neque in secundo </text:span><text:span text:style-name="T47">, </text:span><text:span text:style-name="T2">neque in tertio,<text:line-break/>neque in quarto accessionem accidisse. Qui sane tres solas<text:line-break/>periodos noverunt, hominem e lecto erigunt, ac consueta<text:line-break/>obire iubent, ab omni suspicione liberatum arbitrantes; qui<text:line-break/>vero etiam sequentes, quae multorum dierum sunt, fieri<text:line-break/>dicunt, similiter quintum diem merito suspectum habent,<text:line-break/>quemadmodum et alios priores: ita vero et sextum septi-<text:line-break/>mumque, aliosque subsequentes. At si etiam in secundo<text:line-break/>die quaedam oboriatur accessio, incertum est, an secundum<text:line-break/>quotidianae figuram proportionem cum ea, quae primum<text:line-break/>facta est, tueatur, an alterius periodi sit initium. Ac<text:line-break/>eodem modo si post diem secundum etiam tertio invaserit.<text:line-break/>Nam ignoranti statim ab luitio discernere, num quotidiana<text:line-break/>fit, an tertiana, an </text:span><text:span text:style-name="T6">alia</text:span><text:span text:style-name="T2"> quaedam febris, incertum, unaire<text:line-break/></text:span><text:span text:style-name="T29">• </text:span><text:span text:style-name="T2">sit quotidiana; an duarum tertianarum implicatio, vel etiam .</text:span></text:p>
      <text:p text:style-name="P8"><text:span text:style-name="T2">trium quartanarum; </text:span><text:span text:style-name="T47">ac </text:span><text:span text:style-name="T2">de aliis majoribus periodis eadem<text:line-break/>ratio est. Quod igitur qui multas esse periodos arbitrantur,<text:line-break/>non solas tres, haud unquam futuram accessionem praeno-<text:line-break/>scere poterunt,, ostensum jam eli. •</text:span></text:p>
      <text:h text:style-name="Heading_20_2" text:outline-level="2"><text:span text:style-name="T2">Cap. </text:span><text:span text:style-name="T17">II</text:span><text:span text:style-name="T2">I.</text:span></text:h>
      <text:p text:style-name="P82"><text:span text:style-name="T2">Dicamus autem deinceps de iis, qni solas<text:line-break/>tres, arbitrantur, non tamen ex propria natura unamquarn-<text:line-break/>que dignoscunt, verum ex accessionum repetitionibus; ita<text:line-break/>enim solent nominare ipsi accessionum proportiones. Tales<text:line-break/>fi non semper, quemadmodum priores, accessionem futuram<text:line-break/>ignorabunt, certe usque ad quartum aut quintum necessario.<text:line-break/>Supponatur enim in primo die unam obortam esse accefsio-<text:line-break/>nern, in fecundo duas, in tertio rursus duas, et totidem in<text:line-break/>quarto. Potest itaque et talis esse simplicium periodorum<text:line-break/>implicatio, ut in primo die quotidiana inceperit; in fecun-<text:line-break/>do tertiana; in tertio possit et tertiana, possit et quartana,<text:line-break/>(incertum enim hoc arrte quintum est) delude quarto die<text:line-break/>quartanae, quae primo die inceperit, secunda accessio; et</text:span></text:p>
      <text:p text:style-name="P10"><text:span text:style-name="T2">tertianae, quae secundo auspicata sit, secunda. Constat<text:line-break/>autem quintum diem duas habiturum accessiones, nempe<text:line-break/>secundam tertianae, quae die tertio incepit, et quartanae,<text:line-break/>quae secundo die auspicata est, secundam; sextum autem<text:line-break/>quartanae tertio die auspicatae secundam; et tertianae se-<text:line-break/>cundo tertiam. Fieri autem potest aliis pari modo se ha-<text:line-break/>bentibus , ut duae aliae tertianae, aut duae quartanae aliae<text:line-break/>in tertio die inceperint. Quoniam enim quartus dies in tali<text:line-break/>hypothesi nullam habet cum tertio communionem, licet et<text:line-break/>duas tertianas duasque quartanas et tertianam quartanam-<text:line-break/>que unam in tertio die incepisse. Mirari autem subit eos,<text:line-break/>qui hujusmodi implicationes componunt, quod non lutel-<text:line-break/>lexere fieri posse, ut duorum typorum accessiones in eandem<text:line-break/>horam conveniant; quod si eveniat, corrumpuntur ipsis re-<text:line-break/>petitionis notae.. In proposita igitur hypothesi accidere<text:line-break/>potest, ut quartana in primo die hora secunda incipiat;</text:span></text:p>
      <text:p text:style-name="P10"><text:span text:style-name="T2">quartana undecima.</text:span><text:span text:style-name="T24">, </text:span><text:span text:style-name="T2">Quae quum ita fe habent, una lu quar-<text:line-break/>to die est accessio secunda hora invadens; non tamen unam<text:line-break/>dicunt aliquando fieri secundum subjectam Iiyp othesin, </text:span><text:span text:style-name="T24">fed<text:line-break/></text:span><text:span text:style-name="T2">duas perpetuo. Contemplator autem quomodo liceat et </text:span><text:span text:style-name="T24">tres<text:line-break/></text:span><text:span text:style-name="T2">simul accessiones lu unam horam concurrere, atque ideo<text:line-break/>non ignorari implicationem ah iis, qui uniuscujusqui typi<text:line-break/>simplicis speciem possunt dignoscere. Fingamus </text:span><text:span text:style-name="T24">euira </text:span><text:span text:style-name="T2">in<text:line-break/>primo die quartanam hora tertia incepisse; lu </text:span><text:span text:style-name="T24">secundo </text:span><text:span text:style-name="T2">ea-<text:line-break/>dem hora tertianam; lu tertio eadem hora quotidianam;<text:line-break/>necesse jam his suppositis est lu quarto die hora tertia unum<text:line-break/>accessionem fieri tribus circuitibus in idem convenientibus.<text:line-break/>Sed nullus ipsorum hoc literis mandavit ;• omnes autem tam-<text:line-break/>quam ex uno ore in praediola nunc hypothesi quarto, die<text:line-break/>tres fieri accessiones dicunt. Ac si quis singulis diebus semel<text:line-break/>aegrotum accessionem habere statuat, nonnulli simpliciter<text:line-break/>quotidianam pronunciant; nonnulli vero duas tertianas esse<text:line-break/>ac tres quartanas posse dicunt. Quomodo tamen dllcernere.</text:span></text:p>
      <text:p text:style-name="P10"><text:span text:style-name="T2">ipsas conveniat, plures ipsiorum neutiquaur inquisierunt;<text:line-break/>nonnulli disserentia horarum conjectant, tanquarn non </text:span><text:span text:style-name="T47">liceat<text:line-break/></text:span><text:span text:style-name="T2">hora sexta, verbi causa, omnes diebus diversis luvadere.<text:line-break/>Quod si fiat, singulis diebus continget unam apparere acces-<text:line-break/>sionem trium periodorum invicem implicitarum, quotidia-<text:line-break/>nae, tertianae et quartanae. Nam primus dies quarta-<text:line-break/>nain habebit solam; secundus tertianam; tertius quotidia-<text:line-break/>nam; quartus simul omnes tres lu idem, tempus congressas,<text:line-break/>post quas quintus rursus dies quotidianam habebit stolam;<text:line-break/>sextus praeter hanc etiam tertianam; "septimus tres lu<text:line-break/>idem tempus congressas. Non igitur constat, ut dictum est,<text:line-break/>utrum quotidiana una fit, an duarum tertianarum miscella,<text:line-break/>aut tertianarum </text:span><text:span text:style-name="T47">et </text:span><text:span text:style-name="T2">quartanarum, aut quartanae, tertianae<text:line-break/>et quotidianae. Atqui non eadem est curatio tertianae,<text:line-break/>quartanae et quotidianae, nisi et hoc arbitrentur. Ex .<text:line-break/>quo enim imperitia simul et impudentia eorum, qui in ar-<text:line-break/>tem insiliunt lasciviuutque, praepollet, miri nihil est qui-<text:line-break/>busdarn etiam talia ignorari: verum nos .novimus quam dil-</text:span></text:p>
      <text:p text:style-name="P10"><text:span text:style-name="T2">ferentem quotidiana una a tertianis duabus, ac tertianae </text:span><text:span text:style-name="T6">a<text:line-break/></text:span><text:span text:style-name="T2">quartanis curationem desiderent: ac neutiquam fieri potest,<text:line-break/>ut </text:span><text:span text:style-name="T47">ii </text:span><text:span text:style-name="T2">qui uniuscujusque febris speciem ignorant, discernant.<text:line-break/>Ac saepe lu aegrotantibus medicos vidimus duarum tertiana-<text:line-break/>rum implicationem quotidianam unam esse autumantes,<text:line-break/>quibus vix persuasimus aegrotum </text:span><text:span text:style-name="T47">a </text:span><text:span text:style-name="T2">duabus tertianis infestari,<text:line-break/>Posuta quidem ex ipsis prius priore, relicta autem fola diffi-<text:line-break/>ciliori. , Omnes igitur, qui de typis libros scripserunt, vi-<text:line-break/>dentur nihil curare praesidium , quod ex ipsis in praenotio-<text:line-break/>nem et nictus rationem pervenit; fed quemadmodum dicunt,<text:line-break/>ita quoque facere, exercitia juvenibus haec scribere similia<text:line-break/>aenigmatis, quae in coena proponuntur. Si igitur ipsos<text:line-break/>absolute velint exercere, id facere liceret ducentes ipsos af<text:line-break/>geometriam, arithmeticen, logisticen et dialecticen. At<text:line-break/>si ut invadentem accessionem praenoscant, ad hoc veniunt<text:line-break/>exercitium, ex toto errant, qui juvenibus pravis insistere<text:line-break/>viis persuadent, unde nihil inveniunt vel in praenotionem.</text:span></text:p>
      <text:p text:style-name="P10"><text:span text:style-name="T2">vel in curationem utile; quum liceat ipsos docere, quomodo,<text:line-break/>accessionem internoscant febris quotidianae, tertianae, qnar-<text:line-break/>tanae, femitertianae, tritqeophyae, aliarurnque singularum,<text:line-break/>quae non modo circuituum figura, sed etiam tota natura in-<text:line-break/>vicem differunt. Nam qui has ignorunt dignoscere, in-<text:line-break/>utilis ipsis tota de typis speculatio est; praestiterit autem<text:line-break/>forsan dixisse, quod tota haec sit supervacua. Ei vero qni<text:line-break/>propriis signis unamquanque febrem nolle studuerit, non<text:line-break/>modo lucro est vanam loquacitatem contemnere, fed etiam<text:line-break/>nictus speciem unicuique convenientem praenoscere. Sed<text:line-break/>hi sane adhuc tolerandi sunti Etenim Agathinus vir non<text:line-break/>vulgaris in ejusmodi disciplinam successit At qui septem<text:line-break/>horarum circuitus faciunt, desiderabant quidem non nos,<text:line-break/>fed Philistionem, aut hujusmodi similem nugas ipforum ir-<text:line-break/>ridentem.</text:span></text:p>
      <text:h text:style-name="Heading_20_2" text:outline-level="2">Cap. IV.</text:h>
      <text:p text:style-name="P78"><text:span text:style-name="T2">Quoniam vero juniorum nonnulli me pre-<text:line-break/>cibus adegerunt, ut quam ego ludens ipsus docui methodum</text:span></text:p>
      <text:p text:style-name="P10"><text:span text:style-name="T2">ad typorum, qni lu hujusmodi hypothefibus asseruntur, in-<text:line-break/>ventionem; scriptis mandarem, in iliorum gratiam.etiam<text:line-break/>diem unum in hoc sermone gravatim collocari. Incipiamus<text:line-break/>igitur jam disciplinam ipsorum, hinc sumptu luitio. Typum<text:line-break/>hi vocant non omnem circuitum, scd qui ex integris </text:span><text:span text:style-name="T24">diebus,<text:line-break/></text:span><text:span text:style-name="T2">et noctibus constitutus est; et secundum unumquemque die-<text:line-break/>rum numerum, pecusiarenr typum esse volunt, non autem<text:line-break/>vigiuti, aut triginta solum dierum, sed etiamaltra hos ty-<text:line-break/>porum circuitus extendentes. At lu typis his accessionis<text:line-break/>tempus </text:span><text:span text:style-name="T47">ad </text:span><text:span text:style-name="T2">alteram accessionem non amplius quidem </text:span><text:span text:style-name="T24">typus,<text:line-break/></text:span><text:span text:style-name="T2">fed hoc solum, periodus, ipsis nominatur. Audivi autem<text:line-break/>jam quendam etiam librum integrum non exiguum conscri-<text:line-break/>psisse , docentem quomodo quis in unaquaque periodo acces-<text:line-break/>soria proposita et speciem inveniat typorum et numerum;<text:line-break/>ac per deos admiratus sum, quae tandem essent, quae in<text:line-break/>libro dicit. Nam methodus, ex quibus quis inveniat, </text:span><text:span text:style-name="T24">quot<text:line-break/></text:span><text:span text:style-name="T2">sit typorum implexus, paucissimis versibus doceri </text:span><text:span text:style-name="T24">potest,<text:line-break/></text:span><text:span text:style-name="T2">talis quuni siti Numerum horarum uniuscujusque </text:span><text:span text:style-name="T24">typi</text:span></text:p>
      <text:p text:style-name="P10"><text:span text:style-name="T47">promptum habere convenit, vel in memoria, vel in charta<text:line-break/>descriptum. Quotidianae typum viglutiquatuor; tertianae<text:line-break/>quadraglutaocto; atque ita deinceps, quartanae quidem </text:span><text:span text:style-name="T46">fe-<text:line-break/></text:span><text:span text:style-name="T47">ptuagiutaduo; quintanae nonaglutnsex; sextanae cen-<text:line-break/>tum vigiuti; septimae centum quadragintaquatuor; et alia-<text:line-break/>rum, ut haec tabula subscripta habet.</text:span></text:p>
      <text:p text:style-name="P9"><text:span text:style-name="T47">TYPI HORAS.</text:span></text:p>
      <text:p text:style-name="P9"><text:span text:style-name="T2">Quotidianus</text:span></text:p>
      <text:p text:style-name="P28"><text:span text:style-name="T2">Tertianus<text:tab/>48</text:span></text:p>
      <text:p text:style-name="P28"><text:span text:style-name="T2">Quartanus<text:tab/>7</text:span><text:span text:style-name="T55">2</text:span></text:p>
      <text:p text:style-name="P28"><text:span text:style-name="T2">Quintanus<text:tab/></text:span><text:span text:style-name="T47">9si</text:span></text:p>
      <text:p text:style-name="P29"><text:span text:style-name="T2">Sextanus<text:tab/>ruo</text:span></text:p>
      <text:p text:style-name="P29"><text:span text:style-name="T2">Septimanus<text:tab/>144</text:span></text:p>
      <text:p text:style-name="P29"><text:span text:style-name="T2">Octanus<text:tab/>168.</text:span></text:p>
      <text:p text:style-name="P29"><text:span text:style-name="T2">Nonanus<text:tab/>t9</text:span><text:span text:style-name="T8">2</text:span></text:p>
      <text:p text:style-name="P29"><text:span text:style-name="T2">Decumanus<text:tab/></text:span><text:span text:style-name="T7">216'</text:span></text:p>
      <text:p text:style-name="P29"><text:span text:style-name="T2">Undecumanos.<text:tab/>ini</text:span><text:span text:style-name="T8">0</text:span></text:p>
      <text:p text:style-name="P30"><text:span text:style-name="T2">Duodecumanus<text:tab/></text:span><text:span text:style-name="T29">,<text:tab/></text:span><text:span text:style-name="T2">s64</text:span></text:p>
      <text:p text:style-name="P31"><text:span text:style-name="T2">Tridecumanus<text:tab/></text:span><text:span text:style-name="T47">288</text:span></text:p>
      <text:p text:style-name="P31"><text:span text:style-name="T2">Quatuordecurnanus<text:tab/></text:span><text:span text:style-name="T7">312</text:span></text:p>
      <text:p text:style-name="P31"><text:span text:style-name="T2">Qnludecumanus<text:tab/></text:span><text:span text:style-name="T47">335</text:span></text:p>
      <text:p text:style-name="P31"><text:span text:style-name="T2">Sexdecurnanus<text:tab/></text:span><text:span text:style-name="T47">36&lt;j</text:span></text:p>
      <text:p text:style-name="P31"><text:span text:style-name="T2">Septemdecumanus<text:tab/>384</text:span></text:p>
      <text:p text:style-name="P31"><text:span text:style-name="T2">Octodecumanus<text:tab/></text:span><text:span text:style-name="T47">4osi</text:span></text:p>
      <text:p text:style-name="P31"><text:span text:style-name="T2">Novemdecumamts<text:tab/></text:span><text:span text:style-name="T47">432</text:span></text:p>
      <text:p text:style-name="P31"><text:span text:style-name="T2">Vigefimanus<text:tab/></text:span><text:span text:style-name="T47">456</text:span></text:p>
      <text:p text:style-name="P31"><text:span text:style-name="T2">Vigesimanusprimus<text:tab/></text:span><text:span text:style-name="T61">48q</text:span></text:p>
      <text:p text:style-name="P31"><text:span text:style-name="T2">Vigesimanussecundus<text:tab/></text:span><text:span text:style-name="T47">5o4</text:span></text:p>
      <text:p text:style-name="P31"><text:span text:style-name="T2">Vigesimanustertius<text:tab/></text:span><text:span text:style-name="T47">528</text:span></text:p>
      <text:p text:style-name="P31"><text:span text:style-name="T2">Vigefimanusquartus.<text:tab/></text:span><text:span text:style-name="T47">552</text:span></text:p>
      <text:p text:style-name="P31"><text:span text:style-name="T2">Vigesimanusquintus<text:tab/>gysi</text:span></text:p>
      <text:p text:style-name="P32"><text:span text:style-name="T29">•, </text:span><text:span text:style-name="T2">Vigesse lanussextus<text:tab/>sioo</text:span></text:p>
      <text:p text:style-name="P33"><text:span text:style-name="T2">Vigefimanusscptimus<text:tab/></text:span><text:span text:style-name="T29">. </text:span><text:span text:style-name="T2">624</text:span></text:p>
      <text:p text:style-name="P34"><text:span text:style-name="T2">Vigesimanusoctavus<text:tab/></text:span><text:span text:style-name="T29">.,<text:tab/>.</text:span><text:span text:style-name="T24">. </text:span><text:span text:style-name="T2">648</text:span></text:p>
      <text:p text:style-name="P35"><text:span text:style-name="T2">Vigesimanusnonus<text:tab/></text:span><text:span text:style-name="T24">'<text:tab/>.'''1672</text:span></text:p>
      <text:p text:style-name="P36"><text:span text:style-name="T2">Trigesimanus </text:span><text:span text:style-name="T34">.<text:tab/></text:span><text:span text:style-name="T2">696</text:span></text:p>
      <text:p text:style-name="P37"><text:span text:style-name="T2">Trigesimanusprinrus<text:tab/>720</text:span></text:p>
      <text:p text:style-name="P37"><text:span text:style-name="T2">Trigefimanussecundus<text:tab/>y44</text:span></text:p>
      <text:p text:style-name="P38"><text:span text:style-name="T2">Trigesimanustertius<text:tab/>,<text:tab/>.<text:tab/>.768</text:span></text:p>
      <text:p text:style-name="P37"><text:span text:style-name="T2">Trigesimanusquartus<text:tab/>ygu</text:span></text:p>
      <text:p text:style-name="P37"><text:span text:style-name="T2">Trigesimanusquintus<text:tab/>8 </text:span><text:span text:style-name="T47">r </text:span><text:span text:style-name="T2">6.</text:span></text:p>
      <text:p text:style-name="P37"><text:span text:style-name="T2">Trigesunanusstextus<text:tab/>84o</text:span></text:p>
      <text:p text:style-name="P37"><text:span text:style-name="T2">Trigesimanusseptirnus<text:tab/>864</text:span></text:p>
      <text:p text:style-name="P37"><text:span text:style-name="T2">Trigestmanusoctavus<text:tab/>888</text:span></text:p>
      <text:p text:style-name="P37"><text:span text:style-name="T2">Trigesimaimsnonus<text:tab/>qia</text:span></text:p>
      <text:p text:style-name="P37"><text:span text:style-name="T2">Quadragesinranus<text:tab/>gsisi</text:span></text:p>
      <text:p text:style-name="P37"><text:span text:style-name="T2">Quadragesimanusprimus<text:tab/>9sio ,</text:span></text:p>
      <text:p text:style-name="P37"><text:span text:style-name="T2">Quadragefimanussccundus<text:tab/>q84</text:span></text:p>
      <text:p text:style-name="P37"><text:span text:style-name="T2">Quadragefimanustertius<text:tab/>1008</text:span></text:p>
      <text:p text:style-name="P37"><text:span text:style-name="T2">Quadragesirnanusquartus<text:tab/>rosia</text:span></text:p>
      <text:p text:style-name="P37"><text:span text:style-name="T2">Quadragesirnanusquintus<text:tab/>ro56</text:span></text:p>
      <text:p text:style-name="P37"><text:span text:style-name="T2">Quadragesimanusfextus<text:tab/>1080</text:span></text:p>
      <text:p text:style-name="P37"><text:span text:style-name="T2">Quadragesimanusfeptimu»<text:tab/>1 iol</text:span></text:p>
      <text:p text:style-name="P39"><text:span text:style-name="T2">Quadragesimanusoctavus<text:tab/></text:span><text:span text:style-name="T24">, </text:span><text:span text:style-name="T40">i<text:tab/></text:span><text:span text:style-name="T2">1128</text:span></text:p>
      <text:p text:style-name="P40"><text:span text:style-name="T2">Quadragesimanusnonus<text:tab/></text:span><text:span text:style-name="T7">1152</text:span></text:p>
      <text:p text:style-name="P40"><text:span text:style-name="T2">Quinquagefimanus<text:tab/>xrysi</text:span></text:p>
      <text:p text:style-name="P7"><text:span text:style-name="T2">Hujusmodi habeant lu charta tabulam paratam qui facile<text:line-break/>compulere non possunt Post hujus apparatum'luspiciatur<text:line-break/>proposita accessio ex periodicis accessionum horis, cujus pri-</text:span><text:span text:style-name="T8">1<text:line-break/></text:span><text:span text:style-name="T2">mum scriptorum numerorum sit pars. Hoc enim invento<text:line-break/>typi genus habebunt (genus autem, vel speciem, vel for-<text:line-break/>mam, vel naturam, in praesentiarum dicere nihil intererit)<text:line-break/>numerum autem, typis inventis, fecundum partem. Si<text:line-break/>enim tertia fuerit pars horarum typi numerus periodi, tres<text:line-break/>dices typos illos invicem implexos; si quarta, quatuor; si<text:line-break/>quinta, quinque, numero semper ex parte nomen imponens.<text:line-break/>Ut autem exemplo methodus fiat manifestior, fingamus ali-<text:line-break/>quem accessionem experiri horis sex; hanc autem remittere<text:line-break/>duabus , ut totus circuitus octo sit horarum, lu hac Iiypo-</text:span></text:p>
      <text:p text:style-name="P10"><text:span text:style-name="T2">thesi cousiderato, quae pars sint </text:span><text:span text:style-name="T6">octo</text:span><text:span text:style-name="T2"> niglutiquatuor; delude<text:line-break/>inveniens tertiam esse, quotidianas tres imple </text:span><text:span text:style-name="T34">tas </text:span><text:span text:style-name="T2">esse dices</text:span><text:span text:style-name="T6">'r,<text:line-break/></text:span><text:span text:style-name="T2">quotidianas sane, quoniam numeri xigintiquatuor pars est<text:line-break/>numerus-octo.cdntinens; tres autem, quia tertia pars. Sup •<text:line-break/>ponatur rursum scxdecim horarum esse accessionum circui-<text:line-break/>tum. Quoniam igitur scxdecim numerus niglutiquatuor nulla<text:line-break/>est pars, quadraginta autem octo tertia est, et quadraginta-<text:line-break/>octo tertianae periodi est numerus, tres febres tertianas in-<text:line-break/>vicenr implicatas esse dices. Supponatur cursum accessio-<text:line-break/>num periodus esse horarum octodecim; pars autem haec est<text:line-break/>neque quotidianae horarum numeri, neque tertianae, scd<text:line-break/>quartanae,, qui horarum septuaginta duarum est. Dices igitur<text:line-break/>quatuor quartanas implicatas esse; quartanas sane, quoniam<text:line-break/>ex septuaginta duarum horarum numero constat; quatuor<text:line-break/>autem, quoniam octodecim horarum numerus pars quarta<text:line-break/>est septuagintaduarum. Statuamus' iterum accessionum pe-<text:line-break/>riodum horarum esse quinque, pars autem sunt quinque ho- </text:span><text:span text:style-name="T34">•<text:line-break/></text:span><text:span text:style-name="T2">rae centenarum vigluti vigefimaquarta; dices igitur typos</text:span></text:p>
      <text:p text:style-name="P10"><text:span text:style-name="T2">sextanos xigintiquatuor invicem esse implexos. Pone rur-<text:line-break/>fus aceessionui horarum periodum septem, pars autem hae '<text:line-break/>sunt centenarum, scxagintaoctoliorarum, hoc est octans typi,<text:line-break/>vigesimaquarta. Quare prommciabis typos octancsresse vi-<text:line-break/>gintiquatuor. Finge iterum accessionum periodum horarum<text:line-break/>novem ; pars autem sunt hae ducentenarum scxdecim hora-;,<text:line-break/>rurn vigesimaquarta; hae rursus ducentae scxdecim sunt de-<text:line-break/>cimi typi circuinis. Erunt igitur in hypothesi hac decumani<text:line-break/>typi quatuor</text:span><text:span text:style-name="T6">"et</text:span><text:span text:style-name="T2"> ?jginti. Subjiriatur rursus accessionum pe* ,<text:line-break/>riodus horarum decem; duodecima autem pars est numerus,<text:line-break/>hic centenarum viginti, qni est sextarrae periodi; idcirco<text:line-break/>sextanae erunt duodecim. Ponatur iterum accessionumxir-<text:line-break/>cuitus undecim esse horarum, mensura autem est ducentarum<text:line-break/>sexaglutaquatuor numeri undecim per vighrtiquatuor. Erunt<text:line-break/>igitur vigintiquatuor typi duodecumani, invicem impliciti;<text:line-break/>quoniam secundum viglutiquatuor mimerum undecim duo-<text:line-break/>decumani typi horarum munerum metiuntur, qui est ducen-<text:line-break/>tarum sexaglutaquatuor. Semper igitur typorum species ex</text:span></text:p>
      <text:p text:style-name="P10"><text:span text:style-name="T2">numeris in tabula descriptis invenietur; multitudo vero<text:line-break/>ipsorum deprehenditur, si noscas, quota numeri pars ac-<text:line-break/>cessionum horarum numerus existat; quod idem est; ac si<text:line-break/>noveris, juxta quem numerum is, qui accessionum est, typi<text:line-break/>numerum metitur</text:span><text:span text:style-name="T47">: </text:span><text:span text:style-name="T2">siquidem a se mutuo denominationem su-<text:line-break/>munt et numerus hic et pars. Nihil igitur interest dicere,<text:line-break/>tertiam esse partem duodecim horarum quaternarium nume-<text:line-break/>rum, aut duodecim per tria in quatuor'partiri.' Simile<text:line-break/>huic est etiam si ita dicamus, quaternarius duodenarium<text:line-break/>per ternarium metitur. Redacta igitur? rursus in pauca ca-<text:line-break/>pita methodo, ad alium deinceps sermonem digrediar. Erunt<text:line-break/>autem tanquarn quadam ipsius definitiones hujusmodi.’ lir-<text:line-break/>spiciendae veniunt accessionum periodorunr horae, quota<text:line-break/>pars sint horarum typorum. Etenim a parte denominatus<text:line-break/>numerus copia typorum erit; at qui ab his partitus', ipse<text:line-break/>typus est. Alia autem oratione idem sic interpretabitur.<text:line-break/>Accessionum periodi numerum horarum inspicito, per quem</text:span></text:p>
      <text:p text:style-name="P10"><text:span text:style-name="T2">metiatur quemlibet ex iis, qui tabella habentur. Ipsc enim<text:line-break/>ex tabella numerus typorum speciem indicabit; is vero- per<text:line-break/>quem eum periodi numerus metitur, multitudinem ipsorum<text:line-break/>indicat. ' Alia vero oratione idem hoc pacto exponetur.<text:line-break/>Numerus horarum periodicarum accessionis quoties metitur<text:line-break/>aliquem ex iis, qni inter typos habentur, toties typus ille<text:line-break/>sibi ipsi implicatur; sive autem implicatur, sive complicatur<text:line-break/>dicas, nihil refer </text:span><text:span text:style-name="T47">’</text:span></text:p>
      <text:h text:style-name="Heading_20_2" text:outline-level="2">Cap. V.</text:h>
      <text:p text:style-name="P78"><text:span text:style-name="T2">Jam multis aliis verbis eandem methodum<text:line-break/>licet interpretari. Verum sufficit etiam hactenus vanam<text:line-break/>istorum artem percensuisse, ut paucis capitibus singulos er-<text:line-break/>rores , qui sequuntur, possimus ostendere&gt; </text:span><text:span text:style-name="T6">rursus a prom-<text:line-break/>ptioribus exorsi. Quum enim,</text:span><text:span text:style-name="T2"> ubi circuitus per accessiones<text:line-break/>repetens horarum duodeciur suerit, possint quidem er duae<text:line-break/>quotidianae esse, possint et quatuor tertianae; et quartanae<text:line-break/>nihilominus fex, et octo quintanae, et decemfextanae, et<text:line-break/>duodecim septimanae, et quatuordecim octanae, et sexde-</text:span></text:p>
      <text:p text:style-name="P8"><text:span text:style-name="T2">cim nonanae, et octodecim decumanae. Rursus igitur eodem<text:line-break/>smodo via nugacitatis non parva invenitur, quae sistere ne-<text:line-break/>quit, neque ullum habere scopum definitum, ubi circumscri-<text:line-break/>bere ipsum sit necessarium. Cur enim magis usque ad </text:span><text:span text:style-name="T6">octo-<text:line-break/>decim</text:span><text:span text:style-name="T2"> decumanas, aut viginti undecumanas, aut vigintiduas<text:line-break/>duodecumanas procedere convenit, quam ad aliquam perio-<text:line-break/>dorum subsequentium ? Licet enim dicere viglutiquatuor<text:line-break/>quidem esse tridecumanas; sex autem et viginti quatuor de-<text:line-break/>cumanas, octo autem supra viginti quindecumanas, sunili-<text:line-break/>terque bis licet addere. Satis enim jam hoc est de quotidia-<text:line-break/>nis. At adhuc nugacius in tertianis et quartanis</text:span><text:span text:style-name="T47">, </text:span><text:span text:style-name="T2">ac multo<text:line-break/>magis omnibus his sequentibus agunt. Sexdecim ergo ho-<text:line-break/>rarum periodus nihilo magis est trium tertianarum, quam<text:line-break/>fex quintanarum, - aut septimanarum noveni. Potest haec<text:line-break/>duodecim quidem nonanarum esse, quindecim autem unde-<text:line-break/>cumanarnin, octodecim tridecumanarum, unius autem et ni-<text:line-break/>gluti quindecumanarum, ac ad proportionem omnium sub-<text:line-break/>sequentium. Verum mihi abunde est viam tantum indicasse.</text:span></text:p>
      <text:p text:style-name="P10"><text:span text:style-name="T2">qua in hujusmodi tempus conterunt. Etenim etiam octo-<text:line-break/>decim ' horarum , circuitus .(ubi enim hujus adhuc viam indi-<text:line-break/>caverim, ad aliud transgrediar) quatuor quidem quartana-<text:line-break/>rum est, octo septimanarum, decumanarum duodecim. At-<text:line-break/>que horum omnium uniuscujusque methodus </text:span><text:span text:style-name="T6">eft,</text:span><text:span text:style-name="T2"> utlu di-<text:line-break/>gitis citra tabulae operam possis numerare. Verum ego sane<text:line-break/>loco institutionis singula haec profero iis, qui per aetatem<text:line-break/>puerilem ii; numeris statim funt exercitati. Nam homo in-<text:line-break/>.exercitatus non meusibus, fed totis annis ad eos indiget, quo<text:line-break/>in rebus inutilibus fiat sapiens, quae cum studio nonnullos<text:line-break/>sibi invicem propcnere. non pudet. Quod igitur bifariam<text:line-break/>errent omnes, qui de typis commentarios scripserunt, dum<text:line-break/>neque morbcrum species docent, neque in rebus frugiferis<text:line-break/>tempus.confnmunt, .abunde fatis arbitror esse demonstratum.</text:span></text:p>
      <text:h text:style-name="Heading_20_2" text:outline-level="2">Cap. VI.</text:h>
      <text:p text:style-name="P78"><text:span text:style-name="T2">Quandoquidem vero coegerunt nos reli-<text:line-break/>ctis utilibus tempus in resellendis ipsis perdere,' ostendamus<text:line-break/>ipsis lu quantam stupidi satem perveniunt tum ipsi tum qui<text:line-break/>ipsis tanquarn utile. aliquid docentibus attendunt Nam</text:span></text:p>
      <text:p text:style-name="P10"><text:span text:style-name="T2">quum fateantur de re quae fieri non potest fe verba facere,<text:line-break/>attamen ut exerritium quoddam tracture</text:span><text:span text:style-name="T47">, </text:span><text:span text:style-name="T2">cur ne millesima<text:line-break/>quidem totius curationis parte exercento? Praeterea hyprn-<text:line-break/>thesus ipsorum inter se pugnant, quas etiam primas tibi<text:line-break/>percensebo. Nonnulli ipsorum usque ad quindecim dies<text:line-break/>typorum circuitus proccderc statuunt; nonnulli vero usque<text:line-break/>ad mensem; sunt qui etiam ad duos tresve menses venire<text:line-break/>ponunt. Ego vero quum sententiam habeam de iis, quae<text:line-break/>Hippocrates dixit extra periodum quartanam, alibi indicavi,<text:line-break/>ubi docui, ut mihi persuadeo, speculationem utilem arti.<text:line-break/>Nunc autem (neque enim docere mihi propositum lu hoc<text:line-break/>sermone est, sed reprehendere eos, qni </text:span><text:span text:style-name="T47">neque </text:span><text:span text:style-name="T2">utilia scri-<text:line-break/>bunt, et speculationem laudant inutilissimam) ad eos pri-<text:line-break/>mum me convertam, qui usque ad quindecurnanum typum<text:line-break/>exercitii causa procedere se affirmant; nam imprudentes hi<text:line-break/>et nescii suam ipsorum hypothesin aliis, &lt; quas apponunt,<text:line-break/>evertunt. Si enim febris, quae per horas vigintitres acces-<text:line-break/>sionem habet, non est quotidiana quae anticipet, necessa-</text:span></text:p>
      <text:p text:style-name="P10"><text:span text:style-name="T2">rium est ipsam quatuor et viginti vigesimasquartanas existere.<text:line-break/>Quemadmodum scilicet et eam, quae una hora tardius lu.-<text:line-break/>vadit, vigesimassextanas esse xigintiquatuor. Non igitur<text:line-break/>vere dicunt qui typos in quindecim dies exporrigi statuunt;<text:line-break/>multo magis quum vel tertianum, aut quartanum, aut sane<text:line-break/>quintanum circuitum horis vel duabus, vel tribus tardius<text:line-break/>invadentem, aut praevertentern, in typorum implexus du-<text:line-break/>cunt similiter xigintiquatuor vigesimissextanis. Ut enim<text:line-break/>relicto quindecim dierum circuitu ad quintanae periodum,<text:line-break/>veniam; in hoc typo, siquidem mia hora accessio anticipet,<text:line-break/>vigintiquatuor nonagesimaefextanae erunt; sin autem more-<text:line-break/>tur , xigintiquatuor rursus nonagesimaeoctanae. At si non-.<text:line-break/>nullas jam praevenientes tardautesque statuant, manifesto<text:line-break/>fuarn tollunt hypothesin. Quare necessarium est typos'in-<text:line-break/>tegris diebus et noctibus circumscribi, ipsus statuere;'aut<text:line-break/>nihil est quod nugentur. Eo autem ilatuto typi lu longum<text:line-break/>dierum numerum procedent, quanvis illi nolint. Melius<text:line-break/>igitur forsan faciunt, qui per initia statim numerum dierum</text:span></text:p>
      <text:p text:style-name="P10"><text:span text:style-name="T2">typorum definiri non </text:span><text:span text:style-name="T47">posse </text:span><text:span text:style-name="T2">.statuimt.' Si enim etiam aliud:<text:line-break/>nihil dicant, puchre </text:span><text:span text:style-name="T47">saltem ne </text:span><text:span text:style-name="T2">quis contra ipsos disserat ef-<text:line-break/>fugiunt, non quernadmoduin </text:span><text:span text:style-name="T47">priores </text:span><text:span text:style-name="T2">a feipfis damnantur,-<text:line-break/>dum typos usque </text:span><text:span text:style-name="T47">ad quindecim dies </text:span><text:span text:style-name="T2">progredi supponunt,-<text:line-break/>coguntur antem uti </text:span><text:span text:style-name="T47">non </text:span><text:span text:style-name="T2">iis </text:span><text:span text:style-name="T47">solis, </text:span><text:span text:style-name="T2">qui ex multis decadibus<text:line-break/>componuntur, sed etiam </text:span><text:span text:style-name="T47">iis, </text:span><text:span text:style-name="T2">qui ex centuriis constant,-<text:line-break/>Quoniam igitur nequeunt, typorum multitudinem effugere,-<text:line-break/>fieri non potest ut implicationes invicem connectentes exi-,<text:line-break/></text:span><text:span text:style-name="T6">tent:</text:span><text:span text:style-name="T2"> sed quemadmodum qui tres ,typos solos esse ponunt,<text:line-break/>quotidianum, tertianum et quartanum,, tamen, ex ipsorum<text:line-break/>implexu multa efficiunt conjugis, ita necessarium erit etiam<text:line-break/>his omnes typos invicem conjungere. Ut igitur implicant<text:line-break/>tres commemoratos, primum sane unumquemque sibi, dein-<text:line-break/>de inter se; sic necessarium erit his quique implicare. Iuci-i<text:line-break/>piamus igitur a quintana, ostendamusque ipsis quomodo </text:span><text:span text:style-name="T24">liuic<text:line-break/></text:span><text:span text:style-name="T2">implicita permulta efficiat conjugia-; , nec refert quicquam,-<text:line-break/>si quis non conjugia, scd implicationes eas appellet. </text:span><text:span text:style-name="T24">Unriui<text:line-break/></text:span><text:span text:style-name="T2">itaque conjugium tale est; prijno die incipiat quintana, de- •</text:span></text:p>
      <text:p text:style-name="P10"><text:span text:style-name="T2">inde tertius quartus ve dies ab omni febre purus sit: quin-<text:line-break/>tus sane quintanae, quae primo die incepit, fecundam ha-<text:line-break/>beat accessionem, fextus autem ejus, quae fecundo invasit;<text:line-break/>delude septimo et </text:span><text:span text:style-name="T6">octavo a</text:span><text:span text:style-name="T2"> febre liberis,. nonus quidem ter-<text:line-break/>tiam primae </text:span><text:span text:style-name="T6">quintanae</text:span><text:span text:style-name="T2"> habeat accessionem, deciuins vero fe-<text:line-break/>cundae et ipse tertiam deinceps: pari proportione quarta<text:line-break/>quintana procedat. Nihil autem refert in praesentia dupli-<text:line-break/>cem quintanum, aut duas quintanas dicere, quod nec ipsum<text:line-break/>omnes concedunt. Alterum par duarum quintanarum. Pri-<text:line-break/>mus dies unam accessionem imius habeat quintanae, secun-<text:line-break/>dus liber sit, deinde tertius alteram quii LtanamJ incipientem<text:line-break/>habeat, proportione in subsequentibus diebus servata. Aliud<text:line-break/>duarum quintanarum conjugium. Primus dies alteram ipsa-<text:line-break/>rum, quartus alleram incipientem habeat, - subsequentibus,<text:line-break/>diebus proportionem servantibus. Quartum conjugium dua-,<text:line-break/>rum quintanarum. Altera ipsarum prima nocte invadat.<text:line-break/>Quintum duarum quintanarum conjugium. Altera ipsarum</text:span></text:p>
      <text:p text:style-name="P10"><text:span text:style-name="T2">primo die inripiat, altera fecunda nocte. Sextum duarum<text:line-break/>quintanarum par. Altera pruna die auspicetur, reliqua ter-<text:line-break/>tia nocte. Septimum duarum quintanarum par. Altera<text:line-break/>primo die incipiat, altura quarta nocte. Haec igitur scptein<text:line-break/>conjugia conjunximus, statuentes priorem quintanam primo<text:line-break/>die auspicari. Rursus autem alia septem faciemus, primam<text:line-break/>ipsarum nocte prima incipere supponentes. Si igitur ita<text:line-break/>ipsi et sextanam adjunxerimus, constat plura fore conjugia;<text:line-break/>ac plura adhuc, si septimanum implicuerimus; multoque plu-<text:line-break/>ra, 'si octanarn,- vel etiam decumanam; ut nihil dicam de<text:line-break/>vigesimanis, trigesimanis, quadragesunanis, quaeque praefer<text:line-break/>has ostensae sunt necessario hypotheses ipsorum sequi, lllae<text:line-break/>igitur in praesentia dimittantur; fiant autem a nobis usque<text:line-break/>ad decumanam.. Ac primuni mihi considera, quod nunc<text:line-break/>quum duplex quintana gignitur, conjugia dixerimus; si au-<text:line-break/>tem triplex oborta fuerit, constat multitudinem haud pau-<text:line-break/>eorum parium aliam generari. • Jam vero licet et quadru-<text:line-break/>plicem ipsam fieri , quotidie una invadente accessione. ,</text:span></text:p>
      <text:p text:style-name="P8"><text:span text:style-name="T2">Quintuplex etiam fiet, mixta quadruplici, una nocte, quinta<text:line-break/>quadam post commemoratas quatuor quintana, atque haq<text:line-break/>rursus ipsa quadrifariam; vel enim prima nocte principium<text:line-break/>potest suniere, vel quadam sub sequenti, aut secunda, aut<text:line-break/>tertia, aut quarta, aut quinta. Hoc autem ipsum varium<text:line-break/>his est etiam in aliis typis, et maxime in his, qni plores dies<text:line-break/>continent. Si igitur omnem </text:span><text:span text:style-name="T6">quintanae</text:span><text:span text:style-name="T2"> varietatem er, quae<text:line-break/>in sexta est, conjunxeris, rides, opinor, quanta fit multitudo,'<text:line-break/>At si eis vel septimanam miscueris vel octanam, aut aliquam<text:line-break/>subsequentium, deinde rursus ex quatuor typis ita luvicem<text:line-break/>implicitis alia sarias conjugia, delude ex quinque, postea<text:line-break/>rursus ex pluribus, puto le intelligere, quantus con-<text:line-break/>jugationum numerus suturus fit, aut quot opus, libris' ad<text:line-break/>eorum disciplinam. Qualis enim in eis erit plexus, cona-<text:line-break/>bor tibi paucis indicare, initium sermoni hoc constituens.<text:line-break/>In singulis typis prius conveniet conjugationum varietatem<text:line-break/>persequi, ut lu quintana paulo aute, ostendi; postea ipsas lu-</text:span></text:p>
      <text:p text:style-name="P14"><text:span text:style-name="T51">~ </text:span><text:span text:style-name="T2">ter se complicare, primum sane unum </text:span><text:span text:style-name="T6">par</text:span><text:span text:style-name="T2"> eorum, quae ex<text:line-break/>quintana fiunt, verbi causa, uni sextanae conjugio, </text:span><text:span text:style-name="T47">ut </text:span><text:span text:style-name="T2">ex<text:line-break/>duobus paribus tertium quoddam aliud oriatur; deinde om-<text:line-break/>nibus omnia deinceps connectere, .postea ita unum duobus,<text:line-break/>hinc tribus, hinc pluribus, usque dum universa typi, qui<text:line-break/>complicatur, conjugia uni permisceas. Post hoc duo paria<text:line-break/>unius typi quintani unicuique aliorum miscere, deinde duo-<text:line-break/>bus, aut tribus, aut quatuor, usque dum omnia luvicem<text:line-break/>complicueris; deinde ita rursus' quatuor conj ugia iis, quae lu<text:line-break/>unoquoque typo sunt, miscere, postea quinque, delude sex,<text:line-break/>usquedum omnia quintani conjugia omnibus aliorum conju-<text:line-break/>giis pernuscueris, non simul videlicet omniunr, fed unius-' .<text:line-break/>cujusque separatior; ut quintani paria iis, quae lu feptima-<text:line-break/>iio habentur; postea ita octani, aut nonani, aut decumani,<text:line-break/>aut alicujus subsequentium conjugiis. Inde quemadmodum<text:line-break/>quintanum singulis aliis commiscuisti, ita jam decumanum<text:line-break/>unicuique aliorum miscere; postea septimanum, ocsanum<text:line-break/>et reliquos. Ubi vero hoc feceris, necessarium erit trium</text:span></text:p>
      <text:p text:style-name="P10"><text:span text:style-name="T2">typorum conjugia omnia omnibus, conjungere, </text:span><text:span text:style-name="T47">hinc </text:span><text:span text:style-name="T2">quatuor,<text:line-break/>lude quinque, mox sex, postea septem, </text:span><text:span text:style-name="T47">atque ita </text:span><text:span text:style-name="T2">deinceps;<text:line-break/>donec, omnia omnium complicuerimus. Quod vero adeo<text:line-break/>copiosa conjugiorum erit multitudo, ut myriades numeratu<text:line-break/>difficlles existant, quemlibet puto etiam numeri imperitum<text:line-break/>intestigere; potest et arithmeticis sermone communicato, au-<text:line-break/>dire ab ipsis multitudluem. Ego enim si ostendere nunc<text:line-break/>eam vellem, libro mihi opus esset majore iis, quos haec<text:line-break/>nugantes scripserunt, non considerantes se vel millesimam<text:line-break/>implicationum particulam non attigisse, etsi mulla inaniter<text:line-break/>surit loquuti. Si igitur utile esse arbitrantur typos invicem<text:line-break/>commiscere, sciant se utilis millesimam partem invenisse:<text:line-break/>sin autem inutile, • pudore capti jam tandem vocent ad, libros<text:line-break/>Vulcanum, aut si ipsi non vocent, tempus corrumpet. Quis<text:line-break/>enim ex ipsis alius exscribet? quis non.et hos jam dissecans<text:line-break/>lu quotidianos usus impendet ?</text:span></text:p>
      <text:h text:style-name="Heading_20_2" text:outline-level="2">Cap. VII.</text:h>
      <text:p text:style-name="P78"><text:span text:style-name="T2">His jam scriptis, et quibusdam amicis<text:line-break/>traditis,, aut aliis discere volentibus,- quomodo tabula se lia-.</text:span></text:p>
      <text:p text:style-name="P10"><text:span text:style-name="T2">beat, ego statim proponentibus typorum multitudluem re-<text:line-break/>spondeo. Est itaque methodus </text:span><text:span text:style-name="T47">non </text:span><text:span text:style-name="T2">alterius cujusdam ge-<text:line-break/>neris , sed priori subjecta. Persuadeberis autem et ipfe rem<text:line-break/>ita se habere, si revoces prius lu memoriam, promptmnve<text:line-break/>scuiper habeas, diem nos hoc tempore appellere tempus ex<text:line-break/>die et noctu compositum, quem nonnulli noctidiem nomi-<text:line-break/>nant ; sic itaque </text:span><text:span text:style-name="T47">et </text:span><text:span text:style-name="T2">annum esse dicimus dierum trecentorum<text:line-break/>fexagintaquinque, et quartae </text:span><text:span text:style-name="T6">unius partis.</text:span><text:span text:style-name="T2"> Itaque diei unius<text:line-break/>quatuor et viginti horae sunt; duorum quadragintaocto;<text:line-break/>trium scptuagintaduae; nomina vero typis non a diebus<text:line-break/>completis sunt, scd ab accessionis repetitione. Tertianam<text:line-break/>Pane appellamus, cui tertio die accessio oboritur, duobus<text:line-break/>interea jam nimirum et absolutis; quartanam, cni quarto<text:line-break/>quoque die, tribus et in hac interea diebus completis, ac in<text:line-break/>aliis ad proportionem. Quapropter quum circuitum typi<text:line-break/>quatuor dierum inveneris, quintanam ipsam dices'; non idem<text:line-break/>pamque est, quinto, quoque die accessionem invadere et</text:span></text:p>
      <text:p text:style-name="P10"><text:span text:style-name="T2">sitis</text:span><text:span text:style-name="T47">, </text:span><text:span text:style-name="T2">rursus reminiscere </text:span><text:span text:style-name="T47">dictam </text:span><text:span text:style-name="T2">prius in tabula methodum.<text:line-break/>Dictum </text:span><text:span text:style-name="T47">autem </text:span><text:span text:style-name="T2">est propositum horarum periodicarum nume-<text:line-break/>rum </text:span><text:span text:style-name="T47">, </text:span><text:span text:style-name="T2">quae inter </text:span><text:span text:style-name="T47">duo </text:span><text:span text:style-name="T2">principia fit accessio</text:span><text:span text:style-name="T47">, </text:span><text:span text:style-name="T2">inspici debere, </text:span><text:span text:style-name="T34">-<text:line-break/></text:span><text:span text:style-name="T2">utrum metiatur lu tabula contentum munerum quemlibet.<text:line-break/>Erunt autem illi pro horarum xigintiquatuor multiplicatione<text:line-break/>effecti. </text:span><text:span text:style-name="T47">Ut </text:span><text:span text:style-name="T2">igitur citra tabulam ipse lu digitis invenias, hoc<text:line-break/>ipsum facito. Sex quidem et octo propositis, commode uti-<text:line-break/>que invenies quatuor quotidianas fieri, quum sex horarum<text:line-break/>circuitus propositus existit; tres autem, quum octo. Septem<text:line-break/>nutem propositis, aut alio quodam non metiente viglutiqua-<text:line-break/>tuor horarum numerum, inspicito vtrum propositus partem<text:line-break/>aliquam habeat, an nullam praeter unitatem. Si enim ha-<text:line-break/>beat aliquam aliam partem praeter unitatem, quemadmodum<text:line-break/>novem tertium, quindecim tertiam et quintam, inspicito<text:line-break/>qualis ipsius pars cornmmtis sit numero xigintiquatuor.<text:line-break/>Exetnpli causa tertiam sane xigintiquatuor horarum numerus,<text:line-break/>quintam autem non habet, quemadmodum quindecim hora-<text:line-break/>ruin numerus. Si igitur proposita periodus horarum novem</text:span></text:p>
      <text:p text:style-name="P10"><text:span text:style-name="T2">fuerit, tertium sane hujus capies, tertiam autem et numeri<text:line-break/>viglutiquatuor, • nempe octo; ac dices octo typos asse tribuo<text:line-break/>diebus circumscriptos; volebam autem te memorem esse huise<text:line-break/>jusmodi typos quartanos nominari. Sed si quindecim ho-<text:line-break/>rarum circuitus fuerit, quindecim sane tertia parte capta,<text:line-break/>quinque dierum typos esse, hoc est fextanos. At horarum<text:line-break/>xigintiquatuor , quoniam et harum tertia pars octu funt, tot<text:line-break/>esse dices etiam fextanae typos; quod si nulla pars proposi-<text:line-break/>tus numerus suerit, qualis est septenarius, viginquatuor<text:line-break/>octanas. i Ita quoque si undecim horarum propositus fuerit<text:line-break/>circuitus, vigiutiquatuor typos esse undecim dierum dices,<text:line-break/>hoc est duodecumanos. Sic ubi tredecim horarum circuitus<text:line-break/>suerit, quatuor et viginti quatuordecumanos. Pari modo fi<text:line-break/>major fuerit propositus circuitus quam horarum vigintiqua-<text:line-break/>titor, siquidem nullam habet mensuram communem cum<text:line-break/>numero xigintiquatuor, quemadmodum in vigintiquluque<text:line-break/>contingit, xigintiquatuor esse typos vigesimosscxtanos dices<text:line-break/>(quemadmodum et </text:span><text:span text:style-name="T6">viginti}.</text:span><text:span text:style-name="T2"> At si comrnmiis utrique men-<text:line-break/>fura quaepiam fuerit, quemadmodum in vigiutifeptem nu-</text:span></text:p>
      <text:p text:style-name="P10"><text:span text:style-name="T2">mero tertia pars est, octo decunranos asseverabis; quando-<text:line-break/>quidem horarum xigintiquatuor tertia pars sunt </text:span><text:span text:style-name="T6">octo,</text:span><text:span text:style-name="T2"> vi-<text:line-break/>glutiscptem autem novem. Quippe constat decumani typi<text:line-break/>circuitum esse dierum novem absolutorum, qui sane horarum<text:line-break/>numerum ducentarum scxdecim efficiunt, cujus pars octava<text:line-break/>est propositus vigintiscptem horarum numerus. Haec igitur<text:line-break/>methodus communi in tabula praedictae subjacet, tantum ab<text:line-break/>illa differens, quod aliquis etiam citra tabulam invenire po-<text:line-break/>test primum horarum numerum, diurnis circuitibus mensu-<text:line-break/>ratum, cujus pars est propositus. Haec speculatio demon-<text:line-break/>strata est etiam ab Euclide lu libro elementorum, septimum<text:line-break/>autem ipfius est caput. At majus utrique munero commune<text:line-break/>capientes, cousiderare oportet, quoties communis haec men-<text:line-break/>sura utrumque numerum metitur; ut in quindecim et vigin-<text:line-break/>tiquatuor prima communis mensura est trium numerus. •<text:line-break/>Hic autem quindenum numerum metitur per quinum, vige-<text:line-break/>simumquatemarium numerum per octo; five igitur quinque<text:line-break/>multiplicaveris in numerum vigintiquatuor, five octo in</text:span></text:p>
      <text:p text:style-name="P10"><text:span text:style-name="T2">quindecim, eundem numerum fieri invenies, ut centena-<text:line-break/>rum vigiuti horarum, dierum autem nimirum quinque ; at-<text:line-break/>que idcirco typum scxtanum dices. Eadem ratione si pro-<text:line-break/>positus numerus horarum tredecim suerit, communiter me-<text:line-break/>tientur et hic et xigintiquatuor ex ambobus luter se multi-<text:line-break/>plicatis factum, qui est trecentarum duodecim horarum nua<text:line-break/>merus (quandoquidem ad primos nictus numeros pertinet<text:line-break/>trederim. Appellunt enim sic, quorum non est communis<text:line-break/>mensura praeter unitatem ). Itaque numerus quem utiique<text:line-break/>metiuntur erit tricenus duodenus ; nam ter et decies hic vi-<text:line-break/>glutiquatuor horas continet; typus autem dierum erit abso-<text:line-break/>lutorum tredecim, hoc est quatuordecumanus; quandoqui-<text:line-break/>dem autem quater et vigesies hic numerum ducentorum duo-<text:line-break/>decim metitur, multitudo typorum erit quatuor et viginti;<text:line-break/>Habete itaque jam et hanc methodi demonstrationem, etsi<text:line-break/>non statueram res inutiles vos docere; satius enim erat ipsas<text:line-break/>omnino contemnere, memores oraculi Pythici, nempe par-<text:line-break/>cendum esse tempori.</text:span></text:p>
      <text:h text:style-name="P1" text:outline-level="1"><text:bookmark-start text:name="bookmark22"/>GALENI DE PLENITUDINE LIBER.<text:bookmark-end text:name="bookmark22"/></text:h>
      <text:h text:style-name="Heading_20_2" text:outline-level="2">Cap. I.</text:h>
      <text:p text:style-name="P78"><text:span text:style-name="T2">Omnes prope hujusce temporis medicos<text:line-break/>aliud nomen quam plenitudinis neque frequentius nomina-<text:line-break/>re , neque eo quicquam aliud magis ignorare deprehendimus.<text:line-break/>Quicunque igitur possunt rationem tum reddere, tum per-<text:line-break/>cipere, ipsorum plurimi quid tandem plenitudinem appellent<text:line-break/>interrogantibus, ' id nomen, quemadmodum et multum </text:span><text:span text:style-name="T6">et<text:line-break/></text:span><text:span text:style-name="T2">paucum, in relatione ad aliquid dici respondent, prolude<text:line-break/>ipsam mensura definiri non posse. Quod enim alteri mul-<text:line-break/>tum, hoc interdum alteri mluus est. Quumqne ipsos roga-<text:line-break/>veris petendo , ut rem ad quam referri plenitudinem prosi-.</text:span></text:p>
      <text:p text:style-name="P10"><text:span text:style-name="T2">tentur, explicent, nonnulli quidem magis muti quum pisces<text:line-break/>fiunt; quidam vero tam multa et absurda nugantur, ut<text:line-break/>quae ab ipsis enuntiantur, ea non pollis assequi. Sed pau-<text:line-break/>cissimi multum et paucum pro ratione virium intelligi pu-<text:line-break/>tant; sique rursum ipsos rogites, quid vires vocitent, non-<text:line-break/>nulli nihil prorsus respondent; qni vero pronuntiare quid<text:line-break/>ausi fuerint, eorum, nullus ac alter idem profert; plurimi<text:line-break/>autem omnia potius quam vires interpretantur. </text:span><text:span text:style-name="T47">Sed </text:span><text:span text:style-name="T2">si quis<text:line-break/>inter ipsos reperiatur eo usque peritus, ut vires </text:span><text:span text:style-name="T47">dicat </text:span><text:span text:style-name="T2">esse<text:line-break/>vel effectricem substantiam, vel causam effectricem</text:span><text:span text:style-name="T47">, </text:span><text:span text:style-name="T2">rogetur<text:line-break/>postea primum, an quaedam sit substantia ejusmodi, quae<text:line-break/>animal gubernet, delude fi sit, quid tandem ipsa sit</text:span><text:span text:style-name="T47">, </text:span><text:span text:style-name="T2">expli-<text:line-break/></text:span><text:span text:style-name="T6">cet;</text:span><text:span text:style-name="T2"> nequaquam prout interrogatur, controversiam dllnit;<text:line-break/>verum aut omnino tacet, aut absurdam adeo profert ora-<text:line-break/>tionem, ut tacere satius sit. Siquis vero in his comperia-<text:line-break/>tur eo usque sapiens ac modestus, ut quae virium sit sub-<text:line-break/>stantia proferre nequeat, quod autem sit, ex actionibus au-<text:line-break/>gurari fe dicat; interrogatus iterum is ipse, an quae ab</text:span></text:p>
      <text:p text:style-name="P10"><text:span text:style-name="T2">Asclepiade multisque Asclepiadis sectatoribus ac methodicis<text:line-break/>de eo scripta fuerunt, quod nullae animantibus insint vires,<text:line-break/>perpenderit discusseritque, apparet utrum ab illis ea pro-<text:line-break/>dita sint, haudquaquam novisse. Rursum prorsum inter<text:line-break/>illos ipsos, quicunque vires non esse contendunt, quod rela-<text:line-break/>tione quidem ad ipsas plenitudinem tum intelligi, turn con-<text:line-break/>stitui negent, dilucidius innotescit. Non enim fieri potest,<text:line-break/>ut plenitudo comparatione ad imperfectum, qui plane non<text:line-break/>existit, habitum et intelligatur et constituatur; ceu ad solas<text:line-break/>vnsorum capacitates et multum et paucum contendunt esse.<text:line-break/>Interdum vero per initia neque omniuo plenitudinem norni-<text:line-break/>nant, neque ab ea aliquam evacuationis 'indicationem acci-<text:line-break/>piunt, scd </text:span><text:span text:style-name="T47">a </text:span><text:span text:style-name="T2">sola constipatione, quam quod nemo illorum<text:line-break/>eodem modo recenset, alibi demonstravimus. Est sane ter-<text:line-break/>tius quidam alius chorus illorum, qui neque norunt utrum<text:line-break/>et quaedam sint et an minime sint vires, neque se inquirere<text:line-break/>fatentur, verum signis quibusdam evidenter, apparentibus<text:line-break/>circa aegrotantem obortis longa experientia sibi evacuatio-<text:line-break/>nem inventam dicuut. Hi si rogentur, quae tandem sint ea</text:span></text:p>
      <text:p text:style-name="P10"><text:span text:style-name="T2">signa, 'vuforum distentionem, ruborem, universi corporis<text:line-break/>gravitatem, ad motum pigritiam, membrorumque teusionem<text:line-break/>esse promrnciant. Eorum nonnulli et ulcerosum opero-.<text:line-break/>sumque lassitudinis sensum adjiciunt; ad haec priorem vitam<text:line-break/>in otio et liberaliore eduliorum ac potuum usu transactam,<text:line-break/>et consuetarmn excretionum retentione. In hac igitur syn-<text:line-break/>drome (sic enim vocant symptomatum congeriem) venae se-<text:line-break/>ctionem ex observationibus factis ajunt prodesse. Hi igitur,<text:line-break/>non solum a se ipsis, verum ab universis aliis hominibus<text:line-break/>etiam rationem auferunt, quum experientia omnia reperiri<text:line-break/>asserunt. Alii vero, quemadmodum </text:span><text:span text:style-name="T6">jam nunc</text:span><text:span text:style-name="T2"> dictum est,<text:line-break/>ratione utendum esse pronuntiant. Hi vires quoque nullas<text:line-break/>plane esse ; illi esse quidem, scd earum substantiam a nullo<text:line-break/>cognosci censent; ut paucissimi suit, qui virium aut facul-<text:line-break/>tatum substantiam et essentiam prontrnciare audeant; imo<text:line-break/>nec harum etiam numerum, nec essentiam eandem omnes<text:line-break/>ostendunt. Quinetiam. ex illis qui commentarios posteris,<text:line-break/>reliquerunt, quidam minore negotio tanquarn de una facul-.</text:span></text:p>
      <text:p text:style-name="P10"><text:span text:style-name="T2">tate animal regente disputant</text:span><text:span text:style-name="T12">, </text:span><text:span text:style-name="T2">nulla ratione adhibita; quii<text:line-break/>dam id probare conantes</text:span><text:span text:style-name="T47">, </text:span><text:span text:style-name="T2">plures quam unam non esse ajunt.<text:line-break/>Proinde necesse est jam illum, qui lu aegrotantis corpore<text:line-break/>plenitudinem esse judicet, a medicis empiricis appellatis et<text:line-break/>methodicis, sive ad vires, sive ad vasa plenitudo respiciat,<text:line-break/>dissensisse.</text:span></text:p>
      <text:h text:style-name="Heading_20_2" text:outline-level="2"><text:span text:style-name="T2">Cap. </text:span><text:span text:style-name="T20">II</text:span><text:span text:style-name="T12">.</text:span></text:h>
      <text:p text:style-name="P82"><text:span text:style-name="T2">Jam vero et a nobis adversus empiricos- et<text:line-break/>methodicos oratio in </text:span><text:span text:style-name="T6">aliud tempus</text:span><text:span text:style-name="T2"> disseratur; alios vero ag-<text:line-break/>grediamur, qni ratione artem administrari dicunt. Sed et<text:line-break/>nonnulli hujus tempestatis eo procedunt audaciae, ut etiam<text:line-break/>fectarum nomina sibi nscribant; quum quae ad ipsus spectant,<text:line-break/>eorunr nihil quicquam agnoscere possint.. Audire etenim fre-<text:line-break/>quenter licet multos coram aegris dicentes, hic homo ple-<text:line-break/>nus est, ipfique vena incidenda; at ubi de ratione mentio<text:line-break/>inciderit, se empiricos vel methodicos appellant. Sed, quod<text:line-break/>diximus, ad eos qni analogismo utuntur, digressi, cum eo-<text:line-break/>rum praecipuis disseramus, qui semper ex.viribus plenitudi-<text:line-break/>nem metiuntur. Arguuntur enim ni neque utres neque cu-</text:span></text:p>
      <text:p text:style-name="P10"><text:span text:style-name="T2">leos praeter modum repletos vidisse; imo ne cibi quidem<text:line-break/>justo plus aliquando sumpsisse,, ut venter distenderetur, ne-<text:line-break/>que urinam lu vesica quam deceat copiosiorem, autstereus<text:line-break/>lu recto intestino collegisse. Nam in omnibus hujusmodi<text:line-break/>affectionibus singula quae diximus organa sic evidenter dis-<text:line-break/>tenduntur, ut nisi quod exuberat exerementum, celerius<text:line-break/>excernunt, laesionem homo subeat. Non tamen idem extat<text:line-break/>sensus rei gravantis aut mordentis, aut abdita quadam qua-<text:line-break/>litate laedentis. Audimus certe idiotas quoquo idem sibi<text:line-break/>accidens evidenter citra ullam de dogmate contentionem in-<text:line-break/>terpretari, ut interdum quidem tanquarn alimentis quant</text:span><text:span text:style-name="T5">um</text:span><text:span text:style-name="T2">-<text:line-break/>vis parce assumptis graventur premanturque; interdum vero<text:line-break/>quasi mordeantur ac penitus erodantur, At faepenumero<text:line-break/>quum accurate, quid acciderit, enarrare nesciunt, se fasti-<text:line-break/>dio laborare proferunt. Nullus siquidem istorum sensuum<text:line-break/>propter immodicam ciborum copiam, qua venter extentus<text:line-break/>diflentusque plurimum est, idem apud homines illos apparet<text:line-break/>Hiuo est, quod lir hujusmodi corporis constitutione ventrem</text:span></text:p>
      <text:p text:style-name="P10"><text:span text:style-name="T2">rumpi metuant, quum nos eum vehementer intentum con-<text:line-break/>spicimus. Ubi vero gravari dicunt, contractum luterdum<text:line-break/>videmus. Sic de vesica quoque </text:span><text:span text:style-name="T6">judicabis;</text:span><text:span text:style-name="T2"> cujus quidem<text:line-break/>alia est affectio, quum humoris plurimum, alia quum pau-<text:line-break/>cum continet, aut quum gravatur; ac proinde excretionem,..<text:line-break/>dum ex plenitudine tenditur, copiosam conspicere licet;<text:line-break/>dum gravatur, pauc</text:span><text:span text:style-name="T5">issim</text:span><text:span text:style-name="T2">am quidem, sed frequentissimam;<text:line-break/>non enim impletionis tempus expectat, verum quod mole-<text:line-break/>stum est, quamprimum cupit expellere; quemadmodum quo-<text:line-break/>que ubi a mordaci illius qualitate stimulatus'; tunc enim con-<text:line-break/>tinuam molitur excretionem. Itaque qumrr gravatur, tau-<text:line-break/>quam ab ea quae continetur farclua, tunc non recte quis<text:line-break/>dixerit, eam male assici, fed ipsi copiam oneri esse, tuni-<text:line-break/>cam licet omnino non distendat. Ista janr si hujusce opluio-<text:line-break/>nis principes prorsus affirmant, illis, qui contraria sentiunt,<text:line-break/>negantibus; utrique denuo interrogandi sunt, utrum vesica<text:line-break/>eodem dolore vexetur, quum quoquo versum distenditur et</text:span></text:p>
      <text:p text:style-name="P10"><text:span text:style-name="T2">rumpi periclitatur, </text:span><text:span text:style-name="T47">quod </text:span><text:span text:style-name="T2">contentum non amplius perserat,<text:line-break/>quurnque gravatur ac mordetur. - Hic enim,rursus qui ad'<text:line-break/>vasorum capacitates plenitudinem semper aestimant,' ex facili<text:line-break/>concedunt; qui quoad vires, quaestiones hujusmodi moleste<text:line-break/>ferunt; snccenfentque variis modis, sursum et deorsum re--<text:line-break/>nitentes, quod nolint hanc osse plenitudinem concedere.<text:line-break/>NoS itaque utrosque a contentione liberari cupientes, ad<text:line-break/>concordiam adhortati sumus</text:span><text:span text:style-name="T47">; </text:span><text:span text:style-name="T2">hos qui plenitudinem non ad<text:line-break/>valla continentis capacitatem unquam relatione diri putant,<text:line-break/>quihuscum primis disputationem incepimus , monentes veri-<text:line-break/>tati ne obstreperent, memores, partes dum repletae disten-<text:line-break/>duntur, eas molestiis affici; illos, qui solum ita plenitudinem<text:line-break/>consistere autumant, ut quod gravat, corpori, quod gravatur,<text:line-break/>plenitudinem esse concederent. Utrosque rursum apparen- »<text:line-break/>tibur iudiciis flectentes, in mentem revocemus eis praecipue, - </text:span><text:span text:style-name="T34">'<text:line-break/></text:span><text:span text:style-name="T2">qui quoad vires solum copiam intelligi profitentur,, tuur pe-<text:line-break/>ritunaeum ruptum, aut eduliorum plenitudine dilatatum,<text:line-break/>tum-iii iebhs externis demonstremus, utres et vesicas Iioc</text:span></text:p>
      <text:p text:style-name="P8"><text:span text:style-name="T2">pati; </text:span><text:span text:style-name="T47">imo </text:span><text:span text:style-name="T2">nonnunquam dolia ipsa, quum spiritu’ violento<text:line-break/>pleua fuerint. Quaeramus autem de his qui e p</text:span><text:span text:style-name="T5">ulm</text:span><text:span text:style-name="T2">one<text:line-break/>sanguinem propter vasis rupturam, citra ictum, vel cnsum,<text:line-break/>vel aliam quandam id genus extraneam violentiam extussiunt,<text:line-break/>irum putent ipsos ab immoderata plenitudine vas distendente<text:line-break/>in hunc affectum incidisse ? Caeterurn alios separatirn ad-<text:line-break/>moneamus, puerum vehementer pusillum idem onus ac ado-<text:line-break/>lescentem bono corporis habitu praeditum ferre nequaquam<text:line-break/>posse (quod enim puero, arbitror, suerit gravissimum, hoc<text:line-break/>adolescenti levissimum erit). Utrum igitur neque onus om-<text:line-break/>uino id, quod quis ferre nequit, neque multum, id quod<text:line-break/>gravat adeo, vocabimus ? An onus quidem et gravitatem,<text:line-break/>plenitudinem vero nuncupari non permittemus? Verum<text:line-break/>ita de dictione, non de re disceptatio erit. At quod ad<text:line-break/>alium modum pertinet, </text:span><text:span text:style-name="T6">ne</text:span><text:span text:style-name="T2"> homo quidem habendus est, qui<text:line-break/>fe nunquam, vigiuti licet talenta ejus humeris imposueris,<text:line-break/>gravari dicat, lis autem qui fesc dogmati servili addixerunt,<text:line-break/>nihil satis dici potest. Quamobrem eos jam omittamus, </text:span><text:span text:style-name="T24">imo</text:span></text:p>
      <text:p text:style-name="P8"><text:span text:style-name="T2">si verum oporteat dicere, hinc discedere jubentes, cum illo,'<text:line-break/>quicunque ingenuus et veritatis amator extiterit, disseramus.</text:span></text:p>
      <text:h text:style-name="Heading_20_2" text:outline-level="2">Cap. lll.</text:h>
      <text:p text:style-name="P78"><text:span text:style-name="T2">Duas igitur plenitudinis tum notiones tum<text:line-break/>relationes subjecimus; hunc ut ad virium robur et facultatem<text:line-break/>corporis eam sustinentis ; illam ut ad suscipientem capacita-<text:line-break/>tem. Atque his suppositis , tum quot universae animalis<text:line-break/>sint facultates, tum qua ratione cujusque ipsarum plenitu-<text:line-break/>dinem vel cognoscemus, vel curabimus, deluceps inspicra-<text:line-break/>mus; lusuper vero quot universae humorum species existant,<text:line-break/>qni vel gravant vires, vel lu vasis contineri nequeunt. In<text:line-break/>his enim medicum oportet esse et studiosum et excellentem,<text:line-break/>non lu evidentibus contemnendis, quae omnis demonstratio-<text:line-break/></text:span><text:span text:style-name="T51">x </text:span><text:span text:style-name="T2">nis initia sunt. Sed nihil fortassis admiratione dignum igno-<text:line-break/>rari et id ipsum ab istis, qni nihil de demonstratione per-<text:line-break/>penderunt, nihil invenerunt, nihll didicerunt, nihil exer-<text:line-break/>cuernut. Ita vero imperiti funt, ut nunc si quis eorum .nis<text:line-break/>commentariis occurrerit, speret me primum lioc in opere<text:line-break/>demonstraturum, quae omnino eum novisse oportet, qui de</text:span></text:p>
      <text:p text:style-name="P10"><text:span text:style-name="T2">plenitudine/accurate quid consideraturus </text:span><text:span text:style-name="T47">fit </text:span><text:span text:style-name="T2">; delude </text:span><text:span text:style-name="T47">cujus-<text:line-break/></text:span><text:span text:style-name="T2">que plenitudinis dignotionem et curationem inventurum</text:span><text:span text:style-name="T47">;<text:line-break/></text:span><text:span text:style-name="T2">ignorans, </text:span><text:span text:style-name="T47">si </text:span><text:span text:style-name="T2">res tam arduae eam haberent naturam, ut uno<text:line-break/>libro doceri possent, artem longam non fore. Nos sane,<text:line-break/>quod alia quaedam lu arteriis, alia lu nervis et venis sit<text:line-break/>facultas, in libris de Hippocratis et Platonis placitis </text:span><text:span text:style-name="T47">abunde<text:line-break/></text:span><text:span text:style-name="T2">demonstravimus. In eodem opere docuimus, arteriarum<text:line-break/>facultatis veluti fontem quendam esse cor; nervorum cere-<text:line-break/>brnm; venerum jecur. Porro lu'opere, quod de Elemen-<text:line-break/>tis ex Hippoeratis sententia inscripsunus, ludicavimus </text:span><text:span text:style-name="T47">fub-<text:line-break/></text:span><text:span text:style-name="T2">stantiarn generationi et interitui obnoxiam qualitatibus qua-<text:line-break/>tuor, humore, siccitate, calore et frigore per totam ipsam<text:line-break/>immutari; et propriam corporis cujusque substantiam rn cer-<text:line-break/>to quodam harum temperamento consistere; ob idque etiam<text:line-break/>facultatum ipsa corpora gubernantium essentia temperamenti<text:line-break/>proprietas existit. Ostendimus haec in libro de naturalibus<text:line-break/>facultatibus, necnon alio lu opere privatim. Quinetiam<text:line-break/>facpe in pluribus commentariis jam a nobis dicta funt utiius-</text:span></text:p>
      <text:p text:style-name="P10"><text:span text:style-name="T2">que plenitudinis generis dignoscendi signa, et uniuscujusque<text:line-break/>sub utroque seorsum. Utriusque autem </text:span><text:span text:style-name="T6">plenitudinis</text:span><text:span text:style-name="T2"> dico,<text:line-break/>tum ad vires, seu facultatem, tum ad enchyma; vocant<text:line-break/>enim sic alterum plenitudinis genus, quod locus continens<text:line-break/>metitur, consiftens non in animantibus solum, sed etiam in<text:line-break/>inanimatis itidem, velut pannis, crinibus, pestibus, vasis<text:line-break/>tum!fictilibus tum aereis ferreisque, et caeteris quae ex<text:line-break/>aere, argento et stanno fiunt. Haec etenim etiam rum-<text:line-break/>puntur , si multum spiritalis substantiae intus in se conclusum<text:line-break/>habeant, nisi quis forsan et eam plenitudinem relatione ad<text:line-break/>contentricern facultatem velit cousistere, oblitus sententiae,<text:line-break/>cujus antea meminimus in facultatis nomine, dicentes ean-<text:line-break/>dem esse causam effectricem, ut nihil interfit aut effectricem<text:line-break/>aut essicieutern dicere. Neque vero si quis substantiam esse<text:line-break/>riou causam effectricem velit dicere, reclamamus; fed illud<text:line-break/>tantum hoc in sermone observari volumus, et effectricem<text:line-break/>et activam dici, non passivam ct materialem sive causam sive</text:span></text:p>
      <text:p text:style-name="P10"><text:span text:style-name="T2">substantiam esse facultatem. Quod si observemus</text:span><text:span text:style-name="T47">, </text:span><text:span text:style-name="T2">liquet fa-<text:line-break/>cultatem actionis causam fore. Necessitas autem exigit,<text:line-break/>actionem, ipsum quoque esse agentis ad rem patientem mo-<text:line-break/>tum; quemadmodum et affectum in patiente motum esse<text:line-break/>ab agente ad rem patientem. Quarnobrem facultatis notio<text:line-break/>in relatione ad aliquid dicitur; substantia lu dispositione ad<text:line-break/>aliud versatur. At facere quodcunque, aut agere lu fe<text:line-break/>ipsum, praeter notionem est; ita quoque et continere sefe»<text:line-break/>Qui etenim maxime contentricem facultatem, ut Stoici, in-<text:line-break/>vexerunt, quod continet, aliud, aliud, quod continetur, fa-<text:line-break/>ciunt. Nam spirituosam substantiam, quod continet; 'ma-<text:line-break/>terialem, quod conthretur, </text:span><text:span text:style-name="T6">appellarunt.</text:span><text:span text:style-name="T2"> Hluc aerem et<text:line-break/>ignem continere dicunt; terram vero et aquam ab </text:span><text:span text:style-name="T6">illis</text:span><text:span text:style-name="T2"> con-<text:line-break/>tineri. Quanqiram rronuulli ex nis qui fe nunc Herophileos<text:line-break/>nonnnant, haec quum ne per somnium quidem audiverint,<text:line-break/>fumma pronunciant cousidentia de conlentrrce facultate;<text:line-break/>cousitentes qnidern fe ignorare, utrum aer, aut ignis, aut<text:line-break/>utrumque, lapides, ligna, et quae lunt hujusmodi caetera</text:span></text:p>
      <text:p text:style-name="P10"><text:span text:style-name="T2">contineat; </text:span><text:span text:style-name="T47">affirmantes autem </text:span><text:span text:style-name="T2">simpliriter facultatem quandam<text:line-break/>esse, quae hujusmodi </text:span><text:span text:style-name="T47">omnia </text:span><text:span text:style-name="T2">comprehendat</text:span><text:span text:style-name="T47">; </text:span><text:span text:style-name="T2">nam dissolvi </text:span><text:span text:style-name="T47">ac<text:line-break/></text:span><text:span text:style-name="T2">diffluere oporteret, nisi aliquid </text:span><text:span text:style-name="T47">ea </text:span><text:span text:style-name="T2">colligeret et complectere-<text:line-break/>tur. Postea rogati, nunquid lu oratione tali audeant uti<text:line-break/>axiomate, </text:span><text:span text:style-name="T6">Quae </text:span><text:span text:style-name="T46">existunt </text:span><text:span text:style-name="T6">omnia, re continente indigere}<text:line-break/>nec ne;</text:span><text:span text:style-name="T2"> illico quidem et prompte respondent, quaestionem-<text:line-break/>que asseverunt; at lude ad absurdum abducti, praedictis tri-<text:line-break/>buunt, et indignantur interrogantibus, tanquarn supervaca-<text:line-break/>neis sophistis. In usu enim est apud hujus suculi medicos,<text:line-break/>fi quid aliud, ut de maximis decretis prompte ferant sen-<text:line-break/>tentiam; reprehensi vero doleant, corripientesque ipsos<text:line-break/>sophistas vocitent. </text:span><text:span text:style-name="T58">Hoc</text:span><text:span text:style-name="T2"> igitur modo orationem in absurdum<text:line-break/>quippiam decidere necessarium est,’ dum nos res omnes .<text:line-break/>continentem causam requirere contendimus. , Jam tibi re-<text:line-break/>censeo contentricem causam, quaenam illa sit, Herophllei<text:line-break/>enim ipsam satentur se ignorare, utrum ex iis quae surit ali-<text:line-break/>qnid, an ex iis, quae non sunt, eum ipsi accipiunt? Si<text:line-break/>enim ex'iis, quae non sunt, admiror virorum sapientiam, si</text:span></text:p>
      <text:p text:style-name="P10"><text:span text:style-name="T2">et eorum, quae sunt, unumquodque rerum non existen-<text:line-break/>sium egere aliqua pronuncient; si vero lu rebus contentri-<text:line-break/>cem causam statuant, meminerint se dixisse, res omnes, ut<text:line-break/>sint, contentrice causa ludigere. Accidet enim ita, et causam<text:line-break/>ipsam altera quoque causa, quo consistat, egere, et illam<text:line-break/>rursus altera, idque sic in infinitum. Quod si entium alia<text:line-break/>aliam quandam causam ad esse desiderare, alia </text:span><text:span text:style-name="T6">vero</text:span><text:span text:style-name="T2"> esse ex<text:line-break/>fe ipsis habere dixerint; primum iutelligant fe nequaquam<text:line-break/>axioma, quod ab initio ut longe — erissiinum proposuerunt,<text:line-break/>observare, </text:span><text:span text:style-name="T47">ens </text:span><text:span text:style-name="T2">nimirum omne ad esse causam continentem<text:line-break/>requirere; deinde prolixissimam producere orationem, cur<text:line-break/>quaedam ea indigeant, quaedam non indigeant, vel qualia<text:line-break/>sint ex his ipsis utraque. Nam neque Herophileorum pleri-<text:line-break/>que, neque recentiores Stoici, aliqua demonstratione spiri-<text:line-break/>tum et ignem ton semet tum alia continere, aquam atque<text:line-break/>terram alio continente indigere produnt. Quam etenim<text:line-break/>prompta imaginatione durum, reniteus, et densum sc con-</text:span></text:p>
      <text:p text:style-name="P10"><text:span text:style-name="T2">tinere; rarum vero et molle et cedens alterum’, quod con-<text:line-break/>tineat, postulare dicitur.</text:span><text:span text:style-name="T8">1</text:span><text:span text:style-name="T2"> </text:span><text:span text:style-name="T47">At </text:span><text:span text:style-name="T2">hi viri non solum nullam pro-<text:line-break/>ferentes demonstrationem suae ipsorum suppositioni fidem<text:line-break/>adhiberi volunt, sed etiam pugnantem in seipsam statuentes<text:line-break/>postea non percipiunt. ’ Nam aerem et ignem omnium<text:line-break/>tenuilsuna, mollissima et facillime cedentia,’ terrae duritiei<text:line-break/>et soliditatis esse causam dicunt; quasi vero aliud alii aut fa-<text:line-break/>.cultatem., aut naturam, aut actionem, aut qualitatem eam<text:line-break/>possit communicare, quam ipsum nondum receperit. Et-<text:line-break/>enim ab igne non modo nihll contineri, sed etiam omnia<text:line-break/>dissolvi, perspicue liquet. Verum contra Stoicorum hypo-<text:line-break/>thesirn complura alibi scripsimus. Nunc ad Heropblleos re-<text:line-break/>vertor. Atque adversus hos lu praesentia di</text:span><text:span text:style-name="T5">x</text:span><text:span text:style-name="T2">isse satis, erit,<text:line-break/>antesignano videlicet illorum et praefini longe diversa acci-<text:line-break/>disse, quod in permultis adeo, quae promptas demonstra-<text:line-break/>tiones habeant, addubitet; de illis vero, quae demonstrari<text:line-break/>nequeunt, quorumque salsa est hypothefis, lententium pro-<text:line-break/>ferat</text:span></text:p>
      <text:h text:style-name="P2" text:outline-level="2">Cap. IV.</text:h>
      <text:p text:style-name="P78"><text:span text:style-name="T2">Itaque his etiam omissis rursus dicamus,<text:line-break/>distentionem et ex plenitudine factam ruptionem, vasorum<text:line-break/>ipsorum continentium; non facultatis cujusdam affectus esse ;<text:line-break/></text:span><text:span text:style-name="T24">at </text:span><text:span text:style-name="T2">gravitatem sentientis facultatis. Nam neque ad hunc to-<text:line-break/>tam ea absolute spectat, naturalis siquidem facultatis asse-<text:line-break/></text:span><text:span text:style-name="T24">ctus </text:span><text:span text:style-name="T2">gravitas non est. Quapropter si recte in commentario<text:line-break/>de facultatibus naturalibus demonstravi miam idoneorum at-<text:line-break/>tractricem esse facultatem, alteram eorumdem alteratricem,<text:line-break/>tertiam retentricern, et quartam alienorum expultricem,<text:line-break/>alias quasdam plenitudinis notas in singusis praedictis facul- </text:span><text:span text:style-name="T24">.<text:line-break/></text:span><text:span text:style-name="T2">tatihus quaerere oportet, quum gravitas fatis esse non po-<text:line-break/>tesu Non eniur quemadmodum imbecillis ventriculus,<text:line-break/>quae ipsum gravant, ob eximium sensum percipit, ita venae,<text:line-break/>atque arteriae eundem, sed diversum sensum obtinent.. </text:span><text:span text:style-name="T24">- </text:span><text:span text:style-name="T2">An<text:line-break/></text:span><text:span text:style-name="T51">- </text:span><text:span text:style-name="T24">idem </text:span><text:span text:style-name="T2">quoque genus in nervis existat, pluris verbis ad fidem,<text:line-break/>faciendam opus esu Arteriarum igitur plenitudinis, </text:span><text:span text:style-name="T24">ut </text:span><text:span text:style-name="T2">ad<text:line-break/>ipsarum vires</text:span><text:span text:style-name="T24">; </text:span><text:span text:style-name="T2">nolae scientisicae in opere de pulsibus tradi-</text:span></text:p>
      <text:p text:style-name="P10"><text:span text:style-name="T2">tae sunt. Noverunt autem ex his plane nihil, qui ex sa-<text:line-break/>cili quotidie plenitudinem nominant. Non tamen plenitu-<text:line-break/>dinis ad venas signum quoddam scientificmn ipse inveni </text:span><text:span text:style-name="T6">, nec<text:line-break/></text:span><text:span text:style-name="T2">ab altero scriptum invenire potui; quandoquidem impri-<text:line-break/>mis nemo ante nos ipsas, facultates scienter distinxit. Paucis<text:line-break/>enim Philippus et Archigenes earum •speculationem attige-<text:line-break/>runt, absolute vero ne unus istorum quidem absolvit; sed<text:line-break/>praesens hic sermo non haec solum luquirit, verum etiam<text:line-break/>cujusque partis plenitudinem, ut jecluoris, vel cornis, vel'’<text:line-break/>renum, vel coli, vel cerebri, vel ossis. Quae igitur ex<text:line-break/>illis aut difficilem aut nullum habent sensum, </text:span><text:span text:style-name="T47">ea </text:span><text:span text:style-name="T2">non simili<text:line-break/>modo cum ventriculo et vesica in ipsis recrementa sentiunt-</text:span><text:span text:style-name="T34">.-<text:line-break/></text:span><text:span text:style-name="T2">Quaedam autem prorsus nihil, quaedam aut omnino obscure,'<text:line-break/>aut nihil;- obscure quidem nimium, ut lu plenitudine immo-<text:line-break/>dica; nihil, </text:span><text:span text:style-name="T6">ut</text:span><text:span text:style-name="T2"> in modica. Quinetiam pulmoni, jecluori<text:line-break/>et renibus gravitatis sensus interdum innascitur. Etiam<text:line-break/>quis gravari osscd obscure admodum percepit. In cere-</text:span></text:p>
      <text:p text:style-name="P10"><text:span text:style-name="T2">bro saepe non obscura solum gravitas, sed manifesta etiam<text:line-break/>apparet. In partibus sensu vacuis nullum nec gravitatis,<text:line-break/>nec alterius cujnspiam symptomatis sensum oboriri constati<text:line-break/>Ex ossibus quaedam sensus expertia ridentur, ad haec ad-<text:line-break/>eps, et quaedam glandulae, praeterea medullae omnes in-<text:line-break/>tur partes sensu vacuas existunt. 'Cerebrum et spinalis me-<text:line-break/>dulla, ut nonnulli asserunt, </text:span><text:span text:style-name="T6">ex</text:span><text:span text:style-name="T2"> partibus sunt praeditis scn-<text:line-break/>fu. Quidam certe carnem circa gibbas jecinoris partes si-<text:line-break/>tam,. quam plerique medici parenchyma vocant, scusibilem<text:line-break/>affirmat; neque enim nervus omnino unquam ei inseritur.<text:line-break/>Dubitaverit quoque quispiam de illa, quae simis ejus locis<text:line-break/>adjacet. Ita namque exiles sunt nervi qui jecinoris portis<text:line-break/>'inseruntur, ut membranam solum ipsius contexere videantur.<text:line-break/>Eadem insuper alicui et in liene et renibus, multo magis<text:line-break/>lu pulmone, dubitatio acciderit. Atque forsan si quis lu<text:line-break/>hisce visceribus gravitatis sensus exisset, non ipsorunr visce-<text:line-break/>rum, sed tunicarum membranannnque ea continentium esse</text:span></text:p>
      <text:p text:style-name="P10"><text:span text:style-name="T2">dixeris, praesertim quae </text:span><text:span text:style-name="T47">a </text:span><text:span text:style-name="T2">pulmone et jecinore suspensae<text:line-break/>pendent, nec firmiter eis adhaerent. Frequenter enim<text:line-break/>aegroti manifestam sursum ad claviculam leusionern quan-<text:line-break/>dam, ut in hepatis tumoribus</text:span><text:span text:style-name="T47">, </text:span><text:span text:style-name="T2">et ipsius visceris gravitatem<text:line-break/>sentiunt. Nam ut totus est felix ille, qui per omnem vitae<text:line-break/>siuae aetatem hoc mali nunquam percepit, ita frequenter<text:line-break/>omnes eo laboranti Dicit alicubi Hippocrates: Ad </text:span><text:span text:style-name="T6">renem<text:line-break/>dolor gravis,</text:span><text:span text:style-name="T2"> quemadmodum et, in </text:span><text:span text:style-name="T6">pulmone sit gravitas.<text:line-break/></text:span><text:span text:style-name="T2">Dicta funt haec ab omnibus fere medias, quum riscus lu-<text:line-break/>flammatione correptum suerit. Sed horum nihil plerique<text:line-break/>medici inquisierunt; imo quidam neque plenitudinem ali-<text:line-break/>quando in universo animante esse posse, fed in una quavis<text:line-break/>parte, aut etiam pluribus, temere de plenitudine pronun-<text:line-break/>ciant. Sed age, si placet, omni dubitatione remota,-in<text:line-break/>certioribus exerceamur.</text:span></text:p>
      <text:h text:style-name="Heading_20_2" text:outline-level="2">Cap. V.</text:h>
      <text:p text:style-name="P78"><text:span text:style-name="T2">Certius autem esse mihi videtur, rursus a<text:line-break/>gravitate initium capere. Haec enim scn fi tricis facultatis<text:line-break/>plenitudinis evidentissimum esse signum apparet. Utram</text:span></text:p>
      <text:p text:style-name="P10"><text:span text:style-name="T2">igitur verum est quod dicitur, gravitatem necessario pleni-<text:line-break/>tudiuis esse comitem, vel gravitati praeire plenitudinem?<text:line-break/>Non enim sane idem est in ratione vel sequi gravitatem vel<text:line-break/>praecedere. Verum etenim, cui humorum quorurrdam<text:line-break/>plenitudo est lu corpore, huic gravitatis sensum esse, in ,<text:line-break/>illis videlicet partibus, lu quibus scissu praeditis existentihus<text:line-break/>plenitudo extiterit. At verum non est, ubi gravitas .aliqua<text:line-break/>in parte est, in illa humorum esse plenitudinem. Fieri enim<text:line-break/>potest, facultatem imbecillem a solidis partibus gravari, ut<text:line-break/>in paralysi. Nam musculis totius, quod movebatur, mern-<text:line-break/>bri ex. nervorum resolutione ad ipsius motum ac translatio-<text:line-break/>nem factis infirmis, gravitatis fensus paralyticis oboritur.<text:line-break/>Non enim sibi ipsi grave apparet, quod aegrotat, veluti mu- '<text:line-break/>fculus, vel nervus, vel denique aliud quodlibet corpus pri</text:span><text:span text:style-name="T10">T<text:line-break/></text:span><text:span text:style-name="T2">mario partes movens; fed haec allectio, quum gravitatem<text:line-break/>vocant, ex.alio aliis advenire nata est, ipscqne per .fe ner-<text:line-break/>v.us, vel tendo</text:span><text:span text:style-name="T6">, vel</text:span><text:span text:style-name="T2"> musculus, vel quaeris pars nos movens,.</text:span></text:p>
      <text:p text:style-name="P10"><text:span text:style-name="T2">feipsa invalidior imbecilliorque fieri potest; gravare autem<text:line-break/>feipsunr rerum est impossibilimn. Ubi igitur pars validior<text:line-break/>evadet, validiores prioribus actiones obibit; invalidior, ini-<text:line-break/>becilliores. Exempli gratia, musculus, si hic fit, </text:span><text:span text:style-name="T47">qui </text:span><text:span text:style-name="T2">crus<text:line-break/>movet, Tanus vehementer illam membri partem, cui in-<text:line-break/>fertus est, attrahet, bono habitu praeditus, vehementissime;<text:line-break/>aeger, invalide; viribus resolutus, obscure. Quodsi vero<text:line-break/></text:span><text:span text:style-name="T47">non </text:span><text:span text:style-name="T2">musculus, - scdnervus </text:span><text:span text:style-name="T47">sit, qui </text:span><text:span text:style-name="T2">musculum ipsum movet,<text:line-break/>illius vicissirn sanitas et morbus, bonus habitus et imbecilli-<text:line-break/>tas haec in artubus expedient, quae musculus moliri dictus<text:line-break/>est. Ita vero si quoque ipiritus primum fit crus movens,<text:line-break/>de </text:span><text:span text:style-name="T6">eo</text:span><text:span text:style-name="T2"> haec dicentur. Age igitur, ponamus'- perspicuitatis<text:line-break/>gratia, a spiritu, qni per nervos fertur, musculum moveri,<text:line-break/>a musculo primum tibiam;' cui musculus insertus est, dein<text:line-break/>articulum in genu; cui mus totum committitur. Vere si-<text:line-break/>quidem in hisce hypothesibus dixeris musculum ipsum mem-<text:line-break/>brumque-ipsum totum, nempe tibiam; spiritui imbecillo</text:span></text:p>
      <text:p text:style-name="P10"><text:span text:style-name="T31">c, </text:span><text:span text:style-name="T37">''</text:span></text:p>
      <text:p text:style-name="P9"><text:span text:style-name="T2">gravitatem auferre. At vero si nervum moveri a spiritu,<text:line-break/>a nervo musculum, a musculo rursum tibiam statuamus,<text:line-break/>spiritus imbecillis ab omnibus .lusce enarratis gravabitur-.<text:line-break/></text:span><text:span text:style-name="T6">Quare</text:span><text:span text:style-name="T2"> jam hic liquet fieri non posse, ut, quid primum gra-<text:line-break/>vet, aut gravetur., dignoscas; nisi quid primario quamque<text:line-break/>lu nobis partem moveat, antea compertum habeas. Scd id<text:line-break/>quoque rursinn accuratius examinabimus; ' de quo sermo<text:line-break/>sint , ad finem perducatur. Atque nunc perspicuitatis </text:span><text:span text:style-name="T6">gra-<text:line-break/>tia</text:span><text:span text:style-name="T2"> cum hypothesi fiet enarratio. -Supponatur itaque mu-<text:line-break/>sculus esse primum movens tum seipsunr, tum tibiae os. Is<text:line-break/>equidem nequaquam sibi ipsi granis est, ne etiam quum irn-<text:line-break/>becillimus existit; scd tibla illum gravat: utrum autem<text:line-break/>moveri suium cupientem, an conquiescentem, alterius non<text:line-break/>exiguae speculationis sit, quae in libris de musculorum motu<text:line-break/>definita est, citra quam speculationem neque affectionem,<text:line-break/>neque locum affectum ex gravitatis sensibus datus' dignoscere.<text:line-break/>Protinus enim quibusdam vel membrum unum; vel etiam<text:line-break/>universum corpus, dum movere se volunt, gravatur; qni-</text:span></text:p>
      <text:p text:style-name="P10"><text:span text:style-name="T2">oscentibus autem nullus grani satis Pensus estj Nonnulli<text:line-break/>quoque ante motum se gravari dicunt. Quae igitur utro-<text:line-break/>rumque horum dispositio fit, nulla ratione queas deprehen-: .<text:line-break/>dere, priusquam moventia corpora, quaeque moventur lu<text:line-break/>tuto crure, adinveneris. Siquidem nervorum fibrae lu<text:line-break/>musculo' primae moventur, cum nis simul membranosum<text:line-break/>genus, venosum, et arteriosum, ad haec ligamenta moven-<text:line-break/>tur; gravitatis equidem ipsi sensus existis aliisque </text:span><text:span text:style-name="T47">omni-<text:line-break/></text:span><text:span text:style-name="T2">bus , quae lu toto inembro consistunt, exorietur. Perpen-<text:line-break/>demus autem atque definiemus, membri quando agit ac<text:line-break/>movetur, et </text:span><text:span text:style-name="T6">quando</text:span><text:span text:style-name="T2"> rursus quiescit gravitatemjfine. At si<text:line-break/>ligamentorum in eo genus simul cum carnoso moveatur (haec<text:line-break/>enim propria musculi est substairtia) ex horum neutro gra-<text:line-break/>vitatis sensus unquam evenerit, verum ex venis, vel arte-<text:line-break/>riis, vel adipe, vel ossibus, vel quibusdam’, vel onjnibus.<text:line-break/>Atqui manifestum cst, in hujusmodi licet distinctionibus </text:span><text:span text:style-name="T6">hds<text:line-break/>dictiones,</text:span><text:span text:style-name="T2"> ex quibusdam, vel ex omnibus, omiscrimus, li-</text:span></text:p>
      <text:p text:style-name="P10"><text:span text:style-name="T2">bri lectores fubaudire tamen ipsas oportere, sinentes in<text:line-break/>ejusmodi orationibus conjunctiones non-disjunctivas, scd<text:line-break/>adjunctivas esse. Unde jam perspicuum evadit, ut qni-<text:line-break/>cunque partem plenitudine laborantem velit dignoscere, is<text:line-break/>accuratam facultatum nos gubernantium, ad haec dissectio-<text:line-break/>nis, et naturae omnium animantis partium notitiam habeat,<text:line-break/>esse necessarium. Inde siquidem institutus quispiam ple-<text:line-break/>thoricae partis signa aliquando forian invenerit.</text:span></text:p>
      <text:h text:style-name="Heading_20_2" text:outline-level="2">Cap. VI.</text:h>
      <text:p text:style-name="P78"><text:span text:style-name="T2">Siquis autem nulla habita veritatis ratione,<text:line-break/>familiares studeat decipere, quod sapientiae aliquantulum<text:line-break/>sciat, huic quidem ex facili et si quid aliud licet, ea quae<text:line-break/>apud Eraflllratum in primo de sanitate tuenda traduntur,<text:line-break/>ediscere. In alio enim haud plenitudinis signa exponere<text:line-break/>aggressus est. Adhibeamus igitur animmu ipsius verbis, in<text:line-break/>quibus primum sane quae tandem plellrorae ( sic enim vocat<text:line-break/>venarum plenitudinem) generatio sit, explicat; delude in<text:line-break/>quibus dignotionis signa ostendit. Inique generatio illi talis<text:line-break/>est. </text:span><text:span text:style-name="T6">Si namque alimentum disirtbnatur ,. neque concpqun- .</text:span></text:p>
      <text:p text:style-name="P10"><text:span text:style-name="T6">tur, neque.pro cujusque consuetudine elaboretur, 'aut also<text:line-break/>quovis modo excernatur, necejsc esi, vasa tum concoctio-<text:line-break/>nis . tum distributionis repleri, et eorum actiones prohiberi,<text:line-break/>Quurnque id alimentum quod prius in vasis suit, nullo<text:line-break/>modo consumatur, scd alio ab Us quas ajsumuntur acce-<text:line-break/>dente., corporis vasa quoque magis distenduntur. At vbi<text:line-break/>alimenti accumulationem non amplius vasa recipiunt, aliud<text:line-break/>siero alimentum e ventriculo defertur,</text:span><text:span text:style-name="T2"> ea </text:span><text:span text:style-name="T6">quae jam ipsis<text:line-break/>insunt, in vicina spiritus vasta irrumpunt.</text:span><text:span text:style-name="T2"> Hinc igitur<text:line-break/>innotescit, de plenitudine ad infusionem illum disserere, et<text:line-break/>quod ipsam proprie plethoram vocet. Hic enim affectus<text:line-break/>plethora solum nominatur, nonalius, qni ad vires, judica-<text:line-break/>tur,. Paululum autem de drgnotione progressus haec scribit<text:line-break/></text:span><text:span text:style-name="T6">Jiaqxteplethorae astscctum dignoscere, prout diximus, co-<text:line-break/>nandum esi. Quibus igitur per ipsius initia vasa moderate<text:line-break/>repleta funt, ii robustiores et sartiores quam antea praeter<text:line-break/>eonsuetivdinern apparent; ubi vero repletio major his ac-</text:span></text:p>
      <text:p text:style-name="P10"><text:span text:style-name="T6">cejsierit, brachia, tibiae et manus irnmoderatius implen-<text:line-break/>tur, quemadmodum </text:span><text:span text:style-name="T46">illis</text:span><text:span text:style-name="T6">, qui db exercitiis in disientionern<text:line-break/>veniunt,- Quod si copiosior plethora praecedat, Jtae par-<text:line-break/>tes ulcerosae, tardiores et admotum ineptiores sunt , quod<text:line-break/>universa corporis sanctura tanquam lafsitudine apparente<text:line-break/>tendatur. Jam vero hujusmodi astscctus morbo vicinus esi,<text:line-break/></text:span><text:span text:style-name="T2">nisi </text:span><text:span text:style-name="T6">quis scite admodum et prudenter eum salvat.</text:span><text:span text:style-name="T2"> In his<text:line-break/>Erafistratus diversarum plenitudinum notas comprehendit,<text:line-break/>uscribitqne nonnullas eis parum necessarias. Series autem<text:line-break/>orationis ipsius ab initio inspicienda est; quuni enim.est: a<text:line-break/></text:span><text:span text:style-name="T6">principio itaque plenitudinis, quibus vasa moderate repleta<text:line-break/>siunt, ii robustiores scrtioresque quam antea praeter<text:line-break/>consuetudinem apparent •</text:span><text:span text:style-name="T2"> neque aliunde sermo necessariam<text:line-break/>liabet consequentiam, neque ab affectu ad ejus nolas, neque<text:line-break/>•a notis ad affectum. Siquidem vasis moderate repletis, ro-<text:line-break/>bustiores illos et fortiores quam prius videri non est neces-<text:line-break/>sarium, neque quuni tales apparent, vnsa moderate esse<text:line-break/>repleta. Fieri enim potest, ut moderatis horum repletioni-</text:span></text:p>
      <text:p text:style-name="P10"><text:span text:style-name="T2">bus imbecilliores etiam aliqui fiant, vel ad neutrum,insigni-<text:line-break/>ter declinent, puta vel ad robur vel ad lurbeclllitatem.<text:line-break/>Si fortiores, quanr antea evadant, lris concedimus non finium<text:line-break/>cunr viribus humorum plenitudinem luerevisse, scd inter-<text:line-break/>dum quoque decrevisse, primamque luterdum fervere quan-<text:line-break/>titatem. Nam juxta utramque hypothesur colligitur ex priore<text:line-break/>dicto trium esse consequentiam; adauctus quidem humores<text:line-break/>robur et imbecillitatem praeter constitutionem priorem<text:line-break/>praeterque facultatis lu eisdem terminis permansionem co-<text:line-break/>mitari;. roboris vero accessionem humores et auctos et<text:line-break/>imminutos et moderatos fequi. Intelligatur autem lu praes-<text:line-break/>enti commentario idem, sive humores sive sanguinem </text:span><text:span text:style-name="T6">di-<text:line-break/>xero</text:span><text:span text:style-name="T2"> ; haec enim in sermonis processu distinguentur. Era-<text:line-break/>sistratus quidem suppliciter pronuntiavit, nulla denronstra-<text:line-break/>tione dictis suis apposita. Nos autem non absiolnte, sed<text:line-break/>cunr necessariis demonstrationibus sidenr iis, quae nuper<text:line-break/>retulimus, astruentes, exordium denuo hinc ab ipsis Erasi-<text:line-break/>strati verbis capiemus. </text:span><text:span text:style-name="T6">Robustiores,</text:span><text:span text:style-name="T2"> ait, </text:span><text:span text:style-name="T6">et fortiores ap-</text:span></text:p>
      <text:p text:style-name="P10"><text:span text:style-name="T6">parent. • </text:span><text:span text:style-name="T2">An diversa significant </text:span><text:span text:style-name="T6">robustiores et sartiores,<text:line-break/></text:span><text:span text:style-name="T2">atque nos duo moderatae plenitudinis signa docuit, vel duo<text:line-break/>quidem nomina, untun vero signum effatus? Ego sane ne<text:line-break/>imam quidem significati differentiam invenio, neqne sccun-<text:line-break/>dum genus, neque fecundum speciem, neque demum secun-<text:line-break/>dum majoris minorisque rationem, fed idem de utroque<text:line-break/>significari censeo. At alterum, si lubet, intensionem et in-<text:line-break/>crementum in altero ostendere ponito. Sive igitur sortio-<text:line-break/>res de robustioribus, sive robustiores de fortioribus dicas,<text:line-break/>una sunilique specie utriusque significationem omnino com,<text:line-break/>plecteris. Ubi namque auctio est specie manente, ibi non<text:line-break/>est duarum significationum disciplina. Patet autem Erasi-<text:line-break/>ltratum alterius plenitudinis generis, quod ad vices per-<text:line-break/>tinet, ne meminisse quidem prorsus, neque lu hoc libro,<text:line-break/>neque in aliis qui de febribus inscribuntur. Nam plotliora<text:line-break/>ipsius judicio .incidentiae causa est, in qua iuilammationes<text:line-break/>coufistiuit, quamque febris consequitur. Plethorae gene-</text:span></text:p>
      <text:p text:style-name="P10"><text:span text:style-name="T2">rationem evidenter verbis praescriptis ludicavit, ubi cor-<text:line-break/>poris vnsa onerari distendique plurimum scribit. His enim<text:line-break/>verbis ipse usus est, quemadmodum etiam quod non arn-<text:line-break/>plius eam sarcinam vasa queant suscipere, exuberantis hu-<text:line-break/>moris incidentiam lu arterias fieri innuit, iis quae abundant<text:line-break/>invenis, illuc impetum ducentibus. Omisit ergo hic quo-<text:line-break/>que in divisione quippiam. Non enim ita dicendum erat<text:line-break/>absolute, quum venae nom amplius eam, </text:span><text:span text:style-name="T6">quae adfertur,<text:line-break/></text:span><text:span text:style-name="T2">sarcinam capiant, eorum, quae in ipsis continentur, ad<text:line-break/>spiritus vnsa impetum fieri. Multo autem melius erat di-<text:line-break/>xisse, duorum alterum praedictam venerum repletionem<text:line-break/>comiter i, vel tunicae ipsius rupturam, vel sanguinis lu spi-<text:line-break/>ritalia vnsa transfusionem. Caeterurn putere sanguinem<text:line-break/>necessario transsundi, quod is </text:span><text:span text:style-name="T47">a </text:span><text:span text:style-name="T2">venis contineri nequeat,<text:line-break/>oblitinimnino est, vasis rupturam aliquando ob plenitudi-<text:line-break/>nem evenire, ut omittam anastornosin quae sine transfusione<text:line-break/>manifeste plermnque fit in sensibilia ac ampla intestinorum,<text:line-break/>ventriculi, stomachi, faucium et oris spatia. At quod in<text:line-break/>orationis distinctluctione deinit, non in hoc solum opere</text:span></text:p>
      <text:p text:style-name="P10"><text:span text:style-name="T2">Erasistrato consuetum est, sed lu aliis commentariis prope-<text:line-break/>modum omnibus.</text:span></text:p>
      <text:h text:style-name="Heading_20_2" text:outline-level="2">Cap. VII.</text:h>
      <text:p text:style-name="P78"><text:span text:style-name="T2">Quod itaque enunciatunr est, quid tandem<text:line-break/>sit, de integro iuspiciamus. </text:span><text:span text:style-name="T6">Repletis vasis moderate, sc-<text:line-break/>ipsis quam antea robustiores apparent.</text:span><text:span text:style-name="T2"> Utrum, o Erasi-<text:line-break/>strate, etiamsi cum sanguinis plenitudine corporis robur<text:line-break/>non adaugeatur, an etiam viribus simul adauctis? Ego si-<text:line-break/>quidem necessarium plane esse dico ad actionis vigerem per-<text:line-break/>aeque facultatis </text:span><text:span text:style-name="T6">seu virium</text:span><text:span text:style-name="T2"> robur augeri. Tu vero si iucre-<text:line-break/>rnento sanguinis duntaxat facultatis actiones validiores sicri<text:line-break/>censeas, Asclepiadis sententias magis evertere, quam facul-<text:line-break/>tatis statum estruere videris. Neque enim ille simpliciter<text:line-break/>sic loquitur; cui plus sanguinis, omnino hunc robustiorem<text:line-break/>esse, cui minus, necessario imbecilliorem; scd invenies quas-<text:line-break/>dam eum distinctiones, apparentibus consonas dicere, etsi<text:line-break/>nullanrin nobis facultatem, aut animalem aut vitalem esse<text:line-break/>putet. Conspiciuntur enim quidam scipsis luterdum magis</text:span></text:p>
      <text:p text:style-name="P10"><text:span text:style-name="T2">sanguinei simul et fortiores evasisse, quidam fortiores simul<text:line-break/>et minus sanguinei. Quapropter quum neque sanguinis ple-<text:line-break/>nitudine vires augeri</text:span><text:span text:style-name="T47">, </text:span><text:span text:style-name="T2">neque ipsius imminutione has debili-<text:line-break/>tari necesse fit, negligentius haec quoque se protulisse Erasi-<text:line-break/>stratu existimandum esu Quod si quis eum monuerit illo-<text:line-break/>rurn, quae ego nunc recensui, haud inficias iverit functio-<text:line-break/>num rigorem non sanguinis incrementum, sed facultatis ro-<text:line-break/>bur consequi. Reddamus itaque nos jam ejus sermonem<text:line-break/>perfectiorem iis quae parum integre protulit, reliqua ad-<text:line-break/>jicientes. Erit autem hujusmodi. </text:span><text:span text:style-name="T6">Augescente sanguine<text:line-break/>simul cum viribus actionis quoque robur augescere necejsc<text:line-break/>esu</text:span><text:span text:style-name="T2"> Equidem si ita loquamur, id verum quidem dicemus,<text:line-break/>nihil autem plus nobis ex eo ad res propositas. Quibus<text:line-break/>enim ntnrmque auctum est, et sanguis et facultas, eisdem<text:line-break/>actionis robur auctum quoque vere dicetur; quibus autem<text:line-break/>vires increverunt, hisutraque necessario aucta esse, falsum.<text:line-break/>Non enim necessario facultas sunul cum sanguine augescente<text:line-break/>augetur, accidit autem aliquando, facultatem solam augeri.</text:span></text:p>
      <text:p text:style-name="P10"><text:span text:style-name="T2">Bonus enim revera gymnasses-, si quempiam susceperit, qui.<text:line-break/>sanguinem pituitosum copiose prae otio collegerit, et viribus<text:line-break/>imbecillior existat, paulo post eum fortiorem, uberiorisque,<text:line-break/>quam quum eum accepisset sanguinis compotem, efficiet,<text:line-break/>Quemadmodum igitur qui in actionibus fungendis validiores<text:line-break/>quam prius facti funt, eis humores auctos esse necessum<text:line-break/>non est; ita qui scipfis lu functionibus edendis robustiores<text:line-break/>evaserunt, ipsis facultatem robustiorem evasisse necesse est.<text:line-break/>At ncn modo ab actionum rigore auspicatus, ad facultatis<text:line-break/>robur, fed etiam a facultate ad actionum vigorem necessario<text:line-break/>devenies. Nam facultate validus, in lunctionibus obeundis<text:line-break/>robustior est. Quare haec fe invicem sequuntur, rigor<text:line-break/>actionum, facultatis robur, actionum vigorem facultatis<text:line-break/>quoque robur. Utrum enim ex eis adesse statueris, huic<text:line-break/>omnino alterum simul adest; non tamen </text:span><text:span text:style-name="T6">a</text:span><text:span text:style-name="T2"> copiosiore.sangui-<text:line-break/>ne necessaria sumitur consequentia. Neque enim fi largior<text:line-break/>quuni prius existat,. necessario robustior homo evadet; neque<text:line-break/>si paucior, imbecillior erit; quemadmodum neque si pro-</text:span></text:p>
      <text:p text:style-name="P10"><text:span text:style-name="T2">portione reliquis humoribus respondeat, facultas aequaliter<text:line-break/>se habebit Proinde ex superioribus clarum est, actionum<text:line-break/>vigorem facultatis robustae proprium et inseparabile esse in-<text:line-break/>dicium; sanguinis incrementi neque proprium neque inse-<text:line-break/>parabile. Quod autem deinceps Erasistratus dicit, proprium<text:line-break/>non est, scd plethorae inseparabile. Vocat ipsum </text:span><text:span text:style-name="T6">adimple-<text:line-break/>ri,</text:span><text:span text:style-name="T2"> apertius tendi dixisset. Etenim gymnastarum quidam<text:line-break/>diligentiores, asiani lassitudinem ulcerosam, aliam tensivam,<text:line-break/>aliam phlegmonodem appellantes, nihil aliud innuunt, quam<text:line-break/>membra lu teusivam lassitudinem incidisse. Tunc enim cor-<text:line-break/>poris sui partem quamcunque adimpletam dicunt, quum ten-<text:line-break/>sionem quandam in se sentiunt; sentiunt itaque in luflamma-<text:line-break/>tione tensionem, sed pulsus praeter naturam illam vel<text:line-break/>semper vel magna ex parte comitatui, quem quis clarior<text:line-break/>interpres dolorem pulsatilem appellarit. Quibus aliud nihil<text:line-break/>quam tensio accidit, lis neque inflammatione laborat tensa<text:line-break/>pars, neque necessario plethorica est, scd duorum alterum,<text:line-break/>veI lassa vel plethorica esu At si lassa, pluribus laboribus</text:span></text:p>
      <text:p text:style-name="P10"><text:span text:style-name="T2">hic'affectus debetur; quod si non laboraverit homo; nequa-<text:line-break/>quam ob lassitudinem lassa pars ipsa fit, verum esiter. Quam-<text:line-break/>obrem ut verum fateamur, tensionis sensus sine exercitiis<text:line-break/>.omnino plethora esu Fit namque sic loquentibus insepara-<text:line-break/>bile simul et proprium signum, utrisque se vicissim conse-<text:line-break/>quentibus. Nam tensio.citra exercitationes plethorae co-<text:line-break/>mes est; fit enim hujus inseparabile signum, quod tanquarn<text:line-break/>a plethorae causa perficitur. Porro tantum sanguinis incre-<text:line-break/>mentum, ut venae distendi amplius non postlut, necdum<text:line-break/>plethora dicenda est. Quid igitur Erasistratus in enarratione<text:line-break/>brachiorum, tibiarum, manuum que meminit? Etenim lu<text:line-break/>collo etiam et dorso et lumbis et thorace et imo ventre<text:line-break/>hujusmodi tensio constituitur. Quemadmodum autem </text:span><text:span text:style-name="T6">f</text:span><text:span text:style-name="T2"> per-<text:line-break/>vacuo Erasistratus artuum, sic etiam plenius ulcerosi sensus<text:line-break/>mentionem facit. Hic enim plethorae nota non est, verum<text:line-break/>ex mordacibus humoribus, partibus velut exulceratis nasci-<text:line-break/>tur, vel has illorum aliquo contingente, vel sanie irritante,</text:span></text:p>
      <text:p text:style-name="P10"><text:span text:style-name="T2">vel medicamento vellicante , aut ex motionibus solis prove-<text:line-break/>nit. Ut enim propria tensio lu humorum plenitudine con-<text:line-break/>tinentia vnsa distendentium versatur, ita sensus ulcerosus<text:line-break/>mordacem qualitatem sequitur, ideoque multis luterdum in<text:line-break/>toto corpore accidit, non solum non plethorani, scd ne rno-<text:line-break/>deratum quidem sanguinem habentibus.</text:span></text:p>
      <text:h text:style-name="Heading_20_2" text:outline-level="2">Cap. VllI.</text:h>
      <text:p text:style-name="P78"><text:span text:style-name="T2">His ita sese habentibus, quemadmodum<text:line-break/>certe fe habent, opportunum jam nobis ridetur</text:span><text:span text:style-name="T47">, </text:span><text:span text:style-name="T2">distinctio-<text:line-break/>nem quorumdam apponere, quae prius quum signa ab Era-<text:line-break/>sistrato conscripta inspiceremus, ad hanc usque seriem distu-<text:line-break/>limus, Plenitudinem itaque, sive ad vires, sive ad conti-<text:line-break/>nentium vasorum capacitatem aestimetur, satius erat videlicet<text:line-break/>distinguere, utrum in sanguine solo, an etiam aliis'omnibus<text:line-break/>humoribus cousistere nata sit. Id namque indefinitum ab<text:line-break/>illis relictum esu Quum igitur non solum hi morbi, penu-<text:line-break/>ria et plenitudo</text:span><text:span text:style-name="T47">, </text:span><text:span text:style-name="T2">sed etiam prava qualitas, omnes humores<text:line-break/>occupet, universos medicos luterrogavi, tum qui ad vires<text:line-break/>tum-qui ad humorum incrementum plenitudinem aestimant.</text:span></text:p>
      <text:p text:style-name="P10"><text:span text:style-name="T2">folcneaucto.sanguine adeo, ut non contineatur, venas ex-<text:line-break/>tendi contingat,, an si pituita vel lu alium quum vis partem,<text:line-break/>aut etiam venas ipsas, vel simul cum hac, vel sine hac bilis<text:line-break/>quaepiam, vel sanies, vel spiritus statulentus tanta pleni-<text:line-break/>tudine coacervatus, sit,, ut a vnse. suo. contineri magis non<text:line-break/>possit, num hic quoque tensionem experiri animal necessa-<text:line-break/>rirnn erit? Si purs, quae, tenditur , sentiat, eam in omni,<text:line-break/>quod distendit neque continetur, tensionis sensum animali<text:line-break/>excitare necesse est , et hunc affectum, . tensionem vocitant,<text:line-break/>partes occupare, qua latius aucta eam quae tenditur partem<text:line-break/>rumpi necessurn esu Id mihi quidem rebus nrauiscsto appa-<text:line-break/>rentibus consentire videtur.. Conspicimus enim non modo<text:line-break/>nervos, vel funiculos tensionis violentia dirumpi, scd dolia<text:line-break/>quoque nrultutles a musto flatulento spiritu turgente. Nuper-<text:line-break/>.saue vas stanneum eousque </text:span><text:span text:style-name="T47">a </text:span><text:span text:style-name="T2">medicamento.ex viperis; quod<text:line-break/>in eo continebatur, inflatum est; ut etiam pessis ei circum-<text:line-break/>dala. et funiculus quo deligatum erat dirumperentur et</text:span></text:p>
      <text:p text:style-name="P10"><text:span text:style-name="T2">operculum curvaretur. Praeterea quod maximis luterdum<text:line-break/>doloribus quidam corripiuntur, spiritu flatulento nonnullis<text:line-break/>animalis partibus insidente, quemadmodum et colo intestino<text:line-break/>saepe, id accidere; omnes arbitror novisse , quibus curae est<text:line-break/>quotidie .apud aegros visa sequi et confiderure. Praestat<text:line-break/>igitur ah omni'substantia humida et flatulenta partes in ten-<text:line-break/>•sivanr affectionem duri existimare, vel folum ex humoribus<text:line-break/>'sanguinem exuberantem hujusmodi affectum comitari. Ita-<text:line-break/>que rursus </text:span><text:span text:style-name="T6">ad eos</text:span><text:span text:style-name="T2"> qui plenitudinem tanquarn </text:span><text:span text:style-name="T47">ad </text:span><text:span text:style-name="T2">vires semper<text:line-break/>putant constitui, digrediamur, rogemusque unum aliquod<text:line-break/>longe facillimum, tali quapiam hypothesi exempli modo<text:line-break/>proposita. Homines duo onera suis humeris imposita ha-<text:line-break/>julenf, alter quidem lignum vel lapidem, vel far cluam ali-<text:line-break/>qnam gravissimam, alter vero spinas paucissimas et acutissi-<text:line-break/>mas; deinde in tali spectaculo ,r qui ad </text:span><text:span text:style-name="T14">vj.es </text:span><text:span text:style-name="T2">plenitudinem<text:line-break/>considerant, ab eis. quaeramus, an et-paucas etiam spiuas<text:line-break/>onus appellent, an quae ab utroque bajulantium onere fit</text:span></text:p>
      <text:p text:style-name="P10"><text:span text:style-name="T2">molestia </text:span><text:span text:style-name="T47">commune aliquod </text:span><text:span text:style-name="T2">hominibus symptoma sit, mo-<text:line-break/>lestiae vero species plurimum disserat. . , Hic enim citra pun-<text:line-break/>ctionem gravatur, ille sine gravitate pungitur.. In summa,<text:line-break/>si quis punctionem, vel morsum, veI quodlibet molestum<text:line-break/>onus plenitudinem quoque vocet, cogetur aliquando et<text:line-break/>unam spinam, vel acum tenuissimam onus appellare; quo<text:line-break/>quid est magis ridiculum ? Absurda igitur. haec sunt et<text:line-break/>praeter omnium hominum opiniones. Nos autem commu-<text:line-break/>nes notiones non evertere,, sed conservare statuimus. Pro-<text:line-break/>inde multum, quod gravat, interpretamur; molestum, quod<text:line-break/>mordet, vel pungit, vel quomodocunque quis vocare volu-<text:line-break/>erit. Atqui multos esse humores mordaces, alios lu nobis<text:line-break/>ipsis ortum habentes, alios extrinsecus accedentes, id om-<text:line-break/>nibus perspicuum. Sunt autem quatuor ipsorum lu majoris<text:line-break/>miuorisque ratione differentiae. Qni etenim mediocriter ro-<text:line-break/>dunt, pruritum concitant, quemadmodum scilla; vehemen-<text:line-break/>tius autem, rodentes, uti caepa; nam si tali natura praedito<text:line-break/>corpori corpus nostrum paulo diutius admotum fuerit, exr-</text:span></text:p>
      <text:p text:style-name="P10"><text:span text:style-name="T2">ulcerabitur. Nounulla 'praeterea hoc acriora sunt, maxi-<text:line-break/>meque quum ulceratis admoventur, horrorem concitant;<text:line-break/>horrore vero extenso aneto que, id symptoma rigor appella-<text:line-break/>tur. Eadem proportione mordaces in nobis humores qua-<text:line-break/>tuor specierum constituuntur. Pruritum enim inter eos mo-<text:line-break/>vent, qui modice vellicant; nis mordaciores ulcerosum sen-<text:line-break/>sum faciunt; his adhuc vehementius mordentes horrorem;<text:line-break/>mordacissimi rigorem. De his autem in multis commentariis<text:line-break/>dictum est; verum quae'in secundo de symptomatum causis<text:line-break/>et quarto de sanitate tuenda tradidimus, er qui compendium<text:line-break/>quoddam illorum velit capere, abunde sufficiunt. At siquis<text:line-break/>opus de medicamentorum facultatibus relegerit, et libros<text:line-break/>praecedentes de temperamentis, accuratius mordacium hu-<text:line-break/>morum naturam cognoscet. Verum vulgo medicorum simile<text:line-break/>quid accidit, quod Hippocrates de illis dixit, qui fracturis,<text:line-break/>vel ejus generis affectibus laborantes, praecepta medicorum<text:line-break/>non faciunt. Etenim illi, etiamsi fani vestnt degere,'in cu-</text:span></text:p>
      <text:p text:style-name="P10"><text:span text:style-name="T2">ratione tamen laborem non perserunt, quemadmodum nec<text:line-break/>hi in discendo. At salutem subito consequi non possunt<text:line-break/>folo finis desiderio, nec lu scientiam, nisi totam illam viam<text:line-break/>perfecerint, quam paulo ante indicavimus; Scient enim,<text:line-break/>si velint, ulcerosum totius corporis sensum, tum qui-ob irn-<text:line-break/>moderatiora exercitia praeter consuetudinem suscepta ecn-<text:line-break/>tingit, tum qui citra exercitia subito oboritur, mordacis<text:line-break/>humoris esse subolem; rdeoque plus aequo exercitatis gym-<text:line-break/>nastae oleo copiosiore, frictione molli, balueo dulcis aquae<text:line-break/>calido adamussim temperato curationem moliuntur, quo<text:line-break/>mordaces humores, qui immoderatioribus exercitiis oh adipis<text:line-break/>carnisque colliquationem, vel propter ipsos lu corpore hu-<text:line-break/>niores vehementer calefactos, generati funt, discutiuntur.<text:line-break/>Quod si quis igitur horum demonstrationes edlscere sustinu-<text:line-break/>'erit, solus ille firmiter persunsum habebit, ulcerosam asse-<text:line-break/>ctionem propter mordaces gigni humores; gravitatis,' ob<text:line-break/>multos, ut ad vires; lenfivam veror affectionem itidem<text:line-break/>propter multos, scd ut ad continentem eos vaforum capaci-</text:span></text:p>
      <text:p text:style-name="P10"><text:span text:style-name="T2">tatem., non ad corporum, quae continentur, </text:span><text:span text:style-name="T47">vires, </text:span><text:span text:style-name="T6">rela~<text:line-break/>limem habent,</text:span><text:span text:style-name="T2"> Erasistratus lu libro primo de sanitate tuen-<text:line-break/>da, ipsam evidentissime plethorae generationem recensens,<text:line-break/>tertiam dictorum affectionem docet, </text:span><text:span text:style-name="T47">dein </text:span><text:span text:style-name="T2">ad notas conversus,<text:line-break/>jion magis de hac, quam aliis conscripsit. Etenim tensio<text:line-break/>hujus dnntaxat est, quod ille adimpleri nominavit. At ul-<text:line-break/>cerosum gigni sensum, neque praedictae plenitudinis, neque<text:line-break/>illius, quae vires spectat, proprium indicium est; multo<text:line-break/>-minus graviores ad motumque difficiliores evadere. Si-<text:line-break/>quidern hoc plenitudinis ad vires peculiare signunr esu Pa-<text:line-break/>rum igitur ipsi abfuit, quin omnem propemodum empirico-<text:line-break/>rum syndroinen nobis descripserit-; postremo partem quan-<text:line-break/>danr notationis tritemporaneae, quam Herophilei lutroduxe-<text:line-break/>ruut, peraeque ac empirici, literis prodidit, itainquiens:<text:line-break/></text:span><text:span text:style-name="T6">Quum enim alimentum quod distribuitur ,</text:span><text:span text:style-name="T2"> neque apponitur,<text:line-break/></text:span><text:span text:style-name="T6">neque pro cujusque consuetudine, elaboratur, neque aliter<text:line-break/>excernitur.</text:span><text:span text:style-name="T2"> </text:span><text:span text:style-name="T29">n </text:span><text:span text:style-name="T2">Nihil enim rescrt vel haec dicere, vel. ut</text:span></text:p>
      <text:p text:style-name="P10"><text:span text:style-name="T2">illi, otiosam vitam, solitorumque excrementorum fuppres-<text:line-break/>sionern. Otiosam enim priorem vitam indicavit, </text:span><text:span text:style-name="T6">neque ela-<text:line-break/>boratur,</text:span><text:span text:style-name="T2"> luquiens, </text:span><text:span text:style-name="T6">prout suisque consueverat d'</text:span><text:span text:style-name="T2"> excremen-<text:line-break/>torum suppressionem, dum praescriberet, </text:span><text:span text:style-name="T6">neque aliter ex-<text:line-break/>cernitur,</text:span><text:span text:style-name="T2"> Plenitudinis significatio a tempore sumpta, </text:span><text:span text:style-name="T6">ex </text:span><text:span text:style-name="T31">-<text:line-break/></text:span><text:span text:style-name="T2">praeterito quidem tempore otiosum vitam simul cum «xcre-<text:line-break/>tionum strppressione comprehendit; ex praesunti repletio-<text:line-break/>nem, ulcerosumque affectum, et ad motum pigritiam, et.<text:line-break/>totius corporis gravitatem, aliaque hujusmodi apponit; ex<text:line-break/>futuro, quod hoc vitio laborantes, si evacuentur, .pulchre<text:line-break/>convalescunt, id quod Erasistratus orniscrat. Testimonium<text:line-break/>etenim hoc rectae dignotionis pariter et curationis est; di- ,<text:line-break/>gnotionis autem, vel ut illi vocant, significationis, nulla<text:line-break/>pars suerit, 'siquidem per signa affectus significare volumus,<text:line-break/>ut idoneam eis curationem inveniamus. Quamobrem fi ex<text:line-break/>alio quoniam sanationem commode habere liceret,- superflua<text:line-break/>essent signa. At praesentis temporis, memor, ruborem et</text:span></text:p>
      <text:p text:style-name="P10"><text:span text:style-name="T2">vnsormh distentionem praetermisit, quae etiam ipsa empirici<text:line-break/>fere onrnes, dogmatici non pauci, sicut alia quaedam, uti<text:line-break/>•diximus, adjiciunt. Verum quia et lu,sanguine solo ple-<text:line-break/>thorae generatio statuitur, non male ah illis rubor et va-<text:line-break/>forum distentio dignotioni apposita sunt; ad haec tamen<text:line-break/>magis, quod brachia, manus, tibias adimpleri dicunt, non<text:line-break/>citius carnium et omnium musculorum, quam venarum, ple-<text:line-break/>nitudiuis secundum proprias ipsorum hypotheses esse puta-<text:line-break/>bimus. Atqui sic etiam duplicem dignotionern facere nos<text:line-break/>oportet, alteram venarum harum sensilium, quas omnes<text:line-break/>homines conspicimus; alteram illarum, quas ipse solus spe-<text:line-break/>ctavit. Arbitror itaque </text:span><text:span text:style-name="T6">jaui</text:span><text:span text:style-name="T2"> constare iis qui animum adver-<text:line-break/>tunt, non parvi esse negotii plenitudinem dignoscere. Quum<text:line-break/>autem ne verbotenus quidem illam dignoscere promptum sit,<text:line-break/>.verum omnino difficillimum, multo minus in actionibus<text:line-break/>fpontaneis probe se gesserint qni neque qnicquatn de ipsa</text:span></text:p>
      <text:p text:style-name="P9"><text:span text:style-name="T2">-.prius meditati.sunt; neque invenerunt.</text:span></text:p>
      <text:h text:style-name="P2" text:outline-level="2">Cap. IX.</text:h>
      <text:p text:style-name="P78"><text:span text:style-name="T2">Ab empiricis itaque orationem de plenitu-<text:line-break/>dine rursus exordiamur, posteaquanr tuto admodum dictas<text:line-break/>dubitationes elsugere se </text:span><text:span text:style-name="T47">putant; </text:span><text:span text:style-name="T2">latentes quidem ipsi nihil<text:line-break/>omnino de plenitudinis essentia </text:span><text:span text:style-name="T47">se </text:span><text:span text:style-name="T2">novisse</text:span><text:span text:style-name="T47">, </text:span><text:span text:style-name="T2">lu tali vero corr-<text:line-break/>gerie, </text:span><text:span text:style-name="T47">quam </text:span><text:span text:style-name="T2">syndrorneir plethoricanr nominant, utilem<text:line-break/>fangninis detractionem obfervatam esse dicentes. Universis<text:line-break/>enim lu unum collectis</text:span><text:span text:style-name="T47">, </text:span><text:span text:style-name="T2">quae a singulis dogmaticis enumer<text:line-break/>rata sunt, ex nis illorum dubitationes evitare censent: ve-<text:line-break/>rum multo magis, quam isti, si quis animum modo verbis<text:line-break/>ipsorum attendat, arguuntur: quae rursus omnia ab exor-<text:line-break/>dio recensere praestiterit. Esto igitur lu praeterito tempore<text:line-break/>consueta eduliorum diaeta, in repletione liberalior aliqua<text:line-break/>exparte quam antea; item excrementorum suppressio, uniti<text:line-break/>versa vita otiosa; in praesenti totius corporis vel partium<text:line-break/>quarundam tensio, ad motiones pigritia, ad actiones imber<text:line-break/>cillitas, et gravitatis et ulcerosae affectionis sensus, simul-<text:line-break/>que venarum tumor; addatur, si placet, rubor, quoniam</text:span></text:p>
      <text:p text:style-name="P10"><text:span text:style-name="T2">hunc quoque nonnulli adscribunt; quinetiam. totius corporis<text:line-break/>inaequalis quidam tumor et lassitudinis </text:span><text:span text:style-name="T6">affectio.</text:span><text:span text:style-name="T2"> Sunt enim<text:line-break/>qui haec adjiciunt. . Interrogabimus' igitur ipfos</text:span><text:span text:style-name="T47">, </text:span><text:span text:style-name="T2">quae ego<text:line-break/>adolescens adhuc empiricum praeceptorem rogavi, quum<text:line-break/>me primum haec doceret; omniane simul dicta ad evacua-<text:line-break/>tionis recordationem, ut ipsi ajunt, coire oportet, an si vel<text:line-break/>unum ex iis conspiciunt, </text:span><text:span text:style-name="T6">venam</text:span><text:span text:style-name="T2"> statim lucident? Ad pri-<text:line-break/>mam igitur quaestionem prompte mihi.respondit, omnia in-<text:line-break/>quiens coire necessario; hujusmodi namque rem syndrornen<text:line-break/>esse, universorum eam complentium congeriem. Postquam<text:line-break/>vero primum homines duos lu memoriam revocassem, qui-<text:line-break/>bus ille ipse nuper venam incidere jussit,. unum lippitudine<text:line-break/>vehementer laborantem, alterum ex vehiculo, delapsum,<text:line-break/>deinde loris implexum longius protractum, ut partes quae-<text:line-break/>dam contunderenturt post haec autem conticente ipso, alte-<text:line-break/>rius cujusdam memini;. cui et ipsi mediocriter febricitanti,<text:line-break/>dolorem vero capitis non </text:span><text:span text:style-name="T6">ferenti,</text:span><text:span text:style-name="T2"> sanguinem misit; rursus</text:span></text:p>
      <text:p text:style-name="P10"><text:span text:style-name="T2">alii pleuritico, qni nihilo magis universam praedictum syn-<text:line-break/>dromen haberet; haesitabat maxime quid responderet.'<text:line-break/>Proinde plures id genus alios ei produxi; imo superiorum<text:line-break/>submonui, quibus non solum nton tutam syndroinen, sed<text:line-break/>ne duo quidem symptomata habentibus hominibus, quod ego<text:line-break/>affirmarim me memluisse, sanguinem ex vena detraxerit.<text:line-break/>Hnic etenim, qni ex vehiculo decidit, exercitato quotidie,<text:line-break/>et consuetis omnibus excrementis abunde vacuato, inedio-<text:line-break/>criter edenti, </text:span><text:span text:style-name="T6">'et toto fere die nobiscum agenti, tum neque<text:line-break/></text:span><text:span text:style-name="T2">ipsius neque alterius cujuspiam opinione vacuatione </text:span><text:span text:style-name="T6">indi-<text:line-break/>genti ,</text:span><text:span text:style-name="T2"> quum ex vehiculo delapsus partes quasdam contudis-<text:line-break/>set, venam lucidendam existimavit, nec rubore quopiam<text:line-break/>acquisito, nec vasorum tumore, nec; alio quolibet ex his.<text:line-break/>quae syndromen </text:span><text:span text:style-name="T6">absolvant,</text:span><text:span text:style-name="T2"> Ied solo partium contusarum,<text:line-break/>dolore. ' Haud sucus illos tractavit, qui lippitudine capi-<text:line-break/>tisque dolore affecti, nullum plane dictorum symptomatum<text:line-break/>in plethorica illa iyndrome perceperunt,. , Qnin alios coiu-<text:line-break/>plures, qui vel nihil ex plethorica syndrome, vel non om- .</text:span></text:p>
      <text:p text:style-name="P10"><text:span text:style-name="T2">nia simul quae a nobis dicta sunt, haberent, venae iireisio-<text:line-break/>nenr vestro judicio admisisse nidimus. Nunc enim, ajebam,<text:line-break/>omnes apud une memoria repetens, quibus a vobis sangui-<text:line-break/>nem missum esse nidimus, nemo adhuc succurrit, qui uui-<text:line-break/>versam hujusmodi symptomatum syndromen haberet </text:span><text:span text:style-name="T6">Ve-<text:line-break/>rum</text:span><text:span text:style-name="T2"> huic quidem, quod lassitudine, nullo alio affectu labo-<text:line-break/>rabat, vena lucisa est; illi, quod febricitaret graviter, vel<text:line-break/>oculis dolaret, vel capite, vel haemorrlroidum suppressione,<text:line-break/>vel si mulier suerit, menstruorum, non omnibus'vero quae<text:line-break/>plethorica syndronre coire postulati Si igitur universas as-,<text:line-break/>sceliones, lu quibus venae sectio prosuisse observata est,,ple-<text:line-break/>thoricas nomines, nos quoque lippitudinem, pleuritim, </text:span><text:span text:style-name="T6">ve-<text:line-break/>hementem</text:span><text:span text:style-name="T2"> dolorem, cusum e curru, aliaque innumera ple-<text:line-break/>thoricas syndromas appellare tempus esu At si horum nihil<text:line-break/>lu plethorico concursu comprehendatur, et eorum sympto-<text:line-break/>matum congeries, quae supra retulimus, plethorica syndro-,<text:line-break/>me nuncupetur, nulli vena, priusquam omnia illa habeat,<text:line-break/>incidenda esu Quomodo igitur ille mihi ad haec responde-'<text:line-break/>rit, quamque nihil decenter, magni otii negotium,non re-,</text:span></text:p>
      <text:p text:style-name="P8"><text:span text:style-name="T2">rum a nobis nunc propositarum proprium institutum. Ego<text:line-break/>autem quum per otium nugandi tempus in praesentia non<text:line-break/>feram, cogitari scopos curationis universos in libro de venae<text:line-break/>sectione ostendere, quos etiam ipsus ne unus quidem accu-<text:line-break/>rate distincteque conscripserit.</text:span></text:p>
      <text:h text:style-name="Heading_20_2" text:outline-level="2">Cap. X.</text:h>
      <text:p text:style-name="P41"><text:span text:style-name="T2">Itaque relictis in praesenti empiricis, ad<text:line-break/>rationales denuo revertamur, singula symptomata, quae<text:line-break/></text:span><text:span text:style-name="T40">. </text:span><text:span text:style-name="T2">scripserunt</text:span><text:span text:style-name="T47">, </text:span><text:span text:style-name="T2">inspirientes. Nonnulla siquidem ipsorum<text:line-break/>plenitudinis ad vires sunt, nonmilla plenitudinis ad en-<text:line-break/>chyma,<text:tab/>alia non </text:span><text:span text:style-name="T8">;</text:span><text:span text:style-name="T2"> absoluto sermone plenitudinis signa</text:span></text:p>
      <text:p text:style-name="P7"><text:span text:style-name="T2">sunt, sed hujus plenitudinis, alia prorsum nullius ple-<text:line-break/>nitudinis, scd aut vitiosi cormptique humoris, aut im-<text:line-break/>becillae facultatis, aut solidarum partium tumoris. Hoc<text:line-break/>ita se habere, mentem si iis' quae dicentur adhibeas,<text:line-break/>condisces. Jam sane tensiva affectio quum sine exerci-<text:line-break/>tiis incidit, multam omnino substantiam in sensu prae-<text:line-break/>dito </text:span><text:span text:style-name="T6">corpore</text:span><text:span text:style-name="T2"> contineri ostendit; quae autem sit substantia,<text:line-break/>aut ejus species, praeterea non ostendit; nempe cunr hac</text:span></text:p>
      <text:p text:style-name="P10"><text:span text:style-name="T2">parte Polum ipsa teusio cuiuslibet substantiae, tenuis, cras-<text:line-break/>fae, consistentia mediae,, et flatulentae, ad haec calidae,<text:line-break/>frigidae , vel mediae communis sit; scd aliis quibusdam di-<text:line-break/>gnoscendi signis ad hujus distinctionem indiget. Porro<text:line-break/>functionum infirmitas facultatem imbecilliorem ostendit,<text:line-break/>dum id, quod movet, intercipit, ut in manuum motu imbe-<text:line-break/>cilli; nam multas dispositiones.comitatur. Sive enim car-</text:span><text:span text:style-name="T24">,<text:line-break/></text:span><text:span text:style-name="T2">neurn atque adiposum genus cuipiam increv'erit, facultate<text:line-break/>eisdem terminis permanente</text:span><text:span text:style-name="T47">, </text:span><text:span text:style-name="T2">motus , imbecilliores fieri </text:span><text:span text:style-name="T24">ne </text:span><text:span text:style-name="T2">-<text:line-break/>cessitas exigit, movente quidem aequali permanente, aucto<text:line-break/></text:span><text:span text:style-name="T6">vero</text:span><text:span text:style-name="T2"> nroto; five unus aliquis humorum, vel etiam </text:span><text:span text:style-name="T24">omnes<text:line-break/></text:span><text:span text:style-name="T2">simul exuberaverint, vires autem cum eis,non adauctae sint,<text:line-break/>necesse est hic quoque functiones imbecilliores evadere; sive<text:line-break/>utraque, et quae parenchymata vocantur et hmnores, facul-<text:line-break/></text:span><text:span text:style-name="T24">tus </text:span><text:span text:style-name="T2">autem non increverit; sive haec eodem modo, fefe </text:span><text:span text:style-name="T24">habe-<text:line-break/></text:span><text:span text:style-name="T2">ant, facultas imbecillior contigerit Possent autem utraque<text:line-break/></text:span><text:span text:style-name="T24">suriul quoque </text:span><text:span text:style-name="T2">convenire, tum </text:span><text:span text:style-name="T24">ut </text:span><text:span text:style-name="T2">facultas </text:span><text:span text:style-name="T24">invalidior;, tutu</text:span></text:p>
      <text:p text:style-name="P10"><text:span text:style-name="T2">humores simul cum parenchymatibus vel plures,' vel paueio-<text:line-break/>res fiant, vel horum alterum. Utrum igitur', propterea sun-<text:line-break/>ctiones infirmae magis erunt in unoquoque ipsorum acriden-<text:line-break/>te, et duobus, et pluribus, et simul omnibus ?. Quando-<text:line-break/>quidem ob sclidaruni partium nutritionem probam mctio-<text:line-break/>nem aliquando 'infirmam magis esse factam arbitrari, horni-<text:line-break/>num est, qui ignorant facultates solida tota corpora transue,<text:line-break/>sed arterias et nervos spiritibus tanquarn fistulas-et canales<text:line-break/>fingunt. Deprehendes opinionis pravitatem ex aliis multis,<text:line-break/>maxime duobus nostiis commentariis, de Hippoeratis et Pla-<text:line-break/>tonis placitis et de naturalibus facultatibus. Itaque ad bo-<text:line-break/>num habitum proprie spectat bona solidarum partium uutri-<text:line-break/>tio; probae carrns et corpulentiae .earinum incrementa pro,<text:line-break/>pria sunt. Plerumque igitur proportione adeps liberalius<text:line-break/>augebitur; interdum in adipe magis caro, vel sola adeps in-<text:line-break/>crescet. Dictum est de nis in commentariis, de temperamen-<text:line-break/>tis. Quemadmodum autem in carne aliud est proba curo,</text:span></text:p>
      <text:p text:style-name="P10"><text:span text:style-name="T2">aliud corpulentia, sic in sanguine hoc velut quaedam san-<text:line-break/>guinis .probitas, illud sanguinis copia. 'Jam vero probitas<text:line-break/>sanguinis et qualitate et quantitate adamussiin naturalis esse<text:line-break/>omnibus manifesta videtur. Sanguinis copia, polyaemia<text:line-break/>dicta, qualitate quidem inculpata est, quantitate culpata </text:span><text:span text:style-name="T6">esc,<text:line-break/></text:span><text:span text:style-name="T2">verum omnino, aut naturalem habitum’</text:span><text:span text:style-name="T8">1</text:span><text:span text:style-name="T2">, qui </text:span><text:span text:style-name="T6">a</text:span><text:span text:style-name="T2"> generatione<text:line-break/></text:span><text:span text:style-name="T6">contigit, exuperat,</text:span><text:span text:style-name="T2"> aut illum qui ad vires spectat. Etenim<text:line-break/>utraque, et facultatis robur, et sanguinis plenitudo aliquan-<text:line-break/>do praeter naturam, quam origine acceptam habent, invicem<text:line-break/>augescere possunt, quemadmodum lu probis athletarum ha-<text:line-break/>bitibus; humores namque et carnosae partes- et vires pro-<text:line-break/>portione mutua in ipsis increscunt. Jam igitur perspicuum<text:line-break/>est, quod qui corporis tumorem unum esse plethorae signum<text:line-break/>dicunt, falsa praedicant--; nam venarum tumor plethori-<text:line-break/>cum fuerit signum; carnium vero et adipis tumor, illarum<text:line-break/>ipsarum plenitudinis, non tamen quam nunc inquirimus;<text:line-break/>quae etiam plethora vocatur. De hac enim plenitudine;<text:line-break/>quae videlicet evacuationem ostendit, quum aliqui ipsorum</text:span></text:p>
      <text:p text:style-name="P10"><text:span text:style-name="T2">dicere statuissent, quatenus homonymus innotescit, errave-<text:line-break/>runt adeo, ut in carnium atque adipis plenitudinein dela-<text:line-break/>bercntur. Ita jam pravum ac irritum plenitudinis signum<text:line-break/>est tumor corporis, lpsarum enim venarum, quae oculis<text:line-break/>patent, repletionem notat, non tamen necessario inalto<text:line-break/>latentium; scd fieri aliquando potest exterioribus venis dis-<text:line-break/>tentis, interiores non itidem distendi; utquumsubitofri-<text:line-break/>gus ipsas invadit, sanguis in altum resugit, et venae exte-<text:line-break/>riores ita sanguine destituuntur, ut ne appareant quidem.<text:line-break/>Rursus calore exorto, vel in balneo, sanguis alto relicto,<text:line-break/>ad summam cutem exterioresque corporis partes defertur.<text:line-break/>Quod si ardens febris extiterit, tunc quoque corpus veluti<text:line-break/>fervens necessario uritur, instatur, diffunditur. Proinde<text:line-break/>venarum tumor non est inseparabilis humorum copiae nota,<text:line-break/>Ied primum hujusmodi statum in corpore esse convenit, ut<text:line-break/>neque interiores partes exterioribus, neque hae illis calore<text:line-break/>praecellant; deinde ne immoderatus in toto animante calor</text:span></text:p>
      <text:p text:style-name="P10"><text:span text:style-name="T2">consistat. Hia ante distinctis , venarum tumor sanguineae<text:line-break/>plenitudinis, quam modo per excellentiam diximus, signum<text:line-break/>aliquando suerit. Nam fieri non potest, tam exacte san-<text:line-break/>guinem luterdum iu venis'contineri, ut nihil vel bilis, vel<text:line-break/>pituitae, vel serosae saniei inseratur. Unde nos lu superio-<text:line-break/>ribus idem intelligi voluimus, live humores, five sanguinem<text:line-break/>abundare diceremus. Quippe immixtus et ab assis humori-<text:line-break/>bus sincerus sanguis nunquam in venis comprehenditur. De-<text:line-break/>monstratum enim est alibi a nobis de mixto nihil referre,<text:line-break/>humores, an sanguinem appelles, non tamen qualibet, sed<text:line-break/>moderata quadam mensura aliis ei admixtis, rdque in ani-<text:line-break/>malibus fecundum naturam scsc habentibus. Universis enim<text:line-break/>in naturali symmetria adauctis cum, sanguine per excellen-<text:line-break/>tiam, idem-significat humorum ncmen, nullumque discri-<text:line-break/>men est humores auctos, vel sanguinem dicere, quum oratio<text:line-break/>innuat humores id ipsum omnino sibi velle, quod est pro ve-i<text:line-break/>teri proportione omnino abundare. Hoc itaque nobis sic</text:span></text:p>
      <text:p text:style-name="P10"><text:span text:style-name="T2">definitum esto. Iterum ad institutum revertamur. Vena-<text:line-break/>rum fiquidem tumor, neque propter exterioris constitutionis<text:line-break/>victoriam, neque perfusionem fervoremque obortus,_ san-<text:line-break/>guinis plenitudinem arguit. At talem particulam nec decli-<text:line-break/>vem figurari, nec supra alias recenter esse motam oportet.<text:line-break/>Quapropter oratione quadam si quis universus particulares<text:line-break/>distinctiones sit 'complexus, tunc venarum tumorem sangui-<text:line-break/>nis plenitudinem indicare dicet, quum omnes simul parti-<text:line-break/>culae eundem statum cum moderato calore obtinent. Si<text:line-break/>namque pari omnes modo afficiantur, calor autem immode-<text:line-break/>ratus existat, fusio humorum, quae venas</text:span><text:span text:style-name="T6">ia tumorem attol-<text:line-break/>lat, interea</text:span><text:span text:style-name="T2"> nascitur, non tamen sanguinis, verum spiritus<text:line-break/>plenitudo ostenditur; nam humores calefacti inflantur; cujus<text:line-break/>rei gratia qui venarum tumorem, plenitudinem significare<text:line-break/>pronunciarunt, si jam illis venis, quibus haec insint, ipsum<text:line-break/>contigisse lutelligant, recte dixisse videbuntur. Plenior<text:line-break/>enim substantia est necessario, quae venis tumorem conci-<text:line-break/>liavit, quum prior extitit, etsi qualis tandem plenitudo fit,</text:span></text:p>
      <text:p text:style-name="P10"><text:span text:style-name="T2">non ita liquido constat. Siquidem omnis substantiae copio-<text:line-break/>sae tumor praeter naturam communis, est, sive sanguis purus,<text:line-break/>sive blliosus,, sive, serosus , sive pituitosus, sive flatulentus<text:line-break/>exlllat. Quemadmodum vero hic omnis plenitudinis diffe-<text:line-break/>rentiae communis est, sic venarum quoque tensio. Etenim<text:line-break/>lraec plenitudinis quantitatem, non speciei differentiam se-<text:line-break/>quitur. Quamobrem tumor sensusque tensivus non magis<text:line-break/>humorum, quam spiritus plenitudinem ostendet. Si quis<text:line-break/>igitur hunc iir modum pronunciaverit: </text:span><text:span text:style-name="T6">in tensionis scnsiu<text:line-break/>plenitudo esi nece fsiario,</text:span><text:span text:style-name="T2"> vere dicet. Quinetiam si hoc pa-<text:line-break/>cto dixerit: </text:span><text:span text:style-name="T6">sensilium partium plenitudo affectum quem-<text:line-break/>piam inducit,</text:span><text:span text:style-name="T2"> hic quoque verus erit. At si quis generali<text:line-break/>plenitudinis vel humorum nomine relicto, sanguinem in </text:span><text:span text:style-name="T29">’<text:line-break/></text:span><text:span text:style-name="T2">oraticne usurpet, veritatem non necessario prolaturus est,<text:line-break/>ob eas quas diximus causas. Porro quod neque plenitu-<text:line-break/>dinis sunpliciter, scd ejusdem , pro majoris minorisque ravj.<text:line-break/>tione, differentia et in venarum tumoribus et teusiva affe-<text:line-break/>ctione versatur, indc est perspicuum. Nulla pars plena,<text:line-break/>nisi violentam prius tensionem expertu, dolet; si vero lu</text:span></text:p>
      <text:p text:style-name="P10"><text:span text:style-name="T2">tumorem, non tamen violentius attollatur, nondum tendi-<text:line-break/>tur; quamobrem tumor qui cunr tensione oboritur, majorem<text:line-break/>indicabit plenitudinem; qui vero sine tensione, minorem.<text:line-break/>Quo igitur modo interdum luitio nullus tumor lu venis ap-<text:line-break/>paret; tensivus autem sensus vehemens est? Nam tensivam<text:line-break/>affectionem maximis tumoribus conjunctam esse oportet.<text:line-break/>Vel quia interdum tumor in venis latentibus insigniter dis-<text:line-break/>tendit, siquidem plenitudo tum quae ad aliquid relationem<text:line-break/>habet, de qua nunc disserinrus, tum quae ad vasorum capa-<text:line-break/>citatem spectat, (quam fate plenitudinem dicimus, nondum<text:line-break/>ipsis tensis) tum quae ad tunicae distensionem refertur, ve-<text:line-break/>narum tumorem generat, sanguine supra naturalem cujus-<text:line-break/>que symmetriam copiosius increscente, ut ad illam copia<text:line-break/>reseratur. Tunicae tensio quasi ipsius symmetriae exces-<text:line-break/>sum declarat; non enim naturalis est ea tunicae tensio. Uter-<text:line-break/>que autem sanguis multus est, et qui ex naturali symmetria<text:line-break/>ct qui ex tunicarum teusione aestimatur. Caeterurn Erasi-</text:span></text:p>
      <text:p text:style-name="P8"><text:span text:style-name="T2">stratus amborum meminit, non exacte quidem, neque tam<text:line-break/>luculenter ut. ego nune, attamen ita, ut duplicem </text:span><text:span text:style-name="T47">rei </text:span><text:span text:style-name="T2">natu-<text:line-break/>ram esse declaret. Quum etenim dicit: Ab </text:span><text:span text:style-name="T6">initio itaque<text:line-break/>et vasis mediocriter, repletis, robustiores sartioresque sc-<text:line-break/>ipsis qitam prsus praeter consuetudinem e [se apparent , lu-<text:line-break/></text:span><text:span text:style-name="T2">dicavit immoderationem sanguinis enique naturae modum<text:line-break/>excessisse; ex qnibus deinceps inserens ait: </text:span><text:span text:style-name="T6">Ubi pleniores<text:line-break/>inulto evaserint, brachia, manus et tibiae immoderatius<text:line-break/>replentur,</text:span><text:span text:style-name="T2"> ceu tunicarum sanguinem continentium ametriam<text:line-break/>innuit. Unde colligitur duos esse terminos sanguinis supra<text:line-break/></text:span><text:span text:style-name="T41">i</text:span><text:span text:style-name="T40"> </text:span><text:span text:style-name="T2">naturam adaucti; priorem, quum venis impletis tunicae<text:line-break/>ipsarum praeter naturalem cujusque statum in tumorem at-<text:line-break/>tolluutur; alterum, ubi ad hoc tensio quoque accessit, quum<text:line-break/>lu plenitudine, quae ad vices pertinet, ne alterum quidem<text:line-break/>conspiciatur. Atque haec quidem de illis dixisse sufficit.</text:span></text:p>
      <text:h text:style-name="Heading_20_2" text:outline-level="2">Cap. XI.</text:h>
      <text:p text:style-name="P80"><text:span text:style-name="T2">Verum rubor, cujus et ipsi meminerunt,<text:line-break/>non plenitudinis simpliciter, scd sanguineae plenitudinis<text:line-break/>nota esu Desiderat autem ipse distinctiones easdem, quas</text:span></text:p>
      <text:p text:style-name="P8"><text:span text:style-name="T47">tumor; fi namque ob causas externas eveniat, ut ob solem,<text:line-break/>vel balneum, vel exercitationem; 'vel iter, vel ut summa-<text:line-break/>tim dicam, ob calorem, ita vero si ob iracundiam pudo-<text:line-break/>remque, et quaecumque similia, cuj </text:span><text:span text:style-name="T61">us</text:span><text:span text:style-name="T47"> generis sunt acutae<text:line-break/>febres, jam non sanguinem indicat. Proinde quum aequalis<text:line-break/>totius corporis affectio suerit, nullum autem eorum quae<text:line-break/>percensuimus adsit, tunc nimirum rubor plenitudinis fan-<text:line-break/>guineae universi corporis animantis nota extiterit; sin minus,<text:line-break/>certe illius </text:span><text:span text:style-name="T46">partis, in qua apparet. Quin et</text:span><text:span text:style-name="T47"> rnflamnrationr-<text:line-break/>bus, sive in musculis hae, sive in cute consistant, hujus-<text:line-break/>inodi color plethoricos morbos comitatur. Sed de inflarn-<text:line-break/>mationibus abunde satis in commentario de tumoribus prae-<text:line-break/>ter naturum disseruimus, demonstrantes ipsos omnes pari-<text:line-break/>ter ab humorum plenitudine aliis atque aliis interdum parti-<text:line-break/>bus incumbentium constitui. Jam vero non de nis, verum,<text:line-break/>uti prius diximus, de illa plenitudine sermo est, quae ple-<text:line-break/>’ thora vocatur, quaeque redundantia humorum in toto cor-<text:line-break/>pore consistens desinitur. Non autem sic plenitudinem in</text:span></text:p>
      <text:p text:style-name="P10"><text:span text:style-name="T2">toto corpore constitui dicimus, ut partium genus utrumque,<text:line-break/>et vasorum et carnium., laesionem acceperit. Nonnunquam<text:line-break/>enim allerunt duutaxaf affici contingit, tanquarn si etiam<text:line-break/>utralibet pars occupata fit non in una quapiam parte, vel<text:line-break/>duabus, verum aut in toto animali, vel pluribus riobllissi-<text:line-break/>misque partibus haec eveniat. Eodem modo tumorem,<text:line-break/>qualisnam sit, deprehendere, viri est in rebus dignoscendis<text:line-break/>exercitatissimi. In carnofo namque genere unus tumor ip-•<text:line-break/>sarum carnimn est, alter humorum, carne tanquarn lana<text:line-break/>quapiam aut spongia supervacuo humore repleta. Atqui<text:line-break/>talis in carnibus plenitudo ei, quae ex vasorum infusione<text:line-break/>nomen accipit; proportione respondet; . altera plenitudo<text:line-break/>illi, quae ad vires vel cum gravitate, non est dissimilis; re-<text:line-break/>cordantibus nobis, nihil rnteresse, de.composita cerne, vel<text:line-break/>de musculis disputes; praeterea .si plenitudinis carnium fiat<text:line-break/>mentio, musculos, norr simplicem illam carnem, quam<text:line-break/>parenchyma nonnulli vocant, inaudiendam esse. In arte-<text:line-break/>riis sane et venis non finriliter ad vires plenitudo aegris</text:span></text:p>
      <text:p text:style-name="P10"><text:span text:style-name="T2">ipsis percipitur , nisi qni natura ad sentiendum fuerint ac-<text:line-break/>commodatissimi; ejusmodi solis obscura quaepiam </text:span><text:span text:style-name="T6">ac</text:span><text:span text:style-name="T2"> profun-<text:line-break/>da gravitas in corpore apparet. Quanrobrem aliae quaedam<text:line-break/>talis plenitudinis notae' manifestiores inquirendae sunt. At<text:line-break/>quum plerique medicorum segniter eam tractaverint, non-<text:line-break/>nulline prorsus inspexerint quidem, alii multa omiserint,<text:line-break/>nulla certior firmiorque’ nota arteriarum motu inventa-est,<text:line-break/>quem lu libris de pulsibus copiose declaravimus. Siquidem<text:line-break/>venae una cum-arteriis saepenumero plethora corripiuntur<text:line-break/>propter vasorum confluentiam, quam alibi saepe demonstra-<text:line-break/>vimus; aliquando viscosis vel crassis humoribus lu venis col-<text:line-break/>lectis, haud ita facilis eorum in arterias -transsusio commit-<text:line-break/>titur ; at hujusmodi rarum est. Nisi enim summe crassi aut<text:line-break/>vlscosi humores extiterint, omnino transfundentur. Equi-<text:line-break/>dem in ejusmodi affectionibus plenitudinis lu venis collectae<text:line-break/>nulla evidens riota est, fed ex arteriarum motu licet capere,<text:line-break/>etsi quam maxime Nicarcho et Praxagorae ridetur; attamen</text:span></text:p>
      <text:p text:style-name="P10"><text:span text:style-name="T2">sanguinem arteriis non transmittunt. In aliis plethorae af-<text:line-break/>lectionibus pulsuum signis fides adbibenda est, quae privato<text:line-break/>opere a nobis explicata sunt. Caeterurn species plenitudi-<text:line-break/>nis, quum lu totum corpus aequabiliter humoribus diffusa'<text:line-break/>fuerit extensaque, hoc modo distinguendae funt. Bubi-<text:line-break/>cunda siquidem sanguinis plenitudo est; subpallida vero fla-*<text:line-break/>vae bilis; albescens ininroderatius ab eo qui fecundum natu-<text:line-break/>r am est statu decedit, quum pituita exuperat</text:span><text:span text:style-name="T47">; </text:span><text:span text:style-name="T2">ut si atra bi-<text:line-break/>lis , magis atra est plenitudo. Porro in singulis quae com-<text:line-break/>menioravimus, sanguinem simul auctum esse oportet. Nam<text:line-break/>si pallida bilis et flava nominale aliquando exuberaverit, ut<text:line-break/>in regio morbo laborantibus, non adhuc plenitudo,, nec<text:line-break/>plethorica affectio, sed vitiosus humor hujusmodi affectus<text:line-break/></text:span><text:span text:style-name="T6">efi.</text:span><text:span text:style-name="T2"> Hoc pacto in atra bile, et pituita dicendum esu Ubi<text:line-break/>.vero, sicut antea diximus, vel gravitas, vel tumor supra<text:line-break/>naturalem statum sit, plethorica quidem talis affectio dicetur;<text:line-break/>ex colore autem praepollentis humoris speciem cognoscere<text:line-break/>opontet. Verum sola bilis, nullum plenitudinis inseparabile</text:span></text:p>
      <text:p text:style-name="P10"><text:span text:style-name="T2">symptoma </text:span><text:span text:style-name="T47">potest efficere, </text:span><text:span text:style-name="T2">neque tumorem certe; neque gra-<text:line-break/>vitatenu Nam altera quaedam ante hanc erit affectio</text:span><text:span text:style-name="T6">, prins-<text:line-break/></text:span><text:span text:style-name="T2">'quam eo corpus increverit. Item pituita; et haec non quae-<text:line-break/>libet simpliciter, modo sola suerit, sed ea quae lu hyderis,<text:line-break/>quos leucophlegmatias appellant, lu universo corpore, red-<text:line-break/>undare poterit. At liquet etiam crudam, quae humor cru-<text:line-break/>dus nominatur, luter pituitae species lu praesenti sermone<text:line-break/>ponendam esse. Etenim si diversam ab illo statuamus, praei<text:line-break/>ter plenitudinis differentias quas nuper retulimus, necesse<text:line-break/>est ejusdem’ quoque humoris discrimen apponere. Est autem .<text:line-break/>humor hic pituita crassior, minusque flatulentus, qualis lu<text:line-break/>urinis subsidet, maxime iis, qui copiosum ex voracitate sedi-<text:line-break/>mentum elixis fabis simile continenti Atqui talis humor<text:line-break/>saepe illis universim per alvum ductus est, qui ab exercitiis<text:line-break/>quidem abstinuerunt,. cibis autem liberalissime usi sunt, bal-<text:line-break/>neisque a pastu. Imo et huic hunrori, sicut pituitae, albedo<text:line-break/>quaedam decolor in toto corpore subsistit. Inter reliquas</text:span></text:p>
      <text:p text:style-name="P10"><text:span text:style-name="T2">pituitae species alia dulcis est, alia acida, alia falsa. Dulcis<text:line-break/>somnolentos facit; arida quum abundat, famelicos; qrrem-<text:line-break/>admodum et salsa, quum exuperat, sitibundos; cruda vero<text:line-break/>praedicta cibos fastidientes parit., Aliae pituitae praedictae<text:line-break/>paulo majorem naturali ibnmnin conciliant. At crudus hu-<text:line-break/>rnor, quemadmodum dulcis pituita, manifesto somnolentos<text:line-break/>efficit. Monstratum namque est alibi, sensuum principio<text:line-break/>hurnectato et frigescente., soporofam sequi affectionem;<text:line-break/>quemadmodum siccescente et calescente, vigilias</text:span><text:span text:style-name="T47">; </text:span><text:span text:style-name="T2">hoc mo-<text:line-break/>do et biliosi omnes propter utram que bilem insomnes agunt,<text:line-break/>lu atra- praecipue adest morositas, a</text:span><text:span text:style-name="T5">nimi</text:span><text:span text:style-name="T2"> demissio, et </text:span><text:span text:style-name="T5">sin</text:span><text:span text:style-name="T2">e<text:line-break/>ratione tristitia. Quod si non universo in corpore praedicti<text:line-break/>humores luundaverint, in una vero parte quapiam congesti<text:line-break/>sint, tumores praeter naturam in ipsis corporibus generant,<text:line-break/>de quibus in alio opere cousideratio instituitur. Aspue ipsa<text:line-break/>nunc, illorum symptomata dicta sunt, praeter decoloratio-<text:line-break/>nem et. ea quae cerebrum et stomachum occupant. Etenim<text:line-break/>vigiliae et somni cerebro, appetentiae erbr </text:span><text:span text:style-name="T6">et</text:span><text:span text:style-name="T2"> fastidia, sto-</text:span></text:p>
      <text:p text:style-name="P10"><text:span text:style-name="T2">nracho aliis </text:span><text:span text:style-name="T47">alias affecto </text:span><text:span text:style-name="T2">accepta feruntur. Clarum vero<text:line-break/>est </text:span><text:span text:style-name="T58">os</text:span><text:span text:style-name="T2"> ventriculi stomachi nomine hic vocatum, in quo<text:line-break/>pituita collecta, ut paulo ante recensuimus, appetentias ex-<text:line-break/>citavit. Qui flava bile abundant, sttibundi nauseabundi-<text:line-break/>que ob bilem evadent, et os ipsis amarum esu Ex atra,<text:line-break/>submissi animo, et morosi, horribiles, a potu abstinentes,<text:line-break/>saliva pleni; at non omnes cibumresugiunt, sed quidam ex<text:line-break/>ipsis ; lu vero abunde famelici sunt, quibus atra bilis arida<text:line-break/>qualitate exuberat. Hoc autem evenit, ubi ipsa, malignior<text:line-break/>evadit. Caeterurn vel ut sanguinis faex tantum est, non-<text:line-break/>dunr exacte arida, praestiterit forsan hujusmodi humorem<text:line-break/>non atram bilem, sed melancholicum, quatenus ita diritur,<text:line-break/>appellare, quemadmodum consuevimus, ideo quod atrae<text:line-break/>bili vicinus sit, ejusque </text:span><text:span text:style-name="T6">naturamstatimsubiturus.</text:span><text:span text:style-name="T2"> At de<text:line-break/>vitiosorum humorum differentiis disserendi nunc tempus non<text:line-break/>est, quod nec plenitudinem ipsos nominari dixerim; verum<text:line-break/>non simpliciter quod redundat quomodocunque, invenire,</text:span></text:p>
      <text:p text:style-name="P42"><text:span text:style-name="T1">OALENUS TOM. VH.<text:tab/></text:span><text:span text:style-name="T59">Πλ</text:span></text:p>
      <text:p text:style-name="P10"><text:span text:style-name="T2">sed de plenitudine </text:span><text:span text:style-name="T47">agere nobis </text:span><text:span text:style-name="T2">est </text:span><text:span text:style-name="T47">propositurn. Haec </text:span><text:span text:style-name="T2">autem<text:line-break/>est humorum lu </text:span><text:span text:style-name="T47">animantis corpore </text:span><text:span text:style-name="T2">redundantia. Neque<text:line-break/>igitur particularium tumorum, </text:span><text:span text:style-name="T47">neque </text:span><text:span text:style-name="T2">vitiosi humoris species<text:line-break/>in hoc sermone audire desiderandum est, scd quum universi<text:line-break/>vel juxta pristinam proportionem increverint, vel exiguum<text:line-break/>quendarn excestum unus inter </text:span><text:span text:style-name="T47">eos </text:span><text:span text:style-name="T2">acceperit. Itaque sanguis<text:line-break/>lu plethorieis affectionibus vehementer potest , praecellere;<text:line-break/>aliorum humorum nullus. Etenim cacochymia nunc (quam<text:line-break/></text:span><text:span text:style-name="T6">vitiosum humorem interpretatifurnus')</text:span><text:span text:style-name="T2"> hujusmodi, non ple-<text:line-break/>nitudo adhuc, 'neque plethora nominatur. Quare pulsus<text:line-break/>etiam </text:span><text:span text:style-name="T34">in </text:span><text:span text:style-name="T2">cacochyrniis humorum naturae peculiares omnino<text:line-break/>sunt; in superioribus plenitudinibus non similiter manifestas<text:line-break/>servant differentias, quia , humor redundans sanguinis pau-<text:line-break/>lulum admixtum prorsus liabeti Ubi sane vehementer exu-<text:line-break/>perayerit, 'tales pulsus ob bilem flavam oriri necesse est,<text:line-break/>quales Ieqni diximus exiccato corde et incalescente. Pro-<text:line-break/>pter, atram rursus ejusmodi, quales, si refrigeretur idem<text:line-break/>siccefcatque, provenire docuimus. Eadem ratione, siquando</text:span></text:p>
      <text:p text:style-name="P10"><text:span text:style-name="T2">pituita alios vicerit, pulsus frigidae Itumidaeque affectionis<text:line-break/>indices procreabit. Sanguinem adamussirn .naturali habitu<text:line-break/>praeditum nulla pristinae constitutionis immutatio comita-<text:line-break/>tur. Quum hurnido magis abundat, pulsus itidem immu-<text:line-break/>tantur; ut et si calidior et frigidior, quam antea fiat.<text:line-break/>Porro hujus generis universa in opere de pulsibus distincta<text:line-break/>sunt. In praesentia tantum dixisse satis est, sanguinem vi-<text:line-break/>delicet' ex* otio humidoque nictu, aquosis recrementis.in eo<text:line-break/>redundantibus, humidiorem atque prius evadere; ex ira-<text:line-break/>cundia, exercitiis, aestu, frictionibus, medicamento cale-<text:line-break/>faciente, alimento calido, vino meraciore, vetustioreque<text:line-break/>calidiorem; quemadmodum ex frigore quodam recenti </text:span><text:span text:style-name="T24">fri-<text:line-break/></text:span><text:span text:style-name="T2">gidiorern. Quod si quispiam cibis siccioris </text:span><text:span text:style-name="T24">temperamenti;<text:line-break/></text:span><text:span text:style-name="T2">alia tamen nulla intemperie praeditis</text:span><text:span text:style-name="T24">, </text:span><text:span text:style-name="T2">plenius </text:span><text:span text:style-name="T24">usus </text:span><text:span text:style-name="T2">fuerit,<text:line-break/>sanguis illi siccior suturus esu ' Quinetiam’ per conjugium*<text:line-break/>humidior et frigidior, vel frigidior et siccior, calidior et<text:line-break/>hunndior, vel calidior et siccior ob praedictas causas sine</text:span></text:p>
      <text:p text:style-name="P10"><text:span text:style-name="T2">alterius cujusquam humoris exsuperantia reddetur.. At si<text:line-break/>propter, illorum mixtionem intemperiem subeat, haec cum<text:line-break/>vitioso humore talis intemperies constituetur, quae etiarnnum<text:line-break/>sanguine vel; calidiore, vel frigidiore humidioreque impen-<text:line-break/>dio fieri dicitur; pari modo secundum alias sex intemperies<text:line-break/>(universae namque numero funt octo) secus autem quam cum<text:line-break/>solus ipse sua natura talis suit. Jam vero pulsus secundum<text:line-break/>octo intemperies speriem illam obtinebunt, qualem lu com-<text:line-break/>mentario de pulsibus explicavimus. Verum soliusne san-<text:line-break/>guinis sit, an humoris cujuspiam ei admisti, distinguendum<text:line-break/>est praesenti corporis totius colore, aliisque symptomatibus,<text:line-break/>quae de somno, vigilia, vel appetentia et cibi fastidio, aliis-<text:line-break/>que ante paulum commemorata funt; ad haec praecedente<text:line-break/>victus ratione, exercitiis, et iis quae ipsi aegro accidere<text:line-break/>consuerunt; insuper anni tempore, regione, et. naturali<text:line-break/>corporis deusitate atque raritate. Etenim satius est ex onec<text:line-break/>nibus fidem dignotioni astruere, non ex uno., vel duobus.</text:span></text:p>
      <text:p text:style-name="P10"><text:span text:style-name="T2">quum prohe sciamus solam ipsam in arte plurimum conjectq-<text:line-break/>rae acceptum ferre, dico jam hanc artis partem, quae omni<text:line-break/>dignotioni servit, non modo cacochymiae; vel plenitudini,<text:line-break/>quas nunc definire instituimus,, siquidem actiones; vel<text:line-break/>morborum causae, vel remedia, exactiorem habent n.otitiam.<text:line-break/>Diximus de nis ipsis copiosius alibi. Atque nunc fatis erit,<text:line-break/>praeposito abunde definito, in eodem mairum supremam<text:line-break/>operi imponere... Absolutus autem sermo evaserit, fi exem- •<text:line-break/>plum adhuc ei subjungatur'. Fingamus jam homini nulla<text:line-break/>febre laboranti venas plenius intumescere, et. universum<text:line-break/>corpus praeter modum rubere. Ccusiderandum igitur venit,<text:line-break/>an nulla, calefaciens causa ei accesserit. Si enim appareat,<text:line-break/>melius erit, donec ex- illa motus lu toto corpore constituatur,<text:line-break/>dignotionem differre; quia nec irascentem,. val lotum, vel<text:line-break/>lavantem sc, vel exercitatum, vel vino recenter impletum,<text:line-break/>.vel alio quovis modo calefactum, dignoscere convenit, fed<text:line-break/>motionibus externis, omnibus. im quiete cessantibus. Nam</text:span></text:p>
      <text:p text:style-name="P10"><text:span text:style-name="T2">si tunc ejusmodi appareat, sanguinem homini exuberare </text:span><text:span text:style-name="T6">ju-<text:line-break/>dicabis.</text:span><text:span text:style-name="T2"> Inde alia sunt inspicienda; primo sane, quae ma-<text:line-break/>ximam habent facultatem; ' deinceps reliqua. Ostendimus<text:line-break/>gravitatem, tcnsionein,. </text:span><text:span text:style-name="T47">ad </text:span><text:span text:style-name="T2">motum pigritiam; mox pulsus,<text:line-break/>vigilias, somnos, appetentias cibi, et fastidia, aliaque simi-.<text:line-break/>lia. ' Postremo praecedentia singula, quae plenitudinem<text:line-break/>faciunt, au consueta quaepiam excretio suppressa sit, an<text:line-break/>exercitatio neglecta, an pleniores multumque nutrientes cibi<text:line-break/>continenter assumpti sint, an post alimenta insuetis balneis<text:line-break/>usus fuerit., • ad haec quoque an crebro plethoricis morbis<text:line-break/>homo corripiatur; accedunt his omnibus indiria a loco et<text:line-break/>anni tempestate sumpta, vel si aliud tale velis apponere;<text:line-break/>non aequalem omnibus causam distribuens, ut nec in aliis<text:line-break/>artis-partibus. </text:span><text:span text:style-name="T44">t</text:span><text:span text:style-name="T40"> </text:span><text:span text:style-name="T2">Nonrrullad siquidem notae scientifieaefunt;<text:line-break/>nt tenfio, gravitas, venatum tumor, pigritia,, color, puls<text:line-break/>suum motio, cmictis videlicet accessoriis motibus separatis.<text:line-break/>Nonnullae ab siis declinant, velut excie meriorum suppressio,</text:span></text:p>
      <text:p text:style-name="P10"><text:span text:style-name="T47">vita otiosa, cibi plores et valentes, atque post uutritio-<text:line-break/>nem baluea. Ubi namque universa conveniunt, scieiitificis<text:line-break/>vicina fimrt. Tertium praeter haec ordinem occupant, si<text:line-break/>ex consuetudine plethoricis affectibus homo corripiatur.-<text:line-break/>Delude loci temporumque ratio est, 'quae ipsa omnia consti-.<text:line-break/>tnit; quoniam hyeme et vere frigidis et temperatis regioni- </text:span><text:span text:style-name="T29">•<text:line-break/></text:span><text:span text:style-name="T47">hus plenitudinem magis accmnulant; calidis .et siccis anni<text:line-break/>temporibus locisque minus; ita lu superficie cutis deusi.<text:line-break/>crebrius, rariores - parcius.</text:span></text:p>
      <text:h text:style-name="P1" text:outline-level="1"><text:bookmark-start text:name="bookmark24"/>GALENI DE TREMORE, PALPITATIONE,<text:line-break/>CONVULSIONE ET RIGORE LIBER.<text:bookmark-end text:name="bookmark24"/></text:h>
      <text:h text:style-name="Heading_20_2" text:outline-level="2">Cap. I.</text:h>
      <text:p text:style-name="P78"><text:span text:style-name="T2">Quandoquidem Praxagoras Nicarchi filius,<text:line-break/>cum in aliis medicinae partibus praestantissimns tum lu na-<text:line-break/>turalibus speculationibus peritissimus, non recte mihi vide-<text:line-break/>tur depulsu, palpitatione, convulsione et tremore sentire;<text:line-break/>ut qni omnia arteriarum esse affectus, differre autem inter<text:line-break/>se magnitudine existimet; idcirco de omnibus ipsis com-<text:line-break/>muniter hoc libro a me tractandum esse putari, non ut Pra-<text:line-break/>xagoram lu iis, lu quibus errorem admittit falliturque,</text:span></text:p>
      <text:p text:style-name="P8"><text:span text:style-name="T2">redarguam, (id enim Herophiles ejus discipulus abunde facti-<text:line-break/>tavit) scd ut iis quae recte ille scripsit, ea quae desunt, ad-<text:line-break/>jieiam. De pulsu igitur*, quid tandem sit, et quomodo fieri<text:line-break/>soleat, in opere de pulsibus demonstratum est, et nunc tan-<text:line-break/>turn dicetur, quantum ad praesentem disputationem utile<text:line-break/>este videbitur; </text:span><text:span text:style-name="T47">de </text:span><text:span text:style-name="T2">aliis autem hoc commentario sum tracta-<text:line-break/>turus , inde sumpto initio.</text:span></text:p>
      <text:h text:style-name="Heading_20_2" text:outline-level="2">Cap. II.</text:h>
      <text:p text:style-name="P78"><text:span text:style-name="T2">Motus seusibiles in animantium corporibus,<text:line-break/>quum sana sunt, genere duplices apparent; ex impetu sane,<text:line-break/>aut arbitrio seu voluntate, aut quomodocunque nominare<text:line-break/>velint nominum quidem periti, rerum autem scientiam ne-<text:line-break/>gligentes; qui nervis, musculisque fiunt; atque has medici<text:line-break/>voluntarias actiones appellare solent; alii vero motus in ani-<text:line-break/>mantiurn corporibus existunt, tum in arteriis, tum corde,<text:line-break/>quos vitales nuncupant, (imo et aliud quoddam tertium ino-<text:line-break/>tuum genus in venis habetur,, , quod sensibus non percipitur)<text:line-break/>de quibus in praescntia dicere opus </text:span><text:span text:style-name="T24">.non </text:span><text:span text:style-name="T2">habeo ; verum, qui<text:line-break/>musculis et nervis perficitur’, per 'quem, et manus et crura</text:span></text:p>
      <text:p text:style-name="P10"><text:span text:style-name="T2">movemus, in tremoribus, convulsionibus, rigoribus morbi-<text:line-break/>nis, luterdum et in palpitationibus apparet. Omnes etenim<text:line-break/>ejusmodi affectus depravati motus sunt organorum eorun-<text:line-break/>dem, quibus arbitrarii sanorum motus obeuntur.</text:span></text:p>
      <text:h text:style-name="Heading_20_2" text:outline-level="2">Cap. III.</text:h>
      <text:p text:style-name="P78"><text:span text:style-name="T2">Tremor itaque facultatis corpus vehentis<text:line-break/>moventisque infirmitate oboritur. Non enim ex sc ipsis<text:line-break/>scilicet animantium partes, tam graves quum sint deorsum-<text:line-break/></text:span><text:span text:style-name="T29">• </text:span><text:span text:style-name="T2">que ferri natae, </text:span><text:span text:style-name="T6">'in omnem</text:span><text:span text:style-name="T2"> locum motum habent; verum'<text:line-break/>facultas, quae per nervos musculis a principio transrnitti-<text:line-break/>tur, tanquarn vehiculum quoddam et ala motus ipsis est;<text:line-break/>quam quum prorsus perdiderint (perdunt autem resolutae)<text:line-break/>deorsum seruntur, et axis cui penuae defluxerint instar-,<text:line-break/>concidunt; unde nullus ita affectis </text:span><text:span text:style-name="T6">partibus</text:span><text:span text:style-name="T2"> motus relinqui-<text:line-break/>tur.- - Sin autem facultas quidem reliqua suerit, scd pauca<text:line-break/>et imbecillis, ut neque corporis partes fatis attollat vehat-<text:line-break/>que, aut tanquarn grave pondus aliquod ferre nequeat ;no-<text:line-break/>cesse est parlem ita dispositam, in tremore conspici; siquiu</text:span></text:p>
      <text:p text:style-name="P10"><text:span text:style-name="T2">dem motus, qui ab imbecillibus supra vires et violenti et ad<text:line-break/>necessitatem fiunt</text:span><text:span text:style-name="T24">; </text:span><text:span text:style-name="T2">tremuli existunt. Puto te saepe vidisse'<text:line-break/>aliquem, qui gravi pondere fublato incedere violenter<text:line-break/>conaretur, quam cruribus intremiscat; quin etiam si mani-<text:line-break/>bus praeter vires grave aliquid portare aggrediatur, manus<text:line-break/>habebit tremulas.- </text:span><text:span text:style-name="T24">• </text:span><text:span text:style-name="T2">Pari modo homo quum timet 'expavescit-<text:line-break/>que aliquis, sive munibus quid facere, sive incedere volet,<text:line-break/>manus quidem, si nis functionem obire aliquam audeat, tre-<text:line-break/>mulas: tremula vero crura, si conetur incedere, habebit.<text:line-break/>Minuit enim et timor nihilominus caeteris virium robur;<text:line-break/>quae ubi semel collapsae suerint et debilitatae, quidvis etiam<text:line-break/>multo levissimum grave redditur; quapropter et corpus<text:line-break/>animantis, quod prius erat leve, oneris modo ipsas aggra-<text:line-break/>vati Ac senes simili modo ex imbecillitate, ut plurimum<text:line-break/>tremuli sunt. Praeterea, quibus ex morbo corporis robur<text:line-break/>laboravit, nec iis quoque citra tremores motus fiunt. Nam<text:line-break/>lu omnibus sic se habentibus facultas partes movens attol-<text:line-break/>lensque, nunc debilitata,, id quod </text:span><text:span text:style-name="T24">prius </text:span><text:span text:style-name="T2">attollere solebat,</text:span></text:p>
      <text:p text:style-name="P43"><text:span text:style-name="T2">amplius non potest, tanquarn in motu vacillans. Sivero,<text:line-break/>universum naturae robur, remiserit, tum corpora, facultate<text:line-break/>attollente destituta, suo pondere deorsum feruntur, ac illic,<text:line-break/>remanent quemadmodum in paralysibus, si universam facul-<text:line-break/>tatem robur omnino destituerit; quantum autem ipsius reli-<text:line-break/>quum est, id rursus vehere corpus conatur; verum neque<text:line-break/>nunc quantum vult, prae imbecillitate potest; .sed modice,<text:line-break/>quidem elevat, magis autem deficit, imperfectum mutilum-<text:line-break/>que hic quoque motum relinquens. Rursus igitur corpori-<text:line-break/>bus deorsum ferri concessit, quod quum continue fiat, et<text:line-break/>deorsum tendens latio sursum vergentem excipiat, rursus-<text:line-break/>que subjungatur sursum tendens, duplex sane et compositus<text:line-break/>totus fit motus, partibus loca semper per vices mutantibus.<text:line-break/>Nomen autem affectui est tremor, quo corpora deorsum pon-<text:line-break/>dere suo vergunt, -rursus autem lu altum a facultate attol-<text:line-break/>luntur.<text:tab/>-<text:tab/></text:span><text:span text:style-name="T24">.<text:tab/></text:span><text:span text:style-name="T2">• •.<text:tab/></text:span><text:span text:style-name="T26">.. </text:span><text:span text:style-name="T31">di. .i...</text:span><text:span text:style-name="T29"> r : </text:span><text:span text:style-name="T24">.&gt; </text:span><text:span text:style-name="T29">•_</text:span></text:p>
      <text:h text:style-name="Heading_20_2" text:outline-level="2">Cap. IV.</text:h>
      <text:p text:style-name="P78"><text:span text:style-name="T2">Sed et palpitatio, forstm nicer aliquis, ,si-<text:line-break/>inililer atque tremor, motus est involuntarius ac luvijtu$</text:span></text:p>
      <text:p text:style-name="P10"><text:span text:style-name="T2">partium, quae quum palpitant, attolluntur et deorsum agun-<text:line-break/>tur. Quomodo igitur tremor a palpitatione differret ? Hac-<text:line-break/>tenus sime nihil inter se discrepare videntur; verumtamen<text:line-break/>discrimen intercessit; neque enim locum affectum eundem<text:line-break/>esse trementibus, et palpitantibus, neque causam, neque<text:line-break/>symptoma dico. Quippe nemo, qui artus movere non in-<text:line-break/>stituerit, tremet; palpitantes autem partes, etiamsi lu quie-<text:line-break/>te suerint, etiamsi nullum ipsis motum induxeris, palpitant.<text:line-break/>Decipiuntur,hic quoque multi, dum capita treinnia conspi-<text:line-break/>ciunt, ac manum immobilem et crus, ut nisum fuerit, ex-<text:line-break/>tensum habentibus nonnullis, deinde nihilominus trementi-<text:line-break/>bus. Quos hanc fententiam docere convenit, quae non a<text:line-break/>me nunc primum dicitur, fed etiam a multis veterum, non<text:line-break/>quae moveri ridentur, ea moveri fola pronunciantibus.<text:line-break/>Multa siquidem citra motum esse ridentur, unum eundem-<text:line-break/>que locum obtinentia, nihilo autem minus moventur. Si-<text:line-break/>quidem aves non modo quum fmfum et deorsum feruntur,<text:line-break/>scd otium ,si locum unuin in aere occupent, lu motu tuno<text:line-break/>quoque esse </text:span><text:span text:style-name="T6">censent.</text:span><text:span text:style-name="T2"> Nam si lu eo loco mortuum axis cor-</text:span></text:p>
      <text:p text:style-name="P10"><text:span text:style-name="T2">pus situm fuerit</text:span><text:span text:style-name="T12">, </text:span><text:span text:style-name="T2">facile </text:span><text:span text:style-name="T47">ad </text:span><text:span text:style-name="T2">terram decidet, pondere </text:span><text:span text:style-name="T47">suo </text:span><text:span text:style-name="T2">lu-<text:line-break/>clinans. Unde constat et corpus quod lu eodem manebat<text:line-break/>loco, motus cujusdam auxilio lu sublimi constitisse, tanto<text:line-break/>utique motu, quantum haberet, si solo pondere deorsum<text:line-break/>ferretur. Quare quam immobilitatem esse putas, motus est<text:line-break/>compositus, ex duobus quibusdam constans, qui corpus lu<text:line-break/>contraria loca possunt.abducere; quorum si alterum sursum<text:line-break/>vergentem tollas, reliquum videbis facile corpus in locum<text:line-break/>inferiorem deducere. Hoc igitur et Hippocrates nis verbis<text:line-break/>docet: </text:span><text:span text:style-name="T6">Stare, ulceribus minime conducit.</text:span><text:span text:style-name="T2"> Et </text:span><text:span text:style-name="T47">alibi: </text:span><text:span text:style-name="T6">Si •<text:line-break/>in crure ulcus habeat, neque scdere, neque obambulare,<text:line-break/>Jed quiescere et otio vacare consari.</text:span><text:span text:style-name="T2"> Nam quietem et<text:line-break/>otium tanquarn profutura commendat; stare autem et fede-<text:line-break/>re minime prodesse ait,- ut quae </text:span><text:span text:style-name="T6">a</text:span><text:span text:style-name="T2"> conquiescendo et otiando<text:line-break/>sint diversa; etenim et tunc musculi, qui gestant corpus, et<text:line-break/>a terra attollunt eriguntque, intensi sunt; idcirco stare<text:line-break/>nihilo minus, quam obambulare, lassitudinem parit, ut quod<text:line-break/>et ipsum motusexistat. Anima igitur, quae corpus et.nio-</text:span></text:p>
      <text:p text:style-name="P8"><text:span text:style-name="T2">vet et erigit, ablata, statim </text:span><text:span text:style-name="T47">quod </text:span><text:span text:style-name="T2">prius rectum erat, in ter-<text:line-break/>ram inclinare videbis; quo </text:span><text:span text:style-name="T47">conflet </text:span><text:span text:style-name="T2">etiam' quum rectum erat,<text:line-break/>non suisse citra motum, </text:span><text:span text:style-name="T47">sed </text:span><text:span text:style-name="T2">habuisse aliquid, quod subleva-<text:line-break/>-ret, gestaret attolleretque ipsum. Ego itaque ne decum-<text:line-break/>bentem quidem homluem, si caput sublimius habeat,' pedes<text:line-break/>autem humiliores, citra motum omnino esse dixerim; subla-<text:line-break/>beretur enim facile ad pedes ex fublimiori lu declive vergens<text:line-break/>nisi motu contrario huic propeusioui reniteretur. Hacc sane<text:line-break/>et Hippocrates asserebat: </text:span><text:span text:style-name="T6">Si vero praeceps agatur, et a<text:line-break/>lecto ad pedes delabatur</text:span><text:span text:style-name="T46">, </text:span><text:span text:style-name="T6">gravius periculum minatur.<text:line-break/></text:span><text:span text:style-name="T2">Nam ad pedes sublabi decumbentem, facultatis extreme im-<text:line-break/>becillis nota est firmissima.. Stare etenim aut sedere aut sur-<text:line-break/>gere non posse, grave quidem, sed minus grave periculum<text:line-break/>innuit; quippe multi aegrotantium ad haec deveniunt defi-<text:line-break/>nuntque, ad extremam nondum luibecillitatem prolapsi: at<text:line-break/>decumbere non posse niventis modo; sed hic quoque tan-<text:line-break/>quam mortuum et inanimatum corpus deorsum ferri, ex-<text:line-break/>tremum malum. Hoc </text:span><text:span text:style-name="T6">Hippocrates</text:span><text:span text:style-name="T2"> lu commentario de hu-</text:span></text:p>
      <text:p text:style-name="P10"><text:span text:style-name="T2">moribus</text:span><text:span text:style-name="T12">, ἔρῥιψιν </text:span><text:span text:style-name="T2">i. e. </text:span><text:span text:style-name="T6">virium prostrationem</text:span><text:span text:style-name="T2"> appellavit</text:span><text:span text:style-name="T47">; </text:span><text:span text:style-name="T2">quod<text:line-break/>interpretes libri non lutelligentes, multa nugati sunt. Nam<text:line-break/>prostratum esse instar corpcris inanimati, omni robore pror-<text:line-break/>sus exsoluto et perdito, </text:span><text:span text:style-name="T12">ἔῥῥιψιν </text:span><text:span text:style-name="T2">vocavit; ut non idem sit<text:line-break/>prostratum esse ac decumbere, sed quam habet rationem de-<text:line-break/>labi ad decumbere. Ita etiam in avibus aliud est </text:span><text:span text:style-name="T6">ad</text:span><text:span text:style-name="T2"> terram<text:line-break/>devolare, aliud in terram decidere: etenim illud actio, hoc<text:line-break/>affectus est. Sinnliter igitur his actio quidem decubitus est,<text:line-break/>affectus autem prosti-atio. Quorsum igitur haec mihi dicun-<text:line-break/>tur? eo nempe, ut </text:span><text:span text:style-name="T47">isses, </text:span><text:span text:style-name="T2">qni aut crus aut manuin in altum<text:line-break/>sustulerunt, delude ita ut habent, fervunt, ne immotos esse<text:line-break/>arbitreris, neque si unum eundemque locum femper quam<text:line-break/>maxime occupent. At si nolis, ita dispositis motum adesse<text:line-break/>concedere, certe actionem ipsis omnino concedes, et hoc<text:line-break/>duplum simplicis actionis robur. Nam in simplicibus unum<text:line-break/>musculorum genus, aut flectentium, aut intendentium ar-<text:line-break/>tus, operatur; quum vero extensos ipsos conservas, utra-</text:span></text:p>
      <text:p text:style-name="P10"><text:span text:style-name="T2">que musculorum genera- pari robore functionem obeunti<text:line-break/>Quod fi hujus memineris, vera observans, quae prius dice-'<text:line-break/>bantur, verbaluvenies, </text:span><text:span text:style-name="T6">nempe,</text:span><text:span text:style-name="T2"> quod ei, qui nullum mo-<text:line-break/>tum aggredditur, tremor non obveniat; est enim impotentis,<text:line-break/>et infirmi motus symptoma. Unde cuivis constat, corpus,'<text:line-break/>cui moveri neutiquam licet, id neque circa motum imbecille<text:line-break/>er impotens fore.</text:span></text:p>
      <text:h text:style-name="Heading_20_2" text:outline-level="2">Cap. V.</text:h>
      <text:p text:style-name="P78"><text:span text:style-name="T2">Palpitatio autem iis etiam, quae non mo-<text:line-break/>ventur, partibus accidit. Etenim supercilium, palpebrae<text:line-break/>et oculus saepe citra omnem voluntatem attolluntur. Unde<text:line-break/>et hoc manifeste arbitror magnam habere vim tum ad affe-<text:line-break/>ctus naturae cognitionem tum- ad exactam a trementibus<text:line-break/>distinctionem. Nam quae in palpitantibus partibus elevatio-<text:line-break/>nes depressionesque apparent, • distentiones quaedam funt<text:line-break/>corporum, ut quae replentur-, et eorumdem subsidentiae,<text:line-break/>ut quae rursus inaniuntur. • Quae vero trementibus </text:span><text:span text:style-name="T6">acci-<text:line-break/>dunt,</text:span><text:span text:style-name="T2"> totius membri motus funt, quod -interdum deorsum<text:line-break/>quidem vergit, rursus autem ad superiora’fertur,' sed nullo</text:span></text:p>
      <text:p text:style-name="P10"><text:span text:style-name="T2">modo dilatatur, neque contrahitur-- Eapropter tota sane<text:line-break/>pars tremit, quum aliquid facere,aggredimur, nullo eorum,<text:line-break/>quae lu ea habentur, manente immobili; sed </text:span><text:span text:style-name="T5">simili</text:span><text:span text:style-name="T2">ter qui-<text:line-break/>demmusculi, similiter nis arteriae, nervi,, venae, ipsaque<text:line-break/>ossa et cutis nunc sursum, nunc deorsum feruntur. Pal-.<text:line-break/>pitant autem non omnia; nervum igitur, aut os, aut car-<text:line-break/>tilagluern, aut aliud quid hujusmodi nunquam rideas pul-<text:line-break/>pitare ; non enim habent ventrem, quo vicissirn dilatatu et<text:line-break/>contracto, attolli quidem quum dilatatur, collabi autem,<text:line-break/>quum contrahitur, partibus liceat Porro musculorumne<text:line-break/>sit affectus tantum palpitatio, ut Herophilus opinabatur, an<text:line-break/>etiam cutis, aut arteriarum, ut censebat Praxagoras, id<text:line-break/>rursus considerabimus: siquidem </text:span><text:span text:style-name="T6">ea</text:span><text:span text:style-name="T2"> speculatio ad lori affecti<text:line-break/>inquisitionem magis pertinet . Nunc autem tantillum repe-<text:line-break/>tentes ad priora digrediemur, nempe quod palpitatio di-</text:span><text:span text:style-name="T29">,<text:line-break/></text:span><text:span text:style-name="T2">latatio quaedam sit et contractio .praeter naturam, tremor<text:line-break/>autem motus partimn praeter voluntatem, quo sursum, de-<text:line-break/>orsumque xicissim;feruntur. Af idenr nnu ..est neque dila-</text:span></text:p>
      <text:p text:style-name="P10"><text:span text:style-name="T2">tari ac sursum ferri; neque contrahi ac deorsum vergere;<text:line-break/>Etenim quae sursum et.deorsum feruntur;-' priori faco; reli-<text:line-break/>cto in alium transeunt; quae dilatantur autem </text:span><text:span text:style-name="T6">et</text:span><text:span text:style-name="T2"> ecntra-<text:line-break/>hnntui, pristinam sedem conservantia partim ambientem<text:line-break/>regionem occupant, partim relinquunt. Quare moveri quia<text:line-break/>dem utrisque commune; tum quae dilatantur contrahuntur,<text:line-break/>que tum quae sursum er deorsum feruntur, pecullare autem<text:line-break/></text:span><text:span text:style-name="T47">nis </text:span><text:span text:style-name="T2">sane minorem locum aut ampliorem occupare,, ita ut ve-<text:line-break/></text:span><text:span text:style-name="T47">terem non </text:span><text:span text:style-name="T2">deserant, illis autem</text:span><text:span text:style-name="T6">, semper</text:span><text:span text:style-name="T2"> loca mutare ita<text:line-break/>ut nunquam in eodem maneant. -Opus autem, opinor, erit<text:line-break/>hic quoque distinctione, ut in totum ferino verus evadat.<text:line-break/>Nam: suepenumero jam pluribus simul musculis aut uno<text:line-break/>quodam insigni vehementer palpitante, attollitur quidem<text:line-break/>membrum una cum iis quae dilatantur., </text:span><text:span text:style-name="T34">,</text:span><text:span text:style-name="T2">concidit autem rur-<text:line-break/>fus cum iis quae contrahuntur. . Hic invitam elevationem<text:line-break/>depressionemque membri tremorem vocare non oportet;<text:line-break/>nam videbis manifesto musculos palpitantes, </text:span><text:span text:style-name="T6">a</text:span><text:span text:style-name="T2"> quibus mem-<text:line-break/>brum movetur; ipscque motus non-qualis trementibus</text:span></text:p>
      <text:p text:style-name="P10"><text:span text:style-name="T2">apparet. Nam lu iis, qni membrum totum lu motu pro-<text:line-break/>pter musculos palpitantes retinent, propriis et sensilibus ex-<text:line-break/>tremis uterque motus circumscribitur; trementium vero af-<text:line-break/>fectus talis non est, fed altero motu adhuc incipiente; ut<text:line-break/>ita dicam, contrarium ipsi fubjuiigi deprehendes, ut ad su-<text:line-break/>periora latio, semper deorsum tundentem excipiat; haec au-<text:line-break/>tem ab illa rursus continue impediatur, ita ut imperfecta<text:line-break/>semper sursum suti</text:span><text:span text:style-name="T8">0</text:span><text:span text:style-name="T2">, imperfecta quoque deorsum inclinatio<text:line-break/>existat. Aeliae,sane affectuum tibi notae erunt, his sym-<text:line-break/>ptomatis invicem, differunt. . Reliquum est, ut locum affe-<text:line-break/>ctum et causam efficientem consideremus. Palpitationum<text:line-break/>causam esse pronuncio, spiritum crassum et vaporosmn, cui<text:line-break/>non'sit transitus-. Hunc autem colligi oportere dico in ca-<text:line-break/>ritate quadam non admodum exigua, si pars distentionem<text:line-break/>sensibilem habitura sit. Atque totum quidem negotium sum-<text:line-break/>matiur explicatum esu Caeterurn oportet, ut cum tu sub-<text:line-break/>stantiam illam esse spiritualem demonstras, causae addas,<text:line-break/>ob. motus, generationis ac solutionis celeritatem. Quid</text:span></text:p>
      <text:p text:style-name="P10"><text:span text:style-name="T2">enim tum facile vel congregari, vel inaniri potest aliud,<text:line-break/>quam spiritus? Etenim quae hominem constituunt, ut Hip-<text:line-break/>pocrates nos docebat, sunt solida, , humida et. spiritus,<text:line-break/>Memluit autem ipsorum-nis ‘verbis, </text:span><text:span text:style-name="T6">(suntsueritia dicens, oon- '<text:line-break/>tentae et impetu ruentsa.</text:span><text:span text:style-name="T2"> Continentia quidem solida nun-<text:line-break/>cupans, ut quae, comprehendant tegantque humida,; con-<text:line-break/></text:span><text:span text:style-name="T6">tenta,</text:span><text:span text:style-name="T2"> autem,.. humores, ni qni a solidis comprehendantur.;<text:line-break/>quae.impetu feruntur, spiritus,- si qnidem ili omnem cor-<text:line-break/>poris partem momento temporis et facile ef"citra impedi-<text:line-break/>inentum perveniunt. Citam igitur, vacuationem, aut reple-<text:line-break/>tionem , aut distentionem, aut coritractionenr, aut depressio,-<text:line-break/>nem, aut elationem, aut alium quendam motum, nullum<text:line-break/>ex omnibus praeter spiritum effecerit. : Q.uare .et palpitatio-<text:line-break/>nnm causa substantia quidem- spiritus,., qualitas autem<text:line-break/>substantiae hunriditas est et crassities, ut paulo ante dice-<text:line-break/>bamus, quum crassum eum vaporosumque nominavimus.<text:line-break/>Si enim aethereus suerit tenuis et purus, nitra impedimentum<text:line-break/>transiens, neque replebit unquam, neque vacuabit paites-i<text:line-break/>crassior autem, quam meatus corporum exigant, in quibus</text:span></text:p>
      <text:p text:style-name="P10"><text:span text:style-name="T2">colligitur, reclusus' intus, 'si quidem cavitatem corpus obti-<text:line-break/>net; haric replens, etlexritat et distendit regionem circum-<text:line-break/>fluam; sin minus';’ luter duo collectus 'corpora, 'ab nno </text:span><text:span text:style-name="T47">ad<text:line-break/></text:span><text:span text:style-name="T2">alterum transit, afcititinm sibi sinum efficiens. Hic sane<text:line-break/>modus secundus dictus"'etiam in cute crebro palpitationes<text:line-break/>excitat, non' cute ipsa cavitatem quandam in fe sortita, sed<text:line-break/>in spatio, quod cutem etoorpora subjecta intercessit, spiri-<text:line-break/>tus tunc colligitur,' Prior autem dictus modus lu musculis<text:line-break/>potissimum accidit; in'nis enim cavitates et multae sunt<text:line-break/>et exiguam Praxagoras autem pulsum arteriis attribuit, sic-<text:line-break/>ut nimirum'et palpitationem,</text:span><text:span text:style-name="T34">_ </text:span><text:span text:style-name="T2">tremorem et convulsionem<text:line-break/>arteriarum affectus nssealrcit'. ac pulsum sane in naturali<text:line-break/>statis, palpitationem vero , tremorem’ et convulsionem ma-<text:line-break/>gnitudiue invicem differre, sed motus esse praeter naturam.<text:line-break/>Quod autem non recte senserit, solis arteriis palpitationem<text:line-break/>attribuens, liaUd difficile est deprehendere; iram manifesto<text:line-break/>videre est frequenter et cutem palpitantem 'ei musculos.</text:span></text:p>
      <text:p text:style-name="P10"><text:span text:style-name="T2">cum nulla in eo loco sit arteria: vel si esse quandam contin-<text:line-break/>gat; ea sit admodum exigua, unde liceat manifesto alicui<text:line-break/>cognoscere, tantam</text:span><text:span text:style-name="T8">1</text:span><text:span text:style-name="T2"> distentionem non ex arteriae magnitudi-<text:line-break/>ne proficisci. - Porro num fecte nonnullfmusculosis </text:span><text:span text:style-name="T6">corpo-<text:line-break/>ribus</text:span><text:span text:style-name="T2"> solis palpitationem attribuant; id milii musto dignius<text:line-break/>consideratione videtur. Ego etenim etiam plane existimo,<text:line-break/>arteriam manifesto non modo palpitans, fed etiain convul-<text:line-break/>forium quid saepe repraesentantem inveniri, quemadmodum<text:line-break/>et alii pulsuum periti fatentur. Verum de hoc disputatio<text:line-break/>prolixior est, et in libris de pulsibus comprehensu Jam<text:line-break/>plerisque hominum non ruro palpitationes lu fola cute evi-<text:line-break/>denter fieri apparent, 'cum vaporosus spiritus in aliqua ipsius<text:line-break/>parte generatus retinetur, etintransitu moraturi ita etiam;<text:line-break/>si in musculis ani alio quodam corpore spiritus flatulentus<text:line-break/>redundaverit, in illa palpitationem excitat. Quoniam vero<text:line-break/>spiritus crassus, nebulosus, aut caliginosus, aut flatulentus,<text:line-break/>aut quomodocumque nominare velis, palpitationis causa est,<text:line-break/>ideo et aetates frigidiores palpitationi obnoxiaefunt, natura</text:span></text:p>
      <text:p text:style-name="P44"><text:span text:style-name="T43">— </text:span><text:span text:style-name="T40">.».&gt;,!• </text:span><text:span text:style-name="T34">s </text:span><text:span text:style-name="T38">...<text:tab/></text:span><text:span text:style-name="T43">•<text:tab/></text:span><text:span text:style-name="T40">.,,e </text:span><text:span text:style-name="T43">. ,' , </text:span><text:span text:style-name="T38">.. </text:span><text:span text:style-name="T40">ini </text:span><text:span text:style-name="T43">/<text:tab/>-,<text:tab/>ν • </text:span><text:span text:style-name="T38">•<text:tab/></text:span><text:span text:style-name="T28">•<text:tab/>-<text:tab/>’ </text:span><text:span text:style-name="T34">»</text:span></text:p>
      <text:p text:style-name="P9"><text:span text:style-name="T2">corporis frigidior , regiones frigidae, anni tempus hibernum,<text:line-break/>vita otiosa in repletione et ebrietate, cibi frigidi et flatulenti,<text:line-break/>et ut semel dicam; omnia quae corpus refrigerant. Quae<text:line-break/>vero nis contraria sunt, palpitationes statim tollunt. Nani<text:line-break/>calefacientia spiritum attenuant ,et corpora reddunt rara<text:line-break/>molliaque; refrigerantia autem densant quidem et contra-<text:line-break/>hunt, et corporum meatus cogunt connivere; incrassant au-<text:line-break/>tem coarctantque et turbidum reddunt spiritum; facile<text:line-break/>igitur retinetur, a perspiratu impeditus tuor sua ipsius eras-<text:line-break/>sitie, tum corporum ipsum continentium densitate. Calida<text:line-break/>rursus contrario refrigerantibus modo dum fundunt, laxant,<text:line-break/>aperiunt corporum meatus, ipsum que spiritum attenuant,<text:line-break/></text:span><text:span text:style-name="T24">at </text:span><text:span text:style-name="T2">ad motum facile incitant, faciles ita transitus ipsi efficiunt.<text:line-break/>Quapropter etiam veteres medici palpitationum remedia ad- </text:span><text:span text:style-name="T40">“<text:line-break/></text:span><text:span text:style-name="T2">invenere, quae extenuare et calefacere possunt; cujusrnodi<text:line-break/>funt, quae constant euphorbio, pyrethro, limnesia; sul-<text:line-break/>phure </text:span><text:span text:style-name="T24">et </text:span><text:span text:style-name="T2">pipere, aliaque id genus composita medicamenta;</text:span></text:p>
      <text:p text:style-name="P10"><text:span text:style-name="T2">item luter aquas, • quae e terra prosiliunt calidae, atque ex<text:line-break/>his, potissimum nitrosae, sulphuratae et brtumlunsae, eas-<text:line-break/>que commendant. Utuntur autem et marina aqua, cale-<text:line-break/>facientes ipsam, et muria, si marina desit. Tum potui ex-<text:line-break/>hibent medicamenta calida, praesertim ex castorio consecta.<text:line-break/>Hoc sane etiam extrinsecus impositum, non modo epotum,<text:line-break/>generosum est medicamentum, ut quod calefacere simul et<text:line-break/>extenuare siccareque abunde possit. Palpitationis sane om-<text:line-break/>nis ex frigido generatio est; tremoris autem neque nua oc-<text:line-break/>casio' neque causa</text:span><text:span text:style-name="T6">semper</text:span><text:span text:style-name="T2"> frigida est; verum affectio quidem,<text:line-break/>facultatis corpus moventis est imbecillitas; causae autem,<text:line-break/>quae huc corpus perducere potest, non una fpecies est; scd<text:line-break/>vel alimenti inopia, quemadmodum in cholera, valido alni<text:line-break/>profluvio, largo sanguinis fluore, aut magno jejunio; vel<text:line-break/>vitali robore soluto, quemadmodnin in stomachicis et car-<text:line-break/>diacis exolutionibus; vel' violento et valido frigore occu-<text:line-break/>pante, aut plenitudine ipsa ponderis modo degravante, im-<text:line-break/>becilla ad motus efficitur. Unde neque mia remediorum</text:span></text:p>
      <text:p text:style-name="P10"><text:span text:style-name="T2">species‘trementibus, quemadmodumpalpitantibus, </text:span><text:span text:style-name="T6">adhiberi<text:line-break/>pdtesi.r</text:span><text:span text:style-name="T2"> Verum si a perfrictione tremorem experiantur, ca-<text:line-break/>lidum ipsis praefidio est. Nam qui per hiemem iter facien-<text:line-break/>tes, deinde valido frigore correpti, semimortui et tremuli<text:line-break/>domitm -revertuntur, facillime </text:span><text:span text:style-name="T47">ab </text:span><text:span text:style-name="T2">affectu liberati sunt caloris<text:line-break/>bfaeficio.y Similiter -his medemur et illis, qniper refrige-<text:line-break/>rantes febrium insultus et rigent et tremunt. At si dis-<text:line-break/>cirssi fiunt trennili, ut in deliquiis cardiacis et stomachicis,<text:line-break/>calefacere hos extremum malum'est; quippe contrarium lu<text:line-break/>litis convenit, nempe cutem densare, quae refrigerant; ad-<text:line-break/>stringunt coarctantque meatus, adhibentes, non quae cale-<text:line-break/>faoiunt, laxant et adaperiunt. Quod si penuria alimenti,<text:line-break/>ut-lu-longis jejuniis aut immoderatis vacuatiorribus, </text:span><text:span text:style-name="T47">tre-<text:line-break/></text:span><text:span text:style-name="T2">„mores oboriantur, hoc ne verbis quidem indiget; cuivis<text:line-break/>enim constat, alimentum nos desiderare. Qni autem viribus<text:line-break/>humorum copia gravatis tremunt, his vacuationes remedio<text:line-break/>funt; quemadmodum et Hippocrates alicubi docet his ver-<text:line-break/>bis: </text:span><text:span text:style-name="T6">Esiyrnargei ancillae, oui neque sanguis fluxerat,</text:span></text:p>
      <text:p text:style-name="P10"><text:span text:style-name="T6">postquam siliam peperisisct , os autem vulvae aversum erat,<text:line-break/>da dolor in coxam 'et erus pertingebat., ex talo sanguis<text:line-break/>detractus profuit p etsi tremores totum corpus occuparent-.<text:line-break/></text:span><text:span text:style-name="T2">Sed ad occasionem veniendum et occcasionis fomitem. Mu-<text:line-break/>lieris meminit, quae a partu ea puerperii purgatione, quae<text:line-break/>fecundae vocantur, non purgata, deinde fremore correpta<text:line-break/>est. Hanc, inquit, sanani sanguine o malleolo detracto,<text:line-break/>etsi tremores totum corpus occupabunt. Quid ergo aliud hic •<text:line-break/>subiudieat, quarn quod alius sanguinem non misisset? Fri-<text:line-break/>gidus enim affectus tremor esse creditur, sanguis vero cali-<text:line-break/>dus. - Non' igitur ausus fuisset aliquis sanguinem vacuare in<text:line-break/>affectu, qni calefieri desiderat. Ego tamen, inquit, ausus<text:line-break/>sum; et rationem docet. Sed ad causam veniendum est et<text:line-break/>ad caulae fomitem. </text:span><text:span text:style-name="T24">• </text:span><text:span text:style-name="T2">ld quod infestabat, inquit, et infestan-<text:line-break/>tis causam noveram. Quod igitur infestabat, sanguinis </text:span><text:span text:style-name="T6">co-<text:line-break/>pia</text:span><text:span text:style-name="T2"> erat; causa ipsius, vulvae ad coxas inclinatio, propter<text:line-break/>quam mulier purgata non erat. Sanguis igitur’, quem va-<text:line-break/>cuatum esse oportebat, non evacuatus, scd in corpore ober-</text:span></text:p>
      <text:p text:style-name="P10"><text:span text:style-name="T2">rans, naturae pondus erat. Unde tremoris causam intelli-<text:line-break/>gens, sanguinis copiam, fomitem vero causae uteri affectum;<text:line-break/>deinde copia quidem vacuationern indicanto, parte autem<text:line-break/>affecta locum per quem vacuare conveniebat, ambo haec<text:line-break/>conjungens, sanguinis detractionem ex malleolo molitus est;<text:line-break/>sanguinis quidem detractionem; quoniam sanguinem vacuare<text:line-break/>volebat; e malleolo autem, quia uterus affligebatur. Quod<text:line-break/>igitur, sanguine abundante venam lucidere oportet, cuique<text:line-break/>arbitror manifestum, siquidem in venis ille continetur,' Quod<text:line-break/>autem utero affecto, circa malleolum aut in poplite secare*<text:line-break/>convenit, nisi prius venarum communiones ex anatcme di-<text:line-break/>diceris,, haud poteris id, quod dico, assequi. Alia enim<text:line-break/>alii corporis parti vena communicat, oportetque vacuatio-<text:line-break/>nes semper ex communibus moliri; nam si venas nihil parti<text:line-break/>affectae communicantes incideris, neque affectae medeberis,<text:line-break/>et sanam semper ostendes. Necessarium igitur semper ride-<text:line-break/>tur, eum qui recte medebitur, causam ex qua affectus<text:line-break/>oritur cognoscere. Verum de tremoris causa haec sufficiunt.</text:span></text:p>
      <text:p text:style-name="P8"><text:span text:style-name="T2">Locus autem affectus in tremoribus unus necessario nullus</text:span></text:p>
      <text:p text:style-name="P9"><text:span text:style-name="T51">-. </text:span><text:span text:style-name="T2">est; atque hoc loco carpendi mihi veniunt Praxagoras et<text:line-break/>Herophllus; ille, quod arteriarum affectum tremorem dixe-<text:line-break/>rit; Herophllus; quod tremorem lu nervoso ipso genere,<text:line-break/>semper constitui ostendere contendat. Praxagoras igitur<text:line-break/>longe a vero abest; Herophllus autem deceptus.est,' dum fa-<text:line-break/>cultatis affectum instrumentis attribuit. Quod etenim ner- </text:span><text:span text:style-name="T29">-<text:line-break/></text:span><text:span text:style-name="T2">vosum genus, non arteriosum, motibus voluntariis serviret,<text:line-break/></text:span><text:span text:style-name="T32">!</text:span><text:span text:style-name="T29">y. </text:span><text:span text:style-name="T2">recte lutelligebat; quoniam autem non idem nervorum cor-<text:line-break/>pus motus causa existit, sed hoc quidem organum; causa<text:line-break/>autem movens, facultas est, </text:span><text:span text:style-name="T47">quae </text:span><text:span text:style-name="T2">per nervos dispensatur:<text:line-break/>hic reprehendendus venit, qui facultatem et organum, non<text:line-break/>distinxerit. Si enim distinuisset, statim utique opus laesum<text:line-break/>iri, non instrumentorum modo.,, scd etiam facultatum affectu<text:line-break/>deprehendisset lu mortuis igitur neque nervi, neque mu-<text:line-break/>sculi affectus ullos experti funt, quos pati ipsus et Heroplti-<text:line-break/>lus et Praxagoras arbitrantur; deseruit autem eos omnis<text:line-break/>motus protinus una cum anima; at hujus instrumenta mu-</text:span></text:p>
      <text:p text:style-name="P8"><text:span text:style-name="T2">sculi sunt et nervi. . Noni igitur musculi est neque nervi<text:line-break/>movere, sed animae. 'Neque enim tibiarum opus est tibi-<text:line-break/>einium, neque citharae citharifis</text:span><text:span text:style-name="T47">; </text:span><text:span text:style-name="T2">scd tibicinium opus<text:line-break/>quidem est tibicinis, per instrumenta tibiarum; citharifis<text:line-break/>vero, musici,,instrumentum autem cithara. Depravabitur<text:line-break/>autem et tibiae et citharae sonus plerumque propter ope-<text:line-break/>rum artifices; interdum autem propter instrumentorum,<text:line-break/>quibus utuntur, laesionem; ita et motus in animante arbi-<text:line-break/>trarii opifex quidem artisexque facultas est, quae animal<text:line-break/>gubernat; instrumenta autem nervi et musculi. Itaque<text:line-break/>non moveri </text:span><text:span text:style-name="T47">et </text:span><text:span text:style-name="T2">prave moveri, aut ob instrumentorum' </text:span><text:span text:style-name="T6">af-<text:line-break/>fectum,</text:span><text:span text:style-name="T2"> aut facultatem nis instrumentis utentem accidet;<text:line-break/>Palpitationes igitur, convulsiones et paralyses instrumen-<text:line-break/>torurn laesiones funt, tremores autem facultatis imbecillae<text:line-break/>affectus.</text:span></text:p>
      <text:h text:style-name="Heading_20_2" text:outline-level="2">Cap. VI.</text:h>
      <text:p text:style-name="P78"><text:span text:style-name="T2">Ac tremor sane a palpitatione manifeste<text:line-break/>dlllinctus est ; a rigore autem tremorem hoc paeto distinguas<text:line-break/>licet. Piius autem considerandum venit, quid fit rigori.</text:span></text:p>
      <text:p text:style-name="P10"><text:span text:style-name="T2">etenim et </text:span><text:span text:style-name="T47">hoc </text:span><text:span text:style-name="T2">ex iis, </text:span><text:span text:style-name="T47">quae </text:span><text:span text:style-name="T2">admodum sunt cognita, esse pu-<text:line-break/>tatur; nihilo tamen mluus difficile dijudicatu est, non eo;<text:line-break/>Polum, quod causam invenire, vel affectionem, quae ex ea<text:line-break/>corpori obvenit, haud </text:span><text:span text:style-name="T14">prodive.su; </text:span><text:span text:style-name="T2">sed ante haec adhuc,<text:line-break/>quod lu ipsa notionis descriptione errare milii' ridentur.<text:line-break/>Rigorem enim si ita. absolute perfrictionem dixeris, ut non-<text:line-break/>nulli pronunriarunt, error manifestus est; quum multi qui-<text:line-break/>dem vehementer perfrigerentur, non tamen etiam rigeant:<text:line-break/>imo nec si vehementem perfrictionem statuas, ne hoc qui-<text:line-break/>dem verum esu Nam qui stomachice , aut cardiace laborant,<text:line-break/>vehementer quidem frigent, non autem rigent. Jam per-<text:line-break/>frictionem cum tremore rigorem dicere, lu quam senten-<text:line-break/>tiam plerique medicorum descendunt, occasionem habet de-<text:line-break/>ceptionis concussionem corporis ac agitationem, quae vehe-<text:line-break/>mentibus rigoribus conjuncta esu Arguitur autem manifesto,<text:line-break/>quod neque omnibus rigentibus accidat, sed solis vehemen-<text:line-break/>ter. rigentibus: neque iis,. quibus accidit, affectus qui ad-<text:line-break/>venit, sit tremor, sed quaedam veluti concussio et agitatio.<text:line-break/>Tremor etenim, ut demonstravimus, nisi partem movere</text:span></text:p>
      <text:p text:style-name="P10"><text:span text:style-name="T2">velit, non accidet; concussio autemj quae validos rigores<text:line-break/>comitatur, tam violenta et necessario corporibus lucrdit,<text:line-break/>ut conquiescere non liceat, etiamsi qnis strenue admodum<text:line-break/>renitatur. Ac tremor sane unius partis affectus, rigor au-.<text:line-break/>tem totius corporis esu Unde mihi et Platonem mirari<text:line-break/>fubit, qui tremorem cum rigore consundaf. Si enim ii,<text:line-break/>qui rigorem interpretati sunt tremorem cum j trfrictione,<text:line-break/>aberrarunt, quomodo ipse, idem esse tremere et rigere exi-<text:line-break/>stimans, vera praedicaverit ? Nam praeter ea, quae dixi-<text:line-break/>mus absurda, etiam hoc adhuc ei refragatur, quod nonnulli<text:line-break/>tremant, nullum frigiditatis sensum habentes, non tamen<text:line-break/>fieri possit, ut quis citra perfrictionis sensum rigeat. Idcirco<text:line-break/>neque illi, qui rigorem perfrictionis sensum esse.'dictitarunt, •<text:line-break/>procul ab affectus notione absisse ridentur, non enim idem<text:line-break/>sane dixeris perfrixisse et frigus sentire. Quae enim' re-<text:line-break/>soluta sunt, torpida, difficili aut prorsus nullo sensu prae-<text:line-break/>dita, omnia perfrixerunt: item quod tremorem experitur,<text:line-break/>paraplexiam, epilepsiam, similiter et flatus, et aquam inter</text:span></text:p>
      <text:p text:style-name="P10"><text:span text:style-name="T2">cutem, et inflationes, </text:span><text:span text:style-name="T47">et </text:span><text:span text:style-name="T2">oedema totum frigidum est, scd<text:line-break/>nullum ex nis frigiditatem quae lu ipso est percipit, unde<text:line-break/>neque riget; sin autem sentiat, protinus certe et rigebit.<text:line-break/>Quas ob res Platonem dico non reete opinari, idem esse ri-<text:line-break/>gorem et tremorem, neque unius est partis affectus rigere,<text:line-break/>ut tremere; neque sensus frigiditatis trementibus, ut rigen-<text:line-break/>tibus ; et motus in </text:span><text:span text:style-name="T6">rigentibus</text:span><text:span text:style-name="T2"> sane citra movendi partes vo-<text:line-break/>luntatem omnino invitis est; in trementibus, non citra<text:line-break/>movendi arbitrium. Sed Platoni sane aliquis forsan con-<text:line-break/>donaverit , quod in tam tenuibus et medicis rebus errorem<text:line-break/>admittat, quamvis aliorum affectuum corporis prope 'om-<text:line-break/>nium generationem exacte sit persecutus; Athenaeum autem<text:line-break/>Attaleum demirari par est, multo etenim Platone adhuc re-<text:line-break/>centior, non lu causae rationibus modo Platonem sequitur,<text:line-break/>id enim tolerari poterat, sed etiam cicca notionem similiter<text:line-break/>atque ille consusus apparer. Neque enim rigoris tremo-<text:line-break/>risque notionem distinxit, describensque rigorem in hunc<text:line-break/>modum ait: </text:span><text:span text:style-name="T6">Pugnam doncusistonernqud hanc tremor rigor-</text:span></text:p>
      <text:p text:style-name="P10"><text:span text:style-name="T6">que comitatur , totus autem hic </text:span><text:span text:style-name="T46">affectus </text:span><text:span text:style-name="T6">frigidus, et causia<text:line-break/>efficiens idem nomen sortita esi,</text:span><text:span text:style-name="T2"> </text:span><text:span text:style-name="T47">ut et Plato </text:span><text:span text:style-name="T2">(inquit ille) af-<text:line-break/>firmat; liic enirn ipsam Platonis sententiam protulit. Habet<text:line-break/>autem universa hunc in modum: </text:span><text:span text:style-name="T6">nam humorum corporis<text:line-break/>partes grandiores quum </text:span><text:span text:style-name="T46">in </text:span><text:span text:style-name="T6">minorum sedes subire neque-<text:line-break/>ant, compellentes nostros morbosas {sunt autem minimij<text:line-break/>extrinsecus alium ex inaequali motum,</text:span><text:span text:style-name="T2"> (neque) </text:span><text:span text:style-name="T6">immotum<text:line-break/>ob aequalitatem et compulsionem facientes, conjungunt,<text:line-break/>quod autem praeter naturam cogitur, pugnat siecuridum<text:line-break/>naturam ipsum sibi, in contrarium repellens. Huic autem<text:line-break/>pugnae, et concujsioni tremor et rigor nomen positum esu<text:line-break/>frigidus affectus totusj hoc et ipsius, causa efficiens sortita<text:line-break/>esi</text:span><text:span text:style-name="T2"> nomen. Quod sane neque tremori idem sit rigor, imo nec<text:line-break/>perfrictio sunpliciter, neque etiam perfrictio valida, manifesto<text:line-break/>ostensum est. Quod autem paulo superius nictum est, nempe<text:line-break/>perfrictionem esse, sed sensibilem, discutiamus num fasso prola-<text:line-break/>tum sit. Nonnulli enim rigorem non sensibilem frigiditatem, sed<text:line-break/>molestam esse arbitrantur; si quidem ranlti etiam exsanis frigere</text:span></text:p>
      <text:p text:style-name="P45"><text:span text:style-name="T2">admodum se dicunt, alii sponte refrigerii- desiderio diutius in<text:line-break/>aqua frigida immorati, quidam autem etiam quia opus habent<text:line-break/>in frigida diutius versantur, rigent autem non statim, quemad—<text:line-break/>rnodum nec qui lavit, delude seipsurn in frigidam conjecit;,<text:line-break/>neque enim hic, nisi admodum diu immoretur, riget, etsi<text:line-break/>frigiditatis qualitatem manifesto-sentiat.<text:tab/>Quapropter 'quan-</text:span></text:p>
      <text:p text:style-name="P9"><text:span text:style-name="T2">tum ad frigiditatis sensum attinet, omnes ni statim rigerent,<text:line-break/>si rigor frigiditas esset scusibilis; sed non' rigent, merito;<text:line-break/>non enim est omnibus cum dolore refrigeratio; sed nonuulli<text:line-break/>ipsorum, qni aestivo tempore validuni calorem non toleran-<text:line-break/>tes lu frigidam sesc conjiciunt, adeo frigiditate oblectantur,<text:line-break/>ut tamdiu in ea morenturdonec tangenti tibi glariei modo<text:line-break/>refrigerati esse rideantur. An igitur totum jam habebimus,<text:line-break/>si rigorem dolorificam frigiditatem definiamus ? an quid ad-<text:line-break/>huc desideratur? Forte enim non quilibet rigor ita defi-<text:line-break/>niendus venit In aegrotantibus sane non idem esse ridetur<text:line-break/>rigere </text:span><text:span text:style-name="T6">ac</text:span><text:span text:style-name="T2"> .horrere,- aut frigere; dicimus igitur saepe acces-</text:span></text:p>
      <text:p text:style-name="P10"><text:span text:style-name="T2">sionis insultum,, huic sanecumrigcre, alteri cum horrore,<text:line-break/>alii .cum frigiditate sola obortum; et in omnium medicorum,<text:line-break/>commentariis idem usus verborum existit. Ita quum quis,<text:line-break/>nulla concussione corporis et agitatione perfrigescit, non<text:line-break/>hic riget,</text:span><text:span text:style-name="T6">verum st</text:span><text:span text:style-name="T2"> affectus rigor appellari debeat, luaequa-<text:line-break/>lem, • et, praeter </text:span><text:span text:style-name="T24">.</text:span><text:span text:style-name="T2">voluntatem motum ei accedere oportet;<text:line-break/>quod sine hoc accidit, si ne cutem quidem inaequaliter com-<text:line-break/>moveat,. persunitionem nominant; sin autem hanc quidem<text:line-break/>perturbet, ccmcutiatque per quosdam insultus, corpus au-<text:line-break/>tem totum non. .commoveat,, horrorem nominant</text:span><text:span text:style-name="T47">; </text:span><text:span text:style-name="T2">ut lue<text:line-break/>cutis sollus affectus talis existat, qualis totius corporis rigor..<text:line-break/>At in sanis alio modo rigere dicimus, extendentes ad om-<text:line-break/>nem dolorificanr perfrictionem; sin autem ratione morbi ob-<text:line-break/>veniat rigor, non sutis est hoc tantum dixisse, scd totius<text:line-break/>corporis perturbationem apponere convenit. Quod aliqus<text:line-break/>inducentes, perfrictionem cum tremore ipsum appellarunt;<text:line-break/>manifesto autem non funt interpretati; tremorem enim nun-<text:line-break/>cupare neutiquam oportet; fed agitationem quandam prae- .</text:span></text:p>
      <text:p text:style-name="P10"><text:span text:style-name="T2">ter voluntatem, aut vibrationem, aut concussionem; aut<text:line-break/>aliud id genus’ nomen luvenire ; nam tremoris vocabulum<text:line-break/>de pecusiari affectu eunciatur. Qui igitur morbi rigorem<text:line-break/>definiunt perfrictionem, -alium nullum dicere - videntur-<text:line-break/>quam eum, qui sanis accidit; essi morbosum' rigorem, de<text:line-break/>quo medici omnino disputant, etiam commemorati viri de-<text:line-break/>finire statuerant: morbidum autem vocamus</text:span><text:span text:style-name="T8">3</text:span><text:span text:style-name="T2">; quum a nulla<text:line-break/>exteriori causa violenta corpus, sed ex sc talem obtinet uf-<text:line-break/>fectionem. Ita enim, puto, Hippocrates quoque ajebat:<text:line-break/></text:span><text:span text:style-name="T6">Quum quis causa affligitur</text:span><text:span text:style-name="T46">, </text:span><text:span text:style-name="T6">si rigor superveniat, libera-<text:line-break/>tur. . •</text:span><text:span text:style-name="T2"> Non igitur aqua frigida febricitanti superfusa rigorem<text:line-break/>excitabitis, sed quum ex ipsa corporis affectione suscitatur.<text:line-break/>In eundem modum et haec sunt pronuntiata: </text:span><text:span text:style-name="T6">Cum rigore<text:line-break/>desipientia, malum. iterat. oblivio, malum.</text:span><text:span text:style-name="T2"> Rursus:,<text:line-break/></text:span><text:span text:style-name="T6">Sexto die rigores difficile judicium notant.</text:span><text:span text:style-name="T2"> Item: </text:span><text:span text:style-name="T6">Rigo~<text:line-break/>res incipiunt mulieribus ex lumbis per spinam potius , sed<text:line-break/>et viris potius retro quam ante.</text:span><text:span text:style-name="T2"> lu omnibus enim his<text:line-break/>rigor non qni sansa accidit, fed qni aegris; explicatus est,</text:span></text:p>
      <text:p text:style-name="P10"><text:span text:style-name="T2">qui est perfrictio dolorifica cum- quadam inaequali totius cor-’<text:line-break/>poris: .concussione. agitationeque. Quum igitur quid tan—<text:line-break/>dem rigor'sit noverimus, .deinceps inspiciamus et quae.causa-<text:line-break/>sitefficiens; quas potissimum antecedentescaulas comitetur,;<text:line-break/>et.quibus supervenlat affectionibus,- ac de universa ipsius,<text:line-break/>generatione. - Quod enim rigor nativi caloris affectus sit,,<text:line-break/>omnibus fere-.lu consesso- esu Requirit autem totus hic ser-<text:line-break/>mo auditorem diligentem, et </text:span><text:span text:style-name="T47">qui </text:span><text:span text:style-name="T2">plurimum mentis, habeat.;<text:line-break/>Ego etenim nativi caloris affectum rigorem, esse diri, ne.<text:line-break/>quis exterui'dictum esse ratus, mentiri forsan me opinetur<text:line-break/>contra. Erafistratum , Praxagoram, Plulotimum, Asclepia-<text:line-break/>dem, aliosque innumeros, . qui calorem non insitum, .scd<text:line-break/>usrititium esse censenti Quomodo enim ni nativi caloris.<text:line-break/>affectum dixerint, qui prorsus nativum .calorem ignorarunt?.<text:line-break/>Verum genuinum'sane,-ut diximus, non omnes calorem esse<text:line-break/>satejitur; generationem autein ei nscititiarn' molientes', varie<text:line-break/>alius.;aliam;-unum, sicc omnescon cedunt, </text:span><text:span text:style-name="T14">essealiquod.se-<text:line-break/></text:span><text:span text:style-name="T2">eundum" naturam in unoquoque animante .calidum </text:span><text:span text:style-name="T6">p.</text:span><text:span text:style-name="T2"> in -cori-</text:span></text:p>
      <text:p text:style-name="P10"><text:span text:style-name="T2">veniente mensura aestimatum; ac circa hoc rigorem, horro-<text:line-break/>rem, omnernque perfrictionem fieri ajunt. - Asclepiades<text:line-break/>igitur, quum non modo calidum, sed ne aliam quidem ul-<text:line-break/>lani facultatem insitam statuisset, omnem febrem propter<text:line-break/>quasdam corpusculorum </text:span><text:span text:style-name="T47">in </text:span><text:span text:style-name="T2">meatibus obstructiones semper<text:line-break/>constitui dictitat; in magnitudine autem meatu </text:span><text:span text:style-name="T24">•- </text:span><text:span text:style-name="T2">differen-<text:line-break/>tiam ipfius ponens, molitur ita ostendere/ quibus necessario<text:line-break/>conjunctus sit rigor, quibus, non.</text:span><text:span text:style-name="T24">. </text:span><text:span text:style-name="T2">Ac ego quidem nisi lon-r .<text:line-break/>glorem, quam par est, sermonem fore sperarem, et prae-<text:line-break/>xipue iniquum censerem </text:span><text:span text:style-name="T47">de </text:span><text:span text:style-name="T2">Asclepiade quidem solo agere,<text:line-break/>aliorum vero dicta omittere,</text:span><text:span text:style-name="T24">;</text:span><text:span text:style-name="T2">aut rursus omni mentionem'<text:line-break/>facere aggrediens; in longam ac lufinitam sermonis prolixi-<text:line-break/>tatem incidere; deinceps utique de omnibus opinionibus<text:line-break/>contemplatus, unde unaquaeque probabilem occasionem ha-<text:line-break/>beret, quid potissimum eis imponeret, et ubi aberrarent,<text:line-break/>quum, ostendissem, ita ad nostram descenderem opinionem.<text:line-break/>Verum hoc in aliud tempus differatur. Neque enim Athe-<text:line-break/>naeum laudo, qni de Asclepiade, Heraclide Pontico-, Stra-</text:span></text:p>
      <text:p text:style-name="P10"><text:span text:style-name="T47">tcne physico aliquid dicat, nullius autem aliorum memi-<text:line-break/>nerit; etsi non modo horum opiniones de rigore, sed alias<text:line-break/>multo plores nihilo minus celebres et probabiles explicare<text:line-break/>potuisset. Nos igitur luitio hoc sumpto, quod omnibus lu<text:line-break/>confesso est, nempe rigorem affectum.esse caloris in unoquo-<text:line-break/>que animante nativi, rideamus quomodo oriatur. Proce<text:line-break/>det autem disputatio ex Hippocratis principiis; nec vero<text:line-break/>corpuscula et meatus statuemus corporis. nostri elementa;<text:line-break/>ncque calorem, motus'aut collisionis aut alterius cujusdam<text:line-break/>caulae subolem pronunciabimus; scd corpus quidem tonim<text:line-break/>conspicabile et confluxlle censebimus; calorem autem non<text:line-break/>acquisitum, neque animalis generatione posteriorem, verum<text:line-break/>ipsum primum, primigenium et lufiturn. Ac natura sane<text:line-break/>et anima nihil aliud, quam hic, existit; quare si substan-<text:line-break/>tium per se. et semper mobilem ipsum intelligas, haud erra-<text:line-break/>bis. Singula autem haec scorsum indagemus, etsi de ipsis<text:line-break/>alibi discere licet; lu praesentia autem sermonis continuitas<text:line-break/>examinanda est. Nam calor lusitus, ceu scmper mobilis.</text:span></text:p>
      <text:p text:style-name="P10"><text:span text:style-name="T2">neque lutro solum, neque extra fertur; sed altertun ipsius<text:line-break/>motum alter semper excipit. Celeriter enim, si intus calor<text:line-break/>maneret, in immobilitatem cessaret; si foras efferretur,. et<text:line-break/>hic motus dissiparet ipsum atque hac ratione perderet; mo-<text:line-break/>dice autem extinetus et modice accensus, ut Heraclitus<text:line-break/>ajebat, semper mobilis ita perseverat. ' Incenditur igitur,<text:line-break/>quum ad intima inclinat alimenti appetens</text:span><text:span text:style-name="T47">; </text:span><text:span text:style-name="T2">ab' intimis vero<text:line-break/>elatus et undequaque dispersus, extinguitur, Verum ad<text:line-break/>superiora exterroraque lationem, et ut ita dicam explicatio-<text:line-break/>neni a suo principio</text:span><text:span text:style-name="T47">, </text:span><text:span text:style-name="T2">quod natata calidus sit, experitur;<text:line-break/>intro autem et deorsum, hoc est ad proprium principium<text:line-break/>viam </text:span><text:span text:style-name="T6">init,</text:span><text:span text:style-name="T2"> quoniam frigidi aliquatenus particeps est; quippe<text:line-break/>ex calido et frigido temperatus. Prima </text:span><text:span text:style-name="T6">fane</text:span><text:span text:style-name="T2"> calidi ratione<text:line-break/>sua sponte movetur, atque hoc potissimum ad actiones lu-<text:line-break/>diget; magnum tamen ipsi usum et frigidum exhibet. So-<text:line-break/>Iet eiinn calidum in sublime attolli ac secum alimentum<text:line-break/>adducere. Si autem frigidum non obstaret, etiam Ioirgissi-<text:line-break/>me, procederet. Fit autem frigidum hujusmodi caloris rno-</text:span></text:p>
      <text:p text:style-name="P10"><text:span text:style-name="T2">tui impedimento, ne dispersus aboleatur; quippe periculum<text:line-break/>est, ne ipse prae lenitate et impetu sursum a corporibus<text:line-break/>discedat; sed frigidum retinet impeditque, et vehementium<text:line-break/>nimii hujus motus tollit. Redeamus igitur ad superius in-<text:line-break/>stitutum, ostendentes qualisnam nativi caloris allectus sit<text:line-break/>rigor. Quod etenim ubi in naturalibus temperamenti ter-<text:line-break/>minis manet, animal sanitate fruatur, verbis non indiget;<text:line-break/>hoc est, quum-, ut Hippocrates ajebat, calidum et frigidum<text:line-break/>mutuo inter se temperamento mediocriter habent. Sin au-<text:line-break/>tcm alterum altero- sit fortius, animal aegrotare necesse est<text:line-break/>ea morbi speciei, quae causae superantis naturae respondeat.<text:line-break/>Inflammationes igitur, erysipelata, herpetes, carbunculi,<text:line-break/>affectus testantes fervorem aestnmque igneum</text:span><text:span text:style-name="T47">, </text:span><text:span text:style-name="T2">ac omnes fe-<text:line-break/>briles affectus, quum nis calidi evicerit; contra convulsio-<text:line-break/>nes, tetani, palpitationes, stupores, resolutiones, epilepsiae,<text:line-break/>et paraplegiae, frigidi superantis affectus. Ex hujusmodi<text:line-break/>affectibus unus est rigor hic, • non simpliciter perfrictio exi-<text:line-break/>flens, sed cum sensu; unde adjiciendum ei est, subita ac</text:span></text:p>
      <text:p text:style-name="P10"><text:span text:style-name="T2">universim facta. Praeterea vehementem perfrictionem et<text:line-break/>violentam esse oportet, ut manifeste ac vere definire liceat,<text:line-break/>rigorem insiti caloris perfrictionem esse subitam et violentam.<text:line-break/>Rursus enim, ut Plato dixit, </text:span><text:span text:style-name="T6">quod sensim et paulatim sit,<text:line-break/>insensibile-, quod autem scnsile, necejsc esi hoc vehementer<text:line-break/>moveri, et tremere siubito.</text:span><text:span text:style-name="T2"> Quare perfrictio quidem insen-<text:line-break/>silis longiori temporis spatio'et paulatim accidit; cita au-<text:line-break/>tem et emergens admodum, cum sensu prorsus contingit;<text:line-break/>neque enim hujusmodi affectus latere poterit. Talis autem<text:line-break/>affectus cum frigoris sensu non omnis dolorem adscrt, fed<text:line-break/>interdum etiam volup talern. Dicebat enim rursus Plato,<text:line-break/></text:span><text:span text:style-name="T6">affectum praeter naturam et violentum et celeriter dbo-<text:line-break/>rieniem in nostis dolorisicum ejsc • qui veto celeriter et conr.<text:line-break/>scrtim ad naturam redit si eum suavem ejsc.</text:span><text:span text:style-name="T2"> </text:span><text:span text:style-name="T47">Quare </text:span><text:span text:style-name="T2">utri-<text:line-break/>que et suavi et delorifico commune est, necessario</text:span><text:span text:style-name="T47">, </text:span><text:span text:style-name="T2">ne af-<text:line-break/>fectus lateat; conjunctum; -praeter hoc autem, quod noii<text:line-break/>latenter in naturalem statmn reducit; suave est; quod autem<text:line-break/>extra naturalem statum educit, dolorificum. Unde unum</text:span></text:p>
      <text:p text:style-name="P10"><text:span text:style-name="T2">et idem numero frigidum, partim oblectat, partim dolorem<text:line-break/>inseit; si quidem corpori praeter modum calefacto admovea-<text:line-break/>tur, omnino oblectat; nam immoderato calore laborans,-<text:line-break/>per deficientis frigidi ingressum mitigatum, oblectatur qui-<text:line-break/>dem quum mitigatur: suam autem naturam obtinens, si ce-,<text:line-break/>leriter et consertim refrigeres, dolore afficies, nam ob tem-<text:line-break/>peramenti immoderationem laborabit. Nam, ut ait Hippocra-<text:line-break/>tes, </text:span><text:span text:style-name="T6">quibus natura alteratur corntmpiiurque, dolores fiunt.<text:line-break/></text:span><text:span text:style-name="T2">Non solum igitur celerem et vehementem frigiditatem esse<text:line-break/>oportet, ut rigor oboriatur, sed adjicienda huic adhuc est<text:line-break/>violentia affectionis, hoc est praeter naturam status; ut<text:line-break/>rigor sit subita perfrictio in statum praeter naturam perdu-<text:line-break/>cens. Atque hoc mihi observandum lu hoc sermone vide-<text:line-break/>tur, praesertim si de affectus generatione vera quis pronun-<text:line-break/>ciaturus est, ubi dixerit, in rigore subitam violentamque<text:line-break/>nativi caloris perfrictionem fieri. Refrigeratur itaque etiam<text:line-break/>quum dissipatur, robore quod continet ipsum, destituente;<text:line-break/>item alimenti, ,a quo accendebatur, penuria; scd neuter ho-</text:span></text:p>
      <text:p text:style-name="P10"><text:span text:style-name="T2">rum affectuum rigorem efficit; aut omnes, qni moriuntur,<text:line-break/>rigereut. Quapropter corrumpi calidum, ut ita dicam, om-<text:line-break/>nibus mordentibus commune est, non tamen rigent; non<text:line-break/>enim absolute calidum refrigerari oportere assero, sed et su-<text:line-break/>bitu et violenter</text:span><text:span text:style-name="T47">, </text:span><text:span text:style-name="T2">hoc est robusium ipsum perseverans, ne-<text:line-break/>que substantia neque tenore laesum, ab exteriorum causa-<text:line-break/>rum aliqua infestari. Cousiderato mihi fl</text:span><text:span text:style-name="T5">amm</text:span><text:span text:style-name="T2">am extrinsecus<text:line-break/>interdum materiae unde accendebatur penuria interire, lui<text:line-break/>terdum lu solo splendido contabescere ac emori; rursus<text:line-break/>ab aqua multa extingui, aut lignorum super eam cumulatirn<text:line-break/>injecturum copia suffocari; quatuor haec accidentia qua-<text:line-break/>tuor de causis, non eodem omnia modo, flammam assiciunt.<text:line-break/>Ejus enim quae in sole contabescit, robur dissipatur, aeris<text:line-break/>nos ambientis violentia discussum; nam radiorum solis robur<text:line-break/>igne fortius est et durabilius. Quum vero materiae penua-<text:line-break/>ria non ainplins accenditur,, substantia deperdita, interit;<text:line-break/>quod enim accensum est, semper in motu ad exteriora discu-<text:line-break/>titur dissipaturque, intro autem inclinans alimenti accipien-</text:span></text:p>
      <text:p text:style-name="P10"><text:span text:style-name="T2">di gratia, delude eo alimento destituta, imbecilliter adeo sc-<text:line-break/>cnnda vice porrigitur. Materiae autem copia gravata et<text:line-break/>respiratione destituta strangulatur. De noxa autem quae<text:line-break/>ab aqua provenit, manifestius est quam ut verbis indigeat;<text:line-break/>pugna , enim valida flammae est adversus omnem sinceram et<text:line-break/>multam hunnditatem, ut si et oleum ipsi cumulatim exhibeas,<text:line-break/>necessum -sit, strepitum et concussionem quandam oboriri,<text:line-break/>igne propemodum voce violentiam fatente. Talem sane </text:span><text:span text:style-name="T6">af-<text:line-break/>fectura</text:span><text:span text:style-name="T2"> in calore lusito rigorem intelligito; neque enim,<text:line-break/>quum materiae. luopia calidum laborans nec alimentum<text:line-break/>sentiens contabescit, nec quum a copia ipsius grava-<text:line-break/>tum, nec quum imbecille labnscit, rigorem fieri de-<text:line-break/>prehendes; sed quum validus existit adeo, ut expandi<text:line-break/>possit, delude prohibetur. Propter hoc ipsum . etiam<text:line-break/>eoncuti corpus accidit, duplici hic • quoque et composito<text:line-break/>motu oborto, ut lu trementibus,- scd diversa ratione. Illic<text:line-break/>etenim facultatis corpus moventis imbecillitate mixtus mo-<text:line-break/>tus ortus est, prout robur membrum erigens remiserit, parte</text:span></text:p>
      <text:p text:style-name="P10"><text:span text:style-name="T2">semper deorsum sublabente, nunc autem naturali caloris<text:line-break/>motu vi impedito, rigor occurrit. Cupit etenim, utpote<text:line-break/>nec substantia nec robore oblaesus, expandi et in omnes<text:line-break/>corporis partes distribui; prohibitus autem et vi in altum<text:line-break/>repulsus, ad proprium principium resugit; quum autem ibi-<text:line-break/>dem manere nequeat, nam substantiae semper mobili loco<text:line-break/>consistere mors est, sese colligens et veluti in unum congre-<text:line-break/>gans, aequabiliter sane non intro libero motu protenditur,<text:line-break/>scd vehementi latione utens et veluti a carceribus exllicns,<text:line-break/>nonnunquam insurgit adversus ea, quae motum ipsius pro-<text:line-break/>hibent; illa sane propellere, vias autem sibi puras reddere<text:line-break/>contendens. At in ea impingens, a latione sane impetuosa<text:line-break/>cohibetur, totum autem corpus eo incursu perturbat... Nam<text:line-break/>-praeter alia etiam vaporosus nunc redditus, dum illiditur<text:line-break/>in ea, quae obsistunt, intro rursus resilit, ceu ictu reper-<text:line-break/>cussus, ac iterum ad principium revertitur; lude rursus<text:line-break/>erumpens incidit violentius</text:span><text:span text:style-name="T47">, </text:span><text:span text:style-name="T2">iterumque resilit etiam ab hoc</text:span></text:p>
      <text:p text:style-name="P10"><text:span text:style-name="T2">incursu; idque frequenter per successionem fit, quamdiu<text:line-break/>noxia perseverant. Hac itaque ratione affectus dolorificus,<text:line-break/>quippe corpore ex ictibus laborante, et motus inaequaliter<text:line-break/>luvanit, et in utroque motu animal riget. Nam quum in<text:line-break/>naturali statu erat,, counatus noster calor aequalibus et libe-<text:line-break/>ris transituum viis utebatur; tempore etmensmamotus lu fe<text:line-break/>luclinans, delude fe explicans; qumn autem riget,, motus<text:line-break/>ipsi neque inclinationes neque explicationes existunt; justius<text:line-break/>autem dixeris ipsum intro quidem proficiscentem, utar au-<text:line-break/>tem non meis, sed veterum virorum vocabulis, resilire, im-<text:line-break/>pelli, reprimi et concurrere ; foras autem tendentem,<text:line-break/>erumpere, excuti, elabi et exilire. Etenim et hae vetu-<text:line-break/>stiorum hominum dictiones funt, omnes recte prolatae et<text:line-break/>affectum accidentem, quam licet maxime, manifesto inter-<text:line-break/>pretantes. Concuti autem dico omnia in corpore, et<text:line-break/>agitari turbarique; ac omnis lu rigore motus inaequalis,<text:line-break/>inordinatus, citra voluntatem eveniens, </text:span><text:span text:style-name="T6">ob inaequalem,</text:span></text:p>
      <text:p text:style-name="P10"><text:span text:style-name="T2">validum et violentum illapsum luvasionemque et 'repul-<text:line-break/>sum caloris lusiti, vaporosi redditi, perficitur. 'Idciruo<text:line-break/>corpus post rigores amplius recalescit quam quum in ;natu-j<text:line-break/>rali statu calidum erat. Jam eflunduntur etiam sudores.<text:line-break/>Quum enim per multos insultus noxia libere propulerit,- et<text:line-break/>absolute respiraverit, tribus de causis.corpus incalescere ne-<text:line-break/>cesse est; primum, quod frequenter calor aperspicatu ex-<text:line-break/>teriori repressus in alto colligitur; deinde,, quod nunc to-<text:line-break/>tus foras vehementer expansus est; postremo, quod calor<text:line-break/>insultu,- ictu violentoque motu accendi soleat. Ac lignum<text:line-break/>aut lapidem confricans nonnunquam ignem accendes ;. - at'<text:line-break/>insitus spiritus, quum natura sit calidus, si vehementer mo-<text:line-break/>veatur, non rnulto magis accendetur? Sed hoc in natura-<text:line-break/>libus motibus ev.denter videre licet; nam currentes homines,<text:line-break/>luctantes, confricantesque se ac alio quodam modo moven--<text:line-break/>tes, nihilo minus lucalescunt quam si quis in sole aestivo<text:line-break/>et apud ignem incaluerit.. Saepe sane et in hujusmodi ex<text:line-break/>asto reditu calor veluti fervens aliquid humorum consertim</text:span></text:p>
      <text:p text:style-name="P10"><text:span text:style-name="T2">efiundrt, quod nempe sudorem appellamus. Quocirca</text:span><text:span text:style-name="T6">posi<text:line-break/>rigorem rescigeratum non recalefieri iterum, malum esi ',<text:line-break/></text:span><text:span text:style-name="T2">nam calor luter pugnandum victus est Vincitur autem<text:line-break/>nunc causae laedentis robore, nunc quum ipse est imbecil-<text:line-break/>lior. Sic, itaque et illud nictum est: </text:span><text:span text:style-name="T6">Ex rigore per frige- .<text:line-break/>ratio non recalescens, malum.</text:span><text:span text:style-name="T2"> Rursus affectiones utras-<text:line-break/>que, ob quas rigores fiunt exitiales, docens, inquit: </text:span><text:span text:style-name="T6">'Posi<text:line-break/>oculorum perversionem in febre laboriosa rigor pernicio-<text:line-break/>sius.</text:span><text:span text:style-name="T2"> Hic sane rigor vehementis causae suboles est; alius<text:line-break/>autein propter facultatis imbecillitatem, Iethalis: . </text:span><text:span text:style-name="T6">Si rigat<text:line-break/>incidat febre non intermittente , aegro jam debili, lethale.</text:span></text:p>
      <text:p text:style-name="P46"><text:span text:style-name="T2">Verum de his alibi uberius dicetur.<text:tab/></text:span><text:span text:style-name="T47">.</text:span></text:p>
      <text:h text:style-name="Heading_20_2" text:outline-level="2">Cap. VII.</text:h>
      <text:p text:style-name="P78"><text:span text:style-name="T2">In praesentia vero considerandum venit,<text:line-break/>nurn merito omnes fere rigorem frigidae Kiusae a£tribuant.<text:line-break/>Quod enim frigidus affectus </text:span><text:span text:style-name="T47">sit, </text:span><text:span text:style-name="T2">cuivis constat; an autem et<text:line-break/>causa ipsius efficiens talis existat,. lufpectione mihi dignum<text:line-break/>videtur. Tertianae igitur exquisitae, si quid aliud; certe,<text:line-break/>rigor nota est; nam accessiones una cum vehementibus rigo-;</text:span></text:p>
      <text:p text:style-name="P10"><text:span text:style-name="T2">ribus invadifirt, etsi febrem hanc nemo vel insanus ex frigido<text:line-break/>constitui humore 'dixit- Causiis enim est genere tanto, al-<text:line-break/>tero causo continuo iuferior, quanto calor febris et flammeus<text:line-break/>et perurens intermittit. Sitis autem assidua et refrigerii<text:line-break/>desiderium, </text:span><text:span text:style-name="T24">‘ </text:span><text:span text:style-name="T2">bilis merae vomitus , et quod post vomitiones<text:line-break/>•'aeger melius habet, quomodo non sunt omnia manifeste ©b<text:line-break/>calorem redundantem ? Quomodo igitur rigent lu tertianis?<text:line-break/>qr.tmodo in causis continuis, si non intermittentes, fed per-<text:line-break/>petuo urentes affligunt, rigor supervenit, et febrem P</text:span><text:span text:style-name="T8">er<text:line-break/></text:span><text:span text:style-name="T2">crisim solvit? • Caiise </text:span><text:span text:style-name="T6">namque laboranti,</text:span><text:span text:style-name="T2"> ait </text:span><text:span text:style-name="T6">-Hippocrates,<text:line-break/>si. rigor supervenerit, morbus solvitur</text:span><text:span text:style-name="T2">Imo acre et cali-<text:line-break/>dum medicamentum ulceri admotum, primum sanedolorem<text:line-break/>insert, mox horrorem, delude rigorem excitat, ac multos<text:line-break/>novimus tum </text:span><text:span text:style-name="T47">rig^Te, </text:span><text:span text:style-name="T2">tum febricitasse, ob ulcera ab acribus<text:line-break/>medicamentis irritata. Sed et inflammationem, quum in<text:line-break/>abscessum mutatur, rigorem horroremque c- </text:span><text:span text:style-name="T24">' </text:span><text:span text:style-name="T2">.itari necesse<text:line-break/>est. Mulsarum vero et aliarum affectionum, mentionem fa-<text:line-break/>cerem, 'lu qnibus rigor ob aerem potius quam frigidum</text:span></text:p>
      <text:p text:style-name="P10"><text:span text:style-name="T2">humorem clare constituitur</text:span><text:span text:style-name="T47">, </text:span><text:span text:style-name="T2">nisi sermonis prolixitatem vi-<text:line-break/>tarem. Ne igitur frigido soli coacti rigorem tribuamus,<text:line-break/>quoniam et horrendum aliquid auditu et spectatu nonuun-<text:line-break/>quam et rigorem et horrorem facit. Hoc sane et Plato, non<text:line-break/>tantum Hippocrates, sciebat. Quum igitur de morbis, qui<text:line-break/>ob flavam bilem fiunt, dissereret, rigoris etiam meminit;<text:line-break/>unde tum aliorum multorum gratia mirari subit medicos pest<text:line-break/>illum natos, tum lu sermonibus de rigore maxime. Quo-<text:line-break/>modo enim non grave est, si Plato non medicus novit etiam<text:line-break/>ex hile nonnunquam fieri rigorem, causamque invenire stn-<text:line-break/>duit, lu autem tantum ab hujus cognitione omnino absunt,<text:line-break/>ut ne ex bile quidem et acri quodam humore excitari rigorem<text:line-break/>sciant? Sed difficile est causam invenire, ronrodo oh acrem<text:line-break/>calidumque humorem frigidus affectus constituatur; forsan<text:line-break/>autem difficile non est, siquidem nec Plato dubitavit; multo<text:line-break/>autem fane satius erat, si re vera </text:span><text:span text:style-name="T5">diffi</text:span><text:span text:style-name="T2">cile est, non evertere<text:line-break/>conari rem evidenter apparentem, sed causae ignorantiam, </text:span><text:span text:style-name="T40">•(</text:span></text:p>
      <text:p text:style-name="P8"><text:span text:style-name="T2">faleri. Tollere autem id quod apparet, simile est ac si fatearis<text:line-break/></text:span><text:span text:style-name="T47">ne </text:span><text:span text:style-name="T2">ridere quidem nos, eo quod ignoremus quomodo ridea-<text:line-break/>mus. Quod igitur nihilominus ob acrem et calidum bunio-<text:line-break/>rem, quani frigidum et congelantem, rigor excitatur, longe<text:line-break/>verissimum esu Deinde inspiciendum est, uum frigidum aut<text:line-break/>acre simpliciter abundare </text:span><text:span text:style-name="T6">oporteat,</text:span><text:span text:style-name="T2"> ut rigorem possit ex-<text:line-break/>citure. Postea autem illud rnidtis incertum definiemus;' ne-<text:line-break/>quc enim simpliciter frigido humore redundante, neque sim-<text:line-break/>pliciter acri, rigor oritur. Sed de frigido sane superius<text:line-break/>manifesto ostendi, quum iu memoriam revocarem omne quod<text:line-break/>oedema, torporem, paralysin et aquam subter cutem re-<text:line-break/>praesenlat. De calido autem et acri nunc tibi indicabo;<text:line-break/>nam cacochymi, arquati et febricitantes acute causcque<text:line-break/>occupati omnes rigerent. Neque igitur , simpliciter aut fri-<text:line-break/>gidum humorem aut acrem ad rigoris generationem abuirdare<text:line-break/>oportet, fed peculiarem utrique.ipsorum modum esse opor-<text:line-break/></text:span><text:span text:style-name="T29">; </text:span><text:span text:style-name="T2">-tet. Erit autem modus; neque enim totum sermone perse-</text:span></text:p>
      <text:p text:style-name="P7"><text:span text:style-name="T2">'qni veri studiosis detrectandum est, aut copiae mensura, aut</text:span></text:p>
      <text:p text:style-name="P10"><text:span text:style-name="T2">hmnoris qualitas, aut locus'aliquis corporis,' lu quo hunc<text:line-break/>colligi oportet. Erit autem et in quo loco manet aut move-<text:line-break/>tur et lu motus modo haud parva differentia. Ad has<text:line-break/>igitur ipsas Plani quoque respiciens dicebat: </text:span><text:span text:style-name="T6">Quum fibrae<text:line-break/>in /anguine hanc sane vim habeant</text:span><text:span text:style-name="T46">, </text:span><text:span text:style-name="T6">bilis natura vetus<text:line-break/>sanguis sucta, ac rursus ex carnibus in hunc liquatu, . ca-<text:line-break/>lida at. humida paulatim primum incidens, propter fibra-<text:line-break/>rumfacultatem congelatur , congelascens autem et vi re-<text:line-break/>stincta hiemem tremoremque intus parit, copiosior autem<text:line-break/>influens, caliditatc, quae db ea venerat, fibras exuberans,<text:line-break/>praeterque modum exaestuans</text:span><text:span text:style-name="T46">, </text:span><text:span text:style-name="T6">conservat.</text:span><text:span text:style-name="T2"> In his Plato<text:line-break/>omnia conatus est persequi , quae in omnibus affectus gene-<text:line-break/>ribus scire convenit. Nam speciem humoris dixit, bilem<text:line-break/>ipsum nominans; indicavit et qualitatem, calidum et humi-<text:line-break/>dam appellans; unde'etiam hujusniodibilis exoriatur, nam<text:line-break/>ex carne liquescente ipsam fieri protulit; jam et locum in<text:line-break/>quem fluit adjecit, ex eo quod indicat bilem influentem a</text:span></text:p>
      <text:p text:style-name="P10"><text:span text:style-name="T2">fibris lu sanguine contentis concrescere. Huic orationi etiam<text:line-break/>affectus generatio adjuncta est, ubi hiemem tremoremque<text:line-break/>fieri pronuntiavit, hiemem sane nominans frigiditatis lu<text:line-break/>rigoribus sensum, tremorem autem inaequalem concussio-<text:line-break/>nem et agitationem, in qua non hunc modo, sed etiam mea<text:line-break/>dicormn plerosque hallucinatos dicimus. Nos enim superius<text:line-break/>motum lu tremore obortum ab eo, qni lu rigore accidit,<text:line-break/>distinximus. Quum igitur, ait, copiosior influens fibras<text:line-break/>evicerit, corpus excalesacit, </text:span><text:span text:style-name="T6">ad</text:span><text:span text:style-name="T2"> suam ipfius vim fibras trans-<text:line-break/>mutans vice versa, ut ipsa prius ab illis mutabatur. De<text:line-break/>veritate igitur eorum, quae Plato'dixit, considerare propo-<text:line-break/>situm nunc non est, quum in aliis commentariis fimus tracta-<text:line-break/>turi, sententiamque laturi de iis, quae in Timaeo memoriae<text:line-break/>mandavit. Quod autem nihil omiserit eorum, quae dici<text:line-break/>conveniebat ab illis, qui de rigore pronuntiant, id jam ex<text:line-break/>verbis ipsius apparet. Eteninrhumorem dixit, a quo rigor<text:line-break/>nascitur, et locum in quem fluit, motusque speciem; prae-<text:line-break/>terea modum quo refrigerator et rursus incalescit coipus.</text:span></text:p>
      <text:p text:style-name="P10"><text:span text:style-name="T2">Itaque de Platonis opinione lu expositione eorum, quae ipsis<text:line-break/>in Timaeo medice, prodidit, examinabimus. Nunc autem<text:line-break/>nostrani proferimus sententiam, accommodantes ea, quae<text:line-break/>ex Hippocratis opinione paulo ante dicta sunt. Etenim ca-<text:line-break/>lidorum medicaminum applicationibus nonnunquam, solus<text:line-break/>horror, saepe et rigor supervenit; quemadmodum in causis<text:line-break/>et tertianis febribus, quum flava bilis non in vuforum con-<text:line-break/>ceptaculis , fed per carnes movetur, vel quod copiosior </text:span><text:span text:style-name="T47">hic<text:line-break/></text:span><text:span text:style-name="T2">humor in ipsis creatus sit, vel quod per ipsas a natura ex-<text:line-break/>purgetur, Hae enim ipsa ratione sola ardentes scbres a </text:span><text:span text:style-name="T47">ter-<text:line-break/></text:span><text:span text:style-name="T2">tianis differunt, quod ardentes in vasis bilem habeant, </text:span><text:span text:style-name="T47">ter-<text:line-break/></text:span><text:span text:style-name="T2">tianae extra vnsa per sensilia corpora vagantem; nam dum<text:line-break/>per ipsa rapitur, acrimonia laedens» dolorem excitat. Con-<text:line-break/>tlugit </text:span><text:span text:style-name="T6">igitur</text:span><text:span text:style-name="T2"> interea duo quaedam fieri, inclinare.nempe in<text:line-break/>corporis altunr sanguinem, atque ideo-exteriora ejus re-<text:line-break/>frigerari; partes autem ipsas, corporis, iir quibus bilis est,<text:line-break/>unamquanque ipsam a. se ad- vicinam excreirice alienorunrsa-</text:span></text:p>
      <text:p text:style-name="P10"><text:span text:style-name="T2">cultate propellere, usque dum ex omnibus abacta</text:span><text:span text:style-name="T47">, </text:span><text:span text:style-name="T2">per su-<text:line-break/>dores aut vomitus aut etiam per alvum fuerit excreta. Hoc<text:line-break/>autem et cruditate laborantibus, aut vitioso humore plenis,<text:line-break/>aut in solem aestivum aut balueum progressis, aut exercitatis<text:line-break/>accidit; horrore itaque statim corripiuntur, nonnulli ipso-<text:line-break/>rum etiam rigent. Oportet enim non modo causam quan-<text:line-break/>dam lu' nobis esse mordacem, scd etiam vehementer agita-<text:line-break/>tam ; si factura sit rigorem; ac co</text:span><text:span text:style-name="T5">mm</text:span><text:span text:style-name="T2">une hoc utrique cau-<text:line-break/>sarum generi accidit, et quae frigidae, et quae calidae fa-<text:line-break/>cultatibus existunt, nempe ut corpus dolorifice moveant.<text:line-break/>Ideoque lu quartanis febribus et tertianis rigor simul invadit,<text:line-break/>etsi ab humoribus contrariis facultate constituuntur; frigi-<text:line-break/>dus etenim melancholicus humor, calidus autem flavae bilis.<text:line-break/>Non absolute autem abundare ipsos dixi oportere, si aut- ri-<text:line-break/>gorem aut horrorem sunt facturi, fed etiam motu vehemen- </text:span><text:span text:style-name="T24">‘<text:line-break/></text:span><text:span text:style-name="T2">tiori per corpora sensilia ferri., Quo autem tempore sanguis<text:line-break/>et cum eo etiam nimirum calor in altum corporis et. viscera</text:span></text:p>
      <text:p text:style-name="P10"><text:span text:style-name="T2">fesugit, cutis partes et crurum manuumque extrema frigida<text:line-break/>et exanguia redduntur , eo quod plurimum a visceribus ab-<text:line-break/>sint. Si igitur in alto calorem lusitum extingui contigerit;<text:line-break/>vel suffocatum, quod soras non transpiret, vel a frigidis cau-<text:line-break/>sis evictum, animal emoritur. Sin autem lu altum quidem<text:line-break/>refugiat, causis autem laedentibus collectus resistat, in hoc<text:line-break/>veluti instrumentum efficitur facultatis alienorum expultri-<text:line-break/>cis , quae in omni corporis parte consistit. Ipsa enim jam<text:line-break/>per se noxia expellere nata, mullo id magis efficit caloris<text:line-break/>ex alto emergentis subsidio, qui fimul ea robore lationis lu<text:line-break/>quodcunque proclive ei suerit, ejicit. Multoties igitur no-<text:line-break/>xia per cutem excutit, sucpe per vomitus et ventrem lufe-<text:line-break/>rierem. Caeterurn non modo ex flava aut nigra bile rigor,<text:line-break/>fedetiam ex frigida admodum pituita fieri solet; vocat au-<text:line-break/>tuor hunc hunrorenr Praxagoras vitreum. Verum talis rigor<text:line-break/>neque vehemens est, etsi diebus nonnunquam plusculis deiti-</text:span></text:p>
      <text:p text:style-name="P10"><text:span text:style-name="T2">cepe </text:span><text:span text:style-name="T47">perseverat; conquiescentibus autem et nullo modo<text:line-break/></text:span><text:span text:style-name="T2">agitatis, </text:span><text:span text:style-name="T47">ipse quoque </text:span><text:span text:style-name="T2">cessat; </text:span><text:span text:style-name="T47">motos </text:span><text:span text:style-name="T2">vero statim comitatur<text:line-break/>pro </text:span><text:span text:style-name="T47">motus mensura, oh validiores et </text:span><text:span text:style-name="T2">robustos motus vehe-<text:line-break/>mentior, </text:span><text:span text:style-name="T47">ob imbecilles lenior. </text:span><text:span text:style-name="T2">Vidi hoc symptoma mu-<text:line-break/>lieribus </text:span><text:span text:style-name="T47">magis quam </text:span><text:span text:style-name="T2">viris </text:span><text:span text:style-name="T47">accidere, </text:span><text:span text:style-name="T2">aciis musieribus, quae<text:line-break/>in </text:span><text:span text:style-name="T47">otio maximo </text:span><text:span text:style-name="T2">degebant, </text:span><text:span text:style-name="T47">et balueis </text:span><text:span text:style-name="T2">post </text:span><text:span text:style-name="T47">cibos </text:span><text:span text:style-name="T2">utebantur.<text:line-break/>Novi </text:span><text:span text:style-name="T47">et adolescenti cuidam ex </text:span><text:span text:style-name="T2">nostris condiscipulis </text:span><text:span text:style-name="T47">in </text:span><text:span text:style-name="T2">Ale-<text:line-break/></text:span><text:span text:style-name="T47">xandria accidere, </text:span><text:span text:style-name="T2">quum primum illuc appulimus luitio au-<text:line-break/>tumni. </text:span><text:span text:style-name="T47">Ingesserat autem hic </text:span><text:span text:style-name="T2">pluribus </text:span><text:span text:style-name="T47">deinceps </text:span><text:span text:style-name="T2">diebus pal-<text:line-break/>mularum </text:span><text:span text:style-name="T47">glandes multus teneras </text:span><text:span text:style-name="T2">et recentes, et post balnea<text:line-break/>et ante </text:span><text:span text:style-name="T47">haec</text:span><text:span text:style-name="T2">; erant autem plmes ipsarum non exacte ma-<text:line-break/>turae. </text:span><text:span text:style-name="T47">Accidit itaque </text:span><text:span text:style-name="T2">ei, ut primum </text:span><text:span text:style-name="T47">post </text:span><text:span text:style-name="T2">exercitium et<text:line-break/>baluenm' </text:span><text:span text:style-name="T6">a</text:span><text:span text:style-name="T2"> </text:span><text:span text:style-name="T47">vehementi </text:span><text:span text:style-name="T2">luciperet horrore, propter quem et<text:line-break/>opinatus se febricitaturum decubuit et vestimentis contectus<text:line-break/>conquievit. </text:span><text:span text:style-name="T47">Quum </text:span><text:span text:style-name="T2">autem tota nocte transacta febre careret,<text:line-break/>surrexit mane ad consueta munia revertens.; horrorem in-<text:line-break/>terea sentiens, iterum decubuit, qnievitqne usque ad balnei</text:span></text:p>
      <text:p text:style-name="P10"><text:span text:style-name="T2">horam. , Ac quum ut ad balneum accederet, rursus surre-<text:line-break/>xisset, horror vehementior invasit, eratque symptoma rigor<text:line-break/>quoque jam exiguus. Tunc igitur omni modo febricitatu-<text:line-break/>rum se arbitratus</text:span><text:span text:style-name="T47">, </text:span><text:span text:style-name="T2">multo adhuc magis in quiete se continuit.<text:line-break/>Quum autem toto die nocteque insequenti experiendo de-<text:line-break/>prehenderet se ob mediocres motus horrere; fi quando lar-<text:line-break/>gius moveretur, rigere; cousiIio nosti-o de iis, quae fieri<text:line-break/>expediebat, usus esu Ego itaque memor hujusmodi quid-<text:line-break/>dam mulieri in Asia nostra accidisse , familiarem et metu li-<text:line-break/>beravi, et adhortatus sum, ut cibis, potionibus et medica-<text:line-break/>mentis uteretur calefacientibus et crassitiem humorum in-<text:line-break/>cidentibus. ille igitur hoc pacto convaluit. Postea simi-<text:line-break/>liter affectis per initia quidem dedi medicamentum ex tri-<text:line-break/>plici pipere; deinde nostium diacalaminthes; postea ex li-<text:line-break/>quore Cyrenaico et eastorio ccmpofitum, quod etiam qua-<text:line-break/>ternariis ciccuitionibus est utilissimum, praesertim ubi a ri-<text:line-break/>gore vehementi algescunt. -Ne mireris autem, si apud ve-</text:span></text:p>
      <text:p text:style-name="P10"><text:span text:style-name="T2">teres melicos scriptum invenias, </text:span><text:span text:style-name="T6">siebretn comitari necejsario<text:line-break/>rigares, qui sine frigore obveniunt externo, ex ipsa corporis<text:line-break/>affectione prodeuntesr,</text:span><text:span text:style-name="T2"> nihil enim tale veteribus, nec tot<text:line-break/>balueis post cibum nec alta otiosa utentibus, accidebat'.<text:line-break/>Hoc autem tempore ambo haec frequenti in usu habita, etiam<text:line-break/>rigorem hunc,' qui </text:span><text:span text:style-name="T6">quod excalesieri nequeat</text:span><text:span text:style-name="T2"> anecthermantos<text:line-break/>appellatur, excitant, novum quoddam et peregrinuin sym-<text:line-break/>ptoma, propter victus novitatis rationem; omnibusque ita<text:line-break/>affectis vel tensionis vel gravitatis sensus lu dextro hypo-<text:line-break/>chondrio oritur, ubi jecur situm est, venis nimirum ipsius<text:line-break/>crassitie humorum obstructis. Quemadmodum autem gras<text:line-break/>vitatis et tensionis lu viscere sensum affecti habent, ita et<text:line-break/>rigorem percipiunt, ab eo, qui quartanis et tertianis acci-<text:line-break/>dit, diversum. Nam in quartanis talem sibi rigorem fieri<text:line-break/>affirmant, qualem quum per frigus validmn iter faciunt; in<text:line-break/>tertianis item et causis febribus, tanquarn ab aciculis acu-<text:line-break/>tis et tenuibus in carnibus lancinentur punganturque, saepe</text:span></text:p>
      <text:p text:style-name="P10"><text:span text:style-name="T2">sentiunt. Ego , itaque et ipse quartanarum rigorem non ex-<text:line-break/>pertus,sum, alturum autem expertus, ut qni in juventute<text:line-break/>quater tertiana febre laboraverim, causo autem semel; quare<text:line-break/>de nicta rigoris qualitate, lu hujusmodi affectibus testimo-<text:line-break/>nium ferre possum. Qni autem quartanarum rigorem ex-<text:line-break/>perti sunt,, ad ossa usque pertinere dictitant, ubi sit vehe-<text:line-break/>mens, similem rigoribus, qui ex ambiente nos aere admo-<text:line-break/>dum frigido nascuntur.. Verum hoc quoque tertianis causis-<text:line-break/>que. febribus, adjicere possumus, quod quartanis non luesu<text:line-break/>Etenim plurimi sitiunt, et calorem per imas partes in ipso<text:line-break/>rigoris tempore sentiunt, quorum neutrum in quartana fe-<text:line-break/>bre rigentibus accidit.</text:span></text:p>
      <text:h text:style-name="P4" text:outline-level="2">Cap. Vll<text:span text:style-name="T68">I.</text:span></text:h>
      <text:p text:style-name="Standard">Quoniam vero et de rigore abunde di-<text:line-break/>ctum est, reliquum suerit etiam de convulsione adhuc disse-<text:line-break/>rerec Erit autem neque longus neque obscurus sermo,.si<text:line-break/>quis eorum, quae hactenus recensui, memor fuerit. Iuci-<text:line-break/>plam autem etiam nunc a repetitione eorum, quae in libris<text:line-break/>de musculorum motu demonstravi. . Quum enim omnes ar-</text:p>
      <text:p text:style-name="P10"><text:span text:style-name="T2">bitrarii motus musculis obeantur, quando ad fua ipsorum '<text:line-break/>capita contracti, unamquamque partem, cui inseruntur, simul<text:line-break/>attraxerint; si affectus aliquis lu tensionem ipsus ducens<text:line-break/>acciderit, hmrc motus sequitur, similis quidem'naturali, scd<text:line-break/>citra voluntatem, ac vocatur affectus convulsio. Qnad<text:line-break/>enim musculus et tendatur et convellatur ad suum princi-<text:line-break/>pium, sicut et quod illa corporis pars cui inseritur, cunr<text:line-break/>ipso simul attrahatur, commune id et sanis et convulsis exi-<text:line-break/>stit; quod autem luvito hoc accidat, praeter naturam asse-i<text:line-break/>citis, non fanis. Si igitur a quot causis nervosa corpora<text:line-break/>tendantur, luvenerimus, finem sane et hic jam sermo nobis<text:line-break/>accipiet. Atqui nihil est eorum fere, quae extra coipus<text:line-break/>sunt, chordis nervosius, quas quotidie et lu lyris et in<text:line-break/>citharis ab artificibus intendi quidem videmus, ubi instru-<text:line-break/>mentis usuri funt; remitti autem, quuni cessantes ea repo-<text:line-break/>nunt. At rumpuntur lu immoderatioribus aeris tempera-</text:span></text:p>
      <text:p text:style-name="P10"><text:span text:style-name="T2">mentis, in humilis sane et austrinis commadesactae.; 'lu sic-.,<text:line-break/>cis .autem et. aquiloniis vehementer siccescentes. Propter,<text:line-break/>hoc igitur remittunt ipsas quum seponunt, praesertim ubi<text:line-break/>ambiens fuerit qualis dictus est; rumpuntur enim utroque<text:line-break/>modo tensae. Cousiderato mihi et nervos et tendo nes lu<text:line-break/>animalium' corporibus vel distentus a superflua hurniditate,-<text:line-break/>vel siccescentes a causis siccantibus, in tantam perduri ten-<text:line-break/>sionem, in qua sanis motus fiebat arbitrarius. Cousiderato<text:line-break/>item fieri posse, ut pars quaedam corporis, quae,aut inflam-<text:line-break/>matione, aut alia quadam causa valde sit affecta, nervos<text:line-break/>continuos fecum attrahat convellatque. Etenim quum has<text:line-break/>omnes affectiones mente conceperis, oh quas convulsio oria-<text:line-break/>tur, invenies. Siquidem inflammationes nervosarum par-<text:line-break/>tium , ac praesertim quum in nervorum principio aut etiam<text:line-break/>prope ipsum generantur, nervos continuos attrahentes ten-<text:line-break/>dunt,, quemadmodum artifices extrinsecus chordas.. </text:span><text:span text:style-name="T47">Si </text:span><text:span text:style-name="T2">au-<text:line-break/>tem nervosa corpora ab humorum copia madefacta tendan-</text:span></text:p>
      <text:p text:style-name="P10"><text:span text:style-name="T2">tur, similis luterea affectus oritur, atque chordis, quae<text:line-break/>propter ambientis humiditatem vehementius intenduntur.<text:line-break/>Contra in malignis febribus ardentibus et valida phrenitide<text:line-break/>fieri apparet; ut enim lora prope ignem siccescentia con-<text:line-break/>trahuntur tendunturque, eodem modo convulsiones fiunt<text:line-break/>ob nimiam morborum siccitatem, quae nervosum genus ad-<text:line-break/>modum arefacit. In ardentibus igitur febribus id ex fola<text:line-break/>siccitate evenit Phrenitides autem et ex principii nervo-<text:line-break/>rum inflammatione symptoma comitatur. Nosti vero jam<text:line-break/>hunc affectum, primum quidem emprosthotonon esse et dici,<text:line-break/>alterum opisthotonon, tertium'tetanon, omnes habere pro<text:line-break/>consesso. Quum sane in anteriora corporis partes tenduntur,<text:line-break/>emprosthotonon; quum in posteriora, opisthotonon; quum<text:line-break/>denique ad utrasque partes aequali tenore, tetanon. Atque<text:line-break/>ex siccitate convulsiones nunquam sanaveris; quippe ita af-<text:line-break/>fecti protinus emoriuntur, ne cogitandi quidem remedii<text:line-break/>tempus permittentes; quae autem ex copia, aut inflamma-</text:span></text:p>
      <text:p text:style-name="P47"><text:span text:style-name="T38">—</text:span><text:span text:style-name="T40">Jsi—s </text:span><text:span text:style-name="T43">ι </text:span><text:span text:style-name="T34">si </text:span><text:span text:style-name="T40">.lu<text:tab/>- </text:span><text:span text:style-name="T34">'<text:tab/>. </text:span><text:span text:style-name="T40">L </text:span><text:span text:style-name="T62">α;<text:tab/></text:span><text:span text:style-name="T64">; </text:span><text:span text:style-name="T63">'*</text:span></text:p>
      <text:p text:style-name="P9"><text:span text:style-name="T2">tione .fiunt convulsiones, his medeberis , copiam sane eva-<text:line-break/>cuans; inflammationem vero propriis ipsius remediis per-<text:line-break/>sanans, quae in medendi methodr libris didicisti’.</text:span></text:p>
      <text:h text:style-name="P1" text:outline-level="1"><text:bookmark-start text:name="bookmark26"/><text:span text:style-name="T48">GALENI DE COMATE SECUNDUM<text:line-break/>HIPPOCRATEM LIBER.</text:span><text:bookmark-end text:name="bookmark26"/></text:h>
      <text:h text:style-name="Heading_20_2" text:outline-level="2"><text:span text:style-name="T2">Cap </text:span><text:span text:style-name="T3">I</text:span><text:span text:style-name="T2">.</text:span></text:h>
      <text:p text:style-name="P82"><text:span text:style-name="T3">Qui</text:span><text:span text:style-name="T2">d significat comatis nomen apud Hippo-<text:line-break/>cratem? utrum delationem in somnum:, ut quidam interpre-<text:line-break/>tum dixerunt? an somnum ipsum? an, quemadmodum alii,<text:line-break/>somnolentam cataphoram ? , etenim et -sic nominarunt qui-<text:line-break/>dam, in composita appellatione explicationem facientes.<text:line-break/>Quidam vero nihiI quidem horum, sed lethargicam catapho-<text:line-break/>raa. coma ,a yiro nominari dicunt., •, Ab aliis sane antiquis<text:line-break/>nullum haberi potest magnum testimonium., </text:span><text:span text:style-name="T24">’ </text:span><text:span text:style-name="T2">Etenim etsi</text:span></text:p>
      <text:p text:style-name="P10"><text:span text:style-name="T2">maxime' de alia re. illi nomen hoc proferunt, </text:span><text:span text:style-name="T5">nihil</text:span><text:span text:style-name="T2"> prohibet<text:line-break/>Hipporatern diverse eo uti. Exempli gratia apud poetam<text:line-break/>videri potest somnum nomen hoc signisicare, quum cecinit,<text:line-break/>At </text:span><text:span text:style-name="T6">mala perpejsum molle hinc me coma prehendit.</text:span></text:p>
      <text:p text:style-name="P9"><text:span text:style-name="T2">Et .alibi:</text:span></text:p>
      <text:p text:style-name="P7"><text:span text:style-name="T6">Comate quandoquidem nos molli obvolvimus ipsum.</text:span></text:p>
      <text:p text:style-name="P9"><text:span text:style-name="T2">Sed non Hippocrates ita videtur uti, siquidem et cum vigi-<text:line-break/>lia saepenumero corna evenire pronunciat </text:span><text:span text:style-name="T47">ac </text:span><text:span text:style-name="T2">phreniticis as-<text:line-break/>sidere. In principio enim prorrhetici haec scribit, Qui<text:line-break/></text:span><text:span text:style-name="T6">comatosi inprincipiissiunt, </text:span><text:span text:style-name="T46">cum </text:span><text:span text:style-name="T6">capitis, </text:span><text:span text:style-name="T46">lumborum, </text:span><text:span text:style-name="T6">hy-<text:line-break/>pochondrii et cervicis dolore, vigilantes, num phrenitici<text:line-break/>suntsirsu</text:span><text:span text:style-name="T2"> tertio autem epidemiorum, ut ab aliquibus ex<text:line-break/>concessis ipsius legitimis libris sumamus 'testimonia, hoc me-<text:line-break/>do niti </text:span><text:span text:style-name="T6">Uridecirndresipiscebat, comatosu autem erat, uri-<text:line-break/>flae multae-, tanues et nigrae, vigil.</text:span><text:span text:style-name="T2"> Deineps haec ait:<text:line-break/></text:span><text:span text:style-name="T6">Huic urinae perpetuo 'erant nigrae et tenues et aquosae,<text:line-break/>et poma comitabatur i cibos fastidiens , vigil, animum de-<text:line-break/>spondens.</text:span><text:span text:style-name="T2"> In .omnibus’ enim praedictis textibus niglliae et</text:span></text:p>
      <text:p text:style-name="P10"><text:span text:style-name="T2">comatis mentionem, facere ridetur. Alium autem aegrotmn<text:line-break/>rursus in eodem libro describens </text:span><text:span text:style-name="T6">ait: Huic perpetuo, ex<text:line-break/>quo et ego vidi, alvus turbata, urinae tenues nigrae, co-<text:line-break/>rnatosius, vigil.</text:span><text:span text:style-name="T2"> . Ita ut plane sit manifestum , neque som-<text:line-break/>num , neque cataphoram apud ipsum significare comatis no-<text:line-break/>men. Quapropter, arbitror, quidam interpretes </text:span><text:span text:style-name="T12">ἀπό τον<text:line-break/>κωμαξειν </text:span><text:span text:style-name="T2">ajunt comatulos nominatos esse, vigilare enim </text:span><text:span text:style-name="T12">τονς<text:line-break/>κωμαξοντας, </text:span><text:span text:style-name="T2">vigilare etiam et comatulos; et per Iovem,. ut<text:line-break/>petulantes ebrii non admodum capite nutant, ita neque </text:span><text:span text:style-name="T6">co-<text:line-break/></text:span><text:span text:style-name="T2">nratusos, </text:span><text:span text:style-name="T6">et</text:span><text:span text:style-name="T2"> potissimum oculis; humidos enim illis .esse et<text:line-break/>rubros, et inconslantes, et lutus conditos; scd totum ambo-<text:line-break/>bus corpus titubans motibus esse et incontinens. Idcirco<text:line-break/>et Hippocratem de toto symptomatum concursu dubitare, an<text:line-break/>oporleat phreniticos ipsos nominare, an quid aliud; vereri<text:line-break/>enim phreniticos vocare, quum nondum desipiant; quum<text:line-break/>tamen omnia symptomata phrenitica, videat, etenim caput,<text:line-break/>lumbos, hypochondria, et cervicem dolentia., nec errorem</text:span></text:p>
      <text:p text:style-name="P10"><text:span text:style-name="T2">ullum nec ignorantiam reformidare. Haec certe quod pro-<text:line-break/>babilitatem habeant, nemo negabit, non'tamen sufficienter,<text:line-break/>nec ciim demonstratione mihi sane dicta esse videntur; opor-<text:line-break/>tebat enim ex Hippocrate ipso explicationem facere dictionis,<text:line-break/>quo asserere possemus, non solum probabiliter dicta ea esse,<text:line-break/>sed et ad illius mentem. Neque enim existimo hoc solum<text:line-break/>cousiderare oportere bonum explanatorem, . si probabiliter<text:line-break/>vel vere dixerit,’ sed et si menti scriptoris consentiat, id<text:line-break/>quod lu superiore Iermone non </text:span><text:span text:style-name="T6">esi factum •,</text:span><text:span text:style-name="T2"> quanquam certe<text:line-break/>in aliqua parte mens senis circa hoc nomen ostensa est per<text:line-break/>textus, lu quibus coma esse vigiliam novisse risus est. Ac<text:line-break/>quispiam fortassis habere jam totum opinabitur ; scd si pa-<text:line-break/>rumper expectando textus alios ex eodem tertio epidernio-<text:line-break/>rum libro audiverit, ne dicam totum,' scd ne dinridium to-<text:line-break/>tius fe ipsum cognoscere oomperiet.</text:span></text:p>
      <text:h text:style-name="P4" text:outline-level="2"><text:span text:style-name="T2">Cap. I</text:span><text:span text:style-name="T3">I.</text:span></text:h>
      <text:p text:style-name="Standard"><text:span text:style-name="T2">Considera ergo, quae dicat lu quadam ae-<text:line-break/>grotante musiere. </text:span><text:span text:style-name="T6">Alterant ex abortu circa quintum men-<text:line-break/>sem Oeoetae uxorem ignis corripuit, incipiens cornatosa.</text:span></text:p>
      <text:p text:style-name="P10"><text:span text:style-name="T6">et rursus vigil.</text:span><text:span text:style-name="T2"> Apparet enim per oppositionem coma a<text:line-break/>vigllia distinguere tanquarn contraria. Rursus autem in pe-<text:line-break/>stilenti constitutione, </text:span><text:span text:style-name="T6">Cornatosi ,</text:span><text:span text:style-name="T2"> inquit, </text:span><text:span text:style-name="T6">magna ex parte,<text:line-break/>et rursus vigiles.</text:span><text:span text:style-name="T2"> Et post pauca: </text:span><text:span text:style-name="T6">Cornatosi erant potiscsir-<text:line-break/>mum phrenitici, et qui scbrc ardentc laborabant ,. tum<text:line-break/>etiam aliis in morbis omnibus maximis, quod scbrem ad-<text:line-break/>junctam haberent. Perpetuo autem plurimos vel grave<text:line-break/>coma comitabatur </text:span><text:span text:style-name="T46">, vel </text:span><text:span text:style-name="T6">ut tenues ac parvossomnos dormii<text:line-break/>rent.</text:span><text:span text:style-name="T2"> Et rursus: </text:span><text:span text:style-name="T6">In 'Thaso Parium, qui supra Dianae<text:line-break/>aedem habitabat, scbris corripuit acuta, inter</text:span><text:span text:style-name="T2"> initia </text:span><text:span text:style-name="T6">con-r<text:line-break/>tinua, ardens , sitiqsmlosa, incipiens comatosu etirursus vi-<text:line-break/>gil. •</text:span><text:span text:style-name="T2"> In his enim omnibus vigiliam comati opponit. Ex<text:line-break/>consuetudine igitur ita- interpretans, millics ipsum comperies,<text:line-break/>quando contrariarum rerum mentionem facit, hunc lu mo-<text:line-break/>dum scribere; imo vero nunquam aliter. Verbi gratia e<text:line-break/>multis pauca auscribam ex eodem libror Satius enim esse<text:line-break/>videtur omnia ex urio exempla sumere. Duas mulieres de—<text:line-break/>scribens ante pestilentum constitutionem, lu priori quidem</text:span></text:p>
      <text:p text:style-name="P48"><text:span text:style-name="T2">alt: </text:span><text:span text:style-name="T6">Alteram ex abortu circa quintum mensem Oeqetae<text:line-break/>uxorem ignis corripuit</text:span><text:span text:style-name="T46">,</text:span><text:span text:style-name="T6">incipiens comatosa,.et rursus vigil.<text:line-break/></text:span><text:span text:style-name="T2">lu posteriori vero .ait: ilfuiierem,. quae decumbebat </text:span><text:span text:style-name="T6">in<text:line-break/>mendacium saro, primum enixam cum dolore masculum,<text:line-break/>corripuit ignis p rursasque noctu subortus esi</text:span><text:span text:style-name="T2"> rigor,, .extre-<text:line-break/>ma </text:span><text:span text:style-name="T6">non recalescebant, non dormivit, aliquantulum delirae<text:line-break/>vit, • siatirnque adruentem rediit.</text:span><text:span text:style-name="T2"><text:tab/>Octavo circa meridiem</text:span></text:p>
      <text:p text:style-name="P9"><text:span text:style-name="T2">rediit calor, sitibunda, comatosa, nauseabunda. Deinceps-<text:line-break/>autem-in pestilentia mullos aegrotos scribit, prhnumque pm-<text:line-break/>nium, cujus paulo ,ante memini, qui varie et inaequaliter aex<text:line-break/>grotavit, et multas inultoties ad contraria mutationes fecit;<text:line-break/>luripit. autem hunc" in modum. </text:span><text:span text:style-name="T6">In Thaso Parium, qui<text:line-break/>siupra Dianae aedem habitabat, scbris corripuit acuta.<text:line-break/></text:span><text:span text:style-name="T2">Sed nulla ad praesentem. sermonem utilitas est primorum<text:line-break/>dierum: quorum, autem indiguero, eorum mentionem fa-<text:line-break/>ciam; </text:span><text:span text:style-name="T6">Undecima sudavit non per totum, . persirigeratus<text:line-break/>esi quidem, cito tamen recaluit;</text:span><text:span text:style-name="T2"> aperte enim verbo per-<text:line-break/>fiixifc verbum, recaluit contrarium, est. Delude : - duodeni-</text:span></text:p>
      <text:p text:style-name="P10"><text:span text:style-name="T6">ma febris acuta, dejectiones biliosae, tenues, multae, uri-<text:line-break/>nis enaeorerna , deliravit </text:span><text:span text:style-name="T46">p </text:span><text:span text:style-name="T6">decima septima laboriose sc ha-<text:line-break/>buit; neque enim somni aderant, et scbris intendebatur,<text:line-break/>vigesima sudavit per totum, pervigil, a scbre Uber, de-<text:line-break/>sectiones biliosae, cibum aversabatur, comatosus; vigesi-<text:line-break/>moquarto revertit-, trigesimoquarto a scbre liber</text:span><text:span text:style-name="T46">, </text:span><text:span text:style-name="T6">alvus<text:line-break/>non- constitit, et rursus recaluit. Quadragesimo </text:span><text:span text:style-name="T13">α </text:span><text:span text:style-name="T6">scbre<text:line-break/>liber,.. alvus constitit tempore non multo , cibum aversans,<text:line-break/>aliquantum rursus febricitavit.</text:span><text:span text:style-name="T2"> Rursus: </text:span><text:span text:style-name="T6">Si enim inter-<text:line-break/>rrutteret ac levaret, rursus cito revertebatur •</text:span><text:span text:style-name="T2"> contrarium<text:line-break/>enim </text:span><text:span text:style-name="T6">verbo</text:span><text:span text:style-name="T2"> levere </text:span><text:span text:style-name="T6">ell verbum</text:span><text:span text:style-name="T2"> reverti. </text:span><text:span text:style-name="T6">Et alvi</text:span><text:span text:style-name="T2"> (inquit)<text:line-break/></text:span><text:span text:style-name="T6">excrementa consistebant, et rursus dijsolvdbantur; verbum<text:line-break/></text:span><text:span text:style-name="T2">enim .consistere </text:span><text:span text:style-name="T6">verbo</text:span><text:span text:style-name="T2"> dissolvi contrarium </text:span><text:span text:style-name="T6">esi.</text:span><text:span text:style-name="T2"> Deinceps<text:line-break/>autem aliam aegrotam exponens. </text:span><text:span text:style-name="T6">Octavo,</text:span><text:span text:style-name="T2"> inquit, </text:span><text:span text:style-name="T6">multa<text:line-break/>desipuit p</text:span><text:span text:style-name="T37">. </text:span><text:span text:style-name="T6">et sequentibus diebus, cito rursus resipuit.</text:span><text:span text:style-name="T2"> Ac<text:line-break/>rursus:.</text:span><text:span text:style-name="T34">. </text:span><text:span text:style-name="T6">Vigesimo aliquantum perscixit, et cito rursus<text:line-break/>recaluit.</text:span><text:span text:style-name="T2"> Et mos: </text:span><text:span text:style-name="T6">Septimo et vigesimo a scbre libera,<text:line-break/>alvus constitit',- non posi vero multum tempus coxae dex-<text:line-break/>trae dolor validus multo tempore , scbres autem rursus co-</text:span></text:p>
      <text:p text:style-name="P49"><text:span text:style-name="T12">•<text:tab/></text:span><text:span text:style-name="T2">a</text:span></text:p>
      <text:p text:style-name="P9"><text:span text:style-name="T6">initabantur.</text:span><text:span text:style-name="T2"> Deinde rursus: </text:span><text:span text:style-name="T6">Et sequentibus didbus muta,<text:line-break/>ac rursus resipiscebat, et loquebatur.</text:span><text:span text:style-name="T2"> Sed quid opus est<text:line-break/>Termonem protrahere memorando omnia, quae infinita fere<text:line-break/>funt ? adeo frequens apud ipsum est talis species luterpreta-<text:line-break/>tionis. Quare quum dicit, </text:span><text:span text:style-name="T6">Comatosus</text:span><text:span text:style-name="T46">, </text:span><text:span text:style-name="T6">et rursus vigil,<text:line-break/></text:span><text:span text:style-name="T2">aperte coma vigiliae opponit. Atqui vigiliae prolapsum lu<text:line-break/>somnum potes opponere, ac proinde rursus coma nihil aliud<text:line-break/>diversum videtur significare. Quid autem, quum dicit<text:line-break/>Detinebat </text:span><text:span text:style-name="T6">autem vel coma, continuum non samniculosum,<text:line-break/>vel cum doloribus vigiles ?</text:span><text:span text:style-name="T2"> Etenim talis species interpreta-<text:line-break/>tionis propria est Hippocrati, ut notet ea, quae consequi<text:line-break/>solent, nunc aulem praeter rationem non sequuntur. Ut<text:line-break/>quando dicit: </text:span><text:span text:style-name="T6">Febres ardentes igitur paucijsimis accidebant,<text:line-break/>et minimum ex aegrotis hi lciborarunt, neque enim sanguis<text:line-break/>erupit</text:span><text:span text:style-name="T46">, </text:span><text:span text:style-name="T6">nisi admodum parum et paucis,. neo delirarunt.<text:line-break/></text:span><text:span text:style-name="T2">Et post pauca: </text:span><text:span text:style-name="T6">Neque, mortuum ullian vidi tunc. ardenti<text:line-break/>febre, neque phreniticum evadere.</text:span><text:span text:style-name="T2"> Per quae verba anno-<text:line-break/>tat, largam sanguinis e naribus eruptionem, mentis laesio-</text:span></text:p>
      <text:p text:style-name="P10"><text:span text:style-name="T2">nem, </text:span><text:span text:style-name="T47">et </text:span><text:span text:style-name="T2">acuta pericula </text:span><text:span text:style-name="T47">solita </text:span><text:span text:style-name="T2">esse comitari causos, licet tunc<text:line-break/>non evenerint. Et quod additur: </text:span><text:span text:style-name="T6">Neque phrenitica tuna<text:line-break/>vidi eveniffe,</text:span><text:span text:style-name="T2"> eadem ratione dictum est; </text:span><text:span text:style-name="T6">ex</text:span><text:span text:style-name="T2"> eisdem enim<text:line-break/>constitutionibus et eisdem causis fiunt tum febres ardentes<text:line-break/>tum phrenitides. Srilicet tempore frequentes sunt aestivo,<text:line-break/>et in regionibus calidioribus, et in aetate vigenti, et in na-<text:line-break/>turis calidioribus, et simili victu </text:span><text:span text:style-name="T47">ac </text:span><text:span text:style-name="T2">vitae instituto; et phre-<text:line-break/>nitica debuisse esse frequentia putare erat rem tanquarn<text:line-break/>inopinatam notare; phrenitides quidem nullae acciderunt,<text:line-break/>causi autem multi. Secundum eandem sententiam dicta sunt<text:line-break/>et haec. Erat autem constitutio causormn qui fiebant, haec</text:span><text:span text:style-name="T47">:<text:line-break/></text:span><text:span text:style-name="T6">incipientes cornatosi, anxii, horrescentes, scbris non acuta,<text:line-break/>nonsitibundivalde, neque deliri.</text:span><text:span text:style-name="T2"> 'Et paulo post: iVeque<text:line-break/></text:span><text:span text:style-name="T6">enim sunguis erupit rite, neque quispiam alius ex consue-<text:line-break/>tis absuefsus suctus esi judicatorius.</text:span><text:span text:style-name="T2"> Illa autem quomodo<text:line-break/>dicta sunt? </text:span><text:span text:style-name="T6">Tubercula ad aures muttis erant ad alteram<text:line-break/>vergentia , et ad utrasque plurimis , scbre carentibus , re-<text:line-break/>cte stantibus ; quibusdam etiam aliquantulum incaluerunt.</text:span></text:p>
      <text:p text:style-name="P10"><text:span text:style-name="T6">extinctaque sunt omnibus innoxie; neque alicui suppuras<text:line-break/>runt, sicuti quae ex aliis occasionibus fiunt.</text:span><text:span text:style-name="T2"> Revera enim<text:line-break/>inopinatum est, nullam suppurare, et omnino insuetum.<text:line-break/>Postea iufert: </text:span><text:span text:style-name="T6">Erat autem modus ipsarum, laxa, magna,<text:line-break/>susa, non cum phlegmone,</text:span><text:span text:style-name="T2"> inopinatum enim est, abscessus<text:line-break/>cicca aures absque phlegmone omnibus factos esse. Quare<text:line-break/>rursus et hoc lu loco videtur proferre coma de cataphora<text:line-break/>somnolenta, quum nit, </text:span><text:span text:style-name="T6">Erat autem corna continuum non<text:line-break/>somnolentum;</text:span><text:span text:style-name="T2"> tanquarn enim somnolentum ipsum, </text:span><text:span text:style-name="T47">sic, </text:span><text:span text:style-name="T2">et<text:line-break/>tanquarn tale semper fiat, postea nunc inopinato factum non<text:line-break/>fuerit, annotatur. Quando autem lu eodem libro tertio epi-<text:line-break/>demiorum iu Pythione inquit, </text:span><text:span text:style-name="T6">scoria die oomatosus, anxius,<text:line-break/>quarvdo expergisadbatur;</text:span><text:span text:style-name="T2"> aperte sane et hoc in loco corna<text:line-break/>cataphorarn quandam significare videtur. Sed impossibile<text:line-break/>est, inquiunt, cataphora detineri simul et vigilare; haec<text:line-break/>enim admirabiles illi interpretes dicunt, non cognoscentes,<text:line-break/>quod duae sint species eataphorae, ut et probatissimi medi-<text:line-break/>corum scripsierunt et eventa rerum testantur- Commune</text:span></text:p>
      <text:p text:style-name="P10"><text:span text:style-name="T2">enim ambarum est, quod tollere non pofllut oculos, sed<text:line-break/>mox graventur et dormire velint. Proprium vero alterius,<text:line-break/>quod ii quidem dormiunt mox, et profunde, et diu; ii vero'<text:line-break/>vigiles versent se, alia super aliam phantasia adveniente,<text:line-break/>et mentem movente, et somnum intercidente; unde semper<text:line-break/>quidem vigiles manent, surgere vero non possunt, et agere<text:line-break/>ea, quae vigilantium, sed deficiunt magis, quam si vigila-<text:line-break/>rent, et gravantur, et cataphora detinentur, ut speres, si<text:line-break/>concesseris eis, facile' utique dormituros; concesso autem<text:line-break/>iis hoc, nedum dormiant, scd ne spem quidem, quam ha-<text:line-break/>bebant, ut dormituri, servent. Hic igitur lutellige coma<text:line-break/>velut commune amborum, quod vocare consuetudo est nobis<text:line-break/>cataphorarn; si vero somnolentam solum intellexeris, pec-<text:line-break/>cabis; non somnolentam enim cataphoram privabis inuncu-<text:line-break/>patione, non minus quam alteram indigentem comatis<text:line-break/>nomine. Sive igitur somnolenta, sive vigil fuerit catapho-<text:line-break/>ra, corna vocare consuetudo est eu • Et nequaquam sibi lu-</text:span></text:p>
      <text:p text:style-name="P10"><text:span text:style-name="T2">vicem repugnant ea, quae secundum partem; scd rationabi-<text:line-break/>liter quandoque quidem in vigiliis parvis invenitur coma,<text:line-break/>quandoque autem in somno. Etenim cataphora quandoque<text:line-break/>quidem somnolenta est, quandoque autem vigil. Quare non<text:line-break/>habes dicere de cataphoram patientibus, quod vigllent, vel<text:line-break/>non; tantum tamen disserunt, quod plures dormiant, pauci<text:line-break/>vero eorum, qui ita habent, insomnes permaneant; unde<text:line-break/>licet amborum sit affectus, tamen familiarior multo dormien-<text:line-break/>tibus invenitur. Propter hoc igitur clirit. </text:span><text:span text:style-name="T6">Erat autem poma<text:line-break/>continuum, non somnolentum,</text:span><text:span text:style-name="T2"> ceu ut plurimum somnolen-<text:line-break/>tum sit Si igitur commune est amborum corna, et somno<text:line-break/>magis familiare; rationabiliter, quando vult somnolentam<text:line-break/>significare cataphoram, simpliciter dicit comatosos; quando<text:line-break/>vero rursus vigilem, non simpliciter, sed copulate ait co-<text:line-break/>matulos vigiles. Novit enim utrumque , et quod familiare<text:line-break/>sit somno coma, et ejus naturae magis assimiIetur; et quod<text:line-break/>cum vigilia quandoque cousistat. Et si hoc quidem ita ha-<text:line-break/>beat, mirum nihil est, si non lethargicis solum, sed etiam</text:span></text:p>
      <text:p text:style-name="P10"><text:span text:style-name="T2">phreniticis acridat. Non somnolentum vero coma his qui-<text:line-break/>dem non est proprium, aliquando autem fit; invenies enim<text:line-break/>multos phreniticos, qni neque furgere, neque elevere palpe-<text:line-break/>bras omnino possint, sed in eodem loco maneant similes le-<text:line-break/>thargicis; unde hos vulgares et indocti medici, neque quid<text:line-break/>oporteat vocare sciunt, sed omnino ambigunt, et extraneus<text:line-break/>videtur eis este affectus hic, et non nominatus; quidam au-<text:line-break/>tem permixtum ex lethargo, • et phrenitide aestimant, et vo-<text:line-break/>cant eum Typhomaniam. Et quod est deterius omnibus,<text:line-break/>qnidam Hippocraticos fe esse similantium dicunt hoc; etiam<text:line-break/>nimirum aperte ita et manifeste Hippocrate scribente non in<text:line-break/>dubitato libro, sed siqnis alius, germanorum esse credito,<text:line-break/>tertio epidemiorum': </text:span><text:span text:style-name="T6">Neque maniacus factus esi phreniti-<text:line-break/>corum aliquis, sicut in aliis, scd in quadam cataphora<text:line-break/>pigra caput gravati, interierunt.</text:span><text:span text:style-name="T2"> Non solum enim quo-<text:line-break/>niam cataphora phrenitidibus aliquando acridat, nunciavit;<text:line-break/>led quod et pigra multoties. Quae autem est pigra? memor<text:line-break/>eris primo divisionis, si debes praesentia non obaudire.</text:span></text:p>
      <text:p text:style-name="P10"><text:span text:style-name="T2">quando cataphoram aliam quidem somnolentam, aliam vero<text:line-break/>insomnem vocabam, et somnolentam.quidem propriam-esse<text:line-break/>lethargicorum,. et semper luesse eis;, alteram vero neque<text:line-break/>propriam esse phreniticorum, neque adesse eis femper. </text:span><text:span text:style-name="T34">....</text:span></text:p>
      <text:h text:style-name="Heading_20_2" text:outline-level="2"><text:span text:style-name="T2">Cap. </text:span><text:span text:style-name="T18">II</text:span><text:span text:style-name="T2">I.</text:span></text:h>
      <text:p text:style-name="P83"><text:span text:style-name="T2">Somnolenta igitur, quantum ad praesens,<text:line-break/>ipsis lethargicis accidit; insomnem vero, quae phreniticis<text:line-break/>advenit, tentabo distinguere</text:span><text:span text:style-name="T47">, </text:span><text:span text:style-name="T2">ut possis invenire dictam ab<text:line-break/>Hippocrate differentiam. Non enim erat eorum, qui frustra<text:line-break/>imponunt nomina, vir iste; neque stulte adjacet cataphorae<text:line-break/>hoc, scilicet pigra; neque dicit, sicut Homerus, humidurn.<text:line-break/>oleum et lac album, nullius determinationis gratia: etenim<text:line-break/>omne lac est album et oleum humidum i sed unumquodque<text:line-break/>vocabulum et syllaba omnis rem aliquam significat ab eo.<text:line-break/>De phrenitide igitur loquens, quod , est ad praesentia utile,<text:line-break/>docere eos, qui consuetudinem ejus discere volunt, luter-<text:line-break/>dum quidem ita scribit, deliravit; interdum autem ita, men-<text:line-break/>te captus est; luterdum autem rursus.,, intercise loquutus-<text:line-break/>est; rursus autem, definivit; et rursus, egressus est a fe; et</text:span></text:p>
      <text:p text:style-name="P8"><text:span text:style-name="T2">iterum mania correptus est, et mania faeviit, et non intolli-<text:line-break/>gebat, et absurda loquebatur. Haec omnia laesam haben-<text:line-break/>tium mentem sunt; quos universos tu quidem desipientes<text:line-break/>vocas, Hippocrati vero non sufficit dicere genus solum, sed<text:line-break/>unicuique .magnitudini speciet insipientiae proprium adinvenit<text:line-break/>nomen. </text:span><text:span text:style-name="T6">Homo</text:span><text:span text:style-name="T2"> enim, </text:span><text:span text:style-name="T6">ait, incalescens coenavit-</text:span><text:span text:style-name="T2"> non<text:line-break/>fuit ausus nominare febrem tantillum calorem, in quo quis<text:line-break/>coenare potest. Rursus autem magnitudinem volens osten-<text:line-break/>dere febris, dicit</text:span><text:span text:style-name="T6">, Ignis corripuit eum.</text:span><text:span text:style-name="T2"> Occupatus fui in<text:line-break/>ostendendo diligentiam viri lu vocabulis, fed ut jam scientibus<text:line-break/>et persuasis ad id quod quaeritur accedam. Duae sunt species<text:line-break/>insomnis cataphorae; nominatur altera quidem pigra, cujus<text:line-break/>nunc Hippocrates meminit, altera vero nomine generis uti-<text:line-break/>tur. Commune autem ambarum est, quae et maxime dif-<text:line-break/>ferunt </text:span><text:span text:style-name="T6">a</text:span><text:span text:style-name="T2"> somnolenta, quod loquuntur et delirent nulli haeren-<text:line-break/>tia menti, et ad assnrectiones promptissimi sint, quorum<text:line-break/>nullum in lethargicis existit cataphoris ; neque enim seorsum</text:span></text:p>
      <text:p text:style-name="P8"><text:span text:style-name="T2">quid loquuntur, et versute, sunt difficile sentientes, neque<text:line-break/></text:span><text:span text:style-name="T34">- </text:span><text:span text:style-name="T2">ad acclamantes et pungentes exritantur facile. -' Coma vero<text:line-break/>phreniticum quidem et iusonme extra hanc est sentiendi dif-<text:line-break/>ficultatem et immobilitatem; etenim lingunt facile audien-<text:line-break/>tes vocem et sonum omnem; et si tetigeris partem corporis,<text:line-break/>mox oculos elevant', et ad tangentem aspiciunt, lu ipsa au-<text:line-break/>tem cataphoratione veI manum movent, vel erus, vel uni-<text:line-break/>versum. corpus ejiciunt irrationabiliter, et repente, et de-<text:line-break/>sipienter exiliunt ad instar spasini, et haec omnia faciunt cum<text:line-break/>eo, quod loquantur, aliqua non congrue; quorum nullum,<text:line-break/>qni sunt lethargici cum cataphora, faciunt; immobiles enim<text:line-break/>semper.et voce capti jacent, eis qui profunde dormiunt as-<text:line-break/>simllati. Ipsorum autem, qui non somnolenter cataphoran-<text:line-break/>tur,. alii quidem ita facile,' ,et multum mobiles existunt, ut<text:line-break/>neque deficiunt clamantes magne, et moveant aliquam per- '<text:line-break/>tem. vehementer ; sed ss excitaveris eos, aut loquaris, ’ aspis<text:line-break/>ciunt inconvenienter, et magis egrediuntur a se, , et malum<text:line-break/>facere tentaut, - et omnino in audiendo, promptissimi fiunt,</text:span></text:p>
      <text:p text:style-name="P8"><text:span text:style-name="T2">nihil infra eos, qui summe desipiunt. Alii vero e contrario<text:line-break/>surgentes magis intessigunt, et non multum moventur, et<text:line-break/>tunc magis desipiunt, quando permiseris eos comati; et ex<text:line-break/>hoc maxime licet eos discernere a cataphoris lethargicis.<text:line-break/>Haec igitur est, quae </text:span><text:span text:style-name="T47">ab </text:span><text:span text:style-name="T2">Hippocrate dicitur </text:span><text:span text:style-name="T6">pigra cataphora-<text:line-break/></text:span><text:span text:style-name="T2">Quoniam autem aperte didicimus, quod non solum hcc,<text:line-break/>scilicet cataphorari, quibusdam phreniticorum accidat, sed<text:line-break/>etiam hoc, scilicet pigre, (de hoc utique maxime aliquis du-<text:line-break/>hisabit) ad reliquam transeamus dubitationem, cujus siqui-<text:line-break/>dem aliquom invenerimus solutionem, habebimus jam.tutum.<text:line-break/>Est autem, dubitatio haec: postquam meminit Hippoerates lu<text:line-break/>prorrhetico comatulorum vigilum, dubitat utrum phreniti-,<text:line-break/>ecs eos, aut aliud quid vocet; habet autein series ita•. </text:span><text:span text:style-name="T6">Qui<text:line-break/>cornatosi in principiis fiunt cum capitis , lumbi , hypodhorv-<text:line-break/>drtorum et colli dolorevigilantes, num phrenitictsunt?<text:line-break/></text:span><text:span text:style-name="T2">Scribitur autem dupliciter hic textus;, in nonnullis qnidem<text:line-break/>exemplaribus.sic, lu quibusdam autem absque hoc, fcilicet<text:line-break/></text:span><text:span text:style-name="T6">sunt,</text:span><text:span text:style-name="T2"> nam phrenitici? Sed nunuquidem primum scrutemur.,</text:span></text:p>
      <text:p text:style-name="P10"><text:span text:style-name="T2">Cum duae sint species primae </text:span><text:span text:style-name="T47">comatis, </text:span><text:span text:style-name="T2">et altera quidem le-<text:line-break/>thargicis semper, altera vero phreniticis aliquando accidat,<text:line-break/>dubitat nunc Hippocrates, an oporteat ita habentes nomina-<text:line-break/>re phreniticos; hoc autem nedum dubitabile, sed e contra-<text:line-break/>rio facile inventu et promptum ridetur esse; quum enim<text:line-break/>sint duo comata, et somnolentum quidem proprium lethargi-<text:line-break/>corum non possit hic lutelligi, (hoc enim, scilicet </text:span><text:span text:style-name="T6">vigilantes,<text:line-break/></text:span><text:span text:style-name="T2">adjacens non permittit'id significari) de altero comate, an<text:line-break/>phreniticum sit, ridetur emmeiare. Qualiter igitur dubitat ?<text:line-break/>Syllogistica est, inquies, </text:span><text:span text:style-name="T6">num</text:span><text:span text:style-name="T2"> particula, et non dubitativa.<text:line-break/>Sed hoc quidem, si non haberet barbaram luterpretationem<text:line-break/>et ab omni consuetudine Graeca alienam, fortassis utique<text:line-break/>acceptarem; quia vero neque alii Graeci neque ipse Hip-<text:line-break/>pocraies tali compositione propositionum inveniuntur uti,'<text:line-break/>qualiter suscipiam syllogisticum esse nam adverbium?'<text:line-break/>Ante enim quam assumptionibus utamur in oratione et prae-<text:line-break/>ponamus eas conclusioni, non est ratiocinari. Puta (ut<text:line-break/>quod dicitur manifestum fiat-etiam minus exercitatis) hoc,</text:span></text:p>
      <text:p text:style-name="P10"><text:span text:style-name="T2">follicet, num dies </text:span><text:span text:style-name="T47">est? et, </text:span><text:span text:style-name="T2">num veniet hodie ? dubitandi<text:line-break/>habet adverbium; fi vero oratione enunciare eis -voluero, vel<text:line-break/>simpliciter dicendo, ita absque omni demonstratione, veniet<text:line-break/>hodie; vel cum demonstratione, hoc modo: si • sol supra<text:line-break/>terram est, dies est; si ambulat, - ergo movetur. • Quando<text:line-break/>vero sine demonstratione enunciamus quid, non indigemus<text:line-break/>adverbio </text:span><text:span text:style-name="T6">ergo;</text:span><text:span text:style-name="T2"> superfluus enim est sermo, et nullus dicit<text:line-break/>ita, -dies est ergo; neque sic, ergo est dies; quum liceat di-<text:line-break/>cere sic simpli citer, dies est. Neque sic lu demonstratione<text:line-break/>possibile est eum uti hoc, scilicet ergo. . Qualiter enim erit<text:line-break/>demonstratio, omni demonstratione ex aliorum assumptioni-<text:line-break/>bus aliam assumptionem comprehendente? sed nullam vide-<text:line-break/>tur nunc assumptionem syllogisticam ad demonstrationem ac-'<text:line-break/>cipere. Qualiter ergo num adverbium fiet pro -dubita-<text:line-break/>tivo syllogisticum et illativum? Cum aliquibus enim ne-<text:line-break/>que eundem locum obtinent dubitandi adverbium et syllo-<text:line-break/>gisticurn et illativum vocatum; sed dubitativum quidem prae-<text:line-break/>ponitur </text:span><text:span text:style-name="T6">femper,</text:span><text:span text:style-name="T2"> syllogisticum vero et illativum luter no-</text:span></text:p>
      <text:p text:style-name="P10"><text:span text:style-name="T2">men et praedicatum locatur; dubitantes e</text:span><text:span text:style-name="T5">nim</text:span><text:span text:style-name="T2"> sic dicimus:<text:line-break/>num dies est? syllogizantes autem sicr dies ergo est. Qua--<text:line-break/>liter igitur nunc praelocatum est? ceu nonfyllogisticum exi-<text:line-break/>stens, praelocatum est: non enim est dictum sic: phrenitici<text:line-break/>ergo funt, fed simpliciter,. num phrenitici sunt? dubitante<text:line-break/>aperte Hippocrate, nec anilente firmiter asserere de ipsis,<text:line-break/>quemadmodum certe saepenumero facere videtur. </text:span><text:span text:style-name="T8">;</text:span><text:span text:style-name="T2"> Satis au-<text:line-break/>tem erit unum vel alterum exemplum, ne diutius lu re<text:line-break/>tam conspicua immoremui. In primo , ergo Epidemiorum<text:line-break/>ait: </text:span><text:span text:style-name="T6">Postea vero dysenterici facti sunt hi omnes ; num Jane,<text:line-break/>quod minxerint aquosa, considerandum.</text:span><text:span text:style-name="T2"> Hoc in loco dictio.<text:line-break/></text:span><text:span text:style-name="T6">considerandum,</text:span><text:span text:style-name="T2"> quae adjecta est, ne impudentissimum qui-.<text:line-break/>dem permittet, ut conjunctionem </text:span><text:span text:style-name="T12">ἀρα, </text:span><text:span text:style-name="T2">id est </text:span><text:span text:style-name="T6">num,</text:span><text:span text:style-name="T2"> aliter<text:line-break/>lutelligat quam nt dubitativam. In sexto item Epidemice-<text:line-break/>ram: </text:span><text:span text:style-name="T6">Posi mictionem concretio,</text:span><text:span text:style-name="T2"> inquit, </text:span><text:span text:style-name="T6">pueris magis; num<text:line-break/>sane, quod calidiores sint?</text:span><text:span text:style-name="T2"> ln ipso autem prorriretieo;<text:line-break/></text:span><text:span text:style-name="T6">Tnphreniticis alba dejectio malum, ut et Archacrati; num<text:line-break/>sane ex his torpor sit?</text:span><text:span text:style-name="T2"> et rursus: </text:span><text:span text:style-name="T6">in aphonia spiritus, quat-</text:span></text:p>
      <text:p text:style-name="P15"><text:span text:style-name="T6">lis iis, quisiujsacantur, promptus, pravum- numsarte et<text:line-break/>tale'deliratorium?</text:span><text:span text:style-name="T2"> Si ergo finem sermoni imponere oportet,<text:line-break/>et neque alius quispiam Graecorum ita.usiis est. conjunctione<text:line-break/></text:span><text:span text:style-name="T12">αρα </text:span><text:span text:style-name="T2">neque Hippocrates ipse, ut ego nunc ostendi, repre- •<text:line-break/>hendet utique quispiam, arbitror, eos, qni tanquarn non<text:line-break/>dubitativam conjunctionem explanaverunt,<text:tab/>.</text:span></text:p>
      <text:h text:style-name="Heading_20_2" text:outline-level="2">Cap. IV.</text:h>
      <text:p text:style-name="P78"><text:span text:style-name="T2">Quanquam difficiliorem orationem me ip-<text:line-break/>sium facere scio. Quum enim distincta sit somnolenta cata-<text:line-break/>phora a non somnolenta phrenitide, ndn utique conveniem-<text:line-break/>ter dubitare rideatur, </text:span><text:span text:style-name="T47">et </text:span><text:span text:style-name="T2">non firmiter asserere, tnies esse<text:line-break/>phreniticos. Sed certe minus mihi curae, est difficultas ser-<text:line-break/>monum quam veritas. Quod dubitativa sit conjunctio fa</text:span><text:span text:style-name="T10">T<text:line-break/></text:span><text:span text:style-name="T2">teor, </text:span><text:span text:style-name="T6">et</text:span><text:span text:style-name="T2"> causam oflendam, propter quam non. ausus est as-<text:line-break/>serere Hippocrates tales esse phreniticos, sed adhuc dubitet;<text:line-break/>nam dictio in </text:span><text:span text:style-name="T6">principiis,</text:span><text:span text:style-name="T2"> quae adjecta est, totam orationis<text:line-break/>vim habet;quam.dictionem multi.explanatorum.praeterunt-<text:line-break/>tuut, tanquarn tumere ascriptam. Simile eului quidpiam ,<text:line-break/>accidit multis incipientibus morbis, quale in aliquibus ebriis.</text:span></text:p>
      <text:p text:style-name="P10"><text:span text:style-name="T2">fieri videmus. Quando cornatosi quidem sunt, et titubant,<text:line-break/>et capite gravantur, et neque si cogantur, attollere possunt<text:line-break/>palpebras; ob hanc eundem vero rursus gravitatem dormire<text:line-break/>non possunt, anxlantes, et vertentes et projicientes se ipsos,<text:line-break/>ac transmutantes alias ad aliam figurarn. Haec enim vide-<text:line-break/>mus suepenumero in ebriis fieri, quum repletum suerit in<text:line-break/>ebrietate caput, postea a gravitate una et lu coma trahatur,<text:line-break/>unaque a somno prohibeatur. Ita ergo, ubi plenitudo in-<text:line-break/>cocta caput occupavit, vigiles simul et cornatosi funt.<text:line-break/>Dumque </text:span><text:span text:style-name="T47">hoc </text:span><text:span text:style-name="T2">per initia evenerit, interdum quidem probe<text:line-break/>concoquitur multitudo, ac si ex tino talis res evenisset; fed<text:line-break/>ita sane nec lethargus nec phrenitis subscquitur; interdum<text:line-break/>autem acris reddita, in phrenitlu terminatur. Multis vero<text:line-break/>pars tenuior, vel concocta, vel digesta, evacuata est; re-<text:line-break/>'inansit autem crassior; et ita lethargus supervenit: progresso<text:line-break/>quidem tali morbo, haec affectio, sicuti qnidem nos osten-<text:line-break/>dinms, jam prope phreuitidem est: sicuti vero ii-, - qui mix-</text:span></text:p>
      <text:p text:style-name="P10"><text:span text:style-name="T47">tum affectum ex lethargo et phrenitide introducunt, fuspi-<text:line-break/>cantur, illi rideretur esse proximior. Utrum autem eos,<text:line-break/>qui ita habent, jam phreniticos nominare oporteat, an pau-<text:line-break/>lo post phrenitici expectandi sint, hoc alterius utique est<text:line-break/>cousiderationis, nihil ea 'quae nunc proponuntur juvantis,<text:line-break/>ac praesertim propter dictionem </text:span><text:span text:style-name="T46">sunt,</text:span><text:span text:style-name="T47"> quam quidam ascri-<text:line-break/>bunt huic contextui, </text:span><text:span text:style-name="T46">num phrenitici,</text:span><text:span text:style-name="T47"> quidam vero non.</text:span></text:p>
      <text:h text:style-name="P1" text:outline-level="1"><text:bookmark-start text:name="bookmark28"/>GALENI DE MARCORE LIBER.<text:bookmark-end text:name="bookmark28"/></text:h>
      <text:h text:style-name="Heading_20_2" text:outline-level="2">Cap. I.</text:h>
      <text:p text:style-name="P78"><text:span text:style-name="T2">Marcor est corruptio niventis corporis ex<text:line-break/>siccitate- Quum autem bifariam corruptio dicatur, altera<text:line-break/>quae fit, altera quae facta est, lu priori significato appel-<text:line-break/>latio sumenda est ; ita quoque et ipse mercor, alter a mar-<text:line-break/>cuisse, a marcescere alter, .de quo nunc sermo habetur, dici<text:line-break/>potest. Quoniam autem marcorem dximus </text:span><text:span text:style-name="T47">esse </text:span><text:span text:style-name="T2">viventis<text:line-break/>corporis corruptionem, triaque funt niventium genera; ani-<text:line-break/>malia, stirpes ac semina, et ob haec etiam fructus, horum<text:line-break/>proprie marcorem affectum esse interpretantes, ex trans-<text:line-break/></text:span><text:span text:style-name="T34">tt</text:span></text:p>
      <text:p text:style-name="P10"><text:span text:style-name="T2">latione vero alias etiam quae siccitate proveniunt corruptio-<text:line-break/>nes; marcorem nuncupant; ut et ad ignem , multuque ad-<text:line-break/>lruc longius ad omnia, quae paulatim corrumpuntur, nomexi<text:line-break/>hoc traducant. At vero nos non de ullo aliorum, quae<text:line-break/>haud proprie marcescere dicuntur, sed de eo duntaxat, quem<text:line-break/>definivimus marcore, praecipueque cum in animalis fit cor-<text:line-break/>pore, dicere nunc ilatninius; communitatem tamen dispu-<text:line-break/>tatio haec cum stirpibus necessariam obtinebit. Quum igitur<text:line-break/>quatuor modis simplicibus ac primis niventia omnia corruor-<text:line-break/>pantar, quod et eorum substantiae quatuor sint elementa,<text:line-break/>marcescere ea dicimus, quae siccitate corrumpuntur. Quae<text:line-break/>si hoc ipsum solum habeant, ut siccentur, altera elemento-<text:line-break/>rimr oppositione, quae est caloris et frigoris, intra proprios<text:line-break/>terminos manente, simplex is </text:span><text:span text:style-name="T47">mercor </text:span><text:span text:style-name="T2">est:'si vero siccitati<text:line-break/>calor immoderatus vel frigus adjungatur, compositus jam<text:line-break/>duplexque tunc corruptionis erit modus. Simplex igitur<text:line-break/>mercor ob inediam fieri ridetur, ubi quis ve! ex electione<text:line-break/>saniem tolerat, vel prae ciborum inopia iame conficitur.</text:span></text:p>
      <text:p text:style-name="P10"><text:span text:style-name="T2">Qui autem cunr frigore conjunctus est, tum senescentibus<text:line-break/>evenit tum iis etiam, qui ex quodam morbo similem sene-<text:line-break/>ctuti .affectionem incurrunt. At qui adjunctum habet calo-<text:line-break/>rem , lu aliquibus hecticis febribus </text:span><text:span text:style-name="T6">sieri conspicitur, lu<text:line-break/></text:span><text:span text:style-name="T2">stirpibus porro tum totum corpus, tum singulas earum par-<text:line-break/>tes, ubi prae siccitate fiunt corruptiones, marcescere dici-<text:line-break/>mus. Non ita tamen in animalibus, fed totum quidem cor-<text:line-break/>pus dicimus marcescere; de nulla vero sigillatim parte nomen<text:line-break/>hoc consuevimus proferre; praesensque nobis sermo haud-<text:line-break/>quaquam de eis, quae ob aliquod symptoma siccantur, par-<text:line-break/>tibus institutus est, sed quum totum sic affectum suerit cor-<text:line-break/>pus. Jam igitur si totius corporis affectus sit marcor, illud<text:line-break/>etiam nobis perspicuum est, nunquam ipsum sieri posse, nisi<text:line-break/>animalis principium affectum suerit. Quin etiam fieri nullo<text:line-break/>modo potest, ut alius quidem in toto animali sit affectus,<text:line-break/>alius autem principium 'occuparit; quare cordis corpus sio-<text:line-break/>cari marcescentibus est necesse. Ergo si causas omnes luve-<text:line-break/>nerimus, a qnibus cor solet exiccari, non ignorabimus etiam.</text:span></text:p>
      <text:p text:style-name="P10"><text:span text:style-name="T2">utrum marcescentes omnes insanabiles sint, </text:span><text:span text:style-name="T6">an vero ex ipsis<text:line-break/></text:span><text:span text:style-name="T2">nonnulli sanari poflhit.</text:span></text:p>
      <text:h text:style-name="Heading_20_2" text:outline-level="2">Cap. II.</text:h>
      <text:p text:style-name="P78"><text:span text:style-name="T2">Satius igitur fortasse hoc in loco fuerit dis-<text:line-break/>putationem ad principium reducere. Optimum autem erit<text:line-break/>principium, senectutis causam nosse, quum ex marcoribus<text:line-break/>hic </text:span><text:span text:style-name="T6">unus</text:span><text:span text:style-name="T2"> rideatur maxime esse inevitabilis, ut etiam fecun-<text:line-break/>dum naturam esse existimetur; singula vero naturae opera<text:line-break/>inevitabilia sunt, ortusque ordinem necessarium habent.<text:line-break/>Sed et huic ipsi unum aliud praemittendum est, </text:span><text:span text:style-name="T24">ut </text:span><text:span text:style-name="T2">scilicet<text:line-break/>dictionis hujus, fecundum naturam, significata cognoscamus.<text:line-break/>Neque </text:span><text:span text:style-name="T47">enim </text:span><text:span text:style-name="T2">profectu eodem dicimus modo fecundum natu-<text:line-break/></text:span><text:span text:style-name="T47">ram </text:span><text:span text:style-name="T2">esse senectutem, quo nutriri ac augeri; haec enim na-<text:line-break/>turae sunt opera; senectus vero non opus, sed affectus ne-<text:line-break/>nessario consequens, nullum siquidem procreatorum </text:span><text:span text:style-name="T24">ani-<text:line-break/></text:span><text:span text:style-name="T2">mal fenii expers nisum est. Isieoque nonnulli senium se-<text:line-break/>cundum naturam esse clixerunt, quod </text:span><text:span text:style-name="T24">omnia, </text:span><text:span text:style-name="T2">quae-a </text:span><text:span text:style-name="T24">natura<text:line-break/></text:span><text:span text:style-name="T2">dispensantur, necessario consequatur. Itaque si </text:span><text:span text:style-name="T24">senectutem<text:line-break/>esse </text:span><text:span text:style-name="T2">secundum naturam lu hac capiatur significatione</text:span><text:span text:style-name="T24">, alia<text:line-break/></text:span><text:span text:style-name="T2">deinceps </text:span><text:span text:style-name="T24">hujus </text:span><text:span text:style-name="T2">dictionis significata; de quibus male </text:span><text:span text:style-name="T24">quidam,</text:span></text:p>
      <text:p text:style-name="P50"><text:span text:style-name="T30">'<text:tab/>' ,<text:tab/></text:span><text:span text:style-name="T28">' . </text:span><text:span text:style-name="T29">it </text:span><text:span text:style-name="T28">-<text:tab/>• </text:span><text:span text:style-name="T30">ί-</text:span></text:p>
      <text:p text:style-name="P9"><text:span text:style-name="T2">ut alibi ostendimus, opinati funt, investigare non erit meu<text:line-break/>cestarium, nnilaque amplius in oratione supererit dubitatio.<text:line-break/>Nam si intelligunt, quo, nunc nictum est,modo, verum sane<text:line-break/>est senectutem fecundum naturam este ac inevitabilem exi-<text:line-break/>stere, siquidem necessario naturae opera consequitur. .Quan-<text:line-break/>quarn nostro hoc seculo philofophus quidam librum conscriA,<text:line-break/>pfifc, in quo; quonam quis modo possit senii expers per-:<text:line-break/>petuo manere,, ostendit, Edidit porro hunc librum/ quum<text:line-break/>annum adhuc quadragesimum ageret, aetate vero usque asi<text:line-break/>octogesunnm aunmn pervenit, atque gracilis adeo siccnsque<text:line-break/>evaserat,' ut praeclare illud Hippocratis dictum in progno-<text:line-break/>sticis in eum quadrare posset:. </text:span><text:span text:style-name="T6">suar es acutae,, oculi con+<text:line-break/>cavi, collapsa tempora, frigidae contractaeaue aures, au-<text:line-break/>riumque sobi inversi, cutis circa frontem, dura, intenta<text:line-break/>ac arida.</text:span><text:span text:style-name="T2"> Quum igitur talis proditus' irrideretur; quod,<text:line-break/>alios docere </text:span><text:span text:style-name="T6">conaretur</text:span><text:span text:style-name="T2">homines, quomodo quis senii </text:span><text:span text:style-name="T28">βχμ<text:line-break/></text:span><text:span text:style-name="T24">pere </text:span><text:span text:style-name="T2">permaneret; </text:span><text:span text:style-name="T24">- </text:span><text:span text:style-name="T2">secundam de admirabili agerasia</text:span><text:span text:style-name="T6">senccttt-<text:line-break/>'tie vacatione</text:span><text:span text:style-name="T2"> editionem tradidit, sic, enim illam est volumine</text:span></text:p>
      <text:p text:style-name="P10"><text:span text:style-name="T2">appellabat, ostendens, non'quemlibet hominem simii expers<text:line-break/>tem permanere posse, fed ad hoc natura opus esse idonea;<text:line-break/>praeripueque quorum prima educatio proba, jecerit sunda-<text:line-break/>Urenta. Pollicitabaturque fe infantium ad hoc idoneorum<text:line-break/>corpora redditurum immortalia, , ubi ipfe eorum curae sta-<text:line-break/>tim </text:span><text:span text:style-name="T47">ab </text:span><text:span text:style-name="T2">initio praeficeretur; minimeque ejus reprehendi pos-<text:line-break/>terat pollicitatio, nam illi prius moriendum erat, quam<text:line-break/>quos suscepisset pueros viri evasissent. Summam igitur<text:line-break/>ejus stultitiam caeteriomnes contempsere, ego v.ero nequa-<text:line-break/>quam, sciens pleraque etiam alia decreta iis, • quae per ex-<text:line-break/>perientiam cognita sunt,; adversantia,- rationales multus<text:line-break/>viros enunciasse, rationunr probabilitate deceptos. Neque<text:line-break/>hoc igitur quantum ad rationem attinet; inirum esu Illud<text:line-break/>enim; corrumpetur omnino quodcunque -genitum est,., nec<text:line-break/>eam, quae sitientiam efficit, consecutionem habet, nec ne-<text:line-break/>cessariam, sed quae usque ad id quod probabile est procedit,<text:line-break/>quemadmodum lu commentariis de, demonstratione nobis<text:line-break/>demonstratum est; Quanquam . hac. utuntur ratione fere<text:line-break/>omnesy qni senescere animalibus necessarium, esse, osteuduirt,</text:span></text:p>
      <text:p text:style-name="P51"><text:span text:style-name="T2">id ipsum esse viam dicentes ad corruptionem necessario om-<text:line-break/>nia generata cor sequentem.' Hactenus igitur experientia<text:line-break/>fola lenium necessarium est ao secundum naturam, quemad-<text:line-break/>modum sane et ipsa mors</text:span><text:span text:style-name="T47">, </text:span><text:span text:style-name="T2">quae nec ipsa demonstrata est ab<text:line-break/>iis qui prompte enunriant ac dicunt, quicquid </text:span><text:span text:style-name="T6">genitum esi,<text:line-break/>id omnino etiam necejsurio interiturum.</text:span><text:span text:style-name="T2"> At is videlicet so-<text:line-break/>phistarum mos,est contra experientiam dicere, quod et ille,<text:line-break/>arbitror, ferit, qui animal omne ex educantium ignoratione<text:line-break/>interire senescereque asser niti<text:tab/></text:span><text:span text:style-name="T40">;<text:tab/></text:span><text:span text:style-name="T34">,</text:span></text:p>
      <text:h text:style-name="Heading_20_2" text:outline-level="2">Cap. llI.</text:h>
      <text:p text:style-name="P78"><text:span text:style-name="T2">Quapropter fortasse melius erit nos quae<text:line-break/>causa sit investigare, ob quam tum animalia tum stirpes<text:line-break/>omnes senescunt. Cernimus siquidem tum </text:span><text:span text:style-name="T47">ea </text:span><text:span text:style-name="T2">exiccari tum<text:line-break/>ejusmodi affectum illis esse senium, quamvis </text:span><text:span text:style-name="T47">.onnulli</text:span><text:span text:style-name="T2">aliter<text:line-break/>opinati fuerint asseruerintque frigidos lrumidosque esse </text:span><text:span text:style-name="T6">fa-<text:line-break/>nes</text:span><text:span text:style-name="T2"> ; eorum tamen deceptionis causam in libris de tempera-<text:line-break/>mentis oflendimus. Nunquid igitur ob id, ut a quibusdam<text:line-break/>dicitur, exiccantur animalia, quod lunatus sibi ipsis, calor,<text:line-break/>veluti quidam ignis existens, incrementum ex qija accendi-</text:span></text:p>
      <text:p text:style-name="P10"><text:span text:style-name="T2">tur materia sumit? huic enim devinctus est et ab hac mi-<text:line-break/>nime separabilis, ex hac denique omnia habet. Nuper ergo<text:line-break/>nata animalia, quemadmodum et ipsae etiam stirpes, uui-<text:line-break/>versa sunt humida; ideoque calor humiditatis </text:span><text:span text:style-name="T47">copia </text:span><text:span text:style-name="T2">tunc<text:line-break/>veluti suffocatus, </text:span><text:span text:style-name="T6">vix se ipsum attollit, ut qni</text:span><text:span text:style-name="T2"> nebulosus,<text:line-break/>turdus et ad motum difficilis existat; temporis </text:span><text:span text:style-name="T47">autem </text:span><text:span text:style-name="T2">pro-<text:line-break/>gressu humiditatem illam superat, ac omni materia evadit<text:line-break/>superior; jamque non nebulosus turbulentusque nec fumo-<text:line-break/>sas , scd purus et aethereus redditus, suos ipsius motus uni-<text:line-break/>versos-libere commonstrat; et, ut breviter totam rem com-<text:line-break/>plectar, quemadmodum flammae, ubi in humida luciderint<text:line-break/>ligna, prinripio quidem opprimuntur ac veluti suffocantur,<text:line-break/>quod parvae admodum imbecillaeque sint, temporis,vero<text:line-break/>sipario paulatim splendent ac crescunt, paulatimque mate-<text:line-break/>riam superant, ac tandem quum jam totam superaverint,<text:line-break/>in maximam attolluntur magnitudinem, quod certe ipsis<text:line-break/>vigor est ac robur, deinceps vero, hoc alimento jam de-<text:line-break/>ficiente, marcescunt ac extluguunturt eodem etiam modo,</text:span></text:p>
      <text:p text:style-name="P10"><text:span text:style-name="T2">inquiunt ipsi, calor qui in nobis est, </text:span><text:span text:style-name="T6">- animalis corpori</text:span><text:span text:style-name="T2"> tan-.<text:line-break/>quam materiae cuidam inditus, principio.quidem humidus<text:line-break/>.ac imbecillis est; deinceps;vero usque ad rigentem aetatem<text:line-break/>lucrefeens, tum splendet, tum augetur, ac in amplissimam<text:line-break/>elevatur magnitudinem, ignis flammam imitatus; abhinc,<text:line-break/>alimenti penuria paulatim marcescit, idque est senium; mox.<text:line-break/>vero jam -prorsus extinguitur, quod est mors. Haec ratio<text:line-break/>ab, omnibus ferine recentioribus tum inedicis tum philo-<text:line-break/>sophis, probatur, qnae tamen, meo judicio, vera non est,<text:line-break/>ut quae ignis flammam-animalium calori comparet,, haud<text:line-break/>sane!intelligens</text:span><text:span text:style-name="T6">,- flammas</text:span><text:span text:style-name="T2"> ex corruptione ejusdem materiae,<text:line-break/>ex qua succenduntur, ortum habere,. animalia vero non sic<text:line-break/>innatum ab eo, qui ea effinxit, sortita esse calorem, fed ut<text:line-break/>ab,illo augenda ac gubernanda; nec ullum dari tempus,<text:line-break/>quo lunatus noster, calor per universam materiam ipsam non<text:line-break/>sit 'extensns,. </text:span><text:span text:style-name="T6">non eas</text:span><text:span text:style-name="T2"> solum facultates, quibus fingit cbti-<text:line-break/>nens, fed et plerasque etiam alias: nam et nutrimentum ad<text:line-break/>scj spsum trahit; materiamque gubernat, apponit, .aggluti-</text:span></text:p>
      <text:p text:style-name="P10"><text:span text:style-name="T2">nat, assimilat, et, ut semel tlicam, omnia secus, ac flamma,<text:line-break/>in innatam sibi'materiam efficit. Nam quae flamma ma-:<text:line-break/>terram, cui devincta est, adauget? , quae vero illi potius,<text:line-break/>alimentum assimilat, quam sibi ipsi materiam? quae deni-<text:line-break/>que tot machinationes ut materiam tueatur invenit, non-,<text:line-break/>nullas quidem partes circumvestiens ac claudens, ut nihil<text:line-break/>ipsis extrinsecus affluat; nonnullas vero perforans dilatans-,<text:line-break/>que, canales praeterea inserens, hos quidem ut per ipsos<text:line-break/>nutrimentum attrahaturillos vero ad refrigerium, ac re-<text:line-break/>spirationem, simulque excrementa per alios quidem crassa,<text:line-break/>per alios vero tenuia excernens ? Omne huc imprudens de<text:line-break/>partium usu opus transferam, si singula naturae opera enar-<text:line-break/>rare voluero, quinetiam hujus enarratae opinionis prin-<text:line-break/>cipes idem esse calorem'lunatum dicunt et naturam. Haud<text:line-break/>igitur recte eum flammis assirnilant comparantque, ac corpora<text:line-break/>ab ipso corrumpi putant. </text:span><text:span text:style-name="T6">Cur ergo, asunt',</text:span><text:span text:style-name="T2"> ab Hippocrate<text:line-break/>suit dictum, </text:span><text:span text:style-name="T6">interficit igitiir nos calor Use,</text:span><text:span text:style-name="T2"> qui </text:span><text:span text:style-name="T6">corpora<text:line-break/>produxit?-</text:span><text:span text:style-name="T2"> Primum quidem </text:span><text:span text:style-name="T6">vobis</text:span><text:span text:style-name="T2"> respondebimus, boni viri.</text:span></text:p>
      <text:p text:style-name="P52"><text:span text:style-name="T24">non </text:span><text:span text:style-name="T2">esse illum </text:span><text:span text:style-name="T24">ex </text:span><text:span text:style-name="T2">legitimis Hippocratis librum</text:span><text:span text:style-name="T24">, </text:span><text:span text:style-name="T2">in quo haec<text:line-break/>leguntur; delude vero, licet Hippocratis decretum esse</text:span><text:span text:style-name="T10">B</text:span><text:span text:style-name="T2">con-<text:line-break/>cedatur, declarari tamen id oportuerat, quonam modo di-<text:line-break/>ctum suerat,- ac aliquam afferri demonstrationem. Sivero<text:line-break/>propterea fidem sibi haberi volunt, quia demonstrationibus<text:line-break/>destituuntur, non recte sapiunt. Equidem verum est ob<text:line-break/>innatum calorem corpora tum senescere tum tandem cor-<text:line-break/>rumpi; falsus tamen est modus, quem ipsi tradunt- Neque<text:line-break/>enim ut a flamma absumuntur ligna, ita quoque </text:span><text:span text:style-name="T6">a</text:span><text:span text:style-name="T2"> calore lu-<text:line-break/>nato animantium corpora. Enimvero fortassis hoc-exem-<text:line-break/>plum iis, qui a febre corrumpuntur, accommodatur, quod-<text:line-break/>que ab Hippocrate in nuper citatis verbis fuit dictum, tale<text:line-break/>quid ridetur indicare. Exiccari sane corpora secundum<text:line-break/>quahdamnaturalem consecutionem, hocque ob calorem lu-<text:line-break/>natum fieri, omnino verissimum est, quemadmodum et lu<text:line-break/></text:span><text:span text:style-name="T24">primo </text:span><text:span text:style-name="T2">de sanitate tuenda libro demonstratum est; idem ta-<text:line-break/></text:span><text:span text:style-name="T24">men </text:span><text:span text:style-name="T2">lu praesenti quoque disputatione repetere nihilominus<text:line-break/>est necessarium.<text:tab/></text:span><text:span text:style-name="T24">• •</text:span></text:p>
      <text:h text:style-name="P2" text:outline-level="2">Cap. IV.</text:h>
      <text:p text:style-name="P78"><text:span text:style-name="T2">Natura quae stirpes animaliaque procreat,<text:line-break/>omnino sane generandis ipsis principium quoddam corpo-:<text:line-break/>reum assumit; nulla siquidem omnino res est, quae ex nihilo,<text:line-break/>penitus generationis principium habere possit: atque hluc.<text:line-break/>exorsa, </text:span><text:span text:style-name="T47">ad </text:span><text:span text:style-name="T2">eum perpetuo scopum sibi a principio lu procre-.<text:line-break/>atione propositum ordinate tendit; </text:span><text:span text:style-name="T47">id </text:span><text:span text:style-name="T2">vero est; perfectum<text:line-break/>reddere quod generatur, five stirps sit, sive animal; id au-<text:line-break/>tem scilicet perfectum est, cui nulla propriarum actionum<text:line-break/>desit. At plores funt ex actionibus, quae duris indigent<text:line-break/>instrumentis; et haec est causa, cur multae.lu animalibus </text:span><text:span text:style-name="T24">-<text:line-break/></text:span><text:span text:style-name="T2">fiant durae partes. Earum vero generationis principium,<text:line-break/>contra quam animal perfectum, molle sit necesse est, ut<text:line-break/>bene concinnari conformarique, et ad omnia fabricanti se-<text:line-break/>quax ac praesto esse possit. Ideoque quamvis durum qnid<text:line-break/>sit semen, rnossis tamen stirps fit; humore prius moderatu<text:line-break/>irrigatum, ut pro semine natura efficiatur. </text:span><text:span text:style-name="T24">' </text:span><text:span text:style-name="T2">Si igitur opor-<text:line-break/>tet animalis generationem principium habere ex molli sub-<text:line-break/>-stantia, quae qnum perficitur durescat,- necesse est, ut </text:span><text:span text:style-name="T24">in</text:span></text:p>
      <text:p text:style-name="P10"><text:span text:style-name="T2">prima elementorum, </text:span><text:span text:style-name="T6">a</text:span><text:span text:style-name="T2"> quibus ipsum animal constituitur,<text:line-break/>mixtione tum humidum tum siccum exnperet. Ac hu-<text:line-break/>mrdum quidem est id, quod aqueunr est; siccum vero dupli-<text:line-break/>cis est naturae, vel enim terreum est, vel igneum. Atqui<text:line-break/>fieri ab initio minime poterat, ’ ut ex terreo plus misceretur,<text:line-break/>quod humidum. esse animalis principium oporteat. Solum<text:line-break/>ergo adhuc quod igneum est relinquitur, in prima animalis<text:line-break/>generatione ac compactione necessario exuperans. Si igitur<text:line-break/>facere potuisset natura, ut postquam animal vel stirpem ad<text:line-break/>rigorem' usque perduxisset, aliam rursus facultatibus parem<text:line-break/>induceret elemeUtationem, hoc utique duntaxat modo sine<text:line-break/>senio’ac corruptione ejus perdurasset fabrica, litamen illi<text:line-break/>custodiendae sapiens quidam vir praefuisset, neque enim<text:line-break/>simpliciter sic incorrupta perduraret, si prava uteretur-<text:line-break/>nictus ratione, tuncque nobis suam ostendere potuisset<text:line-break/>artem Aegyptius ille, in re, quae fieri posset. Nunc au-<text:line-break/>tem quum omnino fieri nequeat, ut prima elementa genera-<text:line-break/>tionis animalium ac stirpium transponantur ac transmuten-<text:line-break/>tur , necessarium est, ut etiam post rigorem siccetur cor-</text:span></text:p>
      <text:p text:style-name="P8"><text:span text:style-name="T2">pus, quamvis nihil amplius illi sit opus hoc pati, exsicca-<text:line-break/>tionis utilitate sublata. Verum decrescens aetas, paucam,<text:line-break/>habens siccitatem, multos latet, ac si nondum mercor qui-<text:line-break/>dam sit; senectus vero non genere, scd quantitate sola, ab<text:line-break/>ipsa differens, manifeste deprehenditur. Haec ergo est cau-<text:line-break/>sa, .quae hominibion prorsus amenti aperte ostendit, in<text:line-break/>omnibus animalibus temporis progressu necessariam esse sic-<text:line-break/>cisatem, senectutemque nec evitari nec sanari posse. Num<text:line-break/>quod primam animalium generationem necessario consequi- •<text:line-break/>tur, quomodo aliquis id fieri prohibebit, aut factum tollet?.<text:line-break/>Jam vero quod sit senectutis principium et quando senescere<text:line-break/>primum incipiant corpora, investigare fuerit opportunum. .</text:span></text:p>
      <text:p text:style-name="P13"><text:span text:style-name="T2">- Ergo qui decrescentium temperamentum siccum esse ac fri-<text:line-break/>gidum arbitrantur, senum vero humidum ac frigidum, in<text:line-break/>hujus transmutatione principium senectutis statuunt. Nos<text:line-break/>vero, qui in commentariis, De temperamentis omnia, cor-,<text:line-break/>pora post rigorem ad finem usque demonstravimus exiccari,<text:line-break/>juie de senectutis principio dubitabimus, quum tuta post</text:span></text:p>
      <text:p text:style-name="P10"><text:span text:style-name="T2">vigorem aetas sicca sit ac frigida. Neque enim quod decre-<text:line-break/>scentium alter allero magis mluusve </text:span><text:span text:style-name="T6">Gi</text:span><text:span text:style-name="T2"> siccus et frigidus, se-<text:line-break/>nectutis principium statui potest, quum corpus ad plurimum<text:line-break/>devenerit siccitatis; illud enim, ad plurimum, in acerva-<text:line-break/>lem incidit dubitationem: et licet hujusmodi dubitationem,<text:line-break/>quod plerumque alias fieri est necesse, contemnere quis-pos-<text:line-break/>sit, non tamen satius suerit, qui terminis manifestis distin-<text:line-break/>guere rem potest, scipsum dubitationibus non' necessariis<text:line-break/>subjicere.. . Termlui autem manifesti inter decrescentem et<text:line-break/>scnilem aetatem est humidorum excrementorum, exuperan-<text:line-break/>tia; a quibus </text:span><text:span text:style-name="T6">excrementis</text:span><text:span text:style-name="T2"> nonnulli decepti </text:span><text:span text:style-name="T47">, </text:span><text:span text:style-name="T2">humidam, ut<text:line-break/>diximus, senectutem esse asseruere. Quin et actiones om-<text:line-break/>nes in hac ipsa debilitari aperte 'intueri possumus; et quae<text:line-break/>dudum decrescentium ad mortem </text:span><text:span text:style-name="T6">via</text:span><text:span text:style-name="T2"> latebat, tunc mausseste<text:line-break/>deprehenditur. Hinc sophistis problemata ex hypothesi<text:line-break/>fiunt,- aliisquidem senectutem esse morbum , aliis esse lani-<text:line-break/>tatem lu affectu movente, aliis neutrum quid esse; ac </text:span><text:span text:style-name="T24">non- •<text:line-break/></text:span><text:span text:style-name="T2">nullis esse secundum naturam, aliis praeter naturam; qtu-</text:span></text:p>
      <text:p text:style-name="P10"><text:span text:style-name="T2">busdam vero et,'hic medium quiddam inter ambo esse ac neu-<text:line-break/>trum nisa est senectus, ut nec secundum naturam, nec<text:line-break/>praeter naturam ipsam appellent, sed tertiam in ipsa nacti<text:line-break/>suerint dictionem,' qua ipsam non natura esse dicant. Has<text:line-break/>tamen controversias dirimere alterius suerit temporis.</text:span></text:p>
      <text:h text:style-name="Heading_20_2" text:outline-level="2">Cap. V.</text:h>
      <text:p text:style-name="P83"><text:span text:style-name="T2">At vero senectutis mercor prohiberi pro-<text:line-break/>fecto-non potest, succurri tamen, ut quamplurimum pro-<text:line-break/>rogetur, potest; </text:span><text:span text:style-name="T47">et </text:span><text:span text:style-name="T2">haec est illa medicinae pars, quae gero-<text:line-break/>eomice i. e., senum tutrix</text:span><text:span text:style-name="T47">, </text:span><text:span text:style-name="T2">dicitur; cujus scopus est, ut rei<text:line-break/>natura indicat, obsistere prohibereque, prout fieri potest, ne<text:line-break/>cordis corpus adeo exiccetur, ut. tandem aliquando agere<text:line-break/>desistat. Nam is est vitae finis, cordis ab actione cessatio.;<text:line-break/>q.uamdiu enim cor secundum propriam sui ipsius actionem<text:line-break/>movetur, animal interire non potest. Quare si fieri possit,<text:line-break/>.ut ipsius corporis cordis aut certe jecoris substantia reddatur<text:line-break/>hurnidior, potest et ipsum etiam senium cohiberi; si autem<text:line-break/>nemo est, qni jecur et coi se ipsis hurnidioraipossit efficere,</text:span></text:p>
      <text:p text:style-name="P10"><text:span text:style-name="T2">sed temporis processu necessario sicciora evadunt non ipsa<text:line-break/>solum viscera, sed arteriae etiam- et venae, senium certe<text:line-break/>prohiberi non potest; at ejus celeritas coerceri potest; quam-<text:line-break/>'obrem videtur Homerus, si quid aliud, hoc certe etiam<text:line-break/>vaticinans de senibus cecinisse ;</text:span></text:p>
      <text:p text:style-name="P53"><text:span text:style-name="T6"><text:tab/> Ut lavit, atque comedit.<text:line-break/>Mollibus in stratis dormire , haec vita senilis.</text:span></text:p>
      <text:p text:style-name="P9"><text:span text:style-name="T2">Nam ex iis quae humectant; est tum lavacrum</text:span><text:span text:style-name="T47">, </text:span><text:span text:style-name="T2">tum molle<text:line-break/>cubile, tum somnus, tum vero in primis ac praecipue ip-<text:line-break/>sum alimentum; nam hoc ipsum solum eorum quae aluntur<text:line-break/>corporum pars efficitur, quum eorum substantiis assimiletur;<text:line-break/>caetera vero singula, vel quod prohibeant similares </text:span><text:span text:style-name="T6">partes<text:line-break/></text:span><text:span text:style-name="T2">vehementius exiccari, • vel quod humiditatcm in intermediis<text:line-break/>earum capacitatibus contentam irrigent ac adaugeant, - hu-<text:line-break/>mectandi tiun appellationem tum facultatem adepta, funtr<text:line-break/>Sic vero, ut dictum nunc est, quandoque’possunt jecur et-<text:line-break/>cor humectari, adaucta, quae in ipsis dispersa est, humi-<text:line-break/>ditate, -quam et lu extenuatis juvenum corporibus saepius</text:span></text:p>
      <text:p text:style-name="P10"><text:span text:style-name="T2">quidem in </text:span><text:span text:style-name="T47">toto corpore </text:span><text:span text:style-name="T2">manifeste, nonnunquam vero in<text:line-break/>corde etiam et </text:span><text:span text:style-name="T47">jecore </text:span><text:span text:style-name="T2">absumi contingit. Quod vero ho-<text:line-break/>rum viscerum alterum arteriarum pulsuumque sit origo, al-<text:line-break/>terum venarum ac nutritionis, in alio ostensum est opere,<text:line-break/>in quo,de Hippocratis et Platonis decretis tradidimus. Haec<text:line-break/>igitur viscera, antequam vehemens in toto animali suerit san-<text:line-break/>guinis penuria, moderatu non deficiunt alimento; jecur<text:line-break/>quidem, quod universus sanguis hinc principium habeat;<text:line-break/>cor vero ob attractionis vehementiam. Equidem omnes<text:line-break/>animalis partes proprium alimentum ad se ipsas trahunt,<text:line-break/>scd aequali attractionis robore non utuntur omnes; ideoque<text:line-break/>in sanguinis indigentia non aeque omnes alimento destituun-<text:line-break/>tur. Verum cor quum vehementissimam habeat attrahendi<text:line-break/>actionem, alimento nunquam indigebit, nifi prius omnes •<text:line-break/>animalis partes ad extremam devenerint inopiam. Minime<text:line-break/>igi-ui suspicandum est, quum ex diuturno morbo gracile<text:line-break/>redditum fuerit corpus, ipsum quoque cor ac jecur, pro<text:line-break/>aliarum omnium partium proportione, gracilia existere.</text:span></text:p>
      <text:p text:style-name="P10"><text:span text:style-name="T2">Hoc, si tibi libuerit, in aliis etiam animalibus intueri po-<text:line-break/>teris. Nam quotiescunque horum aliquod fame prius con-<text:line-break/>fectum dissecare volueris, caeteras quidem omnes ipsius<text:line-break/>partes graciles ac siccas invenies, jecur autem et cor prope<text:line-break/>fecundum naturam esse. Moriuntur enim (post inedias) non<text:line-break/>tam ob alimenti corporum sclidorurn, quam ob spiritus<text:line-break/>inopiam, qui mactantur, proptereaque omnes eorum partes<text:line-break/>molles ac humidae peraeque ac viventium sunt; tota siqui-<text:line-break/>dem in ipsis contenta humiditas, </text:span><text:span text:style-name="T6">a</text:span><text:span text:style-name="T2"> qua primum ipsae nu-<text:line-break/>triuntur, integra fervatur. Sed qui fame intereunt, pro-<text:line-break/>pius quidem ad verum marcorem accedunt, ac ob id eos<text:line-break/>marcuisse dicemus, quum exquisite loquendi nondum ulla<text:line-break/>sit occasio; re tamen vera non marcuerunt, vel saltem non<text:line-break/>omnes corporis partes. At ubi verus est marcor, omnes<text:line-break/>aequaliter partes marcescunt, propterea quod etiam prin-»<text:line-break/>cipia; et hoc in aetatibus quidem lenium est, in'rebus au-<text:line-break/>tem praeter naturam febris marcida. Est praeterea alia<text:line-break/>quaedam affectio proportione respondens senectuti, quam</text:span></text:p>
      <text:p text:style-name="P10"><text:span text:style-name="T2">nihilo deterius sit, ex morbo senium appellere, non meher-<text:line-break/>cle, ut Philippus, qui </text:span><text:span text:style-name="T47">eam </text:span><text:span text:style-name="T2">marcidam febrem nuncUpat.<text:line-break/>Non enim ejusmodi affectio febris esse potest, lu qua frigi-<text:line-break/>dius, quam natura postulat, cor factum sit. Jam quod<text:line-break/>tale obtineat temperamentum, indicium non minimum est<text:line-break/>pulsus parvus rarusque redditus, ut et ipse scribit Philippus.<text:line-break/>Ejusmodi vero pulsum </text:span><text:span text:style-name="T47">ob </text:span><text:span text:style-name="T2">frigiditatem fieri in libris de pul-<text:line-break/>sibus ostendimus. Quin et respiratio iis, qui ita affecti<text:line-break/>sunt, pulsui similis visitur, et parva nimirum simul et<text:line-break/>tarda, ac per longa intervalla, quae et ipsa partium ad eoi<text:line-break/>attinentium frigiditatem indicat, ut-etiam in libris despiran-<text:line-break/>di difficultate </text:span><text:span text:style-name="T6">a nobis ostensum</text:span><text:span text:style-name="T2"> </text:span><text:span text:style-name="T47">est. </text:span><text:span text:style-name="T2">Nec vero calidum hi<text:line-break/>expirant, quod et ipsum inseparabile est a principio resci-<text:line-break/>gerato; sicuti ecntrarihm a calefacto. Unde igitur, quod<text:line-break/>febricitent? nam ipsorum thorax neque circa pectus, neque «<text:line-break/>alibi, vel ad alas et ad costarum gibba, vel etiam ad spinam<text:line-break/>calidus esu Sed et haec Philippus concedit; ait tamen eo-<text:line-break/>rum pulsum febris signum habere, duritiem videlicet lu-</text:span></text:p>
      <text:p text:style-name="P10"><text:span text:style-name="T2">nuens, quam febrium omnium inseparabile signum statuit<text:line-break/>Archigenes. Verum fi pulsum re ver., durum intelligit,<text:line-break/>omnibus marcescentibus is certe inest ob arteriarum siccita-<text:line-break/>tem , non tamen febrium-est signum. At si eum intelligat,<text:line-break/>quem Archigenes durum vocavit, nomen tantummodo pro-<text:line-break/>ferens, nullam tamen rem habens, cui nomen hoc attri-<text:line-break/>bueret, de hoc quoque plura a nobis lu libris de pulsibus<text:line-break/>scripta sunt. Senium igitur ex morbo, quoniam frigiditas<text:line-break/>una cum siccitate est, febris non est. Alia </text:span><text:span text:style-name="T6">vero</text:span><text:span text:style-name="T2"> Jspecies,<text:line-break/>quam marcorem retorridum Philippus nominat, vere' </text:span><text:span text:style-name="T47">est<text:line-break/></text:span><text:span text:style-name="T2">mercor, quemadmodum etiam et qui syncoposus appellatur.<text:line-break/>Estque his ambobus pulsus frequens et parvus; specialiter<text:line-break/>vero iis, qui retorrido affecti funt marcore, accidit, ut<text:line-break/>dum oscitant, spiritum efflent calidunf, ut jure nisum aestui<text:line-break/>assimilare possis. Oritur autem, ut diximus, retorridus hic<text:line-break/>mercor ex caliditate ardentissimisque febribus,' ac praeser-<text:line-break/>tim lu sicciore corporis habitu. Syncoposus autem fit, ubi<text:line-break/>qni fyncope.suerint correpti, vehementiam quidem periculi</text:span></text:p>
      <text:p text:style-name="P10"><text:span text:style-name="T2">in praesentia exitariut,' relictum tamen deinceps ipsis fuerit<text:line-break/>aliquid fyncopofae affectionis. At vero frigidus mercor,<text:line-break/>qui fenectutis affectionem similem obtinet, fit ex permuta--.<text:line-break/>tione febrium, quae tum per aquae frigidae potionem, tum<text:line-break/>per ea auxilia, quae refrigerandi gratia hypochondriis ac<text:line-break/>thoraci imponi solent, suerint secus ac oportet refrigeratae,<text:line-break/>lllud autem, secus ac oportet, duplex est, nimirum quando<text:line-break/>quia vel intemperantius, vel intempestivius refrigerantibus<text:line-break/>usus suerit. Possit etiam quandoque utrisque nis de causis<text:line-break/>afiectus hic constitui.</text:span></text:p>
      <text:h text:style-name="Heading_20_2" text:outline-level="2"><text:span text:style-name="T2">Cap. V</text:span><text:span text:style-name="T18">I.</text:span></text:h>
      <text:p text:style-name="P84"><text:span text:style-name="T2">Quod vero mercor, quum vere mercor<text:line-break/>est, curari non possit, dictum quidem etiam superius est,<text:line-break/>quum de senectute scriberemus; dicetur autem et in praes-<text:line-break/>enti? • Tale quia contingit arbitrantibus marcorem se sanas-<text:line-break/>turos, quale iis qui marcidarum spinae vertebrarum in an-<text:line-break/>teriorem partem decessionem curandam suscipiunt. Ex qni-<text:line-break/>bus enim utrique in dignoscendis affectibus decepti sunt</text:span><text:span text:style-name="T47">, </text:span><text:span text:style-name="T2">ex<text:line-break/>his putarunt se rectissime aliquid effecisse; etenim quosdam</text:span></text:p>
      <text:p text:style-name="P10"><text:span text:style-name="T2">extenuatos curarunt; eorum vero, qni marcuerunt, nullos.<text:line-break/>At quum sic extenuatorum corporum,duplexlit affectio, de<text:line-break/>utraque nobis </text:span><text:span text:style-name="T47">separatim agendum </text:span><text:span text:style-name="T2">est. Igitur altera extenua- -<text:line-break/>torum affectio oritur; quando tum ipse solidorum corporum<text:line-break/>humor; quem proprium </text:span><text:span text:style-name="T47">ipsis </text:span><text:span text:style-name="T2">esse nutrimentum diximus,<text:line-break/>periit, tum </text:span><text:span text:style-name="T47">tenerae </text:span><text:span text:style-name="T2">carnes, colliquatae,sunt; altera vero: cor-<text:line-break/>pora solida attingit, quae sane et prima et similaria appesta-<text:line-break/>mus. Haec ipsa est, quae sanari </text:span><text:span text:style-name="T47">non </text:span><text:span text:style-name="T2">potest, quemadmo-<text:line-break/>dum sane nec ipsum senium; altera vero periculosa quidem<text:line-break/>est, at non prorsus incurabilis; habetque' cum caeterisaliis<text:line-break/>affectionibus hoc commune, ut contraria affectui remedia<text:line-break/>exposcat; non aeque tamen, ac pleraeque aliarum, est tuta.<text:line-break/>Nam tres has affectiones humectare oportet, hocque illis ob<text:line-break/>communem ficritatem est commune; .una vero, quam sene-<text:line-break/>ctuti • assimilamus, calefactionem exposcit;:'sicuti et-una,<text:line-break/>quam retorridum marcorem vocamus, refrigerationem;<text:line-break/>commixtam vero quodammodo, curationem requirit fynco- r<text:line-break/>pofus.marcor, non qni jam factus sit, hujus enim femper</text:span></text:p>
      <text:p text:style-name="P10"><text:span text:style-name="T2">eportet meminisse, fed qni adhuc fiat; quum humrditas fo*<text:line-break/>lidis partibus conggnita absumitur. Hi quidem sunt cura- '<text:line-break/>tionis scopi. Deinceps vero considerandum est, quomodo<text:line-break/>tum a quovis luveniendae tum adbibendae ac usurpandae<text:line-break/>sint remediorum materiae. Praestantius igitur exisset Phi-<text:line-break/>lippus, si non solum quaecunque in primo de marcore libro<text:line-break/>de morbi istius generatione et de alus differentia dignotione-<text:line-break/>que ac transmutatione tradidit, scripsisset, sed aliquid etiam<text:line-break/>de curatione; sed hanc, ut ridetur, scribere non potuit. Nam<text:line-break/>quum ego multis jam annis secundum de marcore librum<text:line-break/>perquisivissem, nec ipse unquam inveni, niec in quempiam<text:line-break/>alium incini, qni se illum legisse assereret. . In primo vero,<text:line-break/>quem nonuulli, propterea quod serandus non extet, non<text:line-break/>primum, sed simpliciter de marcore inscribunt, de balnei<text:line-break/>usu meminit; non eos tamen admittit, qui hoc utuntur au--<text:line-break/>xilio, quod ab ipso laedi'marcescentes opinetur. Quia vero<text:line-break/>obiter ac extra institutum hujus remedii meminit, idcirco<text:line-break/>de eo neque diffuse pertractavit neque accurate, ut solet,</text:span></text:p>
      <text:p text:style-name="P54"><text:span text:style-name="T2">contemplatus esu Quanquam remedium hoc manifeste con-<text:line-break/>fpicitur exiccatos hurnectare, ut facile, nitueri possumus lu<text:line-break/>iis, qui vel iter fecerunt per solem aestivum, vel quocun-<text:line-break/>que alio modo exercitati vel exusti fuerunt; hos enim om-<text:line-break/>nes, ac-praeterea siticulosos, humectat ac siti liberat. Quin<text:line-break/>et quoscunque alios, qui quomodocunque.vel a vigiliis, vel<text:line-break/>a cusis, vel a venere, vel a cibis medicamentisve exiccanti-<text:line-break/>bus, vel etiam ab ira exiccati suerint, tum madefacere tum<text:line-break/>reficere conspicitur. Sed mihi ridetur Philippus balneum<text:line-break/>lu iis .improbasse, qni jam vere marcuere, quos nec aliud<text:line-break/>quicquam fanare/; .ut bifariam ego ab ejus sententia disce-<text:line-break/>dam, tum quia nonnullos ex iis, qui vere marcuerunt, </text:span><text:span text:style-name="T6">fa-<text:line-break/>nari posse existimat;</text:span><text:span text:style-name="T2"> tum etiam, quia balueum improbati<text:line-break/>Evidentem enim facultatis ipsius experientiam capere licet<text:line-break/>in iis ipsis , qui nondum insanabili laborant marcore, quem<text:line-break/>nec fortasse marcorem, ubi accurate loqui velis, nonrlues.<text:line-break/>At nobis nulla de nominibus cura est, ubi res clariori ora-,<text:line-break/>tione possumus interpretari.<text:tab/>,.</text:span></text:p>
      <text:h text:style-name="P2" text:outline-level="2">Cap. Vll.</text:h>
      <text:p text:style-name="P78"><text:span text:style-name="T2">Quum enim tres sint febrium primae ac<text:line-break/>. generalissimae: fdisserentiae, diarias lur praesenti exripimus;<text:line-break/>sermo vero nobis: de febribus tum ex? humoribus accensis<text:line-break/>tmn hecticis habendus 'esu Itaque febrium, quae ex pu-<text:line-break/>trescentibus humoribus accenduntur, post humorum conco-,<text:line-break/>ctibnem. balueum. remedium esu </text:span><text:span text:style-name="T34">... </text:span><text:span text:style-name="T2">Hecticis vero sclis eri-<text:line-break/>-flentibus rcitra .ullam alterius febris implicationem - omne<text:line-break/>tempus ad lavacrum idoneum est. Si vero luipsicentur ali-<text:line-break/>cui,febrium ex humoribus accensarum, </text:span><text:span text:style-name="T6">tunc esi idoneum,<text:line-break/></text:span><text:span text:style-name="T2">quum jam humores fuerint concocti. Eadem quoque pro-<text:line-break/>pemoduni esse frigidae potionis exhibendae tempora censen-<text:line-break/>dum est. Verum hujus-frustratio in magnam fit laesionem;<text:line-break/>bahrei vero usus in praedictis febribus periculo vacat, nisi<text:line-break/>forte.'virium adesse imbecillitatem suspiceris. Atque nos<text:line-break/>plerosque quibus mercor advertebatur imminere, his prae-<text:line-break/>sidiis curavimus. Dictum autem est in primo de febrium<text:line-break/>differentiis libro, diariarum febrium quasdam cum hecti-<text:line-break/>caruiu genere communicare, primoque die non posse accu-.</text:span></text:p>
      <text:p text:style-name="P10"><text:span text:style-name="T2">rate cognosci, sud vel </text:span><text:span text:style-name="T24">in </text:span><text:span text:style-name="T2">secundo, vel omnino in ’tertio,<text:line-break/>Ac quum primum cognitae, suerint;’ aqua frigida danda est,<text:line-break/>nam eo- tempore maxime citra periculum est, .quum et vires<text:line-break/>validae sint, </text:span><text:span text:style-name="T46">et </text:span><text:span text:style-name="T6">sanguis in</text:span><text:span text:style-name="T2"> corpore copiosus contineatur;<text:line-break/>-nam aibi febres diuturnae fiunt, tunc vires redduntur im-<text:line-break/>becillae et sanguis,fit paucus, </text:span><text:span text:style-name="T24">, </text:span><text:span text:style-name="T2">Duplici,igitur laesione ple-<text:line-break/>-rinnque laeduntur; altera .quidem, quia ex aquae potione<text:line-break/>pars aliqua feritur ac refrigeratur,;, altera vero, quoniam<text:line-break/>qui eam ipsis exhibent, nisi modum mensuramque debitam<text:line-break/>tenuerint, non solum aliam quampiam partem refrigerabunt,<text:line-break/>sed et eam ipsam, quae principium generationis febris ob-<text:line-break/>tinet, Quod si etiam cor largius refrigeraris, .si innatam<text:line-break/>adhuc suam humiditatenr servet, concident </text:span><text:span text:style-name="T6">vires</text:span><text:span text:style-name="T2">: sic.</text:span><text:span text:style-name="T24">sic-<text:line-break/></text:span><text:span text:style-name="T2">cius jam existat, affectio senectuti similis subsequetur. Sed<text:line-break/>et quo tempore prima hecticarum febrium indicia manifesta<text:line-break/>fuerint , eodem etiam utiliter foris adbibentur refrigerantia<text:line-break/>medicamenta, si imponantur super ipsum, </text:span><text:span text:style-name="T24">ut </text:span><text:span text:style-name="T2">quispiam </text:span><text:span text:style-name="T24">dicat;</text:span></text:p>
      <text:p text:style-name="P14"><text:span text:style-name="T2">-..febris focum,, de quo paulo post accurate definiam. Nunc<text:line-break/>ad'balneum redeo, quod ad omnes squalentes schres utile<text:line-break/>est, quando nihil aliud ipsis implicatum prohibeat. Quan-<text:line-break/>doque vero utilius, etiam est, quam sint refrigerantia medi-<text:line-break/>camenta, quum squalior vel in toto corpore exuperarit,<text:line-break/>vel in foco. Focum febris dico eum animalis partem, quae<text:line-break/>prima suis ipsius solidis partibus immodice suerit calefactu.<text:line-break/>Primum ergo cor calidius quam deceat redditum hecticam<text:line-break/>infert febrem. Deinceps vero.jecur, non per fe ipsimi qui-<text:line-break/>dem, quemadmodum cor,' fed quia fecum in consensum<text:line-break/>illud trahat, quando non ipse cordis affeetus rationem cau-<text:line-break/>sae obtinebit, scd qui sunt corporum corni ririnorum. Post<text:line-break/>haec est venter. Ab hoc quaecunque possunt fecum cor<text:line-break/>concalefacere. Quantum igitur ad viciniam attinet, pulmo<text:line-break/>quidem omnium maxime cor concalefaciendo hecticam sic-<text:line-break/>camque inferre febrem, quam marcor consequitiir, debue-<text:line-break/>rat; hoc tamen fieri non conspicitur; nec.saclle unquam</text:span></text:p>
      <text:p text:style-name="P8"><text:span text:style-name="T2">affectio causam similem suscipiet, tum quia hoc riscus hu-<text:line-break/>ruidum est, tum etiam quia respfratione refrigeratur. Ple-<text:line-break/>rurnque igitur hectica febris in reliquis visceribus cum bi-<text:line-break/>lioso humore solet consistere, ubi is in patientis loci ventri-<text:line-break/>culum imbihitus fuerit; ob id etiam Philippus marcescentium<text:line-break/>febrium plurimis erysipdlatofam affectionem genitam asse<text:line-break/>lu ventriculo arbitratur. Quod si lu ventriculo, neces-,<text:line-break/>sario etiam suspicandum est eandem in jecore constitui af-<text:line-break/>fectionem, a quibus solis visceribus affectis credere videtur<text:line-break/>Philippus marcorem generari. At nos non raro nidimus<text:line-break/>quosdam </text:span><text:span text:style-name="T6">membris</text:span><text:span text:style-name="T2"> his illaesis, in corde marcuisse, cujus </text:span><text:span text:style-name="T34">-<text:line-break/></text:span><text:span text:style-name="T2">quidem cornis haud scio cur oblitus suerit </text:span><text:span text:style-name="T6">Philippus,</text:span><text:span text:style-name="T2"> quum</text:span></text:p>
      <text:p text:style-name="P13"><text:span text:style-name="T40">- </text:span><text:span text:style-name="T2">nec ex jecore aut ventriculo folia affectis ostendere potuerit,<text:line-break/>quomodo febris marcida suboriatur, nisi affectus cordi dis-<text:line-break/>tribuatur. </text:span><text:span text:style-name="T6">ac communicetur. </text:span><text:span text:style-name="T2">&lt; Neque vero-in hoc solo vide-<text:line-break/>tur </text:span><text:span text:style-name="T6">Philippus</text:span><text:span text:style-name="T2"> aberrare, sed etiam dum non judicat, ex aliis<text:line-break/>etiam partibus febrem marcidam c0iistitui posse. Nam sive<text:line-break/>erysipelatosa sula affectio, in ventriculo exorta ejusmodi se-</text:span></text:p>
      <text:p text:style-name="P10"><text:span text:style-name="T2">brem inducat, sive etiam ritra hanc affectionem aliquando<text:line-break/>corpus ipsum solum accensum sit sine biliosa humiditate,<text:line-break/>potest etiam in alia quapiam parte similis fieri affectio ; quae<text:line-break/>pars si talis sit, ut fecum concalefaciat etiam cor, necesse<text:line-break/>omnino est, ut ejus affectio febrem generet, quae omnino<text:line-break/>temporis processu hectica fiet, ac tandem nisi foIvatur, mar-<text:line-break/>corem inducet. Atque alias, quod prius dixi, de nomini-<text:line-break/>bus sollicitum esse non convenit, .sed ut omnes affectiones,<text:line-break/>quae corpus exiccant, tum dignoscamus tum recte etiam<text:line-break/>curemus; quarum una est etiam cum igneo calore, quam<text:line-break/>sane balueum perpetuo </text:span><text:span text:style-name="T6">juvat,</text:span><text:span text:style-name="T2"> ubi ipsa per se sola constite-<text:line-break/>rit. Nonnunquam enim, ut diximus, cum erysipelatesa uf- </text:span><text:span text:style-name="T29">-<text:line-break/></text:span><text:span text:style-name="T2">fectione oritur febris hectica marcidaque, quae prius cibo<text:line-break/>et potu et topicis extrinsecus admovendis refrigeranda est;<text:line-break/>scd' ubi eadem febris per se nulli alteri morbo implicata sue-<text:line-break/>rit , balueum requirit, sicut omnes aliae siccitates, sive ca-<text:line-break/>lidae, sive frigidae extiterint. -Etenim hoc mirabile habent</text:span></text:p>
      <text:p text:style-name="P10"><text:span text:style-name="T2">baluea, quod et calidas et frigidas siccitates juvant; quem-<text:line-break/>admodurn et hoc, quod non sitientibus sitim accendant, et<text:line-break/>sitientibus eandem'tollunt. Quod autem haec effiriat baI-<text:line-break/>nenm, clere etiam nulla adhibita ratione perspicitur. Cer-<text:line-break/>nimus enim, ut Puperius etiam dictum fuit, eos, quia sicle<text:line-break/>et ex itinere calefiunt et exiccautur, ubi loti suerint, ad-<text:line-break/>mirabili quodam modo tum lrumectari tum refrigerari; ni-<text:line-break/>hiloque nis minus.illos celerrime calefieri,, qni ob vehemens<text:line-break/>frigus calefieri desiderant. Jam vero qui ex itinere et fole<text:line-break/>sitiunt, non amplius ubi fe laverint, sitiunt; et qui siti va-<text:line-break/>cant, loti sitiunt; verum hos multoties, illos femel lavasse<text:line-break/>oportet. Haec quidem ita fieri conspicimus, causas vero<text:line-break/>alibi explicamus.</text:span></text:p>
      <text:h text:style-name="Heading_20_2" text:outline-level="2">Cap. VIll.</text:h>
      <text:p text:style-name="P78"><text:span text:style-name="T2">Ad propositum autem rursus eundum.<text:line-break/>Omnibus febribus hecticis, . quae hoc unuin duntaxat ha-<text:line-break/>beant, ut hecticae sint, balueum auxiliatur. Si vero vel<text:line-break/>erysipelas , vel phlegmone, vel. putrescentes adhucque lu-</text:span></text:p>
      <text:p text:style-name="P10"><text:span text:style-name="T2">concocti humores corpus obsideant, ob haec, non ob ipsum<text:line-break/>febrem hecticam, a balueo laedi aegrotum continget. Ipsa<text:line-break/>enim quatenus febris est, semper tum a frigida potione ex-<text:line-break/>tinguitur, tum a balueis juvatur; ob implicitas vero ipsi<text:line-break/>febri affectiones aegrotus laeditur. Atque haec quidem<text:line-break/>essicacissima remedia funt, quae marcoris generationem pro-<text:line-break/>hibeant; eaque admodum audacter lu febribus hecticis assu-<text:line-break/>menda sunt. Si autem eryfipelatosa quaedam suerit affectio,<text:line-break/>a balneo quidem prorsus abstinendum est, scd aqua frigida<text:line-break/>dum morbi rigor consistit, est utendum agonistice;</text:span><text:span text:style-name="T10">;</text:span><text:span text:style-name="T2">ita enim<text:line-break/>nominare solent</text:span><text:span text:style-name="T47">, </text:span><text:span text:style-name="T2">quando ea et affatim et frigidissima exhi-<text:line-break/>betur. In prinripio autem danda non est, nisi nos cogat<text:line-break/>aeger, qui et frigidae potioni sit assuetus, et sitim tolerare<text:line-break/>haud possit: verum imponenda extrinsecus sunt, quae re-<text:line-break/>frigerent; quae si niiu'1 profuerint, cogendi etiam funt ae-<text:line-break/>gri, ut ea intro assumant. Maxime vero eis competunt<text:line-break/>humidae ac novellae lactucae, sed lu recenti frigida abluen-<text:line-break/>siae prius funt, atque ita edendae. Si quando vero abs te</text:span></text:p>
      <text:p text:style-name="P10"><text:span text:style-name="T2">iinger petierit, ut cibi fastidium consoleris, acetum aquae<text:line-break/>frigidae miscebis, ac ut in eo lactucas tingat, concedes; sit<text:line-break/>autem acetum illud omnis prorsus vinosae qualitatis expers..<text:line-break/>Quinetiam extrinsecus. ejusdem lactucae succum, inio </text:span><text:span text:style-name="T47">et<text:line-break/></text:span><text:span text:style-name="T2">sempervivi intybique ac quaecunque alia refrigerantia,<text:line-break/>irnpcnere expedit. Optimus etiam est uvarum immatura-<text:line-break/>rum </text:span><text:span text:style-name="T6">saccus,</text:span><text:span text:style-name="T2"> quo potissimum pro tempore utimur. Ex-<text:line-break/>pressus. enim earum humor una cum. portulacis in pilam<text:line-break/>injicitur; postea contusus in vas exprimitur, vasque illud<text:line-break/>in. frigidam aquam immergitur, quae si ni vis etiam aliquid<text:line-break/>habuerit, praestantior reddetur. Modicum autem albae<text:line-break/>sarinae, ubi eo uti volumus, immiscemus. • Deinde in du-<text:line-break/>plicatum linteolum infundentes, extrinsecus ipsum super<text:line-break/>hypochondria extendimus; nec illic diu morari sinimus,<text:line-break/>fed ubi teprdmn evuferit, illud abjicimus, ac alterum simili<text:line-break/>modo imponimus.; et hoc continuo agimus, quousque aeger<text:line-break/>fe inprosundo refrigerari ac siti liberari persentiat. Misce-<text:line-break/>inus etiam aliquando oleum ompliaciniun veI rosaceum, ubi<text:line-break/>praecipue nonnihil phlegmonodes in hypochondriis coniti-</text:span></text:p>
      <text:p text:style-name="P10"><text:span text:style-name="T2">terit. Hoc igitur modo erysipelatodes affectiones refrige-<text:line-break/>rare oportet. Nosse vero decet nunquam posse febrem ;ex-<text:line-break/>quisite hecticam esse, ubi ejusmodi quaepiam affectio adfue-<text:line-break/>rit. Exquisite autem hectica ea est, quae nullum particu-<text:line-break/>laris accessionis aut principium, aut incrementum, aut ri-<text:line-break/>gorem ,t aut denique, declinationem habeat. Jam vero lu<text:line-break/>opere de febrium differentiis diximus tum multa alia'tum<text:line-break/>quod a solo cibo hecticae febres effervescunt, veluti calx lu-<text:line-break/>spersa aqua; quo incremento ablato, aequales semper per-<text:line-break/>manent. Si quando tamen brevissimum aliquod luerernen-<text:line-break/>tum vel luvasio intercedit, cousiderere oportet, an aliqua '<text:line-break/>adsit humorum putredo, an vero locus primus affectus alius,<text:line-break/>sit a corde, qui et ipse nec simplicem nec hecticam affectio-,<text:line-break/>nem habeat, sed vel phlegmonodem quampiam, vel erysi-<text:line-break/>pelatodem. Atque hoc modo propria curatio affectionibus<text:line-break/>adaptanda esu</text:span></text:p>
      <text:h text:style-name="Heading_20_2" text:outline-level="2">Cap. IX.</text:h>
      <text:p text:style-name="P78"><text:span text:style-name="T2">Marcorem igitur retorridum., qni ex ar-<text:line-break/>dentiluis febribus 'generationem suscipit, refrigerantibus pro-</text:span></text:p>
      <text:p text:style-name="P10"><text:span text:style-name="T2">hibebimus remediis, tum extrinsecus impositis tum intro<text:line-break/>in corpus assumptis. Senium vero quod ex morbo effectum<text:line-break/>fuerit, si illud quidem absolute factum fuerit, curari non<text:line-break/>potest; si autem nondum abfolutum sit, sed prope accedat, .<text:line-break/>ut ejusmodi fiat, unum habet curationis scopum, quem re-<text:line-break/>creationem et refectionem appellamus, ex multis particu-<text:line-break/>laribus actionibus, quae tum multis tum multa etiam egent<text:line-break/>cautione; de quibus fi nunc loqui vellem, longissima mihi<text:line-break/>fieret oratio; abunde tamen in libris de medendi methodo<text:line-break/>nictum fuit. Nunc autem fatis erit, fi hoc dixerimus, quod<text:line-break/>exiccata corpora sclida alimentum curet. Ostendimus<text:line-break/>autem in commentariis de facultatibus naturalibus, quod<text:line-break/>non fe ipsum cibus ad omnes corporis partes defert, scd ab<text:line-break/>ipsis, quae nutritione egeant, attrahitur. At vero in mar-<text:line-break/>coribus hae ipsae invalidae sunt, ac prae siccitate ad attra-<text:line-break/>hendum insumae; quod si frigiditas quoquc adjungatur, pa-<text:line-break/>rurn jam a mortuis absunt. Oporlet igitur, nt alimentum<text:line-break/>attracni sacile sit, ut quod attrahentis corporis robori deest,</text:span></text:p>
      <text:p text:style-name="P10"><text:span text:style-name="T2">id ex,-materiae aptitudlue rependatur. Attractu autem </text:span><text:span text:style-name="T6">fa~<text:line-break/></text:span><text:span text:style-name="T2">este est </text:span><text:span text:style-name="T6">id alimentum,</text:span><text:span text:style-name="T2"> quod tum, tenuium sit partium tum<text:line-break/>natura calidum; verum hoc fere non nutrit; </text:span><text:span text:style-name="T6">naxa</text:span><text:span text:style-name="T2"> ostensum<text:line-break/>est alimentum crassum viscosumque esse,debere, ut stabile sit<text:line-break/>dissieulterque transpiret, et nutriendis corporibus prompte<text:line-break/>assimiletur. Quando autem hi scopi inter se pugnant, sieri<text:line-break/>nequit, ut alimenti ,exacte utraque servantis copia suppetat.<text:line-break/>Danda tamen est opera, </text:span><text:span text:style-name="T47">ut </text:span><text:span text:style-name="T2">quod mediocriter ambo praestare<text:line-break/>possit, inveniamus. Mini porro nihil.ad haec omnia lacte<text:line-break/>videtur esse praestantius, praeripue quidem si quis mulie-<text:line-break/>brem mammam ure apprehendens id ipsum mulgeie toleret,,<text:line-break/>quemadmodum sairniEuryphon et Herodicus in phthisiris<text:line-break/>praecipiunt; sin miuus, at saltem asininum adhuc calidum<text:line-break/>assumat, quod brevissimo temporis spatio ambienti aeri fue-<text:line-break/>rit expositum. Hic igitur alimentorum scopus non iis so—<text:line-break/>lum, qui similem senectuti affectionem, vel etiam marcorem<text:line-break/>syncopalem habent</text:span><text:span text:style-name="T6">, confert, verum</text:span><text:span text:style-name="T2"> etiam iis, quos marcor<text:line-break/>a Philippo retorridus appellatus occupati In </text:span><text:span text:style-name="T47">iis </text:span><text:span text:style-name="T2">tamen ca-</text:span></text:p>
      <text:p text:style-name="P10"><text:span text:style-name="T2">lidorum; alimentorum materiae adhibendae mm sunt, veIuti<text:line-break/>in senio, sed frigidorum; mediae aptem: inter has sint, quae<text:line-break/>syncopalibus exhibentur. Itaque' lac et ptisana et halica<text:line-break/>in his tribus affectionibus competunt.• Halica tamen ad </text:span><text:span text:style-name="T6">fa-<text:line-break/></text:span><text:span text:style-name="T2">ciliorem distributionem ex. aceto condiatur," quemadmodum<text:line-break/>ptisana. . Mel vero frigidis, quidem affectionibus utilissimum<text:line-break/>est, calidis autem' est maxime noxium, </text:span><text:span text:style-name="T34">iti </text:span><text:span text:style-name="T2">lta ergo se habet<text:line-break/>quoque </text:span><text:span text:style-name="T6">mel</text:span><text:span text:style-name="T2"> in iis, qui obnoxii sunt, .ut a jam dictis* mar-</text:span><text:span text:style-name="T8">f<text:line-break/></text:span><text:span text:style-name="T2">corllius corripiantur. Nam in retorridis, inimicissimum est:;<text:line-break/>iis autem quibus senum affectio imminet, utilissimum; at lu<text:line-break/>syncopalibus,. nisi ventriculus prohibuerit, concoquendum<text:line-break/>id est, ac tum per se solum, tum cuin alus eduliis exhiben- </text:span><text:span text:style-name="T34">• '<text:line-break/></text:span><text:span text:style-name="T2">dum. Balnei vero usus opportunus tum ad alia antedicta,<text:line-break/>tum ad tibi distributiones • peragendas praestantissimum est<text:line-break/>remedium.. Verum illud cibo quidem jam concocto assu-<text:line-break/>mendum erit, .non tamen post inediam longiorem. . Nam si<text:line-break/>ei, qui nuper .comederit, balneum adhibeatur,. crudis cor-,<text:line-break/></text:span><text:span text:style-name="T34">pus </text:span><text:span text:style-name="T2">ac luconcoctis humoribus replebit; si vero illi,- qui</text:span></text:p>
      <text:p text:style-name="P10"><text:span text:style-name="T2">diutius a cibo abstinuerit, vires diminuit In caeleris vero<text:line-break/>corporis constitutionibus, ac praesertim in ea, quae nuper<text:line-break/>nicta est, completa jam, ut dictum est, concoctione lavere<text:line-break/>oportet Vlui praeterea usus, sicuti in frigido mercor e<text:line-break/>magnopere juvat, in retorrido fugiendus; medio autem<text:line-break/>quodam modo fe habet in fyncopali marcore, propterea<text:line-break/>quod affectio haec media sit et mixta, partim quidem ali-<text:line-break/>quid frigiditatis obtinens, partim vero etiam adhuc aliquid<text:line-break/>ipsius febris servans. Quum autem hujusmodi affectio, qua<text:line-break/>ad contraria per partes viciffim permutatur, nonnunquam<text:line-break/>quidem, refrigerationem pulsus que privationem, et, ut<text:line-break/>simpliciter dicam, omnia, quae ipsius syncopae propria .<text:line-break/>sunt, invehat, nonnunquam autem calrditatem pulsusque<text:line-break/>marcoris retorridi pulsibus similes: ita etiam curationem<text:line-break/>pro exuperantium natura immutari oportet. Atque lu fyn-<text:line-break/>copali tum vinum ac alimenta temperata offeremus, tum<text:line-break/>corpus universum constipabimus densabimusque,. lu retor-.<text:line-break/>rido contraria agemus. Singulorum vero omnium usum</text:span></text:p>
      <text:p text:style-name="P10"><text:span text:style-name="T2">opportunum ille probe inveniet; qni in libris de medendi<text:line-break/>methodo suerit exercitatus </text:span><text:span text:style-name="T6">i</text:span><text:span text:style-name="T2"> lu enim libri non quibuscunque,<text:line-break/>sed iis , qni aliquem lu arte habitum habent, a nobis fcripti<text:line-break/>sunt.</text:span></text:p>
      <text:h text:style-name="P1" text:outline-level="1"><text:bookmark-start text:name="bookmark30"/>GALENI DE TUMORIBUS PRAETER<text:line-break/>NATURAM LIBER.<text:bookmark-end text:name="bookmark30"/></text:h>
      <text:h text:style-name="Heading_20_2" text:outline-level="2">Cap. I.</text:h>
      <text:p text:style-name="P78"><text:span text:style-name="T2">Quae res tumoris voce significatur, unum<text:line-break/>quoddam est accidentium, quae corporibus eveniunt. Sie<text:line-break/>enim quod spatium in longum,- latum et profundum ex-<text:line-break/>tenditur , Graeci nominant.- Nonnunquam etiam increnren-<text:line-break/>tum naturalem statum .excedens tumorem vocitant, qui<text:line-break/>non solum morbo laborantibus quacunque in parte, verum<text:line-break/>etiam sanitate fruentibus-. adest. Etenim crassi supra eum,<text:line-break/>qui secundum naturam est, statum lu latum et prosundum<text:line-break/>aucti sunt, nondum tamen jam praeter naturam se habent.</text:span></text:p>
      <text:p text:style-name="P55"><text:span text:style-name="T38">..•,<text:tab/>. - . ..<text:tab/></text:span><text:span text:style-name="T34">q.. </text:span><text:span text:style-name="T38">. ..... ,. </text:span><text:span text:style-name="T34">e e . •<text:tab/>&gt;.</text:span></text:p>
      <text:p text:style-name="P9"><text:span text:style-name="T2">Nam, ut plerumque dictum est, 'tertius.quidam existit </text:span><text:span text:style-name="T6">cor-<text:line-break/>porum</text:span><text:span text:style-name="T2"> non natura affectorum status, tum in eorum quae<text:line-break/>secundum naturam tum eorum quae_,praeter naturam se<text:line-break/>habent medio quodam consistens. Crassus aut gracilis<text:line-break/>non praeter naturam, scd simpliciter dumtaxat, ille quidem<text:line-break/>exuperantem secundum naturam, hic vero deficientem se-<text:line-break/>cundum naturam statum obtinet; uterque autem non natura;<text:line-break/>qui vero ex hydero tumorem aut qui ex tabe maciem ade-<text:line-break/>ptus est, contra naturam uterque affectus esu Nunc autem<text:line-break/>in praesenti libro de tumoribus praeter naturam corpus uni-<text:line-break/>versum. et quamcunque ejus partem occupantibus disserere<text:line-break/>proposuimus, </text:span><text:span text:style-name="T34">tantum </text:span><text:span text:style-name="T2">distinguentes, quod affectuum non<text:line-break/>natura incidentium exuperantiae praeter naturam existunt.<text:line-break/>Eorum autem exuperantiae terminus actionis est laesio.<text:line-break/>Verum de his tumoribus longiori oratione non opus est.<text:line-break/>Nam ab universis hominibus, non tantum medicis, carnis<text:line-break/>et pinguedinis ametria cognoscitur, quae ipsorum genera-<text:line-break/>tionem' efficit; caelerus vero tumores, qui pro igsornm<text:line-break/>corporum affectu, non quantitate modo primaria,' ab eo qui</text:span></text:p>
      <text:p text:style-name="P10"><text:span text:style-name="T2">secundum naturam est. statu decesserunt,- , jam speculeniur,<text:line-break/>ab inflammatione ducto exordio.</text:span></text:p>
      <text:h text:style-name="Heading_20_2" text:outline-level="2">Cap. II.</text:h>
      <text:p text:style-name="P78"><text:span text:style-name="T2">Hoc </text:span><text:span text:style-name="T6">phlegmones</text:span><text:span text:style-name="T2"> nomen Graecis dici- con-<text:line-break/>fuevit de carnosis partibus majorem in molem,&lt; cum tensio-<text:line-break/>ne, renixu, dolore pulsatorio, </text:span><text:span text:style-name="T34">&gt; </text:span><text:span text:style-name="T2">calore et rubore extube-<text:line-break/>rantibus. At quae causa fit, qua haec oboriantur fympto-<text:line-break/>nrata, non vulgo, imo nec ipsis medicis omnibus lunotuit.<text:line-break/>Neque enim via quadam plores-ipsurum indagationem mo-<text:line-break/>liuntur, sed quod nisum ipsis fuerit </text:span><text:span text:style-name="T34">. </text:span><text:span text:style-name="T2">absolute pronunciantr<text:line-break/>Talis autem esset consideratio , si quis via et ratione proce-<text:line-break/>deret. Major tumor-lu nullo unquam corpore contigerit,<text:line-break/>nisi horum duorum alterutrum substantiae ejus accidat-,- vel<text:line-break/>ut a copioso calore ceu infervescens fundatur,vel extrluse-<text:line-break/>cus recentiorem aliquam substantiam conquirat. Fusa nam-<text:line-break/>que in spiritum: abit luflaturque, et refrigerata eadem pri-<text:line-break/>stinam molem facile-recuperat. </text:span><text:span text:style-name="T34">t </text:span><text:span text:style-name="T2">Sed neque spiritus conten-<text:line-break/>tus in .partibus phlegmone laborantibus conspicitur, quem--<text:line-break/>admodum in multis aliis tumoribus;-' et refrigeratae ad prio-</text:span></text:p>
      <text:p text:style-name="P10"><text:span text:style-name="T2">rein: statum neque, statim neque ex integro revertuntur.<text:line-break/>Quod autem spiritus non contineatur; ex sectione pateti<text:line-break/>Apparet enim manisesse, si pars laborans phlegmone secta<text:line-break/>suerit, sanguis permultus effluere, et locus universus san-<text:line-break/>guine plenus, quemadmodum spongiae madentes, spiritus<text:line-break/>autein, neque statim- excidere neque poflea. .. ,’At et solus<text:line-break/>color sanguinis proprius simul et inseparabilis est; nulla si- </text:span><text:span text:style-name="T34">.<text:line-break/></text:span><text:span text:style-name="T2">quidem corporis pars-alia',</text:span><text:span text:style-name="T34">.. </text:span><text:span text:style-name="T2">nullus ve humor praeterquam<text:line-break/>caro' et sanguis rubeti . Verum inflammationis aflectus cor-<text:line-break/>pulentia non est, et siquando corpulentia sola in corpore'<text:line-break/>citra sanguinis copiam consistat, tumor naturali statu major<text:line-break/>extat, color intra sanitatis: fines permanet, nec a pristina<text:line-break/>natura recedit.. Quippe nulli, quod secundum substantiam<text:line-break/>augescit,. culor primus intenditur.. Sic enim nix candidior,<text:line-break/>pix nigrior, et aurum flavum magis evaderet. Quamobrem<text:line-break/>substantiae incrementum ab alteratione diversum esu Au-<text:line-break/>gescit enim fecundum quantitatem, alteratur fecundum qua-<text:line-break/>litatum. Est sane et color qualitatis substantiae, non quan-</text:span></text:p>
      <text:p text:style-name="P10"><text:span text:style-name="T2">titatis indicium. His igitur rationibus ab inflammatione<text:line-break/>differt corpulentia. Ob haec autem eadem aliquis sangui-,<text:line-break/>nem humorem in ipsa extuberare censueriti Interdum vero,<text:line-break/>et cum ulceribus etiam maximae oriuntur inflammationes,<text:line-break/>videturque.sanies quaedam tenuis aquae modo effluere, loco<text:line-break/>circum cruento apparente. Quare in hoc.cariris densitatum,,<text:line-break/>quam lu vulneris terminis sibi comparavi t, eo symmetriae,<text:line-break/>venice necessarium est, ut saniem elabi sinat,' sanguinem<text:line-break/>lutus in se contineat. Et sane quanto sanies tenuior san-<text:line-break/>guine, tanto etiam veI magis adhuc spiritu crassior existit.;<text:line-break/>Proinde si in vulnere caro saniem excidere permittit, cerni'<text:line-break/>spiritum quoque permiscrit; quo semel evacuatu, statim<text:line-break/>etiam inflammationis tumor sublidet. Nimirum sic fieri con-<text:line-break/>spicitur lu partibus, ubi spiritus vere, collectus sueriti Ipsis,<text:line-break/>enim incisis, tumor omnis coercetur.&lt; Qulu et vulneribus<text:line-break/>fucceden3 inflammatio hoc testatur. Eteniur in principio<text:line-break/>recentibus adhuc vulneribus excidit copia, sanguinis; rursus</text:span></text:p>
      <text:p text:style-name="P10"><text:span text:style-name="T2">autem supprimitur, aut nobis refrigerantibus, aut fua spon-<text:line-break/></text:span><text:span text:style-name="T6">te</text:span><text:span text:style-name="T2"> ab ambiente refrigeratus. Imo etiam nobis manibus con-<text:line-break/>primontibus, vel deligantibus, effluere prohibitus retinetur.<text:line-break/>Delude in vasorum divisorum orificiis retentus et obstructus<text:line-break/>coit et concrefcit: cui simile quippiam grumo accidit,, nisi<text:line-break/>quod grumus acervata sanguinis concretio sit scusibilis; quod<text:line-break/>vero in ulceribus sit, non ita conscrtim, verum paulatim,<text:line-break/>et in inultis divisurum vasorum terrnluis sistit et crassum<text:line-break/>reddit languluem.i Quum-igitur-.simul hic crassior, simul<text:line-break/>vasorum extremum angustius evadit, retinetur quidem jam<text:line-break/>sanguis; excidit autem sanies. Haec, omnia, maxima sunt’<text:line-break/>indicia partes iusiammatione laborantes sanguinis copiam ob-<text:line-break/>tinere. Quapropter in affectis ita partibus calidior quidem<text:line-break/>est eo, qui fecundum naturam est, non tamen tanto’ calidior,<text:line-break/>ut sola lusione tam magnum tumorem effecerit.. Mullae vero<text:line-break/>tibi et hujus rei fuerint conjecturae. Prima febres arden-<text:line-break/>tissimae; quanto namque calor in his vehementior. est eo, qui<text:line-break/>inflammatas, partes, obsidet, tanto majorem esse tumorem</text:span></text:p>
      <text:p text:style-name="P10"><text:span text:style-name="T2">oportebat. Secunda conjectura ex sanguinis substantia su-<text:line-break/>mitur; non 'enim, ut pix, resina et cera a frigore con-<text:line-break/>crevit, sed est semper et natura calidior. Illis igitur in-<text:line-break/>calescentibus, in contrarium transmutatio est; sanguini, se-<text:line-break/>cundum naturam calido existenti, tumor aliquantulo major<text:line-break/>extiterit, non tamen tanto, quantum inflammationes partes<text:line-break/>affectas attollunt Et si pix quoque, resina et cera in<text:line-break/>tantum calorem prodeuntia, in quantum veniunt luflamma-<text:line-break/>tione laborantes partes, paululum supra pristinum flatum<text:line-break/>adaugentur. Ac non lenis haec quoque tibi suerit conjectu-<text:line-break/>ra, praeter eas, quae dictae sunt, inflammatarum partium<text:line-break/>tumorem non ob solam fusionem contingere. Etenim rno- </text:span><text:span text:style-name="T29">-<text:line-break/></text:span><text:span text:style-name="T2">dica est in calore sanguinis alteratio, tumor non paulo ma-<text:line-break/>jor. Quod autem evidens est, id idoneum ludicrum tibi<text:line-break/>esto. Non enim quemadmodum pix, resina et cera vehe-<text:line-break/>mentius incalescentes plurimum fusione fluunt, sic etiam<text:line-break/>sanguis; sed etiamsi lu igne coquatur, priorem molem ser-<text:line-break/>vat, aut nullo modo, aut certe in minimam magnitudinem</text:span></text:p>
      <text:p text:style-name="P56"><text:span text:style-name="T2">reducatur- Antea quoque mihi dictum .est, inflammationes<text:line-break/>refrigeratas non semper subsistere. Nam. rigentes et magnas,<text:line-break/>luquibus fluor impactus.est,.,'etiamsi plurimum refrigeraris,<text:line-break/>non auferes tumorem,..fed lividam partem reddes et frigi-<text:line-break/>darn, in srirrlmmque vertes afiectum<text:tab/>At minimo negotio</text:span></text:p>
      <text:p text:style-name="P9"><text:span text:style-name="T2">priusquam fluxio </text:span><text:span text:style-name="T14">luipacta.su, </text:span><text:span text:style-name="T2">refrigerantibus et astringenti-<text:line-break/>bus repellitur, et maxime quum modica suerit.. Porro<text:line-break/>contumaciter ante impacta, astringentibus refrigerantibus-<text:line-break/>que nihil juvato, sed evacuari postulat. Prolude inventum<text:line-break/>est a medicis tunc non solum calefacientibus </text:span><text:span text:style-name="T47">esse, </text:span><text:span text:style-name="T2">discutien-<text:line-break/>sium , verum etiam ex sanguine quippiam sensibiliter eva-<text:line-break/>cuandum, scarificationibus in cute, factis. Hae igitur omnes<text:line-break/>notae ,sunt,: partem inflammatam-humore sanguineo esse re-<text:line-break/>pletam. Calida vero immodice non protinus ab,initio, fed<text:line-break/>tempore fit, perspiratione. pristina propter nreatunnr ,om-<text:line-break/>niunr obstructionem suppressa., , Necessarium igitur, simgnir<text:line-break/>nem diu irnmorantem.eomputrescere. : Omnia siquidem ca-<text:line-break/>lida et humida corpora in calidunr collecta locum-,, si, ucque</text:span></text:p>
      <text:p text:style-name="P10"><text:span text:style-name="T2">evacuentur, neque refrigerentur, facile putrescunt; qua-<text:line-break/>propter ex ejus putredine accedit calor ei, quem prius ob-<text:line-break/>tinehat. Q uod' igitur in vasis partium inflammatarum sam-<text:line-break/>guis copiosus collectus sit, ex tumoribus ipsarum licet con-<text:line-break/>jicerepnec minus inde;' quod venae lu ipsis antea ob parvi-<text:line-break/>tatem visum effugientes couspiciantur, non generatae vide-<text:line-break/>•licet; in inflammatione, verum ex sanguinis repletione lu<text:line-break/>magnitudinem tantam elatae, ut sensibus pateant. Hoc in<text:line-break/>oculis potissimum accidere ridetur et praeputio </text:span><text:span text:style-name="T47">et </text:span><text:span text:style-name="T2">mam-<text:line-break/>mis. </text:span><text:span text:style-name="T6">Ad</text:span><text:span text:style-name="T2"> haec universam carnem, cujus jam et praecipuo ,<text:line-break/>inflammatio affectus est,, fluore sanguinolente repleri, ‘ ttum<text:line-break/>color tum ipse .tumor ludicat. </text:span><text:span text:style-name="T34">. </text:span><text:span text:style-name="T10">f</text:span><text:span text:style-name="T2">Ob id vero humida omnis<text:line-break/>cerc et madescens instar lanae et spongiae apparet. Atque<text:line-break/>hujus testimonium sanies effluens perhibet, ubi inflammatio<text:line-break/>orificium, acceperit. Merito etiam, mea sententia, cutis<text:line-break/>cum subjectarum partium tumoribus attollitur ac circumten-<text:line-break/>drtur, et temporis processu ipsa quoque fluxionem suscipit,<text:line-break/>quemadmodum vasorum tunicae. Sic etiam inflammatae</text:span></text:p>
      <text:p text:style-name="P10"><text:span text:style-name="T2">partis membranae., insuper nervi et tendines inflammatio-<text:line-break/>nem temporis spatio experiuntur.; interdum sane ipsis vul-<text:line-break/>neratis, vel etiam aliter affectis, mali principium debetur.<text:line-break/>In universum nihil in parte inflammata secundum naturam<text:line-break/>exacte se habens permanet, si inflammatio' diuturna sit, - ve-<text:line-break/>rum cmnes simul cum carue fluxionem participant. Quam-<text:line-break/>obrenr ossa quoque nonnunquam inflammatio attingit, ut et<text:line-break/>ex ipsis aliquando primario affectis movetitr. Quum itaque<text:line-break/>fecundum naturam se habet cutis</text:span><text:span text:style-name="T6">, in minime crassis laxa</text:span><text:span text:style-name="T2"> est,<text:line-break/>et locus medius in quem incidit, vacuus est. Eodem modo<text:line-break/>carnium spatia, de quibus lu anatomicis admiuistrationibus<text:line-break/>latius, nictum est, vacua existunt omnia, praesertim quae<text:line-break/>circa arterias orbiculatim earum diestolis incumbunt. In<text:line-break/>inflammationibus autem omnia sanguine replentur, ex vasis<text:line-break/>per earum tunicas resudante, in omni vero carnis parte<text:line-break/>roris iusiar permixto.</text:span></text:p>
      <text:h text:style-name="P2" text:outline-level="2">Cap. III.</text:h>
      <text:p text:style-name="P80"><text:span text:style-name="T2">At quum temporis processu natura supe-<text:line-break/>rior evaserit, fluor autem universus concoctus, fuerit, et<text:line-break/>pps evaserit,, extra carnem pellitur ab ejus facultate alieno-^<text:line-break/>rum expultrice. Ubi ergo vel meatus naturalis notabilis<text:line-break/>est, veluti quidam effluxionis excrementorum rivus praepa-<text:line-break/>ratus, vel ipsa regio indidem rura, aliud ex pure perspirat,<text:line-break/>aliud seusibiliter essiuit. Ubi vero cutis densa duraque cir-<text:line-break/>cumjacet, veluti exterior nostra est, pus ibi retinetur, et<text:line-break/>a carne ei subjecta recessit; deinde etiam acrimonia erodit,<text:line-break/></text:span><text:span text:style-name="T6">vulnerat,</text:span><text:span text:style-name="T2"> et foras erumpit, nisi quis scarificatione </text:span><text:span text:style-name="T6">protinus<text:line-break/></text:span><text:span text:style-name="T2">ipsam antevertat. Verum natura a fluore devicta, non<text:line-break/>amplius in pus, scd in alienam aliquam mutationem alias<text:line-break/>aliam sanguis pervenit. Vocantur hujusmodi omnia vulgo<text:line-break/></text:span><text:span text:style-name="T6">a</text:span><text:span text:style-name="T2"> plerisque medicis, abscessus, maxime quae intus in alto </text:span><text:span text:style-name="T6">ja-<text:line-break/>cent.</text:span><text:span text:style-name="T2"> Quidam .non omnes sic appellandas censent, sed illas<text:line-break/>duntaxat, quae in aliam quandam corruptionem, non in<text:line-break/>consuetum bonumque. pus immutantur; quemadmodum om-</text:span></text:p>
      <text:p text:style-name="P10"><text:span text:style-name="T2">nia suppurantia quidam vomicas, nonnulli suppurationes-<text:line-break/>appellitant, ut et ipsum vomicas excitare et suppurare.<text:line-break/>Aliqui vero non sic, verum quum in viscere ejusmodi quip-<text:line-break/>piam factum est, illud solum appellant suppuratum, et hoc<text:line-break/>sic affectos, suppuratos et purulentos. Rursum et alii qni-<text:line-break/>dam medici illos solos empyos </text:span><text:span text:style-name="T6">purulentos</text:span><text:span text:style-name="T2"> vocari censent,<text:line-break/>quibus in media luter thoracem etpulmonemregionepuscol-<text:line-break/>lectum esu Itaque nominum, quod semper ego diri, tanta<text:line-break/>est habenda ratio, quanta rei manifesto exponendae sufficit.<text:line-break/>Ipsas res, de quibus agitur, invenire sic conandum est, ut<text:line-break/>nulla ex eis subterfugiat. Haec enim omnia ad medendi<text:line-break/>methodum praeparant, lu qua affectibus, non vocabulis<text:line-break/>ipsonun medemur. Horum igitur semper memores, ad re-<text:line-break/>liqua rursus veniemus.</text:span></text:p>
      <text:h text:style-name="Heading_20_2" text:outline-level="2">Cap. IV.</text:h>
      <text:p text:style-name="P78"><text:span text:style-name="T2">Quum corpora pus excoriat, et continen-<text:line-break/>tia a subjectis separat, ac diducit, dein eo quomodocmique<text:line-break/>evacuato, separata pristinum statum recuperare nequeunt.</text:span></text:p>
      <text:p text:style-name="P10"><text:span text:style-name="T2">affectio surus appellatur. Nisi vero quis celeriter eum curet,<text:line-break/>callo obducitur, durusque temporis progressu efficitur, et<text:line-break/>subjectis sibi partibus agglutinari non potest.</text:span><text:span text:style-name="T40">,r </text:span><text:span text:style-name="T2">Attamen tum<text:line-break/>medicamentis tum victus ratione exiccatus committitur ita,<text:line-break/>ut pars sana eitra laesionem </text:span><text:span text:style-name="T47">esse </text:span><text:span text:style-name="T2">videatur. Si quidem accu-<text:line-break/>rato quis rictu semper.usus, sanum vere corpus obtinet,<text:line-break/>et recrementorum expers, sinus commissus conjunctusque<text:line-break/>manet. At ubi excrementum quoddam succreverit, mox<text:line-break/>repletur, et qui abscessus ab luitio erat, rursus efficitur;<text:line-break/>atque iterum, ut per est, rnedentibus, evacuatur siccatur-<text:line-break/>que et committitur ; tum haec omnia multo faciliora semper<text:line-break/></text:span><text:span text:style-name="T6">ei</text:span><text:span text:style-name="T2"> contingunt, quam quae priu.s abscesserant. Neque enim<text:line-break/>divulsae partes dolent, diductae enim jam sunt; et citissime<text:line-break/>• replento, sinu fluxionem facile suscipiente; quinetiam eva-<text:line-break/>cuatur celerius; effluxionibus seu viis ipsi patefactis; ut<text:line-break/>quuni ipsae partes coierint, ubi abscessus rumpitur, rursus<text:line-break/>doleant. At non solum ex inflammatione abscessibus ortus<text:line-break/>est, sed etiam protinus a principio interdum, ob alium</text:span></text:p>
      <text:p text:style-name="P10"><text:span text:style-name="T2">quemcunque humorem sensim excoriantem et a subjectis<text:line-break/>continentia diducentem. Ac proinde incisi:universas, non<text:line-break/>humorum modo , verum etiam solidorum quorundam cor-<text:line-break/>porum species intus continere conspiciuntur. Etenim coe-<text:line-break/>no, urinae, grumo, melleo rnucosoque succo} ossibus, la-<text:line-break/>pidibus, callis obduratis, unguibus, et pllis similia corpora<text:line-break/>lu abscessibus reperiuntur; quin et inultoties inventa sunt<text:line-break/>animalcula, prope omnibus, quae ex putredlue generatio-<text:line-break/>nem habent, simillima.</text:span></text:p>
      <text:h text:style-name="Heading_20_2" text:outline-level="2">Cap. V.</text:h>
      <text:p text:style-name="P78"><text:span text:style-name="T2">At vero quae fistula vocatur angustus'ob-<text:line-break/>longusque sinus est, qui peraeque caeteris finibus contrahi—<text:line-break/>tur, ac rursus ob excrementorum influxum diducitur,<text:line-break/>quemadmodum illi. Atheromata vero, et steatomata, et<text:line-break/>melicerides, et hujusmodi caeteras affectiones alii luter abs-<text:line-break/>cessus reponunt, quidam ad aliud genus referunt. Ipsorum vero<text:line-break/>natura ex nominibus constat. Nam in atheromatis pulticulae<text:line-break/>simile quid invenitur; melli lu meliceribus</text:span><text:span text:style-name="T47">; </text:span><text:span text:style-name="T2">sevo in steato-<text:line-break/>matis. Caeterurn hujusmodi universa tunica quaedam mern-</text:span></text:p>
      <text:p text:style-name="P10"><text:span text:style-name="T2">branosa saepe comprehendit. Atque ni omnes tumores<text:line-break/>praeter naturam sunt. Accedunt huc carbunculi , gangrae-<text:line-break/>nae, herpetes, erysipelata, scirrhi, oedemata, cancri, et<text:line-break/>inflationes; quae nec ipsa medicum ignorare oportet, sed<text:line-break/>cujusque generationem et substantiam accurate perscrutari.</text:span></text:p>
      <text:h text:style-name="Heading_20_2" text:outline-level="2">Cap. VI.</text:h>
      <text:p text:style-name="P78"><text:span text:style-name="T2">Euimvero gangraena et carbunculi pro-<text:line-break/>creantur </text:span><text:span text:style-name="T47">, </text:span><text:span text:style-name="T2">quum sanguis tanquarn fervens atque inflamma-<text:line-break/>tioui propinquus cutem perusserit. Quapropter et cum cru-<text:line-break/>sta fiunt, et pustulae ulcus praecedunt, quemadmodum lu<text:line-break/>ambustis, febremque acutissimam inserunt et imminens<text:line-break/>nisae periculum Nigra vero prorsus ac cinerea carbuncu-<text:line-break/>lorum ulceris.apparet crusia; non tamen color </text:span><text:span text:style-name="T5">infl</text:span><text:span text:style-name="T2">amma-<text:line-break/>tionis circumpositae similiter aliis ruber est, scd ad nigrio-<text:line-break/>rem propendent, alio modo quam ecchymosi laborantibus,<text:line-break/>vel a gelu refrigeratis; quia non adeo livens, quemadmo-<text:line-break/>dum in illis, tumor est, scd etiam quid splendidum habet,<text:line-break/>veluti bitumen et pix. Talis est quoque sincera bilis atra.</text:span></text:p>
      <text:p text:style-name="P57"><text:span text:style-name="T2">Unde profecto ulcerum lu carbunculis malignitas emergit,<text:line-break/>Nam sanguis vel statim ab initio, vel in fervore assatus,<text:line-break/>melancholicus fieri videtur.<text:tab/></text:span><text:span text:style-name="T24">,</text:span></text:p>
      <text:h text:style-name="Heading_20_2" text:outline-level="2">Cap. Vll.</text:h>
      <text:p text:style-name="P78"><text:span text:style-name="T2">At listis atra sine ebullitione cancros </text:span><text:span text:style-name="T6">fa-<text:line-break/>cit;</text:span><text:span text:style-name="T2"> et cum ulcere, si acrior contigerit. Quamobrem et<text:line-break/>nigriores colore inflammatis semper apparent jninimeque<text:line-break/>calidi; venae in ipsis replentur ac tenduntur magis quam<text:line-break/>in inflammationibus. Humor enim cancros generans mi-<text:line-break/>nus ob ciassitiem ex vasis in circumpositam carnem excidit;<text:line-break/>non tamen venae sicut in inflammationibus rubrae simt,<text:line-break/>verum et hae pro humoris infestantis ratione.</text:span></text:p>
      <text:h text:style-name="Heading_20_2" text:outline-level="2">Cap. VlII.</text:h>
      <text:p text:style-name="P78"><text:span text:style-name="T2">Magnas inflammationes gangraena vocata<text:line-break/>sequitur, quae partis affectae mortificatio est. Hanc nisi<text:line-break/>quis cito simaverit, pars sic laborans facile emoritur, nec<text:line-break/>non alias continuas invadit ac hominem perimit. Quum<text:line-break/>enim vehementer obstructa sunt in maximis inflammationi-</text:span></text:p>
      <text:p text:style-name="P10"><text:span text:style-name="T2">bus, tum vnsorurn orificia, tum omnes meatus naturali<text:line-break/>perfpiratione -destituti, sic aegrotantia corpora prompte emo-<text:line-break/>riuntur. Ae-primum qui coloris flos inflammationibus </text:span><text:span text:style-name="T6">ad-<text:line-break/></text:span><text:span text:style-name="T2">suerat, ih ipsis extinguitur; deinde dolor et pulsus abeumt,<text:line-break/>nequaquam sudato affectu, verum sensu emortuo. Pulsus<text:line-break/>autem ingentis inflammationis inseparabile symptoma est;<text:line-break/>sic autem videntur veteres appellare motum arteriarum ipsi<text:line-break/>aegrotanti sensibilem, five citra dolorem sive cum eo 'ac-<text:line-break/>cidat. Quare nonulli lu inflammationis symptomatis pul-<text:line-break/>sui hoc addunt, cum dolore. Haec illis de nomine disce-<text:line-break/>ptatio est. Praestat hoc neglecto originem eorum cogno-<text:line-break/>icere. Certe in naturali statu arteriarum motus nobis non<text:line-break/>percipitur, in inflammationibus eum dolore sentitur. •' Per-<text:line-break/>cutit enim arteria, dum dilatatur, circumjacentes partes,<text:line-break/>ex cujus ictu propter inflammationem dolemus. Ubi vero<text:line-break/>ipsa quoque tunica inflammatione jam conflictatur, percu,-</text:span></text:p>
      <text:p text:style-name="P8"><text:span text:style-name="T2">tiens simul et percussa dolorem congeminat. De his quidem<text:line-break/>abunde satis dictum.</text:span></text:p>
      <text:h text:style-name="Heading_20_2" text:outline-level="2">Cap. IX.</text:h>
      <text:p text:style-name="P78"><text:span text:style-name="T2">De biliosis autem fluxionibus deinceps<text:line-break/>disserendum. Vicit enim haud frio qua ratione medico-<text:line-break/>rum consuetudo, sive bilem simpliciter sive biliosum hu-<text:line-break/>morem nominemus, inaudire nos pallidam et amaram, non<text:line-break/>• acidam et nigram; quandoquidem illam femper cum adje-<text:line-break/>ctione nominant, humoris appellationi colorem adjungen-<text:line-break/>tes, Quum igitur, blliofus humor </text:span><text:span text:style-name="T6">aliquo</text:span><text:span text:style-name="T2"> decubuerit, </text:span><text:span text:style-name="T5">sin</text:span><text:span text:style-name="T2">-<text:line-break/>. cerus quidem cutem exulcerat; qui vero aqueae saniei aut<text:line-break/>_ sanguini mixtus, minus est acris et magis partem in tumo-<text:line-break/>rem attollit, quam exulcerat. Hoc itaque erysipelas ap-<text:line-break/>pellatur, alterum herpes. Procreantem vero humorem<text:line-break/></text:span><text:span text:style-name="T34">. </text:span><text:span text:style-name="T2">aSectnum tum color tum calor prodit. Quum autem et<text:line-break/>rursus acris fluoris hic minus, ille magis talis existit, sci-<text:line-break/>endum, ex acriore herpetemlesthiomenum i., e, </text:span><text:span text:style-name="T6">depascentem<text:line-break/></text:span><text:span text:style-name="T2">-constitui, sic enim Hippocrates ipsum nominavit, ex altero<text:line-break/>alterum, cui et nounulli post Hippocratem miliaris nomen</text:span></text:p>
      <text:p text:style-name="P8"><text:span text:style-name="T2">posuerunt, quod, miliis,similes eminentias in cute procreet.<text:line-break/>Mihi vero talis fluor pituitae commixtus; alter vero exactae<text:line-break/>bilis esse ridetur, ideoque cum erosione, accidit, affectu cutis<text:line-break/>continuitatem semper prehendente; unde nomen quoque<text:line-break/>sortitus est. Si vero- sanguis aequaliter bili fit permixtus,<text:line-break/>lu utriusque medio, inflammationis et erysipelatis, specie<text:line-break/>et natura hic affectus est,. At fi alter multum exupeiet, </text:span><text:span text:style-name="T6">ab<text:line-break/>exuperante affectus</text:span><text:span text:style-name="T2"> nomen est; praedicatur vero quod ei<text:line-break/>mixtrun esu Erysipelas quidem phlegmonodes ob flavam<text:line-break/>bilem praepollentem; phlegmone vero eryfipelatodes san-<text:line-break/>guine superante dicitur. Jam vero aliarum mixtionum si-<text:line-break/>mllis est interpretatio, phlegmone scirrhodes et scirrhus<text:line-break/>phlegmonodes, oedema phlegmonodes - et phlegmone oede-<text:line-break/>matodes. Etenim quatuor hi affectus assidue ex humorum<text:line-break/>fluxione generantur, erysipelas, oedema., phlegmone et<text:line-break/>scirrhus. Erysipelas igitur, biliosa fluxione, ut dictum<text:line-break/>est, exuperante; phlegmone, sanguinea; oedema, pituita</text:span></text:p>
      <text:p text:style-name="P58"><text:span text:style-name="T2">consistentia tenui; quemadmodum ex crassa Ientaque una<text:line-break/>scirrhorum speries</text:span><text:span text:style-name="T8">-</text:span><text:span text:style-name="T2">; nam alteram limus sanguinis efficit.<text:line-break/>Atque haec certe duplex est; altera quidem species, quam<text:line-break/>'atram Hippocrates nominat;' altera vero similiter atra est,<text:line-break/>sed propriam appellationem obtinet, nomluatur etenim atra<text:line-break/>bilis. ' Hujus quidem cancri suboles sunt;. alterius vero' ui-<text:line-break/>grae una quaedam scirrhorum speries. Verum posterior<text:line-break/></text:span><text:span text:style-name="T24">a </text:span><text:span text:style-name="T2">pituitosa colore distinguitur. Utrisque communia simt<text:line-break/></text:span><text:span text:style-name="T24">major </text:span><text:span text:style-name="T2">quam secundum naturam deceat tumor, tum doloris<text:line-break/>expers tum durus. . Atque amborum generatio - luterdiun<text:line-break/></text:span><text:span text:style-name="T24">a </text:span><text:span text:style-name="T2">principio, nonnunquam ex permutatione • aut inflamma-<text:line-break/>tionis, aut erysipelatis, aut oedematis, quum immoderatius </text:span><text:span text:style-name="T34">'<text:line-break/></text:span><text:span text:style-name="T2">refrigerata sint.<text:tab/></text:span><text:span text:style-name="T40">'I </text:span><text:span text:style-name="T34">t </text:span><text:span text:style-name="T40">valriq-<text:tab/></text:span><text:span text:style-name="T24">. .. .</text:span></text:p>
      <text:h text:style-name="Heading_20_2" text:outline-level="2">Cap. X.</text:h>
      <text:p text:style-name="P78"><text:span text:style-name="T2">Vicina scirrhis funt quae ecchymornata </text:span><text:span text:style-name="T6">et'</text:span></text:p>
      <text:p text:style-name="P13"><text:span text:style-name="T40">' </text:span><text:span text:style-name="T2">nrelasmata vocantur, maxime senibus ex venis contusis ac-<text:line-break/></text:span><text:span text:style-name="T24">cidentia. </text:span><text:span text:style-name="T2">Sunt autem horum quaedam; ut diximus, nigra,<text:line-break/></text:span><text:span text:style-name="T24">et </text:span><text:span text:style-name="T2">haec senibus potissimum levesob causas oriuntur. </text:span><text:span text:style-name="T24">• </text:span><text:span text:style-name="T2">Quae-<text:line-break/></text:span><text:span text:style-name="T34">dam </text:span><text:span text:style-name="T2">inter rubrum et nigruin consistunt, quos livores </text:span><text:span text:style-name="T6">voci-</text:span></text:p>
      <text:p text:style-name="P59"><text:span text:style-name="T2">iant. Sed hr omnes tumores sanguine ex venis essufo pro-<text:line-break/>veninut; interdum,ob tunicas contusas,, interdum lu extre-<text:line-break/>mis reseratas. , </text:span><text:span text:style-name="T24">,<text:tab/>... i<text:tab/>.<text:tab/></text:span><text:span text:style-name="T29">.. -:•&gt;</text:span></text:p>
      <text:h text:style-name="Heading_20_2" text:outline-level="2">Cap. XI.</text:h>
      <text:p text:style-name="P78"><text:span text:style-name="T2">At vero arteriae adapertae affectus aneu-<text:line-break/>rysrna vocatur; fit autem quum ipsius vulneratae circum-<text:line-break/>posita cutis ad cicatricem quidem pervenit, inanet autem<text:line-break/>vulnus, arteria nec coeunte, nec conglutinata, nec carne<text:line-break/>obstructa. Dignoscuntur sane, hujusmodi pathemata pulsi-<text:line-break/>bus, quos edunt arteriae, verum quum etiam comprimuntur,<text:line-break/>tumor omnis delitescit, substantia, quae ipsum efficit, in<text:line-break/>arterias recurrente; quam alibi ostendimus tenuem, et sta-<text:line-break/>vum esse sanguinem quempiam, una cum spiritu tenui et.<text:line-break/>copioso permixtum; hrc vero fanguis longe calidior est eo,<text:line-break/>qui in verris continetur , et vulnerato aneurysmate erumpit,<text:line-break/>ut vix sisti possiti Caeterurn in oedematis materia premen-<text:line-break/>tibus cedit digitis, et pars in fossulam cavatur ", at nec pul-<text:line-break/>fus* ii? hac affectione est, scd color albidior; et oedema multo</text:span></text:p>
      <text:p text:style-name="P10"><text:span text:style-name="T2">latius majusque est aneurysmate, nisi 'quum grumus quis-<text:line-break/>piam innatus ex aneurysmate sphacelum gignat. Voco sio<text:line-break/>omnem solidarum partium corruptelam, ut etiam ossibus lu-<text:line-break/>cidat; nedum carnibus aut vasis. Gangraena vero solido-<text:line-break/>rnm.corporum mortificatio ipsa est, sed neque ossibus</text:span><text:span text:style-name="T8">1</text:span><text:span text:style-name="T2"> ad-<text:line-break/>venit, et magnas inflammationes comitatur, species una<text:line-break/>sphaceli existens, sed proprium nomen et singulare praeter<text:line-break/>commune sortita. • Haec igitur satis distincta sunt ; reliquum<text:line-break/>jam tempus postulat, ut de melancholicis fluxionibus verba<text:line-break/>faciamus.</text:span></text:p>
      <text:h text:style-name="Heading_20_2" text:outline-level="2">Cap. XII.</text:h>
      <text:p text:style-name="P78"><text:span text:style-name="T2">Quum vero atra bilis in carnem deculme- '<text:line-break/>rit, mordax quidem cutem circumpositam erodit et ulcus<text:line-break/>efficit; moderatior autem cancrum sine ulceratione molitur.<text:line-break/>Dictum est antea, venas ab eo magis quam ab inflammatio-<text:line-break/>nibus in tumorem attolli, et qualis species ipsarum coloris<text:line-break/>fit. Non solum autem cancrosiun ulcus, verum etiam,alia<text:line-break/>pleraque cum tumoribus corporum ea continentium coniti-</text:span></text:p>
      <text:p text:style-name="P60"><text:span text:style-name="T2">tuuntur, omnia pravi humoris suboles, aut biliosi cuius-<text:line-break/>dam , aut melancholici, aut alias utcunque virulenti ac vi-<text:line-break/>tiosi ex majore corruptela ortum adepti. </text:span><text:span text:style-name="T24">'<text:tab/>'<text:tab/>‘<text:tab/>' •• </text:span><text:span text:style-name="T29">"&gt;•</text:span></text:p>
      <text:h text:style-name="Heading_20_2" text:outline-level="2">Cap. XIll.</text:h>
      <text:p text:style-name="P78"><text:span text:style-name="T2">Quae vero ex ipsis depascuntur, </text:span><text:span text:style-name="T24">et </text:span><text:span text:style-name="T2">cir-<text:line-break/>cumpositas laedunt partes, sanum corpus ambiens erodentia,<text:line-break/>haec universa phagedaenica nominantur. Quae in ambobus<text:line-break/>consistunt, ulcere et tumore ambiente, phagedaenam appeI-<text:line-break/>Iant. Depascitur quidem et herpes ricina erodens, verum:<text:line-break/>solius cutis est exulceratio; phagedaena vero cum cute etiam<text:line-break/>subjecta attingit Chir-onia vero et Telephia ulcera vocare<text:line-break/>supervacuum est. Sufficit enim omnia communi vocabulo<text:line-break/>cacoethe u e. maligna nuncupare. Ad haec psora et lepra,<text:line-break/>melancholici cutis solius affectus sunt; nam si lu venis et.<text:line-break/>cerne proveniunt, cancer appellatur.</text:span></text:p>
      <text:h text:style-name="Heading_20_2" text:outline-level="2">Cap. XIV.</text:h>
      <text:p text:style-name="P78"><text:span text:style-name="T2">Elephas quoqne melancholicus affectus<text:line-break/>est, ex sanguine melancholico primam ducens originem</text:span><text:span text:style-name="T8">-</text:span><text:span text:style-name="T2">;<text:line-break/>tempore vero bilis atra sanguine copiosior redditur, ac tum<text:line-break/>tali morbo obnoxii graviter olent., et aspectu sunt molesti.<text:line-break/>Quibusdam ipsorum ulcera quoque accedunt. Hoc mali</text:span></text:p>
      <text:p text:style-name="P10"><text:span text:style-name="T2">dum incipit, satyriasrnum vocant; quia satyris similes fa-<text:line-break/>cie redduntur. • Nonnulli osseas in temporibus eminentias<text:line-break/>sic nominant; fiunt quoque in caeteris partibus tales ossium,<text:line-break/>eminentiae, quas nonnulli exostoses vocitant; quemadmo-<text:line-break/>dum et pudendorum tentiones praeter naturam non re-,<text:line-break/>mittentes, quidam fatyriasmum, quidam priapismum ap-<text:line-break/>pellant.</text:span></text:p>
      <text:h text:style-name="Heading_20_2" text:outline-level="2">Cap. XV.</text:h>
      <text:p text:style-name="P78"><text:span text:style-name="T2">Est et achor parvum in .cute capitis ul-</text:span><text:span text:style-name="T8">1<text:line-break/></text:span><text:span text:style-name="T2">cus; conjeceris ipsum pituitae salsae et nitrosae subolem esse.<text:line-break/>Effluis igitur ex eo sanies quaedam, non onmino aquosa,<text:line-break/>neque jam crassa, ut mel, quemadmodum lu favis </text:span><text:span text:style-name="T6">appella-<text:line-break/>tis.</text:span><text:span text:style-name="T2"> Nam et haec cum tumore quodam et foraminibus plu-<text:line-break/>rimis eveniunt, humore melleo effluente. „ Parvus horum<text:line-break/>quoque tumor est, scd non adeo, ut achoris. Insuper his<text:line-break/>minores praeter naturam tumores in cute nascuntur,- myr-<text:line-break/>meciae,- acrochordones; psydraces et epluyctides, affectus<text:line-break/>omnibus cogniti..n, Notus non minime et furunculus est,</text:span></text:p>
      <text:p text:style-name="P10"><text:span text:style-name="T2">mitis sane, quum </text:span><text:span text:style-name="T24">in </text:span><text:span text:style-name="T2">ipsa cute sola consistit; malignus autem,<text:line-break/>quum magis ab. alto exurgit; nam sic tuberculo similis est,<text:line-break/>differt tamen a tuberculo sola duritie ejusmodi dothien </text:span><text:span text:style-name="T24">; </text:span><text:span text:style-name="T2">arn-<text:line-break/>bo phlegmonodes affectus sunt Tertius his succedit bubo,<text:line-break/>et quartus- quem panum nonnulli vocant,, calore simul et<text:line-break/>generationis celeritate ab aliis tuberculis distinguentes. Sunt<text:line-break/>quoque qui in inguinibus et alis duntaxat oriri phygethla di-<text:line-break/>cant,. quae funt glandularum, inflammationes— Struma est,<text:line-break/>ubi hae partes scirrhnrn contraxerint, quemadmodum te-<text:line-break/>stium scirrhis morbi nomen sarcocelen </text:span><text:span text:style-name="T6">i. e. carneum rami-<text:line-break/></text:span><text:span text:style-name="T26">cem </text:span><text:span text:style-name="T6">imposuerunt;</text:span><text:span text:style-name="T2"> ut; quum humor aqueus in testium tu-<text:line-break/></text:span><text:span text:style-name="T24">nicis </text:span><text:span text:style-name="T2">acervatur, ; hydrocelen vocitant, et epiplocelen, et<text:line-break/>enlerocelen., ad haec compositum </text:span><text:span text:style-name="T24">ex </text:span><text:span text:style-name="T2">ambabus vocabulum<text:line-break/>magis quam </text:span><text:span text:style-name="T24">convenit </text:span><text:span text:style-name="T2">implexum</text:span><text:span text:style-name="T24">, </text:span><text:span text:style-name="T2">enteroepiplocelen, recen-<text:line-break/>tiorunr medicorum est, qui universos testium tumores </text:span><text:span text:style-name="T28">κήλας<text:line-break/></text:span><text:span text:style-name="T2">i., e. ramices appellant, per </text:span><text:span text:style-name="T12">η </text:span><text:span text:style-name="T2">elementum prima </text:span><text:span text:style-name="T24">syllaba,<text:line-break/>non per </text:span><text:span text:style-name="T6">a,</text:span><text:span text:style-name="T2"> ut </text:span><text:span text:style-name="T24">ab. </text:span><text:span text:style-name="T2">Athenienfibus, prolata. Quemadmodum</text:span></text:p>
      <text:p text:style-name="P10"><text:span text:style-name="T2">vero unumquodque praedictorum nominum partis morbum<text:line-break/>indicat, de qua dicitur; ita quoque cirsocele recentius </text:span><text:span text:style-name="T6">no-<text:line-break/>men</text:span><text:span text:style-name="T2"> morbum illius notat, de quo prolatum esu</text:span></text:p>
      <text:h text:style-name="Heading_20_2" text:outline-level="2">Cap. XVI.</text:h>
      <text:p text:style-name="P78"><text:span text:style-name="T2">Atqui omnes reliquas venas, quae dila-<text:line-break/>tantur, cirsos i. e. </text:span><text:span text:style-name="T6">vctriaes</text:span><text:span text:style-name="T2"> antiqui nominant; medici re-<text:line-break/>centiores cirsos et has vocant, elementum </text:span><text:span text:style-name="T12">ι </text:span><text:span text:style-name="T2">post </text:span><text:span text:style-name="T12">κ </text:span><text:span text:style-name="T2">literam<text:line-break/>ponentes, non quemadmodum Athenienses</text:span><text:span text:style-name="T47">; </text:span><text:span text:style-name="T2">proveniunt </text:span><text:span text:style-name="T6">va-<text:line-break/>rices</text:span><text:span text:style-name="T2"> et in cruribus ob imbecillitatem earum, quae illic sunt;<text:line-break/>venarum, et magis quum sanguis crassus in corpore exube-<text:line-break/>rat. At peritonaeo vulnerato vel rupto, deinde non coa-<text:line-break/>lescente, mollis tumor sedem illam occupat; fi in inguine<text:line-break/>fiat, bubonocelen vocant; si in unrbilico is accidat, eo af-<text:line-break/>fectos medicorum nonnulli exomphalos appellant. At-'<text:line-break/>riullus ex his affectibus solius peritonaei est, verum aponeu-<text:line-break/></text:span><text:span text:style-name="T34">rosin </text:span><text:span text:style-name="T2">quoque musculi affici oportet, quam in anatomicis ad-<text:line-break/>Bilurstrationibus, qualisnam fit, indicavimus. Igitur ln af-<text:line-break/></text:span><text:span text:style-name="T34">fectus </text:span><text:span text:style-name="T2">transversorum musculorum sunt; in inguine vero<text:line-break/>ramices obliquorum, vel rupta, vel dllatata ea in regione</text:span></text:p>
      <text:p text:style-name="P10"><text:span text:style-name="T2">eorum aponeurosi simul cum peritonaeo tunica. Fiunt et<text:line-break/>alii harum sedium tumores propter subjectum aliquod viscus<text:line-break/>lu altum sese attollens. Affectiones autem, quae ipsorum<text:line-break/>tumores concitant, dictae sunt; 'inflammationes enim sunt,<text:line-break/>scirrhi, abscessus, atque his similes. In hydropicis autem<text:line-break/>eo in Ioco copia coacervatur, aquosa in nscitis; flatulenta<text:line-break/>lu tympanitis; pituitosa in anasarca et leucophlegmatia.</text:span></text:p>
      <text:h text:style-name="Heading_20_2" text:outline-level="2">Cap. XVII.</text:h>
      <text:p text:style-name="P78"><text:span text:style-name="T2">Jam vero alii tumores propria nomina<text:line-break/>adepti sunt, nihil eximium obtinentes, cujusrnodi epulides,<text:line-break/>parulides, thymi et ejusmodi caeteri carnosi surculi sunt;<text:line-break/>velut rursus uvae, paristhmia, tonsillae, aliud nihil prae-<text:line-break/>terquam inflammationes existentes; uvae quidem gurgulio-<text:line-break/>nis; tonsillae glandularum , quae lu saucium principio sibi<text:line-break/>invicem opponuntur; quemadmodum.paristhmia corporum,<text:line-break/>quae lu ipsis lauribus consistunt. Hippocrates autem vide-<text:line-break/>tur non omnem inflammationem faucium uvam appellare,<text:line-break/>scd unam solam speciem, lu qua terminus gurgusionis acino</text:span></text:p>
      <text:p text:style-name="P61"><text:span text:style-name="T2">uvae similis existit. Verum et polypi vel ex inflammatio-<text:line-break/>ne, vel tuberculo, vel excrescentia quadam, vel quomodo-<text:line-break/>cunque aliquis nominare voluerit, in naribus consistente<text:line-break/>generantur; phlegmonodes vero sunt et humidi ob loci<text:line-break/>naturam. Sic encanthis ipsa tumor aliquis praeter naturam<text:line-break/>in magnis oculorum angulis oritur, nion,est autem toto ge-<text:line-break/>nere praeter naturam, fed fola magnitudine. Pterygioit<text:line-break/>membrana oculis extrinsecus adnata est, quae a periostio<text:line-break/>ambiente delata, ad iridis coronam pervenit. Staphylomata<text:line-break/>vero quae vocantur, alia solo • situ, alia affectione praeter<text:line-break/>naturam sunt. Dictum est alibi de omnibus hujusmodi as-<text:line-break/>fectibus, qui in oculis cousistunt. Opportunum itaque jam<text:line-break/>est hic sermonem finire, quum nulla supersit adhuc tumo-<text:line-break/>rum praeter naturam species, quae commemorata non<text:line-break/>fuerit.<text:tab/>. </text:span><text:span text:style-name="T29">- ;.<text:tab/>. |</text:span></text:p>
      <text:h text:style-name="P1" text:outline-level="1"><text:bookmark-start text:name="bookmark32"/>GALENI DE INAEQUALI INTEMPERIE<text:line-break/>LIBER.<text:bookmark-end text:name="bookmark32"/></text:h>
      <text:h text:style-name="Heading_20_2" text:outline-level="2">Cap. I.</text:h>
      <text:p text:style-name="P78"><text:span text:style-name="T2">Inaequalis intemperies- fit luterdum et -lu'<text:line-break/>universo animalis corpore, ut in hydrope quem aquam in-<text:line-break/>tercutem vocant, et febribus quas epialas appellant, et<text:line-break/>prope caeleris omnibus, iis exceptis quas hecticas nominant.<text:line-break/>Oboritur autem et in unaquaque parte, quum ea oedemate,<text:line-break/>vel phlegmone, vel gangraena, vel erysipelate, vel cancro<text:line-break/>obsidetur; hujus autem generis est et qui elephas vocato<text:line-break/>et phagedaena et herpes. Verum haec quidem omnia cum<text:line-break/>fluxionibus consistunt. Citra vero materiam affluentem,<text:line-break/>quum partes solis qualitatibus alterantur, luaequales lutem-</text:span></text:p>
      <text:p text:style-name="P10"><text:span text:style-name="T2">peries fiunt, iis utique refrigeratis, aut deustis, aut praeter<text:line-break/>modum exercitatis, aut feriatis, aut aliquid ejusmodi per-<text:line-break/>pessis. Praeterea ex iis quae foris occursant, inaequales<text:line-break/>intemperies no suis corporibus oboriuntur; quum calefiunt,<text:line-break/>vel refrigerantur, vel siccantur, vel humectantur. Hae<text:line-break/>namque simplices intemperies sunt, ut in commentariis<text:line-break/>de temperamentis demonstratum esu Compositae vero<text:line-break/>ex iis aliae quatuor sunt, quum corpora vel calefiunt<text:line-break/>simul et.' siccantur,. vel calefiunt simul et humectantur,<text:line-break/>vel , refrigerantur simul et siccantur, vel refrigerantur<text:line-break/>simul et humectantur. Quod autem ejusmodi lutempe-<text:line-break/>ries ab aequalibus eo dissideant; quod in omnibus lu-<text:line-break/>temperanter affecti corporis partibus aequaliter non insint,<text:line-break/>id clare liquet. Ergo quis sit omni inaequali intemperiei<text:line-break/>generationis modus, in hocce libello enarrare propositum<text:line-break/>esu Quo autem clarior evadat oratio, revocare in memo-<text:line-break/>riam oportet omnes corporis paries, sumpto a maximis'ex- .<text:line-break/>ordio,’ quae sane et idiotis innotescunt,; manus enim .et<text:line-break/>pedes et ventrem et thoracem et caput nemo est qni ignoret</text:span></text:p>
      <text:h text:style-name="P2" text:outline-level="2"><text:span text:style-name="T2">Cap. </text:span><text:span text:style-name="T4">II</text:span><text:span text:style-name="T12">.</text:span></text:h>
      <text:p text:style-name="P83"><text:span text:style-name="T2">Secetur autem a nobis earum rursus una-<text:line-break/>quaeque in sibi continuas </text:span><text:span text:style-name="T6">integrantes</text:span><text:span text:style-name="T2"> appellatas partes,<text:line-break/>verbi gratia erus lu femur, tibiam et pedem, - manus in<text:line-break/>brachium, cubitum et summam manum. Et vero summae<text:line-break/>manus propriae partes sunt carpus, metacarpium et digiti;<text:line-break/>digitorum praeterea, </text:span><text:span text:style-name="T6">.offa,</text:span><text:span text:style-name="T2"> cartilagines, ligamenta,-nervi,<text:line-break/>arteriae, venae, membranae, carnes, tendones, ungues,<text:line-break/>cutis</text:span><text:span text:style-name="T24">, </text:span><text:span text:style-name="T2">adeps. Has vero etiamnum in </text:span><text:span text:style-name="T24">aliam </text:span><text:span text:style-name="T2">speciem </text:span><text:span text:style-name="T24">secare<text:line-break/></text:span><text:span text:style-name="T2">non conceditur, sed sunt similares ac primae,’ exceptis ta-<text:line-break/>rnen arteriis et </text:span><text:span text:style-name="T24">venis</text:span><text:span text:style-name="T2">; hae nanque ex fibris et membranis<text:line-break/>sunt conditae , ut in anatomicis adrninistrationibus traditum<text:line-break/>est. Quin etiam multa sunt spatia inter ipsas primas et fi-<text:line-break/>milares partes appellatas, atque his etiam plura majora-<text:line-break/>que luter ipsas organicas et compofitas</text:span><text:span text:style-name="T24">; </text:span><text:span text:style-name="T2">aliquando vero et<text:line-break/>in unaquaque finulari parte, ut </text:span><text:span text:style-name="T24">in. </text:span><text:span text:style-name="T26">osse</text:span><text:span text:style-name="T24"> </text:span><text:span text:style-name="T2">cuteque; atque de<text:line-break/>sus quoque omnibus in administrationibus anatomicis di-<text:line-break/>ctum esu Etenim mollia corpora, quum sibi invicem in-<text:line-break/>cumbunt. interpositorum spatiorum sensum adimunt; scd ,</text:span></text:p>
      <text:p text:style-name="P10"><text:span text:style-name="T2">quae dura siccaque sunt, lu iis maxime deprehendere spatia<text:line-break/>licet, sicuti ossium cavernulas. Continent hae ex natura<text:line-break/>in sefe humorem crassum et album, ad id comparatum, ut<text:line-break/>ossa nutriat. Quaerin cute foramina sunt; ea qua ratiojre<text:line-break/>fiant, in libris de temperamentis dictum est. Atque haec<text:line-break/>monuisse necessarium erat perspicuitatis gratia eorum, quae<text:line-break/></text:span><text:span text:style-name="T6">a nobis</text:span><text:span text:style-name="T2"> deinceps explicanda sunt. De inaequali vero in-<text:line-break/>temperie nunc agendum; tum quaenam ejus natura sit; tum<text:line-break/>quot ejus generationis modi. Ergo quod in omnibus cor-<text:line-break/>poris ita allecti partibus una temperies non fit, prius dictum<text:line-break/>est; verum id quidem omnis intemperiei inaequalis est com-<text:line-break/>mune; differentiae vero </text:span><text:span text:style-name="T6">ejus</text:span><text:span text:style-name="T2"> ipsam corporum affectormn<text:line-break/>naturam sequuntur. Aliter enim simplex caro, aliter uni-<text:line-break/>versus musculus ad inaequale temperamentum pervenit.</text:span></text:p>
      <text:h text:style-name="P6" text:outline-level="2"><text:span text:style-name="T2">C</text:span><text:span text:style-name="T6">a</text:span><text:span text:style-name="T2">p. Il</text:span><text:span text:style-name="T23">I</text:span><text:span text:style-name="T2">.</text:span></text:h>
      <text:p text:style-name="Standard"><text:span text:style-name="T2">Quum enim fluxio </text:span><text:span text:style-name="T6">humoris</text:span><text:span text:style-name="T2"> calida in mu-<text:line-break/>sculum decubuit, primum majores arteriae venaeque inr-<text:line-break/>plentur ac distenduntur; delude minores; idque fit ad us-<text:line-break/>que minimas; in quibus quum vehementer fluxio impacta</text:span></text:p>
      <text:p text:style-name="P10"><text:span text:style-name="T2">sit, neque amplius contineri queat, pars quaedam ejus per<text:line-break/>ipsarum ora, pars quaedam etiam per tunicas colata foras<text:line-break/>transmittitur; tum vero interjecta spatia primorum corpo-<text:line-break/>rum ita fluxione implentur, </text:span><text:span text:style-name="T8">J</text:span><text:span text:style-name="T2"> ut undique omnia ab humore<text:line-break/>et incalescant et perfundantur. Ea'sunt nervi, ligamenta,<text:line-break/>membranae, caro ipsa, anteque haec arteriae et venae,<text:line-break/>quae certe primae </text:span><text:span text:style-name="T6">et</text:span><text:span text:style-name="T2"> praeter caetera vario dolore afficiun-<text:line-break/>tur. • Etenim interius a fluxione tum calefiunt tum disten-<text:line-break/>duntur ac divelluntur; exterius non modo calefiunt, fed<text:line-break/>etiam premunto ac degravantur; reliquae partes aliae in-<text:line-break/>calescendo solum , vel comprimendo, aliae utroque genere<text:line-break/>laborant; appellaturque morbus ipse phlegmone; est autem<text:line-break/>inaequalis musculi intemperies; servet enim jam qui in eo<text:line-break/>est sanguis; is fecum calesarit primum quidem ac maxime<text:line-break/>arteriarum et venarum tunicas; mox </text:span><text:span text:style-name="T6">vero ,</text:span><text:span text:style-name="T2"> quae extra has<text:line-break/>funt, omnia; quibus circumfunditur. Ita duorum alterum<text:line-break/>sequi necesse est, ut, si fluxio vicerit, corruptio scquatur</text:span></text:p>
      <text:p text:style-name="P10"><text:span text:style-name="T2">rictorum corporum; sin fluxio victa fit, ut musculus </text:span><text:span text:style-name="T47">ad<text:line-break/></text:span><text:span text:style-name="T2">rraturalom statum redeat. Vincatur igitur- prius fluxio, tu-<text:line-break/>tuis enim est a </text:span><text:span text:style-name="T24">• </text:span><text:span text:style-name="T2">potentioribus </text:span><text:span text:style-name="T6">curationem</text:span><text:span text:style-name="T2"> exordiri, duplex<text:line-break/>hic .exit medendi modus, quum, vel discussus suerit totus,<text:line-break/>qui decubuit, humor, vel concoctus. Verum discussio<text:line-break/>optanda maxime curatio est; concoctionem; autem haec .duo,<text:line-break/>necessario sequuntur, puris generatio et abscessus. Abs-<text:line-break/>cedit aliquando lu caxitatum proxime accubantium tum ma-<text:line-break/>ximam tum abjectissimam, qui sane abscessuum- optimus,<text:line-break/>est; interdum in maximam, non tamen abjectam; vel in'<text:line-break/>abjectam, sed non maximam. Quibus igitur </text:span><text:span text:style-name="T5">lu</text:span><text:span text:style-name="T2"> ventrem<text:line-break/></text:span><text:span text:style-name="T6">siuxps abscedii,</text:span><text:span text:style-name="T2"> abscessuum is optimus est, qni in internam<text:line-break/>ejus amplitudinem abiit,, in quam etiam plerumque erum-<text:line-break/>punt; pravus vero, qui sub peritonaeum.:. Ita vero quibus<text:line-break/>lu cerebrum, bonus est, qni in anteriores ejus ventriculos,<text:line-break/>abscedit, pravus, sub meningas; et qni in posticum ejus:<text:line-break/>ventriculum</text:span><text:span text:style-name="T6">'..farturi</text:span><text:span text:style-name="T2"> Costarum .veni abscessus in thoracis<text:line-break/>capacitates erumpuut; musculorum, sub cutem; vifceiunr,</text:span></text:p>
      <text:p text:style-name="P10"><text:span text:style-name="T2">vel:in arterias et ..venas,; quas in.,fe continent, vel in<text:line-break/>membranam ambientem, quae tanquarn cutis quaedam vi-<text:line-break/>sceribus ipsa est . At siqnictae si, fluxione corporis partes<text:line-break/>fueriut., in' tantam nimirum lutemperigm, devenient, ut inde<text:line-break/>tum earum pereat actio, tnm ipsae, temporis spatio, cpriuni-<text:line-break/>pantur; desuieut autem tum primum dolore, quum muta-<text:line-break/>trici qualitati fuerint assimilatae,; non enim , quum mutata , est<text:line-break/>temperies, sed quum mutatur, partes dolent, quemadmo-<text:line-break/>dum et praeclarus: essatur Hippocrates: . </text:span><text:span text:style-name="T6">Dum enim alterae<text:line-break/>titr adAomimpiiur mattrrar dosore^sittnt.</text:span><text:span text:style-name="T2"> Alteratrxr au-.'<text:line-break/>tem ac corrumpitur cujusque natura, .qnurn vel calefit, vel<text:line-break/>refrigeratur,, val siccatur , yel humectatur,; vel </text:span><text:span text:style-name="T6">esus-con-<text:line-break/></text:span><text:span text:style-name="T2">timium' solvitur, t In lu'temperiebus</text:span><text:span text:style-name="T10">;</text:span><text:span text:style-name="T2"> quidem, inaequalibus a<text:line-break/>calore et .frigore potissimum </text:span><text:span text:style-name="T6">contractis.,, suae</text:span><text:span text:style-name="T2"> namque estjca-i<text:line-break/>oissimaesnnt qualitates.,, _ deinde vero a siccitate ;et humili-<text:line-break/>tate ; ab inedia vero vel liti, • quod hic liu mida, illic sicca<text:line-break/>substantia deficiat; </text:span><text:span text:style-name="T6">a</text:span><text:span text:style-name="T2"> vuluerantibus,erodentibur, tendentibus,<text:line-break/>prementibus, et lacerantibus , quodeontlunitas snivatur,,</text:span></text:p>
      <text:h text:style-name="P2" text:outline-level="2">Cap. IV.</text:h>
      <text:p text:style-name="P78"><text:span text:style-name="T2">itaque si calor sanguinis in parte phlegmo-<text:line-break/>ne laborante mitis sit, , et qui sanguis in universo animalis<text:line-break/>corp0re continetur, moderatam sortiatur temperiem, ne-<text:line-break/>quaquam perfacile una cum assecla parte calefit;si vero fer-<text:line-break/>veat sanguis vehementius, vel si per totum animalis corpus<text:line-break/>biliosus suerit, illico totus incalescit; multo vero magis,<text:line-break/>qmmfmnbo concurrerint, iut et qui stinguis in phlegmone<text:line-break/>continetur, admodum calidus'sit, et qui iuttoto est anirnan-<text:line-break/>te, biliosus. Incalescit • autem 'prius qni- lu arteriis est- san-<text:line-break/>guis; quod is tum natura calidior, tum vero magis spiritalis<text:line-break/>sit; deinde vero etiam qui in venis, est.- Quod-si pars affi-<text:line-break/>nis visceribus sanguine scatentibus obsessa, phlegmone .suerit,<text:line-break/>etiamniun celerius cum</text:span><text:span text:style-name="T8">;</text:span><text:span text:style-name="T2"> eo' universus animalis sanguis inca-i<text:line-break/>hiscit;</text:span><text:span text:style-name="T8">1</text:span><text:span text:style-name="T2"> utroque verbo, a quocunque caIefariente quicquid fa--<text:line-break/>cile- alterari potest', autmatura est calidum, primum exca-<text:line-break/>lefit;' • quemadmodum et ab eo • quod refrigerat, quicquid fa-<text:line-break/>cile alterabile 'est, vel natura frigidum, id primum refrige-<text:line-break/>raturi’Ac promptus quidem ad alterandum spiritus est.</text:span></text:p>
      <text:p text:style-name="P10"><text:span text:style-name="T2">quod ex tenuissimis constet partibus. Calidissima natura est<text:line-break/>flava bilis; frigidissima vero pituita, </text:span><text:span text:style-name="T41">a</text:span><text:span text:style-name="T40">- </text:span><text:span text:style-name="T2">Reliquorum humo-<text:line-break/>rum sanguis post flavam bilem calidus: est,.. sicut atra bilis<text:line-break/>post pituitinn frigida.’ Quin etiam-alteratur flava, bilis leni<text:line-break/>momento a quovis</text:span><text:span text:style-name="T8">1</text:span><text:span text:style-name="T2"> lu eam agente; nigra aegre alteratur..<text:line-break/>Uno -verbo; quicquid tenuium est partium, id prompte aI-<text:line-break/>teratur; contra quod crassarum est partium, difficilem subit<text:line-break/>alterationem. Quare multiplices lu pblegmonisalterationes<text:line-break/>oboriri necesse est; 'quod multifariam affecta sint corpora.<text:line-break/>Primum namque hmnor, qui phlegmonem excitat; magis'<text:line-break/>minusve calidus est; deinde ipsius putrefactio pro ipsius, na—';<text:line-break/>inia incidit; non minime vero, prout is magis minusve<text:line-break/>impactus esu • Quae nanique non perstantur, celerius pu-<text:line-break/>trescunt, 'ut et externis accidit omnibus; caeterurn quum<text:line-break/>calida temperamento sunt et humida, tum utique potissim<text:line-break/>inuin putrent Jam pars ipsa phlegmone laborans, vel pro-<text:line-break/>pe, vel longe''sita est a multi sanguinis visceribus; totusque ,<text:line-break/>sanguis velliiliosus est, vel melancholicus, vel pituitosus,<text:line-break/>vel •flatnfefitiipfeatqtte </text:span><text:span text:style-name="T6">haec</text:span><text:span text:style-name="T9">1</text:span><text:span text:style-name="T6">'</text:span><text:span text:style-name="T2"> oninra magis minusque; quare</text:span></text:p>
      <text:p text:style-name="P10"><text:span text:style-name="T2">necesse est multiplices sieri alterationes, sive alterum alteri<text:line-break/>sit collatum, sive idem sibi. </text:span><text:span text:style-name="T34">:r. </text:span><text:span text:style-name="T2">' </text:span><text:span text:style-name="T29">q </text:span><text:span text:style-name="T34">?, </text:span><text:span text:style-name="T2">. </text:span><text:span text:style-name="T34">: -</text:span></text:p>
      <text:p text:style-name="P9"><text:span text:style-name="T34">•i</text:span><text:span text:style-name="T29">; </text:span><text:span text:style-name="T2">Cap. V. Hae omnes intemperies corporis inaequa-<text:line-break/>les fiunt </text:span><text:span text:style-name="T34">,; </text:span><text:span text:style-name="T2">maxime qnidem inflammatu; eo qni in phlegmone<text:line-break/>est sanguine; deinde </text:span><text:span text:style-name="T6">eo</text:span><text:span text:style-name="T2"> qni in .visceribus et ecrde contine-<text:line-break/>tur </text:span><text:span text:style-name="T34">, </text:span><text:span text:style-name="T2">eo.que potissimum qni lu sinistro est ejus ventriculo, in<text:line-break/>quem, utiu admimftrationibus anatomicis, scriptum est, si<text:line-break/>rivo .etiam animante, nec, adhuc febricitante, digitos, velis,<text:line-break/>conjicere:;,, vehementissiinum feritties calorem,., . Non itaque<text:line-break/>abfurdnm est, ubi totum corpus praeter natrrr.am..lucalesrit;<text:line-break/>lumct maxime ventriculum ad fummum calorem pervenire;<text:line-break/>etenim tenuissimum in aximeque spirituosum sanguinem ha-<text:line-break/>bet,-. perpetuoque movetur. Verum his in febribus ornni-<text:line-break/>bus.calefit .quidem luterdum universus jam sanguis, qui ca-<text:line-break/>lorem illum praeter naturam ex humorum putredine obor-<text:line-break/>tum concepit; Uon tamen aut, arteriarum, venarurnve tuni-<text:line-break/>cae, aut .aliud ullum circumjacentium corporum prorsus<text:line-break/>jam temperameuturalfumn. munivit,'sed inihec .mutatur, </text:span><text:span text:style-name="T6">ai-</text:span></text:p>
      <text:p text:style-name="P10"><text:span text:style-name="T2">que-incalescens alteratur.- Quod si longiori tempore hoc<text:line-break/>patiatur j' etiam vincetur aliquando, piorsusque mutabitur;<text:line-break/>ita ut non' amplius calefiat; fed jam'fit praeter naturam.<text:line-break/>calefactum. Terminus autem allerationis cuique partium<text:line-break/>est functionis ipsius laesio ; ad quem usque </text:span><text:span text:style-name="T6">terminum</text:span><text:span text:style-name="T2"> latitu-<text:line-break/>do reditus est lu 'id quod praeter naturam est, veluti mixd<text:line-break/>tum communeque ac medium quiddam ex contrariis ntfis-<text:line-break/>que'conflatum,’ ipfo, qui fecundum naturam prorsus est,<text:line-break/></text:span><text:span text:style-name="T6">affectu,</text:span><text:span text:style-name="T2"> et eo qui jam plane est praeter naturam. Hoc'<text:line-break/>toto tempore corpus incalescens; alterationis‘magnitudini<text:line-break/>proportione respondentem- habet dolorevj. - Quum vero<text:line-break/>omnes corporis solidae partes absolute incaluerint, ejusmodi<text:line-break/>febris hectica vocatur, ceu quae n&lt;5n amplius in' humoribus<text:line-break/>et spiritibus solum, sed jam et in corporibus habitum haben-<text:line-break/>tibus coritineatur ; doloris autem est expers, et qui ea scbri-<text:line-break/>bitsint, drnnino se -non</text:span><text:span text:style-name="T8">;</text:span><text:span text:style-name="T2"> febricitare augurantur; non enim<text:line-break/>sentiunt calorem; omnibus eorum partibus aeque calefactis.'<text:line-break/>Sed et convenit de bis' inter naturalis'scientiae professores.</text:span></text:p>
      <text:p text:style-name="P62"><text:span text:style-name="T2">in iis, quae sie sensibus produnt. Neque enim citra alte-<text:line-break/>rationem esu sensus ; neque in jam perfecte alteratis dolor.<text:line-break/>Itaque etiam hecticae febres omnes tum doloris tum fenfus<text:line-break/>ipsis laborantibus, omnino expertes funt. Non enim etiam-<text:line-break/>nam ex eorum partibus haec agit, illa patitur, quum </text:span><text:span text:style-name="T6">om-<text:line-break/>nes</text:span><text:span text:style-name="T2"> inter fe jam similes sint redditae ac unicam habeant<text:line-break/>consentientem temperiem.<text:tab/>•</text:span></text:p>
      <text:h text:style-name="Heading_20_2" text:outline-level="2">Cap. VI.</text:h>
      <text:p text:style-name="P78"><text:span text:style-name="T2">Quod si earum </text:span><text:span text:style-name="T6">partium alia calidior fu-<text:line-break/>erit,</text:span><text:span text:style-name="T2"> alia frigidior, sed eatenus calidior, vel frigidior, ut<text:line-break/>vicinam non laedat;' alloqui ita partes secundum naturam<text:line-break/>se habentes mutuo sesc laederent, ut quae ipsis tempera-<text:line-break/>mentis dissideant. Caro namque calida pars est, os frigi-<text:line-break/>dum. Verum tam harum partium, quam reliquarum om-<text:line-break/>nium, exuperantiae metro doloris est expers inaequalitas.<text:line-break/>Sic itaque ambiens nos aer prius haud Iaedit, quum ad. im-<text:line-break/>moderatum calorem frigusque fuerit immutatus; cujus, eas<text:line-break/>quae lu medio funt’ dissercntias, tametsi permultas ac. ma-<text:line-break/>nifestum excessum inter sc habentes, citra laesionem fenti-<text:line-break/>inus. Unde ex his periclitatur et oratio illa habere aequi-</text:span></text:p>
      <text:p text:style-name="P10"><text:span text:style-name="T2">tatem, ut alicubi et Hippocrates ait, proferens </text:span><text:span text:style-name="T6">omnes mor-<text:line-break/>bos ejsc ulcera',</text:span><text:span text:style-name="T2"> continuitatis namque solutio nicus est.<text:line-break/>Immoderatus vero calor ac frigus' proxime accedunt, ut<text:line-break/>unitatem solvant; multus quidem calor, dum segregat ac<text:line-break/>incidit substantiae continuitatem; summum vero frigus, tum<text:line-break/>cogendo, tum introrsum pariter trudendo quaedam expri-<text:line-break/>mit, quaedam collidit. . Atque , hunc quispiam terminum<text:line-break/>caloris ac frigoris immoderationem statuens, fortassis, non<text:line-break/>ultra modum fe percipere duxerit. Seu vero is , feu alius<text:line-break/>quidam immoderationis terminus sit, certe consistere omnem<text:line-break/>immoderationem in habitudine ad aliquid, jam liquet. Non<text:line-break/>enim eodem modo a calidis frigidisve afficitur omne cor-<text:line-break/>pus; ob idque animalium quaedam familiares sibi invicem<text:line-break/>succos habent, quaedam non folum non familiares, fed<text:line-break/>etiam exitiales; quemadmodum homo atque vipera, quorum<text:line-break/>utriusque saliva alteri estperniciofa; ita quoque et scorpi-<text:line-break/>uiu necaveris, si jejunus </text:span><text:span text:style-name="T6">illi</text:span><text:span text:style-name="T2"> inspueris. At non homo </text:span><text:span text:style-name="T47">ho-<text:line-break/></text:span><text:span text:style-name="T2">minem morsu interimet, nec xipera viperam, nec, aspis<text:line-break/>aspidem. Quod enim sunile est,, id familiare amicumque</text:span></text:p>
      <text:p text:style-name="P10"><text:span text:style-name="T2">est; 'quod contrarium, id inimicum ac'noxium, tv Augentur<text:line-break/>enim ac nutriuntur omnia a similibus; perimuntur vero ad<text:line-break/>corrumpuntur </text:span><text:span text:style-name="T6">a</text:span><text:span text:style-name="T2"> contrariis'.' Itaque etiam' sanitatis'conscr-<text:line-break/>vatio similibus perficitur; morborum eversio contrariis.<text:line-break/>Verum de his alius est sermo. Hecticam vero illam febrem,<text:line-break/>quae jam habitum animalis occupavit , minime sentit qui ea<text:line-break/>laborat; reliquas febres </text:span><text:span text:style-name="T6">nemo</text:span><text:span text:style-name="T2"> 'non sentit; sed aliae magis;<text:line-break/>aliae </text:span><text:span text:style-name="T6">minus aegrotantibus funt graves.</text:span><text:span text:style-name="T2"> Ipsarum nounullae<text:line-break/>rigorem invehunt; fit enim id quoque symptoma,' qttemad-<text:line-break/>modum alia multa, ah, inaequali -intemperie..' Modum ta-i<text:line-break/>men' ejus generationis in praesenti libro traderenon datur,<text:line-break/>prlusquaui de naturalibus 'facultatibus demonstratum fuerit,<text:line-break/>quot et quales sint, tum quid agere quaeque-nasa fit. Vei<text:line-break/>ium lu libris de symptomatum causis de omnibus agetur.</text:span></text:p>
      <text:h text:style-name="Heading_20_2" text:outline-level="2">Cap. VII.</text:h>
      <text:p text:style-name="P78"><text:span text:style-name="T2">At rursum </text:span><text:span text:style-name="T6">ad</text:span><text:span text:style-name="T2"> inaequalis intemperiei disu<text:line-break/>ferentias revertor; nam quemadmodum, ex- phlegmone fe-<text:line-break/>bris oriatur,' tum quod phlegmone omnis ac febris omnis,<text:line-break/>praeter .lecticas appellabas, ex morbis sint, quibus inaequa-</text:span></text:p>
      <text:p text:style-name="P10"><text:span text:style-name="T14">lis. sitintemperi.es, </text:span><text:span text:style-name="T2">jam. dictum esu Accenditur autem </text:span><text:span text:style-name="T6">feri<text:line-break/></text:span><text:span text:style-name="T2">bris et ritra phlegmonen,. ex folis humoribus</text:span><text:span text:style-name="T10">:</text:span><text:span text:style-name="T2"> putrescenti-<text:line-break/>bus. Non enim qnae</text:span><text:span text:style-name="T10">;</text:span><text:span text:style-name="T2"> obstruuntur et quae non perflantur,<text:line-break/>solum putrescunt,</text:span><text:span text:style-name="T29">; </text:span><text:span text:style-name="T2">verum haec celesrirne ac potissimum;<text:line-break/>sed etiam putrescunt alia multa , quae putredini sunt ob—<text:line-break/>noxia.Dicetur, vero de horum opportunitate alio loco.<text:line-break/>Jam alio, quoque modo inaequalis erit intemperies in toto<text:line-break/>corporei interdum fusiginosa difstatione'suppressa, ,inter-f<text:line-break/>dum: ab exercitationibus • majoribus vel laboribus calorem'<text:line-break/>adaugentibus, interdum ab ira, quum.sanguis .immodera-<text:line-break/>tius fervet, vel quum ob deusiionern qnamnis externam in-,<text:line-break/>calescit.; .Porro, quod aliam nis .in omnibus sebribus, quem-<text:line-break/>admodum et in phlegmouis prius dictum est,, tum pro essi-<text:line-break/>cientis causae viribus, tum pro corporis ipsius affectu, ,alii<text:line-break/>magis, alii minus, alii haudquaquam febricitent, apertum<text:line-break/>esse arbitror. Peraequp vero ,.; et quod intemperies ipsa<text:line-break/>nonnunquam solam spirituum invadat substantiam, nonnun-<text:line-break/>quam ipfos etiam- humores ,• clarum id quoque non minus<text:line-break/>esse reor, ‘et quod .omnibus thujUsmodi febribus diuturnis</text:span></text:p>
      <text:p text:style-name="P10"><text:span text:style-name="T2">hectica vocata superveniet Jamque sermo noster piope-<text:line-break/>modunr ostendit inaequalem hanc intemperiem aliquando ex<text:line-break/>calida frigrdave'substantia, quae in partem aliquain influat,<text:line-break/>accidere, quemadrnodmn in inflammatis dictum est; saepe'<text:line-break/>vero non ita, sed ipsa corporis temperie lu qualitate muta-<text:line-break/>ta; tum quod alterantium eam quaedam ortum habent ab<text:line-break/>ipso corpore, quaedam extrinsccus; utique, quum'ex pu-<text:line-break/>tredlue tantum aliqua vel phlegmone excitatur febris','ab<text:line-break/>ipso corpore; quum ab ustione vel exercitatione, extrlusc-<text:line-break/>cus. Dicetur 'autem et de his fusius'rursum in morborum<text:line-break/>eaufis. Quemadmodum autem ex deustione febris accendi-<text:line-break/>tur, alterato corporis temperamento; ita nonn</text:span><text:span text:style-name="T5">ulli</text:span><text:span text:style-name="T2"> saepe ex'<text:line-break/>frigore refrigerati toto corpore vehementer sunt, aliqui ve-<text:line-break/>ro etiam- interierunt. Jam quod sii omnes etiam doleant,<text:line-break/>nec id quidem latet. </text:span><text:span text:style-name="T34">"</text:span></text:p>
      <text:h text:style-name="Heading_20_2" text:outline-level="2">Cap. VIII.</text:h>
      <text:p text:style-name="P84"><text:span text:style-name="T2">At vero dolent et qui ab arduo frigore’<text:line-break/>vehementer perfrigerati celeriter sesc euoalefacere prope-<text:line-break/>rarunt, multique eorum quum subito ac simul manus igni<text:line-break/>admoverunt, ingentem circaunguitfm radicem doloiem sen-</text:span></text:p>
      <text:p text:style-name="P10"><text:span text:style-name="T2">tinirt. Delude quisquam , quumrtarn luculenter videat in-<text:line-break/>aequalem intemperiem doloris esse causam, etiam de inter-<text:line-break/>nis doloribus dubitat, aut micato quo pactu citra phlegrno-.<text:line-break/>nem saepenumero, vel colo intestino, vel dentibus, vel<text:line-break/>alia quavis parte homlues doleant? Nam nihil talium ns-<text:line-break/>fectuum mirabile est, nec quemadmodum simul rigeant et<text:line-break/>febricitent' aegrotantium aliqui. Etenim fi pituitosus hu-<text:line-break/>mor frigidus, quem Praxagoras nitreum appellat, et bilis<text:line-break/>amnia et calida simul abundent et per sensibilia corpora.<text:line-break/></text:span><text:span text:style-name="T6">membra</text:span><text:span text:style-name="T2"> moveantur, nihil mirum est utrumque ab aegroto .<text:line-break/>pari modo sentiri. Neque enim si hominem sub sole casi- </text:span><text:span text:style-name="T38">ϊ<text:line-break/></text:span><text:span text:style-name="T2">do</text:span><text:span text:style-name="T8">:</text:span><text:span text:style-name="T2"> statuas et aquam illi frigidam infundas, fieri non potest,<text:line-break/>uti simul , et a fole calorem et ab aqua frigus sentiat. Ve- '<text:line-break/>rum;hic:.ambo extrinsecus sunt, et magnis portionibus inci-<text:line-break/>dunt; in febribus vero epialis, tum internis, tum exiguis<text:line-break/>portionibus, ob idque universum corpus ambo sentire vide-<text:line-break/>tur. Quum eniui tenuissimis portiuncusis aspersum per<text:line-break/>corpus tum calidum fit tum frigidum, </text:span><text:span text:style-name="T10">;</text:span><text:span text:style-name="T2"> nullam . fensibilem<text:line-break/>alterius portiunculam ita parvam desumis, in qua non alte-</text:span></text:p>
      <text:p text:style-name="P10"><text:span text:style-name="T2">rum sit </text:span><text:span text:style-name="T6">comprehensum.</text:span><text:span text:style-name="T2"> </text:span><text:span text:style-name="T10">;</text:span><text:span text:style-name="T2"> In ipsa tamen accessionis invasio--<text:line-break/>jie nonnalli febricitantium tum.rigent, 'tum sitiunt, tum<text:line-break/>ambo sentiunt frigus immoderatum et calorem, verum non<text:line-break/>eodem loco; nam-possunt excalefactas partes a refrigeratis<text:line-break/>manifeste discernere; num intus et in.ipsis visceribus calo-<text:line-break/>rem sentiunt,, in externis partibus universis frigus. Tales<text:line-break/>etiamnum perpetuo funt febres quae lipyriae vocantur, et<text:line-break/>quoddam ardentiumfebrium perniciosum genus. Quod igi-.<text:line-break/>tur lu his majoribus portionibus accidit;; hoc lu epialis<text:line-break/>contingit minutis. Inaequalis namque est et harum febrium,<text:line-break/>intemperies; fed inaequalis quoque reliquarum omnium,<text:line-break/>exceptis appellatis hecticis. Quin etiam rigentibus, nec fe-<text:line-break/>briritantibus inaequalis intemperies est; rarum enim est id<text:line-break/>symptoma;, incidit tamen prorsus tum mulieribus tum qui-<text:line-break/>busdam aliquando viris. Debet autem omnino deses prae-,<text:line-break/>cessisse vita, aut certe ciborum copiam longiore;-spatio homo<text:line-break/>sumpsisse, ex quibus tardus, frigidus,, crudus </text:span><text:span text:style-name="T6">ei</text:span><text:span text:style-name="T2"> pituito*-.<text:line-break/>Ius nascatur humor,. qualem Praxagoras nitreum existimat.</text:span></text:p>
      <text:p text:style-name="P10"><text:span text:style-name="T2">Antiquitus autem nemo, ut ridetur; ita est affectus, ut qui nec<text:line-break/>adec ociosi, nec in nictus saturitate niverent.; indeque fari<text:line-break/>ctum est, .ut scripserint antiqui medici </text:span><text:span text:style-name="T6">Rigorifebrem super-<text:line-break/>venire.</text:span><text:span text:style-name="T2"> Verurntainen tum nos ipsi, tum alii juniorum me-<text:line-break/>dicorum </text:span><text:span text:style-name="T12">ηόη </text:span><text:span text:style-name="T2">patici, saepenurnero vidiuius rigorem quem<text:line-break/>nulla febris sequuta sit. Componitur autem ex hac lutem-,<text:line-break/>perie et ea quae febricitantium est epiala; appello ita fe-'-<text:line-break/>brem illam, 'cui ambo semper accidunt; at in qua rigur qui-<text:line-break/>dem praecedit, febris vero feqnitur, ut lu tertianis et quar-.<text:line-break/>tanis, hanc epialam non voco. Proinde ex duplici inae-.<text:line-break/>quali intemperie epiala.complicatur, - et aliae febres, prae-,<text:line-break/>ter lteci icas, .prope omnes.</text:span></text:p>
      <text:h text:style-name="Heading_20_2" text:outline-level="2">Cap. IX.</text:h>
      <text:p text:style-name="P78"><text:span text:style-name="T2">Eodem modo qui partis alienius cum tu-.<text:line-break/>more sunt morbi,.hi quoque omnes peraeque ac phlegmone<text:line-break/>cum inaequali intemperie consistunt, cancer, erysipelas, car-<text:line-break/>bunculus, herpes, .oedema, phagedaena; gangraena. . Nam-<text:line-break/>his omnibus est commune</text:span><text:span text:style-name="T47">, </text:span><text:span text:style-name="T2">ut </text:span><text:span text:style-name="T47">ex </text:span><text:span text:style-name="T2">humorum fluxione, sint<text:line-break/>orta; lu eo dissident, quod alii ex pituitoso, alii ex bilioso,</text:span></text:p>
      <text:p text:style-name="P63"><text:span text:style-name="T2">vel melancholico humore,' alii ex sanguine, vel calido et<text:line-break/>tenui et bulliente, vel frigido et crasso,' vel alio modo affe-<text:line-break/>ctu fiant; de horum namque fpecialibns differentiis accurate<text:line-break/>alibi declarabitur. Quod ad praefentem disceptationem per-<text:line-break/>tinet, hoc tantum dixisse abunde est, quod qualiscunque sit<text:line-break/>fluxio, eadem ratione quemque praedictorum affectuum creet,<text:line-break/>qua prius ex calida et sanguinea phlegmonem gigni monstra-<text:line-break/>vimus; quodque etiam sunilarium ac simplicium primo-<text:line-break/>rrnuque corporum singula, a fluxione affecta, ad inaequa-<text:line-break/>lem intemperiem deveniant; .caeterurn extrinsecus pro rheu-<text:line-break/>matis ratione, calefacta, refrigerata,, siccata, vel hurnecta-<text:line-break/>ta, ad profundum </text:span><text:span text:style-name="T47">usque </text:span><text:span text:style-name="T2">nondum similiter affecta. Quod si<text:line-break/>tota per.tota mutata alterataque sint, fiunt quidem illico a<text:line-break/>dolore libera; in difficiliori tamen sic constituta funt statu.<text:line-break/>Haec praenovisse, iis qui opus de medicamentis sunt perce-<text:line-break/>pturr et. post id medendi methodum</text:span><text:span text:style-name="T47">, </text:span><text:span text:style-name="T2">abunde mini latis<text:line-break/>videtiir. . <text:tab/></text:span><text:span text:style-name="T24"><text:tab/></text:span><text:span text:style-name="T34">so<text:tab/></text:span><text:span text:style-name="T2">' </text:span><text:span text:style-name="T36">;</text:span></text:p>
      <text:h text:style-name="P1" text:outline-level="1"><text:bookmark-start text:name="bookmark34"/>GALENI DE DIFFICULTATE RESPI-<text:line-break/>RATIONIS LIBER PRIMUS.<text:bookmark-end text:name="bookmark34"/></text:h>
      <text:h text:style-name="Heading_20_2" text:outline-level="2">Cap. I.</text:h>
      <text:p text:style-name="P78"><text:span text:style-name="T2">Quod respirandi difficultas respirationis<text:line-break/>quaedam laesio sit, quemadmodum sentiendi difficultas sen-<text:line-break/>sus, et movendi difficultas motus, ipsum nomen sufficien-<text:line-break/>ter demonstrat. ' Quot vero sint laesionis differentiae, et<text:line-break/>ob quas causas fiunt, et quomodo ipsas singulas dignoscere<text:line-break/>oporteat, non ex appellatione cliscere nunc datur, sed na-<text:line-break/>tura ipsa respirationis indicabit. Ob id sane etiam cogni-<text:line-break/>tio ejus, quod secundunr naturam est, a veteribus medicis<text:line-break/>omnibus studiose investigata</text:span><text:span text:style-name="T8">;</text:span><text:span text:style-name="T2"> est, cum ob alia-multa tum.</text:span></text:p>
      <text:p text:style-name="P10"><text:span text:style-name="T2">nihilo minus indicationis eurum quae praeter naturam funt<text:line-break/>gratia. Quandoquidem enim unum est id </text:span><text:span text:style-name="T47">quod </text:span><text:span text:style-name="T2">secun-<text:line-break/>dum naturam est atque id velut regula et mensura et<text:line-break/>sibi ipsi simile existit, varium autem et dissimile et multi-<text:line-break/>plici errore involutum est quod praeter naturam, adeo ut<text:line-break/>propemcdum sequatur multitudine esse infinitum, arte verc<text:line-break/>incomprehensibile: nisum est impossibile esse, ejus i</text:span><text:span text:style-name="T5">mm</text:span><text:span text:style-name="T2">ensi-<text:line-break/>tatenr certis terminis comprehendere, citra cognitionem ejus<text:line-break/>quod secundum naturam est. Quum enim unum sit hoc et<text:line-break/>animali commodum, palam est etiam esse commoderatum.<text:line-break/>Si vero hoc commoderatum est, incommoderatum utique<text:line-break/>luerit id quod praeter naturam est. Si vero incommodera-<text:line-break/>tum, duplex- quidem omnino genere est;, aut enim deficit .<text:line-break/>quodammodo ab eo quod secundum naturam habet; aut ex-<text:line-break/>cedit. ' Tot autem in seipso particulares differentias habe-'<text:line-break/>siit, quot potest ipfa res suscipere circa commoderati exces-'<text:line-break/>sus et descctus. Suscipit- autem simplex qnidem duplices,<text:line-break/>compositum vero ex- pIuribus duplo plures numero quam<text:line-break/>ea- quae ipsum componunt. Si igitur unum qniddarn et'<text:line-break/>simplex - respiratio, duplices qnidem habebit ametrias,’’</text:span></text:p>
      <text:p text:style-name="P10"><text:span text:style-name="T2">duplices etiam genere respirandi difficultates. </text:span><text:span text:style-name="T47">Si </text:span><text:span text:style-name="T2">vero non<text:line-break/>unnrn</text:span><text:span text:style-name="T47">, </text:span><text:span text:style-name="T2">differentias </text:span><text:span text:style-name="T47">habebit </text:span><text:span text:style-name="T2">duplo plures numero quam ea,<text:line-break/>quae ipsum componunt. Itaque si manifesta simulque con-<text:line-break/>cisa haec est doctrina, merito longa censetur quae ab his<text:line-break/>discedit.</text:span></text:p>
      <text:h text:style-name="Heading_20_2" text:outline-level="2">Cap. ll.</text:h>
      <text:p text:style-name="P78"><text:span text:style-name="T2">t Itaque quum duae quidem sint primae et<text:line-break/>praecipuae totius respirationis partes', ' inspiratio et expira-<text:line-break/>tio, duae vero aliae per accidens interjectae quietes, in<text:line-break/>quatuor sane his universa consideratio de respirandi dissi-<text:line-break/>cultate consistit. Quare oportebit omnino in praedictorum<text:line-break/>aliquo aut pluribus, aut simul omnibus aberrare et vitiari<text:line-break/>ab ea, quae-fecundum naturam est, specie, ut fiat respiran-<text:line-break/>di difficultas. Verum manifestioris doctrinae gratia non<text:line-break/>deterius suerit simplicem appellare respirandi difficultatem,<text:line-break/>quae unam totius respirationis partem singulatim- occupat;<text:line-break/>compositam vero, 'quae in pluribus consistit. At quum po-<text:line-break/>sterius sit semper compositum sunplicibus , rationi conscnta- -<text:line-break/>neurn fuerit, de-iis, quae natura priora Tmit, prius scrmo-<text:line-break/>•nem facere; quare et a </text:span><text:span text:style-name="T47">simplicibus </text:span><text:span text:style-name="T2">respirationis dissicultati-</text:span></text:p>
      <text:p text:style-name="P10"><text:span text:style-name="T2">bus initium furnere. Ubi vero has sufficienter explicaveri-<text:line-break/>mus, postea virissim permutantes tum motus tum quietes<text:line-break/>et mutuo et luter </text:span><text:span text:style-name="T6">fe,</text:span><text:span text:style-name="T2"> ita et compositas inveniemus. Quae<text:line-break/>igitur sunt naturales causaes. lationis spiritus foras et intro<text:line-break/>meantis? quae etiam utriusque quietis ?' hae enim erant<text:line-break/>omnes respirationis partes. Quandoquidem duo ex his quas<text:line-break/>diximus partibus, motus sunt, .latio spiritus foras et lutro<text:line-break/></text:span><text:span text:style-name="T6">meantis,</text:span><text:span text:style-name="T2"> duae vero hos distinguunt quietes; generatio au-<text:line-break/>tem motibus quidem composita, quietibus vero simplex est;<text:line-break/>conspicuum plane est illorum ametrias pluies, quietum </text:span><text:span text:style-name="T6">vero<text:line-break/></text:span><text:span text:style-name="T2">geminas fieri. Hae namque simplices existentes, stila tem-<text:line-break/>poris quantitate differentias habent; motus vero non hac<text:line-break/>fiolurn, fed et quantitate spatii localis per quod feruntur,<text:line-break/>difieruut. Itaque geminae quidem erunt ametriae ipsiorum,<text:line-break/>quemadmodum etiam quietum, utraeque temporis quanti-'<text:line-break/>late divifiae, quibus aut celeres aut turdi appellabuntur;<text:line-break/>duae autem aliae quantitate dilatationis spirabilium organo-<text:line-break/>rum disserentes, quibus ipsos aut magnos aut parvos ap-</text:span></text:p>
      <text:p text:style-name="P10"><text:span text:style-name="T2">pellunt. Siquidem enim inseparabilia iuut ab omni locali<text:line-break/>motu, tum tempus in quo movetur id quod movetur, tum<text:line-break/>spatium per quod movetur; ob tempus quidem celeriter<text:line-break/>aut tarde motum fieri dicemus, ob spatium vero multum<text:line-break/>et modice. Verum dilatationem spirabilium organorum<text:line-break/>non modicam et mullam , scd parvam et magnam nominare<text:line-break/>consuevimus, veluti etiam coutractionem; eadem enim </text:span><text:span text:style-name="T6">ra-<text:line-break/>tio</text:span><text:span text:style-name="T2"> utriusque motus existit. Quemadmodum autem motui<text:line-break/>propria sunt celeritas et tarditas, ita et quantitati quietum<text:line-break/>raritas et denfitas. Densas namque vites et oleas aut<text:line-break/>quodcunque tandem hujusmodi plantari dicimus, quum bre-<text:line-break/>vissimum spatium ipsorum distantiae indicare volumus: sic<text:line-break/>et raras, quum multus locus in medio plantatorum corpo-<text:line-break/>rurn suerit relictus. </text:span><text:span text:style-name="T24">_ </text:span><text:span text:style-name="T2">Et ut lu summa dicam, omnia ex plu-<text:line-break/>ribus distinctis composita haec nomina usurpant. Quum<text:line-break/>igitur et ipsa respiratio ei contrariis motibus per quietes di-<text:line-break/>stinctis composita sit, densam ipsaiu reddet brevitas quietum.</text:span></text:p>
      <text:p text:style-name="P10"><text:span text:style-name="T2">raram vero longitudo. Hae igitur universae sunt simplices<text:line-break/>spirandi difficultatis differentiae et haec' ipsarum ndmlua,<text:line-break/>tum priscis aliis medicis tum Hippocrati in usum recepta-<text:line-break/>Si quis, vero .usitor appellare velit, quemadmodum’jam qni-<text:line-break/>dam ex recentioribus medicis solent, nostra nihil interesu<text:line-break/>Verum sciat lue se neque Hippocrati familiaribus neque ali-'<text:line-break/>is veteribus, imo 'nec astis omnino Graecis usurpatis nomi-'<text:line-break/>nibus uti; quod su vero et hos contemnat, sieque proprie-<text:line-break/>neque perspicue </text:span><text:span text:style-name="T6">res</text:span><text:span text:style-name="T2"> interpretari. Si namque unum nomen<text:line-break/>ambobus tribuat, et motui et quieti, sive celeritatem solam<text:line-break/>sive densitatem et rursum in- contrariis sive tarditatem so-<text:line-break/>lam sive-raritatem,, reliquis in totum non utatur , obscuri-<text:line-break/>tatern palam hic affectat. '• Multo enim clarius esse opinor,'<text:line-break/>utrique rei seorsim unum nomen ipfique proprium impone-<text:line-break/>re, eoque perpetuo uti, scientem communia nomina, quae<text:line-break/>alterum non magis quam alterum significant, auditorem<text:line-break/>confundere et perturbare, ut non cognoscat-, quid sit tan-<text:line-break/>dem quod dicitur, priusquam aequivucatio distinguatur. •</text:span></text:p>
      <text:p text:style-name="P8"><text:span text:style-name="T2">Si vero unum quidem utrique </text:span><text:span text:style-name="T47">rei </text:span><text:span text:style-name="T2">quis imponat nomen, noti '<text:line-break/>vero quonos distinximus </text:span><text:span text:style-name="T47">modo; scd </text:span><text:span text:style-name="T2">vice versa celeritatem<text:line-break/></text:span><text:span text:style-name="T24">.• </text:span><text:span text:style-name="T2">quidem et tarditatem tribuat quietibus, raritatem vero et<text:line-break/>densitatem motibus; haud scio quid sibi velit per impropri*<text:line-break/>orum et inconsuetorum nominum usum, quae pro proprii;<text:line-break/>et consuetis inducit. . Quod enim omnes, qui nunc vivuntt<text:line-break/>homines atque etiam antiqui tarditatem et celeritatem de?<text:line-break/>nulla alia re praedicent, praeterquam de iis quae moventur",<text:line-break/>nemo ignorat. Quid sapiens, itaque fecerit, qui nominum<text:line-break/>usum adeo permutarit, ut quietes motuum nominibus ap</text:span><text:span text:style-name="T8">J<text:line-break/></text:span><text:span text:style-name="T2">• pellet? quid sapienter factum, si&gt; quietum nomina actioui-<text:line-break/>bus'imponat? Quemadmodum enim et vites et oleas den-<text:line-break/>fas, ubi modicum interjectum est intervallum, dicimus, ra-<text:line-break/>ras nominantes, si amplior interfit: sic animalium actiones;<text:line-break/>quae modico tempore interjecto fiunt., densas, quae multoy<text:line-break/>raras appellamus. Quod si quis, ut </text:span><text:span text:style-name="T24">livj.. </text:span><text:span text:style-name="T2">jidri ita,- scd aliter<text:line-break/>nominare velit, neque Hippocratem neque alios .veteres<text:line-break/>neque omnino Graecos sequi dignatur, imo' nec manifestari</text:span></text:p>
      <text:p text:style-name="P8"><text:span text:style-name="T2">interpretationis curiosius, illi permittendum est ut Cadme-<text:line-break/>am victoriam vincat.</text:span></text:p>
      <text:h text:style-name="Heading_20_2" text:outline-level="2"><text:span text:style-name="T2">Cap. </text:span><text:span text:style-name="T18">II</text:span><text:span text:style-name="T2">I.</text:span></text:h>
      <text:p text:style-name="P65"><text:span text:style-name="T2">Cum caeleris vero, tantam nominum cu-<text:line-break/>ram habentibus, quantum eorum ad doctrinam est commo-<text:line-break/>dum, et omne lludium eo dirigentibus, ut in rebus inveni-<text:line-break/>ant veritatem, jam disseremus de iis quae a principio scri-<text:line-break/>bere instituimus. Quum respiratio, genere qnidem motus<text:line-break/>sit, sed ex duabus partibus luter fe contrariis composita,<text:line-break/>quarum alleram inspirationem, alteram expirationem nomi-<text:line-break/>namus ;. habeatque etiam duas alias per accidens partes non<text:line-break/>.similes, quae quietus et cessationes appellantur; laesione"<text:line-break/>fiunt circa motus quidem lu celeritatem et tarditatem, ma-<text:line-break/>gnitudinemque et parvitatem; circa quietes vero lu rari-<text:line-break/>tatem et. densitatem. Et .praeter has non reperias simpli-<text:line-break/>cem aliam difficultatis respirandi ..differentiam; methodus<text:line-break/>eniin divisionis ita demonstrat. .</text:span><text:span text:style-name="T24">; -<text:tab/></text:span><text:span text:style-name="T26">. r</text:span></text:p>
      <text:h text:style-name="Heading_20_2" text:outline-level="2">Cap. IV.</text:h>
      <text:p text:style-name="P83"><text:span text:style-name="T2">Reliquum, autem suerit causis earum lu-<text:line-break/>ventis,. deinceps ad compositas transire. </text:span><text:span text:style-name="T24">. </text:span><text:span text:style-name="T2">Quae igitur est</text:span></text:p>
      <text:p text:style-name="P8"><text:span text:style-name="T2">causa celeris et tardae respirationis et uniuscujusque reli-<text:line-break/>quarum ? Mini quidem etiam hic methodo </text:span><text:span text:style-name="T47">ad </text:span><text:span text:style-name="T2">eurum lu- '<text:line-break/>quisitionem utendum videtur, et non firnpliriter enuncian-<text:line-break/>dum. Quae est igitur methodus?, -Quum unumquodque<text:line-break/>ab iisdem pejus aut melius reddatur, per quae omnino fieri<text:line-break/>solet, si sciverimus a quibus causis respiratio, fiat,</text:span><text:span text:style-name="T34">' </text:span><text:span text:style-name="T2">sciemus<text:line-break/>nimirum et respirandi difficultatis causas. Quae igitur sunt<text:line-break/>respirationis causae? Habes quidem ipsas alibi cum de-<text:line-break/>monstratione conserrptas; nunc vero capitum tantum re-<text:line-break/>cordari suffecerit. Facultas qnidem animalis movet thora-<text:line-break/>cem’; cum hoc simul pulmo movetur; ad hujus vero motas,<text:line-break/>ubi dilatatus, sequitur inspiratio; ubi contrahitur, expira-<text:line-break/>tio. Demonstratum etiam ibidem est, maximum quidem,et<text:line-break/>prinripalissimum respirationis usum -esse lufiti caloris coni-<text:line-break/>scrvationem, jam vero et animalis spiritus nntritionem.<text:line-break/>His itaque fic habentibus, quum ,et facultas et usus et unum-<text:line-break/>quodque, organum recte </text:span><text:span text:style-name="T47">ac </text:span><text:span text:style-name="T2">prospere habuerint, naturae lege<text:line-break/>animal respirat; quum vero quid ex eis vitiatum suerit, il-</text:span></text:p>
      <text:p text:style-name="P10"><text:span text:style-name="T2">lius causa etiam respirationem impediri necesse esu Itaque<text:line-break/>quemadmodum in libris de pulsibus duplicem fecimus doc-<text:line-break/>trinam,. aut secundum unumquemque ipsorum inquirentes<text:line-break/>causas, aut secundum unamquamq ipsarum alterationes:<text:line-break/>ita et hic lu utramque partem exerci ri oportet, ut propo-<text:line-break/>sita causa statim sequentem respira, .nis difficultatem dice-<text:line-break/>re possimus, et vicissim nominata respirationis difficultate<text:line-break/>facile ejus causam efficientem in memoriam revocare. In-<text:line-break/>cipiendum itaque nobis etiam hic eodem modo a simplicibus<text:line-break/>respicationis difficultatibus, quemadmodum illic </text:span><text:span text:style-name="T6">a</text:span><text:span text:style-name="T2"> pulsi-<text:line-break/>bus, et quaerendum quae causae celerem inspirationem saci-<text:line-break/>ant. Celerem enim pulsum demonstravimus urgente usu,<text:line-break/>integra facultate et obsequentibus organis fieri. Videor au-<text:line-break/>tem mihi.et hic easdem causas recte referre posse, si utique<text:line-break/>non male lu libro de usu pulsuum demonstravimus, eandem<text:line-break/>utilitatem a respiratione quidem ei qui in corde est calori, a ,<text:line-break/>pulsibus vero ei qui per totum animal dispersus efi., </text:span><text:span text:style-name="T34">'</text:span><text:span text:style-name="T2">contin-<text:line-break/>gere. In illis autem iisdem libris de causis pulsuum, suffi-</text:span></text:p>
      <text:p text:style-name="P10"><text:span text:style-name="T2">cienter. dictum est de Archigenis adversus Magnum dispu—<text:line-break/>tatione, quod non </text:span><text:span text:style-name="T6">a facultatis robore celer pulsus</text:span><text:span text:style-name="T2"> fiat, scd<text:line-break/>magis ab imbecillitate, nec oportet bis de iisdem dicere,<text:line-break/>quum unus et idem demonstrationis modus esset futurus-<text:line-break/>Et si ita cicca respirationis difficultatem, ut cicca’ pulsus, ju-.<text:line-break/>uiores medici curiosi fuissent, et non penitus ipsam negle-<text:line-break/>xissent, accommodatius utique hic celeris motus ratio investi-<text:line-break/>gari posset, utpote quum manifestior res ipsa sit et ob id prius<text:line-break/>doceri debeat. Verum. haud frio quomodo de ipsu quidem<text:line-break/>respiratione plurimum inquisierunt et neque usum cujus gratia<text:line-break/>fit, neque facultatem a qua efficitur, intactam reliquerunt, de’<text:line-break/>organis etiam ipsis curiose, quot, qualia et quomodo movean-<text:line-break/>tur, investigaverunt, de respirationis vero difficultate sermo-<text:line-break/>nem tanquarn non magis necessarium, aut non magis varium,<text:line-break/>aut non multo difficiliorem inventu,- omnino segniter praeter- -<text:line-break/>ierunt, quidum ire minimum quidem penitus de ipsu dicen-<text:line-break/>tes, quidam vero paucis admodum rem attingentes. Quan-</text:span></text:p>
      <text:p text:style-name="P10"><text:span text:style-name="T2">quam Hippocrates in libris de morbis epidemicis, tanquarn<text:line-break/>oestrum quoddam, difficilium respirationum differentias scri-<text:line-break/>pserat, a quo punctos et stimulatos ipsos aliquando a pro-<text:line-break/>fundo somno excitari oportebat et quaerere, quis lu unaqua-<text:line-break/>que ipsarum sit affectus locus, et quis affectionis modus, et<text:line-break/>quae causa, et an haec ab Hippocrate penitus praetermissa<text:line-break/>sint, an aliqua quidem ab • ipso relata, aliqua vero non, et<text:line-break/>in quibus id factum sit libris, aut quomodo; num perfecte<text:line-break/>et manifeste, an non integre et quasi feminatorie. Nihil<text:line-break/>enim horum ullus unquam inquisivit, neque quisquam pro<text:line-break/>rei dignitate, et eorum, qui se Hippocraticos appellant,<text:line-break/>ejusque librorum commentarios enarratorios conscribunt,<text:line-break/>tractationem de respirationis difficultate perfecte explicavit.<text:line-break/>Verum nos quae in singulis ipsius libris relata sunt, lu unum<text:line-break/>coacervemus omnia, et demonstremus, etiam in hac parte<text:line-break/>longe reliquos, omnes ipsum antecellere; non tamen jam<text:line-break/>hoc faciendum esu Non enim solum Hippocratis senten-<text:line-break/>tiam exponere propositum est; fed etiam proprias dogma-</text:span></text:p>
      <text:p text:style-name="P10"><text:span text:style-name="T2">tum demonstrationes apponere, atque veritatis; quae lu eis<text:line-break/>est, certitudinem </text:span><text:span text:style-name="T47">iis</text:span><text:span text:style-name="T2">, qui lu haec inciderint, exhibere: ad<text:line-break/>hoc autem multo melius est non praeoccupare tempus opi-<text:line-break/>nione </text:span><text:span text:style-name="T6">venerandi</text:span><text:span text:style-name="T2"> senis. Et ideo hic primus liber ea quae<text:line-break/>vera sunt cum demonstratione docebit; qni delude 'sequitur<text:line-break/>secundus ea, quae Hippocrates </text:span><text:span text:style-name="T47">de </text:span><text:span text:style-name="T2">respirationis difficultate<text:line-break/>statuit, exponet.</text:span></text:p>
      <text:h text:style-name="Heading_20_2" text:outline-level="2">Cap. V.</text:h>
      <text:p text:style-name="P78"><text:span text:style-name="T2">Rursum igitur ad id redeamus, unde di-<text:line-break/>gressa est oratio, </text:span><text:span text:style-name="T6">nimirum,</text:span><text:span text:style-name="T2"> quod quaestio de celeritate </text:span><text:span text:style-name="T6">mo-<text:line-break/>tus</text:span><text:span text:style-name="T2"> in libris de pulsibus nobis in totum absoluta est, pro- •<text:line-break/>pterea quod circa illam tractationem plurimi juniorum me-<text:line-break/>dicorum multum operae impenderint, circa eam vero, quam<text:line-break/>nunc lu manibus habemus, omnes negligentes fuerint, quan-<text:line-break/>quam manifestior longe sit, et non minus quam illa utilis<text:line-break/>existat. Verum et hujus rei causam ipse </text:span><text:span text:style-name="T6">scrtastsc</text:span><text:span text:style-name="T2"> reseram<text:line-break/>in sermonis progressu; nunc vero quod consequens est, ab-<text:line-break/>solvamus; quod videlicet omnibus celer motus et ob ur-<text:line-break/>gentem usum fiat et amplius, facultatem ei subservire valen-<text:line-break/>tem, hoc, est robustam; et nullo organorum reluctante;'</text:span></text:p>
      <text:p text:style-name="P8"><text:span text:style-name="T2">quorum demonstrationes in libris de pulsibus </text:span><text:span text:style-name="T6">a</text:span><text:span text:style-name="T2"> nobis relatas<text:line-break/>dicebamus. Dictum est etiam lu illis, possibile esse quan-<text:line-break/>doque, usu multum urgente, etiamsi facultas paulo sit debi-<text:line-break/>lior, motum fieri celerem; si vero amplius debilitetur, non<text:line-break/>amplius posse fieri celeriter, fed tunc densam magis pro ce-<text:line-break/>leri fieri actionem. Omnis enim densitatis actionum unam<text:line-break/>existere causam, prioris actionis desectum; coguntur enim<text:line-break/>illa urgenle, non amplius quiescere diutius. Omniaautem<text:line-break/>haec lu illis </text:span><text:span text:style-name="T6">libris de pulsibus</text:span><text:span text:style-name="T2"> funt demonstrata. Commu-<text:line-break/>nis autem est eorum ratio et respirationi; primum qnidem<text:line-break/>quod de omni motu in universum dicta sunt, deinde vero<text:line-break/>non multum abest, quin omnis respiratio pulsuum proportio-<text:line-break/>ni respondeat. Composita enim est ex contrariis motibusper<text:line-break/>quietes distinctis, atque ejusdem usus gratia fit; et ex par-<text:line-break/>tibus ejus inspiratio quidem consimilis existens pulsuum di-<text:line-break/>estolae insitum calorem refrigerat; expiiatio vero velut.<text:line-break/>fysto!e pulsuum, surnosum adusiionis </text:span><text:span text:style-name="T6">excrementum</text:span><text:span text:style-name="T2"> excernit.</text:span></text:p>
      <text:p text:style-name="P10"><text:span text:style-name="T2">Quin et ad nutritionem animalis spiritus ambas actiones<text:line-break/>couferre, et in quietibus eam quae post dilatationem fit,<text:line-break/>breviorem esse, quae vero contractionem sequitur, lengio-<text:line-break/>rern, ambobus communia existunt. Itaque quomodo </text:span><text:span text:style-name="T6">cele-<text:line-break/>ritas</text:span><text:span text:style-name="T2"> motibus spirabilibus accedat, nictum esu</text:span></text:p>
      <text:h text:style-name="Heading_20_2" text:outline-level="2">Cap. VI.</text:h>
      <text:p text:style-name="P78"><text:span text:style-name="T2">De magnitudine autem deluceps agam.<text:line-break/>Oportet igitur et in hac usum </text:span><text:span text:style-name="T6">ad</text:span><text:span text:style-name="T2"> opus provocare, eique fa-<text:line-break/>cultatem, robustam subfervice, et promptitudinem adesse ipsis<text:line-break/>instrumentis. Eundem enim causarum concursum magni-<text:line-break/>tudo respirationis requirit, quem et celeritas.- At contra-<text:line-break/>ria eorum tarditas et parvitas non omnino opus habent’<text:line-break/>contrariis omnibus simul, scd unum ex ipsis adesse penitus<text:line-break/>oportet, plura non est necesse. Si etenim usus valde exsu-<text:line-break/>lutus sit, solvitur simulet celeritas motus et magnitudo dila-</text:span><text:span text:style-name="T8">1<text:line-break/></text:span><text:span text:style-name="T2">tationis, etiamsi robore maxime valeat facultas ipsa; otio— .<text:line-break/>sam enim habebit hunc, quousque animal ejus actione non'<text:line-break/>. indigebit; si magnus quidem sit usus, exsolvatur autem ali- •<text:line-break/>quomodo facultatis robur; sique adsint qnidem haec, laesio</text:span></text:p>
      <text:p text:style-name="P10"><text:span text:style-name="T2">autem aliqua acciderit instrumentis, qualem in libris de pul-<text:line-break/>sibus indicavimus; quodcunque tandem ex nis suerit, im-<text:line-break/>pedietur et celeritas et magnitudo respirationis.</text:span></text:p>
      <text:h text:style-name="Heading_20_2" text:outline-level="2">Cap. Vll.</text:h>
      <text:p text:style-name="P78"><text:span text:style-name="T2">Atque in his sane pulsus respicationibns<text:line-break/>omnino similes existunt. Quare etiamsi causas primum ex-<text:line-break/>ponamus, et alterationes respirationis consequentes per-<text:line-break/>scrutenrur, ipsas consimiles reperiemus. Velut si - calore<text:line-break/>aucto, reliquis ' respirationis causis immotis manentibus,<text:line-break/>qualis sit respirationis difficilis species, quaeramus; re-<text:line-break/>periernus enim, ut etiam in primo de causis pulsuum est de-<text:line-break/>monstratum, quod parum quidem eo aucto, major mani-<text:line-break/>feste, non tamen celerior; plurimum vero aucto, et maxima<text:line-break/>et celerior et jam etiam densa inspiratio reddetur. Eodem<text:line-break/>modo etiam si calor secundum naturam sit imminutus, aliis<text:line-break/>causis immotis manentibus, quod parvam ita et tardam ac.<text:line-break/>raram necesse est fieri inspicationem, scd paulo tamen, quam<text:line-break/>fecundum naturam, rninorem, multo vero tardiorem, plu--<text:line-break/>rimo autem rariorem. Robusta enim existente facultate,</text:span></text:p>
      <text:p text:style-name="P8"><text:span text:style-name="T2">non est possibile multo minorem fieri dilataticnem. Sed si<text:line-break/>ulus multum sit exolutus, plurimam quietem fieri verisimile<text:line-break/>esu non tamen propterea omnino tarde moveri, fi facultas<text:line-break/>modo fit robusta Quae porro ex aucto calore, eaedem ex<text:line-break/>animali spiritu ad nutritionem urgente, species erunt respi-<text:line-break/>rationis difficultatum, earum videlicet quae cicca inspiratio-<text:line-break/>nern consistunt. Quemadmodum sane immoderatio fuligi-<text:line-break/>nofae horum exustionis, easdem respirandi difficultates cic-<text:line-break/>ca expirationern operabitur; quae circa inspirationem funt<text:line-break/>relatae. Celeres enim erunt et magnae et densae, ubi mul-<text:line-break/>tum ejusmodi excrementum suerit collectum; turdae autem<text:line-break/>et parvae et rarae in contrariis affectionibus. Numquid<text:line-break/>igitur ita qnidem esse ratio ipsa poscit, -repugnat autem<text:line-break/>quippiam eorum, quae evidenter apparent? Ego quidem<text:line-break/>omnia haec'consentientia tum in aetatibus tum in regionibus<text:line-break/>tum prorsus lu universis ambientis nos aeris constitutioni-<text:line-break/>bus reperio. Fidem autem maxime faciunt tum quae in<text:line-break/>omnibus exercitationibus tum quae in morbis contingunt.</text:span></text:p>
      <text:p text:style-name="P8"><text:span text:style-name="T24">Ubi </text:span><text:span text:style-name="T2">efiini ealo.r abundat, et ,celeres et magnas et densas vi-<text:line-break/></text:span><text:span text:style-name="T24">dere </text:span><text:span text:style-name="T2">est fieri inspirationes; . ubi rursus frigus, contrarias,<text:line-break/></text:span><text:span text:style-name="T53">r</text:span><text:span text:style-name="T51"> </text:span><text:span text:style-name="T2">et tardos et parvas et raras. At vero quibus animalis spiri-<text:line-break/></text:span><text:span text:style-name="T24">tus </text:span><text:span text:style-name="T2">evacuatur, et ob id cita renutritione opus habet, lu non<text:line-break/>solum valde, sed et cito </text:span><text:span text:style-name="T24">et </text:span><text:span text:style-name="T2">dense inspirant; quibus vero ni-<text:line-break/>hil evacuatur, hi contrariam illis habent inspirationis speci-<text:line-break/>ern; si veto ambo concurrant, et caloris incrementum et<text:line-break/></text:span><text:span text:style-name="T24">spiritus </text:span><text:span text:style-name="T2">consumptio</text:span><text:span text:style-name="T24">, </text:span><text:span text:style-name="T2">ni omnium maximam et celerrimam et<text:line-break/>densissimam inspirationem habent; et maxime si ambo vehe-<text:line-break/>fiientersuerint aucta; ut etiam ubi ambo vehementer suerint<text:line-break/>imminuta, minimae et tardissimae et rarissimae fiunt inspira-<text:line-break/></text:span><text:span text:style-name="T24">tiones. </text:span><text:span text:style-name="T2">At vero et expirationum species, si multa quidem<text:line-break/>sumosa excrementa siut collecta, et maxima et celerrima et<text:line-break/>deiifissirna erit; si vero paucissima penitus suerint excremen-<text:line-break/></text:span><text:span text:style-name="T24">ti, </text:span><text:span text:style-name="T2">mihiina et tardissima et rarissima. Ex aetatibus porro<text:line-break/></text:span><text:span text:style-name="T24">emnes </text:span><text:span text:style-name="T2">quae 'in augmento sunt, magnam et celerem et den-<text:line-break/></text:span><text:span text:style-name="T24">sum </text:span><text:span text:style-name="T2">inspirationem- facere nidemus; quae vero decrescunt.</text:span></text:p>
      <text:p text:style-name="P10"><text:span text:style-name="T2">contra, raram et parvam et turdam. Propterea quod illis<text:line-break/>calor amplior, his paucior existit; </text:span><text:span text:style-name="T6">et</text:span><text:span text:style-name="T2"> illis quidem.animalis<text:line-break/>spiritus substantiam cum . corpore simul augeri, necesse ;.est,<text:line-break/>his vero contabescere. Ob utrasque igitur causas inspira-<text:line-break/>tionis speciebus juvenes </text:span><text:span text:style-name="T6">a senibus</text:span><text:span text:style-name="T2"> multum differunt, .</text:span><text:span text:style-name="T10">;</text:span><text:span text:style-name="T2">et pro-<text:line-break/>pter alias duas causas in expirationibus. Quoniam enim<text:line-break/>in aetatibus crescentilins tum ob. insiti caloris robur tum<text:line-break/>ob ipsum incrementum plurima copia humorum consumi-<text:line-break/>tur; in decrescentibus vero, quantum ad ipsam vitam suhnn<text:line-break/>necesse est, ut quae neque augescunt amplius, et Jam per-<text:line-break/>frigerantur; ratione sane illis velox et magna et densa; siis<text:line-break/>vice versa per omnia </text:span><text:span text:style-name="T6">contraria</text:span><text:span text:style-name="T2"> expiratio apparet. . Hunc<text:line-break/>vero eandem speciem etiam pulsus sccundnm aetatum diffe-<text:line-break/>rentias habere reperiuntur, quemadmodum et hoc lu tertio de<text:line-break/>causis ipsorum ossendimus. Quemadmodum vero lu aetatibus,<text:line-break/>ita et in anni tempestatibus et regionibus et omnibus ambien-<text:line-break/>tis nos aeris constitutionibus tum pulsus cum respirationi-<text:line-break/>bus tum respirationes cum pulsibus proportionem habent;</text:span></text:p>
      <text:p text:style-name="P64"><text:span text:style-name="T2">lu calidis qnidem ad magnitudinem et celeritatem et deusita-<text:line-break/>tenr vergentes , in frigidis vero ad contraria.. Et relatum<text:line-break/>de his omnibus est etiam illic, quemadmodum et de exerci-<text:line-break/>tiis; in currendo namque et luctando, et quomodocunque<text:line-break/>alias viriliter exercendo, valde et velociter et dense respi-<text:line-break/>ramus; quiescentes vero,-parum et tarde et rare; quod in<text:line-break/>concitatis motibus calor quidem augeatur, consumatur au-<text:line-break/>tem fpiritus animalis</text:span><text:span text:style-name="T47">; </text:span><text:span text:style-name="T2">ubi vero quiescimus et </text:span><text:span text:style-name="T5">imm</text:span><text:span text:style-name="T2">oti mane-<text:line-break/>rnus,f calor marcescit, spiritus autem- aut nullo modo aut<text:line-break/>omnino modice consumitur. . At vero et ex lavacris calida<text:line-break/>quidem celerem et magnam et densam faciunt respirationem;<text:line-break/>frigida vero contrariam. In somnis porro etiam valde ani-<text:line-break/>mum ad hoc quod'contingit, advertere oportet. Nam et<text:line-break/>magnitudine et celeritate motus expiratio inspirationem ex-<text:line-break/>cedit, quando ciborum et humorum omnium confectiones et<text:line-break/>concoctiones maxime fiunt; plurimum igitur verisimile est<text:line-break/>lu ipsis coacervari sumofum recrementum.<text:tab/></text:span><text:span text:style-name="T34">v ...</text:span></text:p>
      <text:h text:style-name="P2" text:outline-level="2">Cap. VllI.</text:h>
      <text:p text:style-name="P78"><text:span text:style-name="T2">Atque in morbis etiam, nam et de his,<text:line-break/>jam dicendum, in febrilibus quidem omnibus, et maxime<text:line-break/>ubi circa aliquod respirationis organum, aut circa eor aliqua<text:line-break/>eaque multa caloris copia est coacervata, omnis respiratio<text:line-break/>magna et velox et densa fieri apparet. In quibus vere per-<text:line-break/>frigeratus est calor, contraria; adeo ut et quibusdam'jam<text:line-break/>penitus periisse putata sit; atque haec est illa, quam Hera- </text:span><text:span text:style-name="T34">•<text:line-break/></text:span><text:span text:style-name="T2">clides Pontinis </text:span><text:span text:style-name="T13">απνουνί.</text:span><text:span text:style-name="T12"> </text:span><text:span text:style-name="T2">e.</text:span><text:span text:style-name="T6">sipirituprivatam</text:span><text:span text:style-name="T2"> scripsit. Quem-<text:line-break/>admodum enim in aliis omnibus, sic etiam hic proportionem<text:line-break/>respiratio et pulsus "habere ridentur. Neutrum namque<text:line-break/>ipsorum in totum perire potest, donec superfuerit animal; </text:span><text:span text:style-name="T29">&gt;<text:line-break/></text:span><text:span text:style-name="T2">attamen periisse putari propter parvitatem, nihil miram esu<text:line-break/>Neque enim his solum, sed et aliis omnibus extreme parvis<text:line-break/>commune est, quod sensum effugiant.</text:span></text:p>
      <text:h text:style-name="Heading_20_2" text:outline-level="2">Cap. IX.</text:h>
      <text:p text:style-name="P78"><text:span text:style-name="T2">At postquam de iis quae respirationibus<text:line-break/>et pulsibus aequaliter adsunt, sufficienter dictum est, quae-<text:line-break/>remus jam </text:span><text:span text:style-name="T47">et </text:span><text:span text:style-name="T2">quantum lu ipsis sit, quod non similiter habeat;<text:line-break/>proprietatem enim,, quae est. a facultatum diversitate lu sin- </text:span><text:span text:style-name="T8">:</text:span></text:p>
      <text:p text:style-name="P10"><text:span text:style-name="T2">gulis actionibus </text:span><text:span text:style-name="T47">, </text:span><text:span text:style-name="T2">verisimile est etiam multipliciter disserentes<text:line-break/>ipfarurn species facere. Hanc' igitur considerare oportet<text:line-break/>ac quoerere et invenire methodo. Videor autem mihi xi-i<text:line-break/>dere statim ab ipsa rerum sulistantia-rnarimam quandam dis-,<text:line-break/>scientiam, omnium animalium functionum a vitalibus esse,<text:line-break/>lu illis enim voluntas potestatem </text:span><text:span text:style-name="T47">habet </text:span><text:span text:style-name="T2">generationis* et pot-<text:line-break/>est aliquando, etiam si usus prdvocet et facultas fit integra<text:line-break/>et singula respirationis instrumenta ad actionem accommoda,<text:line-break/>tamen prohibere et impedire ipsa a motu. Ubi vero ita po-.<text:line-break/>tenter collibere potest, </text:span><text:span text:style-name="T47">certe </text:span><text:span text:style-name="T2">longe facillimum ei fuerit, turde<text:line-break/>aut cito movere, et amplius aut minus attollere, et per Ion-<text:line-break/>gius aut- brevius tempus, In vitalibus vero sunctionibus non<text:line-break/>ita fe res habet, scd quum usus provocat et facultas robusta<text:line-break/>est et organa apta existunt ad motus, neque tardam neque par-<text:line-break/>vammossibile est fieri actionem. Itaque in pulsibus circa in-<text:line-break/>flammatas partes evidentissime apparet, ob motum arteria-<text:line-break/>rum in ipsis-dolorem accedere vehementem, piopterea quod<text:line-break/>non in nobjs sit motum facere magnitudine minorem aut ce-</text:span></text:p>
      <text:p text:style-name="P10"><text:span text:style-name="T2">leritate tardiorem. Atqui fi in nostra potestate esset mino-<text:line-break/>renr aut tardiorem ipsum reddere, nihil magis ex re facere<text:line-break/>possemus, mitigaturi utique ex hoc dolorem. </text:span><text:span text:style-name="T6">Omne nam-<text:line-break/>que iusiammatum integram quietem desiderat;</text:span><text:span text:style-name="T2"> fi enim mo-<text:line-break/>veantur et invicem atterantur ipforum partes, premuntur,<text:line-break/>fluxione infestantur et miiversim dolore vexantur. Quod<text:line-break/>si quandoque ob urgentem usum ad motum coguntur, rnino-<text:line-break/>rem plane et tardiorem motam facilius ferunt, quam majo-<text:line-break/>rem et velociorem. Ita et crus, ubi pars aliqua in ipsu fu-<text:line-break/>erit inflammata, , maxime quidem quietem expetit; si vero<text:line-break/>urgente aliquo issu ipsum movere cogamur minus et tardius<text:line-break/>ambulamus. Verum hoc impossibile est in arteriis facere:<text:line-break/>non enim in nostra potestate est ipsarum motus, ut vel eum<text:line-break/>qui fit, sedare, vel velociorem tardiorem, vel majorem mi-<text:line-break/>norem </text:span><text:span text:style-name="T6">facere</text:span><text:span text:style-name="T2"> possimus; scd necesse est euni, qui adest, boni<text:line-break/>consulere, live celer five magnus sive utcunque fit violen-<text:line-break/>tus. Ideo ubi lu inflammatis partibus arteriae moventur,,<text:line-break/>dolore affligimur quidem, scd neque obtusiorem neque mi-</text:span></text:p>
      <text:p text:style-name="P10"><text:span text:style-name="T2">norem neque tardiorem motum facere possumus, quum ta-<text:line-break/>men per actiones voluntarias, aut in totum quietem cruri<text:line-break/>dare, aut valde parvum et tardum motum illi permittere<text:line-break/>queamus. Caeterurn quando parvum et magnum inotum<text:line-break/>dicimus; quod non proprie, scd a fpaciis per quae fertur id,<text:line-break/>quod movetur, appellamus, omnibus manifestum. Atqui<text:line-break/>quum thorax una quaedam animalis pars organum sit respi-<text:line-break/>rationis, </text:span><text:span text:style-name="T6">ut</text:span><text:span text:style-name="T2"> arteria pulsuum et crus ambulationis; si sane<text:line-break/>respiratio inter functiones vitales sit, consimilem habebit </text:span><text:span text:style-name="T6">ar-<text:line-break/>teriis motus proportionem;</text:span><text:span text:style-name="T2"> si vero inter animales, ad cru-<text:line-break/>rum similitudinem movebitur. Atqui luter animales cense-<text:line-break/>tur, quemadmodum alibi demonstratum est: manifestum igi-<text:line-break/>tur, quod ad crurum similitudinem movebitur. Si igitur<text:line-break/>thorax inflammatus sit et moveri cogatur, et tardius, et<text:line-break/>multo minus quam oporteat dilatabitur: verum si hoc </text:span><text:span text:style-name="T6">fece-<text:line-break/>rit </text:span><text:span text:style-name="T11">f</text:span><text:span text:style-name="T2"> nou satis respirabit. </text:span><text:span text:style-name="T29">~ </text:span><text:span text:style-name="T2">Si vero secundo etiamnum ac<text:line-break/>tertio id ipsum essecerit, quod deest singulis, respirationibus<text:line-break/>in unam sunirnam eamque no latu dignam collectum , animal</text:span></text:p>
      <text:p text:style-name="P10"><text:span text:style-name="T2">prope suffocationem adducet. Ut igitur </text:span><text:span text:style-name="T6">id ne</text:span><text:span text:style-name="T2"> fiat, deusiores<text:line-break/>actiones facit, non amplius tantum 'quiescens, quantum so-<text:line-break/>lebat, quum secundum nataram habebat, simile quid faciens<text:line-break/>iis, qui quod sufficientem ribum semel ingerere non possint,<text:line-break/>assidue modice aluntur. At in hoc necessarium est totam<text:line-break/>respirationem fieri parvam et tardam et deusam, et quam<text:line-break/>par sit multo minorem, quam tardiorem. Etenim dolor<text:line-break/>non ita graviter vexat thoracem ob motus celeritatem, ut ob<text:line-break/>dilatationis magnitudinem. Celeritas enim quamvis circa<text:line-break/>ipsam actionem dolorem excitet, tamen quia brevi tempore<text:line-break/>omnem motum efficit, nrluus thoracem laedit; brevi siqui-<text:line-break/>dem tempore eo quo properat pervenit; properat autem<text:line-break/>ad quietem, eamque quam celerrime assequi cupit, tanquarn<text:line-break/>quae sola dolorem ex inflammatione ipfi lenire possit. At<text:line-break/>vero dilatationis magnitudo penitus molesta est, tum propter<text:line-break/>violentiam motus, tum quod comprimat et distendat instam-<text:line-break/>mata, et dolore omnimodo thoracem afficiat. Oh id igitur .<text:line-break/></text:span><text:span text:style-name="T6">plus de</text:span><text:span text:style-name="T2"> magnitudine quam de celeritate a</text:span><text:span text:style-name="T5">dimi</text:span><text:span text:style-name="T2">t. Et sane</text:span></text:p>
      <text:p text:style-name="P10"><text:span text:style-name="T2">quum hic solus affectus est, dolor quidam thoracis partium,<text:line-break/>non vero urget usus, manente videlicet calore cordis intra<text:line-break/>naturales terminos, tunc motus thoracis manifeste tardior<text:line-break/>redditur. Si vero ardor quidam in ipsu corde oboriatur,<text:line-break/>celeritas qnidem non exolvitur ob eas quas antea dnimus<text:line-break/>causas, aufertur autem etiam hic multum 'de magnitudine,<text:line-break/>verum pro ipsa deusitas generatur ob urgentem usum.</text:span></text:p>
      <text:h text:style-name="Heading_20_2" text:outline-level="2">Cap. X.</text:h>
      <text:p text:style-name="P78"><text:span text:style-name="T2">Quare etiam ex jam dictis perspicuum est,<text:line-break/>dolorem ipsum per se circa aliquod «respirationis organum<text:line-break/>consistentem parvum et tardum et densum spiritum efficere;<text:line-break/>cum ardore vero parvum quidem adhuc similiter, scd den-<text:line-break/>siorem eo, qui ob solum fit dolorem, et jam etiam aliquan-<text:line-break/>to celeriorem; quae vero ob solum ardorem contingit respi-<text:line-break/>randi difficultas,, eam antea ostensum est magnum et celerem<text:line-break/>et densum spiritum efficere; ut perspicua sit et sacile' discer-<text:line-break/>ni possit et utraque simplex et quae ex ambabus composita<text:line-break/>esu Quae enim ob folam fit caloris copiam, quamvis den-</text:span></text:p>
      <text:p text:style-name="P10"><text:span text:style-name="T2">sum </text:span><text:span text:style-name="T47">reddat </text:span><text:span text:style-name="T2">spiritum, similiter ut </text:span><text:span text:style-name="T47">ea </text:span><text:span text:style-name="T2">quae ob </text:span><text:span text:style-name="T47">solum fit </text:span><text:span text:style-name="T2">dolo-<text:line-break/>rem, tamen magnitudine </text:span><text:span text:style-name="T47">et </text:span><text:span text:style-name="T2">celeritate palam distinguitur;<text:line-break/>Quae vero ex ambabus causis concurrentibus generatur, ah<text:line-break/>ea quae ob ardorem fit, </text:span><text:span text:style-name="T47">sola </text:span><text:span text:style-name="T2">parvitate differt; ab<text:line-break/>ea vero quae ob dolorem, magnitudine et celeritate. At<text:line-break/>vero respirationis difficultas ob perfrigerationem naturalis<text:line-break/>caloris evidentibus notis ab omnibus his distinguitur';' par-,<text:line-break/>vum enim haec, ut demonstratum est, et tardum et rarum<text:line-break/>spiritumessicit; nulli vero aliarum simul accidit tarditas et<text:line-break/>raritas. At quantnmiin defectibus et excessibus caloris ipsa<text:line-break/>respirationis species ab eo , qui fecundum naturam est rhythmo<text:line-break/>decedit, in his eodem modo se </text:span><text:span text:style-name="T47">ac </text:span><text:span text:style-name="T2">pulsus habet; quae vero in<text:line-break/>dolorosis organorum affectibus contingunt, non amplius eodem<text:line-break/>modo se habent; vernm quatenus evarient, manifeste, opinor,<text:line-break/>demonstratum esu Reliquae tamen organorum affectiones,<text:line-break/>quae citra dolorem per obstructiones, aut durities, aut com-<text:line-break/>pressiones, aut omnino coarctationes quasdam fiunt, consi-<text:line-break/>miles alterationes in utrisque actionibus, animalibus et vita-<text:line-break/>libus , efficiunt. Parvus </text:span><text:span text:style-name="T47">enim </text:span><text:span text:style-name="T2">in ipsis et celer et densus fit</text:span></text:p>
      <text:p text:style-name="P10"><text:span text:style-name="T2">spiritus; parvus quidem quod ab angustiam suscipientium<text:line-break/>organorum paucior, quam oporteat, attrahatur; densus vero,<text:line-break/>quod usus non expleatur; et ob eandem causam etiam celer.<text:line-break/>Ostensum est autem in commentariis de pulsibus,quod quan-<text:line-break/>do magnitudo diestoles sufficienter explet usum, </text:span><text:span text:style-name="T5">nih</text:span><text:span text:style-name="T2">il indiget<text:line-break/>celeritate; quando vero deficit aliquantulum, tunc jam<text:line-break/>etiam ad celeritatem sc convertit, si robusia sit facultas; si<text:line-break/></text:span><text:span text:style-name="T6">vero</text:span><text:span text:style-name="T2"> neque haec sufficiens fuerit, tunc et ad densitatem.<text:line-break/>Ob has itaque causas parvus et celer et densus redditur spi-<text:line-break/>ritus pulsuum et respirationum in praedictis affectionibus ;•<text:line-break/>•sed dictum est in libris de pulsibus, quod etiam est inaequa-<text:line-break/>lis, quae vel praecipua ipsarum est nota, et causae ratio in<text:line-break/>illis enarrata est; et quod in ipsis partibus, in quibus ob-<text:line-break/>structio haeret et quae cum nis communicant, inaequalitas<text:line-break/>maxime fiat manifesta, et parvitas pulsuum aut femper aut<text:line-break/>ut plurimum cohaereat; in alsis vero magnitudo. • Si vero<text:line-break/>propinquus principio fuerit affectus, communis in sumo mo- .</text:span></text:p>
      <text:p text:style-name="P10"><text:span text:style-name="T2">dum fit omnibus arteriis. Atque haec quidem </text:span><text:span text:style-name="T47">illic </text:span><text:span text:style-name="T2">relatu<text:line-break/>sunt et monstrata.</text:span></text:p>
      <text:h text:style-name="Heading_20_2" text:outline-level="2">Cap. XI.</text:h>
      <text:p text:style-name="P78"><text:span text:style-name="T2">Verum, quae spirabilibus organis propria<text:line-break/>sunt, nunc commemorabimus, ut nihil defit orationi. Quum<text:line-break/>igitur aut propter tubercula cruda in ipfis consistentia, aut<text:line-break/>ob tenaces et crassos hunrores, qui vias spiritus occuparim,<text:line-break/>aut ob scirrhofum aliquem tumorem in ipsis connutritum,<text:line-break/>aut </text:span><text:span text:style-name="T47">ob </text:span><text:span text:style-name="T2">quodcunque tandem ipsis vicinum corpus quocunque<text:line-break/>modo in tumorem immoderatiorem elevatum, paucior quam<text:line-break/>oporteat spiritus propter locorum angustiam inspiratur, ne-<text:line-break/>cessario accessit ipfi celeritas et denfitas ob praedictas causas.<text:line-break/>Species autem quaedam lu genere hujus respirandi difficul-<text:line-break/>tatis plures constituuntur, alias aliis partibus in respiratoriis<text:line-break/>organis coarctatis. Tumores etenim praeter naturam circa<text:line-break/>ventrem et hepar, splenem item et colon et his conjunctas<text:line-break/>partes, consistentes, oh supti .transversi, coarctationem, par-<text:line-break/>vnrn et velocem et densum faciunt spiritum; eodem modo<text:line-break/>ecliydropicis etnierum gestantibus et supra modum cibo ex-.</text:span></text:p>
      <text:p text:style-name="P10"><text:span text:style-name="T2">pletis et prominentem ventrem habentibus, hujusmodi fit re-<text:line-break/>spirationis species; in orthopnoeis autem appellatis, lentis<text:line-break/>et crassis humoribus in asperis pulmonis arteriis collectis.<text:line-break/>Sic autem et si aliquid circa ipsum induretur, aut tubercu-<text:line-break/>lum nascatur premens et coarctans ipsum asperarum arteria-;<text:line-break/>rum genus (hae enim suscipiunt aerem, qui inspiratur) par-<text:line-break/>vus et densus et celer erit spiritus. Eodem autem modo et<text:line-break/>si in thorace tale constiterit tuberculum, propter quod sane<text:line-break/>faepe tum in posteriorem tum in anteriorem partem luxa-<text:line-break/>tur spina, imo et in obliquum torquetur, parvus, densus et<text:line-break/>celer generabitur spiritus, occupante niminun tumore prae-<text:line-break/>ter naturam pulmonis regionem, in quam dilatatus extende-<text:line-break/>batur. Saepe vero et ipsum totum thoracem angustiorem<text:line-break/>hujusmodi affectiones reddiderunt, si aut statim dum in ute-<text:line-break/>ro adhuc sunt foetus accidant, aut etiam postea obveniant.<text:line-break/>Nihil autem refert, quod attinet ad id quod coarctatus pul-<text:line-break/>mo non possit Iussicientem aerem trahere, an thorax totus</text:span></text:p>
      <text:p text:style-name="P10"><text:span text:style-name="T2">angusius reddatur quacunque tandem affectione, an inter-<text:line-break/>.media </text:span><text:span text:style-name="T47">regio </text:span><text:span text:style-name="T2">amittatur' ab aliquibus praeter naturam corpori-<text:line-break/>bus in ipsa consistentibus occupata</text:span><text:span text:style-name="T47">, </text:span><text:span text:style-name="T2">an etiam ipse pulmo in-<text:line-break/>duratus stt aut obturatus aut intumuerit, velut in pulmoni-<text:line-break/>cis et peripneumonicis appellatis affectibus contingit. Una<text:line-break/>haec enim lu omnibus est conjuncta causa, oh quam parva<text:line-break/>inspiratio redditur, coarctatio asperarum arteriarum; pro-<text:line-break/>pterea vero quod parva ipsa est, ob id etiam, ut saepe di-<text:line-break/>ctum est,' densitas et celeritas accedit. Verum quum lu ip-<text:line-break/>sum pulmonem affectus incumbit, quamvis thorax se pluri-<text:line-break/>mum distendere possit, tamen parum inspicant: ita etiam<text:line-break/>ubi intermediae ipsorum organorum regiones suerint occupa-<text:line-break/>tae. Quum vero totus thorax, aut scetibus aut aliter, par-<text:line-break/>vus et angustus redditur , manifestum est quod et dilatatio-<text:line-break/>nem ad sui ipsius proportionem parvam efficiens, pulmoni<text:line-break/>causa est velocis inspirationis. Sic vero etiam quum scptmn<text:line-break/>transversum ab aliquo comprimitur ad infernam thoraris ex-<text:line-break/>tremitatem , velut in affectionibus dolorem non inserentibus</text:span></text:p>
      <text:p text:style-name="P10"><text:span text:style-name="T2">contingit. Hujus namque rei maxime memorem esse opor-<text:line-break/>tet, quod aliquando solius thoracis affectus, aliquando solius<text:line-break/>pulmonis, quandoque vero intermedio amborum regionis, ad<text:line-break/>parvitatem, et ob id etiam celeritatem ac densitatem respi-<text:line-break/>rationis mutationem facit, si sane facultas fuerit robusta;<text:line-break/>oram et hujus meminisse oportet faepe jam iarn antea relati.<text:line-break/>Ne igitur • amplius pleuriticorum, aut abscessus aliquos aut<text:line-break/>.omnino dolorosos tumores habentium in thorace, mentionem<text:line-break/>faciamus in hoc sermone (de affectionibus autem dolorem<text:line-break/>non inserentibus, quae comprimendo pulmonem et coarctan-<text:line-break/>do alperas in ipsu arterias minorem faciunt inspirationem;<text:line-break/>omnis praedictus habebatur fermo ) fed illa quidem ad affe-<text:line-break/>ctionqs thoracis antea conscriptas referamus, in quibus dice-<text:line-break/>liamus thoracem, propterea quod minus distenderetur ob do-<text:line-break/>lorem, spiritum facere parvum; eorum vero, qui suppurati<text:line-break/>appellantur, affectionem, quamvis faepenumero ejus generatio<text:line-break/>ex pleuritide contingat, his jam proxime relatis annumere-</text:span></text:p>
      <text:p text:style-name="P10"><text:span text:style-name="T2">mus, quae citr-a dolorem in pulmone coarctationem facientia,<text:line-break/>parvam reddunt respirationem. Pus enim quod in ipsio per<text:line-break/>hujusmodi affectiones continetur, causa fit ejus, quae circa<text:line-break/>distentiondm.fit, parvitatis. Itaque quod neque ipse sccuni-<text:line-break/>dum naturam distendatur, minime aequalem sarit spiritus at-<text:line-break/>tractionem. Quomodo igitur hae' spirabilium organorum<text:line-break/>affectiones citra dolorem consistentes ,-id enim- praesenti ad-<text:line-break/>huc deest sermoni, ab iis, quae cum dolore fiunt, distin-<text:line-break/>guentur, fi sane et parvus et densus-ambobus similiter red-<text:line-break/>ditur spiritus? An celeritate motus? - - In affectibus enim<text:line-break/>cum dorore modice qnidem respirant et dense, non tamen </text:span><text:span text:style-name="T24">,<text:line-break/></text:span><text:span text:style-name="T2">celeriter, quum utique citra febrem ejusmodi acciderit affe-<text:line-break/>ctus; quando vero cum febre, quamvis lu parvitate et cele-<text:line-break/>ritate fimiliter respirent, tamen denfitate distinguuntur;<text:line-break/>Nam non modice ipsis spiritus densatur; • quod non evenit<text:line-break/>illis, qui ob coarctationem organorum respirationis nissicul-<text:line-break/></text:span><text:span text:style-name="T24">ter </text:span><text:span text:style-name="T2">respirant: verum etiamsi denfior ipsis'spiritus reddatur,<text:line-break/>moderate tamen hoc fit, et inulto infra summam densitatem.</text:span></text:p>
      <text:p text:style-name="P8"><text:span text:style-name="T2">Qnin et-expiratio febricitantibus stlajor simulque calidior est,<text:line-break/>quod non. contingit iis, qni ob coarctationem purum et dense<text:line-break/>jexpiranti. Quomodo autem cognoscere oporteat exacte tum<text:line-break/>parvitatem tum magnitudinem utriusque partis totius re-<text:line-break/>fpirationis, paulo post </text:span><text:span text:style-name="T6">dicetur,</text:span><text:span text:style-name="T2"> ubi prius omnem de organis<text:line-break/>(ermonem, absolverimus.; Quod enim difficultates respi-<text:line-break/>randi citra organorum dolorem ah eis qua- cum dolore fi-<text:line-break/>unt differant, jam relatum esu ,</text:span></text:p>
      <text:h text:style-name="Heading_20_2" text:outline-level="2"><text:span text:style-name="T65">C</text:span>ap. Xll.</text:h>
      <text:p text:style-name="P83"><text:span text:style-name="T2">Utrum autem, ut simpliciter ostendimus<text:line-break/>- coarct .tionem oportere ad pulmonem pervenire, ejusque<text:line-break/>asperas maxime arterias, ut animal difficultatem respiratio-<text:line-break/>nisincurrat, sic etiam dolorem in respiratoriis organis fieri<text:line-break/>oportere,, et praesertim in thorace, dicendum est, (non rnul-<text:line-break/>trm enim abest, ni pulmo sensus sit. expers) an aliquam aliam<text:line-break/>in- ejusmodi respirandi difficultatibus inquirere nos oportet<text:line-break/>enuntiationem? Nam qni </text:span><text:span text:style-name="T47">dicit </text:span><text:span text:style-name="T2">ad solos respiratoriorum orga-<text:line-break/>norum dolores ejusmodi difficultatis respirandi </text:span><text:span text:style-name="T47">speciem </text:span><text:span text:style-name="T2">se-<text:line-break/>qui, eum non opluor videri posse omnem de his rem probe</text:span></text:p>
      <text:p text:style-name="P10"><text:span text:style-name="T12">.. </text:span><text:span text:style-name="T2">r . .</text:span></text:p>
      <text:p text:style-name="P9"><text:span text:style-name="T2">cognovisse, -aut meminisse superiorum ratiocinationum., in<text:line-break/>quibus non ob affectionem,- fed ob actionis facultatem; quae<text:line-break/>animalis existit, - parvus et densus spiritus sieri ostendebatur.<text:line-break/>At vero species difficultatis respicandi, quae </text:span><text:span text:style-name="T6">ad</text:span><text:span text:style-name="T2"> coarctatio-<text:line-break/>nem pulmonis consequitur, nihil opus habent facultate ad<text:line-break/>fui generationem’; quod de illo probe indicavimus, </text:span><text:span text:style-name="T6">ubi to-<text:line-break/>tius</text:span><text:span text:style-name="T2"> rei tractationenrperegimus. Verum de dolorosis affe-<text:line-break/>ctionibus non simpliciter id </text:span><text:span text:style-name="T6">dicere</text:span><text:span text:style-name="T2"> convenit, quando sane, in<text:line-break/>respiratoriis partibus consistunt. Non enim propter ipsam<text:line-break/>partiunt naturam privatim, sed quod animalis facultas ea- '<text:line-break/>rum motum moderetur, respirationem ad parvitatem mutari </text:span><text:span text:style-name="T29">,<text:line-break/></text:span><text:span text:style-name="T2">contingit, ut ne amplius </text:span><text:span text:style-name="T6">videlicet</text:span><text:span text:style-name="T2"> animal dolore affligeretur,<text:line-break/>ipsa minus quam oportet thoracem distendente. Atque haec<text:line-break/>sane pro ridentia, ut ne vehementius animal dolore afficia-<text:line-break/>tur, etiam aliis omnibus inest partibus, quae ad respirabili-'<text:line-break/>um organorum motum simul moventur, stomacho, ventri-<text:line-break/>culo, hepati, spleni, peritonaeo, colo et superioribus tenui-<text:line-break/>bus lutestinis, et musculis hypochondriorum; hae namque</text:span></text:p>
      <text:p text:style-name="P10"><text:span text:style-name="T2">ad thoracis motus, et maxime si fuerint majores, commo-<text:line-break/>venturi</text:span><text:span text:style-name="T29">n-</text:span><text:span text:style-name="T2">Perspicuum -igitur- estj quod amplius in magnis<text:line-break/>thoracis motibus dolore vexantur, minus vero lu parvis; et<text:line-break/>ob id parvus et densus non fiolunrlu-pleuriticis', scd et qui-<text:line-break/>bus stomachum aut ventriculum dolor iufestat, spiritus erit;<text:line-break/>minus quidem, quod etiam fensualefis nunor sit, at cousirni-<text:line-break/>liter sane difficulter respirabunt qui hepar, urit splenem, aut<text:line-break/>aliam quandam ex praedictis partibus dolore vexatam ha-<text:line-break/>bent. Tales enim omnes partes, aliae quidem appensae,<text:line-break/>aliae vero insitae respiratoriis instrumentis, ad horum mo-<text:line-break/>tum commoventur; et ob id in respirantibus offenduntur.<text:line-break/>Atque ita non ut antea de respirabilibus partibus, sed de<text:line-break/>omnibus firnpliciter, quae lu respicationibus moventur; com-<text:line-break/>muins nobis sermo fiat;. atque audeamus in universum pro-<text:line-break/>nunciare, parvum et densum spiritum signum esse doloris<text:line-break/>omnium animalis partium, quae per respirationes commo-<text:line-break/>ventur. </text:span><text:span text:style-name="T24">., </text:span><text:span text:style-name="T2">Num haec solum inter pulsus et respirationes dissi-<text:line-break/>militudo est ? an etiam secundum ipsam privatirn facultatis</text:span></text:p>
      <text:p text:style-name="P8"><text:span text:style-name="T2">causam, citra organorum complexum, aliquam differentiam<text:line-break/>invenire licet? naturales enim facultates omnes femper ne-<text:line-break/>cessariis sibi, operibus vacant, et nunquam torpent aut negli-<text:line-break/>gentes funi.; quae vero sub voluntatis potestatem veniunt,<text:line-break/>haec saepe, quum ipsa cicca alias actiones occupatur, negli-<text:line-break/>gentius periiciuntur, . Ambulantes igitur aliquando concita-<text:line-break/>tius ad opus ali mod moliendum, deinde inter eundum co-<text:line-break/>gitantes quid, ac postea iss ipsum considerantes et curiose<text:line-break/>de ipso medicantes, multum ab illa ambulandi concitatione<text:line-break/>remittimus, non tamen intelligimus id ipsum neque oogno-<text:line-break/>scimus, quousque sane mentem illi curae adhibemus," quum<text:line-break/>vero quiescimus ab illa cura, atque cogitationem circa nul-<text:line-break/>lam rem amplius habemus quam circa solam ambulationem,<text:line-break/>tunc velut ex somno aliquo excitati cognoscimus 'circa insti-<text:line-break/>tutam actionem nos fuisse negligentiores quam pro primo<text:line-break/>impetu oportebat, rurfumque ad ipsam actionem nosmet ex-<text:line-break/>citamus; sic etiam insanientes mentem, ut arbitror, invi-<text:line-break/>sionibus, velut in quibusdam curis habentes, animales actio-</text:span></text:p>
      <text:p text:style-name="P10"><text:span text:style-name="T12">. </text:span><text:span text:style-name="T2">nes omittunt,, neque lotium excernunt, nisi quis eos monu- -<text:line-break/>erit, neque ventris onus deponunt, neque potum neque ci-<text:line-break/>bum petunt,, neque quicqnam aliud ejus generis ;, si quid ve-<text:line-break/>ro forsan aliquando petierint, id. oblatum interea oblivioni,<text:line-break/>dederunt, ac rursum monitis opus habent. Itaque novimus<text:line-break/>plurimos, qui petita matula, eaque ipsis data, non </text:span><text:span text:style-name="T6">jam lo-<text:line-break/>tium . effunderent, sed</text:span><text:span text:style-name="T2"> matulam ociose in manibus detinerent.<text:line-break/>Alios autem </text:span><text:span text:style-name="T6">novimus,</text:span><text:span text:style-name="T2"> qui exurgerent quidem tanquarn ven-<text:line-break/>tris onus deposituri, postquam vero desedissent, penitus ob-<text:line-break/>liviscerentur, atque nihil efficerent, donec a praesentibus<text:line-break/>admonerentur. Quemadmodum autem interjecto multo<text:line-break/>tempore actiones faciunt hi omnes, sic etiam magnas. Acer-<text:line-break/>vatim igitur plurimum mingunt, et una vice ultra mensu-<text:line-break/>ram. bibunt, et-.singula alia eodeni modo faciunt. Nec mi-<text:line-break/>rum id esse opinor. </text:span><text:span text:style-name="T29">_ </text:span><text:span text:style-name="T2">Quod enim saepe decenti tempore </text:span><text:span text:style-name="T6">fa-<text:line-break/>cere</text:span><text:span text:style-name="T2"> oportebat, id ipsum acervatim urgente usu explere co-<text:line-break/>guntur, et praesertim ubi necessarium id est ad vitam. Et-<text:line-break/>enim aliquis minus quam oportet bibens non ad dies tau-</text:span></text:p>
      <text:p text:style-name="P8"><text:span text:style-name="T2">tum, sed ad integros menses sufficere potest nisi vero minus<text:line-break/>quam oportet respiret, 'is- ne minimam qnidem diei partem<text:line-break/>duraverit. Quare tametsi plus uno haustu mente capti bi-<text:line-break/>bunt, tamen quod multo tempore interjecto assumant, uni-<text:line-break/>versus ipsis potus multum a commoderato deficit; Veruin<text:line-break/>si respirationis usus non expleatur, quod immiuens simul-<text:line-break/>que molestum periculum habeat, excitat ad actionem, nec<text:line-break/>sinit torpere ne momentum quidem; recuperat autem statim<text:line-break/>id totum, quo per quietis teinpus fuit privata; atque ita non<text:line-break/>rarus solum, sed et magnus spiritus efficitur; et tanto sane<text:line-break/>quam convenit major, quanto et rarior. Quod ipsum lu<text:line-break/>potu non contingit; multo enim rarius, paulo vero plus bi-<text:line-break/>bunt; unde Hippocratesipsos </text:span><text:span text:style-name="T6">paucibibos</text:span><text:span text:style-name="T2"> appellavit. Atque<text:line-break/>haec quidem ratio demonstrat desipientium respirationem in<text:line-break/>raritatem et magnitudinem mutari. Testimonium autem<text:line-break/>non minus rei conspectio. praebet iis, • qui in ipsis artis ope-<text:line-break/>ribus speculationem exquirere volunt. Quicnnque vero in<text:line-break/>adolescentulorum gymnasiis </text:span><text:span text:style-name="T47">in </text:span><text:span text:style-name="T2">sublimibus follis alti et un-</text:span></text:p>
      <text:p text:style-name="P8"><text:span text:style-name="T2">diquaque conspicui </text:span><text:span text:style-name="T47">sedentes, </text:span><text:span text:style-name="T2">artis opera neglexerunt, </text:span><text:span text:style-name="T47">quic-<text:line-break/></text:span><text:span text:style-name="T2">quid vero iu buccam venerit,, </text:span><text:span text:style-name="T47">id </text:span><text:span text:style-name="T2">effutiunt, his non magis<text:line-break/>credibilia fiunt ea quae evidenter apparentibus confirmantur,<text:line-break/>quam lis, qui neque, a principio</text:span><text:span text:style-name="T47">, </text:span><text:span text:style-name="T2">an appareat qnicquam, co-<text:line-break/>gnoscunt. Caeterurn ex hoc genere sophistarum quispiam<text:line-break/>aliquando mecurn contendit de eo quod rarus et magnus spi-<text:line-break/>ritus mente vacillantibus contingit. Supponebat enim re-<text:line-break/>spirationem unam quandam ex sunctiouibus vitalibus esse;<text:line-break/>verum cum hujusmodi hypothesi non consentiebat quod pa-<text:line-break/>lam apparet; unde cum </text:span><text:span text:style-name="T47">eo </text:span><text:span text:style-name="T2">sibi contendendum, esse novit.<text:line-break/>Principio namque dixit, ejusmodi respirationis speciem in<text:line-break/>deliriis non. apparere, Nam quae nunquam conati sunt so-<text:line-break/>phistae in ipsis aegrotis observare, de his, ac si sexcenties<text:line-break/>viderint, impudenter contendunt; neque verentur sc ma-<text:line-break/>gnam habere experientiam jactare eorum, quae ne per scrn-<text:line-break/>nium quidem viderunt. At vero quicunque .observant appa-<text:line-break/>rentia et quae aegris accidunt, ni ita ut Hippocrates scri-<text:line-break/>bunt; viderunt enim, ut opluor, multos infirmos similes</text:span></text:p>
      <text:p text:style-name="P10"><text:span text:style-name="T2">iis, quos ille descripsit, qui satis magnum testimonium prae-<text:line-break/>dicto sermoni praebent. Atque apponerem sane jam eos,<text:line-break/>quos in epidemioruin libris conscripsit, nisi propositum esset<text:line-break/>mihi omnem sequentem sermonem secunduni in eorum enar-<text:line-break/>rationem , velut etiam antea dixi, reservare; hunc vero so- ,<text:line-break/>Ium per se cum propriis et sinceris demonstrationibus ab-<text:line-break/>solvere. Itaque sermo de mente motis hic finiatur.</text:span></text:p>
      <text:h text:style-name="Heading_20_2" text:outline-level="2">Cap. XIll.</text:h>
      <text:p text:style-name="P78"><text:span text:style-name="T2">Quomodo vero quis magnam et parvam<text:line-break/>inspirationem optime dignoscat (scio enim et hoc me in pri-<text:line-break/>oribus distulisse) jam referatur. Proclive equidem erat<text:line-break/>opinari, nihil differre sive magnitudine distentionis respira-<text:line-break/>toriorum organorum, sive substantiae, quae inspiratur, copia,<text:line-break/>magna inspiratio judicetur; quemadmodum sane etiam aliqui<text:line-break/>dicunt, putantes quantitatem inspirationis semper se habere<text:line-break/>oportere ad proportionem quantitatis dilatationis organo-<text:line-break/>rum; atqui hoc minime in universum venum est, sed distin-<text:line-break/>ctione quadam opus habet. Quum enim secundum naturam<text:line-break/>sc habent organa, quantitas spiritus semper ipsorum dilata-</text:span></text:p>
      <text:p text:style-name="P10"><text:span text:style-name="T2">tionibus proportione respondet ; non tamen quum praeter-<text:line-break/>naturam fuerint disposita, verum possibile aliquando pluri-<text:line-break/>mum dlltendi thoracem et parum externi aeris inspicari;<text:line-break/>multae enim funt affectiones ,si modo praedictorum memi-<text:line-break/>nimus, lu quibus pulmo coarctatus multum aerem suscipere<text:line-break/>non potest. Nequaquam igitur ad' affectionum omnium re-<text:line-break/>fpirandi organorum proportionem, fed solum asperarum<text:line-break/>arteriarum, inspirationes fiunt. </text:span><text:span text:style-name="T34">' </text:span><text:span text:style-name="T2">At vero harum distentio-<text:line-break/>nem impossibile est per ullum sensum dignoscere. Ergo non<text:line-break/>est adhibendus animus organis respiratoriis, quum inspira-<text:line-break/>tionis quantitatem volumus dignoscere; sufficit enim ipsum<text:line-break/>solum aerem inspicere, quantus inspiretur et quantus rur-<text:line-break/>fum expiretur. Neque enim ex ventris mole de ciborum<text:line-break/>copia conjecturam facimus, scd sufficit etiam hic solam eo-<text:line-break/>rum, quae eduntur, ruspicere quantitatem. Quoniam vero<text:line-break/>in expirationibus aliquando quidem omnes musculi in to-<text:line-break/>tum otiosi sunt, permittentes thoraci collabentr propriam re-<text:line-break/>cuperare constitutionem, aliquando vero operantes amplius</text:span></text:p>
      <text:p text:style-name="P66"><text:span text:style-name="T2">ipsum contrahunt, id quod nobis de his saepe est 'demon-<text:line-break/>stratum; contractiones sane thoracis citra horum concitatio-<text:line-break/>nem nunquam magnam expirationem facere possunt; quae<text:line-break/>vero cum </text:span><text:span text:style-name="T6">musculorum concitatione fiunt,</text:span><text:span text:style-name="T2"> quae sane etiam<text:line-break/>efflationes existunt, ut et hoc est demonstratum, hae opifices<text:line-break/>funt magnitudinis. Verum neque in his denudato homine<text:line-break/>inspicere jubeo musculorum tensionem, fed sufficit eam<text:line-break/>quae cum essiatu fit, speciem expirationis notam statuere<text:line-break/>maximam. Urgente itaque usu aeervatirn expirare cogimur,<text:line-break/>ut etiam quum inspirationis urget usus, multum et confer-'<text:line-break/>tum externum aerem attrahimus.<text:tab/></text:span><text:span text:style-name="T34">\</text:span></text:p>
      <text:h text:style-name="Heading_20_2" text:outline-level="2">Cap. XIV.</text:h>
      <text:p text:style-name="P78"><text:span text:style-name="T2">Quandoquidem autem de his abunde dis-<text:line-break/>seruimus, repetitis capitibus eorum quae ab initio dicta sunt,<text:line-break/>ad reliqua progrediamur. Capita autem erant, ut opinor,<text:line-break/>haec, 'quod simplicibus respirandi difficultatibus inventis,<text:line-break/>connectere oporteat causas conjunctas respirationis, et de-<text:line-break/>rnonstrare singularum ipsarum efficientem causam; et vice<text:line-break/>versa, quae respirandi difficultates ad singulas causas conse-<text:line-break/>quantur ; in .quo sane etiam coinpofitarunr respirandi difsi-</text:span></text:p>
      <text:p text:style-name="P10"><text:span text:style-name="T2">cultatnm mentionem facere coacti sumus. Verum </text:span><text:span text:style-name="T47">qui </text:span><text:span text:style-name="T2">tra-<text:line-break/>ctatio pulsuum cum respirationibus consentiat, et </text:span><text:span text:style-name="T47">qui </text:span><text:span text:style-name="T2">diffe-<text:line-break/>rat, etiam hoc non erat exiguum eorum, </text:span><text:span text:style-name="T47">quae </text:span><text:span text:style-name="T2">explicavi-<text:line-break/>mus, caput.</text:span></text:p>
      <text:h text:style-name="Heading_20_2" text:outline-level="2">Cap. XV.</text:h>
      <text:p text:style-name="P78"><text:span text:style-name="T2">Quoniam </text:span><text:span text:style-name="T6">vero</text:span><text:span text:style-name="T2"> </text:span><text:span text:style-name="T47">haec </text:span><text:span text:style-name="T2">omnia absoluta sunt, .<text:line-break/>compositas deinceps spirandi difficultates contemplemur;<text:line-break/>hae namque desunt adhuc priori eorum, quos proposuimus,<text:line-break/>commentario., luventis autem simplicibus, non amplius<text:line-break/>arduum est etiam lras invenire, quae ex lllis componuntur.<text:line-break/>Quum enim aliqua sit magna inspiratio, similiter et velox et<text:line-break/>contrariae nis parva et tarda, necesse est quatuor fieri omnes<text:line-break/>respirandi difficultates in inspiratione compositas, magnam<text:line-break/>sirnulque tardam, magnam et celerem, parvam et celerem,<text:line-break/>et quartam parvam ac tardanu Ita et in expiratione eas-<text:line-break/>dem quatuor conjugationes necessarium est fieri, duas ma-<text:line-break/>gnas, et duas parvas, quae velocitate et tarditate distinguan-<text:line-break/>tur. In quietibus vero impossibile est compositam spirandi</text:span></text:p>
      <text:p text:style-name="P67"><text:span text:style-name="T2">difficultatis speciem fieri; neque enim duae oppositiones irr<text:line-break/>eis existunt, ut in motibus, sed una sula in deusitate et ruo<text:line-break/>ritate consistens,.<text:tab/>,,</text:span></text:p>
      <text:h text:style-name="Heading_20_2" text:outline-level="2">Cap. XVI.</text:h>
      <text:p text:style-name="P78"><text:span text:style-name="T2">At vero ipsis motibus luter fe collatis,<text:line-break/>inspiratione, inquam, cum expicatione, species quaedam<text:line-break/>erunt rhythmorum totius respirationis, quemadmodum lu<text:line-break/>pulsibus dilatatione ad contractionem collata contingit; Post-<text:line-break/>sibile est enim inspirationem fieri magnam, expirationem<text:line-break/>vero parvam, </text:span><text:span text:style-name="T8">au</text:span><text:span text:style-name="T2">s </text:span><text:span text:style-name="T6">vice versa inspirationem</text:span><text:span text:style-name="T2"> parvam</text:span><text:span text:style-name="T47">, </text:span><text:span text:style-name="T2">expi-i<text:line-break/>rationem magnam; aut utrasque parvas, aut utrasque </text:span><text:span text:style-name="T6">ma-<text:line-break/>gnas; sic et velocem</text:span><text:span text:style-name="T2"> aut tardam utramque, aut alteram ve--<text:line-break/>locem, alteram tardam.</text:span></text:p>
      <text:h text:style-name="Heading_20_2" text:outline-level="2">Cap. XVll.</text:h>
      <text:p text:style-name="P78"><text:span text:style-name="T2">Quin et inaequalis est quaedam respi-<text:line-break/>ratio, quemadmodum et pulsus, tum in motuum collectione,<text:line-break/>tum in motu uno.</text:span><text:span text:style-name="T24">, </text:span><text:span text:style-name="T2">Similiter autem et ordinale ac inordi-<text:line-break/>nata respiratio fieri potest, ut etiam pulsus; atque quot dif-<text:line-break/>ferentiae inaequalium pulsuum tum in uno motu, tum lu<text:line-break/>pluribus consistentium existunt, tot etiam sunt respiratio-</text:span></text:p>
      <text:p text:style-name="P10"><text:span text:style-name="T2">num. Verum quod in principio statim hujus tractationis<text:line-break/>dixi, omnes penitus negligenter -respirationem tractaverunt,’<text:line-break/>atque hujus negligentiae causam fortasse reseram in progressu<text:line-break/>sermonisrNunc quod propositum est nobis, absolvendum,<text:line-break/>ab inaequalitate in uno. motu ducto exordio</text:span><text:span text:style-name="T47">, </text:span><text:span text:style-name="T2">quod ea et se-<text:line-break/>cundum naturam videri possit in medio posita esse earum<text:line-break/>quae exacte simplices et quae ex confesso compositae ex-<text:line-break/>isturrt. Contendit itaque aliquando quispiam niecum de<text:line-break/>ipsu, tanquarn'non esset composita; quod certe non fecisset,<text:line-break/>nisi simplicibus propinqua esset; verum compositam’ esse lu-<text:line-break/>de .perspicuum esu Si quis incipiens inspicare, celeriter<text:line-break/>attrahat aerem</text:span><text:span text:style-name="T6">, circa</text:span><text:span text:style-name="T2"> finenr vero tarde, aut vicissim ex </text:span><text:span text:style-name="T6">tar-<text:line-break/>do principio</text:span><text:span text:style-name="T2"> in celerem delinat finem, hanc sane inspiratio-<text:line-break/>nem iieque celerem simpliciter neque turdam esse dixeri-<text:line-break/>mus, sed compositam, utpote quae alteram sui partem habe-<text:line-break/>at-celerem, alleram tardam. Eodem modo etiam, si expi-<text:line-break/>ratio quomodocunque alteretur, sive ex tarditate in celerita-'<text:line-break/>tem, five rursus ex celeritate in tarditatem motu transeunte.</text:span></text:p>
      <text:p text:style-name="P10"><text:span text:style-name="T2">constare dicemus ex partibus contrario modo, luter se haben-<text:line-break/>tibus, et ob id neque simplicem, sed compositam existere.<text:line-break/>Similiter autem cum quies aliqua sciderit et interpellaverit<text:line-break/>alterum motum, sive inspirationem five expirationem, corn-<text:line-break/>positam esse etiam tunc dicemus eam , quae divisa est, utra<text:line-break/>tandem ea existat. Visum est autem aliquando, raro tamen,<text:line-break/>non alteram tantum, scd ambas totius respirationis partes,<text:line-break/>in nuo et ecdem homine ita habere, et maxime hoc fieri;<text:line-break/>quum humorum copia in asperis arteriis coacervata horni-<text:line-break/>nem suffocat, ex pleuritide perniciosa, aut peripneumonia<text:line-break/>non expurgata, aut suppuratione istic consistente; ita ut lu<text:line-break/>hac parte respirationes cum pulsibus conveniant: demon-<text:line-break/>stratum est enim et lu illis propter obstructiones organorum,<text:line-break/>compressionesque et omnino coarctationes, inaequalitatem<text:line-break/>fieri. Itaque si quis ea, quae de assis arteriis per tutum ani-<text:line-break/>mal dispersis, in secundo de pulsuum causis dicta sunt, pro-<text:line-break/>be perdidicerit,, majorem utique copiam similia dicendi de<text:line-break/>asperis in pulmone appellatis arteriis habebit, lllas enim</text:span></text:p>
      <text:p text:style-name="P10"><text:span text:style-name="T2">ad inaequalis pulsus generationam coarctari oportet, asperas<text:line-break/>vero arterias ad inaequalis respirationis. Relatum etiam lu<text:line-break/>illis, quod ob facultatis imbecillitatem pulsuum inaequalitas<text:line-break/>fieri possit, quum prae impotentia arterias una vice perfecte<text:line-break/>dilatare non potest; resistunt enim interea et conquiescunt,<text:line-break/>velut senes in via. Eieri autem potest aliquando et in re-<text:line-break/>spiratione quaedam inaequalitas, tum quae lu una actione,<text:line-break/>tum quae lu pluribus contingit etsystematica appellatur,, ob<text:line-break/>quandam facultatis ipsam efficientis debilitatem. .</text:span></text:p>
      <text:h text:style-name="Heading_20_2" text:outline-level="2">Cap. XVllI.</text:h>
      <text:p text:style-name="P78"><text:span text:style-name="T2">Quum vero haec, animalis fit, vitalis<text:line-break/>vero ea, quae pulsus operatur, fieri potest quaedam ad prae-<text:line-break/>notiones ex ipsis disserentia, nimirum pulsibus debilitatem<text:line-break/>facultatis femper suae ipsorunr- laesioni proportione respon-<text:line-break/>dentem ludicantihus, respirationibus vero non eodem inodo,<text:line-break/>nifi quis etiam addat aegrotantis voluntatem. Nam si, </text:span><text:span text:style-name="T6">teme-<text:line-break/>rariam responsionem a moderato homine factam mdlurn<text:line-break/></text:span><text:span text:style-name="T2">esse Hippocrates dicit, [non tamen in temerariis natura ne-<text:line-break/>dum talem responsionem, scd ne ipsum qnidem delirium, •</text:span></text:p>
      <text:p text:style-name="P10"><text:span text:style-name="T2">qnicquam magnum puta portendere. Ita etiam habet lu re-<text:line-break/>spiratione; desides enim </text:span><text:span text:style-name="T6">ac</text:span><text:span text:style-name="T2"> molles circa lingulas actiones<text:line-break/>inaequaliter respirabunt, etiamsi nihil magnum ipsos cogat;.<text:line-break/>qni vero laboriosi, et generosa meate praestiti sunt, prius-<text:line-break/>quam </text:span><text:span text:style-name="T6">ad</text:span><text:span text:style-name="T2"> extremam debilitatem eorum facultas deducatur,<text:line-break/>non unquam inaequaliter respiraverint At vero rn pulsu-<text:line-break/>um .inaequalitate eadem praenotio assertionis est in iis.qui<text:line-break/>generosa ac • iis qui ignava mente praediti existunt. Ut<text:line-break/>enim in universum dicam-, ubi voluntas nihil consert ad<text:line-break/>actionem, ibi. quod significatur, aequale est omnibus;', ubi<text:line-break/>vero aut tutum aut plurimum, ibi amplius etiam inspicere<text:line-break/>oportet mores ipsius aegri- Quemadmodum autem differen-<text:line-break/>tia facultatum efficientium actiones tum cicca pulsus tum.<text:line-break/>circa respirationes differentes facit praenotiones, sic etiam<text:line-break/>circa ipsam organoruni naturam quaedam indicationis di-,<text:line-break/>versitas erit.. Pulsus enim per laeves arterias,. .respirationes<text:line-break/>vero non per solas asperas arterias fiunt, scd non minus<text:line-break/>quam per ipsas, imo fortassis magis,-per musculosum genus.</text:span></text:p>
      <text:p text:style-name="P10"><text:span text:style-name="T2">Hooenim est quod primum animalis facultas movet ad respi-<text:line-break/>rationis generationem; ab eo vero totus thorax motus ipsu<text:line-break/>rursni pulmonem commovet eo quo diximus in horum tra-<text:line-break/>ctatu uro do'; pulmonis autem partes sunt asperae arteriae;'<text:line-break/>iniquas primas aer qui inspiratur pervenit.' Quemadmo-<text:line-break/>dunr igitur'harum affectiones totam respirationem saepe in-<text:line-break/>aequalein reddunt, sic et affectiones musculorum,-propterca<text:line-break/>sane,'quod illae spiritus sunt loci, musculi veto primum<text:line-break/>motus instrumentum. Verum non eadem affectio in utro-<text:line-break/>que organorum genere inaequalem respirationem facit, quuni<text:line-break/>neque usus ipsorum similis existat. Siquidem igitur unum-'<text:line-break/>quodque’ organorum in eo ipso, quo sanum existens actio-<text:line-break/>nem juvit, eam aegrotans laedit, asperarum utique'arteria-<text:line-break/>rum laesio- coarctatio quaedam est; musculorum vero depra-<text:line-break/>vatus' et inordinatus motus; atque illarum quidem ni spi-<text:line-break/>ritus locorum, horum vero ut motus organorum laesio esu<text:line-break/>Et coarctationis quidem in asperis arteriis tumores praeter<text:line-break/>naturam causas esse'dixi; depravatorum vero in musculis-</text:span></text:p>
      <text:p text:style-name="P68"><text:span text:style-name="T2">motuum causas nunc referemus. Sunt igitur propriae mus-<text:line-break/>culorum affectiones, convulsiones palpitationes et tremores<text:line-break/>quernadmodum in alio loco est demonstratum. Venim quod<text:line-break/>hae etiam depravati motus sint, verbis non eget. Si vero<text:line-break/>ambo haec insunt his affectionibus, ut et'depravati motus<text:line-break/>sint et musculorum, atque haec ipsu funt quae quaerimus;<text:line-break/>finem jam nobis hic habebit institutus sermo; erit namque<text:line-break/>aliquando inaequalis respiratio et propter aliquam harum'<text:line-break/>affectionum. Quemadmodum enim ambulatio inaequalis fit<text:line-break/>crurum musculis aut trementibus aut palpitantibus aut<text:line-break/>convulsis, ita et, respiratio aliquando inaequalis erit<text:line-break/>propter thoracis musculos, .ut dictum est, oblaesos. Quare<text:line-break/>omnium inaequalitatum, tum quae secundum unam actio-<text:line-break/>nem tum quae circa plures ex ordine 'consistunt, aut aspe-'<text:line-break/>rarum, arteriarum coarctatio, aut thoracis musculorum de-’<text:line-break/>pravatus motus, aut facultatis ipsam efficientis debilitas<text:line-break/>causa ficti .<text:tab/>.<text:tab/>.<text:tab/>•</text:span></text:p>
      <text:h text:style-name="Heading_20_2" text:outline-level="2">Cap. XIX.</text:h>
      <text:p text:style-name="P78"><text:span text:style-name="T2">Scriptum est autem, ut dixi, fusissime sic</text:span></text:p>
      <text:p text:style-name="P10"><text:span text:style-name="T2">omnibus inaequalitatibus in secundo de pulsuum causis, et<text:line-break/>ob id, quae communia siint cum illo sermone, omnia relin- .<text:line-break/>quimus, solummodo mentione ipsorum facta; quae vero pro-<text:line-break/>pria sunt respirationi; lu hoc libro explicamus. Usus itaque,<text:line-break/>ut jam antea dictum est, communis utrisque est; asperarum<text:line-break/>etiam arteriarum et laevium ratio consimilis est; verum mus-<text:line-break/>culorum genus proprium et privatim destinatum respiratio-<text:line-break/>nibus est, praeter pulsuum rationem. Opifices autem ipso-<text:line-break/>rum facultates partim quidem similiter, partim vero non<text:line-break/>ita habent: quatenus enim causae efficientes sunt, eatenus<text:line-break/>similiter habent; quatenus vero voluntati permissum est ar-<text:line-break/>bitriuni respiratoriae facultatis, vitalis autem facultas nul-<text:line-break/>lum superiorem habet dominum, fed libera penitus existit,<text:line-break/>eatenus disserunt. Igitur et peculiare quid ad inaequalitatis<text:line-break/>generationem respiratio habebit, si cum pulsibus </text:span><text:span text:style-name="T6">eam</text:span><text:span text:style-name="T2"> contn-<text:line-break/>Ieris, quod non praetermittamus. Est autem duplex, par-<text:line-break/>tim quidem ab ipsa-animali facultate scla proficiscens, par-<text:line-break/>tim a complicatione ipsius cunr doloribus. Modicum enim •<text:line-break/>qnidem et cognitu difficile est, quod a sola facultate proficis-</text:span></text:p>
      <text:p text:style-name="P10"><text:span text:style-name="T2">citur; amplius vero et manifestius </text:span><text:span text:style-name="T47">ac </text:span><text:span text:style-name="T2">magis varium, quod<text:line-break/>propter dolores, lu deliriis enim fuperat quidem raritas<text:line-break/>et magnitudo, apparet autem quaedam inaequalitas et ordi-<text:line-break/>nis perturbatio, tum in pluribus'respirationibus tum in una<text:line-break/>aliquando sola; nimirum, quod et phantasmata aliquando<text:line-break/>plus, aliquando minus rationem ah eo, quod secundum na-<text:line-break/>turam est, emoveant. In hujusmodi enim visis rationi<text:line-break/>consentaneum est, etiam respirationem transmutari ac ali-<text:line-break/>qnatenus variari ad inaequalitatis et permutationis ipsius or-<text:line-break/>dinis generationem, etiam ab usus quantitate. Nam quam-<text:line-break/>diu parum deficiunt ab ea singulae actiones, parva est ejus<text:line-break/>quod sccundum naturam est, immutatio; quando vero de-<text:line-break/>fectus ab eo,. quod fecundum naturam habet, continget fatis<text:line-break/>multus, tunc necessarium jam qnietum quidem quantitatem,<text:line-break/>motuum vero non solum quantitatem, sed jam etiam quali-<text:line-break/>tatem alterari atque ob id totam .respirationem inaequalem<text:line-break/>et inordinatam reddi.' Idem hoc, et doloribus accidere ne-<text:line-break/>cessarium est. Neque enim etiam ni illis usus, expletur in<text:line-break/>singulis actionibus, nam neque celeriter, neque dense, ne-</text:span></text:p>
      <text:p text:style-name="P10"><text:span text:style-name="T2">que plurimum distendere thoracem possunt;, omnia enim<text:line-break/>haec ipsis molesta sunt, et praesertim magnitudo, deinde<text:line-break/>celeritas, jam vero etiam densitas: </text:span><text:span text:style-name="T6">dolentibus namque mu.<text:line-break/>nus molestum esi per longius iernpusj quam per brevius mo~<text:line-break/>veri.</text:span><text:span text:style-name="T2"> Ob id igitur a magnitudine omnino multum detra-<text:line-break/>hunt, a celeritate vero minimum, a densitate autem aufe-<text:line-break/>runt quidem nihil, scd addunt etiam quippiam, parvitatis ab<text:line-break/>eo quod secundum naturam habet, defectum per eam coni-<text:line-break/>gentes. Non tamen adhuc tantum est quod apponitur, ut<text:line-break/>omnem expleat defeotum. </text:span><text:span text:style-name="T34">- </text:span><text:span text:style-name="T2">Quantum igitur deficit ad usus<text:line-break/>expletionem, hoc lu multis deinceps actionibus coacerva-<text:line-break/>tur; et'quum parum abest, ut animal suffocetur, tunc volun-<text:line-break/>tatem cogit, ad aliquod saltem tempus , majorem facere re-<text:line-break/>fpirationem et multo velociorem et priore densiorem. Ve-<text:line-break/>rum quum lu hujus actionibus usus quidem expleatur, ani-<text:line-break/>mal vero doloribus crucietur, voluntas rursus a rnagnitndi-<text:line-break/>ue et celeritate ac densitate aufert aliquando plus,-aliquan-<text:line-break/>do minus, utpotc quae consilii inops sit, et neque sistere</text:span></text:p>
      <text:p text:style-name="P10"><text:span text:style-name="T2">actionem possit ob suffocationis timorem, neque aliquam re-<text:line-break/>perire doloris medelam. Quare modo </text:span><text:span text:style-name="T47">ad </text:span><text:span text:style-name="T2">hoc, modo, ad<text:line-break/>aliud transit; illud qnidem, ut usum expleturum, hoc vera<text:line-break/>ut dolorem mitigaturum. Quum vero omnia usum explen-<text:line-break/>tia exacerbent dolores, dolores vero mitigantia augeant<text:line-break/>usum, atque nulla communis utrisque medela reperiatur,<text:line-break/>multiformiter, ad omnia transit ob consilii inopiam, semper<text:line-break/>aegre ferens quod praesens est. Atque lnnc tum inaequa-<text:line-break/>litas circa singulas et omnes etiam deinceps respirationes,<text:line-break/>tum multiformis illa ordinis perturbatio originem habet.<text:line-break/>Ex corruptione enim aequalitatis' inaequalitatum omnium<text:line-break/>itemque ordinis perturbationum generatio oritur. Monstra-<text:line-break/>tum namque et hoc in libris de pulsuum differentiis, aequa-<text:line-break/>litatem continuam aequabilitatem esse, periodicam vero<text:line-break/>ordinem; et continua aequalitate corrupta, inaequalitatem,<text:line-break/>periodica vero, ordinis perturbationem generari. ' Attamen<text:line-break/>quamvis multa inaequalitas et multa ordinis perturbatio in<text:line-break/>ejusmodi affectionibus incidat, superat tamen id genus re-.</text:span></text:p>
      <text:p text:style-name="P10"><text:span text:style-name="T2">spirandi.difficultatis, quod in parvitate et densitate confistiti<text:line-break/>Etenim si magnam aliquando respirationem una vice faciunt,<text:line-break/>veluti periculum sarientes ejusmodi respirationis, desistunt<text:line-break/>tamen </text:span><text:span text:style-name="T6">e</text:span><text:span text:style-name="T2"> vestigio propter dolorem, ae per multum tempus<text:line-break/>valde respirant, donec urgente usu coacti ad alian rursus<text:line-break/>convertantur experientiam magnae respirationis. Assiduitas<text:line-break/>igitur inaequalitatis et inordinatae mutationis in celeritate<text:line-break/>ac tarditate et in densitatis permutationibus matime con-<text:line-break/>sistit, quum nunquam quidem simpliciter </text:span><text:span text:style-name="T6">rara</text:span><text:span text:style-name="T2"> respiratio fiat,<text:line-break/>propter urgentem usum; minus tamen </text:span><text:span text:style-name="T6">et</text:span><text:span text:style-name="T2"> magis' densa, at-<text:line-break/>que in- hoc sane inaequalitatem acquirat. Quare deusus<text:line-break/>semper hoc modo affectis est spiritus, magnus autem raro,<text:line-break/>tardus vero nihil magis quam celer, propter repentinam<text:line-break/>ipsorum in utramque portem mutationem. Recte igitur<text:line-break/>antea dictum est, omnibus dolore vexatis organis, quae in<text:line-break/>respirationibus commo.yentur, parvum et densum spiritum '<text:line-break/>oboriri; et eadem ratione in deliriis magnum fieri et rarum<text:line-break/>spirituni;' quamquam etiam his vel maxime inaequalitas co- --</text:span></text:p>
      <text:p text:style-name="P10"><text:span text:style-name="T2">rues siti' Expperat enim in ipsis raritas et magnitudo; ma-<text:line-break/>gis enim et minus rarus, et magis ac minus magnus spiritus<text:line-break/>in delirantibus redditur</text:span><text:span text:style-name="T47">, </text:span><text:span text:style-name="T2">parvus vero et densus nunquum.<text:line-break/>Atque haec quidem mihi sufficere videntur de inaequalitatum<text:line-break/>cognitione, tum quae in una actione tum quae in pluribus<text:line-break/>consistunt: dictafunt enim et de iis quae ratio postulat, ob<text:line-break/>Permenis communitatem; et evidenter qnidem hae compo- '<text:line-break/>litae sunt, multis omnino actionibus ad generationem et di-<text:line-break/>gnotionem indigentes; quae vero cicca unam actionem con-<text:line-break/>fistunt, ut etiam ante relatunr est, fere videri possint alicui<text:line-break/>simplices esse. Porro non de fystematicis tantum inaequali-<text:line-break/>tatibus, fed </text:span><text:span text:style-name="T14">etiam.de </text:span><text:span text:style-name="T2">ordinis perturbationibus hic disserui-<text:line-break/>rnus; funt enim in specie quadam inaequalitatum, velut<text:line-break/>etiam in libris de pulsibus demonstratum esu</text:span></text:p>
      <text:h text:style-name="Heading_20_2" text:outline-level="2">Cap. XX.</text:h>
      <text:p text:style-name="P78"><text:span text:style-name="T2">Ad caeteras igitur .compositas spirandi<text:line-break/>difficultates redeamus, ac eas in primis explicemus, quae<text:line-break/>in- una actione quacunque tandem consistunt,- Equidem in-<text:line-break/>spiratio magna simulque velox fit urgente usu, obsequentibus</text:span></text:p>
      <text:p text:style-name="P10"><text:span text:style-name="T2">organis et facultate vel suum robur integrum servante , vel<text:line-break/>parum immutata. Demonstratione autem hic sermo non<text:line-break/>habet opus apud eos, qui superius dictorum meminerunt.<text:line-break/>Rursus vero magna et tarda,solis mente motis contingit, at-<text:line-break/>que siis'non femper; et conspicua utique etiam hic est causae<text:line-break/>consideratio ex praedictis; quemadmodum etiam, cum par-<text:line-break/>vam habent-inspirationem et tardam, quibus insitus calor<text:line-break/>multum est perscigeratus. Quae restat autem adhuc conju-<text:line-break/>gatio quarta, parvitas erat cum velocitate, et sit perpetuo<text:line-break/>quidam in nulla affectione simpliri (quemadmodum , neque<text:line-break/>magna simul que tarda, quam aliquando desipientibus acci-<text:line-break/>dere diximus) sequitur tamen, quanquamnon semper, sed<text:line-break/>ut plurimum, ubi simul dolor et usuisenerementum concur-<text:line-break/>runt; purum enim necessario ni doloribus respirant,; inex-<text:line-break/>pleto autem manente usu, tum ob hanc, ipsam parvitatem,<text:line-break/>tuin quod per se ipsum exuperare supponebatur, non satis<text:line-break/>est folum densari ipsas actiones, sed coguntur etiam saepe<text:line-break/>ecmvulsorie inspirare. , </text:span><text:span text:style-name="T6">sit</text:span><text:span text:style-name="T2"> eodem cum praedictis modo etiam</text:span></text:p>
      <text:p text:style-name="P10"><text:span text:style-name="T2">lu expirationum conjugiis ipsas affectiones perscrutari opor- .<text:line-break/>tet. - Nam lu his aut facultatem, aut aliquod organum af-<text:line-break/>fectum, ani caloris modum immutatum inveniemus. Quae<text:line-break/>enim velut suliginofa ac favillofa et fumosa excrementa vp-<text:line-break/>.camus in caloris genere, ea omnia terrea sunt et velut scmi-<text:line-break/>cocta ab innato calore, quemadmodum sumus ab igne; ap-<text:line-break/>,p arent enim in hoc evidenter acria omnia et calida fumosa<text:line-break/>materiae exerementa, indicantia susceptam quidem esse </text:span><text:span text:style-name="T14">lu.se<text:line-break/></text:span><text:span text:style-name="T2">.ipsa ignis facultatem, non tamen adhuc penitus ab igne fe<text:line-break/>superata; flamma enim ita esset et non amplius . fumus.<text:line-break/>Quare si quis, stimulo calore in corporibus animantium re-<text:line-break/>duiidante,. expirationem magnam simnique velocem sieri<text:line-break/>dicat, non utique eirarit. Manifestum est autem quod, et<text:line-break/>facultatem integram esse tune oportet, et nullum ex. organis<text:line-break/>affectum. Similiter autem, et magnam simulque tardam' in<text:line-break/>quibusdam delirantibus fieri, eodem modo quo contingit cir-<text:line-break/>ca inspirationem: sic et parvam simulque tardam fieri iis,</text:span></text:p>
      <text:p text:style-name="P10"><text:span text:style-name="T2">quibus nulluin fumosum exerernentum est coacervatum</text:span><text:span text:style-name="T47">; </text:span><text:span text:style-name="T2">et<text:line-break/>parvam ac velocem, quibus est collectum, et dolent simul<text:line-break/>aliquae partes, quae in respirationibus movento. Semper<text:line-break/>enim hujus memorem esse oportet, etiamsi aliquando in ser-<text:line-break/>mone omittatur.</text:span></text:p>
      <text:h text:style-name="Heading_20_2" text:outline-level="2"><text:span text:style-name="T2">Cap. </text:span><text:span text:style-name="T4">X</text:span><text:span text:style-name="T2">XI.</text:span></text:h>
      <text:p text:style-name="P83"><text:span text:style-name="T2">Atque hae quidem sunt quatuor spirandi<text:line-break/>' difficultatis conjugationes, quae lu utraque totius resprratio-<text:line-break/>nis parte seorsim consistunt. Aliae vero in ipsius veluti<text:line-break/>rhythmo </text:span><text:span text:style-name="T6">et consanantia,</text:span><text:span text:style-name="T2"> non in utraque seorsim parte fiunt,<text:line-break/>sed quum inspirationem expirationi conserimus, qu.emadmo-<text:line-break/>dum lu pulsibus diastoIen systolae, rhythmum hoc ipsum </text:span><text:span text:style-name="T47">ap-<text:line-break/></text:span><text:span text:style-name="T2">pellamus. - Manifestmn autem, quod .eandem speculationem<text:line-break/>hic locus capiet, quam de pulsuum rhythmis- Herophllus<text:line-break/>conscripsit, Dicta quidem etiam nobis de ipfis; quae neces-•<text:line-break/>saria sunt, in pulsuum tractationibus; dicetur autem et nunc<text:line-break/>quam fieri potest brevissime, quibusnam veluti scopis qui-<text:line-break/>busdam animum attendere oporteat', ut saclle causas disso-<text:line-break/>nantiae in respfrationibus luveniamus. Quae enim </text:span><text:span text:style-name="T6">jani fe- •’</text:span></text:p>
      <text:p text:style-name="P10"><text:span text:style-name="T2">cundum utramque totius respirationis partem, inspirationem<text:line-break/>dico et expirationem, in superiori sermone recensuimus, ea<text:line-break/>ipsa etiam nunc inspicere.operae pretium existimo circa ipso-<text:line-break/>rum dissonantias. Velut verbi.gratia (non enim deterius<text:line-break/>fuerit lu uno quodam tanquarn exemplo demonstrare id quod<text:line-break/>dicitur) sit quidem tardior et minor quam fecundum natu-<text:line-break/>ram 'inspiratio</text:span><text:span text:style-name="T47">; </text:span><text:span text:style-name="T2">his sane, ita affectis dicemus calorem se-<text:line-break/>cundum naturam imminutum esse, auctum vero fumosum.<text:line-break/>Rursus in altera dissonantia, contrario modo se habente, ita<text:line-break/>ut inspiratio quidem sit magna et velox, expiratio vero par-<text:line-break/>va et tarda, auctum naturalem calorem dicemus et nullum<text:line-break/>esse sumosum recrementum. Duplicem enim genere semper<text:line-break/>intelligere oportet calorem, altermn genuinum et corpori<text:line-break/>innatum, alterum vero acqnisititiunr ac spurium. Palam<text:line-break/>•igitur est, quod hujusmodi conjugatio nihil evariat ab iis,<text:line-break/>quae in utraque 'seorsim, hoc est alterutra existunt. Si<text:line-break/>enim inspiratio parva et tarda forte suerit, perfrigerationeni<text:line-break/>significat caloris fecundum naturam, quomodocunque habeat<text:line-break/>ipsa expiratio; si vero expiratio eodem modo suerit affecta.</text:span></text:p>
      <text:p text:style-name="P10"><text:span text:style-name="T2">idem indicabit; nam et si magna aliquando ac velox fiat,<text:line-break/>redundantem significabit calorem praeter naturam, quomo-’<text:line-break/>docunque habeat ipsa inspiratio. Quare nihil amplius ad<text:line-break/>praenotiones hujusmodi’complicatio docet, quam ea, quae'<text:line-break/>jam surgulatirn de alterutra ipsarum sunt cognita.</text:span></text:p>
      <text:h text:style-name="Heading_20_2" text:outline-level="2">Cap. XXll.</text:h>
      <text:p text:style-name="P78"><text:span text:style-name="T2">Itaque ad soIas illas compositas respi-<text:line-break/>randi difficultates animum attendere nos oportet, lu quibus<text:line-break/>simplices quidem communes funt plurium affectionum, et’<text:line-break/>ob id nihil certi indicant; conjugatae vero aliis quibusdam,<text:line-break/>ad certum ac minime fallax discrimen veniunt.' Magnitudo<text:line-break/>enim respirationis ipsa per se respirandi difficultas quaedam,<text:line-break/>est simplex, verum nullius certae cognitionis signum esi; si-<text:line-break/>quidem et urgente usu et laesa menife fieri solet; at’ si cum<text:line-break/>densitate consistat, urgentem usum; si cum rarisate, delirium<text:line-break/>indicati Similiter autem et parvitas ipsa quidem per se ip-<text:line-break/>sam , aut dolore affectam aliquam partem, aut usum exolu-<text:line-break/>turn ostendit; itaque neque ipsa aliquid certi indicat; quan-<text:line-break/>do vero eomponitur, cmn densitate quidem dolorem, cum</text:span></text:p>
      <text:p text:style-name="P8"><text:span text:style-name="T2">raritate vero usus exolutionem portendit. , Quinetiam si<text:line-break/>ipsam densitatem per se solam aut raritatem proponas, ipsa-<text:line-break/>rum neutram per se inveneris quicquam certi significantem,<text:line-break/>nisi hoc discrimen accipiat cum altera quapiam respirandi<text:line-break/>difficultatis specie copulata; densa enim simulque magna,<text:line-break/>facultatis' augmentum indicat; densa vero simulque parva,<text:line-break/>organi alicujus quod cum respirationibus commovetur, do-<text:line-break/>lorem. Ipsa etiam rura, quae deliria et perliigerationes se-<text:line-break/>quitur, si quidem ciim magnitudine suerit copulata, prius ex<text:line-break/>praedictis; si vero cum parvitate, posterius indicat. Et ob<text:line-break/>id sane omnium compositurum respirandi difficultatum hu-<text:line-break/>jusmodi conjugationes utilissimae sunt, et manifeste etcon-<text:line-break/>• stanter unamquamque 'affectionem indicantes, densitas qui-</text:span></text:p>
      <text:p text:style-name="P7"><text:span text:style-name="T2">dem cum pueritate dolorem; si cum magnitudine fiat, usus'<text:line-break/>augmentum; raritas autem cum magnitudine delirium,<text:line-break/>cum parvitate usus’exolutionem. Fiunt autem quatuor hae<text:line-break/>conjugationes differentiis actionum in magnitudine et par-<text:line-break/>vitate, cum quietum differentiis permixtis. Duae enim op-</text:span></text:p>
      <text:p text:style-name="P10"><text:span text:style-name="T2">positiones inter’se permutatae quatuor constituunt conjugia,-<text:line-break/>Quare </text:span><text:span text:style-name="T6">et</text:span><text:span text:style-name="T2"> hic perspicuum jam fit, quod neque plures, neque,<text:line-break/>pauciores possibile est fieri ex nis oppositionibus, conjugatio-<text:line-break/>nes. Verum’'in quietibus''quidem una sola contingit oppo-<text:line-break/>sitio cicca densitatem et'raritatem;</text:span><text:span text:style-name="T8">1</text:span><text:span text:style-name="T2"> </text:span><text:span text:style-name="T24">in </text:span><text:span text:style-name="T2">actionibus vero non<text:line-break/>solum oppositio circa magnitudinem et parvitatem, sed etiam<text:line-break/>circa velocitatem et tarditatem contingit. Quatuor itaque<text:line-break/>etiam in harum permutationibus nascentur conjugationes;<text:line-break/>prima quidem densa et </text:span><text:span text:style-name="T24">velox, </text:span><text:span text:style-name="T2">secunda densa simulque tar-<text:line-break/>da, tertia rara simul et velox, et quarta rara simulque lar-<text:line-break/>da. Caeterurn nullum certae cognitionis signum simpliciter<text:line-break/>et necessario exhibeus, quemadmodum'priores quatuor; </text:span><text:span text:style-name="T6">ve-<text:line-break/>rum</text:span><text:span text:style-name="T2"> hoc modo distinguere oportet; fi quidem multa ad den-<text:line-break/>sitatem, pauca vero ad velocitatem, transitio </text:span><text:span text:style-name="T24">fiat, </text:span><text:span text:style-name="T2">tum dolo-<text:line-break/>ris tum usus </text:span><text:span text:style-name="T24">augmentum </text:span><text:span text:style-name="T2">significat; si vero vice versu ad<text:line-break/>velocitatem plus, ad densitatem mluus ab eo quod secundum<text:line-break/>naturam est. excedit, usum solum auctum demonstrabit.<text:line-break/>Concurrit autem cum lrac resphandi difficultate omnino et</text:span></text:p>
      <text:p text:style-name="P10"><text:span text:style-name="T2">magnitudoq • ad alteram autem ause ipsam relatam parvitas:<text:line-break/>quare neque omnino opus habebimus velocitatis meminisse.<text:line-break/>Si enim conjugatio in velocitate et densitate indistincta ni-<text:line-break/>hil certi nobis indicat, ubi vero sub distinctionem venerit,<text:line-break/>velocitate quidem abundante, statim etiam cum magnitudine<text:line-break/>fit; densitate vero exuperante, necessario consequentem par-<text:line-break/>vitatem habet; densa utique simulque magna secundum al-<text:line-break/>leram distinctionem erit, densa vero simulque parva.secun-<text:line-break/>dum alteram. </text:span><text:span text:style-name="T47">Sic </text:span><text:span text:style-name="T2">autem etiam densa ac tarda conjugatio<text:line-break/>demonstrabitur. Abundante enim densitate, solus dolor lu-<text:line-break/>dicabitur; ubi vero tantum ab eo, quod secundum naturam<text:line-break/>est, excessit, quantum et secundum tarditatem, compositae<text:line-break/>affectionis signum erit; nam et usum imminutum esse osten-<text:line-break/>det et partem aliquam dolore affici. Sic vero et quum </text:span><text:span text:style-name="T6">tar-<text:line-break/>ditas</text:span><text:span text:style-name="T2"> densitatem superabit, signum erit affectionis jam dictae,<text:line-break/>sed minus tamen dolore affici ostendit ita habentes, magis<text:line-break/>vero facultatem esse imjninutam. Itaque neque </text:span><text:span text:style-name="T6">hac conjuga-<text:line-break/>tione</text:span><text:span text:style-name="T2"> indigemus ad praenotiones: in primis enim praedictis</text:span></text:p>
      <text:p text:style-name="P10"><text:span text:style-name="T2">quatuor, quas utilissimas: esse dicebamus, signa habemus et<text:line-break/>dolaris et usus imminuti magna. Quin et tertia conjugatio<text:line-break/>jam dicta; rara simulque veloxnihil necessario indicabit;<text:line-break/>assidet autem’vel deliriis quibusdam, vel cum'ipsis etiam<text:line-break/>usus augmentis. Relatum autem antea est, quod mente ca-<text:line-break/>ptorum rara penitus est et magna respiratio, velox autem<text:line-break/>non omnino, quemadmodum neque tarda; fieri enim utrmn-<text:line-break/>que ipsorum inordinate et inaequaliter; quum tamen simul<text:line-break/>inciderit et usus augmentum; tunc coguntur et multo ampli- •<text:line-break/>us respicar e quam si solum mente capti essent, et jam etiaui<text:line-break/>citius. Quare neque hac conjugatione ad praenotiones lu-<text:line-break/>digemus;ea, quae per ipsam indicantur- cum distinctione,' -<text:line-break/>jam in primis quatuor conjugationibus habentes. Restabat<text:line-break/>autem adhuc quarta secundum hoc genus composita respi-<text:line-break/>randi difficultas, turda simulque rura, quae etiam ipsa et de-<text:line-break/>liriis quibusdam assidet et usus imminutionibus; itaque ne- .<text:line-break/>que hac opus habemus, nam et delirium et imminutum usum'<text:line-break/>ex primis quatuor conjugationibus perspectum tenemus.</text:span></text:p>
      <text:h text:style-name="P2" text:outline-level="2">Cap. XXIII.</text:h>
      <text:p text:style-name="P78"><text:span text:style-name="T47">Non </text:span><text:span text:style-name="T2">solum demonstrando.,:differentiam<text:line-break/>in velocitate et </text:span><text:span text:style-name="T47">tarditate </text:span><text:span text:style-name="T2">non: necessariam ad praenotiones<text:line-break/>esse, qeque si solam accipias-neque si cum aliis, copules, uti-<text:line-break/>litas eurum fit manifesta , fed etiam ex ipsa refnatura appa-<text:line-break/>ret. Quum enim tria sint prima genera causarum ipsius<text:line-break/>respirationis, usus, facultas et. instrumenta, palam est; quod<text:line-break/>si repererirnus, ex quibus </text:span><text:span text:style-name="T47">et </text:span><text:span text:style-name="T2">quot respirandi dllsicultatibus<text:line-break/>affectiones in ipsis cognoscantur, </text:span><text:span text:style-name="T47">hae </text:span><text:span text:style-name="T2">quidem nobis-omnium<text:line-break/>utilissimae ad praenotiones erunt, reliquas vero omnes ex<text:line-break/>abundanti considerabimus. . At repertae ,sunt magna quidem<text:line-break/>et densa usus augmentum, et contra parva ac tara immi-<text:line-break/>nutionem significantes; delirii autem propria magna ac ra-<text:line-break/>ra, dolorum parva et densa. Accesserunt his forinsecus<text:line-break/>inaequales quandoque musculosi ceneris affectiones, quan-<text:line-break/>doque etiam ufperararn arteriarum coarctationes indicantes.<text:line-break/>Facultatis autem aegrotantis primum quidem nullum ne-<text:line-break/>cessario repetitur cognitionis lignum ex ulla aliqua respiran-<text:line-break/>di difficultate, quum estter desides, aliter laboris tolerantes,</text:span></text:p>
      <text:p text:style-name="P10"><text:span text:style-name="T2">respirationem forment: quod si quippiam etiam sit inaequale<text:line-break/>et inordinatum, minime conspicuum est; et' ipsas inaeqnali-<text:line-break/>tates itemque ordinis perturbationes generant imparitates,<text:line-break/>quae in densitate et raritate et parvitate ac magnitudine<text:line-break/>consistunt; quibus accedit, quod per sexcenta alia animalis<text:line-break/>facultatis debilitas cognoscatur </text:span><text:span text:style-name="T47">ac </text:span><text:span text:style-name="T2">innotescat, ut nihil nobis<text:line-break/>haclu parte respiratione opus sit, quorum opportunissima et<text:line-break/>plurima Hippocrates in praenotionum tradidit scriptis, si<text:line-break/>quid autem .etiam relictum est, facillime ex praedictis inve—</text:span><text:span text:style-name="T34">_<text:line-break/></text:span><text:span text:style-name="T2">niri potest. Quod si quis ipsius respirandi facultatis infir-<text:line-break/>mae, atque in communi omnis facultatis animalis propria<text:line-break/>signa habere velit,, etalaximeperfrigeratae, is alarum nasi<text:line-break/>motum habebit, et-omnium musculorum cicca.scapulas actio-<text:line-break/>nem et subitam thoracis oollapsioneni. Quando enim hic<text:line-break/>debilius quam conveniat, movetur, in inspirationibus qui-<text:line-break/>dem spiritus ductum juvant alae nasi, externum aerem etiam<text:line-break/>ipsae simul attrahentes eodem modo , quo per os </text:span><text:span text:style-name="T6">aliquid</text:span><text:span text:style-name="T2"> at-<text:line-break/>trahere volentes, labia siontralumus; rursus vero in expi,-</text:span></text:p>
      <text:p text:style-name="P69"><text:span text:style-name="T2">rationibus subita sit thoracis collapiio, non paulatim demissio.<text:line-break/>Dictum </text:span><text:span text:style-name="T47">est. </text:span><text:span text:style-name="T2">autem diffusius lu libris de musculorum motu,<text:line-break/>qui disserat eollapsio partis a demissione et</text:span><text:span text:style-name="T34">' </text:span><text:span text:style-name="T2">laxatione, nimi-<text:line-break/>rum quod altera facultate infirma contingat, altera -integra<text:line-break/>eadem et'valente. </text:span><text:span text:style-name="T34">-• </text:span><text:span text:style-name="T2">Contingit etiam amplius circa expiratio-<text:line-break/>nes iis qui imbecillam habent respiratoriam facultatem tale<text:line-break/>quiddam; Thorax tensionem, • quam antea in inspirationi-<text:line-break/>bus' simul cum septo transverso obtinnit, omnem acervatim<text:line-break/>deponit, tanquarn repente moriens. Relatum est autem in<text:line-break/>commentariis de respiratione, quod solum feptuin transver-<text:line-break/>surn expirantibus tensionem oxolvit ;• fednon est idem paula-<text:line-break/>tim exolvere et acervatim omnem deponere. Caetermn<text:line-break/>paucum quid hujusmodi exspirationibus cooperantur inter-<text:line-break/>costales musculi, per quorum actiones efflatus fieri demon-<text:line-break/>stravimus. ‘Talis sane et ob has causas refpirationisefpecies<text:line-break/>est iis,_ qui aegram facultatem habent.<text:tab/></text:span><text:span text:style-name="T34">• m</text:span></text:p>
      <text:h text:style-name="Heading_20_2" text:outline-level="2">Cap. XXIV.</text:h>
      <text:p text:style-name="P80"><text:span text:style-name="T2">Verum quod mihi adhuc deesse vide-<text:line-break/>tur ad expletionem hujus primi, sermonis, jam dicetur</text:span></text:p>
      <text:p text:style-name="P10"><text:span text:style-name="T2">Quum duplex existat quies in respirationibus, una ante lu-<text:line-break/>. spirationem, altera ante expirationem, uter sane motus lae-<text:line-break/>datur’, quietem etiam priorem ah eo quod secundum natu-<text:line-break/>ram habet, immutat. Duplici igitur exiflente in motibus<text:line-break/>laesione </text:span><text:span text:style-name="T24">, </text:span><text:span text:style-name="T2">ac duplici item in quietibus, usus quidem defectus<text:line-break/>semper diuturnas efficiunt quietes, exuperantiae vero bre-<text:line-break/>ves. Quare quum dicimus densam et magnam fieri respira-<text:line-break/>tionem prae copia caloris, in utroque motu verus erit sermo.<text:line-break/>Abundantia namque caloris secundum naturam inspiratio-<text:line-break/>nem magnam reddens, statim etiam praecedentem ipsam qui- .<text:line-break/>etem brevem efficit; abundantia vero caloris praeter natu-<text:line-break/>ram et sumofi ut expirationem magnam, sic etiam quietem<text:line-break/>praecedentem brevem reddit. </text:span><text:span text:style-name="T29">- </text:span><text:span text:style-name="T2">Quare magnus et densus pe-<text:line-break/>nitus fit spiritus, </text:span><text:span text:style-name="T24">- </text:span><text:span text:style-name="T2">quando caloris redundarit genus ; non ta-<text:line-break/>men neque eandem respirationis partem in magnitudinem,<text:line-break/>neque eandem quietem lu densitatem transmutat Sic etiam<text:line-break/>si ufus imminutus sit, ob caloris lurmluutioneur, ubi quidem</text:span></text:p>
      <text:p text:style-name="P10"><text:span text:style-name="T2">innatus calor imminutus parvam inspirationem reddit, etiam<text:line-break/>longa quies praecessit; ubi vero calor praeter naturam de-<text:line-break/>peruitirr,' parva quidem expicatic, longa, vero ante ipsam<text:line-break/>quies contingit. Saepe vero calor praeter naturam auctus<text:line-break/>est, calor vero secundum,naturam imminutus; atque ita<text:line-break/></text:span><text:span text:style-name="T47">quies </text:span><text:span text:style-name="T2">ante expirationem diuturna redditur, altera vero hre-<text:line-break/>vis. Utrum enim ex motibus ipse usus urgebit, is praedi-<text:line-break/>ctajn quietem cunctari non permittit.</text:span></text:p>
      <text:h text:style-name="Heading_20_2" text:outline-level="2">Cap. XXV.</text:h>
      <text:p text:style-name="P78"><text:span text:style-name="T2">Dictum igitur jam de ipsis, quantum<text:line-break/>ad praesens institutum utile erat; si quis vero adhuc haeret<text:line-break/>cicca differentiam calorum, hunc non est nunc tempestivum<text:line-break/>de nis edocere, scd ad commentarios de innato calore remit-<text:line-break/>tere; opinor enim ipsum, nisi, penitus contentiosus existat,<text:line-break/>omnis haesitationis suae istic remedia- inventurum. Quid<text:line-break/>igitur restat? addere quidem nihil, quod non etiam prius<text:line-break/>fit relatum; verum praedicta in memoriam revocare, ut quae<text:line-break/>deinceps referentur facile assequamini, paucis totam eorum<text:line-break/>fuinmam habentes. Porro summa haec ab ipsius rei sub-</text:span></text:p>
      <text:p text:style-name="P10"><text:span text:style-name="T2">stantia processit.</text:span><text:span text:style-name="T8">-</text:span><text:span text:style-name="T2"> Oportet enim facultatis et organorum<text:line-break/>et usus affectiones perspectas habere.' Monstravimus autem<text:line-break/>quot uniuscujusque dictorum sint affectiones, et quae respi-<text:line-break/>randi difficultates learum cognitionem exhibeant; et quod<text:line-break/>necessariae quidem sint quatuor conjugationes, et supra has<text:line-break/>inaequalitas quinta, reliqua vero omnia quae respirationibus<text:line-break/>accidunt, tum simplicia 'tum ooinpofita, ad quas causas con- •<text:line-break/>sequantur , necessarium esse monstrari; minime vero debere<text:line-break/>existimari, necessario ea aliquid indicere, scd ut ex illis ad<text:line-break/>praenotionem aliquid ex abundanti habeatur; accuratissimam<text:line-break/>autem et constantissimam eam folam esse disserentium, quae<text:line-break/>in jam saepe dictis quatuor eonjugiis consistit, atque adhuc<text:line-break/>etiam eam, quae circa inaequalitatem fit, difficultatis respi-<text:line-break/>rationis diflerentiain.</text:span></text:p>
      <text:h text:style-name="P1" text:outline-level="1"><text:bookmark-start text:name="bookmark36"/>GALENI DE DIFFICULTATE RESPI-<text:line-break/>RATIONIS LIBER SECUNDUS.<text:bookmark-end text:name="bookmark36"/></text:h>
      <text:h text:style-name="Heading_20_2" text:outline-level="2">Cap. I.</text:h>
      <text:p text:style-name="P78"><text:span text:style-name="T2">Hic quidem liber explicatio est eorum,<text:line-break/>quae ab Hippocrate de respirandi difficultate pronuntiata<text:line-break/>sunt. Dicta sunt autem ab eo multa in multis locis, partim<text:line-break/>quidem in libris ipsius, partim etiam in commentariis. Plu-<text:line-break/>rimos enim ex libris epidemiorum, si non utique omnes,<text:line-break/>merito quis commentarios esse censuerit. </text:span><text:span text:style-name="T6">Esi igitur expo-<text:line-break/>litio,</text:span><text:span text:style-name="T2"> ut quidam veterum alicubi dixit, </text:span><text:span text:style-name="T6">explicatio obscurae<text:line-break/>orationis.</text:span><text:span text:style-name="T2"> Veium nos non hoc solum praestituros nos esse<text:line-break/>pollicemur, sed etiam quod vera sint omnia quae ab ipso de</text:span></text:p>
      <text:p text:style-name="P10"><text:span text:style-name="T47">respirationis difficultate scripta sunt, testaturos esse, non<text:line-break/>tamen demonstraturos quicquam eorum in hoc libro, sed lu<text:line-break/>praecedentem remissuros, in quornilul citra denronstiatio-<text:line-break/>nem nictum est. Et ut ne quis ab Hippocratica sententia<text:line-break/>flectatur, ac'citius jam dictis fidem praebeat prius quam<text:line-break/>per demonstrationes cogatur, primum sermonem seorsim et<text:line-break/>per se conscripsimus; postquam vero ille cum convenienti-<text:line-break/>bus ratiocinationibus absolutus est, </text:span><text:span text:style-name="T55">1</text:span><text:span text:style-name="T47"> in hoc libro ipsum in-<text:line-break/>ventorem ac veluti patrem dogmatum venerabimur. </text:span><text:span text:style-name="T54">Η.οό<text:line-break/></text:span><text:span text:style-name="T46">esi enim justum simulque decens praemium eorum, qui<text:line-break/>quodcunque tandem in vita bonum</text:span><text:span text:style-name="T47"> invenerunt, </text:span><text:span text:style-name="T46">ut inventu<text:line-break/>ipsorum non occultentur, neque hominibus sint ignotarscd<text:line-break/>tum ipsa appareant, tum ratio et methodus, quae ipsa irv-<text:line-break/>venit, cognoscatur.</text:span><text:span text:style-name="T47"> Sic enim et pro dignitate ipsos in ad-<text:line-break/>miratione constitui continget.</text:span></text:p>
      <text:h text:style-name="Heading_20_2" text:outline-level="2">Cap. II.</text:h>
      <text:p text:style-name="P78"><text:span text:style-name="T47">Primum igitur, quod semper observandum<text:line-break/>veritatis cultoribus censemus, ut nihil eorum quae manifeste<text:line-break/>apparent, occultetur, etiamsi causae ratiocinationem quam</text:span></text:p>
      <text:p text:style-name="P10"><text:span text:style-name="T2">maxime incertam habeat ,, ob id ipsum fane Hippocrates cum<text:line-break/>in aliis omnibus, tum vero lu sermonibus de respirandi dis-<text:line-break/>'ficultate vel maxime laude dignus. Rarus enim et magnus<text:line-break/>spiritus sexcentis quotidie delirantibus accidere videtur. Ve-<text:line-break/>runr sophistae, qui cjus causam reddere non possunt (sunt<text:line-break/>autem ii, ut antea monstravimus, qui respirationem invo-<text:line-break/>luntarium et naturale opus opinantur ) neque fieri ajunt un-<text:line-break/>quam talem difficilis respirationis speciem; atque propterea<text:line-break/>quod causae ignari sunt, lude ideo substantiam rei evertere<text:line-break/>audent, quum non hac, sed prava sua opinione eversa, opor-<text:line-break/>teret quae aegris accidunt, observare, ut Hippocrates facie-<text:line-break/>bat. </text:span><text:span text:style-name="T6">Huic enim,</text:span><text:span text:style-name="T2"> inquit, </text:span><text:span text:style-name="T6">perpetuo spiritus, velut revocan-<text:line-break/>ti, rarus et magnus •,</text:span><text:span text:style-name="T2"> huic, Phllisco videlicet, qui primus<text:line-break/>scriptus est post tres constitutiones in primo de morbis po-<text:line-break/>pularibus. Num igitur huic soli spiritum rarnrn et magnum,<text:line-break/>an etiam assis quibusdam Hippocrates saotum vidit? non<text:line-break/>huic soli, sed et estis multis et ei, qui deinceps scriptus est,</text:span></text:p>
      <text:p text:style-name="P10"><text:span text:style-name="T2">Silenu nomine. Enumeratis enim et de hoc omnibus</text:span><text:span text:style-name="T47">, </text:span><text:span text:style-name="T2">quae<text:line-break/>ipsi aegrotanti acciderunt, sub ipsum sermonis finem haec<text:line-break/>scribit: </text:span><text:span text:style-name="T6">Ab initio 'huic et perpetuo spiritus rarus, magnus.<text:line-break/></text:span><text:span text:style-name="T2">Rursus autem ini sequentibus aegris, Dromadae, inquit,<text:line-break/>uxorem </text:span><text:span text:style-name="T6">a partu,, </text:span><text:span text:style-name="T2">et omnibus </text:span><text:span text:style-name="T6">aliis ratione stactis, secunda<text:line-break/>die rigor prehendit.</text:span><text:span text:style-name="T2"> </text:span><text:span text:style-name="T24">Deinde </text:span><text:span text:style-name="T2">paululum progressus ait. </text:span><text:span text:style-name="T6">Spi-<text:line-break/>ritus rarus, </text:span><text:span text:style-name="T26">rridgnus.</text:span><text:span text:style-name="T24"> </text:span><text:span text:style-name="T2">Hoc igitur statim in primo die ita<text:line-break/>scripsit, rursus autem de senta die disserens, sic scribit:<text:line-break/></text:span><text:span text:style-name="T6">Sexta mane</text:span><text:span text:style-name="T2"> fuperrignit, </text:span><text:span text:style-name="T6">cito percaluit, sudavit universc,<text:line-break/>extrema frigida, deliravit, spiritus rarus, magnus.</text:span><text:span text:style-name="T2"> Equi-<text:line-break/>dem in primo </text:span><text:span text:style-name="T24">' </text:span><text:span text:style-name="T2">epidemiorum scxdecim aegros Hippoerates<text:line-break/>describens , quater rari et magni spiritus mentionem facere<text:line-break/>videtur. At vero praeclari illi sophistae prorsus ne vidisse<text:line-break/>qnidem fe ullum aliquem- ajunt magnum et rarum spiritum<text:line-break/>ducentem. Verum hoc fortassis ipsis credendum; neque<text:line-break/>enim aut hanc, ani aliam ullam dyspnoeae differentiam nide-</text:span></text:p>
      <text:p text:style-name="P10"><text:span text:style-name="T2">runt, quum </text:span><text:span text:style-name="T47">neque </text:span><text:span text:style-name="T2">ipsus </text:span><text:span text:style-name="T47">aegros </text:span><text:span text:style-name="T2">videant, scd intus desideant<text:line-break/>prava sophismata componentes.</text:span></text:p>
      <text:h text:style-name="Heading_20_2" text:outline-level="2">Cap. III.</text:h>
      <text:p text:style-name="P78"><text:span text:style-name="T2">Num igitur amplius etiam alii nohis aegri<text:line-break/>memorandi sunt, quos lu alus epidemiorunr libris, scripsit<text:line-break/>magnum, et rarum spiritum ducere? an ad rei nunc proposi-<text:line-break/>tae fidem haec sufficiunt? Apparet enim Hippoerates, qui<text:line-break/>confessione ac suffragio omnium medicorum in eorum, quae<text:line-break/>aegris accidunt, observatione diligentissimus fuit, multus hoc<text:line-break/>modo respirantes vidisse. Verum lu sequenti libro etiam<text:line-break/>aliorum quorundam aegrorum mentionem facere necessarium<text:line-break/>erit, qui magnum et rerum spiritum duxerunt, de qnibus<text:line-break/>in sequentibus libris ipsu Hippocrates scripsit; ad propositam,<text:line-break/>autem nunc rem probandam hoc non erit, quum, ipsa jam<text:line-break/>sit manifesta, sed ad aliarum quarundam quaestionum lu ipsu<text:line-break/>de aegris sermone contentarum expositionem; fides autem<text:line-break/>etiam ejus rei, quod videlicet multi sic respirent, obiter au-<text:line-break/>gebitur. Cujus igitur affectionis hujusmodi spirandi, dissi-<text:line-break/>cultas significationem exhibet? nullius alterius,, praeterquam</text:span></text:p>
      <text:p text:style-name="P10"><text:span text:style-name="T2">delirii; ob quam causam lu primo libro dure </text:span><text:span text:style-name="T6">est</text:span><text:span text:style-name="T2"> demonstra-<text:line-break/>tum ; commemorationis autem gratia . etiam nunc paucis re-<text:line-break/>feretur. Revera' enim proprium desipientiae , symptoma est,<text:line-break/>magnam et raram,' hoc est multo tempore interjecto, re-<text:line-break/>spirationem facere. Quid enim plus inspicare oportebat,<text:line-break/>quum non copiosiore fpiritu opus esset? aut per mullum<text:line-break/>tempus, quum liceret per brevius? </text:span><text:span text:style-name="T24">• </text:span><text:span text:style-name="T2">Quod vero non </text:span><text:span text:style-name="T24">co-</text:span><text:span text:style-name="T27">;<text:line-break/></text:span><text:span text:style-name="T2">piofiore aere' opus habeant qui magnum et rarum spiritum<text:line-break/>inspirant, ipsa raritas ostendit. Omnino eniui frequentius<text:line-break/>inspirare urgerentur, si copiosiore indigerent; quod vero,<text:line-break/>per longum tempus quiescant, signum est non multo opus<text:line-break/>esse ; fed ridentur ambo hae tanquarn obliviscentis actionis<text:line-break/>affectus este. Etenim immoderatam facere spiritus attra-<text:line-break/>ctionem, rursumque immoderatam quietem, ejus est, qui<text:line-break/>neque quando desinere ab actione oporteat novit, neque<text:line-break/>quando rursus incipere , fed lu utrisque mensuram egreditur<text:line-break/>ob ignorantiam convenientis. Quemadmodum igitur desi-<text:line-break/>pientes saepe postulata matula, quo mejunt, obliviscuntur in-</text:span></text:p>
      <text:p text:style-name="P10"><text:span text:style-name="T2">terea, neque mingunt, nisi qnis monuerit, sic quandoquidem<text:line-break/>et respiratio animale opus est, ipsis autem ratio laesa est, ob-<text:line-break/>livicsiores tmn </text:span><text:span text:style-name="T6">circa</text:span><text:span text:style-name="T2"> actiones, tum circa ipsarum interstitia<text:line-break/>fiunt. Ambo itaque, et actiones et quietes, in multo tem-<text:line-break/>pore sarientes, hoc modo et magnitudinem et raritatem circa<text:line-break/>totam respirationem faciunt. Num igitur nos quidem sic<text:line-break/>dicimus, Hippocrates </text:span><text:span text:style-name="T6">vero</text:span><text:span text:style-name="T2"> aliter sensit? </text:span><text:span text:style-name="T29">e </text:span><text:span text:style-name="T2">an etiam ille lu<text:line-break/>praenotionibus in hunc modum scripsit ? </text:span><text:span text:style-name="T6">Spiritus magnus<text:line-break/>et per multum tempus desipientiam significat.</text:span><text:span text:style-name="T2"> Quam-<text:line-break/>enim lu primo epidemionrm </text:span><text:span text:style-name="T6">rarum</text:span><text:span text:style-name="T2"> nominavit, hunc in prae-<text:line-break/>notionibus per </text:span><text:span text:style-name="T6">multum tempus</text:span><text:span text:style-name="T2"> appellavit, mutans nomen<text:line-break/>in orationem. At enim et lu illis aegris, quibus magnum et<text:line-break/>rarum spiritum suisse ait, praeter alia symptomata etiam de-<text:line-break/>sipientiam scribit. Et in primo quidem omnium Philisco,<text:line-break/>hoc modo: iVoctem inquietam </text:span><text:span text:style-name="T6">tulit, non dormivit, penitus<text:line-break/>deliravit.</text:span><text:span text:style-name="T2"> Sic quidem in tertiae diei narratione, lu quintae<text:line-break/>vero rursus : </text:span><text:span text:style-name="T6">Somni parvi, verba, deliramenta.</text:span><text:span text:style-name="T2"> In secundo</text:span></text:p>
      <text:p text:style-name="P10"><text:span text:style-name="T2">autem aegro, Sileno dicto, in secundae diei enarratione,<text:line-break/></text:span><text:span text:style-name="T6">iModice deliravit,</text:span><text:span text:style-name="T2"> inquit; in tertia vero: </text:span><text:span text:style-name="T6">Verba multa, ri-<text:line-break/>sus , cantus, cohibere sc nonpoterat.</text:span><text:span text:style-name="T2"> Et deinde subjun-<text:line-break/>gens ait, </text:span><text:span text:style-name="T6">Quarta per eadem. </text:span><text:span text:style-name="T2">Et sane quod Philiscus et<text:line-break/>Sllenus deliraverint, sic meminit. Veium in Dromadae<text:line-break/>uxore, nam et hunc rarum et magnum spiritum habuisse di-<text:line-break/>xit, hoc modo scripsit: </text:span><text:span text:style-name="T6">Sub meridiem multum deliravit, et<text:line-break/>rursus cito parum resipuit.</text:span><text:span text:style-name="T2"> Sic quidem in quinta die, de-<text:line-break/>lude infert, </text:span><text:span text:style-name="T6">Nocte dormivit, deliravit.</text:span><text:span text:style-name="T2"> Eodem modo<text:line-break/>et quae sexto die facta sunt describens, in haec verba lu-<text:line-break/>quitr </text:span><text:span text:style-name="T6">Summae partes frigidae, deliravit.</text:span><text:span text:style-name="T2"> Sic quidem<text:line-break/>igitur in primo epidennormn, ubi magni et ruri spiritus, ibi-<text:line-break/>dem etiam desipientiae mentionem sarit. Eodem modo<text:line-break/>etiam in sequentibus libris nos monitos facit, nusquam ma-<text:line-break/>gni et rari spiritus mentionem faciens., ubi non etiam ma-<text:line-break/>gni delirii.</text:span></text:p>
      <text:h text:style-name="P2" text:outline-level="2">Cap. IV.</text:h>
      <text:p text:style-name="P78"><text:span text:style-name="T2">Quod igitur hujusmodi dyspnoeam in de-<text:line-break/>lirio factam Hippocrates saepe viderit lu aegris,, er quod uui-<text:line-break/>verfe de ipsa in praenotionibus pronunciarit, fatis jam di-<text:line-break/>ctum opinor; confirmabitur tamen nihilominus adhuc et per<text:line-break/>ea, quae deinceps reserentur. Nam et justum fuerat non<text:line-break/>valde multa de ipsa dicere; verum propter eos, qni lu ra-<text:line-break/>tiocinationibus -de natura respirationis errarunt, tum prae<text:line-break/>contentionis studio impudenter jam altercantur; coacti su-<text:line-break/>mus et nos plura quam convenit dicere, si quo modo que-<text:line-break/>amus ipsos vel nunc tandem ad meliorem mentem revocare.<text:line-break/>Nulla scilicet est tinctura; quae tam aegre eluatur quam </text:span><text:span text:style-name="T6">eo-<text:line-break/>rurn, qui</text:span><text:span text:style-name="T2"> non ratiocinantur, in pravas opiniones affectus;<text:line-break/>neque enim ullis persuasionibus revocari possunt ipsis innu- ,<text:line-break/>triti, ut qui neque in demonstrativis methodis exercitati sint,<text:line-break/>neque omnino aliquod veri et salsi dijudicandi adjumentum<text:line-break/>sibi compararint, imo neque, plerique saltem ipsorum, esse<text:line-break/>velint, et hanc sapientiam odio habeant. Ex luis aliquando<text:line-break/>quispiam aegroto nobis demonstrato delirante quidem, sed</text:span></text:p>
      <text:p text:style-name="P10"><text:span text:style-name="T2">neque magnum neque rerum spiritum ducente, deridens,<text:line-break/>imo. potius.impudenter cachinnans, ac tum Hippocrati </text:span><text:span text:style-name="T24">tuni<text:line-break/></text:span><text:span text:style-name="T2">nobis illudens abiit, neque rationem nobis reddens, neque,<text:line-break/>audire quicquanr sustinens, quamvis docturos nos promitte-<text:line-break/>remus, non pugnare quod apparebat neque cum nostris ni-<text:line-break/></text:span><text:span text:style-name="T24">ctis </text:span><text:span text:style-name="T2">neque cum Hippocratis scriptis. Hic enim magnum </text:span><text:span text:style-name="T24">et<text:line-break/></text:span><text:span text:style-name="T2">rarum spiritum desipientiae signum esse ait, non </text:span><text:span text:style-name="T24">tamen fi.<text:line-break/></text:span><text:span text:style-name="T2">quis deliret, hunc omnino rarum ac magnum spiritum du-<text:line-break/>cere; atque hoc ipsum etiam nostra dicta profitentur; quum<text:line-break/>nihil adulteremus, neque mutemus ex iis, quae </text:span><text:span text:style-name="T24">ille </text:span><text:span text:style-name="T2">scripsit,<text:line-break/>scd expolitiones tantum ac demonstrationes apponamus. Si<text:line-break/>vero tibi, boue vir, inquam, inventum est, quod omnibus<text:line-break/>delirantibus rarus et magnus spiritus, fiat, palam indicas te<text:line-break/></text:span><text:span text:style-name="T24">nihil </text:span><text:span text:style-name="T2">scriptorum Hippocratis legisse, quamvis te fimules </text:span><text:span text:style-name="T24">ipsa<text:line-break/>contemnere, . </text:span><text:span text:style-name="T2">tanquarn sane prius legeris. </text:span><text:span text:style-name="T24">Verum </text:span><text:span text:style-name="T2">ille </text:span><text:span text:style-name="T24">qui-<text:line-break/></text:span><text:span text:style-name="T2">dem abiit priusquam aliquidutile didicisset. Tu </text:span><text:span text:style-name="T24">vero quis-<text:line-break/>quis </text:span><text:span text:style-name="T2">tandem hos libros veifas, si veritatem revera </text:span><text:span text:style-name="T24">amas,<text:line-break/></text:span><text:span text:style-name="T2">Hippocratem audias lu tertio epidemiorum </text:span><text:span text:style-name="T24">in aegroto quo-</text:span></text:p>
      <text:p text:style-name="P70"><text:span text:style-name="T40">e •<text:tab/></text:span><text:span text:style-name="T2">.<text:tab/>...<text:tab/>_<text:tab/></text:span><text:span text:style-name="T24">:. </text:span><text:span text:style-name="T2">qyi,' </text:span><text:span text:style-name="T40">v&gt;'</text:span><text:span text:style-name="T24">.</text:span></text:p>
      <text:p text:style-name="P7"><text:span text:style-name="T2">dam, nomine Pythione, sic scribentem in septimi diei enarra-<text:line-break/>tione: </text:span><text:span text:style-name="T6">Nocte turbatio multa, deliravit, niliil dormivit.<text:line-break/></text:span><text:span text:style-name="T2">Deinde in octavo die sic: </text:span><text:span text:style-name="T6">Sero rursus incaluit</text:span><text:span text:style-name="T26">, </text:span><text:span text:style-name="T6">deliravit.<text:line-break/></text:span><text:span text:style-name="T2">Et postea rursus in. nono</text:span><text:span text:style-name="T47">: </text:span><text:span text:style-name="T6">Circa solis occasum irtqutetus<text:line-break/>erat, delirabat.</text:span><text:span text:style-name="T2"> Ut igitur haec audisti, sic rursus audi, qua-<text:line-break/>lisnam dyspnoeae species huic Pythioni aflueriti Cognosces<text:line-break/>enim -eum neque rarum- neque magnum spiritum duxisse,<text:line-break/>quamvis delirus esset. Mentionem igitur fecit Hippocrates<text:line-break/>difficilis respirationis, quae ipsi accidit, bis per totam </text:span><text:span text:style-name="T6">nar-<text:line-break/>rationem,</text:span><text:span text:style-name="T2"> tum circa fecundum tum cicca octavum diem.<text:line-break/>Verum de octavo die prius apponam, lu’ quo et delirasse et-<text:line-break/>difficulter respirasse hominem ait, sic scribens: </text:span><text:span text:style-name="T6">Octavo ma-<text:line-break/>ne qnidem parum sormivit, statim vero frigus, taciturni<text:line-break/>fas, spiritus tenuls et</text:span><text:span text:style-name="T2"> imminutus,- </text:span><text:span text:style-name="T6">sero rurjus incaluit, de-<text:line-break/>liravit.</text:span><text:span text:style-name="T2"> Hic igitur eadem serie scripsit, et quod spiritus ipsi<text:line-break/>tenuis erat ac imminutus et quod uno et eodem octavo die<text:line-break/>deliravit Num igitur jam per Jovem manifestum est, quod</text:span></text:p>
      <text:p text:style-name="P10"><text:span text:style-name="T2">non in omni delirio Hippocrates rarum ac magnum spiritum<text:line-break/>fieri alt? Nisi sane putas,, bone vir, imminutum nihil </text:span><text:span text:style-name="T26">a<text:line-break/></text:span><text:span text:style-name="T2">magno differre; si euim hoc putas, manifestum est, quod nexi,<text:line-break/>que imminuere quid sit nosti, etidem esse putas quod au-<text:line-break/>geret Ne igitur a nobis talia discas, scd ad eos, qni primas<text:line-break/>literas docent, eas. Ceterum velut elementa non didicerat<text:line-break/>ille, significationis verbi </text:span><text:span text:style-name="T6">imminuere</text:span><text:span text:style-name="T2"> ignarus, sic neque Hip-<text:line-break/>pocratis scripta legerat; omnino enim sexcenties reperisset,.<text:line-break/>et </text:span><text:span text:style-name="T6">imminuere et imminui et imminutionem,</text:span><text:span text:style-name="T2"> per omnes<text:line-break/>fere numeros et genera et casus ubique- declinata-, et con-<text:line-break/>trarium verbo </text:span><text:span text:style-name="T6">augere et augmento</text:span><text:span text:style-name="T2"> significantia. Quare<text:line-break/>etiam imminutus </text:span><text:span text:style-name="T6">spiritus</text:span><text:span text:style-name="T2"> contrarius utique suerit aucto. </text:span><text:span text:style-name="T24">Sim<text:line-break/></text:span><text:span text:style-name="T2">igitur auctus magnus, imminutus parvus est.</text:span><text:span text:style-name="T8">-</text:span><text:span text:style-name="T2"> . Sic igitur </text:span><text:span text:style-name="T24">et-<text:line-break/></text:span><text:span text:style-name="T2">quum diem secundam enarrat Pythionis, </text:span><text:span text:style-name="T6">brevij'pirum</text:span><text:span text:style-name="T2"> ipsum<text:line-break/>appellat; brevis enim spiratio et actionem et quietem </text:span><text:span text:style-name="T24">ipsam<text:line-break/></text:span><text:span text:style-name="T2">brevem sieri indicat; quemadmodum longa spiratio </text:span><text:span text:style-name="T24">contra,<text:line-break/></text:span><text:span text:style-name="T2">ambo esse producta, quanqaam etiamsi alterum ipsorum </text:span><text:span text:style-name="T24">in-</text:span></text:p>
      <text:p text:style-name="P8"><text:span text:style-name="T2">dicaretur, tamen etiam sic in consesso esset, quod non omni-<text:line-break/>bus delirantibus magnus et rarus spiritus fieret. Rarus enim<text:line-break/>et magnus juxta ambo longus est, et actionem et quietem;</text:span></text:p>
      <text:p text:style-name="P13"><text:span text:style-name="T29">; </text:span><text:span text:style-name="T2">brevis vero spiratio omnino juxta alterum ipsorum brevis,<text:line-break/>quemadmodum etiam tenuis et imminutus spiritus brevis om-<text:line-break/>nino existit.</text:span></text:p>
      <text:h text:style-name="Heading_20_2" text:outline-level="2">Cap. V.</text:h>
      <text:p text:style-name="P78"><text:span text:style-name="T2">Ipse itaque Hippocrates manifeste novit non<text:line-break/>omnibus delirantibus esse necessario spiritum magnum et </text:span><text:span text:style-name="T6">ra-<text:line-break/>pam; nec certe</text:span><text:span text:style-name="T2"> pugnat hoc cum pronunciato de ejusmodi<text:line-break/>spirandi difficultate. Rarus enim et magnus spfritus propri-<text:line-break/>us est delirii, et propterea necessario ipsum .significabit; non<text:line-break/>tamen si quis delirat, necessario magnum et rarum spiritum<text:line-break/>habet ; non enim rnseparabllem, sed proprium esse diximus<text:line-break/>delirii rarum et magnum spiritum; quemadmodum esse </text:span><text:span text:style-name="T6">ge-<text:line-break/>ometram,</text:span><text:span text:style-name="T2"> esse architectum, esse philosophum, esse rhetorem,<text:line-break/>et alia innumera, quae singula nulli alii adsunt animali, prae- '<text:line-break/>terquum homini soli, • et oh id propria ipsius esse dicuntur.</text:span></text:p>
      <text:p text:style-name="P8"><text:span text:style-name="T2">non tamen etiam inseparabilia, quemadmodum est rationale;<text:line-break/>non enim quicquid proprium est, statim etiam est luscpara-<text:line-break/>hile.. . Quemadmodum autem haec nos improbata ab ipsis<text:line-break/>dialectica docnit, sic etiam quod tale pronuntiatum, si </text:span><text:span text:style-name="T6">ma-<text:line-break/>gnum et rarum spiritum ducit, delirat,</text:span><text:span text:style-name="T2"> neque idein est quod<text:line-break/>hoc', </text:span><text:span text:style-name="T6">si delirat, magnum et rarum spiritum habet,</text:span><text:span text:style-name="T2"> neque<text:line-break/>necessarium est ambo simul esse vera; non enim reciprocant<text:line-break/>haec inter se mutuo, sed solum invertuntur. </text:span><text:span text:style-name="T6">• Ut igitur 'ne-<text:line-break/>mo Olympia vincere potesi, nisi prius multo tempore sit ex-<text:line-break/>ercitatus: sic neque veritati sermonum praesidium afferre,<text:line-break/></text:span><text:span text:style-name="T2">qui non </text:span><text:span text:style-name="T6">didicerit etiam horum luctas. Et quemadmodum<text:line-break/>ne cadere quidem decenter sciunt luctae penitus rudes , scd<text:line-break/>aliquando supini ad terramprostrati, et i enent et strangu-<text:line-break/>lant et non dimittunt victorem: eodem modo artis scrmoci.<text:line-break/>nandi rudis saepe rnaniscsie turpijsimo casu lapsi, tantum<text:line-break/>ab e fi , ut verecund&amp;ntur, ut etiam vicijsc sc 'exlsiiment.<text:line-break/></text:span><text:span text:style-name="T2">Quemadmodum etiam hic, qni delirantem nobis demonstra-<text:line-break/>vit parvum spiritum ducentem, atque lude per lioc experi-</text:span></text:p>
      <text:p text:style-name="P10"><text:span text:style-name="T2">mentum Hippocratis sententiam redarguisse se existimavit.<text:line-break/>Hic itaque turpissimo casu lapsus, putavit tamen se </text:span><text:span text:style-name="T6">nos</text:span><text:span text:style-name="T2"> pro-'<text:line-break/></text:span><text:span text:style-name="T24">stravisse. . </text:span><text:span text:style-name="T2">Quomodo enim non turpissimus </text:span><text:span text:style-name="T24">luo </text:span><text:span text:style-name="T2">lapsus est si-<text:line-break/>mul inveniri 'nihil ex scriptis Hippocratis legisse, et ob id.<text:line-break/>putasse frusira dicta-, quae deinde scripta suntsimulque </text:span><text:span text:style-name="T24">ni-<text:line-break/></text:span><text:span text:style-name="T2">hil intelligere ex illius dictis, sed obaudire, et idem'esse pu-<text:line-break/>tare magnum et rarum spiritum delirii esse signum et </text:span><text:span text:style-name="T6">ad-<text:line-break/></text:span><text:span text:style-name="T2">delirium omnino dictam dyspnoeam sequi? </text:span><text:span text:style-name="T29">'i; </text:span><text:span text:style-name="T2">Deinde quid<text:line-break/>mirunr est in curandi ratiocinationibus caecutire eos, qui tam<text:line-break/>parva non cognoscunt ? Verum parva ex aliis itidem par-<text:line-break/>vis dependent, quorum nihil pensi habuerunt. Etenim igno-<text:line-break/>rare , quae facultas respirationis actionem guberner, princi-<text:line-break/>pium est hujusmodi errorum; ignoratum est autem illud,<text:line-break/>propterea quod ante ignoratum suit, unde propositiones con-<text:line-break/>quirere oporteat ad demonstrationes. Circa hoc enim luctae<text:line-break/>genus aut. inexercitati, aut penitus rudes, ejusmodi -casus-<text:line-break/>incurrunt;</text:span><text:span text:style-name="T24">' </text:span><text:span text:style-name="T2">demonstratumque nobis in aliis </text:span><text:span text:style-name="T24">est-, </text:span><text:span text:style-name="T2">et maxime<text:line-break/>in secundo de motu musculorum </text:span><text:span text:style-name="T24">,. </text:span><text:span text:style-name="T2">quod lu qui respirationem</text:span></text:p>
      <text:p text:style-name="P10"><text:span text:style-name="T2">involuntarium opus esse dicunt, ex eo quod non potuerint<text:line-break/>a substantia ipsius rei propositiones ad demonstrationem<text:line-break/>quaerere, scd alia prout occurrerunt, secuti sint, lu </text:span><text:span text:style-name="T6">erro-<text:line-break/>rem inciderunt,</text:span><text:span text:style-name="T2"> Verum et Hippocrates ipsam rerum natu-<text:line-break/>ram contuitus, et caeteris ut contingentibus posthabitis, lu<text:line-break/>universum constanter pronuntiavit in praenotionibus.: </text:span><text:span text:style-name="T6">Spi </text:span><text:span text:style-name="T26">-<text:line-break/></text:span><text:span text:style-name="T6">ritus magnus et per multum tempus, delirium significat.<text:line-break/></text:span><text:span text:style-name="T2">Particulatim vero </text:span><text:span text:style-name="T24">per </text:span><text:span text:style-name="T2">apparentia </text:span><text:span text:style-name="T24">in </text:span><text:span text:style-name="T2">morbis sermonem ex-<text:line-break/>tremis ad rei certitudinem experientiis factis probavit; quas,<text:line-break/>opinor, admirabitur qui dictis animum advertere voluerit.<text:line-break/>Discet enim quod omnibus deliriis magnus et rarus spiritus<text:line-break/>ex propria ipsorum ratione comes est, non tamen omnibus<text:line-break/>deliris, scd illis solis</text:span><text:span text:style-name="T24">, </text:span><text:span text:style-name="T2">qui non per aliam </text:span><text:span text:style-name="T24">quandam </text:span><text:span text:style-name="T2">assectio-<text:line-break/>nem delirio majorem respicationem habent aliter alteratarn..<text:line-break/>Concedat autem mihi, ut prius unius aegrotae feminae ap-<text:line-break/>ponam enarrationem, quae lu tertio epidemiorum est con-<text:line-break/>cripta, ad jam relatorum demonstrationem</text:span><text:span text:style-name="T24">, et ad </text:span><text:span text:style-name="T2">eorum,. .</text:span></text:p>
      <text:p text:style-name="P10"><text:span text:style-name="T2">quae, nunc proposita sunt, inventionem. Auspicatur itaque<text:line-break/>de ipsa sermonem hoc modo: </text:span><text:span text:style-name="T46">In </text:span><text:span text:style-name="T6">Thaso JDedicis uxorem,<text:line-break/>quae in Lejo decumbebat, scbris 'cum horrore acuta </text:span><text:span text:style-name="T46">ex<text:line-break/></text:span><text:span text:style-name="T6">moerore corripuit </text:span><text:span text:style-name="T46">• ab </text:span><text:span text:style-name="T6">initio autem pannis contegebatur, et<text:line-break/>ad finem semper</text:span><text:span text:style-name="T2"> siiens </text:span><text:span text:style-name="T6">palpabat, vellebat, scalpebat, pilos<text:line-break/>legebat , lacrymae et rursum risus </text:span><text:span text:style-name="T46">• </text:span><text:span text:style-name="T6">nan dormiebat</text:span><text:span text:style-name="T46">; </text:span><text:span text:style-name="T2">a<text:line-break/></text:span><text:span text:style-name="T6">ventre</text:span><text:span text:style-name="T2"> irritatio</text:span><text:span text:style-name="T47">, </text:span><text:span text:style-name="T6">nihil prodibat- parum commonita</text:span><text:span text:style-name="T2"> bi-<text:line-break/>bebat; </text:span><text:span text:style-name="T6">urinae paucae, tenues, sedimentum </text:span><text:span text:style-name="T46">non </text:span><text:span text:style-name="T6">.habentes •<text:line-break/>febres ad manum tenues, extremarum partium frigus </text:span><text:span text:style-name="T46">• no-<text:line-break/></text:span><text:span text:style-name="T6">no multum delirabat, et rursus sedata esi silens.</text:span><text:span text:style-name="T2"> Quod<text:line-break/>igitur et ab initio </text:span><text:span text:style-name="T6">et</text:span><text:span text:style-name="T2"> perpetuo haec desipuerit, didicimus;<text:line-break/>neque enim una desipientiae species ipsi accidit, neque vul-<text:line-break/>geris, scd multae et fortes, partim filenti, partim loquenti,<text:line-break/>et partim cunr lachrymis, partim cum risu. Audiamus au-<text:line-break/>tem deinceps ex Hippocrate qualis dyspnoeae fpecies ipsi<text:line-break/>obcrta fit. Scribit autem sic : </text:span><text:span text:style-name="T6">Decimo quarto spiritus rarus,<text:line-break/>magnus, per tempus, et</text:span><text:span text:style-name="T15">.rursius.br</text:span><text:span text:style-name="T6">cvijpira..</text:span><text:span text:style-name="T2"> ltiic equidem<text:line-break/>rursus manifeste per oppcsitionem dicta est brevispira ad</text:span></text:p>
      <text:p text:style-name="P10"><text:span text:style-name="T2">eam, quae magnum et rarum spiritum habebat. Et nullus<text:line-break/>sane amplius; etiamsi omnino imperitissimus sit, dubitaverit<text:line-break/>de eo, quod non omnibus delirantibus Hippocrates raram et<text:line-break/>magnam respirationem fieri dixerit, ltaque in una et ea-<text:line-break/>dem foernina utriusque difficultatis spirandi ex ordine memi-<text:line-break/>nit, et paululum progressus amplius sic scribit: </text:span><text:span text:style-name="T6">Vigesimo,<text:line-break/>verba multa, et rursius sedata esu obmutescens, brevispira.<text:line-break/></text:span><text:span text:style-name="T2">Deinde ubi dixit: </text:span><text:span text:style-name="T6">Uigesimo primo mortua esi, ad</text:span><text:span text:style-name="T2"> finem to-<text:line-break/>tius sermonis haec addit: </text:span><text:span text:style-name="T6">Jluio adsiuem spiritus rarus ma-<text:line-break/>giris, nihil sentiebat, femper contegebatur.</text:span></text:p>
      <text:h text:style-name="Heading_20_2" text:outline-level="2">Cap. VI.</text:h>
      <text:p text:style-name="P78"><text:span text:style-name="T2">Manifestum igitur est ex omnibus, quae<text:line-break/>retulimus, Hippocratem aliquando magnum et rarum,spiri-<text:line-break/>tum delirantibus fieri novisse, aliquando vero ipsius contra-<text:line-break/>rium ; aliquando utrumque in eodem homine fingulatim in-<text:line-break/>oidere. Et sane me tibi demonstraturum esse confido, si<text:line-break/>modo mentem adhibueris, neque perfunctorie quae dicuntur<text:line-break/>audiveris, in ipsis quos descripfit aegris, lingularum praedi-<text:line-break/>ctarum differentiarum causam ab ipso indicari. Initium au-</text:span></text:p>
      <text:p text:style-name="P10"><text:span text:style-name="T2">tem faciam </text:span><text:span text:style-name="T6">a</text:span><text:span text:style-name="T2"> postrema nobis ascriptaaegrota Dealois uxore,<text:line-break/>lu qua omni completo sermone, deinde ut consuevit, brevi-.<text:line-break/>ter contenta capita recolligens, haec scribite. </text:span><text:span text:style-name="T6">Huic ad finem<text:line-break/>spiritus rarus, magnus^ nihil omnium</text:span><text:span text:style-name="T2"> funtieba/. Etenim<text:line-break/>unum erat de omnibus; et respirationis usus, cujus itidem<text:line-break/>diutius negligens erat, propterea quod nihil scntiebat; et<text:line-break/>quum per hoo longa quies efficeretur, rarus spiritus redde-<text:line-break/>batur, nimirum tunc primum ad actionem voluntate conci-<text:line-break/>tata, quando prope perniciem et suffocationem perveniebat.<text:line-break/>Quemadmodum autem haec foemina non sufficienter bibebat<text:line-break/>(parum </text:span><text:span text:style-name="T6">enim,</text:span><text:span text:style-name="T2"> inquit, </text:span><text:span text:style-name="T6">admonita bibebat),</text:span><text:span text:style-name="T2"> </text:span><text:span text:style-name="T47">sic </text:span><text:span text:style-name="T2">neque respira—<text:line-break/>bat, priusquam </text:span><text:span text:style-name="T6">a</text:span><text:span text:style-name="T2"> violentia suffocationis admoneretur, multo<text:line-break/>vehementius pungente ac stimulante et ad actionem excitan-<text:line-break/>te, quam qni ad bibendum commonerent. Ubi vero jam<text:line-break/>respirare coepisset, revocabat nihilominus omnem priorem<text:line-break/>desectum per magnitudinem actionis, similiter iis, qui in<text:line-break/>moerore et lucui suspirant. Verum illi quidem ob duplicem<text:line-break/>causam- hoc patiuntur, tum quod lu curis sibi molestis ver-</text:span></text:p>
      <text:p text:style-name="P10"><text:span text:style-name="T2">sentur, et ob id rarius ac minus respirantes per multas ex<text:line-break/>ordlue actiones, deinde </text:span><text:span text:style-name="T6">a</text:span><text:span text:style-name="T2"> desectu coacti, omnem ipsum semel<text:line-break/>explere cogantur; tum amplius etiam propterea quod in<text:line-break/>moeroribus et spiritus et calor intus movetur; in ejusmodi<text:line-break/>vero affectionibus latenter et paulatim multus calor in alto<text:line-break/>coacervatus ubi primum hominem presserit, necesse est am-<text:line-break/>plius respirare. Verum in affectionibus delirantium neces-<text:line-break/>sitas quidem a prima causa consimilis est; a secunda vero<text:line-break/>non itidem existit; non enim intro magis, quam suras his<text:line-break/>calor movetur, nisi fortuito aliud quoddam symptoma- fiat.<text:line-break/>Disterunt autem et quod febricitent delirantes ab iis, qui<text:line-break/>alias moerore affecti sunt. Atque ipse Hippocrates repetitur<text:line-break/>in ipsis </text:span><text:span text:style-name="T6">revocationis</text:span><text:span text:style-name="T2"> vocabulo esse usus, quemadmodum ali-<text:line-break/>br et de Philisco loquens</text:span><text:span text:style-name="T47">: </text:span><text:span text:style-name="T6">Jluic spiritus perpetuo veluti re-<text:line-break/>vocanti.</text:span><text:span text:style-name="T2"> Quid igitur tandem </text:span><text:span text:style-name="T6">par tempus,</text:span><text:span text:style-name="T2"> et hoc jusium est<text:line-break/>exponere. Si enim deest </text:span><text:span text:style-name="T6">multum,</text:span><text:span text:style-name="T2"> idem est per tempus ac<text:line-break/>id, quod lu praenotionibus nictum est: </text:span><text:span text:style-name="T6">Spiritus magnus ei</text:span></text:p>
      <text:p text:style-name="P10"><text:span text:style-name="T6">per multum tempus desipientiam significat;</text:span><text:span text:style-name="T2"> verum si hoc<text:line-break/>est, his .tousequenter idem nictum fuerit tum in Dealcis<text:line-break/>uxore tum in adolescente apud Meliboeam ; scribit enim lu<text:line-break/>utrisque consimiliter, </text:span><text:span text:style-name="T6">spiritus rarus, magnus, per tempus</text:span><text:span text:style-name="T13">γ<text:line-break/></text:span><text:span text:style-name="T6">si multum</text:span><text:span text:style-name="T2"> apponitur, quod dictum est tale fiet: </text:span><text:span text:style-name="T6">spiritus<text:line-break/>rarus, magnus, per multum tempus •</text:span><text:span text:style-name="T2"> et bis dicetur utique<text:line-break/>rarus. An non igitur particulam </text:span><text:span text:style-name="T6">multum</text:span><text:span text:style-name="T2"> deesse putan-<text:line-break/>dum est; aut certe non sic deficere, ut nunc diximus, scd<text:line-break/>aliter et alio modo, ut fit quod dictum est tale </text:span><text:span text:style-name="T6">• spiritus ma-<text:line-break/>gnus et rarus</text:span><text:span text:style-name="T2"> non continenter, neque consequenter, fed<text:line-break/>per longus tempus ? Si enim continenter et consequenter<text:line-break/>omnes respirationes contingat, fieri magnas et ruras, non ap-<text:line-break/>ponere eum hujusmodi respirationibus per </text:span><text:span text:style-name="T6">tempus,</text:span><text:span text:style-name="T2"> scd </text:span><text:span text:style-name="T5">sim</text:span><text:span text:style-name="T2">-<text:line-break/>pliciter scribere, </text:span><text:span text:style-name="T6">spiritus magnus et rarus,,</text:span><text:span text:style-name="T2"> Si vero plures<text:line-break/>quidem respirationes non fiant magnae et rarae, lucidant<text:line-break/>autem aliquae paucae hujuscemodi, tunc eum sane non </text:span><text:span text:style-name="T5">sim</text:span><text:span text:style-name="T2">-<text:line-break/>pliciter</text:span><text:span text:style-name="T6">spiritum rarum et magnum</text:span><text:span text:style-name="T2"> dicere, scd per </text:span><text:span text:style-name="T6">tempus<text:line-break/></text:span><text:span text:style-name="T2">apponere. An etiam cum hoc pugnat, quod in Dealcis </text:span><text:span text:style-name="T5">uxo</text:span><text:span text:style-name="T2">re</text:span></text:p>
      <text:p text:style-name="P10"><text:span text:style-name="T2">dictum est in fine totius sermonis? haec enim </text:span><text:span text:style-name="T47">ait, </text:span><text:span text:style-name="T6">spiritus<text:line-break/>perpetuo rarus et magnus;</text:span><text:span text:style-name="T2"> quamvis superius dixisset in de-<text:line-break/>cimoquarto die, </text:span><text:span text:style-name="T6">sipiritus rarus et magnus per tempus.</text:span><text:span text:style-name="T2"> Ma-<text:line-break/>nifeste enim quod ,nunc'per tempus, hoc in sequentibus ad<text:line-break/>finem dixit. Quid, est igitur adsinem? id videlicet quod<text:line-break/>usque ad finem per omnem morbum contingit. Verum cum<text:line-break/>hoc pugnare ridebitur quod in decimoquarto die est nictum:<text:line-break/></text:span><text:span text:style-name="T6">spiritus naruspt magnus, per tempus, et rursus brevisipira.<text:line-break/></text:span><text:span text:style-name="T2">Quomodo enim si per omne tempus magnus et rarus erat<text:line-break/>spiritus, et </text:span><text:span text:style-name="T6">rursus brevisipira,</text:span><text:span text:style-name="T2"> adfcriptum est? Siquidem<text:line-break/>enim omnino aliquod tempus luit, lu quo brevispira erat,<text:line-break/>non penitus longispira erat At vero quod perpetuo velit<text:line-break/>ipsam longispirain factam esse, tametsi non per haec verbain<text:line-break/>decimo quarto die, at lu fine utique, quum ait, </text:span><text:span text:style-name="T6">ad sinem,<text:line-break/></text:span><text:span text:style-name="T2">manifestum redditur; ac omnes hoc ipsimi concedent,' qui<text:line-break/>Hippocratis dictionem audire sunt assueti. No</text:span><text:span text:style-name="T10">n en</text:span><text:span text:style-name="T2">j</text:span><text:span text:style-name="T10">ffl</text:span><text:span text:style-name="T2"> scmel<text:line-break/>aut bis, scd valde frequenter reperitur apud ipsum </text:span><text:span text:style-name="T6">adsinem,<text:line-break/></text:span><text:span text:style-name="T2">neque in alio ullo usurpatum, quam ubi per omne tempus</text:span></text:p>
      <text:p text:style-name="P10"><text:span text:style-name="T2">indicare vejit. Quare hoc dubium prorsus manet, sive hoc<text:line-break/>ipsum, </text:span><text:span text:style-name="T6">adsinem,</text:span><text:span text:style-name="T2"> per tempus' significare suspicemur, sive<text:line-break/>aliud quicquajn. lmo sane neque dubium est; sed frustra<text:line-break/>nos ipsos ludificamus. Non enim interrumpit, quod ruro<text:line-break/>incidit, in usio aliquo eorum, </text:span><text:span text:style-name="T47">quae </text:span><text:span text:style-name="T2">sic dicuntur, universa-<text:line-break/>lem enuntiationem ;• quemadmodum, si sic diceremus: huic<text:line-break/>foerninae per omne quidem tempus magnus et rarus erat spi-<text:line-break/>ritus, incidebat tamen aliquando raro spiratio brevis. Quod</text:span></text:p>
      <text:p text:style-name="P9"><text:span text:style-name="T51">&gt;. </text:span><text:span text:style-name="T2">vero hujusmodi sermo ipsi Hippocrati sit familiaris, cum ex<text:line-break/>aliis libris ostendere licet, </text:span><text:span text:style-name="T47">tum </text:span><text:span text:style-name="T2">ex ipso tertio popularium-<text:line-break/>inorboruni,in quo etiam haec aegrota conscripta esu Pesti- ,<text:line-break/>lentem enim constitutionem enarrans, sic sane incepit: </text:span><text:span text:style-name="T6">annus<text:line-break/>austrinus, pluviosus , sine flatibus perpetuo.</text:span><text:span text:style-name="T2"> Ef paululum<text:line-break/>progressus ait: </text:span><text:span text:style-name="T6">Etesiae parvi dispersim spirarunt.</text:span><text:span text:style-name="T2"> Verum<text:line-break/>ob lroc ipsum stne statibus annum dixit, quod neque alii ulli<text:line-break/>venti, neque qui etestae appellantur, continenter et insigni-<text:line-break/>ter spiraverint, scd parvi et dispersim; twn Apollonium</text:span></text:p>
      <text:p text:style-name="P71"><text:span text:style-name="T2">Abderitanum decimumtertium ab hac constitutione scribens,<text:line-break/>postquam de omnibus morbi ipsius diebus recensuit, adfinem<text:line-break/>tutius sermonis apposuit: </text:span><text:span text:style-name="T6">Delirus perpetuop .</text:span><text:span text:style-name="T2"> quamvis paulo<text:line-break/>fupra de ipso scripsisset his verbis: Circa '</text:span><text:span text:style-name="T6">vigesimumquar-<text:line-break/>ium per lenitudinem, alia quidem in eodemsiatu, garum<text:line-break/>autem resipiebat.</text:span><text:span text:style-name="T2"> Verum non sufficiens erat ipsum pa-<text:line-break/>rum resipuisse ad hoc, ut totam de aegroto prolatam sen-<text:line-break/>tentiam subverteret; et ob.id recte dixit, delirus adfinem,<text:line-break/>hoc est, usque ad sinem; quod idem valet, quod per totum .<text:line-break/>morbum.</text:span></text:p>
      <text:h text:style-name="Heading_20_2" text:outline-level="2">Cap. VII.</text:h>
      <text:p text:style-name="P78"><text:span text:style-name="T2">Jam igitur, tandem enim orationi finem<text:line-break/>imponere oportet, per </text:span><text:span text:style-name="T6">tempus</text:span><text:span text:style-name="T2"> non idem est ac </text:span><text:span text:style-name="T6">ad simem,</text:span><text:span text:style-name="T2"> </text:span><text:span text:style-name="T47">a<text:line-break/></text:span><text:span text:style-name="T2">Et quandoquidem hoc monstratum est, causam deinceps refe-<text:line-break/>ramus, ob quam aliquibus delirantibus rarus et 'magnus per<text:line-break/>totum morbrnn fit spiritus, aliquibus vero nunquam; et qui-<text:line-break/>busdam per longius tempus raro intercidente aut simpliciter<text:line-break/>diverfo aut etiam contrario; quibusdam vero vice versa ra-</text:span></text:p>
      <text:p text:style-name="P10"><text:span text:style-name="T2">ro quidem magnus et rarus, saepe vero aut contrarius aut<text:line-break/>quoquo modo diversus; quibusdam vero ex aequo uterque'.<text:line-break/>Iu memoriam itaque et hic revocemus ea,, quae in primo li-<text:line-break/>bro sunt demousirata de simplicibus affectionibus. Dolorem<text:line-break/>etenim solum lu aliqua parte, quae • in respirationibus mo-<text:line-break/>vetur, factum parvam , et densam.efficere universam respi-<text:line-break/>rationem monstrabatur; delirium vero solum contrariam illi<text:line-break/>ipsi, raram et magnam ; augmentum autem caloris, magnam<text:line-break/>et deusam; et contrariam ipsi frigiditatem, parvam et ra-<text:line-break/>rarn. Si igitur, a solo delirio respirationis et integritas con-<text:line-break/>fundatur, magnus et f urus erit spiritus perpetuo ; si vero a<text:line-break/>solo dolore, parvus et densus; si vero ambo concurrant, et<text:line-break/>Solor vehementer superet, obscura omnino alteratio • ex-de-<text:line-break/>licio erit; si vero moderatus suerit dolor,, aut plus qnidem<text:line-break/>ex dolore, minus vero ex delirio, respirationem alterari<text:line-break/>continget, aut rice.veria, aut aequaliter in utroque. : Neque<text:line-break/>enim delirium omnino demoliri potest- alterationeni, </text:span><text:span text:style-name="T6">quae sit<text:line-break/></text:span><text:span text:style-name="T2">ex dolore, nisi ipsum quidem valde sit magnum et vehemens,</text:span></text:p>
      <text:p text:style-name="P10"><text:span text:style-name="T2">dolor vero parvus et obscurus; at dolor ubi ve</text:span><text:span text:style-name="T5">hem</text:span><text:span text:style-name="T2">ens fu—<text:line-break/>erit, perfecte evincit respirationis difficultatem,, qirae ex de-<text:line-break/>lirio induceretur, ut' ne prorsus compareat Sic etiam si<text:line-break/>cum alia quadam assectione delirium complicetur, respirationis<text:line-break/>speciem alias aliam efficit; quatenus aut superat, aut fupe-<text:line-break/>ratur, aut aequabilitate pollet, aut nunc quidem, si ita con-<text:line-break/>tingat, superat, rursus vero in alio’ tempore morbi superatur.<text:line-break/>Monstrabimus igitur, quodetiarnhocspsumin libris epidemio-<text:line-break/>rum docet, per conscriptos in ipsis aegrotos. Monstrabitur<text:line-break/>autem evidenter et manifeste, ubi prius paucum quiddam de<text:line-break/>Hippocratis propositu praefati fuerimus. Existimant</text:span><text:span text:style-name="T8">1</text:span><text:span text:style-name="T2"> enim<text:line-break/>veteres:omnia, quae aegris-contingunt, ipsum conscribere,<text:line-break/>velut Thucydidem ;. verum </text:span><text:span text:style-name="T6">res</text:span><text:span text:style-name="T2"> ncn ita habet, sed hoc ipsum<text:line-break/>est,, in quo vel-maxime contraria lunt Hippocratis et Thu-<text:line-break/>cydidis scripta. Thucydides enim omnia scribit etiam idio-<text:line-break/>tis nota, nihil ipsormn penitus praetermittens; Hippocrates<text:line-break/>vero pauca ex </text:span><text:span text:style-name="T6">iis,</text:span><text:span text:style-name="T2"> quae ad totam affectionem pertinent, in.</text:span></text:p>
      <text:p text:style-name="P10"><text:span text:style-name="T2">qua aegrotus est periclitatus; multa vero alia ab idiotis qui-<text:line-break/>dem neglecta, ar</text:span><text:span text:style-name="T5">tific</text:span><text:span text:style-name="T2">iosam vero et .exactam cognitionem ex*<text:line-break/>bibentia, et quae etiam optimos medicos saepe latere possunt.<text:line-break/>Hic celer in interpretando, et nihil, quod non magnopere<text:line-break/>juvet, scribendum sibi ducens, videbitur tibi rursus propria<text:line-break/>mente emoveri, quando etiam quae penitus noit sunt facta<text:line-break/>aegro, scribit, hoc ipsum insuper indicans, quod non sint<text:line-break/>facta; qui enim etiam ex factis plurima omittit, non videbi--<text:line-break/>tur in non factis tempus tcrens delirare ? Verum si medita- </text:span><text:span text:style-name="T29">•<text:line-break/></text:span><text:span text:style-name="T2">tus esses oh eandem causam tum illa relinqui,, tum haec fcri-<text:line-break/>bi, tunc lane opluor te ipsum esse admiraturum; neque enim<text:line-break/>vulgaria, neque quae quilibet medicus assequi queat, hic .<text:line-break/>scripsit. </text:span><text:span text:style-name="T29">;</text:span><text:span text:style-name="T2">Demonstratum est autem de his nobis tum in aliis<text:line-break/>multis libris tum in iis, qni sunt de‘Hippocratis dissectione<text:line-break/>scripti, nec minus etiam in iis, qui de Thucydidis peste.<text:line-break/>Horum igitur memor ,</text:span><text:span text:style-name="T6">, haud difficulter intelliges</text:span><text:span text:style-name="T2"> ea quae di-<text:line-break/>centnr; demonstrabo enim, quamvis praeter opinionem hoc-,<text:line-break/>esse videbitur, multos difficulter spirantes esse lu morbis po-</text:span></text:p>
      <text:p text:style-name="P10"><text:span text:style-name="T2">pularibus conscriptus, verum Hippocratem n</text:span><text:span text:style-name="T5">ihil</text:span><text:span text:style-name="T2"> de difficili<text:line-break/>ipsorum respiratione dixisse, propterea quod manifesta erat<text:line-break/>et omnibus medicis perspicua. Si enim aut ,pectus aut </text:span><text:span text:style-name="T6">co-<text:line-break/>llas</text:span><text:span text:style-name="T2"> aut partes cirea claviculas aut fauces alicui inflammari<text:line-break/>contigit, et ob id parvus.ac densus spiritus necessario sequu-<text:line-break/>tus est, ut lu superiore .libro est demonstratum '; Hippocratis<text:line-break/>neque difficilis respirationis speciem, neque omnino, quod<text:line-break/>difficulter spirans laetus sit, scribere dignatus est. Multam<text:line-break/>enim et frequentem hujusmodi dyspnoeae speciem quotidie<text:line-break/>fere ridere est et in peripneumonicis et pleuriticis et lu an-<text:line-break/>gina, ac simpliciter lu omnibus quibus aliqua pars thoracis<text:line-break/>ac pulmonis est inflammata. Quin et hepatis inflammatio •-<text:line-break/>nes, praesertim gibbae ejus partis, et splenis, et 'maxime<text:line-break/>ipsius capitis; itemque peritonaei; ejusmodi difficilis spira-<text:line-break/>tionis fpecies sequitur. Imo etiam quibus ventriculus in-<text:line-break/>flammatus est, et magis si os et stomachus ipsius, et quibus<text:line-break/>membrana aliqua aut musculus circa praecordia , aut ipsum<text:line-break/>adeo septum transversum, his omnibus parvus et densus fit</text:span></text:p>
      <text:p text:style-name="P10"><text:span text:style-name="T47">spiritus. </text:span><text:span text:style-name="T2">Saepe vero etiam intestinum aliquod tenue, et<text:line-break/>maxime </text:span><text:span text:style-name="T6">ex</text:span><text:span text:style-name="T2"> </text:span><text:span text:style-name="T47">iis, </text:span><text:span text:style-name="T2">quae </text:span><text:span text:style-name="T47">ad </text:span><text:span text:style-name="T2">jejunum funt et superiores coli par-,<text:line-break/>tes, majori inflammatione correptum</text:span><text:span text:style-name="T47">, </text:span><text:span text:style-name="T2">ile hominem dissicul-<text:line-break/>ter coegit spirare. Per inflammationem autem nunc intel-<text:line-break/>ligendus est durus et calidus et dolens tumor, quemadmo-<text:line-break/>dum et Erafistrato vocare consuetudo est, et recentioribus<text:line-break/>medicis omnibus; quandoquidem veteres ita phlogosiu uo-<text:line-break/>minasse nemo fere ignorat. Demonstratum est autem in li-<text:line-break/>bro hunc praecedente ob quid et hydropicis et iis, qui sc<text:line-break/>aut potu aut cibis supra modum expleverunt, et praegnati-<text:line-break/>tibus, et prominentem ventrem habentibus, parvus et den-<text:line-break/>sus </text:span><text:span text:style-name="T47">fiat </text:span><text:span text:style-name="T2">spiritus, et tnnversim loquendo, omnibus quibus<text:line-break/>aliquod respiratorium organum coarctatur. Sic enim et<text:line-break/>asthmatiris et pulmonariis et suppuratis, et quibus spina<text:line-break/>dorsi magnopere dsstorta est, et quibus crudorum.tubereulo-<text:line-break/>rum collectio vel in thorace vel iii pulmone, ac denique<text:line-break/>omnibus, qnibus scirrhus, aut alius quispiam tumor insignis<text:line-break/>in quibusciimque praedictis partibus existit, necessarium est<text:line-break/>parvum et densum spiritum ducere, lliigitur neque vul—</text:span></text:p>
      <text:p text:style-name="P8"><text:span text:style-name="T2">geres quidem medicos latere possunt, neque affectiones ipsu-<text:line-break/>rum, ad quas necessario fequitur spirandi difficultas. Nam<text:line-break/>et affectus manifesti funt, </text:span><text:span text:style-name="T47">et </text:span><text:span text:style-name="T2">species dyspnoeae evidens est;<text:line-break/>et plerisque tantum non quotidie contingit. Verum, quod<text:line-break/>Hippocrates nihil ex tam manifestis scribat, saepe dejnonslra-<text:line-break/>tum esu Thucydides enim quae aegris contingunt velut idiota<text:line-break/>idiotis ccnscripfit; Hippocrates vero ut artifex artifiribus.</text:span></text:p>
      <text:h text:style-name="Heading_20_2" text:outline-level="2">Cap. VIIl</text:h>
      <text:p text:style-name="P85"><text:span text:style-name="T2">Dicamus igitur jam etiam ipsos difficulter<text:line-break/>spirantes aegrotos, in quibus non dignatus est non solum<text:line-break/>speciem difficilis respirationis, sed neque ipsum hoc solum<text:line-break/>simpliciter dicere, quod difficulter spiraverint. Quoniam<text:line-break/>vero septem sunt in universum epidemiorurn libri, et ex<text:line-break/>his septimus manifeste spurius esse omnibus ridetur, imo et<text:line-break/>reeentior ac interpolatus; quintus vere non magni Hippo-<text:line-break/>cratis Heraclidae filii, sed junioris filii Draconis; secundus<text:line-break/>vero ac quartus et sextus ah. aliquibus Hippocratis filii,<text:line-break/>ab aliis vero ipsius'Hippocratis esse putantur, non’tamen<text:line-break/>opera,' neque Graecis divulganda, scd commentarii potius</text:span></text:p>
      <text:p text:style-name="P10"><text:span text:style-name="T2">esse;» quibusdam vero, qui mihi accuratius librorum vim ex-<text:line-break/>pendisse videntur,, a Thessalo conscriptos esse quiirque libros<text:line-break/>conjectura est ;’ duos autem esse magni Hippocratis , </text:span><text:span text:style-name="T8">:</text:span><text:span text:style-name="T2">et oli id<text:line-break/>sane inscriptos esse </text:span><text:span text:style-name="T6">Libros</text:span><text:span text:style-name="T2"> ex parva tabella; Thessale</text:span><text:span text:style-name="T8">15</text:span><text:span text:style-name="T2"> vide—<text:line-break/>licet omnia,- quae pater suus scripferat; in idem coiicervitre •<text:line-break/>studente, quo nihil deperiret; solos autem reliquos ex nis<text:line-break/>feptem libris Hippocratis magni esse fere ab omnibus 'con-t<text:line-break/>cessum est, nempe primum et tertium (' proinde rationi eon**<text:line-break/>seutaneum mihi risum est prinium aegrotus nis' in libris</text:span><text:span text:style-name="T8">f<text:line-break/></text:span><text:span text:style-name="T2">conscriptos in manus sumere; postea vero etiam eossiquf<text:line-break/>in alsis epidernioruin libris''proditisunt, 'ipsis' statim anne-?<text:line-break/>ctere, prout sermonis consortiuin pustulaverit,' etiam quee-'<text:line-break/>cunque lu''aliis ipsius scriptis de respirandi difficultate rlietir<text:line-break/>sunt. Et sane primi omniunrr Anaxionis mentitmemefaela-n<text:line-break/>mus'; • quem, velut ipse ait, </text:span><text:span text:style-name="T6">febris acuta prehendiUsc-liatedin^<text:line-break/></text:span><text:span text:style-name="T2">dextri </text:span><text:span text:style-name="T6">dolor continuus, tustipii 'aridas,</text:span><text:span text:style-name="T2"> • neqste </text:span><text:span text:style-name="T15">\prilnse </text:span><text:span text:style-name="T6">'die,-<text:line-break/>lltts axpitebatr.'</text:span><text:span text:style-name="T2">, Ac</text:span><text:span text:style-name="T8">;</text:span><text:span text:style-name="T2"> primum hote ipsam demdnftremnislemiiP-<text:line-break/>tandem; quum brevlloquus sit Ilippeciatessilicfrllstiiijlie ipsi</text:span><text:span text:style-name="T8">9</text:span></text:p>
      <text:p text:style-name="P10"><text:span text:style-name="T2">uno yerbtecquod pleuriticus erat.Anaxion, dicere, sic rela-<text:line-break/>tis hujus,morbi lymptoinatis, per illa magis dignatus sit fa-<text:line-break/>cere de ipso enarrationem ? Neque enim tusis ipsi mos est,<text:line-break/>scd plane contrarius, . ad unum nomen et caput particularia<text:line-break/>sempey reducere. a.Neque vero verisimile est nunc eum </text:span><text:span text:style-name="T6">for-<text:line-break/>tuito</text:span><text:span text:style-name="T2"> fic scribere, qni xihil quicquam temere scribat. Quae-<text:line-break/>nam est igitur causa? Singulis morbis inlinjt symptomata<text:line-break/>alia necessario, alia ut plurimum. Eorum ipsorum, quae<text:line-break/>necessario lusunt, plures sunt differentiae; quaedam saepissi-<text:line-break/>rne videntur, et ob id naturae morbi propria esse creduntur;<text:line-break/>quaedam raro admodum, et ob rem aliquam praecipuam, pri-<text:line-break/>vatim obortam. Hippocrates igitur quum consuetae speries<text:line-break/>symptoinatum extiterint, trine sane solo. universali morbi<text:line-break/>numine .contentus est; .quum vero aliquid ex raris incidit,<text:line-break/>pcst universalem et communem totius morbi appellationem<text:line-break/>statim illal ipsum discriminat j quod fi plures aliquando con-<text:line-break/>spiciat uffeclionum species,,: quae singulae-,suprainommunem<text:line-break/>et consuetam naturam propria distinctione; opus,, habeant</text:span></text:p>
      <text:p text:style-name="P10"><text:span text:style-name="T2">tunc universale quidem transgreditur, enumerat autem sta-,<text:line-break/>tim singula particularia, tanquarn sane ex his etiam illud ma-<text:line-break/>nifestum fiati Pleuriticis itaque necessario accidit .et lateris<text:line-break/>dolor, et cum febre, </text:span><text:span text:style-name="T6">'et</text:span><text:span text:style-name="T2"> respirandi difficultas et tussis: non<text:line-break/>enim datur pleuriticum esse, cni non omnia haec adsuit;<text:line-break/>verum educi quicquam ab inflammatione una cum tussi, non<text:line-break/>qnidem necessarium est,' ut plurimum tamen contingit. Sic<text:line-break/>vero etiam eorum, quae educuntur, forma subrubra, aut<text:line-break/>subflava, aut spumosa existit. Quemadmodum autenr in jam'<text:line-break/>dictis aliud consuetum, aliud peregrinum est: sic' etiam lu<text:line-break/>ipsis, quae necessario accidunt, quaedam formae saepissime,<text:line-break/>quaedam raro videntur. Hippocrates itaque lu proposito<text:line-break/>nunc, aegroto Anaxione, quum particulares affectiones di-<text:line-break/>stinctione indigerent,-ut quae rarioris formae essent, lis au-<text:line-break/>temdistiuctis pleuriticum concursum manifeste cognitum<text:line-break/>iri videret, supervacaneum existimavit scribere, quod om-<text:line-break/>,nluo , cicca conscriptionem intelligi poterat. </text:span><text:span text:style-name="T6">Febris enim,<text:line-break/></text:span><text:span text:style-name="T2">inquit, </text:span><text:span text:style-name="T6">acuta corripuit, et dextri lateris dolor continuus.</text:span></text:p>
      <text:p text:style-name="P10"><text:span text:style-name="T6">et tujsivit aridas,</text:span><text:span text:style-name="T2"> </text:span><text:span text:style-name="T47">tussiculas </text:span><text:span text:style-name="T2">videlicet. Non Polum igitur,<text:line-break/>quod febris fuit, fed etiam qualisnam, didicisti; </text:span><text:span text:style-name="T6">nauta enim,<text:line-break/></text:span><text:span text:style-name="T2">inquit;- </text:span><text:span text:style-name="T47">et </text:span><text:span text:style-name="T2">nou solum quod lateris dolor, sed etiam qualis,<text:line-break/>nempe continuus; , </text:span><text:span text:style-name="T6">et</text:span><text:span text:style-name="T2"> non solum quod tusses, sed etiam<text:line-break/>quae et quales, nimirum </text:span><text:span text:style-name="T47">aridae, </text:span><text:span text:style-name="T2">neque quicquam expuentes.<text:line-break/>In eodem autem hoc sermone </text:span><text:span text:style-name="T47">didicisti </text:span><text:span text:style-name="T2">et- quod pleuriticus<text:line-break/>suerit hic homo;' nulli enim </text:span><text:span text:style-name="T47">ex </text:span><text:span text:style-name="T2">omnibus morius 'praedicta-<text:line-break/>rum affectionum concursus adest, praeterquam pleuritidi.<text:line-break/>Una itaque oratione et quod pleuritide conflictatus sit homo<text:line-break/>et qualis haec ipsa fuerit ostensum est. Quando vero re-<text:line-break/>spirandi difficultas necessario pleuritidem sequitur, scribere<text:line-break/>omisit, quod difficile spiraris. • Si namque et de hac quini<text:line-break/>quam peregrinum </text:span><text:span text:style-name="T47">ao </text:span><text:span text:style-name="T2">rarum, quod-diceret, habuisset; non<text:line-break/>utique tacuisset; quum vero scilicet consuetam speciem fer-<text:line-break/>varet; merito omisit. Quemadmodum, autem haectreliquit,<text:line-break/>sic alia ascripsit,- quae neque necessario pleuriticis adsunt,<text:line-break/>neque ut plurimum, neque ex dictis lutelligi possunt '• </text:span><text:span text:style-name="T6">fn-<text:line-break/></text:span><text:span text:style-name="T2">qurt enim, </text:span><text:span text:style-name="T6">siticulosius, vigildns</text:span><text:span text:style-name="T2"> in </text:span><text:span text:style-name="T6">urinae; autem 'coloratde,<text:line-break/>multae, tenues -;</text:span><text:span text:style-name="T2"> deinde inferens, </text:span><text:span text:style-name="T6">sexto. ddUritn st a.d dalasai-</text:span></text:p>
      <text:p text:style-name="P10"><text:span text:style-name="T6">ctoria vero nihil</text:span><text:span text:style-name="T2"> remittebat. Horum nihil neque necessa-<text:line-break/>rio pleuriticis adest neque ut plurimum. Si vero et septi-<text:line-break/>mi diei audiveris enarrationem, adhuc manifestius cognosces<text:line-break/>voluntatem viri.- Habet autem hoc modo: </text:span><text:span text:style-name="T6">Septimo die rnn-r<text:line-break/>gis laboravit, scbrts enim increvit, et dolores non</text:span><text:span text:style-name="T2"> remise-<text:line-break/>runt, </text:span><text:span text:style-name="T6">tustsesque inscsiabant, ac difficulter spirabat.</text:span><text:span text:style-name="T2"> Hic<text:line-break/>sane difficilis spirationis mentionem ferit, hominem male af-<text:line-break/>fici conclusurus, inter alia etiam ipsam recensens, quae a<text:line-break/>principio quidem ipsi inciderant, non cessaverant tamen ne-<text:line-break/>que remiserant. Febres enim etiam increvisse affirmat; re-.<text:line-break/>liqua vero tria (quatuor enim sunt comperta, quae pleuri-<text:line-break/>ticum concursum perficiunt) eadem permansisse ait, ; dolores,<text:line-break/>tusses ac difficilem spirationem, ab ipsa morbi substantia col- •<text:line-break/>ligens ratiorinando, hominem laboriose assici. Si enim, ex<text:line-break/>affectionibus ipsum mofbum,constituentibus, quae quatuor<text:line-break/>erant, tres qnideni eodem modo habentes permanebant, •<text:line-break/>quarta vero etiam deterior reddebatur, omnibus manifestum<text:line-break/>est, quod homo male habebat. , Quate palam rides eum dif- ,</text:span></text:p>
      <text:p text:style-name="P10"><text:span text:style-name="T2">sicilis respirationis mentionem </text:span><text:span text:style-name="T47">propterea </text:span><text:span text:style-name="T2">fecisse, quod ea<text:line-break/>opcs suerit ad constitutionis morbi praenotionem, alias ipsi-<text:line-break/>us haud ullam mentionem facturus. Et ob id primum hunc<text:line-break/>aegrum ex omnibus proposui, ut ostendam eum non male<text:line-break/>nunc difficilis respirationis mentionem facere, de qua per<text:line-break/>initia nihil dixit, quod prorsus ea non opus esset. </text:span><text:span text:style-name="T47">Si </text:span><text:span text:style-name="T2">enim<text:line-break/>mentem adhibueris dictioni, invenies ipsum hoc indicare.<text:line-break/></text:span><text:span text:style-name="T6">Septimo,</text:span><text:span text:style-name="T2"> inquit, </text:span><text:span text:style-name="T6">magis laboravit, nam et jebris increvit,<text:line-break/></text:span><text:span text:style-name="T2">inquit, et </text:span><text:span text:style-name="T6">dolores</text:span><text:span text:style-name="T2"> non remiserunt, tussesque infestabant; ac<text:line-break/>difficulter spirabat. Hic enim, ut dixi, unum quidem </text:span><text:span text:style-name="T6">malum<text:line-break/></text:span><text:span text:style-name="T2">increvisse ostendit, reliqua, vero manere iri eodem statu.<text:line-break/>Nam quod ostendit per hoc, </text:span><text:span text:style-name="T6">non remiserunt,</text:span><text:span text:style-name="T2"> id ipsum etiam<text:line-break/>in reliquis tussibus, et difficili spiratione, ex communi in-<text:line-break/>telligere oportet, quum familiarissima sit ejusmodi loquendi<text:line-break/>ratio non Hippocrati solum, sed et assis veteribus fere omni-<text:line-break/>bus. Ut enim dolores nihil remittebant, sic etiam tusses lu-<text:line-break/>fellabant, eodem modo scilicet, nihil remittentes; et diffi-<text:line-break/>culter spirans erat, eodem videlicet modo, nihil remittente<text:line-break/>difficili spiratione. Quin et ipsa vox erat idem ac simi-</text:span></text:p>
      <text:p text:style-name="P10"><text:span text:style-name="T6">liter ut prius-.</text:span><text:span text:style-name="T2"> Non enim, difficulter spirans factus eit, di-<text:line-break/>xit, quamvis dicere potuisset</text:span><text:span text:style-name="T47">; </text:span><text:span text:style-name="T6">et</text:span><text:span text:style-name="T2"> magis utique quum omnia<text:line-break/>alia dixisset, si circa septimum haec affectio lusuper accessis-<text:line-break/>set, cum non fuisset prius ;‘sed nec accessit videlicet; ornni-<text:line-break/>no enim a principio ipsam cum aliis consistere oportebat.<text:line-break/>Recte itaque Hippocrates docuit, lu principio quidem enar—<text:line-break/>rationis ipsam omittens, postea vero ejus mentionem faciens-<text:line-break/>At vero in aliis multis aegrotis ut in principio omisit, 'sic<text:line-break/>neque in progressu sermonis difficilis spirationis mentionem<text:line-break/>facere videtur. Caeterurn omiies ipsos deinceps nseribam,<text:line-break/>tum qui in primo epidemi orum, ut dixi, tum qui in tertio<text:line-break/>sunt conscripti, ubi prius apposuero, quae desunt adhuc ex- </text:span><text:span text:style-name="T24">‘<text:line-break/></text:span><text:span text:style-name="T2">politioni in praescriptum aegrotum. Quemadmodum igitur<text:line-break/>eum difficulter spirasse ex ipsa morbi natura cognovissemus,<text:line-break/>etiamsi non postea ah ipso Hippocrate nictum esset; sic etiam<text:line-break/>difficilis spirationis. speciem ipsi parvam ac densam spisse ‘<text:line-break/>non obcurum est, etiamsi Hippocrates non scribat Ut enim<text:line-break/>qmni pleuritici difficulter spirent apparet, sic etiam quod</text:span></text:p>
      <text:p text:style-name="P10"><text:span text:style-name="T2">parvam ac densam spirationem habeant,. Diximus autem<text:line-break/>antea Hippocratem mhiI eorum, quae etiam aliis manifeste<text:line-break/>cognoscuntur, scribere. • At etiam deliravitliic homo; dicit<text:line-break/>igitur sic, de ipso: </text:span><text:span text:style-name="T6">Sexto delirus.</text:span><text:span text:style-name="T2"> Sed hoc quidem </text:span><text:span text:style-name="T6">nor,.<text:line-break/></text:span><text:span text:style-name="T2">ut morbum natura sua mentem percellentem, sed ut affectum<text:line-break/>validarum pleuritidum consectarium, non sane commutatio-<text:line-break/>nem ex dolore superaturum erat , neque per se ipsum diffi-<text:line-break/>cilis,respirationis speciem formaturum; verum quum dolor<text:line-break/>lateris vehemens existeret, per se ipsum omnino respiratio-<text:line-break/>nem alteraturus erat. Si autem ex hypothesi dolor obscu-<text:line-break/>rus fuisset, delirium vero vehemens, omnino sane'aut per-<text:line-break/>fecte delirium dolorem superasset,- aut certe plurimum; at-<text:line-break/>que ita per totum morbum talis aegrotus magnum et rarum<text:line-break/>spiritum duxisset; aut Ut plurimum quidem sic, raro autem<text:line-break/>parvum et densum; et hoc prius Hippocrates prorsus sigui-<text:line-break/>ficasset, ut in adolescente Meliboeo</text:span><text:span text:style-name="T6">; huic enim</text:span><text:span text:style-name="T2"> et hypo-<text:line-break/>chondrii tensic quaedam fubrnollis 'erat, fed et magno-<text:line-break/>pere desipicbati Scribit itaque de tensione qnidem sic;</text:span></text:p>
      <text:p text:style-name="P10"><text:span text:style-name="T6">hypochondrii tensio sidbmollis, oblonga ex utrisque.</text:span><text:span text:style-name="T2"> De de-<text:line-break/>fipientia vero sic-: </text:span><text:span text:style-name="T6">decimo die. sensim deliravit, decimo quarto<text:line-break/>multum delirabat,</text:span><text:span text:style-name="T2"> vigesimo </text:span><text:span text:style-name="T6">furebat,</text:span><text:span text:style-name="T2"> inquit. Sola itaque<text:line-break/>vox </text:span><text:span text:style-name="T12">ὲξεμάνη </text:span><text:span text:style-name="T6">i. e. furebat,</text:span><text:span text:style-name="T2"> sufficiebat ad delirii magnituuinem<text:line-break/>indicandam; sed et quod moderatus esset ac taciturnus ado-<text:line-break/>lescens, non parum magnitudinem delirii auget; siquidem<text:line-break/>sane et in praedictionum libro, </text:span><text:span text:style-name="T6">responsiones temerarias,</text:span><text:span text:style-name="T2"> ne-<text:line-break/>dum deliria ipsa, </text:span><text:span text:style-name="T6">malas,</text:span><text:span text:style-name="T2"> </text:span><text:span text:style-name="T47">essie </text:span><text:span text:style-name="T2">ait in modestis; neque enim<text:line-break/>alterius rei gratia lu decimi diei enarratione, ea quae ad rno-<text:line-break/>res adolescentis pertinent, adscripsit. Ut vero ne putare-<text:line-break/>mus, propterea quod scriptum est, </text:span><text:span text:style-name="T6">deliravit sensim,</text:span><text:span text:style-name="T2"> sim-<text:line-break/>plex quoddarn et vulgare esse, delirium, ob id sane </text:span><text:span text:style-name="T6">inferi,<text:line-break/>erat autem moderatus et taciturnus,</text:span><text:span text:style-name="T2"> per quae omnia vehe-<text:line-break/>nrentiam delirii indicavit.. At vero tensionem hypochonv „<text:line-break/>drii ex utraque parte, fortassis putaverit- aliquis, parvum ac<text:line-break/>densum spiritum effecturam; verum per. ea quae, de ipsa, seris<text:line-break/>psit, ratione ostendit ipsam a delirio victam esse; neque enim</text:span></text:p>
      <text:p text:style-name="P10"><text:span text:style-name="T2">simpliciter dixit, </text:span><text:span text:style-name="T6">erat autem hypochondrii tensio,</text:span><text:span text:style-name="T2"> sed appo-<text:line-break/>fnit, </text:span><text:span text:style-name="T6">siubtnollis,</text:span><text:span text:style-name="T2"> ostendens, quod non fuerit cum magno,tu-<text:line-break/>rnore. Molle enim est vacuum. Ex verbo autem </text:span><text:span text:style-name="T6">oblonga<text:line-break/></text:span><text:span text:style-name="T2">contrarium ostendit ei, quod ipse saepe dicit, </text:span><text:span text:style-name="T6">hypochondrio<text:line-break/>revulsa.</text:span><text:span text:style-name="T2"> Quum enim a septo transverso tenditur, tunc<text:line-break/>quidem revellitur ac totum occultatur, ad thoracem tra- •<text:line-break/>ctum; quum vero ab aliqua infra sita parte, tunc sane ob-<text:line-break/>longa ipsa tensio apparet; non est enim quicquam ante situm,<text:line-break/>quod ipsam occultet, ut in thorace sunt tum costae spuriae,<text:line-break/>tum ipsum pectus. Non solum igitur ex nis palam est, para<text:line-break/>vam oinnino. suisse affectionem circa hypochondrium ad dif-<text:line-break/>ficilis respirationis generationem, fed et ex eo quod Hippo-<text:line-break/>crates de ipsius dolore nihil ascripserit, non taciturnus, si<text:line-break/>cum dolore fuisset, quum ipsi mos.fit, ut nihil ejusmodi re-<text:line-break/>rum negligeuter praetereat Si igitur haec ipsa omnino<text:line-break/>erant parva (neque enim tumor aliquis magnus erat in ipso,<text:line-break/>neque dolor, neque septum transversum premebat, sed per<text:line-break/>totum extendebatur ventrem) delirio vero contra nihil de-’</text:span></text:p>
      <text:p text:style-name="P10"><text:span text:style-name="T2">erat; quo minns inaxitntun et gravissimum esset; pro ratione<text:line-break/>utique ab ip io-penitus evicta est hypochondrii affectio ,, ut<text:line-break/>ob id per totum morbum respiratio rura et magna sit sacta.<text:line-break/>Et propterea Hippocrates utriusque -simul meminit, tum fpe-<text:line-break/>ciei difficilis spirationis tum hypochondrii affectionis. Ha-<text:line-break/>bet autem ita textus</text:span><text:span text:style-name="T47">:' </text:span><text:span text:style-name="T6">Spiritus</text:span><text:span text:style-name="T2"> rarus, </text:span><text:span text:style-name="T6">rtuignus pier tempus,<text:line-break/>hypochondrii tansio subrnollis t</text:span><text:span text:style-name="T2"> ut ne quis negligenter prae-<text:line-break/>tereat sermonem, sed duas dernfeeps legens affectiones, con-<text:line-break/>trariam difficilis respirationis speciem efficere solitas</text:span><text:span text:style-name="T47">, </text:span><text:span text:style-name="T2">consi-<text:line-break/>deret causam, cur omnino qnidem superet delirium, vinca-<text:line-break/>tur autem hypochondrii tensio. Verum nos sane et causam<text:line-break/>diximus et mentem viri exposuimus, et oportet nos jam<text:line-break/>alio digressos reliquam propositi sermonis partem explicare.<text:line-break/>Quum enim delirium perfecte vicerit contrariam affectionem,<text:line-break/>ipsum solum per propriam-vim respirationem alterat; velut<text:line-break/>in praescripto dictum est adulescentulo;' qui in tertio epide-<text:line-break/>miorurn ultimus recensetur. At vero ’quod etiam dolore</text:span></text:p>
      <text:p text:style-name="P10"><text:span text:style-name="T2">perfecte exuperante, nihil appareat difficultatis spirandi de-<text:line-break/>lirii consectariae, in, Anaxione demonstravimus, qui et ipse<text:line-break/>in tertio epidemiorum scriptus est octavus a pestilenti con-<text:line-break/>stituti,one. ln Dealcis autem rursusuxore, cujus etiam an-<text:line-break/>lea mentionem fecimus, octava.ab hoc., decirnaquinta post<text:line-break/>pestilentem constitutionem scripta, ut plurimum quidem de-<text:line-break/>. liriuin exuperat, ruro vero exuperatur; verum verba paulo<text:line-break/>.anle, quum exponerem quid significet, per tempus, ascripsi;<text:line-break/>nunc, vero affectiones ipsas pugnantes referam, fequuturus<text:line-break/>et hic .sermones ab Hippocrate prolatos. Nulla itaque do-<text:line-break/>loris affectio huic mulierculae accidisse..ridetur, praevaluit<text:line-break/>autem, perfrigeratio, marcescente infito. calore; ex eo enim<text:line-break/>quod scriptum est de ipsa -: </text:span><text:span text:style-name="T6">Febres ad manum tenues, extre-<text:line-break/>marum partium frigus,</text:span><text:span text:style-name="T2"> hoc ostenditur </text:span><text:span text:style-name="T10">;</text:span><text:span text:style-name="T2"> et ex eo, quod per<text:line-break/></text:span><text:span text:style-name="T6">totum morbum contegebaturr,</text:span><text:span text:style-name="T2"> quum enim dixisset, ab </text:span><text:span text:style-name="T6">initio<text:line-break/></text:span><text:span text:style-name="T2">aptem contegebatur, postea lu fine totius narrationis<text:line-break/></text:span><text:span text:style-name="T6">semper contegebatur aiti</text:span><text:span text:style-name="T2"> Quin et ex moerore initium<text:line-break/>sumpsisse., his consentit. Quid enim inquit ? </text:span><text:span text:style-name="T6">Febris aum</text:span></text:p>
      <text:p text:style-name="P10"><text:span text:style-name="T6">horrore ex moerore corripuit.</text:span><text:span text:style-name="T2"> r-.Sed er ipsa febris horrifica<text:line-break/>eandem ob causam facta esu Et sane etiam hoc, 'quod po-<text:line-break/>talenta ventrem pertransirent, neque parvo, tempore cons.<text:line-break/>sistentia, maximmn signum est innatum calorem extluguu<text:line-break/>Quin et cutis arida nihil aliud est quam resiccata. Deperit<text:line-break/>autem una cum ejusmodi siccitatibus lunatus calor. At </text:span><text:span text:style-name="T6">-ve-<text:line-break/>ro,</text:span><text:span text:style-name="T2"> quod haec omnia in ipsa facta sint, docent haec verba.<text:line-break/></text:span><text:span text:style-name="T6">Decimo septimo enim,</text:span><text:span text:style-name="T2"> inquit, </text:span><text:span text:style-name="T6">irritationes a ventre</text:span><text:span text:style-name="T2"> turbu-<text:line-break/></text:span><text:span text:style-name="T6">lentae, postea vero ipsi potus pertransibant, neque consisid~<text:line-break/>bant, omnino nihil sentiebat, cutis aridae circumtensio.<text:line-break/></text:span><text:span text:style-name="T2">Jure igitur per totum morbum magnus et rarus spiritus prae-<text:line-break/>valuit; intercedebat autem aliquando etiam lueris, periri-</text:span><text:span text:style-name="T8">1</text:span><text:span text:style-name="T2">-<text:line-break/>gerationes sequens. In memoriam autem revocabo etiam<text:line-break/>nunc ipsos textus, ut antea jam ascripsi: </text:span><text:span text:style-name="T6">Decirno quarto spi-,-<text:line-break/>ritus rarus, magnus ', per tempus, et rursus brevisipira.<text:line-break/>Jscigesirno verba multa, rursus sedata esi, taciturna, brevi-:<text:line-break/>spira, si'igesimo primo mortua esi. Huic perpetua spiri-<text:line-break/>tus</text:span><text:span text:style-name="T2"> rarus, </text:span><text:span text:style-name="T6">magnus.</text:span><text:span text:style-name="T2"> Hic igitur delirium perfrigerationem</text:span></text:p>
      <text:p text:style-name="P10"><text:span text:style-name="T2">superabat, et propterea raro quidem brevispira, per omnem<text:line-break/>-vero morbum longispira observata esu Vice versa luPythione,<text:line-break/>-cujus jam antea memini, brevis spiratio per totum quidem mor-<text:line-break/>bum ecat, raro autem quandoque longa spiratio contingebat;<text:line-break/>atque </text:span><text:span text:style-name="T6">id</text:span><text:span text:style-name="T2"> ratione; duae enim oppenebantur delirio affectiones<text:line-break/>-brevis spirationis causae, dolor et perstigeratio, quae ambae<text:line-break/>parvam respirationem facere solent; verum dolor cum densi-<text:line-break/>tate, perfrigeratio vero cum raritate. Eum itaque delirasse,<text:line-break/>saepe scriptum est apertis verbis ab ipso Hippocrate, ut hoc<text:line-break/>qnidem neminem latere possit; sed neque dolor in alvo, nam<text:line-break/></text:span><text:span text:style-name="T6">et</text:span><text:span text:style-name="T2"> hic aperte sic scriptus est: </text:span><text:span text:style-name="T6">In alvo gravitas cum dolore-<text:line-break/></text:span><text:span text:style-name="T2">qiiod vero' perfrigeratus suisset, et insitus calor contabesce-<text:line-break/>ret,, clarum ex his fit : </text:span><text:span text:style-name="T6">Secundo circa medium diem frigus<text:line-break/>extremarum partium., verum rnagis circa manus et caput.<text:line-break/></text:span><text:span text:style-name="T2">Dejrtde consequenter </text:span><text:span text:style-name="T6">in tertii diei</text:span><text:span text:style-name="T2"> enarratione: </text:span><text:span text:style-name="T6">siero circa<text:line-break/>salis, occasum Jubfrigesuctus esi parum,</text:span><text:span text:style-name="T2"> ,,In quarto autem<text:line-break/>die, non solum frigus, scd etiam quod recalefactus sit post<text:line-break/>tempus,, , ascriptum' est. Clarius autem .adhuc de octavo die<text:line-break/>narrans: </text:span><text:span text:style-name="T6">mane quidem dormivit,</text:span><text:span text:style-name="T2"> inquit, </text:span><text:span text:style-name="T6">parum,siatim au-</text:span></text:p>
      <text:p text:style-name="P72"><text:span text:style-name="T40">,*r:£-n&lt;' </text:span><text:span text:style-name="T29">'su,sum- '<text:tab/>;</text:span></text:p>
      <text:p text:style-name="P9"><text:span text:style-name="T6">tem scigus; siero excalejactus esi,</text:span><text:span text:style-name="T2"> rursiis item in decimo<text:line-break/>die, </text:span><text:span text:style-name="T6">multumscigus,</text:span><text:span text:style-name="T2"> ait. Ex his igitur manifestum est, fri-<text:line-break/>gus etiam, non solum dolorem et delirium suille Pythioni.<text:line-break/>Quod vero praevaluerit quidem brevis spiratio, suerit autem<text:line-break/>et quaedam longa spiratio, perspicuum ex secundi diei enar-<text:line-break/>ratione redditur. Sic eniin scriptum est; </text:span><text:span text:style-name="T6">Jdrevispirus ad<text:line-break/>tempus</text:span><text:span text:style-name="T2"> ninitum. Hoc enim quod ait, ad tempus multum,<text:line-break/>indicat non Polum suisse brevem spirationem, scd et ipsam<text:line-break/>longam spirationem ab illa fuperataur. Porro hic Pythion<text:line-break/>in tertio epidemiorurn scriptus est tertius post nestilentem<text:line-break/>constitutionem. Quare licet unicuique per se diutius in ip-<text:line-break/>sius senis sermonibus immorari, ne nos omnes ipsus ascri-<text:line-break/>bendo longum sermonem faciamus.</text:span></text:p>
      <text:h text:style-name="Heading_20_2" text:outline-level="2">Cap. IX.</text:h>
      <text:p text:style-name="P78"><text:span text:style-name="T2">Eninrvero, quod nullam dictionem his a<text:line-break/>nobis prolatis contrariam volentes praetermittamus, maxi-’<text:line-break/>me is crediderit, qui ad ipsos, libros legendos accesserit. Ob<text:line-break/>idque indicamus nos, tunr in quo libro aeger, de quocunque<text:line-break/>tandem nobis subinde sermo fit; scriptus sit, tum quotus</text:span></text:p>
      <text:p text:style-name="P10"><text:span text:style-name="T2">aut a principio, aut a constitutione numerandi exordio fa-<text:line-break/>cto, ut ne quis cunctetur ob haec,, et circa inventionem pigri-<text:line-break/>tetur aut citra experimentum nobis </text:span><text:span text:style-name="T6">credat,</text:span><text:span text:style-name="T2"> quod minime<text:line-break/>expetimus, aut nos suspectos habeat tanquam qui scripta de-<text:line-break/>pravemus, quod inulti interpretes fecerunt. Verum illi<text:line-break/>propterea libros silent ac volentes celant, ex quibus fre-<text:line-break/>quenler adscrihunt dictiones; nos vero non ipsos solum, scd<text:line-break/>et locos ipsos ac capita indicamus, quo quae volumus facili-<text:line-break/>us reperiri queant; scimus enim firmiorem fidem habituros<text:line-break/>illos eorum, quae dicimus, qni totum libri locum legerint,<text:line-break/>ex quo textum ascribimus. Caeterurn praedictorum aegro- -<text:line-break/>num mentionem nos facere sermonis sequela coegit, qnum<text:line-break/>vellemus ostendere, quonam modo interdum solum deliri-<text:line-break/>um spirandi dissicult -.tem efficiat, contrariam evincens affe-<text:line-break/>ctionem; interdum vero penitus superatum etiam ipsum eva-<text:line-break/>nescat, atque interdum quidem, ut plurimum exuperet, ra-<text:line-break/>ro intercidente diversa spirandi difficultate; aliquando </text:span><text:span text:style-name="T6">'vero<text:line-break/></text:span><text:span text:style-name="T2">exuperetur, ruro ipsum apparens. Et jam sane perspicuum</text:span></text:p>
      <text:p text:style-name="P10"><text:span text:style-name="T2">est id,, quod a principio dicebamus, </text:span><text:span text:style-name="T10">(</text:span><text:span text:style-name="T2">nempe cui magnus et<text:line-break/>rarus est.spiritus, huic omnino esse etiam delirium; cui vero<text:line-break/>delirium, huic non omnino magnum et rarum esse spiritum.</text:span></text:p>
      <text:h text:style-name="Heading_20_2" text:outline-level="2">Cap. X.</text:h>
      <text:p text:style-name="P78"><text:span text:style-name="T2">Quod autem propositis deest, id orationi<text:line-break/>addamus, omnes aegrotos tum in- primo tum in tertio epi-<text:line-break/>demiorum scriptos percurrentes, a primo usque ad ultimum<text:line-break/>omnium eundem orationi ordinem ponentes, quem ipse lu<text:line-break/>scribendo observavit. Primus itaque omnium Philiscus,’<text:line-break/>quod quidem delirarit ac magnum et rarum spiritum liabu-<text:line-break/>erit, superioribus sermonibus Hippocratis dictionem inseren-<text:line-break/>tes demonstravimus; quod vero nullus dolor ipsi luerit lu<text:line-break/>ulla partium, quibus affectis parvam ac densam fieri respi-<text:line-break/>rationem dicebamus, nunc ostendemus, </text:span><text:span text:style-name="T24">ipsa </text:span><text:span text:style-name="T2">etiam hic senis<text:line-break/>dictione in memoriam revocata, quae sic </text:span><text:span text:style-name="T24">habet: </text:span><text:span text:style-name="T6">Splen intu-<text:line-break/>muit orbiculari gibbo.</text:span><text:span text:style-name="T2"> Neque igitur alias dolori obnoxium<text:line-break/>riscus splen, neque septum transversum premit, sicut hepar<text:line-break/>et venter, nisi maximum sane habeat tumorem circa caput,<text:line-break/>quod in Phllisco non erat, et ob id splen ipse sufficiens mi-</text:span></text:p>
      <text:p text:style-name="P73"><text:span text:style-name="T2">nime erat, ut spirandi difficultatem ex delirio inductam su-<text:line-break/>peraret , quum neque dolorem, neque septum transversum<text:line-break/>premeret. At vero Silenus,. qui deinceps scriptus est, cujus<text:line-break/>item in superioribus sermonibus post Phlliscum mentionem<text:line-break/>fecimus, quod rarum et magnum etiam ipse habuerit spiri-<text:line-break/>tum, et quod delirarit, illic ostendimus; quod vero nullam<text:line-break/>affectionem habuerit, quae delirium superare posset, hoc lo-<text:line-break/>co demonstrabitur. • Etenim tertii diei ipsius morbi enarratio<text:line-break/>et lioc scriptum habet 5 </text:span><text:span text:style-name="T6">hypochondrii distentio , ex utraque<text:line-break/>parte oblonga, ad umbilicum Jubntodlis.</text:span><text:span text:style-name="T2"><text:tab/>Igitur et ad umbla</text:span></text:p>
      <text:p text:style-name="P7"><text:span text:style-name="T2">licum secedebat distentio, neque dolor quispiam neque tu-.<text:line-break/>nror memorabilis erat, Quin et quod in fine dictum est,<text:line-break/></text:span><text:span text:style-name="T6">hypochandrH palpitatio,</text:span><text:span text:style-name="T2"> ueque ipsum sufficiens est difficilem<text:line-break/>ex delirio respirationem alterare. Dictum enim sexcenties<text:line-break/>jain est, aut dolorem esse oportere in aliqua parte, 'quae per<text:line-break/>respirationes moveatur, aut aliquod ex respiratoriis organis<text:line-break/>coarctari, ut parvu? et densus spiritus fiat. Igitur neque •<text:line-break/>' Silenns hic, ut neque prior Philiscus,. aliquam aliam affe-<text:line-break/>ctionem habuit,. quae respirationem alterare posset, praeter-</text:span></text:p>
      <text:p text:style-name="P10"><text:span text:style-name="T2">quam delirium. Neque enim dolor, neque compressio orga-s<text:line-break/>norum respirabilium, imo neque perfrigeratio aliqua aderat,.,<text:line-break/>qualem in tertio epidemiorunr Pythionr et Dealcis uxori fa-<text:line-break/>ctam esse ostendimus. Caeterurn tres deinceps ab nis fcri-s’<text:line-break/>ptos, Heropliontem et Philini et Epicratis uxorem, reperias, </text:span><text:span text:style-name="T36">T<text:line-break/></text:span><text:span text:style-name="T2">si diligenter enarrationes de ipsis perlegeris, niluus delirium<text:line-break/>habere, quain ut ex hoc respiratio alterari possit. Sed TZe-<text:line-break/></text:span><text:span text:style-name="T6">rophonti splen elatus esiet hypochondrii, .</text:span><text:span text:style-name="T2"> nit</text:span><text:span text:style-name="T6">, disientio,.<text:line-break/></text:span><text:span text:style-name="T2">neque apponens, </text:span><text:span text:style-name="T6">siubmollis,</text:span><text:span text:style-name="T2"> neque </text:span><text:span text:style-name="T6">oblonga,</text:span><text:span text:style-name="T2"> neque </text:span><text:span text:style-name="T6">ad um~.<text:line-break/>bilioum-,</text:span><text:span text:style-name="T2"> quare huic partes circa septum transversum rusiam-<text:line-break/>matae fuerunt, quod primum et principalissimum respiratio-<text:line-break/>num organum esse, a nobis in commentariis de caulis respi-s<text:line-break/>rationis est monstratum At vero, </text:span><text:span text:style-name="T6">Philini uxor dolebat,<text:line-break/></text:span><text:span text:style-name="T2">inquit, cor et </text:span><text:span text:style-name="T6">hypochondrium dextrum. Epicratis vero<text:line-break/>uxor</text:span><text:span text:style-name="T2"> non folum cor </text:span><text:span text:style-name="T6">doldbat,</text:span><text:span text:style-name="T2"> fed et </text:span><text:span text:style-name="T6">lateris,</text:span><text:span text:style-name="T2"> ait, </text:span><text:span text:style-name="T6">sinistri gra-<text:line-break/>vitatem cum dolore habuit.</text:span><text:span text:style-name="T2"> Qb rd igitur neque, afcripsit<text:line-break/>ulli horum parvum et densum spiritum, fed penitus obticuit,<text:line-break/>morem hunc habens, ut etiam antea ludicavimus , ut'quae,</text:span></text:p>
      <text:p text:style-name="P10"><text:span text:style-name="T2">omnibus manifeste cognoscuntur, relinquat. Manifestissima-<text:line-break/>autem et omnibus nota erat, ut item ostendimus, respirandi<text:line-break/>difficultas in parvitate ac densitate, quam necessario prae-,<text:line-break/>scripti tres aegri habebant. Quin et Cleauactides, qui post<text:line-break/>ipsus scriptus est, .itidem necessario similiter difficulter spira-<text:line-break/>bat ob sinistri lateris dolorem; verum neque in hoc quic-<text:line-break/>qnam scriptum est de difficilis spirationis specie, ut quae ci-<text:line-break/>tra scriptionem intelligi possit, neque vero deliravit </text:span><text:span text:style-name="T47">hic </text:span><text:span text:style-name="T2">Cle-<text:line-break/>anactides. Qui vero post eum scriptus est Meton, neque<text:line-break/>quae dolorem inferre posset, neque quae aliquod respirandi,<text:line-break/>organum coarctare valeret, affectionem habuit, imo neque.<text:line-break/>delirii ullum morbosum argumentum; verum quid praeter<text:line-break/>opinionem et quod occurrere non valde solet, ipsi accidit.<text:line-break/>Quinto enim dic sanguine ex naribus effusis cum sudore, per-.<text:line-break/>fecte judicatus est. Sanguinem igitur effundebat adhuc etiam<text:line-break/>post judicationem, vigil existens; imo et </text:span><text:span text:style-name="T6">praeterloqudbatur,<text:line-break/></text:span><text:span text:style-name="T2">inquit, quamvis ante judicationem penitus non deliraret; et<text:line-break/>oli id etiam nos diximus nullam morbosam affectionem deli-</text:span></text:p>
      <text:p text:style-name="P10"><text:span text:style-name="T2">rii ipsi affuisse. Verum sic delirabat hic, ut ebriis contingit,<text:line-break/>ex capitis repletione; ob hoc autem et vocem </text:span><text:span text:style-name="T6">praeterloque-<text:line-break/>batur</text:span><text:span text:style-name="T2"> Hippocrates scripsit, ut ostenderet similitudinem ebri-<text:line-break/>etatis ipsi factam ex capitis repletione. Pervenit enim non<text:line-break/>pauca sanguinis copia ad ipsum, ut ex nis, quae contigerunt,<text:line-break/>conjectare licet, ob quam sane totus morbus est judicatus,<text:line-break/>suscipiente nimirum capite omnem ipsius astectionem. Ve-<text:line-break/>rum ex hoc sanguine non parum statim quinto die impetuose<text:line-break/>excretum est cum sudore; multo vero plus quam evacuatum-<text:line-break/>est, in capite remansit, quod ipsum gravavit, et hominem<text:line-break/>delirare coegit Unde Hippocrates balueis capitis usus est,<text:line-break/>luquiens, </text:span><text:span text:style-name="T6">sanguinem e naribus saepe posi crisin fundebat.<text:line-break/></text:span><text:span text:style-name="T2">Quare in hoc non Colum nullum difficilis respirationis mo-<text:line-break/>dum scripsit, sed neque </text:span><text:span text:style-name="T24">an </text:span><text:span text:style-name="T2">principio difficulter spiraverit.<text:line-break/>Non enim quomodocunque deliria loquentibus, aut ternulen-<text:line-break/>tis, sed solis desipientibus magnus et rarus fit spiritus; ob<text:line-break/>rdque lu praenotionibus ait:. </text:span><text:span text:style-name="T6">Spiritus magnus et per longum</text:span></text:p>
      <text:p text:style-name="P10"><text:span text:style-name="T6">tempus, desipientiamsignificat.</text:span><text:span text:style-name="T2"> At aegrotus, qui post ip-<text:line-break/>fpm </text:span><text:span text:style-name="T6">scriptus esi,</text:span><text:span text:style-name="T2"> Erasinus, . necessario difficulter spirabat;<text:line-break/>at praetermissa est spirandi difficultas ob saepe dictam cau-&gt;,<text:line-break/>sani Nusquam enim prorsus ullam molestam affectionem,<text:line-break/>aut respirandi organa prementem praedixisse apparet, atque<text:line-break/>deinceps sequentem difficilem spirationem ascripsisse, sed ubi-<text:line-break/>que velut omnibus notam reliquisse. Quod vero fuerit ejus-<text:line-break/>modi affectio ipsi Erasino, clarum fecit quum dixit: Ziypo-<text:line-break/></text:span><text:span text:style-name="T6">chondriasublimia, distentio cum dolore.</text:span><text:span text:style-name="T2"> Magnitudinem enim<text:line-break/>inflammationis declarat, ob quam, tametsi homo delirabat,<text:line-break/>non limen difficilem spirationem delirio propriam passus est,<text:line-break/>aut cerle hujus omnino mentionem Hippocrates fecisset.<text:line-break/>Quemadmodum enim parvam et densam in doloribus contin-<text:line-break/>gentem semper omittere repetitur, propterea quod estmani-<text:line-break/>festa; ita quum eam, quae in deliriis contingit, norit ambi-<text:line-break/>guam, nusquam reliquit neque indefinitam praeteriit. Nam<text:line-break/>quae in Critone post eum deinceps scripto acciderunt, mani- .<text:line-break/>festam causam habent. Quum enim secundo .die mortuus</text:span></text:p>
      <text:p text:style-name="P10"><text:span text:style-name="T2">sit inopinatissime, ut ex ipsa narratione discere licet, merito<text:line-break/>de respirationis difficultate quicquam dicere omisit Hippo-<text:line-break/>crates, aut </text:span><text:span text:style-name="T47">quod </text:span><text:span text:style-name="T2">qualis ea fuerit non obscrvarit, aut quod<text:line-break/>mentionem ejus facere non sit dignatus; utrumque enim ip-<text:line-break/>sorum rationi consentaneum existit: quod non observaverit<text:line-break/>quidem, tum ob mortis celeritatem, tum propter symptoma-<text:line-break/>tum admirabilitatem; non' enim mediocriter mirum, homi-<text:line-break/>nem obambulantem, et consueta nisae munia obeuntem, de-<text:line-break/>lude magno pedis digito vehementer dolorem, primo die<text:line-break/>paululum subcaluisse, sequenti deinde mortuum esse. Quum<text:line-break/>igitur nulla mora interea facta sit; sed repentinae homo morti<text:line-break/>concesserit, desipuerit autem, non fimpliriter, sed, ut ait, fu-<text:line-break/></text:span><text:span text:style-name="T6">rens insanierit,</text:span><text:span text:style-name="T2"> non potuit observari quomodo respiraverit.<text:line-break/>Etenim furiosos ne prope quidem accedere sustinemus, ve-<text:line-break/>rum omnibus modis ab illis recedimus, metuentes ne quid<text:line-break/>mali etiam nobis affricent. Aut igitur non obscrvarit, ut<text:line-break/>diximus, aut non dignatus est speciei difficilis respirationis<text:line-break/>mentionem facere ,•• propter inopinatum omnium symptoma-<text:line-break/>tum concursum, ad quem solum nos mentem adhibere con-</text:span></text:p>
      <text:p text:style-name="P10"><text:span text:style-name="T2">venit, </text:span><text:span text:style-name="T24">et </text:span><text:span text:style-name="T2">non distrahi ad ea, quae per alios aegrotos inveniri<text:line-break/>possunt. At deinceps Clazomenium describit, qui </text:span><text:span text:style-name="T6">caput et<text:line-break/>collum </text:span><text:span text:style-name="T26">ac </text:span><text:span text:style-name="T6">lumbos, inquit, </text:span><text:span text:style-name="T46">a </text:span><text:span text:style-name="T6">principio doldbat •</text:span><text:span text:style-name="T2"> verum haec<text:line-break/></text:span><text:span text:style-name="T24">non sufficiebant </text:span><text:span text:style-name="T2">ad spiritum parvum </text:span><text:span text:style-name="T24">ac </text:span><text:span text:style-name="T2">densum efficiendum,<text:line-break/></text:span><text:span text:style-name="T24">nisi </text:span><text:span text:style-name="T2">de collo sane hoc dicere velimus; verum de hoc in pro-<text:line-break/>gressu sermonis determinabimus; at vero 'hypochondrium<text:line-break/></text:span><text:span text:style-name="T24">cum tumore </text:span><text:span text:style-name="T2">elatum sufficiens erat. Quare tametsi hic </text:span><text:span text:style-name="T24">de-<text:line-break/></text:span><text:span text:style-name="T2">sipuit, </text:span><text:span text:style-name="T24">non </text:span><text:span text:style-name="T2">tamen propriam desipientiae respirationis speciem<text:line-break/>habuit, quum praedictae dolorificae affectiones exuperarent.<text:line-break/></text:span><text:span text:style-name="T24">Caeterum Dromadae </text:span><text:span text:style-name="T2">uxor, quae post hunc sequitur, quam<text:line-break/>etiam statim a principio hujus sermonis apposui, non solum<text:line-break/>desipuit, scd et magnum et rarum spiritum habuit, quum<text:line-break/>neque </text:span><text:span text:style-name="T24">thoraci </text:span><text:span text:style-name="T2">neque hypochondrio ulla affectio luesset,<text:line-break/></text:span><text:span text:style-name="T24">quae parvam et </text:span><text:span text:style-name="T2">densam spirationem efficere ex natura sua<text:line-break/></text:span><text:span text:style-name="T24">posset. Ob id igitur et </text:span><text:span text:style-name="T2">Hippocrates omnia, quae nmlierem<text:line-break/></text:span><text:span text:style-name="T24">ipsam invaserant, </text:span><text:span text:style-name="T2">accurate describens, </text:span><text:span text:style-name="T6">primo die circa hy-<text:line-break/>pochondrium,</text:span><text:span text:style-name="T2"> inquit, </text:span><text:span text:style-name="T6">dolerecoepit, nauseabunda, anxia,<text:line-break/></text:span><text:span text:style-name="T24">pravis </text:span><text:span text:style-name="T2">videlicet humoribus istic os ventricusi mordentibus,</text:span></text:p>
      <text:p text:style-name="P10"><text:span text:style-name="T2">non tainen ulla inflammatione existente, ‘neque etiam ulla<text:line-break/>alia affectione, a qua parvus et densus spiritus produci sole-<text:line-break/>at. Et sane in hac narratione paululum progressus Hippo*<text:line-break/>crates, ubi scripsit hypochondrii dolor, vocem </text:span><text:span text:style-name="T6">anxia</text:span><text:span text:style-name="T2"> ap-<text:line-break/>posuit, ac deinde rursus, </text:span><text:span text:style-name="T6">siticulosa.</text:span><text:span text:style-name="T2"> Neque igitur quicquam<text:line-break/>eorum, quae circa hypochondrium aut thoracem fiebant,<text:line-break/>sufficiens erat delirium exuperare; sed neque calor innatus<text:line-break/>extinguebatur, quemadmodum aliis sic contigisse ostendimus.<text:line-break/>Quare merito, quum nulla affectio ex delirio oppositis respi-<text:line-break/>rationem alterare posset, magnus et rarus spiritus huic fo'e-<text:line-break/>rnluae 'fiebati Quando vero ascriptum est </text:span><text:span text:style-name="T47">et </text:span><text:span text:style-name="T2">hoc, siatim </text:span><text:span text:style-name="T6">re-<text:line-break/>vulsus,</text:span><text:span text:style-name="T2"> hoc ipsum adhuc me annotare nunc oportet, ne quis<text:line-break/>suspicetur nos id segniter praeterituros. Verum nunc sane<text:line-break/>id exponere non est tempestivum,’ explicabitur autem se-<text:line-break/>quenti libro una cum assis similiter dictis. Caeterum praes-<text:line-break/>enti libro reliquos adhuc tres aegros in manus sumemus,<text:line-break/>qui qnidem et ipsi desipuerunt, non tamen proprium delirio</text:span></text:p>
      <text:p text:style-name="P10"><text:span text:style-name="T2">difficilis respirationis speciem habuerunt. Ob id </text:span><text:span text:style-name="T6">in primo ,<text:line-break/></text:span><text:span text:style-name="T2">quidem scriptum est: </text:span><text:span text:style-name="T6">hypochondrii dextri dolor, insiamma-<text:line-break/>rnatio siulrnollis ex interna parte,</text:span><text:span text:style-name="T2"> ex ea videlicet, quae ad<text:line-break/>septum transversum vergit. . In secundo vero: </text:span><text:span text:style-name="T6">In hypochon-<text:line-break/>drio tumor elatus cum dolorer,</text:span><text:span text:style-name="T2"> et paulo post-i </text:span><text:span text:style-name="T6">hypochondrii'<text:line-break/>doloi;</text:span><text:span text:style-name="T2"> et rursus deinceps: </text:span><text:span text:style-name="T6">Circa claviculamsinisiram dolor<text:line-break/>permandbdt.</text:span><text:span text:style-name="T2"> In tertio autem aegroto, mulier vero erat haec,<text:line-break/>velut etiam praecedens; </text:span><text:span text:style-name="T6">Capitis,</text:span><text:span text:style-name="T2"> inquit, et </text:span><text:span text:style-name="T6">colli et pectoris<text:line-break/>dolor sartis-,</text:span><text:span text:style-name="T2"> et paulo posti ’</text:span><text:span text:style-name="T46">J) </text:span><text:span text:style-name="T6">olores permanebant,</text:span></text:p>
      <text:h text:style-name="Heading_20_2" text:outline-level="2">Cap. XI.</text:h>
      <text:p text:style-name="P78"><text:span text:style-name="T2">Atque </text:span><text:span text:style-name="T6">hi</text:span><text:span text:style-name="T2"> quidem quatuordecim aegroti<text:line-break/>sunt ex primo libro epidemiorum, eo ordine ab Hippocrate,<text:line-break/>quo etiam nos ipsorum mentionem fecimus, conscripti; libro<text:line-break/>autem tertio epidemiorum duodecim sunt ante pestilentem<text:line-break/>constitutionem aegroti; scxdecim vero post eam, qui omnes<text:line-break/>consentiunt cum iis quae initio supposuimus. Pro comperto<text:line-break/>autem habeo, me, si omittam ipsos, et committam iis, qni<text:line-break/>volunt in omnibus consensum intueri, ut privatim et per se<text:line-break/>ipsos narrationes a sene conscriptas legant, non propterea.</text:span></text:p>
      <text:p text:style-name="P74"><text:span text:style-name="T2">ut longiores vilem sermones, hoc facere nisum iri, sed quod<text:line-break/>non possim pronunciata a principio supposita per totum ser-<text:line-break/>monem tueri. Si vero omnes deiuceps recenseam, nuga-<text:line-break/>tor et loquaculus', esse videbor, ut qui ea quae quisque per<text:line-break/>sesc expendere poterat, ipse frustra ascribam. At vero si<text:line-break/>penitus </text:span><text:span text:style-name="T24">me </text:span><text:span text:style-name="T2">alterum absurdum incurrere oportet, aut videli-<text:line-break/>cet suspicionem falsi dogmatis, aut loquacitatem, reperic au-<text:line-break/>tem loquaritatis. aliqua </text:span><text:span text:style-name="T6">folatia,</text:span><text:span text:style-name="T2"> suspicionis'vero nulla, satius<text:line-break/>est de omnibus dicere.. . Quae igitrir sunt loquacitatis folatia?.<text:line-break/>Primum ut paucis percurram ipsus aegros, neque amplius<text:line-break/>similiter immorer singulis, sed eorum solum memoriam </text:span><text:span text:style-name="T6">re-</text:span><text:span text:style-name="T26">-<text:line-break/></text:span><text:span text:style-name="T2">fiicem; alterum vero</text:span><text:span text:style-name="T47">, </text:span><text:span text:style-name="T2">ut adhorter eos, qui </text:span><text:span text:style-name="T6">ne</text:span><text:span text:style-name="T2"> tam pauca<text:line-break/>quidem sustinent audire, ea transgrediantur et ne scripta<text:line-break/>quidem esse putent Quemadmodum enim in splendida epu-<text:line-break/>latione quum multa sint apparata, alius aliud eligit, hoc<text:line-break/>quidem ut suave, aliud vero ut profuturum, sic etiam<text:line-break/>!ermonum apparatum opiparum esse oportet, electionem au-<text:line-break/>tem lu utentibus.<text:tab/></text:span><text:span text:style-name="T24">...</text:span></text:p>
      <text:h text:style-name="P2" text:outline-level="2">Cap. XII.</text:h>
      <text:p text:style-name="P78"><text:span text:style-name="T2">Primus itaque omnium aegrotus, nomine<text:line-break/>Pythion, ex ipsa narratione manifestum est, quod nullum<text:line-break/>difficilis respirationis argumentum habuerit. Secundus vero,<text:line-break/>Herrnocrates, </text:span><text:span text:style-name="T6">Caput,</text:span><text:span text:style-name="T2"> inquit, </text:span><text:span text:style-name="T6">dolere incepit et lumbos hy~.<text:line-break/>pochondrH distentio siubmollis;</text:span><text:span text:style-name="T2"> non tamen quod lufra ad<text:line-break/>umbilicum ipsa tensio processerit, aut quod oblonga suerit,<text:line-break/>adscripfit; ex quo clarum fit, quod a septo transverso in-<text:line-break/>flammato hypochondrium revellebatur, et ob id etiam sub-<text:line-break/>molle apparebat, ut quod nullam propriam haberet inflam-<text:line-break/>mationem. Hic igitur etiamsi delirabat, tamen ipsum deli-<text:line-break/>rium ab alio majore affectu superabatur; quemadmodum<text:line-break/>etiam in tertio et quarto quintoque ac sexto. Etenim<text:line-break/>lu tertio </text:span><text:span text:style-name="T6">siypochondrU dextri distentio siubmollis</text:span><text:span text:style-name="T2"> scripsa<text:line-break/>est. In quarto vero </text:span><text:span text:style-name="T6">hypochondrium dextrum distentum<text:line-break/>suit, ad interna procubuit,</text:span><text:span text:style-name="T2"> lu quinto autem, </text:span><text:span text:style-name="T6">collum do-<text:line-break/>lebat.</text:span><text:span text:style-name="T2"> Verum in sexto' aegroto, erat autem haec mulier,<text:line-break/>praefatus Hippocrates:' </text:span><text:span text:style-name="T6">Haec incipiente morbo doldbatfau-<text:line-break/>ces </text:span><text:span text:style-name="T46">, </text:span><text:span text:style-name="T6">et perpetuo ruborem habebat, gurgulio remulsus.</text:span></text:p>
      <text:p text:style-name="P10"><text:span text:style-name="T6">sutxiones multae, tenues, parvae, </text:span><text:span text:style-name="T46">acres</text:span><text:span text:style-name="T6">; tustldbat, ma-<text:line-break/>turum autem nihil educebat </text:span><text:span text:style-name="T46">’</text:span><text:span text:style-name="T47"> paulo </text:span><text:span text:style-name="T2">post ait- </text:span><text:span text:style-name="T6">Erat autem<text:line-break/>et quid congenitum tabidum.</text:span><text:span text:style-name="T2"> Quare manifesta etiam lu<text:line-break/>hac fit affectio praedominans, in spirabilibus organis eonfi-<text:line-break/>stens. At vero eam quae inde sequitur enarrans aegrotam,<text:line-break/>hoc modo auspicaturi </text:span><text:span text:style-name="T6">Mulier anginosa apud Arisiionis;<text:line-break/></text:span><text:span text:style-name="T2">progressus autem inquit. </text:span><text:span text:style-name="T6">Spiritus sublimis',</text:span><text:span text:style-name="T2"> quod ipsum<text:line-break/>etiam in progressu sermonis exponemus,. nunc vero quod<text:line-break/>propositum est absolvamus. In octavo deluceps aegroto<text:line-break/>scriptum est: </text:span><text:span text:style-name="T6">hypochpndrii tensio submollis utrinque.</text:span><text:span text:style-name="T2"> In<text:line-break/>nono vero: D</text:span><text:span text:style-name="T6">olores circa hypochondriitm.</text:span><text:span text:style-name="T2"> Verum haec<text:line-break/>sane mulier non desipuit. Quae vero sequuntur duae mu-<text:line-break/>lierculae , </text:span><text:span text:style-name="T6">eas ex corruptione foetuum male hdbuijsie</text:span><text:span text:style-name="T2"> ait;<text:line-break/>affectiones vero, quas recenset </text:span><text:span text:style-name="T47">de </text:span><text:span text:style-name="T2">ipsis, ut univerfim pro-<text:line-break/>nunciemus, uterorum inflammationes sunt; particulatim<text:line-break/>vero, quae ad ejusmodi affectiones etiam alias consequuntur. </text:span><text:span text:style-name="T51">-<text:line-break/></text:span><text:span text:style-name="T2">Postremam vero, quae' adhuc restat, </text:span><text:span text:style-name="T6">cor doluijsie</text:span><text:span text:style-name="T2"> ait, non<text:line-break/>opponens vocem, </text:span><text:span text:style-name="T6">-anxia.</text:span><text:span text:style-name="T2"> Quin et </text:span><text:span text:style-name="T6">frigidum sudajsc, et<text:line-break/>per totum morbum horrore laborajse</text:span><text:span text:style-name="T46">, </text:span><text:span text:style-name="T6">ut magnopere persci-</text:span></text:p>
      <text:p text:style-name="P10"><text:span text:style-name="T6">geraretur et vix recalesceret, aut nullo modo.</text:span><text:span text:style-name="T2"> Quare ma-<text:line-break/>nifestum est etiam hanc omnino secundum utrasque affectio-<text:line-break/>nes, tum doloris tum perfrigerationis, breyispiram fuisse;<text:line-break/>non tamen dignatus est in hac Hippocrates difficilis spiratio-<text:line-break/>nis mentionem facere, ut quae valde esset manifesta. </text:span><text:span text:style-name="T40">»<text:line-break/></text:span><text:span text:style-name="T2">Cap. XIIl. Subsequitur autem pestilens constitutio,<text:line-break/></text:span><text:span text:style-name="T6">a</text:span><text:span text:style-name="T2"> qua rursus primum quidem aegrum Parium describit, m<text:line-break/>quo circa finem sermonis. Ubi quae in totu corpore conti-<text:line-break/>nenter permanserunt, scribit, hoc adjicitur: </text:span><text:span text:style-name="T6">Cum dolori-<text:line-break/>busivigilans.</text:span><text:span text:style-name="T2"> Secandum vero in Thasu, de quo ait: </text:span><text:span text:style-name="T6">Tustses<text:line-break/>autem continuae, | 'humidae , multae.</text:span><text:span text:style-name="T2"> Tertius est Pythion,<text:line-break/>quem jam antea explicavimus. Et quartus </text:span><text:span text:style-name="T6">phreniticus.<text:line-break/></text:span><text:span text:style-name="T2">Et quintus; cur'repente dextrum femur' do Iere incepit, et<text:line-break/>quum fluxio in caput conscendisset, statim quidem deliravit,<text:line-break/>et statim item mortuus est, similiter ut is, qui in primo epi-<text:line-break/>derniorum, dolore ad magnum pedis digitum oborto, </text:span><text:span text:style-name="T6">fe-<text:line-break/></text:span><text:span text:style-name="T2">eundo die mortuus est. Quare in his de difficili respiratione<text:line-break/>penitus nihil scripsit; ob causas' quas in illo ipso jam ante.</text:span></text:p>
      <text:p text:style-name="P10"><text:span text:style-name="T2">retulimus. Sextus deinceps neque desipuit neque aliam<text:line-break/>ullam affectionem difficilis respirationis effectricem habuit.<text:line-break/>Septimus autem aegrotus virgo est, quae ob sanguinis co-<text:line-break/>piam ita caput vexata est, ut in primo epidemiofum scpti-<text:line-break/>nnis item scriptus aeger, cui sanguis ex naribus profluxit;<text:line-break/>quae iarn de illo diximus, ea etiam huc transferantur.<text:line-break/>Octavus vero aegrotus Anaxion est, de quo in superioribus<text:line-break/>egimus. Nonus autem tum virgini tum illi primi libri epi-<text:line-break/>demiorum, muox naribus sanguis profluxit, consimilem to-<text:line-break/>tius morbi hypothefim habuit. Decimus vero, qui est Abde-<text:line-break/>ritauns Nicodernus, deliravit quidem semel sexto die, tum<text:line-break/>vigesimo per sudorem judicatus, quum risus esset fine febre<text:line-break/>esse, rursus febricitavit et rursus paululum deliravit.<text:line-break/>Scribit de ipso etiam haec: </text:span><text:span text:style-name="T6">Exacerbationes autem et do-<text:line-break/>lores huic ad sinem.</text:span><text:span text:style-name="T2"> Verum quarum partium dolores?<text:line-break/>quaesierit fortassis aliquis. Cordis equidem dolore ipsum sta-'<text:line-break/>tim lu principio luipetitum fuisse dixit; paululum autem lu-<text:line-break/>de progressus, doiores </text:span><text:span text:style-name="T6">dmnium,</text:span><text:span text:style-name="T2"> scripsit. Ob id igitur'et</text:span></text:p>
      <text:p text:style-name="P10"><text:span text:style-name="T2">delirium, quod exiguum et breve fuerit, respirationem<text:line-break/>non alteravit. Deinceps consequitur muliercula,,, quae ex<text:line-break/>moerore lu morbum incidit, in qua scribit: </text:span><text:span text:style-name="T6">Dolores magni,<text:line-break/></text:span><text:span text:style-name="T2">continui; </text:span><text:span text:style-name="T6">quin et convulsiones multae,</text:span><text:span text:style-name="T2"> ait. At in apho-<text:line-break/>rismis de convulsionibus </text:span><text:span text:style-name="T47">hoc </text:span><text:span text:style-name="T2">modo scribit: </text:span><text:span text:style-name="T6">In febribus spi-<text:line-break/>ritus intercisus, malum, convulsionem enim significat.</text:span><text:span text:style-name="T2"> Ita-<text:line-break/>que species difficilis respirationis huic mulierculae partim<text:line-break/>ob dolores, partim </text:span><text:span text:style-name="T47">ob </text:span><text:span text:style-name="T2">convulsiones .fiebant; ob </text:span><text:span text:style-name="T6">id igitur'<text:line-break/></text:span><text:span text:style-name="T2">quamvis delira esset, tamen magnum ac rarum spiritum non<text:line-break/>habebat,- ut qui ab aliis duabus fortioribus affectionibus fu-*<text:line-break/>peratus esset. Postea vero virgo Larissaea duodecima post<text:line-break/>pestilentem constitutionem ab Hippocrate conscripta, quae<text:line-break/>ob sanguinis multitudinem aegrotavit, et per fluxum sangui-<text:line-break/>nis ex naribus judicata est, itemque per sudores et fluxum<text:line-break/>menstruorum tunc primum conspectorum, nullam ullius<text:line-break/>difficilis respirationis dispositionem habuit. At vero Apol-<text:line-break/>lonio Abderitano, qui inde sequitur, </text:span><text:span text:style-name="T6">hypochondrii dextri, '<text:line-break/></text:span><text:span text:style-name="T2">inquit, </text:span><text:span text:style-name="T6">elatio oum dolore.</text:span><text:span text:style-name="T2"> Quin et quod semper suerit rna-*<text:line-break/>gnis visceribus praeditus, et quod dolor in 'hypochondrio ipsi</text:span></text:p>
      <text:p text:style-name="P10"><text:span text:style-name="T2">extiterit familiaris, hoc ipsum lu principio narrationis scri-<text:line-break/>ptum esu Nihil igitur miri est ipsum, quamvis deliraverit,<text:line-break/>non tamen respirationis speciem delirio propriam habuisse,<text:line-break/>quum videlicet affectionem molestam tantam in hypoehon-<text:line-break/>drio haberet. Deinceps ab hoc sequitur musier, quae Cyzi-<text:line-break/>ci gemellas puellas peperit, de qua sic scripsit: </text:span><text:span text:style-name="T6">Capitis et<text:line-break/>colli gravitas cum dolore',</text:span><text:span text:style-name="T2"> quare etiam spirandi difficultas<text:line-break/>fecundum hanc affuit. Restant post hanc duo adhuc aegroti<text:line-break/>in tertio epidemiorum libro, uxor videlicet Dealcis et ado-<text:line-break/>lescens Meliboeus, qni ambo et deliraverunt et magnum </text:span><text:span text:style-name="T24">ac<text:line-break/></text:span><text:span text:style-name="T2">rarum spiritum habuerunt; de quibus in superioribus suffi-<text:line-break/>cienter diximus. Caeterum quum hic liber jam ad justam<text:line-break/>magnitudinem pervenerit, de reliquis omnibus, quae de dif-<text:line-break/>ficili spiratione a sene tradita sunt, sequenti libro specula-<text:line-break/>bimur.</text:span></text:p>
      <text:h text:style-name="P1" text:outline-level="1"><text:bookmark-start text:name="bookmark38"/>GALENI DE DIFFICULTATE RESPI-<text:line-break/>RATIONIS LIBER TERTIUS<text:bookmark-end text:name="bookmark38"/>.</text:h>
      <text:h text:style-name="Heading_20_2" text:outline-level="2"><text:span text:style-name="T2">Cap. </text:span><text:span text:style-name="T4">I.</text:span></text:h>
      <text:p text:style-name="P83"><text:span text:style-name="T2">Universo de difficultate spirandi sermone<text:line-break/>in duplicem doctrinam </text:span><text:span text:style-name="T6">a</text:span><text:span text:style-name="T2"> nobis divisu, lu primo quidem li-<text:line-break/>bro, quae medicum de ipso cognoscere oportet, una cum pro-<text:line-break/>priis demonstrationibus ostendimus</text:span><text:span text:style-name="T47">; </text:span><text:span text:style-name="T2">in secundo vero, qui<text:line-break/>hunc praecessit, et hoc ipso tertjo omnium, quae ab Hip-<text:line-break/>pocrate de spirandi difficultate dicta sunt in omnibus ipsius<text:line-break/>scriptis, expositionem facimus. Quare qui ipsorum tantum<text:line-break/>artis operum studiofi sunt, nllillque de veterum dictis curi-<text:line-break/>ofius investigandum, velut ipsi ajunt, censent, omnia quae<text:line-break/>cupiunt, ex primo libro sufficienter habebunt: qui vero etiam<text:line-break/>Hippocratis sententiam discere expetunt simulque possunt.</text:span></text:p>
      <text:p text:style-name="P10"><text:span text:style-name="T2">ex his sane libris eam assequentur. Appetere itaque cogno—,<text:line-break/>scere ea, quae ab optimis nicta sunt, commune est omnium<text:line-break/>natura honestatis studiosiorum; verum posse etiam ipsa dis-<text:line-break/>cere, longiore tempore indiget, neque similiter omnibus </text:span><text:span text:style-name="T24">li-<text:line-break/></text:span><text:span text:style-name="T2">cet; plerique enim prae multitudine negociorum ocio </text:span><text:span text:style-name="T24">ad<text:line-break/></text:span><text:span text:style-name="T2">optima profequenda privantur. Haec sane quum nos non<text:line-break/>laterent, ea quae maxime ad artis opera pertinent, in primo<text:line-break/>horum commentariorum explicavimus; verum seorsum Hip-<text:line-break/>pocratis sententiam per reliquos duos libros exponimus,<text:line-break/>quorum alter secundus est, alter tertius ex ordine a princi-<text:line-break/>pio constituto. Et oportet eum, qui quae lu ipsu dicuntur,<text:line-break/>assequuturus sit, prius diligenter secundum librum versasse,<text:line-break/>in quo primum totam mentem Hippocratis ossendimus, quod<text:line-break/>nilus vulgare, neque eorum quae vulgus medicorum novit,<text:line-break/>scribere dignetur; deinde vero et particulatim omnes </text:span><text:span text:style-name="T24">ex </text:span><text:span text:style-name="T2">pri-.<text:line-break/>,mo et tertio epidemiorum aegrotos recensuimus, demonstran-<text:line-break/>les, quod itr multis, quanquanr difficulter spirare necesse .<text:line-break/>erat iplos aegros; tamen non nscripfit; quemadmodum neque</text:span></text:p>
      <text:p text:style-name="P10"><text:span text:style-name="T2">alia multa, quae scriptis necessario succedunt (quae enim quis-<text:line-break/>piam ab iis, quae Hippocrates dixit, incitatus, citra hoc quod<text:line-break/>ab ipso ea discat, iuvenire potest, haec non putavit scriben-<text:line-break/>da). In 'multis vero etiam ipsam difficilis respirationis spe-<text:line-break/>ciem ipsis narrationibus de aegrotis nscribit, quando aut<text:line-break/>non necessario sequitur aegrotos, aut non prompta est co-<text:line-break/>gnosci ab iis, qui ipsius scripta legunt. His igitur scopis<text:line-break/>etiam nunc intenti, postquam primuni et tertium epidemio-<text:line-break/>rum in superioribus exposuimus, rursus a secundo initium<text:line-break/>faciemus, ipfique etiam reliqua Hippocratis scripta conuecte-<text:line-break/>rnus. Quemadmodum autem primus et tertius non solum<text:line-break/>ab Hippocrate compositi esse videntur iis qui optime de his<text:line-break/>judicant, scd etiam ob speculationis affinitatem mutuo inter<text:line-break/>se connexi, eodem modc, opinor, habent ea, quae lu secun-<text:line-break/>do , quarto ac sexto habentur. Concedunt enim jam etiam<text:line-break/>hos Thessalum Hippocratis filium composuisse, tiun in paren-<text:line-break/>tis membranis quibusdam aut tahusis commentarios uactum,<text:line-break/>tum etiam aliqua eaque non pauca de suo addentem. . At</text:span></text:p>
      <text:p text:style-name="P10"><text:span text:style-name="T2">quintunf et. septimunr epidemiorum non ridetur mihi quis-<text:line-break/>piam genuina Hippocratis doctrina dignos censurus, nec,, ut<text:line-break/>ego sentio, quartum, quamvis quidam etiam hunc a Thestalo<text:line-break/>compositum esse putenti Caetermn praenotionum liber et<text:line-break/>aphorismi et liber de aquis, locis et aere, ac praeterea de<text:line-break/>rictu in morbis acutis, quem aliqui in Cnidias fententias in-<text:line-break/>scribunt, non praeter rationem Hippocratis scripta esse cre-<text:line-break/>dita sunt. Horum igitur librorum, ubi usus postulavit, men-<text:line-break/>tionem faciemus; item que aliorum, qui partim ipsi Hippo-<text:line-break/>crati, partim Euryphonti et Thessalo ac Polybo auctori-<text:line-break/>bus tribuuntur.</text:span></text:p>
      <text:h text:style-name="Heading_20_2" text:outline-level="2">Cap. II.</text:h>
      <text:p text:style-name="P78"><text:span text:style-name="T2">Exordienda itaque jam expositio est a textu<text:line-break/>in secundo epidemiorum scripto, qui hoc modo habet: </text:span><text:span text:style-name="T6">Spi-<text:line-break/>ritus parvus, densus •, magnus, rarus; parvus, rarus, ex-<text:line-break/>tra magnus, intro parvus ; alius quidem extendens', alius<text:line-break/>vero urgens</text:span><text:span text:style-name="T46">, . </text:span><text:span text:style-name="T6">dupla intro revocatio velut superinspiranti-<text:line-break/>bus; calidus, frigidus.</text:span><text:span text:style-name="T2"> Idem vero textus sexto libro per-<text:line-break/>fectius scriptus est. Supra tres enim conjugationes ipsius<text:line-break/>difficilis spirationis, quarta item adjectu est, quae manifeste</text:span></text:p>
      <text:p text:style-name="P10"><text:span text:style-name="T2">fecundo epidemiorum omissa est, non ab ipso auctore, ut<text:line-break/>nulli ridetur, quum perspicuum sit ipsum non ab experi-<text:line-break/>mento quopiam et memoria multitudinem spirationum dif-<text:line-break/>ficilium coacervasse, sed ex rationali divisione. Nequaquam<text:line-break/>igitur relicturus erat aliquam difficilis spirationis speciem,<text:line-break/>verum iu hoc quispiam ex veteribus descriptoribus librorum<text:line-break/>peccavit; atque ita postea se haberis liber divulgatus est, ser-<text:line-break/>vatu sque est hic error huc usque; merito sane, quum aliqui<text:line-break/>negligenter plane veterum libros versent, ut neque </text:span><text:span text:style-name="T6">an</text:span><text:span text:style-name="T2"> defi-<text:line-break/>ciat quippiam, neque an lu alio libro nictum sit, sciant;<text:line-break/>quidam vero etiamsi friant, tamen quod deest apponere non<text:line-break/>audent. Neque enim, similiter nostri aeni hominibus priores<text:line-break/>faciles erant, neque prompti ad mutandam veterem dictionem<text:line-break/>eodem modo lu omnibus exemplaribus scriptam; scd signi-<text:line-break/>ficare solum contenti erant, quod hic quidem imperfecte, lu<text:line-break/>fexto vero epidemiorum persecte divisio difficilium respira-<text:line-break/>tionum scripta esset, tum quae secundum magnitudinem ac<text:line-break/>parvitatem fit, tum quae juxta raritatem ac densitatein. Has<text:line-break/>enim duas oppositiones, eam videlicet quae secundum magni</text:span><text:span text:style-name="T8">1</text:span><text:span text:style-name="T2">-</text:span></text:p>
      <text:p text:style-name="P10"><text:span text:style-name="T2">tudinem ac parvitatem fit, et eam quae secundum raritatem<text:line-break/>et deusitatem, Hippocrates manifeste inter sese complicat, et<text:line-break/>conjugationes difficilis spirationis quatuorfacit; unam in<text:line-break/>quaminor simulque densior, quam quae secundum naturam<text:line-break/>respiratio fit; alteram, quum major simul et rarior; et prae-<text:line-break/>ter has aliam tertiam, in qua minor et rarior; et supra Eas<text:line-break/>quartam, quam in secundo epidemiorum desiderari diximus,<text:line-break/>in qua major fimulque deusior sit. Ostensum enim inibi<text:line-break/>saepe est, etiamsi hoc citra demonstrationem omnibus mani-<text:line-break/>festum sit, duas oppositiones inter sese complicatas quatuor<text:line-break/>conjugationes sacer e. Sed dictio Hippocratis lu sexto epi-&gt;<text:line-break/>demiorum non solum lu hoc differt ab ea, quae in secundo’<text:line-break/>habetur, sed et in eo, quod in sequentibus, quando inspira-<text:line-break/>tionis magnitudinem confert cum magnitudine expirationis,<text:line-break/>altera conjugatio penitus relicta est iu secundo libro, ludican-<text:line-break/>te et hic ipso librorum descriptore extremam socordiam, aut<text:line-break/>temeritatein. Si enim integras dictiones transgressus est,<text:line-break/>extreme socors erat ; si vero similes inter fe, nescius quate-<text:line-break/>nus differrent, unum et idem utrasque significare putavit,</text:span></text:p>
      <text:p text:style-name="P10"><text:span text:style-name="T2">deinde alteram sustusit, ad ineptissimam sedusitatem progres- •<text:line-break/>sus est, emendatorem scriptorunr Hippocratis non ministrum<text:line-break/>se ipsum statuens. Hoc equidem utile est ad plerasque ob-<text:line-break/>scuras dictiones meminisse, in quibus aut relictum quid esse<text:line-break/>credibile est, aut mutatum. Nihil enim vetat in illis, aut<text:line-break/>quoddeest apponendo, aut quod delictum est corrigendo, per-<text:line-break/>fectum ac verum reddere sermonem. Quemadmodum enim<text:line-break/>mutare veteres dictiones temerarium est, sic ut scriptum est<text:line-break/>servare, et pauris quibusdam appositis aut immutatis dubi-<text:line-break/>tationes dissolvere, bonorum expositorum opus est. Verum<text:line-break/>de nis opinor me paulo post per ipsa opera monstraturum<text:line-break/>esse quae facere oporteat • non enim simpliciter, neque pro-<text:line-break/>ut contingit, hoc sariendum est, fed ostendendo veritatem<text:line-break/>rerum, adbucque prius ipsam senis sententiam sic se habere,<text:line-break/>et utramque consentire juxta dictionis mutationem.</text:span></text:p>
      <text:h text:style-name="Heading_20_2" text:outline-level="2">Cap. III.</text:h>
      <text:p text:style-name="P78"><text:span text:style-name="T2">Sed ad propositum jam progressi, et per-<text:line-break/>fectiori dictione apposita, quae sexto epidemiorum habetur,<text:line-break/>videamus qualisnam sententia ipsa sit. Quod enim ex ratio-</text:span></text:p>
      <text:p text:style-name="P9"><text:span text:style-name="T37">i</text:span></text:p>
      <text:p text:style-name="P10"><text:span text:style-name="T2">nasi divisione invenire conetur omnes difficilis spirationis<text:line-break/>differentias </text:span><text:span text:style-name="T47">, </text:span><text:span text:style-name="T2">hoc ipsum etiam </text:span><text:span text:style-name="T47">iis</text:span><text:span text:style-name="T2">, qui libros ipsius exposu-<text:line-break/>erunt, ridetur, et conjectare omnibus facile esse opinor. An<text:line-break/>vero recte dividat, et an nulla relicta fit difficilis.spirationis<text:line-break/>species, hoc non etiam omnibus invenire facile est; fed qui<text:line-break/>de his judicaturus est, eum et dividendi methodi peri </text:span><text:span text:style-name="T5">tum</text:span><text:span text:style-name="T2"> esse<text:line-break/>oportet, et circa Hippocratis dogmata non inexercitatum.<text:line-break/>Et methodus sane ad id quod dividitur respicere oportere ait,<text:line-break/>qualis naturae existat. Si enim simplex fuerit, ea quae fe-<text:line-break/>cundurn substantiae ipsius rationem funt, quotfint, et quae,<text:line-break/>ac qualia, cousiderare oportet, atque ex his dividere;• si ve-<text:line-break/>ro compositum, utramque aut singulas partes dividere, ut<text:line-break/>dictum est, totum vero ex modo compofitiouis. Verum quae<text:line-break/>fit Hippocratis lententia de compositione, nobis alibi susissime<text:line-break/>dictum est</text:span><text:span text:style-name="T24">; </text:span><text:span text:style-name="T2">relatum est etiam in superioribus. Quare nihil<text:line-break/>vetat ad hos scopos respicientes ipsam epidemiorum dictio-<text:line-break/>nem contemplari, quae fic habet: </text:span><text:span text:style-name="T6">Spiritus parvi densi<text:line-break/>magni rari; parvi rari, magni denfi, extra magnus.</text:span></text:p>
      <text:p text:style-name="P10"><text:span text:style-name="T6">intro parvus </text:span><text:span text:style-name="T13">; </text:span><text:span text:style-name="T6">intro magnus, extra parvus </text:span><text:span text:style-name="T46">; </text:span><text:span text:style-name="T6">alius extendens,<text:line-break/>alius -urgens dupla intro revocatio , veluti superinspiranr-<text:line-break/>tibus-, calidus, frigidus.</text:span><text:span text:style-name="T2"> Quod igitur non quarta solum<text:line-break/>conjugatio lu denso et magno consistens secundo epidemio-<text:line-break/>rum relicta est, sed et ex sequentibus duabus, in quibus- ex--<text:line-break/>pirationrm cum inspiratione coufert, altera scripta quidem<text:line-break/>est in praesenti jam proposito sermone, relicta autem secun-<text:line-break/>do epidemiorum, promptum videre est; neque enim in illo<text:line-break/>libro scriptum est. </text:span><text:span text:style-name="T6">Intro magnus, extra parvus;</text:span><text:span text:style-name="T2"> sed altera<text:line-break/>sola difficilis spirationis species ostenditur; in qua magnus<text:line-break/>fpiritus expiratur, parvus vero iuspicatur. In multis tamen<text:line-break/>codicibus reperire licet hunc desectum ascriptum; verum in<text:line-break/>plurimis et fide dignissimis exemplaribus relictus est; atque<text:line-break/>hoc sane nihil ad praesens refert: propositum est saim nobis<text:line-break/>perfectiorem loquutionem confiderare-nunc ascriptam. Quod<text:line-break/>itaque ex fpiritus intro et extra meatu totius respirationis<text:line-break/>actio- composita est, et quod alteru ejus pars inspiratio, alte—</text:span></text:p>
      <text:p text:style-name="P10"><text:span text:style-name="T6">ra</text:span><text:span text:style-name="T2"> expiratio appellatur, nictum quidem est prinic libro sta-<text:line-break/>tirn in principio; verum etiamsi a nobis dictum non esset,<text:line-break/>nemo fere ignorat. Quod vero, nullius alterius rei quam<text:line-break/>motus propria sint celeritas et tarditas, dictum quidem et<text:line-break/>hoc jam est, fed etiamnunc in memoriam revocetur. Ma-<text:line-break/>gnitudo autem et parvitas ut non funt motui propria, sic<text:line-break/>omnino inseparabilia sunt ab eo, quod per spatium fertur.<text:line-break/>Et ob id secundum utramque respirationis partem duae'dif-<text:line-break/>ferentiarum oppositiones fient, altera secundum celeritatem<text:line-break/>ac tarditatem, altera secundum magnitudinem et parvita-<text:line-break/>tem. Quod vero totius respirationis adhuc alia sit oppositio<text:line-break/>secundum densitatem ac raritatem consistens, id etiam antea<text:line-break/>relatum est; et quod haec oppositio non respirationis ut mo-<text:line-break/>tus, scd ut compositae rei, ex intervallis fit conflata. Quare<text:line-break/>in his tribus generibus omnes respirationis differentias esse<text:line-break/>necesse est; in celeritate quidem et tarditate,propterea quod<text:line-break/>haec propria et ab omni motu inseparabilia sunt; in magni-<text:line-break/>tudine vero et parvitate, propterea quod motus organorum</text:span></text:p>
      <text:p text:style-name="P10"><text:span text:style-name="T2">•respirationis per distantiam’fit, densitas autem et raritas, ter-<text:line-break/>tium </text:span><text:span text:style-name="T24">ex </text:span><text:span text:style-name="T2">praedictis genus, neutrius propriarum ac primarum<text:line-break/>respirationis partium proprium aut inseparabile est, verum<text:line-break/>totius respirationis pars sit per accidens quoddam, quia com-<text:line-break/>pofita res est ex duobus</text:span><text:span text:style-name="T8">1</text:span><text:span text:style-name="T2"> contrariis motibus quiete distinctis.<text:line-break/>Haerinitursuntprimaedisserentiaetotius respirationis. Cae-<text:line-break/>teruni qunin respiratio res-sit, quae et facere aliquid et pati<text:line-break/>possit, -iliud etiam erit differentiarum genus in ipsa, utraque<text:line-break/>videlicet parte aequaliter'aut inaequaliter perfecta; at vero<text:line-break/>et rursus aliud, ipsinsr totius ut compositae partibus' inter.'<text:line-break/>se collatis. Haee qnitm ita habeant, sciendum primas qua-<text:line-break/>tuor difficilis respirationis differentias in proposita Hippocra-<text:line-break/>tis dictione scriptas totius respirationis esse; neutrius enim<text:line-break/>partis est densitas et raritas, si sane meminimus eorum, quae<text:line-break/>statim a principio primi libri dicta suut; sic etiam sequentes<text:line-break/>duas,- nam et in his duae tutius respirationis paries confe-<text:line-break/>rnirtur, </text:span><text:span text:style-name="T24">et </text:span><text:span text:style-name="T2">ob id sic scriptum est:' </text:span><text:span text:style-name="T6">Extra niagnuis, intro par- </text:span><text:span text:style-name="T33">τ<text:line-break/></text:span><text:span text:style-name="T6">vus, intro magnus, extra siarpiiarvidelicat spiritus;</text:span><text:span text:style-name="T2"> scquen-</text:span></text:p>
      <text:p text:style-name="P75"><text:span text:style-name="T29">t<text:tab/></text:span><text:span text:style-name="T31">.fr: .</text:span></text:p>
      <text:p text:style-name="P10"><text:span text:style-name="T2">tus autem deinceps duas differentias, lu quibus dicitur: </text:span><text:span text:style-name="T6">Alsi-<text:line-break/>us extendens, alius urgens,</text:span><text:span text:style-name="T2"> alterius partis ipsius respiratio -<text:line-break/>nis proprias esse putandum est,, quam sane in substantia esse<text:line-break/>maxime ipsius respirationis diximus. Extendens enim-tar*<text:line-break/>dus est, urgens autem velox; tarditas autem et velocitas ab<text:line-break/>omni motu inseparabilia sunt. Quod iero deinceps dicitur:<text:line-break/></text:span><text:span text:style-name="T6">Duplex intro revocatio velut saperinspirantibus,</text:span><text:span text:style-name="T2"> inaequa.»<text:line-break/>lem inspirationem ostendit. Inquirenda est autem eadem<text:line-break/>oppositio lu expiratione, quam ego relictam esse credo a trana<text:line-break/>scribentibus potius quam ab ipsu.Hippocrate, quandoqui-<text:line-break/>dem lu aliis scriptis etiam ejusmodi speciei difficilis spiratio--<text:line-break/>nis mentionem facere apparet, ut in sequentibus palam ostensi<text:line-break/>dann . Quod fi cui ab ipso Hippocraterrelicta esse videatur,<text:line-break/>hic pejora pro melioribus eligit. Equidem penitus nullam'<text:line-break/>inaequalitatis mentionem fecisse in neutra respirationis parte,<text:line-break/>scd- penitus oblitum esse ac omisisse, minime conveniebat?<text:line-break/>Hippocraticae diligentiae: verum ego sane-,- etiamsi id quod<text:line-break/>nunc de inspiratione scriptum est omnino fcriptum non esu</text:span></text:p>
      <text:p text:style-name="P8"><text:span text:style-name="T2">set, exscribentis magis peccatum esse quam ipsius Hippocra-<text:line-break/>tis dicere ausus essem, rationem tamen utique aliquam sic<text:line-break/>haberent hi, quibus ad pejora animus inclinat; at vero quum<text:line-break/>et inspirationis speciem adeo manifeste indicaverit, ut non<text:line-break/>solum dixerit, duplicem lutro fieri spiritus revocationem,<text:line-break/>sed etiam </text:span><text:span text:style-name="T6">velut superinspirantibus</text:span><text:span text:style-name="T2"> apposuerit, quomodo tan-<text:line-break/>dem aliquis adhuc suspicari queat ipsum expirationis esse<text:line-break/>oblitum? De nis igitur etiam rursus </text:span><text:span text:style-name="T6">agemus-</text:span><text:span text:style-name="T2"> deinceps<text:line-break/>autem alia adhuc dissieilis respirationis specierum oppositio '<text:line-break/>addita est in fine totius sermonis fic habens: </text:span><text:span text:style-name="T6">Calidus, frigi-<text:line-break/>dus ; </text:span><text:span text:style-name="T2">ut videlicet et hic subaudiamus, </text:span><text:span text:style-name="T6">spiritus.</text:span><text:span text:style-name="T2"> Quemad-<text:line-break/>modum enim magnus et parvus et densus ac rarus, sic etiam<text:line-break/>calidus et frigidus spiritus expiratur. Quanquarn et hic de-<text:line-break/>cepti quidam ex iis, quae non intelligunt, corrigunt et tex-<text:line-break/>tum mutare audent, non frigidus et calidus, ut nunc di- -<text:line-break/>cturn est, .scribentes, sed ipsa cum praedicto connectentes,<text:line-break/>atque hoc modo legentes, </text:span><text:span text:style-name="T6">velut superinspirantibus calido<text:line-break/>frigidum.</text:span><text:span text:style-name="T2"> Hi quidem igitur praeterquam quod textum nul-</text:span></text:p>
      <text:p text:style-name="P10"><text:span text:style-name="T2">lius sensus efficiunt, etiam palam produnt, fe neque senis<text:line-break/>libros legisse; omnino enim meminissent eorum, quae aliis<text:line-break/>locis ab ipso sunt scripta de calida et frigida expiratione,<text:line-break/>quae quanam ratione aut illic ab ipso scripta sint,, aut hic '<text:line-break/>relicta, non habent qui dicant. Si enim non putavit ex<text:line-break/>difficilium spirationum genere esse calidam et frigidam expi-<text:line-break/>rationem, non recte in aliis locis ipsarum veluti difficilium<text:line-break/>respirationum meminit; si vero in illis recte fecit, non recte<text:line-break/>nunc praetermisit. Verum liaec non ita habent; nam et hic<text:line-break/>recte in difficilium respirationum divisione continento et<text:line-break/>quid indicent, aliis locis recte dictum est.</text:span></text:p>
      <text:h text:style-name="Heading_20_2" text:outline-level="2">Cap. IV.</text:h>
      <text:p text:style-name="P78"><text:span text:style-name="T2">Relictis'igitur jam his, qui sic a senis<text:line-break/>mente aberrant et omnia magis quam sententiam ipsius intel-<text:line-break/>ligunt, ipsi per nos ipsos .luspiciamus, quidnam in prae-<text:line-break/>notionum libro de difficili respiratione in hunc, fere modum<text:line-break/>scribat: </text:span><text:span text:style-name="T6">Spiritus densus existens dolorem aut insiamma-<text:line-break/>tionem signisicat tn locis</text:span><text:span text:style-name="T2"> fuper </text:span><text:span text:style-name="T6">septum transversum sitis;<text:line-break/>magnus autem et per multum tempus desipientiam prodit ;</text:span></text:p>
      <text:p text:style-name="P10"><text:span text:style-name="T6">scigidus vero</text:span><text:span text:style-name="T2"> e.r </text:span><text:span text:style-name="T6">naribus et ore prodiens valde iam perni-<text:line-break/>ciosasesi.. -</text:span><text:span text:style-name="T2"> Apparet enim in hoc libro harum trium tan-<text:line-break/>tnm' difficilium spirationum iplum mentionem fecisse. Atqui<text:line-break/></text:span><text:span text:style-name="T6">si tot folum</text:span><text:span text:style-name="T2"> sunt; quid tandem multo plures ipse in epide-<text:line-break/>iuiorum llibris scripsit'? si 'vero adeo multae'sunt, cur pau-<text:line-break/>cissimarmn in praeno tionum libro mentionem fecit? An nu-<text:line-break/>mermn qnidem ipsarum nossc, commodum existimavit: quid<text:line-break/>vero singulae indicent, non utile esse putavit? An hae so-<text:line-break/>lae aliquid indicant, reliquae vero nihil; sed possibile est<text:line-break/>quandoque praeter naturam quidem respirare, nullam tameii<text:line-break/>affectionem in animali praeter naturam esse </text:span><text:span text:style-name="T47">? </text:span><text:span text:style-name="T2">An verum hoc<text:line-break/>ut sit tantum abest, ut penitus necessarium sit in animali<text:line-break/>ipsam affectionem praeter naturam fieri difficilis respiratio-<text:line-break/>nis causam? Si igitur causae rationem habet affectio ad dif-<text:line-break/>ficilem respirationem, erit utique hoc modo et tempore et<text:line-break/>‘ordine et facultate prior. ' Quomodo igitur Hippocrates in<text:line-break/>praeriotionum' libro tantum difficilium respirationum nu-<text:line-break/>merum •relinqnit ? Equidem ea gratia volebam ipsos ex-<text:line-break/>positorea'inter </text:span><text:span text:style-name="T6">fe</text:span><text:span text:style-name="T2"> conferre, et quaerere ac solvere; verum</text:span></text:p>
      <text:p text:style-name="P10"><text:span text:style-name="T2">non ita res habet; nam expositorum </text:span><text:span text:style-name="T6">omnium</text:span><text:span text:style-name="T2"> quis vel me-<text:line-break/>minisse possit? Eorum vero qui ante </text:span><text:span text:style-name="T6">nos vixerunt,</text:span><text:span text:style-name="T2"> et quoti<text:line-break/>rum commentaria ad nostram aetatem servantur, multas et<text:line-break/>longas nugas conscriptas invenire est; quae vero tanti mo-&lt;<text:line-break/>menti sunt, penitus ab ipsu relicta sunt. Verum nos sane<text:line-break/>inquiramus ipsu, etiamsi nullam viam habeamus ad inventio-»<text:line-break/>nem ab illis praemonstratam. Dictum quidem a' nobis est<text:line-break/>et in iis quae de optima secta sunt et in medendi me-<text:line-break/>thodi scriptis, quomodo talia omnia inquirere et luvenire<text:line-break/>oporteat. Imo et in primo horum commentariorum dupli-<text:line-break/>cem viam ostendi ad eiusmodi inventionem, alteram ex difti<text:line-break/>ferentiis difficilis spirationis procedentem, alteram ex affe-<text:line-break/>ctiouibus in organis respirationis, quam etiam faciliorem et<text:line-break/>manifestiorem esse dicebam; et quisquis illa scripta diligenter<text:line-break/>versaverit, haud indigebit multis verbis ad praesentium 'so-<text:line-break/>lutionem. Si vero vel negligenter illa tractaverit, vel alias<text:line-break/>ad discendum hebes sit, qni quidem negligenter tractavit,</text:span></text:p>
      <text:p text:style-name="P10"><text:span text:style-name="T2">rursus ipsis relectis huc revertatur; qni vero hebes est,<text:line-break/>aliud quid agat ac sciat parvo ingenio magni viri mentem<text:line-break/>assequi non licere, qualis erat Hippocrates. Quae igitur<text:line-break/>nemo priorum aut proposuit, aut in dubium vocavit, aut<text:line-break/>quaesivit, aut invenit, ego et proponam et lu dubium vo-<text:line-break/>cabo et quomodo quaerere oporteat dicam et cum diis<text:line-break/>inventurum me spero. Ac problema quidem etiam paulo<text:line-break/>ante a me relatuiu est, cur tot difficilium respicationum spe-<text:line-break/>cies Hippocrates in praenotionum libro praetermiserit; du-<text:line-break/>bitatio vero nunc dicetur, ubi quae in primo sermone scri-<text:line-break/>pta sunt, prius in memoriam revocavero. Omnes eniln dif-.<text:line-break/>sicilium respirationum differentias in illis sermonibus ad<text:line-break/>quinque omnino tum affectionum tum difficilium respira-<text:line-break/>tionum genera reduxi ,. Quare adhuc magis dubium coiisti-<text:line-break/>tuitur problema, spe 'etiam quae sola restabat sublata, ln<text:line-break/>ejusmodi enim omnibus, in quibus cujuscunque tandem rei<text:line-break/>differentiae plures quidem ab altero quopiam five viro sive<text:line-break/>scripto, pauciores vero rursus ab altero dicuntur, uua scla<text:line-break/>superest consensus spes, si quis monstrare queat alterum in</text:span></text:p>
      <text:p text:style-name="P10"><text:span text:style-name="T2">primis divisionis membris stetisse, alterum Ziaec </text:span><text:span text:style-name="T6">etiam</text:span><text:span text:style-name="T2"> subdi-<text:line-break/>videre. Hac igitur spe nobis sublata (monstratum est enim<text:line-break/>in primo libro neque affectionum neque difficilium respira-<text:line-break/>tionum genera in minorem numerum redigi posse) quaenam<text:line-break/>amplius ars solutionis eorum, quae rrunc quaeruntur, inve-<text:line-break/>niri possit? nam tum alia, tum praeterquam quod quaedam<text:line-break/>prima genera relicta sunt, etiam divulsa esse et male lu divi-<text:line-break/>sione opposita ac obscure enarrata in praenotionum libro,<text:line-break/>urguere quis possit, quamvis si quis alius Hippocratis liber<text:line-break/>is perspicuus sit. Atqui obscurum simulque ludetennluaturn<text:line-break/>est quod statim in principio dictionis dictum est: </text:span><text:span text:style-name="T6">'Spiritus<text:line-break/>densius exisions dolorem aut inflammationem significat in<text:line-break/>locis super feptum transversum sitis.</text:span><text:span text:style-name="T2"> _ Si enim non duplex<text:line-break/>esset spiritus densus,.alter quidem cum magnitudine,' alter<text:line-break/>vero cum parvitate, aut. non ex diversa affectione uterque<text:line-break/>ipsorum generaretur, recte utique Hippocrates indivisum<text:line-break/>ipsum reliquisset, aut differentiam ejus, quod per utrumque<text:line-break/>significatur, non ludicasseti Quando vero ipsc manifeste in</text:span></text:p>
      <text:p text:style-name="P10"><text:span text:style-name="T2">epidemiorum libris alterum densum simulque parvum, alte-<text:line-break/>rurn densum et magnum statuit, et nos monstravimus -hos ex<text:line-break/>prima ipsorum disserentia esse, male utique indiviso relicto<text:line-break/>denso, simpliciter sic dicere contentus suit: </text:span><text:span text:style-name="T6">Spiritus densus<text:line-break/>existens dolorem aut inflammationem significat in locis su-<text:line-break/>per septum transversam sitis.</text:span><text:span text:style-name="T2"> Atque hoc sane unum dubi-<text:line-break/>um existit. Tertiae vero deinceps differentiae mentionem<text:line-break/>sariens sic: </text:span><text:span text:style-name="T6">Magnus autem et per multum tempus delirium<text:line-break/>significat',</text:span><text:span text:style-name="T2"> et hanc solam ex primis differentiis manifestepro-<text:line-break/>Ioquutus, proximae ipsi spirandi difficultatis, quae rurum et<text:line-break/>parvum spiritum ostendit, nullam omnino mentionem ferit;<text:line-break/>quanquam sane ut densus spiritus duplex erat, magnitudine<text:line-break/>et parvitate distinctus, sic etiam rarus necessario duplex est,<text:line-break/>magnitudine ac parvitate distinctus. Verum alterius solius<text:line-break/>lu praenotionibus meminit, ubi nit: itdagnus </text:span><text:span text:style-name="T6">autem et per<text:line-break/>multum tempus delirium significat'</text:span><text:span text:style-name="T2"> alterum vero; rarum<text:line-break/>simul et parvum, praetermissum esse apparet. Quare ex<text:line-break/>quatuor conjugationibus, .quas in epidenna scripsit, primae</text:span></text:p>
      <text:p text:style-name="P10"><text:span text:style-name="T2">duae indistincte et obscure ac consule dictae sunt, sola vero<text:line-break/>tertia, ut diximus, tum ipsa tum quod per eam significatur,<text:line-break/>ambo manifeste scripta sunt. Caeterum non in his solum<text:line-break/>obscurus et indistinctus et plura praetermittens sermo videri<text:line-break/>potest, sed et ex eis, quae deinceps inserens ait: </text:span><text:span text:style-name="T6">Frigidus<text:line-break/>vero ex naribus et ore prodiens, valde jam perniciosus esu<text:line-break/></text:span><text:span text:style-name="T2">Cur enim tandem, si eas quae in calido et frigido sunt, diffe -<text:line-break/>rentias recensere statuerat, eam solam, quae in frigido est,<text:line-break/>memoravit? Praeterea cur aliarum duarum, tum ejus, quam<text:line-break/>indistincte spiritum densum nominat, tum quam distincte ra-<text:line-break/>rtun et magnum, affectiones ipsas solas ascripsit, non tamen<text:line-break/>lu quid defluant significavit, dolorem quidem et inflammatio-<text:line-break/>nem a dens«, delirium autem a rara et magna spirationis dif-<text:line-break/>ficultate insucari asserens? in differentia vero quaelu frigido<text:line-break/>est, lu quid desinat dicit; inquit enim perniciosum valde esse<text:line-break/>hujusmodi spiritum; affectionem vero, ob quam ita dissicul-<text:line-break/>ter spirant, obscuriorem existentern, non etiam dicit, quum<text:line-break/>tamen praestaret in omnibus difficilibus respirationibus tum</text:span></text:p>
      <text:p text:style-name="P10"><text:span text:style-name="T2">ipsas affectiones dicere, quaecunque tandem hae sint, tum<text:line-break/>alterationis ipsarum </text:span><text:span text:style-name="T47">modum </text:span><text:span text:style-name="T2">ascribere, mitiores a malignis<text:line-break/>distinguendo. At non ita secit, verum in prioribus spirandi<text:line-break/>difficultatibus affectiones, </text:span><text:span text:style-name="T47">in </text:span><text:span text:style-name="T2">ultima alterationis modum so-<text:line-break/>lum ostendit. Et quod crimen omnium minime altari pot-<text:line-break/>est; , quod videlicet nihil penitus de inaequali spirationis dif-<text:line-break/>ficultate dixerit, id ipsum sane etiam jam sermoni addatur.<text:line-break/>Extensus enim et coactus spiritus et extra magnus, rutro<text:line-break/>parvus, et intro magnus, extra parvus, </text:span><text:span text:style-name="T6">nec</text:span><text:span text:style-name="T2"> ipsi etiam, in<text:line-break/>praenotionum libro relati sunt, verum ex nis, quae nos lu<text:line-break/>primo libro explicavimus, in quatuor difficilium spirationum<text:line-break/>conjugationibus comprehensi, reperiuntur. At vero quintam<text:line-break/>inaequalem, cujus dimidiam partem in libris epidemiorum<text:line-break/>scripsit, </text:span><text:span text:style-name="T6">duplicem intro revocationem</text:span><text:span text:style-name="T2"> asserens, in praeno-<text:line-break/>tionum vero libro penitus omisit, sub aliqua quatuor conju-<text:line-break/>gationum nullo modo comprehensam invenire licet. Atque<text:line-break/>tot quidem ac ales sunt dubitationes.</text:span></text:p>
      <text:h text:style-name="Heading_20_2" text:outline-level="2">Cap. V.</text:h>
      <text:p text:style-name="P78"><text:span text:style-name="T2">Oportet autem jam inde nos non fimlliter,<text:line-break/>utjmulti laciunt eorum, qui Hippocrati contradicunt, dissicnl-</text:span></text:p>
      <text:p text:style-name="P10"><text:span text:style-name="T2">tates quidem facile reperire, in. solutionibus vero ipsarum<text:line-break/>haerere, </text:span><text:span text:style-name="T29">a </text:span><text:span text:style-name="T2">verum primum quidem viam quandam facilitatis<text:line-break/>invenire, deinceps vero demonstratione, quae per ipsam lu-<text:line-break/>venta erunt, confirmare. Quae est igitur via facilitatis?<text:line-break/>oportet enim inde,initium sumere. ' Una quidem commune'<text:line-break/>illud.omnibus veteribus familiare lueviloquiuni; altera vero<text:line-break/>ipsius Hippocratis animi magnitudo. Demonstratum enim<text:line-break/>nobis est quam gravis sit faepenumero hic vir in iis, quae<text:line-break/>assis melicis' nota funt, praetereundis, ut quae </text:span><text:span text:style-name="T6">a nemine eo-<text:line-break/>rum, qui artem serio</text:span><text:span text:style-name="T2"> exercent, </text:span><text:span text:style-name="T6">ign</text:span><text:span text:style-name="T2">orali queant; 'quae vero<text:line-break/>his ignota sunt, omnibus diligenter simulet perspicue expo-<text:line-break/>nendis. Si vero hic ipsi mos est, .quid mirum ambiguam ac<text:line-break/>obscuram apud plerasque differentiam difficilis respirationis,<text:line-break/>eam videlicet "quae in magnitudine et raritate est, tnm per<text:line-break/>alia scripta demonstrare conatum eum esse desipientiae pro-<text:line-break/>priam tum in praenotionum libro manifesta doctrina dignam<text:line-break/>censuisse, differentias autem densitatis, ut quae medicis igno-<text:line-break/>tae esse non queant, una summa comprehensas breviter in-<text:line-break/>dicasse ? In pleuritide enim et peripneumoniis, anginis et</text:span></text:p>
      <text:p text:style-name="P10"><text:span text:style-name="T2">orthopnoeis densus et parvus fit spiritus. • Quod si pleuritis<text:line-break/>non sit</text:span><text:span text:style-name="T47">,. sed </text:span><text:span text:style-name="T2">tantum dolor cicca costas, densus et parvus fit<text:line-break/>spiritus; quemadmodum etiam, si circa os ventriculi, aut<text:line-break/>stomachum, aut splenis caput, aut hepatis gibbam partem.'<text:line-break/>Nam et in nis locis si quis-sit dolor, necessarium est parvum<text:line-break/>et densunrfieri spiritum; ef multo magis, si cira septum trans-<text:line-break/>versum et partem ejus peritonaeo cohaerentem itemque<text:line-break/>musculos illic circumsitos. Atqui etiamsi non istic solum,<text:line-break/>sed longe inserius peritonaeum fuerit affectum, et laesionem<text:line-break/>ipsius percipiat septum transversum, itidem parvum ac den-<text:line-break/>Ium spiritum efficit. Quin et ventriculi ipsius majores asse-l<text:line-break/>ctiones, quae cum dolore fiunt et tumore, splenis item ac<text:line-break/>hepatis infernae partes, non minus densum ac parvum effi-&gt;<text:line-break/>ciunt spiritmn. Et in universum, sive tumor-quis sit pre-<text:line-break/>mens ac coarctans quodcunque tandem spirabile organum,<text:line-break/>sive dolor circa quamcunque partem ita vicinam respiratoriis<text:line-break/>organis, ut ipsis motis simul moveatur, densus ac parvus’<text:line-break/>erit spiritus. Reliquas autem horum causas lu primo libro</text:span></text:p>
      <text:p text:style-name="P10"><text:span text:style-name="T2">recensuimus. Quemadmodum sane et quod calore multo in<text:line-break/>spirabilibus organis coacervato, densus et magnus spiritus<text:line-break/>fiet; idquodfenne quotidie in omnibus fervidis febribus<text:line-break/>apparet, ut neminem latere.possit. Etenim quod phlogosin<text:line-break/>praeter* naturam non Hippocrates solum, sed omnes sere<text:line-break/>alii, qui ante Erasistratuin fuerunt, phlegmonen nomina-<text:line-break/>rint, non a nobis tantum, sedab omnibus Hippocratis ex-<text:line-break/>positoribus est ostensum. His itaque positis, nihil amplius<text:line-break/>mirum est; praedictas ambas differentias Hippocratem uno<text:line-break/>capite declarasse, ubi ait: </text:span><text:span text:style-name="T6">Spmtus densus exisiens dolorem<text:line-break/>dut inflammationem significat in</text:span><text:span text:style-name="T2"> sucis </text:span><text:span text:style-name="T6">supra septum trans-<text:line-break/>versum</text:span><text:span text:style-name="T2"> sitis, tanquarn sane nos intelligere possimus eum<text:line-break/>cum parvitate dolorem significare, cum magnitudine inflam-<text:line-break/>mationem, hoc est phlogosin, declarare Apponit autem<text:line-break/>merito,, </text:span><text:span text:style-name="T6">in locis supra septum transversum sitis,</text:span><text:span text:style-name="T2"> five ren<text:line-break/>spiratoriis; tanquarn immodico calore partium infra se-<text:line-break/>ptum transversum sitarum, respiraticnern lu magnitudinem'<text:line-break/>ac densitatem attollere nequeunte.</text:span></text:p>
      <text:h text:style-name="P2" text:outline-level="2">Cap. VI.</text:h>
      <text:p text:style-name="P78"><text:span text:style-name="T2">Ac via quidem inventionis quaesitorum in </text:span><text:span text:style-name="T24">.<text:line-break/></text:span><text:span text:style-name="T2">primis differentiis haec est Verum demonstrationem etiam<text:line-break/>quandam sermoni addere necessarium est. Nunc enim posse<text:line-break/>fieri ut hanc sententiam Hippocrates usurparit, osteusum<text:line-break/>est; monstrabitur' autem deinceps penitus rem sic habere.<text:line-break/>Cur enim tandem in utroque epidemiorum libro, secundo<text:line-break/>ac sexto, has duas spirandi difficultatis differentias primas<text:line-break/>omnium distinguere reperitur, priorem quidem parvum<text:line-break/>et densum spiritum, alteram vero densum et magnum, in<text:line-break/>proposito autem praenotionum libro ipsas ignorare ridetur, </text:span><text:span text:style-name="T24">.<text:line-break/></text:span><text:span text:style-name="T2">praeterquam quod postea statim scribit, rarum et magnum?<text:line-break/>Rarum igitur et magnum spiritum riovit, densum vero </text:span><text:span text:style-name="T24">et<text:line-break/></text:span><text:span text:style-name="T2">parvum ignorat? </text:span><text:span text:style-name="T24">Et </text:span><text:span text:style-name="T2">sane etiamsi quispiam eorum, quibus<text:line-break/>animus in pejorem partem inclinat, dixerit, quinam sit den-<text:line-break/>sus ac parvus spiritus, cognoscere quidem , </text:span><text:span text:style-name="T6">Hippocratem<text:line-break/></text:span><text:span text:style-name="T2">potuisse, quae vero fit affectio ipsum efficiens</text:span><text:span text:style-name="T24">, </text:span><text:span text:style-name="T2">non potuisse<text:line-break/>cognoscere; imo quum dicat: </text:span><text:span text:style-name="T6">densus spiritus dolorem signi-<text:line-break/>ficat, aut inflammationem in locis sapra septum transver-<text:line-break/>sam sitis,</text:span><text:span text:style-name="T2"> constat eum et affectiones scribere et neutram</text:span></text:p>
      <text:p text:style-name="P10"><text:span text:style-name="T2">praetermittere. Imo eodem exposuit ordine, quem etiam in<text:line-break/>duobus epidemiorum libris fecit Perspicuum itaque est eum<text:line-break/>denso et parvo dolorem,, denso et magno inflammationem,<text:line-break/>tribuere. Neque enim dici potest in epidemiorum quidem<text:line-break/>libris duobus parui et densi et magni ac densi spici tus men-<text:line-break/>tionem fecisse, in aliis vero nusquam.r Nam et in illis ipsis,<text:line-break/>saepe, et in libro de nictu in morbis- acutis, quem etiam de<text:line-break/>ptisana inscribunt,' statim in principio libri non tantum hu-<text:line-break/>jusmodi difficilis spirationis speciem palam nominat, sed et<text:line-break/>ipsam affectionem, ex qua sit, et modiun ipsius, juxta quem<text:line-break/>laedere solet Atqui nullus eorum, qui contentionis studio,<text:line-break/>multos Hippocratis libros tahquam non genuinos rescindunt,<text:line-break/>hunc librum viro adimere ausus esu -. Equidem quae in fine<text:line-break/>sunt post balnei usum, plerique tollunt; quae vero eousque<text:line-break/>habentur, omnes conservant. Si igitur non solum in hoc,<text:line-break/>libro monstraverimus, scd etiam in aliis similiter inveniatur<text:line-break/>tum differentias tum affectiones densi spiritus cognoscere,<text:line-break/>adhuc quicquam deesse videbitur ad demonstrationem </text:span><text:span text:style-name="T47">? </text:span><text:span text:style-name="T2">Si-</text:span></text:p>
      <text:p text:style-name="P10"><text:span text:style-name="T2">vero etiam in ipso praenotionum libro paulo inferius luve-<text:line-break/>uiatur et differentias non </text:span><text:span text:style-name="T6">ignorare </text:span><text:span text:style-name="T46">et </text:span><text:span text:style-name="T6">affectiones</text:span><text:span text:style-name="T2"> ipsas scire,<text:line-break/>nonne credas adhuc amplius id quod propositum est satis esse<text:line-break/>demonstratum? At vero quod haec ita habeant, neque men-<text:line-break/>tiamur, ex ipfis verbis videre licet. Incipiam autem a libro<text:line-break/>de victu in morbis acutis. In hoc libro statim in principio<text:line-break/>de morbis pulmonis ac thoracis verba faciens hoc modo<text:line-break/>ait: </text:span><text:span text:style-name="T6">Quibus etenim cibus siatim conclusus esi, si quis eo non<text:line-break/>Jithevacuato sorbitionem dederit, dolorem praesentem exa-<text:line-break/>cerbaverit, et non praesentem siatim induxerit, et spiritus<text:line-break/>densior reddetur. JHalus autem hic esi, resiccat enim pul-<text:line-break/>monem et hypochondria, imumque ventrem et sieptum<text:line-break/>transversam dolore</text:span><text:span text:style-name="T2"> vexat. In hoc sermone primum quidem<text:line-break/>quod et propter dolorem densus fit fpiritus, ostendit, nobis,<text:line-break/>opluor, relinquens meditandum generationis modum, quem<text:line-break/>in primo horum commentariorum me manifeste exposuisse<text:line-break/>puto. Quemadmodunr enim dolentibus cruribus multum<text:line-break/>progressi nequimus, eodem modq, nin quoddam organum ex<text:line-break/>iis, quae in respirationibus moventur, doluerit, parum re-</text:span></text:p>
      <text:p text:style-name="P10"><text:span text:style-name="T2">spirare cogimur et citius desistere cupimus. Quum enim<text:line-break/>simul cum temporis respirationis longitudine extendatur do-<text:line-break/>lor, qui citius cohibet motum spirabilium organorum, citius<text:line-break/>dolore liberatur. At quanto citius quam oportuit cohibe-<text:line-break/>tur, tanto minus ipsum animal inspiratione finitur. Quem-<text:line-break/>admodum igitur fi quis pauciores cibos quam ex usu fit ac-<text:line-break/>cipiat, hic cito aliorum ciborum opus habebit, fic si quis mi-<text:line-break/>nus quam ex usu est inspiraverit, hic citius inspiratione in-<text:line-break/>digebit, atque ita spiritum densari continget. Quo enim<text:line-break/>tempore inter actiones medio organa respirationis cessantia-<text:line-break/>quiescebant, eo ipsu nunc quiescere animal ipsis non per-<text:line-break/>mittit; tanquarn enim singulas respirationes imperfecte re-<text:line-break/>spirans, semper etiam propius ad suffocationem accessit Hu-<text:line-break/>jus autem ipsius affectionis metu citius respirare urgetur, et<text:line-break/>respirationis organa citius quam oporteat movet, non per-<text:line-break/>mittens ipsis quiescere; quantum quiescebant, quando secun-<text:line-break/>dum naturam habebunt. Quum igitur Hippocrates ob dolo-<text:line-break/>rem spiritum deusiorem fieri dicat, rideatur autem per </text:span><text:span text:style-name="T10">me</text:span><text:span text:style-name="T2">u</text:span></text:p>
      <text:p text:style-name="P10"><text:span text:style-name="T2">diam parvitatem densitas ipsa generari, omnibus sane mani-<text:line-break/>festum est, eum parvitatem etiam, novisse; Quis, enim ter-<text:line-break/>tium a primo nosse queat , si medium ignoret, </text:span><text:span text:style-name="T6">et</text:span><text:span text:style-name="T2"> praesertim<text:line-break/>si ipsmn tertio generationis. causa existat? . Et sane paulu-<text:line-break/>lum progressus,, propriis ipsis verbis aperte parvitatem den-<text:line-break/>sitatis causam esse tradit sic scribens: </text:span><text:span text:style-name="T6">Etenim sp.Jum spu-<text:line-break/>tum intus, retentum, rprdhibet quidern'spiritum intro ferri,<text:line-break/>cogit autem cito extra ferri.</text:span><text:span text:style-name="T2"> . Hic alteram rursus causam do-<text:line-break/>cet generationis densi spiritus; appellavit autem: ipsam </text:span><text:span text:style-name="T6">in<text:line-break/></text:span><text:span text:style-name="T2">superioribus sermonibus respirabilium organorum', coarcta-<text:line-break/>tionem. Quod igitur in dolore nobis intelligendum relin-<text:line-break/>quebat, hoc ipsum hie.ipfe expofnit. Quid: est autem hoc?:<text:line-break/></text:span><text:span text:style-name="T6">Multo,</text:span><text:span text:style-name="T2"> inquit, </text:span><text:span text:style-name="T6">sputo in arteriis,</text:span><text:span text:style-name="T2"> pulmonis videlicet, conten-i'<text:line-break/>to et </text:span><text:span text:style-name="T6">spiritus ipsius regionem occupante, spiritus ad inspi-<text:line-break/>rationis actionem intro accedere prohibetur.</text:span><text:span text:style-name="T2"> Num igitur<text:line-break/>aliud quid est quam parra inspiratio id quod nunc dicitur ?<text:line-break/>Non certe, siquidem copia subsitantiae quae.inspiratur, ma-<text:line-break/>guitudinem respirationis, metiri oportet, ut in primo libro</text:span></text:p>
      <text:p text:style-name="P10"><text:span text:style-name="T2">demonstratum est; verum si ob aliam quandam causam </text:span><text:span text:style-name="T47">cogi<text:line-break/></text:span><text:span text:style-name="T2">spiritum celeriter extra ferri dicat quam ob inspirationis<text:line-break/>parvitatem, id etiam diri non potest, quum dictionis suries<text:line-break/>sic habeat: </text:span><text:span text:style-name="T6">Etenim ipsum siputumsutus retentum prohibet<text:line-break/>quidem spiritum intro ferri, cogit autem cito extra ferri.<text:line-break/></text:span><text:span text:style-name="T2">Propterea eninr quod latione spiritus ad interna privatum est<text:line-break/>animal, quiescere non permittit, ut quod de suffocatione pe-<text:line-break/>riclitetur; et in hoc deusus spiritus generatur. Nam ab in-,<text:line-break/>spiratione ad expirationem celeriter</text:span><text:span text:style-name="T34">; </text:span><text:span text:style-name="T2">progredi nihll aliud est<text:line-break/>quum dense respirare. Non enim convenit ipsas nominum<text:line-break/>syllabas audire velle </text:span><text:span text:style-name="T34">, </text:span><text:span text:style-name="T2">quum integri sermones perspicue dr-<text:line-break/>cautur, neque aliud quiddam esse palare cito ad expiratio-<text:line-break/>nem concitari quum dense respirare , aliud prohiberi inspi-<text:line-break/>iatiouem sufficienter fieri </text:span><text:span text:style-name="T47">quam </text:span><text:span text:style-name="T2">parvam esse respirationem.<text:line-break/>Verum hic quidem ipse Hippocrates manifeste exposuit, quo-<text:line-break/>modo in detento sputo densus fiat spiritus per mediam par-<text:line-break/>vitatem; in dolore vero reliquit, opinor, propterea quod mul-<text:line-break/>tis locis ipse dixerit actiones organorum a dolore impediri,</text:span></text:p>
      <text:p text:style-name="P10"><text:span text:style-name="T2">quam possimus et nos, etiamsi ex illo non audiamus, ex ma-<text:line-break/>nifeste apparentibus invenire. Supra hoc igitur quod ambo<text:line-break/>haec nos manifeste in hoc sermone docet, quod et- dolor et<text:line-break/>locorum coarctatio parvam efficientia respicationem, statim<text:line-break/>etiam densam reddant, amplius et hoc edocet, quod non hae<text:line-break/>solum sint deusi spiritus causae. Primum quidem in eo,<text:line-break/>quod dicit, </text:span><text:span text:style-name="T6">dictum ese autem sic in dolore',</text:span><text:span text:style-name="T2"> hoc ipsum mani-<text:line-break/>festum facit, quod ob aliam causam spicitus jam densus exi-<text:line-break/>ftat, densiorem fieri dicens ob dolorem,- tanquam, opinor, et<text:line-break/>sic nos ratiocinari possimus, febrilem calorem ipsum omni-<text:line-break/>no densum efficere. Secundo vero quum dicit, quod a den-<text:line-break/>sio et multo spiritu, ut jam dictiim est, sputum crude len-<text:line-break/>tescens regressum fieri prohibet; densi enim spiritus dolor<text:line-break/>causa est; multi autem non hic, scd calor febrilis. Caeterum<text:line-break/>hic valde sapienter non magni spiritus dixit, Ied multi.<text:line-break/>Magnus enim quantitate lu lingulis respirationibus judicatur;<text:line-break/>multum vero potest aliquando ex multis parvis coacervari.</text:span></text:p>
      <text:p text:style-name="P10"><text:span text:style-name="T2">Et apparet sane hoc manifeste fieri in pleuriticis, qni ma-<text:line-break/>gnnm qnidem spiritum semel ducere ob dolorem non pos-<text:line-break/>sunt, quamvis pluri aere ob febrem opus habeant; ob con-<text:line-break/>tinuitatem vero actionis multitudinem spiritus magnis re-<text:line-break/>spirationibus aequalem coacervant: quod enim paucae ma-<text:line-break/>gnae, hoc mullae parvae possunt. Eodem modo et lu peri-<text:line-break/>pneumonicis multo quidem spiritu opus est, verum ob loco-<text:line-break/>rum coarctationem parvum inspiratur. Etiam hic igitur<text:line-break/>densitas, multas parvas respirationes efficiens, tantum prae-<text:line-break/>stat quantum paucae et magnae.</text:span></text:p>
      <text:h text:style-name="P6" text:outline-level="2"><text:span text:style-name="T2">Cap. Vl</text:span><text:span text:style-name="T23">I.</text:span></text:h>
      <text:p text:style-name="Standard"><text:span text:style-name="T2">Num igitur indigebimus 'adhuc inquisitione<text:line-break/>fyllabarum ipsorum nominum, in hoc libro conscriptarum<text:line-break/>sic deinceps, parvae </text:span><text:span text:style-name="T6">et magnae respirationis,</text:span><text:span text:style-name="T2"> non contenti<text:line-break/>rebus ipsis adeo manifeste ostensis? Atqui non id quaere-<text:line-break/>batur, an Hippocrates parvae ac magnae respirationis nomen<text:line-break/>noverit; reperitur enim tum in epidemiorum libris scriptum<text:line-break/>tum rursus in praenotionum libro, ubi inquit: </text:span><text:span text:style-name="T6">Magnus</text:span><text:span text:style-name="T2"> fui-</text:span></text:p>
      <text:p text:style-name="P8"><text:span text:style-name="T6">ritus et per multum tempus desipientiam significat </text:span><text:span text:style-name="T46">•</text:span><text:span text:style-name="T47"> </text:span><text:span text:style-name="T2">verum<text:line-break/>.an. duplicem sciat densum spiritum. </text:span><text:span text:style-name="T6">et</text:span><text:span text:style-name="T2"> alterum ipsorum </text:span><text:span text:style-name="T6">a<text:line-break/></text:span><text:span text:style-name="T2">.dolore fleri dicat, alterum a calore multo in spirabilibus or-<text:line-break/>gauis coacervato. Quando igitur haec demonstrata sunt,<text:line-break/>1‘upervacaneum est adhuc audire desiderare nominum sylla-<text:line-break/>bas, quandoquidem et ,ex hoc ipso praenotionum loco de<text:line-break/>desipientia cuipiam dicere licet, non rarum et magnum di-<text:line-break/>ctuni esse spiritum, qui desipientiam indicet, et dictionem<text:line-break/>proserre hoc modo habentem : </text:span><text:span text:style-name="T6">spiritus magnus et per mul-<text:line-break/>tum tempus desipientiam significat -,</text:span><text:span text:style-name="T2"> tanquarn sane non<text:line-break/>idem sit aut rerum dicere, aut per inultum tempus, aut<text:line-break/>nos nurrc nomina yenemur, non res ipsas quaeramus. Sed<text:line-break/>- quum.quidam eo stupiditatis venerint, ut'etiam ipsa nomina<text:line-break/>velint. audire, revocemus etiam ipsis in. memoriam, duas<text:line-break/>quasdam dictiones ex ipso de victu in morbis acutis librc<text:line-break/>sic habentes; </text:span><text:span text:style-name="T6">Spiritus Allidens quum sursam fertur, den-<text:line-break/>sius</text:span><text:span text:style-name="T2"> aut magnus, Hic quidem habes, si desideras, nomen<text:line-break/>ipsum, </text:span><text:span text:style-name="T6">magnus;</text:span><text:span text:style-name="T2"> rursus autem etiam </text:span><text:span text:style-name="T6">parvus,</text:span><text:span text:style-name="T2"> ubi ait:</text:span></text:p>
      <text:p text:style-name="P10"><text:span text:style-name="T6">Et spiritus parvus, 'et revulsio spiritus densa </text:span><text:span text:style-name="T13">αο </text:span><text:span text:style-name="T6">violentes<text:line-break/>accidit.</text:span><text:span text:style-name="T2"> Rursum autem lu ipsu praenotionum libro, </text:span><text:span text:style-name="T6">diffi-<text:line-break/>culter ferre morbum</text:span><text:span text:style-name="T2"> ait, et </text:span><text:span text:style-name="T6">spiritum magnum ac densum<text:line-break/>effe.</text:span><text:span text:style-name="T2"> Hunc quidem igitur palam ipso nomine prolato ma-<text:line-break/>gnum et densum scripsit; parvum vero et densum rursus<text:line-break/>lu sermone de angina, ubi ait: </text:span><text:span text:style-name="T6">Plurimumque dolorem ex~<text:line-break/>hihent et orthopitoeam.</text:span><text:span text:style-name="T2"> Quod enim in orthopnoeis parvus<text:line-break/>et densus fiat spiritus ob coarctationem respirationis organo-<text:line-break/>rum, haud scio an quisquam ignoret. Quanquam, si talia,<text:line-break/>ab ipso Hippocrate discere velimus, libro de victu lu mor-<text:line-break/>bis acutis verbis, quae paulo ante ascripsi, docuit nos,<text:line-break/>quomodo parvus et densus spiritus fiat in sputorum sup-<text:line-break/>pressione. Libro vero de articulis statim in principio fur-- '<text:line-break/></text:span><text:span text:style-name="T6">monis</text:span><text:span text:style-name="T2"> de spina dorsi, enarrans luxationes in posteriorem<text:line-break/>partem, quae stupra septum transversum ex tumoribus aut<text:line-break/>morbis fiunt, hoc modo ait (opinor enim praestabilius esse,<text:line-break/>totum sermonem ipsius .nscribere): Quibus </text:span><text:span text:style-name="T6">supra septum<text:line-break/>transversum fuerit in posteriorem partem luxatio, his ei</text:span></text:p>
      <text:p text:style-name="P10"><text:span text:style-name="T6">costae nequeunt in latitudinem augeri, scd in anteriorem<text:line-break/>partem; et pectus acutum sit, scd non latum-, ipsiqug dif-<text:line-break/>ficulter et cum siertore Jpirant- minorem enim amplitudo<text:line-break/>nem habent cavitates spiritum suscipientes et emittentes,.<text:line-break/>Nam .et coguntur in magna vertebra cervicem habere in<text:line-break/>anteriorem partem luxatam, ut ne pronum sit ipsu </text:span><text:span text:style-name="T11">C(l</text:span><text:span text:style-name="T6">_,<text:line-break/>put. Angustiam igitur multam sauicibus exhibent-, atque,<text:line-break/>hoc etiam facit intro repens; nam et rectis natura diffici-<text:line-break/>lem respirationem hoc os exhibet, si intro repat, donec re-<text:line-break/>prajsum fuerit. Ob hanc igitur rem huiusmodi homines<text:line-break/>eminentis gutturis magis apparent qiiam sani</text:span><text:span text:style-name="T11">;</text:span><text:span text:style-name="T6"> tubercu .<text:line-break/>losique ut plurimum tales in pulmone sunt, duris crudis-<text:line-break/>que ftdberculLs. Etenim occasio gibbi posterioris et</text:span><text:span text:style-name="T2"> cort—<text:line-break/></text:span><text:span text:style-name="T6">tentio plurimis ob</text:span><text:span text:style-name="T2"> eiusmodi coiiectiones siunt, </text:span><text:span text:style-name="T6">quibus sane<text:line-break/>vicini nervi communicaverint,</text:span><text:span text:style-name="T2"> lu h</text:span><text:span text:style-name="T10">oc</text:span><text:span text:style-name="T2"> toro fermone gib-<text:line-break/>bum posteriorem ob tubercula in pulmone cruda et dura<text:line-break/>fieri dicit', difficultatem vero respirationis ob angustiam lo-<text:line-break/>corum ; appellavit autem huiusmodi ipsius differentiam fler-</text:span></text:p>
      <text:p text:style-name="P10"><text:span text:style-name="T47">torosam. At vero in libro de nictu llu morbis acutis, quan-<text:line-break/>do eorum, quibus in parvitatem et deusitatem respiratio ver-<text:line-break/>titur, meminit, etiam hoc ipsum orthopnoeae nomen ap-<text:line-break/>posuit et stertere ipsos dixit. Quare etiam quum in libro<text:line-break/>praenotionum de angina narrans dixit: </text:span><text:span text:style-name="T46">Plurimumque do-<text:line-break/>lorem exhibent et orthopnoeam ,</text:span><text:span text:style-name="T47"> non aliam quandam dissici-<text:line-break/>lis respirationis speciem quam parvam et densam sic ap-<text:line-break/>pellavit Omnes enim, qui ob angustiam non sufficienter in-<text:line-break/>spirare possunt, de suffocatione periclitantur, si decumbunt;<text:line-break/>et ob hoc tum thoracem totum tum collum rectum habere<text:line-break/>eos oportet, quod non parvum auxilium ipsis ex huiusmodi<text:line-break/>figura accedat. Latiora enim simulque longiora omnia re-<text:line-break/>spirationis organa fiunt, partim quidem quod per rectam<text:line-break/>figuram diriguntur, partim vero quod minus in sese conci-<text:line-break/>dere prohibeantur. Manifestum est autem etiam ipsum Hip-<text:line-break/>pocratem sic ut nos nunc dicimus de ipsis statuere, ex iis,<text:line-break/>quae dicit libro de articulis: </text:span><text:span text:style-name="T46">Jpsique difficulter spirantes<text:line-break/>fiunt et siertorosi-, minorem enim amplitudinem habent van-</text:span></text:p>
      <text:p text:style-name="P10"><text:span text:style-name="T6">triculi spiritum excipientes et emittentes.</text:span><text:span text:style-name="T2"> Omnibus igitur<text:line-break/>ob angustiam difficulter spicantibus et parvus sit spiritus, et<text:line-break/>ex necessitate sequuntur duo symptomata, stertorosa videli-<text:line-break/>cet respirationis species, quae sane et stertere appellatur, et<text:line-break/>paulo ante dicta orthopnoea. Et sane velut de indusiria<text:line-break/>ipsa dividens, alterum in praenotionunr libro scribit, perni-<text:line-break/>ciosis anginis ipsum adesse dicens, alterum vero in libro de<text:line-break/>articulis; in praenotionum quidem libro orthopnoeam, lu<text:line-break/>libro vero . de articulis stertorosarn respirationem. Porro<text:line-break/>lu libro de rictu in morbis acutis , ambo lu idem coegit Hip-<text:line-break/>pocrates sic scribens: aiii verp ab </text:span><text:span text:style-name="T6">orthopnoea et siertore<text:line-break/>suffocati.</text:span><text:span text:style-name="T2"> Quod enim libro de articusis </text:span><text:span text:style-name="T12">κε'ρχνον, </text:span><text:span text:style-name="T2">illud hoc<text:line-break/>loco </text:span><text:span text:style-name="T12">ῥέγχος, </text:span><text:span text:style-name="T2">i. e. stertorem, nominavit. Utitur autem </text:span><text:span text:style-name="T47">et </text:span><text:span text:style-name="T2">alibi<text:line-break/>in.suis scriptis ntrisque nominibus, ut quae idem significent.<text:line-break/>Quandoquidem igitur adeo diligenter libro de victu in acu-<text:line-break/>tis morbis de omni densi spiritus generatione enarravit, ni-<text:line-break/>hil mirum est, si caput tantum et summam totius sermonis in<text:line-break/>praenotionum libro conscripsit. ' Quod vero omnia exacte</text:span></text:p>
      <text:p text:style-name="P10"><text:span text:style-name="T2">tradiderit de spiritu denso, nihil amplius opus habeo pluri-<text:line-break/></text:span><text:span text:style-name="T24">bus </text:span><text:span text:style-name="T2">ostendere; verum ubi hoc solum in memoriam reduxero,: •<text:line-break/>quod aut ob dolorem, aut ob angustiam, aut ob caloris mul-<text:line-break/>titudinem r densus fit spiritus, deinceps totum fermonenrip-<text:line-break/>sius Hippocratis ascribam, lroc modo habentem; (liiibuscun-:<text:line-break/></text:span><text:span text:style-name="T6">que </text:span><text:span text:style-name="T26">enim </text:span><text:span text:style-name="T6">cibus siatim conclusus esi, siquis eo non subeva-<text:line-break/>cuato sarbiiioiiem dederit, dolorem, si adesi, exacerbaverit-,<text:line-break/>si </text:span><text:span text:style-name="T26">non </text:span><text:span text:style-name="T6">adesi, siatim 'induxerit ,etspiritus densior reddetur.<text:line-break/>Malus dutem hid esi, resiccat enim pulmonem, et liypo-.<text:line-break/></text:span><text:span text:style-name="T26">chondriurn </text:span><text:span text:style-name="T6">at </text:span><text:span text:style-name="T26">' </text:span><text:span text:style-name="T6">imum </text:span><text:span text:style-name="T26">ventrem </text:span><text:span text:style-name="T6">ac septum' transversum do,--r<text:line-break/>lore </text:span><text:span text:style-name="T26">fatigat. At vero </text:span><text:span text:style-name="T6">si </text:span><text:span text:style-name="T26">dolor </text:span><text:span text:style-name="T6">lateris ajsiduus existat, ca-<text:line-break/></text:span><text:span text:style-name="T26">liidisque sumentis non </text:span><text:span text:style-name="T6">remittatur, </text:span><text:span text:style-name="T26">ac </text:span><text:span text:style-name="T6">sputum non exaat,scd\<text:line-break/>crudum aa lentumpermaneat; si quis dolorem salvat, aut.<text:line-break/>alnum emolliendo, 'aufvenam secando, utrumvis hdrurn in-<text:line-break/>dicaverit</text:span><text:span text:style-name="T26">, </text:span><text:span text:style-name="T6">verum ptisanas sic habentibus exhibeat , his </text:span><text:span text:style-name="T26">re-<text:line-break/></text:span><text:span text:style-name="T6">pentina mors, continget. Has igitur </text:span><text:span text:style-name="T26">db </text:span><text:span text:style-name="T6">causias atque </text:span><text:span text:style-name="T26">alias<text:line-break/></text:span><text:span text:style-name="T6">hujusmodi adhuc magis ii, qui tota ptijana utuntur, septi-<text:line-break/>mo die ante aut citius moriuntur', partim quidem rnenter</text:span></text:p>
      <text:p text:style-name="P76"><text:span text:style-name="T28">' • .<text:tab/></text:span><text:span text:style-name="T24">I<text:tab/></text:span><text:span text:style-name="T28">'<text:tab/>.</text:span></text:p>
      <text:p text:style-name="P9"><text:span text:style-name="T46">laesi, partim vero ab orthopnoea acsiertore suffocati.. Tales<text:line-break/>vero veteres sideratos ejsc putabant, ob hoc rnaxime, non<text:line-break/>minus autem quod et mortuorum latus lividum reperiatur,<text:line-break/>ut plaga. Cujus rei causa esi,</text:span><text:span text:style-name="T47"> quod </text:span><text:span text:style-name="T46">ante salutum dolorem<text:line-break/>moriantur-, cito enim anhelosifiunt, a densa vero ac multc<text:line-break/>spiritu, ut jam dictum esi, Jputum citra coctionem glutino-<text:line-break/>sium factum, reditum sieri prohibet, scd stertor</text:span><text:span text:style-name="T56">e</text:span><text:span text:style-name="T46">m facit, in<text:line-break/>bronchiis pulmonis detentum-, et quum ad hoc res ipsa per-<text:line-break/>venerit, lethale ut plurimum esi. Etenim ipsum sputum<text:line-break/>intus retentum prohibet quidem spiritum introferri, cogit<text:line-break/>autem cito extra ferri, atque sic ad perniciem mutuas sibi<text:line-break/>operas conferunt. Sputum enim retentum spiritum den-<text:line-break/>sum facit, spiritus vero densius glutinosum sputum reddit<text:line-break/>et elabi prohibet.</text:span><text:span text:style-name="T47"> Si quis huic dictioni mentem diligentur<text:line-break/>attenderit ipsamque saepe relegerit, spero equidem facile<text:line-break/>eum persuasum iri ex his, quae dicta sunt. . Quod </text:span><text:span text:style-name="T50">enim</text:span><text:span text:style-name="T47"> neu<text:line-break/>magna sapientia indigeat deusi spiritus lu suas differentias fe-</text:span></text:p>
      <text:p text:style-name="P10"><text:span text:style-name="T2">ctio, et quod ipsam perfecte in </text:span><text:span text:style-name="T47">hoc </text:span><text:span text:style-name="T2">libro antea conscripsisset,<text:line-break/>oh id sane in praenotionibus celeriter admodum pertrausivit,<text:line-break/>tanquarn qui ad scientes jam </text:span><text:span text:style-name="T47">rem </text:span><text:span text:style-name="T2">omnem velut compendium<text:line-break/>quoddam sermonis faceret.</text:span></text:p>
      <text:h text:style-name="Heading_20_2" text:outline-level="2">Cap. VIll.</text:h>
      <text:p text:style-name="P78"><text:span text:style-name="T2">Tres igitur jam a nobis conjugationes<text:line-break/>dissicllium respirationum inventae sunt, deest autem adhuc<text:line-break/>quarta, in qua parvus et rarus fit spiritus. Cur igitur tan-<text:line-break/>dem ipsa praetermissa frigidam expirationem scripsit ? An<text:line-break/>quod non alia quaedam sit parva simulque rara, alia vero<text:line-break/>frigida ? Manifestum autem hoc est. Contrariam enim ipsi,<text:line-break/>magnam et densam, ex immoderato calorein spirabilibus or-<text:line-break/>ganis coacervato generari demonstravimus; necessario igitur<text:line-break/>parva ct rara his ipsis organis perfrigeratis erit Atque duo<text:line-break/>nobis dubia soluta sunt, quod neque quarta difficilis respira--<text:line-break/>tionis conjugatio, parva videlicet et rara, omissa sit neque<text:line-break/>calida. ' Calidam enim in altera deusi spiritus parte, quae </text:span><text:span text:style-name="T6">a-<text:line-break/></text:span><text:span text:style-name="T2">principio relata est, comprehensam habebimus, eadem est</text:span></text:p>
      <text:p text:style-name="P10"><text:span text:style-name="T2">enim cum densa et magna</text:span><text:span text:style-name="T47">; </text:span><text:span text:style-name="T2">raram vero et parvam in frigida;<text:line-break/>nam rara et parva </text:span><text:span text:style-name="T6">a</text:span><text:span text:style-name="T2"> frigida nihil differt. Cur igitur tandem<text:line-break/>non raram et parvam, </text:span><text:span text:style-name="T47">sed </text:span><text:span text:style-name="T2">frigidam ipsam scripsit ? primum<text:line-break/>quidem quod ab evidentiore symptomate ipsam ostendere vo-<text:line-break/>luerit; deinde ut ostenderet causam, ob quam ipsam perni-<text:line-break/>ciosam dicit; et tertio,, quod sic quam celerrime nos intelle-<text:line-break/>cturos esse suspicatus fit, eandem hanc nihil a rara et parva<text:line-break/>differre et contrariam ipsi calidam nihil a densa et magna.<text:line-break/>Frigidus.enim spiritus omnino rarus est et parvus, ut etiam<text:line-break/>in fecundo ostensum est libro; densum autem et magnum .<text:line-break/>eum, qui inflammationem spirabilium organorum indicat,<text:line-break/>haudquaquam quis recte dixerit, nisi, etiam calidus eistetur.<text:line-break/>At vero, addendo soli frigido spiritui </text:span><text:span text:style-name="T6">valde jam perniciosum<text:line-break/>ese,</text:span><text:span text:style-name="T2"> manifeste ostendit, quid de prioribus tribus respirandi'<text:line-break/>difficultatibus sentiat; nam si et ex illis aliquam perniciosam<text:line-break/>putasset, omnino utique ascripfisset Num . igitur extra pe-<text:line-break/>riculunr ipsas esse opinatus est? nequaquam,, scd </text:span><text:span text:style-name="T47">non </text:span><text:span text:style-name="T2">pemi—<text:line-break/>closas quidem, non tamen extra periculum. Perfrigerari</text:span></text:p>
      <text:p text:style-name="P10"><text:span text:style-name="T2">enim respirabilibus organis palam perniciosum est, quum<text:line-break/>istic sane cor situm sit, quod principium et fontem insiti ca-<text:line-break/>loris esse scimus; at vel.inflammationem multam esse luipsis,<text:line-break/>vel dolorem, vel desipientiam, non omnino- perniciosum esu<text:line-break/>Ejusmodi enim calor multis acutis febribus assidet. -Quot-<text:line-break/>autem etquibus morbis dolor adsit, praedictum esu At ve-<text:line-break/>ro et ipsa desipientia non necessario perniciosa esu Quod<text:line-break/>vero ita de ipsis sentiat, manifeste ostendit per consequentem<text:line-break/>dictionem, ubi luquit: </text:span><text:span text:style-name="T6">Facilem vero spirationem valde ma—<text:line-break/>gnarn vim adsalutemhabere putandum esi in omnibus acw—<text:line-break/>iis morbis, qui cum scbribus sunt et intra quctdraginta dies<text:line-break/>judicantur.</text:span><text:span text:style-name="T2"> </text:span><text:span text:style-name="T47">Si </text:span><text:span text:style-name="T2">enim magnam vim ad salutem habere-puta-<text:line-break/>vit facilem spirationem, certe extra periculum semper diffi-<text:line-break/>ciles spirationes non opinatus est; quare aliae quidem om-<text:line-break/>nes respirandi difficultates hoc solum habent, quod non ex- </text:span><text:span text:style-name="T34">•<text:line-break/></text:span><text:span text:style-name="T2">tra periculum sint; postrema autem omnium relata, supra<text:line-break/>hoc quod et periculosa sit et perniciosa, non procul a rnerte<text:line-break/>hominem esse nunciat: ob id igitur non simpliciter pernicio </text:span><text:span text:style-name="T37">A</text:span></text:p>
      <text:p text:style-name="P77"><text:span text:style-name="T2">fam iplant esse dixit, sed etiam </text:span><text:span text:style-name="T6">valde</text:span><text:span text:style-name="T2"> apposuit; et neque<text:line-break/>lioc. rursus contentus jam adjecit, tanquarn propinquam<text:line-break/>mortem sola haec spicandi difficultas nunciet. Adeo enim<text:line-break/>perniciosa est, ut mini rideatur neque quicquam de ipsa fu-r<text:line-break/>isse scripturus Hippocrates</text:span><text:span text:style-name="T47">, </text:span><text:span text:style-name="T2">nisi omnem modum, de respi-.<text:line-break/>randi difficultatibus disserens, recensere voluisset. Quae<text:line-break/>enim jam morientibds fiunt, ea nullam magnam dignitatem<text:line-break/>in praenotionibus habent; sed bonorum medicorum est opus,<text:line-break/>non quae idiotis'jam apparent, praesagire, sed quae ipsos </text:span><text:span text:style-name="T6">la-<text:line-break/>tent,</text:span><text:span text:style-name="T2"> et quum nihiI mali aeger habere putatur, apparent.<text:line-break/>Verum quum omnes ex ordine difficilis spirationis species •<text:line-break/>scribere vellet, videtur mihi etiam hujus meminisse, et prae-<text:line-break/>terea propter magnae et densae oppositionem. Haec igitur<text:line-break/>tandem hic finem habeant.<text:tab/></text:span><text:span text:style-name="T34">. V<text:tab/></text:span><text:span text:style-name="T2">•</text:span></text:p>
      <text:h text:style-name="Heading_20_2" text:outline-level="2">Cap. IX.</text:h>
      <text:p text:style-name="P78"><text:span text:style-name="T2">Cur igitur nihil in praenotionum libro de<text:line-break/>inaequali respirationis difficultate scripsit, quamvis agnoscat<text:line-break/>ipsam non, solum in secundo et sexto epidemiorum; sed etiam</text:span></text:p>
      <text:p text:style-name="P10"><text:span text:style-name="T2">in primo ac tertio, et amplius in libro de victu, in morbis<text:line-break/>acutis et aphorisrnis, et estis multis scriptorum suorum lo-<text:line-break/>cis? In secundo enim et sexto epidemiorum juxta prae-<text:line-break/>scriptam dictionem meminit ipsius, ubi ait: </text:span><text:span text:style-name="T6">duplex intro re-<text:line-break/>vocatio </text:span><text:span text:style-name="T26">, </text:span><text:span text:style-name="T6">velut JuperiuJpirantibus.</text:span><text:span text:style-name="T2"> Et amplius in secundo<text:line-break/></text:span><text:span text:style-name="T24">epidemiorum., mbi </text:span><text:span text:style-name="T2">enarrat </text:span><text:span text:style-name="T24">quae </text:span><text:span text:style-name="T2">Lyciae acciderunt, '</text:span><text:span text:style-name="T6">Spiri-<text:line-break/>tus intro duplicabatur,</text:span><text:span text:style-name="T2"> ascripsit Hoc enim </text:span><text:span text:style-name="T24">nihil </text:span><text:span text:style-name="T2">differt ab<text:line-break/></text:span><text:span text:style-name="T26">eo,</text:span><text:span text:style-name="T24"> </text:span><text:span text:style-name="T2">quod dixit, </text:span><text:span text:style-name="T6">duplex intro revocatio, velut Juperinspi-<text:line-break/>rantibud.</text:span><text:span text:style-name="T2"> In sexto vero: </text:span><text:span text:style-name="T6">Si spiritus intus relinquatur,<text:line-break/></text:span><text:span text:style-name="T24">alti </text:span><text:span text:style-name="T2">Nam et hoc idem est cum eo, quod in libro de victu<text:line-break/></text:span><text:span text:style-name="T24">lu- </text:span><text:span text:style-name="T2">acutis </text:span><text:span text:style-name="T24">dixit</text:span><text:span text:style-name="T2">: </text:span><text:span text:style-name="T26">Spiritus illidens</text:span><text:span text:style-name="T6">; quum sursum serturi<text:line-break/></text:span><text:span text:style-name="T2">Quemadmodum </text:span><text:span text:style-name="T24">enim </text:span><text:span text:style-name="T2">quidam inspicantes non semel hoc fa-<text:line-break/>ciunt, sed quiete ipsam </text:span><text:span text:style-name="T24">actionem </text:span><text:span text:style-name="T2">intercidunt, similiter ut<text:line-break/>pueri ejulantes, sic etiam expirantes. Qulu et in his, quae<text:line-break/>in eodem libro post sermonem </text:span><text:span text:style-name="T24">de </text:span><text:span text:style-name="T2">balueis habentur, </text:span><text:span text:style-name="T6">spiri-<text:line-break/>tuum protensiones</text:span><text:span text:style-name="T2"> dixit, </text:span><text:span text:style-name="T24">actionem </text:span><text:span text:style-name="T2">interruptam ostendens.<text:line-break/>nI primo vero epidemiorum </text:span><text:span text:style-name="T24">lu </text:span><text:span text:style-name="T2">Philisco hoc modo- ait:</text:span></text:p>
      <text:p text:style-name="P10"><text:span text:style-name="T6">Huic spiritus ad sinem velut revocanti.</text:span><text:span text:style-name="T2"> Similiter enim ao<text:line-break/></text:span><text:span text:style-name="T6">duplex intro revocatio,</text:span><text:span text:style-name="T2"> etiam hic dictum est, </text:span><text:span text:style-name="T6">revocanti.<text:line-break/></text:span><text:span text:style-name="T2">Rursus autem in Drornadae uxore: </text:span><text:span text:style-name="T6">Spiritus rarus, magnus,<text:line-break/>siatim revulsus,</text:span><text:span text:style-name="T2"> inquit. Nam et hoc similiter dictum est.<text:line-break/>In aphorisinis vero etiam quid significet hujusmodi spiritus<text:line-break/>edocet, sic scribens: </text:span><text:span text:style-name="T6">In febribus spiritus illisus malus,<text:line-break/>convulsionem enim significat.</text:span><text:span text:style-name="T2"> Secundum rationem, igitur<text:line-break/>in epidemiorum loco paulo ante citato Drornadae uxorem<text:line-break/>convulsam mortuam esse dicit, in qua prius dixerat; </text:span><text:span text:style-name="T6">Spiri- ,<text:line-break/>tus magnus, rarus, siatim revulsus.</text:span><text:span text:style-name="T2"> Ubi sane et maxime<text:line-break/>mirari licet, quomodo utraque difficilis spirationis species<text:line-break/>propriam ipsius allectionem indi carit. Non enim solum con-<text:line-break/>vulsa est haec mulier, sed etiam deliravit,., ut quae non so-<text:line-break/>lum propriam convulsionibus spirandi difficultatem haberet,.,<text:line-break/>sed etiam eam, quae est desipientiae. Quare quod hanc lu-'-<text:line-break/>aequalem respirationis difficultatem Hippocrates noverit, ma-<text:line-break/>niseste est demonstratum. Quod vero etiam in praenotio-..</text:span></text:p>
      <text:p text:style-name="P10"><text:span text:style-name="T2">num libro eam merito praetermiserit, velut etiam multa<text:line-break/>praenotionis signa, consequenter fuerit dicendum, ubi prius<text:line-break/>sunrmatim mentionem fecerimus, quod neque de signis fe-<text:line-break/>cundunr aetates, aut regiones, aut horas, aut epidemicas con-<text:line-break/>stitutiones, iu praenotionum libro quicquanr scripsit; et qui-<text:line-break/>dem integro libro de aere , locis et aquis ab ipso scripto, et<text:line-break/>in aphorisinis his omnibus compendio relatis. Imonequede<text:line-break/>urinarum dignotione, quaecunque in aphorisinis scripsit, lu<text:line-break/>praenotionibus recensuit; neque quaecunque ad mulieres<text:line-break/>pertinent in aphoiismis scriptu, in librum praenotionum trans-<text:line-break/>tulit; quanqnain et haec et alia multa in aphorismis, relata<text:line-break/>prognosticae medicinae partis existant, ut ipse suis ipsius ver-<text:line-break/>bis indicat.- Quum enim dicit: </text:span><text:span text:style-name="T6">Si vero boreaiissuerit, tusu<text:line-break/>scs,. sauces, alvi</text:span><text:span text:style-name="T2"> durae, urinae </text:span><text:span text:style-name="T6">disisicultates oum leor-rore, -<text:line-break/>laterum dolores et pectoris, quando hic praevaluerit,</text:span><text:span text:style-name="T2"> ta_ •<text:line-break/></text:span><text:span text:style-name="T60">Hm</text:span><text:span text:style-name="T6"> in morbis expectare oportet.</text:span><text:span text:style-name="T2"> Dumitemait: </text:span><text:span text:style-name="T6">Quumaesias<text:line-break/>sit veri similis, sudores </text:span><text:span text:style-name="T46">iu </text:span><text:span text:style-name="T6">febribus multos expectare opor-</text:span></text:p>
      <text:p text:style-name="P10"><text:span text:style-name="T6">tet </text:span><text:span text:style-name="T13">;</text:span><text:span text:style-name="T12"> </text:span><text:span text:style-name="T2">manifeste nolet‘talia prognoftieae in arte partis esse.<text:line-break/>Expectare enim et </text:span><text:span text:style-name="T24">sperare </text:span><text:span text:style-name="T2">ac timere, </text:span><text:span text:style-name="T24">et </text:span><text:span text:style-name="T2">omnia hujuscemodi<text:line-break/>verba, praenotionis propria sunt. Et sane etiam quum eli-<text:line-break/>cit': </text:span><text:span text:style-name="T6">Si hierns siquallicla et boresus suerit, ver autem pluvi-<text:line-break/></text:span><text:span text:style-name="T26">osum et ansirinicm, necejse-esi </text:span><text:span text:style-name="T6">aestate febres 'acutas et lip-<text:line-break/>pitudines </text:span><text:span text:style-name="T26">et </text:span><text:span text:style-name="T6">dysenterias sieri;</text:span><text:span text:style-name="T2"> manifeste hoc idem indicat;<text:line-break/></text:span><text:span text:style-name="T24">et </text:span><text:span text:style-name="T2">multo sane magis, quum de urinis scribit in hunc modum:<text:line-break/></text:span><text:span text:style-name="T6">Quibus urijtac erasae , grumosae, paucae , non sute scbre,<text:line-break/>multitudo veniens ex his tenuis prodest-, maxime vero tales<text:line-break/>veniunt, quibus </text:span><text:span text:style-name="T26">n </text:span><text:span text:style-name="T6">principio brevi sedimentum inesi.</text:span><text:span text:style-name="T2"> Et<text:line-break/>rursus </text:span><text:span text:style-name="T24">': </text:span><text:span text:style-name="T6">(suibus urinae conturbatae velut jumentis</text:span><text:span text:style-name="T46">, </text:span><text:span text:style-name="T6">his cur<text:line-break/>pitis dolores aut adsunt, aut aderunt.</text:span><text:span text:style-name="T2"> Et rursus: </text:span><text:span text:style-name="T6">Qui se-<text:line-break/>ptimo die judicantur, his nubeculam habet urina quarto die<text:line-break/></text:span><text:span text:style-name="T26">rubram, et alia secundum </text:span><text:span text:style-name="T6">rationem.</text:span><text:span text:style-name="T2"> Similiter vero et quae<text:line-break/>vesicae aereilum </text:span><text:span text:style-name="T24">affectiones </text:span><text:span text:style-name="T2">produnt, in aphorismis scripta<text:line-break/></text:span><text:span text:style-name="T24">sunt, </text:span><text:span text:style-name="T2">in praenotionum vero libro relicta , itenrque alia om-</text:span></text:p>
      <text:p text:style-name="P10"><text:span text:style-name="T2">nino multa, quemadmodum et haec; </text:span><text:span text:style-name="T6">Moscbis quibusciinqua<text:line-break/>incipientibus bilis atra , aut sursum, aut deorsum subierit,<text:line-break/>lethAle. Dysenteria si a bile atra incipiat, mortiferum.<text:line-break/>Quibus per febres sanguinis copia undecunque eruperit, his<text:line-break/>in refectibus alvi humectantur.</text:span><text:span text:style-name="T2"> Taliaque multa lu apbo-<text:line-break/>risrnis scripta invenire licet, ad artis prognosticam pariem<text:line-break/>pertinentia. Cur igitur nihil horum lu praenotionum libro<text:line-break/>recensuit? Propterea quod de acutis morbis in illo docere<text:line-break/>proposuerat, ut ipse tum in principio tum in fine libri<text:line-break/>enunciavit; lu principio qnidem, nbialt: </text:span><text:span text:style-name="T6">Considerare au-<text:line-break/>tem sic oportet in acutis morbis',</text:span><text:span text:style-name="T2"> lu fine vero, ubi haec ver-<text:line-break/>ba ascripsit: </text:span><text:span text:style-name="T6">haec vero de acutis morbis dico, et his, qui ex<text:line-break/>ipsu nascuntur.</text:span><text:span text:style-name="T2"> Qui vero sunt,- qni ex ipsis nascuntur?<text:line-break/>ipse Hippocrates rursus in eodem libro recenset: </text:span><text:span text:style-name="T6">Hydropes<text:line-break/>ex acutis'morbis nati omnes mali.</text:span><text:span text:style-name="T2"> Et rursus: </text:span><text:span text:style-name="T6">Facilem ve-<text:line-break/>ro spirationem valde magnam vim ad [alutem habere pu-</text:span></text:p>
      <text:p text:style-name="P10"><text:span text:style-name="T6">tandum esi in omnibus acutis morbis, qui cum febribusfunt,<text:line-break/>et intra quadraginta dies judicantur.</text:span><text:span text:style-name="T2"> Atque hic acutorum<text:line-break/>ex transmutatione mentionem facit, velut in libris de judi-<text:line-break/>catoriis diebus demonstravimus. Quin et ex aliis multis locis<text:line-break/>ejus libri significavit, quod aut de acutis morbis, aut de his,<text:line-break/>qui ex ipfis nascuntur, sermonem faciat. Ut et hdc loco:<text:line-break/></text:span><text:span text:style-name="T6">Sudores optimi quidemsiunt in acutis morbis omnibus, qui<text:line-break/>in diebus judicatoriis</text:span><text:span text:style-name="T2"> oboriuntur. Et quid multis verbis<text:line-break/>opus est? ipse enim manifeste in illo libro ostendit, se multa<text:line-break/>prognostica figna volentem relinquere, alicubi quidem sic di-<text:line-break/>cens: N e </text:span><text:span text:style-name="T6">decipiat autem te, si ipsa vesica aliquem mor-<text:line-break/>bum staberis, ejusmodi quandam urinam reddat-, non enim<text:line-break/>totius , scdsiui ipsius.signum esi;</text:span><text:span text:style-name="T2"> nec tamen apponit signa<text:line-break/></text:span><text:span text:style-name="T6">ejusmodi castus</text:span><text:span text:style-name="T2"> in praenotionum libro , sed iu aphorismis<text:line-break/>ipsii scribit. Rursus autem sic ait: </text:span><text:span text:style-name="T6">Oportet autem et diffe-<text:line-break/>rentias morborum epidemiorum cito animadvertere , tempo-<text:line-break/>risque</text:span><text:span text:style-name="T2"> siatum non ignorare; neque tamen de hoc qnicquam</text:span></text:p>
      <text:p text:style-name="P10"><text:span text:style-name="T2">iir .praenotionum libro nos docet. Propositum enim erat<text:line-break/>ipsi, ut diri, solum ea, quae acutorum morborum propria'<text:line-break/>sunt, recensere; quae vero diuturnis propria sunt, omnia<text:line-break/>relinquere. Quare merito etiam inaequalem respirationis<text:line-break/>difficultatem, ex alio morborum genere cxistentem, hic prae-<text:line-break/>terruisti. Si etenim convulsis spirabilibus organis fiat, assi-<text:line-break/>debit et diuturnis morbis hic affectus,- proindeque sane non<text:line-break/></text:span><text:span text:style-name="T6">magis</text:span><text:span text:style-name="T2"> acutorum quam diuturnorum proprius; oborietur<text:line-break/>quoque et citra febrem, ut etiam convussiones. At ipsi pro-<text:line-break/>positum est in praenotionibus, de his qui proprie acuti no-<text:line-break/>minantur, facere sermonem. Sunt autem tales, qui omni-<text:line-break/>no cum febribus continuis fiunt, ut ipfe iu libro de victu<text:line-break/>acutorum ostendit, sic scribens: </text:span><text:span text:style-name="T6">Sunt itaque hi acuti, qua-<text:line-break/>les veteres nominaverunt pleuritidem, et peripneumoniam,<text:line-break/>et phrenitidem, et scbrem ardentem, et alios quoscunque<text:line-break/>his consimiles, quorum febres omnino sunt continuae. </text:span><text:span text:style-name="T2">Ne-<text:line-break/>quaquam igitur convulsiones hujus morborum generis funt,<text:line-break/>inrde neque propriam ipsorum respirationis difficultatem si-</text:span></text:p>
      <text:p text:style-name="P10"><text:span text:style-name="T2">mul cum nis recensuit, quemadmodum neque de urinis,insit<text:line-break/>dejectionibus, aut aliis omnibus, quae in aphorismis scri-<text:line-break/>psit, pfopterea quod acutorum morborum propria non erant.<text:line-break/>Cur vero neque de talibus difficilis respirationis speciebus in<text:line-break/>praenotionibus docuerit, in quibus aut sola inspiratio, aut<text:line-break/>fola’ expiratio est niagna, supervacaneum puto nunc expli-<text:line-break/>care, ut qui manifeste lu primo horum commentariorum de-<text:line-break/>monstraverim, ad has quinque difficilis respirationis difsc-<text:line-break/>rentias, de quibus nunc dicere desii, omnes reliquas cornmo-<text:line-break/>de reduci posse. Neque enim aut celeris, aut tardae respia<text:line-break/>rationis lu praenotionum libro mentionem fecit, ob eandem<text:line-break/>rationem; ostendimus enim omnes alias differentias in prae-<text:line-break/>dictis contineri. Quare Hippocrates utrumque ipsorum re-<text:line-break/>cte fecisse videtur, in libris quidem epidemiorum divi-<text:line-break/>sione in omnes particulares spirandi difficultates posita; in<text:line-break/>praenotionibus vero et aphorismis, quantum usui erat<text:line-break/>necessarium. ,</text:span></text:p>
      <text:h text:style-name="P2" text:outline-level="2">Cap. X.</text:h>
      <text:p text:style-name="P78"><text:span text:style-name="T2">Quum igitur haec a nobis jam abunde de-<text:line-break/>monstrata sint, r eliquum suerit etiainnum reliquas omnium<text:line-break/>librorum dictiones exponere, initio rursus a secundo et fextu<text:line-break/>epidemiorum sumpto. In utrisque enim nis libris, post pri-<text:line-break/>mam omnium relatam dictionem, lu qua omnes difficilis re-<text:line-break/>spirationis differentias docet, hoc modo scriptum est: </text:span><text:span text:style-name="T6">Sanat<text:line-break/>continuas oscitationes spiratio longa, abhorrentes a potu-<text:line-break/>et vix bibentes spiratio brevis.</text:span><text:span text:style-name="T2"> Sive hic hominem longa<text:line-break/>spiratione respirantem, sive difficultatem ipsam spirandi ita<text:line-break/>appellavit, qnod spiritus longo tempore interjecto distinctus,<text:line-break/>hoc est rarus, insuperque multus, ea appellatione indicetur,<text:line-break/>secundo libro est demonstratum; quemadmodum etiam per<text:line-break/>brevem spirationem is qui per modicum tempus fit, hoc est<text:line-break/>densus; insuperque parvus.. Sanat igitur aut ut signum,<text:line-break/>aut ut causa, utrumque enim ostendere licet, continuas os-.<text:line-break/>ritationes magnus et rarus fpiritus; ut signum quidem, tan-.<text:line-break/>quam.assectione in contrarium mutata; </text:span><text:span text:style-name="T24">ut </text:span><text:span text:style-name="T2">"causa vero’; quod</text:span></text:p>
      <text:p text:style-name="P10"><text:span text:style-name="T2">contrariorum contraria sint remedia. Oscitant enim etpan-<text:line-break/>diculantur continenter, ob vaporosum quendam et crassum<text:line-break/>spiritum lu musculoso genere contentum, ut aliis lu locis<text:line-break/>ostensum est. Quibus vero hoc contingit, statim etiam con-<text:line-break/>tinenter expirant, utpote quum lu expirationibus ejusmodi<text:line-break/>spiritus expurgetur et evacuetur. Si vero quis non ita con-<text:line-break/>tinue, fed jam per longum tempus expirationes faciat, ma-<text:line-break/>uisestum est, praecedentes in ipso affectiones cessasse; atque<text:line-break/>ita ut signum fanabit oscitationem longa spiratio. At lon-<text:line-break/>gam spirationem etiam ut causam sanare continuas osci-<text:line-break/>tationes intelligere licet, atque hoc ipsum non longo sermo-<text:line-break/>ne missi indigere videtur. Respirationem euinr ad pluri-<text:line-break/>mum tempus continere, quod spiritus cohibitio nominatur,<text:line-break/>qua ratione singultus fanat, eadem etiam oscitationes sana-<text:line-break/>bit. Et vero laciunt hoc in exercitiis omnes athletae, per<text:line-break/>vinr expellere conantes quicquid sive buniorum five vapo-<text:line-break/>ruur tenuibus </text:span><text:span text:style-name="T24">circa </text:span><text:span text:style-name="T2">culem meatibus detinetur. Ob haec<text:line-break/>igitu.i" spiratio longa continuas oscitationes sanat, aut ut</text:span></text:p>
      <text:p text:style-name="P10"><text:span text:style-name="T2">signum aut ut causa: </text:span><text:span text:style-name="T6">Abhorrentes vero a potu et vix biben-<text:line-break/>tes, spiratio brevis;</text:span><text:span text:style-name="T2"> hoc vero non amplius manifeste, scd<text:line-break/>jam aenigmati propius dictum esu An videlicet phreniticos<text:line-break/>ab ipso nunc indicari putandum est, quod alio loco dixerit':<text:line-break/></text:span><text:span text:style-name="T6">Phrenitici paucibihi, strepitu percelluntur facile, tremuli?<text:line-break/></text:span><text:span text:style-name="T2">An potius eos, quibus partes circa pulmonem et cor periri-<text:line-break/>geratae sunt, ut simul et per longum tempus respirent et<text:line-break/>frigidum expirent? Brevis enim spiratio ex utrisque indu-<text:line-break/>cta sanitatis lignum est; in perfrigeratis vero non solum<text:line-break/>signum, sed etiam causa. Quemadmodum enim spiritus<text:line-break/>cohibitio superflua evacuare poterat et ob id hanc in singul-<text:line-break/>tientibus et multum oscitantibus et pandiculantibus et vehe-<text:line-break/>menter exercitatis assumebamus, sic continua respiratio<text:line-break/>ventilare simul et excalefacere perfrigerata poterit. Hac igi-<text:line-break/>tur ratione etiam in secundo epidemiorum iuafit excande-<text:line-break/>scentiam inducere studere, et coloris reparandi et sanguinis<text:line-break/>sub cutem diffundendi gratia, tanquarn et excandescentia in-</text:span></text:p>
      <text:p text:style-name="P8"><text:span text:style-name="T2">natum calorem exciture queat. At vero quod densiorem<text:line-break/>omnino reddat respirationem animi excandescentia, nemo<text:line-break/>ignorati Assumemus igitur ipsam in perfrigeratis et decolo-<text:line-break/>ratis </text:span><text:span text:style-name="T34">ac </text:span><text:span text:style-name="T2">gracilibus, ex quibusdam intervallis et temporibus<text:line-break/>opportunis; non sane ita continenter, ut valde facultatem<text:line-break/>laedat; sed ut exercitationes innatum calorem corroboran-<text:line-break/>tes non immoderatas facere jubemus, fed tum opportune<text:line-break/>tum moderate assumimus, sic etiam brevem spirationem </text:span><text:span text:style-name="T34">sive<text:line-break/></text:span><text:span text:style-name="T2">per se sive cum excandescentia usurpabimus, non sine op-<text:line-break/>portunitate et, modo assumemus. Hic autem sermoni </text:span><text:span text:style-name="T34">men-<text:line-break/></text:span><text:span text:style-name="T2">tem advertere oportet, et non putare eandem affectionem<text:line-break/></text:span><text:span text:style-name="T34">_ </text:span><text:span text:style-name="T2">esse cum ea, quae nunc a nobis ostenditur, eam quam in<text:line-break/>praenotionum libro recensuit, de qua dixit: </text:span><text:span text:style-name="T6">Spiritus frigi-<text:line-break/>dus ex naribus et ore prodiens valde jam perniciosius esi.<text:line-break/></text:span><text:span text:style-name="T2">In acutis enim morbis, </text:span><text:span text:style-name="T47">de quibus </text:span><text:span text:style-name="T2">in illo libro sermonem fa-<text:line-break/>cit, hujusmodi spirandi </text:span><text:span text:style-name="T47">difficultas </text:span><text:span text:style-name="T2">mortem portendit; in aliis<text:line-break/>vero morbis, qui citra febrem consistunt, fiigus totum ani-</text:span></text:p>
      <text:p text:style-name="P8"><text:span text:style-name="T2">malis habitum apprehendit; et accidit quidem neque his ex-<text:line-break/>tra periculum, non tamen penitus perniciose. Ex his autem<text:line-break/>est et suffocatio uteri appellata, et omnino omnes apnoeae,<text:line-break/></text:span><text:span text:style-name="T6">i. e.spiritus interceptiones,</text:span><text:span text:style-name="T2"> quae mulieribus quidem assidue et-<text:line-break/>praesertim sterilibus accidunt, raro autem aliquando et viris.<text:line-break/>In hujusmodi enim omnibus affectionibus prae multitudine<text:line-break/>materiae frigidae innatus calor gravatur, ad sunilitudinem<text:line-break/>flammae, quae multis humidis lignis suffocatur. Quare etiam<text:line-break/>accendi quandoque potest haec iterum, exuperata materia,<text:line-break/>at lu quibus consumta materia, necessario etiam ipsa simul<text:line-break/>extinguitur, quemadmodum in iis, qui in acutis morbis sic<text:line-break/>expirant, nulla spes salutis relinquitur. Horum itaque me-<text:line-break/>minisse oportet et quod in apnoeis omnem respirationem pla-<text:line-break/>ne periisse, neque suspicari licet, neque ita esse apparet,<text:line-break/>quod contingit diligenter' considerantibus. Minimus autem<text:line-break/>simulque per longissimum tempus ipsis fit spiritus, atque hac<text:line-break/>' ratione plerosque latet ac sallit; verum si quis diligenter ad-</text:span></text:p>
      <text:p text:style-name="P10"><text:span text:style-name="T2">vertat, aut etiam digitorum quempiam naribus aegri admo-<text:line-break/></text:span><text:span text:style-name="T6">veat,</text:span><text:span text:style-name="T2"> percipiet utique respirationem. Quod si quis etiam<text:line-break/>prae naribus pilum suspendat aut tenuem lanam probe con-<text:line-break/>cerptam, videbit etiam haec moveri. In hujusmodi sane<text:line-break/>affectionibus spiratio brevis, hoc est motus spirabilium or-<text:line-break/>ganorum per breve tempus, quem videlicet etiam densum<text:line-break/>spiritum appellamus, causa simulque signum sanationis exi-<text:line-break/>stit; Eadem vero ratione continuarum oscitationum, non<text:line-break/>solum respiratio per longum tempus, hoc est rara, signum<text:line-break/>simulque causa sanationis existit, sed etiam magna. Vocatus<text:line-break/>enim et haec secundario spiratio longa. Primario etenim<text:line-break/>ea, quae per longum tempus fit, hoc est rara, hoc nomen<text:line-break/>possidet; secundario vero etiam magna. Atque de nis qui-<text:line-break/>dem fic se res habet.</text:span></text:p>
      <text:h text:style-name="Heading_20_2" text:outline-level="2">Cap. XI.</text:h>
      <text:p text:style-name="P78"><text:span text:style-name="T2">Apponamus autem et alia universa ab ipso<text:line-break/>de spirandi difficultate conscripta. In secundo itaque epi-<text:line-break/>demiorum, in Antigenis coujuge, praefatus anhelam fuisse</text:span><text:span text:style-name="T45">x<text:line-break/></text:span><text:span text:style-name="T2">ante partum, post haeclufert: </text:span><text:span text:style-name="T6">Postem simul cum partu pus</text:span></text:p>
      <text:p text:style-name="P10"><text:span text:style-name="T6">evomuit.</text:span><text:span text:style-name="T2"> Quare et hoc cum his, quae a nobis demonstrata<text:line-break/>funt, consentit; anheli enim sunt, qui densum spiritum ha-<text:line-break/>bent, et simul thoracem multum distendunt. Contingit au-<text:line-break/>tem, hoc aliquando quidem affectionibus multa suspiratione<text:line-break/>indigentibus, ut a cursu, aut alia quacunque vehementi exer-<text:line-break/>citatione ejusmodi spiritus accidit, et omnibus urdentibus fe-<text:line-break/>bribus ; fit etiam, ut monstratum est, quando obstructio, • aut<text:line-break/>compressio, aut angustia quaedam in respirabilibus organis<text:line-break/>existit. Tale vero quiddam apparet accidisse etiam Antige-'<text:line-break/>nis uxori, quemadmodum pus indicavit. Hujus quidem<text:line-break/>primae in secundo epidemiorum spirandi difficultatis memi-<text:line-break/>nit; post hanc vero ejus quae Lyciae accidit, de qua velut<text:line-break/>antea diri, •scripsit'. </text:span><text:span text:style-name="T6">Spiritus intro duplicabatur; non ta-<text:line-break/>men magnus secundum rationem.</text:span><text:span text:style-name="T2"> Affectum enim erat ipsi<text:line-break/>nervosum organorum genus, ut etiam absoluta urinarum sup-<text:line-break/>pressio'fieret, et ob hoc sane duplicatus spiritus fiebat. Cur<text:line-break/>autem non magnus ? An quod esset perfrigerata ? • Conte-<text:line-break/>gebatur </text:span><text:span text:style-name="T6">itaque,</text:span><text:span text:style-name="T2"> inquit. Monstratum est autem, quod hac •</text:span></text:p>
      <text:p text:style-name="P10"><text:span text:style-name="T2">voce utatur in iis quibus calor innatus perfrigeratus est.<text:line-break/>Deinceps vero et de angluofis tunc factis disserens sic scribit:<text:line-break/></text:span><text:span text:style-name="T6">Spiritus his non valde sublimis p</text:span><text:span text:style-name="T2"> tanquarn videlicet ut plu-<text:line-break/>almum sublimis spiritus angluofis stati Sic autem vocare<text:line-break/>ipsi mos est parvum spiritum, et ut alicui videatur, ad san-<text:line-break/>ces usque circiter'ingredientem, non autem in thoracis pro-<text:line-break/>funditatem descendentem. Quod vero ejusmodi spiritus<text:line-break/>necessario existat lu his, qui quodcunque tandem spirabile<text:line-break/>organum dolent, antea dictum esu Quae suit igitur causa,<text:line-break/>ob quam angluofis spiritus non valde sublimis erat? An<text:line-break/>quod neque anginae species ipfis consueto more facta erat? •<text:line-break/></text:span><text:span text:style-name="T6">Primum enim,</text:span><text:span text:style-name="T2"> inquit, </text:span><text:span text:style-name="T6">fauces non inflammatae, scd jacerv-<text:line-break/>-tes.</text:span><text:span text:style-name="T2"> Deinde sic ait, </text:span><text:span text:style-name="T6">Non suffocabantur plurimi, nisi quum,<text:line-break/>deglutire cupiebant, -</text:span><text:span text:style-name="T2"> et omnino tota narratio de angina<text:line-break/>tuim facta illaesas permansisse ostendit ipsis fauces, verum<text:line-break/>vicinas,his partes vertebris cossi continuas affectas,fuisse.<text:line-break/>Nam et ipsas vertebras luxatas suisse ait, partim intro solum.</text:span></text:p>
      <text:p text:style-name="P10"><text:span text:style-name="T2">partim etiam in obliqua. Quum igitur neque aliud aliquod<text:line-break/>spirabilium organorum ipsis fuerit affectum, neque fauces<text:line-break/>ipsae ex propria ratione, nisi ob communitatem situs, affectio-<text:line-break/>nis participes essent, merito non valde sublimis ipsis erat<text:line-break/>spiritus. Etenim si penitus non suissent fauces affectae, ne-<text:line-break/>quaquam fane spiritus sirblimis fuisset; quum vero per con-<text:line-break/>fenfum vicinorum laederentur, mediam praedictorum con-</text:span><text:span text:style-name="T8">:<text:line-break/></text:span><text:span text:style-name="T2">stitutionem accepit, moderate densatus. Deinceps vero ab<text:line-break/>hac constitutione alterius meminit Perinthi factae, hoc mo-<text:line-break/>do narrationem incipiens : </text:span><text:span text:style-name="T6">Perinthum circa solstitium fere<text:line-break/>aestivum venimus.</text:span><text:span text:style-name="T2"> Deinde recenset totam morborum fpe-<text:line-break/>ciem a caufo exorsam, verum vomitoriam factam, et ad plu-<text:line-break/>rimum tempus inveteratam. Quin et quod citra vomitus<text:line-break/>ardentes febres nis fitctae sint, et quod venter ipsis multa de-</text:span><text:span text:style-name="T8">:<text:line-break/></text:span><text:span text:style-name="T2">jecerit, appusuit; ut tum ex his tum ex aliis munibus ma-<text:line-break/>nifestum sit, ejus constitutionis causam lu pituita putrescente</text:span></text:p>
      <text:p text:style-name="P10"><text:span text:style-name="T2">fuisse, ita ut spirabilia </text:span><text:span text:style-name="T47">organa </text:span><text:span text:style-name="T2">illaesa permanserint, itemque<text:line-break/>ipsum </text:span><text:span text:style-name="T58">os</text:span><text:span text:style-name="T2"> ventricusi, sed ex inseriorihus partibus initium im-<text:line-break/>petusfni sumpserit ardens febris. Merito igitur ipsis neque<text:line-break/>magnus spiritus factus est, quemadmodum his fit, quibus iu<text:line-break/>pulmone et corde februis caloris multitudo collecta est; ne-<text:line-break/>que parvus omnino suit, ut qui nec dolarent, nec perfrige- •<text:line-break/>rati essent. Si parvus igitur et sublimis nihil diversum fi-<text:line-break/>gnisicant, jure utique sublimes spiritus ipsisfactos esse, dicit,<text:line-break/>qon tamen valde. Post hanc vero constitutionem'nullius<text:line-break/>deinceps difficilis respirationis Hippocrates mentionem fecit,<text:line-break/>usque ad illam dictionem, quam primam omnium principio,<text:line-break/>hujus libri apposui, cujus initiumlioc est: </text:span><text:span text:style-name="T6">Spiritus parvi<text:line-break/>sensi, magni rari.</text:span><text:span text:style-name="T2"> Hanc vero tutam jam antea exposui.<text:line-break/>Tempestivum igitur jam suerit mentionem facere difficilis re-<text:line-break/>spirationis in aegroto quodam, cujus nomen Scopus, ab ipso<text:line-break/>deinceps conscriptae. Habet autem ita senis dictio </text:span><text:span text:style-name="T12">ι </text:span><text:span text:style-name="T6">sopiri,<text:line-break/>tus fusi csensus, liypochotsumia doldbat, et respirans, et cum</text:span></text:p>
      <text:p text:style-name="P10"><text:span text:style-name="T6">vertebatur.</text:span><text:span text:style-name="T2"> Apparet autem et hic aeger testimonium, prae-<text:line-break/>bere iis, quae multoties a nobis sunt dicta. Quum enim<text:line-break/>hypochondria cum spirabilibus organis conjuncta'sint, ob </text:span><text:span text:style-name="T47">id<text:line-break/></text:span><text:span text:style-name="T2">ipsum sane dolentibus, ipsis subdensus spiritus erat. Atque<text:line-break/>haec quidem diffirilis respirationis genera in fecundo epide-<text:line-break/>miorum scripsit. In quarto vero primum meminit uxoris<text:line-break/>Nicostrati in Cranone, quae parvum et densum spiritum<text:line-break/>habuit; deinde-uxoris Antigenis, anhelae non nuper factae,<text:line-break/>scd a principio existentis,. ut et tussiret semper; et de hac<text:line-break/>sane nulla quaestio fuerit. Verunr de uxore Nicostrati </text:span><text:span text:style-name="T47">in<text:line-break/></text:span><text:span text:style-name="T2">Cranone ob id mihi videtur parvum et densum spiritum<text:line-break/>apposnisse, quod deliraverit., Dictum enim jam saepe est,<text:line-break/>quod contrarius, hoc est rarus et magnus spiritus, delirii .<text:line-break/>proprius existat. Quare, quaestione omnino dignum est, cur<text:line-break/>hic. quidem, non fieret,- verum ipsi contrarius, qui dolorum<text:line-break/>proprius est, parvus videlicet et deusus. Neque euim in<text:line-break/>narratione morbi, ullius partis dolorem irUiun factum esse</text:span></text:p>
      <text:p text:style-name="P10"><text:span text:style-name="T2">addidit, sed neque tumorem notabilem circa hypochondrium<text:line-break/>aut thoracem. Quid igitur est factum? Misti equidem ri-<text:line-break/>detur duplex morbi speries huic musierculae a duplici prin-<text:line-break/>cipio constitisse. In eo enim, quod desipuit et collum et<text:line-break/></text:span><text:span text:style-name="T58">os</text:span><text:span text:style-name="T2"> et nnsum convulsa habuit, manifestum fit, quod in capite<text:line-break/>causa aliqua ipsius morbi extiterit; ex eo vero, quod cibus<text:line-break/>intus conclusus usque ad decimum diem suerit et in urinis<text:line-break/>orobea sedimenta, non parvam lu hepate factam esse inflam-<text:line-break/>mationem existimo, per quam superna affectio victa non<text:line-break/>potuerit fecundum seipsarn respirationis speciem effingere.<text:line-break/>Dictum enim est et jam antea saepe, ex vincente affectione<text:line-break/>ipsam spirandi difficultatis speriem formari. Indicat autem<text:line-break/>non minime ipsius delirii parvitatem et ipsa senis dictio;<text:line-break/>aliena enim loqui ipsam dixit. Solet autem hujusmodi </text:span><text:span text:style-name="T6">ver-<text:line-break/>bo</text:span><text:span text:style-name="T2"> uti, ubi parvam laesionem vult indicare; quemadmodum<text:line-break/>et hoo saepe demonstiatmn esu Nil igitur mirum, parum<text:line-break/>quidem illa desipiente, sorti vero inflammatione hepar oc-</text:span></text:p>
      <text:p text:style-name="P10"><text:span text:style-name="T2">cupante, non desipientiae, scd inflammationi propriam re-<text:line-break/>spirandi difficultatem evenisse. Atque ita sane de his<text:line-break/>habet.</text:span></text:p>
      <text:h text:style-name="Heading_20_2" text:outline-level="2">Cap. XII.</text:h>
      <text:p text:style-name="P78"><text:span text:style-name="T2">Quid vero quum </text:span><text:span text:style-name="T6">pneumatodem</text:span><text:span text:style-name="T2"> aliquem<text:line-break/>factum esse dicit, intelligere oportet? Num eum quem lu<text:line-break/>libro de victu acutorum pneumatiam vocavit? An eum,<text:line-break/>qui-ventrem inflatus est? At vero quis fitpneumatias, in<text:line-break/>libro de victu acutorum ipse manifestissime exposuit; quum<text:line-break/>praedixisset enim, cito </text:span><text:span text:style-name="T6">pneurriatiae fiunt-,</text:span><text:span text:style-name="T2"> statim subjun-<text:line-break/>gens inserti </text:span><text:span text:style-name="T6">A densa vero ac multo spiritu.</text:span><text:span text:style-name="T2"> Atque hoc<text:line-break/>sane etiam statim in principio hujus libri exposui. Caete-<text:line-break/>rum quod in quarto epidemiorum habetur, considerandum<text:line-break/>est, ipsa dictione subscripta, quae hoc modo habet; </text:span><text:span text:style-name="T6">me-<text:line-break/>tallicus ; hypochondrium dextrum intentum, splen magnus,<text:line-break/>alvus intenta, subdura, pneumatodes, decolor,</text:span><text:span text:style-name="T2"> Possiblle<text:line-break/>est enim utrumque, et difficulter spirantem ipsum factum<text:line-break/>esse ob hypochondriorum affectiones, et ventrem item lu-</text:span></text:p>
      <text:p text:style-name="P10"><text:span text:style-name="T2">flatum fuisse. Multo vero obscurior est, qui deinceps se-<text:line-break/>quitur aegrotusjiiijc habens: </text:span><text:span text:style-name="T6">spimaenei silius hdbuit.quid<text:line-break/>spiritus, ut viridantis palloris ejsct.</text:span><text:span text:style-name="T2"> Nam et huic quae-<text:line-break/>dam valde mala hepatis affectio aderat, ob quam et difficul-<text:line-break/>ter’ spirare ipsum possibile erat, et ventrem item instari. .<text:line-break/>Color enim viridantis palloris male affecti hepatis signum<text:line-break/>est. At quod,deinceps ab </text:span><text:span text:style-name="T6">eo</text:span><text:span text:style-name="T2"> dicitur hoc modo: </text:span><text:span text:style-name="T6">Maritus<text:line-break/>puerperae </text:span><text:span text:style-name="T26">apud Sitodocum ictericus </text:span><text:span text:style-name="T6">, ad quem scptimo die<text:line-break/>ingrejsus sium, </text:span><text:span text:style-name="T26">octavo moriebatur,. neque mingens </text:span><text:span text:style-name="T6">nequs<text:line-break/>deliciens; hypochondria magna </text:span><text:span text:style-name="T26">et dura et </text:span><text:span text:style-name="T6">spiritus densius-<text:line-break/></text:span><text:span text:style-name="T2">nihil quaestione dignum habet. </text:span><text:span text:style-name="T24">Duris enim non moderate,<text:line-break/>et </text:span><text:span text:style-name="T2">magnis </text:span><text:span text:style-name="T24">hypochondriis factis, cum ratione densus ipsi spi-<text:line-break/></text:span><text:span text:style-name="T2">ritus erat. </text:span><text:span text:style-name="T24">Verum penitus obscurum est, quod deinceps<text:line-break/></text:span><text:span text:style-name="T2">in ipsius puerperae morbo dictum </text:span><text:span text:style-name="T24">est, </text:span><text:span text:style-name="T2">hoc </text:span><text:span text:style-name="T24">modo </text:span><text:span text:style-name="T2">.• Desinente<text:line-break/></text:span><text:span text:style-name="T26">autem scbre, spiritus non esi solutus, .</text:span><text:span text:style-name="T24"> Quam </text:span><text:span text:style-name="T2">enim difficilis<text:line-break/></text:span><text:span text:style-name="T24">respirationis speciem habuerit, neque ipste manifeste indica-<text:line-break/></text:span><text:span text:style-name="T2">vit, neque aliud quodquam </text:span><text:span text:style-name="T24">ejusmodi symptoina scripsit, ex<text:line-break/></text:span><text:span text:style-name="T2">quo quis conficiat de affectione ipsi f</text:span><text:span text:style-name="T10">ac</text:span><text:span text:style-name="T2">t</text:span><text:span text:style-name="T10">a</text:span><text:span text:style-name="T2">. Atqui et post</text:span></text:p>
      <text:p text:style-name="P10"><text:span text:style-name="T2">hanc paululum progressus, lu hunc modum narrare incipit:<text:line-break/></text:span><text:span text:style-name="T6">Timaeni soror pneumatodes.</text:span><text:span text:style-name="T2"> Potest enim difficulter spi-<text:line-break/>rans intelligi, potest, etiam queinadmodum interpretum plu-<text:line-break/>rimi arbitrantur, inflatis hypochondriis diri. Verum'mihi<text:line-break/>videtur melius esse, et fortassis necessarium, inflatam ad<text:line-break/>hypochondria dici potius, quam difficulter spirantem; pau-<text:line-break/>lulum itaque in narratione progressus,, et </text:span><text:span text:style-name="T6">quodammodo sa- .<text:line-break/>ciliuq spirans,</text:span><text:span text:style-name="T2"> inquit, tanquarn qui jam praedixisset de<text:line-break/>ipsa, quod difficulter spirasset. Quod vero pneumatodes ap-<text:line-break/>pellare soleat eos, quibus densus est spiritus, dictum quidem<text:line-break/>in. superioribus .est, sed et nunc manifestum. Rursus enim<text:line-break/>in deterius mutata sunt hujus mulieris symptomata, et cicca<text:line-break/>decimum sextum diem ipsam mortuam este ait, </text:span><text:span text:style-name="T6">densam spi-<text:line-break/>ritum</text:span><text:span text:style-name="T2"> habentem. Quin et quod post hanc conscriptus ae- .<text:line-break/>ger etiam ipse densum spiritum habuerit ob hypochondrio-<text:line-break/>rum affectionem, ipsa dictio manifestum sarit, hoc modo ha-<text:line-break/>bens: </text:span><text:span text:style-name="T6">.Puer qui mulieris erat Aposmantisororis, iiia rna~</text:span></text:p>
      <text:p text:style-name="P10"><text:span text:style-name="T6">gna, at splen, fpiritus, dejectio amarae bilis.</text:span><text:span text:style-name="T2"> Quemad-<text:line-break/>rnodurn enim pneumatodes aliquando vocat deusum spiri-<text:line-break/>tum habentes, sic quandoque etiam simpliciter, </text:span><text:span text:style-name="T6">spiritus,<text:line-break/></text:span><text:span text:style-name="T2">scribit, . Nihil vero mirum est, si magnis existentibus liy-<text:line-break/>pochondriis spuitus densus fiebat. Nam etiam rursus pro-<text:line-break/>gressus de ipso denuo inquit: </text:span><text:span text:style-name="T6">Hypochondria vero intenta<text:line-break/>erant, et sane erat etiam tusticula modice sicea.</text:span><text:span text:style-name="T2"> In uni-<text:line-break/>versum enim ut diximus, quum aut tumor, aut dolor quis-<text:line-break/>piam in partibus hypochondriorum constiterit, parvus et<text:line-break/>densus necessario fit spiritus. Quare neque hoc mirum,<text:line-break/>quod etiam in nis, quae post haec sequuntur, cum antea di-<text:line-break/>xisset, </text:span><text:span text:style-name="T6">hypochondrium submolle , apponat, pneumatodes au-<text:line-break/>tem non valde. </text:span><text:span text:style-name="T2">- Si enim molle vacuum, fubmolle autem<text:line-break/>snbvacuum significat, tantum fane difficulter spirabunt,<text:line-break/>quantum partes hypochondriorum ipfis male habuerint. Mo-<text:line-break/>derate itaque ipsis affectis moderate difficulter spirabunt.<text:line-break/>Quemadmodum rursus inferius eodem libro, ubi lu hunc<text:line-break/>modum scribit: </text:span><text:span text:style-name="T6">Servulae, quam recens emptam vidi. Auri--</text:span></text:p>
      <text:p text:style-name="P10"><text:span text:style-name="T6">ties in dextris erat magna, haud vehementi eum dolore •,</text:span><text:span text:style-name="T2"> be-<text:line-break/>ne subjungit, </text:span><text:span text:style-name="T6">neque valde difficulter spirans.</text:span><text:span text:style-name="T2"> Si namque •<text:line-break/>durities sine magno dolore suit, certe neque valde difficulter<text:line-break/>spirare ipsam par erat. Sic vero etiam in fine jam libri de<text:line-break/>seniore narrans, atque praefatus:- </text:span><text:span text:style-name="T6">desipuit moderate;</text:span><text:span text:style-name="T2"> sub-<text:line-break/>junxit, </text:span><text:span text:style-name="T6">non valde difsiculter spirabat.</text:span><text:span text:style-name="T2"> Semper enim pro<text:line-break/>magnitudine causae difficilem respirationem facientis etiam<text:line-break/>ipsa difficilis respirationis magnitudo fit. Verum haec qui-<text:line-break/>dem in quarto epidemiorum scripta sunt, quae omnia iis<text:line-break/>quae a nobis de disticili respiratione demonstrata funt, abun-<text:line-break/>de consentiunt. At in quinto epidemiorum decimusquar-<text:line-break/>tus aegrotus hoc modo scriptus est:- </text:span><text:span text:style-name="T6">In Lansta Hipposihe-<text:line-break/>nes peripneumonia correptus ejse medicis videbatur; erat<text:line-break/>aiitern nequaquam} verum principio luctans ,An duro loco<text:line-break/>cecidit supinus,</text:span><text:span text:style-name="T2"> adverfario </text:span><text:span text:style-name="T6">ipsi illapso, et lavatus esi sci-<text:line-break/>gida, et coenavit, et gravior suetus ejsc sibi videbatur. Se-<text:line-break/>quenti autem febricitavit , et tujsis prehendit siccior et spi~</text:span></text:p>
      <text:p text:style-name="P10"><text:span text:style-name="T6">ritus denjus.</text:span><text:span text:style-name="T2"> Delude paululum progressus: </text:span><text:span text:style-name="T6">(suofies vero<text:line-break/>tujsidbat,</text:span><text:span text:style-name="T2"> luquit, </text:span><text:span text:style-name="T6">dolebat pectus' ot dorsum.</text:span><text:span text:style-name="T2"> -Nihil itaque<text:line-break/>niirum est, sic asseclis partibus thoracis, densum spiritum<text:line-break/>factum esse. Quod autem lu fine sermonis habetur: </text:span><text:span text:style-name="T6">Neque<text:line-break/>stertor em habuit,</text:span><text:span text:style-name="T2"> nictum est, ut demonstraretur non. fuisse<text:line-break/>peripneumonicus hic horno. Consentit autem et ipsum iis,<text:line-break/>quae statim a principio hoc in libro a nobis nicta sunt,<text:line-break/>quando hanc dictionem ex libro de victu acutorum exposui-<text:line-break/>mus: </text:span><text:span text:style-name="T6">alii vero orthopnoea et stertor e susiscocati.</text:span><text:span text:style-name="T2"> Nonus de-<text:line-break/>inceps et tricesimus aegrotus in quinto epidemiorum scriptus<text:line-break/>est, itidem et ipse densum .spiritum habens </text:span><text:span text:style-name="T47">; </text:span><text:span text:style-name="T2">ascribam autem<text:line-break/>et hic ipsam dictionem hoc modo habentem: </text:span><text:span text:style-name="T6">Puer</text:span><text:span text:style-name="T2"> a </text:span><text:span text:style-name="T6">mulo<text:line-break/>percustsus ventrem et siepar, mortuus esi quarto die} spiri-<text:line-break/>tum densum habuit, et non intelligebat, etscbris corripuit.<text:line-break/></text:span><text:span text:style-name="T2">Non obscurum est in hoc et peritonaeum et septum trans-<text:line-break/>verium una cum ventre et hepate inflammata suisse, et ob id<text:line-break/>etiam puerum delirasse. Verum ex delirio non habebat dis-</text:span></text:p>
      <text:p text:style-name="P8"><text:span text:style-name="T2">sicilis spirationis speciem; major enim affectio in hypochon-<text:line-break/>drio per se respirationis speciem formavit, minor vero peni-<text:line-break/>tus est victa. Haec vero in quinto libro.</text:span></text:p>
      <text:h text:style-name="Heading_20_2" text:outline-level="2">Cap. XIII.</text:h>
      <text:p text:style-name="P78"><text:span text:style-name="T2">Ad sextum autem iterum transgressi, cu-<text:line-break/>jus etiam jam antea communem secundo libro dictionem ex-<text:line-break/>posuimus, reliquas recenseamus. Sunt autem fere omnes<text:line-break/>ex </text:span><text:span text:style-name="T6">jam</text:span><text:span text:style-name="T2"> praedictis manifestae. Eum enim, </text:span><text:span text:style-name="T6">spiritum,</text:span><text:span text:style-name="T2"> solum<text:line-break/>simpliciter ita scribere in morborum concursibus monstratum<text:line-break/>est, pro difficili respiratione, qua densus spiritus redditur;<text:line-break/>eundem vero amplius densatum, asthma solet appellare.<text:line-break/>Quare in sexlo epidemiorum, quum inquit', </text:span><text:span text:style-name="T6">spiritus intus<text:line-break/>relinquatur,</text:span><text:span text:style-name="T2"> respirandi difficultatem cum densitate lutelligi-<text:line-break/>nius. Similiter autem et in rnusiere apud Cranonem, in qua<text:line-break/>sic scribit: </text:span><text:span text:style-name="T6">Splen natura magnus, febris ardens,</text:span><text:span text:style-name="T2"> rubi-<text:line-break/></text:span><text:span text:style-name="T6">curAa, spiritus-,</text:span><text:span text:style-name="T2"> praedicta difficilis spirationis species acci-<text:line-break/>pieirda est; in qua spiritus densatur: Quemadmodum etiam<text:line-break/>lu filia Agriis. Quod vero disserat densus spiritus ab astlr-</text:span></text:p>
      <text:p text:style-name="P8"><text:span text:style-name="T2">mate, manifeste indicavit, habet autem ipsa dictio.</text:span><text:span text:style-name="T47">hoc </text:span><text:span text:style-name="T2">mo-<text:line-break/>do: </text:span><text:span text:style-name="T6">Filia Agisis virgo exisiens, densi spiritus erat - mulier<text:line-break/>vero facta, a partu recenti aegra magnum onus non alte<text:line-break/>sustulit ; et siatim quidem sirepuijse circa pectus videbatur;<text:line-break/>'postridie vero asihrna habuit, et dextrum coxendicem doluit.<text:line-break/></text:span><text:span text:style-name="T2">Deinceps vero: </text:span><text:span text:style-name="T6">Spuit spumosum,</text:span><text:span text:style-name="T2"> inquit, </text:span><text:span text:style-name="T6">per initia autem<text:line-break/>erat florida.</text:span><text:span text:style-name="T2"> Equidem ex toto symptomatum concursu ma -<text:line-break/>nifestum fit, eam tuberculo in spirabilibus organis invetera-<text:line-break/>to, et coctu dissieili rupto, haec expnisse; et quod ob haec<text:line-break/>tubercula densi spiritus fuerit. At in inferiori libri parte,<text:line-break/>circa constitutionem, quam hoc modo incepit: </text:span><text:span text:style-name="T6">Tujsies coepe-r<text:line-break/>runt circa solsiitium hibernum: qcsibusdam vero e't spiritus<text:line-break/>simul sublimis fiebat,</text:span><text:span text:style-name="T2"> inquit, (subllutem spiritum parvum esse<text:line-break/>et densum, in superioribus explicavimus) 'anginas nempe sub<text:line-break/>’ illam constitutionem factas esse ait. Male itaque sentiunt,<text:line-break/>qui sublimem pro magno nictum esse putant, quod thoracem<text:line-break/>fnblimem plurimum diducendo attollat. Progressus autem</text:span></text:p>
      <text:p text:style-name="P10"><text:span text:style-name="T2">paululum, </text:span><text:span text:style-name="T6">pneumatias</text:span><text:span text:style-name="T2"> nominat quosdam, et dictum etiam<text:line-break/>de hoc est antea, quod aut flatulentus aut asthmaticos sic vo-<text:line-break/>cat. At vero qui deinceps legitur </text:span><text:span text:style-name="T6">Spiritus obscurus,</text:span><text:span text:style-name="T2"> pari<text:line-break/>vus est et propterea non apparens, qualis et apnoeas et suf-<text:line-break/>focationes uteri comitatur; atque hujusmodi quiddam vult<text:line-break/>etiam ex ipsa dictione indicare, quae sic habet; </text:span><text:span text:style-name="T6">Et spiritus<text:line-break/>tabidis obscuri, rrudi, et non parientibus^</text:span><text:span text:style-name="T2"> et quaecunque<text:line-break/>alia talia ab eadem constitutione. Mulieres etenim non pa-<text:line-break/>tientes (funt autem liae omnino, quae non probe purgantur)<text:line-break/>apnoeis maxime prehenduntur, quemadmodum sane etiam,<text:line-break/>quae diutius sunt viduae. Quare spiritus, qui non manifesti<text:line-break/>sunt, neque nobis patentes, eos obscuros appellavit. Ex<text:line-break/>his igitur progressus quispiam inveniet et citra meam opem,<text:line-break/>omnia alia de difficili spiratione dicta tum lu genuinis tum<text:line-break/>in spuriis Hippocratis libris; quamquam nos ferme omnes<text:line-break/>genuinos in hoc sermone recensuimus. At vero quandoqui-<text:line-break/>dem et ni,-qui ad Thessalum filium ipsius reseruntur, et qui</text:span></text:p>
      <text:p text:style-name="P10"><text:span text:style-name="T6">ad</text:span><text:span text:style-name="T2"> Polybum generum, itidem artis Hippocraticae sunt; et'<text:line-break/>non procul ab nis absunt ea, quae Emyphontis esse viden-<text:line-break/>tur, feruntur autem inter Hippocratica scripta; si milii otium<text:line-break/>contigerit aliquando majus, alium adhuc quartum adjiciam<text:line-break/>librum, in quo exponam ea, quae in reliquis IIippocrali in-<text:line-break/>scriptis libris continentur de respirationis difficultate. Nunc '<text:line-break/>vero aliis rebus urgentibus, ad illa non transib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7</dc:title>
    <meta:initial-creator>Galien</meta:initial-creator>
    <meta:generator>LibreOffice/7.2.1.2$Linux_X86_64 LibreOffice_project/20$Build-2</meta:generator>
    <dc:date>2021-10-30T14:46:42.597140071</dc:date>
    <meta:editing-duration>PT16M32S</meta:editing-duration>
    <meta:editing-cycles>3</meta:editing-cycles>
    <meta:document-statistic meta:table-count="0" meta:image-count="0" meta:object-count="0" meta:page-count="960" meta:paragraph-count="1463" meta:word-count="136325" meta:character-count="951158" meta:non-whitespace-character-count="816298"/>
  </office:meta>
</office:document-meta>
</file>